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uno_20_interface">
      <style:graphic-properties draw:auto-grow-height="false"/>
    </style:style>
    <style:style style:name="gr3" style:family="graphic" style:parent-style-name="class">
      <style:graphic-properties draw:auto-grow-height="false"/>
    </style:style>
    <style:style style:name="gr4" style:family="graphic" style:parent-style-name="data_20_member_20__28_multiple_20_pointers_29_">
      <style:graphic-properties draw:textarea-horizontal-align="center" draw:textarea-vertical-align="middle"/>
    </style:style>
    <style:style style:name="gr5" style:family="graphic" style:parent-style-name="struct">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data_20_member_20__28_pointer_29_">
      <style:graphic-properties draw:textarea-vertical-align="top"/>
    </style:style>
    <style:style style:name="gr10" style:family="graphic" style:parent-style-name="local_20_usage_20__2f__20_return_20_type">
      <style:graphic-properties draw:textarea-vertical-align="bottom"/>
    </style:style>
    <style:style style:name="gr11" style:family="graphic" style:parent-style-name="local_20_usage_20__2f__20_return_20_type">
      <style:graphic-properties draw:textarea-vertical-align="top"/>
    </style:style>
    <style:style style:name="gr12" style:family="graphic" style:parent-style-name="data_20_member">
      <style:graphic-properties draw:textarea-vertical-align="bottom"/>
    </style:style>
    <style:style style:name="gr13" style:family="graphic" style:parent-style-name="local_20_usage_20__2f__20_return_20_type">
      <style:graphic-properties draw:textarea-vertical-align="middle"/>
    </style:style>
    <style:style style:name="gr14" style:family="graphic" style:parent-style-name="struct">
      <style:graphic-properties fo:min-height="0.907cm" fo:min-width="5.277cm"/>
    </style:style>
    <style:style style:name="gr15" style:family="graphic" style:parent-style-name="class">
      <style:graphic-properties draw:auto-grow-height="false" fo:min-height="0cm" fo:min-width="0cm"/>
    </style:style>
    <style:style style:name="gr16" style:family="graphic" style:parent-style-name="annotation">
      <style:graphic-properties fo:min-height="3.452cm"/>
    </style:style>
    <style:style style:name="gr17" style:family="graphic" style:parent-style-name="struct">
      <style:graphic-properties draw:textarea-horizontal-align="justify" draw:textarea-vertical-align="middle" draw:auto-grow-height="false"/>
    </style:style>
    <style:style style:name="gr18" style:family="graphic" style:parent-style-name="class">
      <style:graphic-properties draw:textarea-horizontal-align="justify" draw:textarea-vertical-align="middle" draw:auto-grow-height="false" fo:min-height="0cm" fo:min-width="0cm"/>
    </style:style>
    <style:style style:name="gr19" style:family="graphic" style:parent-style-name="data_20_member_20__28_pointer_29_">
      <style:graphic-properties draw:textarea-horizontal-align="center" draw:textarea-vertical-align="bottom"/>
    </style:style>
    <style:style style:name="gr20" style:family="graphic" style:parent-style-name="struct">
      <style:graphic-properties draw:auto-grow-height="false" fo:min-height="0cm" fo:min-width="0cm"/>
    </style:style>
    <style:style style:name="gr21" style:family="graphic" style:parent-style-name="data_20_member_20__28_pointer_29_">
      <style:graphic-properties draw:textarea-horizontal-align="center" draw:textarea-vertical-align="middle"/>
    </style:style>
    <style:style style:name="gr22" style:family="graphic" style:parent-style-name="local_20_usage_20__2f__20_return_20_type">
      <style:graphic-properties draw:textarea-horizontal-align="center" draw:textarea-vertical-align="middle"/>
    </style:style>
    <style:style style:name="gr23" style:family="graphic" style:parent-style-name="data_20_member">
      <style:graphic-properties draw:textarea-horizontal-align="left" draw:textarea-vertical-align="middle"/>
    </style:style>
    <style:style style:name="gr24" style:family="graphic" style:parent-style-name="data_20_member_20__28_pointer_29_">
      <style:graphic-properties draw:textarea-horizontal-align="right"/>
    </style:style>
    <style:style style:name="gr25" style:family="graphic" style:parent-style-name="data_20_member_20__28_pointer_29_">
      <style:graphic-properties draw:textarea-horizontal-align="left"/>
    </style:style>
    <style:style style:name="gr26" style:family="graphic" style:parent-style-name="data_20_member">
      <style:graphic-properties draw:textarea-horizontal-align="center" draw:textarea-vertical-align="middle"/>
    </style:style>
    <style:style style:name="gr27" style:family="graphic" style:parent-style-name="standard">
      <style:graphic-properties draw:stroke="none" svg:stroke-color="#000000" draw:fill="none" draw:fill-color="#ffffff" fo:min-height="1.305cm"/>
    </style:style>
    <style:style style:name="gr28" style:family="graphic" style:parent-style-name="class">
      <style:graphic-properties fo:min-height="0.357cm" fo:min-width="2.457cm"/>
    </style:style>
    <style:style style:name="gr29" style:family="graphic" style:parent-style-name="standard">
      <style:graphic-properties draw:stroke="none" svg:stroke-color="#000000" draw:fill="none" draw:fill-color="#ffffff" fo:min-height="2.318cm"/>
    </style:style>
    <style:style style:name="gr30" style:family="graphic" style:parent-style-name="data_20_member_20__28_reference_29_">
      <style:graphic-properties draw:textarea-horizontal-align="center" draw:textarea-vertical-align="middle"/>
    </style:style>
    <style:style style:name="gr31" style:family="graphic" style:parent-style-name="data_20_member_20__28_reference_29_">
      <style:graphic-properties draw:textarea-horizontal-align="center"/>
    </style:style>
    <style:style style:name="gr32" style:family="graphic" style:parent-style-name="data_20_member_20__28_multiple_29_">
      <style:graphic-properties draw:textarea-horizontal-align="center"/>
    </style:style>
    <style:style style:name="gr33" style:family="graphic" style:parent-style-name="uno_20_interface">
      <style:graphic-properties fo:min-height="1.782cm"/>
    </style:style>
    <style:style style:name="gr34" style:family="graphic" style:parent-style-name="uno_20_interface">
      <style:graphic-properties fo:min-height="0.714cm"/>
    </style:style>
    <style:style style:name="gr35" style:family="graphic" style:parent-style-name="uno_20_interface">
      <style:graphic-properties fo:min-height="1.07cm"/>
    </style:style>
    <style:style style:name="gr36" style:family="graphic" style:parent-style-name="standard">
      <style:graphic-properties draw:stroke="none" svg:stroke-color="#000000" draw:fill="none" draw:fill-color="#ffffff" fo:min-height="1.322cm"/>
    </style:style>
    <style:style style:name="gr37" style:family="graphic" style:parent-style-name="data_20_member_20__28_multiple_29_">
      <style:graphic-properties draw:textarea-horizontal-align="center" draw:textarea-vertical-align="middle"/>
    </style:style>
    <style:style style:name="gr38" style:family="graphic" style:parent-style-name="standard">
      <style:graphic-properties draw:stroke="none" svg:stroke-color="#000000" draw:fill="none" draw:fill-color="#ffffff" fo:min-height="1.099cm"/>
    </style:style>
    <style:style style:name="gr39" style:family="graphic" style:parent-style-name="standard">
      <style:graphic-properties draw:stroke="none" svg:stroke-color="#000000" draw:fill="none" draw:fill-color="#ffffff" fo:min-height="0.808cm"/>
    </style:style>
    <style:style style:name="gr40" style:family="graphic" style:parent-style-name="class_20__28_other_20_page_29_">
      <style:graphic-properties draw:auto-grow-height="false"/>
    </style:style>
    <style:style style:name="gr41" style:family="graphic" style:parent-style-name="standard">
      <style:graphic-properties draw:stroke="none" svg:stroke-color="#000000" draw:fill="none" draw:fill-color="#ffffff" fo:min-height="0.464cm"/>
    </style:style>
    <style:style style:name="gr42" style:family="graphic" style:parent-style-name="annotation">
      <style:graphic-properties fo:wrap-option="wrap"/>
    </style:style>
    <style:style style:name="gr43" style:family="graphic" style:parent-style-name="class">
      <style:graphic-properties fo:min-height="1.519cm" fo:min-width="2.889cm"/>
    </style:style>
    <style:style style:name="gr44" style:family="graphic" style:parent-style-name="class">
      <style:graphic-properties fo:min-height="0.357cm" fo:min-width="3.257cm"/>
    </style:style>
    <style:style style:name="gr45" style:family="graphic" style:parent-style-name="class">
      <style:graphic-properties fo:min-height="0.357cm" fo:min-width="2.064cm"/>
    </style:style>
    <style:style style:name="gr46" style:family="graphic" style:parent-style-name="class_20__28_external_20_module_29_">
      <style:graphic-properties fo:min-height="0.357cm" fo:min-width="1.326cm"/>
    </style:style>
    <style:style style:name="gr47" style:family="graphic" style:parent-style-name="class">
      <style:graphic-properties fo:min-height="0.357cm" fo:min-width="1.722cm"/>
    </style:style>
    <style:style style:name="gr48" style:family="graphic" style:parent-style-name="class">
      <style:graphic-properties fo:min-height="0.357cm" fo:min-width="2.55cm"/>
    </style:style>
    <style:style style:name="gr49" style:family="graphic" style:parent-style-name="data_20_member_20__28_multiple_20_pointers_29_">
      <style:graphic-properties draw:textarea-vertical-align="bottom"/>
    </style:style>
    <style:style style:name="gr50" style:family="graphic" style:parent-style-name="annotation" style:list-style-name="L3"/>
    <style:style style:name="gr51" style:family="graphic" style:parent-style-name="class">
      <style:graphic-properties draw:stroke="none" svg:stroke-color="#000000" draw:fill="none" draw:fill-color="#ffffff" fo:min-height="0cm"/>
    </style:style>
    <style:style style:name="gr52" style:family="graphic" style:parent-style-name="standard">
      <style:graphic-properties draw:stroke="none" svg:stroke-color="#000000" draw:fill="none" draw:fill-color="#ffffff" fo:min-height="4.822cm"/>
    </style:style>
    <style:style style:name="gr53" style:family="graphic" style:parent-style-name="class">
      <style:graphic-properties fo:min-height="0.558cm" fo:min-width="14.79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P11" style:family="paragraph">
      <style:text-properties fo:font-size="9pt" style:font-size-asian="9pt" style:font-size-complex="18pt"/>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font-size="9pt" style:font-size-asian="9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space-before="0.3cm" text:min-label-width="0.2cm"/>
        <style:text-properties fo:font-family="StarSymbol" style:use-window-font-color="true" fo:font-size="45%"/>
      </text:list-level-style-bullet>
      <text:list-level-style-bullet text:level="3" text:bullet-char="●">
        <style:list-level-properties text:space-before="1.2cm" text:min-label-width="0.2cm"/>
        <style:text-properties fo:font-family="StarSymbol" style:use-window-font-color="true" fo:font-size="45%"/>
      </text:list-level-style-bullet>
      <text:list-level-style-bullet text:level="4" text:bullet-char="●">
        <style:list-level-properties text:space-before="1.8cm" text:min-label-width="0.2cm"/>
        <style:text-properties fo:font-family="StarSymbol" style:use-window-font-color="true" fo:font-size="45%"/>
      </text:list-level-style-bullet>
      <text:list-level-style-bullet text:level="5" text:bullet-char="●">
        <style:list-level-properties text:space-before="2.4cm" text:min-label-width="0.2cm"/>
        <style:text-properties fo:font-family="StarSymbol" style:use-window-font-color="true" fo:font-size="45%"/>
      </text:list-level-style-bullet>
      <text:list-level-style-bullet text:level="6" text:bullet-char="●">
        <style:list-level-properties text:space-before="3cm" text:min-label-width="0.2cm"/>
        <style:text-properties fo:font-family="StarSymbol" style:use-window-font-color="true" fo:font-size="45%"/>
      </text:list-level-style-bullet>
      <text:list-level-style-bullet text:level="7" text:bullet-char="●">
        <style:list-level-properties text:space-before="3.6cm" text:min-label-width="0.2cm"/>
        <style:text-properties fo:font-family="StarSymbol" style:use-window-font-color="true" fo:font-size="45%"/>
      </text:list-level-style-bullet>
      <text:list-level-style-bullet text:level="8" text:bullet-char="●">
        <style:list-level-properties text:space-before="4.2cm" text:min-label-width="0.2cm"/>
        <style:text-properties fo:font-family="StarSymbol" style:use-window-font-color="true" fo:font-size="45%"/>
      </text:list-level-style-bullet>
      <text:list-level-style-bullet text:level="9" text:bullet-char="●">
        <style:list-level-properties text:space-before="4.8cm" text:min-label-width="0.2cm"/>
        <style:text-properties fo:font-family="StarSymbol" style:use-window-font-color="true" fo:font-size="45%"/>
      </text:list-level-style-bullet>
      <text:list-level-style-bullet text:level="10" text:bullet-char="●">
        <style:list-level-properties text:space-before="5.4cm" text:min-label-width="0.2cm"/>
        <style:text-properties fo:font-family="StarSymbol" style:use-window-font-color="true" fo:font-size="45%"/>
      </text:list-level-style-bullet>
    </text:list-style>
  </office:automatic-styles>
  <office:body>
    <office:drawing>
      <draw:page draw:name="accessibility" draw:style-name="dp1" draw:master-page-name="Default">
        <office:forms form:automatic-focus="false" form:apply-design-mode="false"/>
        <draw:custom-shape draw:style-name="gr1" draw:text-style-name="P1" draw:id="id1" draw:layer="layout" svg:width="4.209cm" svg:height="0.761cm" svg:x="75.063cm" svg:y="48.308cm">
          <draw:glue-point draw:id="4" svg:x="-2.696cm" svg:y="-5.019cm"/>
          <draw:glue-point draw:id="5" svg:x="2.478cm" svg:y="-5.019cm"/>
          <text:p text:style-name="P1">VCLXAccessibleMenu</text:p>
          <draw:enhanced-geometry svg:viewBox="0 0 21600 21600" draw:type="rectangle" draw:enhanced-path="M 0 0 L 21600 0 21600 21600 0 21600 0 0 Z N"/>
        </draw:custom-shape>
        <draw:custom-shape draw:style-name="gr1" draw:text-style-name="P1" draw:id="id2" draw:layer="layout" svg:width="4.355cm" svg:height="0.803cm" svg:x="78.625cm" svg:y="45.907cm">
          <draw:glue-point draw:id="4" svg:x="2.619cm" svg:y="-5.018cm"/>
          <draw:glue-point draw:id="5" svg:x="-2.617cm" svg:y="-5.018cm"/>
          <text:p text:style-name="P1">VCLXAccessibleMenuItem</text:p>
          <draw:enhanced-geometry svg:viewBox="0 0 21600 21600" draw:type="rectangle" draw:enhanced-path="M 0 0 L 21600 0 21600 21600 0 21600 0 0 Z N"/>
        </draw:custom-shape>
        <draw:connector draw:style-name="inheritance_20__28_public_29_" draw:layer="layout" svg:x1="76.033cm" svg:y1="48.308cm" svg:x2="80.802cm" svg:y2="46.71cm" draw:start-shape="id1" draw:start-glue-point="4" draw:end-shape="id2" draw:end-glue-point="2" svg:d="m76033 48308v-800h4769v-798">
          <text:p/>
        </draw:connector>
        <draw:custom-shape draw:style-name="gr2" draw:id="id3" draw:layer="layout" svg:width="7.801cm" svg:height="0.726cm" svg:x="85.827cm" svg:y="33.444cm">
          <draw:glue-point draw:id="4" svg:x="-4.049cm" svg:y="5.013cm"/>
          <draw:glue-point draw:id="5" svg:x="-2.92cm" svg:y="5.013cm"/>
          <draw:glue-point draw:id="6" svg:x="-1.922cm" svg:y="5.013cm"/>
          <draw:glue-point draw:id="7" svg:x="-0.86cm" svg:y="5.013cm"/>
          <draw:glue-point draw:id="8" svg:x="0.901cm" svg:y="5.013cm"/>
          <draw:glue-point draw:id="9" svg:x="1.897cm" svg:y="5.013cm"/>
          <draw:glue-point draw:id="10" svg:x="2.961cm" svg:y="5.013cm"/>
          <draw:glue-point draw:id="11" svg:x="3.923cm" svg:y="5.013cm"/>
          <text:p>com.sun.star.accessibility.XAccessibleSelection</text:p>
          <draw:enhanced-geometry svg:viewBox="0 0 21600 21600" draw:type="rectangle" draw:enhanced-path="M 0 0 L 21600 0 21600 21600 0 21600 0 0 Z N"/>
        </draw:custom-shape>
        <draw:connector draw:style-name="inheritance_20__28_public_29_" draw:layer="layout" draw:line-skew="-3.113cm" svg:x1="78.209cm" svg:y1="48.308cm" svg:x2="86.569cm" svg:y2="34.17cm" draw:start-shape="id1" draw:start-glue-point="5" draw:end-shape="id3" draw:end-glue-point="4" svg:d="m78209 48308v-10182h8360v-3956">
          <text:p/>
        </draw:connector>
        <draw:custom-shape draw:style-name="gr2" draw:id="id4" draw:layer="layout" svg:width="6.972cm" svg:height="1.4cm" svg:x="81.812cm" svg:y="42.147cm">
          <text:p>com.sun.star.accessibility.XAccessibleAction</text:p>
          <text:p>com.sun.star.accessibility.XAccessibleText</text:p>
          <text:p>com.sun.star.accessibility.XAccessibleValue</text:p>
          <draw:enhanced-geometry svg:viewBox="0 0 21600 21600" draw:type="rectangle" draw:enhanced-path="M 0 0 L 21600 0 21600 21600 0 21600 0 0 Z N"/>
        </draw:custom-shape>
        <draw:connector draw:style-name="inheritance_20__28_public_29_" draw:layer="layout" svg:x1="81.942cm" svg:y1="45.907cm" svg:x2="85.298cm" svg:y2="43.547cm" draw:start-shape="id2" draw:start-glue-point="4" draw:end-shape="id4" draw:end-glue-point="2" svg:d="m81942 45907v-1180h3356v-1180">
          <text:p/>
        </draw:connector>
        <draw:custom-shape draw:style-name="gr1" draw:text-style-name="P1" draw:id="id5" draw:layer="layout" svg:width="5.469cm" svg:height="0.777cm" svg:x="59.521cm" svg:y="39.492cm">
          <draw:glue-point draw:id="4" svg:x="-2.506cm" svg:y="5.006cm"/>
          <draw:glue-point draw:id="5" svg:x="2.325cm" svg:y="5.006cm"/>
          <text:p text:style-name="P1">OAccessibleMenuItemComponent</text:p>
          <draw:enhanced-geometry svg:viewBox="0 0 21600 21600" draw:type="rectangle" draw:enhanced-path="M 0 0 L 21600 0 21600 21600 0 21600 0 0 Z N"/>
        </draw:custom-shape>
        <draw:custom-shape draw:style-name="class_20__28_external_20_module_29_" draw:id="id6" draw:layer="layout" svg:width="3.991cm" svg:height="0.803cm" svg:x="54.819cm" svg:y="22.526cm">
          <text:p>OCommonAccessibleText</text:p>
          <draw:enhanced-geometry svg:viewBox="0 0 21600 21600" draw:type="rectangle" draw:enhanced-path="M 0 0 L 21600 0 21600 21600 0 21600 0 0 Z N"/>
        </draw:custom-shape>
        <draw:connector draw:style-name="inheritance_20__28_public_29_" draw:layer="layout" draw:line-skew="-0.944cm" svg:x1="80.802cm" svg:y1="45.907cm" svg:x2="62.255cm" svg:y2="40.269cm" draw:start-shape="id2" draw:start-glue-point="0" draw:end-shape="id5" draw:end-glue-point="2" svg:d="m80802 45907v-3764h-18547v-1874">
          <text:p/>
        </draw:connector>
        <draw:connector draw:style-name="inheritance_20__28_public_29_" draw:layer="layout" draw:line-skew="8.577cm" svg:x1="79.663cm" svg:y1="45.907cm" svg:x2="56.814cm" svg:y2="23.329cm" draw:start-shape="id2" draw:start-glue-point="5" draw:end-shape="id6" draw:end-glue-point="2" svg:d="m79663 45907v-2713h-22849v-19865">
          <text:p/>
        </draw:connector>
        <draw:custom-shape draw:style-name="namespace" draw:layer="layout" svg:width="46.341cm" svg:height="1.944cm" svg:x="47.327cm" svg:y="21.935cm">
          <text:p>comphelper</text:p>
          <draw:enhanced-geometry svg:viewBox="0 0 21600 21600" draw:type="rectangle" draw:enhanced-path="M 0 0 L 21600 0 21600 21600 0 21600 0 0 Z N"/>
        </draw:custom-shape>
        <draw:custom-shape draw:style-name="gr1" draw:text-style-name="P1" draw:id="id7" draw:layer="layout" svg:width="5.469cm" svg:height="3.111cm" svg:x="60.573cm" svg:y="32.216cm">
          <draw:glue-point draw:id="4" svg:x="2.678cm" svg:y="-5.018cm"/>
          <draw:glue-point draw:id="5" svg:x="-2.629cm" svg:y="-5.018cm"/>
          <draw:glue-point draw:id="6" svg:x="-2.393cm" svg:y="5.006cm"/>
          <draw:glue-point draw:id="7" svg:x="2.488cm" svg:y="5.006cm"/>
          <draw:glue-point draw:id="8" svg:x="5cm" svg:y="3.481cm"/>
          <draw:glue-point draw:id="9" svg:x="5cm" svg:y="1.529cm"/>
          <draw:glue-point draw:id="10" svg:x="5cm" svg:y="-1.73cm"/>
          <draw:glue-point draw:id="11" svg:x="5cm" svg:y="-3.577cm"/>
          <text:p text:style-name="P1">OAccessibleMenuBaseComponent</text:p>
          <draw:enhanced-geometry svg:viewBox="0 0 21600 21600" draw:type="rectangle" draw:enhanced-path="M 0 0 L 21600 0 21600 21600 0 21600 0 0 Z N"/>
        </draw:custom-shape>
        <draw:connector draw:style-name="inheritance_20__28_public_29_" draw:layer="layout" svg:x1="62.255cm" svg:y1="39.492cm" svg:x2="61.999cm" svg:y2="35.327cm" draw:start-shape="id5" draw:start-glue-point="0" draw:end-shape="id7" draw:end-glue-point="6" svg:d="m62255 39492v-2083h-256v-2082">
          <text:p/>
        </draw:connector>
        <draw:custom-shape draw:style-name="class_20__28_external_20_module_29_" draw:id="id8" draw:layer="layout" svg:width="6.144cm" svg:height="0.726cm" svg:x="75.24cm" svg:y="22.61cm">
          <text:p>OAccessibleExtendedComponentHelper</text:p>
          <draw:enhanced-geometry svg:viewBox="0 0 21600 21600" draw:type="rectangle" draw:enhanced-path="M 0 0 L 21600 0 21600 21600 0 21600 0 0 Z N"/>
        </draw:custom-shape>
        <draw:connector draw:style-name="inheritance_20__28_public_29_" draw:layer="layout" svg:x1="64.771cm" svg:y1="32.216cm" svg:x2="78.312cm" svg:y2="23.336cm" draw:start-shape="id7" draw:start-glue-point="4" draw:end-shape="id8" draw:end-glue-point="2" svg:d="m64771 32216v-4440h13541v-4440">
          <text:p/>
        </draw:connector>
        <draw:custom-shape draw:style-name="gr2" draw:id="id9" draw:layer="layout" svg:width="6.039cm" svg:height="0.959cm" svg:x="57.825cm" svg:y="29.647cm">
          <text:p>com.sun.star.accessibility.XAccessible</text:p>
          <text:p>com.sun.star.lang.XServiceInfo</text:p>
          <draw:enhanced-geometry svg:viewBox="0 0 21600 21600" draw:type="rectangle" draw:enhanced-path="M 0 0 L 21600 0 21600 21600 0 21600 0 0 Z N"/>
        </draw:custom-shape>
        <draw:connector draw:style-name="inheritance_20__28_public_29_" draw:layer="layout" svg:x1="61.87cm" svg:y1="32.216cm" svg:x2="60.844cm" svg:y2="30.606cm" draw:start-shape="id7" draw:start-glue-point="5" draw:end-shape="id9" svg:d="m61870 32216v-806h-1026v-804">
          <text:p/>
        </draw:connector>
        <draw:custom-shape draw:style-name="gr1" draw:text-style-name="P1" draw:id="id10" draw:layer="layout" svg:width="5.469cm" svg:height="0.777cm" svg:x="88.022cm" svg:y="38.011cm">
          <draw:glue-point draw:id="4" svg:x="-2.347cm" svg:y="5.006cm"/>
          <draw:glue-point draw:id="5" svg:x="-2.442cm" svg:y="-5.019cm"/>
          <draw:glue-point draw:id="6" svg:x="2.437cm" svg:y="-5.019cm"/>
          <draw:glue-point draw:id="7" svg:x="2.484cm" svg:y="5.006cm"/>
          <text:p text:style-name="P1">OAccessibleMenuComponent</text:p>
          <draw:enhanced-geometry svg:viewBox="0 0 21600 21600" draw:type="rectangle" draw:enhanced-path="M 0 0 L 21600 0 21600 21600 0 21600 0 0 Z N"/>
        </draw:custom-shape>
        <draw:connector draw:style-name="inheritance_20__28_public_29_" draw:layer="layout" svg:x1="89.421cm" svg:y1="38.011cm" svg:x2="64.667cm" svg:y2="35.327cm" draw:start-shape="id10" draw:start-glue-point="5" draw:end-shape="id7" draw:end-glue-point="7" svg:d="m89421 38011v-1343h-24754v-1341">
          <text:p/>
        </draw:connector>
        <draw:connector draw:style-name="inheritance_20__28_public_29_" draw:layer="layout" draw:line-skew="-0.62cm" svg:x1="92.088cm" svg:y1="38.011cm" svg:x2="87.45cm" svg:y2="34.17cm" draw:start-shape="id10" draw:start-glue-point="6" draw:end-shape="id3" draw:end-glue-point="5" svg:d="m92088 38011v-2541h-4638v-1300">
          <text:p/>
        </draw:connector>
        <draw:custom-shape draw:style-name="gr1" draw:text-style-name="P1" draw:id="id11" draw:layer="layout" svg:width="4.069cm" svg:height="0.596cm" svg:x="72.648cm" svg:y="67.009cm">
          <text:p text:style-name="P1">VCLXAccessibleMenuBar</text:p>
          <draw:enhanced-geometry svg:viewBox="0 0 21600 21600" draw:type="rectangle" draw:enhanced-path="M 0 0 L 21600 0 21600 21600 0 21600 0 0 Z N"/>
        </draw:custom-shape>
        <draw:custom-shape draw:style-name="gr1" draw:text-style-name="P1" draw:id="id12" draw:layer="layout" svg:width="4.717cm" svg:height="0.648cm" svg:x="92.127cm" svg:y="63.083cm">
          <draw:glue-point draw:id="4" svg:x="-1.977cm" svg:y="-5.015cm"/>
          <draw:glue-point draw:id="5" svg:x="2.143cm" svg:y="-5.015cm"/>
          <text:p text:style-name="P1">VCLXAccessiblePopupMenu</text:p>
          <draw:enhanced-geometry svg:viewBox="0 0 21600 21600" draw:type="rectangle" draw:enhanced-path="M 0 0 L 21600 0 21600 21600 0 21600 0 0 Z N"/>
        </draw:custom-shape>
        <draw:connector draw:style-name="inheritance_20__28_public_29_" draw:layer="layout" svg:x1="74.682cm" svg:y1="67.009cm" svg:x2="89.473cm" svg:y2="38.787cm" draw:start-shape="id11" draw:start-glue-point="0" draw:end-shape="id10" draw:end-glue-point="4" svg:d="m74682 67009v-14111h14791v-14111">
          <text:p/>
        </draw:connector>
        <draw:connector draw:style-name="inheritance_20__28_public_29_" draw:layer="layout" svg:x1="93.553cm" svg:y1="63.083cm" svg:x2="92.114cm" svg:y2="38.787cm" draw:start-shape="id12" draw:start-glue-point="4" draw:end-shape="id10" draw:end-glue-point="7" svg:d="m93553 63083v-12148h-1439v-12148">
          <text:p/>
        </draw:connector>
        <draw:custom-shape draw:style-name="gr1" draw:text-style-name="P1" draw:id="id13" draw:layer="layout" svg:width="5.314cm" svg:height="0.699cm" svg:x="61.066cm" svg:y="52.496cm">
          <text:p text:style-name="P1">VCLXAccessibleMenuSeparator</text:p>
          <draw:enhanced-geometry svg:viewBox="0 0 21600 21600" draw:type="rectangle" draw:enhanced-path="M 0 0 L 21600 0 21600 21600 0 21600 0 0 Z N"/>
        </draw:custom-shape>
        <draw:connector draw:style-name="inheritance_20__28_public_29_" draw:layer="layout" draw:line-skew="-2.032cm" svg:x1="63.723cm" svg:y1="52.496cm" svg:x2="60.885cm" svg:y2="40.268cm" draw:start-shape="id13" draw:start-glue-point="0" draw:end-shape="id5" draw:end-glue-point="4" svg:d="m63723 52496v-8146h-2838v-4082">
          <text:p/>
        </draw:connector>
        <draw:custom-shape draw:style-name="class_20__28_external_20_module_29_" draw:id="id14" draw:layer="layout" svg:width="1.788cm" svg:height="1.373cm" svg:x="68.174cm" svg:y="39.826cm">
          <draw:glue-point draw:id="4" svg:x="-5.005cm" svg:y="-2.541cm"/>
          <draw:glue-point draw:id="5" svg:x="-5.005cm" svg:y="2.745cm"/>
          <text:p>Menu</text:p>
          <draw:enhanced-geometry svg:viewBox="0 0 21600 21600" draw:type="rectangle" draw:enhanced-path="M 0 0 L 21600 0 21600 21600 0 21600 0 0 Z N"/>
        </draw:custom-shape>
        <draw:connector draw:style-name="data_20_member_20__28_pointer_29_" draw:layer="layout" svg:x1="64.99cm" svg:y1="39.88cm" svg:x2="68.174cm" svg:y2="40.888cm" draw:start-shape="id5" draw:start-glue-point="1" draw:end-shape="id14" draw:end-glue-point="5" svg:d="m64990 39880h1592v1008h1592">
          <text:p>m_pParent</text:p>
        </draw:connector>
        <draw:custom-shape draw:style-name="gr1" draw:text-style-name="P1" draw:id="id15" draw:layer="layout" svg:width="4.043cm" svg:height="0.803cm" svg:x="88.381cm" svg:y="27.699cm">
          <draw:glue-point draw:id="4" svg:x="-2.5cm" svg:y="-5.018cm"/>
          <draw:glue-point draw:id="5" svg:x="2.5cm" svg:y="-5.018cm"/>
          <text:p text:style-name="P1">VCLXAccessibleListItem</text:p>
          <draw:enhanced-geometry svg:viewBox="0 0 21600 21600" draw:type="rectangle" draw:enhanced-path="M 0 0 L 21600 0 21600 21600 0 21600 0 0 Z N"/>
        </draw:custom-shape>
        <draw:custom-shape draw:style-name="class_20__28_external_20_module_29_" draw:id="id16" draw:layer="layout" svg:width="4.173cm" svg:height="0.829cm" svg:x="88.808cm" svg:y="22.636cm">
          <draw:glue-point draw:id="4" svg:x="2.549cm" svg:y="5.006cm"/>
          <draw:glue-point draw:id="5" svg:x="-2.667cm" svg:y="5.006cm"/>
          <text:p>OCommonAccessibleText</text:p>
          <draw:enhanced-geometry svg:viewBox="0 0 21600 21600" draw:type="rectangle" draw:enhanced-path="M 0 0 L 21600 0 21600 21600 0 21600 0 0 Z N"/>
        </draw:custom-shape>
        <draw:connector draw:style-name="inheritance_20__28_public_29_" draw:layer="layout" svg:x1="89.392cm" svg:y1="27.699cm" svg:x2="90.894cm" svg:y2="23.465cm" draw:start-shape="id15" draw:start-glue-point="4" draw:end-shape="id16" draw:end-glue-point="2" svg:d="m89392 27699v-2118h1502v-2116">
          <text:p/>
        </draw:connector>
        <draw:custom-shape draw:style-name="gr2" draw:id="id17" draw:layer="layout" svg:width="8.631cm" svg:height="2.488cm" svg:x="91.103cm" svg:y="18.73cm">
          <text:p>com.sun.star.accessibility.XAccessible <text:s text:c="16"/></text:p>
          <text:p>com.sun.star.accessibility.XAccessibleComponent <text:s text:c="6"/></text:p>
          <text:p>com.sun.star.accessibility.XAccessibleContext <text:s text:c="8"/></text:p>
          <text:p>com.sun.star.accessibility.XAccessibleEventBroadcaster</text:p>
          <text:p>com.sun.star.accessibility.XAccessibleText <text:s text:c="11"/></text:p>
          <text:p>com.sun.star.lang.XServiceInfo</text:p>
          <draw:enhanced-geometry svg:viewBox="0 0 21600 21600" draw:type="rectangle" draw:enhanced-path="M 0 0 L 21600 0 21600 21600 0 21600 0 0 Z N"/>
        </draw:custom-shape>
        <draw:connector draw:style-name="inheritance_20__28_public_29_" draw:layer="layout" svg:x1="91.412cm" svg:y1="27.699cm" svg:x2="95.418cm" svg:y2="21.218cm" draw:start-shape="id15" draw:start-glue-point="5" draw:end-shape="id17" draw:end-glue-point="2" svg:d="m91412 27699v-3241h4006v-3240">
          <text:p/>
        </draw:connector>
        <draw:connector draw:style-name="data_20_member_20__28_pointer_29_" draw:layer="layout" svg:x1="66.041cm" svg:y1="34.853cm" svg:x2="68.174cm" svg:y2="40.164cm" draw:start-shape="id7" draw:start-glue-point="8" draw:end-shape="id14" draw:end-glue-point="4" svg:d="m66041 34853h1067v5311h1066">
          <text:p>m_pMenu</text:p>
        </draw:connector>
        <draw:custom-shape draw:style-name="namespace" draw:layer="layout" svg:width="7.464cm" svg:height="11.559cm" svg:x="46.61cm" svg:y="67.404cm">
          <text:p>accessibility</text:p>
          <draw:enhanced-geometry svg:viewBox="0 0 21600 21600" draw:type="rectangle" draw:enhanced-path="M 0 0 L 21600 0 21600 21600 0 21600 0 0 Z N"/>
        </draw:custom-shape>
        <draw:custom-shape draw:style-name="gr3" draw:id="id18" draw:layer="layout" svg:width="3.162cm" svg:height="9.253cm" svg:x="48.864cm" svg:y="68.414cm">
          <draw:glue-point draw:id="4" svg:x="-2.457cm" svg:y="-5.013cm"/>
          <draw:glue-point draw:id="5" svg:x="2.46cm" svg:y="-5.013cm"/>
          <draw:glue-point draw:id="6" svg:x="-5.003cm" svg:y="-2.6cm"/>
          <draw:glue-point draw:id="7" svg:x="-5.003cm" svg:y="2.6cm"/>
          <draw:glue-point draw:id="8" svg:x="5.003cm" svg:y="-4.344cm"/>
          <draw:glue-point draw:id="9" svg:x="5.003cm" svg:y="-3.672cm"/>
          <text:p>AccessibleFactory</text:p>
          <draw:enhanced-geometry svg:viewBox="0 0 21600 21600" draw:type="rectangle" draw:enhanced-path="M 0 0 L 21600 0 21600 21600 0 21600 0 0 Z N"/>
        </draw:custom-shape>
        <draw:custom-shape draw:style-name="class_20__28_external_20_module_29_" draw:id="id19" draw:layer="layout" svg:width="3.265cm" svg:height="0.725cm" svg:x="45.729cm" svg:y="64.631cm">
          <text:p>IAccessibleFactory</text:p>
          <draw:enhanced-geometry svg:viewBox="0 0 21600 21600" draw:type="rectangle" draw:enhanced-path="M 0 0 L 21600 0 21600 21600 0 21600 0 0 Z N"/>
        </draw:custom-shape>
        <draw:custom-shape draw:style-name="class_20__28_external_20_module_29_" draw:id="id20" draw:layer="layout" svg:width="3.265cm" svg:height="0.725cm" svg:x="51.432cm" svg:y="64.865cm">
          <text:p>IAccessibleFactory</text:p>
          <draw:enhanced-geometry svg:viewBox="0 0 21600 21600" draw:type="rectangle" draw:enhanced-path="M 0 0 L 21600 0 21600 21600 0 21600 0 0 Z N"/>
        </draw:custom-shape>
        <draw:custom-shape draw:style-name="namespace" draw:layer="layout" svg:width="5.702cm" svg:height="1.944cm" svg:x="43.94cm" svg:y="64.112cm">
          <text:p>toolkit</text:p>
          <draw:enhanced-geometry svg:viewBox="0 0 21600 21600" draw:type="rectangle" draw:enhanced-path="M 0 0 L 21600 0 21600 21600 0 21600 0 0 Z N"/>
        </draw:custom-shape>
        <draw:custom-shape draw:style-name="namespace" draw:layer="layout" svg:width="4.302cm" svg:height="2.074cm" svg:x="50.86cm" svg:y="64.138cm">
          <text:p>svt</text:p>
          <draw:enhanced-geometry svg:viewBox="0 0 21600 21600" draw:type="rectangle" draw:enhanced-path="M 0 0 L 21600 0 21600 21600 0 21600 0 0 Z N"/>
        </draw:custom-shape>
        <draw:connector draw:style-name="inheritance_20__28_public_29_" draw:layer="layout" svg:x1="49.669cm" svg:y1="68.414cm" svg:x2="47.361cm" svg:y2="65.356cm" draw:start-shape="id18" draw:start-glue-point="4" draw:end-shape="id19" draw:end-glue-point="2" svg:d="m49669 68414v-1530h-2308v-1528">
          <text:p/>
        </draw:connector>
        <draw:connector draw:style-name="inheritance_20__28_public_29_" draw:layer="layout" svg:x1="51.222cm" svg:y1="68.414cm" svg:x2="53.064cm" svg:y2="65.59cm" draw:start-shape="id18" draw:start-glue-point="5" draw:end-shape="id20" draw:end-glue-point="2" svg:d="m51222 68414v-1413h1842v-1411">
          <text:p/>
        </draw:connector>
        <draw:custom-shape draw:style-name="function" draw:id="id21" draw:layer="layout" svg:width="5.106cm" svg:height="0.7cm" svg:x="37.512cm" svg:y="70.643cm">
          <text:p>getStandardAccessibleFactory</text:p>
          <draw:enhanced-geometry svg:viewBox="0 0 21600 21600" draw:type="rectangle" draw:enhanced-path="M 0 0 L 21600 0 21600 21600 0 21600 0 0 Z N"/>
        </draw:custom-shape>
        <draw:custom-shape draw:style-name="function" draw:id="id22" draw:layer="layout" svg:width="5.96cm" svg:height="0.7cm" svg:x="37.617cm" svg:y="75.31cm">
          <text:p>getSvtAccessibilityComponentFactory</text:p>
          <draw:enhanced-geometry svg:viewBox="0 0 21600 21600" draw:type="rectangle" draw:enhanced-path="M 0 0 L 21600 0 21600 21600 0 21600 0 0 Z N"/>
        </draw:custom-shape>
        <draw:connector draw:style-name="local_20_usage_20__2f__20_return_20_type" draw:layer="layout" svg:x1="42.618cm" svg:y1="70.993cm" svg:x2="48.864cm" svg:y2="70.635cm" draw:start-shape="id21" draw:start-glue-point="1" draw:end-shape="id18" draw:end-glue-point="6" svg:d="m42618 70993h3123v-358h3123">
          <text:p/>
        </draw:connector>
        <draw:connector draw:style-name="local_20_usage_20__2f__20_return_20_type" draw:layer="layout" svg:x1="43.577cm" svg:y1="75.66cm" svg:x2="48.864cm" svg:y2="75.445cm" draw:start-shape="id22" draw:start-glue-point="1" draw:end-shape="id18" draw:end-glue-point="7" svg:d="m43577 75660h2644v-215h2643">
          <text:p/>
        </draw:connector>
        <draw:connector draw:style-name="local_20_usage_20__2f__20_return_20_type" draw:layer="layout" svg:x1="52.026cm" svg:y1="69.021cm" svg:x2="72.648cm" svg:y2="67.307cm" draw:start-shape="id18" draw:start-glue-point="8" draw:end-shape="id11" draw:end-glue-point="3" svg:d="m52026 69021h10311v-1714h10311">
          <text:p>createAccessible()</text:p>
        </draw:connector>
        <draw:connector draw:style-name="local_20_usage_20__2f__20_return_20_type" draw:layer="layout" svg:x1="52.026cm" svg:y1="69.643cm" svg:x2="92.127cm" svg:y2="63.407cm" draw:start-shape="id18" draw:start-glue-point="9" draw:end-shape="id12" draw:end-glue-point="3" svg:d="m52026 69643h20050v-6236h20051">
          <text:p>createAccessible()</text:p>
        </draw:connector>
        <draw:custom-shape draw:style-name="uno_20_service" draw:id="id23" draw:layer="layout" svg:width="6.273cm" svg:height="0.803cm" svg:x="94.925cm" svg:y="60.222cm">
          <text:p>com.sun.star.awt.AccessiblePopupMenu</text:p>
          <draw:enhanced-geometry svg:viewBox="0 0 21600 21600" draw:type="rectangle" draw:enhanced-path="M 0 0 L 21600 0 21600 21600 0 21600 0 0 Z N"/>
        </draw:custom-shape>
        <draw:connector draw:style-name="inheritance_20__28_public_29_" draw:layer="layout" svg:x1="95.495cm" svg:y1="63.083cm" svg:x2="98.061cm" svg:y2="61.025cm" draw:start-shape="id12" draw:start-glue-point="5" draw:end-shape="id23" draw:end-glue-point="2" svg:d="m95495 63083v-1029h2566v-1029">
          <text:p/>
        </draw:connector>
        <draw:connector draw:style-name="local_20_usage_20__2f__20_return_20_type" draw:layer="layout" draw:line-skew="0.212cm" svg:x1="66.042cm" svg:y1="33.771cm" svg:x2="78.625cm" svg:y2="46.308cm" draw:start-shape="id7" draw:start-glue-point="1" draw:end-shape="id2" draw:end-glue-point="3" svg:d="m66042 33771h6503v12537h6080">
          <text:p>GetChild()</text:p>
        </draw:connector>
        <draw:connector draw:style-name="local_20_usage_20__2f__20_return_20_type" draw:layer="layout" svg:x1="66.041cm" svg:y1="34.246cm" svg:x2="75.063cm" svg:y2="48.688cm" draw:start-shape="id7" draw:start-glue-point="9" draw:end-shape="id1" draw:end-glue-point="3" svg:d="m66041 34246h4511v14442h4511">
          <text:p>GetChild()</text:p>
        </draw:connector>
        <draw:custom-shape draw:style-name="gr1" draw:text-style-name="P1" draw:id="id24" draw:layer="layout" svg:width="9.306cm" svg:height="0.674cm" svg:x="94.212cm" svg:y="28.173cm">
          <draw:glue-point draw:id="4" svg:x="-2.422cm" svg:y="-5.014cm"/>
          <draw:glue-point draw:id="5" svg:x="2.476cm" svg:y="-5.014cm"/>
          <draw:glue-point draw:id="6" svg:x="-3.94cm" svg:y="5.014cm"/>
          <draw:glue-point draw:id="7" svg:x="-2.659cm" svg:y="5.014cm"/>
          <draw:glue-point draw:id="8" svg:x="-1.211cm" svg:y="5.014cm"/>
          <draw:glue-point draw:id="9" svg:x="1.518cm" svg:y="5.014cm"/>
          <draw:glue-point draw:id="10" svg:x="2.799cm" svg:y="5.014cm"/>
          <draw:glue-point draw:id="11" svg:x="4.108cm" svg:y="5.014cm"/>
          <text:p text:style-name="P1">VCLXAccessibleTextComponent</text:p>
          <draw:enhanced-geometry svg:viewBox="0 0 21600 21600" draw:type="rectangle" draw:enhanced-path="M 0 0 L 21600 0 21600 21600 0 21600 0 0 Z N"/>
        </draw:custom-shape>
        <draw:custom-shape draw:style-name="class_20__28_external_20_module_29_" draw:id="id26" draw:layer="layout" svg:width="4.482cm" svg:height="0.674cm" svg:x="102.249cm" svg:y="23.95cm">
          <draw:glue-point draw:id="4" svg:x="2.572cm" svg:y="5.014cm"/>
          <draw:glue-point draw:id="5" svg:x="-3.036cm" svg:y="5.014cm"/>
          <text:p>VCLXAccessibleComponent</text:p>
          <draw:enhanced-geometry svg:viewBox="0 0 21600 21600" draw:type="rectangle" draw:enhanced-path="M 0 0 L 21600 0 21600 21600 0 21600 0 0 Z N"/>
        </draw:custom-shape>
        <draw:custom-shape draw:style-name="gr2" draw:id="id25" draw:layer="layout" svg:width="6.868cm" svg:height="0.569cm" svg:x="93.746cm" svg:y="24.675cm">
          <text:p>com.sun.star.accessibility.XAccessibleText</text:p>
          <draw:enhanced-geometry svg:viewBox="0 0 21600 21600" draw:type="rectangle" draw:enhanced-path="M 0 0 L 21600 0 21600 21600 0 21600 0 0 Z N"/>
        </draw:custom-shape>
        <draw:connector draw:style-name="inheritance_20__28_public_29_" draw:layer="layout" svg:x1="96.612cm" svg:y1="28.173cm" svg:x2="91.957cm" svg:y2="23.464cm" draw:start-shape="id24" draw:start-glue-point="4" draw:end-shape="id16" draw:end-glue-point="4" svg:d="m96612 28173v-2354h-4655v-2355">
          <text:p/>
        </draw:connector>
        <draw:connector draw:style-name="inheritance_20__28_public_29_" draw:layer="layout" svg:x1="98.865cm" svg:y1="28.173cm" svg:x2="97.18cm" svg:y2="25.244cm" draw:start-shape="id24" draw:start-glue-point="0" draw:end-shape="id25" svg:d="m98865 28173v-1465h-1685v-1464">
          <text:p/>
        </draw:connector>
        <draw:connector draw:style-name="inheritance_20__28_public_29_" draw:layer="layout" svg:x1="101.169cm" svg:y1="28.173cm" svg:x2="103.13cm" svg:y2="24.624cm" draw:start-shape="id24" draw:start-glue-point="5" draw:end-shape="id26" draw:end-glue-point="5" svg:d="m101169 28173v-1774h1961v-1775">
          <text:p/>
        </draw:connector>
        <draw:custom-shape draw:style-name="gr1" draw:text-style-name="P1" draw:id="id27" draw:layer="layout" svg:width="3.809cm" svg:height="0.674cm" svg:x="92.814cm" svg:y="30.896cm">
          <draw:glue-point draw:id="4" svg:x="-2.422cm" svg:y="-5.014cm"/>
          <draw:glue-point draw:id="5" svg:x="2.476cm" svg:y="-5.014cm"/>
          <text:p text:style-name="P1">VCLXAccessibleButton</text:p>
          <draw:enhanced-geometry svg:viewBox="0 0 21600 21600" draw:type="rectangle" draw:enhanced-path="M 0 0 L 21600 0 21600 21600 0 21600 0 0 Z N"/>
        </draw:custom-shape>
        <draw:custom-shape draw:style-name="gr1" draw:text-style-name="P1" draw:id="id28" draw:layer="layout" svg:width="4.196cm" svg:height="0.674cm" svg:x="95.019cm" svg:y="32.322cm">
          <draw:glue-point draw:id="4" svg:x="-2.422cm" svg:y="-5.014cm"/>
          <draw:glue-point draw:id="5" svg:x="2.476cm" svg:y="-5.014cm"/>
          <text:p text:style-name="P1">VCLXAccessibleCheckBox</text:p>
          <draw:enhanced-geometry svg:viewBox="0 0 21600 21600" draw:type="rectangle" draw:enhanced-path="M 0 0 L 21600 0 21600 21600 0 21600 0 0 Z N"/>
        </draw:custom-shape>
        <draw:custom-shape draw:style-name="gr1" draw:text-style-name="P1" draw:id="id29" draw:layer="layout" svg:width="3.367cm" svg:height="0.674cm" svg:x="97.352cm" svg:y="31.258cm">
          <draw:glue-point draw:id="4" svg:x="-2.422cm" svg:y="-5.014cm"/>
          <draw:glue-point draw:id="5" svg:x="2.476cm" svg:y="-5.014cm"/>
          <text:p text:style-name="P1">VCLXAccessibleEdit</text:p>
          <draw:enhanced-geometry svg:viewBox="0 0 21600 21600" draw:type="rectangle" draw:enhanced-path="M 0 0 L 21600 0 21600 21600 0 21600 0 0 Z N"/>
        </draw:custom-shape>
        <draw:custom-shape draw:style-name="gr1" draw:text-style-name="P1" draw:id="id30" draw:layer="layout" svg:width="5.259cm" svg:height="0.674cm" svg:x="99.528cm" svg:y="32.373cm">
          <draw:glue-point draw:id="4" svg:x="-2.422cm" svg:y="-5.014cm"/>
          <draw:glue-point draw:id="5" svg:x="2.476cm" svg:y="-5.014cm"/>
          <text:p text:style-name="P1">VCLXAccessibleFixedHyperlink</text:p>
          <draw:enhanced-geometry svg:viewBox="0 0 21600 21600" draw:type="rectangle" draw:enhanced-path="M 0 0 L 21600 0 21600 21600 0 21600 0 0 Z N"/>
        </draw:custom-shape>
        <draw:custom-shape draw:style-name="gr1" draw:text-style-name="P1" draw:id="id31" draw:layer="layout" svg:width="4.145cm" svg:height="0.674cm" svg:x="102.612cm" svg:y="31.31cm">
          <draw:glue-point draw:id="4" svg:x="-2.422cm" svg:y="-5.014cm"/>
          <draw:glue-point draw:id="5" svg:x="2.476cm" svg:y="-5.014cm"/>
          <text:p text:style-name="P1">VCLXAccessibleFixedText</text:p>
          <draw:enhanced-geometry svg:viewBox="0 0 21600 21600" draw:type="rectangle" draw:enhanced-path="M 0 0 L 21600 0 21600 21600 0 21600 0 0 Z N"/>
        </draw:custom-shape>
        <draw:custom-shape draw:style-name="gr1" draw:text-style-name="P1" draw:id="id32" draw:layer="layout" svg:width="4.38cm" svg:height="0.674cm" svg:x="105.358cm" svg:y="32.374cm">
          <draw:glue-point draw:id="4" svg:x="-2.422cm" svg:y="-5.014cm"/>
          <draw:glue-point draw:id="5" svg:x="2.476cm" svg:y="-5.014cm"/>
          <text:p text:style-name="P1">VCLXAccessibleRadioButton</text:p>
          <draw:enhanced-geometry svg:viewBox="0 0 21600 21600" draw:type="rectangle" draw:enhanced-path="M 0 0 L 21600 0 21600 21600 0 21600 0 0 Z N"/>
        </draw:custom-shape>
        <draw:custom-shape draw:style-name="gr1" draw:text-style-name="P1" draw:id="id33" draw:layer="layout" svg:width="4.197cm" svg:height="0.674cm" svg:x="107.899cm" svg:y="31.181cm">
          <draw:glue-point draw:id="4" svg:x="-2.422cm" svg:y="-5.014cm"/>
          <draw:glue-point draw:id="5" svg:x="2.476cm" svg:y="-5.014cm"/>
          <text:p text:style-name="P1">VCLXAccessibleTextField</text:p>
          <draw:enhanced-geometry svg:viewBox="0 0 21600 21600" draw:type="rectangle" draw:enhanced-path="M 0 0 L 21600 0 21600 21600 0 21600 0 0 Z N"/>
        </draw:custom-shape>
        <draw:connector draw:style-name="inheritance_20__28_public_29_" draw:layer="layout" svg:x1="94.718cm" svg:y1="30.896cm" svg:x2="95.199cm" svg:y2="28.847cm" draw:start-shape="id27" draw:start-glue-point="0" draw:end-shape="id24" draw:end-glue-point="6" svg:d="m94718 30896v-1024h481v-1025">
          <text:p/>
        </draw:connector>
        <draw:connector draw:style-name="inheritance_20__28_public_29_" draw:layer="layout" svg:x1="97.117cm" svg:y1="32.322cm" svg:x2="96.391cm" svg:y2="28.847cm" draw:start-shape="id28" draw:start-glue-point="0" draw:end-shape="id24" draw:end-glue-point="7" svg:d="m97117 32322v-1737h-726v-1738">
          <text:p/>
        </draw:connector>
        <draw:connector draw:style-name="inheritance_20__28_public_29_" draw:layer="layout" svg:x1="99.035cm" svg:y1="31.258cm" svg:x2="97.739cm" svg:y2="28.847cm" draw:start-shape="id29" draw:start-glue-point="0" draw:end-shape="id24" draw:end-glue-point="8" svg:d="m99035 31258v-1205h-1296v-1206">
          <text:p/>
        </draw:connector>
        <draw:connector draw:style-name="inheritance_20__28_public_29_" draw:layer="layout" svg:x1="102.157cm" svg:y1="32.373cm" svg:x2="98.865cm" svg:y2="28.847cm" draw:start-shape="id30" draw:start-glue-point="0" draw:end-shape="id24" draw:end-glue-point="2" svg:d="m102157 32373v-1763h-3292v-1763">
          <text:p/>
        </draw:connector>
        <draw:connector draw:style-name="inheritance_20__28_public_29_" draw:layer="layout" svg:x1="104.684cm" svg:y1="31.31cm" svg:x2="100.277cm" svg:y2="28.847cm" draw:start-shape="id31" draw:start-glue-point="0" draw:end-shape="id24" draw:end-glue-point="9" svg:d="m104684 31310v-1231h-4407v-1232">
          <text:p/>
        </draw:connector>
        <draw:connector draw:style-name="inheritance_20__28_public_29_" draw:layer="layout" svg:x1="107.548cm" svg:y1="32.374cm" svg:x2="101.469cm" svg:y2="28.847cm" draw:start-shape="id32" draw:start-glue-point="0" draw:end-shape="id24" draw:end-glue-point="10" svg:d="m107548 32374v-1763h-6079v-1764">
          <text:p/>
        </draw:connector>
        <draw:connector draw:style-name="inheritance_20__28_public_29_" draw:layer="layout" svg:x1="109.997cm" svg:y1="31.181cm" svg:x2="102.687cm" svg:y2="28.847cm" draw:start-shape="id33" draw:start-glue-point="0" draw:end-shape="id24" draw:end-glue-point="11" svg:d="m109997 31181v-1167h-7310v-1167">
          <text:p/>
        </draw:connector>
        <draw:custom-shape draw:style-name="gr1" draw:text-style-name="P1" draw:id="id34" draw:layer="layout" svg:width="4.302cm" svg:height="0.674cm" svg:x="106.732cm" svg:y="26.1cm">
          <text:p text:style-name="P1">FloatingWindowAccessible</text:p>
          <draw:enhanced-geometry svg:viewBox="0 0 21600 21600" draw:type="rectangle" draw:enhanced-path="M 0 0 L 21600 0 21600 21600 0 21600 0 0 Z N"/>
        </draw:custom-shape>
        <draw:connector draw:style-name="inheritance_20__28_public_29_" draw:layer="layout" svg:x1="108.883cm" svg:y1="26.1cm" svg:x2="105.642cm" svg:y2="24.624cm" draw:start-shape="id34" draw:start-glue-point="0" draw:end-shape="id26" draw:end-glue-point="4" svg:d="m108883 26100v-738h-3241v-738">
          <text:p/>
        </draw:connector>
        <draw:custom-shape draw:style-name="class_20__28_external_20_module_29_" draw:id="id35" draw:layer="layout" svg:width="6.22cm" svg:height="0.648cm" svg:x="103.803cm" svg:y="21.538cm">
          <text:p>OAccessibleExtendedComponentHelper</text:p>
          <draw:enhanced-geometry svg:viewBox="0 0 21600 21600" draw:type="rectangle" draw:enhanced-path="M 0 0 L 21600 0 21600 21600 0 21600 0 0 Z N"/>
        </draw:custom-shape>
        <draw:connector draw:style-name="inheritance_20__28_public_29_" draw:layer="layout" svg:x1="104.49cm" svg:y1="23.95cm" svg:x2="106.913cm" svg:y2="22.186cm" draw:start-shape="id26" draw:start-glue-point="0" draw:end-shape="id35" svg:d="m104490 23950v-882h2423v-882">
          <text:p/>
        </draw:connector>
        <draw:custom-shape draw:style-name="namespace" draw:layer="layout" svg:width="9.616cm" svg:height="1.529cm" svg:x="102.014cm" svg:y="21.046cm">
          <text:p>comphelper</text:p>
          <draw:enhanced-geometry svg:viewBox="0 0 21600 21600" draw:type="rectangle" draw:enhanced-path="M 0 0 L 21600 0 21600 21600 0 21600 0 0 Z N"/>
        </draw:custom-shape>
        <draw:custom-shape draw:style-name="gr1" draw:text-style-name="P1" draw:id="id36" draw:layer="layout" svg:width="3.395cm" svg:height="0.7cm" svg:x="105.203cm" svg:y="28.329cm">
          <text:p text:style-name="P1">AccessibleListBox</text:p>
          <draw:enhanced-geometry svg:viewBox="0 0 21600 21600" draw:type="rectangle" draw:enhanced-path="M 0 0 L 21600 0 21600 21600 0 21600 0 0 Z N"/>
        </draw:custom-shape>
        <draw:connector draw:style-name="inheritance_20__28_public_29_" draw:layer="layout" draw:line-skew="0.867cm" svg:x1="106.9cm" svg:y1="28.329cm" svg:x2="104.49cm" svg:y2="24.624cm" draw:start-shape="id36" draw:start-glue-point="0" draw:end-shape="id26" draw:end-glue-point="2" svg:d="m106900 28329v-985h-2410v-2720">
          <text:p/>
        </draw:connector>
      </draw:page>
      <draw:page draw:name="basegfx" draw:style-name="dp1" draw:master-page-name="Default">
        <office:forms form:automatic-focus="false" form:apply-design-mode="false"/>
        <draw:custom-shape draw:style-name="namespace" draw:layer="layout" svg:width="113.631cm" svg:height="78.028cm" svg:x="2.456cm" svg:y="3.001cm">
          <text:p text:style-name="P2">basegfx</text:p>
          <draw:enhanced-geometry svg:viewBox="0 0 21600 21600" draw:type="rectangle" draw:enhanced-path="M 0 0 L 21600 0 21600 21600 0 21600 0 0 Z N"/>
        </draw:custom-shape>
        <draw:custom-shape draw:style-name="gr1" draw:text-style-name="P1" draw:id="id38" draw:layer="layout" svg:width="1.879cm" svg:height="0.666cm" svg:x="9.059cm" svg:y="6.825cm">
          <text:p text:style-name="P3">B2IRange</text:p>
          <draw:enhanced-geometry svg:viewBox="0 0 21600 21600" draw:type="rectangle" draw:enhanced-path="M 0 0 L 21600 0 21600 21600 0 21600 0 0 Z N"/>
        </draw:custom-shape>
        <draw:custom-shape draw:style-name="typedef" draw:id="id37" draw:layer="layout" svg:width="2.354cm" svg:height="0.642cm" svg:x="5.184cm" svg:y="6.871cm">
          <text:p text:style-name="P2">B2IRectangle</text:p>
          <draw:enhanced-geometry svg:viewBox="0 0 21600 21600" draw:type="rectangle" draw:enhanced-path="M 0 0 L 21600 0 21600 21600 0 21600 0 0 Z N"/>
        </draw:custom-shape>
        <draw:connector draw:style-name="typedef" draw:layer="layout" svg:x1="7.538cm" svg:y1="7.192cm" svg:x2="9.059cm" svg:y2="7.158cm" draw:start-shape="id37" draw:start-glue-point="1" draw:end-shape="id38" draw:end-glue-point="3" svg:d="m7538 7192h760v-34h761">
          <text:p/>
        </draw:connector>
      </draw:page>
      <draw:page draw:name="chart2" draw:style-name="dp1" draw:master-page-name="Default">
        <office:forms form:automatic-focus="false" form:apply-design-mode="false"/>
        <draw:connector draw:style-name="inheritance_20__28_public_29_" draw:layer="layout" svg:x1="130.408cm" svg:y1="84.702cm" svg:x2="130.858cm" svg:y2="80.063cm" draw:start-shape="id39" draw:start-glue-point="0" draw:end-shape="id40" draw:end-glue-point="5" svg:d="m130408 84702v-2320h450v-2319">
          <text:p/>
        </draw:connector>
        <draw:connector draw:style-name="data_20_member_20__28_multiple_20_pointers_29_" draw:layer="layout" svg:x1="23.674cm" svg:y1="61.609cm" svg:x2="26.188cm" svg:y2="51.957cm" draw:start-shape="id41" draw:start-glue-point="7" draw:end-shape="id42" draw:end-glue-point="7" svg:d="m23674 61609h1257v-9652h1257">
          <text:p/>
        </draw:connector>
        <draw:connector draw:style-name="data_20_member_20__28_multiple_20_pointers_29_" draw:layer="layout" svg:x1="23.674cm" svg:y1="61.039cm" svg:x2="49.31cm" svg:y2="28.277cm" draw:start-shape="id41" draw:start-glue-point="4" draw:end-shape="id43" draw:end-glue-point="3" svg:d="m23674 61039h12818v-32762h12818">
          <text:p/>
        </draw:connector>
        <draw:connector draw:style-name="gr4" draw:text-style-name="P2" draw:layer="layout" svg:x1="29.373cm" svg:y1="50.75cm" svg:x2="40.873cm" svg:y2="44.069cm" draw:start-shape="id42" draw:start-glue-point="11" draw:end-shape="id44" draw:end-glue-point="3" svg:d="m29373 50750h5750v-6681h5750">
          <text:p text:style-name="P2">m_aAxisMap (pair of dimension and axis IDs as keys)</text:p>
        </draw:connector>
        <draw:custom-shape draw:style-name="namespace" draw:layer="layout" svg:width="9.824cm" svg:height="1.685cm" svg:x="109.668cm" svg:y="76.708cm">
          <text:p text:style-name="P2">svt</text:p>
          <draw:enhanced-geometry svg:viewBox="0 0 21600 21600" draw:type="rectangle" draw:enhanced-path="M 0 0 L 21600 0 21600 21600 0 21600 0 0 Z N"/>
        </draw:custom-shape>
        <draw:custom-shape draw:style-name="namespace" draw:layer="layout" svg:width="160.449cm" svg:height="97.997cm" svg:x="2.319cm" svg:y="1.659cm">
          <text:p text:style-name="P2">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2">wrapper</text:p>
          <draw:enhanced-geometry svg:viewBox="0 0 21600 21600" draw:type="rectangle" draw:enhanced-path="M 0 0 L 21600 0 21600 21600 0 21600 0 0 Z N"/>
        </draw:custom-shape>
        <draw:custom-shape draw:style-name="gr3" draw:layer="layout" svg:width="3.319cm" svg:height="0.708cm" svg:x="109.92cm" svg:y="49.958cm">
          <text:p text:style-name="P2">Chart2ModelContact</text:p>
          <draw:enhanced-geometry svg:viewBox="0 0 21600 21600" draw:type="rectangle" draw:enhanced-path="M 0 0 L 21600 0 21600 21600 0 21600 0 0 Z N"/>
        </draw:custom-shape>
        <draw:custom-shape draw:style-name="gr1" draw:text-style-name="P1" draw:id="id45"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3">ChartView</text:p>
          <draw:enhanced-geometry svg:viewBox="0 0 21600 21600" draw:type="rectangle" draw:enhanced-path="M 0 0 L 21600 0 21600 21600 0 21600 0 0 Z N"/>
        </draw:custom-shape>
        <draw:custom-shape draw:style-name="gr1" draw:text-style-name="P1" draw:id="id46" draw:layer="layout" svg:width="3.551cm" svg:height="0.648cm" svg:x="14.634cm" svg:y="51.546cm">
          <text:p text:style-name="P3">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45" draw:end-shape="id46" draw:end-glue-point="2" svg:d="m15981 54893v-1350h428v-1349">
          <text:p/>
        </draw:connector>
        <draw:custom-shape draw:style-name="gr1" draw:text-style-name="P1" draw:id="id47" draw:layer="layout" svg:width="4.691cm" svg:height="0.598cm" svg:x="24.072cm" svg:y="55.085cm">
          <text:p text:style-name="P3">VCartesianCoordinateSystem</text:p>
          <draw:enhanced-geometry svg:viewBox="0 0 21600 21600" draw:type="rectangle" draw:enhanced-path="M 0 0 L 21600 0 21600 21600 0 21600 0 0 Z N"/>
        </draw:custom-shape>
        <draw:custom-shape draw:style-name="gr1" draw:text-style-name="P1" draw:id="id42"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3">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47" draw:start-glue-point="0" draw:end-shape="id42" draw:end-glue-point="4" svg:d="m26417 55085v-1249h606v-1249">
          <text:p/>
        </draw:connector>
        <draw:custom-shape draw:style-name="gr1" draw:text-style-name="P1" draw:id="id44" draw:layer="layout" svg:width="2.177cm" svg:height="1.969cm" svg:x="40.873cm" svg:y="43.085cm">
          <draw:glue-point draw:id="4" svg:x="-2.374cm" svg:y="5cm"/>
          <draw:glue-point draw:id="5" svg:x="2.269cm" svg:y="5cm"/>
          <draw:glue-point draw:id="6" svg:x="4.997cm" svg:y="2.767cm"/>
          <draw:glue-point draw:id="7" svg:x="4.997cm" svg:y="-2.625cm"/>
          <text:p text:style-name="P3">VAxisBase</text:p>
          <draw:enhanced-geometry svg:viewBox="0 0 21600 21600" draw:type="rectangle" draw:enhanced-path="M 0 0 L 21600 0 21600 21600 0 21600 0 0 Z N"/>
        </draw:custom-shape>
        <draw:custom-shape draw:style-name="gr1" draw:text-style-name="P1" draw:id="id48" draw:layer="layout" svg:width="3.033cm" svg:height="0.674cm" svg:x="42.113cm" svg:y="35.526cm">
          <draw:glue-point draw:id="4" svg:x="-2.865cm" svg:y="5cm"/>
          <draw:glue-point draw:id="5" svg:x="2.604cm" svg:y="5cm"/>
          <text:p text:style-name="P3">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44" draw:start-glue-point="0" draw:end-shape="id48" draw:end-glue-point="4" svg:d="m41961 43085v-4103h800v-2782">
          <text:p/>
        </draw:connector>
        <draw:custom-shape draw:style-name="gr1" draw:text-style-name="P1" draw:id="id49" draw:layer="layout" svg:width="4.095cm" svg:height="1.013cm" svg:x="47.077cm" svg:y="54.244cm">
          <draw:glue-point draw:id="4" svg:x="4.998cm" svg:y="-2.675cm"/>
          <draw:glue-point draw:id="5" svg:x="4.998cm" svg:y="2.438cm"/>
          <text:p text:style-name="P3">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2" draw:start-glue-point="9" draw:end-shape="id49" draw:end-glue-point="3" svg:d="m29373 52220h8852v2530h8852">
          <text:p>getExplicitCategoriesProvider()</text:p>
        </draw:connector>
        <draw:custom-shape draw:style-name="gr1" draw:text-style-name="P1" draw:id="id50" draw:layer="layout" svg:width="4.25cm" svg:height="0.621cm" svg:x="27.682cm" svg:y="56.188cm">
          <text:p text:style-name="P3">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50" draw:start-glue-point="0" draw:end-shape="id42" draw:end-glue-point="5" svg:d="m29807 56188v-1801h-1217v-1800">
          <text:p/>
        </draw:connector>
        <draw:connector draw:style-name="data_20_member_20__28_multiple_20_pointers_29_" draw:layer="layout" svg:x1="17.018cm" svg:y1="56.293cm" svg:x2="26.188cm" svg:y2="50.335cm" draw:start-shape="id45" draw:start-glue-point="6" draw:end-shape="id42" draw:end-glue-point="8" svg:d="m17018 56293h4585v-5958h4585">
          <text:p>m_aVCooSysList</text:p>
        </draw:connector>
        <draw:custom-shape draw:style-name="gr1" draw:text-style-name="P1" draw:id="id55" draw:layer="layout" svg:width="1.684cm" svg:height="0.7cm" svg:x="48.378cm" svg:y="33.254cm">
          <text:p text:style-name="P3">BarChart</text:p>
          <draw:enhanced-geometry svg:viewBox="0 0 21600 21600" draw:type="rectangle" draw:enhanced-path="M 0 0 L 21600 0 21600 21600 0 21600 0 0 Z N"/>
        </draw:custom-shape>
        <draw:custom-shape draw:style-name="gr1" draw:text-style-name="P1" draw:id="id43"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3">VSeriesPlotter</text:p>
          <draw:enhanced-geometry svg:viewBox="0 0 21600 21600" draw:type="rectangle" draw:enhanced-path="M 0 0 L 21600 0 21600 21600 0 21600 0 0 Z N"/>
        </draw:custom-shape>
        <draw:custom-shape draw:style-name="gr1" draw:text-style-name="P1" draw:id="id51" draw:layer="layout" svg:width="2.619cm" svg:height="0.596cm" svg:x="45.609cm" svg:y="21.614cm">
          <draw:glue-point draw:id="4" svg:x="2.027cm" svg:y="5cm"/>
          <draw:glue-point draw:id="5" svg:x="-2.226cm" svg:y="5cm"/>
          <text:p text:style-name="P3">PlotterBase</text:p>
          <draw:enhanced-geometry svg:viewBox="0 0 21600 21600" draw:type="rectangle" draw:enhanced-path="M 0 0 L 21600 0 21600 21600 0 21600 0 0 Z N"/>
        </draw:custom-shape>
        <draw:custom-shape draw:style-name="gr1" draw:text-style-name="P1" draw:id="id52" draw:layer="layout" svg:width="5.001cm" svg:height="0.622cm" svg:x="37.227cm" svg:y="24.769cm">
          <draw:glue-point draw:id="4" svg:x="1.813cm" svg:y="5cm"/>
          <draw:glue-point draw:id="5" svg:x="-1.977cm" svg:y="5cm"/>
          <text:p text:style-name="P3">MinimumAndMaximumSupplier</text:p>
          <draw:enhanced-geometry svg:viewBox="0 0 21600 21600" draw:type="rectangle" draw:enhanced-path="M 0 0 L 21600 0 21600 21600 0 21600 0 0 Z N"/>
        </draw:custom-shape>
        <draw:custom-shape draw:style-name="gr1" draw:text-style-name="P1" draw:id="id53" draw:layer="layout" svg:width="3.499cm" svg:height="0.648cm" svg:x="51.461cm" svg:y="22.499cm">
          <text:p text:style-name="P3">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43" draw:start-glue-point="0" draw:end-shape="id51" draw:end-glue-point="4" svg:d="m51046 26592v-2191h-3598v-2191">
          <text:p/>
        </draw:connector>
        <draw:connector draw:style-name="inheritance_20__28_public_29_" draw:layer="layout" svg:x1="50.297cm" svg:y1="26.592cm" svg:x2="40.633cm" svg:y2="25.391cm" draw:start-shape="id43" draw:start-glue-point="4" draw:end-shape="id52" draw:end-glue-point="4" svg:d="m50297 26592v-600h-9664v-601">
          <text:p/>
        </draw:connector>
        <draw:connector draw:style-name="inheritance_20__28_public_29_" draw:layer="layout" svg:x1="51.772cm" svg:y1="26.592cm" svg:x2="53.21cm" svg:y2="23.147cm" draw:start-shape="id43" draw:start-glue-point="5" draw:end-shape="id53" draw:end-glue-point="2" svg:d="m51772 26592v-1722h1438v-1723">
          <text:p/>
        </draw:connector>
        <draw:custom-shape draw:style-name="gr1" draw:text-style-name="P1" draw:id="id54" draw:layer="layout" svg:width="2.047cm" svg:height="0.7cm" svg:x="46.953cm" svg:y="34.291cm">
          <text:p text:style-name="P3">AreaChart</text:p>
          <draw:enhanced-geometry svg:viewBox="0 0 21600 21600" draw:type="rectangle" draw:enhanced-path="M 0 0 L 21600 0 21600 21600 0 21600 0 0 Z N"/>
        </draw:custom-shape>
        <draw:custom-shape draw:style-name="gr1" draw:text-style-name="P1" draw:id="id56" draw:layer="layout" svg:width="2.955cm" svg:height="0.648cm" svg:x="49.597cm" svg:y="34.293cm">
          <text:p text:style-name="P3">CandleStickChart</text:p>
          <draw:enhanced-geometry svg:viewBox="0 0 21600 21600" draw:type="rectangle" draw:enhanced-path="M 0 0 L 21600 0 21600 21600 0 21600 0 0 Z N"/>
        </draw:custom-shape>
        <draw:custom-shape draw:style-name="gr1" draw:text-style-name="P1" draw:id="id57" draw:layer="layout" svg:width="1.684cm" svg:height="1.275cm" svg:x="54.16cm" svg:y="33.981cm">
          <draw:glue-point draw:id="4" svg:x="5cm" svg:y="-2.313cm"/>
          <draw:glue-point draw:id="5" svg:x="5cm" svg:y="2.972cm"/>
          <text:p text:style-name="P3">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54" draw:start-glue-point="0" draw:end-shape="id43" draw:end-glue-point="6" svg:d="m47976 34291v-3479h1880v-850">
          <text:p/>
        </draw:connector>
        <draw:connector draw:style-name="inheritance_20__28_public_29_" draw:layer="layout" svg:x1="49.22cm" svg:y1="33.254cm" svg:x2="50.582cm" svg:y2="29.962cm" draw:start-shape="id55" draw:start-glue-point="0" draw:end-shape="id43" draw:end-glue-point="7" svg:d="m49220 33254v-1646h1362v-1646">
          <text:p/>
        </draw:connector>
        <draw:connector draw:style-name="inheritance_20__28_public_29_" draw:layer="layout" svg:x1="51.074cm" svg:y1="34.293cm" svg:x2="51.539cm" svg:y2="29.962cm" draw:start-shape="id56" draw:start-glue-point="0" draw:end-shape="id43" draw:end-glue-point="8" svg:d="m51074 34293v-2165h465v-2166">
          <text:p/>
        </draw:connector>
        <draw:connector draw:style-name="inheritance_20__28_public_29_" draw:layer="layout" svg:x1="55.002cm" svg:y1="33.981cm" svg:x2="52.161cm" svg:y2="29.962cm" draw:start-shape="id57" draw:start-glue-point="0" draw:end-shape="id43" draw:end-glue-point="9" svg:d="m55002 33981v-2010h-2841v-2009">
          <text:p/>
        </draw:connector>
        <draw:connector draw:style-name="inheritance_20__28_public_29_" draw:layer="layout" svg:x1="43.629cm" svg:y1="35.526cm" svg:x2="46.336cm" svg:y2="22.21cm" draw:start-shape="id48" draw:start-glue-point="0" draw:end-shape="id51" draw:end-glue-point="5" svg:d="m43629 35526v-6658h2707v-6658">
          <text:p/>
        </draw:connector>
        <draw:custom-shape draw:style-name="gr1" draw:text-style-name="P1" draw:id="id58" draw:layer="layout" svg:width="2.773cm" svg:height="0.596cm" svg:x="44.172cm" svg:y="38.468cm">
          <text:p text:style-name="P3">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58" draw:start-glue-point="0" draw:end-shape="id48" draw:end-glue-point="2" svg:d="m45558 38468v-1134h-1929v-1134">
          <text:p/>
        </draw:connector>
        <draw:custom-shape draw:style-name="gr1" draw:text-style-name="P1" draw:id="id59" draw:layer="layout" svg:width="2.021cm" svg:height="0.596cm" svg:x="45.977cm" svg:y="37.519cm">
          <text:p text:style-name="P3">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59" draw:start-glue-point="0" draw:end-shape="id48" draw:end-glue-point="5" svg:d="m46987 37519v-659h-2569v-660">
          <text:p/>
        </draw:connector>
        <draw:custom-shape draw:style-name="gr1" draw:text-style-name="P1" draw:id="id60" draw:layer="layout" svg:width="2.748cm" svg:height="0.596cm" svg:x="38.798cm" svg:y="46.739cm">
          <text:p text:style-name="P3">VCartesianAxis</text:p>
          <draw:enhanced-geometry svg:viewBox="0 0 21600 21600" draw:type="rectangle" draw:enhanced-path="M 0 0 L 21600 0 21600 21600 0 21600 0 0 Z N"/>
        </draw:custom-shape>
        <draw:custom-shape draw:style-name="gr1" draw:text-style-name="P1" draw:id="id61" draw:layer="layout" svg:width="2.022cm" svg:height="0.622cm" svg:x="42.089cm" svg:y="46.714cm">
          <text:p text:style-name="P3">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60" draw:start-glue-point="0" draw:end-shape="id44" draw:end-glue-point="4" svg:d="m40172 46739v-843h1273v-843">
          <text:p/>
        </draw:connector>
        <draw:connector draw:style-name="inheritance_20__28_public_29_" draw:layer="layout" svg:x1="43.1cm" svg:y1="46.714cm" svg:x2="42.454cm" svg:y2="45.053cm" draw:start-shape="id61" draw:start-glue-point="0" draw:end-shape="id44" draw:end-glue-point="5" svg:d="m43100 46714v-830h-646v-831">
          <text:p/>
        </draw:connector>
        <draw:custom-shape draw:style-name="gr5" draw:id="id71" draw:layer="layout" svg:width="3.448cm" svg:height="0.622cm" svg:x="47.973cm" svg:y="43.367cm">
          <text:p text:style-name="P2">AxisLabelProperties</text:p>
          <draw:enhanced-geometry svg:viewBox="0 0 21600 21600" draw:type="rectangle" draw:enhanced-path="M 0 0 L 21600 0 21600 21600 0 21600 0 0 Z N"/>
        </draw:custom-shape>
        <draw:custom-shape draw:style-name="gr5" draw:text-style-name="P2" draw:id="id68" draw:layer="layout" svg:width="2.514cm" svg:height="2.36cm" svg:x="48.863cm" svg:y="44.411cm">
          <draw:glue-point draw:id="4" svg:x="5cm" svg:y="-3.703cm"/>
          <draw:glue-point draw:id="5" svg:x="5cm" svg:y="-1.703cm"/>
          <draw:glue-point draw:id="6" svg:x="5cm" svg:y="1.588cm"/>
          <draw:glue-point draw:id="7" svg:x="5cm" svg:y="3.487cm"/>
          <text:p text:style-name="P2">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2">TickIter</text:p>
          <draw:enhanced-geometry svg:viewBox="0 0 21600 21600" draw:mirror-horizontal="false" draw:mirror-vertical="false" draw:type="rectangle" draw:enhanced-path="M 0 0 L 21600 0 21600 21600 0 21600 0 0 Z N"/>
        </draw:custom-shape>
        <draw:custom-shape draw:style-name="gr3" draw:id="id63" draw:layer="layout" svg:width="2.747cm" svg:height="0.622cm" svg:x="15.098cm" svg:y="38.002cm">
          <draw:glue-point draw:id="4" svg:x="-2.264cm" svg:y="5cm"/>
          <draw:glue-point draw:id="5" svg:x="2.358cm" svg:y="5cm"/>
          <text:p text:style-name="P2">TickmarkHelper</text:p>
          <draw:enhanced-geometry svg:viewBox="0 0 21600 21600" draw:mirror-horizontal="false" draw:mirror-vertical="false" draw:type="rectangle" draw:enhanced-path="M 0 0 L 21600 0 21600 21600 0 21600 0 0 Z N"/>
        </draw:custom-shape>
        <draw:custom-shape draw:style-name="gr3" draw:id="id62" draw:layer="layout" svg:width="3.137cm" svg:height="0.622cm" svg:x="12.816cm" svg:y="39.661cm">
          <text:p text:style-name="P2">TickmarkHelper_2D</text:p>
          <draw:enhanced-geometry svg:viewBox="0 0 21600 21600" draw:mirror-horizontal="false" draw:mirror-vertical="false" draw:type="rectangle" draw:enhanced-path="M 0 0 L 21600 0 21600 21600 0 21600 0 0 Z N"/>
        </draw:custom-shape>
        <draw:custom-shape draw:style-name="gr3" draw:id="id64" draw:layer="layout" svg:width="3.213cm" svg:height="0.622cm" svg:x="16.783cm" svg:y="39.635cm">
          <text:p text:style-name="P2">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62" draw:start-glue-point="0" draw:end-shape="id63" draw:end-glue-point="4" svg:d="m14384 39661v-518h1466v-519">
          <text:p/>
        </draw:connector>
        <draw:connector draw:style-name="inheritance_20__28_public_29_" draw:layer="layout" svg:x1="18.389cm" svg:y1="39.635cm" svg:x2="17.118cm" svg:y2="38.624cm" draw:start-shape="id64" draw:start-glue-point="0" draw:end-shape="id63" draw:end-glue-point="5" svg:d="m18389 39635v-505h-1271v-506">
          <text:p/>
        </draw:connector>
        <draw:connector draw:style-name="inheritance_20__28_public_29_" draw:layer="layout" svg:x1="49.124cm" svg:y1="54.244cm" svg:x2="56.794cm" svg:y2="46.418cm" draw:start-shape="id49" draw:start-glue-point="0" draw:end-shape="id65" draw:end-glue-point="2" svg:d="m49124 54244v-3913h7670v-3913">
          <text:p/>
        </draw:connector>
        <draw:custom-shape draw:style-name="gr2" draw:id="id66" draw:layer="layout" svg:width="7.375cm" svg:height="0.518cm" svg:x="52.774cm" svg:y="54.23cm">
          <text:p text:style-name="P2">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49" draw:start-glue-point="4" draw:end-shape="id66" svg:d="m51170 54480h802v9h802">
          <text:p/>
        </draw:connector>
        <draw:custom-shape draw:style-name="gr2" draw:id="id67" draw:layer="layout" svg:width="6.172cm" svg:height="0.518cm" svg:x="52.797cm" svg:y="55.031cm">
          <text:p text:style-name="P2">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49" draw:start-glue-point="5" draw:end-shape="id67" draw:end-glue-point="3" svg:d="m51170 54996h366v294h1261">
          <text:p/>
        </draw:connector>
        <draw:connector draw:style-name="data_20_member_20__28_pointer_29_" draw:layer="layout" svg:x1="51.377cm" svg:y1="45.591cm" svg:x2="53.107cm" svg:y2="46.159cm" draw:start-shape="id68" draw:start-glue-point="1" draw:end-shape="id65" draw:end-glue-point="3" svg:d="m51377 45591h865v568h865">
          <text:p/>
        </draw:connector>
        <draw:custom-shape draw:style-name="gr5" draw:id="id69" draw:layer="layout" svg:width="2.757cm" svg:height="0.518cm" svg:x="55.533cm" svg:y="43.296cm">
          <text:p text:style-name="P2">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68" draw:start-glue-point="4" draw:end-shape="id69" draw:end-glue-point="3" svg:d="m51377 44718h2078v-1163h2078">
          <text:p/>
        </draw:connector>
        <draw:custom-shape draw:style-name="gr5" draw:id="id70" draw:layer="layout" svg:width="3.346cm" svg:height="0.519cm" svg:x="56.053cm" svg:y="44.118cm">
          <text:p text:style-name="P2">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68" draw:start-glue-point="5" draw:end-shape="id70" draw:end-glue-point="3" svg:d="m51377 45190h2338v-813h2338">
          <text:p/>
        </draw:connector>
        <draw:connector draw:style-name="data_20_member" draw:layer="layout" svg:x1="43.048cm" svg:y1="44.613cm" svg:x2="48.863cm" svg:y2="45.591cm" draw:start-shape="id44" draw:start-glue-point="6" draw:end-shape="id68" draw:end-glue-point="3" svg:d="m43048 44613h2908v978h2907">
          <text:p/>
        </draw:connector>
        <draw:connector draw:style-name="data_20_member" draw:layer="layout" svg:x1="43.05cm" svg:y1="44.069cm" svg:x2="47.973cm" svg:y2="43.678cm" draw:start-shape="id44" draw:start-glue-point="1" draw:end-shape="id71" svg:d="m43050 44069h2461v-391h2462">
          <text:p>m_aAxisLabelProperties</text:p>
        </draw:connector>
        <draw:custom-shape draw:style-name="namespace" draw:layer="layout" svg:width="4.413cm" svg:height="10.769cm" svg:x="75.306cm" svg:y="4.39cm">
          <text:p text:style-name="P2">impl</text:p>
          <draw:enhanced-geometry svg:viewBox="0 0 21600 21600" draw:type="rectangle" draw:enhanced-path="M 0 0 L 21600 0 21600 21600 0 21600 0 0 Z N"/>
        </draw:custom-shape>
        <draw:custom-shape draw:style-name="gr6" draw:text-style-name="P2" draw:id="id73" draw:layer="layout" svg:width="6.38cm" svg:height="2.164cm" svg:x="56.748cm" svg:y="9.187cm">
          <text:p text:style-name="P2">com.sun.star.chart2.data.XDataReceiver</text:p>
          <text:p text:style-name="P2">com.sun.star.chart2.XChartDocument</text:p>
          <text:p text:style-name="P2">com.sun.star.chart2.XTitled</text:p>
          <text:p text:style-name="P2">com.sun.star.chart2.XUndoSupplier</text:p>
          <text:p text:style-name="P2">...</text:p>
          <draw:enhanced-geometry svg:viewBox="0 0 21600 21600" draw:type="rectangle" draw:enhanced-path="M 0 0 L 21600 0 21600 21600 0 21600 0 0 Z N"/>
        </draw:custom-shape>
        <draw:custom-shape draw:style-name="gr1" draw:text-style-name="P1" draw:id="id72"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3">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72" draw:start-glue-point="10" draw:end-shape="id73" draw:end-glue-point="2" svg:d="m63358 13295v-972h-3420v-972">
          <text:p/>
        </draw:connector>
        <draw:custom-shape draw:style-name="gr1" draw:text-style-name="P1" draw:id="id75"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3">ImplChartModel</text:p>
          <draw:enhanced-geometry svg:viewBox="0 0 21600 21600" draw:type="rectangle" draw:enhanced-path="M 0 0 L 21600 0 21600 21600 0 21600 0 0 Z N"/>
        </draw:custom-shape>
        <draw:custom-shape draw:style-name="class_20__28_external_20_module_29_" draw:id="id74" draw:layer="layout" svg:width="2.566cm" svg:height="0.648cm" svg:x="68.463cm" svg:y="17.726cm">
          <text:p text:style-name="P2">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72" draw:start-glue-point="9" draw:end-shape="id74" draw:end-glue-point="3" svg:d="m64910 17181h1777v869h1776">
          <text:p/>
        </draw:connector>
        <draw:connector draw:style-name="gr7" draw:text-style-name="P2" draw:layer="layout" draw:line-skew="1.197cm" svg:x1="64.91cm" svg:y1="13.736cm" svg:x2="75.953cm" svg:y2="9.939cm" draw:start-shape="id72" draw:start-glue-point="4" draw:end-shape="id75" draw:end-glue-point="3" svg:d="m64910 13736h6719v-3797h4324">
          <text:p text:style-name="P2">m_pImplChartModel</text:p>
        </draw:connector>
        <draw:custom-shape draw:style-name="uno_20_service" draw:id="id76" draw:layer="layout" svg:width="6.195cm" svg:height="1.425cm" svg:x="63.591cm" svg:y="9.899cm">
          <text:p text:style-name="P2">com.sun.star.document.OfficeDocument</text:p>
          <text:p text:style-name="P2">com.sun.star.chart.ChartDocument</text:p>
          <text:p text:style-name="P2">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72" draw:start-glue-point="11" draw:end-shape="id76" draw:end-glue-point="2" svg:d="m64341 13295v-986h2347v-985">
          <text:p/>
        </draw:connector>
        <draw:custom-shape draw:style-name="uno_20_service" draw:id="id77" draw:layer="layout" svg:width="4.744cm" svg:height="0.7cm" svg:x="11.058cm" svg:y="52.531cm">
          <text:p text:style-name="P2">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45" draw:start-glue-point="4" draw:end-shape="id77" draw:end-glue-point="2" svg:d="m15461 54893v-831h-2031v-831">
          <text:p/>
        </draw:connector>
        <draw:custom-shape draw:style-name="class_20__28_external_20_module_29_" draw:id="id78" draw:layer="layout" svg:width="2.307cm" svg:height="0.596cm" svg:x="17.331cm" svg:y="52.688cm">
          <text:p text:style-name="P2">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45" draw:start-glue-point="5" draw:end-shape="id78" draw:end-glue-point="2" svg:d="m16496 54893v-805h1988v-804">
          <text:p/>
        </draw:connector>
        <draw:custom-shape draw:style-name="gr5" draw:id="id79" draw:layer="layout" svg:width="2.093cm" svg:height="0.642cm" svg:x="27.728cm" svg:y="62.535cm">
          <text:p text:style-name="P2">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41" draw:start-glue-point="1" draw:end-shape="id79" draw:end-glue-point="3" svg:d="m23676 62134h2025v722h2027">
          <text:p>m_aAxisUsageList</text:p>
        </draw:connector>
        <draw:custom-shape draw:style-name="gr1" draw:text-style-name="P1" draw:id="id80" draw:layer="layout" svg:width="2.996cm" svg:height="0.713cm" svg:x="30.967cm" svg:y="62.573cm">
          <text:p text:style-name="P3">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79" draw:start-glue-point="1" draw:end-shape="id80" draw:end-glue-point="3" svg:d="m29821 62856h573v73h573">
          <text:p/>
        </draw:connector>
        <draw:custom-shape draw:style-name="gr5" draw:id="id81" draw:layer="layout" svg:width="4.875cm" svg:height="0.619cm" svg:x="35.29cm" svg:y="62.731cm">
          <text:p text:style-name="P2">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80" draw:start-glue-point="1" draw:end-shape="id81" draw:end-glue-point="3" svg:d="m33963 62929h663v111h664">
          <text:p/>
        </draw:connector>
        <draw:custom-shape draw:style-name="gr1" draw:text-style-name="P3" draw:id="id82" draw:layer="layout" svg:width="1.855cm" svg:height="0.618cm" svg:x="23.095cm" svg:y="58.822cm">
          <text:p text:style-name="P3">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2" draw:layer="layout" svg:x1="17.018cm" svg:y1="59.609cm" svg:x2="23.095cm" svg:y2="59.131cm" draw:start-shape="id45" draw:start-glue-point="8" draw:end-shape="id82" draw:end-glue-point="3" svg:d="m17018 59609h3038v-478h3039">
          <text:p text:style-name="P2">impl_createDiagramAndContent()</text:p>
        </draw:connector>
        <draw:custom-shape draw:style-name="gr5" draw:id="id83" draw:layer="layout" svg:width="1.569cm" svg:height="0.523cm" svg:x="46.718cm" svg:y="41.944cm">
          <text:p text:style-name="P2">TickInfo</text:p>
          <draw:enhanced-geometry svg:viewBox="0 0 21600 21600" draw:type="rectangle" draw:enhanced-path="M 0 0 L 21600 0 21600 21600 0 21600 0 0 Z N"/>
        </draw:custom-shape>
        <draw:connector draw:style-name="data_20_member_20__28_multiple_29_" draw:text-style-name="P2" draw:layer="layout" svg:x1="43.048cm" svg:y1="43.553cm" svg:x2="46.718cm" svg:y2="42.205cm" draw:start-shape="id44" draw:start-glue-point="7" draw:end-shape="id83" draw:end-glue-point="3" svg:d="m43048 43553h1835v-1348h1835">
          <text:p text:style-name="P2">m_aAllTickInfos</text:p>
        </draw:connector>
        <draw:custom-shape draw:style-name="gr2" draw:id="id84" draw:layer="layout" svg:width="4.613cm" svg:height="0.547cm" svg:x="50.719cm" svg:y="41.875cm">
          <text:p text:style-name="P2">com.sun.star.drawing.XShape</text:p>
          <draw:enhanced-geometry svg:viewBox="0 0 21600 21600" draw:type="rectangle" draw:enhanced-path="M 0 0 L 21600 0 21600 21600 0 21600 0 0 Z N"/>
        </draw:custom-shape>
        <draw:connector draw:style-name="data_20_member_20__28_pointer_29_" draw:text-style-name="P2" draw:layer="layout" svg:x1="48.287cm" svg:y1="42.205cm" svg:x2="50.719cm" svg:y2="42.148cm" draw:start-shape="id83" draw:start-glue-point="1" draw:end-shape="id84" draw:end-glue-point="3" svg:d="m48287 42205h1215v-57h1217">
          <text:p text:style-name="P2">xTextShape</text:p>
        </draw:connector>
        <draw:frame draw:style-name="annotation" draw:layer="layout" svg:width="12.683cm" svg:height="2.918cm" svg:x="28.164cm" svg:y="59.494cm">
          <draw:text-box>
            <text:p text:style-name="P2">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2"/>
            <text:p text:style-name="P2"><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3" draw:id="id85" draw:layer="layout" svg:width="2.851cm" svg:height="2.371cm" svg:x="70.442cm" svg:y="45.159cm">
          <draw:glue-point draw:id="4" svg:x="-5.001cm" svg:y="-2.669cm"/>
          <draw:glue-point draw:id="5" svg:x="-5.001cm" svg:y="2.447cm"/>
          <text:p text:style-name="P3">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82" draw:start-glue-point="1" draw:end-shape="id85" draw:end-glue-point="5" svg:d="m24950 59131h29514v-12207h15978">
          <text:p/>
        </draw:connector>
        <draw:connector draw:style-name="data_20_member_20__28_pointer_29_" draw:layer="layout" svg:x1="48.228cm" svg:y1="21.912cm" svg:x2="70.442cm" svg:y2="46.344cm" draw:start-shape="id51" draw:start-glue-point="1" draw:end-shape="id85" draw:end-glue-point="3" svg:d="m48228 21912h11106v24432h11108">
          <text:p/>
        </draw:connector>
        <draw:custom-shape draw:style-name="gr1" draw:text-style-name="P1" draw:id="id86" draw:layer="layout" svg:width="3.421cm" svg:height="0.777cm" svg:x="63.89cm" svg:y="44.667cm">
          <text:p text:style-name="P3">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86" draw:start-glue-point="1" draw:end-shape="id85" draw:end-glue-point="4" svg:d="m67311 45055h1565v657h1566">
          <text:p/>
        </draw:connector>
        <draw:custom-shape draw:style-name="gr1" draw:text-style-name="P1" draw:id="id87" draw:layer="layout" svg:width="3.369cm" svg:height="0.699cm" svg:x="18.783cm" svg:y="57.133cm">
          <text:p text:style-name="P3">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45" draw:start-glue-point="7" draw:end-shape="id87" draw:end-glue-point="3" svg:d="m17018 57999h882v-517h883">
          <text:p/>
        </draw:connector>
        <draw:custom-shape draw:style-name="gr2" draw:id="id88" draw:layer="layout" svg:width="6.273cm" svg:height="0.674cm" svg:x="28.164cm" svg:y="57.523cm">
          <text:p text:style-name="P2">com.sun.star.lang.XMultiServiceFactory</text:p>
          <draw:enhanced-geometry svg:viewBox="0 0 21600 21600" draw:type="rectangle" draw:enhanced-path="M 0 0 L 21600 0 21600 21600 0 21600 0 0 Z N"/>
        </draw:custom-shape>
        <draw:connector draw:style-name="data_20_member_20__28_pointer_29_" draw:text-style-name="P2" draw:layer="layout" svg:x1="22.152cm" svg:y1="57.482cm" svg:x2="28.164cm" svg:y2="57.86cm" draw:start-shape="id87" draw:start-glue-point="1" draw:end-shape="id88" draw:end-glue-point="3" svg:d="m22152 57482h3005v378h3007">
          <text:p text:style-name="P2">xShapeFactory</text:p>
        </draw:connector>
        <draw:custom-shape draw:style-name="gr3" draw:id="id89" draw:layer="layout" svg:width="2.246cm" svg:height="0.715cm" svg:x="116.77cm" svg:y="51.27cm">
          <draw:glue-point draw:id="4" svg:x="-2.613cm" svg:y="-5.006cm"/>
          <draw:glue-point draw:id="5" svg:x="2.35cm" svg:y="-5.006cm"/>
          <text:p text:style-name="P2">AxisWrapper</text:p>
          <draw:enhanced-geometry svg:viewBox="0 0 21600 21600" draw:type="rectangle" draw:enhanced-path="M 0 0 L 21600 0 21600 21600 0 21600 0 0 Z N"/>
        </draw:custom-shape>
        <draw:custom-shape draw:style-name="gr2" draw:id="id90" draw:layer="layout" svg:width="4.873cm" svg:height="0.7cm" svg:x="113.808cm" svg:y="48.246cm">
          <text:p text:style-name="P2">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89" draw:start-glue-point="4" draw:end-shape="id90" draw:end-glue-point="2" svg:d="m117307 51270v-1162h-1063v-1162">
          <text:p/>
        </draw:connector>
        <draw:custom-shape draw:style-name="uno_20_service" draw:id="id91" draw:layer="layout" svg:width="4.665cm" svg:height="0.622cm" svg:x="119.226cm" svg:y="48.273cm">
          <text:p text:style-name="P2">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89" draw:start-glue-point="5" draw:end-shape="id91" svg:d="m118420 51270v-1188h3138v-1187">
          <text:p/>
        </draw:connector>
        <draw:custom-shape draw:style-name="gr1" draw:text-style-name="P1" draw:layer="layout" svg:width="2.965cm" svg:height="0.648cm" svg:x="134.307cm" svg:y="38.399cm">
          <text:p text:style-name="P3">WrappedProperty</text:p>
          <draw:enhanced-geometry svg:viewBox="0 0 21600 21600" draw:type="rectangle" draw:enhanced-path="M 0 0 L 21600 0 21600 21600 0 21600 0 0 Z N"/>
        </draw:custom-shape>
        <draw:custom-shape draw:style-name="gr1" draw:text-style-name="P1" draw:layer="layout" svg:width="5.158cm" svg:height="0.723cm" svg:x="120.266cm" svg:y="60.759cm">
          <text:p text:style-name="P3">WrappedDataRowSourceProperty</text:p>
          <draw:enhanced-geometry svg:viewBox="0 0 21600 21600" draw:type="rectangle" draw:enhanced-path="M 0 0 L 21600 0 21600 21600 0 21600 0 0 Z N"/>
        </draw:custom-shape>
        <draw:custom-shape draw:style-name="gr1" draw:text-style-name="P1" draw:id="id92" draw:layer="layout" svg:width="3.513cm" svg:height="1.671cm" svg:x="128.696cm" svg:y="43.206cm">
          <draw:glue-point draw:id="4" svg:x="-2.249cm" svg:y="-5cm"/>
          <draw:glue-point draw:id="5" svg:x="2.408cm" svg:y="-5cm"/>
          <draw:glue-point draw:id="6" svg:x="-2.571cm" svg:y="5cm"/>
          <draw:glue-point draw:id="7" svg:x="3.706cm" svg:y="5cm"/>
          <draw:glue-point draw:id="8" svg:x="4.998cm" svg:y="-3.291cm"/>
          <draw:glue-point draw:id="9" svg:x="4.998cm" svg:y="-1.274cm"/>
          <draw:glue-point draw:id="10" svg:x="4.998cm" svg:y="1.669cm"/>
          <draw:glue-point draw:id="11" svg:x="4.998cm" svg:y="3.53cm"/>
          <text:p text:style-name="P3">WrappedPropertySet</text:p>
          <draw:enhanced-geometry svg:viewBox="0 0 21600 21600" draw:type="rectangle" draw:enhanced-path="M 0 0 L 21600 0 21600 21600 0 21600 0 0 Z N"/>
        </draw:custom-shape>
        <draw:custom-shape draw:style-name="gr2" draw:id="id93" draw:layer="layout" svg:width="6.429cm" svg:height="1.644cm" svg:x="123.842cm" svg:y="39.171cm">
          <text:p text:style-name="P2">com.sun.star.beans.XMultiPropertySet <text:s text:c="2"/></text:p>
          <text:p text:style-name="P2">com.sun.star.beans.XMultiPropertyStates</text:p>
          <text:p text:style-name="P2">com.sun.star.beans.XPropertySet <text:s text:c="7"/></text:p>
          <text:p text:style-name="P2">com.sun.star.beans.XPropertyState <text:s text:c="5"/></text:p>
          <draw:enhanced-geometry svg:viewBox="0 0 21600 21600" draw:type="rectangle" draw:enhanced-path="M 0 0 L 21600 0 21600 21600 0 21600 0 0 Z N"/>
        </draw:custom-shape>
        <draw:connector draw:style-name="inheritance_20__28_public_29_" draw:layer="layout" svg:x1="129.662cm" svg:y1="43.206cm" svg:x2="127.056cm" svg:y2="40.815cm" draw:start-shape="id92" draw:start-glue-point="4" draw:end-shape="id93" draw:end-glue-point="2" svg:d="m129662 43206v-1196h-2606v-1195">
          <text:p/>
        </draw:connector>
        <draw:frame draw:style-name="annotation" draw:layer="layout" svg:width="6.039cm" svg:height="1.162cm" svg:x="134.335cm" svg:y="39.775cm">
          <draw:text-box>
            <text:p text:style-name="P2"><text:span text:style-name="T1">WrappedProperty</text:span> translates the external and internal property names because they may be different.</text:p>
          </draw:text-box>
        </draw:frame>
        <draw:custom-shape draw:style-name="gr2" draw:id="id94" draw:layer="layout" svg:width="4.405cm" svg:height="0.674cm" svg:x="18.585cm" svg:y="73.023cm">
          <text:p text:style-name="P2">com.sun.star.frame.XModel</text:p>
          <draw:enhanced-geometry svg:viewBox="0 0 21600 21600" draw:type="rectangle" draw:enhanced-path="M 0 0 L 21600 0 21600 21600 0 21600 0 0 Z N"/>
        </draw:custom-shape>
        <draw:connector draw:style-name="data_20_member_20__28_pointer_29_" draw:text-style-name="P2" draw:layer="layout" svg:x1="17.018cm" svg:y1="69.655cm" svg:x2="18.585cm" svg:y2="73.36cm" draw:start-shape="id45" draw:start-glue-point="10" draw:end-shape="id94" draw:end-glue-point="3" svg:d="m17018 69655h783v3705h784">
          <text:p text:style-name="P2">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2" draw:id="id95" draw:layer="layout" svg:width="5.028cm" svg:height="0.673cm" svg:x="82.67cm" svg:y="22.083cm">
          <text:p text:style-name="P2">com.sun.star.chart2.XDiagram</text:p>
          <draw:enhanced-geometry svg:viewBox="0 0 21600 21600" draw:type="rectangle" draw:enhanced-path="M 0 0 L 21600 0 21600 21600 0 21600 0 0 Z N"/>
        </draw:custom-shape>
        <draw:connector draw:style-name="data_20_member_20__28_multiple_20_pointers_29_" draw:text-style-name="P2" draw:layer="layout" svg:x1="78.724cm" svg:y1="13.739cm" svg:x2="82.67cm" svg:y2="22.419cm" draw:start-shape="id75" draw:start-glue-point="13" draw:end-shape="id95" draw:end-glue-point="3" svg:d="m78724 13739h1974v8680h1972">
          <text:p text:style-name="P2">m_aDiagrams</text:p>
        </draw:connector>
        <draw:custom-shape draw:style-name="gr1" draw:text-style-name="P1" draw:id="id96" draw:layer="layout" svg:width="2.722cm" svg:height="0.882cm" svg:x="97.386cm" svg:y="22.503cm">
          <draw:glue-point draw:id="4" svg:x="-2.332cm" svg:y="-5cm"/>
          <draw:glue-point draw:id="5" svg:x="2.428cm" svg:y="-5cm"/>
          <text:p text:style-name="P3">Diagram</text:p>
          <draw:enhanced-geometry svg:viewBox="0 0 21600 21600" draw:type="rectangle" draw:enhanced-path="M 0 0 L 21600 0 21600 21600 0 21600 0 0 Z N"/>
        </draw:custom-shape>
        <draw:custom-shape draw:style-name="gr2" draw:id="id97" draw:layer="layout" svg:width="7.853cm" svg:height="3.136cm" svg:x="90.803cm" svg:y="17.657cm">
          <text:p text:style-name="P2">com.sun.star.chart.X3DDefaultSetter</text:p>
          <text:p text:style-name="P2">com.sun.star.chart2.XCoordinateSystemContainer</text:p>
          <text:p text:style-name="P2">com.sun.star.chart2.XDiagram</text:p>
          <text:p text:style-name="P2">com.sun.star.chart2.XTitled</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ustom-shape draw:style-name="uno_20_service" draw:id="id98" draw:layer="layout" svg:width="5.443cm" svg:height="1.425cm" svg:x="99.434cm" svg:y="19.679cm">
          <text:p text:style-name="P2">com.sun.star.beans.PropertySet</text:p>
          <text:p text:style-name="P2">com.sun.star.chart2.Diagram</text:p>
          <text:p text:style-name="P2">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96" draw:start-glue-point="4" draw:end-shape="id97" draw:end-glue-point="2" svg:d="m98113 22503v-855h-3384v-855">
          <text:p/>
        </draw:connector>
        <draw:connector draw:style-name="inheritance_20__28_public_29_" draw:layer="layout" svg:x1="99.407cm" svg:y1="22.503cm" svg:x2="102.155cm" svg:y2="21.104cm" draw:start-shape="id96" draw:start-glue-point="5" draw:end-shape="id98" draw:end-glue-point="2" svg:d="m99407 22503v-700h2748v-699">
          <text:p/>
        </draw:connector>
        <draw:frame draw:style-name="annotation" draw:layer="layout" svg:width="8.356cm" svg:height="2.666cm" svg:x="80.207cm" svg:y="23.46cm">
          <draw:text-box>
            <text:p text:style-name="P2">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2" draw:id="id99" draw:layer="layout" svg:width="6.246cm" svg:height="0.648cm" svg:x="103.765cm" svg:y="22.424cm">
          <text:p text:style-name="P2">com.sun.star.chart2.XCoordinateSystem</text:p>
          <draw:enhanced-geometry svg:viewBox="0 0 21600 21600" draw:type="rectangle" draw:enhanced-path="M 0 0 L 21600 0 21600 21600 0 21600 0 0 Z N"/>
        </draw:custom-shape>
        <draw:connector draw:style-name="data_20_member_20__28_multiple_20_pointers_29_" draw:text-style-name="P2" draw:layer="layout" svg:x1="100.108cm" svg:y1="22.944cm" svg:x2="103.765cm" svg:y2="22.748cm" draw:start-shape="id96" draw:start-glue-point="1" draw:end-shape="id99" draw:end-glue-point="3" svg:d="m100108 22944h1829v-196h1828">
          <text:p text:style-name="P2">m_aCoordSystems</text:p>
        </draw:connector>
        <draw:frame draw:style-name="annotation" draw:layer="layout" svg:width="10.705cm" svg:height="4.193cm" svg:x="121.138cm" svg:y="15.87cm">
          <draw:text-box>
            <text:p text:style-name="P2">A chart model has multiple diagrams, and each diagram has multiple coordinate systems. <text:s/>But the current chart2 implementation appears to make the assumption that the model has only one diagram, and the diagram has only one coordinate system.</text:p>
            <text:p text:style-name="P2"/>
            <text:p text:style-name="P2">Furthermore, each coordinate system can have multiple chart types if there are multiple data series of differing types.</text:p>
            <text:p text:style-name="P2"/>
            <text:p text:style-name="P2">Each axis of a coordinate system has exactly one scaling data (<text:span text:style-name="T1">com.sun.star.chart2.ScaleData</text:span>).</text:p>
          </draw:text-box>
        </draw:frame>
        <draw:custom-shape draw:style-name="gr1" draw:text-style-name="P1" draw:id="id100"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3">BaseCoordinateSystem</text:p>
          <draw:enhanced-geometry svg:viewBox="0 0 21600 21600" draw:type="rectangle" draw:enhanced-path="M 0 0 L 21600 0 21600 21600 0 21600 0 0 Z N"/>
        </draw:custom-shape>
        <draw:custom-shape draw:style-name="gr2" draw:text-style-name="P2" draw:id="id101" draw:layer="layout" svg:width="6.402cm" svg:height="2.437cm" svg:x="112.759cm" svg:y="17.266cm">
          <text:p text:style-name="P2">com.sun.star.chart2.XChartTypeContainer</text:p>
          <text:p text:style-name="P2">com.sun.star.chart2.XCoordinateSystem</text:p>
          <text:p text:style-name="P2">com.sun.star.lang.XServiceInfo</text:p>
          <text:p text:style-name="P2">com.sun.star.util.XCloneable</text:p>
          <text:p text:style-name="P2">com.sun.star.util.XModifyBroadcaster</text:p>
          <text:p text:style-name="P2">com.sun.star.util.XModifyListener</text:p>
          <draw:enhanced-geometry svg:viewBox="0 0 21600 21600" draw:mirror-horizontal="false" draw:mirror-vertical="false" draw:type="rectangle" draw:enhanced-path="M 0 0 L 21600 0 21600 21600 0 21600 0 0 Z N"/>
        </draw:custom-shape>
        <draw:connector draw:style-name="inheritance_20__28_public_29_" draw:layer="layout" svg:x1="114.909cm" svg:y1="21.436cm" svg:x2="115.96cm" svg:y2="19.703cm" draw:start-shape="id100" draw:start-glue-point="0" draw:end-shape="id101" draw:end-glue-point="2" svg:d="m114909 21436v-867h1051v-866">
          <text:p/>
        </draw:connector>
        <draw:custom-shape draw:style-name="gr1" draw:text-style-name="P1" draw:id="id102" draw:layer="layout" svg:width="4.536cm" svg:height="0.647cm" svg:x="106.563cm" svg:y="30.278cm">
          <draw:glue-point draw:id="4" svg:x="-1.686cm" svg:y="-5.006cm"/>
          <draw:glue-point draw:id="5" svg:x="1.913cm" svg:y="-5.006cm"/>
          <draw:glue-point draw:id="6" svg:x="-2.312cm" svg:y="4.992cm"/>
          <draw:glue-point draw:id="7" svg:x="2.314cm" svg:y="4.992cm"/>
          <text:p text:style-name="P3">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102" draw:start-glue-point="4" draw:end-shape="id100" draw:end-glue-point="6" svg:d="m108067 30278v-3305h5466v-3307">
          <text:p/>
        </draw:connector>
        <draw:custom-shape draw:style-name="gr1" draw:text-style-name="P1" draw:id="id103" draw:layer="layout" svg:width="4.095cm" svg:height="0.621cm" svg:x="118.332cm" svg:y="30.097cm">
          <draw:glue-point draw:id="4" svg:x="-1.899cm" svg:y="-5.006cm"/>
          <draw:glue-point draw:id="5" svg:x="2.087cm" svg:y="-5.006cm"/>
          <text:p text:style-name="P3">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103" draw:start-glue-point="4" draw:end-shape="id100" draw:end-glue-point="7" svg:d="m119602 30097v-3215h-3829v-3216">
          <text:p/>
        </draw:connector>
        <draw:custom-shape draw:style-name="uno_20_service" draw:id="id104" draw:layer="layout" svg:width="7.386cm" svg:height="0.622cm" svg:x="120.249cm" svg:y="27.79cm">
          <text:p text:style-name="P2">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103" draw:start-glue-point="5" draw:end-shape="id104" svg:d="m121233 30097v-843h2709v-842">
          <text:p/>
        </draw:connector>
        <draw:custom-shape draw:style-name="uno_20_service" draw:id="id105" draw:layer="layout" svg:width="8.087cm" svg:height="0.622cm" svg:x="108.688cm" svg:y="28.152cm">
          <text:p text:style-name="P2">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102" draw:start-glue-point="5" draw:end-shape="id105" svg:d="m109698 30278v-752h3033v-752">
          <text:p/>
        </draw:connector>
        <draw:custom-shape draw:style-name="gr1" draw:text-style-name="P1" draw:id="id106" draw:layer="layout" svg:width="4.665cm" svg:height="0.647cm" svg:x="104.335cm" svg:y="32.948cm">
          <draw:glue-point draw:id="4" svg:x="-1.686cm" svg:y="-5.006cm"/>
          <draw:glue-point draw:id="5" svg:x="1.913cm" svg:y="-5.006cm"/>
          <text:p text:style-name="P3">CartesianCoordinateSystem2d</text:p>
          <draw:enhanced-geometry svg:viewBox="0 0 21600 21600" draw:type="rectangle" draw:enhanced-path="M 0 0 L 21600 0 21600 21600 0 21600 0 0 Z N"/>
        </draw:custom-shape>
        <draw:custom-shape draw:style-name="gr1" draw:text-style-name="P1" draw:id="id107" draw:layer="layout" svg:width="4.665cm" svg:height="0.647cm" svg:x="109.624cm" svg:y="32.948cm">
          <draw:glue-point draw:id="4" svg:x="-1.686cm" svg:y="-5.006cm"/>
          <draw:glue-point draw:id="5" svg:x="1.913cm" svg:y="-5.006cm"/>
          <text:p text:style-name="P3">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106" draw:start-glue-point="0" draw:end-shape="id102" draw:end-glue-point="6" svg:d="m106667 32948v-1012h1116v-1013">
          <text:p/>
        </draw:connector>
        <draw:connector draw:style-name="inheritance_20__28_public_29_" draw:layer="layout" svg:x1="111.956cm" svg:y1="32.948cm" svg:x2="109.88cm" svg:y2="30.923cm" draw:start-shape="id107" draw:start-glue-point="0" draw:end-shape="id102" draw:end-glue-point="7" svg:d="m111956 32948v-1012h-2076v-1013">
          <text:p/>
        </draw:connector>
        <draw:custom-shape draw:style-name="gr2" draw:id="id108" draw:layer="layout" svg:width="5.158cm" svg:height="0.622cm" svg:x="126.676cm" svg:y="25.172cm">
          <text:p text:style-name="P2">com.sun.star.chart2.XChartType</text:p>
          <draw:enhanced-geometry svg:viewBox="0 0 21600 21600" draw:type="rectangle" draw:enhanced-path="M 0 0 L 21600 0 21600 21600 0 21600 0 0 Z N"/>
        </draw:custom-shape>
        <draw:connector draw:style-name="data_20_member_20__28_multiple_20_pointers_29_" draw:text-style-name="P2" draw:layer="layout" svg:x1="116.877cm" svg:y1="23.224cm" svg:x2="126.676cm" svg:y2="25.483cm" draw:start-shape="id100" draw:start-glue-point="9" draw:end-shape="id108" draw:end-glue-point="3" svg:d="m116877 23224h4900v2259h4899">
          <text:p text:style-name="P2">getChartTypes()</text:p>
          <text:p text:style-name="P2">setChartTypes()</text:p>
        </draw:connector>
        <draw:custom-shape draw:style-name="gr1" draw:text-style-name="P1" draw:id="id109"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3">ChartType</text:p>
          <draw:enhanced-geometry svg:viewBox="0 0 21600 21600" draw:type="rectangle" draw:enhanced-path="M 0 0 L 21600 0 21600 21600 0 21600 0 0 Z N"/>
        </draw:custom-shape>
        <draw:custom-shape draw:style-name="gr2" draw:id="id110" draw:layer="layout" svg:width="6.661cm" svg:height="2.1cm" svg:x="135.54cm" svg:y="22.632cm">
          <text:p text:style-name="P2">com.sun.star.chart2.XChartType</text:p>
          <text:p text:style-name="P2">com.sun.star.chart2.XDataSeriesContainer</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109" draw:start-glue-point="4" draw:end-shape="id110" draw:end-glue-point="2" svg:d="m137118 26313v-791h1752v-790">
          <text:p/>
        </draw:connector>
        <draw:custom-shape draw:style-name="gr2" draw:id="id111" draw:layer="layout" svg:width="5.142cm" svg:height="0.545cm" svg:x="146.916cm" svg:y="26.104cm">
          <text:p text:style-name="P2">com.sun.star.chart2.XDataSeries</text:p>
          <draw:enhanced-geometry svg:viewBox="0 0 21600 21600" draw:type="rectangle" draw:enhanced-path="M 0 0 L 21600 0 21600 21600 0 21600 0 0 Z N"/>
        </draw:custom-shape>
        <draw:connector draw:style-name="data_20_member_20__28_multiple_20_pointers_29_" draw:text-style-name="P2" draw:layer="layout" svg:x1="140.62cm" svg:y1="26.701cm" svg:x2="146.916cm" svg:y2="26.376cm" draw:start-shape="id109" draw:start-glue-point="1" draw:end-shape="id111" draw:end-glue-point="3" svg:d="m140620 26701h3148v-325h3148">
          <text:p text:style-name="P2">getDataSeries()</text:p>
          <text:p text:style-name="P2">setDataSeries()</text:p>
        </draw:connector>
        <draw:custom-shape draw:style-name="gr1" draw:text-style-name="P1" draw:id="id112" draw:layer="layout" svg:width="2.565cm" svg:height="2.798cm" svg:x="111.734cm" svg:y="70.394cm">
          <draw:glue-point draw:id="4" svg:x="-2.522cm" svg:y="-5.006cm"/>
          <draw:glue-point draw:id="5" svg:x="2.433cm" svg:y="-5.006cm"/>
          <draw:glue-point draw:id="6" svg:x="5cm" svg:y="-2.594cm"/>
          <draw:glue-point draw:id="7" svg:x="5cm" svg:y="2.684cm"/>
          <text:p text:style-name="P3">DataSeries</text:p>
          <draw:enhanced-geometry svg:viewBox="0 0 21600 21600" draw:type="rectangle" draw:enhanced-path="M 0 0 L 21600 0 21600 21600 0 21600 0 0 Z N"/>
        </draw:custom-shape>
        <draw:custom-shape draw:style-name="gr2" draw:id="id113" draw:layer="layout" svg:width="7.594cm" svg:height="3.111cm" svg:x="106.549cm" svg:y="65.598cm">
          <text:p text:style-name="P2">com.sun.star.chart2.XDataSeries</text:p>
          <text:p text:style-name="P2">com.sun.star.chart2.XRegressionCurveContainer</text:p>
          <text:p text:style-name="P2">com.sun.star.chart2.data.XDataSink</text:p>
          <text:p text:style-name="P2">com.sun.star.chart2.data.XDataSource</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112" draw:start-glue-point="4" draw:end-shape="id113" draw:end-glue-point="2" svg:d="m112370 70394v-843h-2024v-842">
          <text:p/>
        </draw:connector>
        <draw:custom-shape draw:style-name="gr2" draw:id="id114" draw:layer="layout" svg:width="7.465cm" svg:height="0.622cm" svg:x="121.555cm" svg:y="70.134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text-style-name="P2" draw:layer="layout" svg:x1="114.298cm" svg:y1="71.068cm" svg:x2="121.555cm" svg:y2="70.445cm" draw:start-shape="id112" draw:start-glue-point="6" draw:end-shape="id114" draw:end-glue-point="3" svg:d="m114298 71068h3628v-623h3629">
          <text:p text:style-name="P2">getDataSequences()</text:p>
          <text:p text:style-name="P2">m_aDataSequences</text:p>
        </draw:connector>
        <draw:custom-shape draw:style-name="gr2" draw:id="id115" draw:layer="layout" svg:width="5.469cm" svg:height="0.544cm" svg:x="120.856cm" svg:y="71.586cm">
          <text:p text:style-name="P2">com.sun.star.beans.XPropertySet</text:p>
          <draw:enhanced-geometry svg:viewBox="0 0 21600 21600" draw:type="rectangle" draw:enhanced-path="M 0 0 L 21600 0 21600 21600 0 21600 0 0 Z N"/>
        </draw:custom-shape>
        <draw:connector draw:style-name="data_20_member_20__28_multiple_20_pointers_29_" draw:text-style-name="P2" draw:layer="layout" svg:x1="114.299cm" svg:y1="71.793cm" svg:x2="120.856cm" svg:y2="71.858cm" draw:start-shape="id112" draw:start-glue-point="1" draw:end-shape="id115" draw:end-glue-point="3" svg:d="m114299 71793h3278v65h3279">
          <text:p text:style-name="P2">m_aAttributedDataPoints</text:p>
        </draw:connector>
        <draw:custom-shape draw:style-name="gr2" draw:id="id116" draw:layer="layout" svg:width="6.142cm" svg:height="0.622cm" svg:x="120.649cm" svg:y="73.167cm">
          <text:p text:style-name="P2">com.sun.star.chart2.XRegressionCurve</text:p>
          <draw:enhanced-geometry svg:viewBox="0 0 21600 21600" draw:type="rectangle" draw:enhanced-path="M 0 0 L 21600 0 21600 21600 0 21600 0 0 Z N"/>
        </draw:custom-shape>
        <draw:connector draw:style-name="data_20_member_20__28_multiple_20_pointers_29_" draw:text-style-name="P2" draw:layer="layout" svg:x1="114.298cm" svg:y1="72.543cm" svg:x2="120.649cm" svg:y2="73.478cm" draw:start-shape="id112" draw:start-glue-point="7" draw:end-shape="id116" svg:d="m114298 72543h3176v935h3175">
          <text:p text:style-name="P2">m_aRegressionCurves</text:p>
        </draw:connector>
        <draw:custom-shape draw:style-name="gr1" draw:text-style-name="P1" draw:id="id117" draw:layer="layout" svg:width="3.756cm" svg:height="0.803cm" svg:x="142.653cm" svg:y="75.578cm">
          <draw:glue-point draw:id="4" svg:x="-2.522cm" svg:y="-5.006cm"/>
          <draw:glue-point draw:id="5" svg:x="2.433cm" svg:y="-5.006cm"/>
          <draw:glue-point draw:id="6" svg:x="5cm" svg:y="-2.594cm"/>
          <draw:glue-point draw:id="7" svg:x="5cm" svg:y="2.684cm"/>
          <text:p text:style-name="P3">LabeledDataSequence</text:p>
          <draw:enhanced-geometry svg:viewBox="0 0 21600 21600" draw:type="rectangle" draw:enhanced-path="M 0 0 L 21600 0 21600 21600 0 21600 0 0 Z N"/>
        </draw:custom-shape>
        <draw:custom-shape draw:style-name="gr2" draw:id="id118" draw:layer="layout" svg:width="7.698cm" svg:height="1.789cm" svg:x="136.329cm" svg:y="71.50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143.584cm" svg:y1="75.578cm" svg:x2="140.178cm" svg:y2="73.298cm" draw:start-shape="id117" draw:start-glue-point="4" draw:end-shape="id118" draw:end-glue-point="2" svg:d="m143584 75578v-1141h-3406v-1139">
          <text:p/>
        </draw:connector>
        <draw:custom-shape draw:style-name="uno_20_service" draw:id="id119" draw:layer="layout" svg:width="7.439cm" svg:height="0.622cm" svg:x="144.573cm" svg:y="73.57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145.444cm" svg:y1="75.578cm" svg:x2="148.292cm" svg:y2="74.192cm" draw:start-shape="id117" draw:start-glue-point="5" draw:end-shape="id119" svg:d="m145444 75578v-693h2848v-693">
          <text:p/>
        </draw:connector>
        <draw:frame draw:style-name="annotation" draw:layer="layout" svg:width="7.646cm" svg:height="0.928cm" svg:x="141.874cm" svg:y="76.698cm">
          <draw:text-box>
            <text:p text:style-name="P2">Each application provides its own implementation of <text:span text:style-name="T1">LabeledDataSequence</text:span> service.</text:p>
          </draw:text-box>
        </draw:frame>
        <draw:custom-shape draw:style-name="gr1" draw:text-style-name="P1" draw:id="id120" draw:layer="layout" svg:width="2.417cm" svg:height="0.697cm" svg:x="24.963cm" svg:y="65.848cm">
          <text:p text:style-name="P3">VDataSeries</text:p>
          <draw:enhanced-geometry svg:viewBox="0 0 21600 21600" draw:type="rectangle" draw:enhanced-path="M 0 0 L 21600 0 21600 21600 0 21600 0 0 Z N"/>
        </draw:custom-shape>
        <draw:connector draw:style-name="local_20_usage_20__2f__20_return_20_type" draw:text-style-name="P2" draw:layer="layout" svg:x1="23.674cm" svg:y1="62.618cm" svg:x2="24.963cm" svg:y2="66.196cm" draw:start-shape="id41" draw:start-glue-point="6" draw:end-shape="id120" draw:end-glue-point="3" svg:d="m23674 62618h645v3578h644">
          <text:p text:style-name="P2">initializeCooSysAndSeriesPlotter()</text:p>
        </draw:connector>
        <draw:custom-shape draw:style-name="gr1" draw:text-style-name="P1" draw:id="id121" draw:layer="layout" svg:width="2.94cm" svg:height="0.598cm" svg:x="32.114cm" svg:y="66.316cm">
          <text:p text:style-name="P3">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120" draw:start-glue-point="1" draw:end-shape="id121" draw:end-glue-point="3" svg:d="m27380 66196h2367v419h2367">
          <text:p/>
        </draw:connector>
        <draw:frame draw:style-name="annotation" draw:layer="layout" svg:width="6.928cm" svg:height="2.069cm" svg:x="29.373cm" svg:y="67.413cm">
          <draw:text-box>
            <text:p text:style-name="P2"><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1" draw:id="id122" draw:layer="layout" svg:width="3.343cm" svg:height="4.572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3">CreationWizard</text:p>
          <draw:enhanced-geometry svg:viewBox="0 0 21600 21600" draw:type="rectangle" draw:enhanced-path="M 0 0 L 21600 0 21600 21600 0 21600 0 0 Z N"/>
        </draw:custom-shape>
        <draw:custom-shape draw:style-name="gr1" draw:text-style-name="P1" draw:id="id123" draw:layer="layout" svg:width="3.032cm" svg:height="0.699cm" svg:x="104.978cm" svg:y="80.519cm">
          <draw:glue-point draw:id="4" svg:x="2.094cm" svg:y="4.992cm"/>
          <draw:glue-point draw:id="5" svg:x="-2.691cm" svg:y="4.992cm"/>
          <text:p text:style-name="P3">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122" draw:start-glue-point="4" draw:end-shape="id123" draw:end-glue-point="4" svg:d="m108192 82721v-752h-1064v-753">
          <text:p/>
        </draw:connector>
        <draw:custom-shape draw:style-name="class_20__28_external_20_module_29_" draw:id="id124" draw:layer="layout" svg:width="3.006cm" svg:height="0.648cm" svg:x="110.394cm" svg:y="77.253cm">
          <text:p text:style-name="P2">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122" draw:start-glue-point="5" draw:end-shape="id124" draw:end-glue-point="2" svg:d="m109797 82721v-2410h2100v-2410">
          <text:p/>
        </draw:connector>
        <draw:custom-shape draw:style-name="gr1" draw:text-style-name="P1" draw:id="id125" draw:layer="layout" svg:width="3.835cm" svg:height="1.866cm" svg:x="97.67cm" svg:y="80.234cm">
          <draw:glue-point draw:id="4" svg:x="-2.44cm" svg:y="-5cm"/>
          <draw:glue-point draw:id="5" svg:x="2.366cm" svg:y="-5cm"/>
          <draw:glue-point draw:id="6" svg:x="4.998cm" svg:y="-3.054cm"/>
          <text:p text:style-name="P3">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5.007cm" draw:start-shape="id125" draw:start-glue-point="6" draw:end-shape="id122" draw:end-glue-point="3" svg:d="m101503 80598h2917v4409h2916">
          <text:p/>
        </draw:connector>
        <draw:custom-shape draw:style-name="gr2" draw:id="id126" draw:layer="layout" svg:width="6.48cm" svg:height="2.1cm" svg:x="93.572cm" svg:y="75.723cm">
          <text:p text:style-name="P2">com.sun.star.beans.XPropertySet <text:s text:c="10"/></text:p>
          <text:p text:style-name="P2">com.sun.star.frame.XTerminateListener <text:s text:c="4"/></text:p>
          <text:p text:style-name="P2">com.sun.star.lang.XInitialization <text:s text:c="8"/></text:p>
          <text:p text:style-name="P2">com.sun.star.lang.XServiceInfo <text:s text:c="11"/></text:p>
          <text:p text:style-name="P2">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125" draw:start-glue-point="4" draw:end-shape="id126" svg:d="m98652 80234v-1205h-1840v-1206">
          <text:p/>
        </draw:connector>
        <draw:custom-shape draw:style-name="uno_20_service" draw:id="id127" draw:layer="layout" svg:width="6.324cm" svg:height="1.088cm" svg:x="101.712cm" svg:y="75.413cm">
          <text:p text:style-name="P2">com.sun.star.comp.chart2.WizardDialog</text:p>
          <text:p text:style-name="P2">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125" draw:start-glue-point="5" draw:end-shape="id127" draw:end-glue-point="2" svg:d="m100494 80234v-1866h4380v-1867">
          <text:p/>
        </draw:connector>
        <draw:custom-shape draw:style-name="gr1" draw:text-style-name="P1" draw:id="id128" draw:layer="layout" svg:width="3.111cm" svg:height="0.778cm" svg:x="102.359cm" svg:y="86.766cm">
          <draw:glue-point draw:id="4" svg:x="-2.327cm" svg:y="-5cm"/>
          <draw:glue-point draw:id="5" svg:x="2.504cm" svg:y="-5cm"/>
          <text:p text:style-name="P3">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128" draw:start-glue-point="5" draw:end-shape="id123" draw:end-glue-point="5" svg:d="m104692 86766v-2774h987v-2776">
          <text:p/>
        </draw:connector>
        <draw:custom-shape draw:style-name="class_20__28_external_20_module_29_" draw:id="id129" draw:layer="layout" svg:width="2.021cm" svg:height="0.7cm" svg:x="101.712cm" svg:y="85.21cm">
          <text:p text:style-name="P2">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128" draw:start-glue-point="4" draw:end-shape="id129" draw:end-glue-point="2" svg:d="m103191 86766v-428h-469v-428">
          <text:p/>
        </draw:connector>
        <draw:custom-shape draw:style-name="gr1" draw:text-style-name="P1" draw:id="id130" draw:layer="layout" svg:width="3.232cm" svg:height="1.045cm" svg:x="117.262cm" svg:y="82.438cm">
          <draw:glue-point draw:id="4" svg:x="-5cm" svg:y="-2.928cm"/>
          <draw:glue-point draw:id="5" svg:x="-5cm" svg:y="2.277cm"/>
          <text:p text:style-name="P3">ChartTypeTabPage</text:p>
          <draw:enhanced-geometry svg:viewBox="0 0 21600 21600" draw:type="rectangle" draw:enhanced-path="M 0 0 L 21600 0 21600 21600 0 21600 0 0 Z N"/>
        </draw:custom-shape>
        <draw:custom-shape draw:style-name="gr1" draw:text-style-name="P1" draw:id="id131" draw:layer="layout" svg:width="3.706cm" svg:height="0.726cm" svg:x="124.417cm" svg:y="86.101cm">
          <draw:glue-point draw:id="4" svg:x="-2.207cm" svg:y="-5cm"/>
          <draw:glue-point draw:id="5" svg:x="2.128cm" svg:y="-4.765cm"/>
          <text:p text:style-name="P3">RangeChooserTabPage</text:p>
          <draw:enhanced-geometry svg:viewBox="0 0 21600 21600" draw:type="rectangle" draw:enhanced-path="M 0 0 L 21600 0 21600 21600 0 21600 0 0 Z N"/>
        </draw:custom-shape>
        <draw:custom-shape draw:style-name="gr1" draw:text-style-name="P1" draw:id="id132" draw:layer="layout" svg:width="3.706cm" svg:height="0.726cm" svg:x="118.871cm" svg:y="86.655cm">
          <draw:glue-point draw:id="4" svg:x="2.269cm" svg:y="-5cm"/>
          <draw:glue-point draw:id="5" svg:x="-2.558cm" svg:y="-5cm"/>
          <text:p text:style-name="P3">DataSourceTabPage</text:p>
          <draw:enhanced-geometry svg:viewBox="0 0 21600 21600" draw:type="rectangle" draw:enhanced-path="M 0 0 L 21600 0 21600 21600 0 21600 0 0 Z N"/>
        </draw:custom-shape>
        <draw:custom-shape draw:style-name="gr1" draw:text-style-name="P1" draw:id="id133" draw:layer="layout" svg:width="4.095cm" svg:height="0.726cm" svg:x="117.211cm" svg:y="88.556cm">
          <text:p text:style-name="P3">TitlesAndObjectsTabPage</text:p>
          <draw:enhanced-geometry svg:viewBox="0 0 21600 21600" draw:type="rectangle" draw:enhanced-path="M 0 0 L 21600 0 21600 21600 0 21600 0 0 Z N"/>
        </draw:custom-shape>
        <draw:custom-shape draw:style-name="gr1" draw:text-style-name="P1" draw:id="id134" draw:layer="layout" svg:width="3.161cm" svg:height="0.726cm" svg:x="115.475cm" svg:y="90.249cm">
          <text:p text:style-name="P3">LocationTabPage</text:p>
          <draw:enhanced-geometry svg:viewBox="0 0 21600 21600" draw:type="rectangle" draw:enhanced-path="M 0 0 L 21600 0 21600 21600 0 21600 0 0 Z N"/>
        </draw:custom-shape>
        <draw:connector draw:style-name="local_20_usage_20__2f__20_return_20_type" draw:layer="layout" svg:x1="110.677cm" svg:y1="83.373cm" svg:x2="117.262cm" svg:y2="83.197cm" draw:start-shape="id122" draw:start-glue-point="6" draw:end-shape="id130" draw:end-glue-point="5" svg:d="m110677 83373h3293v-176h3292">
          <text:p/>
        </draw:connector>
        <draw:connector draw:style-name="local_20_usage_20__2f__20_return_20_type" draw:layer="layout" svg:x1="110.677cm" svg:y1="84.225cm" svg:x2="124.417cm" svg:y2="86.464cm" draw:start-shape="id122" draw:start-glue-point="7" draw:end-shape="id131" draw:end-glue-point="3" svg:d="m110677 84225h6871v2239h6869">
          <text:p/>
        </draw:connector>
        <draw:connector draw:style-name="local_20_usage_20__2f__20_return_20_type" draw:layer="layout" svg:x1="110.679cm" svg:y1="85.007cm" svg:x2="118.871cm" svg:y2="87.018cm" draw:start-shape="id122" draw:start-glue-point="1" draw:end-shape="id132" draw:end-glue-point="3" svg:d="m110679 85007h4096v2011h4096">
          <text:p/>
        </draw:connector>
        <draw:connector draw:style-name="local_20_usage_20__2f__20_return_20_type" draw:layer="layout" svg:x1="110.677cm" svg:y1="85.826cm" svg:x2="117.211cm" svg:y2="88.919cm" draw:start-shape="id122" draw:start-glue-point="8" draw:end-shape="id133" draw:end-glue-point="3" svg:d="m110677 85826h3267v3093h3267">
          <text:p/>
        </draw:connector>
        <draw:connector draw:style-name="local_20_usage_20__2f__20_return_20_type" draw:layer="layout" svg:x1="110.677cm" svg:y1="86.576cm" svg:x2="115.475cm" svg:y2="90.612cm" draw:start-shape="id122" draw:start-glue-point="9" draw:end-shape="id134" draw:end-glue-point="3" svg:d="m110677 86576h2399v4036h2399">
          <text:p/>
        </draw:connector>
        <draw:custom-shape draw:style-name="class_20__28_external_20_module_29_" draw:id="id135" draw:layer="layout" svg:width="2.643cm" svg:height="0.622cm" svg:x="113.92cm" svg:y="77.358cm">
          <text:p text:style-name="P2">OWizardPage</text:p>
          <draw:enhanced-geometry svg:viewBox="0 0 21600 21600" draw:type="rectangle" draw:enhanced-path="M 0 0 L 21600 0 21600 21600 0 21600 0 0 Z N"/>
        </draw:custom-shape>
        <draw:connector draw:style-name="inheritance_20__28_public_29_" draw:layer="layout" svg:x1="125.453cm" svg:y1="86.101cm" svg:x2="115.241cm" svg:y2="77.98cm" draw:start-shape="id131" draw:start-glue-point="4" draw:end-shape="id135" draw:end-glue-point="2" svg:d="m125453 86101v-4060h-10212v-4061">
          <text:p/>
        </draw:connector>
        <draw:custom-shape draw:style-name="gr1" draw:text-style-name="P1" draw:id="id136" draw:layer="layout" svg:width="4.743cm" svg:height="0.7cm" svg:x="121.591cm" svg:y="84.123cm">
          <draw:glue-point draw:id="4" svg:x="-2.43cm" svg:y="5cm"/>
          <draw:glue-point draw:id="5" svg:x="2.707cm" svg:y="5cm"/>
          <text:p text:style-name="P3">RangeSelectionListenerParent</text:p>
          <draw:enhanced-geometry svg:viewBox="0 0 21600 21600" draw:type="rectangle" draw:enhanced-path="M 0 0 L 21600 0 21600 21600 0 21600 0 0 Z N"/>
        </draw:custom-shape>
        <draw:connector draw:style-name="inheritance_20__28_public_29_" draw:layer="layout" svg:x1="127.058cm" svg:y1="86.119cm" svg:x2="123.962cm" svg:y2="84.823cm" draw:start-shape="id131" draw:start-glue-point="5" draw:end-shape="id136" draw:end-glue-point="2" svg:d="m127058 86119v-657h-3096v-639">
          <text:p/>
        </draw:connector>
        <draw:connector draw:style-name="inheritance_20__28_public_29_" draw:layer="layout" svg:x1="121.564cm" svg:y1="86.655cm" svg:x2="122.81cm" svg:y2="84.823cm" draw:start-shape="id132" draw:start-glue-point="4" draw:end-shape="id136" draw:end-glue-point="4" svg:d="m121564 86655v-916h1246v-916">
          <text:p/>
        </draw:connector>
        <draw:custom-shape draw:style-name="gr1" draw:text-style-name="P1" draw:id="id137" draw:layer="layout" svg:width="3.655cm" svg:height="1.321cm" svg:x="92.546cm" svg:y="7.724cm">
          <draw:glue-point draw:id="4" svg:x="4.998cm" svg:y="2.46cm"/>
          <text:p text:style-name="P1">InternalDataProvider</text:p>
          <draw:enhanced-geometry svg:viewBox="0 0 21600 21600" draw:type="rectangle" draw:enhanced-path="M 0 0 L 21600 0 21600 21600 0 21600 0 0 Z N"/>
        </draw:custom-shape>
        <draw:custom-shape draw:style-name="gr1" draw:text-style-name="P1" draw:layer="layout" svg:width="4.328cm" svg:height="0.752cm" svg:x="142.136cm" svg:y="69.275cm">
          <text:p text:style-name="P1">CachedDataSequence</text:p>
          <draw:enhanced-geometry svg:viewBox="0 0 21600 21600" draw:type="rectangle" draw:enhanced-path="M 0 0 L 21600 0 21600 21600 0 21600 0 0 Z N"/>
        </draw:custom-shape>
        <draw:custom-shape draw:style-name="gr1" draw:text-style-name="P1" draw:id="id138" draw:layer="layout" svg:width="4.328cm" svg:height="0.752cm" svg:x="99.673cm" svg:y="11.715cm">
          <text:p text:style-name="P1">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137" draw:start-glue-point="4" draw:end-shape="id138" svg:d="m96199 8708h1738v3383h1736">
          <text:p>createDataSequenceAndAddToMap()</text:p>
        </draw:connector>
        <draw:custom-shape draw:style-name="gr1" draw:text-style-name="P1" draw:id="id139" draw:layer="layout" svg:width="2.748cm" svg:height="1.297cm" svg:x="88.554cm" svg:y="4.223cm">
          <draw:glue-point draw:id="4" svg:x="5cm" svg:y="2.999cm"/>
          <text:p text:style-name="P1">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39" draw:start-glue-point="4" draw:end-shape="id137" draw:end-glue-point="3" svg:d="m91302 5259h622v3125h622">
          <text:p/>
        </draw:connector>
        <draw:connector draw:style-name="data_20_member_20__28_pointer_29_" draw:layer="layout" svg:x1="78.724cm" svg:y1="5.991cm" svg:x2="88.554cm" svg:y2="4.871cm" draw:start-shape="id75" draw:start-glue-point="4" draw:end-shape="id139"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1" draw:id="id140" draw:layer="layout" svg:width="2.955cm" svg:height="0.648cm" svg:x="127.362cm" svg:y="58.743cm">
          <draw:glue-point draw:id="4" svg:x="2.284cm" svg:y="-5cm"/>
          <draw:glue-point draw:id="5" svg:x="-2.893cm" svg:y="-5cm"/>
          <text:p text:style-name="P1">DiagramWrapper</text:p>
          <draw:enhanced-geometry svg:viewBox="0 0 21600 21600" draw:type="rectangle" draw:enhanced-path="M 0 0 L 21600 0 21600 21600 0 21600 0 0 Z N"/>
        </draw:custom-shape>
        <draw:custom-shape draw:style-name="gr2" draw:id="id141"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40" draw:start-glue-point="5" draw:end-shape="id141" svg:d="m127985 58743v-1983h-2970v-1983">
          <text:p/>
        </draw:connector>
        <draw:connector draw:style-name="inheritance_20__28_public_29_" draw:layer="layout" svg:x1="128.839cm" svg:y1="58.743cm" svg:x2="129.549cm" svg:y2="44.876cm" draw:start-shape="id140" draw:start-glue-point="0" draw:end-shape="id92" draw:end-glue-point="6" svg:d="m128839 58743v-6933h710v-6934">
          <text:p/>
        </draw:connector>
        <draw:custom-shape draw:style-name="gr5" draw:id="id142"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1" draw:id="id143" draw:layer="layout" svg:width="3.11cm" svg:height="0.57cm" svg:x="58.341cm" svg:y="35.544cm">
          <text:p text:style-name="P1">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57" draw:start-glue-point="4" draw:end-shape="id142" draw:end-glue-point="3" svg:d="m55844 34324h1545v128h1545">
          <text:p/>
        </draw:connector>
        <draw:connector draw:style-name="data_20_member_20__28_pointer_29_" draw:layer="layout" svg:x1="55.844cm" svg:y1="34.996cm" svg:x2="58.341cm" svg:y2="35.829cm" draw:start-shape="id57" draw:start-glue-point="5" draw:end-shape="id143" draw:end-glue-point="3" svg:d="m55844 34996h1249v833h1248">
          <text:p/>
        </draw:connector>
        <draw:custom-shape draw:style-name="gr1" draw:text-style-name="P1" draw:id="id145" draw:layer="layout" svg:width="1.736cm" svg:height="0.598cm" svg:x="26.386cm" svg:y="70.807cm">
          <text:p text:style-name="P1">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45" draw:start-glue-point="13" draw:end-shape="id144" draw:end-glue-point="3" svg:d="m17018 68037h2143v3134h2143">
          <text:p>createShapes()</text:p>
        </draw:connector>
        <draw:custom-shape draw:style-name="function" draw:id="id144"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44" draw:start-glue-point="1" draw:end-shape="id145" draw:end-glue-point="3" svg:d="m24414 71171h986v-65h986">
          <text:p/>
        </draw:connector>
        <draw:custom-shape draw:style-name="gr1" draw:text-style-name="P1" draw:id="id146" draw:layer="layout" svg:width="1.815cm" svg:height="1.141cm" svg:x="133.943cm" svg:y="20.866cm">
          <draw:glue-point draw:id="4" svg:x="4.997cm" svg:y="2.962cm"/>
          <draw:glue-point draw:id="5" svg:x="2.567cm" svg:y="-5.004cm"/>
          <draw:glue-point draw:id="6" svg:x="-3.002cm" svg:y="-5.004cm"/>
          <text:p text:style-name="P1">Axis</text:p>
          <draw:enhanced-geometry svg:viewBox="0 0 21600 21600" draw:type="rectangle" draw:enhanced-path="M 0 0 L 21600 0 21600 21600 0 21600 0 0 Z N"/>
        </draw:custom-shape>
        <draw:custom-shape draw:style-name="gr5" draw:id="id147"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46" draw:start-glue-point="4" draw:end-shape="id147" draw:end-glue-point="3" svg:d="m135756 21773h2166v-324h2164">
          <text:p>getScaleData()<text:line-break/>setScaleData()</text:p>
        </draw:connector>
        <draw:custom-shape draw:style-name="gr2" draw:id="id148"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46" draw:start-glue-point="5" draw:end-shape="id148" draw:end-glue-point="2" svg:d="m135315 20866v-1258h2644v-1257">
          <text:p/>
        </draw:connector>
        <draw:custom-shape draw:style-name="gr2" draw:id="id149" draw:layer="layout" svg:width="4.432cm" svg:height="0.622cm" svg:x="125.494cm" svg:y="21.125cm">
          <text:p text:style-name="P2">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100" draw:start-glue-point="8" draw:end-shape="id149" draw:end-glue-point="3" svg:d="m116877 21907h4309v-471h4308">
          <text:p>getAxisByDimension()</text:p>
          <text:p>setAxisByDimension()</text:p>
        </draw:connector>
        <draw:connector draw:style-name="uno_20_implementation" draw:layer="layout" svg:x1="129.926cm" svg:y1="21.436cm" svg:x2="133.943cm" svg:y2="21.436cm" draw:start-shape="id149" draw:start-glue-point="1" draw:end-shape="id146" draw:end-glue-point="3" svg:d="m129926 21436h4017">
          <text:p/>
        </draw:connector>
        <draw:custom-shape draw:style-name="gr3" draw:id="id150"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1" draw:layer="layout" svg:x1="52.781cm" svg:y1="26.969cm" svg:x2="55.358cm" svg:y2="26.625cm" draw:start-shape="id43" draw:start-glue-point="10" draw:end-shape="id150" svg:d="m52781 26969h1289v-344h1288">
          <text:p/>
        </draw:connector>
        <draw:frame draw:style-name="annotation" draw:layer="layout" svg:width="8.502cm" svg:height="3.23cm" svg:x="59.756cm" svg:y="23.223cm">
          <draw:text-box>
            <text:p><text:span text:style-name="T1">VDataSeriesGroup</text:span> is a list of series that have the same coordinate system, which may be plotted in a stacked manner by the plotter.</text:p>
            <text:p/>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1" draw:id="id41" draw:layer="layout" svg:width="3.707cm" svg:height="2.986cm" svg:x="19.969cm" svg:y="60.641cm">
          <draw:glue-point draw:id="4" svg:x="4.998cm" svg:y="-3.67cm"/>
          <draw:glue-point draw:id="5" svg:x="4.998cm" svg:y="3.707cm"/>
          <draw:glue-point draw:id="6" svg:x="4.998cm" svg:y="1.624cm"/>
          <draw:glue-point draw:id="7" svg:x="4.998cm" svg:y="-1.761cm"/>
          <text:p text:style-name="P1">SeriesPlotterContainer</text:p>
          <draw:enhanced-geometry svg:viewBox="0 0 21600 21600" draw:type="rectangle" draw:enhanced-path="M 0 0 L 21600 0 21600 21600 0 21600 0 0 Z N"/>
        </draw:custom-shape>
        <draw:connector draw:style-name="local_20_usage_20__2f__20_return_20_type" draw:text-style-name="P2" draw:layer="layout" svg:x1="17.018cm" svg:y1="60.573cm" svg:x2="19.969cm" svg:y2="62.134cm" draw:start-shape="id45" draw:start-glue-point="14" draw:end-shape="id41" draw:end-glue-point="3" svg:d="m17018 60573h1475v1561h1476">
          <text:p text:style-name="P2">createShapes()</text:p>
        </draw:connector>
        <draw:custom-shape draw:style-name="gr1" draw:text-style-name="P1" draw:id="id151" draw:layer="layout" svg:width="2.592cm" svg:height="0.595cm" svg:x="131.091cm" svg:y="30.588cm">
          <text:p text:style-name="P1">AreaChartType</text:p>
          <draw:enhanced-geometry svg:viewBox="0 0 21600 21600" draw:type="rectangle" draw:enhanced-path="M 0 0 L 21600 0 21600 21600 0 21600 0 0 Z N"/>
        </draw:custom-shape>
        <draw:custom-shape draw:style-name="gr1" draw:text-style-name="P1" draw:id="id152" draw:layer="layout" svg:width="2.513cm" svg:height="0.57cm" svg:x="132.725cm" svg:y="31.52cm">
          <text:p text:style-name="P1">BarChartType</text:p>
          <draw:enhanced-geometry svg:viewBox="0 0 21600 21600" draw:type="rectangle" draw:enhanced-path="M 0 0 L 21600 0 21600 21600 0 21600 0 0 Z N"/>
        </draw:custom-shape>
        <draw:custom-shape draw:style-name="gr1" draw:text-style-name="P1" draw:id="id153" draw:layer="layout" svg:width="3.394cm" svg:height="0.595cm" svg:x="134.41cm" svg:y="30.691cm">
          <text:p text:style-name="P1">CandleStickChartType</text:p>
          <draw:enhanced-geometry svg:viewBox="0 0 21600 21600" draw:type="rectangle" draw:enhanced-path="M 0 0 L 21600 0 21600 21600 0 21600 0 0 Z N"/>
        </draw:custom-shape>
        <draw:custom-shape draw:style-name="gr1" draw:text-style-name="P1" draw:id="id154" draw:layer="layout" svg:width="3.007cm" svg:height="0.595cm" svg:x="136.535cm" svg:y="31.625cm">
          <text:p text:style-name="P1">ColumnChartType</text:p>
          <draw:enhanced-geometry svg:viewBox="0 0 21600 21600" draw:type="rectangle" draw:enhanced-path="M 0 0 L 21600 0 21600 21600 0 21600 0 0 Z N"/>
        </draw:custom-shape>
        <draw:custom-shape draw:style-name="gr1" draw:text-style-name="P1" draw:id="id155" draw:layer="layout" svg:width="2.719cm" svg:height="0.57cm" svg:x="138.402cm" svg:y="30.821cm">
          <text:p text:style-name="P1">LineChartType</text:p>
          <draw:enhanced-geometry svg:viewBox="0 0 21600 21600" draw:type="rectangle" draw:enhanced-path="M 0 0 L 21600 0 21600 21600 0 21600 0 0 Z N"/>
        </draw:custom-shape>
        <draw:custom-shape draw:style-name="gr1" draw:text-style-name="P1" draw:id="id156" draw:layer="layout" svg:width="2.539cm" svg:height="0.57cm" svg:x="140.085cm" svg:y="31.649cm">
          <text:p text:style-name="P1">NetChartType</text:p>
          <draw:enhanced-geometry svg:viewBox="0 0 21600 21600" draw:type="rectangle" draw:enhanced-path="M 0 0 L 21600 0 21600 21600 0 21600 0 0 Z N"/>
        </draw:custom-shape>
        <draw:custom-shape draw:style-name="gr1" draw:text-style-name="P1" draw:id="id157" draw:layer="layout" svg:width="2.279cm" svg:height="0.596cm" svg:x="141.954cm" svg:y="30.689cm">
          <text:p text:style-name="P1">PieChartType</text:p>
          <draw:enhanced-geometry svg:viewBox="0 0 21600 21600" draw:type="rectangle" draw:enhanced-path="M 0 0 L 21600 0 21600 21600 0 21600 0 0 Z N"/>
        </draw:custom-shape>
        <draw:custom-shape draw:style-name="gr1" draw:text-style-name="P1" draw:id="id158" draw:layer="layout" svg:width="2.824cm" svg:height="0.569cm" svg:x="143.636cm" svg:y="31.677cm">
          <text:p text:style-name="P1">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51" draw:start-glue-point="0" draw:end-shape="id109" draw:end-glue-point="6" svg:d="m132387 30588v-1750h4044v-1750">
          <text:p/>
        </draw:connector>
        <draw:connector draw:style-name="class" draw:layer="layout" svg:x1="133.981cm" svg:y1="31.52cm" svg:x2="136.975cm" svg:y2="27.088cm" draw:start-shape="id152" draw:start-glue-point="0" draw:end-shape="id109" draw:end-glue-point="7" svg:d="m133981 31520v-2215h2994v-2217">
          <text:p/>
        </draw:connector>
        <draw:connector draw:style-name="class" draw:layer="layout" draw:line-skew="1.166cm" svg:x1="136.107cm" svg:y1="30.691cm" svg:x2="137.468cm" svg:y2="27.088cm" draw:start-shape="id153" draw:start-glue-point="0" draw:end-shape="id109" draw:end-glue-point="8" svg:d="m136107 30691v-635h1361v-2968">
          <text:p/>
        </draw:connector>
        <draw:connector draw:style-name="class" draw:layer="layout" svg:x1="138.038cm" svg:y1="31.625cm" svg:x2="137.986cm" svg:y2="27.088cm" draw:start-shape="id154" draw:start-glue-point="0" draw:end-shape="id109" draw:end-glue-point="9" svg:d="m138038 31625v-2268h-52v-2269">
          <text:p/>
        </draw:connector>
        <draw:connector draw:style-name="class" draw:layer="layout" draw:line-skew="1.204cm" svg:x1="139.761cm" svg:y1="30.821cm" svg:x2="138.658cm" svg:y2="27.088cm" draw:start-shape="id155" draw:start-glue-point="0" draw:end-shape="id109" draw:end-glue-point="10" svg:d="m139761 30821v-662h-1103v-3071">
          <text:p/>
        </draw:connector>
        <draw:connector draw:style-name="class" draw:layer="layout" svg:x1="141.354cm" svg:y1="31.649cm" svg:x2="139.151cm" svg:y2="27.088cm" draw:start-shape="id156" draw:start-glue-point="0" draw:end-shape="id109" draw:end-glue-point="11" svg:d="m141354 31649v-2280h-2203v-2281">
          <text:p/>
        </draw:connector>
        <draw:connector draw:style-name="class" draw:layer="layout" draw:line-skew="-0.13cm" svg:x1="143.093cm" svg:y1="30.689cm" svg:x2="139.643cm" svg:y2="27.088cm" draw:start-shape="id157" draw:start-glue-point="0" draw:end-shape="id109" draw:end-glue-point="12" svg:d="m143093 30689v-1930h-3450v-1671">
          <text:p/>
        </draw:connector>
        <draw:connector draw:style-name="class" draw:layer="layout" svg:x1="145.048cm" svg:y1="31.677cm" svg:x2="140.136cm" svg:y2="27.088cm" draw:start-shape="id158" draw:start-glue-point="0" draw:end-shape="id109" draw:end-glue-point="13" svg:d="m145048 31677v-2294h-4912v-2295">
          <text:p/>
        </draw:connector>
        <draw:custom-shape draw:style-name="gr1" draw:text-style-name="P1" draw:id="id159" draw:layer="layout" svg:width="3.862cm" svg:height="0.606cm" svg:x="58.433cm" svg:y="27.256cm">
          <draw:glue-point draw:id="4" svg:x="5cm" svg:y="2.632cm"/>
          <text:p text:style-name="P1">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43" draw:start-glue-point="12" draw:end-shape="id159" draw:end-glue-point="3" svg:d="m52781 27411h2827v148h2825">
          <text:p/>
        </draw:connector>
        <draw:custom-shape draw:style-name="gr5" draw:id="id160"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59" draw:start-glue-point="4" draw:end-shape="id160" draw:end-glue-point="3" svg:d="m62295 27718h1672v133h1671">
          <text:p>m_aScales</text:p>
        </draw:connector>
        <draw:custom-shape draw:style-name="gr5" draw:id="id161"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1" draw:layer="layout" svg:x1="29.373cm" svg:y1="51.676cm" svg:x2="37.826cm" svg:y2="51.714cm" draw:start-shape="id42" draw:start-glue-point="10" draw:end-shape="id161" draw:end-glue-point="3" svg:d="m29373 51676h4227v38h4226">
          <text:p text:style-name="P1">m_aExplicitScales</text:p>
        </draw:connector>
        <draw:connector draw:style-name="gr8" draw:text-style-name="P1" draw:layer="layout" svg:x1="110.011cm" svg:y1="22.748cm" svg:x2="112.94cm" svg:y2="22.552cm" draw:start-shape="id99" draw:start-glue-point="1" draw:end-shape="id100" draw:end-glue-point="3" svg:d="m110011 22748h1464v-196h1465">
          <text:p/>
        </draw:connector>
        <draw:connector draw:style-name="gr8" draw:text-style-name="P1" draw:layer="layout" svg:x1="131.834cm" svg:y1="25.483cm" svg:x2="135.964cm" svg:y2="26.701cm" draw:start-shape="id108" draw:start-glue-point="1" draw:end-shape="id109" draw:end-glue-point="3" svg:d="m131834 25483h2065v1218h2065">
          <text:p/>
        </draw:connector>
        <draw:connector draw:style-name="gr8" draw:text-style-name="P1" draw:layer="layout" svg:x1="87.698cm" svg:y1="22.419cm" svg:x2="97.386cm" svg:y2="22.944cm" draw:start-shape="id95" draw:start-glue-point="1" draw:end-shape="id96"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2" draw:id="id65" draw:layer="layout" svg:width="7.375cm" svg:height="0.518cm" svg:x="53.107cm" svg:y="45.9cm">
          <text:p text:style-name="P2">com.sun.star.chart2.data.XTextualDataSequence</text:p>
          <draw:enhanced-geometry svg:viewBox="0 0 21600 21600" draw:type="rectangle" draw:enhanced-path="M 0 0 L 21600 0 21600 21600 0 21600 0 0 Z N"/>
        </draw:custom-shape>
        <draw:custom-shape draw:style-name="gr1" draw:text-style-name="P1" draw:id="id162" draw:layer="layout" svg:width="5.889cm" svg:height="0.61cm" svg:x="31.664cm" svg:y="43.104cm">
          <text:p text:style-name="P1">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2" draw:start-glue-point="6" draw:end-shape="id162" draw:end-glue-point="3" svg:d="m29373 50165h1146v-6756h1145">
          <text:p/>
        </draw:connector>
        <draw:connector draw:style-name="inheritance_20__28_public_29_" draw:layer="layout" draw:line-skew="-3.136cm" svg:x1="34.608cm" svg:y1="43.104cm" svg:x2="38.739cm" svg:y2="25.391cm" draw:start-shape="id162" draw:start-glue-point="0" draw:end-shape="id52" draw:end-glue-point="5" svg:d="m34608 43104v-11992h4131v-5721">
          <text:p/>
        </draw:connector>
        <draw:connector draw:style-name="data_20_member_20__28_multiple_20_pointers_29_" draw:layer="layout" svg:x1="37.553cm" svg:y1="43.409cm" svg:x2="37.227cm" svg:y2="25.08cm" draw:start-shape="id162" draw:start-glue-point="1" draw:end-shape="id52"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1" draw:id="id166" draw:layer="layout" svg:width="3.785cm" svg:height="0.699cm" svg:x="60.961cm" svg:y="38.317cm">
          <text:p text:style-name="P3">FixedNumberFormatter</text:p>
          <draw:enhanced-geometry svg:viewBox="0 0 21600 21600" draw:type="rectangle" draw:enhanced-path="M 0 0 L 21600 0 21600 21600 0 21600 0 0 Z N"/>
        </draw:custom-shape>
        <draw:custom-shape draw:style-name="gr1" draw:text-style-name="P1" draw:id="id163" draw:layer="layout" svg:width="4.276cm" svg:height="1.078cm" svg:x="67.821cm" svg:y="32.75cm">
          <draw:glue-point draw:id="4" svg:x="5cm" svg:y="-2.207cm"/>
          <draw:glue-point draw:id="5" svg:x="5cm" svg:y="2.838cm"/>
          <draw:glue-point draw:id="6" svg:x="-5cm" svg:y="2.708cm"/>
          <draw:glue-point draw:id="7" svg:x="-5cm" svg:y="-2.736cm"/>
          <text:p text:style-name="P3">NumberFormatterWrapper</text:p>
          <draw:enhanced-geometry svg:viewBox="0 0 21600 21600" draw:type="rectangle" draw:enhanced-path="M 0 0 L 21600 0 21600 21600 0 21600 0 0 Z N"/>
        </draw:custom-shape>
        <draw:custom-shape draw:style-name="class_20__28_external_20_module_29_" draw:id="id164"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63" draw:start-glue-point="4" draw:end-shape="id164" draw:end-glue-point="3" svg:d="m72097 33052h2777v-231h2776">
          <text:p>getSvNumberFormatter()</text:p>
        </draw:connector>
        <draw:custom-shape draw:style-name="gr2" draw:id="id165"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63" draw:start-glue-point="5" draw:end-shape="id165" draw:end-glue-point="3" svg:d="m72097 33594h2842v766h2842">
          <text:p>getNumberFormatsSupplier()</text:p>
        </draw:connector>
        <draw:connector draw:style-name="data_20_member" draw:layer="layout" svg:x1="64.746cm" svg:y1="38.666cm" svg:x2="67.821cm" svg:y2="33.58cm" draw:start-shape="id166" draw:start-glue-point="1" draw:end-shape="id163" draw:end-glue-point="6" svg:d="m64746 38666h1537v-5086h1538">
          <text:p>m_aNumberFormatterWrapper</text:p>
        </draw:connector>
        <draw:connector draw:style-name="data_20_member_20__28_pointer_29_" draw:layer="layout" svg:x1="52.781cm" svg:y1="29.577cm" svg:x2="67.821cm" svg:y2="32.995cm" draw:start-shape="id43" draw:start-glue-point="15" draw:end-shape="id163" draw:end-glue-point="7" svg:d="m52781 29577h7521v3418h7519">
          <text:p>m_apNumberFormatterWrapper</text:p>
        </draw:connector>
        <draw:custom-shape draw:style-name="gr1" draw:text-style-name="P1" draw:id="id167" draw:layer="layout" svg:width="3.602cm" svg:height="0.544cm" svg:x="62.023cm" svg:y="28.848cm">
          <text:p text:style-name="P1">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43" draw:start-glue-point="11" draw:end-shape="id167"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1" draw:id="id168" draw:layer="layout" svg:width="3.214cm" svg:height="0.907cm" svg:x="142.972cm" svg:y="94.427cm">
          <text:p text:style-name="P1">SchOptionTabPage</text:p>
          <draw:enhanced-geometry svg:viewBox="0 0 21600 21600" draw:type="rectangle" draw:enhanced-path="M 0 0 L 21600 0 21600 21600 0 21600 0 0 Z N"/>
        </draw:custom-shape>
        <draw:custom-shape draw:style-name="class_20__28_external_20_module_29_" draw:id="id169"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68" draw:start-glue-point="0" draw:end-shape="id169" draw:end-glue-point="4" svg:d="m144579 94427v-1128h1063v-1127">
          <text:p/>
        </draw:connector>
        <draw:custom-shape draw:style-name="gr1" draw:text-style-name="P1" draw:id="id170" draw:layer="layout" svg:width="2.929cm" svg:height="3.551cm" svg:x="135.092cm" svg:y="92.975cm">
          <draw:glue-point draw:id="4" svg:x="4.998cm" svg:y="-3.973cm"/>
          <text:p text:style-name="P1">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70" draw:start-glue-point="4" draw:end-shape="id168" draw:end-glue-point="3" svg:d="m138019 93340h2477v1540h2476">
          <text:p/>
        </draw:connector>
        <draw:custom-shape draw:style-name="gr1" draw:text-style-name="P1" draw:id="id171" draw:layer="layout" svg:width="3.863cm" svg:height="3.345cm" svg:x="141.124cm" svg:y="47.714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1">DataPointItemConverter</text:p>
          <draw:enhanced-geometry svg:viewBox="0 0 21600 21600" draw:type="rectangle" draw:enhanced-path="M 0 0 L 21600 0 21600 21600 0 21600 0 0 Z N"/>
        </draw:custom-shape>
        <draw:custom-shape draw:style-name="gr1" draw:text-style-name="P1" draw:id="id172" draw:layer="layout" svg:width="4.407cm" svg:height="0.674cm" svg:x="149.031cm" svg:y="47.455cm">
          <text:p text:style-name="P1">SeriesOptionsItemConverter</text:p>
          <draw:enhanced-geometry svg:viewBox="0 0 21600 21600" draw:type="rectangle" draw:enhanced-path="M 0 0 L 21600 0 21600 21600 0 21600 0 0 Z N"/>
        </draw:custom-shape>
        <draw:custom-shape draw:style-name="gr1" draw:text-style-name="P1" draw:id="id173" draw:layer="layout" svg:width="3.757cm" svg:height="0.7cm" svg:x="149.498cm" svg:y="48.907cm">
          <text:p text:style-name="P1">StatisticsItemConverter</text:p>
          <draw:enhanced-geometry svg:viewBox="0 0 21600 21600" draw:type="rectangle" draw:enhanced-path="M 0 0 L 21600 0 21600 21600 0 21600 0 0 Z N"/>
        </draw:custom-shape>
        <draw:connector draw:style-name="data_20_member_20__28_pointer_29_" draw:layer="layout" svg:x1="144.985cm" svg:y1="48.157cm" svg:x2="149.031cm" svg:y2="47.792cm" draw:start-shape="id171" draw:start-glue-point="9" draw:end-shape="id172" draw:end-glue-point="3" svg:d="m144985 48157h2023v-365h2023">
          <text:p/>
        </draw:connector>
        <draw:connector draw:style-name="data_20_member_20__28_pointer_29_" draw:layer="layout" svg:x1="144.985cm" svg:y1="48.598cm" svg:x2="149.498cm" svg:y2="49.257cm" draw:start-shape="id171" draw:start-glue-point="6" draw:end-shape="id173" svg:d="m144985 48598h2257v659h2256">
          <text:p/>
        </draw:connector>
        <draw:custom-shape draw:style-name="gr1" draw:text-style-name="P1" draw:id="id174" draw:layer="layout" svg:width="2.669cm" svg:height="4.095cm" svg:x="64.615cm" svg:y="78.714cm">
          <draw:glue-point draw:id="4" svg:x="2.379cm" svg:y="-5.001cm"/>
          <draw:glue-point draw:id="5" svg:x="-2.57cm" svg:y="-5.001cm"/>
          <text:p text:style-name="P1">ChartController</text:p>
          <draw:enhanced-geometry svg:viewBox="0 0 21600 21600" draw:type="rectangle" draw:enhanced-path="M 0 0 L 21600 0 21600 21600 0 21600 0 0 Z N"/>
        </draw:custom-shape>
        <draw:custom-shape draw:style-name="gr2" draw:id="id175" draw:layer="layout" svg:width="6.79cm" svg:height="4.717cm" svg:x="67.906cm" svg:y="71.509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66.583cm" svg:y1="78.714cm" svg:x2="71.301cm" svg:y2="76.226cm" draw:start-shape="id174" draw:start-glue-point="4" draw:end-shape="id175" draw:end-glue-point="2" svg:d="m66583 78714v-1245h4718v-1243">
          <text:p/>
        </draw:connector>
        <draw:custom-shape draw:style-name="gr1" draw:text-style-name="P1" draw:id="id176" draw:layer="layout" svg:width="3.188cm" svg:height="0.752cm" svg:x="64.2cm" svg:y="73.946cm">
          <text:p text:style-name="P1">WindowController</text:p>
          <draw:enhanced-geometry svg:viewBox="0 0 21600 21600" draw:type="rectangle" draw:enhanced-path="M 0 0 L 21600 0 21600 21600 0 21600 0 0 Z N"/>
        </draw:custom-shape>
        <draw:connector draw:style-name="inheritance_20__28_public_29_" draw:layer="layout" svg:x1="65.949cm" svg:y1="78.714cm" svg:x2="65.794cm" svg:y2="74.698cm" draw:start-shape="id174" draw:start-glue-point="0" draw:end-shape="id176" draw:end-glue-point="2" svg:d="m65949 78714v-2008h-155v-2008">
          <text:p/>
        </draw:connector>
        <draw:custom-shape draw:style-name="uno_20_service" draw:id="id177" draw:layer="layout" svg:width="5.572cm" svg:height="1.037cm" svg:x="58.732cm" svg:y="75.215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65.264cm" svg:y1="78.714cm" svg:x2="61.518cm" svg:y2="76.252cm" draw:start-shape="id174" draw:start-glue-point="5" draw:end-shape="id177" draw:end-glue-point="2" svg:d="m65264 78714v-1232h-3746v-1230">
          <text:p/>
        </draw:connector>
        <draw:custom-shape draw:style-name="gr1" draw:text-style-name="P1" draw:layer="layout" svg:width="3.292cm" svg:height="0.674cm" svg:x="57.098cm" svg:y="85.065cm">
          <text:p text:style-name="P1">ObjectNameProvider</text:p>
          <draw:enhanced-geometry svg:viewBox="0 0 21600 21600" draw:type="rectangle" draw:enhanced-path="M 0 0 L 21600 0 21600 21600 0 21600 0 0 Z N"/>
        </draw:custom-shape>
        <draw:frame draw:style-name="annotation" draw:layer="layout" svg:width="11.066cm" svg:height="3cm" svg:x="57.307cm" svg:y="86.34cm">
          <draw:text-box>
            <text:p><text:span text:style-name="T1">ObjectNameProvider</text:span> provides helper functions, with all its methods inside this class are static. <text:s/>One of its methods <text:span text:style-name="T1">getHelpText()</text:span> provides a text that goes into a tool tip window when the mouse cursor is hovered within a chart object.</text:p>
            <text:p/>
            <text:p><text:span text:style-name="T1">ObjectIdentifier</text:span> is also another helper class consisting entirely of static methods, to provide methods related to generating object ID's and retrieving an object from an ID etc.</text:p>
          </draw:text-box>
        </draw:frame>
        <draw:custom-shape draw:style-name="gr1" draw:text-style-name="P1" draw:layer="layout" svg:width="3.006cm" svg:height="0.622cm" svg:x="62.438cm" svg:y="85.064cm">
          <text:p text:style-name="P1">ObjectIdentifier</text:p>
          <draw:enhanced-geometry svg:viewBox="0 0 21600 21600" draw:type="rectangle" draw:enhanced-path="M 0 0 L 21600 0 21600 21600 0 21600 0 0 Z N"/>
        </draw:custom-shape>
        <draw:frame draw:style-name="annotation" draw:layer="layout" svg:width="7.18cm" svg:height="1.524cm" svg:x="68.813cm" svg:y="78.434cm">
          <draw:text-box>
            <text:p><text:span text:style-name="T1">ChartController</text:span>'s <text:span text:style-name="T1">requestQuickHelp()</text:span> method returns tool tip texts to be displayed.</text:p>
          </draw:text-box>
        </draw:frame>
        <draw:custom-shape draw:style-name="gr1" draw:text-style-name="P1" draw:id="id178" draw:layer="layout" svg:width="4.018cm" svg:height="0.83cm" svg:x="132.831cm" svg:y="54.998cm">
          <draw:glue-point draw:id="4" svg:x="-3.382cm" svg:y="-5cm"/>
          <draw:glue-point draw:id="5" svg:x="-1.577cm" svg:y="-5cm"/>
          <draw:glue-point draw:id="6" svg:x="1.518cm" svg:y="-5cm"/>
          <draw:glue-point draw:id="7" svg:x="3.195cm" svg:y="-5cm"/>
          <text:p text:style-name="P1">DataSeriesPointWrapper</text:p>
          <draw:enhanced-geometry svg:viewBox="0 0 21600 21600" draw:type="rectangle" draw:enhanced-path="M 0 0 L 21600 0 21600 21600 0 21600 0 0 Z N"/>
        </draw:custom-shape>
        <draw:connector draw:style-name="inheritance_20__28_public_29_" draw:layer="layout" svg:x1="133.482cm" svg:y1="54.998cm" svg:x2="131.753cm" svg:y2="44.876cm" draw:start-shape="id178" draw:start-glue-point="4" draw:end-shape="id92" draw:end-glue-point="7" svg:d="m133482 54998v-5061h-1729v-5061">
          <text:p/>
        </draw:connector>
        <draw:custom-shape draw:style-name="uno_20_service" draw:id="id179" draw:layer="layout" svg:width="6.972cm" svg:height="0.7cm" svg:x="136.435cm" svg:y="52.329cm">
          <text:p>com.sun.star.comp.chart2.DataSeriesWrapper</text:p>
          <draw:enhanced-geometry svg:viewBox="0 0 21600 21600" draw:type="rectangle" draw:enhanced-path="M 0 0 L 21600 0 21600 21600 0 21600 0 0 Z N"/>
        </draw:custom-shape>
        <draw:connector draw:style-name="inheritance_20__28_public_29_" draw:layer="layout" svg:x1="136.123cm" svg:y1="54.998cm" svg:x2="139.921cm" svg:y2="53.029cm" draw:start-shape="id178" draw:start-glue-point="7" draw:end-shape="id179" svg:d="m136123 54998v-984h3798v-985">
          <text:p/>
        </draw:connector>
        <draw:connector draw:style-name="data_20_member_20__28_pointer_29_" draw:layer="layout" svg:x1="132.207cm" svg:y1="44.63cm" svg:x2="136.434cm" svg:y2="44.372cm" draw:start-shape="id92" draw:start-glue-point="11" draw:end-shape="id180" draw:end-glue-point="3" svg:d="m132207 44630h2114v-258h2113">
          <text:p>getInfoHelper()</text:p>
        </draw:connector>
        <draw:g>
          <draw:custom-shape draw:style-name="class_20__28_external_20_module_29_" draw:id="id180" draw:layer="layout" svg:width="3.628cm" svg:height="0.622cm" svg:x="136.434cm" svg:y="44.061cm">
            <text:p>OPropertyArrayHelper</text:p>
            <draw:enhanced-geometry svg:viewBox="0 0 21600 21600" draw:mirror-horizontal="false" draw:mirror-vertical="false" draw:type="rectangle" draw:enhanced-path="M 0 0 L 21600 0 21600 21600 0 21600 0 0 Z N"/>
          </draw:custom-shape>
          <draw:custom-shape draw:style-name="class_20__28_external_20_module_29_" draw:id="id181" draw:layer="layout" svg:width="3.627cm" svg:height="0.622cm" svg:x="136.642cm" svg:y="42.324cm">
            <text:p>IPropertyArrayHelper</text:p>
            <draw:enhanced-geometry svg:viewBox="0 0 21600 21600" draw:mirror-horizontal="false" draw:mirror-vertical="false" draw:type="rectangle" draw:enhanced-path="M 0 0 L 21600 0 21600 21600 0 21600 0 0 Z N"/>
          </draw:custom-shape>
          <draw:connector draw:style-name="inheritance_20__28_public_29_" draw:layer="layout" svg:x1="138.248cm" svg:y1="44.061cm" svg:x2="138.455cm" svg:y2="42.946cm" draw:start-shape="id180" draw:start-glue-point="0" draw:end-shape="id181" draw:end-glue-point="2" svg:d="m138248 44061v-557h207v-558">
            <text:p/>
          </draw:connector>
          <draw:custom-shape draw:style-name="namespace" draw:layer="layout" svg:width="5.391cm" svg:height="3.265cm" svg:x="135.423cm" svg:y="41.858cm">
            <text:p>cppu</text:p>
            <draw:enhanced-geometry svg:viewBox="0 0 21600 21600" draw:type="rectangle" draw:enhanced-path="M 0 0 L 21600 0 21600 21600 0 21600 0 0 Z N"/>
          </draw:custom-shape>
        </draw:g>
        <draw:custom-shape draw:style-name="gr1" draw:text-style-name="P1" draw:layer="layout" svg:width="3.499cm" svg:height="0.648cm" svg:x="102.87cm" svg:y="90.921cm">
          <text:p text:style-name="P1">ChartTypeParameter</text:p>
          <draw:enhanced-geometry svg:viewBox="0 0 21600 21600" draw:type="rectangle" draw:enhanced-path="M 0 0 L 21600 0 21600 21600 0 21600 0 0 Z N"/>
        </draw:custom-shape>
        <draw:custom-shape draw:style-name="gr1" draw:text-style-name="P1" draw:id="id182" draw:layer="layout" svg:width="2.928cm" svg:height="0.752cm" svg:x="112.097cm" svg:y="81.799cm">
          <text:p text:style-name="P1">ChartTypeDialog</text:p>
          <draw:enhanced-geometry svg:viewBox="0 0 21600 21600" draw:type="rectangle" draw:enhanced-path="M 0 0 L 21600 0 21600 21600 0 21600 0 0 Z N"/>
        </draw:custom-shape>
        <draw:connector draw:style-name="data_20_member_20__28_pointer_29_" draw:layer="layout" svg:x1="115.025cm" svg:y1="82.175cm" svg:x2="117.262cm" svg:y2="82.655cm" draw:start-shape="id182" draw:start-glue-point="1" draw:end-shape="id130" draw:end-glue-point="4" svg:d="m115025 82175h1119v480h1118">
          <text:p/>
        </draw:connector>
        <draw:custom-shape draw:style-name="gr1" draw:text-style-name="P1" draw:id="id40" draw:layer="layout" svg:width="8.14cm" svg:height="0.752cm" svg:x="129.979cm" svg:y="79.311cm">
          <draw:glue-point draw:id="4" svg:x="-5.001cm" svg:y="-3.304cm"/>
          <draw:glue-point draw:id="5" svg:x="-3.921cm" svg:y="5cm"/>
          <draw:glue-point draw:id="6" svg:x="-2.735cm" svg:y="5cm"/>
          <draw:glue-point draw:id="7" svg:x="-1.717cm" svg:y="5cm"/>
          <draw:glue-point draw:id="8" svg:x="-0.701cm" svg:y="5cm"/>
          <draw:glue-point draw:id="9" svg:x="0.824cm" svg:y="5cm"/>
          <draw:glue-point draw:id="10" svg:x="1.898cm" svg:y="5cm"/>
          <draw:glue-point draw:id="11" svg:x="3.028cm" svg:y="5cm"/>
          <draw:glue-point draw:id="12" svg:x="4.1cm" svg:y="5cm"/>
          <text:p text:style-name="P1">ChartTypeDialogController</text:p>
          <draw:enhanced-geometry svg:viewBox="0 0 21600 21600" draw:type="rectangle" draw:enhanced-path="M 0 0 L 21600 0 21600 21600 0 21600 0 0 Z N"/>
        </draw:custom-shape>
        <draw:connector draw:style-name="data_20_member_20__28_multiple_20_pointers_29_" draw:layer="layout" svg:x1="120.494cm" svg:y1="82.96cm" svg:x2="129.979cm" svg:y2="79.687cm" draw:start-shape="id130" draw:start-glue-point="1" draw:end-shape="id40" draw:end-glue-point="3" svg:d="m120494 82960h4743v-3273h4742">
          <text:p/>
        </draw:connector>
        <draw:custom-shape draw:style-name="gr1" draw:text-style-name="P1" draw:id="id183" draw:layer="layout" svg:width="3.757cm" svg:height="0.622cm" svg:x="125.472cm" svg:y="74.981cm">
          <draw:glue-point draw:id="4" svg:x="3.757cm" svg:y="5cm"/>
          <text:p text:style-name="P1">ChangingResource</text:p>
          <draw:enhanced-geometry svg:viewBox="0 0 21600 21600" draw:type="rectangle" draw:enhanced-path="M 0 0 L 21600 0 21600 21600 0 21600 0 0 Z N"/>
        </draw:custom-shape>
        <draw:connector draw:style-name="inheritance_20__28_public_29_" draw:layer="layout" svg:x1="134.049cm" svg:y1="79.311cm" svg:x2="128.761cm" svg:y2="75.603cm" draw:start-shape="id40" draw:start-glue-point="0" draw:end-shape="id183" draw:end-glue-point="4" svg:d="m134049 79311v-1854h-5288v-1854">
          <text:p/>
        </draw:connector>
        <draw:custom-shape draw:style-name="gr1" draw:text-style-name="P1" draw:id="id184" draw:layer="layout" svg:width="4.121cm" svg:height="0.673cm" svg:x="140.53cm" svg:y="83.639cm">
          <text:p text:style-name="P1">AreaChartDialogController</text:p>
          <draw:enhanced-geometry svg:viewBox="0 0 21600 21600" draw:type="rectangle" draw:enhanced-path="M 0 0 L 21600 0 21600 21600 0 21600 0 0 Z N"/>
        </draw:custom-shape>
        <draw:connector draw:style-name="inheritance_20__28_public_29_" draw:layer="layout" svg:x1="142.59cm" svg:y1="83.639cm" svg:x2="137.386cm" svg:y2="80.063cm" draw:start-shape="id184" draw:start-glue-point="0" draw:end-shape="id40" draw:end-glue-point="12" svg:d="m142590 83639v-1788h-5204v-1788">
          <text:p/>
        </draw:connector>
        <draw:custom-shape draw:style-name="gr1" draw:text-style-name="P1" draw:id="id185" draw:layer="layout" svg:width="5.572cm" svg:height="0.673cm" svg:x="137.343cm" svg:y="84.646cm">
          <text:p text:style-name="P1">ColumnOrBarChartDialogController</text:p>
          <draw:enhanced-geometry svg:viewBox="0 0 21600 21600" draw:type="rectangle" draw:enhanced-path="M 0 0 L 21600 0 21600 21600 0 21600 0 0 Z N"/>
        </draw:custom-shape>
        <draw:connector draw:style-name="inheritance_20__28_public_29_" draw:layer="layout" draw:line-skew="-0.867cm" svg:x1="140.129cm" svg:y1="84.646cm" svg:x2="136.513cm" svg:y2="80.063cm" draw:start-shape="id185" draw:start-glue-point="0" draw:end-shape="id40" draw:end-glue-point="11" svg:d="m140129 84646v-3159h-3616v-1424">
          <text:p/>
        </draw:connector>
        <draw:custom-shape draw:style-name="gr1" draw:text-style-name="P1" draw:id="id186" draw:layer="layout" svg:width="6.22cm" svg:height="0.673cm" svg:x="134.052cm" svg:y="85.661cm">
          <text:p text:style-name="P1">CombiColumnLineChartDialogController</text:p>
          <draw:enhanced-geometry svg:viewBox="0 0 21600 21600" draw:type="rectangle" draw:enhanced-path="M 0 0 L 21600 0 21600 21600 0 21600 0 0 Z N"/>
        </draw:custom-shape>
        <draw:connector draw:style-name="inheritance_20__28_public_29_" draw:layer="layout" svg:x1="137.162cm" svg:y1="85.661cm" svg:x2="135.593cm" svg:y2="80.063cm" draw:start-shape="id186" draw:start-glue-point="0" draw:end-shape="id40" draw:end-glue-point="10" svg:d="m137162 85661v-2799h-1569v-2799">
          <text:p/>
        </draw:connector>
        <draw:custom-shape draw:style-name="gr1" draw:text-style-name="P1" draw:id="id187" draw:layer="layout" svg:width="4.302cm" svg:height="0.673cm" svg:x="135.451cm" svg:y="83.613cm">
          <text:p text:style-name="P1">LineChartDialogController</text:p>
          <draw:enhanced-geometry svg:viewBox="0 0 21600 21600" draw:type="rectangle" draw:enhanced-path="M 0 0 L 21600 0 21600 21600 0 21600 0 0 Z N"/>
        </draw:custom-shape>
        <draw:connector draw:style-name="inheritance_20__28_public_29_" draw:layer="layout" svg:x1="137.602cm" svg:y1="83.613cm" svg:x2="134.719cm" svg:y2="80.063cm" draw:start-shape="id187" draw:start-glue-point="0" draw:end-shape="id40" draw:end-glue-point="9" svg:d="m137602 83613v-1775h-2883v-1775">
          <text:p/>
        </draw:connector>
        <draw:custom-shape draw:style-name="gr1" draw:text-style-name="P1" draw:id="id188" draw:layer="layout" svg:width="4.017cm" svg:height="0.673cm" svg:x="132.857cm" svg:y="84.701cm">
          <text:p text:style-name="P1">NetChartDialogController</text:p>
          <draw:enhanced-geometry svg:viewBox="0 0 21600 21600" draw:type="rectangle" draw:enhanced-path="M 0 0 L 21600 0 21600 21600 0 21600 0 0 Z N"/>
        </draw:custom-shape>
        <draw:connector draw:style-name="inheritance_20__28_public_29_" draw:layer="layout" svg:x1="134.865cm" svg:y1="84.701cm" svg:x2="133.479cm" svg:y2="80.063cm" draw:start-shape="id188" draw:start-glue-point="0" draw:end-shape="id40" draw:end-glue-point="8" svg:d="m134865 84701v-2319h-1386v-2319">
          <text:p/>
        </draw:connector>
        <draw:custom-shape draw:style-name="gr1" draw:text-style-name="P1" draw:id="id189" draw:layer="layout" svg:width="4.017cm" svg:height="0.673cm" svg:x="130.526cm" svg:y="83.691cm">
          <text:p text:style-name="P1">PieChartDialogController</text:p>
          <draw:enhanced-geometry svg:viewBox="0 0 21600 21600" draw:type="rectangle" draw:enhanced-path="M 0 0 L 21600 0 21600 21600 0 21600 0 0 Z N"/>
        </draw:custom-shape>
        <draw:connector draw:style-name="inheritance_20__28_public_29_" draw:layer="layout" svg:x1="132.534cm" svg:y1="83.691cm" svg:x2="132.652cm" svg:y2="80.063cm" draw:start-shape="id189" draw:start-glue-point="0" draw:end-shape="id40" draw:end-glue-point="7" svg:d="m132534 83691v-1814h118v-1814">
          <text:p/>
        </draw:connector>
        <draw:custom-shape draw:style-name="gr1" draw:text-style-name="P1" draw:id="id190" draw:layer="layout" svg:width="4.122cm" svg:height="0.673cm" svg:x="129.54cm" svg:y="82.707cm">
          <text:p text:style-name="P1">StockChartDialogController</text:p>
          <draw:enhanced-geometry svg:viewBox="0 0 21600 21600" draw:type="rectangle" draw:enhanced-path="M 0 0 L 21600 0 21600 21600 0 21600 0 0 Z N"/>
        </draw:custom-shape>
        <draw:connector draw:style-name="inheritance_20__28_public_29_" draw:layer="layout" svg:x1="131.601cm" svg:y1="82.707cm" svg:x2="131.823cm" svg:y2="80.063cm" draw:start-shape="id190" draw:start-glue-point="0" draw:end-shape="id40" draw:end-glue-point="6" svg:d="m131601 82707v-1322h222v-1322">
          <text:p/>
        </draw:connector>
        <draw:custom-shape draw:style-name="gr1" draw:text-style-name="P1" draw:id="id39" draw:layer="layout" svg:width="3.914cm" svg:height="0.673cm" svg:x="128.451cm" svg:y="84.702cm">
          <text:p text:style-name="P1">XYChartDialogController</text:p>
          <draw:enhanced-geometry svg:viewBox="0 0 21600 21600" draw:type="rectangle" draw:enhanced-path="M 0 0 L 21600 0 21600 21600 0 21600 0 0 Z N"/>
        </draw:custom-shape>
        <draw:frame draw:style-name="annotation" draw:layer="layout" svg:width="8.527cm" svg:height="2.25cm" svg:x="132.883cm" svg:y="87.194cm">
          <draw:text-box>
            <text:p><text:span text:style-name="T1">ChartTypeDialogController</text:span> is responsible for populating the chart model based on what chart the user selects in the chart type dialog. <text:s/>In its <text:span text:style-name="T1">commitToModel()</text:span> method, it converts dialog's input, which is stored in <text:span text:style-name="T1">ChartTypeParameter</text:span>, to chart model's properties.</text:p>
          </draw:text-box>
        </draw:frame>
      </draw:page>
      <draw:page draw:name="comphelper" draw:style-name="dp1" draw:master-page-name="Default">
        <office:forms form:automatic-focus="false" form:apply-design-mode="false"/>
        <draw:custom-shape draw:style-name="namespace" draw:layer="layout" svg:width="58.964cm" svg:height="37.684cm" svg:x="2.203cm" svg:y="2.437cm">
          <text:p text:style-name="P2">comphelper</text:p>
          <draw:enhanced-geometry svg:viewBox="0 0 21600 21600" draw:type="rectangle" draw:enhanced-path="M 0 0 L 21600 0 21600 21600 0 21600 0 0 Z N"/>
        </draw:custom-shape>
        <draw:custom-shape draw:style-name="gr3" draw:id="id191" draw:layer="layout" svg:width="3.008cm" svg:height="0.753cm" svg:x="3.808cm" svg:y="8.708cm">
          <text:p text:style-name="P2">MediaDescriptor</text:p>
          <draw:enhanced-geometry svg:viewBox="0 0 21600 21600" draw:type="rectangle" draw:enhanced-path="M 0 0 L 21600 0 21600 21600 0 21600 0 0 Z N"/>
        </draw:custom-shape>
        <draw:custom-shape draw:style-name="gr3" draw:id="id192" draw:layer="layout" svg:width="3.809cm" svg:height="0.778cm" svg:x="5.366cm" svg:y="6.013cm">
          <text:p text:style-name="P2">SequenceAsHashMap</text:p>
          <draw:enhanced-geometry svg:viewBox="0 0 21600 21600" draw:type="rectangle" draw:enhanced-path="M 0 0 L 21600 0 21600 21600 0 21600 0 0 Z N"/>
        </draw:custom-shape>
        <draw:custom-shape draw:style-name="gr3" draw:id="id193" draw:layer="layout" svg:width="4.302cm" svg:height="0.803cm" svg:x="7.05cm" svg:y="3.137cm">
          <text:p text:style-name="P2">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91" draw:start-glue-point="0" draw:end-shape="id192" draw:end-glue-point="2" svg:d="m5312 8708v-959h1958v-958">
          <text:p/>
        </draw:connector>
        <draw:connector draw:style-name="inheritance_20__28_public_29_" draw:layer="layout" svg:x1="7.27cm" svg:y1="6.013cm" svg:x2="9.201cm" svg:y2="3.94cm" draw:start-shape="id192" draw:start-glue-point="0" draw:end-shape="id193" draw:end-glue-point="2" svg:d="m7270 6013v-1037h1931v-1036">
          <text:p/>
        </draw:connector>
        <draw:custom-shape draw:style-name="gr1" draw:text-style-name="P1" draw:layer="layout" svg:width="4.147cm" svg:height="0.674cm" svg:x="12.752cm" svg:y="3.369cm">
          <text:p text:style-name="P1">AccessibleEventNotifier</text:p>
          <draw:enhanced-geometry svg:viewBox="0 0 21600 21600" draw:type="rectangle" draw:enhanced-path="M 0 0 L 21600 0 21600 21600 0 21600 0 0 Z N"/>
        </draw:custom-shape>
        <draw:frame draw:style-name="annotation" draw:layer="layout" svg:width="10.005cm" svg:height="1.343cm" svg:x="12.881cm" svg:y="4.488cm">
          <draw:text-box>
            <text:p><text:span text:style-name="T1">AccessibleEventNotifier</text:span> consists only of static methods. <text:s/>It handles sending events to accessibility framework, registering listeners per client etc.</text:p>
          </draw:text-box>
        </draw:frame>
        <draw:custom-shape draw:style-name="gr3" draw:id="id194" draw:layer="layout" svg:width="4.639cm" svg:height="0.829cm" svg:x="12.829cm" svg:y="11.793cm">
          <text:p>OAccessibleContextWrapper</text:p>
          <draw:enhanced-geometry svg:viewBox="0 0 21600 21600" draw:type="rectangle" draw:enhanced-path="M 0 0 L 21600 0 21600 21600 0 21600 0 0 Z N"/>
        </draw:custom-shape>
        <draw:custom-shape draw:style-name="gr2" draw:id="id195" draw:layer="layout" svg:width="8.657cm" svg:height="1.063cm" svg:x="12.025cm" svg:y="8.968cm">
          <draw:glue-point draw:id="4" svg:x="-2.273cm" svg:y="5.004cm"/>
          <draw:glue-point draw:id="5" svg:x="2.366cm" svg:y="5.004cm"/>
          <text:p>com.sun.star.accessibility.XAccessibleEventBroadcaster</text:p>
          <text:p>com.sun.star.accessibility.XAccessibleContext</text:p>
          <draw:enhanced-geometry svg:viewBox="0 0 21600 21600" draw:type="rectangle" draw:enhanced-path="M 0 0 L 21600 0 21600 21600 0 21600 0 0 Z N"/>
        </draw:custom-shape>
        <draw:connector draw:style-name="inheritance_20__28_public_29_" draw:layer="layout" svg:x1="15.148cm" svg:y1="11.793cm" svg:x2="14.386cm" svg:y2="10.03cm" draw:start-shape="id194" draw:start-glue-point="0" draw:end-shape="id195" draw:end-glue-point="4" svg:d="m15148 11793v-882h-762v-881">
          <text:p/>
        </draw:connector>
        <draw:custom-shape draw:style-name="gr1" draw:text-style-name="P1" draw:id="id196" draw:layer="layout" svg:width="4.51cm" svg:height="0.751cm" svg:x="16.718cm" svg:y="13.244cm">
          <text:p text:style-name="P1">OAccessibleContextHelper</text:p>
          <draw:enhanced-geometry svg:viewBox="0 0 21600 21600" draw:type="rectangle" draw:enhanced-path="M 0 0 L 21600 0 21600 21600 0 21600 0 0 Z N"/>
        </draw:custom-shape>
        <draw:connector draw:style-name="inheritance_20__28_public_29_" draw:layer="layout" svg:x1="18.973cm" svg:y1="13.244cm" svg:x2="18.401cm" svg:y2="10.03cm" draw:start-shape="id196" draw:start-glue-point="0" draw:end-shape="id195" draw:end-glue-point="5" svg:d="m18973 13244v-1607h-572v-1607">
          <text:p/>
        </draw:connector>
        <draw:custom-shape draw:style-name="gr1" draw:text-style-name="P1" draw:id="id197" draw:layer="layout" svg:width="5.287cm" svg:height="0.829cm" svg:x="15.784cm" svg:y="16.795cm">
          <draw:glue-point draw:id="4" svg:x="-2.4cm" svg:y="5.006cm"/>
          <draw:glue-point draw:id="5" svg:x="2.305cm" svg:y="5.006cm"/>
          <text:p text:style-name="P1">OCommonAccessibleComponent</text:p>
          <draw:enhanced-geometry svg:viewBox="0 0 21600 21600" draw:type="rectangle" draw:enhanced-path="M 0 0 L 21600 0 21600 21600 0 21600 0 0 Z N"/>
        </draw:custom-shape>
        <draw:connector draw:style-name="inheritance_20__28_public_29_" draw:layer="layout" svg:x1="18.427cm" svg:y1="16.795cm" svg:x2="18.973cm" svg:y2="13.995cm" draw:start-shape="id197" draw:start-glue-point="0" draw:end-shape="id196" draw:end-glue-point="2" svg:d="m18427 16795v-1401h546v-1399">
          <text:p/>
        </draw:connector>
        <draw:custom-shape draw:style-name="gr1" draw:text-style-name="P1" draw:id="id198" draw:layer="layout" svg:width="4.95cm" svg:height="0.752cm" svg:x="12.467cm" svg:y="19.827cm">
          <draw:glue-point draw:id="4" svg:x="-2.278cm" svg:y="-5.013cm"/>
          <draw:glue-point draw:id="5" svg:x="2.381cm" svg:y="-5.013cm"/>
          <text:p text:style-name="P1">OAccessibleComponentHelper</text:p>
          <draw:enhanced-geometry svg:viewBox="0 0 21600 21600" draw:type="rectangle" draw:enhanced-path="M 0 0 L 21600 0 21600 21600 0 21600 0 0 Z N"/>
        </draw:custom-shape>
        <draw:custom-shape draw:style-name="gr1" draw:text-style-name="P1" draw:id="id199" draw:layer="layout" svg:width="6.142cm" svg:height="0.726cm" svg:x="18.713cm" svg:y="19.826cm">
          <draw:glue-point draw:id="4" svg:x="-2.088cm" svg:y="-5.013cm"/>
          <draw:glue-point draw:id="5" svg:x="2.722cm" svg:y="-5.013cm"/>
          <text:p text:style-name="P1">OAccessibleExtendedComponentHelper</text:p>
          <draw:enhanced-geometry svg:viewBox="0 0 21600 21600" draw:type="rectangle" draw:enhanced-path="M 0 0 L 21600 0 21600 21600 0 21600 0 0 Z N"/>
        </draw:custom-shape>
        <draw:connector draw:style-name="inheritance_20__28_public_29_" draw:layer="layout" svg:x1="16.12cm" svg:y1="19.827cm" svg:x2="17.159cm" svg:y2="17.623cm" draw:start-shape="id198" draw:start-glue-point="5" draw:end-shape="id197" draw:end-glue-point="4" svg:d="m16120 19827v-1102h1039v-1102">
          <text:p/>
        </draw:connector>
        <draw:connector draw:style-name="inheritance_20__28_public_29_" draw:layer="layout" svg:x1="20.502cm" svg:y1="19.826cm" svg:x2="19.645cm" svg:y2="17.623cm" draw:start-shape="id199" draw:start-glue-point="4" draw:end-shape="id197" draw:end-glue-point="5" svg:d="m20502 19826v-1101h-857v-1102">
          <text:p/>
        </draw:connector>
        <draw:custom-shape draw:style-name="gr2" draw:id="id200" draw:layer="layout" svg:width="8.993cm" svg:height="0.648cm" svg:x="21.591cm" svg:y="17.729cm">
          <text:p>com.sun.star.accessibility.XAccessibleExtendedComponent</text:p>
          <draw:enhanced-geometry svg:viewBox="0 0 21600 21600" draw:type="rectangle" draw:enhanced-path="M 0 0 L 21600 0 21600 21600 0 21600 0 0 Z N"/>
        </draw:custom-shape>
        <draw:connector draw:style-name="inheritance_20__28_public_29_" draw:layer="layout" svg:x1="23.455cm" svg:y1="19.826cm" svg:x2="26.087cm" svg:y2="18.377cm" draw:start-shape="id199" draw:start-glue-point="5" draw:end-shape="id200" svg:d="m23455 19826v-724h2632v-725">
          <text:p/>
        </draw:connector>
        <draw:custom-shape draw:style-name="gr2" draw:id="id201" draw:layer="layout" svg:width="7.591cm" svg:height="0.648cm" svg:x="7.44cm" svg:y="17.911cm">
          <text:p>com.sun.star.accessibility.XAccessibleComponent</text:p>
          <draw:enhanced-geometry svg:viewBox="0 0 21600 21600" draw:type="rectangle" draw:enhanced-path="M 0 0 L 21600 0 21600 21600 0 21600 0 0 Z N"/>
        </draw:custom-shape>
        <draw:connector draw:style-name="inheritance_20__28_public_29_" draw:layer="layout" svg:x1="13.815cm" svg:y1="19.827cm" svg:x2="11.235cm" svg:y2="18.559cm" draw:start-shape="id198" draw:start-glue-point="4" draw:end-shape="id201" draw:end-glue-point="2" svg:d="m13815 19827v-634h-2580v-634">
          <text:p/>
        </draw:connector>
        <draw:custom-shape draw:style-name="gr1" draw:text-style-name="P1" draw:id="id202" draw:layer="layout" svg:width="4.977cm" svg:height="0.596cm" svg:x="12.104cm" svg:y="23.379cm">
          <draw:glue-point draw:id="4" svg:x="-2.395cm" svg:y="-5.016cm"/>
          <draw:glue-point draw:id="5" svg:x="2.551cm" svg:y="-5.016cm"/>
          <text:p text:style-name="P1">OAccessibleSelectionHelper</text:p>
          <draw:enhanced-geometry svg:viewBox="0 0 21600 21600" draw:type="rectangle" draw:enhanced-path="M 0 0 L 21600 0 21600 21600 0 21600 0 0 Z N"/>
        </draw:custom-shape>
        <draw:connector draw:style-name="inheritance_20__28_public_29_" draw:layer="layout" svg:x1="15.861cm" svg:y1="23.379cm" svg:x2="14.942cm" svg:y2="20.579cm" draw:start-shape="id202" draw:start-glue-point="5" draw:end-shape="id198" draw:end-glue-point="2" svg:d="m15861 23379v-1400h-919v-1400">
          <text:p/>
        </draw:connector>
        <draw:custom-shape draw:style-name="gr2" draw:id="id203" draw:layer="layout" svg:width="7.591cm" svg:height="0.648cm" svg:x="6.222cm" svg:y="21.307cm">
          <text:p>com.sun.star.accessibility.XAccessibleSelection</text:p>
          <draw:enhanced-geometry svg:viewBox="0 0 21600 21600" draw:type="rectangle" draw:enhanced-path="M 0 0 L 21600 0 21600 21600 0 21600 0 0 Z N"/>
        </draw:custom-shape>
        <draw:connector draw:style-name="inheritance_20__28_public_29_" draw:layer="layout" svg:x1="13.401cm" svg:y1="23.379cm" svg:x2="10.017cm" svg:y2="21.955cm" draw:start-shape="id202" draw:start-glue-point="4" draw:end-shape="id203" draw:end-glue-point="2" svg:d="m13401 23379v-712h-3384v-712">
          <text:p/>
        </draw:connector>
        <draw:custom-shape draw:style-name="gr1" draw:text-style-name="P1" draw:id="id204" draw:layer="layout" svg:width="3.732cm" svg:height="1.918cm" svg:x="24.285cm" svg:y="11.585cm">
          <text:p text:style-name="P1">OContextHelper_Impl</text:p>
          <draw:enhanced-geometry svg:viewBox="0 0 21600 21600" draw:type="rectangle" draw:enhanced-path="M 0 0 L 21600 0 21600 21600 0 21600 0 0 Z N"/>
        </draw:custom-shape>
        <draw:connector draw:style-name="data_20_member_20__28_pointer_29_" draw:layer="layout" svg:x1="21.228cm" svg:y1="13.619cm" svg:x2="24.285cm" svg:y2="12.544cm" draw:start-shape="id196" draw:start-glue-point="1" draw:end-shape="id204" draw:end-glue-point="3" svg:d="m21228 13619h1529v-1075h1528">
          <text:p/>
        </draw:connector>
      </draw:page>
      <draw:page draw:name="configmgr" draw:style-name="dp1" draw:master-page-name="Default">
        <office:forms form:automatic-focus="false" form:apply-design-mode="false"/>
        <draw:custom-shape draw:style-name="namespace" draw:layer="layout" svg:width="161.323cm" svg:height="99.002cm" svg:x="1.763cm" svg:y="1.607cm">
          <text:p text:style-name="P2">configmgr</text:p>
          <draw:enhanced-geometry svg:viewBox="0 0 21600 21600" draw:type="rectangle" draw:enhanced-path="M 0 0 L 21600 0 21600 21600 0 21600 0 0 Z N"/>
        </draw:custom-shape>
        <draw:custom-shape draw:style-name="namespace" draw:layer="layout" svg:width="25.426cm" svg:height="14.187cm" svg:x="58.031cm" svg:y="44.346cm">
          <text:p text:style-name="P2">configuration</text:p>
          <draw:enhanced-geometry svg:viewBox="0 0 21600 21600" draw:type="rectangle" draw:enhanced-path="M 0 0 L 21600 0 21600 21600 0 21600 0 0 Z N"/>
        </draw:custom-shape>
        <draw:custom-shape draw:style-name="namespace" draw:layer="layout" svg:width="52.51cm" svg:height="27.11cm" svg:x="47.016cm" svg:y="7.07cm">
          <text:p text:style-name="P2">configapi</text:p>
          <draw:enhanced-geometry svg:viewBox="0 0 21600 21600" draw:type="rectangle" draw:enhanced-path="M 0 0 L 21600 0 21600 21600 0 21600 0 0 Z N"/>
        </draw:custom-shape>
        <draw:custom-shape draw:style-name="gr1" draw:text-style-name="P1" draw:id="id238" draw:layer="layout" svg:width="2.437cm" svg:height="0.726cm" svg:x="80.812cm" svg:y="8.083cm">
          <draw:glue-point draw:id="4" svg:x="-2.236cm" svg:y="5cm"/>
          <draw:glue-point draw:id="5" svg:x="2.761cm" svg:y="5cm"/>
          <text:p text:style-name="P3">NodeAccess</text:p>
          <draw:enhanced-geometry svg:viewBox="0 0 21600 21600" draw:type="rectangle" draw:enhanced-path="M 0 0 L 21600 0 21600 21600 0 21600 0 0 Z N"/>
        </draw:custom-shape>
        <draw:custom-shape draw:style-name="gr1" draw:text-style-name="P1" draw:id="id245" draw:layer="layout" svg:width="1.84cm" svg:height="3.887cm" svg:x="50.748cm" svg:y="16.018cm">
          <draw:glue-point draw:id="4" svg:x="-2.184cm" svg:y="5cm"/>
          <draw:glue-point draw:id="5" svg:x="2.603cm" svg:y="5cm"/>
          <draw:glue-point draw:id="6" svg:x="5cm" svg:y="4cm"/>
          <draw:glue-point draw:id="7" svg:x="5cm" svg:y="2.4cm"/>
          <draw:glue-point draw:id="8" svg:x="5cm" svg:y="1cm"/>
          <draw:glue-point draw:id="9" svg:x="5cm" svg:y="-1.067cm"/>
          <draw:glue-point draw:id="10" svg:x="5cm" svg:y="-2.667cm"/>
          <draw:glue-point draw:id="11" svg:x="5cm" svg:y="-4.067cm"/>
          <text:p text:style-name="P3">Factory</text:p>
          <draw:enhanced-geometry svg:viewBox="0 0 21600 21600" draw:type="rectangle" draw:enhanced-path="M 0 0 L 21600 0 21600 21600 0 21600 0 0 Z N"/>
        </draw:custom-shape>
        <draw:custom-shape draw:style-name="gr1" draw:text-style-name="P3" draw:id="id241" draw:layer="layout" svg:width="2.851cm" svg:height="1.269cm" svg:x="61.658cm" svg:y="10.612cm">
          <draw:glue-point draw:id="4" svg:x="-5.001cm" svg:y="-2.955cm"/>
          <draw:glue-point draw:id="5" svg:x="-5.001cm" svg:y="2.97cm"/>
          <text:p text:style-name="P3">ObjectRegistry</text:p>
          <draw:enhanced-geometry svg:viewBox="0 0 21600 21600" draw:mirror-horizontal="false" draw:mirror-vertical="false" draw:type="rectangle" draw:enhanced-path="M 0 0 L 21600 0 21600 21600 0 21600 0 0 Z N"/>
        </draw:custom-shape>
        <draw:custom-shape draw:style-name="gr1" draw:text-style-name="P1" draw:layer="layout" svg:width="1.618cm" svg:height="0.755cm" svg:x="67.118cm" svg:y="50.641cm">
          <text:p text:style-name="P3">NodeID</text:p>
          <draw:enhanced-geometry svg:viewBox="0 0 21600 21600" draw:type="rectangle" draw:enhanced-path="M 0 0 L 21600 0 21600 21600 0 21600 0 0 Z N"/>
        </draw:custom-shape>
        <draw:custom-shape draw:style-name="namespace" draw:layer="layout" svg:width="36.545cm" svg:height="31.673cm" svg:x="5.322cm" svg:y="66.152cm">
          <text:p>localbe</text:p>
          <draw:enhanced-geometry svg:viewBox="0 0 21600 21600" draw:type="rectangle" draw:enhanced-path="M 0 0 L 21600 0 21600 21600 0 21600 0 0 Z N"/>
        </draw:custom-shape>
        <draw:custom-shape draw:style-name="gr1" draw:text-style-name="P1" draw:id="id205" draw:layer="layout" svg:width="3.369cm" svg:height="0.674cm" svg:x="10.895cm" svg:y="72.294cm">
          <draw:glue-point draw:id="4" svg:x="2.08cm" svg:y="-5cm"/>
          <draw:glue-point draw:id="5" svg:x="-2.46cm" svg:y="-5cm"/>
          <text:p text:style-name="P1">LocalSingleBackend</text:p>
          <draw:enhanced-geometry svg:viewBox="0 0 21600 21600" draw:type="rectangle" draw:enhanced-path="M 0 0 L 21600 0 21600 21600 0 21600 0 0 Z N"/>
        </draw:custom-shape>
        <draw:custom-shape draw:style-name="gr2" draw:id="id206" draw:layer="layout" svg:width="8.734cm" svg:height="2.125cm" svg:x="14.498cm" svg:y="68.641cm">
          <text:p>com.sun.star.configuration.backend.XBackendEntities</text:p>
          <text:p>com.sun.star.configuration.backend.XMultiLayerStratum</text:p>
          <text:p>com.sun.star.configuration.backend.XSchemaSuppl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3.279cm" svg:y1="72.294cm" svg:x2="18.865cm" svg:y2="70.766cm" draw:start-shape="id205" draw:start-glue-point="4" draw:end-shape="id206" svg:d="m13279 72294v-764h5586v-764">
          <text:p/>
        </draw:connector>
        <draw:custom-shape draw:style-name="uno_20_service" draw:id="id207" draw:layer="layout" svg:width="8.812cm" svg:height="1.244cm" svg:x="6.541cm" svg:y="66.825cm">
          <text:p>com.sun.star.configuration.backend.SingleBackend</text:p>
          <text:p>com.sun.star.configuration.backend.LocalSingleBackend</text:p>
          <draw:enhanced-geometry svg:viewBox="0 0 21600 21600" draw:type="rectangle" draw:enhanced-path="M 0 0 L 21600 0 21600 21600 0 21600 0 0 Z N"/>
        </draw:custom-shape>
        <draw:connector draw:style-name="inheritance_20__28_public_29_" draw:layer="layout" svg:x1="11.751cm" svg:y1="72.294cm" svg:x2="10.947cm" svg:y2="68.069cm" draw:start-shape="id205" draw:start-glue-point="5" draw:end-shape="id207" svg:d="m11751 72294v-2112h-804v-2113">
          <text:p/>
        </draw:connector>
        <draw:custom-shape draw:style-name="gr1" draw:text-style-name="P1" draw:id="id210" draw:layer="layout" svg:width="4.096cm" svg:height="0.622cm" svg:x="20.069cm" svg:y="82.145cm">
          <draw:glue-point draw:id="4" svg:x="-1.833cm" svg:y="-5cm"/>
          <draw:glue-point draw:id="5" svg:x="2.153cm" svg:y="-5cm"/>
          <draw:glue-point draw:id="6" svg:x="-3.415cm" svg:y="5cm"/>
          <draw:glue-point draw:id="7" svg:x="-1.391cm" svg:y="5cm"/>
          <draw:glue-point draw:id="8" svg:x="1.33cm" svg:y="5cm"/>
          <draw:glue-point draw:id="9" svg:x="3.291cm" svg:y="5cm"/>
          <text:p text:style-name="P1">LocalSingleStratumBase</text:p>
          <draw:enhanced-geometry svg:viewBox="0 0 21600 21600" draw:type="rectangle" draw:enhanced-path="M 0 0 L 21600 0 21600 21600 0 21600 0 0 Z N"/>
        </draw:custom-shape>
        <draw:custom-shape draw:style-name="gr1" draw:text-style-name="P1" draw:id="id208" draw:layer="layout" svg:width="3.112cm" svg:height="0.725cm" svg:x="15.843cm" svg:y="77.971cm">
          <draw:glue-point draw:id="4" svg:x="2.462cm" svg:y="-5.006cm"/>
          <draw:glue-point draw:id="5" svg:x="-2.614cm" svg:y="-5.006cm"/>
          <draw:glue-point draw:id="6" svg:x="2.667cm" svg:y="4.993cm"/>
          <draw:glue-point draw:id="7" svg:x="-2.496cm" svg:y="4.993cm"/>
          <text:p text:style-name="P1">LocalStratumBase</text:p>
          <draw:enhanced-geometry svg:viewBox="0 0 21600 21600" draw:type="rectangle" draw:enhanced-path="M 0 0 L 21600 0 21600 21600 0 21600 0 0 Z N"/>
        </draw:custom-shape>
        <draw:custom-shape draw:style-name="gr2" draw:id="id209" draw:layer="layout" svg:width="8.19cm" svg:height="1.374cm" svg:x="15.716cm" svg:y="74.187cm">
          <text:p>com.sun.star.configuration.backend.XBackendEntities</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8.165cm" svg:y1="77.971cm" svg:x2="19.811cm" svg:y2="75.561cm" draw:start-shape="id208" draw:start-glue-point="4" draw:end-shape="id209" svg:d="m18165 77971v-1205h1646v-1205">
          <text:p/>
        </draw:connector>
        <draw:custom-shape draw:style-name="gr1" draw:text-style-name="P1" draw:id="id211" draw:layer="layout" svg:width="3.084cm" svg:height="0.673cm" svg:x="13.175cm" svg:y="81.627cm">
          <draw:glue-point draw:id="4" svg:x="2.033cm" svg:y="-5.007cm"/>
          <draw:glue-point draw:id="5" svg:x="-2.493cm" svg:y="-5.007cm"/>
          <text:p text:style-name="P1">LocalMultiStratum</text:p>
          <draw:enhanced-geometry svg:viewBox="0 0 21600 21600" draw:type="rectangle" draw:enhanced-path="M 0 0 L 21600 0 21600 21600 0 21600 0 0 Z N"/>
        </draw:custom-shape>
        <draw:connector draw:style-name="inheritance_20__28_public_29_" draw:layer="layout" svg:x1="21.367cm" svg:y1="82.145cm" svg:x2="18.228cm" svg:y2="78.694cm" draw:start-shape="id210" draw:start-glue-point="4" draw:end-shape="id208" draw:end-glue-point="6" svg:d="m21367 82145v-1725h-3139v-1726">
          <text:p/>
        </draw:connector>
        <draw:connector draw:style-name="inheritance_20__28_public_29_" draw:layer="layout" svg:x1="15.343cm" svg:y1="81.627cm" svg:x2="16.623cm" svg:y2="78.694cm" draw:start-shape="id211" draw:start-glue-point="4" draw:end-shape="id208" draw:end-glue-point="7" svg:d="m15343 81627v-1466h1280v-1467">
          <text:p/>
        </draw:connector>
        <draw:custom-shape draw:style-name="gr2" draw:id="id212" draw:layer="layout" svg:width="8.812cm" svg:height="0.571cm" svg:x="24.942cm" svg:y="79.034cm">
          <text:p>com.sun.star.configuration.backend.XSingleLayerStratum</text:p>
          <draw:enhanced-geometry svg:viewBox="0 0 21600 21600" draw:type="rectangle" draw:enhanced-path="M 0 0 L 21600 0 21600 21600 0 21600 0 0 Z N"/>
        </draw:custom-shape>
        <draw:connector draw:style-name="inheritance_20__28_public_29_" draw:layer="layout" svg:x1="22.998cm" svg:y1="82.145cm" svg:x2="29.348cm" svg:y2="79.605cm" draw:start-shape="id210" draw:start-glue-point="5" draw:end-shape="id212" draw:end-glue-point="2" svg:d="m22998 82145v-1270h6350v-1270">
          <text:p/>
        </draw:connector>
        <draw:custom-shape draw:style-name="gr1" draw:text-style-name="P1" draw:id="id213" draw:layer="layout" svg:width="3.084cm" svg:height="0.673cm" svg:x="15.145cm" svg:y="86.94cm">
          <text:p text:style-name="P1">LocalDataStratum</text:p>
          <draw:enhanced-geometry svg:viewBox="0 0 21600 21600" draw:type="rectangle" draw:enhanced-path="M 0 0 L 21600 0 21600 21600 0 21600 0 0 Z N"/>
        </draw:custom-shape>
        <draw:custom-shape draw:style-name="gr1" draw:text-style-name="P1" draw:id="id214" draw:layer="layout" svg:width="3.758cm" svg:height="0.673cm" svg:x="18.774cm" svg:y="87.927cm">
          <text:p text:style-name="P1">LocalReadOnlyStratum</text:p>
          <draw:enhanced-geometry svg:viewBox="0 0 21600 21600" draw:type="rectangle" draw:enhanced-path="M 0 0 L 21600 0 21600 21600 0 21600 0 0 Z N"/>
        </draw:custom-shape>
        <draw:custom-shape draw:style-name="gr1" draw:text-style-name="P1" draw:id="id215" draw:layer="layout" svg:width="3.706cm" svg:height="0.673cm" svg:x="21.237cm" svg:y="86.707cm">
          <text:p text:style-name="P1">LocalResourceStratum</text:p>
          <draw:enhanced-geometry svg:viewBox="0 0 21600 21600" draw:type="rectangle" draw:enhanced-path="M 0 0 L 21600 0 21600 21600 0 21600 0 0 Z N"/>
        </draw:custom-shape>
        <draw:custom-shape draw:style-name="gr1" draw:text-style-name="P1" draw:id="id216" draw:layer="layout" svg:width="3.084cm" svg:height="0.673cm" svg:x="25.926cm" svg:y="87.277cm">
          <text:p text:style-name="P1">LocalSingleStratum</text:p>
          <draw:enhanced-geometry svg:viewBox="0 0 21600 21600" draw:type="rectangle" draw:enhanced-path="M 0 0 L 21600 0 21600 21600 0 21600 0 0 Z N"/>
        </draw:custom-shape>
        <draw:connector draw:style-name="inheritance_20__28_public_29_" draw:layer="layout" svg:x1="16.687cm" svg:y1="86.94cm" svg:x2="20.719cm" svg:y2="82.767cm" draw:start-shape="id213" draw:start-glue-point="0" draw:end-shape="id210" draw:end-glue-point="6" svg:d="m16687 86940v-2087h4032v-2086">
          <text:p/>
        </draw:connector>
        <draw:connector draw:style-name="inheritance_20__28_public_29_" draw:layer="layout" svg:x1="20.653cm" svg:y1="87.927cm" svg:x2="21.548cm" svg:y2="82.767cm" draw:start-shape="id214" draw:start-glue-point="0" draw:end-shape="id210" draw:end-glue-point="7" svg:d="m20653 87927v-2580h895v-2580">
          <text:p/>
        </draw:connector>
        <draw:connector draw:style-name="inheritance_20__28_public_29_" draw:layer="layout" svg:x1="23.09cm" svg:y1="86.707cm" svg:x2="22.661cm" svg:y2="82.767cm" draw:start-shape="id215" draw:start-glue-point="0" draw:end-shape="id210" draw:end-glue-point="8" svg:d="m23090 86707v-1970h-429v-1970">
          <text:p/>
        </draw:connector>
        <draw:connector draw:style-name="inheritance_20__28_public_29_" draw:layer="layout" svg:x1="27.468cm" svg:y1="87.277cm" svg:x2="23.464cm" svg:y2="82.767cm" draw:start-shape="id216" draw:start-glue-point="0" draw:end-shape="id210" draw:end-glue-point="9" svg:d="m27468 87277v-2255h-4004v-2255">
          <text:p/>
        </draw:connector>
        <draw:custom-shape draw:style-name="gr5" draw:layer="layout" svg:width="4.355cm" svg:height="0.622cm" svg:x="29.788cm" svg:y="85.047cm">
          <text:p>ServiceImplementationInfo</text:p>
          <draw:enhanced-geometry svg:viewBox="0 0 21600 21600" draw:type="rectangle" draw:enhanced-path="M 0 0 L 21600 0 21600 21600 0 21600 0 0 Z N"/>
        </draw:custom-shape>
        <draw:custom-shape draw:style-name="gr5" draw:layer="layout" svg:width="3.99cm" svg:height="0.622cm" svg:x="32.174cm" svg:y="86.214cm">
          <text:p>ServiceRegistrationInfo</text:p>
          <draw:enhanced-geometry svg:viewBox="0 0 21600 21600" draw:type="rectangle" draw:enhanced-path="M 0 0 L 21600 0 21600 21600 0 21600 0 0 Z N"/>
        </draw:custom-shape>
        <draw:custom-shape draw:style-name="uno_20_service" draw:id="id217" draw:layer="layout" svg:width="8.424cm" svg:height="1.012cm" svg:x="20.276cm" svg:y="76.935cm">
          <text:p>com.sun.star.configuration.backend.LocalSingleStratum</text:p>
          <text:p>com.sun.star.configuration.backend.SingleStratum</text:p>
          <draw:enhanced-geometry svg:viewBox="0 0 21600 21600" draw:type="rectangle" draw:enhanced-path="M 0 0 L 21600 0 21600 21600 0 21600 0 0 Z N"/>
        </draw:custom-shape>
        <draw:connector draw:style-name="inheritance_20__28_public_29_" draw:layer="layout" svg:x1="22.117cm" svg:y1="82.145cm" svg:x2="24.488cm" svg:y2="77.947cm" draw:start-shape="id210" draw:start-glue-point="0" draw:end-shape="id217" draw:end-glue-point="2" svg:d="m22117 82145v-2099h2371v-2099">
          <text:p/>
        </draw:connector>
        <draw:custom-shape draw:style-name="uno_20_service" draw:id="id218" draw:layer="layout" svg:width="8.124cm" svg:height="1.071cm" svg:x="6.123cm" svg:y="78.794cm">
          <text:p>com.sun.star.configuration.backend.LocalMultiStratum</text:p>
          <text:p>com.sun.star.configuration.backend.MultiStratum</text:p>
          <draw:enhanced-geometry svg:viewBox="0 0 21600 21600" draw:type="rectangle" draw:enhanced-path="M 0 0 L 21600 0 21600 21600 0 21600 0 0 Z N"/>
        </draw:custom-shape>
        <draw:connector draw:style-name="inheritance_20__28_public_29_" draw:layer="layout" svg:x1="13.949cm" svg:y1="81.627cm" svg:x2="10.185cm" svg:y2="79.865cm" draw:start-shape="id211" draw:start-glue-point="5" draw:end-shape="id218" draw:end-glue-point="2" svg:d="m13949 81627v-882h-3764v-880">
          <text:p/>
        </draw:connector>
        <draw:custom-shape draw:style-name="gr3" draw:id="id220" draw:layer="layout" svg:width="2.619cm" svg:height="0.573cm" svg:x="69.019cm" svg:y="66.069cm">
          <draw:glue-point draw:id="4" svg:x="-2.252cm" svg:y="4.991cm"/>
          <draw:glue-point draw:id="5" svg:x="2.254cm" svg:y="4.991cm"/>
          <text:p>CacheData</text:p>
          <draw:enhanced-geometry svg:viewBox="0 0 21600 21600" draw:type="rectangle" draw:enhanced-path="M 0 0 L 21600 0 21600 21600 0 21600 0 0 Z N"/>
        </draw:custom-shape>
        <draw:custom-shape draw:style-name="gr1" draw:text-style-name="P1" draw:id="id219" draw:layer="layout" svg:width="3.439cm" svg:height="0.599cm" svg:x="67.198cm" svg:y="68.361cm">
          <text:p text:style-name="P1">TemplateCacheData</text:p>
          <draw:enhanced-geometry svg:viewBox="0 0 21600 21600" draw:type="rectangle" draw:enhanced-path="M 0 0 L 21600 0 21600 21600 0 21600 0 0 Z N"/>
        </draw:custom-shape>
        <draw:custom-shape draw:style-name="gr1" draw:text-style-name="P1" draw:id="id221" draw:layer="layout" svg:width="3.439cm" svg:height="0.599cm" svg:x="74.591cm" svg:y="71.497cm">
          <text:p text:style-name="P1">ExtendedCacheData</text:p>
          <draw:enhanced-geometry svg:viewBox="0 0 21600 21600" draw:type="rectangle" draw:enhanced-path="M 0 0 L 21600 0 21600 21600 0 21600 0 0 Z N"/>
        </draw:custom-shape>
        <draw:connector draw:style-name="inheritance_20__28_public_29_" draw:layer="layout" svg:x1="68.917cm" svg:y1="68.361cm" svg:x2="69.739cm" svg:y2="66.64cm" draw:start-shape="id219" draw:start-glue-point="0" draw:end-shape="id220" draw:end-glue-point="4" svg:d="m68917 68361v-860h822v-861">
          <text:p/>
        </draw:connector>
        <draw:connector draw:style-name="inheritance_20__28_public_29_" draw:layer="layout" svg:x1="76.31cm" svg:y1="71.497cm" svg:x2="70.918cm" svg:y2="66.64cm" draw:start-shape="id221" draw:start-glue-point="0" draw:end-shape="id220" draw:end-glue-point="5" svg:d="m76310 71497v-2428h-5392v-2429">
          <text:p/>
        </draw:connector>
        <draw:custom-shape draw:style-name="gr1" draw:text-style-name="P1" draw:layer="layout" svg:width="2.517cm" svg:height="0.598cm" svg:x="67.618cm" svg:y="84.952cm">
          <text:p text:style-name="P1">BinaryCache</text:p>
          <draw:enhanced-geometry svg:viewBox="0 0 21600 21600" draw:type="rectangle" draw:enhanced-path="M 0 0 L 21600 0 21600 21600 0 21600 0 0 Z N"/>
        </draw:custom-shape>
        <draw:custom-shape draw:style-name="namespace" draw:layer="layout" svg:width="25.758cm" svg:height="9.619cm" svg:x="53.112cm" svg:y="79.37cm">
          <text:p>backend</text:p>
          <draw:enhanced-geometry svg:viewBox="0 0 21600 21600" draw:type="rectangle" draw:enhanced-path="M 0 0 L 21600 0 21600 21600 0 21600 0 0 Z N"/>
        </draw:custom-shape>
        <draw:custom-shape draw:style-name="gr1" draw:text-style-name="P1" draw:layer="layout" svg:width="3.738cm" svg:height="0.574cm" svg:x="64.138cm" svg:y="40.092cm">
          <text:p text:style-name="P1">CacheLoadingAccess</text:p>
          <draw:enhanced-geometry svg:viewBox="0 0 21600 21600" draw:type="rectangle" draw:enhanced-path="M 0 0 L 21600 0 21600 21600 0 21600 0 0 Z N"/>
        </draw:custom-shape>
        <draw:custom-shape draw:style-name="gr1" draw:text-style-name="P1" draw:id="id223" draw:layer="layout" svg:width="3.987cm" svg:height="0.549cm" svg:x="63.121cm" svg:y="76.861cm">
          <text:p text:style-name="P1">OCacheWriteScheduler</text:p>
          <draw:enhanced-geometry svg:viewBox="0 0 21600 21600" draw:type="rectangle" draw:enhanced-path="M 0 0 L 21600 0 21600 21600 0 21600 0 0 Z N"/>
        </draw:custom-shape>
        <draw:custom-shape draw:style-name="gr1" draw:text-style-name="P1" draw:id="id222" draw:layer="layout" svg:width="3.24cm" svg:height="2.169cm" svg:x="62.134cm" svg:y="79.766cm">
          <draw:glue-point draw:id="4" svg:x="5cm" svg:y="-3.614cm"/>
          <draw:glue-point draw:id="5" svg:x="5cm" svg:y="-1.549cm"/>
          <draw:glue-point draw:id="6" svg:x="5cm" svg:y="1.668cm"/>
          <draw:glue-point draw:id="7" svg:x="5cm" svg:y="3.623cm"/>
          <text:p text:style-name="P1">CacheController</text:p>
          <draw:enhanced-geometry svg:viewBox="0 0 21600 21600" draw:type="rectangle" draw:enhanced-path="M 0 0 L 21600 0 21600 21600 0 21600 0 0 Z N"/>
        </draw:custom-shape>
        <draw:connector draw:style-name="data_20_member_20__28_pointer_29_" draw:layer="layout" svg:x1="65.374cm" svg:y1="80.067cm" svg:x2="63.121cm" svg:y2="77.135cm" draw:start-shape="id222" draw:start-glue-point="4" draw:end-shape="id223" draw:end-glue-point="3" svg:d="m65374 80067h500v-1480h-3254v-1452h501">
          <text:p/>
        </draw:connector>
        <draw:custom-shape draw:style-name="gr1" draw:text-style-name="P1" draw:id="id224" draw:layer="layout" svg:width="2.766cm" svg:height="1.996cm" svg:x="55.747cm" svg:y="67.595cm">
          <draw:glue-point draw:id="4" svg:x="5cm" svg:y="3.664cm"/>
          <draw:glue-point draw:id="5" svg:x="-5cm" svg:y="-2.706cm"/>
          <draw:glue-point draw:id="6" svg:x="-5cm" svg:y="2.915cm"/>
          <draw:glue-point draw:id="7" svg:x="5cm" svg:y="1.527cm"/>
          <draw:glue-point draw:id="8" svg:x="5cm" svg:y="-1.438cm"/>
          <draw:glue-point draw:id="9" svg:x="5cm" svg:y="-3.5cm"/>
          <text:p text:style-name="P1">TreeManager</text:p>
          <draw:enhanced-geometry svg:viewBox="0 0 21600 21600" draw:type="rectangle" draw:enhanced-path="M 0 0 L 21600 0 21600 21600 0 21600 0 0 Z N"/>
        </draw:custom-shape>
        <draw:connector draw:style-name="data_20_member_20__28_pointer_29_" draw:layer="layout" svg:x1="58.513cm" svg:y1="69.324cm" svg:x2="62.134cm" svg:y2="80.85cm" draw:start-shape="id224" draw:start-glue-point="4" draw:end-shape="id222" draw:end-glue-point="3" svg:d="m58513 69324h1811v11526h1810">
          <text:p>getCacheLoader()</text:p>
        </draw:connector>
        <draw:custom-shape draw:style-name="gr1" draw:text-style-name="P1" draw:id="id225" draw:layer="layout" svg:width="3.863cm" svg:height="0.648cm" svg:x="53.934cm" svg:y="80.89cm">
          <text:p text:style-name="P1">CacheChangeMulticaster</text:p>
          <draw:enhanced-geometry svg:viewBox="0 0 21600 21600" draw:type="rectangle" draw:enhanced-path="M 0 0 L 21600 0 21600 21600 0 21600 0 0 Z N"/>
        </draw:custom-shape>
        <draw:connector draw:style-name="data_20_member_20__28_multiple_20_pointers_29_" draw:layer="layout" svg:x1="57.797cm" svg:y1="81.214cm" svg:x2="55.747cm" svg:y2="69.174cm" draw:start-shape="id225" draw:start-glue-point="1" draw:end-shape="id224" draw:end-glue-point="6" svg:d="m57797 81214h499v-5973h-3049v-6067h500">
          <text:p/>
        </draw:connector>
        <draw:custom-shape draw:style-name="gr1" draw:text-style-name="P1" draw:id="id226" draw:layer="layout" svg:width="2.592cm" svg:height="4.08cm" svg:x="42.14cm" svg:y="42.521cm">
          <draw:glue-point draw:id="4" svg:x="5cm" svg:y="3.877cm"/>
          <draw:glue-point draw:id="5" svg:x="5cm" svg:y="-3.99cm"/>
          <draw:glue-point draw:id="6" svg:x="5cm" svg:y="-2.52cm"/>
          <draw:glue-point draw:id="7" svg:x="5cm" svg:y="-1.085cm"/>
          <draw:glue-point draw:id="8" svg:x="5cm" svg:y="2.402cm"/>
          <draw:glue-point draw:id="9" svg:x="5cm" svg:y="1.116cm"/>
          <draw:glue-point draw:id="10" svg:x="-5cm" svg:y="-3.575cm"/>
          <text:p text:style-name="P1">OProviderImpl</text:p>
          <draw:enhanced-geometry svg:viewBox="0 0 21600 21600" draw:type="rectangle" draw:enhanced-path="M 0 0 L 21600 0 21600 21600 0 21600 0 0 Z N"/>
        </draw:custom-shape>
        <draw:connector draw:style-name="data_20_member_20__28_pointer_29_" draw:layer="layout" svg:x1="44.732cm" svg:y1="46.142cm" svg:x2="55.747cm" svg:y2="68.053cm" draw:start-shape="id226" draw:start-glue-point="4" draw:end-shape="id224" draw:end-glue-point="5" svg:d="m44732 46142h5508v21911h5507">
          <text:p/>
        </draw:connector>
        <draw:custom-shape draw:style-name="gr1" draw:text-style-name="P1" draw:id="id227" draw:layer="layout" svg:width="2.118cm" svg:height="1.122cm" svg:x="37.775cm" svg:y="42.525cm">
          <draw:glue-point draw:id="4" svg:x="5cm" svg:y="2.557cm"/>
          <draw:glue-point draw:id="5" svg:x="-2.525cm" svg:y="-5cm"/>
          <draw:glue-point draw:id="6" svg:x="2.242cm" svg:y="-5cm"/>
          <text:p text:style-name="P1">OProvider</text:p>
          <draw:enhanced-geometry svg:viewBox="0 0 21600 21600" draw:type="rectangle" draw:enhanced-path="M 0 0 L 21600 0 21600 21600 0 21600 0 0 Z N"/>
        </draw:custom-shape>
        <draw:connector draw:style-name="data_20_member_20__28_pointer_29_" draw:layer="layout" svg:x1="39.893cm" svg:y1="43.372cm" svg:x2="42.14cm" svg:y2="44.561cm" draw:start-shape="id227" draw:start-glue-point="4" draw:end-shape="id226" draw:end-glue-point="3" svg:d="m39893 43372h1124v1189h1123">
          <text:p/>
        </draw:connector>
        <draw:custom-shape draw:style-name="gr2" draw:id="id228" draw:layer="layout" svg:width="6.091cm" svg:height="1.711cm" svg:x="30.859cm" svg:y="38.799cm">
          <text:p>com.sun.star.lang.XLocalizable</text:p>
          <text:p>com.sun.star.lang.XMultiServiceFactory</text:p>
          <text:p>com.sun.star.util.XFlushable</text:p>
          <text:p>com.sun.star.util.XRefreshable</text:p>
          <draw:enhanced-geometry svg:viewBox="0 0 21600 21600" draw:type="rectangle" draw:enhanced-path="M 0 0 L 21600 0 21600 21600 0 21600 0 0 Z N"/>
        </draw:custom-shape>
        <draw:connector draw:style-name="inheritance_20__28_public_29_" draw:layer="layout" svg:x1="38.3cm" svg:y1="42.525cm" svg:x2="33.904cm" svg:y2="40.51cm" draw:start-shape="id227" draw:start-glue-point="5" draw:end-shape="id228" draw:end-glue-point="2" svg:d="m38300 42525v-1008h-4396v-1007">
          <text:p/>
        </draw:connector>
        <draw:custom-shape draw:style-name="gr1" draw:text-style-name="P1" draw:id="id229" draw:layer="layout" svg:width="3.758cm" svg:height="0.622cm" svg:x="36.977cm" svg:y="37.66cm">
          <text:p text:style-name="P1">ServiceComponentImpl</text:p>
          <draw:enhanced-geometry svg:viewBox="0 0 21600 21600" draw:type="rectangle" draw:enhanced-path="M 0 0 L 21600 0 21600 21600 0 21600 0 0 Z N"/>
        </draw:custom-shape>
        <draw:connector draw:style-name="inheritance_20__28_private_29_" draw:layer="layout" svg:x1="39.308cm" svg:y1="42.525cm" svg:x2="38.856cm" svg:y2="38.282cm" draw:start-shape="id227" draw:start-glue-point="6" draw:end-shape="id229" draw:end-glue-point="2" svg:d="m39308 42525v-2121h-452v-2122">
          <text:p/>
        </draw:connector>
        <draw:custom-shape draw:style-name="gr2" draw:id="id230" draw:layer="layout" svg:width="4.847cm" svg:height="0.544cm" svg:x="37.833cm" svg:y="35.509cm">
          <text:p>com.sun.star.lang.XServiceInfo</text:p>
          <draw:enhanced-geometry svg:viewBox="0 0 21600 21600" draw:type="rectangle" draw:enhanced-path="M 0 0 L 21600 0 21600 21600 0 21600 0 0 Z N"/>
        </draw:custom-shape>
        <draw:connector draw:style-name="inheritance_20__28_public_29_" draw:layer="layout" svg:x1="38.856cm" svg:y1="37.66cm" svg:x2="40.256cm" svg:y2="36.053cm" draw:start-shape="id229" draw:start-glue-point="0" draw:end-shape="id230" draw:end-glue-point="2" svg:d="m38856 37660v-803h1400v-804">
          <text:p/>
        </draw:connector>
        <draw:custom-shape draw:style-name="function" draw:id="id231" draw:layer="layout" svg:width="4.043cm" svg:height="0.648cm" svg:x="31.82cm" svg:y="43.905cm">
          <text:p>instantiateDefaultProvider</text:p>
          <draw:enhanced-geometry svg:viewBox="0 0 21600 21600" draw:type="rectangle" draw:enhanced-path="M 0 0 L 21600 0 21600 21600 0 21600 0 0 Z N"/>
        </draw:custom-shape>
        <draw:connector draw:style-name="local_20_usage_20__2f__20_return_20_type" draw:layer="layout" svg:x1="35.863cm" svg:y1="44.229cm" svg:x2="37.775cm" svg:y2="43.086cm" draw:start-shape="id231" draw:start-glue-point="1" draw:end-shape="id227" draw:end-glue-point="3" svg:d="m35863 44229h956v-1143h956">
          <text:p/>
        </draw:connector>
        <draw:custom-shape draw:style-name="function" draw:id="id232" draw:layer="layout" svg:width="5.391cm" svg:height="0.57cm" svg:x="25.002cm" svg:y="42.972cm">
          <text:p>getDefaultConfigProviderSingleton</text:p>
          <draw:enhanced-geometry svg:viewBox="0 0 21600 21600" draw:type="rectangle" draw:enhanced-path="M 0 0 L 21600 0 21600 21600 0 21600 0 0 Z N"/>
        </draw:custom-shape>
        <draw:connector draw:style-name="local_20_usage_20__2f__20_return_20_type" draw:layer="layout" svg:x1="30.393cm" svg:y1="43.257cm" svg:x2="31.82cm" svg:y2="44.229cm" draw:start-shape="id232" draw:start-glue-point="1" draw:end-shape="id231" draw:end-glue-point="3" svg:d="m30393 43257h713v972h714">
          <text:p/>
        </draw:connector>
        <draw:custom-shape draw:style-name="gr1" draw:text-style-name="P1" draw:id="id233" draw:layer="layout" svg:width="2.566cm" svg:height="1.115cm" svg:x="21.816cm" svg:y="40.303cm">
          <draw:glue-point draw:id="4" svg:x="5cm" svg:y="2.672cm"/>
          <text:p text:style-name="P1">ProviderFactory</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24.382cm" svg:y1="41.157cm" svg:x2="25.002cm" svg:y2="43.257cm" draw:start-shape="id233" draw:start-glue-point="4" draw:end-shape="id232" draw:end-glue-point="3" svg:d="m24382 41157h501v1038h-383v1062h502">
          <text:p>getProviderAlways()</text:p>
        </draw:connector>
        <draw:custom-shape draw:style-name="gr2" draw:id="id234" draw:layer="layout" svg:width="6.894cm" svg:height="0.622cm" svg:x="21.582cm" svg:y="38.515cm">
          <text:p>com.sun.star.lang.XSingleComponentFactory</text:p>
          <draw:enhanced-geometry svg:viewBox="0 0 21600 21600" draw:type="rectangle" draw:enhanced-path="M 0 0 L 21600 0 21600 21600 0 21600 0 0 Z N"/>
        </draw:custom-shape>
        <draw:connector draw:style-name="inheritance_20__28_public_29_" draw:layer="layout" svg:x1="23.099cm" svg:y1="40.303cm" svg:x2="25.029cm" svg:y2="39.137cm" draw:start-shape="id233" draw:start-glue-point="0" draw:end-shape="id234" draw:end-glue-point="2" svg:d="m23099 40303v-583h1930v-583">
          <text:p/>
        </draw:connector>
        <draw:custom-shape draw:style-name="function" draw:id="id235" draw:layer="layout" svg:width="3.732cm" svg:height="0.596cm" svg:x="22.825cm" svg:y="35.534cm">
          <text:p>createProviderFactory</text:p>
          <draw:enhanced-geometry svg:viewBox="0 0 21600 21600" draw:type="rectangle" draw:enhanced-path="M 0 0 L 21600 0 21600 21600 0 21600 0 0 Z N"/>
        </draw:custom-shape>
        <draw:connector draw:style-name="local_20_usage_20__2f__20_return_20_type" draw:layer="layout" svg:x1="26.557cm" svg:y1="35.832cm" svg:x2="21.816cm" svg:y2="40.86cm" draw:start-shape="id235" draw:start-glue-point="1" draw:end-shape="id233" draw:end-glue-point="3" svg:d="m26557 35832h501v2384h-5743v2644h501">
          <text:p/>
        </draw:connector>
        <draw:custom-shape draw:style-name="gr5" draw:id="id236" draw:layer="layout" svg:width="5.028cm" svg:height="2.644cm" svg:x="13.417cm" svg:y="33.539cm">
          <draw:glue-point draw:id="4" svg:x="5cm" svg:y="3.332cm"/>
          <text:p>ServiceImplementationRequest</text:p>
          <draw:enhanced-geometry svg:viewBox="0 0 21600 21600" draw:type="rectangle" draw:enhanced-path="M 0 0 L 21600 0 21600 21600 0 21600 0 0 Z N"/>
        </draw:custom-shape>
        <draw:connector draw:style-name="local_20_usage_20__2f__20_return_20_type" draw:layer="layout" svg:x1="18.445cm" svg:y1="35.741cm" svg:x2="22.825cm" svg:y2="35.832cm" draw:start-shape="id236" draw:start-glue-point="4" draw:end-shape="id235" draw:end-glue-point="3" svg:d="m18445 35741h2190v91h2190">
          <text:p>CreateProviderFactory()</text:p>
        </draw:connector>
        <draw:frame draw:style-name="annotation" draw:layer="layout" svg:width="7.051cm" svg:height="1.472cm" svg:x="13.365cm" svg:y="31.73cm">
          <draw:text-box>
            <text:p><text:span text:style-name="T1">ServiceImplementationRequest</text:span> is used inside <text:span text:style-name="T1">component_getFactory()</text:span> to instantiate an appropriate service factory.</text:p>
          </draw:text-box>
        </draw:frame>
        <draw:custom-shape draw:style-name="gr1" draw:text-style-name="P1" draw:id="id237" draw:layer="layout" svg:width="3.603cm" svg:height="0.725cm" svg:x="76.198cm" svg:y="11.117cm">
          <text:p text:style-name="P1">NodeGroupInfoAccess</text:p>
          <draw:enhanced-geometry svg:viewBox="0 0 21600 21600" draw:type="rectangle" draw:enhanced-path="M 0 0 L 21600 0 21600 21600 0 21600 0 0 Z N"/>
        </draw:custom-shape>
        <draw:custom-shape draw:style-name="gr1" draw:text-style-name="P1" draw:id="id239" draw:layer="layout" svg:width="3.215cm" svg:height="0.598cm" svg:x="82.237cm" svg:y="10.702cm">
          <text:p text:style-name="P1">NodeSetInfoAccess</text:p>
          <draw:enhanced-geometry svg:viewBox="0 0 21600 21600" draw:type="rectangle" draw:enhanced-path="M 0 0 L 21600 0 21600 21600 0 21600 0 0 Z N"/>
        </draw:custom-shape>
        <draw:connector draw:style-name="inheritance_20__28_public_29_" draw:layer="layout" svg:x1="77.999cm" svg:y1="11.117cm" svg:x2="81.486cm" svg:y2="8.809cm" draw:start-shape="id237" draw:start-glue-point="0" draw:end-shape="id238" draw:end-glue-point="4" svg:d="m77999 11117v-1154h3487v-1154">
          <text:p/>
        </draw:connector>
        <draw:connector draw:style-name="inheritance_20__28_public_29_" draw:layer="layout" svg:x1="83.844cm" svg:y1="10.702cm" svg:x2="82.702cm" svg:y2="8.809cm" draw:start-shape="id239" draw:start-glue-point="0" draw:end-shape="id238" draw:end-glue-point="5" svg:d="m83844 10702v-946h-1142v-947">
          <text:p/>
        </draw:connector>
        <draw:custom-shape draw:style-name="gr1" draw:text-style-name="P1" draw:id="id240" draw:layer="layout" svg:width="3.473cm" svg:height="2.436cm" svg:x="52.561cm" svg:y="29.944cm">
          <draw:glue-point draw:id="4" svg:x="4.998cm" svg:y="-3.451cm"/>
          <draw:glue-point draw:id="5" svg:x="4.998cm" svg:y="-1.478cm"/>
          <draw:glue-point draw:id="6" svg:x="4.998cm" svg:y="1.478cm"/>
          <draw:glue-point draw:id="7" svg:x="4.998cm" svg:y="3.309cm"/>
          <text:p text:style-name="P1">ApiProviderInstances</text:p>
          <draw:enhanced-geometry svg:viewBox="0 0 21600 21600" draw:type="rectangle" draw:enhanced-path="M 0 0 L 21600 0 21600 21600 0 21600 0 0 Z N"/>
        </draw:custom-shape>
        <draw:connector draw:style-name="gr7" draw:layer="layout" svg:x1="56.032cm" svg:y1="31.522cm" svg:x2="61.658cm" svg:y2="11.622cm" draw:start-shape="id240" draw:start-glue-point="6" draw:end-shape="id241" draw:end-glue-point="5" svg:d="m56032 31522h2813v-19900h2813">
          <text:p>m_aObjectRegistry</text:p>
        </draw:connector>
        <draw:custom-shape draw:style-name="gr1" draw:text-style-name="P1" draw:id="id242" draw:layer="layout" svg:width="3.706cm" svg:height="0.596cm" svg:x="52.12cm" svg:y="26.084cm">
          <text:p text:style-name="P1">ReadOnlyObjectFactory</text:p>
          <draw:enhanced-geometry svg:viewBox="0 0 21600 21600" draw:type="rectangle" draw:enhanced-path="M 0 0 L 21600 0 21600 21600 0 21600 0 0 Z N"/>
        </draw:custom-shape>
        <draw:connector draw:style-name="data_20_member" draw:layer="layout" svg:x1="56.032cm" svg:y1="30.322cm" svg:x2="52.12cm" svg:y2="26.382cm" draw:start-shape="id240" draw:start-glue-point="4" draw:end-shape="id242" draw:end-glue-point="3" svg:d="m56032 30322h502v-2010h-4915v-1930h501">
          <text:p>getReaderFactory()</text:p>
        </draw:connector>
        <draw:custom-shape draw:style-name="gr1" draw:text-style-name="P1" draw:id="id243" draw:layer="layout" svg:width="3.706cm" svg:height="0.596cm" svg:x="59.61cm" svg:y="26.782cm">
          <text:p text:style-name="P1">UpdateObjectFactory</text:p>
          <draw:enhanced-geometry svg:viewBox="0 0 21600 21600" draw:type="rectangle" draw:enhanced-path="M 0 0 L 21600 0 21600 21600 0 21600 0 0 Z N"/>
        </draw:custom-shape>
        <draw:connector draw:style-name="data_20_member" draw:layer="layout" svg:x1="56.032cm" svg:y1="30.802cm" svg:x2="59.61cm" svg:y2="27.08cm" draw:start-shape="id240" draw:start-glue-point="5" draw:end-shape="id243" draw:end-glue-point="3" svg:d="m56032 30802h1790v-3722h1788">
          <text:p>getWriterFactory()</text:p>
        </draw:connector>
        <draw:custom-shape draw:style-name="gr1" draw:text-style-name="P1" draw:id="id244" draw:layer="layout" svg:width="2.592cm" svg:height="1.452cm" svg:x="60.829cm" svg:y="32.087cm">
          <draw:glue-point draw:id="4" svg:x="5cm" svg:y="-2.858cm"/>
          <draw:glue-point draw:id="5" svg:x="5cm" svg:y="3.037cm"/>
          <text:p text:style-name="P1">ApiProvider</text:p>
          <draw:enhanced-geometry svg:viewBox="0 0 21600 21600" draw:type="rectangle" draw:enhanced-path="M 0 0 L 21600 0 21600 21600 0 21600 0 0 Z N"/>
        </draw:custom-shape>
        <draw:connector draw:style-name="data_20_member_20__28_multiple_29_" draw:layer="layout" svg:x1="56.032cm" svg:y1="31.968cm" svg:x2="60.829cm" svg:y2="32.813cm" draw:start-shape="id240" draw:start-glue-point="7" draw:end-shape="id244" draw:end-glue-point="3" svg:d="m56032 31968h2399v845h2398">
          <text:p>m_aReaderProvider</text:p>
          <text:p>m_aWriterProvider</text:p>
        </draw:connector>
        <draw:connector draw:style-name="inheritance_20__28_public_29_" draw:layer="layout" svg:x1="53.973cm" svg:y1="26.084cm" svg:x2="51.267cm" svg:y2="19.904cm" draw:start-shape="id242" draw:start-glue-point="0" draw:end-shape="id245" draw:end-glue-point="4" svg:d="m53973 26084v-3090h-2706v-3090">
          <text:p/>
        </draw:connector>
        <draw:connector draw:style-name="inheritance_20__28_public_29_" draw:layer="layout" draw:line-skew="-1.028cm" svg:x1="61.463cm" svg:y1="26.782cm" svg:x2="52.146cm" svg:y2="19.904cm" draw:start-shape="id243" draw:start-glue-point="0" draw:end-shape="id245" draw:end-glue-point="5" svg:d="m61463 26782v-4467h-9317v-2411">
          <text:p/>
        </draw:connector>
        <draw:connector draw:style-name="gr9" draw:layer="layout" svg:x1="52.588cm" svg:y1="16.381cm" svg:x2="61.658cm" svg:y2="10.872cm" draw:start-shape="id245" draw:start-glue-point="11" draw:end-shape="id241" draw:end-glue-point="4" svg:d="m52588 16381h4535v-5509h4535">
          <text:p>m_pRegistry</text:p>
        </draw:connector>
        <draw:custom-shape draw:style-name="gr1" draw:text-style-name="P1" draw:id="id246" draw:layer="layout" svg:width="3.992cm" svg:height="0.648cm" svg:x="41.94cm" svg:y="40.391cm">
          <text:p text:style-name="P1">IDefaultableTreeManager</text:p>
          <draw:enhanced-geometry svg:viewBox="0 0 21600 21600" draw:type="rectangle" draw:enhanced-path="M 0 0 L 21600 0 21600 21600 0 21600 0 0 Z N"/>
        </draw:custom-shape>
        <draw:connector draw:style-name="inheritance_20__28_public_29_" draw:layer="layout" svg:x1="43.436cm" svg:y1="42.521cm" svg:x2="43.936cm" svg:y2="41.039cm" draw:start-shape="id226" draw:start-glue-point="0" draw:end-shape="id246" draw:end-glue-point="2" svg:d="m43436 42521v-741h500v-741">
          <text:p/>
        </draw:connector>
        <draw:connector draw:style-name="data_20_member_20__28_pointer_29_" draw:layer="layout" svg:x1="44.732cm" svg:y1="42.934cm" svg:x2="52.561cm" svg:y2="31.162cm" draw:start-shape="id226" draw:start-glue-point="5" draw:end-shape="id240" draw:end-glue-point="3" svg:d="m44732 42934h3914v-11772h3915">
          <text:p>m_pNewProviders</text:p>
        </draw:connector>
        <draw:custom-shape draw:style-name="gr1" draw:text-style-name="P1" draw:id="id247" draw:layer="layout" svg:width="2.773cm" svg:height="0.957cm" svg:x="103.005cm" svg:y="36.412cm">
          <draw:glue-point draw:id="4" svg:x="-5.001cm" svg:y="-2.58cm"/>
          <draw:glue-point draw:id="5" svg:x="-5.001cm" svg:y="3.103cm"/>
          <text:p text:style-name="P1">RequestOptions</text:p>
          <draw:enhanced-geometry svg:viewBox="0 0 21600 21600" draw:type="rectangle" draw:enhanced-path="M 0 0 L 21600 0 21600 21600 0 21600 0 0 Z N"/>
        </draw:custom-shape>
        <draw:connector draw:style-name="data_20_member" draw:layer="layout" draw:line-skew="15.654cm" svg:x1="44.732cm" svg:y1="43.533cm" svg:x2="103.005cm" svg:y2="37.186cm" draw:start-shape="id226" draw:start-glue-point="6" draw:end-shape="id247" draw:end-glue-point="5" svg:d="m44732 43533h44790v-6347h13483">
          <text:p/>
        </draw:connector>
        <draw:custom-shape draw:style-name="gr1" draw:text-style-name="P1" draw:id="id248" draw:layer="layout" svg:width="2.618cm" svg:height="0.622cm" svg:x="71.674cm" svg:y="46.609cm">
          <text:p text:style-name="P1">AbsolutePath</text:p>
          <draw:enhanced-geometry svg:viewBox="0 0 21600 21600" draw:type="rectangle" draw:enhanced-path="M 0 0 L 21600 0 21600 21600 0 21600 0 0 Z N"/>
        </draw:custom-shape>
        <draw:custom-shape draw:style-name="namespace" draw:layer="layout" svg:width="5.978cm" svg:height="1.832cm" svg:x="75.846cm" svg:y="45.806cm">
          <text:p>Path</text:p>
          <draw:enhanced-geometry svg:viewBox="0 0 21600 21600" draw:type="rectangle" draw:enhanced-path="M 0 0 L 21600 0 21600 21600 0 21600 0 0 Z N"/>
        </draw:custom-shape>
        <draw:custom-shape draw:style-name="gr1" draw:text-style-name="P1" draw:id="id249" draw:layer="layout" svg:width="1.322cm" svg:height="0.57cm" svg:x="76.494cm" svg:y="46.48cm">
          <text:p text:style-name="P1">Rep</text:p>
          <draw:enhanced-geometry svg:viewBox="0 0 21600 21600" draw:mirror-horizontal="false" draw:mirror-vertical="false" draw:type="rectangle" draw:enhanced-path="M 0 0 L 21600 0 21600 21600 0 21600 0 0 Z N"/>
        </draw:custom-shape>
        <draw:connector draw:style-name="data_20_member" draw:layer="layout" svg:x1="74.292cm" svg:y1="46.92cm" svg:x2="76.494cm" svg:y2="46.765cm" draw:start-shape="id248" draw:start-glue-point="1" draw:end-shape="id249" draw:end-glue-point="3" svg:d="m74292 46920h1101v-155h1101">
          <text:p/>
        </draw:connector>
        <draw:custom-shape draw:style-name="gr1" draw:text-style-name="P1" draw:id="id250" draw:layer="layout" svg:width="2.306cm" svg:height="0.545cm" svg:x="79.164cm" svg:y="46.48cm">
          <text:p text:style-name="P1">Component</text:p>
          <draw:enhanced-geometry svg:viewBox="0 0 21600 21600" draw:type="rectangle" draw:enhanced-path="M 0 0 L 21600 0 21600 21600 0 21600 0 0 Z N"/>
        </draw:custom-shape>
        <draw:connector draw:style-name="data_20_member_20__28_multiple_29_" draw:layer="layout" svg:x1="77.816cm" svg:y1="46.765cm" svg:x2="79.164cm" svg:y2="46.752cm" draw:start-shape="id249" draw:start-glue-point="1" draw:end-shape="id250" draw:end-glue-point="3" svg:d="m77816 46765h674v-13h674">
          <text:p/>
        </draw:connector>
        <draw:custom-shape draw:style-name="gr5" draw:id="id251" draw:layer="layout" svg:width="3.083cm" svg:height="0.699cm" svg:x="35.11cm" svg:y="47.485cm">
          <text:p>ServiceCreationInfo</text:p>
          <draw:enhanced-geometry svg:viewBox="0 0 21600 21600" draw:type="rectangle" draw:enhanced-path="M 0 0 L 21600 0 21600 21600 0 21600 0 0 Z N"/>
        </draw:custom-shape>
        <draw:custom-shape draw:style-name="gr5" draw:id="id252" draw:layer="layout" svg:width="3.681cm" svg:height="0.622cm" svg:x="39.671cm" svg:y="47.639cm">
          <text:p>ServiceRegistrationInfo</text:p>
          <draw:enhanced-geometry svg:viewBox="0 0 21600 21600" draw:type="rectangle" draw:enhanced-path="M 0 0 L 21600 0 21600 21600 0 21600 0 0 Z N"/>
        </draw:custom-shape>
        <draw:connector draw:style-name="data_20_member_20__28_pointer_29_" draw:layer="layout" svg:x1="38.193cm" svg:y1="47.834cm" svg:x2="39.671cm" svg:y2="47.95cm" draw:start-shape="id251" draw:start-glue-point="1" draw:end-shape="id252" draw:end-glue-point="3" svg:d="m38193 47834h738v116h740">
          <text:p/>
        </draw:connector>
        <draw:frame draw:style-name="annotation" draw:layer="layout" svg:width="12.545cm" svg:height="10.543cm" svg:x="34.022cm" svg:y="49.432cm">
          <draw:text-box>
            <text:p><text:span text:style-name="T1">ServiceRegistrationInfo </text:span>contains an implementation service name and a list of registered service names that the implementation service covers.</text:p>
            <text:p/>
            <text:p>In configmgr, there are two global instances of <text:span text:style-name="T1">ServiceCreationInfo</text:span> to control, based on the requested service, what method gets called to instantiate an appropriate implementation class instance.</text:p>
            <text:p/>
            <text:p>Currently the following rules are followed.</text:p>
            <text:p/>
            <text:p>For the following services, </text:p>
            <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ReadAccess()</text:span> gets called to create an instance. <text:s/>And for the following services,</text:p>
            <text:p/>
            <text:p><text:span text:style-name="T1">com.sun.star.configuration.ConfigurationUpdateAccess</text:span></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UpdateAccess()</text:span> gets called to create an instance.</text:p>
            <text:p/>
            <text:p>This affects which code path gets executed when <text:span text:style-name="T1">OProvider::createInstanceWithArguments()</text:span> is called to instantiate a service.</text:p>
          </draw:text-box>
        </draw:frame>
        <draw:custom-shape draw:style-name="gr5" draw:layer="layout" svg:width="4.069cm" svg:height="0.57cm" svg:x="35.63cm" svg:y="62.827cm">
          <text:p>ServiceImplementationInfo</text:p>
          <draw:enhanced-geometry svg:viewBox="0 0 21600 21600" draw:type="rectangle" draw:enhanced-path="M 0 0 L 21600 0 21600 21600 0 21600 0 0 Z N"/>
        </draw:custom-shape>
        <draw:custom-shape draw:style-name="gr1" draw:text-style-name="P1" draw:id="id253" draw:layer="layout" svg:width="3.395cm" svg:height="1.089cm" svg:x="111.546cm" svg:y="10.705cm">
          <draw:glue-point draw:id="4" svg:x="-2.48cm" svg:y="-5cm"/>
          <draw:glue-point draw:id="5" svg:x="2.48cm" svg:y="-5cm"/>
          <draw:glue-point draw:id="6" svg:x="-1.298cm" svg:y="5cm"/>
          <draw:glue-point draw:id="7" svg:x="2.636cm" svg:y="5cm"/>
          <draw:glue-point draw:id="8" svg:x="-3.755cm" svg:y="5cm"/>
          <draw:glue-point draw:id="9" svg:x="1.269cm" svg:y="5cm"/>
          <draw:glue-point draw:id="10" svg:x="3.929cm" svg:y="5cm"/>
          <draw:glue-point draw:id="11" svg:x="-2.589cm" svg:y="5cm"/>
          <draw:glue-point draw:id="12" svg:x="4.998cm" svg:y="-2.617cm"/>
          <text:p text:style-name="P1">BasicGroupAccess</text:p>
          <draw:enhanced-geometry svg:viewBox="0 0 21600 21600" draw:type="rectangle" draw:enhanced-path="M 0 0 L 21600 0 21600 21600 0 21600 0 0 Z N"/>
        </draw:custom-shape>
        <draw:custom-shape draw:style-name="gr2" draw:id="id254" draw:layer="layout" svg:width="7.646cm" svg:height="2.488cm" svg:x="111.105cm" svg:y="5.782cm">
          <text:p>com.sun.star.beans.XExactName <text:s text:c="16"/></text:p>
          <text:p>com.sun.star.beans.XProperty <text:s text:c="17"/></text:p>
          <text:p>com.sun.star.container.XContainer <text:s text:c="12"/></text:p>
          <text:p>com.sun.star.container.XHierarchicalName <text:s text:c="5"/></text:p>
          <text:p>com.sun.star.container.XHierarchicalNameAccess</text:p>
          <text:p>com.sun.star.container.XNameAccess <text:s text:c="11"/></text:p>
          <draw:enhanced-geometry svg:viewBox="0 0 21600 21600" draw:type="rectangle" draw:enhanced-path="M 0 0 L 21600 0 21600 21600 0 21600 0 0 Z N"/>
        </draw:custom-shape>
        <draw:connector draw:style-name="inheritance_20__28_public_29_" draw:layer="layout" svg:x1="113.243cm" svg:y1="10.705cm" svg:x2="114.928cm" svg:y2="8.27cm" draw:start-shape="id253" draw:end-shape="id254" draw:end-glue-point="2" svg:d="m113243 10705v-1218h1685v-1217">
          <text:p/>
        </draw:connector>
        <draw:custom-shape draw:style-name="gr1" draw:text-style-name="P1" draw:id="id255" draw:layer="layout" svg:width="4.146cm" svg:height="1.218cm" svg:x="119.195cm" svg:y="11.12cm">
          <draw:glue-point draw:id="4" svg:x="-2.48cm" svg:y="-5cm"/>
          <draw:glue-point draw:id="5" svg:x="2.48cm" svg:y="-5cm"/>
          <draw:glue-point draw:id="6" svg:x="-3.619cm" svg:y="5cm"/>
          <draw:glue-point draw:id="7" svg:x="-1.54cm" svg:y="5cm"/>
          <draw:glue-point draw:id="8" svg:x="1.615cm" svg:y="5cm"/>
          <draw:glue-point draw:id="9" svg:x="3.536cm" svg:y="5cm"/>
          <draw:glue-point draw:id="10" svg:x="5cm" svg:y="-2.668cm"/>
          <text:p text:style-name="P1">BasicSetAccess</text:p>
          <draw:enhanced-geometry svg:viewBox="0 0 21600 21600" draw:type="rectangle" draw:enhanced-path="M 0 0 L 21600 0 21600 21600 0 21600 0 0 Z N"/>
        </draw:custom-shape>
        <draw:custom-shape draw:style-name="gr2" draw:id="id256" draw:layer="layout" svg:width="7.568cm" svg:height="3.655cm" svg:x="120.049cm" svg:y="4.485cm">
          <text:p>com.sun.star.beans.XExactName <text:s text:c="16"/></text:p>
          <text:p>com.sun.star.beans.XProperty <text:s text:c="17"/></text:p>
          <text:p>com.sun.star.beans.XPropertySetInfo <text:s text:c="10"/></text:p>
          <text:p>com.sun.star.configuration.XTemplateContainer </text:p>
          <text:p>com.sun.star.container.XContainer <text:s text:c="12"/></text:p>
          <text:p>com.sun.star.container.XHierarchicalName <text:s text:c="5"/></text:p>
          <text:p>com.sun.star.container.XHierarchicalNameAccess</text:p>
          <text:p>com.sun.star.container.XNameAccess <text:s text:c="11"/></text:p>
          <text:p>com.sun.star.util.XStringEscape <text:s text:c="14"/></text:p>
          <draw:enhanced-geometry svg:viewBox="0 0 21600 21600" draw:mirror-horizontal="false" draw:mirror-vertical="false" draw:type="rectangle" draw:enhanced-path="M 0 0 L 21600 0 21600 21600 0 21600 0 0 Z N"/>
        </draw:custom-shape>
        <draw:connector draw:style-name="inheritance_20__28_public_29_" draw:layer="layout" svg:x1="121.268cm" svg:y1="11.12cm" svg:x2="123.833cm" svg:y2="8.14cm" draw:start-shape="id255" draw:start-glue-point="0" draw:end-shape="id256" svg:d="m121268 11120v-1490h2565v-1490">
          <text:p/>
        </draw:connector>
        <draw:custom-shape draw:style-name="gr1" draw:text-style-name="P1" draw:id="id257" draw:layer="layout" svg:width="2.436cm" svg:height="0.7cm" svg:x="119.243cm" svg:y="17.753cm">
          <draw:glue-point draw:id="4" svg:x="-2.651cm" svg:y="5cm"/>
          <draw:glue-point draw:id="5" svg:x="2.454cm" svg:y="5cm"/>
          <text:p text:style-name="P1">BasicSet</text:p>
          <draw:enhanced-geometry svg:viewBox="0 0 21600 21600" draw:type="rectangle" draw:enhanced-path="M 0 0 L 21600 0 21600 21600 0 21600 0 0 Z N"/>
        </draw:custom-shape>
        <draw:custom-shape draw:style-name="gr1" draw:text-style-name="P1" draw:id="id258" draw:layer="layout" svg:width="2.618cm" svg:height="0.7cm" svg:x="123.054cm" svg:y="18.558cm">
          <draw:glue-point draw:id="4" svg:x="-2.425cm" svg:y="5cm"/>
          <draw:glue-point draw:id="5" svg:x="2.624cm" svg:y="5cm"/>
          <text:p text:style-name="P1">BasicValueSet</text:p>
          <draw:enhanced-geometry svg:viewBox="0 0 21600 21600" draw:type="rectangle" draw:enhanced-path="M 0 0 L 21600 0 21600 21600 0 21600 0 0 Z N"/>
        </draw:custom-shape>
        <draw:custom-shape draw:style-name="gr1" draw:text-style-name="P1" draw:id="id259" draw:layer="layout" svg:width="2.333cm" svg:height="0.699cm" svg:x="126.423cm" svg:y="19.827cm">
          <text:p text:style-name="P1">OInnerSetInfo</text:p>
          <draw:enhanced-geometry svg:viewBox="0 0 21600 21600" draw:type="rectangle" draw:enhanced-path="M 0 0 L 21600 0 21600 21600 0 21600 0 0 Z N"/>
        </draw:custom-shape>
        <draw:custom-shape draw:style-name="gr1" draw:text-style-name="P1" draw:id="id261" draw:layer="layout" svg:width="3.498cm" svg:height="0.699cm" svg:x="129.949cm" svg:y="17.703cm">
          <text:p text:style-name="P1">ORootElementSetInfo</text:p>
          <draw:enhanced-geometry svg:viewBox="0 0 21600 21600" draw:mirror-horizontal="false" draw:mirror-vertical="false" draw:type="rectangle" draw:enhanced-path="M 0 0 L 21600 0 21600 21600 0 21600 0 0 Z N"/>
        </draw:custom-shape>
        <draw:custom-shape draw:style-name="gr1" draw:text-style-name="P1" draw:id="id260" draw:layer="layout" svg:width="3.239cm" svg:height="0.699cm" svg:x="127.927cm" svg:y="18.897cm">
          <text:p text:style-name="P1">OSetElementSetInfo</text:p>
          <draw:enhanced-geometry svg:viewBox="0 0 21600 21600" draw:type="rectangle" draw:enhanced-path="M 0 0 L 21600 0 21600 21600 0 21600 0 0 Z N"/>
        </draw:custom-shape>
        <draw:connector draw:style-name="inheritance_20__28_public_29_" draw:layer="layout" svg:x1="120.461cm" svg:y1="17.753cm" svg:x2="119.768cm" svg:y2="12.338cm" draw:start-shape="id257" draw:start-glue-point="0" draw:end-shape="id255" draw:end-glue-point="6" svg:d="m120461 17753v-2707h-693v-2708">
          <text:p/>
        </draw:connector>
        <draw:connector draw:style-name="inheritance_20__28_public_29_" draw:layer="layout" svg:x1="124.363cm" svg:y1="18.558cm" svg:x2="120.63cm" svg:y2="12.338cm" draw:start-shape="id258" draw:start-glue-point="0" draw:end-shape="id255" draw:end-glue-point="7" svg:d="m124363 18558v-3110h-3733v-3110">
          <text:p/>
        </draw:connector>
        <draw:connector draw:style-name="inheritance_20__28_public_29_" draw:layer="layout" svg:x1="127.589cm" svg:y1="19.827cm" svg:x2="121.268cm" svg:y2="12.338cm" draw:start-shape="id259" draw:start-glue-point="0" draw:end-shape="id255" draw:end-glue-point="2" svg:d="m127589 19827v-3745h-6321v-3744">
          <text:p/>
        </draw:connector>
        <draw:connector draw:style-name="inheritance_20__28_public_29_" draw:layer="layout" svg:x1="129.546cm" svg:y1="18.897cm" svg:x2="121.937cm" svg:y2="12.338cm" draw:start-shape="id260" draw:start-glue-point="0" draw:end-shape="id255" draw:end-glue-point="8" svg:d="m129546 18897v-3280h-7609v-3279">
          <text:p/>
        </draw:connector>
        <draw:connector draw:style-name="inheritance_20__28_public_29_" draw:layer="layout" svg:x1="131.698cm" svg:y1="17.703cm" svg:x2="122.734cm" svg:y2="12.338cm" draw:start-shape="id261" draw:start-glue-point="0" draw:end-shape="id255" draw:end-glue-point="9" svg:d="m131698 17703v-2683h-8964v-2682">
          <text:p/>
        </draw:connector>
        <draw:custom-shape draw:style-name="gr1" draw:text-style-name="P1" draw:id="id262" draw:layer="layout" svg:width="2.436cm" svg:height="0.7cm" svg:x="107.192cm" svg:y="13.868cm">
          <draw:glue-point draw:id="4" svg:x="2.048cm" svg:y="-5cm"/>
          <draw:glue-point draw:id="5" svg:x="-2.635cm" svg:y="-5cm"/>
          <draw:glue-point draw:id="6" svg:x="-2.311cm" svg:y="5cm"/>
          <draw:glue-point draw:id="7" svg:x="2.261cm" svg:y="5cm"/>
          <text:p text:style-name="P1">BasicGroup</text:p>
          <draw:enhanced-geometry svg:viewBox="0 0 21600 21600" draw:type="rectangle" draw:enhanced-path="M 0 0 L 21600 0 21600 21600 0 21600 0 0 Z N"/>
        </draw:custom-shape>
        <draw:custom-shape draw:style-name="gr1" draw:text-style-name="P1" draw:id="id263" draw:layer="layout" svg:width="2.723cm" svg:height="0.699cm" svg:x="110.25cm" svg:y="15.528cm">
          <text:p text:style-name="P1">OInnerGroupInfo</text:p>
          <draw:enhanced-geometry svg:viewBox="0 0 21600 21600" draw:type="rectangle" draw:enhanced-path="M 0 0 L 21600 0 21600 21600 0 21600 0 0 Z N"/>
        </draw:custom-shape>
        <draw:custom-shape draw:style-name="gr1" draw:text-style-name="P1" draw:id="id264" draw:layer="layout" svg:width="3.859cm" svg:height="0.699cm" svg:x="113.959cm" svg:y="15.45cm">
          <text:p text:style-name="P1">ORootElementGroupInfo</text:p>
          <draw:enhanced-geometry svg:viewBox="0 0 21600 21600" draw:mirror-horizontal="false" draw:mirror-vertical="false" draw:type="rectangle" draw:enhanced-path="M 0 0 L 21600 0 21600 21600 0 21600 0 0 Z N"/>
        </draw:custom-shape>
        <draw:custom-shape draw:style-name="gr1" draw:text-style-name="P1" draw:id="id265" draw:layer="layout" svg:width="3.756cm" svg:height="0.699cm" svg:x="111.859cm" svg:y="14.441cm">
          <text:p text:style-name="P1">OSetElementGroupInfo</text:p>
          <draw:enhanced-geometry svg:viewBox="0 0 21600 21600" draw:type="rectangle" draw:enhanced-path="M 0 0 L 21600 0 21600 21600 0 21600 0 0 Z N"/>
        </draw:custom-shape>
        <draw:connector draw:style-name="inheritance_20__28_public_29_" draw:layer="layout" svg:x1="108.908cm" svg:y1="13.868cm" svg:x2="111.969cm" svg:y2="11.793cm" draw:start-shape="id262" draw:start-glue-point="4" draw:end-shape="id253" draw:end-glue-point="8" svg:d="m108908 13868v-1037h3061v-1038">
          <text:p/>
        </draw:connector>
        <draw:connector draw:style-name="inheritance_20__28_public_29_" draw:layer="layout" svg:x1="111.611cm" svg:y1="15.528cm" svg:x2="112.803cm" svg:y2="11.793cm" draw:start-shape="id263" draw:start-glue-point="0" draw:end-shape="id253" draw:end-glue-point="6" svg:d="m111611 15528v-1868h1192v-1867">
          <text:p/>
        </draw:connector>
        <draw:connector draw:style-name="inheritance_20__28_public_29_" draw:layer="layout" svg:x1="115.888cm" svg:y1="15.45cm" svg:x2="114.576cm" svg:y2="11.793cm" draw:start-shape="id264" draw:start-glue-point="0" draw:end-shape="id253" draw:end-glue-point="10" svg:d="m115888 15450v-1829h-1312v-1828">
          <text:p/>
        </draw:connector>
        <draw:connector draw:style-name="inheritance_20__28_public_29_" draw:layer="layout" svg:x1="113.737cm" svg:y1="14.441cm" svg:x2="113.673cm" svg:y2="11.793cm" draw:start-shape="id265" draw:start-glue-point="0" draw:end-shape="id253" draw:end-glue-point="9" svg:d="m113737 14441v-1324h-64v-1324">
          <text:p/>
        </draw:connector>
        <draw:custom-shape draw:style-name="gr3" draw:id="id266" draw:layer="layout" svg:width="3.499cm" svg:height="0.752cm" svg:x="114.32cm" svg:y="21.408cm">
          <text:p>OInnerTreeSetUpdate</text:p>
          <draw:enhanced-geometry svg:viewBox="0 0 21600 21600" draw:type="rectangle" draw:enhanced-path="M 0 0 L 21600 0 21600 21600 0 21600 0 0 Z N"/>
        </draw:custom-shape>
        <draw:custom-shape draw:style-name="gr3" draw:id="id267" draw:layer="layout" svg:width="4.716cm" svg:height="0.752cm" svg:x="115.773cm" svg:y="22.601cm">
          <text:p>ORootElementTreeSetUpdate</text:p>
          <draw:enhanced-geometry svg:viewBox="0 0 21600 21600" draw:type="rectangle" draw:enhanced-path="M 0 0 L 21600 0 21600 21600 0 21600 0 0 Z N"/>
        </draw:custom-shape>
        <draw:custom-shape draw:style-name="gr3" draw:id="id268" draw:layer="layout" svg:width="4.407cm" svg:height="0.752cm" svg:x="118.726cm" svg:y="21.434cm">
          <text:p>OSetElementTreeSetUpdate</text:p>
          <draw:enhanced-geometry svg:viewBox="0 0 21600 21600" draw:type="rectangle" draw:enhanced-path="M 0 0 L 21600 0 21600 21600 0 21600 0 0 Z N"/>
        </draw:custom-shape>
        <draw:connector draw:style-name="inheritance_20__28_public_29_" draw:layer="layout" svg:x1="116.069cm" svg:y1="21.408cm" svg:x2="119.816cm" svg:y2="18.453cm" draw:start-shape="id266" draw:start-glue-point="0" draw:end-shape="id257" draw:end-glue-point="4" svg:d="m116069 21408v-1477h3747v-1478">
          <text:p/>
        </draw:connector>
        <draw:connector draw:style-name="inheritance_20__28_public_29_" draw:layer="layout" svg:x1="118.131cm" svg:y1="22.601cm" svg:x2="120.461cm" svg:y2="18.453cm" draw:start-shape="id267" draw:start-glue-point="0" draw:end-shape="id257" draw:end-glue-point="2" svg:d="m118131 22601v-2074h2330v-2074">
          <text:p/>
        </draw:connector>
        <draw:connector draw:style-name="inheritance_20__28_public_29_" draw:layer="layout" svg:x1="120.929cm" svg:y1="21.434cm" svg:x2="121.058cm" svg:y2="18.453cm" draw:start-shape="id268" draw:start-glue-point="0" draw:end-shape="id257" draw:end-glue-point="5" svg:d="m120929 21434v-1490h129v-1491">
          <text:p/>
        </draw:connector>
        <draw:custom-shape draw:style-name="gr3" draw:id="id269" draw:layer="layout" svg:width="3.783cm" svg:height="0.752cm" svg:x="123.34cm" svg:y="24.391cm">
          <text:p>OInnerTreeValueUpdate</text:p>
          <draw:enhanced-geometry svg:viewBox="0 0 21600 21600" draw:type="rectangle" draw:enhanced-path="M 0 0 L 21600 0 21600 21600 0 21600 0 0 Z N"/>
        </draw:custom-shape>
        <draw:custom-shape draw:style-name="gr3" draw:id="id270" draw:layer="layout" svg:width="4.716cm" svg:height="0.752cm" svg:x="125.078cm" svg:y="25.428cm">
          <text:p>ORootElementValueSetUpdate</text:p>
          <draw:enhanced-geometry svg:viewBox="0 0 21600 21600" draw:type="rectangle" draw:enhanced-path="M 0 0 L 21600 0 21600 21600 0 21600 0 0 Z N"/>
        </draw:custom-shape>
        <draw:custom-shape draw:style-name="gr3" draw:id="id271" draw:layer="layout" svg:width="4.407cm" svg:height="0.752cm" svg:x="128.031cm" svg:y="24.261cm">
          <text:p>OSetElementValueSetUpdate</text:p>
          <draw:enhanced-geometry svg:viewBox="0 0 21600 21600" draw:type="rectangle" draw:enhanced-path="M 0 0 L 21600 0 21600 21600 0 21600 0 0 Z N"/>
        </draw:custom-shape>
        <draw:connector draw:style-name="inheritance_20__28_public_29_" draw:layer="layout" draw:line-skew="1.632cm" svg:x1="125.231cm" svg:y1="24.391cm" svg:x2="123.729cm" svg:y2="19.258cm" draw:start-shape="id269" draw:start-glue-point="0" draw:end-shape="id258" draw:end-glue-point="4" svg:d="m125231 24391v-934h-1502v-4199">
          <text:p/>
        </draw:connector>
        <draw:connector draw:style-name="inheritance_20__28_public_29_" draw:layer="layout" draw:line-skew="0.518cm" svg:x1="127.436cm" svg:y1="25.428cm" svg:x2="124.363cm" svg:y2="19.258cm" draw:start-shape="id270" draw:start-glue-point="0" draw:end-shape="id258" draw:end-glue-point="2" svg:d="m127436 25428v-2567h-3073v-3603">
          <text:p/>
        </draw:connector>
        <draw:connector draw:style-name="inheritance_20__28_public_29_" draw:layer="layout" svg:x1="130.234cm" svg:y1="24.261cm" svg:x2="125.049cm" svg:y2="19.258cm" draw:start-shape="id271" draw:end-shape="id258" draw:end-glue-point="5" svg:d="m130234 24261v-2501h-5185v-2502">
          <text:p/>
        </draw:connector>
        <draw:custom-shape draw:style-name="gr1" draw:text-style-name="P1" draw:id="id278" draw:layer="layout" svg:width="2.643cm" svg:height="0.751cm" svg:x="75.192cm" svg:y="18.529cm">
          <draw:glue-point draw:id="4" svg:x="-3.53cm" svg:y="4.993cm"/>
          <draw:glue-point draw:id="5" svg:x="-1.275cm" svg:y="4.993cm"/>
          <draw:glue-point draw:id="6" svg:x="1.668cm" svg:y="4.993cm"/>
          <draw:glue-point draw:id="7" svg:x="3.726cm" svg:y="4.993cm"/>
          <text:p text:style-name="P1">NodeElement</text:p>
          <draw:enhanced-geometry svg:viewBox="0 0 21600 21600" draw:type="rectangle" draw:enhanced-path="M 0 0 L 21600 0 21600 21600 0 21600 0 0 Z N"/>
        </draw:custom-shape>
        <draw:custom-shape draw:style-name="gr1" draw:text-style-name="P1" draw:id="id272" draw:layer="layout" svg:width="3.188cm" svg:height="0.648cm" svg:x="76.409cm" svg:y="27.937cm">
          <draw:glue-point draw:id="4" svg:x="-2.396cm" svg:y="-5cm"/>
          <draw:glue-point draw:id="5" svg:x="2.481cm" svg:y="-5cm"/>
          <text:p text:style-name="P1">OReadRootElement</text:p>
          <draw:enhanced-geometry svg:viewBox="0 0 21600 21600" draw:type="rectangle" draw:enhanced-path="M 0 0 L 21600 0 21600 21600 0 21600 0 0 Z N"/>
        </draw:custom-shape>
        <draw:custom-shape draw:style-name="template_20_typename" draw:id="id274" draw:layer="layout" svg:width="3.285cm" svg:height="0.726cm" svg:x="83.014cm" svg:y="20.749cm">
          <draw:glue-point draw:id="4" svg:x="-1.361cm" svg:y="5cm"/>
          <draw:glue-point draw:id="5" svg:x="1.583cm" svg:y="5cm"/>
          <draw:glue-point draw:id="6" svg:x="-3.785cm" svg:y="5cm"/>
          <draw:glue-point draw:id="7" svg:x="3.767cm" svg:y="5cm"/>
          <text:p>NodeClass</text:p>
          <draw:enhanced-geometry svg:viewBox="0 0 21600 21600" draw:type="rectangle" draw:enhanced-path="M 0 0 L 21600 0 21600 21600 0 21600 0 0 Z N"/>
        </draw:custom-shape>
        <draw:custom-shape draw:style-name="gr1" draw:text-style-name="P1" draw:id="id273" draw:layer="layout" svg:width="2.385cm" svg:height="0.648cm" svg:x="74.025cm" svg:y="24.697cm">
          <draw:glue-point draw:id="4" svg:x="-2.171cm" svg:y="5cm"/>
          <draw:glue-point draw:id="5" svg:x="2.612cm" svg:y="5cm"/>
          <text:p text:style-name="P1">RootElement</text:p>
          <draw:enhanced-geometry svg:viewBox="0 0 21600 21600" draw:type="rectangle" draw:enhanced-path="M 0 0 L 21600 0 21600 21600 0 21600 0 0 Z N"/>
        </draw:custom-shape>
        <draw:connector draw:style-name="inheritance_20__28_public_29_" draw:layer="layout" svg:x1="77.24cm" svg:y1="27.937cm" svg:x2="75.839cm" svg:y2="25.345cm" draw:start-shape="id272" draw:start-glue-point="4" draw:end-shape="id273" draw:end-glue-point="5" svg:d="m77240 27937v-1296h-1401v-1296">
          <text:p/>
        </draw:connector>
        <draw:connector draw:style-name="inheritance_20__28_public_29_" draw:layer="layout" draw:line-skew="0.808cm" svg:x1="78.793cm" svg:y1="27.937cm" svg:x2="84.209cm" svg:y2="21.475cm" draw:start-shape="id272" draw:start-glue-point="5" draw:end-shape="id274" draw:end-glue-point="4" svg:d="m78793 27937v-2423h5416v-4039">
          <text:p/>
        </draw:connector>
        <draw:custom-shape draw:style-name="gr1" draw:text-style-name="P1" draw:id="id275" draw:layer="layout" svg:width="2.696cm" svg:height="0.674cm" svg:x="74.88cm" svg:y="21.976cm">
          <draw:glue-point draw:id="4" svg:x="-3.267cm" svg:y="5cm"/>
          <draw:glue-point draw:id="5" svg:x="-1.153cm" svg:y="5cm"/>
          <draw:glue-point draw:id="6" svg:x="1.442cm" svg:y="5cm"/>
          <draw:glue-point draw:id="7" svg:x="3.364cm" svg:y="5cm"/>
          <text:p text:style-name="P1">TreeElement</text:p>
          <draw:enhanced-geometry svg:viewBox="0 0 21600 21600" draw:type="rectangle" draw:enhanced-path="M 0 0 L 21600 0 21600 21600 0 21600 0 0 Z N"/>
        </draw:custom-shape>
        <draw:connector draw:style-name="inheritance_20__28_public_29_" draw:layer="layout" svg:x1="75.217cm" svg:y1="24.697cm" svg:x2="75.348cm" svg:y2="22.65cm" draw:start-shape="id273" draw:start-glue-point="0" draw:end-shape="id275" draw:end-glue-point="4" svg:d="m75217 24697v-1023h131v-1024">
          <text:p/>
        </draw:connector>
        <draw:custom-shape draw:style-name="gr1" draw:text-style-name="P1" draw:id="id276" draw:layer="layout" svg:width="3.24cm" svg:height="1.065cm" svg:x="68.427cm" svg:y="27.315cm">
          <draw:glue-point draw:id="4" svg:x="5cm" svg:y="-2.291cm"/>
          <text:p text:style-name="P1">UpdateRootElement</text:p>
          <draw:enhanced-geometry svg:viewBox="0 0 21600 21600" draw:type="rectangle" draw:enhanced-path="M 0 0 L 21600 0 21600 21600 0 21600 0 0 Z N"/>
        </draw:custom-shape>
        <draw:connector draw:style-name="inheritance_20__28_public_29_" draw:layer="layout" svg:x1="70.047cm" svg:y1="27.315cm" svg:x2="74.7cm" svg:y2="25.345cm" draw:start-shape="id276" draw:start-glue-point="0" draw:end-shape="id273" draw:end-glue-point="4" svg:d="m70047 27315v-985h4653v-985">
          <text:p/>
        </draw:connector>
        <draw:custom-shape draw:style-name="gr1" draw:text-style-name="P1" draw:id="id277" draw:layer="layout" svg:width="2.229cm" svg:height="0.623cm" svg:x="76.773cm" svg:y="23.815cm">
          <text:p text:style-name="P1">SetElement</text:p>
          <draw:enhanced-geometry svg:viewBox="0 0 21600 21600" draw:type="rectangle" draw:enhanced-path="M 0 0 L 21600 0 21600 21600 0 21600 0 0 Z N"/>
        </draw:custom-shape>
        <draw:connector draw:style-name="inheritance_20__28_public_29_" draw:layer="layout" svg:x1="77.887cm" svg:y1="23.815cm" svg:x2="77.134cm" svg:y2="22.65cm" draw:start-shape="id277" draw:start-glue-point="0" draw:end-shape="id275" draw:end-glue-point="7" svg:d="m77887 23815v-583h-753v-582">
          <text:p/>
        </draw:connector>
        <draw:connector draw:style-name="inheritance_20__28_public_29_" draw:layer="layout" svg:x1="76.228cm" svg:y1="21.976cm" svg:x2="75.581cm" svg:y2="19.278cm" draw:start-shape="id275" draw:start-glue-point="0" draw:end-shape="id278" draw:end-glue-point="4" svg:d="m76228 21976v-1348h-647v-1350">
          <text:p/>
        </draw:connector>
        <draw:custom-shape draw:style-name="gr1" draw:text-style-name="P1" draw:id="id279" draw:layer="layout" svg:width="2.411cm" svg:height="0.648cm" svg:x="78.457cm" svg:y="21.146cm">
          <text:p text:style-name="P1">InnerElement</text:p>
          <draw:enhanced-geometry svg:viewBox="0 0 21600 21600" draw:type="rectangle" draw:enhanced-path="M 0 0 L 21600 0 21600 21600 0 21600 0 0 Z N"/>
        </draw:custom-shape>
        <draw:connector draw:style-name="inheritance_20__28_public_29_" draw:layer="layout" svg:x1="79.662cm" svg:y1="21.146cm" svg:x2="77.497cm" svg:y2="19.278cm" draw:start-shape="id279" draw:start-glue-point="0" draw:end-shape="id278" draw:end-glue-point="7" svg:d="m79662 21146v-933h-2165v-935">
          <text:p/>
        </draw:connector>
        <draw:custom-shape draw:style-name="gr1" draw:text-style-name="P1" draw:id="id280" draw:layer="layout" svg:width="3.422cm" svg:height="0.596cm" svg:x="76.383cm" svg:y="31.41cm">
          <draw:glue-point draw:id="4" svg:x="-2.346cm" svg:y="-5cm"/>
          <draw:glue-point draw:id="5" svg:x="2.422cm" svg:y="-5cm"/>
          <text:p text:style-name="P1">OUpdateRootElement</text:p>
          <draw:enhanced-geometry svg:viewBox="0 0 21600 21600" draw:type="rectangle" draw:enhanced-path="M 0 0 L 21600 0 21600 21600 0 21600 0 0 Z N"/>
        </draw:custom-shape>
        <draw:connector draw:style-name="inheritance_20__28_public_29_" draw:layer="layout" svg:x1="77.292cm" svg:y1="31.41cm" svg:x2="70.047cm" svg:y2="28.38cm" draw:start-shape="id280" draw:start-glue-point="4" draw:end-shape="id276" draw:end-glue-point="2" svg:d="m77292 31410v-1515h-7245v-1515">
          <text:p/>
        </draw:connector>
        <draw:connector draw:style-name="inheritance_20__28_public_29_" draw:layer="layout" draw:line-skew="2.948cm" svg:x1="78.922cm" svg:y1="31.41cm" svg:x2="85.893cm" svg:y2="21.475cm" draw:start-shape="id280" draw:start-glue-point="5" draw:end-shape="id274" draw:end-glue-point="7" svg:d="m78922 31410v-2019h6971v-7916">
          <text:p/>
        </draw:connector>
        <draw:custom-shape draw:style-name="gr1" draw:text-style-name="P1" draw:id="id281" draw:layer="layout" svg:width="2.437cm" svg:height="0.57cm" svg:x="80.841cm" svg:y="27.185cm">
          <draw:glue-point draw:id="4" svg:x="-2.441cm" svg:y="-5cm"/>
          <draw:glue-point draw:id="5" svg:x="2.343cm" svg:y="-5cm"/>
          <text:p text:style-name="P1">OSet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465cm" svg:y1="27.185cm" svg:x2="77.887cm" svg:y2="24.438cm" draw:start-shape="id281" draw:start-glue-point="4" draw:end-shape="id277" draw:end-glue-point="2" svg:d="m81465 27185v-1374h-3578v-1373">
          <text:p/>
        </draw:connector>
        <draw:connector draw:style-name="inheritance_20__28_public_29_" draw:layer="layout" draw:line-skew="1.845cm" svg:x1="82.629cm" svg:y1="27.185cm" svg:x2="85.176cm" svg:y2="21.475cm" draw:start-shape="id281" draw:start-glue-point="5" draw:end-shape="id274" draw:end-glue-point="5" svg:d="m82629 27185v-1010h2547v-4700">
          <text:p/>
        </draw:connector>
        <draw:custom-shape draw:style-name="gr1" draw:text-style-name="P1" draw:id="id282" draw:layer="layout" svg:width="2.437cm" svg:height="0.57cm" svg:x="80.712cm" svg:y="24.308cm">
          <draw:glue-point draw:id="4" svg:x="-2.441cm" svg:y="-5cm"/>
          <draw:glue-point draw:id="5" svg:x="2.343cm" svg:y="-5cm"/>
          <text:p text:style-name="P1">OInner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336cm" svg:y1="24.308cm" svg:x2="79.662cm" svg:y2="21.794cm" draw:start-shape="id282" draw:start-glue-point="4" draw:end-shape="id279" draw:end-glue-point="2" svg:d="m81336 24308v-1257h-1674v-1257">
          <text:p/>
        </draw:connector>
        <draw:connector draw:style-name="inheritance_20__28_public_29_" draw:layer="layout" svg:x1="82.5cm" svg:y1="24.308cm" svg:x2="83.413cm" svg:y2="21.475cm" draw:start-shape="id282" draw:start-glue-point="5" draw:end-shape="id274" draw:end-glue-point="6" svg:d="m82500 24308v-1416h913v-1417">
          <text:p/>
        </draw:connector>
        <draw:custom-shape draw:style-name="function" draw:id="id285" draw:layer="layout" svg:width="3.447cm" svg:height="1.478cm" svg:x="59.363cm" svg:y="53.867cm">
          <draw:glue-point draw:id="4" svg:x="4.998cm" svg:y="-2.713cm"/>
          <draw:glue-point draw:id="5" svg:x="4.998cm" svg:y="2.543cm"/>
          <text:p>createReadOnlyTree</text:p>
          <draw:enhanced-geometry svg:viewBox="0 0 21600 21600" draw:type="rectangle" draw:enhanced-path="M 0 0 L 21600 0 21600 21600 0 21600 0 0 Z N"/>
        </draw:custom-shape>
        <draw:custom-shape draw:style-name="function" draw:id="id286" draw:layer="layout" svg:width="3.447cm" svg:height="1.477cm" svg:x="59.493cm" svg:y="56.381cm">
          <draw:glue-point draw:id="4" svg:x="4.998cm" svg:y="-2.362cm"/>
          <draw:glue-point draw:id="5" svg:x="4.998cm" svg:y="2.721cm"/>
          <text:p>createUpdatableTree</text:p>
          <draw:enhanced-geometry svg:viewBox="0 0 21600 21600" draw:type="rectangle" draw:enhanced-path="M 0 0 L 21600 0 21600 21600 0 21600 0 0 Z N"/>
        </draw:custom-shape>
        <draw:custom-shape draw:style-name="gr1" draw:text-style-name="P1" draw:id="id283" draw:layer="layout" svg:width="1.763cm" svg:height="1.037cm" svg:x="66.465cm" svg:y="55.813cm">
          <draw:glue-point draw:id="4" svg:x="-5.002cm" svg:y="-2.246cm"/>
          <draw:glue-point draw:id="5" svg:x="-5.002cm" svg:y="2.999cm"/>
          <text:p text:style-name="P1">RootTree</text:p>
          <draw:enhanced-geometry svg:viewBox="0 0 21600 21600" draw:type="rectangle" draw:enhanced-path="M 0 0 L 21600 0 21600 21600 0 21600 0 0 Z N"/>
        </draw:custom-shape>
        <draw:custom-shape draw:style-name="gr1" draw:text-style-name="P1" draw:id="id284" draw:layer="layout" svg:width="1.425cm" svg:height="2.67cm" svg:x="70.404cm" svg:y="49.038cm">
          <draw:glue-point draw:id="4" svg:x="4.996cm" svg:y="-3.572cm"/>
          <draw:glue-point draw:id="5" svg:x="4.94cm" svg:y="3.832cm"/>
          <draw:glue-point draw:id="6" svg:x="4.996cm" svg:y="1.623cm"/>
          <draw:glue-point draw:id="7" svg:x="4.996cm" svg:y="-1.492cm"/>
          <draw:glue-point draw:id="8" svg:x="-5.003cm" svg:y="3.702cm"/>
          <draw:glue-point draw:id="9" svg:x="-5.003cm" svg:y="-3.445cm"/>
          <draw:glue-point draw:id="10" svg:x="-5.003cm" svg:y="-1.797cm"/>
          <draw:glue-point draw:id="11" svg:x="-2.336cm" svg:y="5cm"/>
          <draw:glue-point draw:id="12" svg:x="2.568cm" svg:y="5cm"/>
          <text:p text:style-name="P1">Tree</text:p>
          <draw:enhanced-geometry svg:viewBox="0 0 21600 21600" draw:type="rectangle" draw:enhanced-path="M 0 0 L 21600 0 21600 21600 0 21600 0 0 Z N"/>
        </draw:custom-shape>
        <draw:connector draw:style-name="inheritance_20__28_public_29_" draw:layer="layout" svg:x1="67.346cm" svg:y1="55.813cm" svg:x2="70.784cm" svg:y2="51.708cm" draw:start-shape="id283" draw:start-glue-point="0" draw:end-shape="id284" draw:end-glue-point="11" svg:d="m67346 55813v-2053h3438v-2052">
          <text:p/>
        </draw:connector>
        <draw:custom-shape draw:style-name="gr1" draw:text-style-name="P1" draw:id="id304" draw:layer="layout" svg:width="1.763cm" svg:height="0.994cm" svg:x="74.214cm" svg:y="50.075cm">
          <draw:glue-point draw:id="4" svg:x="-5.002cm" svg:y="2.816cm"/>
          <draw:glue-point draw:id="5" svg:x="-5.002cm" svg:y="-2.917cm"/>
          <text:p text:style-name="P1">NodeData</text:p>
          <draw:enhanced-geometry svg:viewBox="0 0 21600 21600" draw:type="rectangle" draw:enhanced-path="M 0 0 L 21600 0 21600 21600 0 21600 0 0 Z N"/>
        </draw:custom-shape>
        <draw:connector draw:style-name="local_20_usage_20__2f__20_return_20_type" draw:layer="layout" draw:line-skew="-0.825cm" svg:x1="62.808cm" svg:y1="54.206cm" svg:x2="66.465cm" svg:y2="56.099cm" draw:start-shape="id285" draw:start-glue-point="4" draw:end-shape="id283" draw:end-glue-point="4" svg:d="m62808 54206h1004v1893h2653">
          <text:p/>
        </draw:connector>
        <draw:connector draw:style-name="local_20_usage_20__2f__20_return_20_type" draw:layer="layout" draw:line-skew="0.82cm" svg:x1="62.938cm" svg:y1="56.771cm" svg:x2="66.465cm" svg:y2="56.641cm" draw:start-shape="id286" draw:start-glue-point="4" draw:end-shape="id283" draw:end-glue-point="5" svg:d="m62938 56771h2584v-130h943">
          <text:p/>
        </draw:connector>
        <draw:custom-shape draw:style-name="namespace" draw:layer="layout" svg:width="31.066cm" svg:height="19.672cm" svg:x="93.719cm" svg:y="38.851cm">
          <text:p>view</text:p>
          <draw:enhanced-geometry svg:viewBox="0 0 21600 21600" draw:type="rectangle" draw:enhanced-path="M 0 0 L 21600 0 21600 21600 0 21600 0 0 Z N"/>
        </draw:custom-shape>
        <draw:custom-shape draw:style-name="function" draw:id="id288" draw:layer="layout" svg:width="4.899cm" svg:height="0.648cm" svg:x="95.013cm" svg:y="55.449cm">
          <text:p>createDeferredChangeStrategy</text:p>
          <draw:enhanced-geometry svg:viewBox="0 0 21600 21600" draw:type="rectangle" draw:enhanced-path="M 0 0 L 21600 0 21600 21600 0 21600 0 0 Z N"/>
        </draw:custom-shape>
        <draw:custom-shape draw:style-name="function" draw:id="id287" draw:layer="layout" svg:width="3.939cm" svg:height="0.648cm" svg:x="94.808cm" svg:y="51.327cm">
          <text:p>createReadOnlyStrategy</text:p>
          <draw:enhanced-geometry svg:viewBox="0 0 21600 21600" draw:type="rectangle" draw:enhanced-path="M 0 0 L 21600 0 21600 21600 0 21600 0 0 Z N"/>
        </draw:custom-shape>
        <draw:connector draw:style-name="local_20_usage_20__2f__20_return_20_type" draw:layer="layout" draw:line-skew="-3.741cm" svg:x1="62.808cm" svg:y1="54.981cm" svg:x2="94.808cm" svg:y2="51.651cm" draw:start-shape="id285" draw:start-glue-point="5" draw:end-shape="id287" draw:end-glue-point="3" svg:d="m62808 54981h12259v-3330h19741">
          <text:p/>
        </draw:connector>
        <draw:connector draw:style-name="local_20_usage_20__2f__20_return_20_type" draw:layer="layout" svg:x1="62.938cm" svg:y1="57.52cm" svg:x2="95.013cm" svg:y2="55.773cm" draw:start-shape="id286" draw:start-glue-point="5" draw:end-shape="id288" svg:d="m62938 57520h16038v-1747h16037">
          <text:p/>
        </draw:connector>
        <draw:custom-shape draw:style-name="gr1" draw:text-style-name="P1" draw:id="id292" draw:layer="layout" svg:width="3.603cm" svg:height="0.7cm" svg:x="102.452cm" svg:y="53.841cm">
          <text:p text:style-name="P1">DeferredViewStrategy</text:p>
          <draw:enhanced-geometry svg:viewBox="0 0 21600 21600" draw:type="rectangle" draw:enhanced-path="M 0 0 L 21600 0 21600 21600 0 21600 0 0 Z N"/>
        </draw:custom-shape>
        <draw:custom-shape draw:style-name="gr1" draw:text-style-name="P1" draw:id="id290" draw:layer="layout" svg:width="3.395cm" svg:height="0.968cm" svg:x="103.049cm" svg:y="46.057cm">
          <draw:glue-point draw:id="4" svg:x="-2.553cm" svg:y="5cm"/>
          <draw:glue-point draw:id="5" svg:x="2.406cm" svg:y="5cm"/>
          <draw:glue-point draw:id="6" svg:x="-5.001cm" svg:y="2.5cm"/>
          <draw:glue-point draw:id="7" svg:x="-5.001cm" svg:y="-2.861cm"/>
          <text:p text:style-name="P1">ViewStrategy</text:p>
          <draw:enhanced-geometry svg:viewBox="0 0 21600 21600" draw:type="rectangle" draw:enhanced-path="M 0 0 L 21600 0 21600 21600 0 21600 0 0 Z N"/>
        </draw:custom-shape>
        <draw:custom-shape draw:style-name="gr1" draw:text-style-name="P1" draw:id="id291" draw:layer="layout" svg:width="3.603cm" svg:height="0.7cm" svg:x="106.575cm" svg:y="50.524cm">
          <text:p text:style-name="P1">ReadOnlyViewStrategy</text:p>
          <draw:enhanced-geometry svg:viewBox="0 0 21600 21600" draw:type="rectangle" draw:enhanced-path="M 0 0 L 21600 0 21600 21600 0 21600 0 0 Z N"/>
        </draw:custom-shape>
        <draw:custom-shape draw:style-name="gr1" draw:text-style-name="P1" draw:id="id289" draw:layer="layout" svg:width="3.343cm" svg:height="0.7cm" svg:x="100.406cm" svg:y="49.436cm">
          <text:p text:style-name="P1">DirectViewStrategy</text:p>
          <draw:enhanced-geometry svg:viewBox="0 0 21600 21600" draw:type="rectangle" draw:enhanced-path="M 0 0 L 21600 0 21600 21600 0 21600 0 0 Z N"/>
        </draw:custom-shape>
        <draw:connector draw:style-name="inheritance_20__28_public_29_" draw:layer="layout" svg:x1="102.077cm" svg:y1="49.436cm" svg:x2="103.88cm" svg:y2="47.025cm" draw:start-shape="id289" draw:start-glue-point="0" draw:end-shape="id290" draw:end-glue-point="4" svg:d="m102077 49436v-1205h1803v-1206">
          <text:p/>
        </draw:connector>
        <draw:connector draw:style-name="inheritance_20__28_public_29_" draw:layer="layout" svg:x1="108.376cm" svg:y1="50.524cm" svg:x2="105.562cm" svg:y2="47.025cm" draw:start-shape="id291" draw:start-glue-point="0" draw:end-shape="id290" draw:end-glue-point="5" svg:d="m108376 50524v-1749h-2814v-1750">
          <text:p/>
        </draw:connector>
        <draw:connector draw:style-name="inheritance_20__28_public_29_" draw:layer="layout" svg:x1="104.253cm" svg:y1="53.841cm" svg:x2="104.746cm" svg:y2="47.025cm" draw:start-shape="id292" draw:start-glue-point="0" draw:end-shape="id290" draw:end-glue-point="2" svg:d="m104253 53841v-3408h493v-3408">
          <text:p/>
        </draw:connector>
        <draw:connector draw:style-name="local_20_usage_20__2f__20_return_20_type" draw:layer="layout" svg:x1="99.912cm" svg:y1="55.773cm" svg:x2="102.452cm" svg:y2="54.191cm" draw:start-shape="id288" draw:start-glue-point="1" draw:end-shape="id292" draw:end-glue-point="3" svg:d="m99912 55773h1269v-1582h1271">
          <text:p/>
        </draw:connector>
        <draw:connector draw:style-name="local_20_usage_20__2f__20_return_20_type" draw:layer="layout" svg:x1="98.747cm" svg:y1="51.651cm" svg:x2="106.575cm" svg:y2="50.874cm" draw:start-shape="id287" draw:start-glue-point="1" draw:end-shape="id291" draw:end-glue-point="3" svg:d="m98747 51651h3913v-777h3915">
          <text:p/>
        </draw:connector>
        <draw:custom-shape draw:style-name="function" draw:id="id293" draw:layer="layout" svg:width="4.277cm" svg:height="0.622cm" svg:x="94.47cm" svg:y="49.512cm">
          <text:p>createDirectAccessStrategy</text:p>
          <draw:enhanced-geometry svg:viewBox="0 0 21600 21600" draw:type="rectangle" draw:enhanced-path="M 0 0 L 21600 0 21600 21600 0 21600 0 0 Z N"/>
        </draw:custom-shape>
        <draw:connector draw:style-name="local_20_usage_20__2f__20_return_20_type" draw:layer="layout" svg:x1="98.747cm" svg:y1="49.823cm" svg:x2="100.406cm" svg:y2="49.786cm" draw:start-shape="id293" draw:start-glue-point="1" draw:end-shape="id289" draw:end-glue-point="3" svg:d="m98747 49823h829v-37h830">
          <text:p/>
        </draw:connector>
        <draw:custom-shape draw:style-name="gr1" draw:text-style-name="P1" draw:id="id294" draw:layer="layout" svg:width="2.928cm" svg:height="1.166cm" svg:x="83.874cm" svg:y="30.71cm">
          <draw:glue-point draw:id="4" svg:x="-5.001cm" svg:y="-2.77cm"/>
          <draw:glue-point draw:id="5" svg:x="-5.001cm" svg:y="2.564cm"/>
          <draw:glue-point draw:id="6" svg:x="5cm" svg:y="-2.77cm"/>
          <draw:glue-point draw:id="7" svg:x="5cm" svg:y="3.001cm"/>
          <text:p text:style-name="P1">ApiRootTreeImpl</text:p>
          <draw:enhanced-geometry svg:viewBox="0 0 21600 21600" draw:type="rectangle" draw:enhanced-path="M 0 0 L 21600 0 21600 21600 0 21600 0 0 Z N"/>
        </draw:custom-shape>
        <draw:connector draw:style-name="data_20_member" draw:layer="layout" svg:x1="79.805cm" svg:y1="31.708cm" svg:x2="83.874cm" svg:y2="31.591cm" draw:start-shape="id280" draw:start-glue-point="1" draw:end-shape="id294" draw:end-glue-point="5" svg:d="m79805 31708h2035v-117h2034">
          <text:p/>
        </draw:connector>
        <draw:connector draw:style-name="data_20_member" draw:layer="layout" svg:x1="79.597cm" svg:y1="28.261cm" svg:x2="83.874cm" svg:y2="30.971cm" draw:start-shape="id272" draw:start-glue-point="1" draw:end-shape="id294" draw:end-glue-point="4" svg:d="m79597 28261h2139v2710h2138">
          <text:p/>
        </draw:connector>
        <draw:custom-shape draw:style-name="gr1" draw:text-style-name="P1" draw:id="id295" draw:layer="layout" svg:width="2.227cm" svg:height="1.552cm" svg:x="90.042cm" svg:y="26.333cm">
          <draw:glue-point draw:id="4" svg:x="-5.002cm" svg:y="-2.092cm"/>
          <draw:glue-point draw:id="5" svg:x="-5.002cm" svg:y="3.075cm"/>
          <draw:glue-point draw:id="6" svg:x="4.997cm" svg:y="-2.489cm"/>
          <draw:glue-point draw:id="7" svg:x="4.997cm" svg:y="2.524cm"/>
          <text:p text:style-name="P1">ApiTreeImpl</text:p>
          <draw:enhanced-geometry svg:viewBox="0 0 21600 21600" draw:type="rectangle" draw:enhanced-path="M 0 0 L 21600 0 21600 21600 0 21600 0 0 Z N"/>
        </draw:custom-shape>
        <draw:connector draw:style-name="data_20_member" draw:layer="layout" svg:x1="83.278cm" svg:y1="27.47cm" svg:x2="90.042cm" svg:y2="27.109cm" draw:start-shape="id281" draw:start-glue-point="1" draw:end-shape="id295" draw:end-glue-point="3" svg:d="m83278 27470h3381v-361h3383">
          <text:p/>
        </draw:connector>
        <draw:connector draw:style-name="data_20_member" draw:layer="layout" svg:x1="86.802cm" svg:y1="30.971cm" svg:x2="90.042cm" svg:y2="27.586cm" draw:start-shape="id294" draw:start-glue-point="6" draw:end-shape="id295" draw:end-glue-point="5" svg:d="m86802 30971h1620v-3385h1620">
          <text:p>getApiTree()</text:p>
        </draw:connector>
        <draw:connector draw:style-name="data_20_member_20__28_pointer_29_" draw:layer="layout" svg:x1="86.802cm" svg:y1="31.293cm" svg:x2="89.396cm" svg:y2="30.152cm" draw:start-shape="id294" draw:start-glue-point="1" draw:end-shape="id296" draw:end-glue-point="3" svg:d="m86802 31293h1297v-1141h1297">
          <text:p/>
        </draw:connector>
        <draw:custom-shape draw:style-name="gr1" draw:text-style-name="P1" draw:id="id297" draw:layer="layout" svg:width="2.255cm" svg:height="0.7cm" svg:x="98.831cm" svg:y="35.945cm">
          <text:p text:style-name="P1">OOptions</text:p>
          <draw:enhanced-geometry svg:viewBox="0 0 21600 21600" draw:type="rectangle" draw:enhanced-path="M 0 0 L 21600 0 21600 21600 0 21600 0 0 Z N"/>
        </draw:custom-shape>
        <draw:connector draw:style-name="data_20_member_20__28_pointer_29_" draw:layer="layout" draw:line-skew="0.75cm" svg:x1="86.802cm" svg:y1="31.642cm" svg:x2="98.831cm" svg:y2="36.295cm" draw:start-shape="id294" draw:start-glue-point="7" draw:end-shape="id297" draw:end-glue-point="3" svg:d="m86802 31642h6764v4653h5265">
          <text:p/>
        </draw:connector>
        <draw:connector draw:style-name="data_20_member" draw:layer="layout" svg:x1="101.086cm" svg:y1="36.295cm" svg:x2="103.005cm" svg:y2="36.644cm" draw:start-shape="id297" draw:start-glue-point="1" draw:end-shape="id247" draw:end-glue-point="4" svg:d="m101086 36295h959v349h960">
          <text:p/>
        </draw:connector>
        <draw:connector draw:style-name="gr10" draw:layer="layout" draw:line-skew="-1.688cm" svg:x1="44.732cm" svg:y1="45.541cm" svg:x2="59.493cm" svg:y2="57.119cm" draw:start-shape="id226" draw:start-glue-point="8" draw:end-shape="id286" draw:end-glue-point="3" svg:d="m44732 45541h5692v11578h9069">
          <text:p>buildUpdateAccess()</text:p>
        </draw:connector>
        <draw:connector draw:style-name="gr11" draw:layer="layout" draw:line-skew="2.265cm" svg:x1="44.732cm" svg:y1="45.016cm" svg:x2="59.363cm" svg:y2="54.606cm" draw:start-shape="id226" draw:start-glue-point="9" draw:end-shape="id285" draw:end-glue-point="3" svg:d="m44732 45016h9580v9590h5051">
          <text:p>buildReadAccess()</text:p>
        </draw:connector>
        <draw:frame draw:style-name="annotation" draw:layer="layout" svg:width="7.697cm" svg:height="2.021cm" svg:x="106.369cm" svg:y="35.413cm">
          <draw:text-box>
            <text:p><text:span text:style-name="T1">RequestOptions</text:span> is used to specify tree access options and what data is being requested by the requester. <text:s/>Options such as whether or not refresh or async access are allowed are specified by this class instance.</text:p>
          </draw:text-box>
        </draw:frame>
        <draw:connector draw:style-name="data_20_member_20__28_multiple_29_" draw:layer="layout" svg:x1="58.513cm" svg:y1="67.895cm" svg:x2="62.152cm" svg:y2="66.843cm" draw:start-shape="id224" draw:start-glue-point="9" draw:end-shape="id298" draw:end-glue-point="3" svg:d="m58513 67895h1820v-1052h1819">
          <text:p>m_aCacheList</text:p>
        </draw:connector>
        <draw:custom-shape draw:style-name="gr1" draw:text-style-name="P1" draw:id="id298" draw:layer="layout" svg:width="3.214cm" svg:height="1.089cm" svg:x="62.152cm" svg:y="66.299cm">
          <draw:glue-point draw:id="4" svg:x="5cm" svg:y="-2.617cm"/>
          <draw:glue-point draw:id="5" svg:x="5cm" svg:y="2.617cm"/>
          <text:p text:style-name="P1">CacheClientAccess</text:p>
          <draw:enhanced-geometry svg:viewBox="0 0 21600 21600" draw:type="rectangle" draw:enhanced-path="M 0 0 L 21600 0 21600 21600 0 21600 0 0 Z N"/>
        </draw:custom-shape>
        <draw:custom-shape draw:style-name="gr1" draw:text-style-name="P1" draw:id="id299" draw:layer="layout" svg:width="4.821cm" svg:height="0.673cm" svg:x="66.998cm" svg:y="70.784cm">
          <text:p text:style-name="P1">ConfigChangeBroadcastHelper</text:p>
          <draw:enhanced-geometry svg:viewBox="0 0 21600 21600" draw:mirror-horizontal="false" draw:mirror-vertical="false" draw:type="rectangle" draw:enhanced-path="M 0 0 L 21600 0 21600 21600 0 21600 0 0 Z N"/>
        </draw:custom-shape>
        <draw:connector draw:style-name="data_20_member" draw:layer="layout" svg:x1="65.366cm" svg:y1="66.559cm" svg:x2="69.019cm" svg:y2="66.355cm" draw:start-shape="id298" draw:start-glue-point="4" draw:end-shape="id220" draw:end-glue-point="3" svg:d="m65366 66559h1826v-204h1827">
          <text:p/>
        </draw:connector>
        <draw:connector draw:style-name="data_20_member_20__28_pointer_29_" draw:layer="layout" svg:x1="65.366cm" svg:y1="67.127cm" svg:x2="66.998cm" svg:y2="71.12cm" draw:start-shape="id298" draw:start-glue-point="5" draw:end-shape="id299" draw:end-glue-point="3" svg:d="m65366 67127h816v3993h816">
          <text:p/>
        </draw:connector>
        <draw:custom-shape draw:style-name="gr1" draw:text-style-name="P1" draw:id="id300" draw:layer="layout" svg:width="2.125cm" svg:height="0.649cm" svg:x="74.541cm" svg:y="65.392cm">
          <text:p text:style-name="P1">CacheLine</text:p>
          <draw:enhanced-geometry svg:viewBox="0 0 21600 21600" draw:type="rectangle" draw:enhanced-path="M 0 0 L 21600 0 21600 21600 0 21600 0 0 Z N"/>
        </draw:custom-shape>
        <draw:connector draw:style-name="data_20_member_20__28_multiple_29_" draw:layer="layout" svg:x1="71.638cm" svg:y1="66.355cm" svg:x2="74.541cm" svg:y2="65.716cm" draw:start-shape="id220" draw:start-glue-point="1" draw:end-shape="id300" draw:end-glue-point="3" svg:d="m71638 66355h1451v-639h1452">
          <text:p>m_aModules</text:p>
        </draw:connector>
        <draw:frame draw:style-name="annotation" draw:layer="layout" svg:width="5.598cm" svg:height="2.121cm" svg:x="75.424cm" svg:y="67.056cm">
          <draw:text-box>
            <text:p><text:span text:style-name="T1">CacheLine</text:span> represents a cache line in a single configuration tree. <text:s/>But what the heck is a cache line?</text:p>
          </draw:text-box>
        </draw:frame>
        <draw:custom-shape draw:style-name="namespace" draw:layer="layout" svg:width="18.48cm" svg:height="11.742cm" svg:x="83.872cm" svg:y="66.947cm">
          <text:p>sharable</text:p>
          <draw:enhanced-geometry svg:viewBox="0 0 21600 21600" draw:type="rectangle" draw:enhanced-path="M 0 0 L 21600 0 21600 21600 0 21600 0 0 Z N"/>
        </draw:custom-shape>
        <draw:custom-shape draw:style-name="gr5" draw:id="id301" draw:layer="layout" svg:width="2.644cm" svg:height="1.037cm" svg:x="84.856cm" svg:y="70.368cm">
          <draw:glue-point draw:id="4" svg:x="5cm" svg:y="-2.738cm"/>
          <draw:glue-point draw:id="5" svg:x="5cm" svg:y="2.757cm"/>
          <draw:glue-point draw:id="6" svg:x="-5cm" svg:y="2.757cm"/>
          <draw:glue-point draw:id="7" svg:x="-5cm" svg:y="-2.738cm"/>
          <text:p>TreeFragment</text:p>
          <draw:enhanced-geometry svg:viewBox="0 0 21600 21600" draw:type="rectangle" draw:enhanced-path="M 0 0 L 21600 0 21600 21600 0 21600 0 0 Z N"/>
        </draw:custom-shape>
        <draw:connector draw:style-name="data_20_member_20__28_pointer_29_" draw:layer="layout" svg:x1="76.666cm" svg:y1="65.716cm" svg:x2="84.856cm" svg:y2="70.603cm" draw:start-shape="id300" draw:start-glue-point="1" draw:end-shape="id301" draw:end-glue-point="7" svg:d="m76666 65716h4095v4887h4095">
          <text:p/>
        </draw:connector>
        <draw:custom-shape draw:style-name="gr5" draw:id="id302" draw:layer="layout" svg:width="3.37cm" svg:height="0.699cm" svg:x="89.469cm" svg:y="77.573cm">
          <text:p>TreeFragmentHeader</text:p>
          <draw:enhanced-geometry svg:viewBox="0 0 21600 21600" draw:type="rectangle" draw:enhanced-path="M 0 0 L 21600 0 21600 21600 0 21600 0 0 Z N"/>
        </draw:custom-shape>
        <draw:custom-shape draw:style-name="gr5" draw:id="id303" draw:layer="layout" svg:width="1.425cm" svg:height="1.864cm" svg:x="89.497cm" svg:y="67.856cm">
          <draw:glue-point draw:id="4" svg:x="-5.003cm" svg:y="2.566cm"/>
          <draw:glue-point draw:id="5" svg:x="-5.003cm" svg:y="-2.26cm"/>
          <draw:glue-point draw:id="6" svg:x="4.996cm" svg:y="-3.481cm"/>
          <draw:glue-point draw:id="7" svg:x="4.996cm" svg:y="-1.394cm"/>
          <draw:glue-point draw:id="8" svg:x="4.996cm" svg:y="1.523cm"/>
          <draw:glue-point draw:id="9" svg:x="4.996cm" svg:y="3.75cm"/>
          <text:p>Node</text:p>
          <draw:enhanced-geometry svg:viewBox="0 0 21600 21600" draw:mirror-horizontal="false" draw:mirror-vertical="false" draw:type="rectangle" draw:enhanced-path="M 0 0 L 21600 0 21600 21600 0 21600 0 0 Z N"/>
        </draw:custom-shape>
        <draw:connector draw:style-name="data_20_member" draw:text-style-name="P1" draw:layer="layout" svg:x1="87.5cm" svg:y1="71.171cm" svg:x2="89.469cm" svg:y2="77.922cm" draw:start-shape="id301" draw:start-glue-point="5" draw:end-shape="id302" draw:end-glue-point="3" svg:d="m87500 71171h985v6751h984">
          <text:p text:style-name="P1">header</text:p>
        </draw:connector>
        <draw:connector draw:style-name="data_20_member_20__28_multiple_29_" draw:text-style-name="P1" draw:layer="layout" svg:x1="87.5cm" svg:y1="70.603cm" svg:x2="89.497cm" svg:y2="69.266cm" draw:start-shape="id301" draw:start-glue-point="4" draw:end-shape="id303" draw:end-glue-point="4" svg:d="m87500 70603h998v-1337h999">
          <text:p text:style-name="P1">nodes</text:p>
        </draw:connector>
        <draw:custom-shape draw:style-name="gr5" draw:layer="layout" svg:width="3.836cm" svg:height="0.544cm" svg:x="78.273cm" svg:y="75.216cm">
          <text:p>CacheLineClientRef</text:p>
          <draw:enhanced-geometry svg:viewBox="0 0 21600 21600" draw:type="rectangle" draw:enhanced-path="M 0 0 L 21600 0 21600 21600 0 21600 0 0 Z N"/>
        </draw:custom-shape>
        <draw:connector draw:style-name="data_20_member_20__28_pointer_29_" draw:layer="layout" svg:x1="71.827cm" svg:y1="49.42cm" svg:x2="103.049cm" svg:y2="46.783cm" draw:start-shape="id284" draw:start-glue-point="4" draw:end-shape="id290" draw:end-glue-point="6" svg:d="m71827 49420h15611v-2637h15611">
          <text:p/>
        </draw:connector>
        <draw:connector draw:style-name="data_20_member_20__28_multiple_29_" draw:text-style-name="P1" draw:layer="layout" svg:x1="71.827cm" svg:y1="49.975cm" svg:x2="74.214cm" svg:y2="50.851cm" draw:start-shape="id284" draw:start-glue-point="7" draw:end-shape="id304" draw:end-glue-point="4" svg:d="m71827 49975h1194v876h1193">
          <text:p/>
        </draw:connector>
        <draw:connector draw:style-name="gr7" draw:layer="layout" draw:line-skew="0cm 4.517cm" svg:x1="71.819cm" svg:y1="51.396cm" svg:x2="70.404cm" svg:y2="51.361cm" draw:start-shape="id284" draw:start-glue-point="5" draw:end-shape="id284" draw:end-glue-point="8" svg:d="m71819 51396h509v1659h-2425v-1694h501">
          <text:p>m_pParentTree</text:p>
        </draw:connector>
        <draw:custom-shape draw:style-name="gr3" draw:id="id305" draw:layer="layout" svg:width="1.814cm" svg:height="0.648cm" svg:x="79.957cm" svg:y="50.49cm">
          <draw:glue-point draw:id="4" svg:x="-2.706cm" svg:y="5cm"/>
          <draw:glue-point draw:id="5" svg:x="2.579cm" svg:y="5cm"/>
          <text:p>NodeImpl</text:p>
          <draw:enhanced-geometry svg:viewBox="0 0 21600 21600" draw:type="rectangle" draw:enhanced-path="M 0 0 L 21600 0 21600 21600 0 21600 0 0 Z N"/>
        </draw:custom-shape>
        <draw:connector draw:style-name="data_20_member_20__28_pointer_29_" draw:layer="layout" svg:x1="81.771cm" svg:y1="50.814cm" svg:x2="89.497cm" svg:y2="68.367cm" draw:start-shape="id305" draw:start-glue-point="1" draw:end-shape="id303" draw:end-glue-point="5" svg:d="m81771 50814h3863v17553h3863">
          <text:p>GetOriginalNodeAccess()</text:p>
          <text:p>m_pNodeRef</text:p>
        </draw:connector>
        <draw:connector draw:style-name="data_20_member_20__28_pointer_29_" draw:layer="layout" svg:x1="75.977cm" svg:y1="50.572cm" svg:x2="79.957cm" svg:y2="50.814cm" draw:start-shape="id304" draw:start-glue-point="1" draw:end-shape="id305" draw:end-glue-point="3" svg:d="m75977 50572h1990v242h1990">
          <text:p>NodeImpl()</text:p>
          <text:p>m_pSpecificNode</text:p>
        </draw:connector>
        <draw:custom-shape draw:style-name="gr1" draw:text-style-name="P1" draw:id="id306" draw:layer="layout" svg:width="2.618cm" svg:height="0.7cm" svg:x="76.822cm" svg:y="53.885cm">
          <text:p text:style-name="P1">GroupNodeImpl</text:p>
          <draw:enhanced-geometry svg:viewBox="0 0 21600 21600" draw:type="rectangle" draw:enhanced-path="M 0 0 L 21600 0 21600 21600 0 21600 0 0 Z N"/>
        </draw:custom-shape>
        <draw:custom-shape draw:style-name="gr1" draw:text-style-name="P1" draw:id="id308" draw:layer="layout" svg:width="2.28cm" svg:height="0.7cm" svg:x="80.787cm" svg:y="53.936cm">
          <text:p text:style-name="P1">SetNodeImpl</text:p>
          <draw:enhanced-geometry svg:viewBox="0 0 21600 21600" draw:type="rectangle" draw:enhanced-path="M 0 0 L 21600 0 21600 21600 0 21600 0 0 Z N"/>
        </draw:custom-shape>
        <draw:custom-shape draw:style-name="gr1" draw:text-style-name="P1" draw:id="id307" draw:layer="layout" svg:width="3.81cm" svg:height="0.7cm" svg:x="78.117cm" svg:y="55.05cm">
          <text:p text:style-name="P1">ValueElementNodeImpl</text:p>
          <draw:enhanced-geometry svg:viewBox="0 0 21600 21600" draw:type="rectangle" draw:enhanced-path="M 0 0 L 21600 0 21600 21600 0 21600 0 0 Z N"/>
        </draw:custom-shape>
        <draw:connector draw:style-name="inheritance_20__28_public_29_" draw:layer="layout" svg:x1="78.131cm" svg:y1="53.885cm" svg:x2="80.374cm" svg:y2="51.138cm" draw:start-shape="id306" draw:start-glue-point="0" draw:end-shape="id305" draw:end-glue-point="4" svg:d="m78131 53885v-1373h2243v-1374">
          <text:p/>
        </draw:connector>
        <draw:connector draw:style-name="inheritance_20__28_public_29_" draw:layer="layout" svg:x1="80.022cm" svg:y1="55.05cm" svg:x2="80.864cm" svg:y2="51.138cm" draw:start-shape="id307" draw:start-glue-point="0" draw:end-shape="id305" draw:end-glue-point="2" svg:d="m80022 55050v-1956h842v-1956">
          <text:p/>
        </draw:connector>
        <draw:connector draw:style-name="inheritance_20__28_public_29_" draw:layer="layout" svg:x1="81.927cm" svg:y1="53.936cm" svg:x2="81.331cm" svg:y2="51.138cm" draw:start-shape="id308" draw:start-glue-point="0" draw:end-shape="id305" draw:end-glue-point="5" svg:d="m81927 53936v-1399h-596v-1399">
          <text:p/>
        </draw:connector>
        <draw:custom-shape draw:style-name="gr5" draw:id="id310" draw:layer="layout" svg:width="2.307cm" svg:height="0.596cm" svg:x="118.824cm" svg:y="47.145cm">
          <draw:glue-point draw:id="4" svg:x="-2.418cm" svg:y="5cm"/>
          <draw:glue-point draw:id="5" svg:x="2.414cm" svg:y="5cm"/>
          <text:p>NodeFactory</text:p>
          <draw:enhanced-geometry svg:viewBox="0 0 21600 21600" draw:type="rectangle" draw:enhanced-path="M 0 0 L 21600 0 21600 21600 0 21600 0 0 Z N"/>
        </draw:custom-shape>
        <draw:custom-shape draw:style-name="function" draw:id="id314" draw:layer="layout" svg:width="4.354cm" svg:height="0.622cm" svg:x="112.163cm" svg:y="56.838cm">
          <text:p>getDeferredChangeFactory</text:p>
          <draw:enhanced-geometry svg:viewBox="0 0 21600 21600" draw:type="rectangle" draw:enhanced-path="M 0 0 L 21600 0 21600 21600 0 21600 0 0 Z N"/>
        </draw:custom-shape>
        <draw:custom-shape draw:style-name="gr5" draw:id="id309" draw:layer="layout" svg:width="3.447cm" svg:height="0.57cm" svg:x="115.558cm" svg:y="49.426cm">
          <text:p>DeferredNodeFactory</text:p>
          <draw:enhanced-geometry svg:viewBox="0 0 21600 21600" draw:type="rectangle" draw:enhanced-path="M 0 0 L 21600 0 21600 21600 0 21600 0 0 Z N"/>
        </draw:custom-shape>
        <draw:custom-shape draw:style-name="gr5" draw:id="id311" draw:layer="layout" svg:width="3.031cm" svg:height="1.114cm" svg:x="121.079cm" svg:y="50.539cm">
          <draw:glue-point draw:id="4" svg:x="-5.001cm" svg:y="-2.666cm"/>
          <draw:glue-point draw:id="5" svg:x="-5.001cm" svg:y="2.684cm"/>
          <text:p>BasicNodeFactory</text:p>
          <draw:enhanced-geometry svg:viewBox="0 0 21600 21600" draw:type="rectangle" draw:enhanced-path="M 0 0 L 21600 0 21600 21600 0 21600 0 0 Z N"/>
        </draw:custom-shape>
        <draw:connector draw:style-name="inheritance_20__28_public_29_" draw:layer="layout" svg:x1="117.281cm" svg:y1="49.426cm" svg:x2="119.42cm" svg:y2="47.741cm" draw:start-shape="id309" draw:start-glue-point="0" draw:end-shape="id310" draw:end-glue-point="4" svg:d="m117281 49426v-842h2139v-843">
          <text:p/>
        </draw:connector>
        <draw:connector draw:style-name="inheritance_20__28_public_29_" draw:layer="layout" svg:x1="122.594cm" svg:y1="50.539cm" svg:x2="120.533cm" svg:y2="47.741cm" draw:start-shape="id311" draw:start-glue-point="0" draw:end-shape="id310" draw:end-glue-point="5" svg:d="m122594 50539v-1399h-2061v-1399">
          <text:p/>
        </draw:connector>
        <draw:custom-shape draw:style-name="function" draw:id="id312" draw:layer="layout" svg:width="3.939cm" svg:height="0.622cm" svg:x="112.188cm" svg:y="55.542cm">
          <text:p>getReadAccessFactory</text:p>
          <draw:enhanced-geometry svg:viewBox="0 0 21600 21600" draw:type="rectangle" draw:enhanced-path="M 0 0 L 21600 0 21600 21600 0 21600 0 0 Z N"/>
        </draw:custom-shape>
        <draw:custom-shape draw:style-name="function" draw:id="id313" draw:layer="layout" svg:width="3.862cm" svg:height="0.622cm" svg:x="112.292cm" svg:y="54.143cm">
          <text:p>getDirectAccessFactory</text:p>
          <draw:enhanced-geometry svg:viewBox="0 0 21600 21600" draw:type="rectangle" draw:enhanced-path="M 0 0 L 21600 0 21600 21600 0 21600 0 0 Z N"/>
        </draw:custom-shape>
        <draw:connector draw:style-name="local_20_usage_20__2f__20_return_20_type" draw:layer="layout" svg:x1="116.127cm" svg:y1="55.853cm" svg:x2="121.079cm" svg:y2="51.394cm" draw:start-shape="id312" draw:start-glue-point="1" draw:end-shape="id311" draw:end-glue-point="5" svg:d="m116127 55853h2475v-4459h2477">
          <text:p/>
        </draw:connector>
        <draw:connector draw:style-name="local_20_usage_20__2f__20_return_20_type" draw:layer="layout" draw:line-skew="-1.011cm" svg:x1="116.154cm" svg:y1="54.454cm" svg:x2="121.079cm" svg:y2="50.8cm" draw:start-shape="id313" draw:start-glue-point="1" draw:end-shape="id311" draw:end-glue-point="4" svg:d="m116154 54454h1451v-3654h3474">
          <text:p/>
        </draw:connector>
        <draw:connector draw:style-name="local_20_usage_20__2f__20_return_20_type" draw:layer="layout" svg:x1="116.517cm" svg:y1="57.149cm" svg:x2="115.558cm" svg:y2="49.711cm" draw:start-shape="id314" draw:start-glue-point="1" draw:end-shape="id309" draw:end-glue-point="3" svg:d="m116517 57149h501v-3732h-1962v-3706h502">
          <text:p/>
        </draw:connector>
        <draw:frame draw:style-name="annotation" draw:layer="layout" svg:width="10.575cm" svg:height="1.913cm" svg:x="113.588cm" svg:y="44.816cm">
          <draw:text-box>
            <text:p><text:span text:style-name="T1">NodeFactory</text:span> and its child classes are used to create new instances of <text:span text:style-name="T1">NodeImpl</text:span>. <text:s/>In the current implementation (as of 3.1), there is no difference between <text:span text:style-name="T1">DeferredNodeFactory</text:span> and <text:span text:style-name="T1">BasicNodeFactory</text:span> other than their names.</text:p>
          </draw:text-box>
        </draw:frame>
        <draw:connector draw:style-name="local_20_usage_20__2f__20_return_20_type" draw:layer="layout" svg:x1="106.055cm" svg:y1="54.191cm" svg:x2="112.163cm" svg:y2="57.149cm" draw:start-shape="id292" draw:start-glue-point="1" draw:end-shape="id314" draw:end-glue-point="3" svg:d="m106055 54191h3054v2958h3054">
          <text:p/>
        </draw:connector>
        <draw:connector draw:style-name="local_20_usage_20__2f__20_return_20_type" draw:layer="layout" svg:x1="110.178cm" svg:y1="50.874cm" svg:x2="112.188cm" svg:y2="55.853cm" draw:start-shape="id291" draw:start-glue-point="1" draw:end-shape="id312" draw:end-glue-point="3" svg:d="m110178 50874h1004v4979h1006">
          <text:p/>
        </draw:connector>
        <draw:connector draw:style-name="local_20_usage_20__2f__20_return_20_type" draw:layer="layout" draw:line-skew="3.78cm" svg:x1="103.749cm" svg:y1="49.786cm" svg:x2="112.292cm" svg:y2="54.454cm" draw:start-shape="id289" draw:start-glue-point="1" draw:end-shape="id313" draw:end-glue-point="3" svg:d="m103749 49786h8051v4668h492">
          <text:p/>
        </draw:connector>
        <draw:connector draw:style-name="local_20_usage_20__2f__20_return_20_type" draw:layer="layout" svg:x1="52.588cm" svg:y1="19.515cm" svg:x2="74.88cm" svg:y2="22.313cm" draw:start-shape="id245" draw:start-glue-point="6" draw:end-shape="id275" draw:end-glue-point="3" svg:d="m52588 19515h11146v2798h11146">
          <text:p>makeAccessRoot()</text:p>
        </draw:connector>
        <draw:connector draw:style-name="data_20_member_20__28_multiple_20_pointers_29_" draw:layer="layout" svg:x1="64.509cm" svg:y1="11.246cm" svg:x2="75.192cm" svg:y2="18.904cm" draw:start-shape="id241" draw:start-glue-point="1" draw:end-shape="id278" draw:end-glue-point="3" svg:d="m64509 11246h5341v7658h5342">
          <text:p>m_aMap</text:p>
        </draw:connector>
        <draw:frame draw:style-name="annotation" draw:layer="layout" svg:width="6.635cm" svg:height="2.509cm" svg:x="59.975cm" svg:y="12.264cm">
          <draw:text-box>
            <text:p><text:span text:style-name="T1">ObjectRegistry</text:span> stores pointers to <text:span text:style-name="T1">NodeElement</text:span> instances (but it itself does not manage their life cycle), and associate them with <text:span text:style-name="T1">NodeID</text:span> values. <text:s/>When searching for a particular <text:span text:style-name="T1">NodeElement</text:span> instance, it uses a <text:span text:style-name="T1">NodeID</text:span> value as a key.</text:p>
          </draw:text-box>
        </draw:frame>
        <draw:connector draw:style-name="data_20_member_20__28_pointer_29_" draw:layer="layout" draw:line-skew="0cm 0cm -1.012cm" svg:x1="92.267cm" svg:y1="27.5cm" svg:x2="70.404cm" svg:y2="49.894cm" draw:start-shape="id295" draw:start-glue-point="7" draw:end-shape="id284" draw:end-glue-point="10" svg:d="m92267 27500h501v10962h-23877v11432h1513">
          <text:p>getTree()</text:p>
        </draw:connector>
        <draw:connector draw:style-name="data_20_member_20__28_reference_29_" draw:text-style-name="P1" draw:layer="layout" draw:line-skew="0cm 0.823cm" svg:x1="63.421cm" svg:y1="32.399cm" svg:x2="50.748cm" svg:y2="17.961cm" draw:start-shape="id244" draw:start-glue-point="4" draw:end-shape="id245" draw:end-glue-point="3" svg:d="m63421 32399h501v-5580h-13675v-8858h501">
          <text:p/>
        </draw:connector>
        <draw:connector draw:style-name="data_20_member_20__28_reference_29_" draw:text-style-name="P1" draw:layer="layout" svg:x1="63.421cm" svg:y1="33.253cm" svg:x2="42.14cm" svg:y2="43.103cm" draw:start-shape="id244" draw:start-glue-point="5" draw:end-shape="id226" draw:end-glue-point="10" svg:d="m63421 33253h501v4777h-22283v5073h501">
          <text:p/>
        </draw:connector>
        <draw:connector draw:style-name="gr9" draw:layer="layout" draw:line-skew="0cm -0.484cm" svg:x1="92.267cm" svg:y1="26.723cm" svg:x2="90.042cm" svg:y2="26.785cm" draw:start-shape="id295" draw:start-glue-point="6" draw:end-shape="id295" draw:end-glue-point="4" svg:d="m92267 26723h501v-1374h-3227v1436h501">
          <text:p>m_pParentTree</text:p>
        </draw:connector>
        <draw:custom-shape draw:style-name="gr1" draw:text-style-name="P1" draw:id="id315" draw:layer="layout" svg:width="4.51cm" svg:height="0.674cm" svg:x="102.5cm" svg:y="30.979cm">
          <draw:glue-point draw:id="4" svg:x="-2.241cm" svg:y="-5cm"/>
          <draw:glue-point draw:id="5" svg:x="2.188cm" svg:y="-5cm"/>
          <text:p text:style-name="P1">ORootElementGroupUpdate</text:p>
          <draw:enhanced-geometry svg:viewBox="0 0 21600 21600" draw:type="rectangle" draw:enhanced-path="M 0 0 L 21600 0 21600 21600 0 21600 0 0 Z N"/>
        </draw:custom-shape>
        <draw:custom-shape draw:style-name="gr1" draw:text-style-name="P1" draw:id="id316" draw:layer="layout" svg:width="3.422cm" svg:height="1.244cm" svg:x="100.564cm" svg:y="23.663cm">
          <draw:glue-point draw:id="4" svg:x="5cm" svg:y="-2.709cm" draw:escape-direction="right"/>
          <text:p text:style-name="P1">BasicUpdateElement</text:p>
          <draw:enhanced-geometry svg:viewBox="0 0 21600 21600" draw:type="rectangle" draw:enhanced-path="M 0 0 L 21600 0 21600 21600 0 21600 0 0 Z N"/>
        </draw:custom-shape>
        <draw:custom-shape draw:style-name="gr1" draw:text-style-name="P1" draw:id="id317" draw:layer="layout" svg:width="2.825cm" svg:height="1.271cm" svg:x="106.608cm" svg:y="27.2cm">
          <draw:glue-point draw:id="4" svg:x="4.998cm" svg:y="-2.541cm" draw:escape-direction="right"/>
          <text:p text:style-name="P1">BasicPropertySet</text:p>
          <draw:enhanced-geometry svg:viewBox="0 0 21600 21600" draw:type="rectangle" draw:enhanced-path="M 0 0 L 21600 0 21600 21600 0 21600 0 0 Z N"/>
        </draw:custom-shape>
        <draw:connector draw:style-name="inheritance_20__28_public_29_" draw:layer="layout" svg:x1="103.745cm" svg:y1="30.979cm" svg:x2="102.275cm" svg:y2="24.907cm" draw:start-shape="id315" draw:start-glue-point="4" draw:end-shape="id316" draw:end-glue-point="2" svg:d="m103745 30979v-3036h-1470v-3036">
          <text:p/>
        </draw:connector>
        <draw:connector draw:style-name="inheritance_20__28_public_29_" draw:layer="layout" svg:x1="104.755cm" svg:y1="30.979cm" svg:x2="108.41cm" svg:y2="14.568cm" draw:start-shape="id315" draw:start-glue-point="0" draw:end-shape="id262" draw:end-glue-point="2" svg:d="m104755 30979v-8205h3655v-8206">
          <text:p/>
        </draw:connector>
        <draw:connector draw:style-name="inheritance_20__28_public_29_" draw:layer="layout" svg:x1="105.741cm" svg:y1="30.979cm" svg:x2="108.02cm" svg:y2="28.471cm" draw:start-shape="id315" draw:start-glue-point="5" draw:end-shape="id317" draw:end-glue-point="2" svg:d="m105741 30979v-1254h2279v-1254">
          <text:p/>
        </draw:connector>
        <draw:custom-shape draw:style-name="gr2" draw:id="id318" draw:layer="layout" svg:width="7.62cm" svg:height="2.566cm" svg:x="105.669cm" svg:y="21.486cm">
          <text:p>com.sun.star.beans.XHierarchicalPropertySet <text:s text:c="4"/></text:p>
          <text:p>com.sun.star.beans.XMultiHierarchicalPropertySet</text:p>
          <text:p>com.sun.star.beans.XMultiPropertySet <text:s text:c="11"/></text:p>
          <text:p>com.sun.star.beans.XMultiPropertyStates <text:s text:c="8"/></text:p>
          <text:p>com.sun.star.beans.XPropertySet <text:s text:c="16"/></text:p>
          <text:p>com.sun.star.beans.XPropertyState <text:s text:c="14"/></text:p>
          <draw:enhanced-geometry svg:viewBox="0 0 21600 21600" draw:type="rectangle" draw:enhanced-path="M 0 0 L 21600 0 21600 21600 0 21600 0 0 Z N"/>
        </draw:custom-shape>
        <draw:connector draw:style-name="inheritance_20__28_public_29_" draw:layer="layout" svg:x1="108.02cm" svg:y1="27.2cm" svg:x2="109.479cm" svg:y2="24.052cm" draw:start-shape="id317" draw:start-glue-point="0" draw:end-shape="id318" draw:end-glue-point="2" svg:d="m108020 27200v-1574h1459v-1574">
          <text:p/>
        </draw:connector>
        <draw:custom-shape draw:style-name="gr2" draw:id="id319" draw:layer="layout" svg:width="5.703cm" svg:height="2.566cm" svg:x="100.252cm" svg:y="17.21cm">
          <text:p>com.sun.star.container.XNamed</text:p>
          <text:p>com.sun.star.lang.XComponent</text:p>
          <text:p>com.sun.star.lang.XLocalizable</text:p>
          <text:p>com.sun.star.lang.XServiceInfo</text:p>
          <text:p>com.sun.star.util.XChangesBatch</text:p>
          <text:p>com.sun.star.util.XChangesNotifier</text:p>
          <draw:enhanced-geometry svg:viewBox="0 0 21600 21600" draw:type="rectangle" draw:enhanced-path="M 0 0 L 21600 0 21600 21600 0 21600 0 0 Z N"/>
        </draw:custom-shape>
        <draw:connector draw:style-name="inheritance_20__28_public_29_" draw:layer="layout" svg:x1="102.275cm" svg:y1="23.663cm" svg:x2="103.103cm" svg:y2="19.776cm" draw:start-shape="id316" draw:start-glue-point="0" draw:end-shape="id319" draw:end-glue-point="2" svg:d="m102275 23663v-1943h828v-1944">
          <text:p/>
        </draw:connector>
        <draw:custom-shape draw:style-name="gr2" draw:id="id320" draw:layer="layout" svg:width="6.142cm" svg:height="0.674cm" svg:x="102.559cm" svg:y="11.146cm">
          <text:p>com.sun.star.container.XNameReplace</text:p>
          <draw:enhanced-geometry svg:viewBox="0 0 21600 21600" draw:type="rectangle" draw:enhanced-path="M 0 0 L 21600 0 21600 21600 0 21600 0 0 Z N"/>
        </draw:custom-shape>
        <draw:connector draw:style-name="inheritance_20__28_public_29_" draw:layer="layout" svg:x1="107.769cm" svg:y1="13.868cm" svg:x2="105.63cm" svg:y2="11.82cm" draw:start-shape="id262" draw:start-glue-point="5" draw:end-shape="id320" draw:end-glue-point="2" svg:d="m107769 13868v-1024h-2139v-1024">
          <text:p/>
        </draw:connector>
        <draw:custom-shape draw:style-name="gr1" draw:text-style-name="P1" draw:id="id321" draw:layer="layout" svg:width="3.421cm" svg:height="0.57cm" svg:x="104.555cm" svg:y="16.121cm">
          <text:p text:style-name="P1">OInnerGroupUpdate</text:p>
          <draw:enhanced-geometry svg:viewBox="0 0 21600 21600" draw:type="rectangle" draw:enhanced-path="M 0 0 L 21600 0 21600 21600 0 21600 0 0 Z N"/>
        </draw:custom-shape>
        <draw:connector draw:style-name="inheritance_20__28_public_29_" draw:layer="layout" svg:x1="106.265cm" svg:y1="16.121cm" svg:x2="107.848cm" svg:y2="14.568cm" draw:start-shape="id321" draw:start-glue-point="0" draw:end-shape="id262" draw:end-glue-point="6" svg:d="m106265 16121v-776h1583v-777">
          <text:p/>
        </draw:connector>
        <draw:custom-shape draw:style-name="gr1" draw:text-style-name="P1" draw:id="id322" draw:layer="layout" svg:width="4.431cm" svg:height="0.674cm" svg:x="108.911cm" svg:y="17.884cm">
          <text:p text:style-name="P1">OSetElementGroupUpdate</text:p>
          <draw:enhanced-geometry svg:viewBox="0 0 21600 21600" draw:type="rectangle" draw:enhanced-path="M 0 0 L 21600 0 21600 21600 0 21600 0 0 Z N"/>
        </draw:custom-shape>
        <draw:connector draw:style-name="inheritance_20__28_public_29_" draw:layer="layout" draw:line-skew="0.803cm" svg:x1="111.126cm" svg:y1="17.884cm" svg:x2="108.96cm" svg:y2="14.568cm" draw:start-shape="id322" draw:start-glue-point="0" draw:end-shape="id262" draw:end-glue-point="7" svg:d="m111126 17884v-855h-2166v-2461">
          <text:p/>
        </draw:connector>
        <draw:connector draw:style-name="gr12" draw:layer="layout" svg:x1="107.01cm" svg:y1="31.316cm" svg:x2="76.383cm" svg:y2="31.708cm" draw:start-shape="id315" draw:start-glue-point="1" draw:end-shape="id280" draw:end-glue-point="3" svg:d="m107010 31316h501v1191h-31629v-799h501">
          <text:p>getElementClass()</text:p>
        </draw:connector>
        <draw:custom-shape draw:style-name="function" draw:layer="layout" svg:width="4.043cm" svg:height="0.57cm" svg:x="88.407cm" svg:y="15.033cm">
          <text:p>implGetPropertyValue</text:p>
          <draw:enhanced-geometry svg:viewBox="0 0 21600 21600" draw:type="rectangle" draw:enhanced-path="M 0 0 L 21600 0 21600 21600 0 21600 0 0 Z N"/>
        </draw:custom-shape>
        <draw:custom-shape draw:style-name="function" draw:layer="layout" svg:width="4.043cm" svg:height="0.57cm" svg:x="88.382cm" svg:y="16.381cm">
          <text:p>implGetPropertyValues</text:p>
          <draw:enhanced-geometry svg:viewBox="0 0 21600 21600" draw:type="rectangle" draw:enhanced-path="M 0 0 L 21600 0 21600 21600 0 21600 0 0 Z N"/>
        </draw:custom-shape>
        <draw:custom-shape draw:style-name="function" draw:id="id323" draw:layer="layout" svg:width="4.666cm" svg:height="1.192cm" svg:x="90.376cm" svg:y="11.845cm">
          <draw:glue-point draw:id="4" svg:x="-5cm" svg:y="-2.39cm"/>
          <draw:glue-point draw:id="5" svg:x="-5cm" svg:y="2.609cm"/>
          <text:p>implGetByHierarchicalName</text:p>
          <draw:enhanced-geometry svg:viewBox="0 0 21600 21600" draw:mirror-vertical="false" draw:mirror-horizontal="false" draw:type="rectangle" draw:enhanced-path="M 0 0 L 21600 0 21600 21600 0 21600 0 0 Z N"/>
        </draw:custom-shape>
        <draw:connector draw:style-name="gr11" draw:layer="layout" svg:x1="114.939cm" svg:y1="10.965cm" svg:x2="90.376cm" svg:y2="12.157cm" draw:start-shape="id253" draw:start-glue-point="12" draw:end-shape="id323" draw:end-glue-point="4" svg:d="m114939 10965h502v-762h-25566v1954h501">
          <text:p>getByHierarchicalName()</text:p>
        </draw:connector>
        <draw:connector draw:style-name="gr11" draw:layer="layout" svg:x1="123.341cm" svg:y1="11.405cm" svg:x2="90.376cm" svg:y2="12.751cm" draw:start-shape="id255" draw:start-glue-point="10" draw:end-shape="id323" draw:end-glue-point="5" svg:d="m123341 11405h501v2133h-33967v-787h501">
          <text:p>getByHierarchicalName()</text:p>
        </draw:connector>
        <draw:custom-shape draw:style-name="gr1" draw:text-style-name="P1" draw:id="id324" draw:layer="layout" svg:width="3.524cm" svg:height="0.649cm" svg:x="82.653cm" svg:y="14.668cm">
          <text:p text:style-name="P1">NodeValueSetAccess</text:p>
          <draw:enhanced-geometry svg:viewBox="0 0 21600 21600" draw:type="rectangle" draw:enhanced-path="M 0 0 L 21600 0 21600 21600 0 21600 0 0 Z N"/>
        </draw:custom-shape>
        <draw:custom-shape draw:style-name="gr1" draw:text-style-name="P1" draw:id="id325" draw:layer="layout" svg:width="2.644cm" svg:height="0.649cm" svg:x="82.757cm" svg:y="12.7cm">
          <text:p text:style-name="P1">NodeSetAccess</text:p>
          <draw:enhanced-geometry svg:viewBox="0 0 21600 21600" draw:type="rectangle" draw:enhanced-path="M 0 0 L 21600 0 21600 21600 0 21600 0 0 Z N"/>
        </draw:custom-shape>
        <draw:connector draw:style-name="inheritance_20__28_public_29_" draw:layer="layout" svg:x1="84.415cm" svg:y1="14.668cm" svg:x2="84.079cm" svg:y2="13.349cm" draw:start-shape="id324" draw:start-glue-point="0" draw:end-shape="id325" draw:end-glue-point="2" svg:d="m84415 14668v-660h-336v-659">
          <text:p/>
        </draw:connector>
        <draw:connector draw:style-name="inheritance_20__28_public_29_" draw:layer="layout" svg:x1="84.079cm" svg:y1="12.7cm" svg:x2="83.844cm" svg:y2="11.3cm" draw:start-shape="id325" draw:start-glue-point="0" draw:end-shape="id239" draw:end-glue-point="2" svg:d="m84079 12700v-700h-235v-700">
          <text:p/>
        </draw:connector>
        <draw:custom-shape draw:style-name="gr1" draw:text-style-name="P1" draw:id="id326" draw:layer="layout" svg:width="3.136cm" svg:height="0.649cm" svg:x="76.252cm" svg:y="13.246cm">
          <text:p text:style-name="P1">NodeGroupAccess</text:p>
          <draw:enhanced-geometry svg:viewBox="0 0 21600 21600" draw:type="rectangle" draw:enhanced-path="M 0 0 L 21600 0 21600 21600 0 21600 0 0 Z N"/>
        </draw:custom-shape>
        <draw:connector draw:style-name="inheritance_20__28_public_29_" draw:layer="layout" svg:x1="77.82cm" svg:y1="13.246cm" svg:x2="77.999cm" svg:y2="11.842cm" draw:start-shape="id326" draw:start-glue-point="0" draw:end-shape="id237" draw:end-glue-point="2" svg:d="m77820 13246v-703h179v-701">
          <text:p/>
        </draw:connector>
        <draw:custom-shape draw:style-name="gr1" draw:text-style-name="P1" draw:layer="layout" svg:width="1.814cm" svg:height="0.674cm" svg:x="59.016cm" svg:y="45.28cm">
          <text:p text:style-name="P1">NodeRef</text:p>
          <draw:enhanced-geometry svg:viewBox="0 0 21600 21600" draw:type="rectangle" draw:enhanced-path="M 0 0 L 21600 0 21600 21600 0 21600 0 0 Z N"/>
        </draw:custom-shape>
        <draw:custom-shape draw:style-name="gr1" draw:text-style-name="P1" draw:layer="layout" svg:width="2.177cm" svg:height="0.596cm" svg:x="66.169cm" svg:y="48.286cm">
          <text:p text:style-name="P1">AnyNodeRef</text:p>
          <draw:enhanced-geometry svg:viewBox="0 0 21600 21600" draw:type="rectangle" draw:enhanced-path="M 0 0 L 21600 0 21600 21600 0 21600 0 0 Z N"/>
        </draw:custom-shape>
        <draw:custom-shape draw:style-name="gr1" draw:text-style-name="P1" draw:layer="layout" svg:width="1.814cm" svg:height="0.7cm" svg:x="66.663cm" svg:y="46.912cm">
          <text:p text:style-name="P1">ValueRef</text:p>
          <draw:enhanced-geometry svg:viewBox="0 0 21600 21600" draw:type="rectangle" draw:enhanced-path="M 0 0 L 21600 0 21600 21600 0 21600 0 0 Z N"/>
        </draw:custom-shape>
        <draw:connector draw:style-name="data_20_member_20__28_pointer_29_" draw:layer="layout" svg:x1="97.702cm" svg:y1="44.891cm" svg:x2="103.049cm" svg:y2="46.265cm" draw:start-shape="id327" draw:start-glue-point="5" draw:end-shape="id290" draw:end-glue-point="7" svg:d="m97702 44891h2673v1374h2674">
          <text:p/>
        </draw:connector>
        <draw:connector draw:style-name="data_20_member_20__28_pointer_29_" draw:layer="layout" draw:line-skew="0cm 0.452cm" svg:x1="97.702cm" svg:y1="44.348cm" svg:x2="70.404cm" svg:y2="50.373cm" draw:start-shape="id327" draw:start-glue-point="4" draw:end-shape="id284" draw:end-glue-point="3" svg:d="m97702 44348h500v3186h-28299v2839h501">
          <text:p/>
        </draw:connector>
        <draw:custom-shape draw:style-name="gr5" draw:id="id329" draw:layer="layout" svg:width="1.166cm" svg:height="0.907cm" svg:x="98.918cm" svg:y="40.848cm">
          <draw:glue-point draw:id="4" svg:x="-5cm" svg:y="-2.998cm"/>
          <draw:glue-point draw:id="5" svg:x="-5cm" svg:y="2.998cm"/>
          <draw:glue-point draw:id="6" svg:x="5cm" svg:y="2.712cm"/>
          <draw:glue-point draw:id="7" svg:x="5cm" svg:y="-2.723cm"/>
          <text:p>Node</text:p>
          <draw:enhanced-geometry svg:viewBox="0 0 21600 21600" draw:type="rectangle" draw:enhanced-path="M 0 0 L 21600 0 21600 21600 0 21600 0 0 Z N"/>
        </draw:custom-shape>
        <draw:custom-shape draw:style-name="gr5" draw:id="id328" draw:layer="layout" svg:width="2.047cm" svg:height="0.725cm" svg:x="94.642cm" svg:y="40.045cm">
          <text:p>ValueNode</text:p>
          <draw:enhanced-geometry svg:viewBox="0 0 21600 21600" draw:type="rectangle" draw:enhanced-path="M 0 0 L 21600 0 21600 21600 0 21600 0 0 Z N"/>
        </draw:custom-shape>
        <draw:custom-shape draw:style-name="gr5" draw:id="id330" draw:layer="layout" svg:width="1.944cm" svg:height="0.673cm" svg:x="95.134cm" svg:y="41.419cm">
          <text:p>GroupNode</text:p>
          <draw:enhanced-geometry svg:viewBox="0 0 21600 21600" draw:type="rectangle" draw:enhanced-path="M 0 0 L 21600 0 21600 21600 0 21600 0 0 Z N"/>
        </draw:custom-shape>
        <draw:custom-shape draw:style-name="gr5" draw:id="id331" draw:layer="layout" svg:width="1.71cm" svg:height="0.699cm" svg:x="95.342cm" svg:y="42.896cm">
          <text:p>SetNode</text:p>
          <draw:enhanced-geometry svg:viewBox="0 0 21600 21600" draw:type="rectangle" draw:enhanced-path="M 0 0 L 21600 0 21600 21600 0 21600 0 0 Z N"/>
        </draw:custom-shape>
        <draw:connector draw:style-name="data_20_member" draw:layer="layout" svg:x1="96.689cm" svg:y1="40.407cm" svg:x2="98.918cm" svg:y2="41.03cm" draw:start-shape="id328" draw:start-glue-point="1" draw:end-shape="id329" draw:end-glue-point="4" svg:d="m96689 40407h1114v623h1115">
          <text:p/>
        </draw:connector>
        <draw:connector draw:style-name="data_20_member" draw:layer="layout" svg:x1="97.078cm" svg:y1="41.755cm" svg:x2="98.918cm" svg:y2="41.301cm" draw:start-shape="id330" draw:start-glue-point="1" draw:end-shape="id329" draw:end-glue-point="3" svg:d="m97078 41755h920v-454h920">
          <text:p/>
        </draw:connector>
        <draw:connector draw:style-name="data_20_member" draw:layer="layout" draw:line-skew="0.363cm" svg:x1="97.052cm" svg:y1="43.245cm" svg:x2="98.918cm" svg:y2="41.572cm" draw:start-shape="id331" draw:start-glue-point="1" draw:end-shape="id329" draw:end-glue-point="5" svg:d="m97052 43245h1296v-1673h570">
          <text:p/>
        </draw:connector>
        <draw:connector draw:style-name="data_20_member_20__28_pointer_29_" draw:layer="layout" draw:line-skew="0cm 0cm -0.364cm" svg:x1="100.084cm" svg:y1="41.546cm" svg:x2="70.404cm" svg:y2="49.454cm" draw:start-shape="id329" draw:start-glue-point="6" draw:end-shape="id284" draw:end-glue-point="9" svg:d="m100084 41546h500v3850h-31045v4058h865">
          <text:p/>
        </draw:connector>
        <draw:connector draw:style-name="data_20_member_20__28_pointer_29_" draw:layer="layout" draw:line-skew="1.016cm" svg:x1="100.084cm" svg:y1="41.055cm" svg:x2="74.214cm" svg:y2="50.283cm" draw:start-shape="id329" draw:start-glue-point="7" draw:end-shape="id304" draw:end-glue-point="5" svg:d="m100084 41055h1516v4860h-27887v4368h501">
          <text:p/>
        </draw:connector>
        <draw:frame draw:style-name="annotation" draw:layer="layout" svg:width="5.132cm" svg:height="1.447cm" svg:x="58.939cm" svg:y="46.295cm">
          <draw:text-box>
            <text:p><text:span text:style-name="T1">NodeRef</text:span> only contains the position of a real node instance in a tree. <text:s/>It itself does not store the node value.</text:p>
          </draw:text-box>
        </draw:frame>
        <draw:custom-shape draw:style-name="gr1" draw:text-style-name="P1" draw:id="id332" draw:layer="layout" svg:width="2.203cm" svg:height="0.674cm" svg:x="72.234cm" svg:y="55.596cm">
          <text:p text:style-name="P1">ElementTree</text:p>
          <draw:enhanced-geometry svg:viewBox="0 0 21600 21600" draw:type="rectangle" draw:enhanced-path="M 0 0 L 21600 0 21600 21600 0 21600 0 0 Z N"/>
        </draw:custom-shape>
        <draw:connector draw:style-name="inheritance_20__28_public_29_" draw:layer="layout" svg:x1="73.335cm" svg:y1="55.596cm" svg:x2="71.481cm" svg:y2="51.708cm" draw:start-shape="id332" draw:start-glue-point="0" draw:end-shape="id284" draw:end-glue-point="12" svg:d="m73335 55596v-1944h-1854v-1944">
          <text:p/>
        </draw:connector>
        <draw:custom-shape draw:style-name="gr5" draw:id="id333" draw:layer="layout" svg:width="1.685cm" svg:height="0.622cm" svg:x="68.761cm" svg:y="55.465cm">
          <text:p>SetEntry</text:p>
          <draw:enhanced-geometry svg:viewBox="0 0 21600 21600" draw:type="rectangle" draw:enhanced-path="M 0 0 L 21600 0 21600 21600 0 21600 0 0 Z N"/>
        </draw:custom-shape>
        <draw:connector draw:style-name="data_20_member_20__28_pointer_29_" draw:layer="layout" svg:x1="70.446cm" svg:y1="55.776cm" svg:x2="72.234cm" svg:y2="55.933cm" draw:start-shape="id333" draw:start-glue-point="1" draw:end-shape="id332" draw:end-glue-point="3" svg:d="m70446 55776h893v157h895">
          <text:p/>
        </draw:connector>
        <draw:custom-shape draw:style-name="gr5" draw:id="id334" draw:layer="layout" svg:width="1.685cm" svg:height="1.633cm" svg:x="99.813cm" svg:y="67.439cm">
          <draw:glue-point draw:id="4" svg:x="-5.002cm" svg:y="-3.563cm"/>
          <draw:glue-point draw:id="5" svg:x="-5.002cm" svg:y="-1.506cm"/>
          <draw:glue-point draw:id="6" svg:x="-5.002cm" svg:y="1.512cm"/>
          <draw:glue-point draw:id="7" svg:x="-5.002cm" svg:y="3.576cm"/>
          <text:p>NodeInfo</text:p>
          <draw:enhanced-geometry svg:viewBox="0 0 21600 21600" draw:type="rectangle" draw:enhanced-path="M 0 0 L 21600 0 21600 21600 0 21600 0 0 Z N"/>
        </draw:custom-shape>
        <draw:custom-shape draw:style-name="gr5" draw:id="id335" draw:layer="layout" svg:width="2.021cm" svg:height="0.596cm" svg:x="93.36cm" svg:y="68.718cm">
          <text:p>GroupNode</text:p>
          <draw:enhanced-geometry svg:viewBox="0 0 21600 21600" draw:type="rectangle" draw:enhanced-path="M 0 0 L 21600 0 21600 21600 0 21600 0 0 Z N"/>
        </draw:custom-shape>
        <draw:custom-shape draw:style-name="gr5" draw:id="id336" draw:layer="layout" svg:width="1.658cm" svg:height="1.312cm" svg:x="92.945cm" svg:y="70.628cm">
          <draw:glue-point draw:id="4" svg:x="5cm" svg:y="2.903cm"/>
          <draw:glue-point draw:id="5" svg:x="5cm" svg:y="-2.827cm"/>
          <text:p>SetNode</text:p>
          <draw:enhanced-geometry svg:viewBox="0 0 21600 21600" draw:type="rectangle" draw:enhanced-path="M 0 0 L 21600 0 21600 21600 0 21600 0 0 Z N"/>
        </draw:custom-shape>
        <draw:custom-shape draw:style-name="gr5" draw:id="id337" draw:layer="layout" svg:width="1.84cm" svg:height="0.985cm" svg:x="92.815cm" svg:y="75.137cm">
          <draw:glue-point draw:id="4" svg:x="5cm" svg:y="-2.629cm"/>
          <draw:glue-point draw:id="5" svg:x="5cm" svg:y="2.903cm"/>
          <text:p>ValueNode</text:p>
          <draw:enhanced-geometry svg:viewBox="0 0 21600 21600" draw:mirror-horizontal="false" draw:mirror-vertical="false" draw:type="rectangle" draw:enhanced-path="M 0 0 L 21600 0 21600 21600 0 21600 0 0 Z N"/>
        </draw:custom-shape>
        <draw:connector draw:style-name="data_20_member" draw:layer="layout" svg:x1="90.92cm" svg:y1="68.14cm" svg:x2="99.813cm" svg:y2="67.674cm" draw:start-shape="id303" draw:start-glue-point="6" draw:end-shape="id334" draw:end-glue-point="4" svg:d="m90920 68140h4447v-466h4446">
          <text:p>info</text:p>
        </draw:connector>
        <draw:connector draw:style-name="data_20_member" draw:layer="layout" svg:x1="90.92cm" svg:y1="68.529cm" svg:x2="93.36cm" svg:y2="69.016cm" draw:start-shape="id303" draw:start-glue-point="7" draw:end-shape="id335" draw:end-glue-point="3" svg:d="m90920 68529h1220v487h1220">
          <text:p>group</text:p>
        </draw:connector>
        <draw:connector draw:style-name="data_20_member" draw:layer="layout" svg:x1="90.92cm" svg:y1="69.071cm" svg:x2="92.945cm" svg:y2="71.284cm" draw:start-shape="id303" draw:start-glue-point="8" draw:end-shape="id336" draw:end-glue-point="3" svg:d="m90920 69071h1013v2213h1012">
          <text:p>set</text:p>
        </draw:connector>
        <draw:connector draw:style-name="data_20_member" draw:layer="layout" svg:x1="90.92cm" svg:y1="69.487cm" svg:x2="92.815cm" svg:y2="75.629cm" draw:start-shape="id303" draw:start-glue-point="9" draw:end-shape="id337" draw:end-glue-point="3" svg:d="m90920 69487h948v6142h947">
          <text:p>value</text:p>
        </draw:connector>
        <draw:custom-shape draw:style-name="gr5" draw:id="id338" draw:layer="layout" svg:width="1.684cm" svg:height="0.596cm" svg:x="96.677cm" svg:y="76.303cm">
          <text:p>AnyData</text:p>
          <draw:enhanced-geometry svg:viewBox="0 0 21600 21600" draw:type="rectangle" draw:enhanced-path="M 0 0 L 21600 0 21600 21600 0 21600 0 0 Z N"/>
        </draw:custom-shape>
        <draw:connector draw:style-name="data_20_member_20__28_multiple_29_" draw:layer="layout" svg:x1="94.655cm" svg:y1="75.914cm" svg:x2="96.677cm" svg:y2="76.601cm" draw:start-shape="id337" draw:start-glue-point="5" draw:end-shape="id338" draw:end-glue-point="3" svg:d="m94655 75914h1011v687h1011">
          <text:p/>
        </draw:connector>
        <draw:connector draw:style-name="data_20_member" draw:layer="layout" svg:x1="94.655cm" svg:y1="75.371cm" svg:x2="99.813cm" svg:y2="68.838cm" draw:start-shape="id337" draw:start-glue-point="4" draw:end-shape="id334" draw:end-glue-point="7" svg:d="m94655 75371h2579v-6533h2579">
          <text:p/>
        </draw:connector>
        <draw:connector draw:style-name="data_20_member" draw:text-style-name="P1" draw:layer="layout" draw:line-skew="-0.532cm" svg:x1="94.603cm" svg:y1="70.914cm" svg:x2="99.813cm" svg:y2="68.501cm" draw:start-shape="id336" draw:start-glue-point="5" draw:end-shape="id334" draw:end-glue-point="6" svg:d="m94603 70914h2073v-2413h3137">
          <text:p/>
        </draw:connector>
        <draw:connector draw:style-name="data_20_member_20__28_pointer_29_" draw:layer="layout" draw:line-skew="0cm 3.04cm" svg:x1="94.603cm" svg:y1="71.664cm" svg:x2="84.856cm" svg:y2="71.171cm" draw:start-shape="id336" draw:start-glue-point="4" draw:end-shape="id301" draw:end-glue-point="6" svg:d="m94603 71664h500v1243h-10747v-1736h500">
          <text:p/>
        </draw:connector>
        <draw:connector draw:style-name="data_20_member" draw:text-style-name="P1" draw:layer="layout" draw:line-skew="-1.439cm" svg:x1="95.381cm" svg:y1="69.016cm" svg:x2="99.813cm" svg:y2="68.01cm" draw:start-shape="id335" draw:start-glue-point="1" draw:end-shape="id334" draw:end-glue-point="5" svg:d="m95381 69016h776v-1006h3656">
          <text:p/>
        </draw:connector>
        <draw:frame draw:style-name="annotation" draw:layer="layout" svg:width="7.646cm" svg:height="4.743cm" svg:x="102.935cm" svg:y="39.706cm">
          <draw:text-box>
            <text:p>This <text:span text:style-name="T1">view::Node</text:span> class stores pointers to the Tree instance and <text:span text:style-name="T1">NodeData</text:span> instance (both are in <text:span text:style-name="T1">configuration</text:span> namespace) to allow retrieval of the actual data node (<text:span text:style-name="T1">sharable::Node</text:span>) instance if needed.</text:p>
            <text:p/>
            <text:p><text:span text:style-name="T1">ValueNode</text:span>, <text:span text:style-name="T1">GroupNode</text:span> and <text:span text:style-name="T1">SetNode</text:span> all wrap their corresponding <text:span text:style-name="T1">Node</text:span> instance around, while their <text:span text:style-name="T1">get_impl()</text:span> method returns <text:span text:style-name="T1">ValueElementNodeImpl</text:span>, <text:span text:style-name="T1">GroupNodeImpl</text:span>, and <text:span text:style-name="T1">SetNodeImpl</text:span> instacne of their respective node type.</text:p>
          </draw:text-box>
        </draw:frame>
        <draw:custom-shape draw:style-name="function" draw:id="id339" draw:layer="layout" svg:width="3.543cm" svg:height="0.571cm" svg:x="95.356cm" svg:y="24.912cm">
          <text:p>implSetPropertyValue</text:p>
          <draw:enhanced-geometry svg:viewBox="0 0 21600 21600" draw:type="rectangle" draw:enhanced-path="M 0 0 L 21600 0 21600 21600 0 21600 0 0 Z N"/>
        </draw:custom-shape>
        <draw:connector draw:style-name="gr13" draw:layer="layout" svg:x1="109.431cm" svg:y1="27.513cm" svg:x2="95.356cm" svg:y2="25.197cm" draw:start-shape="id317" draw:start-glue-point="4" draw:end-shape="id339" draw:end-glue-point="3" svg:d="m109431 27513h502v-1172h-15079v-1144h502">
          <text:p>setPropertyValue()</text:p>
        </draw:connector>
        <draw:custom-shape draw:style-name="function" draw:id="id340" draw:layer="layout" svg:width="3.447cm" svg:height="0.544cm" svg:x="94.991cm" svg:y="22.005cm">
          <text:p>implCommitChanges</text:p>
          <draw:enhanced-geometry svg:viewBox="0 0 21600 21600" draw:type="rectangle" draw:enhanced-path="M 0 0 L 21600 0 21600 21600 0 21600 0 0 Z N"/>
        </draw:custom-shape>
        <draw:connector draw:style-name="local_20_usage_20__2f__20_return_20_type" draw:layer="layout" svg:x1="103.986cm" svg:y1="23.949cm" svg:x2="94.991cm" svg:y2="22.277cm" draw:start-shape="id316" draw:start-glue-point="4" draw:end-shape="id340" draw:end-glue-point="3" svg:d="m103986 23949h501v-843h-9998v-829h502">
          <text:p>commitChanges()</text:p>
        </draw:connector>
        <draw:custom-shape draw:style-name="gr1" draw:text-style-name="P1" draw:id="id341" draw:layer="layout" svg:width="1.788cm" svg:height="0.622cm" svg:x="72.998cm" svg:y="32.787cm">
          <text:p text:style-name="P1">Comitter</text:p>
          <draw:enhanced-geometry svg:viewBox="0 0 21600 21600" draw:type="rectangle" draw:enhanced-path="M 0 0 L 21600 0 21600 21600 0 21600 0 0 Z N"/>
        </draw:custom-shape>
        <draw:connector draw:style-name="local_20_usage_20__2f__20_return_20_type" draw:layer="layout" svg:x1="71.667cm" svg:y1="27.604cm" svg:x2="72.998cm" svg:y2="33.098cm" draw:start-shape="id276" draw:start-glue-point="4" draw:end-shape="id341" draw:end-glue-point="3" svg:d="m71667 27604h666v5494h665">
          <text:p>getCommitter()</text:p>
        </draw:connector>
        <draw:custom-shape draw:style-name="gr5" draw:id="id342" draw:layer="layout" svg:width="2.617cm" svg:height="1.138cm" svg:x="88.952cm" svg:y="61.377cm">
          <draw:glue-point draw:id="4" svg:x="-5.001cm" svg:y="-2.378cm"/>
          <draw:glue-point draw:id="5" svg:x="-5.001cm" svg:y="3.414cm"/>
          <draw:glue-point draw:id="6" svg:x="4.998cm" svg:y="-2.513cm"/>
          <draw:glue-point draw:id="7" svg:x="4.998cm" svg:y="3.181cm"/>
          <text:p>TreeChangeList</text:p>
          <draw:enhanced-geometry svg:viewBox="0 0 21600 21600" draw:type="rectangle" draw:enhanced-path="M 0 0 L 21600 0 21600 21600 0 21600 0 0 Z N"/>
        </draw:custom-shape>
        <draw:connector draw:style-name="local_20_usage_20__2f__20_return_20_type" draw:layer="layout" svg:x1="74.786cm" svg:y1="33.098cm" svg:x2="88.952cm" svg:y2="61.676cm" draw:start-shape="id341" draw:start-glue-point="1" draw:end-shape="id342" draw:end-glue-point="4" svg:d="m74786 33098h7083v28578h7083">
          <text:p>commit()</text:p>
        </draw:connector>
        <draw:custom-shape draw:style-name="gr1" draw:text-style-name="P1" draw:id="id346" draw:layer="layout" svg:width="2.644cm" svg:height="0.57cm" svg:x="97.244cm" svg:y="63.268cm">
          <text:p text:style-name="P1">SubtreeChange</text:p>
          <draw:enhanced-geometry svg:viewBox="0 0 21600 21600" draw:mirror-horizontal="false" draw:mirror-vertical="false" draw:type="rectangle" draw:enhanced-path="M 0 0 L 21600 0 21600 21600 0 21600 0 0 Z N"/>
        </draw:custom-shape>
        <draw:custom-shape draw:style-name="gr1" draw:text-style-name="P1" draw:id="id296" draw:layer="layout" svg:width="5.08cm" svg:height="0.648cm" svg:x="89.396cm" svg:y="29.828cm">
          <text:p text:style-name="P1">ApiRootTreeImpl::NodeListener</text:p>
          <draw:enhanced-geometry svg:viewBox="0 0 21600 21600" draw:type="rectangle" draw:enhanced-path="M 0 0 L 21600 0 21600 21600 0 21600 0 0 Z N"/>
        </draw:custom-shape>
        <draw:custom-shape draw:style-name="gr1" draw:text-style-name="P1" draw:id="id327" draw:layer="layout" svg:width="2.722cm" svg:height="0.986cm" svg:x="94.98cm" svg:y="44.139cm">
          <draw:glue-point draw:id="4" svg:x="5cm" svg:y="-2.89cm"/>
          <draw:glue-point draw:id="5" svg:x="5cm" svg:y="2.636cm"/>
          <text:p text:style-name="P1">ViewTreeAccess</text:p>
          <draw:enhanced-geometry svg:viewBox="0 0 21600 21600" draw:mirror-horizontal="false" draw:mirror-vertical="false" draw:type="rectangle" draw:enhanced-path="M 0 0 L 21600 0 21600 21600 0 21600 0 0 Z N"/>
        </draw:custom-shape>
        <draw:custom-shape draw:style-name="gr1" draw:text-style-name="P1" draw:id="id344" draw:layer="layout" svg:width="2.747cm" svg:height="0.596cm" svg:x="96.417cm" svg:y="59.742cm">
          <draw:glue-point draw:id="4" svg:x="-3.396cm" svg:y="5cm"/>
          <draw:glue-point draw:id="5" svg:x="-1.321cm" svg:y="5cm"/>
          <draw:glue-point draw:id="6" svg:x="1.51cm" svg:y="5cm"/>
          <draw:glue-point draw:id="7" svg:x="3.491cm" svg:y="5cm"/>
          <text:p text:style-name="P1">Change</text:p>
          <draw:enhanced-geometry svg:viewBox="0 0 21600 21600" draw:type="rectangle" draw:enhanced-path="M 0 0 L 21600 0 21600 21600 0 21600 0 0 Z N"/>
        </draw:custom-shape>
        <draw:custom-shape draw:style-name="gr1" draw:text-style-name="P1" draw:id="id343" draw:layer="layout" svg:width="1.866cm" svg:height="0.57cm" svg:x="94.939cm" svg:y="61.349cm">
          <text:p text:style-name="P1">AddNode</text:p>
          <draw:enhanced-geometry svg:viewBox="0 0 21600 21600" draw:type="rectangle" draw:enhanced-path="M 0 0 L 21600 0 21600 21600 0 21600 0 0 Z N"/>
        </draw:custom-shape>
        <draw:custom-shape draw:style-name="gr1" draw:text-style-name="P1" draw:id="id345" draw:layer="layout" svg:width="2.203cm" svg:height="0.57cm" svg:x="96.002cm" svg:y="62.333cm">
          <text:p text:style-name="P1">RemoveNode</text:p>
          <draw:enhanced-geometry svg:viewBox="0 0 21600 21600" draw:type="rectangle" draw:enhanced-path="M 0 0 L 21600 0 21600 21600 0 21600 0 0 Z N"/>
        </draw:custom-shape>
        <draw:custom-shape draw:style-name="gr1" draw:text-style-name="P1" draw:id="id347" draw:layer="layout" svg:width="2.203cm" svg:height="0.57cm" svg:x="99.009cm" svg:y="62.334cm">
          <text:p text:style-name="P1">ValueChange</text:p>
          <draw:enhanced-geometry svg:viewBox="0 0 21600 21600" draw:type="rectangle" draw:enhanced-path="M 0 0 L 21600 0 21600 21600 0 21600 0 0 Z N"/>
        </draw:custom-shape>
        <draw:connector draw:style-name="inheritance_20__28_public_29_" draw:layer="layout" svg:x1="95.872cm" svg:y1="61.349cm" svg:x2="96.858cm" svg:y2="60.338cm" draw:start-shape="id343" draw:start-glue-point="0" draw:end-shape="id344" draw:end-glue-point="4" svg:d="m95872 61349v-505h986v-506">
          <text:p/>
        </draw:connector>
        <draw:connector draw:style-name="inheritance_20__28_public_29_" draw:layer="layout" svg:x1="97.103cm" svg:y1="62.333cm" svg:x2="97.428cm" svg:y2="60.338cm" draw:start-shape="id345" draw:start-glue-point="0" draw:end-shape="id344" draw:end-glue-point="5" svg:d="m97103 62333v-997h325v-998">
          <text:p/>
        </draw:connector>
        <draw:connector draw:style-name="inheritance_20__28_public_29_" draw:layer="layout" svg:x1="98.566cm" svg:y1="63.268cm" svg:x2="98.204cm" svg:y2="60.338cm" draw:start-shape="id346" draw:start-glue-point="0" draw:end-shape="id344" draw:end-glue-point="6" svg:d="m98566 63268v-1465h-362v-1465">
          <text:p/>
        </draw:connector>
        <draw:connector draw:style-name="inheritance_20__28_public_29_" draw:layer="layout" svg:x1="100.11cm" svg:y1="62.334cm" svg:x2="98.748cm" svg:y2="60.338cm" draw:start-shape="id347" draw:start-glue-point="0" draw:end-shape="id344" draw:end-glue-point="7" svg:d="m100110 62334v-998h-1362v-998">
          <text:p/>
        </draw:connector>
        <draw:custom-shape draw:style-name="gr1" draw:text-style-name="P1" draw:id="id348" draw:layer="layout" svg:width="3.836cm" svg:height="0.622cm" svg:x="96.572cm" svg:y="65.132cm">
          <text:p text:style-name="P1">SubtreeChangeReferrer</text:p>
          <draw:enhanced-geometry svg:viewBox="0 0 21600 21600" draw:type="rectangle" draw:enhanced-path="M 0 0 L 21600 0 21600 21600 0 21600 0 0 Z N"/>
        </draw:custom-shape>
        <draw:connector draw:style-name="inheritance_20__28_public_29_" draw:layer="layout" svg:x1="98.49cm" svg:y1="65.132cm" svg:x2="98.566cm" svg:y2="63.838cm" draw:start-shape="id348" draw:start-glue-point="0" draw:end-shape="id346" draw:end-glue-point="2" svg:d="m98490 65132v-647h76v-647">
          <text:p/>
        </draw:connector>
        <draw:connector draw:style-name="data_20_member" draw:layer="layout" svg:x1="91.567cm" svg:y1="62.307cm" svg:x2="97.244cm" svg:y2="63.553cm" draw:start-shape="id342" draw:start-glue-point="7" draw:end-shape="id346" draw:end-glue-point="3" svg:d="m91567 62307h2839v1246h2838">
          <text:p>root</text:p>
        </draw:connector>
        <draw:custom-shape draw:style-name="gr5" draw:id="id350" draw:layer="layout" svg:width="6.168cm" svg:height="0.676cm" svg:x="109.402cm" svg:y="59.975cm">
          <draw:glue-point draw:id="4" svg:x="-4.167cm" svg:y="5cm"/>
          <draw:glue-point draw:id="5" svg:x="-2.459cm" svg:y="5cm"/>
          <draw:glue-point draw:id="6" svg:x="-1.682cm" svg:y="5cm"/>
          <draw:glue-point draw:id="7" svg:x="-0.737cm" svg:y="5cm"/>
          <draw:glue-point draw:id="8" svg:x="0.887cm" svg:y="5cm"/>
          <draw:glue-point draw:id="9" svg:x="1.637cm" svg:y="5cm"/>
          <draw:glue-point draw:id="10" svg:x="3.591cm" svg:y="5cm"/>
          <draw:glue-point draw:id="11" svg:x="4.388cm" svg:y="5cm"/>
          <draw:glue-point draw:id="12" svg:x="2.772cm" svg:y="5cm"/>
          <draw:glue-point draw:id="13" svg:x="-3.383cm" svg:y="5cm"/>
          <text:p>ChangeTreeModification</text:p>
          <draw:enhanced-geometry svg:viewBox="0 0 21600 21600" draw:type="rectangle" draw:enhanced-path="M 0 0 L 21600 0 21600 21600 0 21600 0 0 Z N"/>
        </draw:custom-shape>
        <draw:custom-shape draw:style-name="gr1" draw:text-style-name="P1" draw:id="id349" draw:layer="layout" svg:width="2.306cm" svg:height="0.622cm" svg:x="107.198cm" svg:y="66.559cm">
          <text:p text:style-name="P1">AdjustUpdate</text:p>
          <draw:enhanced-geometry svg:viewBox="0 0 21600 21600" draw:type="rectangle" draw:enhanced-path="M 0 0 L 21600 0 21600 21600 0 21600 0 0 Z N"/>
        </draw:custom-shape>
        <draw:custom-shape draw:style-name="gr1" draw:text-style-name="P1" draw:id="id351" draw:layer="layout" svg:width="2.306cm" svg:height="0.622cm" svg:x="112.719cm" svg:y="67.673cm">
          <text:p text:style-name="P1">ApplyUpdate</text:p>
          <draw:enhanced-geometry svg:viewBox="0 0 21600 21600" draw:type="rectangle" draw:enhanced-path="M 0 0 L 21600 0 21600 21600 0 21600 0 0 Z N"/>
        </draw:custom-shape>
        <draw:custom-shape draw:style-name="gr1" draw:text-style-name="P1" draw:id="id352" draw:layer="layout" svg:width="4.276cm" svg:height="0.622cm" svg:x="107.794cm" svg:y="67.673cm">
          <text:p text:style-name="P1">ExpandChangesForLocale</text:p>
          <draw:enhanced-geometry svg:viewBox="0 0 21600 21600" draw:type="rectangle" draw:enhanced-path="M 0 0 L 21600 0 21600 21600 0 21600 0 0 Z N"/>
        </draw:custom-shape>
        <draw:custom-shape draw:style-name="gr1" draw:text-style-name="P1" draw:id="id353" draw:layer="layout" svg:width="3.291cm" svg:height="0.622cm" svg:x="110.671cm" svg:y="68.814cm">
          <text:p text:style-name="P1">MergeLayerToTree</text:p>
          <draw:enhanced-geometry svg:viewBox="0 0 21600 21600" draw:type="rectangle" draw:enhanced-path="M 0 0 L 21600 0 21600 21600 0 21600 0 0 Z N"/>
        </draw:custom-shape>
        <draw:custom-shape draw:style-name="gr1" draw:text-style-name="P1" draw:id="id354" draw:layer="layout" svg:width="3.55cm" svg:height="0.622cm" svg:x="114.326cm" svg:y="68.658cm">
          <text:p text:style-name="P1">OCleanupLayerAction</text:p>
          <draw:enhanced-geometry svg:viewBox="0 0 21600 21600" draw:type="rectangle" draw:enhanced-path="M 0 0 L 21600 0 21600 21600 0 21600 0 0 Z N"/>
        </draw:custom-shape>
        <draw:custom-shape draw:style-name="gr5" draw:id="id355" draw:layer="layout" svg:width="3.55cm" svg:height="0.622cm" svg:x="116.555cm" svg:y="67.647cm">
          <text:p>OCreateSubtreeAction</text:p>
          <draw:enhanced-geometry svg:viewBox="0 0 21600 21600" draw:type="rectangle" draw:enhanced-path="M 0 0 L 21600 0 21600 21600 0 21600 0 0 Z N"/>
        </draw:custom-shape>
        <draw:connector draw:style-name="inheritance_20__28_public_29_" draw:layer="layout" svg:x1="108.351cm" svg:y1="66.559cm" svg:x2="109.916cm" svg:y2="60.651cm" draw:start-shape="id349" draw:start-glue-point="0" draw:end-shape="id350" draw:end-glue-point="4" svg:d="m108351 66559v-2954h1565v-2954">
          <text:p/>
        </draw:connector>
        <draw:connector draw:style-name="inheritance_20__28_public_29_" draw:layer="layout" svg:x1="113.872cm" svg:y1="67.673cm" svg:x2="110.4cm" svg:y2="60.651cm" draw:start-shape="id351" draw:start-glue-point="0" draw:end-shape="id350" draw:end-glue-point="13" svg:d="m113872 67673v-3511h-3472v-3511">
          <text:p/>
        </draw:connector>
        <draw:connector draw:style-name="inheritance_20__28_public_29_" draw:layer="layout" draw:line-skew="0.374cm" svg:x1="109.932cm" svg:y1="67.673cm" svg:x2="110.97cm" svg:y2="60.651cm" draw:start-shape="id352" draw:start-glue-point="0" draw:end-shape="id350" draw:end-glue-point="5" svg:d="m109932 67673v-3137h1038v-3885">
          <text:p/>
        </draw:connector>
        <draw:connector draw:style-name="inheritance_20__28_public_29_" draw:layer="layout" draw:line-skew="1.358cm" svg:x1="112.316cm" svg:y1="68.814cm" svg:x2="111.449cm" svg:y2="60.651cm" draw:start-shape="id353" draw:start-glue-point="0" draw:end-shape="id350" draw:end-glue-point="6" svg:d="m112316 68814v-2723h-867v-5440">
          <text:p/>
        </draw:connector>
        <draw:connector draw:style-name="inheritance_20__28_public_29_" draw:layer="layout" svg:x1="116.101cm" svg:y1="68.658cm" svg:x2="112.032cm" svg:y2="60.651cm" draw:start-shape="id354" draw:start-glue-point="0" draw:end-shape="id350" draw:end-glue-point="7" svg:d="m116101 68658v-4003h-4069v-4004">
          <text:p/>
        </draw:connector>
        <draw:connector draw:style-name="inheritance_20__28_public_29_" draw:layer="layout" draw:line-skew="-0.416cm" svg:x1="118.33cm" svg:y1="67.647cm" svg:x2="113.033cm" svg:y2="60.651cm" draw:start-shape="id355" draw:start-glue-point="0" draw:end-shape="id350" draw:end-glue-point="8" svg:d="m118330 67647v-3914h-5297v-3082">
          <text:p/>
        </draw:connector>
        <draw:connector draw:style-name="inheritance_20__28_public_29_" draw:layer="layout" draw:line-skew="-1.428cm" svg:x1="120.402cm" svg:y1="68.685cm" svg:x2="113.495cm" svg:y2="60.651cm" draw:start-shape="id356" draw:start-glue-point="0" draw:end-shape="id350" draw:end-glue-point="9" svg:d="m120402 68685v-5445h-6907v-2589">
          <text:p/>
        </draw:connector>
        <draw:connector draw:style-name="inheritance_20__28_public_29_" draw:layer="layout" draw:line-skew="-1.375cm" svg:x1="122.529cm" svg:y1="67.698cm" svg:x2="114.195cm" svg:y2="60.651cm" draw:start-shape="id357" draw:start-glue-point="0" draw:end-shape="id350" draw:end-glue-point="12" svg:d="m122529 67698v-4898h-8334v-2149">
          <text:p/>
        </draw:connector>
        <draw:connector draw:style-name="inheritance_20__28_public_29_" draw:layer="layout" draw:line-skew="-1.297cm" svg:x1="124.432cm" svg:y1="66.791cm" svg:x2="114.7cm" svg:y2="60.651cm" draw:start-shape="id358" draw:start-glue-point="0" draw:end-shape="id350" draw:end-glue-point="10" svg:d="m124432 66791v-4367h-9732v-1773">
          <text:p/>
        </draw:connector>
        <draw:connector draw:style-name="inheritance_20__28_public_29_" draw:layer="layout" draw:line-skew="-2.425cm" svg:x1="126.301cm" svg:y1="67.725cm" svg:x2="115.192cm" svg:y2="60.651cm" draw:start-shape="id359" draw:start-glue-point="0" draw:end-shape="id350" draw:end-glue-point="11" svg:d="m126301 67725v-5962h-11109v-1112">
          <text:p/>
        </draw:connector>
        <draw:custom-shape draw:style-name="gr1" draw:text-style-name="P1" draw:id="id356" draw:layer="layout" svg:width="3.55cm" svg:height="0.622cm" svg:x="118.627cm" svg:y="68.685cm">
          <text:p text:style-name="P1">OMergeRemoveNode</text:p>
          <draw:enhanced-geometry svg:viewBox="0 0 21600 21600" draw:mirror-horizontal="false" draw:mirror-vertical="false" draw:type="rectangle" draw:enhanced-path="M 0 0 L 21600 0 21600 21600 0 21600 0 0 Z N"/>
        </draw:custom-shape>
        <draw:custom-shape draw:style-name="gr1" draw:text-style-name="P1" draw:id="id357" draw:layer="layout" svg:width="3.55cm" svg:height="0.622cm" svg:x="120.754cm" svg:y="67.698cm">
          <text:p text:style-name="P1">OMergeValueChange</text:p>
          <draw:enhanced-geometry svg:viewBox="0 0 21600 21600" draw:type="rectangle" draw:enhanced-path="M 0 0 L 21600 0 21600 21600 0 21600 0 0 Z N"/>
        </draw:custom-shape>
        <draw:custom-shape draw:style-name="gr1" draw:text-style-name="P1" draw:id="id358" draw:layer="layout" svg:width="2.851cm" svg:height="0.622cm" svg:x="123.007cm" svg:y="66.791cm">
          <text:p text:style-name="P1">ONodeConverter</text:p>
          <draw:enhanced-geometry svg:viewBox="0 0 21600 21600" draw:type="rectangle" draw:enhanced-path="M 0 0 L 21600 0 21600 21600 0 21600 0 0 Z N"/>
        </draw:custom-shape>
        <draw:custom-shape draw:style-name="gr1" draw:text-style-name="P1" draw:id="id359" draw:layer="layout" svg:width="2.851cm" svg:height="0.622cm" svg:x="124.876cm" svg:y="67.725cm">
          <text:p text:style-name="P1">OStripDefaults</text:p>
          <draw:enhanced-geometry svg:viewBox="0 0 21600 21600" draw:type="rectangle" draw:enhanced-path="M 0 0 L 21600 0 21600 21600 0 21600 0 0 Z N"/>
        </draw:custom-shape>
        <draw:custom-shape draw:style-name="gr1" draw:text-style-name="P1" draw:id="id363" draw:layer="layout" svg:width="4.847cm" svg:height="0.623cm" svg:x="105.074cm" svg:y="75.37cm">
          <text:p text:style-name="P1">ForwardTreeDifferenceBuilder</text:p>
          <draw:enhanced-geometry svg:viewBox="0 0 21600 21600" draw:type="rectangle" draw:enhanced-path="M 0 0 L 21600 0 21600 21600 0 21600 0 0 Z N"/>
        </draw:custom-shape>
        <draw:custom-shape draw:style-name="gr5" draw:id="id364" draw:layer="layout" svg:width="5.08cm" svg:height="0.648cm" svg:x="107.198cm" svg:y="72.105cm">
          <draw:glue-point draw:id="4" svg:x="-3.927cm" svg:y="5cm"/>
          <text:p>NodeAction</text:p>
          <draw:enhanced-geometry svg:viewBox="0 0 21600 21600" draw:type="rectangle" draw:enhanced-path="M 0 0 L 21600 0 21600 21600 0 21600 0 0 Z N"/>
        </draw:custom-shape>
        <draw:custom-shape draw:style-name="gr5" draw:layer="layout" svg:width="3.057cm" svg:height="0.57cm" svg:x="114.897cm" svg:y="72.753cm">
          <text:p>NodeModification</text:p>
          <draw:enhanced-geometry svg:viewBox="0 0 21600 21600" draw:type="rectangle" draw:enhanced-path="M 0 0 L 21600 0 21600 21600 0 21600 0 0 Z N"/>
        </draw:custom-shape>
        <draw:custom-shape draw:style-name="gr1" draw:text-style-name="P1" draw:id="id361" draw:layer="layout" svg:width="1.633cm" svg:height="0.622cm" svg:x="118.058cm" svg:y="76.873cm">
          <draw:glue-point draw:id="4" svg:x="-2.614cm" svg:y="5cm"/>
          <draw:glue-point draw:id="5" svg:x="2.149cm" svg:y="5cm"/>
          <text:p text:style-name="P1">INode</text:p>
          <draw:enhanced-geometry svg:viewBox="0 0 21600 21600" draw:type="rectangle" draw:enhanced-path="M 0 0 L 21600 0 21600 21600 0 21600 0 0 Z N"/>
        </draw:custom-shape>
        <draw:custom-shape draw:style-name="gr1" draw:text-style-name="P1" draw:id="id360" draw:layer="layout" svg:width="1.633cm" svg:height="0.622cm" svg:x="117.022cm" svg:y="78.559cm">
          <text:p text:style-name="P1">ISubtree</text:p>
          <draw:enhanced-geometry svg:viewBox="0 0 21600 21600" draw:type="rectangle" draw:enhanced-path="M 0 0 L 21600 0 21600 21600 0 21600 0 0 Z N"/>
        </draw:custom-shape>
        <draw:custom-shape draw:style-name="gr1" draw:text-style-name="P1" draw:id="id362" draw:layer="layout" svg:width="1.891cm" svg:height="0.622cm" svg:x="119.199cm" svg:y="78.584cm">
          <text:p text:style-name="P1">ValueNode</text:p>
          <draw:enhanced-geometry svg:viewBox="0 0 21600 21600" draw:type="rectangle" draw:enhanced-path="M 0 0 L 21600 0 21600 21600 0 21600 0 0 Z N"/>
        </draw:custom-shape>
        <draw:connector draw:style-name="inheritance_20__28_public_29_" draw:layer="layout" svg:x1="117.838cm" svg:y1="78.559cm" svg:x2="118.448cm" svg:y2="77.495cm" draw:start-shape="id360" draw:start-glue-point="0" draw:end-shape="id361" draw:end-glue-point="4" svg:d="m117838 78559v-532h610v-532">
          <text:p/>
        </draw:connector>
        <draw:connector draw:style-name="inheritance_20__28_public_29_" draw:layer="layout" svg:x1="120.144cm" svg:y1="78.584cm" svg:x2="119.224cm" svg:y2="77.495cm" draw:start-shape="id362" draw:start-glue-point="0" draw:end-shape="id361" draw:end-glue-point="5" svg:d="m120144 78584v-544h-920v-545">
          <text:p/>
        </draw:connector>
        <draw:connector draw:style-name="inheritance_20__28_public_29_" draw:layer="layout" svg:x1="107.497cm" svg:y1="75.37cm" svg:x2="107.744cm" svg:y2="72.753cm" draw:start-shape="id363" draw:start-glue-point="0" draw:end-shape="id364" draw:end-glue-point="4" svg:d="m107497 75370v-1309h247v-1308">
          <text:p/>
        </draw:connector>
        <draw:custom-shape draw:style-name="gr1" draw:text-style-name="P1" draw:id="id365" draw:layer="layout" svg:width="3.551cm" svg:height="0.648cm" svg:x="68.035cm" svg:y="80.193cm">
          <text:p text:style-name="P1">CacheLoadingAccess</text:p>
          <draw:enhanced-geometry svg:viewBox="0 0 21600 21600" draw:type="rectangle" draw:enhanced-path="M 0 0 L 21600 0 21600 21600 0 21600 0 0 Z N"/>
        </draw:custom-shape>
        <draw:connector draw:style-name="data_20_member_20__28_multiple_29_" draw:layer="layout" svg:x1="65.374cm" svg:y1="80.515cm" svg:x2="68.035cm" svg:y2="80.517cm" draw:start-shape="id222" draw:start-glue-point="5" draw:end-shape="id365" draw:end-glue-point="3" svg:d="m65374 80515h1330v2h1331">
          <text:p>m_aCacheMap</text:p>
        </draw:connector>
        <draw:connector draw:style-name="data_20_member" draw:layer="layout" svg:x1="71.586cm" svg:y1="80.517cm" svg:x2="74.591cm" svg:y2="71.796cm" draw:start-shape="id365" draw:start-glue-point="1" draw:end-shape="id221" draw:end-glue-point="3" svg:d="m71586 80517h1502v-8721h1503">
          <text:p>m_aData</text:p>
        </draw:connector>
        <draw:custom-shape draw:style-name="namespace" draw:layer="layout" svg:width="7.102cm" svg:height="3.292cm" svg:x="123.579cm" svg:y="76.666cm">
          <text:p>node</text:p>
          <draw:enhanced-geometry svg:viewBox="0 0 21600 21600" draw:type="rectangle" draw:enhanced-path="M 0 0 L 21600 0 21600 21600 0 21600 0 0 Z N"/>
        </draw:custom-shape>
        <draw:custom-shape draw:style-name="gr1" draw:text-style-name="P1" draw:id="id366" draw:layer="layout" svg:width="1.996cm" svg:height="0.596cm" svg:x="124.875cm" svg:y="78.143cm">
          <text:p text:style-name="P1">Attributes</text:p>
          <draw:enhanced-geometry svg:viewBox="0 0 21600 21600" draw:type="rectangle" draw:enhanced-path="M 0 0 L 21600 0 21600 21600 0 21600 0 0 Z N"/>
        </draw:custom-shape>
        <draw:custom-shape draw:style-name="enum" draw:id="id367" draw:layer="layout" svg:width="1.115cm" svg:height="0.544cm" svg:x="128.451cm" svg:y="78.196cm">
          <text:p>State</text:p>
          <draw:enhanced-geometry svg:viewBox="0 0 21600 21600" draw:type="rectangle" draw:enhanced-path="M 0 0 L 21600 0 21600 21600 0 21600 0 0 Z N"/>
        </draw:custom-shape>
        <draw:connector draw:style-name="data_20_member" draw:layer="layout" svg:x1="126.871cm" svg:y1="78.441cm" svg:x2="128.451cm" svg:y2="78.468cm" draw:start-shape="id366" draw:start-glue-point="1" draw:end-shape="id367" draw:end-glue-point="3" svg:d="m126871 78441h790v27h790">
          <text:p/>
        </draw:connector>
        <draw:connector draw:style-name="data_20_member" draw:layer="layout" svg:x1="119.691cm" svg:y1="77.184cm" svg:x2="124.875cm" svg:y2="78.441cm" draw:start-shape="id361" draw:start-glue-point="1" draw:end-shape="id366" draw:end-glue-point="3" svg:d="m119691 77184h2592v1257h2592">
          <text:p>m_aAttributes</text:p>
        </draw:connector>
      </draw:page>
      <draw:page draw:name="connectivity" draw:style-name="dp1" draw:master-page-name="Default">
        <office:forms form:automatic-focus="false" form:apply-design-mode="false"/>
        <draw:custom-shape draw:style-name="namespace" draw:layer="layout" svg:width="68.841cm" svg:height="60.169cm" svg:x="2.87cm" svg:y="3.03cm">
          <text:p>connectivity</text:p>
          <draw:enhanced-geometry svg:viewBox="0 0 21600 21600" draw:mirror-horizontal="false" draw:mirror-vertical="false" draw:type="rectangle" draw:enhanced-path="M 0 0 L 21600 0 21600 21600 0 21600 0 0 Z N"/>
        </draw:custom-shape>
        <draw:custom-shape draw:style-name="namespace" draw:layer="layout" svg:width="31.278cm" svg:height="2.355cm" svg:x="10cm" svg:y="21.135cm">
          <text:p>file</text:p>
          <draw:enhanced-geometry svg:viewBox="0 0 21600 21600" draw:type="rectangle" draw:enhanced-path="M 0 0 L 21600 0 21600 21600 0 21600 0 0 Z N"/>
        </draw:custom-shape>
        <draw:custom-shape draw:style-name="gr1" draw:text-style-name="P1" draw:id="id368" draw:layer="layout" svg:width="2.055cm" svg:height="1.081cm" svg:x="11.469cm" svg:y="21.772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ustom-shape draw:style-name="gr1" draw:text-style-name="P1" draw:id="id369" draw:layer="layout" svg:width="2.751cm" svg:height="0.714cm" svg:x="18.207cm" svg:y="21.928cm">
          <draw:glue-point draw:id="4" svg:x="-2.689cm" svg:y="5.014cm"/>
          <draw:glue-point draw:id="5" svg:x="2.308cm" svg:y="5.014cm"/>
          <text:p text:style-name="P1">OFileTable</text:p>
          <draw:enhanced-geometry svg:viewBox="0 0 21600 21600" draw:type="rectangle" draw:enhanced-path="M 0 0 L 21600 0 21600 21600 0 21600 0 0 Z N"/>
        </draw:custom-shape>
        <draw:connector draw:style-name="data_20_member_20__28_pointer_29_" draw:layer="layout" svg:x1="13.523cm" svg:y1="22.604cm" svg:x2="18.207cm" svg:y2="22.285cm" draw:start-shape="id368" draw:start-glue-point="4" draw:end-shape="id369" draw:end-glue-point="3" svg:d="m13523 22604h2342v-319h2342">
          <text:p/>
        </draw:connector>
        <draw:custom-shape draw:style-name="namespace" draw:layer="layout" svg:width="18.812cm" svg:height="10.001cm" svg:x="7.543cm" svg:y="7.709cm">
          <text:p>sdbcx</text:p>
          <draw:enhanced-geometry svg:viewBox="0 0 21600 21600" draw:type="rectangle" draw:enhanced-path="M 0 0 L 21600 0 21600 21600 0 21600 0 0 Z N"/>
        </draw:custom-shape>
        <draw:custom-shape draw:style-name="gr1" draw:text-style-name="P1" draw:id="id370" draw:layer="layout" svg:width="2.249cm" svg:height="0.793cm" svg:x="16.672cm" svg:y="13.954cm">
          <draw:glue-point draw:id="4" svg:x="-3.001cm" svg:y="5.006cm"/>
          <draw:glue-point draw:id="5" svg:x="-2.53cm" svg:y="-5.018cm"/>
          <text:p text:style-name="P1">OTable</text:p>
          <draw:enhanced-geometry svg:viewBox="0 0 21600 21600" draw:type="rectangle" draw:enhanced-path="M 0 0 L 21600 0 21600 21600 0 21600 0 0 Z N"/>
        </draw:custom-shape>
        <draw:connector draw:style-name="inheritance_20__28_public_29_" draw:layer="layout" draw:line-skew="-1.111cm" svg:x1="19.582cm" svg:y1="21.928cm" svg:x2="17.122cm" svg:y2="14.746cm" draw:start-shape="id369" draw:start-glue-point="0" draw:end-shape="id370" draw:end-glue-point="4" svg:d="m19582 21928v-4702h-2460v-2480">
          <text:p/>
        </draw:connector>
        <draw:custom-shape draw:style-name="gr1" draw:text-style-name="P1" draw:id="id371" draw:layer="layout" svg:width="3.413cm" svg:height="0.82cm" svg:x="14.106cm" svg:y="26.638cm">
          <text:p text:style-name="P1">ODbaseTable</text:p>
          <draw:enhanced-geometry svg:viewBox="0 0 21600 21600" draw:type="rectangle" draw:enhanced-path="M 0 0 L 21600 0 21600 21600 0 21600 0 0 Z N"/>
        </draw:custom-shape>
        <draw:custom-shape draw:style-name="gr1" draw:text-style-name="P1" draw:id="id372" draw:layer="layout" svg:width="2.937cm" svg:height="0.794cm" svg:x="20.323cm" svg:y="26.48cm">
          <text:p text:style-name="P1">OFlatTable</text:p>
          <draw:enhanced-geometry svg:viewBox="0 0 21600 21600" draw:type="rectangle" draw:enhanced-path="M 0 0 L 21600 0 21600 21600 0 21600 0 0 Z N"/>
        </draw:custom-shape>
        <draw:custom-shape draw:style-name="namespace" draw:layer="layout" svg:width="5.609cm" svg:height="2.514cm" svg:x="12.915cm" svg:y="25.659cm">
          <text:p>dbase</text:p>
          <draw:enhanced-geometry svg:viewBox="0 0 21600 21600" draw:type="rectangle" draw:enhanced-path="M 0 0 L 21600 0 21600 21600 0 21600 0 0 Z N"/>
        </draw:custom-shape>
        <draw:custom-shape draw:style-name="namespace" draw:layer="layout" svg:width="4.392cm" svg:height="1.905cm" svg:x="19.582cm" svg:y="25.925cm">
          <text:p>flat</text:p>
          <draw:enhanced-geometry svg:viewBox="0 0 21600 21600" draw:type="rectangle" draw:enhanced-path="M 0 0 L 21600 0 21600 21600 0 21600 0 0 Z N"/>
        </draw:custom-shape>
        <draw:custom-shape draw:style-name="gr1" draw:text-style-name="P1" draw:id="id373" draw:layer="layout" svg:width="2.62cm" svg:height="0.873cm" svg:x="25.482cm" svg:y="26.691cm">
          <text:p text:style-name="P1">OEvoabTable</text:p>
          <draw:enhanced-geometry svg:viewBox="0 0 21600 21600" draw:type="rectangle" draw:enhanced-path="M 0 0 L 21600 0 21600 21600 0 21600 0 0 Z N"/>
        </draw:custom-shape>
        <draw:custom-shape draw:style-name="namespace" draw:layer="layout" svg:width="3.89cm" svg:height="2.063cm" svg:x="24.715cm" svg:y="26.056cm">
          <text:p>evoab</text:p>
          <draw:enhanced-geometry svg:viewBox="0 0 21600 21600" draw:type="rectangle" draw:enhanced-path="M 0 0 L 21600 0 21600 21600 0 21600 0 0 Z N"/>
        </draw:custom-shape>
        <draw:connector draw:style-name="inheritance_20__28_public_29_" draw:layer="layout" svg:x1="15.812cm" svg:y1="26.638cm" svg:x2="18.843cm" svg:y2="22.642cm" draw:start-shape="id371" draw:start-glue-point="0" draw:end-shape="id369" draw:end-glue-point="4" svg:d="m15812 26638v-1998h3031v-1998">
          <text:p/>
        </draw:connector>
        <draw:connector draw:style-name="inheritance_20__28_public_29_" draw:layer="layout" draw:line-skew="0.41cm" svg:x1="21.791cm" svg:y1="26.48cm" svg:x2="19.582cm" svg:y2="22.642cm" draw:start-shape="id372" draw:start-glue-point="0" draw:end-shape="id369" draw:end-glue-point="2" svg:d="m21791 26480v-1509h-2209v-2329">
          <text:p/>
        </draw:connector>
        <draw:connector draw:style-name="inheritance_20__28_public_29_" draw:layer="layout" svg:x1="26.792cm" svg:y1="26.691cm" svg:x2="20.216cm" svg:y2="22.642cm" draw:start-shape="id373" draw:start-glue-point="0" draw:end-shape="id369" draw:end-glue-point="5" svg:d="m26792 26691v-2025h-6576v-2024">
          <text:p/>
        </draw:connector>
        <draw:custom-shape draw:style-name="gr2" draw:id="id374" draw:layer="layout" svg:width="7.302cm" svg:height="3.175cm" svg:x="9.713cm" svg:y="8.689cm">
          <text:p>com.sun.star.container.XNamed</text:p>
          <text:p>com.sun.star.lang.XServiceInfo</text:p>
          <text:p>com.sun.star.sdbcx.XAlterTable</text:p>
          <text:p>com.sun.star.sdbcx.XColumnsSupplier</text:p>
          <text:p>com.sun.star.sdbcx.XDataDescriptorFactory</text:p>
          <text:p>com.sun.star.sdbcx.XIndexesSupplier</text:p>
          <text:p>com.sun.star.sdbcx.XKeysSupplier</text:p>
          <text:p>com.sun.star.sdbcx.XRename</text:p>
          <draw:enhanced-geometry svg:viewBox="0 0 21600 21600" draw:type="rectangle" draw:enhanced-path="M 0 0 L 21600 0 21600 21600 0 21600 0 0 Z N"/>
        </draw:custom-shape>
        <draw:connector draw:style-name="inheritance_20__28_public_29_" draw:layer="layout" svg:x1="17.228cm" svg:y1="13.954cm" svg:x2="13.364cm" svg:y2="11.864cm" draw:start-shape="id370" draw:start-glue-point="5" draw:end-shape="id374" svg:d="m17228 13954v-1046h-3864v-1044">
          <text:p/>
        </draw:connector>
        <draw:frame draw:style-name="annotation" draw:layer="layout" svg:width="8.854cm" svg:height="2.239cm" svg:x="10.219cm" svg:y="28.793cm">
          <draw:text-box>
            <text:p><text:span text:style-name="T1">ODbaseTable</text:span> class implements dbase (dbf) file import.</text:p>
          </draw:text-box>
        </draw:frame>
        <draw:custom-shape draw:style-name="gr1" draw:text-style-name="P1" draw:id="id375" draw:layer="layout" svg:width="2.988cm" svg:height="0.808cm" svg:x="13.392cm" svg:y="19.338cm">
          <text:p text:style-name="P1">OSkipDeletedSet</text:p>
          <draw:enhanced-geometry svg:viewBox="0 0 21600 21600" draw:type="rectangle" draw:enhanced-path="M 0 0 L 21600 0 21600 21600 0 21600 0 0 Z N"/>
        </draw:custom-shape>
        <draw:connector draw:style-name="data_20_member_20__28_pointer_29_" draw:layer="layout" svg:x1="13.523cm" svg:y1="22.018cm" svg:x2="13.392cm" svg:y2="19.742cm" draw:start-shape="id368" draw:start-glue-point="5" draw:end-shape="id375" draw:end-glue-point="3" svg:d="m13523 22018h501v-1059h-1133v-1217h501">
          <text:p/>
        </draw:connector>
        <draw:custom-shape draw:style-name="gr1" draw:text-style-name="P1" draw:id="id376" draw:layer="layout" svg:width="3.038cm" svg:height="0.76cm" svg:x="8.114cm" svg:y="18.733cm">
          <draw:glue-point draw:id="4" svg:x="-2.419cm" svg:y="5.013cm"/>
          <draw:glue-point draw:id="5" svg:x="2.258cm" svg:y="5.013cm"/>
          <text:p text:style-name="P1">IResultSetHelper</text:p>
          <draw:enhanced-geometry svg:viewBox="0 0 21600 21600" draw:type="rectangle" draw:enhanced-path="M 0 0 L 21600 0 21600 21600 0 21600 0 0 Z N"/>
        </draw:custom-shape>
        <draw:connector draw:style-name="inheritance_20__28_public_29_" draw:layer="layout" svg:x1="11.911cm" svg:y1="21.772cm" svg:x2="10.318cm" svg:y2="19.493cm" draw:start-shape="id368" draw:start-glue-point="6" draw:end-shape="id376" draw:end-glue-point="5" svg:d="m11911 21772v-1140h-1593v-1139">
          <text:p/>
        </draw:connector>
        <draw:custom-shape draw:style-name="gr1" draw:text-style-name="P1" draw:id="id377" draw:layer="layout" svg:width="2.055cm" svg:height="1.081cm" svg:x="4.759cm" svg:y="22.607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onnector draw:style-name="inheritance_20__28_public_29_" draw:layer="layout" svg:x1="6.302cm" svg:y1="22.607cm" svg:x2="8.899cm" svg:y2="19.493cm" draw:start-shape="id377" draw:start-glue-point="7" draw:end-shape="id376" draw:end-glue-point="4" svg:d="m6302 22607v-1557h2597v-1557">
          <text:p/>
        </draw:connector>
        <draw:custom-shape draw:style-name="namespace" draw:layer="layout" svg:width="4.925cm" svg:height="3.111cm" svg:x="3.605cm" svg:y="21.65cm">
          <text:p>odbc</text:p>
          <draw:enhanced-geometry svg:viewBox="0 0 21600 21600" draw:type="rectangle" draw:enhanced-path="M 0 0 L 21600 0 21600 21600 0 21600 0 0 Z N"/>
        </draw:custom-shape>
        <draw:connector draw:style-name="data_20_member_20__28_pointer_29_" draw:layer="layout" svg:x1="16.38cm" svg:y1="19.742cm" svg:x2="8.114cm" svg:y2="19.113cm" draw:start-shape="id375" draw:start-glue-point="1" draw:end-shape="id376" draw:end-glue-point="3" svg:d="m16380 19742h501v-1510h-9268v881h501">
          <text:p/>
        </draw:connector>
        <draw:custom-shape draw:style-name="gr1" draw:text-style-name="P1" draw:layer="layout" svg:width="3.783cm" svg:height="0.926cm" svg:x="5.401cm" svg:y="25.871cm">
          <text:p text:style-name="P1">ORowSetCacheIterator</text:p>
          <draw:enhanced-geometry svg:viewBox="0 0 21600 21600" draw:type="rectangle" draw:enhanced-path="M 0 0 L 21600 0 21600 21600 0 21600 0 0 Z N"/>
        </draw:custom-shape>
      </draw:page>
      <draw:page draw:name="cppuhelper" draw:style-name="dp1" draw:master-page-name="Default">
        <office:forms form:automatic-focus="false" form:apply-design-mode="false"/>
        <draw:custom-shape draw:style-name="gr1" draw:text-style-name="P1" draw:id="id378" draw:layer="layout" svg:width="2.877cm" svg:height="0.725cm" svg:x="6.117cm" svg:y="12.286cm">
          <text:p text:style-name="P3">OWeakObject</text:p>
          <draw:enhanced-geometry svg:viewBox="0 0 21600 21600" draw:type="rectangle" draw:enhanced-path="M 0 0 L 21600 0 21600 21600 0 21600 0 0 Z N"/>
        </draw:custom-shape>
        <draw:custom-shape draw:style-name="gr2" draw:id="id379" draw:layer="layout" svg:width="4.095cm" svg:height="0.7cm" svg:x="6.376cm" svg:y="10.471cm">
          <text:p text:style-name="P2">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378" draw:start-glue-point="0" draw:end-shape="id379" draw:end-glue-point="2" svg:d="m7555 12286v-558h868v-557">
          <text:p/>
        </draw:connector>
        <draw:frame draw:style-name="annotation" draw:layer="layout" svg:width="10.757cm" svg:height="1.54cm" svg:x="6.168cm" svg:y="13.312cm">
          <draw:text-box>
            <text:p text:style-name="P2">Base class to implement an UNO object supporting weak references, i.e. the object can be held weakly (by a com.sun.star.uno.WeakReference). <text:s/>This implementation copes with reference counting. <text:s/>Upon last release(), the virtual dtor is called. <text:s/></text:p>
            <text:p text:style-name="P2"/>
          </draw:text-box>
        </draw:frame>
      </draw:page>
      <draw:page draw:name="dbaccess" draw:style-name="dp1" draw:master-page-name="Default">
        <office:forms form:automatic-focus="false" form:apply-design-mode="false"/>
        <draw:custom-shape draw:style-name="namespace" draw:layer="layout" svg:width="46.293cm" svg:height="27.436cm" svg:x="1.813cm" svg:y="2.054cm">
          <text:p>dbaccess</text:p>
          <draw:enhanced-geometry svg:viewBox="0 0 21600 21600" draw:type="rectangle" draw:enhanced-path="M 0 0 L 21600 0 21600 21600 0 21600 0 0 Z N"/>
        </draw:custom-shape>
        <draw:custom-shape draw:style-name="gr1" draw:text-style-name="P1" draw:id="id381" draw:layer="layout" svg:width="2.777cm" svg:height="1.062cm" svg:x="18.192cm" svg:y="9.235cm">
          <draw:glue-point draw:id="4" svg:x="-2.943cm" svg:y="5.01cm" draw:escape-direction="down"/>
          <draw:glue-point draw:id="5" svg:x="2.508cm" svg:y="-5.01cm"/>
          <draw:glue-point draw:id="6" svg:x="5.001cm" svg:y="-2.429cm"/>
          <text:p text:style-name="P1">ORowSetBase</text:p>
          <draw:enhanced-geometry svg:viewBox="0 0 21600 21600" draw:type="rectangle" draw:enhanced-path="M 0 0 L 21600 0 21600 21600 0 21600 0 0 Z N"/>
        </draw:custom-shape>
        <draw:custom-shape draw:style-name="gr1" draw:text-style-name="P1" draw:id="id380" draw:layer="layout" svg:width="2.849cm" svg:height="0.763cm" svg:x="12.491cm" svg:y="18.088cm">
          <draw:glue-point draw:id="4" svg:x="2.407cm" svg:y="-5.019cm" draw:escape-direction="vertical"/>
          <draw:glue-point draw:id="5" svg:x="-2.411cm" svg:y="-5.019cm"/>
          <text:p text:style-name="P1">ORowSet</text:p>
          <draw:enhanced-geometry svg:viewBox="0 0 21600 21600" draw:type="rectangle" draw:enhanced-path="M 0 0 L 21600 0 21600 21600 0 21600 0 0 Z N"/>
        </draw:custom-shape>
        <draw:connector draw:style-name="inheritance_20__28_public_29_" draw:layer="layout" svg:x1="13.915cm" svg:y1="18.088cm" svg:x2="18.763cm" svg:y2="10.297cm" draw:start-shape="id380" draw:start-glue-point="0" draw:end-shape="id381" draw:end-glue-point="4" svg:d="m13915 18088v-3896h4848v-3895">
          <text:p/>
        </draw:connector>
        <draw:custom-shape draw:style-name="gr2" draw:id="id382" draw:layer="layout" svg:width="7.556cm" svg:height="4.02cm" svg:x="20.053cm" svg:y="3.173cm">
          <text:p>com.sun.star.lang.XServiceInfo</text:p>
          <text:p>com.sun.star.lang.XUnoTunnel</text:p>
          <text:p>com.sun.star.sdbc.XCloseable</text:p>
          <text:p>com.sun.star.sdbc.XColumnLocate</text:p>
          <text:p>com.sun.star.sdbc.XResultSetMetaDataSupplier</text:p>
          <text:p>com.sun.star.sdbc.XRow</text:p>
          <text:p>com.sun.star.sdbc.XRowSet</text:p>
          <text:p>com.sun.star.sdbc.XWarningsSupplier</text:p>
          <text:p>com.sun.star.sdbcx.XColumnsSupplier</text:p>
          <text:p>com.sun.star.sdbcx.XRowLocate</text:p>
          <draw:enhanced-geometry svg:viewBox="0 0 21600 21600" draw:type="rectangle" draw:enhanced-path="M 0 0 L 21600 0 21600 21600 0 21600 0 0 Z N"/>
        </draw:custom-shape>
        <draw:connector draw:style-name="inheritance_20__28_public_29_" draw:layer="layout" svg:x1="20.276cm" svg:y1="9.235cm" svg:x2="23.831cm" svg:y2="7.193cm" draw:start-shape="id381" draw:start-glue-point="5" draw:end-shape="id382" draw:end-glue-point="2" svg:d="m20276 9235v-1021h3555v-1021">
          <text:p/>
        </draw:connector>
        <draw:custom-shape draw:style-name="gr2" draw:id="id383" draw:layer="layout" svg:width="7.581cm" svg:height="4.173cm" svg:x="5.859cm" svg:y="11.559cm">
          <text:p>com.sun.star.lang.XEventListener</text:p>
          <text:p>com.sun.star.sdb.XCompletedExecution</text:p>
          <text:p>com.sun.star.sdb.XParametersSupplier</text:p>
          <text:p>com.sun.star.sdb.XResultSetAccess</text:p>
          <text:p>com.sun.star.sdb.XRowSetApproveBroadcaster</text:p>
          <text:p>com.sun.star.sdbc.XParameters</text:p>
          <text:p>com.sun.star.sdbc.XResultSetUpdate</text:p>
          <text:p>com.sun.star.sdbc.XRowUpdate</text:p>
          <text:p>com.sun.star.sdbc.XWarningsSupplier</text:p>
          <text:p>com.sun.star.sdbcx.XDeleteRows</text:p>
          <text:p>com.sun.star.util.XCancellable</text:p>
          <draw:enhanced-geometry svg:viewBox="0 0 21600 21600" draw:type="rectangle" draw:enhanced-path="M 0 0 L 21600 0 21600 21600 0 21600 0 0 Z N"/>
        </draw:custom-shape>
        <draw:connector draw:style-name="inheritance_20__28_public_29_" draw:layer="layout" svg:x1="13.229cm" svg:y1="18.088cm" svg:x2="9.649cm" svg:y2="15.732cm" draw:start-shape="id380" draw:start-glue-point="5" draw:end-shape="id383" draw:end-glue-point="2" svg:d="m13229 18088v-1179h-3580v-1177">
          <text:p/>
        </draw:connector>
        <draw:custom-shape draw:style-name="gr1" draw:text-style-name="P1" draw:id="id384" draw:layer="layout" svg:width="3.002cm" svg:height="1.245cm" svg:x="25.702cm" svg:y="9.281cm">
          <draw:glue-point draw:id="4" svg:x="5.003cm" svg:y="-2.353cm"/>
          <text:p text:style-name="P1">ORowSetCache</text:p>
          <draw:enhanced-geometry svg:viewBox="0 0 21600 21600" draw:type="rectangle" draw:enhanced-path="M 0 0 L 21600 0 21600 21600 0 21600 0 0 Z N"/>
        </draw:custom-shape>
        <draw:custom-shape draw:style-name="gr1" draw:text-style-name="P1" draw:id="id385" draw:layer="layout" svg:width="2.722cm" svg:height="0.738cm" svg:x="32.316cm" svg:y="9.176cm">
          <draw:glue-point draw:id="4" svg:x="-2.476cm" svg:y="5.013cm"/>
          <draw:glue-point draw:id="5" svg:x="2.384cm" svg:y="5.013cm"/>
          <text:p text:style-name="P1">OCacheSet</text:p>
          <draw:enhanced-geometry svg:viewBox="0 0 21600 21600" draw:type="rectangle" draw:enhanced-path="M 0 0 L 21600 0 21600 21600 0 21600 0 0 Z N"/>
        </draw:custom-shape>
        <draw:connector draw:style-name="data_20_member_20__28_pointer_29_" draw:layer="layout" svg:x1="20.968cm" svg:y1="9.509cm" svg:x2="25.702cm" svg:y2="9.903cm" draw:start-shape="id381" draw:start-glue-point="6" draw:end-shape="id384" draw:end-glue-point="3" svg:d="m20968 9509h2367v394h2367">
          <text:p/>
        </draw:connector>
        <draw:custom-shape draw:style-name="gr1" draw:text-style-name="P1" draw:layer="layout" svg:width="4.046cm" svg:height="0.738cm" svg:x="40.125cm" svg:y="13.401cm">
          <text:p text:style-name="P1">ORowSetCacheIterator</text:p>
          <draw:enhanced-geometry svg:viewBox="0 0 21600 21600" draw:type="rectangle" draw:enhanced-path="M 0 0 L 21600 0 21600 21600 0 21600 0 0 Z N"/>
        </draw:custom-shape>
        <draw:custom-shape draw:style-name="gr2" draw:id="id386" draw:layer="layout" svg:width="4.02cm" svg:height="0.636cm" svg:x="32.518cm" svg:y="7.523cm">
          <text:p>com.sun.star.sdbc.XRow</text:p>
          <draw:enhanced-geometry svg:viewBox="0 0 21600 21600" draw:type="rectangle" draw:enhanced-path="M 0 0 L 21600 0 21600 21600 0 21600 0 0 Z N"/>
        </draw:custom-shape>
        <draw:connector draw:style-name="inheritance_20__28_public_29_" draw:layer="layout" svg:x1="33.677cm" svg:y1="9.176cm" svg:x2="34.528cm" svg:y2="8.159cm" draw:start-shape="id385" draw:start-glue-point="0" draw:end-shape="id386" draw:end-glue-point="2" svg:d="m33677 9176v-508h851v-509">
          <text:p/>
        </draw:connector>
        <draw:connector draw:style-name="data_20_member_20__28_pointer_29_" draw:layer="layout" svg:x1="28.704cm" svg:y1="9.611cm" svg:x2="32.316cm" svg:y2="9.545cm" draw:start-shape="id384" draw:start-glue-point="4" draw:end-shape="id385" draw:end-glue-point="3" svg:d="m28704 9611h1806v-66h1806">
          <text:p/>
        </draw:connector>
        <draw:custom-shape draw:style-name="gr1" draw:text-style-name="P1" draw:id="id387" draw:layer="layout" svg:width="2.57cm" svg:height="0.585cm" svg:x="29.517cm" svg:y="12.104cm">
          <text:p text:style-name="P1">OBookmarkSet</text:p>
          <draw:enhanced-geometry svg:viewBox="0 0 21600 21600" draw:type="rectangle" draw:enhanced-path="M 0 0 L 21600 0 21600 21600 0 21600 0 0 Z N"/>
        </draw:custom-shape>
        <draw:custom-shape draw:style-name="gr1" draw:text-style-name="P1" draw:id="id388" draw:layer="layout" svg:width="1.831cm" svg:height="0.585cm" svg:x="32.927cm" svg:y="12.104cm">
          <text:p text:style-name="P1">OKeySet</text:p>
          <draw:enhanced-geometry svg:viewBox="0 0 21600 21600" draw:type="rectangle" draw:enhanced-path="M 0 0 L 21600 0 21600 21600 0 21600 0 0 Z N"/>
        </draw:custom-shape>
        <draw:custom-shape draw:style-name="gr1" draw:text-style-name="P1" draw:id="id389" draw:layer="layout" svg:width="1.983cm" svg:height="0.585cm" svg:x="35.904cm" svg:y="12.104cm">
          <text:p text:style-name="P1">OStaticSet</text:p>
          <draw:enhanced-geometry svg:viewBox="0 0 21600 21600" draw:type="rectangle" draw:enhanced-path="M 0 0 L 21600 0 21600 21600 0 21600 0 0 Z N"/>
        </draw:custom-shape>
        <draw:connector draw:style-name="inheritance_20__28_public_29_" draw:layer="layout" svg:x1="30.802cm" svg:y1="12.104cm" svg:x2="33.004cm" svg:y2="9.914cm" draw:start-shape="id387" draw:start-glue-point="0" draw:end-shape="id385" draw:end-glue-point="4" svg:d="m30802 12104v-1095h2202v-1095">
          <text:p/>
        </draw:connector>
        <draw:connector draw:style-name="inheritance_20__28_public_29_" draw:layer="layout" svg:x1="33.842cm" svg:y1="12.104cm" svg:x2="33.677cm" svg:y2="9.914cm" draw:start-shape="id388" draw:start-glue-point="0" draw:end-shape="id385" draw:end-glue-point="2" svg:d="m33842 12104v-1095h-165v-1095">
          <text:p/>
        </draw:connector>
        <draw:connector draw:style-name="inheritance_20__28_public_29_" draw:layer="layout" svg:x1="36.895cm" svg:y1="12.104cm" svg:x2="34.325cm" svg:y2="9.914cm" draw:start-shape="id389" draw:start-glue-point="0" draw:end-shape="id385" draw:end-glue-point="5" svg:d="m36895 12104v-1095h-2570v-1095">
          <text:p/>
        </draw:connector>
        <draw:custom-shape draw:style-name="uno_20_service" draw:id="id390" draw:layer="layout" svg:width="4.657cm" svg:height="2.09cm" svg:x="14.976cm" svg:y="14.737cm">
          <text:p>com.sun.star.sdb.ResultSet</text:p>
          <text:p>com.sun.star.sdb.RowSet</text:p>
          <text:p>com.sun.star.sdbc.ResultSet</text:p>
          <text:p>com.sun.star.sdbc.RowSet</text:p>
          <text:p>com.sun.star.sdbcx.ResultSet</text:p>
          <draw:enhanced-geometry svg:viewBox="0 0 21600 21600" draw:type="rectangle" draw:enhanced-path="M 0 0 L 21600 0 21600 21600 0 21600 0 0 Z N"/>
        </draw:custom-shape>
        <draw:connector draw:style-name="inheritance_20__28_public_29_" draw:layer="layout" svg:x1="14.6cm" svg:y1="18.088cm" svg:x2="17.304cm" svg:y2="16.827cm" draw:start-shape="id380" draw:start-glue-point="4" draw:end-shape="id390" draw:end-glue-point="2" svg:d="m14600 18088v-631h2704v-630">
          <text:p/>
        </draw:connector>
        <draw:custom-shape draw:style-name="gr1" draw:text-style-name="P1" draw:id="id391" draw:layer="layout" svg:width="2.831cm" svg:height="0.688cm" svg:x="21.457cm" svg:y="15.742cm">
          <draw:glue-point draw:id="4" svg:x="-2.472cm" svg:y="-5.014cm"/>
          <draw:glue-point draw:id="5" svg:x="2.387cm" svg:y="-5.014cm"/>
          <text:p text:style-name="P1">ORowSetClone</text:p>
          <draw:enhanced-geometry svg:viewBox="0 0 21600 21600" draw:type="rectangle" draw:enhanced-path="M 0 0 L 21600 0 21600 21600 0 21600 0 0 Z N"/>
        </draw:custom-shape>
        <draw:connector draw:style-name="inheritance_20__28_public_29_" draw:layer="layout" svg:x1="22.173cm" svg:y1="15.742cm" svg:x2="19.58cm" svg:y2="10.297cm" draw:start-shape="id391" draw:start-glue-point="4" draw:end-shape="id381" svg:d="m22173 15742v-2722h-2593v-2723">
          <text:p/>
        </draw:connector>
      </draw:page>
      <draw:page draw:name="desktop" draw:style-name="dp1" draw:master-page-name="Default">
        <office:forms form:automatic-focus="false" form:apply-design-mode="false"/>
        <draw:custom-shape draw:style-name="namespace" draw:layer="layout" svg:width="27.992cm" svg:height="15.474cm" svg:x="33.071cm" svg:y="52.718cm">
          <text:p text:style-name="P2">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2">desktop</text:p>
          <draw:enhanced-geometry svg:viewBox="0 0 21600 21600" draw:type="rectangle" draw:enhanced-path="M 0 0 L 21600 0 21600 21600 0 21600 0 0 Z N"/>
        </draw:custom-shape>
        <draw:custom-shape draw:style-name="gr1" draw:text-style-name="P1" draw:id="id399" draw:layer="layout" svg:width="2.151cm" svg:height="0.648cm" svg:x="55.027cm" svg:y="37.707cm">
          <text:p text:style-name="P3">Migration</text:p>
          <draw:enhanced-geometry svg:viewBox="0 0 21600 21600" draw:type="rectangle" draw:enhanced-path="M 0 0 L 21600 0 21600 21600 0 21600 0 0 Z N"/>
        </draw:custom-shape>
        <draw:custom-shape draw:style-name="gr1" draw:text-style-name="P1" draw:id="id392" draw:layer="layout" svg:width="2.617cm" svg:height="0.777cm" svg:x="62.334cm" svg:y="32.708cm">
          <text:p text:style-name="P3">MigrationPage</text:p>
          <draw:enhanced-geometry svg:viewBox="0 0 21600 21600" draw:type="rectangle" draw:enhanced-path="M 0 0 L 21600 0 21600 21600 0 21600 0 0 Z N"/>
        </draw:custom-shape>
        <draw:custom-shape draw:style-name="class_20__28_external_20_module_29_" draw:id="id393" draw:layer="layout" svg:width="2.411cm" svg:height="0.622cm" svg:x="62.592cm" svg:y="30.351cm">
          <text:p text:style-name="P2">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392" draw:start-glue-point="0" draw:end-shape="id393" draw:end-glue-point="2" svg:d="m63642 32708v-868h155v-867">
          <text:p/>
        </draw:connector>
        <draw:custom-shape draw:style-name="gr1" draw:text-style-name="P1" draw:id="id394" draw:layer="layout" svg:width="2.825cm" svg:height="3.032cm" svg:x="57.306cm" svg:y="32.658cm">
          <draw:glue-point draw:id="4" svg:x="4.998cm" svg:y="-3.72cm"/>
          <draw:glue-point draw:id="5" svg:x="4.998cm" svg:y="-1.84cm"/>
          <draw:glue-point draw:id="6" svg:x="4.998cm" svg:y="1.408cm"/>
          <draw:glue-point draw:id="7" svg:x="4.998cm" svg:y="3.202cm"/>
          <text:p text:style-name="P3">FirstStartWizard</text:p>
          <draw:enhanced-geometry svg:viewBox="0 0 21600 21600" draw:type="rectangle" draw:enhanced-path="M 0 0 L 21600 0 21600 21600 0 21600 0 0 Z N"/>
        </draw:custom-shape>
        <draw:custom-shape draw:style-name="class_20__28_external_20_module_29_" draw:id="id395" draw:layer="layout" svg:width="2.903cm" svg:height="0.622cm" svg:x="57.643cm" svg:y="30.402cm">
          <text:p text:style-name="P2">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394" draw:start-glue-point="0" draw:end-shape="id395" draw:end-glue-point="2" svg:d="m58718 32658v-817h376v-817">
          <text:p/>
        </draw:connector>
        <draw:connector draw:style-name="local_20_usage_20__2f__20_return_20_type" draw:layer="layout" svg:x1="60.129cm" svg:y1="33.047cm" svg:x2="62.334cm" svg:y2="33.096cm" draw:start-shape="id394" draw:start-glue-point="4" draw:end-shape="id392" draw:end-glue-point="3" svg:d="m60129 33047h1103v49h1102">
          <text:p/>
        </draw:connector>
        <draw:custom-shape draw:style-name="gr1" draw:text-style-name="P1" draw:id="id396" draw:layer="layout" svg:width="1.969cm" svg:height="0.648cm" svg:x="53.599cm" svg:y="33.02cm">
          <draw:glue-point draw:id="4" svg:x="-2.234cm" svg:y="-5cm"/>
          <draw:glue-point draw:id="5" svg:x="2.503cm" svg:y="-5cm"/>
          <text:p text:style-name="P3">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396" draw:start-glue-point="1" draw:end-shape="id394" draw:end-glue-point="3" svg:d="m55568 33344h868v830h870">
          <text:p/>
        </draw:connector>
        <draw:custom-shape draw:style-name="gr2" draw:id="id397" draw:layer="layout" svg:width="5.235cm" svg:height="1.71cm" svg:x="49.477cm" svg:y="28.407cm">
          <text:p text:style-name="P2">com.sun.star.task.XJob</text:p>
          <text:p text:style-name="P2">com.sun.star.task.XJobExecutor</text:p>
          <text:p text:style-name="P2">com.sun.star.lang.XComponent</text:p>
          <text:p text:style-name="P2">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396" draw:start-glue-point="4" draw:end-shape="id397" draw:end-glue-point="2" svg:d="m54144 33020v-1451h-2050v-1452">
          <text:p/>
        </draw:connector>
        <draw:custom-shape draw:style-name="uno_20_service" draw:id="id398" draw:layer="layout" svg:width="3.551cm" svg:height="0.622cm" svg:x="55.232cm" svg:y="29.107cm">
          <text:p text:style-name="P2">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396" draw:start-glue-point="5" draw:end-shape="id398" draw:end-glue-point="2" svg:d="m55075 33020v-1645h1932v-1646">
          <text:p/>
        </draw:connector>
        <draw:custom-shape draw:style-name="gr3" draw:id="id400" draw:layer="layout" svg:width="2.418cm" svg:height="0.673cm" svg:x="58.79cm" svg:y="37.657cm">
          <text:p text:style-name="P2">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399" draw:start-glue-point="1" draw:end-shape="id400" draw:end-glue-point="3" svg:d="m57178 38031h806v-38h806">
          <text:p/>
        </draw:connector>
        <draw:custom-shape draw:style-name="gr1" draw:text-style-name="P1" draw:id="id401" draw:layer="layout" svg:width="4.121cm" svg:height="0.544cm" svg:x="48.789cm" svg:y="60.373cm">
          <text:p text:style-name="P3">PackageManagerImpl</text:p>
          <draw:enhanced-geometry svg:viewBox="0 0 21600 21600" draw:type="rectangle" draw:enhanced-path="M 0 0 L 21600 0 21600 21600 0 21600 0 0 Z N"/>
        </draw:custom-shape>
        <draw:custom-shape draw:style-name="gr2" draw:id="id402" draw:layer="layout" svg:width="6.972cm" svg:height="0.57cm" svg:x="47.26cm" svg:y="58.299cm">
          <text:p text:style-name="P2">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401" draw:start-glue-point="0" draw:end-shape="id402" draw:end-glue-point="2" svg:d="m50849 60373v-752h-103v-752">
          <text:p/>
        </draw:connector>
        <draw:custom-shape draw:style-name="gr1" draw:text-style-name="P3" draw:id="id403" draw:layer="layout" svg:width="4.769cm" svg:height="0.622cm" svg:x="34.869cm" svg:y="57.419cm">
          <text:p text:style-name="P3">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2" draw:layer="layout" svg:x1="39.638cm" svg:y1="57.73cm" svg:x2="48.789cm" svg:y2="60.645cm" draw:start-shape="id403" draw:start-glue-point="1" draw:end-shape="id401" draw:end-glue-point="3" svg:d="m39638 57730h4575v2915h4576">
          <text:p text:style-name="P2">getPackageManager()</text:p>
        </draw:connector>
        <draw:custom-shape draw:style-name="gr2" draw:id="id404" draw:layer="layout" svg:width="7.803cm" svg:height="0.57cm" svg:x="34.299cm" svg:y="54.542cm">
          <text:p text:style-name="P2">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403" draw:start-glue-point="0" draw:end-shape="id404" svg:d="m37253 57419v-1153h947v-1154">
          <text:p/>
        </draw:connector>
        <draw:custom-shape draw:style-name="namespace" draw:layer="layout" svg:width="9.434cm" svg:height="9.045cm" svg:x="33.538cm" svg:y="53.522cm">
          <text:p text:style-name="P2">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2">dp_gui</text:p>
          <draw:enhanced-geometry svg:viewBox="0 0 21600 21600" draw:type="rectangle" draw:enhanced-path="M 0 0 L 21600 0 21600 21600 0 21600 0 0 Z N"/>
        </draw:custom-shape>
        <draw:custom-shape draw:style-name="gr5" draw:id="id405" draw:layer="layout" svg:width="2.67cm" svg:height="0.674cm" svg:x="25.84cm" svg:y="71.636cm">
          <draw:glue-point draw:id="4" svg:x="-2.374cm" svg:y="-5cm"/>
          <draw:glue-point draw:id="5" svg:x="2.382cm" svg:y="-5cm"/>
          <text:p text:style-name="P2">DialogImpl</text:p>
          <draw:enhanced-geometry svg:viewBox="0 0 21600 21600" draw:type="rectangle" draw:enhanced-path="M 0 0 L 21600 0 21600 21600 0 21600 0 0 Z N"/>
        </draw:custom-shape>
        <draw:custom-shape draw:style-name="class_20__28_external_20_module_29_" draw:id="id406" draw:layer="layout" svg:width="2.981cm" svg:height="0.622cm" svg:x="28.821cm" svg:y="68.008cm">
          <text:p text:style-name="P2">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405" draw:start-glue-point="5" draw:end-shape="id406" draw:end-glue-point="2" svg:d="m27810 71636v-1503h2501v-1503">
          <text:p/>
        </draw:connector>
        <draw:custom-shape draw:style-name="gr2" draw:id="id407" draw:layer="layout" svg:width="6.324cm" svg:height="0.985cm" svg:x="21.746cm" svg:y="67.827cm">
          <text:p text:style-name="P2">com.sun.star.frame.XTerminateListener</text:p>
          <text:p text:style-name="P2">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405" draw:start-glue-point="4" draw:end-shape="id407" svg:d="m26542 71636v-1412h-1634v-1412">
          <text:p/>
        </draw:connector>
        <draw:connector draw:style-name="data_20_member_20__28_multiple_20_pointers_29_" draw:layer="layout" svg:x1="28.51cm" svg:y1="71.973cm" svg:x2="47.26cm" svg:y2="58.584cm" draw:start-shape="id405" draw:start-glue-point="1" draw:end-shape="id402" draw:end-glue-point="3" svg:d="m28510 71973h9375v-13389h9375">
          <text:p/>
        </draw:connector>
        <draw:custom-shape draw:style-name="gr3" draw:id="id408" draw:layer="layout" svg:width="2.047cm" svg:height="0.7cm" svg:x="42.713cm" svg:y="34.678cm">
          <text:p>Desktop</text:p>
          <draw:enhanced-geometry svg:viewBox="0 0 21600 21600" draw:type="rectangle" draw:enhanced-path="M 0 0 L 21600 0 21600 21600 0 21600 0 0 Z N"/>
        </draw:custom-shape>
        <draw:custom-shape draw:style-name="class_20__28_external_20_module_29_" draw:id="id409" draw:layer="layout" svg:width="2.203cm" svg:height="0.648cm" svg:x="42.584cm" svg:y="32.138cm">
          <text:p>Application</text:p>
          <draw:enhanced-geometry svg:viewBox="0 0 21600 21600" draw:type="rectangle" draw:enhanced-path="M 0 0 L 21600 0 21600 21600 0 21600 0 0 Z N"/>
        </draw:custom-shape>
        <draw:connector draw:style-name="inheritance_20__28_public_29_" draw:layer="layout" svg:x1="43.736cm" svg:y1="34.678cm" svg:x2="43.685cm" svg:y2="32.786cm" draw:start-shape="id408" draw:start-glue-point="0" draw:end-shape="id409" draw:end-glue-point="2" svg:d="m43736 34678v-946h-51v-946">
          <text:p/>
        </draw:connector>
        <draw:frame draw:style-name="annotation" draw:layer="layout" svg:width="7.853cm" svg:height="1.265cm" svg:x="42.403cm" svg:y="35.824cm">
          <draw:text-box>
            <text:p>The <text:span text:style-name="T1">Desktop</text:span> class has method called <text:span text:style-name="T1">Main()</text:span> that functions as the effective main loop of the entire OOo application.</text:p>
          </draw:text-box>
        </draw:frame>
      </draw:page>
      <draw:page draw:name="drawinglayer" draw:style-name="dp1" draw:master-page-name="Default">
        <office:forms form:automatic-focus="false" form:apply-design-mode="false"/>
        <draw:custom-shape draw:style-name="namespace" draw:layer="layout" svg:width="163.118cm" svg:height="100.609cm" svg:x="0.991cm" svg:y="0.991cm">
          <text:p>drawinglayer</text:p>
          <draw:enhanced-geometry svg:viewBox="0 0 21600 21600" draw:type="rectangle" draw:enhanced-path="M 0 0 L 21600 0 21600 21600 0 21600 0 0 Z N"/>
        </draw:custom-shape>
        <draw:custom-shape draw:style-name="namespace" draw:layer="layout" svg:width="19.842cm" svg:height="11.203cm" svg:x="38.543cm" svg:y="8.668cm">
          <text:p>animation</text:p>
          <draw:enhanced-geometry svg:viewBox="0 0 21600 21600" draw:type="rectangle" draw:enhanced-path="M 0 0 L 21600 0 21600 21600 0 21600 0 0 Z N"/>
        </draw:custom-shape>
        <draw:custom-shape draw:style-name="gr1" draw:text-style-name="P1" draw:id="id411" draw:layer="layout" svg:width="4.432cm" svg:height="0.622cm" svg:x="41.338cm" svg:y="10.325cm">
          <draw:glue-point draw:id="4" svg:x="-4.063cm" svg:y="5.016cm"/>
          <draw:glue-point draw:id="5" svg:x="-2.951cm" svg:y="5.016cm"/>
          <draw:glue-point draw:id="6" svg:x="-1.899cm" svg:y="5.016cm"/>
          <draw:glue-point draw:id="7" svg:x="-0.787cm" svg:y="5.016cm"/>
          <draw:glue-point draw:id="8" svg:x="0.789cm" svg:y="5.016cm"/>
          <draw:glue-point draw:id="9" svg:x="1.843cm" svg:y="5.016cm"/>
          <draw:glue-point draw:id="10" svg:x="2.953cm" svg:y="5.016cm"/>
          <draw:glue-point draw:id="11" svg:x="4.065cm" svg:y="5.016cm"/>
          <text:p text:style-name="P1">AnimationEntry</text:p>
          <draw:enhanced-geometry svg:viewBox="0 0 21600 21600" draw:type="rectangle" draw:enhanced-path="M 0 0 L 21600 0 21600 21600 0 21600 0 0 Z N"/>
        </draw:custom-shape>
        <draw:custom-shape draw:style-name="gr1" draw:text-style-name="P1" draw:id="id410" draw:layer="layout" svg:width="3.369cm" svg:height="0.7cm" svg:x="39.37cm" svg:y="12.761cm">
          <text:p text:style-name="P1">AnimationEntryFixed</text:p>
          <draw:enhanced-geometry svg:viewBox="0 0 21600 21600" draw:mirror-horizontal="false" draw:mirror-vertical="false" draw:type="rectangle" draw:enhanced-path="M 0 0 L 21600 0 21600 21600 0 21600 0 0 Z N"/>
        </draw:custom-shape>
        <draw:custom-shape draw:style-name="gr1" draw:text-style-name="P1" draw:id="id412" draw:layer="layout" svg:width="3.369cm" svg:height="0.7cm" svg:x="41.496cm" svg:y="13.851cm">
          <text:p text:style-name="P1">AnimationEntryLinear</text:p>
          <draw:enhanced-geometry svg:viewBox="0 0 21600 21600" draw:type="rectangle" draw:enhanced-path="M 0 0 L 21600 0 21600 21600 0 21600 0 0 Z N"/>
        </draw:custom-shape>
        <draw:custom-shape draw:style-name="gr1" draw:text-style-name="P1" draw:id="id413" draw:layer="layout" svg:width="3.108cm" svg:height="0.7cm" svg:x="44.71cm" svg:y="12.762cm">
          <text:p text:style-name="P1">AnimationEntryList</text:p>
          <draw:enhanced-geometry svg:viewBox="0 0 21600 21600" draw:type="rectangle" draw:enhanced-path="M 0 0 L 21600 0 21600 21600 0 21600 0 0 Z N"/>
        </draw:custom-shape>
        <draw:custom-shape draw:style-name="gr1" draw:text-style-name="P1" draw:id="id414" draw:layer="layout" svg:width="3.369cm" svg:height="0.7cm" svg:x="44.97cm" svg:y="15.095cm">
          <text:p text:style-name="P1">AnimationEntryLoop</text:p>
          <draw:enhanced-geometry svg:viewBox="0 0 21600 21600" draw:type="rectangle" draw:enhanced-path="M 0 0 L 21600 0 21600 21600 0 21600 0 0 Z N"/>
        </draw:custom-shape>
        <draw:connector draw:style-name="inheritance_20__28_public_29_" draw:layer="layout" svg:x1="41.054cm" svg:y1="12.761cm" svg:x2="41.754cm" svg:y2="10.947cm" draw:start-shape="id410" draw:start-glue-point="0" draw:end-shape="id411" draw:end-glue-point="4" svg:d="m41054 12761v-907h700v-907">
          <text:p/>
        </draw:connector>
        <draw:connector draw:style-name="inheritance_20__28_public_29_" draw:layer="layout" svg:x1="43.18cm" svg:y1="13.851cm" svg:x2="43.206cm" svg:y2="10.947cm" draw:start-shape="id412" draw:start-glue-point="0" draw:end-shape="id411" draw:end-glue-point="7" svg:d="m43180 13851v-1452h26v-1452">
          <text:p/>
        </draw:connector>
        <draw:connector draw:style-name="inheritance_20__28_public_29_" draw:layer="layout" svg:x1="46.264cm" svg:y1="12.762cm" svg:x2="45.355cm" svg:y2="10.947cm" draw:start-shape="id413" draw:start-glue-point="0" draw:end-shape="id411" draw:end-glue-point="11" svg:d="m46264 12762v-907h-909v-908">
          <text:p/>
        </draw:connector>
        <draw:connector draw:style-name="inheritance_20__28_public_29_" draw:layer="layout" svg:x1="46.654cm" svg:y1="15.095cm" svg:x2="46.264cm" svg:y2="13.462cm" draw:start-shape="id414" draw:start-glue-point="0" draw:end-shape="id413" draw:end-glue-point="2" svg:d="m46654 15095v-816h-390v-817">
          <text:p/>
        </draw:connector>
        <draw:custom-shape draw:style-name="namespace" draw:layer="layout" svg:width="13.192cm" svg:height="12.851cm" svg:x="18.221cm" svg:y="10.306cm">
          <text:p>primitive2d</text:p>
          <draw:enhanced-geometry svg:viewBox="0 0 21600 21600" draw:type="rectangle" draw:enhanced-path="M 0 0 L 21600 0 21600 21600 0 21600 0 0 Z N"/>
        </draw:custom-shape>
        <draw:custom-shape draw:style-name="gr1" draw:text-style-name="P1" draw:id="id416" draw:layer="layout" svg:width="7.594cm" svg:height="0.571cm" svg:x="22.627cm" svg:y="11.429cm">
          <draw:glue-point draw:id="4" svg:x="-4.352cm" svg:y="5.008cm"/>
          <text:p text:style-name="P1">BasePrimitive2D</text:p>
          <draw:enhanced-geometry svg:viewBox="0 0 21600 21600" draw:type="rectangle" draw:enhanced-path="M 0 0 L 21600 0 21600 21600 0 21600 0 0 Z N"/>
        </draw:custom-shape>
        <draw:custom-shape draw:style-name="gr1" draw:text-style-name="P1" draw:id="id415" draw:layer="layout" svg:width="5.416cm" svg:height="0.57cm" svg:x="21.487cm" svg:y="13.917cm">
          <draw:glue-point draw:id="4" svg:x="-4.379cm" svg:y="5.017cm"/>
          <text:p text:style-name="P1">GroupPrimitive2D</text:p>
          <draw:enhanced-geometry svg:viewBox="0 0 21600 21600" draw:type="rectangle" draw:enhanced-path="M 0 0 L 21600 0 21600 21600 0 21600 0 0 Z N"/>
        </draw:custom-shape>
        <draw:connector draw:style-name="inheritance_20__28_public_29_" draw:layer="layout" svg:x1="24.195cm" svg:y1="13.917cm" svg:x2="23.12cm" svg:y2="11.999cm" draw:start-shape="id415" draw:start-glue-point="0" draw:end-shape="id416" draw:end-glue-point="4" svg:d="m24195 13917v-959h-1075v-959">
          <text:p/>
        </draw:connector>
        <draw:custom-shape draw:style-name="gr1" draw:text-style-name="P1" draw:id="id417" draw:layer="layout" svg:width="4.38cm" svg:height="0.545cm" svg:x="19.62cm" svg:y="15.576cm">
          <draw:glue-point draw:id="4" svg:x="-2.454cm" svg:y="5.009cm"/>
          <draw:glue-point draw:id="5" svg:x="2.043cm" svg:y="5.009cm"/>
          <text:p text:style-name="P1">AnimatedSwitchPrimitive2D</text:p>
          <draw:enhanced-geometry svg:viewBox="0 0 21600 21600" draw:type="rectangle" draw:enhanced-path="M 0 0 L 21600 0 21600 21600 0 21600 0 0 Z N"/>
        </draw:custom-shape>
        <draw:connector draw:style-name="inheritance_20__28_public_29_" draw:layer="layout" svg:x1="21.81cm" svg:y1="15.576cm" svg:x2="21.824cm" svg:y2="14.487cm" draw:start-shape="id417" draw:start-glue-point="0" draw:end-shape="id415" draw:end-glue-point="4" svg:d="m21810 15576v-545h14v-544">
          <text:p/>
        </draw:connector>
        <draw:custom-shape draw:style-name="gr1" draw:text-style-name="P1" draw:id="id418" draw:layer="layout" svg:width="4.38cm" svg:height="0.545cm" svg:x="18.741cm" svg:y="18.974cm">
          <text:p text:style-name="P1">AnimatedBlinkPrimitive2D</text:p>
          <draw:enhanced-geometry svg:viewBox="0 0 21600 21600" draw:type="rectangle" draw:enhanced-path="M 0 0 L 21600 0 21600 21600 0 21600 0 0 Z N"/>
        </draw:custom-shape>
        <draw:custom-shape draw:style-name="gr1" draw:text-style-name="P1" draw:id="id419" draw:layer="layout" svg:width="5.287cm" svg:height="0.545cm" svg:x="21.851cm" svg:y="17.703cm">
          <text:p text:style-name="P1">AnimatedInterpolatePrimitive2D</text:p>
          <draw:enhanced-geometry svg:viewBox="0 0 21600 21600" draw:type="rectangle" draw:enhanced-path="M 0 0 L 21600 0 21600 21600 0 21600 0 0 Z N"/>
        </draw:custom-shape>
        <draw:connector draw:style-name="inheritance_20__28_public_29_" draw:layer="layout" svg:x1="20.931cm" svg:y1="18.974cm" svg:x2="20.736cm" svg:y2="16.12cm" draw:start-shape="id418" draw:start-glue-point="0" draw:end-shape="id417" draw:end-glue-point="4" svg:d="m20931 18974v-1427h-195v-1427">
          <text:p/>
        </draw:connector>
        <draw:connector draw:style-name="inheritance_20__28_public_29_" draw:layer="layout" svg:x1="24.494cm" svg:y1="17.703cm" svg:x2="22.704cm" svg:y2="16.12cm" draw:start-shape="id419" draw:start-glue-point="0" draw:end-shape="id417" draw:end-glue-point="5" svg:d="m24494 17703v-792h-1790v-791">
          <text:p/>
        </draw:connector>
        <draw:connector draw:style-name="data_20_member_20__28_pointer_29_" draw:layer="layout" svg:x1="24cm" svg:y1="15.848cm" svg:x2="41.338cm" svg:y2="10.636cm" draw:start-shape="id417" draw:start-glue-point="1" draw:end-shape="id411" draw:end-glue-point="3" svg:d="m24000 15848h8669v-5212h8669">
          <text:p>getAnimationEntry()</text:p>
        </draw:connector>
      </draw:page>
      <draw:page draw:name="dtrans" draw:style-name="dp1" draw:master-page-name="Default">
        <office:forms form:automatic-focus="false" form:apply-design-mode="false"/>
        <draw:custom-shape draw:style-name="gr1" draw:text-style-name="P1" draw:id="id420" draw:layer="layout" svg:width="3.964cm" svg:height="1.562cm" svg:x="51.813cm" svg:y="45.091cm">
          <draw:glue-point draw:id="4" svg:x="-2.192cm" svg:y="-5cm"/>
          <draw:glue-point draw:id="5" svg:x="2.58cm" svg:y="-5cm"/>
          <draw:glue-point draw:id="6" svg:x="5.002cm" svg:y="2.842cm"/>
          <text:p text:style-name="P3">CDataFormatTranslator</text:p>
          <draw:enhanced-geometry svg:viewBox="0 0 21600 21600" draw:type="rectangle" draw:enhanced-path="M 0 0 L 21600 0 21600 21600 0 21600 0 0 Z N"/>
        </draw:custom-shape>
        <draw:custom-shape draw:style-name="gr2" draw:id="id421" draw:layer="layout" svg:width="7.516cm" svg:height="1.088cm" svg:x="49.168cm" svg:y="41.755cm">
          <text:p text:style-name="P2">com.sun.star.datatransfer.XDataFormatTranslator</text:p>
          <text:p text:style-name="P2">com.sun.star.lang.XServiceInfo</text:p>
          <draw:enhanced-geometry svg:viewBox="0 0 21600 21600" draw:type="rectangle" draw:enhanced-path="M 0 0 L 21600 0 21600 21600 0 21600 0 0 Z N"/>
        </draw:custom-shape>
        <draw:connector draw:style-name="inheritance_20__28_public_29_" draw:layer="layout" svg:x1="52.927cm" svg:y1="45.091cm" svg:x2="52.926cm" svg:y2="42.843cm" draw:start-shape="id420" draw:start-glue-point="4" draw:end-shape="id421" draw:end-glue-point="2" svg:d="m52927 45091v-1124h-1v-1124">
          <text:p/>
        </draw:connector>
        <draw:custom-shape draw:style-name="uno_20_service" draw:id="id422" draw:layer="layout" svg:width="7.413cm" svg:height="0.752cm" svg:x="53.6cm" svg:y="43.361cm">
          <text:p text:style-name="P2">com.sun.star.datatransfer.DataFormatTranslator</text:p>
          <draw:enhanced-geometry svg:viewBox="0 0 21600 21600" draw:type="rectangle" draw:enhanced-path="M 0 0 L 21600 0 21600 21600 0 21600 0 0 Z N"/>
        </draw:custom-shape>
        <draw:connector draw:style-name="inheritance_20__28_public_29_" draw:layer="layout" svg:x1="54.817cm" svg:y1="45.091cm" svg:x2="57.306cm" svg:y2="44.113cm" draw:start-shape="id420" draw:start-glue-point="5" draw:end-shape="id422" draw:end-glue-point="2" svg:d="m54817 45091v-489h2489v-489">
          <text:p/>
        </draw:connector>
        <draw:custom-shape draw:style-name="gr5" draw:id="id423" draw:layer="layout" svg:width="2.721cm" svg:height="0.7cm" svg:x="58.472cm" svg:y="46.368cm">
          <text:p>FormatEntry</text:p>
          <draw:enhanced-geometry svg:viewBox="0 0 21600 21600" draw:type="rectangle" draw:enhanced-path="M 0 0 L 21600 0 21600 21600 0 21600 0 0 Z N"/>
        </draw:custom-shape>
        <draw:custom-shape draw:style-name="gr14" draw:id="id424" draw:layer="layout" svg:width="5.777cm" svg:height="1.157cm" svg:x="63.812cm" svg:y="46.533cm">
          <draw:glue-point draw:id="4" svg:x="-5.001cm" svg:y="-3.001cm"/>
          <draw:glue-point draw:id="5" svg:x="-5.001cm" svg:y="3.001cm"/>
          <text:p>com.sun.star.datatransfer.DataFlavor</text:p>
          <draw:enhanced-geometry svg:viewBox="0 0 21600 21600" draw:type="rectangle" draw:enhanced-path="M 0 0 L 21600 0 21600 21600 0 21600 0 0 Z N"/>
        </draw:custom-shape>
        <draw:connector draw:style-name="data_20_member_20__28_multiple_29_" draw:layer="layout" svg:x1="55.777cm" svg:y1="46.315cm" svg:x2="58.472cm" svg:y2="46.718cm" draw:start-shape="id420" draw:start-glue-point="6" draw:end-shape="id423" draw:end-glue-point="3" svg:d="m55777 46315h1347v403h1348">
          <text:p/>
        </draw:connector>
        <draw:connector draw:style-name="data_20_member" draw:layer="layout" svg:x1="61.193cm" svg:y1="46.718cm" svg:x2="63.812cm" svg:y2="46.764cm" draw:start-shape="id423" draw:start-glue-point="1" draw:end-shape="id424" draw:end-glue-point="4" svg:d="m61193 46718h1309v46h1310">
          <text:p/>
        </draw:connector>
        <draw:frame draw:style-name="annotation" draw:layer="layout" svg:width="7.49cm" svg:height="1.344cm" svg:x="69.954cm" svg:y="46.63cm">
          <draw:text-box>
            <text:p><text:span text:style-name="T1">DataFlavor</text:span> keeps track of the mime type, human-readable name, and the data type.</text:p>
          </draw:text-box>
        </draw:frame>
        <draw:custom-shape draw:style-name="gr1" draw:text-style-name="P1" draw:id="id425" draw:layer="layout" svg:width="3.292cm" svg:height="1.296cm" svg:x="42.015cm" svg:y="46.731cm">
          <draw:glue-point draw:id="4" svg:x="-2.168cm" svg:y="-5.015cm"/>
          <draw:glue-point draw:id="5" svg:x="2.475cm" svg:y="-5.015cm"/>
          <draw:glue-point draw:id="6" svg:x="5.003cm" svg:y="2.846cm"/>
          <draw:glue-point draw:id="7" svg:x="5.003cm" svg:y="-2.565cm"/>
          <text:p text:style-name="P1">CDOTransferable</text:p>
          <draw:enhanced-geometry svg:viewBox="0 0 21600 21600" draw:type="rectangle" draw:enhanced-path="M 0 0 L 21600 0 21600 21600 0 21600 0 0 Z N"/>
        </draw:custom-shape>
        <draw:custom-shape draw:style-name="gr2" draw:id="id426" draw:layer="layout" svg:width="7.646cm" svg:height="1.036cm" svg:x="36.909cm" svg:y="42.662cm">
          <text:p>com.sun.star.datatransfer.XTransferable</text:p>
          <text:p>com.sun.star.datatransfer.XSystemTransferable</text:p>
          <draw:enhanced-geometry svg:viewBox="0 0 21600 21600" draw:type="rectangle" draw:enhanced-path="M 0 0 L 21600 0 21600 21600 0 21600 0 0 Z N"/>
        </draw:custom-shape>
        <draw:connector draw:style-name="inheritance_20__28_public_29_" draw:layer="layout" svg:x1="42.948cm" svg:y1="46.731cm" svg:x2="40.732cm" svg:y2="43.698cm" draw:start-shape="id425" draw:start-glue-point="4" draw:end-shape="id426" draw:end-glue-point="2" svg:d="m42948 46731v-1516h-2216v-1517">
          <text:p/>
        </draw:connector>
        <draw:connector draw:style-name="data_20_member_20__28_multiple_29_" draw:layer="layout" svg:x1="45.307cm" svg:y1="47.047cm" svg:x2="63.812cm" svg:y2="47.458cm" draw:start-shape="id425" draw:start-glue-point="7" draw:end-shape="id424" draw:end-glue-point="5" svg:d="m45307 47047h9252v411h9253">
          <text:p/>
        </draw:connector>
        <draw:custom-shape draw:style-name="gr2" draw:id="id427" draw:layer="layout" svg:width="8.138cm" svg:height="0.648cm" svg:x="48.001cm" svg:y="48.96cm">
          <text:p>com.sun.star.datatransfer.XMimeContentTypeFactory</text:p>
          <draw:enhanced-geometry svg:viewBox="0 0 21600 21600" draw:type="rectangle" draw:enhanced-path="M 0 0 L 21600 0 21600 21600 0 21600 0 0 Z N"/>
        </draw:custom-shape>
        <draw:connector draw:style-name="data_20_member_20__28_pointer_29_" draw:layer="layout" svg:x1="45.307cm" svg:y1="47.747cm" svg:x2="48.001cm" svg:y2="49.284cm" draw:start-shape="id425" draw:start-glue-point="6" draw:end-shape="id427" draw:end-glue-point="3" svg:d="m45307 47747h1347v1537h1347">
          <text:p/>
        </draw:connector>
        <draw:custom-shape draw:style-name="gr1" draw:text-style-name="P1" draw:id="id428" draw:layer="layout" svg:width="4.588cm" svg:height="0.777cm" svg:x="54.065cm" svg:y="51.733cm">
          <draw:glue-point draw:id="4" svg:x="-2.343cm" svg:y="-5.019cm"/>
          <draw:glue-point draw:id="5" svg:x="2.515cm" svg:y="-5.019cm"/>
          <text:p text:style-name="P1">CMimeContentTypeFactory</text:p>
          <draw:enhanced-geometry svg:viewBox="0 0 21600 21600" draw:type="rectangle" draw:enhanced-path="M 0 0 L 21600 0 21600 21600 0 21600 0 0 Z N"/>
        </draw:custom-shape>
        <draw:connector draw:style-name="inheritance_20__28_public_29_" draw:layer="layout" svg:x1="55.285cm" svg:y1="51.733cm" svg:x2="52.07cm" svg:y2="49.608cm" draw:start-shape="id428" draw:start-glue-point="4" draw:end-shape="id427" draw:end-glue-point="2" svg:d="m55285 51733v-1063h-3215v-1062">
          <text:p/>
        </draw:connector>
        <draw:custom-shape draw:style-name="uno_20_service" draw:id="id429" draw:layer="layout" svg:width="7.905cm" svg:height="0.648cm" svg:x="57.824cm" svg:y="49.401cm">
          <text:p>com.sun.star.datatransfer.MimeContentTypeFactory</text:p>
          <draw:enhanced-geometry svg:viewBox="0 0 21600 21600" draw:type="rectangle" draw:enhanced-path="M 0 0 L 21600 0 21600 21600 0 21600 0 0 Z N"/>
        </draw:custom-shape>
        <draw:connector draw:style-name="inheritance_20__28_public_29_" draw:layer="layout" svg:x1="57.512cm" svg:y1="51.733cm" svg:x2="61.776cm" svg:y2="50.049cm" draw:start-shape="id428" draw:start-glue-point="5" draw:end-shape="id429" draw:end-glue-point="2" svg:d="m57512 51733v-842h4264v-842">
          <text:p/>
        </draw:connector>
        <draw:custom-shape draw:style-name="gr1" draw:text-style-name="P1" draw:id="id430" draw:layer="layout" svg:width="3.421cm" svg:height="1.814cm" svg:x="31.387cm" svg:y="45.357cm">
          <draw:glue-point draw:id="4" svg:x="5.001cm" svg:y="-2.712cm"/>
          <draw:glue-point draw:id="5" svg:x="5.001cm" svg:y="2.431cm"/>
          <draw:glue-point draw:id="6" svg:x="-5.004cm" svg:y="-2.712cm"/>
          <draw:glue-point draw:id="7" svg:x="-5.004cm" svg:y="2.861cm"/>
          <text:p text:style-name="P1">CDTransObjFactory</text:p>
          <draw:enhanced-geometry svg:viewBox="0 0 21600 21600" draw:type="rectangle" draw:enhanced-path="M 0 0 L 21600 0 21600 21600 0 21600 0 0 Z N"/>
        </draw:custom-shape>
        <draw:connector draw:style-name="local_20_usage_20__2f__20_return_20_type" draw:layer="layout" svg:x1="34.807cm" svg:y1="46.704cm" svg:x2="42.015cm" svg:y2="47.379cm" draw:start-shape="id430" draw:start-glue-point="5" draw:end-shape="id425" draw:end-glue-point="3" svg:d="m34807 46704h3604v675h3604">
          <text:p/>
        </draw:connector>
        <draw:custom-shape draw:style-name="gr1" draw:text-style-name="P1" draw:id="id432" draw:layer="layout" svg:width="2.229cm" svg:height="0.855cm" svg:x="21.589cm" svg:y="42.636cm">
          <draw:glue-point draw:id="4" svg:x="-2.552cm" svg:y="-5.017cm"/>
          <draw:glue-point draw:id="5" svg:x="2.211cm" svg:y="-5.017cm"/>
          <text:p text:style-name="P1">DragSource</text:p>
          <draw:enhanced-geometry svg:viewBox="0 0 21600 21600" draw:type="rectangle" draw:enhanced-path="M 0 0 L 21600 0 21600 21600 0 21600 0 0 Z N"/>
        </draw:custom-shape>
        <draw:custom-shape draw:style-name="gr1" draw:text-style-name="P1" draw:id="id431" draw:layer="layout" svg:width="2.177cm" svg:height="0.855cm" svg:x="19.103cm" svg:y="48.703cm">
          <draw:glue-point draw:id="4" svg:x="-2.742cm" svg:y="-5.017cm"/>
          <draw:glue-point draw:id="5" svg:x="2.255cm" svg:y="-5.017cm"/>
          <text:p text:style-name="P1">DropTarget</text:p>
          <draw:enhanced-geometry svg:viewBox="0 0 21600 21600" draw:type="rectangle" draw:enhanced-path="M 0 0 L 21600 0 21600 21600 0 21600 0 0 Z N"/>
        </draw:custom-shape>
        <draw:connector draw:style-name="data_20_member" draw:layer="layout" svg:x1="21.28cm" svg:y1="49.13cm" svg:x2="31.387cm" svg:y2="46.782cm" draw:start-shape="id431" draw:start-glue-point="1" draw:end-shape="id430" draw:end-glue-point="7" svg:d="m21280 49130h5053v-2348h5054">
          <text:p/>
        </draw:connector>
        <draw:connector draw:style-name="data_20_member" draw:layer="layout" svg:x1="23.818cm" svg:y1="43.063cm" svg:x2="31.387cm" svg:y2="45.773cm" draw:start-shape="id432" draw:start-glue-point="1" draw:end-shape="id430" draw:end-glue-point="6" svg:d="m23818 43063h3784v2710h3785">
          <text:p/>
        </draw:connector>
        <draw:custom-shape draw:style-name="gr2" draw:id="id433" draw:layer="layout" svg:width="6.92cm" svg:height="1.4cm" svg:x="15.421cm" svg:y="39.24cm">
          <text:p>com.sun.star.datatransfer.dnd.XDragSource</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22.135cm" svg:y1="42.636cm" svg:x2="18.881cm" svg:y2="40.64cm" draw:start-shape="id432" draw:start-glue-point="4" draw:end-shape="id433" draw:end-glue-point="2" svg:d="m22135 42636v-998h-3254v-998">
          <text:p/>
        </draw:connector>
        <draw:custom-shape draw:style-name="uno_20_service" draw:id="id434" draw:layer="layout" svg:width="7.154cm" svg:height="0.777cm" svg:x="20.838cm" svg:y="38.101cm">
          <text:p>com.sun.star.datatransfer.dnd.OleDragSource</text:p>
          <draw:enhanced-geometry svg:viewBox="0 0 21600 21600" draw:type="rectangle" draw:enhanced-path="M 0 0 L 21600 0 21600 21600 0 21600 0 0 Z N"/>
        </draw:custom-shape>
        <draw:connector draw:style-name="inheritance_20__28_public_29_" draw:layer="layout" svg:x1="23.195cm" svg:y1="42.636cm" svg:x2="24.415cm" svg:y2="38.878cm" draw:start-shape="id432" draw:start-glue-point="5" draw:end-shape="id434" draw:end-glue-point="2" svg:d="m23195 42636v-1880h1220v-1878">
          <text:p/>
        </draw:connector>
        <draw:custom-shape draw:style-name="gr2" draw:id="id435" draw:layer="layout" svg:width="6.92cm" svg:height="1.4cm" svg:x="12.934cm" svg:y="45.567cm">
          <text:p>com.sun.star.datatransfer.dnd.XDropTarget</text:p>
          <text:p>com.sun.star.lang.XInitialization</text:p>
          <text:p>com.sun.star.lang.XServiceInfo</text:p>
          <draw:enhanced-geometry svg:viewBox="0 0 21600 21600" draw:type="rectangle" draw:enhanced-path="M 0 0 L 21600 0 21600 21600 0 21600 0 0 Z N"/>
        </draw:custom-shape>
        <draw:custom-shape draw:style-name="uno_20_service" draw:id="id436" draw:layer="layout" svg:width="6.998cm" svg:height="0.674cm" svg:x="19.179cm" svg:y="44.372cm">
          <text:p>com.sun.star.datatransfer.dnd.OleDropTarget</text:p>
          <draw:enhanced-geometry svg:viewBox="0 0 21600 21600" draw:type="rectangle" draw:enhanced-path="M 0 0 L 21600 0 21600 21600 0 21600 0 0 Z N"/>
        </draw:custom-shape>
        <draw:connector draw:style-name="inheritance_20__28_public_29_" draw:layer="layout" svg:x1="19.595cm" svg:y1="48.703cm" svg:x2="16.394cm" svg:y2="46.967cm" draw:start-shape="id431" draw:start-glue-point="4" draw:end-shape="id435" svg:d="m19595 48703v-868h-3201v-868">
          <text:p/>
        </draw:connector>
        <draw:connector draw:style-name="inheritance_20__28_public_29_" draw:layer="layout" svg:x1="20.681cm" svg:y1="48.703cm" svg:x2="22.678cm" svg:y2="45.046cm" draw:start-shape="id431" draw:start-glue-point="5" draw:end-shape="id436" draw:end-glue-point="2" svg:d="m20681 48703v-1829h1997v-1828">
          <text:p/>
        </draw:connector>
        <draw:custom-shape draw:style-name="gr1" draw:text-style-name="P1" draw:id="id438" draw:layer="layout" svg:width="3.629cm" svg:height="0.726cm" svg:x="39.862cm" svg:y="58.446cm">
          <text:p text:style-name="P1">CWinClipboardDummy</text:p>
          <draw:enhanced-geometry svg:viewBox="0 0 21600 21600" draw:type="rectangle" draw:enhanced-path="M 0 0 L 21600 0 21600 21600 0 21600 0 0 Z N"/>
        </draw:custom-shape>
        <draw:custom-shape draw:style-name="gr1" draw:text-style-name="P1" draw:id="id437" draw:layer="layout" svg:width="4.044cm" svg:height="0.674cm" svg:x="43.179cm" svg:y="61.323cm">
          <draw:glue-point draw:id="4" svg:x="-2.221cm" svg:y="-5.018cm"/>
          <draw:glue-point draw:id="5" svg:x="2.54cm" svg:y="-5.018cm"/>
          <text:p text:style-name="P1">CWinClipboard</text:p>
          <draw:enhanced-geometry svg:viewBox="0 0 21600 21600" draw:type="rectangle" draw:enhanced-path="M 0 0 L 21600 0 21600 21600 0 21600 0 0 Z N"/>
        </draw:custom-shape>
        <draw:custom-shape draw:style-name="gr2" draw:id="id439" draw:layer="layout" svg:width="8.657cm" svg:height="1.762cm" svg:x="45.979cm" svg:y="56.322cm">
          <text:p>com.sun.star.datatransfer.clipboard.XClipboardEx</text:p>
          <text:p>com.sun.star.datatransfer.clipboard.XClipboardNotifier</text:p>
          <text:p>com.sun.star.datatransfer.clipboard.XFlushableClipboard</text:p>
          <text:p>com.sun.star.lang.XServiceInfo</text:p>
          <draw:enhanced-geometry svg:viewBox="0 0 21600 21600" draw:type="rectangle" draw:enhanced-path="M 0 0 L 21600 0 21600 21600 0 21600 0 0 Z N"/>
        </draw:custom-shape>
        <draw:connector draw:style-name="inheritance_20__28_public_29_" draw:layer="layout" svg:x1="44.303cm" svg:y1="61.323cm" svg:x2="41.676cm" svg:y2="59.172cm" draw:start-shape="id437" draw:start-glue-point="4" draw:end-shape="id438" draw:end-glue-point="2" svg:d="m44303 61323v-1075h-2627v-1076">
          <text:p/>
        </draw:connector>
        <draw:connector draw:style-name="inheritance_20__28_public_29_" draw:layer="layout" svg:x1="46.228cm" svg:y1="61.323cm" svg:x2="50.307cm" svg:y2="58.084cm" draw:start-shape="id437" draw:start-glue-point="5" draw:end-shape="id439" draw:end-glue-point="2" svg:d="m46228 61323v-1619h4079v-1620">
          <text:p/>
        </draw:connector>
        <draw:custom-shape draw:style-name="uno_20_service" draw:id="id440" draw:layer="layout" svg:width="7.931cm" svg:height="0.725cm" svg:x="35.275cm" svg:y="52.408cm">
          <draw:glue-point draw:id="4" svg:x="-3.529cm" svg:y="5.006cm"/>
          <text:p>com.sun.star.datatransfer.clipboard.SystemClipboard</text:p>
          <draw:enhanced-geometry svg:viewBox="0 0 21600 21600" draw:type="rectangle" draw:enhanced-path="M 0 0 L 21600 0 21600 21600 0 21600 0 0 Z N"/>
        </draw:custom-shape>
        <draw:connector draw:style-name="inheritance_20__28_public_29_" draw:layer="layout" svg:x1="45.201cm" svg:y1="61.323cm" svg:x2="39.24cm" svg:y2="53.133cm" draw:start-shape="id437" draw:start-glue-point="0" draw:end-shape="id440" svg:d="m45201 61323v-4095h-5961v-4095">
          <text:p/>
        </draw:connector>
        <draw:custom-shape draw:style-name="gr1" draw:text-style-name="P1" draw:id="id441" draw:layer="layout" svg:width="3.033cm" svg:height="2.722cm" svg:x="50.153cm" svg:y="61.09cm">
          <draw:glue-point draw:id="4" svg:x="5.001cm" svg:y="-3.857cm"/>
          <draw:glue-point draw:id="5" svg:x="5.001cm" svg:y="-1.572cm"/>
          <draw:glue-point draw:id="6" svg:x="5.001cm" svg:y="1.285cm"/>
          <draw:glue-point draw:id="7" svg:x="5.001cm" svg:y="3.761cm"/>
          <text:p text:style-name="P1">CWinClipbImpl</text:p>
          <draw:enhanced-geometry svg:viewBox="0 0 21600 21600" draw:type="rectangle" draw:enhanced-path="M 0 0 L 21600 0 21600 21600 0 21600 0 0 Z N"/>
        </draw:custom-shape>
        <draw:connector draw:style-name="data_20_member_20__28_pointer_29_" draw:layer="layout" svg:x1="47.223cm" svg:y1="61.66cm" svg:x2="50.153cm" svg:y2="62.451cm" draw:start-shape="id437" draw:start-glue-point="1" draw:end-shape="id441" draw:end-glue-point="3" svg:d="m47223 61660h1465v791h1465">
          <text:p>m_pImpl</text:p>
        </draw:connector>
        <draw:custom-shape draw:style-name="gr1" draw:text-style-name="P1" draw:id="id442" draw:layer="layout" svg:width="3.162cm" svg:height="0.7cm" svg:x="55.415cm" svg:y="60.625cm">
          <text:p text:style-name="P1">CMtaOleClipboard</text:p>
          <draw:enhanced-geometry svg:viewBox="0 0 21600 21600" draw:type="rectangle" draw:enhanced-path="M 0 0 L 21600 0 21600 21600 0 21600 0 0 Z N"/>
        </draw:custom-shape>
        <draw:connector draw:style-name="data_20_member" draw:layer="layout" svg:x1="53.185cm" svg:y1="61.402cm" svg:x2="55.415cm" svg:y2="60.975cm" draw:start-shape="id441" draw:start-glue-point="4" draw:end-shape="id442" draw:end-glue-point="3" svg:d="m53185 61402h1115v-427h1115">
          <text:p/>
        </draw:connector>
        <draw:connector draw:style-name="data_20_member_20__28_pointer_29_" draw:layer="layout" draw:line-skew="0cm 4.596cm" svg:x1="53.185cm" svg:y1="63.474cm" svg:x2="43.179cm" svg:y2="61.66cm" draw:start-shape="id441" draw:start-glue-point="7" draw:end-shape="id437" draw:end-glue-point="3" svg:d="m53185 63474h501v1711h-11008v-3525h501">
          <text:p/>
        </draw:connector>
        <draw:custom-shape draw:style-name="gr1" draw:text-style-name="P1" draw:id="id443" draw:layer="layout" svg:width="3.836cm" svg:height="1.27cm" svg:x="55.309cm" svg:y="63.137cm">
          <draw:glue-point draw:id="4" svg:x="5.002cm" svg:y="-2.551cm"/>
          <draw:glue-point draw:id="5" svg:x="5.002cm" svg:y="2.755cm"/>
          <text:p text:style-name="P1">CXNotifyingDataObject</text:p>
          <draw:enhanced-geometry svg:viewBox="0 0 21600 21600" draw:type="rectangle" draw:enhanced-path="M 0 0 L 21600 0 21600 21600 0 21600 0 0 Z N"/>
        </draw:custom-shape>
        <draw:connector draw:style-name="data_20_member_20__28_pointer_29_" draw:layer="layout" svg:x1="53.186cm" svg:y1="62.451cm" svg:x2="55.309cm" svg:y2="63.772cm" draw:start-shape="id441" draw:start-glue-point="1" draw:end-shape="id443" draw:end-glue-point="3" svg:d="m53186 62451h1061v1321h1062">
          <text:p/>
        </draw:connector>
        <draw:frame draw:style-name="annotation" draw:layer="layout" svg:width="12.752cm" svg:height="3.105cm" svg:x="44.191cm" svg:y="67.107cm">
          <draw:text-box>
            <text:p>When <text:span text:style-name="T1">Window::GetClipboard()</text:span> is called, it creates a system clipboard instance via service name <text:span text:style-name="T1">com.sun.star.datatransfer.clipboard.SystemClipboard</text:span>, and its instance stored with that <text:span text:style-name="T1">Window</text:span> instance. <text:s/>Only the topmost application frame window instance stores the system clipboard instance. <text:s/>The class that implements the system clipboard service varies from platform to platform. <text:s/>For instance, <text:span text:style-name="T1">CWinClipboard</text:span> implements this service for the Windows platform, while <text:span text:style-name="T1">X11Clipboard</text:span> does for Unix.</text:p>
          </draw:text-box>
        </draw:frame>
        <draw:custom-shape draw:style-name="gr2" draw:id="id444" draw:layer="layout" svg:width="6.221cm" svg:height="0.699cm" svg:x="63.165cm" svg:y="62.231cm">
          <text:p>com.sun.star.datatransfer.XTransferable</text:p>
          <draw:enhanced-geometry svg:viewBox="0 0 21600 21600" draw:type="rectangle" draw:enhanced-path="M 0 0 L 21600 0 21600 21600 0 21600 0 0 Z N"/>
        </draw:custom-shape>
        <draw:connector draw:style-name="data_20_member_20__28_pointer_29_" draw:layer="layout" svg:x1="59.145cm" svg:y1="63.449cm" svg:x2="63.165cm" svg:y2="62.58cm" draw:start-shape="id443" draw:start-glue-point="4" draw:end-shape="id444" draw:end-glue-point="3" svg:d="m59145 63449h2010v-869h2010">
          <text:p/>
        </draw:connector>
        <draw:custom-shape draw:style-name="gr2" draw:id="id445" draw:layer="layout" svg:width="8.06cm" svg:height="0.674cm" svg:x="63.242cm" svg:y="63.448cm">
          <text:p>com.sun.star.datatransfer.clipboard.XClipboardOwner</text:p>
          <draw:enhanced-geometry svg:viewBox="0 0 21600 21600" draw:type="rectangle" draw:enhanced-path="M 0 0 L 21600 0 21600 21600 0 21600 0 0 Z N"/>
        </draw:custom-shape>
        <draw:connector draw:style-name="data_20_member_20__28_pointer_29_" draw:layer="layout" svg:x1="59.145cm" svg:y1="63.772cm" svg:x2="63.242cm" svg:y2="63.785cm" draw:start-shape="id443" draw:start-glue-point="1" draw:end-shape="id445" draw:end-glue-point="3" svg:d="m59145 63772h2049v13h2048">
          <text:p/>
        </draw:connector>
        <draw:custom-shape draw:style-name="gr1" draw:text-style-name="P1" draw:id="id446" draw:layer="layout" svg:width="2.436cm" svg:height="0.622cm" svg:x="30.947cm" svg:y="60.805cm">
          <draw:glue-point draw:id="4" svg:x="2.869cm" svg:y="-5.016cm"/>
          <draw:glue-point draw:id="5" svg:x="-2.664cm" svg:y="-5.016cm"/>
          <text:p text:style-name="P1">X11Clipboard</text:p>
          <draw:enhanced-geometry svg:viewBox="0 0 21600 21600" draw:type="rectangle" draw:enhanced-path="M 0 0 L 21600 0 21600 21600 0 21600 0 0 Z N"/>
        </draw:custom-shape>
        <draw:custom-shape draw:style-name="namespace" draw:layer="layout" svg:width="21.279cm" svg:height="15.785cm" svg:x="13.97cm" svg:y="60.052cm">
          <text:p>x11</text:p>
          <draw:enhanced-geometry svg:viewBox="0 0 21600 21600" draw:type="rectangle" draw:enhanced-path="M 0 0 L 21600 0 21600 21600 0 21600 0 0 Z N"/>
        </draw:custom-shape>
        <draw:custom-shape draw:style-name="gr2" draw:id="id447" draw:layer="layout" svg:width="8.657cm" svg:height="1.762cm" svg:x="24.884cm" svg:y="55.855cm">
          <text:p>com.sun.star.datatransfer.clipboard.XClipboardEx</text:p>
          <text:p>com.sun.star.datatransfer.clipboard.XClipboardNotif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31.517cm" svg:y1="60.805cm" svg:x2="29.212cm" svg:y2="57.617cm" draw:start-shape="id446" draw:start-glue-point="5" draw:end-shape="id447" draw:end-glue-point="2" svg:d="m31517 60805v-1594h-2305v-1594">
          <text:p/>
        </draw:connector>
        <draw:connector draw:style-name="inheritance_20__28_public_29_" draw:layer="layout" draw:line-skew="2.151cm" svg:x1="32.863cm" svg:y1="60.805cm" svg:x2="36.442cm" svg:y2="53.132cm" draw:start-shape="id446" draw:start-glue-point="4" draw:end-shape="id440" draw:end-glue-point="4" svg:d="m32863 60805v-1685h3579v-5988">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1" draw:layer="layout" svg:width="2.812cm" svg:height="0.607cm" svg:x="33.138cm" svg:y="9.748cm">
          <text:p text:style-name="P1">OBrowserListBox</text:p>
          <draw:enhanced-geometry svg:viewBox="0 0 21600 21600" draw:type="rectangle" draw:enhanced-path="M 0 0 L 21600 0 21600 21600 0 21600 0 0 Z N"/>
        </draw:custom-shape>
        <draw:custom-shape draw:style-name="gr1" draw:text-style-name="P1" draw:id="id450" draw:layer="layout" svg:width="2.98cm" svg:height="0.648cm" svg:x="30.193cm" svg:y="7.928cm">
          <text:p text:style-name="P1">OPropertyEditor</text:p>
          <draw:enhanced-geometry svg:viewBox="0 0 21600 21600" draw:type="rectangle" draw:enhanced-path="M 0 0 L 21600 0 21600 21600 0 21600 0 0 Z N"/>
        </draw:custom-shape>
        <draw:custom-shape draw:style-name="gr1" draw:text-style-name="P1" draw:id="id448" draw:layer="layout" svg:width="4.224cm" svg:height="0.674cm" svg:x="22.211cm" svg:y="8.266cm">
          <text:p text:style-name="P1">OPropertyBrowserView</text:p>
          <draw:enhanced-geometry svg:viewBox="0 0 21600 21600" draw:type="rectangle" draw:enhanced-path="M 0 0 L 21600 0 21600 21600 0 21600 0 0 Z N"/>
        </draw:custom-shape>
        <draw:custom-shape draw:style-name="class_20__28_external_20_module_29_" draw:id="id449"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448" draw:start-glue-point="0" draw:end-shape="id449" draw:end-glue-point="2" svg:d="m24323 8266v-2929h-1064v-2929">
          <text:p/>
        </draw:connector>
        <draw:connector draw:style-name="data_20_member_20__28_pointer_29_" draw:layer="layout" svg:x1="26.435cm" svg:y1="8.603cm" svg:x2="30.193cm" svg:y2="8.252cm" draw:start-shape="id448" draw:start-glue-point="1" draw:end-shape="id450" draw:end-glue-point="3" svg:d="m26435 8603h1879v-351h1879">
          <text:p>getPropertyBox()</text:p>
        </draw:connector>
        <draw:custom-shape draw:style-name="gr1" draw:text-style-name="P1" draw:id="id451" draw:layer="layout" svg:width="4.613cm" svg:height="0.677cm" svg:x="13.062cm" svg:y="11.299cm">
          <draw:glue-point draw:id="4" svg:x="2.308cm" svg:y="-5.007cm"/>
          <draw:glue-point draw:id="5" svg:x="-2.523cm" svg:y="-5.007cm"/>
          <text:p text:style-name="P1">OPropertyBrowserController</text:p>
          <draw:enhanced-geometry svg:viewBox="0 0 21600 21600" draw:type="rectangle" draw:enhanced-path="M 0 0 L 21600 0 21600 21600 0 21600 0 0 Z N"/>
        </draw:custom-shape>
        <draw:custom-shape draw:style-name="gr2" draw:id="id452"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451" draw:start-glue-point="5" draw:end-shape="id452" draw:end-glue-point="2" svg:d="m14205 11299v-920h-2204v-919">
          <text:p/>
        </draw:connector>
        <draw:connector draw:style-name="data_20_member_20__28_pointer_29_" draw:layer="layout" svg:x1="17.675cm" svg:y1="11.637cm" svg:x2="22.211cm" svg:y2="8.603cm" draw:start-shape="id451" draw:start-glue-point="1" draw:end-shape="id448"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2">XMLFilterJarHelper</text:p>
          <draw:enhanced-geometry svg:viewBox="0 0 21600 21600" draw:type="rectangle" draw:enhanced-path="M 0 0 L 21600 0 21600 21600 0 21600 0 0 Z N"/>
        </draw:custom-shape>
        <draw:custom-shape draw:style-name="gr1" draw:text-style-name="P1" draw:layer="layout" svg:width="3.976cm" svg:height="1.56cm" svg:x="7.599cm" svg:y="6.215cm">
          <text:p text:style-name="P3">TypeDetectionExporter</text:p>
          <draw:enhanced-geometry svg:viewBox="0 0 21600 21600" draw:type="rectangle" draw:enhanced-path="M 0 0 L 21600 0 21600 21600 0 21600 0 0 Z N"/>
        </draw:custom-shape>
        <draw:custom-shape draw:style-name="gr1" draw:text-style-name="P1" draw:layer="layout" svg:width="4.152cm" svg:height="1.107cm" svg:x="8.983cm" svg:y="3.675cm">
          <text:p text:style-name="P3">filter_info_impl</text:p>
          <draw:enhanced-geometry svg:viewBox="0 0 21600 21600" draw:type="rectangle" draw:enhanced-path="M 0 0 L 21600 0 21600 21600 0 21600 0 0 Z N"/>
        </draw:custom-shape>
        <draw:custom-shape draw:style-name="gr1" draw:text-style-name="P1" draw:layer="layout" svg:width="2.929cm" svg:height="1.348cm" svg:x="3.11cm" svg:y="8.864cm">
          <text:p text:style-name="P3">FlashExporter</text:p>
          <draw:enhanced-geometry svg:viewBox="0 0 21600 21600" draw:type="rectangle" draw:enhanced-path="M 0 0 L 21600 0 21600 21600 0 21600 0 0 Z N"/>
        </draw:custom-shape>
        <draw:custom-shape draw:style-name="gr1" draw:text-style-name="P1" draw:layer="layout" svg:width="2.929cm" svg:height="1.348cm" svg:x="2.521cm" svg:y="20.698cm">
          <text:p text:style-name="P3">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2">swf</text:p>
          <draw:enhanced-geometry svg:viewBox="0 0 21600 21600" draw:type="rectangle" draw:enhanced-path="M 0 0 L 21600 0 21600 21600 0 21600 0 0 Z N"/>
        </draw:custom-shape>
        <draw:custom-shape draw:style-name="gr1" draw:text-style-name="P1" draw:id="id453" draw:layer="layout" svg:width="4.536cm" svg:height="1.167cm" svg:x="7.703cm" svg:y="24.403cm">
          <text:p text:style-name="P3">OslOutputStreamWrapper</text:p>
          <draw:enhanced-geometry svg:viewBox="0 0 21600 21600" draw:type="rectangle" draw:enhanced-path="M 0 0 L 21600 0 21600 21600 0 21600 0 0 Z N"/>
        </draw:custom-shape>
        <draw:custom-shape draw:style-name="gr1" draw:text-style-name="P1" draw:id="id454" draw:layer="layout" svg:width="5.935cm" svg:height="1.27cm" svg:x="8.17cm" svg:y="20.542cm">
          <text:p text:style-name="P3">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453" draw:start-glue-point="0" draw:end-shape="id454" svg:d="m9971 24403v-1296h1166v-1295">
          <text:p/>
        </draw:connector>
        <draw:custom-shape draw:style-name="gr1" draw:text-style-name="P1" draw:id="id455" draw:layer="layout" svg:width="2.851cm" svg:height="1.063cm" svg:x="16.412cm" svg:y="7.994cm">
          <draw:glue-point draw:id="4" svg:x="-2.532cm" svg:y="-5.004cm"/>
          <draw:glue-point draw:id="5" svg:x="2.483cm" svg:y="-5.004cm"/>
          <text:p text:style-name="P3">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2">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2">config</text:p>
          <draw:enhanced-geometry svg:viewBox="0 0 21600 21600" draw:type="rectangle" draw:enhanced-path="M 0 0 L 21600 0 21600 21600 0 21600 0 0 Z N"/>
        </draw:custom-shape>
        <draw:custom-shape draw:style-name="gr1" draw:text-style-name="P1" draw:id="id456" draw:layer="layout" svg:width="2.851cm" svg:height="1.063cm" svg:x="24.662cm" svg:y="5.512cm">
          <text:p text:style-name="P3">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455" draw:start-glue-point="5" draw:end-shape="id456" draw:end-glue-point="2" svg:d="m18544 7994v-710h7543v-709">
          <text:p/>
        </draw:connector>
        <draw:custom-shape draw:style-name="gr1" draw:text-style-name="P1" draw:id="id457" draw:layer="layout" svg:width="3.965cm" svg:height="0.881cm" svg:x="25.413cm" svg:y="3.359cm">
          <draw:glue-point draw:id="4" svg:x="-2.123cm" svg:y="4.994cm"/>
          <draw:glue-point draw:id="5" svg:x="2.06cm" svg:y="4.994cm"/>
          <text:p text:style-name="P3">BaseLock</text:p>
          <draw:enhanced-geometry svg:viewBox="0 0 21600 21600" draw:type="rectangle" draw:enhanced-path="M 0 0 L 21600 0 21600 21600 0 21600 0 0 Z N"/>
        </draw:custom-shape>
        <draw:custom-shape draw:style-name="gr1" draw:text-style-name="P1" draw:id="id458" draw:layer="layout" svg:width="2.98cm" svg:height="1.166cm" svg:x="29.042cm" svg:y="5.925cm">
          <text:p text:style-name="P3">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456" draw:start-glue-point="0" draw:end-shape="id457" draw:end-glue-point="4" svg:d="m26087 5512v-637h467v-637">
          <text:p/>
        </draw:connector>
        <draw:connector draw:style-name="inheritance_20__28_public_29_" draw:layer="layout" svg:x1="30.532cm" svg:y1="5.925cm" svg:x2="28.211cm" svg:y2="4.238cm" draw:start-shape="id458" draw:start-glue-point="0" draw:end-shape="id457" draw:end-glue-point="5" svg:d="m30532 5925v-843h-2321v-844">
          <text:p/>
        </draw:connector>
        <draw:custom-shape draw:style-name="namespace" draw:layer="layout" svg:width="18.921cm" svg:height="14.773cm" svg:x="18.655cm" svg:y="24.39cm">
          <text:p text:style-name="P2">pwp</text:p>
          <draw:enhanced-geometry svg:viewBox="0 0 21600 21600" draw:type="rectangle" draw:enhanced-path="M 0 0 L 21600 0 21600 21600 0 21600 0 0 Z N"/>
        </draw:custom-shape>
        <draw:custom-shape draw:style-name="gr3" draw:id="id459" draw:layer="layout" svg:width="3.603cm" svg:height="0.907cm" svg:x="20.573cm" svg:y="28.33cm">
          <text:p text:style-name="P2">PlaceWareExportFilter</text:p>
          <draw:enhanced-geometry svg:viewBox="0 0 21600 21600" draw:type="rectangle" draw:enhanced-path="M 0 0 L 21600 0 21600 21600 0 21600 0 0 Z N"/>
        </draw:custom-shape>
        <draw:custom-shape draw:style-name="gr2" draw:id="id460" draw:layer="layout" svg:width="5.236cm" svg:height="1.918cm" svg:x="20.132cm" svg:y="24.96cm">
          <text:p text:style-name="P2">com.sun.star.document.XFilter</text:p>
          <text:p text:style-name="P2">com.sun.star.document.XExporter</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459" draw:start-glue-point="0" draw:end-shape="id460" draw:end-glue-point="2" svg:d="m22374 28330v-726h376v-726">
          <text:p/>
        </draw:connector>
        <draw:custom-shape draw:style-name="uno_20_service" draw:id="id461" draw:layer="layout" svg:width="5.765cm" svg:height="0.737cm" svg:x="16.358cm" svg:y="5.318cm">
          <text:p text:style-name="P2">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455" draw:start-glue-point="4" draw:end-shape="id461" draw:end-glue-point="2" svg:d="m17116 7994v-970h2124v-969">
          <text:p/>
        </draw:connector>
        <draw:custom-shape draw:style-name="gr1" draw:text-style-name="P1" draw:layer="layout" svg:width="2.437cm" svg:height="0.725cm" svg:x="27.836cm" svg:y="8.994cm">
          <text:p text:style-name="P3">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raw:style-name="dp1" draw:master-page-name="Default">
        <office:forms form:automatic-focus="false" form:apply-design-mode="false"/>
        <draw:custom-shape draw:style-name="namespace" draw:layer="layout" svg:width="60.253cm" svg:height="31.484cm" svg:x="4.365cm" svg:y="23.058cm">
          <text:p text:style-name="P2">framework</text:p>
          <draw:enhanced-geometry svg:viewBox="0 0 21600 21600" draw:type="rectangle" draw:enhanced-path="M 0 0 L 21600 0 21600 21600 0 21600 0 0 Z N"/>
        </draw:custom-shape>
        <draw:custom-shape draw:style-name="gr1" draw:text-style-name="P1" draw:layer="layout" svg:width="2.435cm" svg:height="0.782cm" svg:x="52.606cm" svg:y="34.625cm">
          <text:p text:style-name="P3">FilterFactory</text:p>
          <draw:enhanced-geometry svg:viewBox="0 0 21600 21600" draw:type="rectangle" draw:enhanced-path="M 0 0 L 21600 0 21600 21600 0 21600 0 0 Z N"/>
        </draw:custom-shape>
        <draw:custom-shape draw:style-name="gr1" draw:text-style-name="P1" draw:layer="layout" svg:width="2.39cm" svg:height="0.804cm" svg:x="55.711cm" svg:y="34.625cm">
          <text:p text:style-name="P3">FilterCache</text:p>
          <draw:enhanced-geometry svg:viewBox="0 0 21600 21600" draw:type="rectangle" draw:enhanced-path="M 0 0 L 21600 0 21600 21600 0 21600 0 0 Z N"/>
        </draw:custom-shape>
        <draw:custom-shape draw:style-name="gr1" draw:text-style-name="P1" draw:layer="layout" svg:width="2.771cm" svg:height="0.805cm" svg:x="58.794cm" svg:y="34.647cm">
          <text:p text:style-name="P3">DataContainer</text:p>
          <draw:enhanced-geometry svg:viewBox="0 0 21600 21600" draw:type="rectangle" draw:enhanced-path="M 0 0 L 21600 0 21600 21600 0 21600 0 0 Z N"/>
        </draw:custom-shape>
        <draw:custom-shape draw:style-name="gr5" draw:layer="layout" svg:width="1.788cm" svg:height="0.603cm" svg:x="53.03cm" svg:y="32.235cm">
          <text:p text:style-name="P2">Filter</text:p>
          <draw:enhanced-geometry svg:viewBox="0 0 21600 21600" draw:type="rectangle" draw:enhanced-path="M 0 0 L 21600 0 21600 21600 0 21600 0 0 Z N"/>
        </draw:custom-shape>
        <draw:custom-shape draw:style-name="gr1" draw:text-style-name="P1" draw:layer="layout" svg:width="3.263cm" svg:height="0.961cm" svg:x="57.208cm" svg:y="32.927cm">
          <text:p text:style-name="P3">FilterCFGAccess</text:p>
          <draw:enhanced-geometry svg:viewBox="0 0 21600 21600" draw:type="rectangle" draw:enhanced-path="M 0 0 L 21600 0 21600 21600 0 21600 0 0 Z N"/>
        </draw:custom-shape>
        <draw:custom-shape draw:style-name="gr1" draw:text-style-name="P1" draw:id="id462" draw:layer="layout" svg:width="3.337cm" svg:height="0.643cm" svg:x="58.668cm" svg:y="38.986cm">
          <text:p text:style-name="P3">FrameworkStatusBar</text:p>
          <draw:enhanced-geometry svg:viewBox="0 0 21600 21600" draw:type="rectangle" draw:enhanced-path="M 0 0 L 21600 0 21600 21600 0 21600 0 0 Z N"/>
        </draw:custom-shape>
        <draw:custom-shape draw:style-name="class_20__28_external_20_module_29_" draw:id="id463" draw:layer="layout" svg:width="2.241cm" svg:height="0.62cm" svg:x="59.192cm" svg:y="37.079cm">
          <text:p text:style-name="P2">StatusBar</text:p>
          <draw:enhanced-geometry svg:viewBox="0 0 21600 21600" draw:type="rectangle" draw:enhanced-path="M 0 0 L 21600 0 21600 21600 0 21600 0 0 Z N"/>
        </draw:custom-shape>
        <draw:connector draw:style-name="inheritance_20__28_public_29_" draw:layer="layout" svg:x1="60.336cm" svg:y1="38.986cm" svg:x2="60.312cm" svg:y2="37.699cm" draw:start-shape="id462" draw:start-glue-point="0" draw:end-shape="id463" draw:end-glue-point="2" svg:d="m60336 38986v-644h-24v-643">
          <text:p/>
        </draw:connector>
        <draw:custom-shape draw:style-name="gr1" draw:text-style-name="P1" draw:id="id470" draw:layer="layout" svg:width="2.979cm" svg:height="1.378cm" svg:x="52.168cm" svg:y="40.593cm">
          <draw:glue-point draw:id="4" svg:x="-5.005cm" svg:y="-2.518cm"/>
          <draw:glue-point draw:id="5" svg:x="-5.005cm" svg:y="2.931cm"/>
          <text:p text:style-name="P3">StatusBarManager</text:p>
          <draw:enhanced-geometry svg:viewBox="0 0 21600 21600" draw:type="rectangle" draw:enhanced-path="M 0 0 L 21600 0 21600 21600 0 21600 0 0 Z N"/>
        </draw:custom-shape>
        <draw:custom-shape draw:style-name="gr1" draw:text-style-name="P1" draw:id="id464" draw:layer="layout" svg:width="3.264cm" svg:height="0.616cm" svg:x="43.189cm" svg:y="38.997cm">
          <text:p text:style-name="P1">StatusBarWrapper</text:p>
          <draw:enhanced-geometry svg:viewBox="0 0 21600 21600" draw:type="rectangle" draw:enhanced-path="M 0 0 L 21600 0 21600 21600 0 21600 0 0 Z N"/>
        </draw:custom-shape>
        <draw:custom-shape draw:style-name="gr1" draw:text-style-name="P1" draw:id="id465" draw:layer="layout" svg:width="5.236cm" svg:height="0.7cm" svg:x="44.976cm" svg:y="34.585cm">
          <draw:glue-point draw:id="4" svg:x="-2.326cm" svg:y="5.014cm"/>
          <draw:glue-point draw:id="5" svg:x="2.375cm" svg:y="5.014cm"/>
          <text:p text:style-name="P1">UIConfigElementWrapperBase</text:p>
          <draw:enhanced-geometry svg:viewBox="0 0 21600 21600" draw:type="rectangle" draw:enhanced-path="M 0 0 L 21600 0 21600 21600 0 21600 0 0 Z N"/>
        </draw:custom-shape>
        <draw:custom-shape draw:style-name="gr1" draw:text-style-name="P1" draw:id="id466" draw:layer="layout" svg:width="3.136cm" svg:height="0.57cm" svg:x="48.528cm" svg:y="37.851cm">
          <text:p text:style-name="P1">ToolBarWrapper</text:p>
          <draw:enhanced-geometry svg:viewBox="0 0 21600 21600" draw:type="rectangle" draw:enhanced-path="M 0 0 L 21600 0 21600 21600 0 21600 0 0 Z N"/>
        </draw:custom-shape>
        <draw:connector draw:style-name="inheritance_20__28_public_29_" draw:layer="layout" svg:x1="44.821cm" svg:y1="38.997cm" svg:x2="46.377cm" svg:y2="35.285cm" draw:start-shape="id464" draw:start-glue-point="0" draw:end-shape="id465" draw:end-glue-point="4" svg:d="m44821 38997v-1856h1556v-1856">
          <text:p/>
        </draw:connector>
        <draw:connector draw:style-name="inheritance_20__28_public_29_" draw:layer="layout" svg:x1="50.096cm" svg:y1="37.851cm" svg:x2="48.837cm" svg:y2="35.285cm" draw:start-shape="id466" draw:start-glue-point="0" draw:end-shape="id465" draw:end-glue-point="5" svg:d="m50096 37851v-1283h-1259v-1283">
          <text:p/>
        </draw:connector>
        <draw:custom-shape draw:style-name="gr1" draw:text-style-name="P1" draw:id="id467" draw:layer="layout" svg:width="3.162cm" svg:height="1.062cm" svg:x="34.065cm" svg:y="37.929cm">
          <draw:glue-point draw:id="4" svg:x="5.003cm" svg:y="2.316cm"/>
          <text:p text:style-name="P1">StatusBarFactory</text:p>
          <draw:enhanced-geometry svg:viewBox="0 0 21600 21600" draw:type="rectangle" draw:enhanced-path="M 0 0 L 21600 0 21600 21600 0 21600 0 0 Z N"/>
        </draw:custom-shape>
        <draw:connector draw:style-name="local_20_usage_20__2f__20_return_20_type" draw:layer="layout" svg:x1="37.227cm" svg:y1="38.705cm" svg:x2="43.189cm" svg:y2="39.305cm" draw:start-shape="id467" draw:start-glue-point="4" draw:end-shape="id464" draw:end-glue-point="3" svg:d="m37227 38705h2981v600h2981">
          <text:p>createUIElement()</text:p>
        </draw:connector>
        <draw:custom-shape draw:style-name="gr2" draw:id="id468" draw:layer="layout" svg:width="6.661cm" svg:height="2.928cm" svg:x="42.668cm" svg:y="28.909cm">
          <text:p>com.sun.star.lang.XComponent</text:p>
          <text:p>com.sun.star.lang.XInitialization</text:p>
          <text:p>com.sun.star.lang.XTypeProvider</text:p>
          <text:p>com.sun.star.ui.XUIConfigurationListener</text:p>
          <text:p>com.sun.star.ui.XUIElement</text:p>
          <text:p>com.sun.star.ui.XUIElementSettings</text:p>
          <text:p>com.sun.star.util.XUpdatable</text:p>
          <draw:enhanced-geometry svg:viewBox="0 0 21600 21600" draw:type="rectangle" draw:enhanced-path="M 0 0 L 21600 0 21600 21600 0 21600 0 0 Z N"/>
        </draw:custom-shape>
        <draw:connector draw:style-name="inheritance_20__28_public_29_" draw:layer="layout" svg:x1="47.594cm" svg:y1="34.585cm" svg:x2="45.998cm" svg:y2="31.837cm" draw:start-shape="id465" draw:start-glue-point="0" draw:end-shape="id468" draw:end-glue-point="2" svg:d="m47594 34585v-1374h-1596v-1374">
          <text:p/>
        </draw:connector>
        <draw:custom-shape draw:style-name="uno_20_service" draw:id="id469" draw:layer="layout" svg:width="7.361cm" svg:height="0.985cm" svg:x="31.704cm" svg:y="34.662cm">
          <text:p>com.sun.star.ui.StatusBarFactory</text:p>
          <text:p>com.sun.star.comp.framework.StatusBarFactory</text:p>
          <draw:enhanced-geometry svg:viewBox="0 0 21600 21600" draw:type="rectangle" draw:enhanced-path="M 0 0 L 21600 0 21600 21600 0 21600 0 0 Z N"/>
        </draw:custom-shape>
        <draw:connector draw:style-name="inheritance_20__28_public_29_" draw:layer="layout" svg:x1="35.646cm" svg:y1="37.929cm" svg:x2="35.384cm" svg:y2="35.647cm" draw:start-shape="id467" draw:start-glue-point="0" draw:end-shape="id469" svg:d="m35646 37929v-1141h-262v-1141">
          <text:p/>
        </draw:connector>
        <draw:connector draw:style-name="data_20_member_20__28_pointer_29_" draw:layer="layout" svg:x1="46.453cm" svg:y1="39.305cm" svg:x2="52.168cm" svg:y2="41.282cm" draw:start-shape="id464" draw:start-glue-point="1" draw:end-shape="id470" draw:end-glue-point="3" svg:d="m46453 39305h2857v1977h2858">
          <text:p>m_xStatusBarManager</text:p>
        </draw:connector>
        <draw:connector draw:style-name="data_20_member_20__28_pointer_29_" draw:layer="layout" svg:x1="55.147cm" svg:y1="41.282cm" svg:x2="58.668cm" svg:y2="39.307cm" draw:start-shape="id470" draw:start-glue-point="1" draw:end-shape="id462" draw:end-glue-point="3" svg:d="m55147 41282h1760v-1975h1761">
          <text:p>m_pStatusBar</text:p>
        </draw:connector>
        <draw:frame draw:style-name="annotation" draw:layer="layout" svg:width="10.471cm" svg:height="7.953cm" svg:x="50.652cm" svg:y="42.645cm">
          <draw:text-box>
            <text:p><text:span text:style-name="T1">StatusBarManager</text:span> is central to managing all sorts of tasks associated with status bars.</text:p>
          </draw:text-box>
        </draw:frame>
        <draw:custom-shape draw:style-name="gr1" draw:text-style-name="P1" draw:id="id471" draw:layer="layout" svg:width="4.821cm" svg:height="0.959cm" svg:x="12.622cm" svg:y="30.843cm">
          <text:p text:style-name="P1">SimpleTextStatusbarController</text:p>
          <draw:enhanced-geometry svg:viewBox="0 0 21600 21600" draw:type="rectangle" draw:enhanced-path="M 0 0 L 21600 0 21600 21600 0 21600 0 0 Z N"/>
        </draw:custom-shape>
        <draw:custom-shape draw:style-name="class_20__28_external_20_module_29_" draw:id="id472" draw:layer="layout" svg:width="11.249cm" svg:height="0.777cm" svg:x="15.317cm" svg:y="20.502cm">
          <draw:glue-point draw:id="4" svg:x="-3.87cm" svg:y="5.006cm"/>
          <draw:glue-point draw:id="5" svg:x="-1.243cm" svg:y="5.006cm"/>
          <draw:glue-point draw:id="6" svg:x="1.36cm" svg:y="5.006cm"/>
          <draw:glue-point draw:id="7" svg:x="3.594cm" svg:y="5.006cm"/>
          <text:p>StatusbarController</text:p>
          <draw:enhanced-geometry svg:viewBox="0 0 21600 21600" draw:type="rectangle" draw:enhanced-path="M 0 0 L 21600 0 21600 21600 0 21600 0 0 Z N"/>
        </draw:custom-shape>
        <draw:custom-shape draw:style-name="namespace" draw:layer="layout" svg:width="16.718cm" svg:height="2.229cm" svg:x="12.881cm" svg:y="19.854cm">
          <text:p>svt</text:p>
          <draw:enhanced-geometry svg:viewBox="0 0 21600 21600" draw:type="rectangle" draw:enhanced-path="M 0 0 L 21600 0 21600 21600 0 21600 0 0 Z N"/>
        </draw:custom-shape>
        <draw:connector draw:style-name="inheritance_20__28_public_29_" draw:layer="layout" svg:x1="15.032cm" svg:y1="30.843cm" svg:x2="16.588cm" svg:y2="21.278cm" draw:start-shape="id471" draw:start-glue-point="0" draw:end-shape="id472" draw:end-glue-point="4" svg:d="m15032 30843v-4783h1556v-4782">
          <text:p/>
        </draw:connector>
      </draw:page>
      <draw:page draw:name="i18npool" draw:style-name="dp1" draw:master-page-name="Default">
        <office:forms form:automatic-focus="false" form:apply-design-mode="false"/>
        <draw:custom-shape draw:style-name="namespace" draw:layer="layout" svg:width="49.168cm" svg:height="38.112cm" svg:x="3.367cm" svg:y="3.955cm">
          <text:p text:style-name="P2">i18n</text:p>
          <draw:enhanced-geometry svg:viewBox="0 0 21600 21600" draw:type="rectangle" draw:enhanced-path="M 0 0 L 21600 0 21600 21600 0 21600 0 0 Z N"/>
        </draw:custom-shape>
        <draw:custom-shape draw:style-name="namespace" draw:layer="layout" svg:width="51.063cm" svg:height="39.849cm" svg:x="2.468cm" svg:y="2.816cm">
          <text:p text:style-name="P2">com::sun::star</text:p>
          <draw:enhanced-geometry svg:viewBox="0 0 21600 21600" draw:type="rectangle" draw:enhanced-path="M 0 0 L 21600 0 21600 21600 0 21600 0 0 Z N"/>
        </draw:custom-shape>
        <draw:custom-shape draw:style-name="gr1" draw:text-style-name="P1" draw:id="id473" draw:layer="layout" svg:width="2.722cm" svg:height="0.544cm" svg:x="7.439cm" svg:y="9.538cm">
          <draw:glue-point draw:id="4" svg:x="-2.24cm" svg:y="-5cm"/>
          <draw:glue-point draw:id="5" svg:x="2.615cm" svg:y="-5cm"/>
          <text:p text:style-name="P3">LocaleData</text:p>
          <draw:enhanced-geometry svg:viewBox="0 0 21600 21600" draw:type="rectangle" draw:enhanced-path="M 0 0 L 21600 0 21600 21600 0 21600 0 0 Z N"/>
        </draw:custom-shape>
        <draw:custom-shape draw:style-name="gr2" draw:id="id474" draw:layer="layout" svg:width="5.106cm" svg:height="0.856cm" svg:x="4.535cm" svg:y="6.401cm">
          <text:p text:style-name="P2">com.sun.star.i18n.XLocaleData2</text:p>
          <text:p text:style-name="P2">com.sun.star.lang.XServiceInfo</text:p>
          <draw:enhanced-geometry svg:viewBox="0 0 21600 21600" draw:type="rectangle" draw:enhanced-path="M 0 0 L 21600 0 21600 21600 0 21600 0 0 Z N"/>
        </draw:custom-shape>
        <draw:connector draw:style-name="inheritance_20__28_public_29_" draw:layer="layout" svg:x1="8.191cm" svg:y1="9.538cm" svg:x2="7.088cm" svg:y2="7.257cm" draw:start-shape="id473" draw:start-glue-point="4" draw:end-shape="id474" svg:d="m8191 9538v-1140h-1103v-1141">
          <text:p/>
        </draw:connector>
        <draw:custom-shape draw:style-name="uno_20_service" draw:id="id475" draw:layer="layout" svg:width="4.665cm" svg:height="0.674cm" svg:x="10.807cm" svg:y="6.532cm">
          <text:p text:style-name="P2">com.sun.star.i18n.LocaleData</text:p>
          <draw:enhanced-geometry svg:viewBox="0 0 21600 21600" draw:type="rectangle" draw:enhanced-path="M 0 0 L 21600 0 21600 21600 0 21600 0 0 Z N"/>
        </draw:custom-shape>
        <draw:connector draw:style-name="inheritance_20__28_public_29_" draw:layer="layout" svg:x1="9.511cm" svg:y1="9.538cm" svg:x2="13.139cm" svg:y2="7.206cm" draw:start-shape="id473" draw:start-glue-point="5" draw:end-shape="id475" svg:d="m9511 9538v-1166h3628v-1166">
          <text:p/>
        </draw:connector>
      </draw:page>
      <draw:page draw:name="oox" draw:style-name="dp1" draw:master-page-name="Default">
        <office:forms form:automatic-focus="false" form:apply-design-mode="false"/>
        <draw:rect draw:style-name="class" draw:text-style-name="P2" draw:id="id476" draw:layer="layout" svg:width="3.511cm" svg:height="0.508cm" svg:x="5.233cm" svg:y="42.48cm">
          <text:p text:style-name="P2">OoxWorkbookFragment</text:p>
        </draw:rect>
        <draw:rect draw:style-name="class" draw:text-style-name="P2" draw:id="id477" draw:layer="layout" svg:width="4.369cm" svg:height="1.016cm" svg:x="6.903cm" svg:y="38.744cm">
          <draw:glue-point draw:id="4" svg:x="-2.456cm" svg:y="-5cm"/>
          <draw:glue-point draw:id="5" svg:x="2.453cm" svg:y="-5cm"/>
          <draw:glue-point draw:id="6" svg:x="-4.044cm" svg:y="5cm"/>
          <draw:glue-point draw:id="7" svg:x="-2.646cm" svg:y="5cm"/>
          <draw:glue-point draw:id="8" svg:x="1.483cm" svg:y="5cm"/>
          <draw:glue-point draw:id="9" svg:x="3.158cm" svg:y="5cm"/>
          <text:p text:style-name="P2">FragmentBase</text:p>
        </draw:rect>
        <draw:connector draw:style-name="inheritance_20__28_public_29_" draw:layer="layout" svg:x1="6.988cm" svg:y1="42.48cm" svg:x2="7.321cm" svg:y2="39.76cm" draw:start-shape="id476" draw:start-glue-point="0" draw:end-shape="id477" draw:end-glue-point="6" svg:d="m6988 42480v-1360h333v-1360">
          <text:p/>
        </draw:connector>
        <draw:rect draw:style-name="class" draw:id="id479" draw:layer="layout" svg:width="3.27cm" svg:height="0.688cm" svg:x="13.807cm" svg:y="12.436cm">
          <draw:glue-point draw:id="4" svg:x="2.523cm" svg:y="5.003cm"/>
          <text:p text:style-name="P2">FragmentHandler</text:p>
        </draw:rect>
        <draw:rect draw:style-name="class" draw:id="id478" draw:layer="layout" svg:width="2.857cm" svg:height="0.98cm" svg:x="8.597cm" svg:y="29.674cm">
          <draw:glue-point draw:id="4" svg:x="3.801cm" svg:y="5cm" draw:escape-direction="up"/>
          <text:p text:style-name="P2">ContextHelper</text:p>
        </draw:rect>
        <draw:rect draw:style-name="class" draw:id="id480"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2">GlobalDataHelper</text:p>
        </draw:rect>
        <draw:custom-shape draw:style-name="namespace" draw:layer="layout" svg:width="162.318cm" svg:height="88.532cm" svg:x="1.791cm" svg:y="10.556cm">
          <text:p text:style-name="P2">oox</text:p>
          <draw:enhanced-geometry svg:viewBox="0 0 21600 21600" draw:type="rectangle" draw:enhanced-path="M 0 0 L 21600 0 21600 21600 0 21600 0 0 Z N"/>
        </draw:custom-shape>
        <draw:rect draw:style-name="namespace" draw:layer="layout" svg:width="45.31cm" svg:height="16.634cm" svg:x="5.843cm" svg:y="11.34cm">
          <text:p text:style-name="P2">core</text:p>
        </draw:rect>
        <draw:rect draw:style-name="namespace" draw:layer="layout" svg:width="82.275cm" svg:height="45.886cm" svg:x="2.634cm" svg:y="28.759cm">
          <text:p text:style-name="P2">xls</text:p>
        </draw:rect>
        <draw:connector draw:style-name="inheritance_20__28_public_29_" draw:layer="layout" draw:line-skew="-3.209cm" svg:x1="9.087cm" svg:y1="38.744cm" svg:x2="10.025cm" svg:y2="30.654cm" draw:start-shape="id477" draw:start-glue-point="0" draw:end-shape="id478" draw:end-glue-point="2" svg:d="m9087 38744v-7254h938v-836">
          <text:p/>
        </draw:connector>
        <draw:connector draw:style-name="inheritance_20__28_public_29_" draw:layer="layout" draw:line-skew="-7.213cm" svg:x1="8.014cm" svg:y1="38.744cm" svg:x2="15.442cm" svg:y2="13.124cm" draw:start-shape="id477" draw:start-glue-point="4" draw:end-shape="id479" svg:d="m8014 38744v-20023h7428v-5597">
          <text:p/>
        </draw:connector>
        <draw:connector draw:style-name="inheritance_20__28_public_29_" draw:layer="layout" draw:line-skew="-1.686cm" svg:x1="10.158cm" svg:y1="38.744cm" svg:x2="12.912cm" svg:y2="31.642cm" draw:start-shape="id477" draw:start-glue-point="5" draw:end-shape="id480" draw:end-glue-point="8" svg:d="m10158 38744v-5236h2754v-1866">
          <text:p/>
        </draw:connector>
        <draw:rect draw:style-name="namespace" draw:layer="layout" svg:width="11.388cm" svg:height="9.617cm" svg:x="116.674cm" svg:y="32.76cm">
          <text:p text:style-name="P2">ppt</text:p>
        </draw:rect>
        <draw:rect draw:style-name="class" draw:id="id481" draw:layer="layout" svg:width="3.519cm" svg:height="1.138cm" svg:x="105.51cm" svg:y="32.977cm">
          <text:p text:style-name="P2">Transform2DContext</text:p>
        </draw:rect>
        <draw:rect draw:style-name="class" draw:text-style-name="P2" draw:id="id482" draw:layer="layout" svg:width="7.01cm" svg:height="1.321cm" svg:x="25.205cm" svg:y="12.436cm">
          <draw:glue-point draw:id="4" svg:x="-4.301cm" svg:y="5cm"/>
          <draw:glue-point draw:id="5" svg:x="-1.978cm" svg:y="5.003cm"/>
          <text:p text:style-name="P2">Context</text:p>
        </draw:rect>
        <draw:connector draw:style-name="inheritance_20__28_public_29_" draw:layer="layout" svg:x1="107.269cm" svg:y1="32.977cm" svg:x2="28.71cm" svg:y2="13.757cm" draw:start-shape="id481" draw:start-glue-point="0" draw:end-shape="id482" draw:end-glue-point="2" svg:d="m107269 32977v-9610h-78559v-9610">
          <text:p/>
        </draw:connector>
        <draw:rect draw:style-name="class" draw:text-style-name="P2" draw:id="id483" draw:layer="layout" svg:width="2.436cm" svg:height="0.763cm" svg:x="26.853cm" svg:y="35.238cm">
          <draw:glue-point draw:id="4" svg:x="2.749cm" svg:y="-5cm"/>
          <draw:glue-point draw:id="5" svg:x="-2.744cm" svg:y="-5cm"/>
          <text:p text:style-name="P2">ContextBase</text:p>
        </draw:rect>
        <draw:connector draw:style-name="inheritance_20__28_public_29_" draw:layer="layout" svg:x1="28.74cm" svg:y1="35.238cm" svg:x2="27.324cm" svg:y2="13.756cm" draw:start-shape="id483" draw:start-glue-point="4" draw:end-shape="id482" draw:end-glue-point="5" svg:d="m28740 35238v-10740h-1416v-10742">
          <text:p/>
        </draw:connector>
        <draw:connector draw:style-name="inheritance_20__28_public_29_" draw:layer="layout" draw:line-skew="3.343cm" svg:x1="27.403cm" svg:y1="35.238cm" svg:x2="11.11cm" svg:y2="30.654cm" draw:start-shape="id483" draw:start-glue-point="5" draw:end-shape="id478" draw:end-glue-point="4" svg:d="m27403 35238v-2722h-16293v-1862">
          <text:p/>
        </draw:connector>
        <draw:connector draw:style-name="inheritance_20__28_public_29_" draw:layer="layout" svg:x1="28.071cm" svg:y1="35.238cm" svg:x2="21.199cm" svg:y2="31.642cm" draw:start-shape="id483" draw:start-glue-point="0" draw:end-shape="id480" draw:end-glue-point="7" svg:d="m28071 35238v-1797h-6872v-1799">
          <text:p/>
        </draw:connector>
        <draw:rect draw:style-name="class" draw:id="id484" draw:layer="layout" svg:width="3.477cm" svg:height="0.79cm" svg:x="25.39cm" svg:y="38.419cm">
          <text:p text:style-name="P2">OoxSheetDataContext</text:p>
        </draw:rect>
        <draw:connector draw:style-name="inheritance_20__28_public_29_" draw:layer="layout" draw:line-skew="-0.393cm" svg:x1="27.128cm" svg:y1="38.419cm" svg:x2="28.071cm" svg:y2="36.001cm" draw:start-shape="id484" draw:start-glue-point="0" draw:end-shape="id483" draw:end-glue-point="2" svg:d="m27128 38419v-1602h943v-816">
          <text:p/>
        </draw:connector>
        <draw:rect draw:style-name="uno_20_interface" draw:id="id485" draw:layer="layout" svg:width="7.249cm" svg:height="1.032cm" svg:x="6.748cm" svg:y="7.815cm">
          <draw:glue-point draw:id="4" svg:x="2.503cm" svg:y="5cm"/>
          <draw:glue-point draw:id="5" svg:x="-3.357cm" svg:y="5cm"/>
          <text:p text:style-name="P2">com.sun.star.xml.sax.XFastDocumentHandler</text:p>
        </draw:rect>
        <draw:connector draw:style-name="inheritance_20__28_public_29_" draw:layer="layout" svg:x1="15.442cm" svg:y1="12.436cm" svg:x2="10.372cm" svg:y2="8.847cm" draw:start-shape="id479" draw:start-glue-point="0" draw:end-shape="id485" draw:end-glue-point="2" svg:d="m15442 12436v-1794h-5070v-1795">
          <text:p/>
        </draw:connector>
        <draw:rect draw:style-name="uno_20_interface" draw:id="id486" draw:layer="layout" svg:width="6.775cm" svg:height="1.032cm" svg:x="9.816cm" svg:y="4.358cm">
          <draw:glue-point draw:id="4" svg:x="2.473cm" svg:y="5cm"/>
          <draw:glue-point draw:id="5" svg:x="-2.931cm" svg:y="5cm"/>
          <text:p text:style-name="P2">com.sun.star.xml.sax.XFastContextHandler</text:p>
        </draw:rect>
        <draw:connector draw:style-name="inheritance_20__28_public_29_" draw:layer="layout" svg:x1="28.71cm" svg:y1="12.436cm" svg:x2="14.878cm" svg:y2="5.39cm" draw:start-shape="id482" draw:start-glue-point="0" draw:end-shape="id486" draw:end-glue-point="4" svg:d="m28710 12436v-3523h-13832v-3523">
          <text:p/>
        </draw:connector>
        <draw:rect draw:style-name="class" draw:text-style-name="P2" draw:id="id488" draw:layer="layout" svg:width="4.063cm" svg:height="0.508cm" svg:x="12.848cm" svg:y="42.48cm">
          <text:p text:style-name="P2">OoxSharedStringsFragment</text:p>
        </draw:rect>
        <draw:rect draw:style-name="class" draw:text-style-name="P2" draw:id="id489" draw:layer="layout" svg:width="3.079cm" svg:height="0.508cm" svg:x="17.103cm" svg:y="42.48cm">
          <text:p text:style-name="P2">OoxStylesFragment</text:p>
        </draw:rect>
        <draw:rect draw:style-name="class" draw:text-style-name="P2" draw:id="id487" draw:layer="layout" svg:width="3.688cm" svg:height="0.508cm" svg:x="8.944cm" svg:y="42.48cm">
          <text:p text:style-name="P2">OoxWorksheetFragment</text:p>
        </draw:rect>
        <draw:connector draw:style-name="inheritance_20__28_public_29_" draw:layer="layout" svg:x1="10.788cm" svg:y1="42.48cm" svg:x2="7.931cm" svg:y2="39.76cm" draw:start-shape="id487" draw:start-glue-point="0" draw:end-shape="id477" draw:end-glue-point="7" svg:d="m10788 42480v-1360h-2857v-1360">
          <text:p/>
        </draw:connector>
        <draw:connector draw:style-name="inheritance_20__28_public_29_" draw:layer="layout" svg:x1="14.879cm" svg:y1="42.48cm" svg:x2="9.734cm" svg:y2="39.76cm" draw:start-shape="id488" draw:end-shape="id477" draw:end-glue-point="8" svg:d="m14879 42480v-1360h-5145v-1360">
          <text:p/>
        </draw:connector>
        <draw:connector draw:style-name="inheritance_20__28_public_29_" draw:layer="layout" svg:x1="18.642cm" svg:y1="42.48cm" svg:x2="10.466cm" svg:y2="39.76cm" draw:start-shape="id489" draw:start-glue-point="0" draw:end-shape="id477" draw:end-glue-point="9" svg:d="m18642 42480v-1360h-8176v-1360">
          <text:p/>
        </draw:connector>
        <draw:connector draw:style-name="inheritance_20__28_public_29_" draw:layer="layout" svg:x1="10.372cm" svg:y1="7.815cm" svg:x2="11.218cm" svg:y2="5.39cm" draw:start-shape="id485" draw:start-glue-point="0" draw:end-shape="id486" draw:end-glue-point="5" svg:d="m10372 7815v-1212h846v-1213">
          <text:p/>
        </draw:connector>
        <draw:rect draw:style-name="class" draw:id="id490" draw:layer="layout" svg:width="4.463cm" svg:height="0.615cm" svg:x="6.265cm" svg:y="12.721cm">
          <text:p text:style-name="P2">RelationsFragmentHandler</text:p>
        </draw:rect>
        <draw:connector draw:style-name="inheritance_20__28_public_29_" draw:layer="layout" draw:line-skew="0.437cm" svg:x1="8.496cm" svg:y1="12.721cm" svg:x2="7.939cm" svg:y2="8.847cm" draw:start-shape="id490" draw:start-glue-point="0" draw:end-shape="id485" draw:end-glue-point="5" svg:d="m8496 12721v-1500h-557v-2374">
          <text:p/>
        </draw:connector>
        <draw:rect draw:style-name="class" draw:id="id492" draw:layer="layout" svg:width="3.02cm" svg:height="0.599cm" svg:x="17.519cm" svg:y="20.83cm">
          <draw:glue-point draw:id="4" svg:x="-2.31cm" svg:y="5.003cm"/>
          <draw:glue-point draw:id="5" svg:x="2.554cm" svg:y="5.003cm"/>
          <draw:glue-point draw:id="6" svg:x="-2.42cm" svg:y="-4.996cm"/>
          <draw:glue-point draw:id="7" svg:x="2.664cm" svg:y="-4.996cm"/>
          <text:p text:style-name="P2">XmlFilterBase</text:p>
        </draw:rect>
        <draw:rect draw:style-name="class" draw:id="id491" draw:layer="layout" svg:width="3.073cm" svg:height="0.716cm" svg:x="18.508cm" svg:y="29.353cm">
          <text:p text:style-name="P2">ExcelFilter</text:p>
        </draw:rect>
        <draw:rect draw:style-name="namespace" draw:layer="layout" svg:width="12.188cm" svg:height="11.334cm" svg:x="99.376cm" svg:y="31.936cm">
          <text:p text:style-name="P2">drawingml</text:p>
        </draw:rect>
        <draw:rect draw:style-name="class" draw:id="id493" draw:layer="layout" svg:width="3.073cm" svg:height="1.323cm" svg:x="117.874cm" svg:y="33.513cm">
          <text:p text:style-name="P2">PowerPointImport</text:p>
        </draw:rect>
        <draw:connector draw:style-name="inheritance_20__28_public_29_" draw:layer="layout" draw:line-skew="-0.384cm" svg:x1="20.044cm" svg:y1="29.353cm" svg:x2="18.332cm" svg:y2="21.428cm" draw:start-shape="id491" draw:start-glue-point="0" draw:end-shape="id492" draw:end-glue-point="4" svg:d="m20044 29353v-4346h-1712v-3579">
          <text:p/>
        </draw:connector>
        <draw:connector draw:style-name="inheritance_20__28_public_29_" draw:layer="layout" svg:x1="119.41cm" svg:y1="33.513cm" svg:x2="19.8cm" svg:y2="21.428cm" draw:start-shape="id493" draw:start-glue-point="0" draw:end-shape="id492" draw:end-glue-point="5" svg:d="m119410 33513v-6042h-99610v-6043">
          <text:p/>
        </draw:connector>
        <draw:rect draw:style-name="uno_20_interface" draw:id="id495" draw:layer="layout" svg:width="5.397cm" svg:height="1.032cm" svg:x="17.33cm" svg:y="6.086cm">
          <draw:glue-point draw:id="4" svg:x="2.473cm" svg:y="5cm"/>
          <draw:glue-point draw:id="5" svg:x="-2.931cm" svg:y="5cm"/>
          <text:p text:style-name="P2">com.sun.star.document.XImporter</text:p>
        </draw:rect>
        <draw:rect draw:style-name="uno_20_interface" draw:id="id496" draw:layer="layout" svg:width="5.397cm" svg:height="1.032cm" svg:x="23.31cm" svg:y="6.086cm">
          <draw:glue-point draw:id="4" svg:x="2.473cm" svg:y="5cm"/>
          <draw:glue-point draw:id="5" svg:x="-2.931cm" svg:y="5cm"/>
          <text:p text:style-name="P2">com.sun.star.document.XFilter</text:p>
        </draw:rect>
        <draw:connector draw:style-name="inheritance_20__28_public_29_" draw:layer="layout" svg:x1="20.296cm" svg:y1="19.037cm" svg:x2="20.028cm" svg:y2="7.118cm" draw:start-shape="id494" draw:start-glue-point="6" draw:end-shape="id495" draw:end-glue-point="2" svg:d="m20296 19037v-5959h-268v-5960">
          <text:p/>
        </draw:connector>
        <draw:connector draw:style-name="inheritance_20__28_public_29_" draw:layer="layout" draw:line-skew="-3.731cm" svg:x1="21.89cm" svg:y1="19.037cm" svg:x2="26.008cm" svg:y2="7.118cm" draw:start-shape="id494" draw:start-glue-point="7" draw:end-shape="id496" draw:end-glue-point="2" svg:d="m21890 19037v-9690h4118v-2229">
          <text:p/>
        </draw:connector>
        <draw:rect draw:style-name="class" draw:text-style-name="P2" draw:id="id497" draw:layer="layout" svg:width="4.343cm" svg:height="1.143cm" svg:x="100.558cm" svg:y="32.977cm">
          <text:p text:style-name="P2">ThemeFragmentHandler</text:p>
        </draw:rect>
        <draw:connector draw:style-name="inheritance_20__28_public_29_" draw:layer="layout" svg:x1="102.729cm" svg:y1="32.977cm" svg:x2="16.267cm" svg:y2="13.124cm" draw:start-shape="id497" draw:start-glue-point="0" draw:end-shape="id479" draw:end-glue-point="4" svg:d="m102729 32977v-9926h-86462v-9927">
          <text:p/>
        </draw:connector>
        <draw:rect draw:style-name="class" draw:layer="layout" svg:width="2.169cm" svg:height="1.032cm" svg:x="100.195cm" svg:y="35.561cm">
          <text:p text:style-name="P2">Theme</text:p>
        </draw:rect>
        <draw:rect draw:style-name="class" draw:layer="layout" svg:width="2.169cm" svg:height="1.032cm" svg:x="105.276cm" svg:y="35.455cm">
          <text:p text:style-name="P2">ClrScheme</text:p>
        </draw:rect>
        <draw:rect draw:style-name="class" draw:layer="layout" svg:width="2.169cm" svg:height="1.032cm" svg:x="102.761cm" svg:y="35.561cm">
          <text:p text:style-name="P2">Shape</text:p>
        </draw:rect>
        <draw:rect draw:style-name="class" draw:layer="layout" svg:width="2.169cm" svg:height="1.032cm" svg:x="40.671cm" svg:y="12.308cm">
          <text:p text:style-name="P2">AttributeList</text:p>
        </draw:rect>
        <draw:custom-shape draw:style-name="gr15" draw:id="id498" draw:layer="layout" svg:width="2.288cm" svg:height="0.689cm" svg:x="10.605cm" svg:y="35.49cm">
          <text:p text:style-name="P2">RichString</text:p>
          <draw:enhanced-geometry svg:viewBox="0 0 21600 21600" draw:type="rectangle" draw:enhanced-path="M 0 0 L 21600 0 21600 21600 0 21600 0 0 Z N"/>
        </draw:custom-shape>
        <draw:custom-shape draw:style-name="gr15" draw:id="id499" draw:layer="layout" svg:width="3.142cm" svg:height="0.689cm" svg:x="13.217cm" svg:y="35.49cm">
          <text:p text:style-name="P2">RichStringPortion</text:p>
          <draw:enhanced-geometry svg:viewBox="0 0 21600 21600" draw:type="rectangle" draw:enhanced-path="M 0 0 L 21600 0 21600 21600 0 21600 0 0 Z N"/>
        </draw:custom-shape>
        <draw:custom-shape draw:style-name="gr15" draw:id="id500" draw:layer="layout" svg:width="3.142cm" svg:height="0.689cm" svg:x="16.636cm" svg:y="35.49cm">
          <text:p text:style-name="P2">SharedStringsBuffer</text:p>
          <draw:enhanced-geometry svg:viewBox="0 0 21600 21600" draw:type="rectangle" draw:enhanced-path="M 0 0 L 21600 0 21600 21600 0 21600 0 0 Z N"/>
        </draw:custom-shape>
        <draw:connector draw:style-name="inheritance_20__28_public_29_" draw:layer="layout" draw:line-skew="0.347cm" svg:x1="11.749cm" svg:y1="35.49cm" svg:x2="13.866cm" svg:y2="31.642cm" draw:start-shape="id498" draw:start-glue-point="0" draw:end-shape="id480" draw:end-glue-point="5" svg:d="m11749 35490v-1577h2117v-2271">
          <text:p/>
        </draw:connector>
        <draw:connector draw:style-name="inheritance_20__28_public_29_" draw:layer="layout" svg:x1="14.788cm" svg:y1="35.49cm" svg:x2="14.87cm" svg:y2="31.642cm" draw:start-shape="id499" draw:start-glue-point="0" draw:end-shape="id480" draw:end-glue-point="9" svg:d="m14788 35490v-1924h82v-1924">
          <text:p/>
        </draw:connector>
        <draw:connector draw:style-name="inheritance_20__28_public_29_" draw:layer="layout" draw:line-skew="1.106cm" svg:x1="18.207cm" svg:y1="35.49cm" svg:x2="15.952cm" svg:y2="31.642cm" draw:start-shape="id500" draw:start-glue-point="0" draw:end-shape="id480" draw:end-glue-point="6" svg:d="m18207 35490v-818h-2255v-3030">
          <text:p/>
        </draw:connector>
        <draw:custom-shape draw:style-name="gr3" draw:layer="layout" svg:width="2.289cm" svg:height="0.96cm" svg:x="9.037cm" svg:y="14.793cm">
          <text:p text:style-name="P2">RefVector</text:p>
          <draw:enhanced-geometry svg:viewBox="0 0 21600 21600" draw:type="rectangle" draw:enhanced-path="M 0 0 L 21600 0 21600 21600 0 21600 0 0 Z N"/>
        </draw:custom-shape>
        <draw:custom-shape draw:style-name="gr3" draw:layer="layout" svg:width="2.011cm" svg:height="0.96cm" svg:x="11.802cm" svg:y="14.801cm">
          <text:p text:style-name="P2">RefMap</text:p>
          <draw:enhanced-geometry svg:viewBox="0 0 21600 21600" draw:type="rectangle" draw:enhanced-path="M 0 0 L 21600 0 21600 21600 0 21600 0 0 Z N"/>
        </draw:custom-shape>
        <draw:rect draw:style-name="class" draw:id="id494" draw:layer="layout" svg:width="3.138cm" svg:height="0.635cm" svg:x="19.486cm" svg:y="19.037cm">
          <draw:glue-point draw:id="4" svg:x="-2.31cm" svg:y="5.003cm"/>
          <draw:glue-point draw:id="5" svg:x="2.554cm" svg:y="5.003cm"/>
          <draw:glue-point draw:id="6" svg:x="-2.42cm" svg:y="-4.996cm"/>
          <draw:glue-point draw:id="7" svg:x="2.664cm" svg:y="-4.996cm"/>
          <text:p text:style-name="P2">FilterBase</text:p>
        </draw:rect>
        <draw:connector draw:style-name="inheritance_20__28_public_29_" draw:layer="layout" svg:x1="19.029cm" svg:y1="20.83cm" svg:x2="20.331cm" svg:y2="19.671cm" draw:start-shape="id492" draw:start-glue-point="0" draw:end-shape="id494" draw:end-glue-point="4" svg:d="m19029 20830v-579h1302v-580">
          <text:p/>
        </draw:connector>
        <draw:rect draw:style-name="class" draw:id="id501" draw:layer="layout" svg:width="3.228cm" svg:height="0.662cm" svg:x="21.571cm" svg:y="20.798cm">
          <draw:glue-point draw:id="4" svg:x="-2.31cm" svg:y="5.003cm"/>
          <draw:glue-point draw:id="5" svg:x="2.554cm" svg:y="5.003cm"/>
          <draw:glue-point draw:id="6" svg:x="-2.42cm" svg:y="-4.996cm"/>
          <draw:glue-point draw:id="7" svg:x="2.664cm" svg:y="-4.996cm"/>
          <text:p text:style-name="P2">BinaryFilterBase</text:p>
        </draw:rect>
        <draw:connector draw:style-name="inheritance_20__28_public_29_" draw:layer="layout" svg:x1="23.185cm" svg:y1="20.798cm" svg:x2="21.856cm" svg:y2="19.671cm" draw:start-shape="id501" draw:start-glue-point="0" draw:end-shape="id494" draw:end-glue-point="5" svg:d="m23185 20798v-563h-1329v-564">
          <text:p/>
        </draw:connector>
        <draw:rect draw:style-name="class" draw:text-style-name="P2" draw:id="id502" draw:layer="layout" svg:width="2.692cm" svg:height="0.711cm" svg:x="22.216cm" svg:y="29.353cm">
          <text:p text:style-name="P2">ExcelBiffFilter</text:p>
        </draw:rect>
        <draw:connector draw:style-name="inheritance_20__28_public_29_" draw:layer="layout" svg:x1="23.562cm" svg:y1="29.353cm" svg:x2="23.185cm" svg:y2="21.46cm" draw:start-shape="id502" draw:start-glue-point="0" draw:end-shape="id501" draw:end-glue-point="2" svg:d="m23562 29353v-3946h-377v-3947">
          <text:p/>
        </draw:connector>
        <draw:rect draw:style-name="class" draw:id="id505" draw:layer="layout" svg:width="2.169cm" svg:height="0.733cm" svg:x="33.474cm" svg:y="12.467cm">
          <text:p text:style-name="P2">StorageBase</text:p>
        </draw:rect>
        <draw:rect draw:style-name="class" draw:text-style-name="P2" draw:id="id503" draw:layer="layout" svg:width="2.642cm" svg:height="0.686cm" svg:x="20.081cm" svg:y="35.49cm">
          <text:p text:style-name="P2">SheetInfoBuffer</text:p>
        </draw:rect>
        <draw:connector draw:style-name="inheritance_20__28_public_29_" draw:layer="layout" svg:x1="21.402cm" svg:y1="35.49cm" svg:x2="16.688cm" svg:y2="31.642cm" draw:start-shape="id503" draw:end-shape="id480" draw:end-glue-point="10" svg:d="m21402 35490v-1923h-4714v-1925">
          <text:p/>
        </draw:connector>
        <draw:custom-shape draw:style-name="gr1" draw:text-style-name="P1" draw:id="id504" draw:layer="layout" svg:width="2.191cm" svg:height="0.802cm" svg:x="33.551cm" svg:y="14.257cm">
          <text:p text:style-name="P3">XmlStorage</text:p>
          <draw:enhanced-geometry svg:viewBox="0 0 21600 21600" draw:type="rectangle" draw:enhanced-path="M 0 0 L 21600 0 21600 21600 0 21600 0 0 Z N"/>
        </draw:custom-shape>
        <draw:connector draw:style-name="inheritance_20__28_public_29_" draw:layer="layout" svg:x1="34.646cm" svg:y1="14.257cm" svg:x2="34.558cm" svg:y2="13.2cm" draw:start-shape="id504" draw:start-glue-point="0" draw:end-shape="id505" draw:end-glue-point="2" svg:d="m34646 14257v-528h-88v-529">
          <text:p/>
        </draw:connector>
        <draw:custom-shape draw:style-name="gr1" draw:text-style-name="P1" draw:id="id506" draw:layer="layout" svg:width="3.085cm" svg:height="0.725cm" svg:x="23.844cm" svg:y="19.076cm">
          <text:p text:style-name="P3">FilterBaseImpl</text:p>
          <draw:enhanced-geometry svg:viewBox="0 0 21600 21600" draw:type="rectangle" draw:enhanced-path="M 0 0 L 21600 0 21600 21600 0 21600 0 0 Z N"/>
        </draw:custom-shape>
        <draw:connector draw:style-name="data_20_member_20__28_pointer_29_" draw:layer="layout" svg:x1="22.624cm" svg:y1="19.354cm" svg:x2="23.844cm" svg:y2="19.438cm" draw:start-shape="id494" draw:start-glue-point="1" draw:end-shape="id506" draw:end-glue-point="3" svg:d="m22624 19354h610v84h610">
          <text:p/>
        </draw:connector>
        <draw:rect draw:style-name="class" draw:text-style-name="P2" draw:id="id507" draw:layer="layout" svg:width="2.302cm" svg:height="0.686cm" svg:x="23.103cm" svg:y="35.46cm">
          <text:p text:style-name="P2">ExtRefBuffer</text:p>
        </draw:rect>
        <draw:connector draw:style-name="inheritance_20__28_public_29_" draw:layer="layout" svg:x1="24.254cm" svg:y1="35.46cm" svg:x2="17.622cm" svg:y2="31.642cm" draw:start-shape="id507" draw:end-shape="id480" draw:end-glue-point="11" svg:d="m24254 35460v-1908h-6632v-1910">
          <text:p/>
        </draw:connector>
        <draw:custom-shape draw:style-name="gr3" draw:id="id508" draw:layer="layout" svg:width="2.358cm" svg:height="0.855cm" svg:x="36.519cm" svg:y="12.182cm">
          <text:p text:style-name="P2">FilterDetect</text:p>
          <draw:enhanced-geometry svg:viewBox="0 0 21600 21600" draw:type="rectangle" draw:enhanced-path="M 0 0 L 21600 0 21600 21600 0 21600 0 0 Z N"/>
        </draw:custom-shape>
        <draw:custom-shape draw:style-name="gr2" draw:id="id509" draw:layer="layout" svg:width="7.698cm" svg:height="0.933cm" svg:x="33.641cm" svg:y="8.735cm">
          <text:p text:style-name="P2">com.sun.star.document.XExtendedFilterDetection</text:p>
          <draw:enhanced-geometry svg:viewBox="0 0 21600 21600" draw:type="rectangle" draw:enhanced-path="M 0 0 L 21600 0 21600 21600 0 21600 0 0 Z N"/>
        </draw:custom-shape>
        <draw:connector draw:style-name="inheritance_20__28_public_29_" draw:layer="layout" svg:x1="37.698cm" svg:y1="12.182cm" svg:x2="37.49cm" svg:y2="9.668cm" draw:start-shape="id508" draw:start-glue-point="0" draw:end-shape="id509" draw:end-glue-point="2" svg:d="m37698 12182v-1258h-208v-1256">
          <text:p/>
        </draw:connector>
        <draw:rect draw:style-name="class" draw:id="id510" draw:layer="layout" svg:width="3.02cm" svg:height="0.599cm" svg:x="12.512cm" svg:y="20.852cm">
          <draw:glue-point draw:id="4" svg:x="-2.31cm" svg:y="5.003cm"/>
          <draw:glue-point draw:id="5" svg:x="2.554cm" svg:y="5.003cm"/>
          <draw:glue-point draw:id="6" svg:x="-2.42cm" svg:y="-4.996cm"/>
          <draw:glue-point draw:id="7" svg:x="2.664cm" svg:y="-4.996cm"/>
          <text:p text:style-name="P2">XmlFilterBaseImpl</text:p>
        </draw:rect>
        <draw:connector draw:style-name="data_20_member_20__28_pointer_29_" draw:layer="layout" svg:x1="17.519cm" svg:y1="21.129cm" svg:x2="15.532cm" svg:y2="21.151cm" draw:start-shape="id492" draw:start-glue-point="3" draw:end-shape="id510" draw:end-glue-point="1" svg:d="m17519 21129h-993v22h-994">
          <text:p/>
        </draw:connector>
        <draw:custom-shape draw:style-name="gr1" draw:text-style-name="P1" draw:id="id511" draw:layer="layout" svg:width="3.275cm" svg:height="0.824cm" svg:x="2.191cm" svg:y="20.217cm">
          <text:p text:style-name="P3">FastTokenHandler</text:p>
          <draw:enhanced-geometry svg:viewBox="0 0 21600 21600" draw:type="rectangle" draw:enhanced-path="M 0 0 L 21600 0 21600 21600 0 21600 0 0 Z N"/>
        </draw:custom-shape>
        <draw:custom-shape draw:style-name="gr2" draw:id="id512" draw:layer="layout" svg:width="6.174cm" svg:height="0.753cm" svg:x="1.178cm" svg:y="9.307cm">
          <text:p text:style-name="P2">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511" draw:start-glue-point="0" draw:end-shape="id512" svg:d="m3828 20217v-5079h437v-5078">
          <text:p/>
        </draw:connector>
        <draw:connector draw:style-name="data_20_member_20__28_pointer_29_" draw:layer="layout" svg:x1="12.512cm" svg:y1="21.151cm" svg:x2="5.466cm" svg:y2="20.629cm" draw:start-shape="id510" draw:start-glue-point="3" draw:end-shape="id511" svg:d="m12512 21151h-3523v-522h-3523">
          <text:p/>
        </draw:connector>
        <draw:custom-shape draw:style-name="gr1" draw:text-style-name="P1" draw:id="id516" draw:layer="layout" svg:width="3.178cm" svg:height="0.76cm" svg:x="37.59cm" svg:y="29.171cm">
          <draw:glue-point draw:id="4" svg:x="-2.419cm" svg:y="5cm"/>
          <draw:glue-point draw:id="5" svg:x="2.473cm" svg:y="5cm"/>
          <text:p text:style-name="P3">FormulaContext</text:p>
          <draw:enhanced-geometry svg:viewBox="0 0 21600 21600" draw:type="rectangle" draw:enhanced-path="M 0 0 L 21600 0 21600 21600 0 21600 0 0 Z N"/>
        </draw:custom-shape>
        <draw:custom-shape draw:style-name="gr1" draw:text-style-name="P1" draw:id="id513" draw:layer="layout" svg:width="3.217cm" svg:height="0.646cm" svg:x="40.515cm" svg:y="32.964cm">
          <text:p text:style-name="P3">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513" draw:start-glue-point="0" draw:end-shape="id514" draw:end-glue-point="2" svg:d="m42123 32964v-548h-9v-549">
          <text:p/>
        </draw:connector>
        <draw:custom-shape draw:style-name="gr1" draw:text-style-name="P1" draw:id="id515" draw:layer="layout" svg:width="3.361cm" svg:height="0.63cm" svg:x="36.606cm" svg:y="31.139cm">
          <text:p text:style-name="P3">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515" draw:start-glue-point="0" draw:end-shape="id516" draw:end-glue-point="2" svg:d="m38286 31139v-604h893v-604">
          <text:p/>
        </draw:connector>
        <draw:custom-shape draw:style-name="gr1" draw:text-style-name="P1" draw:id="id517" draw:layer="layout" svg:width="2.436cm" svg:height="0.648cm" svg:x="30.818cm" svg:y="37.193cm">
          <text:p text:style-name="P3">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517" draw:start-glue-point="0" draw:end-shape="id480" draw:end-glue-point="4" svg:d="m32036 37193v-2775h-8561v-2776">
          <text:p/>
        </draw:connector>
        <draw:custom-shape draw:style-name="gr1" draw:text-style-name="P1" draw:id="id521" draw:layer="layout" svg:width="3.344cm" svg:height="0.726cm" svg:x="41.022cm" svg:y="38.182cm">
          <text:p text:style-name="P3">TokenArrayFinalizer</text:p>
          <draw:enhanced-geometry svg:viewBox="0 0 21600 21600" draw:type="rectangle" draw:enhanced-path="M 0 0 L 21600 0 21600 21600 0 21600 0 0 Z N"/>
        </draw:custom-shape>
        <draw:custom-shape draw:style-name="gr1" draw:text-style-name="P1" draw:id="id518" draw:layer="layout" svg:width="2.981cm" svg:height="0.726cm" svg:x="40.74cm" svg:y="39.621cm">
          <text:p text:style-name="P3">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2">Provides access to function info structs for all available functions.</text:p>
          </draw:text-box>
        </draw:frame>
        <draw:custom-shape draw:style-name="gr1" draw:text-style-name="P1" draw:id="id519" draw:layer="layout" svg:width="3.42cm" svg:height="0.726cm" svg:x="45.508cm" svg:y="39.621cm">
          <text:p text:style-name="P3">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518" draw:start-glue-point="1" draw:end-shape="id519" draw:end-glue-point="3" svg:d="m43721 39984h1787">
          <text:p/>
        </draw:connector>
        <draw:custom-shape draw:style-name="gr5" draw:layer="layout" svg:width="2.514cm" svg:height="0.778cm" svg:x="46.183cm" svg:y="42.521cm">
          <text:p text:style-name="P2">FunctionInfo</text:p>
          <draw:enhanced-geometry svg:viewBox="0 0 21600 21600" draw:type="rectangle" draw:enhanced-path="M 0 0 L 21600 0 21600 21600 0 21600 0 0 Z N"/>
        </draw:custom-shape>
        <draw:custom-shape draw:style-name="gr5" draw:layer="layout" svg:width="2.254cm" svg:height="0.726cm" svg:x="49.087cm" svg:y="43.636cm">
          <text:p text:style-name="P2">FunctionData</text:p>
          <draw:enhanced-geometry svg:viewBox="0 0 21600 21600" draw:type="rectangle" draw:enhanced-path="M 0 0 L 21600 0 21600 21600 0 21600 0 0 Z N"/>
        </draw:custom-shape>
        <draw:custom-shape draw:style-name="gr1" draw:text-style-name="P1" draw:layer="layout" svg:width="4.432cm" svg:height="0.726cm" svg:x="43.928cm" svg:y="44.206cm">
          <text:p text:style-name="P3">FuncInfoParamClassIterator</text:p>
          <draw:enhanced-geometry svg:viewBox="0 0 21600 21600" draw:type="rectangle" draw:enhanced-path="M 0 0 L 21600 0 21600 21600 0 21600 0 0 Z N"/>
        </draw:custom-shape>
        <draw:custom-shape draw:style-name="gr1" draw:text-style-name="P1" draw:id="id520" draw:layer="layout" svg:width="3.006cm" svg:height="2.955cm" svg:x="35.453cm" svg:y="36.974cm">
          <draw:glue-point draw:id="4" svg:x="5cm" svg:y="-3.329cm"/>
          <draw:glue-point draw:id="5" svg:x="5cm" svg:y="-1.489cm"/>
          <draw:glue-point draw:id="6" svg:x="5cm" svg:y="1.756cm"/>
          <draw:glue-point draw:id="7" svg:x="5cm" svg:y="3.509cm"/>
          <text:p text:style-name="P3">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517" draw:start-glue-point="1" draw:end-shape="id520" svg:d="m33254 37517h1100v934h1099">
          <text:p/>
        </draw:connector>
        <draw:connector draw:style-name="data_20_member" draw:layer="layout" svg:x1="38.459cm" svg:y1="39.487cm" svg:x2="40.74cm" svg:y2="39.984cm" draw:start-shape="id520" draw:start-glue-point="7" draw:end-shape="id518" svg:d="m38459 39487h1140v497h1141">
          <text:p/>
        </draw:connector>
        <draw:connector draw:style-name="local_20_usage_20__2f__20_return_20_type" draw:layer="layout" svg:x1="38.459cm" svg:y1="37.468cm" svg:x2="41.022cm" svg:y2="38.545cm" draw:start-shape="id520" draw:start-glue-point="4" draw:end-shape="id521" draw:end-glue-point="3" svg:d="m38459 37468h1282v1077h1281">
          <text:p/>
        </draw:connector>
        <draw:frame draw:style-name="annotation" draw:layer="layout" svg:width="7.699cm" svg:height="1.996cm" svg:x="40.991cm" svg:y="36.132cm">
          <draw:text-box>
            <text:p text:style-name="P2"><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1" draw:id="id522" draw:layer="layout" svg:width="3.732cm" svg:height="0.804cm" svg:x="35.038cm" svg:y="42.313cm">
          <text:p text:style-name="P3">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522" draw:start-glue-point="0" draw:end-shape="id520" draw:end-glue-point="2" svg:d="m36904 42313v-1192h52v-1192">
          <text:p/>
        </draw:connector>
        <draw:custom-shape draw:style-name="gr1" draw:text-style-name="P1" draw:id="id514" draw:layer="layout" svg:width="3.361cm" svg:height="0.63cm" svg:x="40.434cm" svg:y="31.237cm">
          <text:p text:style-name="P3">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514" draw:start-glue-point="0" draw:end-shape="id516" draw:end-glue-point="5" svg:d="m42114 31237v-653h-2150v-653">
          <text:p/>
        </draw:connector>
        <draw:custom-shape draw:style-name="gr1" draw:text-style-name="P1" draw:id="id523" draw:layer="layout" svg:width="3.601cm" svg:height="0.646cm" svg:x="40.321cm" svg:y="34.595cm">
          <text:p text:style-name="P3">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523" draw:start-glue-point="0" draw:end-shape="id513" draw:end-glue-point="2" svg:d="m42121 34595v-492h2v-493">
          <text:p/>
        </draw:connector>
        <draw:frame draw:style-name="annotation" draw:layer="layout" svg:width="4.552cm" svg:height="1.263cm" svg:x="43.993cm" svg:y="34.459cm">
          <draw:text-box>
            <text:p text:style-name="P2"><text:span text:style-name="T2">ExtCellFormulaContext</text:span> is mainly to deal with shared formulas.</text:p>
          </draw:text-box>
        </draw:frame>
        <draw:custom-shape draw:style-name="gr5" draw:id="id525" draw:layer="layout" svg:width="3.447cm" svg:height="0.621cm" svg:x="35.819cm" svg:y="51.604cm">
          <text:p>SheetViewModel</text:p>
          <draw:enhanced-geometry svg:viewBox="0 0 21600 21600" draw:type="rectangle" draw:enhanced-path="M 0 0 L 21600 0 21600 21600 0 21600 0 0 Z N"/>
        </draw:custom-shape>
        <draw:custom-shape draw:style-name="gr1" draw:text-style-name="P1" draw:id="id524" draw:layer="layout" svg:width="3.94cm" svg:height="1.556cm" svg:x="27.706cm" svg:y="49.996cm">
          <draw:glue-point draw:id="4" svg:x="5.002cm" svg:y="2.994cm"/>
          <text:p text:style-name="P1">SheetViewSettings</text:p>
          <draw:enhanced-geometry svg:viewBox="0 0 21600 21600" draw:type="rectangle" draw:enhanced-path="M 0 0 L 21600 0 21600 21600 0 21600 0 0 Z N"/>
        </draw:custom-shape>
        <draw:connector draw:style-name="data_20_member_20__28_multiple_29_" draw:layer="layout" svg:x1="31.646cm" svg:y1="51.239cm" svg:x2="35.819cm" svg:y2="51.914cm" draw:start-shape="id524" draw:start-glue-point="4" draw:end-shape="id525" draw:end-glue-point="3" svg:d="m31646 51239h2086v675h2087">
          <text:p/>
        </draw:connector>
        <draw:custom-shape draw:style-name="gr1" draw:text-style-name="P1" draw:id="id526" draw:layer="layout" svg:width="3.784cm" svg:height="1.373cm" svg:x="25.815cm" svg:y="47.249cm">
          <draw:glue-point draw:id="4" svg:x="5.002cm" svg:y="2.927cm"/>
          <text:p text:style-name="P1">WorksheetSettings</text:p>
          <draw:enhanced-geometry svg:viewBox="0 0 21600 21600" draw:type="rectangle" draw:enhanced-path="M 0 0 L 21600 0 21600 21600 0 21600 0 0 Z N"/>
        </draw:custom-shape>
        <draw:custom-shape draw:style-name="gr5" draw:id="id527" draw:layer="layout" svg:width="3.551cm" svg:height="0.596cm" svg:x="32.372cm" svg:y="48.156cm">
          <text:p>SheetSettingsModel</text:p>
          <draw:enhanced-geometry svg:viewBox="0 0 21600 21600" draw:mirror-vertical="false" draw:mirror-horizontal="false" draw:type="rectangle" draw:enhanced-path="M 0 0 L 21600 0 21600 21600 0 21600 0 0 Z N"/>
        </draw:custom-shape>
        <draw:connector draw:style-name="data_20_member" draw:layer="layout" svg:x1="29.599cm" svg:y1="48.336cm" svg:x2="32.372cm" svg:y2="48.454cm" draw:start-shape="id526" draw:start-glue-point="4" draw:end-shape="id527" draw:end-glue-point="3" svg:d="m29599 48336h1386v118h1387">
          <text:p/>
        </draw:connector>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528" draw:start-glue-point="5" draw:end-shape="id529" draw:end-glue-point="3" svg:d="m20368 44472h2697v9135h2697">
          <text:p/>
        </draw:connector>
        <draw:connector draw:style-name="inheritance_20__28_public_29_" draw:layer="layout" svg:x1="29.991cm" svg:y1="52.285cm" svg:x2="39.427cm" svg:y2="50.574cm" draw:start-shape="id529" draw:start-glue-point="11" draw:end-shape="id530" draw:end-glue-point="2" svg:d="m29991 52285v-857h9436v-854">
          <text:p/>
        </draw:connector>
        <draw:custom-shape draw:style-name="gr1" draw:text-style-name="P1" draw:id="id531" draw:layer="layout" svg:width="2.197cm" svg:height="0.929cm" svg:x="5.579cm" svg:y="11.213cm">
          <text:p text:style-name="P3">UCBStorage</text:p>
          <draw:enhanced-geometry svg:viewBox="0 0 21600 21600" draw:type="rectangle" draw:enhanced-path="M 0 0 L 21600 0 21600 21600 0 21600 0 0 Z N"/>
        </draw:custom-shape>
        <draw:custom-shape draw:style-name="gr1" draw:text-style-name="P1" draw:id="id532" draw:layer="layout" svg:width="2.564cm" svg:height="1.211cm" svg:x="5.945cm" svg:y="8.283cm">
          <draw:glue-point draw:id="4" svg:x="-2.363cm" svg:y="4.995cm"/>
          <draw:glue-point draw:id="5" svg:x="2.359cm" svg:y="4.995cm"/>
          <text:p text:style-name="P3">BaseStorage</text:p>
          <draw:enhanced-geometry svg:viewBox="0 0 21600 21600" draw:type="rectangle" draw:enhanced-path="M 0 0 L 21600 0 21600 21600 0 21600 0 0 Z N"/>
        </draw:custom-shape>
        <draw:custom-shape draw:style-name="gr1" draw:text-style-name="P1" draw:id="id533" draw:layer="layout" svg:width="2.564cm" svg:height="1.211cm" svg:x="6.818cm" svg:y="5.664cm">
          <text:p text:style-name="P3">StorageBase</text:p>
          <draw:enhanced-geometry svg:viewBox="0 0 21600 21600" draw:type="rectangle" draw:enhanced-path="M 0 0 L 21600 0 21600 21600 0 21600 0 0 Z N"/>
        </draw:custom-shape>
        <draw:custom-shape draw:style-name="class_20__28_external_20_module_29_" draw:id="id534" draw:layer="layout" svg:width="2.967cm" svg:height="0.65cm" svg:x="8.339cm" svg:y="1.522cm">
          <text:p text:style-name="P2">SvRefBase</text:p>
          <draw:enhanced-geometry svg:viewBox="0 0 21600 21600" draw:type="rectangle" draw:enhanced-path="M 0 0 L 21600 0 21600 21600 0 21600 0 0 Z N"/>
        </draw:custom-shape>
        <draw:connector draw:style-name="inheritance_20__28_public_29_" draw:layer="layout" svg:x1="6.677cm" svg:y1="11.213cm" svg:x2="6.622cm" svg:y2="9.492cm" draw:start-shape="id531" draw:start-glue-point="0" draw:end-shape="id532" draw:end-glue-point="4" svg:d="m6677 11213v-860h-55v-861">
          <text:p/>
        </draw:connector>
        <draw:connector draw:style-name="inheritance_20__28_public_29_" draw:layer="layout" svg:x1="7.227cm" svg:y1="8.283cm" svg:x2="8.1cm" svg:y2="6.875cm" draw:start-shape="id532" draw:start-glue-point="0" draw:end-shape="id533" svg:d="m7227 8283v-705h873v-703">
          <text:p/>
        </draw:connector>
        <draw:connector draw:style-name="inheritance_20__28_public_29_" draw:layer="layout" svg:x1="8.1cm" svg:y1="5.664cm" svg:x2="9.822cm" svg:y2="2.172cm" draw:start-shape="id533" draw:start-glue-point="0" draw:end-shape="id534" draw:end-glue-point="2" svg:d="m8100 5664v-1746h1722v-1746">
          <text:p/>
        </draw:connector>
        <draw:custom-shape draw:style-name="gr1" draw:text-style-name="P1" draw:id="id535" draw:layer="layout" svg:width="2.056cm" svg:height="0.958cm" svg:x="8.339cm" svg:y="11.242cm">
          <text:p text:style-name="P3">Storage</text:p>
          <draw:enhanced-geometry svg:viewBox="0 0 21600 21600" draw:type="rectangle" draw:enhanced-path="M 0 0 L 21600 0 21600 21600 0 21600 0 0 Z N"/>
        </draw:custom-shape>
        <draw:connector draw:style-name="inheritance_20__28_public_29_" draw:layer="layout" svg:x1="9.367cm" svg:y1="11.242cm" svg:x2="7.831cm" svg:y2="9.492cm" draw:start-shape="id535" draw:start-glue-point="0" draw:end-shape="id532" draw:end-glue-point="5" svg:d="m9367 11242v-874h-1536v-876">
          <text:p/>
        </draw:connector>
        <draw:custom-shape draw:style-name="gr3" draw:id="id536" draw:layer="layout" svg:width="2.254cm" svg:height="1.014cm" svg:x="12.001cm" svg:y="11.269cm">
          <text:p text:style-name="P2">SotStorage</text:p>
          <draw:enhanced-geometry svg:viewBox="0 0 21600 21600" draw:type="rectangle" draw:enhanced-path="M 0 0 L 21600 0 21600 21600 0 21600 0 0 Z N"/>
        </draw:custom-shape>
        <draw:custom-shape draw:style-name="gr3" draw:id="id537" draw:layer="layout" svg:width="2.64cm" svg:height="1.014cm" svg:x="12.03cm" svg:y="8.03cm">
          <draw:glue-point draw:id="4" svg:x="-2.258cm" svg:y="5cm"/>
          <draw:glue-point draw:id="5" svg:x="2.227cm" svg:y="5cm"/>
          <text:p text:style-name="P2">SotObject</text:p>
          <draw:enhanced-geometry svg:viewBox="0 0 21600 21600" draw:type="rectangle" draw:enhanced-path="M 0 0 L 21600 0 21600 21600 0 21600 0 0 Z N"/>
        </draw:custom-shape>
        <draw:connector draw:style-name="inheritance_20__28_public_29_" draw:layer="layout" svg:x1="13.128cm" svg:y1="11.269cm" svg:x2="12.754cm" svg:y2="9.044cm" draw:start-shape="id536" draw:start-glue-point="0" draw:end-shape="id537" draw:end-glue-point="4" svg:d="m13128 11269v-1112h-374v-1113">
          <text:p/>
        </draw:connector>
        <draw:custom-shape draw:style-name="gr3" draw:id="id538" draw:layer="layout" svg:width="2.986cm" svg:height="1.014cm" svg:x="14.791cm" svg:y="11.297cm">
          <text:p text:style-name="P2">SotStorageStream</text:p>
          <draw:enhanced-geometry svg:viewBox="0 0 21600 21600" draw:type="rectangle" draw:enhanced-path="M 0 0 L 21600 0 21600 21600 0 21600 0 0 Z N"/>
        </draw:custom-shape>
        <draw:connector draw:style-name="inheritance_20__28_public_29_" draw:layer="layout" svg:x1="16.284cm" svg:y1="11.297cm" svg:x2="13.937cm" svg:y2="9.044cm" draw:start-shape="id538" draw:start-glue-point="0" draw:end-shape="id537" draw:end-glue-point="5" svg:d="m16284 11297v-1126h-2347v-1127">
          <text:p/>
        </draw:connector>
        <draw:custom-shape draw:style-name="gr1" draw:text-style-name="P1" draw:id="id539" draw:layer="layout" svg:width="2.98cm" svg:height="2.928cm" svg:x="18.868cm" svg:y="5.962cm">
          <draw:glue-point draw:id="4" svg:x="5cm" svg:y="-2.79cm"/>
          <draw:glue-point draw:id="5" svg:x="5cm" svg:y="2.523cm"/>
          <text:p text:style-name="P3">OStorage</text:p>
          <draw:enhanced-geometry svg:viewBox="0 0 21600 21600" draw:type="rectangle" draw:enhanced-path="M 0 0 L 21600 0 21600 21600 0 21600 0 0 Z N"/>
        </draw:custom-shape>
        <draw:custom-shape draw:style-name="gr1" draw:text-style-name="P1" draw:id="id540" draw:layer="layout" svg:width="3.732cm" svg:height="1.114cm" svg:x="24.208cm" svg:y="6.064cm">
          <text:p text:style-name="P3">StorInternalData_Impl</text:p>
          <draw:enhanced-geometry svg:viewBox="0 0 21600 21600" draw:type="rectangle" draw:enhanced-path="M 0 0 L 21600 0 21600 21600 0 21600 0 0 Z N"/>
        </draw:custom-shape>
        <draw:connector draw:style-name="data_20_member_20__28_pointer_29_" draw:layer="layout" svg:x1="21.848cm" svg:y1="6.61cm" svg:x2="24.208cm" svg:y2="6.621cm" draw:start-shape="id539" draw:start-glue-point="4" draw:end-shape="id540" svg:d="m21848 6610h1180v11h1180">
          <text:p/>
        </draw:connector>
        <draw:custom-shape draw:style-name="gr1" draw:text-style-name="P1" draw:id="id541" draw:layer="layout" svg:width="3.732cm" svg:height="2.593cm" svg:x="25.218cm" svg:y="20.448cm">
          <draw:glue-point draw:id="4" svg:x="5cm" svg:y="2.502cm"/>
          <draw:glue-point draw:id="5" svg:x="5cm" svg:y="-2.896cm"/>
          <text:p text:style-name="P3">OWriteStream_Impl</text:p>
          <draw:enhanced-geometry svg:viewBox="0 0 21600 21600" draw:type="rectangle" draw:enhanced-path="M 0 0 L 21600 0 21600 21600 0 21600 0 0 Z N"/>
        </draw:custom-shape>
        <draw:custom-shape draw:style-name="gr1" draw:text-style-name="P1" draw:id="id542" draw:layer="layout" svg:width="3.732cm" svg:height="1.114cm" svg:x="25.97cm" svg:y="17.572cm">
          <text:p text:style-name="P3">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541" draw:start-glue-point="0" draw:end-shape="id542" draw:end-glue-point="2" svg:d="m27084 20448v-881h752v-881">
          <text:p/>
        </draw:connector>
        <draw:custom-shape draw:style-name="gr1" draw:text-style-name="P1" draw:id="id545" draw:layer="layout" svg:width="3.163cm" svg:height="0.828cm" svg:x="32.293cm" svg:y="21.642cm">
          <text:p text:style-name="P3">OInputCompStream</text:p>
          <draw:enhanced-geometry svg:viewBox="0 0 21600 21600" draw:type="rectangle" draw:enhanced-path="M 0 0 L 21600 0 21600 21600 0 21600 0 0 Z N"/>
        </draw:custom-shape>
        <draw:custom-shape draw:style-name="gr1" draw:text-style-name="P1" draw:id="id546" draw:layer="layout" svg:width="3.732cm" svg:height="1.114cm" svg:x="31.101cm" svg:y="25.192cm">
          <text:p text:style-name="P3">OInputSeekStream</text:p>
          <draw:enhanced-geometry svg:viewBox="0 0 21600 21600" draw:type="rectangle" draw:enhanced-path="M 0 0 L 21600 0 21600 21600 0 21600 0 0 Z N"/>
        </draw:custom-shape>
        <draw:custom-shape draw:style-name="gr1" draw:text-style-name="P1" draw:id="id543" draw:layer="layout" svg:width="3.343cm" svg:height="2.489cm" svg:x="19.982cm" svg:y="11.326cm">
          <draw:glue-point draw:id="4" svg:x="4.998cm" svg:y="-2.808cm"/>
          <draw:glue-point draw:id="5" svg:x="4.998cm" svg:y="2.398cm"/>
          <text:p text:style-name="P3">SotElement_Impl</text:p>
          <draw:enhanced-geometry svg:viewBox="0 0 21600 21600" draw:type="rectangle" draw:enhanced-path="M 0 0 L 21600 0 21600 21600 0 21600 0 0 Z N"/>
        </draw:custom-shape>
        <draw:custom-shape draw:style-name="gr1" draw:text-style-name="P1" draw:id="id544" draw:layer="layout" svg:width="2.876cm" svg:height="2.073cm" svg:x="27.63cm" svg:y="8.475cm">
          <draw:glue-point draw:id="4" svg:x="-5cm" svg:y="-2.498cm"/>
          <draw:glue-point draw:id="5" svg:x="-5cm" svg:y="2.806cm"/>
          <text:p text:style-name="P3">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543" draw:start-glue-point="5" draw:end-shape="id541" draw:end-glue-point="3" svg:d="m23323 13166h948v8578h947">
          <text:p/>
        </draw:connector>
        <draw:connector draw:style-name="data_20_member_20__28_pointer_29_" draw:layer="layout" svg:x1="23.325cm" svg:y1="12.57cm" svg:x2="27.63cm" svg:y2="10.092cm" draw:start-shape="id543" draw:start-glue-point="1" draw:end-shape="id544" draw:end-glue-point="5" svg:d="m23325 12570h2152v-2478h2153">
          <text:p/>
        </draw:connector>
        <draw:connector draw:style-name="data_20_member_20__28_pointer_29_" draw:layer="layout" svg:x1="21.848cm" svg:y1="8.164cm" svg:x2="27.63cm" svg:y2="8.994cm" draw:start-shape="id539" draw:start-glue-point="5" draw:end-shape="id544" draw:end-glue-point="4" svg:d="m21848 8164h2891v830h2891">
          <text:p/>
        </draw:connector>
        <draw:connector draw:style-name="data_20_member_20__28_pointer_29_" draw:layer="layout" draw:line-skew="-0.505cm" svg:x1="27.63cm" svg:y1="9.511cm" svg:x2="23.323cm" svg:y2="11.872cm" draw:start-shape="id544" draw:start-glue-point="3" draw:end-shape="id543" draw:end-glue-point="4" svg:d="m27630 9511h-2658v2361h-1649">
          <text:p/>
        </draw:connector>
        <draw:connector draw:style-name="data_20_member_20__28_multiple_20_pointers_29_" draw:layer="layout" svg:x1="28.95cm" svg:y1="21.744cm" svg:x2="32.293cm" svg:y2="22.056cm" draw:start-shape="id541" draw:start-glue-point="1" draw:end-shape="id545" draw:end-glue-point="3" svg:d="m28950 21744h1671v312h1672">
          <text:p/>
        </draw:connector>
        <draw:frame draw:style-name="gr16" draw:text-style-name="P2" draw:layer="layout" svg:width="5.442cm" svg:height="1.083cm" svg:x="29.651cm" svg:y="20.559cm">
          <draw:text-box>
            <text:p text:style-name="P2">InputStreamsList_Impl is typedef to std.list&lt; OinputCompStream &gt;.</text:p>
          </draw:text-box>
        </draw:frame>
        <draw:connector draw:style-name="inheritance_20__28_public_29_" draw:layer="layout" svg:x1="32.967cm" svg:y1="25.192cm" svg:x2="33.874cm" svg:y2="22.47cm" draw:start-shape="id546" draw:start-glue-point="0" draw:end-shape="id545" svg:d="m32967 25192v-1361h907v-1361">
          <text:p/>
        </draw:connector>
        <draw:connector draw:style-name="local_20_usage_20__2f__20_return_20_type" draw:layer="layout" svg:x1="28.95cm" svg:y1="22.392cm" svg:x2="31.101cm" svg:y2="25.749cm" draw:start-shape="id541" draw:start-glue-point="4" draw:end-shape="id546" draw:end-glue-point="3" svg:d="m28950 22392h1076v3357h1075">
          <text:p/>
        </draw:connector>
        <draw:custom-shape draw:style-name="gr1" draw:text-style-name="P1" draw:id="id547"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3">ZipOutputStream</text:p>
          <draw:enhanced-geometry svg:viewBox="0 0 21600 21600" draw:type="rectangle" draw:enhanced-path="M 0 0 L 21600 0 21600 21600 0 21600 0 0 Z N"/>
        </draw:custom-shape>
        <draw:custom-shape draw:style-name="gr1" draw:text-style-name="P1" draw:id="id529"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3">ZipPackageFolder</text:p>
          <draw:enhanced-geometry svg:viewBox="0 0 21600 21600" draw:type="rectangle" draw:enhanced-path="M 0 0 L 21600 0 21600 21600 0 21600 0 0 Z N"/>
        </draw:custom-shape>
        <draw:custom-shape draw:style-name="gr1" draw:text-style-name="P1" draw:id="id528"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3">ZipPackage</text:p>
          <draw:enhanced-geometry svg:viewBox="0 0 21600 21600" draw:type="rectangle" draw:enhanced-path="M 0 0 L 21600 0 21600 21600 0 21600 0 0 Z N"/>
        </draw:custom-shape>
        <draw:custom-shape draw:style-name="gr1" draw:text-style-name="P1" draw:id="id554" draw:layer="layout" svg:width="1.958cm" svg:height="0.778cm" svg:x="27.36cm" svg:y="40.474cm">
          <draw:glue-point draw:id="4" svg:x="5cm" svg:y="2.502cm"/>
          <draw:glue-point draw:id="5" svg:x="5cm" svg:y="-2.896cm"/>
          <text:p text:style-name="P3">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528" draw:start-glue-point="4" draw:end-shape="id547" draw:end-glue-point="3" svg:d="m20368 43016h894v-2158h894">
          <text:p/>
        </draw:connector>
        <draw:custom-shape draw:style-name="gr1" draw:text-style-name="P1" draw:id="id549" draw:layer="layout" svg:width="2.437cm" svg:height="1.787cm" svg:x="25.085cm" svg:y="46.898cm">
          <draw:glue-point draw:id="4" svg:x="5cm" svg:y="2.502cm"/>
          <draw:glue-point draw:id="5" svg:x="5cm" svg:y="-2.896cm"/>
          <draw:glue-point draw:id="6" svg:x="-5.002cm" svg:y="-2.68cm"/>
          <draw:glue-point draw:id="7" svg:x="-5.002cm" svg:y="2.395cm"/>
          <text:p text:style-name="P3">ZipFile</text:p>
          <draw:enhanced-geometry svg:viewBox="0 0 21600 21600" draw:type="rectangle" draw:enhanced-path="M 0 0 L 21600 0 21600 21600 0 21600 0 0 Z N"/>
        </draw:custom-shape>
        <draw:custom-shape draw:style-name="gr1" draw:text-style-name="P1" draw:id="id548" draw:layer="layout" svg:width="2.902cm" svg:height="0.934cm" svg:x="28.689cm" svg:y="45.652cm">
          <draw:glue-point draw:id="4" svg:x="5cm" svg:y="2.502cm"/>
          <draw:glue-point draw:id="5" svg:x="5cm" svg:y="-2.896cm"/>
          <draw:glue-point draw:id="6" svg:x="-5cm" svg:y="-2.79cm"/>
          <draw:glue-point draw:id="7" svg:x="-5cm" svg:y="2.797cm"/>
          <text:p text:style-name="P3">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528" draw:start-glue-point="1" draw:end-shape="id548" draw:end-glue-point="6" svg:d="m20368 43684h4161v2175h4160">
          <text:p/>
        </draw:connector>
        <draw:connector draw:style-name="local_20_usage_20__2f__20_return_20_type" draw:layer="layout" svg:x1="27.521cm" svg:y1="47.274cm" svg:x2="28.689cm" svg:y2="46.119cm" draw:start-shape="id549" draw:start-glue-point="5" draw:end-shape="id548" svg:d="m27521 47274h584v-1155h584">
          <text:p/>
        </draw:connector>
        <draw:connector draw:style-name="data_20_member_20__28_pointer_29_" draw:layer="layout" svg:x1="20.368cm" svg:y1="44.093cm" svg:x2="25.085cm" svg:y2="47.313cm" draw:start-shape="id528" draw:start-glue-point="6" draw:end-shape="id549" draw:end-glue-point="6" svg:d="m20368 44093h2358v3220h2359">
          <text:p/>
        </draw:connector>
        <draw:custom-shape draw:style-name="gr1" draw:text-style-name="P1" draw:id="id550" draw:layer="layout" svg:width="2.669cm" svg:height="1.296cm" svg:x="16.896cm" svg:y="47.675cm">
          <text:p text:style-name="P3">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550" draw:start-glue-point="1" draw:end-shape="id549" draw:end-glue-point="3" svg:d="m19565 48323h2759v-532h2761">
          <text:p/>
        </draw:connector>
        <draw:custom-shape draw:style-name="gr1" draw:text-style-name="P1" draw:id="id551" draw:layer="layout" svg:width="1.901cm" svg:height="0.643cm" svg:x="27.36cm" svg:y="37.658cm">
          <text:p text:style-name="P3">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547" draw:start-glue-point="8" draw:end-shape="id551" draw:end-glue-point="3" svg:d="m25318 39144h387v-1165h1655">
          <text:p/>
        </draw:connector>
        <draw:custom-shape draw:style-name="gr1" draw:text-style-name="P1" draw:id="id552" draw:layer="layout" svg:width="1.735cm" svg:height="0.699cm" svg:x="27.36cm" svg:y="38.587cm">
          <text:p text:style-name="P3">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547" draw:start-glue-point="5" draw:end-shape="id552" draw:end-glue-point="3" svg:d="m25318 39612h723v-676h1319">
          <text:p/>
        </draw:connector>
        <draw:custom-shape draw:style-name="gr1" draw:text-style-name="P1" draw:id="id553" draw:layer="layout" svg:width="2.095cm" svg:height="0.625cm" svg:x="27.36cm" svg:y="39.568cm">
          <text:p text:style-name="P3">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547" draw:start-glue-point="6" draw:end-shape="id553" draw:end-glue-point="3" svg:d="m25318 40285h1021v-405h1021">
          <text:p/>
        </draw:connector>
        <draw:connector draw:style-name="data_20_member_20__28_pointer_29_" draw:layer="layout" svg:x1="25.318cm" svg:y1="40.858cm" svg:x2="27.36cm" svg:y2="40.863cm" draw:start-shape="id547" draw:start-glue-point="1" draw:end-shape="id554" draw:end-glue-point="3" svg:d="m25318 40858h1021v5h1021">
          <text:p/>
        </draw:connector>
        <draw:custom-shape draw:style-name="gr1" draw:text-style-name="P1" draw:id="id555" draw:layer="layout" svg:width="2.873cm" svg:height="0.669cm" svg:x="27.36cm" svg:y="41.512cm">
          <text:p text:style-name="P3">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547" draw:start-glue-point="9" draw:end-shape="id555" draw:end-glue-point="3" svg:d="m25318 41423h1021v423h1021">
          <text:p/>
        </draw:connector>
        <draw:custom-shape draw:style-name="gr1" draw:text-style-name="P1" draw:id="id556" draw:layer="layout" svg:width="3.162cm" svg:height="0.907cm" svg:x="27.527cm" svg:y="49.238cm">
          <draw:glue-point draw:id="4" svg:x="5cm" svg:y="2.502cm"/>
          <draw:glue-point draw:id="5" svg:x="5cm" svg:y="-2.896cm"/>
          <text:p text:style-name="P3">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529" draw:start-glue-point="8" draw:end-shape="id556" draw:end-glue-point="2" svg:d="m26701 52283v-1069h2407v-1069">
          <text:p/>
        </draw:connector>
        <draw:custom-shape draw:style-name="gr1" draw:text-style-name="P1" draw:id="id557" draw:layer="layout" svg:width="2.095cm" svg:height="2.06cm" svg:x="21.215cm" svg:y="57.584cm">
          <draw:glue-point draw:id="4" svg:x="4.978cm" svg:y="-2.674cm"/>
          <draw:glue-point draw:id="5" svg:x="4.997cm" svg:y="2.737cm"/>
          <text:p text:style-name="P3">ContentInfo</text:p>
          <draw:enhanced-geometry svg:viewBox="0 0 21600 21600" draw:type="rectangle" draw:enhanced-path="M 0 0 L 21600 0 21600 21600 0 21600 0 0 Z N"/>
        </draw:custom-shape>
        <draw:custom-shape draw:style-name="gr1" draw:text-style-name="P1" draw:id="id558" draw:layer="layout" svg:width="3.162cm" svg:height="0.907cm" svg:x="27.382cm" svg:y="60.455cm">
          <draw:glue-point draw:id="4" svg:x="5cm" svg:y="2.502cm"/>
          <draw:glue-point draw:id="5" svg:x="5cm" svg:y="-2.896cm"/>
          <text:p text:style-name="P3">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2">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2">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557" draw:start-glue-point="4" draw:end-shape="id529" draw:end-glue-point="7" svg:d="m23304 58064h1231v-3786h1227">
          <text:p/>
        </draw:connector>
        <draw:connector draw:style-name="data_20_member_20__28_pointer_29_" draw:layer="layout" draw:line-skew="1.499cm" svg:x1="23.308cm" svg:y1="59.177cm" svg:x2="27.382cm" svg:y2="60.908cm" draw:start-shape="id557" draw:start-glue-point="5" draw:end-shape="id558" draw:end-glue-point="3" svg:d="m23308 59177h3537v1731h537">
          <text:p/>
        </draw:connector>
        <draw:frame draw:style-name="annotation" draw:layer="layout" svg:width="4.381cm" svg:height="0.98cm" svg:x="16.049cm" svg:y="49.126cm">
          <draw:text-box>
            <text:p text:style-name="P2">Provides read-only access to zip content.</text:p>
          </draw:text-box>
        </draw:frame>
        <draw:connector draw:style-name="data_20_member_20__28_pointer_29_" draw:layer="layout" svg:x1="27.527cm" svg:y1="49.691cm" svg:x2="25.762cm" svg:y2="52.958cm" draw:start-shape="id556" draw:start-glue-point="3" draw:end-shape="id529" draw:end-glue-point="6" svg:d="m27527 49691h-2266v3267h501">
          <text:p/>
        </draw:connector>
        <draw:custom-shape draw:style-name="gr2" draw:id="id530" draw:layer="layout" svg:width="6.739cm" svg:height="0.985cm" svg:x="36.058cm" svg:y="49.589cm">
          <text:p text:style-name="P2">com.sun.star.container.XNameContainer</text:p>
          <text:p text:style-name="P2">com.sun.star.container.XEnumerationAccess</text:p>
          <draw:enhanced-geometry svg:viewBox="0 0 21600 21600" draw:type="rectangle" draw:enhanced-path="M 0 0 L 21600 0 21600 21600 0 21600 0 0 Z N"/>
        </draw:custom-shape>
        <draw:custom-shape draw:style-name="gr1" draw:text-style-name="P1" draw:id="id559" draw:layer="layout" svg:width="5.081cm" svg:height="0.805cm" svg:x="33.362cm" svg:y="54.978cm">
          <text:p text:style-name="P3">ZipPackageFolderEnumeration</text:p>
          <draw:enhanced-geometry svg:viewBox="0 0 21600 21600" draw:type="rectangle" draw:enhanced-path="M 0 0 L 21600 0 21600 21600 0 21600 0 0 Z N"/>
        </draw:custom-shape>
        <draw:custom-shape draw:style-name="gr2" draw:id="id560" draw:layer="layout" svg:width="5.831cm" svg:height="0.985cm" svg:x="33.961cm" svg:y="52.802cm">
          <text:p text:style-name="P2">com.sun.star.container.XEnumer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559" draw:start-glue-point="0" draw:end-shape="id560" svg:d="m35902 54978v-596h974v-595">
          <text:p/>
        </draw:connector>
        <draw:connector draw:style-name="local_20_usage_20__2f__20_return_20_type" draw:layer="layout" svg:x1="30.847cm" svg:y1="53.607cm" svg:x2="33.362cm" svg:y2="55.38cm" draw:start-shape="id529" draw:start-glue-point="1" draw:end-shape="id559" draw:end-glue-point="3" svg:d="m30847 53607h1257v1773h1258">
          <text:p/>
        </draw:connector>
        <draw:custom-shape draw:style-name="gr1" draw:text-style-name="P1" draw:id="id561" draw:layer="layout" svg:width="3.136cm" svg:height="0.855cm" svg:x="12.29cm" svg:y="42.124cm">
          <text:p text:style-name="P3">ZipPackageSink</text:p>
          <draw:enhanced-geometry svg:viewBox="0 0 21600 21600" draw:type="rectangle" draw:enhanced-path="M 0 0 L 21600 0 21600 21600 0 21600 0 0 Z N"/>
        </draw:custom-shape>
        <draw:custom-shape draw:style-name="gr1" draw:text-style-name="P1" draw:id="id563" draw:layer="layout" svg:width="3.136cm" svg:height="0.855cm" svg:x="6.952cm" svg:y="44.795cm">
          <text:p text:style-name="P3">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556" draw:start-glue-point="1" draw:end-shape="id554" draw:end-glue-point="1" svg:d="m30689 49691h501v-8828h-1872">
          <text:p/>
        </draw:connector>
        <draw:connector draw:style-name="local_20_usage_20__2f__20_return_20_type" draw:layer="layout" svg:x1="17.854cm" svg:y1="43.684cm" svg:x2="15.426cm" svg:y2="42.551cm" draw:start-shape="id528" draw:start-glue-point="3" draw:end-shape="id561" svg:d="m17854 43684h-1214v-1133h-1214">
          <text:p/>
        </draw:connector>
        <draw:custom-shape draw:style-name="gr1" draw:text-style-name="P1" draw:id="id562" draw:layer="layout" svg:width="2.851cm" svg:height="0.959cm" svg:x="7.03cm" svg:y="47.438cm">
          <text:p text:style-name="P3">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562" draw:end-shape="id563" draw:end-glue-point="2" svg:d="m8455 47438v-895h65v-893">
          <text:p/>
        </draw:connector>
        <draw:connector draw:style-name="local_20_usage_20__2f__20_return_20_type" draw:layer="layout" svg:x1="17.854cm" svg:y1="44.403cm" svg:x2="10.088cm" svg:y2="45.222cm" draw:start-shape="id528" draw:start-glue-point="9" draw:end-shape="id563" draw:end-glue-point="1" svg:d="m17854 44403h-3883v819h-3883">
          <text:p/>
        </draw:connector>
        <draw:custom-shape draw:style-name="gr2" draw:id="id564" draw:layer="layout" svg:width="4.822cm" svg:height="1.374cm" svg:x="5.52cm" svg:y="41.624cm">
          <text:p text:style-name="P2">com.sun.star.io.XInputStream</text:p>
          <text:p text:style-name="P2">com.sun.star.io.XOutputStream</text:p>
          <text:p text:style-name="P2">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563" draw:start-glue-point="0" draw:end-shape="id564" svg:d="m8520 44795v-899h-589v-898">
          <text:p/>
        </draw:connector>
        <draw:custom-shape draw:style-name="gr3" draw:layer="layout" svg:width="2.919cm" svg:height="0.91cm" svg:x="17.956cm" svg:y="16.088cm">
          <text:p text:style-name="P2">OStorageFactory</text:p>
          <draw:enhanced-geometry svg:viewBox="0 0 21600 21600" draw:type="rectangle" draw:enhanced-path="M 0 0 L 21600 0 21600 21600 0 21600 0 0 Z N"/>
        </draw:custom-shape>
        <draw:custom-shape draw:style-name="gr1" draw:text-style-name="P1" draw:id="id565" draw:layer="layout" svg:width="3.582cm" svg:height="1.225cm" svg:x="33.859cm" svg:y="44.391cm">
          <text:p text:style-name="P3">ActiveDataStreamer</text:p>
          <draw:enhanced-geometry svg:viewBox="0 0 21600 21600" draw:type="rectangle" draw:enhanced-path="M 0 0 L 21600 0 21600 21600 0 21600 0 0 Z N"/>
        </draw:custom-shape>
        <draw:custom-shape draw:style-name="gr2" draw:id="id566" draw:layer="layout" svg:width="5.537cm" svg:height="0.706cm" svg:x="36.239cm" svg:y="41.658cm">
          <text:p text:style-name="P2">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565" draw:start-glue-point="0" draw:end-shape="id566" draw:end-glue-point="2" svg:d="m35650 44391v-1014h3357v-1013">
          <text:p/>
        </draw:connector>
      </draw:page>
      <draw:page draw:name="sal" draw:style-name="dp1" draw:master-page-name="Default">
        <office:forms form:automatic-focus="false" form:apply-design-mode="false"/>
        <draw:custom-shape draw:style-name="gr17" draw:text-style-name="P1" draw:id="id567" draw:layer="layout" svg:width="2.831cm" svg:height="0.847cm" svg:x="5.848cm" svg:y="2.142cm">
          <draw:glue-point draw:id="4" svg:x="4.998cm" svg:y="-2.66cm"/>
          <draw:glue-point draw:id="5" svg:x="4.998cm" svg:y="2.66cm"/>
          <text:p text:style-name="P3">DigestMD5_Impl</text:p>
          <draw:enhanced-geometry svg:viewBox="0 0 21600 21600" draw:type="rectangle" draw:enhanced-path="M 0 0 L 21600 0 21600 21600 0 21600 0 0 Z N"/>
        </draw:custom-shape>
        <draw:custom-shape draw:style-name="gr17" draw:text-style-name="P1" draw:id="id568" draw:layer="layout" svg:width="2.302cm" svg:height="0.609cm" svg:x="11.165cm" svg:y="1.613cm">
          <text:p text:style-name="P3">Digest_Impl</text:p>
          <draw:enhanced-geometry svg:viewBox="0 0 21600 21600" draw:type="rectangle" draw:enhanced-path="M 0 0 L 21600 0 21600 21600 0 21600 0 0 Z N"/>
        </draw:custom-shape>
        <draw:custom-shape draw:style-name="gr17" draw:text-style-name="P1" draw:id="id569" draw:layer="layout" svg:width="2.963cm" svg:height="0.609cm" svg:x="11.087cm" svg:y="3.017cm">
          <text:p text:style-name="P3">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567" draw:start-glue-point="4" draw:end-shape="id568" draw:end-glue-point="3" svg:d="m8677 2340h1245v-423h1243">
          <text:p/>
        </draw:connector>
        <draw:connector draw:style-name="data_20_member" draw:layer="layout" svg:x1="8.677cm" svg:y1="2.79cm" svg:x2="11.087cm" svg:y2="3.321cm" draw:start-shape="id567" draw:start-glue-point="5" draw:end-shape="id569" draw:end-glue-point="3" svg:d="m8677 2790h1205v531h1205">
          <text:p/>
        </draw:connector>
        <draw:custom-shape draw:style-name="gr17" draw:text-style-name="P1" draw:id="id570" draw:layer="layout" svg:width="3.546cm" svg:height="0.741cm" svg:x="5.741cm" svg:y="8.572cm">
          <draw:glue-point draw:id="4" svg:x="5cm" svg:y="-2.483cm"/>
          <draw:glue-point draw:id="5" svg:x="5cm" svg:y="2.51cm"/>
          <text:p text:style-name="P3">CipherARCFOUR_Impl</text:p>
          <draw:enhanced-geometry svg:viewBox="0 0 21600 21600" draw:type="rectangle" draw:enhanced-path="M 0 0 L 21600 0 21600 21600 0 21600 0 0 Z N"/>
        </draw:custom-shape>
        <draw:custom-shape draw:style-name="gr17" draw:text-style-name="P1" draw:id="id571" draw:layer="layout" svg:width="2.17cm" svg:height="1.683cm" svg:x="10.821cm" svg:y="8.027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72" draw:layer="layout" svg:width="3.837cm" svg:height="0.555cm" svg:x="10.741cm" svg:y="11.73cm">
          <text:p text:style-name="P3">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570" draw:start-glue-point="4" draw:end-shape="id571" draw:end-glue-point="3" svg:d="m9287 8759h767v109h767">
          <text:p/>
        </draw:connector>
        <draw:connector draw:style-name="data_20_member" draw:layer="layout" svg:x1="9.287cm" svg:y1="9.127cm" svg:x2="10.741cm" svg:y2="12.007cm" draw:start-shape="id570" draw:start-glue-point="5" draw:end-shape="id572" draw:end-glue-point="3" svg:d="m9287 9127h727v2880h727">
          <text:p/>
        </draw:connector>
        <draw:custom-shape draw:style-name="function" draw:id="id573" draw:layer="layout" svg:width="3.889cm" svg:height="0.635cm" svg:x="15.615cm" svg:y="7.116cm">
          <text:p text:style-name="P2">rtl_cipher_initARCFOUR</text:p>
          <draw:enhanced-geometry svg:viewBox="0 0 21600 21600" draw:type="rectangle" draw:enhanced-path="M 0 0 L 21600 0 21600 21600 0 21600 0 0 Z N"/>
        </draw:custom-shape>
        <draw:custom-shape draw:style-name="function" draw:id="id574" draw:layer="layout" svg:width="4.339cm" svg:height="0.635cm" svg:x="15.615cm" svg:y="8.104cm">
          <text:p text:style-name="P2">rtl_cipher_encodeARCFOUR</text:p>
          <draw:enhanced-geometry svg:viewBox="0 0 21600 21600" draw:type="rectangle" draw:enhanced-path="M 0 0 L 21600 0 21600 21600 0 21600 0 0 Z N"/>
        </draw:custom-shape>
        <draw:custom-shape draw:style-name="function" draw:id="id575" draw:layer="layout" svg:width="4.327cm" svg:height="0.635cm" svg:x="15.615cm" svg:y="9.093cm">
          <text:p text:style-name="P2">rtl_cipher_decodeARCFOUR</text:p>
          <draw:enhanced-geometry svg:viewBox="0 0 21600 21600" draw:type="rectangle" draw:enhanced-path="M 0 0 L 21600 0 21600 21600 0 21600 0 0 Z N"/>
        </draw:custom-shape>
        <draw:custom-shape draw:style-name="function" draw:id="id576" draw:layer="layout" svg:width="4.444cm" svg:height="0.635cm" svg:x="15.615cm" svg:y="10.081cm">
          <text:p text:style-name="P2">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571" draw:start-glue-point="4" draw:end-shape="id573" draw:end-glue-point="3" svg:d="m12991 8309h1064v-876h1560">
          <text:p/>
        </draw:connector>
        <draw:connector draw:style-name="data_20_member_20__28_pointer_29_" draw:layer="layout" svg:x1="12.991cm" svg:y1="8.679cm" svg:x2="15.615cm" svg:y2="8.421cm" draw:start-shape="id571" draw:start-glue-point="5" draw:end-shape="id574" draw:end-glue-point="3" svg:d="m12991 8679h1312v-258h1312">
          <text:p/>
        </draw:connector>
        <draw:connector draw:style-name="data_20_member_20__28_pointer_29_" draw:layer="layout" svg:x1="12.991cm" svg:y1="9.118cm" svg:x2="15.615cm" svg:y2="9.41cm" draw:start-shape="id571" draw:start-glue-point="6" draw:end-shape="id575" draw:end-glue-point="3" svg:d="m12991 9118h1312v292h1312">
          <text:p/>
        </draw:connector>
        <draw:connector draw:style-name="data_20_member_20__28_pointer_29_" draw:layer="layout" draw:line-skew="-0.301cm" svg:x1="12.991cm" svg:y1="9.453cm" svg:x2="15.615cm" svg:y2="10.398cm" draw:start-shape="id571" draw:start-glue-point="7" draw:end-shape="id576" draw:end-glue-point="3" svg:d="m12991 9453h1011v945h1613">
          <text:p/>
        </draw:connector>
        <draw:frame draw:style-name="annotation" draw:layer="layout" svg:width="5.477cm" svg:height="1.684cm" svg:x="15.69cm" svg:y="5.275cm">
          <draw:text-box>
            <text:p text:style-name="P2">These four function pointers are assigned to members of <text:span text:style-name="T1">Cipher_Impl</text:span> during call to <text:span text:style-name="T1">rtl_create_cipherARCFOUR</text:span>.</text:p>
          </draw:text-box>
        </draw:frame>
        <draw:custom-shape draw:style-name="gr17" draw:text-style-name="P1" draw:id="id577" draw:layer="layout" svg:width="2.672cm" svg:height="0.741cm" svg:x="6.721cm" svg:y="16.748cm">
          <draw:glue-point draw:id="4" svg:x="5cm" svg:y="-2.483cm"/>
          <draw:glue-point draw:id="5" svg:x="5cm" svg:y="2.51cm"/>
          <text:p text:style-name="P3">CipherBF_Impl</text:p>
          <draw:enhanced-geometry svg:viewBox="0 0 21600 21600" draw:type="rectangle" draw:enhanced-path="M 0 0 L 21600 0 21600 21600 0 21600 0 0 Z N"/>
        </draw:custom-shape>
        <draw:custom-shape draw:style-name="gr17" draw:text-style-name="P1" draw:id="id578" draw:layer="layout" svg:width="2.17cm" svg:height="1.683cm" svg:x="10.927cm" svg:y="16.203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79" draw:layer="layout" svg:width="3.837cm" svg:height="0.555cm" svg:x="10.847cm" svg:y="19.906cm">
          <text:p text:style-name="P3">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577" draw:start-glue-point="4" draw:end-shape="id578" draw:end-glue-point="3" svg:d="m9393 16935h767v109h767">
          <text:p/>
        </draw:connector>
        <draw:connector draw:style-name="data_20_member" draw:layer="layout" svg:x1="9.393cm" svg:y1="17.303cm" svg:x2="10.847cm" svg:y2="20.183cm" draw:start-shape="id577" draw:start-glue-point="5" draw:end-shape="id579" draw:end-glue-point="3" svg:d="m9393 17303h727v2880h727">
          <text:p/>
        </draw:connector>
        <draw:custom-shape draw:style-name="function" draw:id="id580" draw:layer="layout" svg:width="3.889cm" svg:height="0.635cm" svg:x="15.721cm" svg:y="15.292cm">
          <text:p text:style-name="P2">rtl_cipher_initBF</text:p>
          <draw:enhanced-geometry svg:viewBox="0 0 21600 21600" draw:type="rectangle" draw:enhanced-path="M 0 0 L 21600 0 21600 21600 0 21600 0 0 Z N"/>
        </draw:custom-shape>
        <draw:custom-shape draw:style-name="function" draw:id="id581" draw:layer="layout" svg:width="4.339cm" svg:height="0.635cm" svg:x="15.721cm" svg:y="16.28cm">
          <text:p text:style-name="P2">rtl_cipher_encodeBF</text:p>
          <draw:enhanced-geometry svg:viewBox="0 0 21600 21600" draw:type="rectangle" draw:enhanced-path="M 0 0 L 21600 0 21600 21600 0 21600 0 0 Z N"/>
        </draw:custom-shape>
        <draw:custom-shape draw:style-name="function" draw:id="id582" draw:layer="layout" svg:width="4.327cm" svg:height="0.635cm" svg:x="15.721cm" svg:y="17.269cm">
          <text:p text:style-name="P2">rtl_cipher_decodeBF</text:p>
          <draw:enhanced-geometry svg:viewBox="0 0 21600 21600" draw:type="rectangle" draw:enhanced-path="M 0 0 L 21600 0 21600 21600 0 21600 0 0 Z N"/>
        </draw:custom-shape>
        <draw:custom-shape draw:style-name="function" draw:id="id583" draw:layer="layout" svg:width="4.444cm" svg:height="0.635cm" svg:x="15.721cm" svg:y="18.257cm">
          <text:p text:style-name="P2">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578" draw:start-glue-point="4" draw:end-shape="id580" draw:end-glue-point="3" svg:d="m13097 16485h1064v-876h1560">
          <text:p/>
        </draw:connector>
        <draw:connector draw:style-name="data_20_member_20__28_pointer_29_" draw:layer="layout" svg:x1="13.097cm" svg:y1="16.855cm" svg:x2="15.721cm" svg:y2="16.597cm" draw:start-shape="id578" draw:start-glue-point="5" draw:end-shape="id581" draw:end-glue-point="3" svg:d="m13097 16855h1312v-258h1312">
          <text:p/>
        </draw:connector>
        <draw:connector draw:style-name="data_20_member_20__28_pointer_29_" draw:layer="layout" svg:x1="13.097cm" svg:y1="17.294cm" svg:x2="15.721cm" svg:y2="17.586cm" draw:start-shape="id578" draw:start-glue-point="6" draw:end-shape="id582" draw:end-glue-point="3" svg:d="m13097 17294h1312v292h1312">
          <text:p/>
        </draw:connector>
        <draw:connector draw:style-name="data_20_member_20__28_pointer_29_" draw:layer="layout" draw:line-skew="-0.301cm" svg:x1="13.097cm" svg:y1="17.629cm" svg:x2="15.721cm" svg:y2="18.574cm" draw:start-shape="id578" draw:start-glue-point="7" draw:end-shape="id583" draw:end-glue-point="3" svg:d="m13097 17629h1011v945h1613">
          <text:p/>
        </draw:connector>
        <draw:frame draw:style-name="annotation" draw:layer="layout" svg:width="5.477cm" svg:height="1.684cm" svg:x="15.796cm" svg:y="13.451cm">
          <draw:text-box>
            <text:p text:style-name="P2">These four function pointers are assigned to members of <text:span text:style-name="T1">Cipher_Impl</text:span> during call to <text:span text:style-name="T1">rtl_create_cipherBF</text:span>.</text:p>
          </draw:text-box>
        </draw:frame>
        <draw:custom-shape draw:style-name="function" draw:id="id584" draw:layer="layout" svg:width="4.477cm" svg:height="0.559cm" svg:x="11.423cm" svg:y="30.715cm">
          <text:p>Impl_getTextEncodingData</text:p>
          <draw:enhanced-geometry svg:viewBox="0 0 21600 21600" draw:type="rectangle" draw:enhanced-path="M 0 0 L 21600 0 21600 21600 0 21600 0 0 Z N"/>
        </draw:custom-shape>
        <draw:custom-shape draw:style-name="gr5" draw:id="id585" draw:layer="layout" svg:width="3.74cm" svg:height="1.093cm" svg:x="18.8cm" svg:y="29.877cm">
          <draw:glue-point draw:id="4" svg:x="5.002cm" svg:y="-2.68cm"/>
          <text:p>ImplTextEncodingData</text:p>
          <draw:enhanced-geometry svg:viewBox="0 0 21600 21600" draw:type="rectangle" draw:enhanced-path="M 0 0 L 21600 0 21600 21600 0 21600 0 0 Z N"/>
        </draw:custom-shape>
        <draw:connector draw:style-name="local_20_usage_20__2f__20_return_20_type" draw:layer="layout" svg:x1="15.9cm" svg:y1="30.994cm" svg:x2="18.8cm" svg:y2="30.423cm" draw:start-shape="id584" draw:start-glue-point="1" draw:end-shape="id585" draw:end-glue-point="3" svg:d="m15900 30994h1450v-571h1450">
          <text:p/>
        </draw:connector>
        <draw:frame draw:style-name="annotation" draw:layer="layout" svg:width="13.009cm" svg:height="6.144cm" svg:x="11.492cm" svg:y="31.691cm">
          <draw:text-box>
            <text:p>Each text encoding has an instance of <text:span text:style-name="T1">ImplTextEncodingData</text:span> to store data necessary to handle the encoding. <text:s/>Calling <text:span text:style-name="T1">Impl_getTextEncodingData()</text:span> with an encoding ID returns a pointer to the <text:span text:style-name="T1">ImplTextEncodingData</text:span> instance.</text:p>
            <text:p/>
            <text:p><text:span text:style-name="T1">ImplTextConverter</text:span> contains one void pointer of type <text:span text:style-name="T1">ImplTextConverterData</text:span> to the instance that stores arbitrary data needed for the handler, as well as 8 function pointers. <text:s/>The void pointer stores an instance of type <text:span text:style-name="T1">ImplByteConvertData</text:span> which stores char-to-unicode conversion table used in e.g. <text:span text:style-name="T1">ImplCharToUnicode()</text:span>.</text:p>
          </draw:text-box>
        </draw:frame>
        <draw:custom-shape draw:style-name="gr5" draw:id="id586" draw:layer="layout" svg:width="3.155cm" svg:height="6.825cm" svg:x="27.491cm" svg:y="27.042cm">
          <draw:glue-point draw:id="4" svg:x="5.001cm" svg:y="-4.228cm" draw:escape-direction="right"/>
          <draw:glue-point draw:id="5" svg:x="5.001cm" svg:y="-3.055cm"/>
          <draw:glue-point draw:id="6" svg:x="5.001cm" svg:y="-1.945cm"/>
          <draw:glue-point draw:id="7" svg:x="5.001cm" svg:y="-0.925cm"/>
          <draw:glue-point draw:id="8" svg:x="5.001cm" svg:y="1.09cm"/>
          <draw:glue-point draw:id="9" svg:x="5.001cm" svg:y="2.173cm"/>
          <draw:glue-point draw:id="10" svg:x="5.001cm" svg:y="4.334cm"/>
          <draw:glue-point draw:id="11" svg:x="5.001cm" svg:y="3.343cm"/>
          <text:p>ImplTextConverter</text:p>
          <draw:enhanced-geometry svg:viewBox="0 0 21600 21600" draw:type="rectangle" draw:enhanced-path="M 0 0 L 21600 0 21600 21600 0 21600 0 0 Z N"/>
        </draw:custom-shape>
        <draw:connector draw:style-name="data_20_member" draw:layer="layout" svg:x1="22.54cm" svg:y1="30.131cm" svg:x2="27.491cm" svg:y2="30.454cm" draw:start-shape="id585" draw:start-glue-point="4" draw:end-shape="id586" draw:end-glue-point="3" svg:d="m22540 30131h2475v323h2476">
          <text:p>maConverter</text:p>
        </draw:connector>
        <draw:custom-shape draw:style-name="typedef" draw:id="id587" draw:layer="layout" svg:width="3.74cm" svg:height="0.483cm" svg:x="35.07cm" svg:y="23.847cm">
          <text:p>ImplTextConverterData</text:p>
          <draw:enhanced-geometry svg:viewBox="0 0 21600 21600" draw:type="rectangle" draw:enhanced-path="M 0 0 L 21600 0 21600 21600 0 21600 0 0 Z N"/>
        </draw:custom-shape>
        <draw:connector draw:style-name="data_20_member_20__28_pointer_29_" draw:layer="layout" draw:line-skew="-1.293cm" svg:x1="30.645cm" svg:y1="27.569cm" svg:x2="35.07cm" svg:y2="24.088cm" draw:start-shape="id586" draw:start-glue-point="4" draw:end-shape="id587" draw:end-glue-point="3" svg:d="m30645 27569h920v-3481h3505">
          <text:p/>
        </draw:connector>
        <draw:custom-shape draw:style-name="function_20_pointer" draw:id="id588" draw:layer="layout" svg:width="4.392cm" svg:height="0.555cm" svg:x="36.566cm" svg:y="26.802cm">
          <text:p>ImplConvertToUnicodeProc</text:p>
          <draw:enhanced-geometry svg:viewBox="0 0 21600 21600" draw:type="rectangle" draw:enhanced-path="M 0 0 L 21600 0 21600 21600 0 21600 0 0 Z N"/>
        </draw:custom-shape>
        <draw:custom-shape draw:style-name="function_20_pointer" draw:id="id589" draw:layer="layout" svg:width="4.392cm" svg:height="0.555cm" svg:x="36.566cm" svg:y="28.174cm">
          <text:p>ImplConvertToTextProc</text:p>
          <draw:enhanced-geometry svg:viewBox="0 0 21600 21600" draw:type="rectangle" draw:enhanced-path="M 0 0 L 21600 0 21600 21600 0 21600 0 0 Z N"/>
        </draw:custom-shape>
        <draw:custom-shape draw:style-name="function_20_pointer" draw:id="id590" draw:layer="layout" svg:width="4.392cm" svg:height="0.555cm" svg:x="36.566cm" svg:y="29.545cm">
          <text:p>ImplCreateTextContextProc</text:p>
          <draw:enhanced-geometry svg:viewBox="0 0 21600 21600" draw:type="rectangle" draw:enhanced-path="M 0 0 L 21600 0 21600 21600 0 21600 0 0 Z N"/>
        </draw:custom-shape>
        <draw:custom-shape draw:style-name="function_20_pointer" draw:id="id591" draw:layer="layout" svg:width="4.392cm" svg:height="0.555cm" svg:x="36.566cm" svg:y="30.917cm">
          <text:p>ImplDestroyTextContextProc</text:p>
          <draw:enhanced-geometry svg:viewBox="0 0 21600 21600" draw:type="rectangle" draw:enhanced-path="M 0 0 L 21600 0 21600 21600 0 21600 0 0 Z N"/>
        </draw:custom-shape>
        <draw:custom-shape draw:style-name="function_20_pointer" draw:id="id592" draw:layer="layout" svg:width="4.392cm" svg:height="0.555cm" svg:x="36.566cm" svg:y="32.288cm">
          <text:p>ImplResetTextContextProc</text:p>
          <draw:enhanced-geometry svg:viewBox="0 0 21600 21600" draw:type="rectangle" draw:enhanced-path="M 0 0 L 21600 0 21600 21600 0 21600 0 0 Z N"/>
        </draw:custom-shape>
        <draw:custom-shape draw:style-name="function_20_pointer" draw:id="id593" draw:layer="layout" svg:width="5.052cm" svg:height="0.555cm" svg:x="36.566cm" svg:y="33.66cm">
          <text:p>ImplCreateUnicodeContextProc</text:p>
          <draw:enhanced-geometry svg:viewBox="0 0 21600 21600" draw:type="rectangle" draw:enhanced-path="M 0 0 L 21600 0 21600 21600 0 21600 0 0 Z N"/>
        </draw:custom-shape>
        <draw:custom-shape draw:style-name="function_20_pointer" draw:id="id594" draw:layer="layout" svg:width="5.052cm" svg:height="0.555cm" svg:x="36.566cm" svg:y="35.031cm">
          <text:p>ImplDestroyUnicodeContextProc</text:p>
          <draw:enhanced-geometry svg:viewBox="0 0 21600 21600" draw:type="rectangle" draw:enhanced-path="M 0 0 L 21600 0 21600 21600 0 21600 0 0 Z N"/>
        </draw:custom-shape>
        <draw:custom-shape draw:style-name="function_20_pointer" draw:id="id595" draw:layer="layout" svg:width="5.052cm" svg:height="0.555cm" svg:x="36.566cm" svg:y="36.403cm">
          <text:p>ImplResetUnicodeContextProc</text:p>
          <draw:enhanced-geometry svg:viewBox="0 0 21600 21600" draw:type="rectangle" draw:enhanced-path="M 0 0 L 21600 0 21600 21600 0 21600 0 0 Z N"/>
        </draw:custom-shape>
        <draw:connector draw:style-name="data_20_member_20__28_pointer_29_" draw:layer="layout" draw:line-skew="0.208cm" svg:x1="30.645cm" svg:y1="28.369cm" svg:x2="36.566cm" svg:y2="27.079cm" draw:start-shape="id586" draw:start-glue-point="5" draw:end-shape="id588" draw:end-glue-point="3" svg:d="m30645 28369h3169v-1290h2752">
          <text:p>mpConvertTextToUnicodeProc</text:p>
        </draw:connector>
        <draw:connector draw:style-name="data_20_member_20__28_pointer_29_" draw:layer="layout" draw:line-skew="2.033cm" svg:x1="30.645cm" svg:y1="29.127cm" svg:x2="36.566cm" svg:y2="28.451cm" draw:start-shape="id586" draw:start-glue-point="6" draw:end-shape="id589" draw:end-glue-point="3" svg:d="m30645 29127h4994v-676h927">
          <text:p/>
        </draw:connector>
        <draw:connector draw:style-name="data_20_member_20__28_pointer_29_" draw:layer="layout" svg:x1="30.645cm" svg:y1="29.823cm" svg:x2="36.566cm" svg:y2="29.822cm" draw:start-shape="id586" draw:start-glue-point="7" draw:end-shape="id590" draw:end-glue-point="3" svg:d="m30645 29823h2961v-1h2960">
          <text:p/>
        </draw:connector>
        <draw:connector draw:style-name="data_20_member_20__28_pointer_29_" draw:layer="layout" draw:line-skew="0.075cm" svg:x1="30.646cm" svg:y1="30.454cm" svg:x2="36.566cm" svg:y2="31.194cm" draw:start-shape="id586" draw:start-glue-point="1" draw:end-shape="id591" draw:end-glue-point="3" svg:d="m30646 30454h3035v740h2885">
          <text:p/>
        </draw:connector>
        <draw:connector draw:style-name="data_20_member_20__28_pointer_29_" draw:layer="layout" draw:line-skew="-0.454cm" svg:x1="30.645cm" svg:y1="31.197cm" svg:x2="36.566cm" svg:y2="32.565cm" draw:start-shape="id586" draw:start-glue-point="8" draw:end-shape="id592" draw:end-glue-point="3" svg:d="m30645 31197h2507v1368h3414">
          <text:p/>
        </draw:connector>
        <draw:connector draw:style-name="data_20_member_20__28_pointer_29_" draw:layer="layout" draw:line-skew="-1.115cm" svg:x1="30.645cm" svg:y1="31.937cm" svg:x2="36.566cm" svg:y2="33.937cm" draw:start-shape="id586" draw:start-glue-point="9" draw:end-shape="id593" draw:end-glue-point="3" svg:d="m30645 31937h1846v2000h4075">
          <text:p/>
        </draw:connector>
        <draw:connector draw:style-name="data_20_member_20__28_pointer_29_" draw:layer="layout" draw:line-skew="-1.724cm" svg:x1="30.645cm" svg:y1="32.735cm" svg:x2="36.566cm" svg:y2="35.308cm" draw:start-shape="id586" draw:start-glue-point="11" draw:end-shape="id594" draw:end-glue-point="3" svg:d="m30645 32735h1237v2573h4684">
          <text:p/>
        </draw:connector>
        <draw:connector draw:style-name="data_20_member_20__28_pointer_29_" draw:layer="layout" draw:line-skew="-2.306cm" svg:x1="30.645cm" svg:y1="33.411cm" svg:x2="36.566cm" svg:y2="36.68cm" draw:start-shape="id586" draw:start-glue-point="10" draw:end-shape="id595" draw:end-glue-point="3" svg:d="m30645 33411h655v3269h5266">
          <text:p/>
        </draw:connector>
        <draw:custom-shape draw:style-name="gr5" draw:id="id596" draw:layer="layout" svg:width="3.439cm" svg:height="2.091cm" svg:x="47.043cm" svg:y="23.177cm">
          <draw:glue-point draw:id="4" svg:x="-5.004cm" svg:y="-2.974cm"/>
          <draw:glue-point draw:id="5" svg:x="-5.004cm" svg:y="3.228cm"/>
          <text:p>ImplByteConvertData</text:p>
          <draw:enhanced-geometry svg:viewBox="0 0 21600 21600" draw:type="rectangle" draw:enhanced-path="M 0 0 L 21600 0 21600 21600 0 21600 0 0 Z N"/>
        </draw:custom-shape>
        <draw:connector draw:style-name="typedef" draw:layer="layout" svg:x1="38.81cm" svg:y1="24.088cm" svg:x2="47.043cm" svg:y2="23.601cm" draw:start-shape="id587" draw:start-glue-point="1" draw:end-shape="id596" draw:end-glue-point="4" svg:d="m38810 24088h4116v-487h4117">
          <text:p/>
        </draw:connector>
        <draw:custom-shape draw:style-name="function" draw:id="id597" draw:layer="layout" svg:width="3.307cm" svg:height="0.635cm" svg:x="42.413cm" svg:y="26.722cm">
          <text:p>ImplCharToUnicode</text:p>
          <draw:enhanced-geometry svg:viewBox="0 0 21600 21600" draw:type="rectangle" draw:enhanced-path="M 0 0 L 21600 0 21600 21600 0 21600 0 0 Z N"/>
        </draw:custom-shape>
        <draw:connector draw:style-name="data_20_member_20__28_pointer_29_" draw:layer="layout" svg:x1="40.958cm" svg:y1="27.079cm" svg:x2="42.413cm" svg:y2="27.039cm" draw:start-shape="id588" draw:start-glue-point="1" draw:end-shape="id597" draw:end-glue-point="3" svg:d="m40958 27079h727v-40h728">
          <text:p/>
        </draw:connector>
        <draw:connector draw:style-name="local_20_usage_20__2f__20_return_20_type" draw:layer="layout" svg:x1="45.72cm" svg:y1="27.039cm" svg:x2="47.043cm" svg:y2="24.896cm" draw:start-shape="id597" draw:start-glue-point="1" draw:end-shape="id596" draw:end-glue-point="5" svg:d="m45720 27039h661v-2143h662">
          <text:p/>
        </draw:connector>
      </draw:page>
      <draw:page draw:name="sax" draw:style-name="dp1" draw:master-page-name="Default">
        <office:forms form:automatic-focus="false" form:apply-design-mode="false"/>
        <draw:custom-shape draw:style-name="namespace" draw:layer="layout" svg:width="28.884cm" svg:height="15.402cm" svg:x="1.968cm" svg:y="18.167cm">
          <text:p text:style-name="P2">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2">sax_fastparser</text:p>
        </draw:rect>
        <draw:rect draw:style-name="class" draw:id="id598" draw:layer="layout" svg:width="4.868cm" svg:height="1.482cm" svg:x="4.63cm" svg:y="5.662cm">
          <text:p text:style-name="P2">FastAttributeList</text:p>
        </draw:rect>
        <draw:rect draw:style-name="uno_20_interface" draw:id="id599" draw:layer="layout" svg:width="6.297cm" svg:height="1.006cm" svg:x="3.254cm" svg:y="2.328cm">
          <text:p text:style-name="P2">com.sun.star.xml.sax.XFastAttributeList</text:p>
        </draw:rect>
        <draw:connector draw:style-name="inheritance_20__28_public_29_" draw:layer="layout" svg:x1="7.064cm" svg:y1="5.662cm" svg:x2="6.402cm" svg:y2="3.334cm" draw:start-shape="id598" draw:start-glue-point="0" draw:end-shape="id599" draw:end-glue-point="2" svg:d="m7064 5662v-1164h-662v-1164">
          <text:p/>
        </draw:connector>
        <draw:rect draw:style-name="class" draw:id="id600" draw:layer="layout" svg:width="4.868cm" svg:height="1.482cm" svg:x="13.098cm" svg:y="5.45cm">
          <text:p text:style-name="P2">FastSaxParser</text:p>
        </draw:rect>
        <draw:rect draw:style-name="uno_20_interface" draw:id="id601" draw:layer="layout" svg:width="6.297cm" svg:height="1.006cm" svg:x="11.589cm" svg:y="2.435cm">
          <text:p text:style-name="P2">com.sun.star.xml.sax.XFastParser</text:p>
        </draw:rect>
        <draw:connector draw:style-name="inheritance_20__28_public_29_" draw:layer="layout" svg:x1="15.532cm" svg:y1="5.45cm" svg:x2="14.737cm" svg:y2="3.441cm" draw:start-shape="id600" draw:start-glue-point="0" draw:end-shape="id601" draw:end-glue-point="2" svg:d="m15532 5450v-1004h-795v-1005">
          <text:p/>
        </draw:connector>
        <draw:custom-shape draw:style-name="gr1" draw:text-style-name="P1" draw:id="id602" draw:layer="layout" svg:width="3.09cm" svg:height="0.698cm" svg:x="5.558cm" svg:y="22.803cm">
          <draw:glue-point draw:id="4" svg:x="2.339cm" svg:y="-5cm"/>
          <draw:glue-point draw:id="5" svg:x="-2.501cm" svg:y="-5cm"/>
          <text:p text:style-name="P3">SaxExpatParser</text:p>
          <draw:enhanced-geometry svg:viewBox="0 0 21600 21600" draw:type="rectangle" draw:enhanced-path="M 0 0 L 21600 0 21600 21600 0 21600 0 0 Z N"/>
        </draw:custom-shape>
        <draw:custom-shape draw:style-name="gr1" draw:text-style-name="P1" draw:id="id603"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3">SaxExpatParser_Impl</text:p>
          <draw:enhanced-geometry svg:viewBox="0 0 21600 21600" draw:type="rectangle" draw:enhanced-path="M 0 0 L 21600 0 21600 21600 0 21600 0 0 Z N"/>
        </draw:custom-shape>
        <draw:connector draw:style-name="data_20_member_20__28_pointer_29_" draw:text-style-name="P2" draw:layer="layout" svg:x1="8.648cm" svg:y1="23.152cm" svg:x2="11.215cm" svg:y2="25.12cm" draw:start-shape="id602" draw:start-glue-point="1" draw:end-shape="id603" draw:end-glue-point="3" svg:d="m8648 23152h1284v1968h1283">
          <text:p text:style-name="P2">m_pImpl</text:p>
        </draw:connector>
        <draw:custom-shape draw:style-name="gr2" draw:id="id604" draw:layer="layout" svg:width="4.909cm" svg:height="0.897cm" svg:x="8.698cm" svg:y="19.639cm">
          <text:p text:style-name="P2">com.sun.star.xml.sax.XParser</text:p>
          <text:p text:style-name="P2">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602" draw:start-glue-point="4" draw:end-shape="id604" draw:end-glue-point="2" svg:d="m7825 22803v-1134h3327v-1133">
          <text:p/>
        </draw:connector>
        <draw:custom-shape draw:style-name="gr2" draw:id="id605" draw:layer="layout" svg:width="6.355cm" svg:height="0.623cm" svg:x="20.211cm" svg:y="22.853cm">
          <text:p text:style-name="P2">com.sun.star.xml.sax.XDocumentHandler</text:p>
          <draw:enhanced-geometry svg:viewBox="0 0 21600 21600" draw:type="rectangle" draw:enhanced-path="M 0 0 L 21600 0 21600 21600 0 21600 0 0 Z N"/>
        </draw:custom-shape>
        <draw:connector draw:style-name="data_20_member_20__28_pointer_29_" draw:text-style-name="P2" draw:layer="layout" svg:x1="14.629cm" svg:y1="23.552cm" svg:x2="20.211cm" svg:y2="23.164cm" draw:start-shape="id603" draw:start-glue-point="4" draw:end-shape="id605" draw:end-glue-point="3" svg:d="m14629 23552h2791v-388h2791">
          <text:p text:style-name="P2">rDocumentHandler</text:p>
        </draw:connector>
        <draw:custom-shape draw:style-name="gr2" draw:id="id606" draw:layer="layout" svg:width="7.949cm" svg:height="0.623cm" svg:x="20.262cm" svg:y="23.876cm">
          <text:p text:style-name="P2">com.sun.star.xml.sax.XExtendedDocumentHandler</text:p>
          <draw:enhanced-geometry svg:viewBox="0 0 21600 21600" draw:type="rectangle" draw:enhanced-path="M 0 0 L 21600 0 21600 21600 0 21600 0 0 Z N"/>
        </draw:custom-shape>
        <draw:connector draw:style-name="data_20_member_20__28_pointer_29_" draw:text-style-name="P2" draw:layer="layout" svg:x1="14.629cm" svg:y1="24.125cm" svg:x2="20.262cm" svg:y2="24.187cm" draw:start-shape="id603" draw:start-glue-point="5" draw:end-shape="id606" svg:d="m14629 24125h2816v62h2817">
          <text:p text:style-name="P2">rExtendedDocumentHandler</text:p>
        </draw:connector>
        <draw:custom-shape draw:style-name="gr2" draw:id="id607" draw:layer="layout" svg:width="5.432cm" svg:height="0.623cm" svg:x="20.287cm" svg:y="24.798cm">
          <text:p text:style-name="P2">com.sun.star.xml.sax.XAttributeList</text:p>
          <draw:enhanced-geometry svg:viewBox="0 0 21600 21600" draw:type="rectangle" draw:enhanced-path="M 0 0 L 21600 0 21600 21600 0 21600 0 0 Z N"/>
        </draw:custom-shape>
        <draw:connector draw:style-name="data_20_member_20__28_pointer_29_" draw:text-style-name="P2" draw:layer="layout" svg:x1="14.629cm" svg:y1="24.624cm" svg:x2="20.287cm" svg:y2="25.109cm" draw:start-shape="id603" draw:start-glue-point="6" draw:end-shape="id607" svg:d="m14629 24624h2829v485h2829">
          <text:p text:style-name="P2">rAttrList</text:p>
        </draw:connector>
        <draw:custom-shape draw:style-name="gr2" draw:id="id608" draw:layer="layout" svg:width="4.81cm" svg:height="0.623cm" svg:x="20.386cm" svg:y="25.795cm">
          <text:p text:style-name="P2">com.sun.star.xml.sax.XLocator</text:p>
          <draw:enhanced-geometry svg:viewBox="0 0 21600 21600" draw:type="rectangle" draw:enhanced-path="M 0 0 L 21600 0 21600 21600 0 21600 0 0 Z N"/>
        </draw:custom-shape>
        <draw:connector draw:style-name="data_20_member_20__28_pointer_29_" draw:text-style-name="P2" draw:layer="layout" draw:line-skew="-0.337cm" svg:x1="14.629cm" svg:y1="25.12cm" svg:x2="20.386cm" svg:y2="26.106cm" draw:start-shape="id603" draw:start-glue-point="1" draw:end-shape="id608" draw:end-glue-point="3" svg:d="m14629 25120h2542v986h3215">
          <text:p text:style-name="P2">rDocumentLocator</text:p>
        </draw:connector>
        <draw:custom-shape draw:style-name="uno_20_service" draw:id="id609" draw:layer="layout" svg:width="4.535cm" svg:height="0.648cm" svg:x="2.642cm" svg:y="19.938cm">
          <text:p text:style-name="P2">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602" draw:start-glue-point="5" draw:end-shape="id609" draw:end-glue-point="2" svg:d="m6331 22803v-1108h-1422v-1109">
          <text:p/>
        </draw:connector>
        <draw:frame draw:style-name="annotation" draw:layer="layout" svg:width="5.21cm" svg:height="0.985cm" svg:x="12.544cm" svg:y="27.733cm">
          <draw:text-box>
            <text:p text:style-name="P2"><text:span text:style-name="T1">SaxExpatParser_Impl</text:span> implements static callbacks to the expat library.</text:p>
          </draw:text-box>
        </draw:frame>
      </draw:page>
      <draw:page draw:name="sc" draw:style-name="dp1" draw:master-page-name="Default">
        <office:forms form:automatic-focus="false" form:apply-design-mode="false"/>
        <draw:connector draw:style-name="inheritance_20__28_public_29_" draw:layer="layout" draw:line-skew="1.379cm" svg:x1="100.676cm" svg:y1="76.695cm" svg:x2="99.807cm" svg:y2="72.942cm" draw:start-shape="id610" draw:start-glue-point="0" draw:end-shape="id611" draw:end-glue-point="4" svg:d="m100676 76695v-497h-869v-3256">
          <text:p/>
        </draw:connector>
        <draw:connector draw:style-name="inheritance_20__28_public_29__20_2" draw:layer="layout" svg:x1="38.407cm" svg:y1="36.669cm" svg:x2="15.002cm" svg:y2="13.716cm" draw:start-shape="id612" draw:start-glue-point="0" draw:end-shape="id613" draw:end-glue-point="6" svg:d="m38407 36669v-11476h-23405v-11477">
          <text:p/>
        </draw:connector>
        <draw:rect draw:style-name="class" draw:text-style-name="P5" draw:id="id621" draw:layer="layout" svg:width="2.341cm" svg:height="7.903cm" svg:x="19.92cm" svg:y="18.25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draw:id="id617" draw:layer="layout" svg:width="2.761cm" svg:height="2.704cm" svg:x="32.31cm" svg:y="36.529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draw:glue-point draw:id="13" svg:x="2.328cm" svg:y="-5cm"/>
          <text:p text:style-name="P2"><text:span text:style-name="T3">ScTabViewShell</text:span></text:p>
        </draw:rect>
        <draw:rect draw:style-name="class" draw:text-style-name="P6" draw:id="id622" draw:layer="layout" svg:width="2.657cm" svg:height="0.655cm" svg:x="19.199cm" svg:y="42.595cm">
          <draw:glue-point draw:id="4" svg:x="-4.998cm" svg:y="-2.596cm" draw:escape-direction="left"/>
          <draw:glue-point draw:id="5" svg:x="-4.998cm" svg:y="2.793cm"/>
          <text:p text:style-name="P2"><text:span text:style-name="T3">ScCellShell</text:span></text:p>
        </draw:rect>
        <draw:rect draw:style-name="class" draw:text-style-name="P6" draw:id="id635" draw:layer="layout" svg:width="2.841cm" svg:height="13.685cm" svg:x="27.032cm" svg:y="41.487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draw:glue-point draw:id="20" svg:x="5.001cm" svg:y="-4.488cm"/>
          <draw:glue-point draw:id="21" svg:x="5.001cm" svg:y="-3.92cm"/>
          <text:p text:style-name="P2"><text:span text:style-name="T3">ScViewData</text:span></text:p>
        </draw:rect>
        <draw:rect draw:style-name="class" draw:text-style-name="P6" draw:id="id618" draw:layer="layout" svg:width="2.557cm" svg:height="0.733cm" svg:x="26.034cm" svg:y="32.224cm">
          <text:p text:style-name="P2"><text:span text:style-name="T3">ScDBFunc</text:span></text:p>
        </draw:rect>
        <draw:rect draw:style-name="class" draw:text-style-name="P6" draw:id="id623" draw:layer="layout" svg:width="2.436cm" svg:height="0.633cm" svg:x="19.589cm" svg:y="38.111cm">
          <text:p text:style-name="P2"><text:span text:style-name="T3">ScFormatShell</text:span></text:p>
        </draw:rect>
        <draw:rect draw:style-name="class" draw:id="id629" draw:layer="layout" svg:width="5.546cm" svg:height="25.127cm" svg:x="76.183cm" svg:y="34.67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text:p text:style-name="P2"><text:span text:style-name="T3">ScDocument</text:span></text:p>
        </draw:rect>
        <draw:rect draw:style-name="class" draw:text-style-name="P6" draw:id="id630" draw:layer="layout" svg:width="3.12cm" svg:height="2.454cm" svg:x="91.067cm" svg:y="61.589cm">
          <draw:glue-point draw:id="4" svg:x="-5cm" svg:y="-2.61cm"/>
          <draw:glue-point draw:id="5" svg:x="5cm" svg:y="1.667cm" draw:escape-direction="right"/>
          <draw:glue-point draw:id="6" svg:x="5cm" svg:y="3.557cm"/>
          <draw:glue-point draw:id="7" svg:x="5cm" svg:y="-2.818cm"/>
          <text:p text:style-name="P2"><text:span text:style-name="T3">ScTable</text:span></text:p>
        </draw:rect>
        <draw:rect draw:style-name="class" draw:text-style-name="P6" draw:id="id639" draw:layer="layout" svg:width="2.645cm" svg:height="3.849cm" svg:x="38.9cm" svg:y="51.522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2"><text:span text:style-name="T3">ScDocShell</text:span></text:p>
        </draw:rect>
        <draw:rect draw:style-name="class" draw:text-style-name="P6" draw:id="id631" draw:layer="layout" svg:width="2.099cm" svg:height="2.436cm" svg:x="100.757cm" svg:y="64.513cm">
          <draw:glue-point draw:id="4" svg:x="5cm" svg:y="-2.873cm"/>
          <text:p text:style-name="P2"><text:span text:style-name="T3">ScColumn</text:span></text:p>
        </draw:rect>
        <draw:rect draw:style-name="struct" draw:text-style-name="P6" draw:id="id632" draw:layer="layout" svg:width="2.49cm" svg:height="0.673cm" svg:x="104.316cm" svg:y="66.411cm">
          <text:p text:style-name="P2"><text:span text:style-name="T3">ColEntry</text:span></text:p>
        </draw:rect>
        <draw:rect draw:style-name="class" draw:text-style-name="P6" draw:id="id625" draw:layer="layout" svg:width="3.12cm" svg:height="0.698cm" svg:x="106.135cm" svg:y="80.626cm">
          <draw:glue-point draw:id="4" svg:x="-3.502cm" svg:y="5cm"/>
          <draw:glue-point draw:id="5" svg:x="-1.679cm" svg:y="5cm"/>
          <draw:glue-point draw:id="6" svg:x="1.813cm" svg:y="5cm"/>
          <draw:glue-point draw:id="7" svg:x="3.486cm" svg:y="5cm"/>
          <text:p text:style-name="P2"><text:span text:style-name="T3">ScBaseCell</text:span></text:p>
        </draw:rect>
        <draw:rect draw:style-name="class" draw:text-style-name="P6" draw:id="id614" draw:layer="layout" svg:width="2.487cm" svg:height="0.822cm" svg:x="107.698cm" svg:y="86.057cm">
          <draw:glue-point draw:id="4" svg:x="-5cm" svg:y="-2.388cm"/>
          <draw:glue-point draw:id="5" svg:x="-5cm" svg:y="2.174cm"/>
          <draw:glue-point draw:id="6" svg:x="-2.029cm" svg:y="-5cm"/>
          <draw:glue-point draw:id="7" svg:x="2.123cm" svg:y="-5cm"/>
          <text:p text:style-name="P2"><text:span text:style-name="T3">ScFormulaCell</text:span></text:p>
        </draw:rect>
        <draw:rect draw:style-name="class" draw:text-style-name="P6" draw:id="id633" draw:layer="layout" svg:width="1.769cm" svg:height="0.573cm" svg:x="112.503cm" svg:y="81.144cm">
          <text:p text:style-name="P2"><text:span text:style-name="T3">ScPostIt</text:span></text:p>
        </draw:rect>
        <draw:rect draw:style-name="class" draw:text-style-name="P6" draw:id="id783" draw:layer="layout" svg:width="14.362cm" svg:height="0.617cm" svg:x="137.391cm" svg:y="79.196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2"><text:span text:style-name="T3">ScToken</text:span></text:p>
        </draw:rect>
        <draw:rect draw:style-name="class" draw:text-style-name="P6" draw:id="id784" draw:layer="layout" svg:width="2.764cm" svg:height="0.523cm" svg:x="133.843cm" svg:y="85.21cm">
          <text:p text:style-name="P2"><text:span text:style-name="T3">ScDoubleToken</text:span></text:p>
        </draw:rect>
        <draw:rect draw:style-name="class" draw:text-style-name="P6" draw:id="id793" draw:layer="layout" svg:width="2.902cm" svg:height="0.62cm" svg:x="152.608cm" svg:y="84.684cm">
          <text:p text:style-name="P2"><text:span text:style-name="T3">ScSingleRefToken</text:span></text:p>
        </draw:rect>
        <draw:rect draw:style-name="class" draw:text-style-name="P6" draw:id="id782" draw:layer="layout" svg:width="3.273cm" svg:height="0.544cm" svg:x="131.717cm" svg:y="84.237cm">
          <text:p text:style-name="P2"><text:span text:style-name="T3">ScDoubleRefToken</text:span></text:p>
        </draw:rect>
        <draw:rect draw:style-name="class" draw:text-style-name="P6" draw:id="id790" draw:layer="layout" svg:width="2.65cm" svg:height="0.622cm" svg:x="144.658cm" svg:y="84.589cm">
          <text:p text:style-name="P2"><text:span text:style-name="T3">ScMatrixToken</text:span></text:p>
        </draw:rect>
        <draw:rect draw:style-name="class" draw:text-style-name="P6" draw:id="id791" draw:layer="layout" svg:width="4.802cm" svg:height="0.541cm" svg:x="148.139cm" svg:y="85.691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2"><text:span text:style-name="T3">ScOpToken</text:span></text:p>
        </draw:rect>
        <draw:rect draw:style-name="class" draw:text-style-name="P6" draw:id="id788" draw:layer="layout" svg:width="3.337cm" svg:height="0.58cm" svg:x="140.665cm" svg:y="84.939cm">
          <text:p text:style-name="P2"><text:span text:style-name="T3">ScJumpMatrixToken</text:span></text:p>
        </draw:rect>
        <draw:rect draw:style-name="class" draw:text-style-name="P6" draw:id="id786" draw:layer="layout" svg:width="2.251cm" svg:height="0.564cm" svg:x="137.471cm" svg:y="85.168cm">
          <text:p text:style-name="P2"><text:span text:style-name="T3">ScErrorToken</text:span></text:p>
        </draw:rect>
        <draw:rect draw:style-name="class_20__28_external_20_module_29_" draw:id="id619" draw:layer="layout" svg:width="2.528cm" svg:height="0.791cm" svg:x="33.397cm" svg:y="35.087cm">
          <text:p text:style-name="P2"><text:span text:style-name="T3">SfxViewShell</text:span></text:p>
        </draw:rect>
        <draw:rect draw:style-name="class" draw:text-style-name="P6" draw:id="id615" draw:layer="layout" svg:width="2.452cm" svg:height="0.594cm" svg:x="102.724cm" svg:y="84.641cm">
          <text:p text:style-name="P2"><text:span text:style-name="T3">ScInterpreter</text:span></text:p>
        </draw:rect>
        <draw:rect draw:style-name="class" draw:text-style-name="P6" draw:id="id616" draw:layer="layout" svg:width="2.053cm" svg:height="2.637cm" svg:x="102.009cm" svg:y="86.613cm">
          <draw:glue-point draw:id="4" svg:x="5cm" svg:y="-3.943cm"/>
          <draw:glue-point draw:id="5" svg:x="5cm" svg:y="-2.525cm"/>
          <draw:glue-point draw:id="6" svg:x="5cm" svg:y="-1.372cm"/>
          <draw:glue-point draw:id="7" svg:x="5cm" svg:y="1.459cm"/>
          <draw:glue-point draw:id="8" svg:x="5cm" svg:y="2.7cm"/>
          <draw:glue-point draw:id="9" svg:x="5cm" svg:y="3.849cm"/>
          <text:p text:style-name="P2"><text:span text:style-name="T3">ScCompiler</text:span></text:p>
        </draw:rect>
        <draw:connector draw:style-name="local_20_usage_20__2f__20_return_20_type" draw:layer="layout" svg:x1="107.698cm" svg:y1="86.272cm" svg:x2="105.176cm" svg:y2="84.938cm" draw:start-shape="id614" draw:start-glue-point="4" draw:end-shape="id615" draw:end-glue-point="1" svg:d="m107698 86272h-1261v-1334h-1261">
          <text:p/>
        </draw:connector>
        <draw:connector draw:style-name="local_20_usage_20__2f__20_return_20_type" draw:layer="layout" draw:line-skew="0.306cm" svg:x1="107.698cm" svg:y1="86.646cm" svg:x2="104.061cm" svg:y2="86.892cm" draw:start-shape="id614" draw:start-glue-point="5" draw:end-shape="id616" draw:end-glue-point="4" svg:d="m107698 86646h-1512v246h-2125">
          <text:p/>
        </draw:connector>
        <draw:rect draw:style-name="class" draw:text-style-name="P6" draw:id="id624" draw:layer="layout" svg:width="2.098cm" svg:height="1.829cm" svg:x="91.665cm" svg:y="85.523cm">
          <draw:glue-point draw:id="4" svg:x="5cm" svg:y="-2.287cm"/>
          <draw:glue-point draw:id="5" svg:x="5cm" svg:y="2.404cm"/>
          <text:p text:style-name="P2"><text:span text:style-name="T3">ScEditCell</text:span></text:p>
        </draw:rect>
        <draw:rect draw:style-name="class" draw:text-style-name="P6" draw:id="id626" draw:layer="layout" svg:width="1.965cm" svg:height="0.613cm" svg:x="100.712cm" svg:y="83.537cm">
          <text:p text:style-name="P2"><text:span text:style-name="T3">ScNoteCell</text:span></text:p>
        </draw:rect>
        <draw:rect draw:style-name="class" draw:text-style-name="P6" draw:id="id627" draw:layer="layout" svg:width="2.256cm" svg:height="0.593cm" svg:x="113.524cm" svg:y="83.107cm">
          <text:p text:style-name="P2"><text:span text:style-name="T3">ScStringCell</text:span></text:p>
        </draw:rect>
        <draw:rect draw:style-name="class" draw:text-style-name="P6" draw:id="id628" draw:layer="layout" svg:width="2.132cm" svg:height="0.617cm" svg:x="116.304cm" svg:y="83.11cm">
          <text:p text:style-name="P2"><text:span text:style-name="T3">ScValueCell</text:span></text:p>
        </draw:rect>
        <draw:rect draw:style-name="class_20__28_external_20_module_29_" draw:id="id667" draw:layer="layout" svg:width="1.695cm" svg:height="0.53cm" svg:x="38.643cm" svg:y="23.277cm">
          <draw:glue-point draw:id="4" svg:x="-2.585cm" svg:y="5cm"/>
          <draw:glue-point draw:id="5" svg:x="2.414cm" svg:y="5cm"/>
          <text:p text:style-name="P2"><text:span text:style-name="T3">Window</text:span></text:p>
        </draw:rect>
        <draw:connector draw:style-name="inheritance_20__28_public_29_" draw:layer="layout" svg:x1="32.958cm" svg:y1="36.53cm" svg:x2="27.312cm" svg:y2="32.957cm" draw:start-shape="id617" draw:start-glue-point="4" draw:end-shape="id618" draw:end-glue-point="2" svg:d="m32958 36530v-1787h-5646v-1786">
          <text:p/>
        </draw:connector>
        <draw:connector draw:style-name="inheritance_20__28_public_29_" draw:layer="layout" svg:x1="34.332cm" svg:y1="36.529cm" svg:x2="34.661cm" svg:y2="35.878cm" draw:start-shape="id617" draw:start-glue-point="13" draw:end-shape="id619" draw:end-glue-point="2" svg:d="m34332 36529v-325h329v-326">
          <text:p/>
        </draw:connector>
        <draw:connector draw:style-name="inheritance_20__28_public_29_" draw:layer="layout" svg:x1="27.312cm" svg:y1="32.224cm" svg:x2="23.454cm" svg:y2="30.009cm" draw:start-shape="id618" draw:start-glue-point="0" draw:end-shape="id620" draw:end-glue-point="2" svg:d="m27312 32224v-1107h-3858v-1108">
          <text:p/>
        </draw:connector>
        <draw:connector draw:style-name="inheritance_20__28_public_29_" draw:layer="layout" svg:x1="23.454cm" svg:y1="29.371cm" svg:x2="21.09cm" svg:y2="26.153cm" draw:start-shape="id620" draw:start-glue-point="0" draw:end-shape="id621" draw:end-glue-point="2" svg:d="m23454 29371v-1609h-2364v-1609">
          <text:p/>
        </draw:connector>
        <draw:connector draw:style-name="inheritance_20__28_public_29_" draw:layer="layout" svg:x1="20.527cm" svg:y1="42.595cm" svg:x2="20.807cm" svg:y2="38.744cm" draw:start-shape="id622" draw:start-glue-point="0" draw:end-shape="id623" draw:end-glue-point="2" svg:d="m20527 42595v-1925h280v-1926">
          <text:p/>
        </draw:connector>
        <draw:connector draw:style-name="inheritance_20__28_public_29_" draw:layer="layout" svg:x1="92.714cm" svg:y1="85.523cm" svg:x2="106.603cm" svg:y2="81.324cm" draw:start-shape="id624" draw:start-glue-point="0" draw:end-shape="id625" draw:end-glue-point="4" svg:d="m92714 85523v-2099h13889v-2100">
          <text:p/>
        </draw:connector>
        <draw:connector draw:style-name="inheritance_20__28_public_29_" draw:layer="layout" svg:x1="101.694cm" svg:y1="83.537cm" svg:x2="107.172cm" svg:y2="81.324cm" draw:start-shape="id626" draw:start-glue-point="0" draw:end-shape="id625" draw:end-glue-point="5" svg:d="m101694 83537v-1106h5478v-1107">
          <text:p/>
        </draw:connector>
        <draw:connector draw:style-name="inheritance_20__28_public_29_" draw:layer="layout" svg:x1="108.437cm" svg:y1="86.057cm" svg:x2="107.695cm" svg:y2="81.324cm" draw:start-shape="id614" draw:start-glue-point="6" draw:end-shape="id625" draw:end-glue-point="2" svg:d="m108437 86057v-2366h-742v-2367">
          <text:p/>
        </draw:connector>
        <draw:connector draw:style-name="inheritance_20__28_public_29_" draw:layer="layout" svg:x1="114.652cm" svg:y1="83.107cm" svg:x2="108.26cm" svg:y2="81.324cm" draw:start-shape="id627" draw:start-glue-point="0" draw:end-shape="id625" draw:end-glue-point="6" svg:d="m114652 83107v-891h-6392v-892">
          <text:p/>
        </draw:connector>
        <draw:connector draw:style-name="inheritance_20__28_public_29_" draw:layer="layout" svg:x1="117.37cm" svg:y1="83.11cm" svg:x2="108.782cm" svg:y2="81.324cm" draw:start-shape="id628" draw:start-glue-point="0" draw:end-shape="id625" draw:end-glue-point="7" svg:d="m117370 83110v-893h-8588v-893">
          <text:p/>
        </draw:connector>
        <draw:custom-shape draw:style-name="class_20__28_pimpl_29_" draw:text-style-name="P6" draw:id="id634" draw:layer="layout" svg:width="2.983cm" svg:height="2.099cm" svg:x="83.614cm" svg:y="72.029cm">
          <draw:glue-point draw:id="4" svg:x="-5cm" svg:y="-2.254cm"/>
          <draw:glue-point draw:id="5" svg:x="-5cm" svg:y="2.372cm"/>
          <draw:glue-point draw:id="6" svg:x="4.998cm" svg:y="-2.739cm"/>
          <draw:glue-point draw:id="7" svg:x="4.998cm" svg:y="2.444cm"/>
          <text:p text:style-name="P2"><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2" draw:layer="layout" svg:x1="81.729cm" svg:y1="57.406cm" svg:x2="91.067cm" svg:y2="62.176cm" draw:start-shape="id629" draw:start-glue-point="22" draw:end-shape="id630" draw:end-glue-point="4" svg:d="m81729 57406h4669v4770h4669">
          <text:p text:style-name="P2">pTab</text:p>
        </draw:connector>
        <draw:connector draw:style-name="data_20_member_20__28_pointer_29_" draw:layer="layout" svg:x1="94.187cm" svg:y1="62.125cm" svg:x2="100.757cm" svg:y2="65.731cm" draw:start-shape="id630" draw:start-glue-point="7" draw:end-shape="id631" draw:end-glue-point="3" svg:d="m94187 62125h3285v3606h3285">
          <text:p/>
        </draw:connector>
        <draw:connector draw:style-name="data_20_member_20__28_pointer_29_" draw:layer="layout" svg:x1="102.856cm" svg:y1="65.731cm" svg:x2="104.316cm" svg:y2="66.747cm" draw:start-shape="id631" draw:start-glue-point="1" draw:end-shape="id632" svg:d="m102856 65731h730v1016h730">
          <text:p/>
        </draw:connector>
        <draw:connector draw:style-name="data_20_member_20__28_pointer_29_" draw:layer="layout" svg:x1="106.806cm" svg:y1="66.747cm" svg:x2="107.695cm" svg:y2="80.626cm" draw:start-shape="id632" draw:start-glue-point="1" draw:end-shape="id625" svg:d="m106806 66747h889v13879">
          <text:p/>
        </draw:connector>
        <draw:connector draw:style-name="data_20_member_20__28_pointer_29_" draw:text-style-name="P2" draw:layer="layout" svg:x1="109.255cm" svg:y1="80.975cm" svg:x2="112.503cm" svg:y2="81.43cm" draw:start-shape="id625" draw:start-glue-point="1" draw:end-shape="id633" draw:end-glue-point="3" svg:d="m109255 80975h1624v455h1624">
          <text:p text:style-name="P2">GetNotePtr()</text:p>
        </draw:connector>
        <draw:connector draw:style-name="data_20_member_20__28_pointer_29_" draw:layer="layout" svg:x1="81.729cm" svg:y1="58.226cm" svg:x2="83.614cm" svg:y2="73.078cm" draw:start-shape="id629" draw:start-glue-point="15" draw:end-shape="id634" draw:end-glue-point="3" svg:d="m81729 58226h942v14852h943">
          <text:p/>
        </draw:connector>
        <draw:custom-shape draw:style-name="gr18" draw:text-style-name="P7" draw:id="id637" draw:layer="layout" svg:width="3.104cm" svg:height="0.703cm" svg:x="87.862cm" svg:y="72.007cm">
          <text:p text:style-name="P3"><text:span text:style-name="T3">ScExtDocSettings</text:span></text:p>
          <draw:enhanced-geometry svg:viewBox="0 0 21600 21600" draw:type="rectangle" draw:enhanced-path="M 0 0 L 21600 0 21600 21600 0 21600 0 0 Z N"/>
        </draw:custom-shape>
        <draw:connector draw:style-name="gr19" draw:text-style-name="P2" draw:layer="layout" svg:x1="22.025cm" svg:y1="38.427cm" svg:x2="27.033cm" svg:y2="42.24cm" draw:start-shape="id623" draw:start-glue-point="1" draw:end-shape="id635" draw:end-glue-point="11" svg:d="m22025 38427h2504v3813h2504">
          <text:p text:style-name="P2">GetViewData()</text:p>
        </draw:connector>
        <draw:connector draw:style-name="data_20_member_20__28_pointer_29_" draw:text-style-name="P2" draw:layer="layout" svg:x1="29.873cm" svg:y1="48.329cm" svg:x2="76.183cm" svg:y2="52.268cm" draw:start-shape="id635" draw:start-glue-point="1" draw:end-shape="id629" draw:end-glue-point="7" svg:d="m29873 48329h23155v3939h23155">
          <text:p text:style-name="P2">GetDocument()</text:p>
        </draw:connector>
        <draw:connector draw:style-name="data_20_member_20__28_pointer_29_" draw:layer="layout" svg:x1="43.125cm" svg:y1="31.248cm" svg:x2="27.033cm" svg:y2="43.924cm" draw:start-shape="id636" draw:start-glue-point="10" draw:end-shape="id635" draw:end-glue-point="19" svg:d="m43125 31248h501v5367h-17095v7309h502">
          <text:p/>
        </draw:connector>
        <draw:custom-shape draw:style-name="gr20" draw:text-style-name="P6" draw:id="id642" draw:layer="layout" svg:width="3.104cm" svg:height="0.731cm" svg:x="90.625cm" svg:y="78.281cm">
          <text:p text:style-name="P2"><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6.595cm" svg:y1="72.504cm" svg:x2="87.862cm" svg:y2="72.358cm" draw:start-shape="id634" draw:start-glue-point="6" draw:end-shape="id637" draw:end-glue-point="3" svg:d="m86595 72504h634v-146h633">
          <text:p/>
        </draw:connector>
        <draw:connector draw:style-name="data_20_member_20__28_pointer_29_" draw:layer="layout" svg:x1="86.595cm" svg:y1="73.59cm" svg:x2="84.554cm" svg:y2="77.708cm" draw:start-shape="id634" draw:start-glue-point="7" draw:end-shape="id638" draw:end-glue-point="3" svg:d="m86595 73590h502v2168h-3044v1950h501">
          <text:p/>
        </draw:connector>
        <draw:custom-shape draw:style-name="gr18" draw:text-style-name="P7" draw:layer="layout" svg:width="3.262cm" svg:height="0.866cm" svg:x="82.562cm" svg:y="84.674cm">
          <text:p text:style-name="P3"><text:span text:style-name="T3">ScDocumentLoader</text:span></text:p>
          <draw:enhanced-geometry svg:viewBox="0 0 21600 21600" draw:type="rectangle" draw:enhanced-path="M 0 0 L 21600 0 21600 21600 0 21600 0 0 Z N"/>
        </draw:custom-shape>
        <draw:connector draw:style-name="gr21" draw:text-style-name="P2" draw:layer="layout" svg:x1="29.872cm" svg:y1="45.891cm" svg:x2="32.311cm" svg:y2="36.896cm" draw:start-shape="id635" draw:start-glue-point="6" draw:end-shape="id617" draw:end-glue-point="9" svg:d="m29872 45891h1220v-8995h1219">
          <text:p text:style-name="P2">GetViewShell()</text:p>
        </draw:connector>
        <draw:connector draw:style-name="data_20_member_20__28_pointer_29_" draw:layer="layout" svg:x1="35.07cm" svg:y1="38.856cm" svg:x2="19.2cm" svg:y2="42.752cm" draw:start-shape="id617" draw:start-glue-point="7" draw:end-shape="id622" draw:end-glue-point="4" svg:d="m35070 38856h502v2058h-16874v1838h502">
          <text:p/>
        </draw:connector>
        <draw:rect draw:style-name="class_20__28_external_20_module_29_" draw:id="id640" draw:layer="layout" svg:width="2.886cm" svg:height="0.724cm" svg:x="40.771cm" svg:y="49.394cm">
          <text:p text:style-name="P2"><text:span text:style-name="T3">SfxObjectShell</text:span></text:p>
        </draw:rect>
        <draw:rect draw:style-name="class_20__28_external_20_module_29_" draw:id="id641" draw:layer="layout" svg:width="2.519cm" svg:height="0.752cm" svg:x="37.612cm" svg:y="49.105cm">
          <text:p text:style-name="P2"><text:span text:style-name="T3">SfxListener</text:span></text:p>
        </draw:rect>
        <draw:connector draw:style-name="inheritance_20__28_public_29_" draw:layer="layout" svg:x1="40.807cm" svg:y1="51.522cm" svg:x2="42.214cm" svg:y2="50.118cm" draw:start-shape="id639" draw:start-glue-point="5" draw:end-shape="id640" draw:end-glue-point="2" svg:d="m40807 51522v-702h1407v-702">
          <text:p/>
        </draw:connector>
        <draw:connector draw:style-name="inheritance_20__28_public_29_" draw:layer="layout" svg:x1="39.61cm" svg:y1="51.522cm" svg:x2="38.871cm" svg:y2="49.857cm" draw:start-shape="id639" draw:start-glue-point="4" draw:end-shape="id641" draw:end-glue-point="2" svg:d="m39610 51522v-832h-739v-833">
          <text:p/>
        </draw:connector>
        <draw:custom-shape draw:style-name="gr18" draw:text-style-name="P7" draw:id="id638" draw:layer="layout" svg:width="3.866cm" svg:height="0.638cm" svg:x="84.554cm" svg:y="77.389cm">
          <text:p text:style-name="P3"><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88.42cm" svg:y1="77.708cm" svg:x2="90.625cm" svg:y2="78.646cm" draw:start-shape="id638" draw:start-glue-point="1" draw:end-shape="id642" draw:end-glue-point="3" svg:d="m88420 77708h1103v938h1102">
          <text:p/>
        </draw:connector>
        <draw:rect draw:style-name="class" draw:text-style-name="P6" draw:id="id645" draw:layer="layout" svg:width="2.444cm" svg:height="0.594cm" svg:x="115.008cm" svg:y="47.916cm">
          <text:p text:style-name="P2"><text:span text:style-name="T3">ScOutlineArray</text:span></text:p>
        </draw:rect>
        <draw:rect draw:style-name="class" draw:text-style-name="P6" draw:id="id643" draw:layer="layout" svg:width="3.023cm" svg:height="0.687cm" svg:x="119.19cm" svg:y="47.875cm">
          <text:p text:style-name="P2"><text:span text:style-name="T3">ScOutlineCollection</text:span></text:p>
        </draw:rect>
        <draw:connector draw:style-name="inheritance_20__28_public_29_" draw:layer="layout" svg:x1="120.701cm" svg:y1="47.875cm" svg:x2="110.491cm" svg:y2="41.822cm" draw:start-shape="id643" draw:start-glue-point="0" draw:end-shape="id644" draw:end-glue-point="4" svg:d="m120701 47875v-3026h-10210v-3027">
          <text:p/>
        </draw:connector>
        <draw:connector draw:style-name="data_20_member_20__28_multiple_20_pointers_29_" draw:layer="layout" svg:x1="117.452cm" svg:y1="48.213cm" svg:x2="119.19cm" svg:y2="48.218cm" draw:start-shape="id645" draw:start-glue-point="1" draw:end-shape="id643" draw:end-glue-point="3" svg:d="m117452 48213h869v5h869">
          <text:p/>
        </draw:connector>
        <draw:rect draw:style-name="class" draw:text-style-name="P6" draw:layer="layout" svg:width="3.236cm" svg:height="0.684cm" svg:x="129.327cm" svg:y="45.961cm">
          <text:p text:style-name="P2"><text:span text:style-name="T3">ScOutlineDocFunc</text:span></text:p>
        </draw:rect>
        <draw:rect draw:style-name="class" draw:text-style-name="P6" draw:layer="layout" svg:width="2.841cm" svg:height="0.637cm" svg:x="119.517cm" svg:y="49.455cm">
          <text:p text:style-name="P2"><text:span text:style-name="T3">ScOutlineTable</text:span></text:p>
        </draw:rect>
        <draw:frame draw:style-name="annotation" draw:layer="layout" svg:width="9.459cm" svg:height="2.11cm" svg:x="31.806cm" svg:y="57.197cm">
          <draw:text-box>
            <text:p text:style-name="P2">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1" draw:id="id647" draw:layer="layout" svg:width="2.592cm" svg:height="0.959cm" svg:x="20.595cm" svg:y="73.862cm">
          <draw:glue-point draw:id="4" svg:x="-2.199cm" svg:y="4.994cm"/>
          <draw:glue-point draw:id="5" svg:x="1.998cm" svg:y="4.994cm"/>
          <text:p text:style-name="P3">ScExportBase</text:p>
          <draw:enhanced-geometry svg:viewBox="0 0 21600 21600" draw:type="rectangle" draw:enhanced-path="M 0 0 L 21600 0 21600 21600 0 21600 0 0 Z N"/>
        </draw:custom-shape>
        <draw:custom-shape draw:style-name="gr1" draw:text-style-name="P1" draw:id="id646" draw:layer="layout" svg:width="2.54cm" svg:height="0.829cm" svg:x="18.573cm" svg:y="76.053cm">
          <text:p text:style-name="P3">ScHTMLExport</text:p>
          <draw:enhanced-geometry svg:viewBox="0 0 21600 21600" draw:type="rectangle" draw:enhanced-path="M 0 0 L 21600 0 21600 21600 0 21600 0 0 Z N"/>
        </draw:custom-shape>
        <draw:custom-shape draw:style-name="gr1" draw:text-style-name="P1" draw:id="id648" draw:layer="layout" svg:width="2.54cm" svg:height="0.829cm" svg:x="22.487cm" svg:y="76.053cm">
          <text:p text:style-name="P3">ScRTFExport</text:p>
          <draw:enhanced-geometry svg:viewBox="0 0 21600 21600" draw:type="rectangle" draw:enhanced-path="M 0 0 L 21600 0 21600 21600 0 21600 0 0 Z N"/>
        </draw:custom-shape>
        <draw:connector draw:style-name="inheritance_20__28_public_29_" draw:layer="layout" svg:x1="19.843cm" svg:y1="76.053cm" svg:x2="21.322cm" svg:y2="74.819cm" draw:start-shape="id646" draw:start-glue-point="0" draw:end-shape="id647" draw:end-glue-point="4" svg:d="m19843 76053v-617h1479v-617">
          <text:p/>
        </draw:connector>
        <draw:connector draw:style-name="inheritance_20__28_public_29_" draw:layer="layout" svg:x1="23.757cm" svg:y1="76.053cm" svg:x2="22.408cm" svg:y2="74.819cm" draw:start-shape="id648" draw:start-glue-point="0" draw:end-shape="id647" draw:end-glue-point="5" svg:d="m23757 76053v-617h-1349v-617">
          <text:p/>
        </draw:connector>
        <draw:custom-shape draw:style-name="gr1" draw:text-style-name="P1" draw:id="id649" draw:layer="layout" svg:width="2.799cm" svg:height="1.889cm" svg:x="44.607cm" svg:y="62.536cm">
          <draw:glue-point draw:id="4" svg:x="4.998cm" svg:y="-3.504cm"/>
          <draw:glue-point draw:id="5" svg:x="4.998cm" svg:y="3.631cm" draw:escape-direction="right"/>
          <draw:glue-point draw:id="6" svg:x="4.998cm" svg:y="1.572cm"/>
          <draw:glue-point draw:id="7" svg:x="4.998cm" svg:y="-1.445cm"/>
          <text:p text:style-name="P3">ScImportExport</text:p>
          <draw:enhanced-geometry svg:viewBox="0 0 21600 21600" draw:type="rectangle" draw:enhanced-path="M 0 0 L 21600 0 21600 21600 0 21600 0 0 Z N"/>
        </draw:custom-shape>
        <draw:connector draw:style-name="gr22" draw:text-style-name="P2" draw:layer="layout" svg:x1="41.544cm" svg:y1="54.867cm" svg:x2="44.607cm" svg:y2="63.48cm" draw:start-shape="id639" draw:start-glue-point="8" draw:end-shape="id649" draw:end-glue-point="3" svg:d="m41544 54867h1532v8613h1531">
          <text:p text:style-name="P2">ConvertTo()</text:p>
        </draw:connector>
        <draw:custom-shape draw:style-name="gr1" draw:text-style-name="P1" draw:id="id612" draw:layer="layout" svg:width="2.437cm" svg:height="0.641cm" svg:x="37.189cm" svg:y="36.669cm">
          <text:p text:style-name="P3">ScEditShell</text:p>
          <draw:enhanced-geometry svg:viewBox="0 0 21600 21600" draw:type="rectangle" draw:enhanced-path="M 0 0 L 21600 0 21600 21600 0 21600 0 0 Z N"/>
        </draw:custom-shape>
        <draw:custom-shape draw:style-name="class_20__28_external_20_module_29_" draw:id="id613" draw:layer="layout" svg:width="7.228cm" svg:height="0.907cm" svg:x="12.502cm" svg:y="12.811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2">SfxShell</text:p>
          <draw:enhanced-geometry svg:viewBox="0 0 21600 21600" draw:type="rectangle" draw:enhanced-path="M 0 0 L 21600 0 21600 21600 0 21600 0 0 Z N"/>
        </draw:custom-shape>
        <draw:custom-shape draw:style-name="gr1" draw:text-style-name="P1" draw:id="id650" draw:layer="layout" svg:width="3.835cm" svg:height="0.856cm" svg:x="144.55cm" svg:y="24.256cm">
          <draw:glue-point draw:id="4" svg:x="-1.958cm" svg:y="-5cm"/>
          <draw:glue-point draw:id="5" svg:x="2.164cm" svg:y="-5cm"/>
          <text:p text:style-name="P3">ScEditEngineDefaulter</text:p>
          <draw:enhanced-geometry svg:viewBox="0 0 21600 21600" draw:type="rectangle" draw:enhanced-path="M 0 0 L 21600 0 21600 21600 0 21600 0 0 Z N"/>
        </draw:custom-shape>
        <draw:custom-shape draw:style-name="gr1" draw:text-style-name="P1" draw:id="id651" draw:layer="layout" svg:width="3.732cm" svg:height="0.855cm" svg:x="147.531cm" svg:y="19.745cm">
          <text:p text:style-name="P3">ScEnginePoolHelper</text:p>
          <draw:enhanced-geometry svg:viewBox="0 0 21600 21600" draw:type="rectangle" draw:enhanced-path="M 0 0 L 21600 0 21600 21600 0 21600 0 0 Z N"/>
        </draw:custom-shape>
        <draw:connector draw:style-name="inheritance_20__28_public_29_" draw:layer="layout" svg:x1="147.296cm" svg:y1="24.256cm" svg:x2="149.397cm" svg:y2="20.6cm" draw:start-shape="id650" draw:start-glue-point="5" draw:end-shape="id651" draw:end-glue-point="2" svg:d="m147296 24256v-1828h2101v-1828">
          <text:p/>
        </draw:connector>
        <draw:custom-shape draw:style-name="class_20__28_external_20_module_29_" draw:id="id652" draw:layer="layout" svg:width="2.203cm" svg:height="0.751cm" svg:x="144.317cm" svg:y="20.602cm">
          <text:p text:style-name="P2">EditEngine</text:p>
          <draw:enhanced-geometry svg:viewBox="0 0 21600 21600" draw:type="rectangle" draw:enhanced-path="M 0 0 L 21600 0 21600 21600 0 21600 0 0 Z N"/>
        </draw:custom-shape>
        <draw:connector draw:style-name="inheritance_20__28_public_29_" draw:layer="layout" svg:x1="145.717cm" svg:y1="24.256cm" svg:x2="145.418cm" svg:y2="21.353cm" draw:start-shape="id650" draw:start-glue-point="4" draw:end-shape="id652" draw:end-glue-point="2" svg:d="m145717 24256v-1452h-299v-1451">
          <text:p/>
        </draw:connector>
        <draw:custom-shape draw:style-name="gr1" draw:text-style-name="P1" draw:id="id653" draw:layer="layout" svg:width="3.012cm" svg:height="1.238cm" svg:x="101.158cm" svg:y="26.698cm">
          <draw:glue-point draw:id="4" svg:x="-5cm" svg:y="-2.269cm"/>
          <draw:glue-point draw:id="5" svg:x="-5cm" svg:y="2.859cm"/>
          <text:p text:style-name="P3">ScFieldEditEngine</text:p>
          <draw:enhanced-geometry svg:viewBox="0 0 21600 21600" draw:type="rectangle" draw:enhanced-path="M 0 0 L 21600 0 21600 21600 0 21600 0 0 Z N"/>
        </draw:custom-shape>
        <draw:connector draw:style-name="data_20_member_20__28_pointer_29_" draw:layer="layout" draw:line-skew="-4.198cm" svg:x1="81.729cm" svg:y1="36.502cm" svg:x2="101.158cm" svg:y2="27.037cm" draw:start-shape="id629" draw:start-glue-point="8" draw:end-shape="id653" draw:end-glue-point="4" svg:d="m81729 36502h5517v-9465h13912">
          <text:p/>
        </draw:connector>
        <draw:custom-shape draw:style-name="gr1" draw:text-style-name="P1" draw:id="id654" draw:layer="layout" svg:width="3.162cm" svg:height="0.778cm" svg:x="88.904cm" svg:y="33.518cm">
          <text:p text:style-name="P3">ScNoteEditEngine</text:p>
          <draw:enhanced-geometry svg:viewBox="0 0 21600 21600" draw:type="rectangle" draw:enhanced-path="M 0 0 L 21600 0 21600 21600 0 21600 0 0 Z N"/>
        </draw:custom-shape>
        <draw:connector draw:style-name="data_20_member_20__28_pointer_29_" draw:layer="layout" draw:line-skew="2.907cm" svg:x1="81.729cm" svg:y1="37.557cm" svg:x2="88.904cm" svg:y2="33.907cm" draw:start-shape="id629" draw:start-glue-point="19" draw:end-shape="id654" draw:end-glue-point="3" svg:d="m81729 37557h6495v-3650h680">
          <text:p/>
        </draw:connector>
        <draw:custom-shape draw:style-name="class_20__28_external_20_module_29_" draw:id="id655" draw:layer="layout" svg:width="2.203cm" svg:height="0.648cm" svg:x="86.974cm" svg:y="39.984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1.729cm" svg:y1="39.851cm" svg:x2="86.974cm" svg:y2="40.308cm" draw:start-shape="id629" draw:start-glue-point="18" draw:end-shape="id655" draw:end-glue-point="3" svg:d="m81729 39851h2622v457h2623">
          <text:p text:style-name="P2">pNoteItemPool</text:p>
        </draw:connector>
        <draw:connector draw:style-name="data_20_member" draw:layer="layout" svg:x1="22.26cm" svg:y1="24.436cm" svg:x2="28.829cm" svg:y2="26.375cm" draw:start-shape="id621" draw:start-glue-point="6" draw:end-shape="id656" draw:end-glue-point="3" svg:d="m22260 24436h3285v1939h3284">
          <text:p/>
        </draw:connector>
        <draw:connector draw:style-name="data_20_member_20__28_pointer_29_" draw:layer="layout" draw:line-skew="1.229cm" svg:x1="22.26cm" svg:y1="20.05cm" svg:x2="28.813cm" svg:y2="19.695cm" draw:start-shape="id621" draw:start-glue-point="4" draw:end-shape="id657" draw:end-glue-point="3" svg:d="m22260 20050h4506v-355h2047">
          <text:p/>
        </draw:connector>
        <draw:connector draw:style-name="data_20_member_20__28_multiple_20_pointers_29_" draw:layer="layout" draw:line-skew="-4.127cm" svg:x1="22.26cm" svg:y1="25.063cm" svg:x2="39.523cm" svg:y2="28.35cm" draw:start-shape="id621" draw:start-glue-point="7" draw:end-shape="id636" svg:d="m22260 25063h4505v3287h12758">
          <text:p/>
        </draw:connector>
        <draw:connector draw:style-name="gr23" draw:text-style-name="P2" draw:layer="layout" svg:x1="22.26cm" svg:y1="25.674cm" svg:x2="27.033cm" svg:y2="43.172cm" draw:start-shape="id621" draw:start-glue-point="11" draw:end-shape="id635" draw:end-glue-point="10" svg:d="m22260 25674h2387v17498h2386">
          <text:p text:style-name="P2">GetViewData()</text:p>
        </draw:connector>
        <draw:frame draw:style-name="annotation" draw:layer="layout" svg:width="5.31cm" svg:height="1.449cm" svg:x="76.355cm" svg:y="52.432cm">
          <draw:text-box>
            <text:p text:style-name="P2">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658" draw:layer="layout" svg:width="2.774cm" svg:height="0.648cm" svg:x="85.355cm" svg:y="41.079cm">
          <text:p text:style-name="P2">SvxLinkManager</text:p>
          <draw:enhanced-geometry svg:viewBox="0 0 21600 21600" draw:type="rectangle" draw:enhanced-path="M 0 0 L 21600 0 21600 21600 0 21600 0 0 Z N"/>
        </draw:custom-shape>
        <draw:connector draw:style-name="data_20_member_20__28_pointer_29_" draw:layer="layout" svg:x1="81.729cm" svg:y1="41.027cm" svg:x2="85.355cm" svg:y2="41.403cm" draw:start-shape="id629" draw:start-glue-point="5" draw:end-shape="id658" draw:end-glue-point="3" svg:d="m81729 41027h1813v376h1813">
          <text:p/>
        </draw:connector>
        <draw:custom-shape draw:style-name="gr1" draw:text-style-name="P1" draw:id="id659" draw:layer="layout" svg:width="2.385cm" svg:height="2.276cm" svg:x="86.125cm" svg:y="19.363cm">
          <draw:glue-point draw:id="4" svg:x="4.997cm" svg:y="-3.602cm"/>
          <draw:glue-point draw:id="5" svg:x="4.997cm" svg:y="-1.511cm"/>
          <draw:glue-point draw:id="6" svg:x="4.997cm" svg:y="1.977cm"/>
          <draw:glue-point draw:id="7" svg:x="4.997cm" svg:y="3.835cm"/>
          <text:p text:style-name="P3">ScPoolHelper</text:p>
          <draw:enhanced-geometry svg:viewBox="0 0 21600 21600" draw:type="rectangle" draw:enhanced-path="M 0 0 L 21600 0 21600 21600 0 21600 0 0 Z N"/>
        </draw:custom-shape>
        <draw:connector draw:style-name="gr24" draw:text-style-name="P2" draw:layer="layout" svg:x1="81.729cm" svg:y1="35.554cm" svg:x2="86.125cm" svg:y2="20.501cm" draw:start-shape="id629" draw:start-glue-point="20" draw:end-shape="id659" draw:end-glue-point="3" svg:d="m81729 35554h2198v-15053h2198">
          <text:p text:style-name="P2">xPoolHelper</text:p>
        </draw:connector>
        <draw:custom-shape draw:style-name="gr1" draw:text-style-name="P1" draw:id="id660" draw:layer="layout" svg:width="4.639cm" svg:height="0.571cm" svg:x="87.115cm" svg:y="42.196cm">
          <text:p text:style-name="P3">ScBroadcastAreaSlotMachine</text:p>
          <draw:enhanced-geometry svg:viewBox="0 0 21600 21600" draw:type="rectangle" draw:enhanced-path="M 0 0 L 21600 0 21600 21600 0 21600 0 0 Z N"/>
        </draw:custom-shape>
        <draw:connector draw:style-name="data_20_member_20__28_pointer_29_" draw:layer="layout" svg:x1="81.729cm" svg:y1="42.03cm" svg:x2="87.115cm" svg:y2="42.481cm" draw:start-shape="id629" draw:start-glue-point="16" draw:end-shape="id660" draw:end-glue-point="3" svg:d="m81729 42030h2693v451h2693">
          <text:p/>
        </draw:connector>
        <draw:custom-shape draw:style-name="gr1" draw:text-style-name="P1" draw:id="id661" draw:layer="layout" svg:width="4.121cm" svg:height="0.571cm" svg:x="84.721cm" svg:y="44.659cm">
          <text:p text:style-name="P3">ScChartListenerCollection</text:p>
          <draw:enhanced-geometry svg:viewBox="0 0 21600 21600" draw:type="rectangle" draw:enhanced-path="M 0 0 L 21600 0 21600 21600 0 21600 0 0 Z N"/>
        </draw:custom-shape>
        <draw:connector draw:style-name="data_20_member_20__28_pointer_29_" draw:layer="layout" svg:x1="81.729cm" svg:y1="45.14cm" svg:x2="84.721cm" svg:y2="44.944cm" draw:start-shape="id629" draw:start-glue-point="11" draw:end-shape="id661" draw:end-glue-point="3" svg:d="m81729 45140h1496v-196h1496">
          <text:p/>
        </draw:connector>
        <draw:custom-shape draw:style-name="gr1" draw:text-style-name="P3" draw:id="id662" draw:layer="layout" svg:width="4.07cm" svg:height="0.519cm" svg:x="85.627cm" svg:y="49.039cm">
          <text:p text:style-name="P3">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1.729cm" svg:y1="49.238cm" svg:x2="85.627cm" svg:y2="49.298cm" draw:start-shape="id629" draw:start-glue-point="12" draw:end-shape="id662" draw:end-glue-point="3" svg:d="m81729 49238h1949v60h1949">
          <text:p/>
        </draw:connector>
        <draw:custom-shape draw:style-name="gr1" draw:text-style-name="P1" draw:id="id663" draw:layer="layout" svg:width="2.773cm" svg:height="0.622cm" svg:x="102.307cm" svg:y="46.585cm">
          <text:p text:style-name="P3">ScRangeName</text:p>
          <draw:enhanced-geometry svg:viewBox="0 0 21600 21600" draw:type="rectangle" draw:enhanced-path="M 0 0 L 21600 0 21600 21600 0 21600 0 0 Z N"/>
        </draw:custom-shape>
        <draw:custom-shape draw:style-name="gr1" draw:text-style-name="P1" draw:id="id664" draw:layer="layout" svg:width="2.773cm" svg:height="0.621cm" svg:x="85.808cm" svg:y="47.924cm">
          <text:p text:style-name="P3">ScDBName</text:p>
          <draw:enhanced-geometry svg:viewBox="0 0 21600 21600" draw:type="rectangle" draw:enhanced-path="M 0 0 L 21600 0 21600 21600 0 21600 0 0 Z N"/>
        </draw:custom-shape>
        <draw:custom-shape draw:style-name="gr1" draw:text-style-name="P1" draw:id="id665" draw:layer="layout" svg:width="2.773cm" svg:height="0.621cm" svg:x="85.283cm" svg:y="45.788cm">
          <text:p text:style-name="P3">ScChartCollection</text:p>
          <draw:enhanced-geometry svg:viewBox="0 0 21600 21600" draw:type="rectangle" draw:enhanced-path="M 0 0 L 21600 0 21600 21600 0 21600 0 0 Z N"/>
        </draw:custom-shape>
        <draw:connector draw:style-name="data_20_member_20__28_pointer_29_" draw:layer="layout" svg:x1="81.729cm" svg:y1="51.127cm" svg:x2="102.307cm" svg:y2="46.896cm" draw:start-shape="id629" draw:start-glue-point="4" draw:end-shape="id663" draw:end-glue-point="3" svg:d="m81729 51127h10289v-4231h10289">
          <text:p/>
        </draw:connector>
        <draw:connector draw:style-name="data_20_member_20__28_pointer_29_" draw:layer="layout" svg:x1="81.729cm" svg:y1="48.273cm" svg:x2="85.808cm" svg:y2="48.234cm" draw:start-shape="id629" draw:start-glue-point="25" draw:end-shape="id664" draw:end-glue-point="3" svg:d="m81729 48273h2039v-39h2040">
          <text:p/>
        </draw:connector>
        <draw:connector draw:style-name="data_20_member_20__28_pointer_29_" draw:layer="layout" svg:x1="81.729cm" svg:y1="46.231cm" svg:x2="85.283cm" svg:y2="46.098cm" draw:start-shape="id629" draw:start-glue-point="26" draw:end-shape="id665" draw:end-glue-point="3" svg:d="m81729 46231h1777v-133h1777">
          <text:p/>
        </draw:connector>
        <draw:custom-shape draw:style-name="gr3" draw:id="id666" draw:layer="layout" svg:width="2.85cm" svg:height="0.57cm" svg:x="85.979cm" svg:y="50.04cm">
          <text:p text:style-name="P2">ScRangePairList</text:p>
          <draw:enhanced-geometry svg:viewBox="0 0 21600 21600" draw:type="rectangle" draw:enhanced-path="M 0 0 L 21600 0 21600 21600 0 21600 0 0 Z N"/>
        </draw:custom-shape>
        <draw:connector draw:style-name="data_20_member_20__28_multiple_20_pointers_29_" draw:layer="layout" svg:x1="81.729cm" svg:y1="50.172cm" svg:x2="85.979cm" svg:y2="50.325cm" draw:start-shape="id629" draw:start-glue-point="24" draw:end-shape="id666" draw:end-glue-point="3" svg:d="m81729 50172h2125v153h2125">
          <text:p/>
        </draw:connector>
        <draw:connector draw:style-name="inheritance_20__28_public_29_" draw:layer="layout" svg:x1="40.444cm" svg:y1="24.959cm" svg:x2="39.49cm" svg:y2="23.807cm" draw:start-shape="id636" draw:start-glue-point="4" draw:end-shape="id667" draw:end-glue-point="2" svg:d="m40444 24959v-576h-954v-576">
          <text:p/>
        </draw:connector>
        <draw:custom-shape draw:style-name="class_20__28_external_20_module_29_" draw:id="id668" draw:layer="layout" svg:width="3.213cm" svg:height="0.648cm" svg:x="40.943cm" svg:y="21.501cm">
          <text:p text:style-name="P2">DragTargetHelper</text:p>
          <draw:enhanced-geometry svg:viewBox="0 0 21600 21600" draw:type="rectangle" draw:enhanced-path="M 0 0 L 21600 0 21600 21600 0 21600 0 0 Z N"/>
        </draw:custom-shape>
        <draw:custom-shape draw:style-name="class_20__28_external_20_module_29_" draw:id="id669" draw:layer="layout" svg:width="3.213cm" svg:height="0.586cm" svg:x="42.775cm" svg:y="22.427cm">
          <text:p text:style-name="P2">DragSourceHelper</text:p>
          <draw:enhanced-geometry svg:viewBox="0 0 21600 21600" draw:type="rectangle" draw:enhanced-path="M 0 0 L 21600 0 21600 21600 0 21600 0 0 Z N"/>
        </draw:custom-shape>
        <draw:connector draw:style-name="inheritance_20__28_public_29_" draw:layer="layout" draw:line-skew="-0.027cm" svg:x1="41.324cm" svg:y1="24.959cm" svg:x2="42.549cm" svg:y2="22.149cm" draw:start-shape="id636" draw:start-glue-point="0" draw:end-shape="id668" draw:end-glue-point="2" svg:d="m41324 24959v-1432h1225v-1378">
          <text:p/>
        </draw:connector>
        <draw:connector draw:style-name="inheritance_20__28_public_29_" draw:layer="layout" svg:x1="42.17cm" svg:y1="24.959cm" svg:x2="44.381cm" svg:y2="23.013cm" draw:start-shape="id636" draw:start-glue-point="5" draw:end-shape="id669" draw:end-glue-point="2" svg:d="m42170 24959v-973h2211v-973">
          <text:p/>
        </draw:connector>
        <draw:custom-shape draw:style-name="gr1" draw:text-style-name="P1" draw:id="id670" draw:layer="layout" svg:width="2.484cm" svg:height="1.052cm" svg:x="49.404cm" svg:y="26.138cm">
          <text:p text:style-name="P3">ScNoteMarker</text:p>
          <draw:enhanced-geometry svg:viewBox="0 0 21600 21600" draw:type="rectangle" draw:enhanced-path="M 0 0 L 21600 0 21600 21600 0 21600 0 0 Z N"/>
        </draw:custom-shape>
        <draw:connector draw:style-name="data_20_member_20__28_pointer_29_" draw:layer="layout" svg:x1="43.125cm" svg:y1="28.35cm" svg:x2="49.404cm" svg:y2="26.664cm" draw:start-shape="id636" draw:start-glue-point="1" draw:end-shape="id670" draw:end-glue-point="3" svg:d="m43125 28350h3140v-1686h3139">
          <text:p/>
        </draw:connector>
        <draw:frame draw:style-name="annotation" draw:layer="layout" svg:width="8.424cm" svg:height="0.849cm" svg:x="30.523cm" svg:y="27.341cm">
          <draw:text-box>
            <text:p text:style-name="P2"><text:span text:style-name="T2">ScTabView</text:span> holds up to 4 instances of <text:span text:style-name="T2">ScGridWindow</text:span>, one for each split pane when the view is split.</text:p>
          </draw:text-box>
        </draw:frame>
        <draw:connector draw:style-name="inheritance_20__28_public_29_" draw:layer="layout" draw:line-skew="2.794cm" svg:x1="20.807cm" svg:y1="38.111cm" svg:x2="16.116cm" svg:y2="13.718cm" draw:start-shape="id623" draw:start-glue-point="0" draw:end-shape="id613" draw:end-glue-point="2" svg:d="m20807 38111v-9403h-4691v-14990">
          <text:p/>
        </draw:connector>
        <draw:custom-shape draw:style-name="gr1" draw:text-style-name="P1" draw:id="id671" draw:layer="layout" svg:width="2.484cm" svg:height="1.558cm" svg:x="49.554cm" svg:y="27.727cm">
          <draw:glue-point draw:id="4" svg:x="5.004cm" svg:y="-2.65cm"/>
          <draw:glue-point draw:id="5" svg:x="5.004cm" svg:y="2.836cm"/>
          <text:p text:style-name="P3">ScOutputData</text:p>
          <draw:enhanced-geometry svg:viewBox="0 0 21600 21600" draw:type="rectangle" draw:enhanced-path="M 0 0 L 21600 0 21600 21600 0 21600 0 0 Z N"/>
        </draw:custom-shape>
        <draw:custom-shape draw:style-name="gr1" draw:text-style-name="P1" draw:id="id672" draw:layer="layout" svg:width="2.943cm" svg:height="0.783cm" svg:x="54.702cm" svg:y="24.162cm">
          <text:p text:style-name="P3">ScDrawStringsVar</text:p>
          <draw:enhanced-geometry svg:viewBox="0 0 21600 21600" draw:type="rectangle" draw:enhanced-path="M 0 0 L 21600 0 21600 21600 0 21600 0 0 Z N"/>
        </draw:custom-shape>
        <draw:connector draw:style-name="local_20_usage_20__2f__20_return_20_type" draw:text-style-name="P2" draw:layer="layout" svg:x1="52.038cm" svg:y1="28.094cm" svg:x2="54.702cm" svg:y2="24.553cm" draw:start-shape="id671" draw:start-glue-point="4" draw:end-shape="id672" draw:end-glue-point="3" svg:d="m52038 28094h1332v-3541h1332">
          <text:p text:style-name="P2">DrawStrings()</text:p>
        </draw:connector>
        <draw:connector draw:style-name="gr11" draw:text-style-name="P2" draw:layer="layout" svg:x1="43.125cm" svg:y1="28.993cm" svg:x2="49.554cm" svg:y2="28.506cm" draw:start-shape="id636" draw:start-glue-point="12" draw:end-shape="id671" draw:end-glue-point="3" svg:d="m43125 28993h3215v-487h3214">
          <text:p text:style-name="P2">Draw()</text:p>
        </draw:connector>
        <draw:custom-shape draw:style-name="gr1" draw:text-style-name="P1" draw:id="id734" draw:layer="layout" svg:width="14.386cm" svg:height="0.67cm" svg:x="102.299cm" svg:y="20.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3">ScEditEngineDefaulter</text:p>
          <draw:enhanced-geometry svg:viewBox="0 0 21600 21600" draw:type="rectangle" draw:enhanced-path="M 0 0 L 21600 0 21600 21600 0 21600 0 0 Z N"/>
        </draw:custom-shape>
        <draw:custom-shape draw:style-name="class_20__28_external_20_module_29_" draw:text-style-name="P2" draw:id="id673" draw:layer="layout" svg:width="2.023cm" svg:height="0.565cm" svg:x="32.41cm" svg:y="53.854cm">
          <text:p text:style-name="P2">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29.872cm" svg:y1="52.99cm" svg:x2="32.41cm" svg:y2="54.136cm" draw:start-shape="id635" draw:start-glue-point="4" draw:end-shape="id673" draw:end-glue-point="3" svg:d="m29872 52990h1269v1146h1269">
          <text:p/>
        </draw:connector>
        <draw:frame draw:style-name="annotation" draw:layer="layout" svg:width="3.316cm" svg:height="2.103cm" svg:x="32.44cm" svg:y="54.591cm">
          <draw:text-box>
            <text:p text:style-name="P2"><text:span text:style-name="T2">ScViewData</text:span> has 4 instances of <text:span text:style-name="T2">EditView</text:span>, one for each of the four split panes.</text:p>
          </draw:text-box>
        </draw:frame>
        <draw:custom-shape draw:style-name="gr1" draw:text-style-name="P1" draw:id="id674" draw:layer="layout" svg:width="2.125cm" svg:height="0.613cm" svg:x="110.757cm" svg:y="49.831cm">
          <draw:glue-point draw:id="4" svg:x="-2.075cm" svg:y="-5.006cm"/>
          <draw:glue-point draw:id="5" svg:x="2.192cm" svg:y="-5.006cm"/>
          <text:p text:style-name="P3">ScDBData</text:p>
          <draw:enhanced-geometry svg:viewBox="0 0 21600 21600" draw:type="rectangle" draw:enhanced-path="M 0 0 L 21600 0 21600 21600 0 21600 0 0 Z N"/>
        </draw:custom-shape>
        <draw:custom-shape draw:style-name="gr1" draw:text-style-name="P1" draw:id="id675" draw:layer="layout" svg:width="15.11cm" svg:height="0.83cm" svg:x="110.969cm" svg:y="31.432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draw:glue-point draw:id="14" svg:x="2.944cm" svg:y="5cm"/>
          <draw:glue-point draw:id="15" svg:x="4.543cm" svg:y="5cm"/>
          <draw:glue-point draw:id="16" svg:x="3.946cm" svg:y="5cm"/>
          <draw:glue-point draw:id="17" svg:x="3.401cm" svg:y="5cm"/>
          <draw:glue-point draw:id="18" svg:x="2.405cm" svg:y="5cm"/>
          <draw:glue-point draw:id="19" svg:x="1.3cm" svg:y="5cm"/>
          <draw:glue-point draw:id="20" svg:x="0.731cm" svg:y="5cm"/>
          <text:p text:style-name="P3">ScDataObject</text:p>
          <draw:enhanced-geometry svg:viewBox="0 0 21600 21600" draw:type="rectangle" draw:enhanced-path="M 0 0 L 21600 0 21600 21600 0 21600 0 0 Z N"/>
        </draw:custom-shape>
        <draw:custom-shape draw:style-name="gr1" draw:text-style-name="P1" draw:id="id676" draw:layer="layout" svg:width="2.617cm" svg:height="0.645cm" svg:x="108.503cm" svg:y="47.71cm">
          <draw:glue-point draw:id="4" svg:x="-1.929cm" svg:y="4.992cm"/>
          <draw:glue-point draw:id="5" svg:x="2.032cm" svg:y="4.992cm"/>
          <text:p text:style-name="P3">ScRefreshTimer</text:p>
          <draw:enhanced-geometry svg:viewBox="0 0 21600 21600" draw:type="rectangle" draw:enhanced-path="M 0 0 L 21600 0 21600 21600 0 21600 0 0 Z N"/>
        </draw:custom-shape>
        <draw:connector draw:style-name="inheritance_20__28_public_29_" draw:layer="layout" svg:x1="112.284cm" svg:y1="49.831cm" svg:x2="112.722cm" svg:y2="32.262cm" draw:start-shape="id674" draw:start-glue-point="5" draw:end-shape="id675" draw:end-glue-point="5" svg:d="m112284 49831v-8785h438v-8784">
          <text:p/>
        </draw:connector>
        <draw:connector draw:style-name="inheritance_20__28_public_29_" draw:layer="layout" svg:x1="111.379cm" svg:y1="49.831cm" svg:x2="110.342cm" svg:y2="48.353cm" draw:start-shape="id674" draw:start-glue-point="4" draw:end-shape="id676" draw:end-glue-point="5" svg:d="m111379 49831v-739h-1037v-739">
          <text:p/>
        </draw:connector>
        <draw:custom-shape draw:style-name="class_20__28_external_20_module_29_" draw:id="id677" draw:layer="layout" svg:width="1.84cm" svg:height="0.591cm" svg:x="108.866cm" svg:y="46.505cm">
          <text:p text:style-name="P2">AutoTimer</text:p>
          <draw:enhanced-geometry svg:viewBox="0 0 21600 21600" draw:type="rectangle" draw:enhanced-path="M 0 0 L 21600 0 21600 21600 0 21600 0 0 Z N"/>
        </draw:custom-shape>
        <draw:connector draw:style-name="inheritance_20__28_public_29_" draw:layer="layout" svg:x1="109.811cm" svg:y1="47.71cm" svg:x2="109.786cm" svg:y2="47.096cm" draw:start-shape="id676" draw:start-glue-point="0" draw:end-shape="id677" draw:end-glue-point="2" svg:d="m109811 47710v-308h-25v-306">
          <text:p/>
        </draw:connector>
        <draw:frame draw:style-name="annotation" draw:layer="layout" svg:width="5.185cm" svg:height="1.502cm" svg:x="124.713cm" svg:y="29.52cm">
          <draw:text-box>
            <text:p text:style-name="P2"><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1" draw:id="id678" draw:layer="layout" svg:width="1.84cm" svg:height="0.7cm" svg:x="126.764cm" svg:y="46.187cm">
          <text:p text:style-name="P3">StrData</text:p>
          <draw:enhanced-geometry svg:viewBox="0 0 21600 21600" draw:type="rectangle" draw:enhanced-path="M 0 0 L 21600 0 21600 21600 0 21600 0 0 Z N"/>
        </draw:custom-shape>
        <draw:connector draw:style-name="inheritance_20__28_public_29_" draw:layer="layout" svg:x1="127.684cm" svg:y1="46.187cm" svg:x2="117.943cm" svg:y2="32.262cm" draw:start-shape="id678" draw:end-shape="id675" draw:end-glue-point="12" svg:d="m127684 46187v-6962h-9741v-6963">
          <text:p/>
        </draw:connector>
        <draw:custom-shape draw:style-name="gr1" draw:text-style-name="P1" draw:id="id680" draw:layer="layout" svg:width="2.307cm" svg:height="0.648cm" svg:x="122.277cm" svg:y="46.236cm">
          <text:p text:style-name="P3">StrCollection</text:p>
          <draw:enhanced-geometry svg:viewBox="0 0 21600 21600" draw:type="rectangle" draw:enhanced-path="M 0 0 L 21600 0 21600 21600 0 21600 0 0 Z N"/>
        </draw:custom-shape>
        <draw:connector draw:style-name="inheritance_20__28_public_29_" draw:layer="layout" svg:x1="107.894cm" svg:y1="36.7cm" svg:x2="111.798cm" svg:y2="32.262cm" draw:start-shape="id679" draw:start-glue-point="0" draw:end-shape="id675" draw:end-glue-point="4" svg:d="m107894 36700v-2219h3904v-2219">
          <text:p/>
        </draw:connector>
        <draw:custom-shape draw:style-name="gr1" draw:text-style-name="P1" draw:id="id644" draw:layer="layout" svg:width="3.939cm" svg:height="0.648cm" svg:x="107.671cm" svg:y="41.174cm">
          <draw:glue-point draw:id="4" svg:x="2.161cm" svg:y="5cm"/>
          <draw:glue-point draw:id="5" svg:x="-1.756cm" svg:y="5cm"/>
          <draw:glue-point draw:id="6" svg:x="-3.702cm" svg:y="5cm"/>
          <draw:glue-point draw:id="7" svg:x="3.818cm" svg:y="5cm"/>
          <text:p text:style-name="P3">ScSortedCollection</text:p>
          <draw:enhanced-geometry svg:viewBox="0 0 21600 21600" draw:type="rectangle" draw:enhanced-path="M 0 0 L 21600 0 21600 21600 0 21600 0 0 Z N"/>
        </draw:custom-shape>
        <draw:custom-shape draw:style-name="gr1" draw:text-style-name="P1" draw:id="id679" draw:layer="layout" svg:width="4.242cm" svg:height="0.648cm" svg:x="105.773cm" svg:y="36.7cm">
          <draw:glue-point draw:id="4" svg:x="-2.331cm" svg:y="5cm"/>
          <draw:glue-point draw:id="5" svg:x="2.207cm" svg:y="5cm"/>
          <draw:glue-point draw:id="6" svg:x="-4.004cm" svg:y="5cm"/>
          <draw:glue-point draw:id="7" svg:x="3.656cm" svg:y="5cm"/>
          <draw:glue-point draw:id="8" svg:x="0.723cm" svg:y="5cm"/>
          <draw:glue-point draw:id="9" svg:x="-0.987cm" svg:y="5cm"/>
          <text:p text:style-name="P3">ScCollection</text:p>
          <draw:enhanced-geometry svg:viewBox="0 0 21600 21600" draw:type="rectangle" draw:enhanced-path="M 0 0 L 21600 0 21600 21600 0 21600 0 0 Z N"/>
        </draw:custom-shape>
        <draw:connector draw:style-name="inheritance_20__28_public_29_" draw:layer="layout" svg:x1="109.64cm" svg:y1="41.174cm" svg:x2="108.83cm" svg:y2="37.348cm" draw:start-shape="id644" draw:start-glue-point="0" draw:end-shape="id679" draw:end-glue-point="5" svg:d="m109640 41174v-1913h-810v-1913">
          <text:p/>
        </draw:connector>
        <draw:connector draw:style-name="inheritance_20__28_public_29_" draw:layer="layout" svg:x1="123.43cm" svg:y1="46.236cm" svg:x2="111.143cm" svg:y2="41.822cm" draw:start-shape="id680" draw:start-glue-point="0" draw:end-shape="id644" draw:end-glue-point="7" svg:d="m123430 46236v-2207h-12287v-2207">
          <text:p/>
        </draw:connector>
        <draw:custom-shape draw:style-name="gr3" draw:id="id681" draw:layer="layout" svg:width="2.525cm" svg:height="0.787cm" svg:x="105.123cm" svg:y="49.165cm">
          <text:p text:style-name="P2">ScDBCollection</text:p>
          <draw:enhanced-geometry svg:viewBox="0 0 21600 21600" draw:type="rectangle" draw:enhanced-path="M 0 0 L 21600 0 21600 21600 0 21600 0 0 Z N"/>
        </draw:custom-shape>
        <draw:connector draw:style-name="inheritance_20__28_public_29_" draw:layer="layout" draw:line-skew="-0.75cm" svg:x1="106.385cm" svg:y1="49.165cm" svg:x2="108.949cm" svg:y2="41.822cm" draw:start-shape="id681" draw:start-glue-point="0" draw:end-shape="id644" draw:end-glue-point="5" svg:d="m106385 49165v-4422h2564v-2921">
          <text:p/>
        </draw:connector>
        <draw:connector draw:style-name="data_20_member_20__28_multiple_20_pointers_29_" draw:layer="layout" svg:x1="107.648cm" svg:y1="49.558cm" svg:x2="110.757cm" svg:y2="50.137cm" draw:start-shape="id681" draw:start-glue-point="1" draw:end-shape="id674" draw:end-glue-point="3" svg:d="m107648 49558h1554v579h1555">
          <text:p/>
        </draw:connector>
        <draw:connector draw:style-name="data_20_member_20__28_multiple_20_pointers_29_" draw:layer="layout" svg:x1="124.584cm" svg:y1="46.56cm" svg:x2="126.764cm" svg:y2="46.537cm" draw:start-shape="id680" draw:start-glue-point="1" draw:end-shape="id678" draw:end-glue-point="3" svg:d="m124584 46560h1090v-23h1090">
          <text:p/>
        </draw:connector>
        <draw:connector draw:style-name="data_20_member_20__28_pointer_29_" draw:layer="layout" svg:x1="81.729cm" svg:y1="51.994cm" svg:x2="105.123cm" svg:y2="49.558cm" draw:start-shape="id629" draw:start-glue-point="28" draw:end-shape="id681" draw:end-glue-point="3" svg:d="m81729 51994h11697v-2436h11697">
          <text:p/>
        </draw:connector>
        <draw:custom-shape draw:style-name="gr3" draw:id="id682" draw:layer="layout" svg:width="2.074cm" svg:height="0.674cm" svg:x="107.621cm" svg:y="51.439cm">
          <text:p text:style-name="P2">ScAreaLink</text:p>
          <draw:enhanced-geometry svg:viewBox="0 0 21600 21600" draw:type="rectangle" draw:enhanced-path="M 0 0 L 21600 0 21600 21600 0 21600 0 0 Z N"/>
        </draw:custom-shape>
        <draw:connector draw:style-name="inheritance_20__28_public_29_" draw:layer="layout" svg:x1="108.658cm" svg:y1="51.439cm" svg:x2="109.307cm" svg:y2="48.353cm" draw:start-shape="id682" draw:start-glue-point="0" draw:end-shape="id676" draw:end-glue-point="4" svg:d="m108658 51439v-1542h649v-1544">
          <text:p/>
        </draw:connector>
        <draw:custom-shape draw:style-name="gr5" draw:id="id683" draw:layer="layout" svg:width="2.436cm" svg:height="0.752cm" svg:x="111.354cm" svg:y="51.465cm">
          <text:p text:style-name="P2">AreaLink_Impl</text:p>
          <draw:enhanced-geometry svg:viewBox="0 0 21600 21600" draw:type="rectangle" draw:enhanced-path="M 0 0 L 21600 0 21600 21600 0 21600 0 0 Z N"/>
        </draw:custom-shape>
        <draw:connector draw:style-name="data_20_member_20__28_pointer_29_" draw:layer="layout" svg:x1="109.695cm" svg:y1="51.776cm" svg:x2="111.354cm" svg:y2="51.841cm" draw:start-shape="id682" draw:start-glue-point="1" draw:end-shape="id683" draw:end-glue-point="3" svg:d="m109695 51776h830v65h829">
          <text:p/>
        </draw:connector>
        <draw:custom-shape draw:style-name="gr1" draw:text-style-name="P1" draw:layer="layout" svg:width="3.24cm" svg:height="0.778cm" svg:x="93.574cm" svg:y="47.862cm">
          <text:p text:style-name="P3">ScProtectionAttr</text:p>
          <draw:enhanced-geometry svg:viewBox="0 0 21600 21600" draw:type="rectangle" draw:enhanced-path="M 0 0 L 21600 0 21600 21600 0 21600 0 0 Z N"/>
        </draw:custom-shape>
        <draw:custom-shape draw:style-name="gr1" draw:text-style-name="P1" draw:id="id688" draw:layer="layout" svg:width="2.54cm" svg:height="0.674cm" svg:x="104.15cm" svg:y="64.682cm">
          <text:p text:style-name="P3">ScAttrArray</text:p>
          <draw:enhanced-geometry svg:viewBox="0 0 21600 21600" draw:type="rectangle" draw:enhanced-path="M 0 0 L 21600 0 21600 21600 0 21600 0 0 Z N"/>
        </draw:custom-shape>
        <draw:custom-shape draw:style-name="gr5" draw:text-style-name="P2" draw:id="id689" draw:layer="layout" svg:width="2.074cm" svg:height="0.751cm" svg:x="107.495cm" svg:y="64.735cm">
          <text:p text:style-name="P2">ScAttrEntry</text:p>
          <draw:enhanced-geometry svg:viewBox="0 0 21600 21600" draw:mirror-horizontal="false" draw:mirror-vertical="false" draw:type="rectangle" draw:enhanced-path="M 0 0 L 21600 0 21600 21600 0 21600 0 0 Z N"/>
        </draw:custom-shape>
        <draw:custom-shape draw:style-name="gr1" draw:text-style-name="P1" draw:id="id686" draw:layer="layout" svg:width="2.177cm" svg:height="1.867cm" svg:x="111.198cm" svg:y="63.958cm">
          <draw:glue-point draw:id="4" svg:x="-5cm" svg:y="2.64cm"/>
          <draw:glue-point draw:id="5" svg:x="-5cm" svg:y="-2.635cm"/>
          <text:p text:style-name="P3">ScPatternAttr</text:p>
          <draw:enhanced-geometry svg:viewBox="0 0 21600 21600" draw:type="rectangle" draw:enhanced-path="M 0 0 L 21600 0 21600 21600 0 21600 0 0 Z N"/>
        </draw:custom-shape>
        <draw:custom-shape draw:style-name="gr5" draw:id="id685" draw:layer="layout" svg:width="1.634cm" svg:height="0.881cm" svg:x="107.518cm" svg:y="62.974cm">
          <draw:glue-point draw:id="4" svg:x="4.997cm" svg:y="-3.617cm"/>
          <text:p text:style-name="P2">CellInfo</text:p>
          <draw:enhanced-geometry svg:viewBox="0 0 21600 21600" draw:type="rectangle" draw:enhanced-path="M 0 0 L 21600 0 21600 21600 0 21600 0 0 Z N"/>
        </draw:custom-shape>
        <draw:custom-shape draw:style-name="gr5" draw:id="id684" draw:layer="layout" svg:width="2.099cm" svg:height="0.83cm" svg:x="103.942cm" svg:y="63.103cm">
          <text:p text:style-name="P2">RowInfo</text:p>
          <draw:enhanced-geometry svg:viewBox="0 0 21600 21600" draw:type="rectangle" draw:enhanced-path="M 0 0 L 21600 0 21600 21600 0 21600 0 0 Z N"/>
        </draw:custom-shape>
        <draw:connector draw:style-name="data_20_member_20__28_multiple_29_" draw:layer="layout" svg:x1="106.041cm" svg:y1="63.518cm" svg:x2="107.518cm" svg:y2="63.414cm" draw:start-shape="id684" draw:start-glue-point="1" draw:end-shape="id685" svg:d="m106041 63518h738v-104h739">
          <text:p/>
        </draw:connector>
        <draw:connector draw:style-name="data_20_member_20__28_pointer_29_" draw:layer="layout" svg:x1="109.152cm" svg:y1="63.414cm" svg:x2="111.198cm" svg:y2="64.4cm" draw:start-shape="id685" draw:start-glue-point="1" draw:end-shape="id686" draw:end-glue-point="5" svg:d="m109152 63414h1023v986h1023">
          <text:p/>
        </draw:connector>
        <draw:custom-shape draw:style-name="gr5" draw:id="id687" draw:layer="layout" svg:width="2.099cm" svg:height="0.83cm" svg:x="100.289cm" svg:y="63.078cm">
          <text:p text:style-name="P2">ScTableInfo</text:p>
          <draw:enhanced-geometry svg:viewBox="0 0 21600 21600" draw:type="rectangle" draw:enhanced-path="M 0 0 L 21600 0 21600 21600 0 21600 0 0 Z N"/>
        </draw:custom-shape>
        <draw:connector draw:style-name="data_20_member_20__28_multiple_29_" draw:layer="layout" svg:x1="102.388cm" svg:y1="63.493cm" svg:x2="103.942cm" svg:y2="63.518cm" draw:start-shape="id687" draw:start-glue-point="1" draw:end-shape="id684" draw:end-glue-point="3" svg:d="m102388 63493h776v25h778">
          <text:p/>
        </draw:connector>
        <draw:connector draw:style-name="data_20_member_20__28_multiple_20_pointers_29_" draw:layer="layout" svg:x1="106.69cm" svg:y1="65.019cm" svg:x2="107.495cm" svg:y2="65.11cm" draw:start-shape="id688" draw:start-glue-point="1" draw:end-shape="id689" draw:end-glue-point="3" svg:d="m106690 65019h403v91h402">
          <text:p/>
        </draw:connector>
        <draw:connector draw:style-name="data_20_member_20__28_pointer_29_" draw:layer="layout" svg:x1="102.855cm" svg:y1="65.032cm" svg:x2="104.15cm" svg:y2="65.019cm" draw:start-shape="id631" draw:start-glue-point="4" draw:end-shape="id688" draw:end-glue-point="3" svg:d="m102855 65032h648v-13h647">
          <text:p/>
        </draw:connector>
        <draw:connector draw:style-name="data_20_member_20__28_pointer_29_" draw:layer="layout" svg:x1="109.569cm" svg:y1="65.11cm" svg:x2="111.198cm" svg:y2="65.383cm" draw:start-shape="id689" draw:start-glue-point="1" draw:end-shape="id686" draw:end-glue-point="4" svg:d="m109569 65110h814v273h815">
          <text:p/>
        </draw:connector>
        <draw:g>
          <draw:rect draw:style-name="class" draw:text-style-name="P6" draw:id="id656" draw:layer="layout" svg:width="3.531cm" svg:height="0.821cm" svg:x="28.829cm" svg:y="25.965cm">
            <text:p text:style-name="P2"><text:span text:style-name="T3">ScViewFunctionSet</text:span></text:p>
          </draw:rect>
          <draw:custom-shape draw:style-name="class_20__28_external_20_module_29_" draw:id="id690" draw:layer="layout" svg:width="2.307cm" svg:height="0.674cm" svg:x="29.525cm" svg:y="24.788cm">
            <text:p text:style-name="P2">FunctionSet</text:p>
            <draw:enhanced-geometry svg:viewBox="0 0 21600 21600" draw:type="rectangle" draw:enhanced-path="M 0 0 L 21600 0 21600 21600 0 21600 0 0 Z N"/>
          </draw:custom-shape>
          <draw:connector draw:style-name="inheritance_20__28_public_29_" draw:layer="layout" svg:x1="30.594cm" svg:y1="25.965cm" svg:x2="30.678cm" svg:y2="25.462cm" draw:start-shape="id656" draw:start-glue-point="0" draw:end-shape="id690" draw:end-glue-point="2" svg:d="m30594 25965v-251h84v-252">
            <text:p/>
          </draw:connector>
        </draw:g>
        <draw:rect draw:style-name="class" draw:text-style-name="P6" draw:id="id691" draw:layer="layout" svg:width="3.524cm" svg:height="0.687cm" svg:x="107.605cm" svg:y="44.633cm">
          <text:p text:style-name="P2"><text:span text:style-name="T3">ScTypedStrCollection</text:span></text:p>
        </draw:rect>
        <draw:connector draw:style-name="inheritance_20__28_public_29_" draw:layer="layout" svg:x1="109.367cm" svg:y1="44.633cm" svg:x2="109.64cm" svg:y2="41.822cm" draw:start-shape="id691" draw:start-glue-point="0" draw:end-shape="id644" draw:end-glue-point="2" svg:d="m109367 44633v-1405h273v-1406">
          <text:p/>
        </draw:connector>
        <draw:custom-shape draw:style-name="gr3" draw:id="id692" draw:layer="layout" svg:width="2.929cm" svg:height="0.752cm" svg:x="144.717cm" svg:y="28.297cm">
          <text:p text:style-name="P2">ScValidationData</text:p>
          <draw:enhanced-geometry svg:viewBox="0 0 21600 21600" draw:type="rectangle" draw:enhanced-path="M 0 0 L 21600 0 21600 21600 0 21600 0 0 Z N"/>
        </draw:custom-shape>
        <draw:custom-shape draw:style-name="gr1" draw:text-style-name="P1" draw:id="id693" draw:layer="layout" svg:width="3.111cm" svg:height="0.933cm" svg:x="146.817cm" svg:y="25.836cm">
          <draw:glue-point draw:id="4" svg:x="-1.999cm" svg:y="4.994cm"/>
          <draw:glue-point draw:id="5" svg:x="2.082cm" svg:y="4.994cm"/>
          <text:p text:style-name="P3">ScConditionEntry</text:p>
          <draw:enhanced-geometry svg:viewBox="0 0 21600 21600" draw:type="rectangle" draw:enhanced-path="M 0 0 L 21600 0 21600 21600 0 21600 0 0 Z N"/>
        </draw:custom-shape>
        <draw:custom-shape draw:style-name="gr1" draw:text-style-name="P1" draw:id="id694" draw:layer="layout" svg:width="3.342cm" svg:height="0.75cm" svg:x="148.71cm" svg:y="28.273cm">
          <text:p text:style-name="P3">ScCondFormatEntry</text:p>
          <draw:enhanced-geometry svg:viewBox="0 0 21600 21600" draw:type="rectangle" draw:enhanced-path="M 0 0 L 21600 0 21600 21600 0 21600 0 0 Z N"/>
        </draw:custom-shape>
        <draw:connector draw:style-name="inheritance_20__28_public_29_" draw:layer="layout" svg:x1="146.181cm" svg:y1="28.297cm" svg:x2="147.751cm" svg:y2="26.767cm" draw:start-shape="id692" draw:start-glue-point="0" draw:end-shape="id693" draw:end-glue-point="4" svg:d="m146181 28297v-764h1570v-766">
          <text:p/>
        </draw:connector>
        <draw:connector draw:style-name="inheritance_20__28_public_29_" draw:layer="layout" svg:x1="150.381cm" svg:y1="28.273cm" svg:x2="149.019cm" svg:y2="26.767cm" draw:start-shape="id694" draw:start-glue-point="0" draw:end-shape="id693" draw:end-glue-point="5" svg:d="m150381 28273v-752h-1362v-754">
          <text:p/>
        </draw:connector>
        <draw:custom-shape draw:style-name="gr3" draw:layer="layout" svg:width="3.394cm" svg:height="0.752cm" svg:x="144.278cm" svg:y="30.682cm">
          <text:p text:style-name="P2">ScValidationDataList</text:p>
          <draw:enhanced-geometry svg:viewBox="0 0 21600 21600" draw:type="rectangle" draw:enhanced-path="M 0 0 L 21600 0 21600 21600 0 21600 0 0 Z N"/>
        </draw:custom-shape>
        <draw:frame draw:style-name="annotation" draw:layer="layout" svg:width="7.36cm" svg:height="2.129cm" svg:x="99.09cm" svg:y="69.435cm">
          <draw:text-box>
            <text:p text:style-name="P2"><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draw:id="id610" draw:layer="layout" svg:width="4.458cm" svg:height="0.618cm" svg:x="98.447cm" svg:y="76.695cm">
          <text:p text:style-name="P2">ScBitMaskCompressedArray</text:p>
          <draw:enhanced-geometry svg:viewBox="0 0 21600 21600" draw:type="rectangle" draw:enhanced-path="M 0 0 L 21600 0 21600 21600 0 21600 0 0 Z N"/>
        </draw:custom-shape>
        <draw:custom-shape draw:style-name="gr3" draw:id="id695" draw:layer="layout" svg:width="4.796cm" svg:height="0.619cm" svg:x="98.938cm" svg:y="75.095cm">
          <text:p text:style-name="P2">ScSummableCompressedArray</text:p>
          <draw:enhanced-geometry svg:viewBox="0 0 21600 21600" draw:type="rectangle" draw:enhanced-path="M 0 0 L 21600 0 21600 21600 0 21600 0 0 Z N"/>
        </draw:custom-shape>
        <draw:connector draw:style-name="gr25" draw:layer="layout" svg:x1="94.187cm" svg:y1="63.688cm" svg:x2="98.447cm" svg:y2="77.004cm" draw:start-shape="id630" draw:start-glue-point="6" draw:end-shape="id610" draw:end-glue-point="3" svg:d="m94187 63688h2130v13316h2130">
          <text:p>pRowFlags</text:p>
        </draw:connector>
        <draw:connector draw:style-name="data_20_member_20__28_pointer_29_" draw:layer="layout" svg:x1="94.187cm" svg:y1="63.225cm" svg:x2="98.938cm" svg:y2="75.404cm" draw:start-shape="id630" draw:start-glue-point="5" draw:end-shape="id695" draw:end-glue-point="3" svg:d="m94187 63225h2376v12179h2375">
          <text:p>pRowHeight</text:p>
        </draw:connector>
        <draw:custom-shape draw:style-name="gr3" draw:id="id611" draw:layer="layout" svg:width="3.292cm" svg:height="0.615cm" svg:x="98.821cm" svg:y="72.328cm">
          <draw:glue-point draw:id="4" svg:x="-2.007cm" svg:y="5cm"/>
          <draw:glue-point draw:id="5" svg:x="1.928cm" svg:y="5cm"/>
          <text:p text:style-name="P2">ScCompressedArray</text:p>
          <draw:enhanced-geometry svg:viewBox="0 0 21600 21600" draw:type="rectangle" draw:enhanced-path="M 0 0 L 21600 0 21600 21600 0 21600 0 0 Z N"/>
        </draw:custom-shape>
        <draw:connector draw:style-name="inheritance_20__28_public_29_" draw:layer="layout" svg:x1="101.336cm" svg:y1="75.095cm" svg:x2="101.101cm" svg:y2="72.942cm" draw:start-shape="id695" draw:start-glue-point="0" draw:end-shape="id611" draw:end-glue-point="5" svg:d="m101336 75095v-1077h-235v-1076">
          <text:p/>
        </draw:connector>
        <draw:custom-shape draw:style-name="gr1" draw:text-style-name="P1" draw:id="id696" draw:layer="layout" svg:width="3.653cm" svg:height="0.571cm" svg:x="93.875cm" svg:y="34.74cm">
          <text:p text:style-name="P3">ScBroadcastAreaSlot</text:p>
          <draw:enhanced-geometry svg:viewBox="0 0 21600 21600" draw:type="rectangle" draw:enhanced-path="M 0 0 L 21600 0 21600 21600 0 21600 0 0 Z N"/>
        </draw:custom-shape>
        <draw:connector draw:style-name="data_20_member_20__28_multiple_20_pointers_29_" draw:layer="layout" svg:x1="91.754cm" svg:y1="42.481cm" svg:x2="93.875cm" svg:y2="35.025cm" draw:start-shape="id660" draw:start-glue-point="1" draw:end-shape="id696" draw:end-glue-point="3" svg:d="m91754 42481h1060v-7456h1061">
          <text:p/>
        </draw:connector>
        <draw:custom-shape draw:style-name="gr3" draw:layer="layout" svg:width="2.774cm" svg:height="0.659cm" svg:x="94.025cm" svg:y="35.837cm">
          <text:p text:style-name="P2">ScBulkBroadcast</text:p>
          <draw:enhanced-geometry svg:viewBox="0 0 21600 21600" draw:type="rectangle" draw:enhanced-path="M 0 0 L 21600 0 21600 21600 0 21600 0 0 Z N"/>
        </draw:custom-shape>
        <draw:custom-shape draw:style-name="gr3" draw:layer="layout" svg:width="3.524cm" svg:height="0.66cm" svg:x="94.657cm" svg:y="37.021cm">
          <text:p text:style-name="P2">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98.873cm" svg:y="36.139cm">
          <text:p text:style-name="P2">SvtBroadcaster</text:p>
          <draw:enhanced-geometry svg:viewBox="0 0 21600 21600" draw:type="rectangle" draw:enhanced-path="M 0 0 L 21600 0 21600 21600 0 21600 0 0 Z N"/>
        </draw:custom-shape>
        <draw:custom-shape draw:style-name="gr3" draw:layer="layout" svg:width="2.796cm" svg:height="0.682cm" svg:x="94.45cm" svg:y="38.149cm">
          <text:p text:style-name="P2">ScBroadcastArea</text:p>
          <draw:enhanced-geometry svg:viewBox="0 0 21600 21600" draw:type="rectangle" draw:enhanced-path="M 0 0 L 21600 0 21600 21600 0 21600 0 0 Z N"/>
        </draw:custom-shape>
        <draw:custom-shape draw:style-name="gr3" draw:id="id697" draw:layer="layout" svg:width="1.523cm" svg:height="0.683cm" svg:x="100.565cm" svg:y="34.909cm">
          <text:p text:style-name="P2">ScHint</text:p>
          <draw:enhanced-geometry svg:viewBox="0 0 21600 21600" draw:type="rectangle" draw:enhanced-path="M 0 0 L 21600 0 21600 21600 0 21600 0 0 Z N"/>
        </draw:custom-shape>
        <draw:custom-shape draw:style-name="class_20__28_external_20_module_29_" draw:id="id698" draw:layer="layout" svg:width="2.569cm" svg:height="0.636cm" svg:x="99.972cm" svg:y="33.791cm">
          <text:p text:style-name="P2">SfxSimpleHint</text:p>
          <draw:enhanced-geometry svg:viewBox="0 0 21600 21600" draw:type="rectangle" draw:enhanced-path="M 0 0 L 21600 0 21600 21600 0 21600 0 0 Z N"/>
        </draw:custom-shape>
        <draw:connector draw:style-name="inheritance_20__28_public_29_" draw:layer="layout" svg:x1="101.326cm" svg:y1="34.909cm" svg:x2="101.256cm" svg:y2="34.427cm" draw:start-shape="id697" draw:start-glue-point="0" draw:end-shape="id698" draw:end-glue-point="2" svg:d="m101326 34909v-241h-70v-241">
          <text:p/>
        </draw:connector>
        <draw:custom-shape draw:style-name="class_20__28_external_20_module_29_" draw:id="id699" draw:layer="layout" svg:width="1.726cm" svg:height="0.636cm" svg:x="100.424cm" svg:y="32.751cm">
          <text:p text:style-name="P2">SfxHint</text:p>
          <draw:enhanced-geometry svg:viewBox="0 0 21600 21600" draw:type="rectangle" draw:enhanced-path="M 0 0 L 21600 0 21600 21600 0 21600 0 0 Z N"/>
        </draw:custom-shape>
        <draw:connector draw:style-name="inheritance_20__28_public_29_" draw:layer="layout" svg:x1="101.256cm" svg:y1="33.791cm" svg:x2="101.287cm" svg:y2="33.387cm" draw:start-shape="id698" draw:start-glue-point="0" draw:end-shape="id699" draw:end-glue-point="2" svg:d="m101256 33791v-202h31v-202">
          <text:p/>
        </draw:connector>
        <draw:custom-shape draw:style-name="class_20__28_external_20_module_29_" draw:id="id700" draw:layer="layout" svg:width="2.202cm" svg:height="0.523cm" svg:x="109.33cm" svg:y="84.5cm">
          <text:p text:style-name="P2">SvtListener</text:p>
          <draw:enhanced-geometry svg:viewBox="0 0 21600 21600" draw:type="rectangle" draw:enhanced-path="M 0 0 L 21600 0 21600 21600 0 21600 0 0 Z N"/>
        </draw:custom-shape>
        <draw:connector draw:style-name="inheritance_20__28_public_29_" draw:layer="layout" svg:x1="109.468cm" svg:y1="86.057cm" svg:x2="110.431cm" svg:y2="85.023cm" draw:start-shape="id614" draw:start-glue-point="7" draw:end-shape="id700" draw:end-glue-point="2" svg:d="m109468 86057v-517h963v-517">
          <text:p/>
        </draw:connector>
        <draw:custom-shape draw:style-name="gr3" draw:id="id701" draw:layer="layout" svg:width="2.561cm" svg:height="0.623cm" svg:x="96.645cm" svg:y="43.706cm">
          <text:p text:style-name="P2">ScDPCollection</text:p>
          <draw:enhanced-geometry svg:viewBox="0 0 21600 21600" draw:type="rectangle" draw:enhanced-path="M 0 0 L 21600 0 21600 21600 0 21600 0 0 Z N"/>
        </draw:custom-shape>
        <draw:connector draw:style-name="inheritance_20__28_public_29_" draw:layer="layout" svg:x1="97.925cm" svg:y1="43.706cm" svg:x2="108.2cm" svg:y2="37.348cm" draw:start-shape="id701" draw:start-glue-point="0" draw:end-shape="id679" draw:end-glue-point="8" svg:d="m97925 43706v-3179h10275v-3179">
          <text:p/>
        </draw:connector>
        <draw:custom-shape draw:style-name="gr3" draw:id="id702" draw:layer="layout" svg:width="1.478cm" svg:height="0.623cm" svg:x="128.729cm" svg:y="38.143cm">
          <text:p text:style-name="P2">ScPivot</text:p>
          <draw:enhanced-geometry svg:viewBox="0 0 21600 21600" draw:type="rectangle" draw:enhanced-path="M 0 0 L 21600 0 21600 21600 0 21600 0 0 Z N"/>
        </draw:custom-shape>
        <draw:connector draw:style-name="inheritance_20__28_public_29_" draw:layer="layout" svg:x1="129.468cm" svg:y1="38.143cm" svg:x2="124.486cm" svg:y2="32.262cm" draw:start-shape="id702" draw:start-glue-point="0" draw:end-shape="id675" draw:end-glue-point="16" svg:d="m129468 38143v-2941h-4982v-2940">
          <text:p/>
        </draw:connector>
        <draw:custom-shape draw:style-name="gr3" draw:id="id703" draw:layer="layout" svg:width="2.782cm" svg:height="0.623cm" svg:x="93.212cm" svg:y="42.921cm">
          <text:p text:style-name="P2">ScPivotCollection</text:p>
          <draw:enhanced-geometry svg:viewBox="0 0 21600 21600" draw:type="rectangle" draw:enhanced-path="M 0 0 L 21600 0 21600 21600 0 21600 0 0 Z N"/>
        </draw:custom-shape>
        <draw:connector draw:style-name="inheritance_20__28_public_29_" draw:layer="layout" svg:x1="94.603cm" svg:y1="42.921cm" svg:x2="107.476cm" svg:y2="37.348cm" draw:start-shape="id703" draw:start-glue-point="0" draw:end-shape="id679" draw:end-glue-point="9" svg:d="m94603 42921v-2787h12873v-2786">
          <text:p/>
        </draw:connector>
        <draw:connector draw:style-name="data_20_member_20__28_pointer_29_" draw:layer="layout" svg:x1="81.729cm" svg:y1="44.206cm" svg:x2="93.212cm" svg:y2="43.232cm" draw:start-shape="id629" draw:start-glue-point="17" draw:end-shape="id703" draw:end-glue-point="3" svg:d="m81729 44206h5742v-974h5741">
          <text:p/>
        </draw:connector>
        <draw:connector draw:style-name="data_20_member_20__28_pointer_29_" draw:layer="layout" svg:x1="81.729cm" svg:y1="47.233cm" svg:x2="96.645cm" svg:y2="44.017cm" draw:start-shape="id629" draw:start-glue-point="1" draw:end-shape="id701" draw:end-glue-point="3" svg:d="m81729 47233h7458v-3216h7458">
          <text:p/>
        </draw:connector>
        <draw:custom-shape draw:style-name="gr1" draw:text-style-name="P1" draw:id="id704" draw:layer="layout" svg:width="2.514cm" svg:height="0.7cm" svg:x="113.359cm" svg:y="45.22cm">
          <text:p text:style-name="P3">TypedStrData</text:p>
          <draw:enhanced-geometry svg:viewBox="0 0 21600 21600" draw:type="rectangle" draw:enhanced-path="M 0 0 L 21600 0 21600 21600 0 21600 0 0 Z N"/>
        </draw:custom-shape>
        <draw:connector draw:style-name="inheritance_20__28_public_29_" draw:layer="layout" svg:x1="114.616cm" svg:y1="45.22cm" svg:x2="113.692cm" svg:y2="32.262cm" draw:start-shape="id704" draw:start-glue-point="0" draw:end-shape="id675" draw:end-glue-point="6" svg:d="m114616 45220v-6479h-924v-6479">
          <text:p/>
        </draw:connector>
        <draw:connector draw:style-name="data_20_member_20__28_multiple_20_pointers_29_" draw:layer="layout" svg:x1="111.129cm" svg:y1="44.976cm" svg:x2="113.359cm" svg:y2="45.57cm" draw:start-shape="id691" draw:start-glue-point="1" draw:end-shape="id704" draw:end-glue-point="3" svg:d="m111129 44976h1115v594h1115">
          <text:p/>
        </draw:connector>
        <draw:custom-shape draw:style-name="gr3" draw:id="id705" draw:layer="layout" svg:width="2.861cm" svg:height="0.673cm" svg:x="90.286cm" svg:y="15.984cm">
          <text:p text:style-name="P2">ScDocumentPool</text:p>
          <draw:enhanced-geometry svg:viewBox="0 0 21600 21600" draw:type="rectangle" draw:enhanced-path="M 0 0 L 21600 0 21600 21600 0 21600 0 0 Z N"/>
        </draw:custom-shape>
        <draw:custom-shape draw:style-name="class_20__28_external_20_module_29_" draw:id="id706" draw:layer="layout" svg:width="2.188cm" svg:height="0.673cm" svg:x="90.671cm" svg:y="13.748cm">
          <text:p text:style-name="P2">SfxItemPool</text:p>
          <draw:enhanced-geometry svg:viewBox="0 0 21600 21600" draw:type="rectangle" draw:enhanced-path="M 0 0 L 21600 0 21600 21600 0 21600 0 0 Z N"/>
        </draw:custom-shape>
        <draw:connector draw:style-name="inheritance_20__28_public_29_" draw:layer="layout" svg:x1="91.716cm" svg:y1="15.984cm" svg:x2="91.765cm" svg:y2="14.421cm" draw:start-shape="id705" draw:start-glue-point="0" draw:end-shape="id706" draw:end-glue-point="2" svg:d="m91716 15984v-782h49v-781">
          <text:p/>
        </draw:connector>
        <draw:connector draw:style-name="data_20_member_20__28_pointer_29_" draw:text-style-name="P2" draw:layer="layout" svg:x1="88.508cm" svg:y1="19.682cm" svg:x2="90.286cm" svg:y2="16.32cm" draw:start-shape="id659" draw:start-glue-point="4" draw:end-shape="id705" draw:end-glue-point="3" svg:d="m88508 19682h889v-3362h889">
          <text:p text:style-name="P2">GetDocPool()</text:p>
        </draw:connector>
        <draw:connector draw:style-name="gr26" draw:text-style-name="P1" draw:layer="layout" svg:x1="41.544cm" svg:y1="52.78cm" svg:x2="76.183cm" svg:y2="58.927cm" draw:start-shape="id639" draw:start-glue-point="10" draw:end-shape="id629" draw:end-glue-point="27" svg:d="m41544 52780h17320v6147h17319">
          <text:p/>
        </draw:connector>
        <draw:custom-shape draw:style-name="gr1" draw:text-style-name="P1" draw:layer="layout" svg:width="2.593cm" svg:height="0.847cm" svg:x="35.849cm" svg:y="62.826cm">
          <text:p text:style-name="P3">ScDBDocFunc</text:p>
          <draw:enhanced-geometry svg:viewBox="0 0 21600 21600" draw:type="rectangle" draw:enhanced-path="M 0 0 L 21600 0 21600 21600 0 21600 0 0 Z N"/>
        </draw:custom-shape>
        <draw:custom-shape draw:style-name="gr5" draw:id="id707" draw:layer="layout" svg:width="4.016cm" svg:height="0.677cm" svg:x="118.999cm" svg:y="88.344cm">
          <draw:glue-point draw:id="4" svg:x="-3.481cm" svg:y="4.992cm"/>
          <draw:glue-point draw:id="5" svg:x="-1.738cm" svg:y="4.992cm"/>
          <draw:glue-point draw:id="6" svg:x="1.75cm" svg:y="4.992cm"/>
          <draw:glue-point draw:id="7" svg:x="3.553cm" svg:y="4.992cm"/>
          <text:p text:style-name="P2">ScCompiler::Convention</text:p>
          <draw:enhanced-geometry svg:viewBox="0 0 21600 21600" draw:type="rectangle" draw:enhanced-path="M 0 0 L 21600 0 21600 21600 0 21600 0 0 Z N"/>
        </draw:custom-shape>
        <draw:connector draw:style-name="data_20_member_20__28_multiple_20_pointers_29_" draw:text-style-name="P2" draw:layer="layout" svg:x1="104.061cm" svg:y1="87.266cm" svg:x2="118.999cm" svg:y2="88.682cm" draw:start-shape="id616" draw:start-glue-point="5" draw:end-shape="id707" draw:end-glue-point="3" svg:d="m104061 87266h7470v1416h7468">
          <text:p text:style-name="P2">pConventions</text:p>
        </draw:connector>
        <draw:custom-shape draw:style-name="gr3" draw:id="id708" draw:layer="layout" svg:width="4.016cm" svg:height="0.677cm" svg:x="107.019cm" svg:y="88.919cm">
          <text:p text:style-name="P2">ScCompiler::OpCodeMap</text:p>
          <draw:enhanced-geometry svg:viewBox="0 0 21600 21600" draw:type="rectangle" draw:enhanced-path="M 0 0 L 21600 0 21600 21600 0 21600 0 0 Z N"/>
        </draw:custom-shape>
        <draw:connector draw:style-name="data_20_member_20__28_multiple_20_pointers_29_" draw:layer="layout" svg:x1="104.061cm" svg:y1="87.57cm" svg:x2="107.019cm" svg:y2="89.257cm" draw:start-shape="id616" draw:start-glue-point="6" draw:end-shape="id708" draw:end-glue-point="3" svg:d="m104061 87570h1480v1687h1478">
          <text:p/>
        </draw:connector>
        <draw:custom-shape draw:style-name="gr5" draw:id="id709" draw:layer="layout" svg:width="2.685cm" svg:height="0.653cm" svg:x="118.114cm" svg:y="90.444cm">
          <draw:glue-point draw:id="4" svg:x="-2.301cm" svg:y="4.992cm"/>
          <draw:glue-point draw:id="5" svg:x="2.394cm" svg:y="4.992cm"/>
          <text:p text:style-name="P2">Convention_A1</text:p>
          <draw:enhanced-geometry svg:viewBox="0 0 21600 21600" draw:type="rectangle" draw:enhanced-path="M 0 0 L 21600 0 21600 21600 0 21600 0 0 Z N"/>
        </draw:custom-shape>
        <draw:connector draw:style-name="inheritance_20__28_public_29_" draw:layer="layout" svg:x1="119.456cm" svg:y1="90.444cm" svg:x2="119.61cm" svg:y2="89.019cm" draw:start-shape="id709" draw:start-glue-point="0" draw:end-shape="id707" draw:end-glue-point="4" svg:d="m119456 90444v-712h154v-713">
          <text:p/>
        </draw:connector>
        <draw:custom-shape draw:style-name="gr5" draw:id="id710" draw:layer="layout" svg:width="3.152cm" svg:height="0.653cm" svg:x="116.2cm" svg:y="92.103cm">
          <text:p text:style-name="P2">ConventionOOO_A1</text:p>
          <draw:enhanced-geometry svg:viewBox="0 0 21600 21600" draw:type="rectangle" draw:enhanced-path="M 0 0 L 21600 0 21600 21600 0 21600 0 0 Z N"/>
        </draw:custom-shape>
        <draw:custom-shape draw:style-name="gr5" draw:id="id711" draw:layer="layout" svg:width="2.871cm" svg:height="0.653cm" svg:x="119.984cm" svg:y="92.102cm">
          <draw:glue-point draw:id="4" svg:x="2.072cm" svg:y="-5.007cm"/>
          <draw:glue-point draw:id="5" svg:x="-2.239cm" svg:y="-5.007cm"/>
          <text:p text:style-name="P2">ConventionXL_A1</text:p>
          <draw:enhanced-geometry svg:viewBox="0 0 21600 21600" draw:type="rectangle" draw:enhanced-path="M 0 0 L 21600 0 21600 21600 0 21600 0 0 Z N"/>
        </draw:custom-shape>
        <draw:connector draw:style-name="inheritance_20__28_public_29_" draw:layer="layout" svg:x1="117.776cm" svg:y1="92.103cm" svg:x2="118.839cm" svg:y2="91.095cm" draw:start-shape="id710" draw:start-glue-point="0" draw:end-shape="id709" draw:end-glue-point="4" svg:d="m117776 92103v-504h1063v-504">
          <text:p/>
        </draw:connector>
        <draw:connector draw:style-name="inheritance_20__28_public_29_" draw:layer="layout" svg:x1="120.777cm" svg:y1="92.102cm" svg:x2="120.098cm" svg:y2="91.095cm" draw:start-shape="id711" draw:start-glue-point="5" draw:end-shape="id709" draw:end-glue-point="5" svg:d="m120777 92102v-503h-679v-504">
          <text:p/>
        </draw:connector>
        <draw:custom-shape draw:style-name="gr5" draw:id="id712" draw:layer="layout" svg:width="3.97cm" svg:height="0.653cm" svg:x="115.755cm" svg:y="93.576cm">
          <text:p text:style-name="P2">ConventionOOO_A1_ODF</text:p>
          <draw:enhanced-geometry svg:viewBox="0 0 21600 21600" draw:type="rectangle" draw:enhanced-path="M 0 0 L 21600 0 21600 21600 0 21600 0 0 Z N"/>
        </draw:custom-shape>
        <draw:custom-shape draw:style-name="gr5" draw:id="id713" draw:layer="layout" svg:width="2.474cm" svg:height="0.653cm" svg:x="122.016cm" svg:y="90.473cm">
          <draw:glue-point draw:id="4" svg:x="-3.399cm" svg:y="4.992cm"/>
          <draw:glue-point draw:id="5" svg:x="-1.418cm" svg:y="4.992cm"/>
          <draw:glue-point draw:id="6" svg:x="1.507cm" svg:y="4.992cm"/>
          <draw:glue-point draw:id="7" svg:x="3.298cm" svg:y="4.992cm"/>
          <text:p text:style-name="P2">ConventionXL</text:p>
          <draw:enhanced-geometry svg:viewBox="0 0 21600 21600" draw:type="rectangle" draw:enhanced-path="M 0 0 L 21600 0 21600 21600 0 21600 0 0 Z N"/>
        </draw:custom-shape>
        <draw:custom-shape draw:style-name="gr5" draw:id="id714" draw:layer="layout" svg:width="3.222cm" svg:height="0.653cm" svg:x="123.463cm" svg:y="92.105cm">
          <draw:glue-point draw:id="4" svg:x="-2.104cm" svg:y="-5.007cm"/>
          <draw:glue-point draw:id="5" svg:x="2.532cm" svg:y="-5.007cm"/>
          <text:p text:style-name="P2">ConventionXL_R1C1</text:p>
          <draw:enhanced-geometry svg:viewBox="0 0 21600 21600" draw:type="rectangle" draw:enhanced-path="M 0 0 L 21600 0 21600 21600 0 21600 0 0 Z N"/>
        </draw:custom-shape>
        <draw:connector draw:style-name="inheritance_20__28_public_29_" draw:layer="layout" svg:x1="117.74cm" svg:y1="93.576cm" svg:x2="117.776cm" svg:y2="92.756cm" draw:start-shape="id712" draw:start-glue-point="0" draw:end-shape="id710" draw:end-glue-point="2" svg:d="m117740 93576v-411h36v-409">
          <text:p/>
        </draw:connector>
        <draw:connector draw:style-name="inheritance_20__28_public_29_" draw:layer="layout" svg:x1="122.013cm" svg:y1="92.102cm" svg:x2="122.413cm" svg:y2="91.124cm" draw:start-shape="id711" draw:start-glue-point="4" draw:end-shape="id713" draw:end-glue-point="4" svg:d="m122013 92102v-489h400v-489">
          <text:p/>
        </draw:connector>
        <draw:connector draw:style-name="inheritance_20__28_public_29_" draw:layer="layout" svg:x1="124.397cm" svg:y1="92.105cm" svg:x2="124.068cm" svg:y2="91.124cm" draw:start-shape="id714" draw:start-glue-point="4" draw:end-shape="id713" draw:end-glue-point="7" svg:d="m124397 92105v-490h-329v-491">
          <text:p/>
        </draw:connector>
        <draw:connector draw:style-name="inheritance_20__28_public_29_" draw:layer="layout" svg:x1="125.889cm" svg:y1="92.105cm" svg:x2="122.433cm" svg:y2="89.019cm" draw:start-shape="id714" draw:start-glue-point="5" draw:end-shape="id707" draw:end-glue-point="7" svg:d="m125889 92105v-1543h-3456v-1543">
          <text:p/>
        </draw:connector>
        <draw:custom-shape draw:style-name="gr1" draw:text-style-name="P1" draw:id="id715" draw:layer="layout" svg:width="2.522cm" svg:height="0.77cm" svg:x="106.695cm" svg:y="92.332cm">
          <text:p text:style-name="P3">ScOpCodeList</text:p>
          <draw:enhanced-geometry svg:viewBox="0 0 21600 21600" draw:type="rectangle" draw:enhanced-path="M 0 0 L 21600 0 21600 21600 0 21600 0 0 Z N"/>
        </draw:custom-shape>
        <draw:custom-shape draw:style-name="class_20__28_external_20_module_29_" draw:id="id716" draw:layer="layout" svg:width="1.892cm" svg:height="0.77cm" svg:x="107.784cm" svg:y="90.705cm">
          <text:p text:style-name="P2">Resource</text:p>
          <draw:enhanced-geometry svg:viewBox="0 0 21600 21600" draw:type="rectangle" draw:enhanced-path="M 0 0 L 21600 0 21600 21600 0 21600 0 0 Z N"/>
        </draw:custom-shape>
        <draw:connector draw:style-name="inheritance_20__28_public_29_" draw:layer="layout" svg:x1="107.956cm" svg:y1="92.332cm" svg:x2="108.73cm" svg:y2="91.475cm" draw:start-shape="id715" draw:start-glue-point="0" draw:end-shape="id716" draw:end-glue-point="2" svg:d="m107956 92332v-428h774v-429">
          <text:p/>
        </draw:connector>
        <draw:frame draw:style-name="annotation" draw:layer="layout" svg:width="6.713cm" svg:height="2.043cm" svg:x="106.441cm" svg:y="93.444cm">
          <draw:text-box>
            <text:p text:style-name="P2"><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5" draw:layer="layout" svg:width="2.463cm" svg:height="0.674cm" svg:x="112.439cm" svg:y="97.459cm">
          <text:p text:style-name="P2">ComplRefData</text:p>
          <draw:enhanced-geometry svg:viewBox="0 0 21600 21600" draw:type="rectangle" draw:enhanced-path="M 0 0 L 21600 0 21600 21600 0 21600 0 0 Z N"/>
        </draw:custom-shape>
        <draw:custom-shape draw:style-name="gr1" draw:text-style-name="P1" draw:layer="layout" svg:width="1.684cm" svg:height="0.829cm" svg:x="35.621cm" svg:y="77.331cm">
          <text:p text:style-name="P3">ScDll</text:p>
          <draw:enhanced-geometry svg:viewBox="0 0 21600 21600" draw:type="rectangle" draw:enhanced-path="M 0 0 L 21600 0 21600 21600 0 21600 0 0 Z N"/>
        </draw:custom-shape>
        <draw:custom-shape draw:style-name="gr1" draw:text-style-name="P1" draw:id="id717" draw:layer="layout" svg:width="1.944cm" svg:height="9.925cm" svg:x="28.259cm" svg:y="78.214cm">
          <draw:glue-point draw:id="4" svg:x="5cm" svg:y="-4.609cm"/>
          <draw:glue-point draw:id="5" svg:x="5cm" svg:y="-3.878cm"/>
          <text:p text:style-name="P3">ScGlobal</text:p>
          <draw:enhanced-geometry svg:viewBox="0 0 21600 21600" draw:type="rectangle" draw:enhanced-path="M 0 0 L 21600 0 21600 21600 0 21600 0 0 Z N"/>
        </draw:custom-shape>
        <draw:custom-shape draw:style-name="gr1" draw:text-style-name="P1" draw:id="id718" draw:layer="layout" svg:width="2.463cm" svg:height="0.674cm" svg:x="31.602cm" svg:y="77.9cm">
          <text:p text:style-name="P3">ScFunctionMgr</text:p>
          <draw:enhanced-geometry svg:viewBox="0 0 21600 21600" draw:type="rectangle" draw:enhanced-path="M 0 0 L 21600 0 21600 21600 0 21600 0 0 Z N"/>
        </draw:custom-shape>
        <draw:connector draw:style-name="data_20_member_20__28_pointer_29_" draw:layer="layout" svg:x1="30.203cm" svg:y1="78.602cm" svg:x2="31.602cm" svg:y2="78.237cm" draw:start-shape="id717" draw:start-glue-point="4" draw:end-shape="id718" draw:end-glue-point="3" svg:d="m30203 78602h699v-365h700">
          <text:p/>
        </draw:connector>
        <draw:custom-shape draw:style-name="gr1" draw:text-style-name="P1" draw:id="id719" draw:layer="layout" svg:width="2.642cm" svg:height="0.932cm" svg:x="32.357cm" svg:y="79.768cm">
          <draw:glue-point draw:id="4" svg:x="-5cm" svg:y="2.5cm"/>
          <draw:glue-point draw:id="5" svg:x="-5cm" svg:y="-2.5cm"/>
          <text:p text:style-name="P3">ScFunctionList</text:p>
          <draw:enhanced-geometry svg:viewBox="0 0 21600 21600" draw:type="rectangle" draw:enhanced-path="M 0 0 L 21600 0 21600 21600 0 21600 0 0 Z N"/>
        </draw:custom-shape>
        <draw:connector draw:style-name="data_20_member_20__28_pointer_29_" draw:layer="layout" svg:x1="30.203cm" svg:y1="79.328cm" svg:x2="32.357cm" svg:y2="80.467cm" draw:start-shape="id717" draw:start-glue-point="5" draw:end-shape="id719" draw:end-glue-point="4" svg:d="m30203 79328h1077v1139h1077">
          <text:p/>
        </draw:connector>
        <draw:custom-shape draw:style-name="gr1" draw:text-style-name="P1" draw:id="id721" draw:layer="layout" svg:width="2.281cm" svg:height="0.751cm" svg:x="38.108cm" svg:y="79.69cm">
          <text:p text:style-name="P3">ScFuncDesc</text:p>
          <draw:enhanced-geometry svg:viewBox="0 0 21600 21600" draw:type="rectangle" draw:enhanced-path="M 0 0 L 21600 0 21600 21600 0 21600 0 0 Z N"/>
        </draw:custom-shape>
        <draw:connector draw:style-name="data_20_member_20__28_multiple_20_pointers_29_" draw:layer="layout" svg:x1="36.994cm" svg:y1="80.065cm" svg:x2="38.108cm" svg:y2="80.065cm" draw:start-shape="id720" draw:start-glue-point="1" draw:end-shape="id721" draw:end-glue-point="3" svg:d="m36994 80065h1114">
          <text:p/>
        </draw:connector>
        <draw:custom-shape draw:style-name="class_20__28_external_20_module_29_" draw:id="id720" draw:layer="layout" svg:width="1.192cm" svg:height="0.596cm" svg:x="35.802cm" svg:y="79.767cm">
          <text:p text:style-name="P2">List</text:p>
          <draw:enhanced-geometry svg:viewBox="0 0 21600 21600" draw:type="rectangle" draw:enhanced-path="M 0 0 L 21600 0 21600 21600 0 21600 0 0 Z N"/>
        </draw:custom-shape>
        <draw:connector draw:style-name="data_20_member" draw:layer="layout" svg:x1="34.999cm" svg:y1="80.234cm" svg:x2="35.802cm" svg:y2="80.065cm" draw:start-shape="id719" draw:start-glue-point="1" draw:end-shape="id720" draw:end-glue-point="3" svg:d="m34999 80234h402v-169h401">
          <text:p/>
        </draw:connector>
        <draw:connector draw:style-name="data_20_member_20__28_pointer_29_" draw:layer="layout" svg:x1="34.065cm" svg:y1="78.237cm" svg:x2="32.357cm" svg:y2="80.001cm" draw:start-shape="id718" draw:start-glue-point="1" draw:end-shape="id719" draw:end-glue-point="5" svg:d="m34065 78237h500v934h-2709v830h501">
          <text:p/>
        </draw:connector>
        <draw:custom-shape draw:style-name="class_20__28_external_20_module_29_" draw:id="id722" draw:layer="layout" svg:width="1.97cm" svg:height="0.959cm" svg:x="111.301cm" svg:y="62.143cm">
          <text:p text:style-name="P2">SfxSetItem</text:p>
          <draw:enhanced-geometry svg:viewBox="0 0 21600 21600" draw:type="rectangle" draw:enhanced-path="M 0 0 L 21600 0 21600 21600 0 21600 0 0 Z N"/>
        </draw:custom-shape>
        <draw:connector draw:style-name="inheritance_20__28_public_29_" draw:layer="layout" svg:x1="112.286cm" svg:y1="63.958cm" svg:x2="112.286cm" svg:y2="63.102cm" draw:start-shape="id686" draw:start-glue-point="0" draw:end-shape="id722" draw:end-glue-point="2" svg:d="m112286 63958v-856">
          <text:p/>
        </draw:connector>
        <draw:custom-shape draw:style-name="gr1" draw:text-style-name="P1" draw:id="id723" draw:layer="layout" svg:width="2.307cm" svg:height="0.674cm" svg:x="77.057cm" svg:y="89.829cm">
          <draw:glue-point draw:id="4" svg:x="-2.301cm" svg:y="-5cm"/>
          <draw:glue-point draw:id="5" svg:x="2.414cm" svg:y="-5cm"/>
          <text:p text:style-name="P3">ScRangeList</text:p>
          <draw:enhanced-geometry svg:viewBox="0 0 21600 21600" draw:type="rectangle" draw:enhanced-path="M 0 0 L 21600 0 21600 21600 0 21600 0 0 Z N"/>
        </draw:custom-shape>
        <draw:custom-shape draw:style-name="class_20__28_external_20_module_29_" draw:id="id725" draw:layer="layout" svg:width="1.918cm" svg:height="0.648cm" svg:x="78.327cm" svg:y="87.781cm">
          <text:p text:style-name="P2">SvRefBase</text:p>
          <draw:enhanced-geometry svg:viewBox="0 0 21600 21600" draw:type="rectangle" draw:enhanced-path="M 0 0 L 21600 0 21600 21600 0 21600 0 0 Z N"/>
        </draw:custom-shape>
        <draw:custom-shape draw:style-name="gr1" draw:text-style-name="P1" draw:id="id724" draw:layer="layout" svg:width="2.954cm" svg:height="0.674cm" svg:x="74.725cm" svg:y="87.781cm">
          <draw:glue-point draw:id="4" svg:x="-2.301cm" svg:y="-5cm"/>
          <draw:glue-point draw:id="5" svg:x="2.414cm" svg:y="-5cm"/>
          <text:p text:style-name="P3">ScRangeListBase</text:p>
          <draw:enhanced-geometry svg:viewBox="0 0 21600 21600" draw:type="rectangle" draw:enhanced-path="M 0 0 L 21600 0 21600 21600 0 21600 0 0 Z N"/>
        </draw:custom-shape>
        <draw:connector draw:style-name="inheritance_20__28_public_29_" draw:layer="layout" svg:x1="77.68cm" svg:y1="89.829cm" svg:x2="76.202cm" svg:y2="88.455cm" draw:start-shape="id723" draw:start-glue-point="4" draw:end-shape="id724" draw:end-glue-point="2" svg:d="m77680 89829v-687h-1478v-687">
          <text:p/>
        </draw:connector>
        <draw:connector draw:style-name="inheritance_20__28_public_29_" draw:layer="layout" svg:x1="78.766cm" svg:y1="89.829cm" svg:x2="79.286cm" svg:y2="88.429cm" draw:start-shape="id723" draw:start-glue-point="5" draw:end-shape="id725" draw:end-glue-point="2" svg:d="m78766 89829v-700h520v-700">
          <text:p/>
        </draw:connector>
        <draw:custom-shape draw:style-name="class_20__28_external_20_module_29_" draw:id="id726" draw:layer="layout" svg:width="1.296cm" svg:height="0.674cm" svg:x="75.243cm" svg:y="86.225cm">
          <text:p text:style-name="P2">List</text:p>
          <draw:enhanced-geometry svg:viewBox="0 0 21600 21600" draw:type="rectangle" draw:enhanced-path="M 0 0 L 21600 0 21600 21600 0 21600 0 0 Z N"/>
        </draw:custom-shape>
        <draw:connector draw:style-name="inheritance_20__28_public_29_" draw:layer="layout" svg:x1="76.202cm" svg:y1="87.781cm" svg:x2="75.891cm" svg:y2="86.899cm" draw:start-shape="id724" draw:start-glue-point="0" draw:end-shape="id726" draw:end-glue-point="2" svg:d="m76202 87781v-441h-311v-441">
          <text:p/>
        </draw:connector>
        <draw:g>
          <draw:custom-shape draw:style-name="class_20__28_external_20_module_29_" draw:id="id727" draw:layer="layout" svg:width="3.007cm" svg:height="0.57cm" svg:x="29.301cm" svg:y="18.221cm">
            <text:p text:style-name="P2">SelectionEngine</text:p>
            <draw:enhanced-geometry svg:viewBox="0 0 21600 21600" draw:type="rectangle" draw:enhanced-path="M 0 0 L 21600 0 21600 21600 0 21600 0 0 Z N"/>
          </draw:custom-shape>
          <draw:connector draw:style-name="inheritance_20__28_public_29_" draw:layer="layout" svg:x1="30.802cm" svg:y1="19.334cm" svg:x2="30.804cm" svg:y2="18.791cm" draw:start-shape="id657" draw:start-glue-point="0" draw:end-shape="id727" draw:end-glue-point="2" svg:d="m30802 19334v-271h2v-272">
            <text:p/>
          </draw:connector>
          <draw:rect draw:style-name="class" draw:text-style-name="P6" draw:id="id657" draw:layer="layout" svg:width="3.979cm" svg:height="0.722cm" svg:x="28.813cm" svg:y="19.334cm">
            <text:p text:style-name="P2"><text:span text:style-name="T3">ScViewSelectionEngine</text:span></text:p>
          </draw:rect>
        </draw:g>
        <draw:connector draw:style-name="data_20_member_20__28_pointer_29_" draw:layer="layout" draw:line-skew="0.994cm" svg:x1="22.26cm" svg:y1="19.378cm" svg:x2="28.653cm" svg:y2="17.172cm" draw:start-shape="id621" draw:start-glue-point="14" draw:end-shape="id728" draw:end-glue-point="3" svg:d="m22260 19378h4191v-2206h2202">
          <text:p/>
        </draw:connector>
        <draw:g>
          <draw:custom-shape draw:style-name="gr3" draw:id="id728" draw:layer="layout" svg:width="3.253cm" svg:height="0.694cm" svg:x="28.653cm" svg:y="16.825cm">
            <draw:glue-point draw:id="4" svg:x="-2.606cm" svg:y="-5cm"/>
            <draw:glue-point draw:id="5" svg:x="2.33cm" svg:y="-5cm"/>
            <text:p text:style-name="P2">ScTabControl</text:p>
            <draw:enhanced-geometry svg:viewBox="0 0 21600 21600" draw:type="rectangle" draw:enhanced-path="M 0 0 L 21600 0 21600 21600 0 21600 0 0 Z N"/>
          </draw:custom-shape>
          <draw:custom-shape draw:style-name="class_20__28_external_20_module_29_" draw:id="id729" draw:layer="layout" svg:width="1.762cm" svg:height="0.623cm" svg:x="27.306cm" svg:y="12.696cm">
            <text:p text:style-name="P2">TabBar</text:p>
            <draw:enhanced-geometry svg:viewBox="0 0 21600 21600" draw:type="rectangle" draw:enhanced-path="M 0 0 L 21600 0 21600 21600 0 21600 0 0 Z N"/>
          </draw:custom-shape>
          <draw:custom-shape draw:style-name="class_20__28_external_20_module_29_" draw:id="id731" draw:layer="layout" svg:width="3.033cm" svg:height="0.699cm" svg:x="28.549cm" svg:y="13.709cm">
            <text:p text:style-name="P2">DropTargetHelper</text:p>
            <draw:enhanced-geometry svg:viewBox="0 0 21600 21600" draw:type="rectangle" draw:enhanced-path="M 0 0 L 21600 0 21600 21600 0 21600 0 0 Z N"/>
          </draw:custom-shape>
          <draw:custom-shape draw:style-name="class_20__28_external_20_module_29_" draw:id="id730" draw:layer="layout" svg:width="3.033cm" svg:height="0.699cm" svg:x="30.754cm" svg:y="14.771cm">
            <text:p text:style-name="P2">DropSourceHelper</text:p>
            <draw:enhanced-geometry svg:viewBox="0 0 21600 21600" draw:type="rectangle" draw:enhanced-path="M 0 0 L 21600 0 21600 21600 0 21600 0 0 Z N"/>
          </draw:custom-shape>
          <draw:connector draw:style-name="inheritance_20__28_public_29_" draw:layer="layout" svg:x1="29.432cm" svg:y1="16.825cm" svg:x2="28.187cm" svg:y2="13.319cm" draw:start-shape="id728" draw:start-glue-point="4" draw:end-shape="id729" draw:end-glue-point="2" svg:d="m29432 16825v-1753h-1245v-1753">
            <text:p/>
          </draw:connector>
          <draw:connector draw:style-name="inheritance_20__28_public_29_" draw:layer="layout" svg:x1="31.036cm" svg:y1="16.825cm" svg:x2="32.27cm" svg:y2="15.47cm" draw:start-shape="id728" draw:start-glue-point="5" draw:end-shape="id730" draw:end-glue-point="2" svg:d="m31036 16825v-678h1234v-677">
            <text:p/>
          </draw:connector>
          <draw:connector draw:style-name="inheritance_20__28_public_29_" draw:layer="layout" svg:x1="30.279cm" svg:y1="16.825cm" svg:x2="30.065cm" svg:y2="14.408cm" draw:start-shape="id728" draw:start-glue-point="0" draw:end-shape="id731" draw:end-glue-point="2" svg:d="m30279 16825v-1209h-214v-1208">
            <text:p/>
          </draw:connector>
        </draw:g>
        <draw:custom-shape draw:style-name="gr3" draw:id="id732" draw:layer="layout" svg:width="2.929cm" svg:height="0.648cm" svg:x="33.263cm" svg:y="43.742cm">
          <text:p text:style-name="P2">ScViewDataTable</text:p>
          <draw:enhanced-geometry svg:viewBox="0 0 21600 21600" draw:type="rectangle" draw:enhanced-path="M 0 0 L 21600 0 21600 21600 0 21600 0 0 Z N"/>
        </draw:custom-shape>
        <draw:rect draw:style-name="class" draw:text-style-name="P6" draw:id="id636" draw:layer="layout" svg:width="3.602cm" svg:height="6.783cm" svg:x="39.523cm" svg:y="24.959cm">
          <draw:glue-point draw:id="4" svg:x="-2.445cm" svg:y="-5cm"/>
          <draw:glue-point draw:id="5" svg:x="2.351cm" svg:y="-5cm"/>
          <draw:glue-point draw:id="6" svg:x="4.975cm" svg:y="-3.348cm"/>
          <draw:glue-point draw:id="7" svg:x="5cm" svg:y="-1.621cm"/>
          <draw:glue-point draw:id="8" svg:x="5cm" svg:y="3.481cm"/>
          <draw:glue-point draw:id="9" svg:x="5cm" svg:y="1.824cm"/>
          <draw:glue-point draw:id="10" svg:x="5cm" svg:y="4.273cm"/>
          <draw:glue-point draw:id="11" svg:x="5cm" svg:y="2.669cm"/>
          <draw:glue-point draw:id="12" svg:x="5cm" svg:y="0.949cm"/>
          <draw:glue-point draw:id="13" svg:x="5cm" svg:y="-2.375cm"/>
          <draw:glue-point draw:id="14" svg:x="5cm" svg:y="-4.209cm"/>
          <draw:glue-point draw:id="15" svg:x="5cm" svg:y="-0.692cm"/>
          <text:p text:style-name="P2"><text:span text:style-name="T3">ScGridWindow</text:span></text:p>
        </draw:rect>
        <draw:connector draw:style-name="data_20_member_20__28_multiple_20_pointers_29_" draw:layer="layout" svg:x1="29.872cm" svg:y1="43.703cm" svg:x2="33.263cm" svg:y2="44.066cm" draw:start-shape="id635" draw:start-glue-point="7" draw:end-shape="id732" draw:end-glue-point="3" svg:d="m29872 43703h1696v363h1695">
          <text:p/>
        </draw:connector>
        <draw:connector draw:style-name="data_20_member_20__28_pointer_29_" draw:text-style-name="P2" draw:layer="layout" svg:x1="35.07cm" svg:y1="38.309cm" svg:x2="41.943cm" svg:y2="38.065cm" draw:start-shape="id617" draw:start-glue-point="6" draw:end-shape="id733" draw:end-glue-point="3" svg:d="m35070 38309h3437v-244h3436">
          <text:p text:style-name="P2">GetInputHandler()</text:p>
        </draw:connector>
        <draw:frame draw:style-name="annotation" draw:layer="layout" svg:width="4.355cm" svg:height="1.84cm" svg:x="84.416cm" svg:y="78.235cm">
          <draw:text-box>
            <text:p text:style-name="P2"><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104.061cm" svg:y1="88.945cm" svg:x2="106.695cm" svg:y2="92.717cm" draw:start-shape="id616" draw:start-glue-point="9" draw:end-shape="id715" draw:end-glue-point="3" svg:d="m104061 88945h1318v3772h1316">
          <text:p text:style-name="P4">InitSymbolsNative()<text:line-break/>InitSymbolsEnglish()</text:p>
          <text:p text:style-name="P4">InitSymbolsPODF()</text:p>
          <text:p text:style-name="P4">InitSymbolsODFF()</text:p>
        </draw:connector>
        <draw:connector draw:style-name="inheritance_20__28_public_29_" draw:layer="layout" svg:x1="103.693cm" svg:y1="46.585cm" svg:x2="108.182cm" svg:y2="41.822cm" draw:start-shape="id663" draw:start-glue-point="0" draw:end-shape="id644" draw:end-glue-point="6" svg:d="m103693 46585v-2381h4489v-2382">
          <text:p/>
        </draw:connector>
        <draw:connector draw:style-name="inheritance_20__28_public_29_" draw:layer="layout" svg:x1="102.664cm" svg:y1="26.698cm" svg:x2="103.161cm" svg:y2="21.469cm" draw:start-shape="id653" draw:start-glue-point="0" draw:end-shape="id734" draw:end-glue-point="4" svg:d="m102664 26698v-2614h497v-2615">
          <text:p/>
        </draw:connector>
        <draw:custom-shape draw:style-name="gr3" draw:id="id735" draw:layer="layout" svg:width="3.387cm" svg:height="0.608cm" svg:x="104.46cm" svg:y="19.46cm">
          <text:p text:style-name="P2">ScEnginePoolHelper</text:p>
          <draw:enhanced-geometry svg:viewBox="0 0 21600 21600" draw:type="rectangle" draw:enhanced-path="M 0 0 L 21600 0 21600 21600 0 21600 0 0 Z N"/>
        </draw:custom-shape>
        <draw:custom-shape draw:style-name="class_20__28_external_20_module_29_" draw:id="id736" draw:layer="layout" svg:width="2.223cm" svg:height="0.582cm" svg:x="110.042cm" svg:y="19.433cm">
          <text:p text:style-name="P2">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106.988cm" svg:y1="20.8cm" svg:x2="106.153cm" svg:y2="20.068cm" draw:start-shape="id734" draw:start-glue-point="6" draw:end-shape="id735" draw:end-glue-point="2" svg:d="m106988 20800v-366h-835v-366">
          <text:p/>
        </draw:connector>
        <draw:connector draw:style-name="inheritance_20__28_public_29_" draw:layer="layout" svg:x1="111.809cm" svg:y1="20.8cm" svg:x2="111.153cm" svg:y2="20.015cm" draw:start-shape="id734" draw:start-glue-point="7" draw:end-shape="id736" draw:end-glue-point="2" svg:d="m111809 20800v-392h-656v-393">
          <text:p/>
        </draw:connector>
        <draw:connector draw:style-name="inheritance_20__28_public_29_" draw:layer="layout" draw:line-skew="0.539cm" svg:x1="103.403cm" svg:y1="24.868cm" svg:x2="104.219cm" svg:y2="21.469cm" draw:start-shape="id737" draw:start-glue-point="0" draw:end-shape="id734" draw:end-glue-point="5" svg:d="m103403 24868v-1160h816v-2239">
          <text:p/>
        </draw:connector>
        <draw:custom-shape draw:style-name="gr1" draw:text-style-name="P1" draw:id="id738" draw:layer="layout" svg:width="2.963cm" svg:height="0.625cm" svg:x="103.852cm" svg:y="23.852cm">
          <text:p text:style-name="P3">ScNoteEditEngine</text:p>
          <draw:enhanced-geometry svg:viewBox="0 0 21600 21600" draw:type="rectangle" draw:enhanced-path="M 0 0 L 21600 0 21600 21600 0 21600 0 0 Z N"/>
        </draw:custom-shape>
        <draw:connector draw:style-name="inheritance_20__28_public_29_" draw:layer="layout" draw:line-skew="0.728cm" svg:x1="105.333cm" svg:y1="23.852cm" svg:x2="105.308cm" svg:y2="21.47cm" draw:start-shape="id738" draw:start-glue-point="0" draw:end-shape="id734" draw:end-glue-point="8" svg:d="m105333 23852v-463h-25v-1919">
          <text:p/>
        </draw:connector>
        <draw:custom-shape draw:style-name="gr1" draw:text-style-name="P1" draw:id="id739" draw:layer="layout" svg:width="2.963cm" svg:height="0.625cm" svg:x="105.626cm" svg:y="25.786cm">
          <text:p text:style-name="P3">ScUnoEditEngine</text:p>
          <draw:enhanced-geometry svg:viewBox="0 0 21600 21600" draw:type="rectangle" draw:enhanced-path="M 0 0 L 21600 0 21600 21600 0 21600 0 0 Z N"/>
        </draw:custom-shape>
        <draw:connector draw:style-name="inheritance_20__28_public_29_" draw:layer="layout" draw:line-skew="-0.861cm" svg:x1="107.107cm" svg:y1="25.786cm" svg:x2="106.428cm" svg:y2="21.47cm" draw:start-shape="id739" draw:start-glue-point="0" draw:end-shape="id734" draw:end-glue-point="9" svg:d="m107107 25786v-3019h-679v-1297">
          <text:p/>
        </draw:connector>
        <draw:custom-shape draw:style-name="gr1" draw:text-style-name="P1" draw:id="id740" draw:layer="layout" svg:width="3.307cm" svg:height="0.625cm" svg:x="107.345cm" svg:y="24.965cm">
          <text:p text:style-name="P3">ScHeaderEditEngine</text:p>
          <draw:enhanced-geometry svg:viewBox="0 0 21600 21600" draw:type="rectangle" draw:enhanced-path="M 0 0 L 21600 0 21600 21600 0 21600 0 0 Z N"/>
        </draw:custom-shape>
        <draw:connector draw:style-name="inheritance_20__28_public_29_" draw:layer="layout" draw:line-skew="0.926cm" svg:x1="108.998cm" svg:y1="24.965cm" svg:x2="107.517cm" svg:y2="21.47cm" draw:start-shape="id740" draw:start-glue-point="0" draw:end-shape="id734" draw:end-glue-point="10" svg:d="m108998 24965v-822h-1481v-2673">
          <text:p/>
        </draw:connector>
        <draw:custom-shape draw:style-name="gr1" draw:text-style-name="P1" draw:id="id741" draw:layer="layout" svg:width="4.312cm" svg:height="0.647cm" svg:x="108.747cm" svg:y="25.969cm">
          <text:p text:style-name="P3">ScFieldChangerEditEngine</text:p>
          <draw:enhanced-geometry svg:viewBox="0 0 21600 21600" draw:type="rectangle" draw:enhanced-path="M 0 0 L 21600 0 21600 21600 0 21600 0 0 Z N"/>
        </draw:custom-shape>
        <draw:connector draw:style-name="inheritance_20__28_public_29_" draw:layer="layout" draw:line-skew="-0.184cm" svg:x1="110.903cm" svg:y1="25.969cm" svg:x2="108.637cm" svg:y2="21.47cm" draw:start-shape="id741" draw:start-glue-point="0" draw:end-shape="id734" draw:end-glue-point="11" svg:d="m110903 25969v-2434h-2266v-2065">
          <text:p/>
        </draw:connector>
        <draw:custom-shape draw:style-name="gr3" draw:id="id742" draw:layer="layout" svg:width="4.101cm" svg:height="0.688cm" svg:x="111.075cm" svg:y="24.937cm">
          <text:p text:style-name="P2">ScConversionEngineBase</text:p>
          <draw:enhanced-geometry svg:viewBox="0 0 21600 21600" draw:type="rectangle" draw:enhanced-path="M 0 0 L 21600 0 21600 21600 0 21600 0 0 Z N"/>
        </draw:custom-shape>
        <draw:connector draw:style-name="inheritance_20__28_public_29_" draw:layer="layout" svg:x1="113.125cm" svg:y1="24.937cm" svg:x2="109.492cm" svg:y2="21.47cm" draw:start-shape="id742" draw:start-glue-point="0" draw:end-shape="id734" draw:end-glue-point="2" svg:d="m113125 24937v-1733h-3633v-1734">
          <text:p/>
        </draw:connector>
        <draw:connector draw:style-name="data_20_member_20__28_pointer_29_" draw:layer="layout" svg:x1="35.07cm" svg:y1="37.615cm" svg:x2="37.189cm" svg:y2="36.989cm" draw:start-shape="id617" draw:start-glue-point="12" draw:end-shape="id612" draw:end-glue-point="3" svg:d="m35070 37615h1060v-626h1059">
          <text:p/>
        </draw:connector>
        <draw:custom-shape draw:style-name="gr1" draw:text-style-name="P1" draw:id="id743" draw:layer="layout" svg:width="3.096cm" svg:height="0.582cm" svg:x="93.62cm" svg:y="17.212cm">
          <text:p text:style-name="P3">ScStyleSheetPool</text:p>
          <draw:enhanced-geometry svg:viewBox="0 0 21600 21600" draw:type="rectangle" draw:enhanced-path="M 0 0 L 21600 0 21600 21600 0 21600 0 0 Z N"/>
        </draw:custom-shape>
        <draw:connector draw:style-name="data_20_member_20__28_pointer_29_" draw:text-style-name="P2" draw:layer="layout" svg:x1="88.508cm" svg:y1="20.158cm" svg:x2="93.62cm" svg:y2="17.503cm" draw:start-shape="id659" draw:start-glue-point="5" draw:end-shape="id743" draw:end-glue-point="3" svg:d="m88508 20158h2557v-2655h2555">
          <text:p text:style-name="P2">GetStylePool()</text:p>
        </draw:connector>
        <draw:custom-shape draw:style-name="class_20__28_external_20_module_29_" draw:id="id744" draw:layer="layout" svg:width="3.124cm" svg:height="0.555cm" svg:x="93.514cm" svg:y="15.651cm">
          <text:p text:style-name="P2">SfxStyleSheetPool</text:p>
          <draw:enhanced-geometry svg:viewBox="0 0 21600 21600" draw:type="rectangle" draw:enhanced-path="M 0 0 L 21600 0 21600 21600 0 21600 0 0 Z N"/>
        </draw:custom-shape>
        <draw:connector draw:style-name="inheritance_20__28_public_29_" draw:layer="layout" svg:x1="95.168cm" svg:y1="17.212cm" svg:x2="95.076cm" svg:y2="16.206cm" draw:start-shape="id743" draw:start-glue-point="0" draw:end-shape="id744" draw:end-glue-point="2" svg:d="m95168 17212v-503h-92v-503">
          <text:p/>
        </draw:connector>
        <draw:custom-shape draw:style-name="class_20__28_external_20_module_29_" draw:id="id745" draw:layer="layout" svg:width="2.54cm" svg:height="0.582cm" svg:x="94.282cm" svg:y="20.729cm">
          <text:p text:style-name="P2">SfxItemPool</text:p>
          <draw:enhanced-geometry svg:viewBox="0 0 21600 21600" draw:type="rectangle" draw:enhanced-path="M 0 0 L 21600 0 21600 21600 0 21600 0 0 Z N"/>
        </draw:custom-shape>
        <draw:custom-shape draw:style-name="class_20__28_external_20_module_29_" draw:id="id746" draw:layer="layout" svg:width="2.54cm" svg:height="0.582cm" svg:x="92.615cm" svg:y="22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8.508cm" svg:y1="20.95cm" svg:x2="94.282cm" svg:y2="21.02cm" draw:start-shape="id659" draw:start-glue-point="6" draw:end-shape="id745" draw:end-glue-point="3" svg:d="m88508 20950h2888v70h2886">
          <text:p text:style-name="P2">GetEditPool()</text:p>
        </draw:connector>
        <draw:connector draw:style-name="data_20_member_20__28_pointer_29_" draw:text-style-name="P2" draw:layer="layout" svg:x1="88.508cm" svg:y1="21.373cm" svg:x2="92.615cm" svg:y2="22.291cm" draw:start-shape="id659" draw:start-glue-point="7" draw:end-shape="id746" draw:end-glue-point="3" svg:d="m88508 21373h2054v918h2053">
          <text:p text:style-name="P2">GetEnginePool()</text:p>
        </draw:connector>
        <draw:custom-shape draw:style-name="class_20__28_external_20_module_29_" draw:id="id747" draw:layer="layout" svg:width="3.651cm" svg:height="0.529cm" svg:x="94.786cm" svg:y="18.596cm">
          <text:p text:style-name="P2">SvNumberFormatter</text:p>
          <draw:enhanced-geometry svg:viewBox="0 0 21600 21600" draw:type="rectangle" draw:enhanced-path="M 0 0 L 21600 0 21600 21600 0 21600 0 0 Z N"/>
        </draw:custom-shape>
        <draw:connector draw:style-name="data_20_member_20__28_pointer_29_" draw:text-style-name="P2" draw:layer="layout" svg:x1="88.51cm" svg:y1="20.501cm" svg:x2="94.786cm" svg:y2="18.86cm" draw:start-shape="id659" draw:start-glue-point="1" draw:end-shape="id747" draw:end-glue-point="3" svg:d="m88510 20501h3137v-1641h3139">
          <text:p text:style-name="P2">GetFormTable()</text:p>
        </draw:connector>
        <draw:custom-shape draw:style-name="gr1" draw:text-style-name="P1" draw:id="id748" draw:layer="layout" svg:width="3.162cm" svg:height="0.778cm" svg:x="86.267cm" svg:y="38.121cm">
          <text:p text:style-name="P3">ScFieldEditEngine</text:p>
          <draw:enhanced-geometry svg:viewBox="0 0 21600 21600" draw:type="rectangle" draw:enhanced-path="M 0 0 L 21600 0 21600 21600 0 21600 0 0 Z N"/>
        </draw:custom-shape>
        <draw:connector draw:style-name="data_20_member_20__28_pointer_29_" draw:text-style-name="P2" draw:layer="layout" svg:x1="81.729cm" svg:y1="38.597cm" svg:x2="86.267cm" svg:y2="38.51cm" draw:start-shape="id629" draw:start-glue-point="9" draw:end-shape="id748" draw:end-glue-point="3" svg:d="m81729 38597h2269v-87h2269">
          <text:p text:style-name="P2">GetEditEngine()</text:p>
        </draw:connector>
        <draw:custom-shape draw:style-name="class_20__28_external_20_module_29_" draw:text-style-name="P2" draw:id="id749" draw:layer="layout" svg:width="2.592cm" svg:height="0.582cm" svg:x="96.216cm" svg:y="85.553cm">
          <text:p text:style-name="P2">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93.763cm" svg:y1="86.019cm" svg:x2="96.216cm" svg:y2="85.844cm" draw:start-shape="id624" draw:start-glue-point="4" draw:end-shape="id749" draw:end-glue-point="3" svg:d="m93763 86019h1227v-175h1226">
          <text:p text:style-name="P2">GetData()</text:p>
        </draw:connector>
        <draw:custom-shape draw:style-name="gr1" draw:text-style-name="P1" draw:id="id752" draw:layer="layout" svg:width="2.645cm" svg:height="1.015cm" svg:x="95.076cm" svg:y="30.184cm">
          <draw:glue-point draw:id="4" svg:x="4.998cm" svg:y="2.295cm"/>
          <draw:glue-point draw:id="5" svg:x="4.998cm" svg:y="-2.394cm"/>
          <text:p text:style-name="P3">ScCellTextData</text:p>
          <draw:enhanced-geometry svg:viewBox="0 0 21600 21600" draw:type="rectangle" draw:enhanced-path="M 0 0 L 21600 0 21600 21600 0 21600 0 0 Z N"/>
        </draw:custom-shape>
        <draw:custom-shape draw:style-name="gr1" draw:text-style-name="P3" draw:id="id750" draw:layer="layout" svg:width="3.93cm" svg:height="0.58cm" svg:x="90.613cm" svg:y="25.644cm">
          <text:p text:style-name="P3">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751" draw:layer="layout" svg:width="2.621cm" svg:height="0.58cm" svg:x="91.285cm" svg:y="24.548cm">
          <text:p text:style-name="P2">SvxEditSource</text:p>
          <draw:enhanced-geometry svg:viewBox="0 0 21600 21600" draw:type="rectangle" draw:enhanced-path="M 0 0 L 21600 0 21600 21600 0 21600 0 0 Z N"/>
        </draw:custom-shape>
        <draw:connector draw:style-name="inheritance_20__28_public_29_" draw:layer="layout" svg:x1="92.578cm" svg:y1="25.644cm" svg:x2="92.595cm" svg:y2="25.128cm" draw:start-shape="id750" draw:start-glue-point="0" draw:end-shape="id751" draw:end-glue-point="2" svg:d="m92578 25644v-258h17v-258">
          <text:p/>
        </draw:connector>
        <draw:connector draw:style-name="data_20_member_20__28_pointer_29_" draw:layer="layout" svg:x1="94.543cm" svg:y1="25.934cm" svg:x2="95.076cm" svg:y2="30.691cm" draw:start-shape="id750" draw:start-glue-point="1" draw:end-shape="id752" draw:end-glue-point="3" svg:d="m94543 25934h501v2270h-470v2487h502">
          <text:p/>
        </draw:connector>
        <draw:connector draw:style-name="data_20_member_20__28_pointer_29_" draw:layer="layout" svg:x1="97.719cm" svg:y1="30.923cm" svg:x2="90.613cm" svg:y2="25.934cm" draw:start-shape="id752" draw:start-glue-point="4" draw:end-shape="id750" draw:end-glue-point="3" svg:d="m97719 30923h502v-2719h-8109v-2270h501">
          <text:p/>
        </draw:connector>
        <draw:connector draw:style-name="data_20_member_20__28_pointer_29_" draw:layer="layout" svg:x1="97.719cm" svg:y1="30.449cm" svg:x2="101.158cm" svg:y2="27.67cm" draw:start-shape="id752" draw:start-glue-point="5" draw:end-shape="id653" draw:end-glue-point="5" svg:d="m97719 30449h1720v-2779h1719">
          <text:p/>
        </draw:connector>
        <draw:rect draw:style-name="class_20__28_external_20_module_29_" draw:id="id753" draw:layer="layout" svg:width="2.09cm" svg:height="0.556cm" svg:x="95.342cm" svg:y="29.126cm">
          <text:p text:style-name="P2"><text:span text:style-name="T3">SfxListener</text:span></text:p>
        </draw:rect>
        <draw:connector draw:style-name="inheritance_20__28_public_29_" draw:layer="layout" svg:x1="96.398cm" svg:y1="30.184cm" svg:x2="96.387cm" svg:y2="29.682cm" draw:start-shape="id752" draw:start-glue-point="0" draw:end-shape="id753" draw:end-glue-point="2" svg:d="m96398 30184v-251h-11v-251">
          <text:p/>
        </draw:connector>
        <draw:custom-shape draw:style-name="gr1" draw:text-style-name="P3" draw:id="id737" draw:layer="layout" svg:width="2.799cm" svg:height="0.625cm" svg:x="102.004cm" svg:y="24.868cm">
          <text:p text:style-name="P3">ScTabEditEngine</text:p>
          <draw:enhanced-geometry svg:viewBox="0 0 21600 21600" draw:mirror-horizontal="false" draw:mirror-vertical="false" draw:type="rectangle" draw:enhanced-path="M 0 0 L 21600 0 21600 21600 0 21600 0 0 Z N"/>
        </draw:custom-shape>
        <draw:custom-shape draw:style-name="gr1" draw:text-style-name="P1" draw:id="id754" draw:layer="layout" svg:width="2.831cm" svg:height="0.635cm" svg:x="89.362cm" svg:y="31.057cm">
          <text:p text:style-name="P3">ScCellTextCursor</text:p>
          <draw:enhanced-geometry svg:viewBox="0 0 21600 21600" draw:type="rectangle" draw:enhanced-path="M 0 0 L 21600 0 21600 21600 0 21600 0 0 Z N"/>
        </draw:custom-shape>
        <draw:custom-shape draw:style-name="class_20__28_external_20_module_29_" draw:id="id755" draw:layer="layout" svg:width="3.017cm" svg:height="0.582cm" svg:x="89.599cm" svg:y="29.47cm">
          <text:p text:style-name="P2">SvxUnoTextCursor</text:p>
          <draw:enhanced-geometry svg:viewBox="0 0 21600 21600" draw:type="rectangle" draw:enhanced-path="M 0 0 L 21600 0 21600 21600 0 21600 0 0 Z N"/>
        </draw:custom-shape>
        <draw:connector draw:style-name="inheritance_20__28_public_29_" draw:layer="layout" svg:x1="90.777cm" svg:y1="31.057cm" svg:x2="91.107cm" svg:y2="30.052cm" draw:start-shape="id754" draw:start-glue-point="0" draw:end-shape="id755" draw:end-glue-point="2" svg:d="m90777 31057v-503h330v-502">
          <text:p/>
        </draw:connector>
        <draw:custom-shape draw:style-name="gr1" draw:text-style-name="P1" draw:id="id756" draw:layer="layout" svg:width="1.865cm" svg:height="0.529cm" svg:x="34.29cm" svg:y="20.294cm">
          <text:p text:style-name="P3">ScColBar</text:p>
          <draw:enhanced-geometry svg:viewBox="0 0 21600 21600" draw:type="rectangle" draw:enhanced-path="M 0 0 L 21600 0 21600 21600 0 21600 0 0 Z N"/>
        </draw:custom-shape>
        <draw:custom-shape draw:style-name="gr1" draw:text-style-name="P1" draw:id="id757" draw:layer="layout" svg:width="1.865cm" svg:height="0.529cm" svg:x="36.983cm" svg:y="21.232cm">
          <text:p text:style-name="P3">ScRowBar</text:p>
          <draw:enhanced-geometry svg:viewBox="0 0 21600 21600" draw:type="rectangle" draw:enhanced-path="M 0 0 L 21600 0 21600 21600 0 21600 0 0 Z N"/>
        </draw:custom-shape>
        <draw:connector draw:style-name="data_20_member_20__28_multiple_20_pointers_29_" draw:layer="layout" svg:x1="22.26cm" svg:y1="20.797cm" svg:x2="34.29cm" svg:y2="20.558cm" draw:start-shape="id621" draw:start-glue-point="5" draw:end-shape="id756" svg:d="m22260 20797h6015v-239h6015">
          <text:p/>
        </draw:connector>
        <draw:connector draw:style-name="data_20_member_20__28_multiple_20_pointers_29_" draw:layer="layout" svg:x1="22.26cm" svg:y1="21.561cm" svg:x2="36.983cm" svg:y2="21.496cm" draw:start-shape="id621" draw:start-glue-point="10" draw:end-shape="id757" draw:end-glue-point="3" svg:d="m22260 21561h7362v-65h7361">
          <text:p/>
        </draw:connector>
        <draw:custom-shape draw:style-name="gr1" draw:text-style-name="P1" draw:id="id758" draw:layer="layout" svg:width="2.268cm" svg:height="0.529cm" svg:x="26.873cm" svg:y="22.236cm">
          <text:p text:style-name="P3">ScTabSplitter</text:p>
          <draw:enhanced-geometry svg:viewBox="0 0 21600 21600" draw:type="rectangle" draw:enhanced-path="M 0 0 L 21600 0 21600 21600 0 21600 0 0 Z N"/>
        </draw:custom-shape>
        <draw:connector draw:style-name="data_20_member_20__28_multiple_20_pointers_29_" draw:layer="layout" svg:x1="22.261cm" svg:y1="22.201cm" svg:x2="26.873cm" svg:y2="22.5cm" draw:start-shape="id621" draw:start-glue-point="1" draw:end-shape="id758" draw:end-glue-point="3" svg:d="m22261 22201h2306v299h2306">
          <text:p/>
        </draw:connector>
        <draw:custom-shape draw:style-name="class_20__28_external_20_module_29_" draw:id="id759" draw:layer="layout" svg:width="1.789cm" svg:height="0.529cm" svg:x="24.251cm" svg:y="17.708cm">
          <text:p text:style-name="P2">Window</text:p>
          <draw:enhanced-geometry svg:viewBox="0 0 21600 21600" draw:type="rectangle" draw:enhanced-path="M 0 0 L 21600 0 21600 21600 0 21600 0 0 Z N"/>
        </draw:custom-shape>
        <draw:connector draw:style-name="data_20_member_20__28_pointer_29_" draw:text-style-name="P2" draw:layer="layout" svg:x1="22.26cm" svg:y1="19.054cm" svg:x2="24.251cm" svg:y2="17.972cm" draw:start-shape="id621" draw:start-glue-point="8" draw:end-shape="id759" draw:end-glue-point="3" svg:d="m22260 19054h996v-1082h995">
          <text:p text:style-name="P2">GetFrameWin()</text:p>
        </draw:connector>
        <draw:frame draw:style-name="annotation" draw:layer="layout" svg:width="2.621cm" svg:height="0.78cm" svg:x="23.694cm" svg:y="16.696cm">
          <draw:text-box>
            <text:p text:style-name="P2">Topmost window instance</text:p>
          </draw:text-box>
        </draw:frame>
        <draw:custom-shape draw:style-name="class_20__28_external_20_module_29_" draw:id="id760" draw:layer="layout" svg:width="2.814cm" svg:height="0.554cm" svg:x="46.995cm" svg:y="51.659cm">
          <text:p text:style-name="P2">SfxUndoManager</text:p>
          <draw:enhanced-geometry svg:viewBox="0 0 21600 21600" draw:type="rectangle" draw:enhanced-path="M 0 0 L 21600 0 21600 21600 0 21600 0 0 Z N"/>
        </draw:custom-shape>
        <draw:connector draw:style-name="data_20_member_20__28_pointer_29_" draw:text-style-name="P2" draw:layer="layout" svg:x1="41.544cm" svg:y1="52.059cm" svg:x2="46.995cm" svg:y2="51.936cm" draw:start-shape="id639" draw:start-glue-point="9" draw:end-shape="id760" draw:end-glue-point="3" svg:d="m41544 52059h2726v-123h2725">
          <text:p text:style-name="P2">GetUndoManager()</text:p>
        </draw:connector>
        <draw:custom-shape draw:style-name="gr1" draw:text-style-name="P1" draw:id="id761" draw:layer="layout" svg:width="2.318cm" svg:height="0.504cm" svg:x="29.723cm" svg:y="23.799cm">
          <text:p text:style-name="P3">ScDrawView</text:p>
          <draw:enhanced-geometry svg:viewBox="0 0 21600 21600" draw:type="rectangle" draw:enhanced-path="M 0 0 L 21600 0 21600 21600 0 21600 0 0 Z N"/>
        </draw:custom-shape>
        <draw:connector draw:style-name="data_20_member_20__28_pointer_29_" draw:text-style-name="P2" draw:layer="layout" svg:x1="22.26cm" svg:y1="23.749cm" svg:x2="29.723cm" svg:y2="24.051cm" draw:start-shape="id621" draw:start-glue-point="9" draw:end-shape="id761" draw:end-glue-point="3" svg:d="m22260 23749h3732v302h3731">
          <text:p text:style-name="P2">pDrawView</text:p>
        </draw:connector>
        <draw:custom-shape draw:style-name="class_20__28_external_20_module_29_" draw:id="id762" draw:layer="layout" svg:width="2.318cm" svg:height="0.504cm" svg:x="29.859cm" svg:y="22.224cm">
          <text:p text:style-name="P2">FmFormView</text:p>
          <draw:enhanced-geometry svg:viewBox="0 0 21600 21600" draw:type="rectangle" draw:enhanced-path="M 0 0 L 21600 0 21600 21600 0 21600 0 0 Z N"/>
        </draw:custom-shape>
        <draw:connector draw:style-name="inheritance_20__28_public_29_" draw:layer="layout" svg:x1="30.882cm" svg:y1="23.799cm" svg:x2="31.018cm" svg:y2="22.728cm" draw:start-shape="id761" draw:start-glue-point="0" draw:end-shape="id762" draw:end-glue-point="2" svg:d="m30882 23799v-535h136v-536">
          <text:p/>
        </draw:connector>
        <draw:rect draw:style-name="class" draw:id="id763" draw:layer="layout" svg:width="3.136cm" svg:height="0.571cm" svg:x="34.403cm" svg:y="18.171cm">
          <draw:glue-point draw:id="4" svg:x="-2.27cm" svg:y="5.008cm"/>
          <draw:glue-point draw:id="5" svg:x="2.273cm" svg:y="5.008cm"/>
          <text:p text:style-name="P2">ScHeaderControl</text:p>
        </draw:rect>
        <draw:connector draw:style-name="inheritance_20__28_public_29_" draw:layer="layout" svg:x1="35.222cm" svg:y1="20.294cm" svg:x2="35.26cm" svg:y2="18.741cm" draw:start-shape="id756" draw:start-glue-point="0" draw:end-shape="id763" draw:end-glue-point="4" svg:d="m35222 20294v-776h38v-777">
          <text:p/>
        </draw:connector>
        <draw:connector draw:style-name="inheritance_20__28_public_29_" draw:layer="layout" svg:x1="37.915cm" svg:y1="21.232cm" svg:x2="36.683cm" svg:y2="18.741cm" draw:start-shape="id757" draw:start-glue-point="0" draw:end-shape="id763" draw:end-glue-point="5" svg:d="m37915 21232v-1245h-1232v-1246">
          <text:p/>
        </draw:connector>
        <draw:rect draw:style-name="class_20__28_external_20_module_29_" draw:id="id764" draw:layer="layout" svg:width="1.695cm" svg:height="0.53cm" svg:x="35.206cm" svg:y="16.953cm">
          <draw:glue-point draw:id="4" svg:x="-2.585cm" svg:y="5cm"/>
          <draw:glue-point draw:id="5" svg:x="2.414cm" svg:y="5cm"/>
          <text:p text:style-name="P2"><text:span text:style-name="T3">Window</text:span></text:p>
        </draw:rect>
        <draw:connector draw:style-name="inheritance_20__28_public_29_" draw:layer="layout" svg:x1="35.971cm" svg:y1="18.171cm" svg:x2="36.053cm" svg:y2="17.483cm" draw:start-shape="id763" draw:start-glue-point="0" draw:end-shape="id764" draw:end-glue-point="2" svg:d="m35971 18171v-344h82v-344">
          <text:p/>
        </draw:connector>
        <draw:custom-shape draw:style-name="class_20__28_external_20_module_29_" draw:id="id765" draw:layer="layout" svg:width="2.487cm" svg:height="0.688cm" svg:x="6.095cm" svg:y="18.553cm">
          <text:p text:style-name="P2">SfxViewShell</text:p>
          <draw:enhanced-geometry svg:viewBox="0 0 21600 21600" draw:type="rectangle" draw:enhanced-path="M 0 0 L 21600 0 21600 21600 0 21600 0 0 Z N"/>
        </draw:custom-shape>
        <draw:connector draw:style-name="inheritance_20__28_public_29_" draw:layer="layout" svg:x1="7.338cm" svg:y1="18.553cm" svg:x2="14.044cm" svg:y2="13.716cm" draw:start-shape="id765" draw:start-glue-point="0" draw:end-shape="id613" draw:end-glue-point="5" svg:d="m7338 18553v-2418h6706v-2419">
          <text:p/>
        </draw:connector>
        <draw:custom-shape draw:style-name="gr1" draw:text-style-name="P1" draw:id="id766" draw:layer="layout" svg:width="2.593cm" svg:height="0.635cm" svg:x="5.933cm" svg:y="20.959cm">
          <text:p text:style-name="P3">ScPreviewShell</text:p>
          <draw:enhanced-geometry svg:viewBox="0 0 21600 21600" draw:type="rectangle" draw:enhanced-path="M 0 0 L 21600 0 21600 21600 0 21600 0 0 Z N"/>
        </draw:custom-shape>
        <draw:connector draw:style-name="inheritance_20__28_public_29_" draw:layer="layout" svg:x1="7.229cm" svg:y1="20.959cm" svg:x2="7.338cm" svg:y2="19.241cm" draw:start-shape="id766" draw:start-glue-point="0" draw:end-shape="id765" draw:end-glue-point="2" svg:d="m7229 20959v-859h109v-859">
          <text:p/>
        </draw:connector>
        <draw:custom-shape draw:style-name="gr1" draw:text-style-name="P1" draw:id="id767" draw:layer="layout" svg:width="1.965cm" svg:height="0.635cm" svg:x="11.557cm" svg:y="20.593cm">
          <text:p text:style-name="P3">ScPreview</text:p>
          <draw:enhanced-geometry svg:viewBox="0 0 21600 21600" draw:type="rectangle" draw:enhanced-path="M 0 0 L 21600 0 21600 21600 0 21600 0 0 Z N"/>
        </draw:custom-shape>
        <draw:connector draw:style-name="data_20_member_20__28_pointer_29_" draw:text-style-name="P2" draw:layer="layout" svg:x1="8.526cm" svg:y1="21.276cm" svg:x2="11.557cm" svg:y2="20.91cm" draw:start-shape="id766" draw:start-glue-point="1" draw:end-shape="id767" draw:end-glue-point="3" svg:d="m8526 21276h1515v-366h1516">
          <text:p text:style-name="P2">GetPreview()</text:p>
        </draw:connector>
        <draw:custom-shape draw:style-name="class_20__28_external_20_module_29_" draw:id="id769" draw:layer="layout" svg:width="2.203cm" svg:height="0.882cm" svg:x="61.735cm" svg:y="71.165cm">
          <text:p text:style-name="P2">SfxModule</text:p>
          <draw:enhanced-geometry svg:viewBox="0 0 21600 21600" draw:type="rectangle" draw:enhanced-path="M 0 0 L 21600 0 21600 21600 0 21600 0 0 Z N"/>
        </draw:custom-shape>
        <draw:custom-shape draw:style-name="gr1" draw:text-style-name="P1" draw:id="id768" draw:layer="layout" svg:width="2.115cm" svg:height="1.292cm" svg:x="60.33cm" svg:y="74.831cm">
          <draw:glue-point draw:id="4" svg:x="4.997cm" svg:y="-2.623cm"/>
          <draw:glue-point draw:id="5" svg:x="4.997cm" svg:y="2.794cm"/>
          <text:p text:style-name="P3">ScModule</text:p>
          <draw:enhanced-geometry svg:viewBox="0 0 21600 21600" draw:type="rectangle" draw:enhanced-path="M 0 0 L 21600 0 21600 21600 0 21600 0 0 Z N"/>
        </draw:custom-shape>
        <draw:connector draw:style-name="inheritance_20__28_public_29_" draw:layer="layout" svg:x1="61.387cm" svg:y1="74.831cm" svg:x2="62.836cm" svg:y2="72.047cm" draw:start-shape="id768" draw:end-shape="id769" draw:end-glue-point="2" svg:d="m61387 74831v-1392h1449v-1392">
          <text:p/>
        </draw:connector>
        <draw:custom-shape draw:style-name="gr1" draw:text-style-name="P1" draw:id="id770" draw:layer="layout" svg:width="1.885cm" svg:height="0.66cm" svg:x="73.147cm" svg:y="74.287cm">
          <text:p text:style-name="P3">ScDocCfg</text:p>
          <draw:enhanced-geometry svg:viewBox="0 0 21600 21600" draw:type="rectangle" draw:enhanced-path="M 0 0 L 21600 0 21600 21600 0 21600 0 0 Z N"/>
        </draw:custom-shape>
        <draw:custom-shape draw:style-name="gr1" draw:text-style-name="P1" draw:id="id771" draw:layer="layout" svg:width="2.923cm" svg:height="1.248cm" svg:x="77.804cm" svg:y="75.229cm">
          <draw:glue-point draw:id="4" svg:x="-5.001cm" svg:y="-2.684cm"/>
          <draw:glue-point draw:id="5" svg:x="-5.001cm" svg:y="2.508cm"/>
          <text:p text:style-name="P3">ScLinkConfigItem</text:p>
          <draw:enhanced-geometry svg:viewBox="0 0 21600 21600" draw:type="rectangle" draw:enhanced-path="M 0 0 L 21600 0 21600 21600 0 21600 0 0 Z N"/>
        </draw:custom-shape>
        <draw:connector draw:style-name="data_20_member_20__28_multiple_29_" draw:layer="layout" svg:x1="75.032cm" svg:y1="74.617cm" svg:x2="77.804cm" svg:y2="75.519cm" draw:start-shape="id770" draw:start-glue-point="1" draw:end-shape="id771" draw:end-glue-point="4" svg:d="m75032 74617h1385v902h1387">
          <text:p/>
        </draw:connector>
        <draw:custom-shape draw:style-name="gr1" draw:text-style-name="P1" draw:id="id773" draw:layer="layout" svg:width="2.332cm" svg:height="1.068cm" svg:x="78.644cm" svg:y="69.196cm">
          <draw:glue-point draw:id="4" svg:x="-5cm" svg:y="-2.574cm"/>
          <draw:glue-point draw:id="5" svg:x="-5cm" svg:y="3.249cm"/>
          <text:p text:style-name="P3">ScDocOptions</text:p>
          <draw:enhanced-geometry svg:viewBox="0 0 21600 21600" draw:type="rectangle" draw:enhanced-path="M 0 0 L 21600 0 21600 21600 0 21600 0 0 Z N"/>
        </draw:custom-shape>
        <draw:custom-shape draw:style-name="gr1" draw:text-style-name="P1" draw:id="id772" draw:layer="layout" svg:width="2.403cm" svg:height="0.636cm" svg:x="67.977cm" svg:y="70.59cm">
          <text:p text:style-name="P3">ScTpCalcItem</text:p>
          <draw:enhanced-geometry svg:viewBox="0 0 21600 21600" draw:type="rectangle" draw:enhanced-path="M 0 0 L 21600 0 21600 21600 0 21600 0 0 Z N"/>
        </draw:custom-shape>
        <draw:connector draw:style-name="data_20_member" draw:text-style-name="P2" draw:layer="layout" svg:x1="70.38cm" svg:y1="70.908cm" svg:x2="78.644cm" svg:y2="70.076cm" draw:start-shape="id772" draw:start-glue-point="1" draw:end-shape="id773" draw:end-glue-point="5" svg:d="m70380 70908h4132v-832h4132">
          <text:p text:style-name="P2">theOptions</text:p>
        </draw:connector>
        <draw:connector draw:style-name="inheritance_20__28_public_29_" draw:layer="layout" svg:x1="74.089cm" svg:y1="74.287cm" svg:x2="79.81cm" svg:y2="70.264cm" draw:start-shape="id770" draw:start-glue-point="0" draw:end-shape="id773" draw:end-glue-point="2" svg:d="m74089 74287v-2011h5721v-2012">
          <text:p/>
        </draw:connector>
        <draw:custom-shape draw:style-name="gr1" draw:text-style-name="P1" draw:id="id774" draw:layer="layout" svg:width="1.767cm" svg:height="0.637cm" svg:x="65.498cm" svg:y="78.164cm">
          <text:p text:style-name="P3">ScAppCfg</text:p>
          <draw:enhanced-geometry svg:viewBox="0 0 21600 21600" draw:type="rectangle" draw:enhanced-path="M 0 0 L 21600 0 21600 21600 0 21600 0 0 Z N"/>
        </draw:custom-shape>
        <draw:custom-shape draw:style-name="gr1" draw:text-style-name="P1" draw:id="id775" draw:layer="layout" svg:width="2.474cm" svg:height="0.707cm" svg:x="64.98cm" svg:y="76.573cm">
          <text:p text:style-name="P3">ScAppOptions</text:p>
          <draw:enhanced-geometry svg:viewBox="0 0 21600 21600" draw:type="rectangle" draw:enhanced-path="M 0 0 L 21600 0 21600 21600 0 21600 0 0 Z N"/>
        </draw:custom-shape>
        <draw:connector draw:style-name="inheritance_20__28_public_29_" draw:layer="layout" svg:x1="66.381cm" svg:y1="78.164cm" svg:x2="66.217cm" svg:y2="77.28cm" draw:start-shape="id774" draw:start-glue-point="0" draw:end-shape="id775" draw:end-glue-point="2" svg:d="m66381 78164v-443h-164v-441">
          <text:p/>
        </draw:connector>
        <draw:connector draw:style-name="data_20_member_20__28_pointer_29_" draw:layer="layout" svg:x1="62.443cm" svg:y1="75.837cm" svg:x2="65.498cm" svg:y2="78.482cm" draw:start-shape="id768" draw:start-glue-point="5" draw:end-shape="id774" draw:end-glue-point="3" svg:d="m62443 75837h1528v2645h1527">
          <text:p/>
        </draw:connector>
        <draw:connector draw:style-name="data_20_member_20__28_pointer_29_" draw:layer="layout" svg:x1="62.443cm" svg:y1="75.139cm" svg:x2="73.147cm" svg:y2="74.617cm" draw:start-shape="id768" draw:start-glue-point="4" draw:end-shape="id770" draw:end-glue-point="3" svg:d="m62443 75139h5352v-522h5352">
          <text:p/>
        </draw:connector>
        <draw:custom-shape draw:style-name="gr3" draw:id="id777" draw:layer="layout" svg:width="2.663cm" svg:height="0.613cm" svg:x="74.132cm" svg:y="68.646cm">
          <text:p text:style-name="P2">ScViewOptions</text:p>
          <draw:enhanced-geometry svg:viewBox="0 0 21600 21600" draw:type="rectangle" draw:enhanced-path="M 0 0 L 21600 0 21600 21600 0 21600 0 0 Z N"/>
        </draw:custom-shape>
        <draw:custom-shape draw:style-name="gr1" draw:text-style-name="P1" draw:id="id776" draw:layer="layout" svg:width="2.38cm" svg:height="0.612cm" svg:x="69.764cm" svg:y="69.138cm">
          <text:p text:style-name="P3">ScTpViewItem</text:p>
          <draw:enhanced-geometry svg:viewBox="0 0 21600 21600" draw:type="rectangle" draw:enhanced-path="M 0 0 L 21600 0 21600 21600 0 21600 0 0 Z N"/>
        </draw:custom-shape>
        <draw:connector draw:style-name="data_20_member" draw:text-style-name="P2" draw:layer="layout" svg:x1="72.144cm" svg:y1="69.444cm" svg:x2="74.132cm" svg:y2="68.952cm" draw:start-shape="id776" draw:start-glue-point="1" draw:end-shape="id777" draw:end-glue-point="3" svg:d="m72144 69444h994v-492h994">
          <text:p text:style-name="P2">theOptions</text:p>
        </draw:connector>
        <draw:custom-shape draw:style-name="class_20__28_external_20_module_29_" draw:id="id778" draw:layer="layout" svg:width="3.068cm" svg:height="0.612cm" svg:x="66.572cm" svg:y="66.902cm">
          <draw:glue-point draw:id="4" svg:x="-2.113cm" svg:y="5cm"/>
          <draw:glue-point draw:id="5" svg:x="2.215cm" svg:y="5cm"/>
          <text:p text:style-name="P2">SfxPoolItem</text:p>
          <draw:enhanced-geometry svg:viewBox="0 0 21600 21600" draw:type="rectangle" draw:enhanced-path="M 0 0 L 21600 0 21600 21600 0 21600 0 0 Z N"/>
        </draw:custom-shape>
        <draw:connector draw:style-name="inheritance_20__28_public_29_" draw:layer="layout" svg:x1="69.178cm" svg:y1="70.59cm" svg:x2="68.106cm" svg:y2="67.514cm" draw:start-shape="id772" draw:start-glue-point="0" draw:end-shape="id778" draw:end-glue-point="2" svg:d="m69178 70590v-1538h-1072v-1538">
          <text:p/>
        </draw:connector>
        <draw:connector draw:style-name="inheritance_20__28_public_29_" draw:layer="layout" svg:x1="70.954cm" svg:y1="69.138cm" svg:x2="68.785cm" svg:y2="67.514cm" draw:start-shape="id776" draw:start-glue-point="0" draw:end-shape="id778" draw:end-glue-point="5" svg:d="m70954 69138v-812h-2169v-812">
          <text:p/>
        </draw:connector>
        <draw:custom-shape draw:style-name="gr1" draw:text-style-name="P1" draw:id="id779" draw:layer="layout" svg:width="2.487cm" svg:height="0.555cm" svg:x="63.859cm" svg:y="69.181cm">
          <text:p text:style-name="P3">ScTpPrintItem</text:p>
          <draw:enhanced-geometry svg:viewBox="0 0 21600 21600" draw:type="rectangle" draw:enhanced-path="M 0 0 L 21600 0 21600 21600 0 21600 0 0 Z N"/>
        </draw:custom-shape>
        <draw:connector draw:style-name="inheritance_20__28_public_29_" draw:layer="layout" svg:x1="65.102cm" svg:y1="69.181cm" svg:x2="67.458cm" svg:y2="67.514cm" draw:start-shape="id779" draw:start-glue-point="0" draw:end-shape="id778" draw:end-glue-point="4" svg:d="m65102 69181v-834h2356v-833">
          <text:p/>
        </draw:connector>
        <draw:custom-shape draw:style-name="gr1" draw:text-style-name="P1" draw:id="id780" draw:layer="layout" svg:width="2.487cm" svg:height="0.555cm" svg:x="67.405cm" svg:y="71.67cm">
          <text:p text:style-name="P3">ScPrintOptions</text:p>
          <draw:enhanced-geometry svg:viewBox="0 0 21600 21600" draw:type="rectangle" draw:enhanced-path="M 0 0 L 21600 0 21600 21600 0 21600 0 0 Z N"/>
        </draw:custom-shape>
        <draw:connector draw:style-name="data_20_member" draw:text-style-name="P2" draw:layer="layout" svg:x1="66.346cm" svg:y1="69.458cm" svg:x2="67.405cm" svg:y2="71.947cm" draw:start-shape="id779" draw:start-glue-point="1" draw:end-shape="id780" draw:end-glue-point="3" svg:d="m66346 69458h529v2489h530">
          <text:p text:style-name="P2">theOptions</text:p>
        </draw:connector>
        <draw:custom-shape draw:style-name="gr1" draw:text-style-name="P1" draw:id="id781" draw:layer="layout" svg:width="1.93cm" svg:height="0.555cm" svg:x="67.644cm" svg:y="73.813cm">
          <text:p text:style-name="P3">ScPrintCfg</text:p>
          <draw:enhanced-geometry svg:viewBox="0 0 21600 21600" draw:type="rectangle" draw:enhanced-path="M 0 0 L 21600 0 21600 21600 0 21600 0 0 Z N"/>
        </draw:custom-shape>
        <draw:connector draw:style-name="inheritance_20__28_public_29_" draw:layer="layout" svg:x1="68.609cm" svg:y1="73.813cm" svg:x2="68.648cm" svg:y2="72.225cm" draw:start-shape="id781" draw:start-glue-point="0" draw:end-shape="id780" draw:end-glue-point="2" svg:d="m68609 73813v-795h39v-793">
          <text:p/>
        </draw:connector>
        <draw:rect draw:style-name="class" draw:text-style-name="P6" draw:id="id785" draw:layer="layout" svg:width="3.21cm" svg:height="0.571cm" svg:x="135.348cm" svg:y="86.018cm">
          <text:p text:style-name="P2"><text:span text:style-name="T3">ScEmptyCellToken</text:span></text:p>
        </draw:rect>
        <draw:rect draw:style-name="class" draw:text-style-name="P6" draw:id="id787" draw:layer="layout" svg:width="3.21cm" svg:height="0.571cm" svg:x="138.793cm" svg:y="86.066cm">
          <text:p text:style-name="P2"><text:span text:style-name="T3">ScHybridCellToken</text:span></text:p>
        </draw:rect>
        <draw:rect draw:style-name="class" draw:text-style-name="P6" draw:id="id789" draw:layer="layout" svg:width="4.018cm" svg:height="0.622cm" svg:x="142.385cm" svg:y="85.757cm">
          <text:p text:style-name="P2"><text:span text:style-name="T3">ScMatrixCellResultToken</text:span></text:p>
        </draw:rect>
        <draw:rect draw:style-name="class" draw:text-style-name="P6" draw:id="id792" draw:layer="layout" svg:width="2.592cm" svg:height="0.541cm" svg:x="150.85cm" svg:y="83.64cm">
          <text:p text:style-name="P2"><text:span text:style-name="T3">ScRefListToken</text:span></text:p>
        </draw:rect>
        <draw:rect draw:style-name="class" draw:text-style-name="P6" draw:id="id794" draw:layer="layout" svg:width="2.473cm" svg:height="0.62cm" svg:x="154.725cm" svg:y="83.663cm">
          <text:p text:style-name="P2"><text:span text:style-name="T3">ScStringToken</text:span></text:p>
        </draw:rect>
        <draw:connector draw:style-name="inheritance_20__28_public_29_" draw:layer="layout" svg:x1="133.353cm" svg:y1="84.237cm" svg:x2="137.848cm" svg:y2="79.812cm" draw:start-shape="id782" draw:start-glue-point="0" draw:end-shape="id783" draw:end-glue-point="14" svg:d="m133353 84237v-2212h4495v-2213">
          <text:p/>
        </draw:connector>
        <draw:connector draw:style-name="inheritance_20__28_public_29_" draw:layer="layout" svg:x1="135.225cm" svg:y1="85.21cm" svg:x2="138.894cm" svg:y2="79.812cm" draw:start-shape="id784" draw:start-glue-point="0" draw:end-shape="id783" draw:end-glue-point="4" svg:d="m135225 85210v-2698h3669v-2700">
          <text:p/>
        </draw:connector>
        <draw:connector draw:style-name="inheritance_20__28_public_29_" draw:layer="layout" svg:x1="136.953cm" svg:y1="86.018cm" svg:x2="139.668cm" svg:y2="79.812cm" draw:start-shape="id785" draw:start-glue-point="0" draw:end-shape="id783" draw:end-glue-point="15" svg:d="m136953 86018v-3102h2715v-3104">
          <text:p/>
        </draw:connector>
        <draw:connector draw:style-name="inheritance_20__28_public_29_" draw:layer="layout" draw:line-skew="0.781cm" svg:x1="138.596cm" svg:y1="85.168cm" svg:x2="140.769cm" svg:y2="79.812cm" draw:start-shape="id786" draw:start-glue-point="0" draw:end-shape="id783" draw:end-glue-point="5" svg:d="m138596 85168v-1896h2173v-3460">
          <text:p/>
        </draw:connector>
        <draw:connector draw:style-name="inheritance_20__28_public_29_" draw:layer="layout" svg:x1="140.398cm" svg:y1="86.066cm" svg:x2="141.482cm" svg:y2="79.812cm" draw:start-shape="id787" draw:start-glue-point="0" draw:end-shape="id783" draw:end-glue-point="18" svg:d="m140398 86066v-3126h1084v-3128">
          <text:p/>
        </draw:connector>
        <draw:connector draw:style-name="inheritance_20__28_public_29_" draw:layer="layout" svg:x1="142.333cm" svg:y1="84.939cm" svg:x2="142.226cm" svg:y2="79.812cm" draw:start-shape="id788" draw:start-glue-point="0" draw:end-shape="id783" draw:end-glue-point="6" svg:d="m142333 84939v-2563h-107v-2564">
          <text:p/>
        </draw:connector>
        <draw:connector draw:style-name="inheritance_20__28_public_29_" draw:layer="layout" svg:x1="144.394cm" svg:y1="85.757cm" svg:x2="142.957cm" svg:y2="79.812cm" draw:start-shape="id789" draw:start-glue-point="0" draw:end-shape="id783" draw:end-glue-point="16" svg:d="m144394 85757v-2972h-1437v-2973">
          <text:p/>
        </draw:connector>
        <draw:connector draw:style-name="inheritance_20__28_public_29_" draw:layer="layout" svg:x1="145.983cm" svg:y1="84.589cm" svg:x2="143.717cm" svg:y2="79.812cm" draw:start-shape="id790" draw:start-glue-point="0" draw:end-shape="id783" draw:end-glue-point="17" svg:d="m145983 84589v-2388h-2266v-2389">
          <text:p/>
        </draw:connector>
        <draw:connector draw:style-name="inheritance_20__28_public_29_" draw:layer="layout" svg:x1="150.54cm" svg:y1="85.691cm" svg:x2="146.506cm" svg:y2="79.812cm" draw:start-shape="id791" draw:start-glue-point="0" draw:end-shape="id783" draw:end-glue-point="8" svg:d="m150540 85691v-2939h-4034v-2940">
          <text:p/>
        </draw:connector>
        <draw:connector draw:style-name="inheritance_20__28_public_29_" draw:layer="layout" svg:x1="152.146cm" svg:y1="83.64cm" svg:x2="147.934cm" svg:y2="79.812cm" draw:start-shape="id792" draw:start-glue-point="0" draw:end-shape="id783" draw:end-glue-point="10" svg:d="m152146 83640v-1913h-4212v-1915">
          <text:p/>
        </draw:connector>
        <draw:connector draw:style-name="inheritance_20__28_public_29_" draw:layer="layout" svg:x1="154.059cm" svg:y1="84.684cm" svg:x2="148.633cm" svg:y2="79.812cm" draw:start-shape="id793" draw:start-glue-point="0" draw:end-shape="id783" draw:end-glue-point="11" svg:d="m154059 84684v-2435h-5426v-2437">
          <text:p/>
        </draw:connector>
        <draw:connector draw:style-name="inheritance_20__28_public_29_" draw:layer="layout" svg:x1="155.961cm" svg:y1="83.663cm" svg:x2="150.621cm" svg:y2="79.812cm" draw:start-shape="id794" draw:start-glue-point="0" draw:end-shape="id783" draw:end-glue-point="13" svg:d="m155961 83663v-1925h-5340v-1926">
          <text:p/>
        </draw:connector>
        <draw:rect draw:style-name="class" draw:text-style-name="P6" draw:id="id795" draw:layer="layout" svg:width="2.164cm" svg:height="0.571cm" svg:x="138.224cm" svg:y="89.159cm">
          <draw:glue-point draw:id="4" svg:x="-2.255cm" svg:y="5.008cm"/>
          <draw:glue-point draw:id="5" svg:x="2.139cm" svg:y="5.008cm"/>
          <text:p text:style-name="P2"><text:span text:style-name="T3">ScByteToken</text:span></text:p>
        </draw:rect>
        <draw:rect draw:style-name="class" draw:text-style-name="P6" draw:id="id796" draw:layer="layout" svg:width="3.518cm" svg:height="0.571cm" svg:x="142.719cm" svg:y="90.275cm">
          <text:p text:style-name="P2"><text:span text:style-name="T3">ScDoubleRefOpToken</text:span></text:p>
        </draw:rect>
        <draw:rect draw:style-name="class" draw:text-style-name="P6" draw:id="id797" draw:layer="layout" svg:width="2.711cm" svg:height="0.571cm" svg:x="144.763cm" svg:y="88.801cm">
          <text:p text:style-name="P2"><text:span text:style-name="T3">ScExternalToken</text:span></text:p>
        </draw:rect>
        <draw:rect draw:style-name="class" draw:text-style-name="P6" draw:id="id798" draw:layer="layout" svg:width="2.711cm" svg:height="0.571cm" svg:x="146.523cm" svg:y="89.895cm">
          <text:p text:style-name="P2"><text:span text:style-name="T3">ScIndexToken</text:span></text:p>
        </draw:rect>
        <draw:rect draw:style-name="class" draw:text-style-name="P6" draw:id="id799" draw:layer="layout" svg:width="2.545cm" svg:height="0.571cm" svg:x="148.424cm" svg:y="88.705cm">
          <text:p text:style-name="P2"><text:span text:style-name="T3">ScJumpToken</text:span></text:p>
        </draw:rect>
        <draw:rect draw:style-name="class" draw:text-style-name="P6" draw:id="id800" draw:layer="layout" svg:width="2.545cm" svg:height="0.571cm" svg:x="150.47cm" svg:y="89.824cm">
          <text:p text:style-name="P2"><text:span text:style-name="T3">ScMissingToken</text:span></text:p>
        </draw:rect>
        <draw:rect draw:style-name="class" draw:text-style-name="P6" draw:id="id801" draw:layer="layout" svg:width="3.377cm" svg:height="0.571cm" svg:x="152.943cm" svg:y="89.063cm">
          <text:p text:style-name="P2"><text:span text:style-name="T3">ScSingleRefOpToken</text:span></text:p>
        </draw:rect>
        <draw:rect draw:style-name="class" draw:text-style-name="P6" draw:id="id802" draw:layer="layout" svg:width="3.044cm" svg:height="0.571cm" svg:x="155.298cm" svg:y="89.919cm">
          <text:p text:style-name="P2"><text:span text:style-name="T3">ScUnknownToken</text:span></text:p>
        </draw:rect>
        <draw:connector draw:style-name="inheritance_20__28_public_29_" draw:layer="layout" svg:x1="139.306cm" svg:y1="89.159cm" svg:x2="148.544cm" svg:y2="86.231cm" draw:start-shape="id795" draw:start-glue-point="0" draw:end-shape="id791" draw:end-glue-point="4" svg:d="m139306 89159v-1463h9238v-1465">
          <text:p/>
        </draw:connector>
        <draw:connector draw:style-name="inheritance_20__28_public_29_" draw:layer="layout" svg:x1="144.478cm" svg:y1="90.275cm" svg:x2="149.067cm" svg:y2="86.231cm" draw:start-shape="id796" draw:start-glue-point="0" draw:end-shape="id791" draw:end-glue-point="5" svg:d="m144478 90275v-2021h4589v-2023">
          <text:p/>
        </draw:connector>
        <draw:connector draw:style-name="inheritance_20__28_public_29_" draw:layer="layout" svg:x1="146.118cm" svg:y1="88.801cm" svg:x2="149.638cm" svg:y2="86.231cm" draw:start-shape="id797" draw:start-glue-point="0" draw:end-shape="id791" draw:end-glue-point="6" svg:d="m146118 88801v-1284h3520v-1286">
          <text:p/>
        </draw:connector>
        <draw:connector draw:style-name="inheritance_20__28_public_29_" draw:layer="layout" svg:x1="147.878cm" svg:y1="89.895cm" svg:x2="150.137cm" svg:y2="86.231cm" draw:start-shape="id798" draw:start-glue-point="0" draw:end-shape="id791" draw:end-glue-point="7" svg:d="m147878 89895v-1831h2259v-1833">
          <text:p/>
        </draw:connector>
        <draw:connector draw:style-name="inheritance_20__28_public_29_" draw:layer="layout" svg:x1="149.696cm" svg:y1="88.705cm" svg:x2="150.944cm" svg:y2="86.231cm" draw:start-shape="id799" draw:start-glue-point="0" draw:end-shape="id791" draw:end-glue-point="8" svg:d="m149696 88705v-1236h1248v-1238">
          <text:p/>
        </draw:connector>
        <draw:connector draw:style-name="inheritance_20__28_public_29_" draw:layer="layout" svg:x1="151.742cm" svg:y1="89.824cm" svg:x2="151.562cm" svg:y2="86.231cm" draw:start-shape="id800" draw:start-glue-point="0" draw:end-shape="id791" draw:end-glue-point="9" svg:d="m151742 89824v-1796h-180v-1797">
          <text:p/>
        </draw:connector>
        <draw:connector draw:style-name="inheritance_20__28_public_29_" draw:layer="layout" svg:x1="154.631cm" svg:y1="89.063cm" svg:x2="152.133cm" svg:y2="86.231cm" draw:start-shape="id801" draw:start-glue-point="0" draw:end-shape="id791" draw:end-glue-point="10" svg:d="m154631 89063v-1415h-2498v-1417">
          <text:p/>
        </draw:connector>
        <draw:connector draw:style-name="inheritance_20__28_public_29_" draw:layer="layout" svg:x1="156.82cm" svg:y1="89.919cm" svg:x2="152.632cm" svg:y2="86.231cm" draw:start-shape="id802" draw:start-glue-point="0" draw:end-shape="id791" draw:end-glue-point="11" svg:d="m156820 89919v-1843h-4188v-1845">
          <text:p/>
        </draw:connector>
        <draw:custom-shape draw:style-name="gr3" draw:id="id803" draw:layer="layout" svg:width="4.494cm" svg:height="0.618cm" svg:x="134.252cm" svg:y="87.777cm">
          <text:p text:style-name="P2">ScMatrixFormulaCellToken</text:p>
          <draw:enhanced-geometry svg:viewBox="0 0 21600 21600" draw:type="rectangle" draw:enhanced-path="M 0 0 L 21600 0 21600 21600 0 21600 0 0 Z N"/>
        </draw:custom-shape>
        <draw:connector draw:style-name="inheritance_20__28_public_29_" draw:layer="layout" svg:x1="136.499cm" svg:y1="87.777cm" svg:x2="144.394cm" svg:y2="86.379cm" draw:start-shape="id803" draw:start-glue-point="0" draw:end-shape="id789" draw:end-glue-point="2" svg:d="m136499 87777v-699h7895v-699">
          <text:p/>
        </draw:connector>
        <draw:rect draw:style-name="class" draw:text-style-name="P6" draw:id="id804" draw:layer="layout" svg:width="2.734cm" svg:height="0.571cm" svg:x="136.251cm" svg:y="90.489cm">
          <text:p text:style-name="P2"><text:span text:style-name="T3">ScStringOpToken</text:span></text:p>
        </draw:rect>
        <draw:rect draw:style-name="class" draw:text-style-name="P6" draw:id="id805" draw:layer="layout" svg:width="2.259cm" svg:height="0.571cm" svg:x="139.604cm" svg:y="90.559cm">
          <text:p text:style-name="P2"><text:span text:style-name="T3">ScFAPToken</text:span></text:p>
        </draw:rect>
        <draw:connector draw:style-name="inheritance_20__28_public_29_" draw:layer="layout" svg:x1="137.618cm" svg:y1="90.489cm" svg:x2="138.819cm" svg:y2="89.729cm" draw:start-shape="id804" draw:start-glue-point="0" draw:end-shape="id795" draw:end-glue-point="4" svg:d="m137618 90489v-379h1201v-381">
          <text:p/>
        </draw:connector>
        <draw:connector draw:style-name="inheritance_20__28_public_29_" draw:layer="layout" svg:x1="140.733cm" svg:y1="90.559cm" svg:x2="139.768cm" svg:y2="89.729cm" draw:start-shape="id805" draw:start-glue-point="0" draw:end-shape="id795" draw:end-glue-point="5" svg:d="m140733 90559v-414h-965v-416">
          <text:p/>
        </draw:connector>
        <draw:custom-shape draw:style-name="gr1" draw:text-style-name="P1" draw:id="id806" draw:layer="layout" svg:width="2.981cm" svg:height="1.245cm" svg:x="23.542cm" svg:y="14.517cm">
          <draw:glue-point draw:id="4" svg:x="-5.001cm" svg:y="-2.497cm"/>
          <draw:glue-point draw:id="5" svg:x="-5.001cm" svg:y="2.497cm"/>
          <text:p text:style-name="P3">ScPageBreakData</text:p>
          <draw:enhanced-geometry svg:viewBox="0 0 21600 21600" draw:type="rectangle" draw:enhanced-path="M 0 0 L 21600 0 21600 21600 0 21600 0 0 Z N"/>
        </draw:custom-shape>
        <draw:connector draw:style-name="data_20_member_20__28_pointer_29_" draw:layer="layout" svg:x1="22.26cm" svg:y1="18.484cm" svg:x2="23.542cm" svg:y2="15.449cm" draw:start-shape="id621" draw:start-glue-point="15" draw:end-shape="id806" draw:end-glue-point="5" svg:d="m22260 18484h641v-3035h641">
          <text:p/>
        </draw:connector>
        <draw:custom-shape draw:style-name="gr1" draw:text-style-name="P1" draw:id="id807" draw:layer="layout" svg:width="2.281cm" svg:height="1.607cm" svg:x="19.681cm" svg:y="14.802cm">
          <draw:glue-point draw:id="4" svg:x="4.997cm" svg:y="2.426cm"/>
          <draw:glue-point draw:id="5" svg:x="4.997cm" svg:y="-2.576cm"/>
          <text:p text:style-name="P3">ScPrintFunc</text:p>
          <draw:enhanced-geometry svg:viewBox="0 0 21600 21600" draw:type="rectangle" draw:enhanced-path="M 0 0 L 21600 0 21600 21600 0 21600 0 0 Z N"/>
        </draw:custom-shape>
        <draw:connector draw:style-name="data_20_member_20__28_pointer_29_" draw:layer="layout" svg:x1="21.96cm" svg:y1="15.192cm" svg:x2="23.542cm" svg:y2="14.829cm" draw:start-shape="id807" draw:start-glue-point="5" draw:end-shape="id806" draw:end-glue-point="4" svg:d="m21960 15192h791v-363h791">
          <text:p/>
        </draw:connector>
        <draw:frame draw:style-name="gr27" draw:text-style-name="P2" draw:layer="layout" svg:width="8.008cm" svg:height="1.555cm" svg:x="108.972cm" svg:y="67.08cm">
          <draw:text-box>
            <text:p text:style-name="P2"><text:span text:style-name="T1">ScPatternAttr</text:span> stores all attributes of an individual cell or cell range, such as the cell number format, borders etc.</text:p>
          </draw:text-box>
        </draw:frame>
        <draw:custom-shape draw:style-name="gr3" draw:id="id808" draw:layer="layout" svg:width="2.98cm" svg:height="0.518cm" svg:x="91.555cm" svg:y="44.972cm">
          <text:p>ScChartListener</text:p>
          <draw:enhanced-geometry svg:viewBox="0 0 21600 21600" draw:type="rectangle" draw:enhanced-path="M 0 0 L 21600 0 21600 21600 0 21600 0 0 Z N"/>
        </draw:custom-shape>
        <draw:connector draw:style-name="data_20_member_20__28_multiple_20_pointers_29_" draw:layer="layout" svg:x1="88.842cm" svg:y1="44.944cm" svg:x2="91.555cm" svg:y2="45.231cm" draw:start-shape="id661" draw:start-glue-point="1" draw:end-shape="id808" draw:end-glue-point="3" svg:d="m88842 44944h1356v287h1357">
          <text:p/>
        </draw:connector>
        <draw:custom-shape draw:style-name="gr1" draw:text-style-name="P1" draw:id="id809" draw:layer="layout" svg:width="2.1cm" svg:height="0.596cm" svg:x="96.038cm" svg:y="45.023cm">
          <text:p text:style-name="P1">ScRangeList</text:p>
          <draw:enhanced-geometry svg:viewBox="0 0 21600 21600" draw:type="rectangle" draw:enhanced-path="M 0 0 L 21600 0 21600 21600 0 21600 0 0 Z N"/>
        </draw:custom-shape>
        <draw:connector draw:style-name="data_20_member_20__28_pointer_29_" draw:layer="layout" svg:x1="94.535cm" svg:y1="45.231cm" svg:x2="96.038cm" svg:y2="45.321cm" draw:start-shape="id808" draw:start-glue-point="1" draw:end-shape="id809" draw:end-glue-point="3" svg:d="m94535 45231h752v90h751">
          <text:p/>
        </draw:connector>
        <draw:g>
          <draw:custom-shape draw:style-name="gr1" draw:text-style-name="P1" draw:layer="layout" svg:width="3.68cm" svg:height="0.7cm" svg:x="46.613cm" svg:y="79.414cm">
            <text:p text:style-name="P1">ScSizeDeviceProvider</text:p>
            <draw:enhanced-geometry svg:viewBox="0 0 21600 21600" draw:type="rectangle" draw:enhanced-path="M 0 0 L 21600 0 21600 21600 0 21600 0 0 Z N"/>
          </draw:custom-shape>
          <draw:frame draw:style-name="annotation" draw:layer="layout" svg:width="8.527cm" svg:height="1.603cm" svg:x="46.431cm" svg:y="77.424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1" draw:id="id810" draw:layer="layout" svg:width="2.773cm" svg:height="0.648cm" svg:x="114.259cm" svg:y="54.527cm">
          <text:p text:style-name="P3">ScChangeTrack</text:p>
          <draw:enhanced-geometry svg:viewBox="0 0 21600 21600" draw:type="rectangle" draw:enhanced-path="M 0 0 L 21600 0 21600 21600 0 21600 0 0 Z N"/>
        </draw:custom-shape>
        <draw:custom-shape draw:style-name="class_20__28_external_20_module_29_" draw:id="id811" draw:layer="layout" svg:width="2.306cm" svg:height="0.648cm" svg:x="115.167cm" svg:y="52.402cm">
          <text:p text:style-name="P2">SfxListener</text:p>
          <draw:enhanced-geometry svg:viewBox="0 0 21600 21600" draw:type="rectangle" draw:enhanced-path="M 0 0 L 21600 0 21600 21600 0 21600 0 0 Z N"/>
        </draw:custom-shape>
        <draw:connector draw:style-name="inheritance_20__28_public_29_" draw:layer="layout" svg:x1="115.645cm" svg:y1="54.527cm" svg:x2="116.32cm" svg:y2="53.05cm" draw:start-shape="id810" draw:end-shape="id811" draw:end-glue-point="2" svg:d="m115645 54527v-738h675v-739">
          <text:p/>
        </draw:connector>
        <draw:connector draw:style-name="data_20_member_20__28_pointer_29_" draw:layer="layout" svg:x1="81.729cm" svg:y1="52.816cm" svg:x2="114.259cm" svg:y2="54.851cm" draw:start-shape="id629" draw:start-glue-point="13" draw:end-shape="id810" draw:end-glue-point="3" svg:d="m81729 52816h16265v2035h16265">
          <text:p/>
        </draw:connector>
        <draw:custom-shape draw:style-name="gr1" draw:text-style-name="P1" draw:id="id812" draw:layer="layout" svg:width="4.069cm" svg:height="0.674cm" svg:x="113.663cm" svg:y="58.806cm">
          <text:p text:style-name="P3">ScChangeActionContent</text:p>
          <draw:enhanced-geometry svg:viewBox="0 0 21600 21600" draw:type="rectangle" draw:enhanced-path="M 0 0 L 21600 0 21600 21600 0 21600 0 0 Z N"/>
        </draw:custom-shape>
        <draw:custom-shape draw:style-name="gr1" draw:text-style-name="P1" draw:id="id813" draw:layer="layout" svg:width="4.379cm" svg:height="0.674cm" svg:x="118.302cm" svg:y="55.696cm">
          <draw:glue-point draw:id="4" svg:x="-3.404cm" svg:y="5cm"/>
          <draw:glue-point draw:id="5" svg:x="-1.509cm" svg:y="5cm"/>
          <draw:glue-point draw:id="6" svg:x="1.744cm" svg:y="5cm"/>
          <draw:glue-point draw:id="7" svg:x="3.402cm" svg:y="5cm"/>
          <text:p text:style-name="P3">ScChangeAction</text:p>
          <draw:enhanced-geometry svg:viewBox="0 0 21600 21600" draw:type="rectangle" draw:enhanced-path="M 0 0 L 21600 0 21600 21600 0 21600 0 0 Z N"/>
        </draw:custom-shape>
        <draw:custom-shape draw:style-name="gr1" draw:text-style-name="P1" draw:id="id814" draw:layer="layout" svg:width="3.29cm" svg:height="0.674cm" svg:x="116.41cm" svg:y="59.895cm">
          <text:p text:style-name="P3">ScChangeActionDel</text:p>
          <draw:enhanced-geometry svg:viewBox="0 0 21600 21600" draw:type="rectangle" draw:enhanced-path="M 0 0 L 21600 0 21600 21600 0 21600 0 0 Z N"/>
        </draw:custom-shape>
        <draw:custom-shape draw:style-name="gr1" draw:text-style-name="P1" draw:id="id815" draw:layer="layout" svg:width="3.29cm" svg:height="0.674cm" svg:x="118.56cm" svg:y="58.857cm">
          <text:p text:style-name="P3">ScChangeActionIns</text:p>
          <draw:enhanced-geometry svg:viewBox="0 0 21600 21600" draw:type="rectangle" draw:enhanced-path="M 0 0 L 21600 0 21600 21600 0 21600 0 0 Z N"/>
        </draw:custom-shape>
        <draw:custom-shape draw:style-name="gr1" draw:text-style-name="P1" draw:id="id816" draw:layer="layout" svg:width="3.707cm" svg:height="0.674cm" svg:x="120.349cm" svg:y="59.972cm">
          <text:p text:style-name="P3">ScChangeActionMove</text:p>
          <draw:enhanced-geometry svg:viewBox="0 0 21600 21600" draw:type="rectangle" draw:enhanced-path="M 0 0 L 21600 0 21600 21600 0 21600 0 0 Z N"/>
        </draw:custom-shape>
        <draw:custom-shape draw:style-name="gr1" draw:text-style-name="P1" draw:id="id817" draw:layer="layout" svg:width="3.629cm" svg:height="0.674cm" svg:x="122.551cm" svg:y="58.831cm">
          <text:p text:style-name="P3">ScChangeActionReject</text:p>
          <draw:enhanced-geometry svg:viewBox="0 0 21600 21600" draw:type="rectangle" draw:enhanced-path="M 0 0 L 21600 0 21600 21600 0 21600 0 0 Z N"/>
        </draw:custom-shape>
        <draw:connector draw:style-name="inheritance_20__28_public_29_" draw:layer="layout" svg:x1="115.697cm" svg:y1="58.806cm" svg:x2="119.001cm" svg:y2="56.37cm" draw:start-shape="id812" draw:start-glue-point="0" draw:end-shape="id813" draw:end-glue-point="4" svg:d="m115697 58806v-1218h3304v-1218">
          <text:p/>
        </draw:connector>
        <draw:connector draw:style-name="inheritance_20__28_public_29_" draw:layer="layout" svg:x1="118.055cm" svg:y1="59.895cm" svg:x2="119.831cm" svg:y2="56.37cm" draw:start-shape="id814" draw:start-glue-point="0" draw:end-shape="id813" draw:end-glue-point="5" svg:d="m118055 59895v-1762h1776v-1763">
          <text:p/>
        </draw:connector>
        <draw:connector draw:style-name="inheritance_20__28_public_29_" draw:layer="layout" svg:x1="120.205cm" svg:y1="58.857cm" svg:x2="120.491cm" svg:y2="56.37cm" draw:start-shape="id815" draw:start-glue-point="0" draw:end-shape="id813" draw:end-glue-point="2" svg:d="m120205 58857v-1243h286v-1244">
          <text:p/>
        </draw:connector>
        <draw:connector draw:style-name="inheritance_20__28_public_29_" draw:layer="layout" svg:x1="122.202cm" svg:y1="59.972cm" svg:x2="121.254cm" svg:y2="56.37cm" draw:start-shape="id816" draw:start-glue-point="0" draw:end-shape="id813" draw:end-glue-point="6" svg:d="m122202 59972v-1801h-948v-1801">
          <text:p/>
        </draw:connector>
        <draw:connector draw:style-name="inheritance_20__28_public_29_" draw:layer="layout" svg:x1="124.365cm" svg:y1="58.831cm" svg:x2="121.98cm" svg:y2="56.37cm" draw:start-shape="id817" draw:start-glue-point="0" draw:end-shape="id813" draw:end-glue-point="7" svg:d="m124365 58831v-1230h-2385v-1231">
          <text:p/>
        </draw:connector>
        <draw:custom-shape draw:style-name="gr1" draw:text-style-name="P1" draw:layer="layout" svg:width="3.55cm" svg:height="0.648cm" svg:x="118.354cm" svg:y="53.88cm">
          <text:p text:style-name="P3">ScChangeActionTable</text:p>
          <draw:enhanced-geometry svg:viewBox="0 0 21600 21600" draw:type="rectangle" draw:enhanced-path="M 0 0 L 21600 0 21600 21600 0 21600 0 0 Z N"/>
        </draw:custom-shape>
        <draw:custom-shape draw:style-name="gr1" draw:text-style-name="P1" draw:id="id819" draw:layer="layout" svg:width="2.125cm" svg:height="0.933cm" svg:x="50.16cm" svg:y="60.9cm">
          <draw:glue-point draw:id="4" svg:x="-2.188cm" svg:y="4.992cm"/>
          <draw:glue-point draw:id="5" svg:x="2.08cm" svg:y="4.992cm"/>
          <draw:glue-point draw:id="6" svg:x="4.997cm" svg:y="-2.497cm"/>
          <text:p text:style-name="P1">ScEEImport</text:p>
          <draw:enhanced-geometry svg:viewBox="0 0 21600 21600" draw:type="rectangle" draw:enhanced-path="M 0 0 L 21600 0 21600 21600 0 21600 0 0 Z N"/>
        </draw:custom-shape>
        <draw:custom-shape draw:style-name="gr1" draw:text-style-name="P1" draw:id="id818" draw:layer="layout" svg:width="2.54cm" svg:height="0.622cm" svg:x="49.021cm" svg:y="65.877cm">
          <text:p text:style-name="P1">ScHTMLImport</text:p>
          <draw:enhanced-geometry svg:viewBox="0 0 21600 21600" draw:type="rectangle" draw:enhanced-path="M 0 0 L 21600 0 21600 21600 0 21600 0 0 Z N"/>
        </draw:custom-shape>
        <draw:custom-shape draw:style-name="gr1" draw:text-style-name="P1" draw:id="id820" draw:layer="layout" svg:width="2.54cm" svg:height="0.622cm" svg:x="51.223cm" svg:y="64.191cm">
          <text:p text:style-name="P1">ScRTFImport</text:p>
          <draw:enhanced-geometry svg:viewBox="0 0 21600 21600" draw:type="rectangle" draw:enhanced-path="M 0 0 L 21600 0 21600 21600 0 21600 0 0 Z N"/>
        </draw:custom-shape>
        <draw:connector draw:style-name="inheritance_20__28_public_29_" draw:layer="layout" svg:x1="50.291cm" svg:y1="65.877cm" svg:x2="50.758cm" svg:y2="61.831cm" draw:start-shape="id818" draw:start-glue-point="0" draw:end-shape="id819" draw:end-glue-point="4" svg:d="m50291 65877v-2022h467v-2024">
          <text:p/>
        </draw:connector>
        <draw:connector draw:style-name="inheritance_20__28_public_29_" draw:layer="layout" svg:x1="52.493cm" svg:y1="64.191cm" svg:x2="51.664cm" svg:y2="61.831cm" draw:start-shape="id820" draw:start-glue-point="0" draw:end-shape="id819" draw:end-glue-point="5" svg:d="m52493 64191v-1179h-829v-1181">
          <text:p/>
        </draw:connector>
        <draw:connector draw:style-name="local_20_usage_20__2f__20_return_20_type" draw:layer="layout" svg:x1="47.404cm" svg:y1="64.165cm" svg:x2="49.021cm" svg:y2="66.188cm" draw:start-shape="id649" draw:start-glue-point="5" draw:end-shape="id818" draw:end-glue-point="3" svg:d="m47404 64165h809v2023h808">
          <text:p>HTML2Doc()</text:p>
        </draw:connector>
        <draw:connector draw:style-name="local_20_usage_20__2f__20_return_20_type" draw:layer="layout" svg:x1="47.404cm" svg:y1="62.819cm" svg:x2="51.223cm" svg:y2="64.502cm" draw:start-shape="id649" draw:start-glue-point="4" draw:end-shape="id820" draw:end-glue-point="3" svg:d="m47404 62819h1910v1683h1909">
          <text:p>RTF2Doc()</text:p>
        </draw:connector>
        <draw:custom-shape draw:style-name="gr1" draw:text-style-name="P1" draw:id="id822" draw:layer="layout" svg:width="2.281cm" svg:height="1.582cm" svg:x="57.056cm" svg:y="60.978cm">
          <draw:glue-point draw:id="4" svg:x="4.997cm" svg:y="3.192cm"/>
          <text:p text:style-name="P1">ScEEParser</text:p>
          <draw:enhanced-geometry svg:viewBox="0 0 21600 21600" draw:type="rectangle" draw:enhanced-path="M 0 0 L 21600 0 21600 21600 0 21600 0 0 Z N"/>
        </draw:custom-shape>
        <draw:custom-shape draw:style-name="gr1" draw:text-style-name="P1" draw:id="id821" draw:layer="layout" svg:width="2.591cm" svg:height="0.648cm" svg:x="56.978cm" svg:y="65.281cm">
          <draw:glue-point draw:id="4" svg:x="-2.296cm" svg:y="5cm"/>
          <draw:glue-point draw:id="5" svg:x="2.203cm" svg:y="5cm"/>
          <text:p text:style-name="P1">ScHTMLParser</text:p>
          <draw:enhanced-geometry svg:viewBox="0 0 21600 21600" draw:type="rectangle" draw:enhanced-path="M 0 0 L 21600 0 21600 21600 0 21600 0 0 Z N"/>
        </draw:custom-shape>
        <draw:connector draw:style-name="inheritance_20__28_public_29_" draw:layer="layout" svg:x1="58.273cm" svg:y1="65.281cm" svg:x2="58.196cm" svg:y2="62.56cm" draw:start-shape="id821" draw:start-glue-point="0" draw:end-shape="id822" draw:end-glue-point="2" svg:d="m58273 65281v-1360h-77v-1361">
          <text:p/>
        </draw:connector>
        <draw:connector draw:style-name="data_20_member_20__28_pointer_29_" draw:layer="layout" svg:x1="52.283cm" svg:y1="61.134cm" svg:x2="57.056cm" svg:y2="61.769cm" draw:start-shape="id819" draw:start-glue-point="6" draw:end-shape="id822" draw:end-glue-point="3" svg:d="m52283 61134h2387v635h2386">
          <text:p>mpParser</text:p>
        </draw:connector>
        <draw:custom-shape draw:style-name="gr1" draw:text-style-name="P1" draw:id="id823" draw:layer="layout" svg:width="3.627cm" svg:height="0.648cm" svg:x="54.31cm" svg:y="68.208cm">
          <text:p text:style-name="P1">ScHTMLLayoutParser</text:p>
          <draw:enhanced-geometry svg:viewBox="0 0 21600 21600" draw:type="rectangle" draw:enhanced-path="M 0 0 L 21600 0 21600 21600 0 21600 0 0 Z N"/>
        </draw:custom-shape>
        <draw:custom-shape draw:style-name="gr1" draw:text-style-name="P1" draw:id="id824" draw:layer="layout" svg:width="3.627cm" svg:height="0.648cm" svg:x="58.897cm" svg:y="68.183cm">
          <text:p text:style-name="P1">ScHTMLQueryParser</text:p>
          <draw:enhanced-geometry svg:viewBox="0 0 21600 21600" draw:type="rectangle" draw:enhanced-path="M 0 0 L 21600 0 21600 21600 0 21600 0 0 Z N"/>
        </draw:custom-shape>
        <draw:connector draw:style-name="inheritance_20__28_public_29_" draw:layer="layout" svg:x1="56.123cm" svg:y1="68.208cm" svg:x2="57.679cm" svg:y2="65.929cm" draw:start-shape="id823" draw:start-glue-point="0" draw:end-shape="id821" draw:end-glue-point="4" svg:d="m56123 68208v-1139h1556v-1140">
          <text:p/>
        </draw:connector>
        <draw:connector draw:style-name="inheritance_20__28_public_29_" draw:layer="layout" svg:x1="60.71cm" svg:y1="68.183cm" svg:x2="58.843cm" svg:y2="65.929cm" draw:start-shape="id824" draw:start-glue-point="0" draw:end-shape="id821" draw:end-glue-point="5" svg:d="m60710 68183v-1127h-1867v-1127">
          <text:p/>
        </draw:connector>
        <draw:custom-shape draw:style-name="class_20__28_external_20_module_29_" draw:id="id825" draw:layer="layout" svg:width="1.944cm" svg:height="0.545cm" svg:x="62.06cm" svg:y="62.248cm">
          <text:p>EditEngine</text:p>
          <draw:enhanced-geometry svg:viewBox="0 0 21600 21600" draw:type="rectangle" draw:enhanced-path="M 0 0 L 21600 0 21600 21600 0 21600 0 0 Z N"/>
        </draw:custom-shape>
        <draw:connector draw:style-name="data_20_member_20__28_pointer_29_" draw:layer="layout" svg:x1="59.335cm" svg:y1="62.273cm" svg:x2="62.06cm" svg:y2="62.52cm" draw:start-shape="id822" draw:start-glue-point="4" draw:end-shape="id825" draw:end-glue-point="3" svg:d="m59335 62273h1363v247h1362">
          <text:p>pEdit</text:p>
        </draw:connector>
        <draw:custom-shape draw:style-name="gr1" draw:text-style-name="P1" draw:id="id826" draw:layer="layout" svg:width="2.363cm" svg:height="0.753cm" svg:x="124.892cm" svg:y="33.917cm">
          <draw:glue-point draw:id="4" svg:x="5cm" svg:y="-1.666cm"/>
          <text:p text:style-name="P1">ScChartArray</text:p>
          <draw:enhanced-geometry svg:viewBox="0 0 21600 21600" draw:type="rectangle" draw:enhanced-path="M 0 0 L 21600 0 21600 21600 0 21600 0 0 Z N"/>
        </draw:custom-shape>
        <draw:connector draw:style-name="inheritance_20__28_public_29_" draw:layer="layout" svg:x1="126.073cm" svg:y1="33.917cm" svg:x2="125.388cm" svg:y2="32.262cm" draw:start-shape="id826" draw:start-glue-point="0" draw:end-shape="id675" draw:end-glue-point="15" svg:d="m126073 33917v-828h-685v-827">
          <text:p/>
        </draw:connector>
        <draw:custom-shape draw:style-name="gr1" draw:text-style-name="P1" draw:id="id827" draw:layer="layout" svg:width="3.076cm" svg:height="0.678cm" svg:x="128.563cm" svg:y="33.193cm">
          <text:p text:style-name="P1">ScChartPositioner</text:p>
          <draw:enhanced-geometry svg:viewBox="0 0 21600 21600" draw:type="rectangle" draw:enhanced-path="M 0 0 L 21600 0 21600 21600 0 21600 0 0 Z N"/>
        </draw:custom-shape>
        <draw:connector draw:style-name="data_20_member" draw:layer="layout" svg:x1="127.254cm" svg:y1="34.168cm" svg:x2="128.563cm" svg:y2="33.532cm" draw:start-shape="id826" draw:start-glue-point="4" draw:end-shape="id827" draw:end-glue-point="3" svg:d="m127254 34168h655v-636h654">
          <text:p/>
        </draw:connector>
        <draw:custom-shape draw:style-name="gr1" draw:text-style-name="P1" draw:id="id828" draw:layer="layout" svg:width="3.284cm" svg:height="0.744cm" svg:x="134.58cm" svg:y="32.541cm">
          <draw:glue-point draw:id="4" svg:x="-5cm" svg:y="-2.495cm"/>
          <draw:glue-point draw:id="5" svg:x="-5cm" svg:y="2.504cm"/>
          <text:p text:style-name="P1">ScChartPositionMap</text:p>
          <draw:enhanced-geometry svg:viewBox="0 0 21600 21600" draw:type="rectangle" draw:enhanced-path="M 0 0 L 21600 0 21600 21600 0 21600 0 0 Z N"/>
        </draw:custom-shape>
        <draw:connector draw:style-name="data_20_member_20__28_pointer_29_" draw:layer="layout" svg:x1="131.639cm" svg:y1="33.532cm" svg:x2="134.58cm" svg:y2="32.913cm" draw:start-shape="id827" draw:start-glue-point="1" draw:end-shape="id828" draw:end-glue-point="3" svg:d="m131639 33532h1471v-619h1470">
          <text:p>pPositionMap</text:p>
        </draw:connector>
        <draw:frame draw:style-name="annotation" draw:layer="layout" svg:width="6.389cm" svg:height="2.097cm" svg:x="132.339cm" svg:y="34.457cm">
          <draw:text-box>
            <text:p><text:span text:style-name="T1">ScChartPositionMap</text:span> stores the on-sheet positions of column and row headers as well as data ranges as arrays of cell addresses.</text:p>
          </draw:text-box>
        </draw:frame>
        <draw:g>
          <draw:custom-shape draw:style-name="gr1" draw:text-style-name="P1" draw:id="id733" draw:layer="layout" svg:width="2.644cm" svg:height="0.622cm" svg:x="41.943cm" svg:y="37.754cm">
            <text:p text:style-name="P3">ScInputHandler</text:p>
            <draw:enhanced-geometry svg:viewBox="0 0 21600 21600" draw:type="rectangle" draw:enhanced-path="M 0 0 L 21600 0 21600 21600 0 21600 0 0 Z N"/>
          </draw:custom-shape>
          <draw:custom-shape draw:style-name="gr1" draw:text-style-name="P1" draw:id="id829" draw:layer="layout" svg:width="2.67cm" svg:height="0.622cm" svg:x="45.988cm" svg:y="37.754cm">
            <text:p text:style-name="P1">ScInputWindow</text:p>
            <draw:enhanced-geometry svg:viewBox="0 0 21600 21600" draw:type="rectangle" draw:enhanced-path="M 0 0 L 21600 0 21600 21600 0 21600 0 0 Z N"/>
          </draw:custom-shape>
          <draw:connector draw:style-name="data_20_member_20__28_pointer_29_" draw:layer="layout" svg:x1="44.587cm" svg:y1="38.065cm" svg:x2="45.988cm" svg:y2="38.065cm" draw:start-shape="id733" draw:start-glue-point="1" draw:end-shape="id829" draw:end-glue-point="3" svg:d="m44587 38065h1401">
            <text:p/>
          </draw:connector>
          <draw:custom-shape draw:style-name="class_20__28_external_20_module_29_" draw:id="id830" draw:layer="layout" svg:width="1.814cm" svg:height="0.648cm" svg:x="46.508cm" svg:y="36.459cm">
            <text:p>ToolBox</text:p>
            <draw:enhanced-geometry svg:viewBox="0 0 21600 21600" draw:type="rectangle" draw:enhanced-path="M 0 0 L 21600 0 21600 21600 0 21600 0 0 Z N"/>
          </draw:custom-shape>
          <draw:connector draw:style-name="inheritance_20__28_public_29_" draw:layer="layout" svg:x1="47.323cm" svg:y1="37.754cm" svg:x2="47.415cm" svg:y2="37.107cm" draw:start-shape="id829" draw:start-glue-point="0" draw:end-shape="id830" draw:end-glue-point="2" svg:d="m47323 37754v-323h92v-324">
            <text:p/>
          </draw:connector>
          <draw:frame draw:style-name="annotation" draw:layer="layout" svg:width="8.554cm" svg:height="2.406cm" svg:x="39.672cm" svg:y="39.185cm">
            <draw:text-box>
              <text:p><text:span text:style-name="T1">ScInputHandler</text:span> handles cell input when a cell is in input mode (i.e. a cursor is blinking inside a cell waiting for keyboard input). <text:s/>It has method called <text:span text:style-name="T1">InitRangeFinder()</text:span> which takes care of drawing outlines of references if the input is a formula expression involving references.</text:p>
            </draw:text-box>
          </draw:frame>
        </draw:g>
        <draw:connector draw:style-name="data_20_member_20__28_pointer_29_" draw:layer="layout" svg:x1="29.872cm" svg:y1="51.012cm" svg:x2="38.9cm" svg:y2="52.491cm" draw:start-shape="id635" draw:start-glue-point="5" draw:end-shape="id639" draw:end-glue-point="6" svg:d="m29872 51012h4515v1479h4513">
          <text:p>GetDocShell()</text:p>
        </draw:connector>
        <draw:connector draw:style-name="data_20_member_20__28_pointer_29_" draw:layer="layout" svg:x1="29.872cm" svg:y1="42.188cm" svg:x2="26.034cm" svg:y2="32.59cm" draw:start-shape="id635" draw:start-glue-point="20" draw:end-shape="id618" draw:end-glue-point="3" svg:d="m29872 42188h502v-4966h-4841v-4632h501">
          <text:p/>
        </draw:connector>
        <draw:rect draw:style-name="class" draw:text-style-name="P6" draw:id="id620" draw:layer="layout" svg:width="2.314cm" svg:height="0.638cm" svg:x="22.297cm" svg:y="29.371cm">
          <text:p text:style-name="P2"><text:span text:style-name="T3">ScViewFunc</text:span></text:p>
        </draw:rect>
        <draw:connector draw:style-name="data_20_member_20__28_pointer_29_" draw:layer="layout" svg:x1="81.729cm" svg:y1="58.984cm" svg:x2="78.644cm" svg:y2="69.456cm" draw:start-shape="id629" draw:start-glue-point="21" draw:end-shape="id773" draw:end-glue-point="4" svg:d="m81729 58984h501v5513h-4087v4959h501">
          <text:p>GetDocOptions()</text:p>
        </draw:connector>
        <draw:frame draw:style-name="annotation" draw:layer="layout" svg:width="7.412cm" svg:height="3.671cm" svg:x="70.464cm" svg:y="81.743cm">
          <draw:text-box>
            <text:p><text:span text:style-name="T1">ScDocCfg</text:span> stores three data members of type <text:span text:style-name="T1">ScLinkConfigItem</text:span> for various groups of document properties.</text:p>
            <text:p/>
            <text:p>When the <text:span text:style-name="T1">ScDocCfg</text:span> instance is constructed, those <text:span text:style-name="T1">ScLinkConfigItem</text:span> members get constructed. <text:s/>Each <text:span text:style-name="T1">ScLinkConfigItem</text:span> instances then fetches their respective configuration data from the configuration manager upon construction.</text:p>
          </draw:text-box>
        </draw:frame>
        <draw:custom-shape draw:style-name="class_20__28_external_20_module_29_" draw:id="id831" draw:layer="layout" svg:width="1.969cm" svg:height="0.622cm" svg:x="78.603cm" svg:y="73.807cm">
          <text:p>ConfigItem</text:p>
          <draw:enhanced-geometry svg:viewBox="0 0 21600 21600" draw:type="rectangle" draw:enhanced-path="M 0 0 L 21600 0 21600 21600 0 21600 0 0 Z N"/>
        </draw:custom-shape>
        <draw:connector draw:style-name="inheritance_20__28_public_29_" draw:layer="layout" svg:x1="79.265cm" svg:y1="75.229cm" svg:x2="79.587cm" svg:y2="74.429cm" draw:start-shape="id771" draw:start-glue-point="0" draw:end-shape="id831" draw:end-glue-point="2" svg:d="m79265 75229v-400h322v-400">
          <text:p/>
        </draw:connector>
        <draw:custom-shape draw:style-name="namespace" draw:layer="layout" svg:width="3.11cm" svg:height="1.296cm" svg:x="77.721cm" svg:y="73.393cm">
          <text:p>utl</text:p>
          <draw:enhanced-geometry svg:viewBox="0 0 21600 21600" draw:type="rectangle" draw:enhanced-path="M 0 0 L 21600 0 21600 21600 0 21600 0 0 Z N"/>
        </draw:custom-shape>
        <draw:custom-shape draw:style-name="gr1" draw:text-style-name="P1" draw:id="id832" draw:layer="layout" svg:width="3.732cm" svg:height="0.648cm" svg:x="51.877cm" svg:y="33.807cm">
          <text:p text:style-name="P1">ScDDComboBoxButton</text:p>
          <draw:enhanced-geometry svg:viewBox="0 0 21600 21600" draw:type="rectangle" draw:enhanced-path="M 0 0 L 21600 0 21600 21600 0 21600 0 0 Z N"/>
        </draw:custom-shape>
        <draw:connector draw:style-name="data_20_member" draw:layer="layout" svg:x1="43.125cm" svg:y1="30.711cm" svg:x2="51.877cm" svg:y2="34.131cm" draw:start-shape="id636" draw:start-glue-point="8" draw:end-shape="id832" draw:end-glue-point="3" svg:d="m43125 30711h4376v3420h4376">
          <text:p>aComboButton</text:p>
        </draw:connector>
        <draw:frame draw:style-name="annotation" draw:layer="layout" svg:width="6.842cm" svg:height="1.214cm" svg:x="52.189cm" svg:y="34.925cm">
          <draw:text-box>
            <text:p><text:span text:style-name="T1">ScDDComboBoxButton</text:span> draws autofilter's arrow box at a specified cell position.</text:p>
          </draw:text-box>
        </draw:frame>
        <draw:frame draw:style-name="annotation" draw:layer="layout" svg:width="5.988cm" svg:height="2.184cm" svg:x="99.466cm" svg:y="60.349cm">
          <draw:text-box>
            <text:p><text:span text:style-name="T1">ScTableInfo</text:span> is always instantiated locally and is never stored persistently. <text:s/><text:span text:style-name="T1">ScDocument::FillInfo()</text:span> is called to fill ScTableInfo instance at each use case, from various cell attributes.</text:p>
          </draw:text-box>
        </draw:frame>
        <draw:custom-shape draw:style-name="gr1" draw:text-style-name="P1" draw:id="id833" draw:layer="layout" svg:width="2.644cm" svg:height="0.596cm" svg:x="57.036cm" svg:y="32.589cm">
          <text:p text:style-name="P1">ScFilterListBox</text:p>
          <draw:enhanced-geometry svg:viewBox="0 0 21600 21600" draw:type="rectangle" draw:enhanced-path="M 0 0 L 21600 0 21600 21600 0 21600 0 0 Z N"/>
        </draw:custom-shape>
        <draw:custom-shape draw:style-name="class_20__28_external_20_module_29_" draw:id="id834" draw:layer="layout" svg:width="1.659cm" svg:height="0.544cm" svg:x="57.866cm" svg:y="31.346cm">
          <text:p>ListBox</text:p>
          <draw:enhanced-geometry svg:viewBox="0 0 21600 21600" draw:type="rectangle" draw:enhanced-path="M 0 0 L 21600 0 21600 21600 0 21600 0 0 Z N"/>
        </draw:custom-shape>
        <draw:connector draw:style-name="inheritance_20__28_public_29_" draw:layer="layout" svg:x1="58.358cm" svg:y1="32.589cm" svg:x2="58.695cm" svg:y2="31.89cm" draw:start-shape="id833" draw:start-glue-point="0" draw:end-shape="id834" draw:end-glue-point="2" svg:d="m58358 32589v-349h337v-350">
          <text:p/>
        </draw:connector>
        <draw:connector draw:style-name="data_20_member_20__28_pointer_29_" draw:layer="layout" svg:x1="43.125cm" svg:y1="30.16cm" svg:x2="57.036cm" svg:y2="32.887cm" draw:start-shape="id636" draw:start-glue-point="11" draw:end-shape="id833" draw:end-glue-point="3" svg:d="m43125 30160h6956v2727h6955">
          <text:p/>
        </draw:connector>
        <draw:custom-shape draw:style-name="gr1" draw:text-style-name="P1" draw:id="id835" draw:layer="layout" svg:width="3.939cm" svg:height="0.622cm" svg:x="52.952cm" svg:y="30.716cm">
          <text:p text:style-name="P1">ScFilterFloatingWindow</text:p>
          <draw:enhanced-geometry svg:viewBox="0 0 21600 21600" draw:type="rectangle" draw:enhanced-path="M 0 0 L 21600 0 21600 21600 0 21600 0 0 Z N"/>
        </draw:custom-shape>
        <draw:connector draw:style-name="data_20_member_20__28_pointer_29_" draw:layer="layout" svg:x1="43.125cm" svg:y1="29.587cm" svg:x2="52.952cm" svg:y2="31.027cm" draw:start-shape="id636" draw:start-glue-point="9" draw:end-shape="id835" svg:d="m43125 29587h4913v1440h4914">
          <text:p/>
        </draw:connector>
        <draw:custom-shape draw:style-name="class_20__28_external_20_module_29_" draw:id="id836" draw:layer="layout" svg:width="2.876cm" svg:height="0.622cm" svg:x="53.833cm" svg:y="29.343cm">
          <text:p>FloatingWindow</text:p>
          <draw:enhanced-geometry svg:viewBox="0 0 21600 21600" draw:type="rectangle" draw:enhanced-path="M 0 0 L 21600 0 21600 21600 0 21600 0 0 Z N"/>
        </draw:custom-shape>
        <draw:connector draw:style-name="inheritance_20__28_public_29_" draw:layer="layout" svg:x1="54.921cm" svg:y1="30.716cm" svg:x2="55.271cm" svg:y2="29.965cm" draw:start-shape="id835" draw:start-glue-point="0" draw:end-shape="id836" draw:end-glue-point="2" svg:d="m54921 30716v-375h350v-376">
          <text:p/>
        </draw:connector>
        <draw:frame draw:style-name="annotation" draw:layer="layout" svg:width="8.034cm" svg:height="1.343cm" svg:x="58.202cm" svg:y="29.41cm">
          <draw:text-box>
            <text:p><text:span text:style-name="T1">ScFilterFloatingWindow</text:span> represents the outer system window on which the list box is drawn. <text:s/><text:span text:style-name="T1">ScFilterListBox</text:span> represents the list box inside of that window.</text:p>
          </draw:text-box>
        </draw:frame>
        <draw:custom-shape draw:style-name="gr1" draw:text-style-name="P1" draw:id="id837" draw:layer="layout" svg:width="2.773cm" svg:height="0.674cm" svg:x="50.221cm" svg:y="58.853cm">
          <text:p text:style-name="P1">ScEEAbsImport</text:p>
          <draw:enhanced-geometry svg:viewBox="0 0 21600 21600" draw:type="rectangle" draw:enhanced-path="M 0 0 L 21600 0 21600 21600 0 21600 0 0 Z N"/>
        </draw:custom-shape>
        <draw:connector draw:style-name="inheritance_20__28_public_29_" draw:layer="layout" svg:x1="51.222cm" svg:y1="60.9cm" svg:x2="51.607cm" svg:y2="59.527cm" draw:start-shape="id819" draw:start-glue-point="0" draw:end-shape="id837" draw:end-glue-point="2" svg:d="m51222 60900v-687h385v-686">
          <text:p/>
        </draw:connector>
        <draw:custom-shape draw:style-name="gr1" draw:text-style-name="P1" draw:id="id839" draw:layer="layout" svg:width="3.447cm" svg:height="0.596cm" svg:x="46.826cm" svg:y="53.799cm">
          <draw:glue-point draw:id="4" svg:x="-2.367cm" svg:y="5cm"/>
          <draw:glue-point draw:id="5" svg:x="2.146cm" svg:y="5cm"/>
          <text:p text:style-name="P1">ScFormatFilterPlugin</text:p>
          <draw:enhanced-geometry svg:viewBox="0 0 21600 21600" draw:type="rectangle" draw:enhanced-path="M 0 0 L 21600 0 21600 21600 0 21600 0 0 Z N"/>
        </draw:custom-shape>
        <draw:custom-shape draw:style-name="gr1" draw:text-style-name="P1" draw:id="id840" draw:layer="layout" svg:width="3.914cm" svg:height="0.673cm" svg:x="44.467cm" svg:y="58.153cm">
          <text:p text:style-name="P1">ScFormatFilterPluginImpl</text:p>
          <draw:enhanced-geometry svg:viewBox="0 0 21600 21600" draw:type="rectangle" draw:enhanced-path="M 0 0 L 21600 0 21600 21600 0 21600 0 0 Z N"/>
        </draw:custom-shape>
        <draw:custom-shape draw:style-name="gr1" draw:text-style-name="P1" draw:id="id838" draw:layer="layout" svg:width="3.835cm" svg:height="0.622cm" svg:x="50.3cm" svg:y="55.846cm">
          <text:p text:style-name="P1">ScFormatFilterMissing</text:p>
          <draw:enhanced-geometry svg:viewBox="0 0 21600 21600" draw:type="rectangle" draw:enhanced-path="M 0 0 L 21600 0 21600 21600 0 21600 0 0 Z N"/>
        </draw:custom-shape>
        <draw:connector draw:style-name="inheritance_20__28_public_29_" draw:layer="layout" svg:x1="52.217cm" svg:y1="55.846cm" svg:x2="49.288cm" svg:y2="54.395cm" draw:start-shape="id838" draw:start-glue-point="0" draw:end-shape="id839" draw:end-glue-point="5" svg:d="m52217 55846v-725h-2929v-726">
          <text:p/>
        </draw:connector>
        <draw:connector draw:style-name="inheritance_20__28_public_29_" draw:layer="layout" svg:x1="46.424cm" svg:y1="58.153cm" svg:x2="47.734cm" svg:y2="54.395cm" draw:start-shape="id840" draw:start-glue-point="0" draw:end-shape="id839" draw:end-glue-point="4" svg:d="m46424 58153v-1879h1310v-1879">
          <text:p/>
        </draw:connector>
        <draw:connector draw:style-name="data_20_member_20__28_multiple_29_" draw:text-style-name="P1" draw:layer="layout" svg:x1="67.265cm" svg:y1="78.482cm" svg:x2="77.804cm" svg:y2="76.165cm" draw:start-shape="id774" draw:start-glue-point="1" draw:end-shape="id771" draw:end-glue-point="5" svg:d="m67265 78482h5269v-2317h5270">
          <text:p/>
        </draw:connector>
        <draw:custom-shape draw:style-name="gr1" draw:text-style-name="P1" draw:id="id841" draw:layer="layout" svg:width="2.384cm" svg:height="0.596cm" svg:x="104.261cm" svg:y="39.128cm">
          <text:p text:style-name="P1">ScUserList</text:p>
          <draw:enhanced-geometry svg:viewBox="0 0 21600 21600" draw:type="rectangle" draw:enhanced-path="M 0 0 L 21600 0 21600 21600 0 21600 0 0 Z N"/>
        </draw:custom-shape>
        <draw:connector draw:style-name="inheritance_20__28_public_29_" draw:layer="layout" svg:x1="105.453cm" svg:y1="39.128cm" svg:x2="106.906cm" svg:y2="37.348cm" draw:start-shape="id841" draw:start-glue-point="0" draw:end-shape="id679" draw:end-glue-point="4" svg:d="m105453 39128v-890h1453v-890">
          <text:p/>
        </draw:connector>
        <draw:custom-shape draw:style-name="gr1" draw:text-style-name="P1" draw:id="id842" draw:layer="layout" svg:width="2.748cm" svg:height="0.596cm" svg:x="114.265cm" svg:y="37.262cm">
          <text:p text:style-name="P1">ScUserListData</text:p>
          <draw:enhanced-geometry svg:viewBox="0 0 21600 21600" draw:type="rectangle" draw:enhanced-path="M 0 0 L 21600 0 21600 21600 0 21600 0 0 Z N"/>
        </draw:custom-shape>
        <draw:connector draw:style-name="inheritance_20__28_public_29_" draw:layer="layout" svg:x1="115.639cm" svg:y1="37.262cm" svg:x2="114.599cm" svg:y2="32.262cm" draw:start-shape="id842" draw:start-glue-point="0" draw:end-shape="id675" draw:end-glue-point="7" svg:d="m115639 37262v-2500h-1040v-2500">
          <text:p/>
        </draw:connector>
        <draw:connector draw:style-name="data_20_member_20__28_multiple_20_pointers_29_" draw:layer="layout" svg:x1="106.645cm" svg:y1="39.426cm" svg:x2="114.265cm" svg:y2="37.56cm" draw:start-shape="id841" draw:start-glue-point="1" draw:end-shape="id842" draw:end-glue-point="3" svg:d="m106645 39426h3810v-1866h3810">
          <text:p/>
        </draw:connector>
        <draw:custom-shape draw:style-name="gr1" draw:text-style-name="P1" draw:id="id843" draw:layer="layout" svg:width="2.491cm" svg:height="0.623cm" svg:x="88.972cm" svg:y="55.45cm">
          <text:p text:style-name="P1">ScDrawLayer</text:p>
          <draw:enhanced-geometry svg:viewBox="0 0 21600 21600" draw:type="rectangle" draw:enhanced-path="M 0 0 L 21600 0 21600 21600 0 21600 0 0 Z N"/>
        </draw:custom-shape>
        <draw:connector draw:style-name="data_20_member_20__28_pointer_29_" draw:layer="layout" svg:x1="81.729cm" svg:y1="53.652cm" svg:x2="88.972cm" svg:y2="55.761cm" draw:start-shape="id629" draw:start-glue-point="29" draw:end-shape="id843" draw:end-glue-point="3" svg:d="m81729 53652h3621v2109h3622">
          <text:p>GetDrawLayer()</text:p>
        </draw:connector>
        <draw:custom-shape draw:style-name="class_20__28_external_20_module_29_" draw:id="id844" draw:layer="layout" svg:width="2.343cm" svg:height="0.673cm" svg:x="56.435cm" svg:y="27.391cm">
          <text:p>FmFormView</text:p>
          <draw:enhanced-geometry svg:viewBox="0 0 21600 21600" draw:type="rectangle" draw:enhanced-path="M 0 0 L 21600 0 21600 21600 0 21600 0 0 Z N"/>
        </draw:custom-shape>
        <draw:connector draw:style-name="data_20_member_20__28_pointer_29_" draw:layer="layout" svg:x1="52.038cm" svg:y1="28.947cm" svg:x2="56.435cm" svg:y2="27.727cm" draw:start-shape="id671" draw:start-glue-point="5" draw:end-shape="id844" draw:end-glue-point="3" svg:d="m52038 28947h2198v-1220h2199">
          <text:p>pDrawView</text:p>
        </draw:connector>
        <draw:custom-shape draw:style-name="class_20__28_external_20_module_29_" draw:id="id845" draw:layer="layout" svg:width="2.825cm" svg:height="0.57cm" svg:x="89.565cm" svg:y="53.617cm">
          <text:p>FmFormModel</text:p>
          <draw:enhanced-geometry svg:viewBox="0 0 21600 21600" draw:type="rectangle" draw:enhanced-path="M 0 0 L 21600 0 21600 21600 0 21600 0 0 Z N"/>
        </draw:custom-shape>
        <draw:connector draw:style-name="inheritance_20__28_public_29_" draw:layer="layout" svg:x1="90.217cm" svg:y1="55.45cm" svg:x2="90.977cm" svg:y2="54.187cm" draw:start-shape="id843" draw:start-glue-point="0" draw:end-shape="id845" draw:end-glue-point="2" svg:d="m90217 55450v-632h760v-631">
          <text:p/>
        </draw:connector>
        <draw:custom-shape draw:style-name="class_20__28_external_20_module_29_" draw:id="id847" draw:layer="layout" svg:width="4.302cm" svg:height="0.7cm" svg:x="74.999cm" svg:y="16.633cm">
          <draw:glue-point draw:id="4" svg:x="-2.289cm" svg:y="5.014cm"/>
          <draw:glue-point draw:id="5" svg:x="2.35cm" svg:y="5.014cm"/>
          <text:p>AccessibleStaticTextBase</text:p>
          <draw:enhanced-geometry svg:viewBox="0 0 21600 21600" draw:type="rectangle" draw:enhanced-path="M 0 0 L 21600 0 21600 21600 0 21600 0 0 Z N"/>
        </draw:custom-shape>
        <draw:custom-shape draw:style-name="class" draw:id="id846" draw:layer="layout" svg:width="2.957cm" svg:height="0.607cm" svg:x="71.33cm" svg:y="21.371cm">
          <draw:glue-point draw:id="4" svg:x="1.887cm" svg:y="-5.024cm"/>
          <draw:glue-point draw:id="5" svg:x="-2.495cm" svg:y="-5.024cm"/>
          <text:p>ScAccessibleCell</text:p>
          <draw:enhanced-geometry svg:viewBox="0 0 21600 21600" draw:type="rectangle" draw:enhanced-path="M 0 0 L 21600 0 21600 21600 0 21600 0 0 Z N"/>
        </draw:custom-shape>
        <draw:custom-shape draw:style-name="class" draw:id="id848" draw:layer="layout" svg:width="3.503cm" svg:height="0.607cm" svg:x="78.005cm" svg:y="19.247cm">
          <text:p>ScAccessibleCsvCell</text:p>
          <draw:enhanced-geometry svg:viewBox="0 0 21600 21600" draw:type="rectangle" draw:enhanced-path="M 0 0 L 21600 0 21600 21600 0 21600 0 0 Z N"/>
        </draw:custom-shape>
        <draw:connector draw:style-name="inheritance_20__28_public_29_" draw:layer="layout" svg:x1="73.365cm" svg:y1="21.371cm" svg:x2="76.166cm" svg:y2="17.333cm" draw:start-shape="id846" draw:start-glue-point="4" draw:end-shape="id847" draw:end-glue-point="4" svg:d="m73365 21371v-2019h2801v-2019">
          <text:p/>
        </draw:connector>
        <draw:connector draw:style-name="inheritance_20__28_public_29_" draw:layer="layout" svg:x1="79.756cm" svg:y1="19.247cm" svg:x2="78.16cm" svg:y2="17.333cm" draw:start-shape="id848" draw:start-glue-point="0" draw:end-shape="id847" draw:end-glue-point="5" svg:d="m79756 19247v-957h-1596v-957">
          <text:p/>
        </draw:connector>
        <draw:custom-shape draw:style-name="gr1" draw:text-style-name="P1" draw:id="id852" draw:layer="layout" svg:width="4.406cm" svg:height="4.382cm" svg:x="63.165cm" svg:y="16.712cm">
          <draw:glue-point draw:id="4" svg:x="5.002cm" svg:y="3.601cm"/>
          <draw:glue-point draw:id="5" svg:x="5.002cm" svg:y="2.015cm"/>
          <text:p text:style-name="P1">ScAccessibleSpreadsheet</text:p>
          <draw:enhanced-geometry svg:viewBox="0 0 21600 21600" draw:type="rectangle" draw:enhanced-path="M 0 0 L 21600 0 21600 21600 0 21600 0 0 Z N"/>
        </draw:custom-shape>
        <draw:custom-shape draw:style-name="gr1" draw:text-style-name="P1" draw:id="id849" draw:layer="layout" svg:width="3.991cm" svg:height="0.699cm" svg:x="62.714cm" svg:y="13.003cm">
          <text:p text:style-name="P1">ScAccessibleTableBase</text:p>
          <draw:enhanced-geometry svg:viewBox="0 0 21600 21600" draw:type="rectangle" draw:enhanced-path="M 0 0 L 21600 0 21600 21600 0 21600 0 0 Z N"/>
        </draw:custom-shape>
        <draw:custom-shape draw:style-name="gr1" draw:text-style-name="P1" draw:id="id850" draw:layer="layout" svg:width="13.347cm" svg:height="0.621cm" svg:x="64.789cm" svg:y="7.224cm">
          <draw:glue-point draw:id="4" svg:x="-4.285cm" svg:y="5.008cm"/>
          <draw:glue-point draw:id="5" svg:x="-3.544cm" svg:y="5.008cm"/>
          <draw:glue-point draw:id="6" svg:x="-2.614cm" svg:y="5.008cm"/>
          <draw:glue-point draw:id="7" svg:x="-1.731cm" svg:y="5.008cm"/>
          <draw:glue-point draw:id="8" svg:x="-0.8cm" svg:y="5.008cm"/>
          <draw:glue-point draw:id="9" svg:x="0.703cm" svg:y="5.008cm"/>
          <draw:glue-point draw:id="10" svg:x="1.467cm" svg:y="5.008cm"/>
          <draw:glue-point draw:id="11" svg:x="2.279cm" svg:y="5.008cm"/>
          <draw:glue-point draw:id="12" svg:x="3.138cm" svg:y="5.008cm"/>
          <draw:glue-point draw:id="13" svg:x="3.974cm" svg:y="5.008cm"/>
          <text:p text:style-name="P1">ScAccessibleContextBase</text:p>
          <draw:enhanced-geometry svg:viewBox="0 0 21600 21600" draw:type="rectangle" draw:enhanced-path="M 0 0 L 21600 0 21600 21600 0 21600 0 0 Z N"/>
        </draw:custom-shape>
        <draw:custom-shape draw:style-name="gr1" draw:text-style-name="P1" draw:id="id851" draw:layer="layout" svg:width="3.912cm" svg:height="0.7cm" svg:x="68.003cm" svg:y="12.951cm">
          <draw:glue-point draw:id="4" svg:x="-2.42cm" svg:y="5.014cm"/>
          <draw:glue-point draw:id="5" svg:x="2.218cm" svg:y="5.014cm"/>
          <text:p text:style-name="P1">ScAccessibleCellBase</text:p>
          <draw:enhanced-geometry svg:viewBox="0 0 21600 21600" draw:type="rectangle" draw:enhanced-path="M 0 0 L 21600 0 21600 21600 0 21600 0 0 Z N"/>
        </draw:custom-shape>
        <draw:connector draw:style-name="inheritance_20__28_public_29_" draw:layer="layout" svg:x1="64.709cm" svg:y1="13.003cm" svg:x2="66.732cm" svg:y2="7.844cm" draw:start-shape="id849" draw:start-glue-point="0" draw:end-shape="id850" draw:end-glue-point="5" svg:d="m64709 13003v-2580h2023v-2579">
          <text:p/>
        </draw:connector>
        <draw:connector draw:style-name="inheritance_20__28_public_29_" draw:layer="layout" svg:x1="69.959cm" svg:y1="12.951cm" svg:x2="67.974cm" svg:y2="7.844cm" draw:start-shape="id851" draw:start-glue-point="0" draw:end-shape="id850" draw:end-glue-point="6" svg:d="m69959 12951v-2553h-1985v-2554">
          <text:p/>
        </draw:connector>
        <draw:connector draw:style-name="inheritance_20__28_public_29_" draw:layer="layout" svg:x1="65.368cm" svg:y1="16.712cm" svg:x2="64.709cm" svg:y2="13.702cm" draw:start-shape="id852" draw:start-glue-point="0" draw:end-shape="id849" draw:end-glue-point="2" svg:d="m65368 16712v-1505h-659v-1505">
          <text:p/>
        </draw:connector>
        <draw:connector draw:style-name="inheritance_20__28_public_29_" draw:layer="layout" svg:x1="72.071cm" svg:y1="21.371cm" svg:x2="70.826cm" svg:y2="13.651cm" draw:start-shape="id846" draw:start-glue-point="5" draw:end-shape="id851" draw:end-glue-point="5" svg:d="m72071 21371v-3860h-1245v-3860">
          <text:p/>
        </draw:connector>
        <draw:custom-shape draw:style-name="gr28" draw:id="id853" draw:layer="layout" svg:width="4.083cm" svg:height="0.607cm" svg:x="66.068cm" svg:y="15.286cm">
          <draw:glue-point draw:id="4" svg:x="1.887cm" svg:y="-5.024cm"/>
          <draw:glue-point draw:id="5" svg:x="-2.495cm" svg:y="-5.024cm"/>
          <text:p>ScAccessiblePreviewCell</text:p>
          <draw:enhanced-geometry svg:viewBox="0 0 21600 21600" draw:type="rectangle" draw:enhanced-path="M 0 0 L 21600 0 21600 21600 0 21600 0 0 Z N"/>
        </draw:custom-shape>
        <draw:connector draw:style-name="inheritance_20__28_public_29_" draw:layer="layout" svg:x1="68.109cm" svg:y1="15.286cm" svg:x2="69.013cm" svg:y2="13.651cm" draw:start-shape="id853" draw:start-glue-point="0" draw:end-shape="id851" draw:end-glue-point="4" svg:d="m68109 15286v-818h904v-817">
          <text:p/>
        </draw:connector>
        <draw:custom-shape draw:style-name="gr1" draw:text-style-name="P1" draw:id="id854" draw:layer="layout" svg:width="3.912cm" svg:height="0.7cm" svg:x="71.372cm" svg:y="14.015cm">
          <draw:glue-point draw:id="4" svg:x="-2.42cm" svg:y="5.014cm"/>
          <draw:glue-point draw:id="5" svg:x="2.218cm" svg:y="5.014cm"/>
          <text:p text:style-name="P1">ScAccessibleCsvControl</text:p>
          <draw:enhanced-geometry svg:viewBox="0 0 21600 21600" draw:type="rectangle" draw:enhanced-path="M 0 0 L 21600 0 21600 21600 0 21600 0 0 Z N"/>
        </draw:custom-shape>
        <draw:connector draw:style-name="inheritance_20__28_public_29_" draw:layer="layout" svg:x1="73.328cm" svg:y1="14.015cm" svg:x2="69.152cm" svg:y2="7.844cm" draw:start-shape="id854" draw:start-glue-point="0" draw:end-shape="id850" draw:end-glue-point="7" svg:d="m73328 14015v-3085h-4176v-3086">
          <text:p/>
        </draw:connector>
        <draw:custom-shape draw:style-name="gr1" draw:text-style-name="P1" draw:id="id855" draw:layer="layout" svg:width="4.7cm" svg:height="0.7cm" svg:x="74.61cm" svg:y="12.926cm">
          <draw:glue-point draw:id="4" svg:x="-2.42cm" svg:y="5.014cm"/>
          <draw:glue-point draw:id="5" svg:x="2.218cm" svg:y="5.014cm"/>
          <text:p text:style-name="P1">ScAccessibleDataPilotControl</text:p>
          <draw:enhanced-geometry svg:viewBox="0 0 21600 21600" draw:type="rectangle" draw:enhanced-path="M 0 0 L 21600 0 21600 21600 0 21600 0 0 Z N"/>
        </draw:custom-shape>
        <draw:custom-shape draw:style-name="gr1" draw:text-style-name="P1" draw:id="id856" draw:layer="layout" svg:width="4.586cm" svg:height="0.7cm" svg:x="81.454cm" svg:y="12.589cm">
          <draw:glue-point draw:id="4" svg:x="-2.42cm" svg:y="5.014cm"/>
          <draw:glue-point draw:id="5" svg:x="2.218cm" svg:y="5.014cm"/>
          <text:p text:style-name="P1">ScAccessibleDataPilotButton</text:p>
          <draw:enhanced-geometry svg:viewBox="0 0 21600 21600" draw:type="rectangle" draw:enhanced-path="M 0 0 L 21600 0 21600 21600 0 21600 0 0 Z N"/>
        </draw:custom-shape>
        <draw:connector draw:style-name="inheritance_20__28_public_29_" draw:layer="layout" draw:line-skew="-0.74cm" svg:x1="76.96cm" svg:y1="12.926cm" svg:x2="70.395cm" svg:y2="7.844cm" draw:start-shape="id855" draw:start-glue-point="0" draw:end-shape="id850" draw:end-glue-point="8" svg:d="m76960 12926v-3281h-6565v-1801">
          <text:p/>
        </draw:connector>
        <draw:connector draw:style-name="inheritance_20__28_public_29_" draw:layer="layout" draw:line-skew="-1.275cm" svg:x1="83.747cm" svg:y1="12.589cm" svg:x2="71.462cm" svg:y2="7.845cm" draw:start-shape="id856" draw:start-glue-point="0" draw:end-shape="id850" draw:end-glue-point="2" svg:d="m83747 12589v-3647h-12285v-1097">
          <text:p/>
        </draw:connector>
        <draw:custom-shape draw:style-name="gr1" draw:text-style-name="P1" draw:id="id857" draw:layer="layout" svg:width="4.638cm" svg:height="0.7cm" svg:x="59.008cm" svg:y="9.271cm">
          <draw:glue-point draw:id="4" svg:x="-2.42cm" svg:y="5.014cm"/>
          <draw:glue-point draw:id="5" svg:x="2.218cm" svg:y="5.014cm"/>
          <text:p text:style-name="P1">ScAccessibleDocumentBase</text:p>
          <draw:enhanced-geometry svg:viewBox="0 0 21600 21600" draw:type="rectangle" draw:enhanced-path="M 0 0 L 21600 0 21600 21600 0 21600 0 0 Z N"/>
        </draw:custom-shape>
        <draw:connector draw:style-name="inheritance_20__28_public_29_" draw:layer="layout" svg:x1="61.327cm" svg:y1="9.271cm" svg:x2="65.743cm" svg:y2="7.844cm" draw:start-shape="id857" draw:start-glue-point="0" draw:end-shape="id850" draw:end-glue-point="4" svg:d="m61327 9271v-713h4416v-714">
          <text:p/>
        </draw:connector>
        <draw:custom-shape draw:style-name="gr1" draw:text-style-name="P1" draw:id="id858" draw:layer="layout" svg:width="3.929cm" svg:height="1.659cm" svg:x="57.29cm" svg:y="16.233cm">
          <draw:glue-point draw:id="4" svg:x="-2.42cm" svg:y="5.014cm"/>
          <draw:glue-point draw:id="5" svg:x="2.218cm" svg:y="5.014cm"/>
          <draw:glue-point draw:id="6" svg:x="5.002cm" svg:y="2.658cm"/>
          <draw:glue-point draw:id="7" svg:x="-2.149cm" svg:y="-5.009cm"/>
          <draw:glue-point draw:id="8" svg:x="2.376cm" svg:y="-5.009cm"/>
          <text:p text:style-name="P1">ScAccessibleDocument</text:p>
          <draw:enhanced-geometry svg:viewBox="0 0 21600 21600" draw:type="rectangle" draw:enhanced-path="M 0 0 L 21600 0 21600 21600 0 21600 0 0 Z N"/>
        </draw:custom-shape>
        <draw:connector draw:style-name="inheritance_20__28_public_29_" draw:layer="layout" svg:x1="60.187cm" svg:y1="16.233cm" svg:x2="60.205cm" svg:y2="9.971cm" draw:start-shape="id858" draw:start-glue-point="8" draw:end-shape="id857" draw:end-glue-point="4" svg:d="m60187 16233v-3131h18v-3131">
          <text:p/>
        </draw:connector>
        <draw:connector draw:style-name="data_20_member_20__28_pointer_29_" draw:layer="layout" svg:x1="67.571cm" svg:y1="20.48cm" svg:x2="71.33cm" svg:y2="21.674cm" draw:start-shape="id852" draw:start-glue-point="4" draw:end-shape="id846" draw:end-glue-point="3" svg:d="m67571 20480h1879v1194h1880">
          <text:p/>
        </draw:connector>
        <draw:connector draw:style-name="data_20_member_20__28_pointer_29_" draw:layer="layout" svg:x1="61.219cm" svg:y1="17.502cm" svg:x2="63.165cm" svg:y2="18.903cm" draw:start-shape="id858" draw:start-glue-point="6" draw:end-shape="id852" draw:end-glue-point="3" svg:d="m61219 17502h973v1401h973">
          <text:p/>
        </draw:connector>
        <draw:custom-shape draw:style-name="gr2" draw:id="id859" draw:layer="layout" svg:width="7.283cm" svg:height="1.037cm" svg:x="52.081cm" svg:y="13.923cm">
          <text:p>com.sun.star.accessibility.XAccessibleSelection</text:p>
          <text:p>com.sun.star.view.XSelectionChangeListener</text:p>
          <draw:enhanced-geometry svg:viewBox="0 0 21600 21600" draw:type="rectangle" draw:enhanced-path="M 0 0 L 21600 0 21600 21600 0 21600 0 0 Z N"/>
        </draw:custom-shape>
        <draw:connector draw:style-name="inheritance_20__28_public_29_" draw:layer="layout" svg:x1="58.41cm" svg:y1="16.233cm" svg:x2="55.722cm" svg:y2="14.96cm" draw:start-shape="id858" draw:start-glue-point="7" draw:end-shape="id859" draw:end-glue-point="2" svg:d="m58410 16233v-637h-2688v-636">
          <text:p/>
        </draw:connector>
        <draw:connector draw:style-name="local_20_usage_20__2f__20_return_20_type" draw:layer="layout" svg:x1="43.125cm" svg:y1="25.496cm" svg:x2="57.29cm" svg:y2="17.062cm" draw:start-shape="id636" draw:start-glue-point="14" draw:end-shape="id858" svg:d="m43125 25496h7082v-8434h7083">
          <text:p>CreateAccessible()</text:p>
        </draw:connector>
        <draw:connector draw:style-name="data_20_member_20__28_multiple_20_pointers_29_" draw:layer="layout" svg:x1="79.31cm" svg:y1="13.276cm" svg:x2="81.454cm" svg:y2="12.939cm" draw:start-shape="id855" draw:start-glue-point="1" draw:end-shape="id856" draw:end-glue-point="3" svg:d="m79310 13276h1072v-337h1072">
          <text:p/>
        </draw:connector>
      </draw:page>
      <draw:page draw:name="sc (chart2)" draw:style-name="dp1" draw:master-page-name="Default">
        <office:forms form:automatic-focus="false" form:apply-design-mode="false"/>
        <draw:custom-shape draw:style-name="gr1" draw:text-style-name="P1" draw:id="id860" draw:layer="layout" svg:width="3.862cm" svg:height="0.7cm" svg:x="24.926cm" svg:y="47.026cm">
          <draw:glue-point draw:id="4" svg:x="-2.182cm" svg:y="-5cm"/>
          <draw:glue-point draw:id="5" svg:x="2.449cm" svg:y="-5cm"/>
          <text:p text:style-name="P3">ScChart2DataSequence</text:p>
          <draw:enhanced-geometry svg:viewBox="0 0 21600 21600" draw:type="rectangle" draw:enhanced-path="M 0 0 L 21600 0 21600 21600 0 21600 0 0 Z N"/>
        </draw:custom-shape>
        <draw:custom-shape draw:style-name="gr2" draw:id="id861" draw:layer="layout" svg:width="7.879cm" svg:height="2.851cm" svg:x="21.925cm" svg:y="42.152cm">
          <text:p text:style-name="P2">com.sun.star.beans.XPropertySet</text:p>
          <text:p text:style-name="P2">com.sun.star.chart2.data.XDataSequence</text:p>
          <text:p text:style-name="P2">com.sun.star.chart2.data.XNumericalDataSequence</text:p>
          <text:p text:style-name="P2">com.sun.star.chart2.data.XTextual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860" draw:start-glue-point="4" draw:end-shape="id861" draw:end-glue-point="2" svg:d="m26015 47026v-1012h-151v-1011">
          <text:p/>
        </draw:connector>
        <draw:custom-shape draw:style-name="gr1" draw:text-style-name="P1" draw:id="id862" draw:layer="layout" svg:width="3.68cm" svg:height="1.098cm" svg:x="20.656cm" svg:y="57.794cm">
          <draw:glue-point draw:id="4" svg:x="-2.184cm" svg:y="-5cm"/>
          <draw:glue-point draw:id="5" svg:x="2.391cm" svg:y="-5cm"/>
          <draw:glue-point draw:id="6" svg:x="5cm" svg:y="-2.213cm"/>
          <draw:glue-point draw:id="7" svg:x="5cm" svg:y="2.377cm"/>
          <text:p text:style-name="P3">ScChart2DataProvider</text:p>
          <draw:enhanced-geometry svg:viewBox="0 0 21600 21600" draw:type="rectangle" draw:enhanced-path="M 0 0 L 21600 0 21600 21600 0 21600 0 0 Z N"/>
        </draw:custom-shape>
        <draw:custom-shape draw:style-name="gr2" draw:id="id863" draw:layer="layout" svg:width="7.543cm" svg:height="0.985cm" svg:x="15.457cm" svg:y="52.975cm">
          <text:p text:style-name="P2">com.sun.star.chart2.data.XDataProvider</text:p>
          <text:p text:style-name="P2">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862" draw:start-glue-point="4" draw:end-shape="id863" draw:end-glue-point="2" svg:d="m21693 57794v-1917h-2465v-1917">
          <text:p/>
        </draw:connector>
        <draw:custom-shape draw:style-name="uno_20_service" draw:id="id864" draw:layer="layout" svg:width="5.883cm" svg:height="0.622cm" svg:x="21.148cm" svg:y="54.814cm">
          <text:p text:style-name="P2">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862" draw:start-glue-point="5" draw:end-shape="id864" svg:d="m23375 57794v-1179h714v-1179">
          <text:p/>
        </draw:connector>
        <draw:custom-shape draw:style-name="uno_20_service" draw:id="id865" draw:layer="layout" svg:width="6.064cm" svg:height="0.622cm" svg:x="26.664cm" svg:y="45.393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860" draw:start-glue-point="5" draw:end-shape="id865" draw:end-glue-point="2" svg:d="m27802 47026v-505h1894v-506">
          <text:p/>
        </draw:connector>
        <draw:custom-shape draw:style-name="gr1" draw:text-style-name="P1" draw:id="id866" draw:layer="layout" svg:width="3.862cm" svg:height="0.7cm" svg:x="28.828cm" svg:y="57.328cm">
          <draw:glue-point draw:id="4" svg:x="-2.182cm" svg:y="-5cm"/>
          <draw:glue-point draw:id="5" svg:x="2.449cm" svg:y="-5cm"/>
          <text:p text:style-name="P3">ScChart2DataSource</text:p>
          <draw:enhanced-geometry svg:viewBox="0 0 21600 21600" draw:type="rectangle" draw:enhanced-path="M 0 0 L 21600 0 21600 21600 0 21600 0 0 Z N"/>
        </draw:custom-shape>
        <draw:custom-shape draw:style-name="uno_20_service" draw:id="id867" draw:layer="layout" svg:width="5.701cm" svg:height="0.622cm" svg:x="31.861cm" svg:y="54.891cm">
          <text:p text:style-name="P2">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866" draw:start-glue-point="5" draw:end-shape="id867" draw:end-glue-point="2" svg:d="m31704 57328v-907h3007v-908">
          <text:p/>
        </draw:connector>
        <draw:custom-shape draw:style-name="gr1" draw:text-style-name="P1" draw:id="id868" draw:layer="layout" svg:width="5.08cm" svg:height="1.367cm" svg:x="44.769cm" svg:y="57.093cm">
          <draw:glue-point draw:id="4" svg:x="-2.182cm" svg:y="-5cm"/>
          <draw:glue-point draw:id="5" svg:x="2.449cm" svg:y="-5cm"/>
          <draw:glue-point draw:id="6" svg:x="5cm" svg:y="-2.545cm"/>
          <draw:glue-point draw:id="7" svg:x="5cm" svg:y="2.545cm"/>
          <text:p text:style-name="P3">ScChart2LabeledDataSequence</text:p>
          <draw:enhanced-geometry svg:viewBox="0 0 21600 21600" draw:type="rectangle" draw:enhanced-path="M 0 0 L 21600 0 21600 21600 0 21600 0 0 Z N"/>
        </draw:custom-shape>
        <draw:custom-shape draw:style-name="uno_20_service" draw:id="id869" draw:layer="layout" svg:width="7.439cm" svg:height="0.622cm" svg:x="45.859cm" svg:y="53.8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868" draw:start-glue-point="5" draw:end-shape="id869" draw:end-glue-point="2" svg:d="m48553 57093v-1336h1025v-1335">
          <text:p/>
        </draw:connector>
        <draw:custom-shape draw:style-name="gr1" draw:text-style-name="P1" draw:id="id870" draw:layer="layout" svg:width="5.08cm" svg:height="0.7cm" svg:x="43.953cm" svg:y="62.705cm">
          <draw:glue-point draw:id="4" svg:x="-2.182cm" svg:y="-5cm"/>
          <draw:glue-point draw:id="5" svg:x="2.449cm" svg:y="-5cm"/>
          <text:p text:style-name="P3">ScChart2EmptyDataSequence</text:p>
          <draw:enhanced-geometry svg:viewBox="0 0 21600 21600" draw:type="rectangle" draw:enhanced-path="M 0 0 L 21600 0 21600 21600 0 21600 0 0 Z N"/>
        </draw:custom-shape>
        <draw:custom-shape draw:style-name="uno_20_service" draw:id="id871" draw:layer="layout" svg:width="6.064cm" svg:height="0.622cm" svg:x="45.197cm" svg:y="60.451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870" draw:start-glue-point="5" draw:end-shape="id871" draw:end-glue-point="2" svg:d="m47737 62705v-816h492v-816">
          <text:p/>
        </draw:connector>
        <draw:custom-shape draw:style-name="gr2" draw:text-style-name="P2" draw:id="id872" draw:layer="layout" svg:width="7.698cm" svg:height="1.789cm" svg:x="39.247cm" svg:y="51.37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868" draw:start-glue-point="4" draw:end-shape="id872" svg:d="m46201 57093v-1963h-3105v-1962">
          <text:p/>
        </draw:connector>
        <draw:custom-shape draw:style-name="gr2" draw:id="id873" draw:layer="layout" svg:width="7.568cm" svg:height="0.648cm" svg:x="34.47cm" svg:y="56.961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866" draw:start-glue-point="1" draw:end-shape="id873" draw:end-glue-point="3" svg:d="m32690 57678h890v-393h890">
          <text:p/>
        </draw:connector>
        <draw:connector draw:style-name="uno_20_implementation" draw:layer="layout" svg:x1="42.038cm" svg:y1="57.285cm" svg:x2="44.769cm" svg:y2="57.776cm" draw:start-shape="id873" draw:start-glue-point="1" draw:end-shape="id868" draw:end-glue-point="3" svg:d="m42038 57285h1366v491h1365">
          <text:p/>
        </draw:connector>
        <draw:custom-shape draw:style-name="gr2" draw:id="id874" draw:layer="layout" svg:width="6.264cm" svg:height="0.648cm" svg:x="52.293cm" svg:y="56.612cm">
          <text:p text:style-name="P2">com.sun.star.chart2.data.XDataSequence</text:p>
          <draw:enhanced-geometry svg:viewBox="0 0 21600 21600" draw:type="rectangle" draw:enhanced-path="M 0 0 L 21600 0 21600 21600 0 21600 0 0 Z N"/>
        </draw:custom-shape>
        <draw:custom-shape draw:style-name="gr2" draw:id="id875" draw:layer="layout" svg:width="6.264cm" svg:height="0.648cm" svg:x="52.34cm" svg:y="57.716cm">
          <text:p text:style-name="P2">com.sun.star.chart2.data.XDataSequence</text:p>
          <draw:enhanced-geometry svg:viewBox="0 0 21600 21600" draw:type="rectangle" draw:enhanced-path="M 0 0 L 21600 0 21600 21600 0 21600 0 0 Z N"/>
        </draw:custom-shape>
        <draw:connector draw:style-name="data_20_member_20__28_pointer_29_" draw:text-style-name="P2" draw:layer="layout" svg:x1="49.849cm" svg:y1="57.429cm" svg:x2="52.293cm" svg:y2="56.936cm" draw:start-shape="id868" draw:start-glue-point="6" draw:end-shape="id874" draw:end-glue-point="3" svg:d="m49849 57429h1222v-493h1222">
          <text:p text:style-name="P2">m_aData</text:p>
        </draw:connector>
        <draw:connector draw:style-name="data_20_member_20__28_pointer_29_" draw:text-style-name="P2" draw:layer="layout" svg:x1="49.849cm" svg:y1="58.123cm" svg:x2="52.34cm" svg:y2="58.04cm" draw:start-shape="id868" draw:start-glue-point="7" draw:end-shape="id875" draw:end-glue-point="3" svg:d="m49849 58123h1246v-83h1245">
          <text:p text:style-name="P2">m_aLabel</text:p>
        </draw:connector>
        <draw:connector draw:style-name="local_20_usage_20__2f__20_return_20_type" draw:text-style-name="P2" draw:layer="layout" svg:x1="24.336cm" svg:y1="58.101cm" svg:x2="28.828cm" svg:y2="57.678cm" draw:start-shape="id862" draw:start-glue-point="6" draw:end-shape="id866" draw:end-glue-point="3" svg:d="m24336 58101h2246v-423h2246">
          <text:p text:style-name="P2">createDataSource()</text:p>
        </draw:connector>
        <draw:frame draw:style-name="gr29" draw:text-style-name="P2" draw:layer="layout" svg:width="10.631cm" svg:height="2.568cm" svg:x="22.823cm" svg:y="59.156cm">
          <draw:text-box>
            <text:p text:style-name="P2">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2" draw:id="id876" draw:layer="layout" svg:width="5.927cm" svg:height="1.008cm" svg:x="27.263cm" svg:y="53.109cm">
          <text:p text:style-name="P2">com.sun.star.chart2.data.XDataSource</text:p>
          <text:p text:style-name="P2">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866" draw:start-glue-point="4" draw:end-shape="id876" draw:end-glue-point="2" svg:d="m29917 57328v-1605h309v-1606">
          <text:p/>
        </draw:connector>
      </draw:page>
      <draw:page draw:name="sc (ui)" draw:style-name="dp1" draw:master-page-name="Default">
        <office:forms form:automatic-focus="false" form:apply-design-mode="false"/>
        <draw:frame draw:style-name="annotation" draw:layer="layout" svg:width="8.338cm" svg:height="0.551cm" svg:x="53.138cm" svg:y="34.172cm">
          <draw:text-box>
            <text:p text:style-name="P2">Define Label Rage dialog in <text:span text:style-name="T2">Insert &gt; Names &gt; Labels...</text:span></text:p>
          </draw:text-box>
        </draw:frame>
        <draw:rect draw:style-name="class" draw:text-style-name="P6" draw:id="id878"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2"><text:span text:style-name="T3">ScAnyRefDlg</text:span></text:p>
        </draw:rect>
        <draw:rect draw:style-name="class_20__28_external_20_module_29_" draw:id="id880" draw:layer="layout" svg:width="3.579cm" svg:height="0.754cm" svg:x="52.117cm" svg:y="15.328cm">
          <text:p text:style-name="P2"><text:span text:style-name="T3">SfxModelessDialog</text:span></text:p>
        </draw:rect>
        <draw:rect draw:style-name="class" draw:text-style-name="P6" draw:id="id877" draw:layer="layout" svg:width="2.87cm" svg:height="0.551cm" svg:x="47.876cm" svg:y="26.943cm">
          <text:p text:style-name="P2"><text:span text:style-name="T3">ScSimpleRefDlg</text:span></text:p>
        </draw:rect>
        <draw:rect draw:style-name="class" draw:text-style-name="P6" draw:id="id879" draw:layer="layout" svg:width="2.305cm" svg:height="0.74cm" svg:x="46.529cm" svg:y="22.593cm">
          <text:p text:style-name="P2"><text:span text:style-name="T3">ScSolverDlg</text:span></text:p>
        </draw:rect>
        <draw:connector draw:style-name="inheritance_20__28_public_29_" draw:layer="layout" svg:x1="49.311cm" svg:y1="26.943cm" svg:x2="48.921cm" svg:y2="17.874cm" draw:start-shape="id877" draw:start-glue-point="0" draw:end-shape="id878" draw:end-glue-point="13" svg:d="m49311 26943v-4534h-390v-4535">
          <text:p/>
        </draw:connector>
        <draw:connector draw:style-name="inheritance_20__28_public_29_" draw:layer="layout" svg:x1="47.681cm" svg:y1="22.593cm" svg:x2="48.155cm" svg:y2="17.874cm" draw:start-shape="id879" draw:start-glue-point="0" draw:end-shape="id878" draw:end-glue-point="7" svg:d="m47681 22593v-2359h474v-2360">
          <text:p/>
        </draw:connector>
        <draw:connector draw:style-name="inheritance_20__28_public_29_" draw:layer="layout" svg:x1="53.105cm" svg:y1="17.168cm" svg:x2="53.906cm" svg:y2="16.082cm" draw:start-shape="id878" draw:start-glue-point="0" draw:end-shape="id880" draw:end-glue-point="2" svg:d="m53105 17168v-543h801v-543">
          <text:p/>
        </draw:connector>
        <draw:custom-shape draw:style-name="gr3" draw:id="id881" draw:layer="layout" svg:width="4.347cm" svg:height="0.66cm" svg:x="53.111cm" svg:y="33.285cm">
          <text:p text:style-name="P2">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881" draw:end-shape="id878" draw:end-glue-point="2" svg:d="m55284 33285v-10299h-2179v-5111">
          <text:p/>
        </draw:connector>
        <draw:rect draw:style-name="class" draw:text-style-name="P6" draw:id="id882" draw:layer="layout" svg:width="2.5cm" svg:height="0.695cm" svg:x="62.923cm" svg:y="27.804cm">
          <text:p text:style-name="P2"><text:span text:style-name="T3">ScFilterDlg</text:span></text:p>
        </draw:rect>
        <draw:connector draw:style-name="inheritance_20__28_public_29_" draw:layer="layout" draw:line-skew="1.935cm" svg:x1="64.173cm" svg:y1="27.804cm" svg:x2="57.532cm" svg:y2="17.874cm" draw:start-shape="id882" draw:start-glue-point="0" draw:end-shape="id878" draw:end-glue-point="6" svg:d="m64173 27804v-3029h-6641v-6901">
          <text:p/>
        </draw:connector>
        <draw:frame draw:style-name="annotation" draw:layer="layout" svg:width="3.294cm" svg:height="0.478cm" svg:x="62.9cm" svg:y="28.63cm">
          <draw:text-box>
            <text:p text:style-name="P2">Standard filter dialog</text:p>
          </draw:text-box>
        </draw:frame>
        <draw:rect draw:style-name="class" draw:text-style-name="P6" draw:id="id883" draw:layer="layout" svg:width="2.913cm" svg:height="0.695cm" svg:x="60.542cm" svg:y="29.968cm">
          <text:p text:style-name="P2"><text:span text:style-name="T3">ScSpecialFilterDlg</text:span></text:p>
        </draw:rect>
        <draw:connector draw:style-name="inheritance_20__28_public_29_" draw:layer="layout" draw:line-skew="2.832cm" svg:x1="61.998cm" svg:y1="29.968cm" svg:x2="56.258cm" svg:y2="17.874cm" draw:start-shape="id883" draw:end-shape="id878" draw:end-glue-point="5" svg:d="m61998 29968v-3214h-5740v-8880">
          <text:p/>
        </draw:connector>
        <draw:frame draw:style-name="annotation" draw:layer="layout" svg:width="3.946cm" svg:height="0.647cm" svg:x="61.84cm" svg:y="30.894cm">
          <draw:text-box>
            <text:p text:style-name="P2">Advanced filter dialog</text:p>
          </draw:text-box>
        </draw:frame>
        <draw:custom-shape draw:style-name="gr1" draw:text-style-name="P1" draw:id="id884" draw:layer="layout" svg:width="4.043cm" svg:height="0.65cm" svg:x="43.729cm" svg:y="18.967cm">
          <text:p text:style-name="P3">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884" draw:start-glue-point="0" draw:end-shape="id878" draw:end-glue-point="11" svg:d="m45750 18967v-546h1700v-547">
          <text:p/>
        </draw:connector>
        <draw:custom-shape draw:style-name="gr3" draw:id="id885" draw:layer="layout" svg:width="2.453cm" svg:height="2.836cm" svg:x="60.58cm" svg:y="20.297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2">ScFormulaDlg</text:p>
          <draw:enhanced-geometry svg:viewBox="0 0 21600 21600" draw:type="rectangle" draw:enhanced-path="M 0 0 L 21600 0 21600 21600 0 21600 0 0 Z N"/>
        </draw:custom-shape>
        <draw:connector draw:style-name="inheritance_20__28_public_29_" draw:layer="layout" svg:x1="61.806cm" svg:y1="20.297cm" svg:x2="58.838cm" svg:y2="17.874cm" draw:start-shape="id885" draw:start-glue-point="0" draw:end-shape="id878" draw:end-glue-point="10" svg:d="m61806 20297v-1211h-2968v-1212">
          <text:p/>
        </draw:connector>
        <draw:custom-shape draw:style-name="gr3" draw:id="id886" draw:layer="layout" svg:width="2.255cm" svg:height="0.701cm" svg:x="64.435cm" svg:y="18.442cm">
          <text:p text:style-name="P2">ScFuncPage</text:p>
          <draw:enhanced-geometry svg:viewBox="0 0 21600 21600" draw:type="rectangle" draw:enhanced-path="M 0 0 L 21600 0 21600 21600 0 21600 0 0 Z N"/>
        </draw:custom-shape>
        <draw:custom-shape draw:style-name="class_20__28_external_20_module_29_" draw:id="id887" draw:layer="layout" svg:width="1.762cm" svg:height="0.673cm" svg:x="65.988cm" svg:y="16.835cm">
          <draw:glue-point draw:id="4" svg:x="-2.207cm" svg:y="4.992cm"/>
          <draw:glue-point draw:id="5" svg:x="2.349cm" svg:y="4.992cm"/>
          <text:p text:style-name="P2">TabPage</text:p>
          <draw:enhanced-geometry svg:viewBox="0 0 21600 21600" draw:type="rectangle" draw:enhanced-path="M 0 0 L 21600 0 21600 21600 0 21600 0 0 Z N"/>
        </draw:custom-shape>
        <draw:connector draw:style-name="inheritance_20__28_public_29_" draw:layer="layout" svg:x1="65.562cm" svg:y1="18.442cm" svg:x2="66.481cm" svg:y2="17.506cm" draw:start-shape="id886" draw:start-glue-point="0" draw:end-shape="id887" draw:end-glue-point="4" svg:d="m65562 18442v-468h919v-468">
          <text:p/>
        </draw:connector>
        <draw:connector draw:style-name="data_20_member_20__28_pointer_29_" draw:layer="layout" svg:x1="63.031cm" svg:y1="20.569cm" svg:x2="64.435cm" svg:y2="18.792cm" draw:start-shape="id885" draw:start-glue-point="4" draw:end-shape="id886" draw:end-glue-point="3" svg:d="m63031 20569h702v-1777h702">
          <text:p/>
        </draw:connector>
        <draw:frame draw:style-name="annotation" draw:layer="layout" svg:width="3.447cm" svg:height="0.514cm" svg:x="60.752cm" svg:y="23.294cm">
          <draw:text-box>
            <text:p text:style-name="P2">Function wizard dialog</text:p>
          </draw:text-box>
        </draw:frame>
        <draw:custom-shape draw:style-name="gr1" draw:text-style-name="P1" draw:id="id888" draw:layer="layout" svg:width="2.333cm" svg:height="0.674cm" svg:x="64.33cm" svg:y="22.848cm">
          <text:p text:style-name="P3">ScFormulaUtil</text:p>
          <draw:enhanced-geometry svg:viewBox="0 0 21600 21600" draw:type="rectangle" draw:enhanced-path="M 0 0 L 21600 0 21600 21600 0 21600 0 0 Z N"/>
        </draw:custom-shape>
        <draw:connector draw:style-name="local_20_usage_20__2f__20_return_20_type" draw:layer="layout" svg:x1="63.031cm" svg:y1="22.796cm" svg:x2="64.33cm" svg:y2="23.185cm" draw:start-shape="id885" draw:start-glue-point="9" draw:end-shape="id888" svg:d="m63031 22796h650v389h649">
          <text:p/>
        </draw:connector>
        <draw:custom-shape draw:style-name="gr1" draw:text-style-name="P1" draw:id="id889" draw:layer="layout" svg:width="2.307cm" svg:height="0.674cm" svg:x="66.79cm" svg:y="19.454cm">
          <text:p text:style-name="P3">ScStructPage</text:p>
          <draw:enhanced-geometry svg:viewBox="0 0 21600 21600" draw:type="rectangle" draw:enhanced-path="M 0 0 L 21600 0 21600 21600 0 21600 0 0 Z N"/>
        </draw:custom-shape>
        <draw:connector draw:style-name="data_20_member_20__28_pointer_29_" draw:layer="layout" svg:x1="63.031cm" svg:y1="20.983cm" svg:x2="66.79cm" svg:y2="19.791cm" draw:start-shape="id885" draw:start-glue-point="5" draw:end-shape="id889" draw:end-glue-point="3" svg:d="m63031 20983h1880v-1192h1879">
          <text:p/>
        </draw:connector>
        <draw:connector draw:style-name="inheritance_20__28_public_29_" draw:layer="layout" svg:x1="67.943cm" svg:y1="19.454cm" svg:x2="67.282cm" svg:y2="17.506cm" draw:start-shape="id889" draw:start-glue-point="0" draw:end-shape="id887" draw:end-glue-point="5" svg:d="m67943 19454v-973h-661v-975">
          <text:p/>
        </draw:connector>
        <draw:custom-shape draw:style-name="gr1" draw:text-style-name="P1" draw:id="id890" draw:layer="layout" svg:width="2.644cm" svg:height="0.648cm" svg:x="70.315cm" svg:y="19.428cm">
          <text:p text:style-name="P3">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889" draw:start-glue-point="1" draw:end-shape="id890" draw:end-glue-point="3" svg:d="m69097 19791h609v-39h609">
          <text:p/>
        </draw:connector>
        <draw:custom-shape draw:style-name="class_20__28_external_20_module_29_" draw:id="id891" draw:layer="layout" svg:width="2.617cm" svg:height="0.545cm" svg:x="70.368cm" svg:y="18.002cm">
          <text:p text:style-name="P2">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890" draw:start-glue-point="0" draw:end-shape="id891" draw:end-glue-point="2" svg:d="m71637 19428v-441h39v-440">
          <text:p/>
        </draw:connector>
        <draw:custom-shape draw:style-name="gr1" draw:text-style-name="P3" draw:id="id892" draw:layer="layout" svg:width="1.581cm" svg:height="0.544cm" svg:x="67.776cm" svg:y="20.567cm">
          <text:p text:style-name="P3">ValWnd</text:p>
          <draw:enhanced-geometry svg:viewBox="0 0 21600 21600" draw:mirror-horizontal="false" draw:mirror-vertical="false" draw:type="rectangle" draw:enhanced-path="M 0 0 L 21600 0 21600 21600 0 21600 0 0 Z N"/>
        </draw:custom-shape>
        <draw:connector draw:style-name="data_20_member" draw:layer="layout" svg:x1="63.031cm" svg:y1="21.32cm" svg:x2="67.776cm" svg:y2="20.839cm" draw:start-shape="id885" draw:start-glue-point="6" draw:end-shape="id892" svg:d="m63031 21320h2373v-481h2372">
          <text:p/>
        </draw:connector>
        <draw:custom-shape draw:style-name="gr1" draw:text-style-name="P1" draw:id="id893" draw:layer="layout" svg:width="2.229cm" svg:height="1.451cm" svg:x="67.493cm" svg:y="21.89cm">
          <draw:glue-point draw:id="4" svg:x="4.997cm" svg:y="-2.501cm"/>
          <draw:glue-point draw:id="5" svg:x="4.997cm" svg:y="2.68cm"/>
          <text:p text:style-name="P3">ScParaWin</text:p>
          <draw:enhanced-geometry svg:viewBox="0 0 21600 21600" draw:type="rectangle" draw:enhanced-path="M 0 0 L 21600 0 21600 21600 0 21600 0 0 Z N"/>
        </draw:custom-shape>
        <draw:connector draw:style-name="data_20_member" draw:layer="layout" svg:x1="63.033cm" svg:y1="21.715cm" svg:x2="67.493cm" svg:y2="22.615cm" draw:start-shape="id885" draw:start-glue-point="1" draw:end-shape="id893" draw:end-glue-point="3" svg:d="m63033 21715h2229v900h2231">
          <text:p/>
        </draw:connector>
        <draw:custom-shape draw:style-name="gr1" draw:text-style-name="P1" draw:id="id894" draw:layer="layout" svg:width="1.556cm" svg:height="0.622cm" svg:x="71.147cm" svg:y="21.941cm">
          <text:p text:style-name="P3">ArgEdit</text:p>
          <draw:enhanced-geometry svg:viewBox="0 0 21600 21600" draw:type="rectangle" draw:enhanced-path="M 0 0 L 21600 0 21600 21600 0 21600 0 0 Z N"/>
        </draw:custom-shape>
        <draw:custom-shape draw:style-name="class_20__28_external_20_module_29_" draw:id="id895" draw:layer="layout" svg:width="1.788cm" svg:height="0.544cm" svg:x="71.043cm" svg:y="20.853cm">
          <text:p text:style-name="P2">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894" draw:start-glue-point="0" draw:end-shape="id895" draw:end-glue-point="2" svg:d="m71925 21941v-272h12v-272">
          <text:p/>
        </draw:connector>
        <draw:connector draw:style-name="data_20_member_20__28_multiple_29_" draw:layer="layout" svg:x1="69.72cm" svg:y1="22.253cm" svg:x2="71.147cm" svg:y2="22.252cm" draw:start-shape="id893" draw:start-glue-point="4" draw:end-shape="id894" draw:end-glue-point="3" svg:d="m69720 22253h714v-1h713">
          <text:p/>
        </draw:connector>
        <draw:custom-shape draw:style-name="gr1" draw:text-style-name="P1" draw:id="id896" draw:layer="layout" svg:width="1.711cm" svg:height="0.622cm" svg:x="71.172cm" svg:y="22.9cm">
          <text:p text:style-name="P3">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893" draw:start-glue-point="5" draw:end-shape="id896" draw:end-glue-point="3" svg:d="m69720 23003h726v208h726">
          <text:p/>
        </draw:connector>
        <draw:custom-shape draw:style-name="gr3" draw:id="id897" draw:layer="layout" svg:width="3.162cm" svg:height="1.354cm" svg:x="68.164cm" svg:y="28.178cm">
          <draw:glue-point draw:id="4" svg:x="-5cm" svg:y="-2.422cm"/>
          <draw:glue-point draw:id="5" svg:x="-5cm" svg:y="2.85cm"/>
          <text:p text:style-name="P2">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882" draw:start-glue-point="1" draw:end-shape="id897" draw:end-glue-point="4" svg:d="m65423 28151h1371v377h1370">
          <text:p/>
        </draw:connector>
        <draw:custom-shape draw:style-name="gr1" draw:text-style-name="P1" draw:id="id898" draw:layer="layout" svg:width="2.09cm" svg:height="0.636cm" svg:x="54.133cm" svg:y="20.536cm">
          <text:p text:style-name="P3">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898" draw:start-glue-point="0" draw:end-shape="id878" draw:end-glue-point="9" svg:d="m55178 20536v-1330h-431v-1332">
          <text:p/>
        </draw:connector>
        <draw:frame draw:style-name="annotation" draw:layer="layout" svg:width="3.915cm" svg:height="0.601cm" svg:x="54.08cm" svg:y="21.284cm">
          <draw:text-box>
            <text:p text:style-name="P2">Multiple Operations dialog</text:p>
          </draw:text-box>
        </draw:frame>
        <draw:custom-shape draw:style-name="gr1" draw:text-style-name="P1" draw:id="id899" draw:layer="layout" svg:width="2.408cm" svg:height="0.609cm" svg:x="49.371cm" svg:y="21.25cm">
          <text:p text:style-name="P3">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899" draw:start-glue-point="0" draw:end-shape="id878" draw:end-glue-point="4" svg:d="m50575 21250v-1688h-825v-1688">
          <text:p/>
        </draw:connector>
        <draw:frame draw:style-name="annotation" draw:layer="layout" svg:width="3.069cm" svg:height="0.601cm" svg:x="49.45cm" svg:y="22.018cm">
          <draw:text-box>
            <text:p text:style-name="P2">Database Range dialog</text:p>
          </draw:text-box>
        </draw:frame>
        <draw:connector draw:style-name="data_20_member_20__28_pointer_29_" draw:layer="layout" draw:line-skew="1.381cm" svg:x1="63.455cm" svg:y1="30.315cm" svg:x2="68.164cm" svg:y2="29.24cm" draw:start-shape="id883" draw:start-glue-point="1" draw:end-shape="id897" draw:end-glue-point="5" svg:d="m63455 30315h3736v-1075h973">
          <text:p/>
        </draw:connector>
        <draw:custom-shape draw:style-name="gr1" draw:text-style-name="P1" draw:id="id900" draw:layer="layout" svg:width="3.122cm" svg:height="0.635cm" svg:x="51.116cm" svg:y="23.764cm">
          <text:p text:style-name="P3">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900" draw:start-glue-point="0" draw:end-shape="id878" draw:end-glue-point="12" svg:d="m52677 23764v-2945h-460v-2945">
          <text:p/>
        </draw:connector>
        <draw:custom-shape draw:style-name="gr1" draw:text-style-name="P1" draw:id="id901" draw:layer="layout" svg:width="2.619cm" svg:height="0.635cm" svg:x="49.82cm" svg:y="19.823cm">
          <text:p text:style-name="P3">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901" draw:start-glue-point="0" draw:end-shape="id878" draw:end-glue-point="14" svg:d="m51129 19823v-974h-647v-975">
          <text:p/>
        </draw:connector>
        <draw:rect draw:style-name="class_20__28_external_20_module_29_" draw:id="id903" draw:layer="layout" svg:width="3.788cm" svg:height="0.639cm" svg:x="87.72cm" svg:y="24.537cm">
          <draw:glue-point draw:id="4" svg:x="3.73cm" svg:y="5.007cm"/>
          <text:p text:style-name="P2"><text:span text:style-name="T3">SfxTabDialog</text:span></text:p>
        </draw:rect>
        <draw:rect draw:style-name="class" draw:text-style-name="P6" draw:id="id902" draw:layer="layout" svg:width="2.5cm" svg:height="0.695cm" svg:x="88.134cm" svg:y="27.547cm">
          <text:p text:style-name="P2"><text:span text:style-name="T3">ScSortDlg</text:span></text:p>
        </draw:rect>
        <draw:connector draw:style-name="inheritance_20__28_public_29_" draw:layer="layout" svg:x1="89.384cm" svg:y1="27.547cm" svg:x2="89.614cm" svg:y2="25.176cm" draw:start-shape="id902" draw:start-glue-point="0" draw:end-shape="id903" draw:end-glue-point="2" svg:d="m89384 27547v-1185h230v-1186">
          <text:p/>
        </draw:connector>
        <draw:custom-shape draw:style-name="gr1" draw:text-style-name="P1" draw:id="id916" draw:layer="layout" svg:width="3.876cm" svg:height="0.74cm" svg:x="77.011cm" svg:y="25.841cm">
          <text:p text:style-name="P3">ScAbstractDialogFactory</text:p>
          <draw:enhanced-geometry svg:viewBox="0 0 21600 21600" draw:type="rectangle" draw:enhanced-path="M 0 0 L 21600 0 21600 21600 0 21600 0 0 Z N"/>
        </draw:custom-shape>
        <draw:custom-shape draw:style-name="gr1" draw:text-style-name="P1" draw:id="id904"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3">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904" draw:start-glue-point="0" draw:end-shape="id903" draw:end-glue-point="4" svg:d="m91218 29322v-2073h-192v-2074">
          <text:p/>
        </draw:connector>
        <draw:custom-shape draw:style-name="class_20__28_external_20_module_29_" draw:id="id907" draw:layer="layout" svg:width="4.535cm" svg:height="0.648cm" svg:x="95.147cm" svg:y="26.837cm">
          <text:p text:style-name="P2">SvxNumberFormatTabPage</text:p>
          <draw:enhanced-geometry svg:viewBox="0 0 21600 21600" draw:type="rectangle" draw:enhanced-path="M 0 0 L 21600 0 21600 21600 0 21600 0 0 Z N"/>
        </draw:custom-shape>
        <draw:custom-shape draw:style-name="class_20__28_external_20_module_29_" draw:id="id908" draw:layer="layout" svg:width="3.239cm" svg:height="0.648cm" svg:x="95.147cm" svg:y="27.943cm">
          <text:p text:style-name="P2">SvxCharNamePage</text:p>
          <draw:enhanced-geometry svg:viewBox="0 0 21600 21600" draw:type="rectangle" draw:enhanced-path="M 0 0 L 21600 0 21600 21600 0 21600 0 0 Z N"/>
        </draw:custom-shape>
        <draw:custom-shape draw:style-name="class_20__28_external_20_module_29_" draw:id="id909" draw:layer="layout" svg:width="3.239cm" svg:height="0.648cm" svg:x="95.147cm" svg:y="29.049cm">
          <text:p text:style-name="P2">SvxCharEffectsPage</text:p>
          <draw:enhanced-geometry svg:viewBox="0 0 21600 21600" draw:type="rectangle" draw:enhanced-path="M 0 0 L 21600 0 21600 21600 0 21600 0 0 Z N"/>
        </draw:custom-shape>
        <draw:custom-shape draw:style-name="class_20__28_external_20_module_29_" draw:id="id910" draw:layer="layout" svg:width="3.239cm" svg:height="0.648cm" svg:x="95.147cm" svg:y="30.154cm">
          <text:p text:style-name="P2">AlignmentTabPage</text:p>
          <draw:enhanced-geometry svg:viewBox="0 0 21600 21600" draw:type="rectangle" draw:enhanced-path="M 0 0 L 21600 0 21600 21600 0 21600 0 0 Z N"/>
        </draw:custom-shape>
        <draw:custom-shape draw:style-name="class_20__28_external_20_module_29_" draw:id="id911" draw:layer="layout" svg:width="3.239cm" svg:height="0.648cm" svg:x="95.147cm" svg:y="31.26cm">
          <text:p text:style-name="P2">SvxAsianTabPage</text:p>
          <draw:enhanced-geometry svg:viewBox="0 0 21600 21600" draw:type="rectangle" draw:enhanced-path="M 0 0 L 21600 0 21600 21600 0 21600 0 0 Z N"/>
        </draw:custom-shape>
        <draw:custom-shape draw:style-name="class_20__28_external_20_module_29_" draw:id="id912" draw:layer="layout" svg:width="3.239cm" svg:height="0.648cm" svg:x="95.147cm" svg:y="32.366cm">
          <text:p text:style-name="P2">SvxBorderTabPage</text:p>
          <draw:enhanced-geometry svg:viewBox="0 0 21600 21600" draw:type="rectangle" draw:enhanced-path="M 0 0 L 21600 0 21600 21600 0 21600 0 0 Z N"/>
        </draw:custom-shape>
        <draw:custom-shape draw:style-name="class_20__28_external_20_module_29_" draw:id="id913" draw:layer="layout" svg:width="3.991cm" svg:height="0.648cm" svg:x="95.147cm" svg:y="33.472cm">
          <text:p text:style-name="P2">SvxBackgroundTabPage</text:p>
          <draw:enhanced-geometry svg:viewBox="0 0 21600 21600" draw:type="rectangle" draw:enhanced-path="M 0 0 L 21600 0 21600 21600 0 21600 0 0 Z N"/>
        </draw:custom-shape>
        <draw:custom-shape draw:style-name="gr1" draw:text-style-name="P1" draw:id="id905" draw:layer="layout" svg:width="3.733cm" svg:height="0.7cm" svg:x="95.146cm" svg:y="35.623cm">
          <text:p text:style-name="P3">ScTabPageProtection</text:p>
          <draw:enhanced-geometry svg:viewBox="0 0 21600 21600" draw:type="rectangle" draw:enhanced-path="M 0 0 L 21600 0 21600 21600 0 21600 0 0 Z N"/>
        </draw:custom-shape>
        <draw:custom-shape draw:style-name="class_20__28_external_20_module_29_" draw:id="id906" draw:layer="layout" svg:width="2.488cm" svg:height="0.674cm" svg:x="99.759cm" svg:y="33.601cm">
          <text:p text:style-name="P2">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905" draw:start-glue-point="0" draw:end-shape="id906" draw:end-glue-point="2" svg:d="m97012 35623v-674h3991v-674">
          <text:p/>
        </draw:connector>
        <draw:connector draw:style-name="data_20_member_20__28_pointer_29_" draw:layer="layout" draw:line-skew="-1.016cm" svg:x1="92.253cm" svg:y1="29.637cm" svg:x2="95.147cm" svg:y2="27.161cm" draw:start-shape="id904" draw:start-glue-point="4" draw:end-shape="id907" draw:end-glue-point="3" svg:d="m92253 29637h431v-2476h2463">
          <text:p/>
        </draw:connector>
        <draw:connector draw:style-name="data_20_member_20__28_pointer_29_" draw:layer="layout" draw:line-skew="-0.627cm" svg:x1="92.253cm" svg:y1="30.025cm" svg:x2="95.147cm" svg:y2="28.267cm" draw:start-shape="id904" draw:start-glue-point="5" draw:end-shape="id908" draw:end-glue-point="3" svg:d="m92253 30025h820v-1758h2074">
          <text:p/>
        </draw:connector>
        <draw:connector draw:style-name="data_20_member_20__28_pointer_29_" draw:layer="layout" draw:line-skew="-0.29cm" svg:x1="92.253cm" svg:y1="30.388cm" svg:x2="95.147cm" svg:y2="29.373cm" draw:start-shape="id904" draw:start-glue-point="6" draw:end-shape="id909" draw:end-glue-point="3" svg:d="m92253 30388h1157v-1015h1737">
          <text:p/>
        </draw:connector>
        <draw:connector draw:style-name="data_20_member_20__28_pointer_29_" draw:layer="layout" draw:line-skew="0.228cm" svg:x1="92.253cm" svg:y1="30.855cm" svg:x2="95.147cm" svg:y2="30.478cm" draw:start-shape="id904" draw:start-glue-point="11" draw:end-shape="id910" draw:end-glue-point="3" svg:d="m92253 30855h1675v-377h1219">
          <text:p/>
        </draw:connector>
        <draw:connector draw:style-name="data_20_member_20__28_pointer_29_" draw:layer="layout" svg:x1="92.253cm" svg:y1="31.786cm" svg:x2="95.147cm" svg:y2="31.584cm" draw:start-shape="id904" draw:start-glue-point="7" draw:end-shape="id911" draw:end-glue-point="3" svg:d="m92253 31786h1447v-202h1447">
          <text:p/>
        </draw:connector>
        <draw:connector draw:style-name="data_20_member_20__28_pointer_29_" draw:layer="layout" svg:x1="92.253cm" svg:y1="32.175cm" svg:x2="95.147cm" svg:y2="32.69cm" draw:start-shape="id904" draw:start-glue-point="8" draw:end-shape="id912" draw:end-glue-point="3" svg:d="m92253 32175h1447v515h1447">
          <text:p/>
        </draw:connector>
        <draw:connector draw:style-name="data_20_member_20__28_pointer_29_" draw:layer="layout" draw:line-skew="-0.472cm" svg:x1="92.253cm" svg:y1="32.641cm" svg:x2="95.147cm" svg:y2="33.796cm" draw:start-shape="id904" draw:start-glue-point="9" draw:end-shape="id913" draw:end-glue-point="3" svg:d="m92253 32641h975v1155h1919">
          <text:p/>
        </draw:connector>
        <draw:connector draw:style-name="data_20_member_20__28_pointer_29_" draw:layer="layout" svg:x1="92.253cm" svg:y1="33.056cm" svg:x2="95.146cm" svg:y2="35.973cm" draw:start-shape="id904" draw:start-glue-point="10" draw:end-shape="id905" draw:end-glue-point="3" svg:d="m92253 33056h1447v2917h1446">
          <text:p/>
        </draw:connector>
        <draw:frame draw:style-name="annotation" draw:layer="layout" svg:width="3.887cm" svg:height="0.902cm" svg:x="88.538cm" svg:y="33.658cm">
          <draw:text-box>
            <text:p text:style-name="P2"><text:span text:style-name="T1">ScAttrDlg</text:span> implements the cell format dialog.</text:p>
          </draw:text-box>
        </draw:frame>
        <draw:custom-shape draw:style-name="gr1" draw:text-style-name="P1" draw:id="id914" draw:layer="layout" svg:width="3.966cm" svg:height="0.674cm" svg:x="81.851cm" svg:y="25.802cm">
          <text:p text:style-name="P3">AbstractTabDialog_Impl</text:p>
          <draw:enhanced-geometry svg:viewBox="0 0 21600 21600" draw:type="rectangle" draw:enhanced-path="M 0 0 L 21600 0 21600 21600 0 21600 0 0 Z N"/>
        </draw:custom-shape>
        <draw:custom-shape draw:style-name="class_20__28_external_20_module_29_" draw:id="id915" draw:layer="layout" svg:width="3.578cm" svg:height="0.752cm" svg:x="81.202cm" svg:y="23.831cm">
          <text:p text:style-name="P2">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914" draw:start-glue-point="0" draw:end-shape="id915" draw:end-glue-point="2" svg:d="m83834 25802v-609h-843v-610">
          <text:p/>
        </draw:connector>
        <draw:connector draw:style-name="local_20_usage_20__2f__20_return_20_type" draw:layer="layout" svg:x1="80.887cm" svg:y1="26.211cm" svg:x2="81.851cm" svg:y2="26.139cm" draw:start-shape="id916" draw:start-glue-point="1" draw:end-shape="id914" draw:end-glue-point="3" svg:d="m80887 26211h482v-72h482">
          <text:p/>
        </draw:connector>
        <draw:connector draw:style-name="data_20_member_20__28_pointer_29_" draw:layer="layout" svg:x1="85.817cm" svg:y1="26.139cm" svg:x2="87.72cm" svg:y2="24.856cm" draw:start-shape="id914" draw:start-glue-point="1" draw:end-shape="id903" draw:end-glue-point="3" svg:d="m85817 26139h952v-1283h951">
          <text:p/>
        </draw:connector>
        <draw:custom-shape draw:style-name="gr1" draw:text-style-name="P1" draw:id="id917" draw:layer="layout" svg:width="4.82cm" svg:height="0.674cm" svg:x="77.082cm" svg:y="28.211cm">
          <text:p text:style-name="P3">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917" draw:start-glue-point="0" draw:end-shape="id916" draw:end-glue-point="2" svg:d="m79492 28211v-815h-543v-815">
          <text:p/>
        </draw:connector>
        <draw:frame draw:style-name="annotation" draw:layer="layout" svg:width="8.994cm" svg:height="3.105cm" svg:x="77.729cm" svg:y="29.279cm">
          <draw:text-box>
            <text:p text:style-name="P2"><text:span text:style-name="T1">ScAbstractDialogFactory</text:span> is just an abstract class while <text:span text:style-name="T1">ScAbstractDialogFactory_Impl</text:span> implements all of its parent class'es pure virtual methods.</text:p>
            <text:p text:style-name="P2"/>
            <text:p text:style-name="P2">An instance of <text:span text:style-name="T1">ScAbstractDialogFactory_Impl</text:span> gets exported outside the shared library space via <text:span text:style-name="T1">CreateDialogFactory()</text:span> call.</text:p>
          </draw:text-box>
        </draw:frame>
        <draw:rect draw:style-name="class_20__28_external_20_module_29_" draw:id="id919" draw:layer="layout" svg:width="2.328cm" svg:height="0.53cm" svg:x="33.331cm" svg:y="21.991cm">
          <draw:glue-point draw:id="4" svg:x="-2.585cm" svg:y="5cm"/>
          <draw:glue-point draw:id="5" svg:x="2.414cm" svg:y="5cm"/>
          <text:p text:style-name="P2"><text:span text:style-name="T3">Window</text:span></text:p>
        </draw:rect>
        <draw:custom-shape draw:style-name="gr3" draw:id="id918" draw:layer="layout" svg:width="2.487cm" svg:height="0.609cm" svg:x="34.687cm" svg:y="24.08cm">
          <text:p text:style-name="P2">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918" draw:start-glue-point="0" draw:end-shape="id919" draw:end-glue-point="5" svg:d="m35930 24080v-780h-874v-779">
          <text:p/>
        </draw:connector>
        <draw:custom-shape draw:style-name="gr1" draw:text-style-name="P1" draw:id="id920" draw:layer="layout" svg:width="3.629cm" svg:height="0.699cm" svg:x="34.134cm" svg:y="30.325cm">
          <text:p text:style-name="P1">ScInsertContentsDlg</text:p>
          <draw:enhanced-geometry svg:viewBox="0 0 21600 21600" draw:type="rectangle" draw:enhanced-path="M 0 0 L 21600 0 21600 21600 0 21600 0 0 Z N"/>
        </draw:custom-shape>
        <draw:custom-shape draw:style-name="class_20__28_external_20_module_29_" draw:id="id921"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920" draw:start-glue-point="0" draw:end-shape="id921"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1" draw:id="id922" draw:layer="layout" svg:width="2.778cm" svg:height="0.662cm" svg:x="43.196cm" svg:y="35.556cm">
          <text:p text:style-name="P3">ScTpCalcOptions</text:p>
          <draw:enhanced-geometry svg:viewBox="0 0 21600 21600" draw:type="rectangle" draw:enhanced-path="M 0 0 L 21600 0 21600 21600 0 21600 0 0 Z N"/>
        </draw:custom-shape>
        <draw:custom-shape draw:style-name="class_20__28_external_20_module_29_" draw:id="id923" draw:layer="layout" svg:width="1.984cm" svg:height="0.608cm" svg:x="43.329cm" svg:y="32.536cm">
          <draw:glue-point draw:id="4" svg:x="-2.197cm" svg:y="5cm"/>
          <draw:glue-point draw:id="5" svg:x="2.333cm" svg:y="5cm"/>
          <text:p text:style-name="P2">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922" draw:start-glue-point="0" draw:end-shape="id923" draw:end-glue-point="4" svg:d="m44585 35556v-1206h-699v-1206">
          <text:p/>
        </draw:connector>
        <draw:custom-shape draw:style-name="gr1" draw:text-style-name="P1" draw:id="id924" draw:layer="layout" svg:width="3.334cm" svg:height="0.662cm" svg:x="45.126cm" svg:y="34.394cm">
          <text:p text:style-name="P3">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924" draw:start-glue-point="0" draw:end-shape="id923" draw:end-glue-point="5" svg:d="m46793 34394v-625h-2010v-625">
          <text:p/>
        </draw:connector>
        <draw:custom-shape draw:style-name="gr1" draw:text-style-name="P1" draw:id="id925" draw:layer="layout" svg:width="2.203cm" svg:height="0.596cm" svg:x="69.254cm" svg:y="34.342cm">
          <draw:glue-point draw:id="4" svg:x="-2.174cm" svg:y="-5cm"/>
          <draw:glue-point draw:id="5" svg:x="2.646cm" svg:y="-5cm"/>
          <text:p text:style-name="P1">ScPosWnd</text:p>
          <draw:enhanced-geometry svg:viewBox="0 0 21600 21600" draw:type="rectangle" draw:enhanced-path="M 0 0 L 21600 0 21600 21600 0 21600 0 0 Z N"/>
        </draw:custom-shape>
        <draw:custom-shape draw:style-name="class_20__28_external_20_module_29_" draw:id="id926" draw:layer="layout" svg:width="2.047cm" svg:height="0.57cm" svg:x="67.906cm" svg:y="32.658cm">
          <text:p>ComboBox</text:p>
          <draw:enhanced-geometry svg:viewBox="0 0 21600 21600" draw:mirror-vertical="false" draw:mirror-horizontal="false" draw:type="rectangle" draw:enhanced-path="M 0 0 L 21600 0 21600 21600 0 21600 0 0 Z N"/>
        </draw:custom-shape>
        <draw:custom-shape draw:style-name="class_20__28_external_20_module_29_" draw:id="id927" draw:layer="layout" svg:width="2.047cm" svg:height="0.57cm" svg:x="71.147cm" svg:y="32.735cm">
          <text:p>SfxListener</text:p>
          <draw:enhanced-geometry svg:viewBox="0 0 21600 21600" draw:mirror-vertical="false" draw:mirror-horizontal="false" draw:type="rectangle" draw:enhanced-path="M 0 0 L 21600 0 21600 21600 0 21600 0 0 Z N"/>
        </draw:custom-shape>
        <draw:connector draw:style-name="inheritance_20__28_public_29_" draw:layer="layout" svg:x1="69.877cm" svg:y1="34.342cm" svg:x2="68.929cm" svg:y2="33.228cm" draw:start-shape="id925" draw:start-glue-point="4" draw:end-shape="id926" draw:end-glue-point="2" svg:d="m69877 34342v-557h-948v-557">
          <text:p/>
        </draw:connector>
        <draw:connector draw:style-name="inheritance_20__28_public_29_" draw:layer="layout" svg:x1="70.937cm" svg:y1="34.342cm" svg:x2="72.17cm" svg:y2="33.305cm" draw:start-shape="id925" draw:start-glue-point="5" draw:end-shape="id927" draw:end-glue-point="2" svg:d="m70937 34342v-518h1233v-519">
          <text:p/>
        </draw:connector>
        <draw:frame draw:style-name="annotation" draw:layer="layout" svg:width="6.531cm" svg:height="1.369cm" svg:x="69.253cm" svg:y="35.28cm">
          <draw:text-box>
            <text:p><text:span text:style-name="T1">ScPosWnd</text:span> implements the range name input box located to the left of the formula input box, above the sheet area.</text:p>
          </draw:text-box>
        </draw:frame>
        <draw:custom-shape draw:style-name="gr1" draw:text-style-name="P1" draw:id="id928" draw:layer="layout" svg:width="3.188cm" svg:height="0.7cm" svg:x="27.501cm" svg:y="42.327cm">
          <draw:glue-point draw:id="4" svg:x="2.722cm" svg:y="-5cm"/>
          <draw:glue-point draw:id="5" svg:x="-2.722cm" svg:y="-5cm"/>
          <text:p text:style-name="P1">ScFilterOptionsObj</text:p>
          <draw:enhanced-geometry svg:viewBox="0 0 21600 21600" draw:type="rectangle" draw:enhanced-path="M 0 0 L 21600 0 21600 21600 0 21600 0 0 Z N"/>
        </draw:custom-shape>
        <draw:custom-shape draw:style-name="gr2" draw:id="id929" draw:layer="layout" svg:width="6.765cm" svg:height="2.099cm" svg:x="29.082cm" svg:y="37.999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29.962cm" svg:y1="42.327cm" svg:x2="32.464cm" svg:y2="40.098cm" draw:start-shape="id928" draw:start-glue-point="4" draw:end-shape="id929" draw:end-glue-point="2" svg:d="m29962 42327v-1115h2502v-1114">
          <text:p/>
        </draw:connector>
        <draw:custom-shape draw:style-name="gr1" draw:text-style-name="P1" draw:id="id931" draw:layer="layout" svg:width="4.25cm" svg:height="0.648cm" svg:x="32.349cm" svg:y="42.015cm">
          <text:p text:style-name="P1">AbstractScImportAsciiDlg</text:p>
          <draw:enhanced-geometry svg:viewBox="0 0 21600 21600" draw:type="rectangle" draw:enhanced-path="M 0 0 L 21600 0 21600 21600 0 21600 0 0 Z N"/>
        </draw:custom-shape>
        <draw:custom-shape draw:style-name="gr1" draw:text-style-name="P1" draw:id="id930" draw:layer="layout" svg:width="3.266cm" svg:height="0.908cm" svg:x="32.607cm" svg:y="43.932cm">
          <draw:glue-point draw:id="4" svg:x="5cm" svg:y="-2.411cm"/>
          <text:p text:style-name="P1">ScImportAsciiDlg</text:p>
          <draw:enhanced-geometry svg:viewBox="0 0 21600 21600" draw:type="rectangle" draw:enhanced-path="M 0 0 L 21600 0 21600 21600 0 21600 0 0 Z N"/>
        </draw:custom-shape>
        <draw:connector draw:style-name="inheritance_20__28_public_29_" draw:layer="layout" svg:x1="34.24cm" svg:y1="43.932cm" svg:x2="34.474cm" svg:y2="42.663cm" draw:start-shape="id930" draw:start-glue-point="0" draw:end-shape="id931" draw:end-glue-point="2" svg:d="m34240 43932v-634h234v-635">
          <text:p/>
        </draw:connector>
        <draw:connector draw:style-name="local_20_usage_20__2f__20_return_20_type" draw:layer="layout" svg:x1="30.689cm" svg:y1="42.677cm" svg:x2="32.349cm" svg:y2="42.339cm" draw:start-shape="id928" draw:start-glue-point="1" draw:end-shape="id931" draw:end-glue-point="3" svg:d="m30689 42677h830v-338h830">
          <text:p/>
        </draw:connector>
        <draw:custom-shape draw:style-name="gr1" draw:text-style-name="P1" draw:id="id936" draw:layer="layout" svg:width="2.643cm" svg:height="2.358cm" svg:x="38.699cm" svg:y="42.717cm">
          <draw:glue-point draw:id="4" svg:x="4.998cm" svg:y="-1.374cm"/>
          <draw:glue-point draw:id="5" svg:x="4.998cm" svg:y="3.57cm"/>
          <draw:glue-point draw:id="6" svg:x="4.998cm" svg:y="-3.575cm"/>
          <draw:glue-point draw:id="7" svg:x="4.998cm" svg:y="1.594cm"/>
          <text:p text:style-name="P1">ScCsvTableBox</text:p>
          <draw:enhanced-geometry svg:viewBox="0 0 21600 21600" draw:type="rectangle" draw:enhanced-path="M 0 0 L 21600 0 21600 21600 0 21600 0 0 Z N"/>
        </draw:custom-shape>
        <draw:custom-shape draw:style-name="gr1" draw:text-style-name="P1" draw:id="id932" draw:layer="layout" svg:width="2.254cm" svg:height="0.622cm" svg:x="40.953cm" svg:y="40.072cm">
          <draw:glue-point draw:id="4" svg:x="-2.586cm" svg:y="5cm"/>
          <draw:glue-point draw:id="5" svg:x="2.475cm" svg:y="5cm"/>
          <text:p text:style-name="P1">ScCsvControl</text:p>
          <draw:enhanced-geometry svg:viewBox="0 0 21600 21600" draw:type="rectangle" draw:enhanced-path="M 0 0 L 21600 0 21600 21600 0 21600 0 0 Z N"/>
        </draw:custom-shape>
        <draw:custom-shape draw:style-name="class_20__28_external_20_module_29_" draw:id="id933" draw:layer="layout" svg:width="1.866cm" svg:height="0.57cm" svg:x="41.394cm" svg:y="38.466cm">
          <text:p>Control</text:p>
          <draw:enhanced-geometry svg:viewBox="0 0 21600 21600" draw:type="rectangle" draw:enhanced-path="M 0 0 L 21600 0 21600 21600 0 21600 0 0 Z N"/>
        </draw:custom-shape>
        <draw:connector draw:style-name="inheritance_20__28_public_29_" draw:layer="layout" svg:x1="42.08cm" svg:y1="40.072cm" svg:x2="42.327cm" svg:y2="39.036cm" draw:start-shape="id932" draw:start-glue-point="0" draw:end-shape="id933" draw:end-glue-point="2" svg:d="m42080 40072v-518h247v-518">
          <text:p/>
        </draw:connector>
        <draw:custom-shape draw:style-name="gr1" draw:text-style-name="P1" draw:id="id934" draw:layer="layout" svg:width="1.916cm" svg:height="0.622cm" svg:x="42.639cm" svg:y="43.053cm">
          <text:p text:style-name="P1">ScCsvGrid</text:p>
          <draw:enhanced-geometry svg:viewBox="0 0 21600 21600" draw:type="rectangle" draw:enhanced-path="M 0 0 L 21600 0 21600 21600 0 21600 0 0 Z N"/>
        </draw:custom-shape>
        <draw:custom-shape draw:style-name="gr1" draw:text-style-name="P1" draw:id="id935" draw:layer="layout" svg:width="2.048cm" svg:height="0.622cm" svg:x="44.114cm" svg:y="41.939cm">
          <text:p text:style-name="P1">ScCsvRuler</text:p>
          <draw:enhanced-geometry svg:viewBox="0 0 21600 21600" draw:type="rectangle" draw:enhanced-path="M 0 0 L 21600 0 21600 21600 0 21600 0 0 Z N"/>
        </draw:custom-shape>
        <draw:connector draw:style-name="inheritance_20__28_public_29_" draw:layer="layout" svg:x1="43.597cm" svg:y1="43.053cm" svg:x2="42.08cm" svg:y2="40.694cm" draw:start-shape="id934" draw:start-glue-point="0" draw:end-shape="id932" draw:end-glue-point="2" svg:d="m43597 43053v-1179h-1517v-1180">
          <text:p/>
        </draw:connector>
        <draw:connector draw:style-name="inheritance_20__28_public_29_" draw:layer="layout" svg:x1="45.138cm" svg:y1="41.939cm" svg:x2="42.637cm" svg:y2="40.694cm" draw:start-shape="id935" draw:start-glue-point="0" draw:end-shape="id932" draw:end-glue-point="5" svg:d="m45138 41939v-622h-2501v-623">
          <text:p/>
        </draw:connector>
        <draw:connector draw:style-name="inheritance_20__28_public_29_" draw:layer="layout" svg:x1="40.02cm" svg:y1="42.717cm" svg:x2="41.498cm" svg:y2="40.694cm" draw:start-shape="id936" draw:start-glue-point="0" draw:end-shape="id932" draw:end-glue-point="4" svg:d="m40020 42717v-1011h1478v-1012">
          <text:p/>
        </draw:connector>
        <draw:custom-shape draw:style-name="gr5" draw:id="id937" draw:layer="layout" svg:width="2.981cm" svg:height="0.596cm" svg:x="43.985cm" svg:y="44.038cm">
          <text:p>ScCsvLayoutData</text:p>
          <draw:enhanced-geometry svg:viewBox="0 0 21600 21600" draw:type="rectangle" draw:enhanced-path="M 0 0 L 21600 0 21600 21600 0 21600 0 0 Z N"/>
        </draw:custom-shape>
        <draw:connector draw:style-name="data_20_member" draw:layer="layout" draw:line-skew="-0.829cm" svg:x1="41.34cm" svg:y1="43.054cm" svg:x2="44.114cm" svg:y2="42.25cm" draw:start-shape="id936" draw:start-glue-point="6" draw:end-shape="id935" draw:end-glue-point="3" svg:d="m41340 43054h559v-804h2215">
          <text:p/>
        </draw:connector>
        <draw:connector draw:style-name="data_20_member" draw:layer="layout" svg:x1="41.34cm" svg:y1="43.573cm" svg:x2="42.639cm" svg:y2="43.364cm" draw:start-shape="id936" draw:start-glue-point="4" draw:end-shape="id934" draw:end-glue-point="3" svg:d="m41340 43573h650v-209h649">
          <text:p/>
        </draw:connector>
        <draw:connector draw:style-name="data_20_member" draw:layer="layout" svg:x1="41.342cm" svg:y1="43.896cm" svg:x2="43.985cm" svg:y2="44.336cm" draw:start-shape="id936" draw:start-glue-point="1" draw:end-shape="id937" draw:end-glue-point="3" svg:d="m41342 43896h1321v440h1322">
          <text:p/>
        </draw:connector>
        <draw:custom-shape draw:style-name="gr5" draw:id="id938" draw:layer="layout" svg:width="2.773cm" svg:height="0.622cm" svg:x="43.441cm" svg:y="45.1cm">
          <text:p>ScCsvColState</text:p>
          <draw:enhanced-geometry svg:viewBox="0 0 21600 21600" draw:type="rectangle" draw:enhanced-path="M 0 0 L 21600 0 21600 21600 0 21600 0 0 Z N"/>
        </draw:custom-shape>
        <draw:connector draw:style-name="data_20_member_20__28_multiple_29_" draw:layer="layout" svg:x1="41.34cm" svg:y1="44.271cm" svg:x2="43.441cm" svg:y2="45.411cm" draw:start-shape="id936" draw:start-glue-point="7" draw:end-shape="id938" draw:end-glue-point="3" svg:d="m41340 44271h1051v1140h1050">
          <text:p/>
        </draw:connector>
        <draw:connector draw:style-name="data_20_member" draw:text-style-name="P1" draw:layer="layout" svg:x1="35.873cm" svg:y1="44.168cm" svg:x2="38.699cm" svg:y2="43.896cm" draw:start-shape="id930" draw:start-glue-point="4" draw:end-shape="id936" draw:end-glue-point="3" svg:d="m35873 44168h1413v-272h1413">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939" draw:start-glue-point="0" draw:end-shape="id940" draw:end-glue-point="4" svg:d="m63606 49796v-14872h-29943v-14874">
          <text:p/>
        </draw:connector>
        <draw:connector draw:style-name="inheritance_20__28_public_29_" draw:layer="layout" draw:line-skew="-1.109cm" svg:x1="51.142cm" svg:y1="54.264cm" svg:x2="51.603cm" svg:y2="50.194cm" draw:start-shape="id941" draw:start-glue-point="0" draw:end-shape="id942" draw:end-glue-point="12" svg:d="m51142 54264v-3144h461v-926">
          <text:p/>
        </draw:connector>
        <draw:connector draw:style-name="inheritance_20__28_public_29_" draw:layer="layout" svg:x1="19.627cm" svg:y1="73.045cm" svg:x2="27.922cm" svg:y2="48.487cm" draw:start-shape="id943" draw:start-glue-point="0" draw:end-shape="id944" draw:end-glue-point="2" svg:d="m19627 73045v-12279h8295v-12279">
          <text:p/>
        </draw:connector>
        <draw:connector draw:style-name="inheritance_20__28_public_29_" draw:layer="layout" svg:x1="27.681cm" svg:y1="67.51cm" svg:x2="27.277cm" svg:y2="65.379cm" draw:start-shape="id945" draw:start-glue-point="0" draw:end-shape="id946" draw:end-glue-point="7" svg:d="m27681 67510v-1065h-404v-1066">
          <text:p/>
        </draw:connector>
        <draw:connector draw:style-name="inheritance_20__28_public_29_" draw:layer="layout" svg:x1="16.322cm" svg:y1="73.87cm" svg:x2="26.131cm" svg:y2="65.379cm" draw:start-shape="id947" draw:start-glue-point="0" draw:end-shape="id946" draw:end-glue-point="6" svg:d="m16322 73870v-4245h9809v-4246">
          <text:p/>
        </draw:connector>
        <draw:connector draw:style-name="inheritance_20__28_public_29_" draw:layer="layout" svg:x1="30.26cm" svg:y1="70.236cm" svg:x2="28.424cm" svg:y2="65.379cm" draw:start-shape="id948" draw:start-glue-point="0" draw:end-shape="id946" draw:end-glue-point="8" svg:d="m30260 70236v-2428h-1836v-2429">
          <text:p/>
        </draw:connector>
        <draw:connector draw:style-name="inheritance_20__28_public_29_" draw:layer="layout" svg:x1="31.825cm" svg:y1="69.35cm" svg:x2="29.436cm" svg:y2="65.381cm" draw:start-shape="id949" draw:start-glue-point="0" draw:end-shape="id946" draw:end-glue-point="2" svg:d="m31825 69350v-1985h-2389v-1984">
          <text:p/>
        </draw:connector>
        <draw:connector draw:style-name="inheritance_20__28_public_29_" draw:layer="layout" svg:x1="33.281cm" svg:y1="68.476cm" svg:x2="30.561cm" svg:y2="65.379cm" draw:start-shape="id950" draw:start-glue-point="0" draw:end-shape="id946" draw:end-glue-point="9" svg:d="m33281 68476v-1548h-2720v-1549">
          <text:p/>
        </draw:connector>
        <draw:connector draw:style-name="inheritance_20__28_public_29_" draw:layer="layout" svg:x1="35.227cm" svg:y1="67.641cm" svg:x2="31.647cm" svg:y2="65.379cm" draw:start-shape="id951" draw:start-glue-point="0" draw:end-shape="id946" draw:end-glue-point="10" svg:d="m35227 67641v-1131h-3580v-1131">
          <text:p/>
        </draw:connector>
        <draw:connector draw:style-name="inheritance_20__28_public_29_" draw:layer="layout" svg:x1="35.543cm" svg:y1="66.676cm" svg:x2="32.577cm" svg:y2="65.379cm" draw:start-shape="id952" draw:start-glue-point="0" draw:end-shape="id946" draw:end-glue-point="11" svg:d="m35543 66676v-648h-2966v-649">
          <text:p/>
        </draw:connector>
        <draw:connector draw:style-name="inheritance_20__28_public_29_" draw:layer="layout" svg:x1="48.66cm" svg:y1="77.771cm" svg:x2="48.299cm" svg:y2="66.615cm" draw:start-shape="id953" draw:start-glue-point="5" draw:end-shape="id954" draw:end-glue-point="12" svg:d="m48660 77771v-5578h-361v-5578">
          <text:p/>
        </draw:connector>
        <draw:connector draw:style-name="inheritance_20__28_public_29_" draw:layer="layout" svg:x1="40.786cm" svg:y1="76.115cm" svg:x2="47.247cm" svg:y2="66.615cm" draw:start-shape="id955" draw:start-glue-point="4" draw:end-shape="id954" draw:end-glue-point="5" svg:d="m40786 76115v-4750h6461v-4750">
          <text:p/>
        </draw:connector>
        <draw:connector draw:style-name="data_20_member_20__28_pointer_29_" draw:layer="layout" svg:x1="145.352cm" svg:y1="64.957cm" svg:x2="89.097cm" svg:y2="71.009cm" draw:start-shape="id956" draw:start-glue-point="1" draw:end-shape="id957" draw:end-glue-point="16" svg:d="m145352 64957h500v2220h-57255v3832h500">
          <text:p/>
        </draw:connector>
        <draw:connector draw:style-name="inheritance_20__28_public_29_" draw:layer="layout" svg:x1="143.765cm" svg:y1="64.666cm" svg:x2="80.47cm" svg:y2="6.658cm" draw:start-shape="id956" draw:start-glue-point="0" draw:end-shape="id958" draw:end-glue-point="5" svg:d="m143765 64666v-29004h-63295v-29004">
          <text:p/>
        </draw:connector>
        <draw:connector draw:style-name="inheritance_20__28_public_29__20_2" draw:layer="layout" svg:x1="96.258cm" svg:y1="76.677cm" svg:x2="101.035cm" svg:y2="73.712cm" draw:start-shape="id959" draw:start-glue-point="0" draw:end-shape="id960" draw:end-glue-point="6" svg:d="m96258 76677v-1482h4777v-1483">
          <text:p/>
        </draw:connector>
        <draw:connector draw:style-name="inheritance_20__28_public_29_" draw:layer="layout" svg:x1="106.203cm" svg:y1="77.563cm" svg:x2="104.681cm" svg:y2="61.299cm" draw:start-shape="id961" draw:start-glue-point="4" draw:end-shape="id962" draw:end-glue-point="6" svg:d="m106203 77563v-8132h-1522v-8132">
          <text:p/>
        </draw:connector>
        <draw:connector draw:style-name="inheritance_20__28_public_29_" draw:layer="layout" draw:line-skew="3.938cm" svg:x1="50.996cm" svg:y1="31.526cm" svg:x2="52.989cm" svg:y2="19.399cm" draw:start-shape="id963" draw:start-glue-point="5" draw:end-shape="id964" draw:end-glue-point="6" svg:d="m50996 31526v-2126h1993v-10001">
          <text:p/>
        </draw:connector>
        <draw:custom-shape draw:style-name="gr15" draw:text-style-name="P6" draw:id="id965" draw:layer="layout" svg:width="1.8cm" svg:height="1.634cm" svg:x="73.002cm" svg:y="10.96cm">
          <draw:glue-point draw:id="4" svg:x="-2.076cm" svg:y="4.995cm"/>
          <draw:glue-point draw:id="5" svg:x="2.112cm" svg:y="4.995cm"/>
          <draw:glue-point draw:id="6" svg:x="5cm" svg:y="-2.57cm"/>
          <draw:glue-point draw:id="7" svg:x="5cm" svg:y="2.772cm"/>
          <text:p text:style-name="P2"><text:span text:style-name="T3">XclRoot</text:span></text:p>
          <draw:enhanced-geometry svg:viewBox="0 0 21600 21600" draw:type="rectangle" draw:enhanced-path="M 0 0 L 21600 0 21600 21600 0 21600 0 0 Z N"/>
        </draw:custom-shape>
        <draw:custom-shape draw:style-name="gr18" draw:text-style-name="P7" draw:id="id964"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3"><text:span text:style-name="T3">XclExpRoot</text:span></text:p>
          <draw:enhanced-geometry svg:viewBox="0 0 21600 21600" draw:type="rectangle" draw:enhanced-path="M 0 0 L 21600 0 21600 21600 0 21600 0 0 Z N"/>
        </draw:custom-shape>
        <draw:custom-shape draw:style-name="gr18" draw:text-style-name="P7" draw:id="id966"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text:p text:style-name="P3"><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964" draw:start-glue-point="0" draw:end-shape="id965" draw:end-glue-point="4" svg:d="m56884 18751v-3079h16645v-3079">
          <text:p/>
        </draw:connector>
        <draw:connector draw:style-name="inheritance_20__28_public_29_" draw:layer="layout" svg:x1="110.398cm" svg:y1="18.99cm" svg:x2="74.282cm" svg:y2="12.593cm" draw:start-shape="id966" draw:start-glue-point="0" draw:end-shape="id965" draw:end-glue-point="5" svg:d="m110398 18990v-3198h-36116v-3199">
          <text:p/>
        </draw:connector>
        <draw:rect draw:style-name="class" draw:text-style-name="P6" draw:id="id967" draw:layer="layout" svg:width="2.197cm" svg:height="0.56cm" svg:x="157.55cm" svg:y="40.935cm">
          <draw:glue-point draw:id="4" svg:x="-2.378cm" svg:y="-4.995cm"/>
          <draw:glue-point draw:id="5" svg:x="1.94cm" svg:y="-4.995cm"/>
          <text:p text:style-name="P2"><text:span text:style-name="T3">ImportExcel</text:span></text:p>
        </draw:rect>
        <draw:rect draw:style-name="class" draw:text-style-name="P6" draw:id="id970" draw:layer="layout" svg:width="3.761cm" svg:height="0.56cm" svg:x="76.176cm" svg:y="41.128cm">
          <text:p text:style-name="P2"><text:span text:style-name="T3">XclImpTabViewSettings</text:span></text:p>
        </draw:rect>
        <draw:rect draw:style-name="class" draw:text-style-name="P6" draw:id="id968" draw:layer="layout" svg:width="1.939cm" svg:height="0.671cm" svg:x="159.117cm" svg:y="39.07cm">
          <draw:glue-point draw:id="4" svg:x="-2.354cm" svg:y="5.004cm"/>
          <draw:glue-point draw:id="5" svg:x="2.044cm" svg:y="5.004cm"/>
          <text:p text:style-name="P2"><text:span text:style-name="T3">ImportTyp</text:span></text:p>
        </draw:rect>
        <draw:rect draw:style-name="class" draw:text-style-name="P6" draw:id="id969" draw:layer="layout" svg:width="2.122cm" svg:height="0.638cm" svg:x="160.269cm" svg:y="41.223cm">
          <text:p text:style-name="P2"><text:span text:style-name="T3">ImportLotus</text:span></text:p>
        </draw:rect>
        <draw:connector draw:style-name="inheritance_20__28_public_29_" draw:layer="layout" svg:x1="159.074cm" svg:y1="40.936cm" svg:x2="159.63cm" svg:y2="39.74cm" draw:start-shape="id967" draw:start-glue-point="5" draw:end-shape="id968" draw:end-glue-point="4" svg:d="m159074 40936v-598h556v-598">
          <text:p/>
        </draw:connector>
        <draw:connector draw:style-name="inheritance_20__28_public_29_" draw:layer="layout" svg:x1="161.33cm" svg:y1="41.223cm" svg:x2="160.482cm" svg:y2="39.74cm" draw:start-shape="id969" draw:start-glue-point="0" draw:end-shape="id968" draw:end-glue-point="5" svg:d="m161330 41223v-741h-848v-742">
          <text:p/>
        </draw:connector>
        <draw:connector draw:style-name="inheritance_20__28_public_29_" draw:layer="layout" svg:x1="158.126cm" svg:y1="40.936cm" svg:x2="126.36cm" svg:y2="19.908cm" draw:start-shape="id967" draw:start-glue-point="4" draw:end-shape="id966" draw:end-glue-point="5" svg:d="m158126 40936v-10514h-31766v-10514">
          <text:p/>
        </draw:connector>
        <draw:connector draw:style-name="inheritance_20__28_public_29_" draw:layer="layout" draw:line-skew="0.506cm" svg:x1="78.056cm" svg:y1="41.128cm" svg:x2="91.907cm" svg:y2="19.908cm" draw:start-shape="id970" draw:start-glue-point="0" draw:end-shape="id966" draw:end-glue-point="9" svg:d="m78056 41128v-10104h13851v-11116">
          <text:p/>
        </draw:connector>
        <draw:rect draw:style-name="class" draw:text-style-name="P6" draw:id="id971" draw:layer="layout" svg:width="2.315cm" svg:height="0.582cm" svg:x="157.578cm" svg:y="42.614cm">
          <draw:glue-point draw:id="4" svg:x="-2.378cm" svg:y="-4.995cm"/>
          <draw:glue-point draw:id="5" svg:x="1.94cm" svg:y="-4.995cm"/>
          <text:p text:style-name="P2"><text:span text:style-name="T3">ImportExcel8</text:span></text:p>
        </draw:rect>
        <draw:connector draw:style-name="inheritance_20__28_public_29_" draw:layer="layout" svg:x1="158.735cm" svg:y1="42.614cm" svg:x2="158.648cm" svg:y2="41.495cm" draw:start-shape="id971" draw:start-glue-point="0" draw:end-shape="id967" draw:end-glue-point="2" svg:d="m158735 42614v-559h-87v-560">
          <text:p/>
        </draw:connector>
        <draw:custom-shape draw:style-name="gr5" draw:text-style-name="P6" draw:id="id973" draw:layer="layout" svg:width="2.676cm" svg:height="0.756cm" svg:x="67.626cm" svg:y="2.709cm">
          <draw:glue-point draw:id="4" svg:x="-2.737cm" svg:y="5cm"/>
          <draw:glue-point draw:id="5" svg:x="2.57cm" svg:y="5cm"/>
          <text:p text:style-name="P2"><text:span text:style-name="T3">XclRootData</text:span></text:p>
          <draw:enhanced-geometry svg:viewBox="0 0 21600 21600" draw:type="rectangle" draw:enhanced-path="M 0 0 L 21600 0 21600 21600 0 21600 0 0 Z N"/>
        </draw:custom-shape>
        <draw:custom-shape draw:style-name="gr5" draw:text-style-name="P6" draw:id="id972"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2"><text:span text:style-name="T3">XclImpRootData</text:span></text:p>
          <draw:enhanced-geometry svg:viewBox="0 0 21600 21600" draw:type="rectangle" draw:enhanced-path="M 0 0 L 21600 0 21600 21600 0 21600 0 0 Z N"/>
        </draw:custom-shape>
        <draw:custom-shape draw:style-name="gr5" draw:text-style-name="P6" draw:id="id974"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2"><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972" draw:start-glue-point="0" draw:end-shape="id973" draw:end-glue-point="5" svg:d="m69164 31367v-13951h487v-13951">
          <text:p/>
        </draw:connector>
        <draw:connector draw:style-name="inheritance_20__28_public_29_" draw:layer="layout" svg:x1="25.279cm" svg:y1="10.674cm" svg:x2="68.232cm" svg:y2="3.465cm" draw:start-shape="id974" draw:start-glue-point="0" draw:end-shape="id973" draw:end-glue-point="4" svg:d="m25279 10674v-3604h42953v-3605">
          <text:p/>
        </draw:connector>
        <draw:rect draw:style-name="class" draw:text-style-name="P6" draw:id="id975" draw:layer="layout" svg:width="3.025cm" svg:height="0.957cm" svg:x="65.714cm" svg:y="40.553cm">
          <draw:glue-point draw:id="4" svg:x="-4.998cm" svg:y="-2.371cm"/>
          <draw:glue-point draw:id="5" svg:x="-4.998cm" svg:y="2.545cm"/>
          <text:p text:style-name="P2"><text:span text:style-name="T3">XclTabViewData</text:span></text:p>
        </draw:rect>
        <draw:connector draw:style-name="data_20_member" draw:layer="layout" svg:x1="76.176cm" svg:y1="41.408cm" svg:x2="68.739cm" svg:y2="41.031cm" draw:start-shape="id970" draw:start-glue-point="3" draw:end-shape="id975" draw:end-glue-point="1" svg:d="m76176 41408h-3718v-377h-3719">
          <text:p/>
        </draw:connector>
        <draw:rect draw:style-name="class" draw:text-style-name="P6" draw:id="id976" draw:layer="layout" svg:width="3.761cm" svg:height="0.62cm" svg:x="102.128cm" svg:y="28.554cm">
          <text:p text:style-name="P2"><text:span text:style-name="T3">XclImpDocViewSettings</text:span></text:p>
        </draw:rect>
        <draw:rect draw:style-name="class" draw:text-style-name="P6" draw:id="id977" draw:layer="layout" svg:width="3.025cm" svg:height="0.512cm" svg:x="102.577cm" svg:y="29.922cm">
          <text:p text:style-name="P2"><text:span text:style-name="T3">XclDocViewData</text:span></text:p>
        </draw:rect>
        <draw:connector draw:style-name="data_20_member" draw:layer="layout" svg:x1="102.128cm" svg:y1="28.864cm" svg:x2="102.577cm" svg:y2="30.178cm" draw:start-shape="id976" draw:start-glue-point="3" draw:end-shape="id977" draw:end-glue-point="3" svg:d="m102128 28864h-501v1314h950">
          <text:p/>
        </draw:connector>
        <draw:connector draw:style-name="inheritance_20__28_public_29_" draw:layer="layout" draw:line-skew="-0.489cm" svg:x1="104.008cm" svg:y1="28.554cm" svg:x2="104.423cm" svg:y2="19.908cm" draw:start-shape="id976" draw:start-glue-point="0" draw:end-shape="id966" draw:end-glue-point="12" svg:d="m104008 28554v-4812h415v-3834">
          <text:p/>
        </draw:connector>
        <draw:rect draw:style-name="class" draw:text-style-name="P6" draw:id="id978" draw:layer="layout" svg:width="3.243cm" svg:height="0.997cm" svg:x="97.888cm" svg:y="28.927cm">
          <text:p text:style-name="P2"><text:span text:style-name="T3">XclImpPageSettings</text:span></text:p>
        </draw:rect>
        <draw:connector draw:style-name="inheritance_20__28_public_29_" draw:layer="layout" svg:x1="99.509cm" svg:y1="28.927cm" svg:x2="99.821cm" svg:y2="19.908cm" draw:start-shape="id978" draw:start-glue-point="0" draw:end-shape="id966" draw:end-glue-point="11" svg:d="m99509 28927v-4509h312v-4510">
          <text:p/>
        </draw:connector>
        <draw:custom-shape draw:style-name="gr15" draw:text-style-name="P6" draw:id="id979" draw:layer="layout" svg:width="2.867cm" svg:height="0.665cm" svg:x="111.903cm" svg:y="29.841cm">
          <text:p text:style-name="P2"><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979" draw:start-glue-point="0" draw:end-shape="id966" draw:end-glue-point="25" svg:d="m113336 29841v-4967h-4587v-4966">
          <text:p/>
        </draw:connector>
        <draw:connector draw:style-name="data_20_member_20__28_pointer_29_" draw:layer="layout" svg:x1="111.903cm" svg:y1="30.173cm" svg:x2="110.422cm" svg:y2="30.155cm" draw:start-shape="id979" draw:start-glue-point="3" draw:end-shape="id980" draw:end-glue-point="1" svg:d="m111903 30173h-741v-18h-740">
          <text:p/>
        </draw:connector>
        <draw:connector draw:style-name="inheritance_20__28_public_29_" draw:layer="layout" draw:line-skew="-1.561cm" svg:x1="96.348cm" svg:y1="32.413cm" svg:x2="97.491cm" svg:y2="19.908cm" draw:start-shape="id981" draw:start-glue-point="0" draw:end-shape="id966" draw:end-glue-point="10" svg:d="m96348 32413v-7814h1143v-4691">
          <text:p/>
        </draw:connector>
        <draw:custom-shape draw:style-name="gr1" draw:text-style-name="P1" draw:id="id982" draw:layer="layout" svg:width="2.278cm" svg:height="0.55cm" svg:x="144.094cm" svg:y="28.473cm">
          <draw:glue-point draw:id="4" svg:x="-2.352cm" svg:y="-5.007cm"/>
          <draw:glue-point draw:id="5" svg:x="2.129cm" svg:y="-5.007cm"/>
          <text:p text:style-name="P3">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982" draw:start-glue-point="4" draw:end-shape="id966" draw:end-glue-point="17" svg:d="m144698 28473v-4282h-17169v-4283">
          <text:p/>
        </draw:connector>
        <draw:custom-shape draw:style-name="gr1" draw:text-style-name="P1" draw:id="id983" draw:layer="layout" svg:width="2.278cm" svg:height="0.681cm" svg:x="143.732cm" svg:y="31.155cm">
          <text:p text:style-name="P3">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983" draw:start-glue-point="0" draw:end-shape="id982" draw:end-glue-point="2" svg:d="m144871 31155v-1066h362v-1066">
          <text:p/>
        </draw:connector>
        <draw:custom-shape draw:style-name="gr1" draw:text-style-name="P1" draw:id="id984" draw:layer="layout" svg:width="3.22cm" svg:height="0.628cm" svg:x="144.869cm" svg:y="21.581cm">
          <text:p text:style-name="P3">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982" draw:start-glue-point="5" draw:end-shape="id984" draw:end-glue-point="2" svg:d="m145717 28473v-3132h762v-3132">
          <text:p/>
        </draw:connector>
        <draw:custom-shape draw:style-name="gr1" draw:text-style-name="P1" draw:id="id985" draw:layer="layout" svg:width="2.67cm" svg:height="2.118cm" svg:x="146.531cm" svg:y="13.521cm">
          <draw:glue-point draw:id="4" svg:x="-2.501cm" svg:y="5cm"/>
          <draw:glue-point draw:id="5" svg:x="2.546cm" svg:y="5cm"/>
          <draw:glue-point draw:id="6" svg:x="5cm" svg:y="-2.799cm"/>
          <draw:glue-point draw:id="7" svg:x="5cm" svg:y="2.95cm"/>
          <text:p text:style-name="P3">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984" draw:start-glue-point="0" draw:end-shape="id985" draw:end-glue-point="4" svg:d="m146479 21581v-2971h720v-2971">
          <text:p/>
        </draw:connector>
        <draw:custom-shape draw:style-name="gr5" draw:layer="layout" svg:width="2.685cm" svg:height="0.602cm" svg:x="82.485cm" svg:y="10.46cm">
          <text:p text:style-name="P2">XclFunctionInfo</text:p>
          <draw:enhanced-geometry svg:viewBox="0 0 21600 21600" draw:type="rectangle" draw:enhanced-path="M 0 0 L 21600 0 21600 21600 0 21600 0 0 Z N"/>
        </draw:custom-shape>
        <draw:rect draw:style-name="class" draw:id="id986" draw:layer="layout" svg:width="2.073cm" svg:height="0.544cm" svg:x="151.792cm" svg:y="13.229cm">
          <text:p text:style-name="P2">TokenPool</text:p>
        </draw:rect>
        <draw:connector draw:style-name="data_20_member" draw:layer="layout" svg:x1="149.201cm" svg:y1="13.988cm" svg:x2="151.792cm" svg:y2="13.501cm" draw:start-shape="id985" draw:start-glue-point="6" draw:end-shape="id986" draw:end-glue-point="3" svg:d="m149201 13988h1296v-487h1295">
          <text:p/>
        </draw:connector>
        <draw:custom-shape draw:style-name="gr1" draw:text-style-name="P1" draw:id="id987"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3">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987" draw:start-glue-point="0" draw:end-shape="id964" draw:end-glue-point="4" svg:d="m46853 26071v-2634h4735v-4038">
          <text:p/>
        </draw:connector>
        <draw:custom-shape draw:style-name="gr1" draw:text-style-name="P1" draw:id="id940"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3">XclExpRecordBase</text:p>
          <draw:enhanced-geometry svg:viewBox="0 0 21600 21600" draw:type="rectangle" draw:enhanced-path="M 0 0 L 21600 0 21600 21600 0 21600 0 0 Z N"/>
        </draw:custom-shape>
        <draw:custom-shape draw:style-name="gr1" draw:text-style-name="P1" draw:id="id988" draw:layer="layout" svg:width="2.047cm" svg:height="0.596cm" svg:x="50.049cm" svg:y="26.082cm">
          <draw:glue-point draw:id="4" svg:x="-2.217cm" svg:y="-5cm"/>
          <draw:glue-point draw:id="5" svg:x="2.09cm" svg:y="-5cm"/>
          <text:p text:style-name="P3">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988" draw:start-glue-point="5" draw:end-shape="id964" draw:end-glue-point="5" svg:d="m51499 26082v-1363h747v-5320">
          <text:p/>
        </draw:connector>
        <draw:connector draw:style-name="inheritance_20__28_public_29_" draw:layer="layout" svg:x1="50.619cm" svg:y1="26.082cm" svg:x2="46.148cm" svg:y2="20.05cm" draw:start-shape="id988" draw:start-glue-point="4" draw:end-shape="id940" draw:end-glue-point="9" svg:d="m50619 26082v-3015h-4471v-3017">
          <text:p/>
        </draw:connector>
        <draw:connector draw:style-name="inheritance_20__28_public_29_" draw:layer="layout" svg:x1="36.256cm" svg:y1="21.987cm" svg:x2="35.605cm" svg:y2="20.05cm" draw:start-shape="id989" draw:start-glue-point="0" draw:end-shape="id940" draw:end-glue-point="5" svg:d="m36256 21987v-968h-651v-969">
          <text:p/>
        </draw:connector>
        <draw:custom-shape draw:style-name="gr1" draw:text-style-name="P1" draw:id="id993" draw:layer="layout" svg:width="2.151cm" svg:height="0.58cm" svg:x="62.65cm" svg:y="24.074cm">
          <draw:glue-point draw:id="4" svg:x="-2.198cm" svg:y="-5cm"/>
          <draw:glue-point draw:id="5" svg:x="2.05cm" svg:y="-5cm"/>
          <text:p text:style-name="P3">ExportBiff5</text:p>
          <draw:enhanced-geometry svg:viewBox="0 0 21600 21600" draw:type="rectangle" draw:enhanced-path="M 0 0 L 21600 0 21600 21600 0 21600 0 0 Z N"/>
        </draw:custom-shape>
        <draw:custom-shape draw:style-name="gr1" draw:text-style-name="P1" draw:id="id942"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3">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942" draw:start-glue-point="0" draw:end-shape="id940" draw:end-glue-point="6" svg:d="m45862 49520v-10266h-8130v-19204">
          <text:p/>
        </draw:connector>
        <draw:custom-shape draw:style-name="gr1" draw:text-style-name="P1" draw:id="id954"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3">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954" draw:start-glue-point="0" draw:end-shape="id942" draw:end-glue-point="19" svg:d="m52476 65941v-7873h-3979v-7874">
          <text:p/>
        </draw:connector>
        <draw:custom-shape draw:style-name="gr1" draw:text-style-name="P1" draw:id="id990" draw:layer="layout" svg:width="2.773cm" svg:height="0.7cm" svg:x="48.896cm" svg:y="52.14cm">
          <text:p text:style-name="P3">XclExpWindow1</text:p>
          <draw:enhanced-geometry svg:viewBox="0 0 21600 21600" draw:type="rectangle" draw:enhanced-path="M 0 0 L 21600 0 21600 21600 0 21600 0 0 Z N"/>
        </draw:custom-shape>
        <draw:custom-shape draw:style-name="gr1" draw:text-style-name="P1" draw:id="id941" draw:layer="layout" svg:width="2.773cm" svg:height="0.7cm" svg:x="49.756cm" svg:y="54.264cm">
          <text:p text:style-name="P3">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990" draw:start-glue-point="0" draw:end-shape="id942" draw:end-glue-point="13" svg:d="m50282 52140v-973h-209v-973">
          <text:p/>
        </draw:connector>
        <draw:custom-shape draw:style-name="gr1" draw:text-style-name="P1" draw:id="id991" draw:layer="layout" svg:width="3.965cm" svg:height="0.777cm" svg:x="44.771cm" svg:y="32.962cm">
          <text:p text:style-name="P3">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991" draw:end-shape="id940" draw:end-glue-point="13" svg:d="m46753 32962v-1774h-8212v-11138">
          <text:p/>
        </draw:connector>
        <draw:connector draw:style-name="data_20_member" draw:layer="layout" draw:line-skew="3.095cm" svg:x1="48.736cm" svg:y1="33.35cm" svg:x2="65.714cm" svg:y2="41.031cm" draw:start-shape="id991" draw:start-glue-point="1" draw:end-shape="id975" draw:end-glue-point="3" svg:d="m48736 33350h11584v7681h5394">
          <text:p/>
        </draw:connector>
        <draw:custom-shape draw:style-name="gr1" draw:text-style-name="P1" draw:id="id963" draw:layer="layout" svg:width="3.29cm" svg:height="0.777cm" svg:x="48.567cm" svg:y="31.526cm">
          <draw:glue-point draw:id="4" svg:x="-2.716cm" svg:y="-5.006cm"/>
          <draw:glue-point draw:id="5" svg:x="2.383cm" svg:y="-5.006cm"/>
          <text:p text:style-name="P3">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963" draw:start-glue-point="4" draw:end-shape="id940" draw:end-glue-point="10" svg:d="m49319 31526v-1710h-6378v-9766">
          <text:p/>
        </draw:connector>
        <draw:custom-shape draw:style-name="gr1" draw:text-style-name="P1" draw:id="id1020" draw:layer="layout" svg:width="2.151cm" svg:height="0.564cm" svg:x="63.875cm" svg:y="20.039cm">
          <draw:glue-point draw:id="4" svg:x="-2.045cm" svg:y="5cm"/>
          <draw:glue-point draw:id="5" svg:x="2.208cm" svg:y="5cm"/>
          <text:p text:style-name="P3">ExportTyp</text:p>
          <draw:enhanced-geometry svg:viewBox="0 0 21600 21600" draw:type="rectangle" draw:enhanced-path="M 0 0 L 21600 0 21600 21600 0 21600 0 0 Z N"/>
        </draw:custom-shape>
        <draw:custom-shape draw:style-name="gr1" draw:text-style-name="P1" draw:id="id992" draw:layer="layout" svg:width="2.151cm" svg:height="0.589cm" svg:x="62.532cm" svg:y="25.869cm">
          <text:p text:style-name="P3">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992" draw:start-glue-point="0" draw:end-shape="id993" draw:end-glue-point="2" svg:d="m63607 25869v-608h118v-607">
          <text:p/>
        </draw:connector>
        <draw:connector draw:style-name="inheritance_20__28_public_29_" draw:layer="layout" svg:x1="63.253cm" svg:y1="24.074cm" svg:x2="62.242cm" svg:y2="19.399cm" draw:start-shape="id993" draw:start-glue-point="4" draw:end-shape="id964" draw:end-glue-point="17" svg:d="m63253 24074v-2337h-1011v-2338">
          <text:p/>
        </draw:connector>
        <draw:connector draw:style-name="inheritance_20__28_public_29_" draw:layer="layout" svg:x1="115.185cm" svg:y1="44.487cm" svg:x2="125.167cm" svg:y2="19.908cm" draw:start-shape="id994" draw:start-glue-point="6" draw:end-shape="id966" draw:end-glue-point="16" svg:d="m115185 44487v-12289h9982v-12290">
          <text:p/>
        </draw:connector>
        <draw:custom-shape draw:style-name="gr1" draw:text-style-name="P1" draw:id="id996" draw:layer="layout" svg:width="2.963cm" svg:height="0.794cm" svg:x="117.935cm" svg:y="50.196cm">
          <draw:glue-point draw:id="4" svg:x="-2.143cm" svg:y="5cm"/>
          <draw:glue-point draw:id="5" svg:x="2.143cm" svg:y="5cm"/>
          <text:p text:style-name="P3">XclImpDrawingObj</text:p>
          <draw:enhanced-geometry svg:viewBox="0 0 21600 21600" draw:type="rectangle" draw:enhanced-path="M 0 0 L 21600 0 21600 21600 0 21600 0 0 Z N"/>
        </draw:custom-shape>
        <draw:custom-shape draw:style-name="gr1" draw:text-style-name="P1" draw:id="id997" draw:layer="layout" svg:width="2.963cm" svg:height="0.794cm" svg:x="118.201cm" svg:y="47.243cm">
          <text:p text:style-name="P3">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995" draw:start-glue-point="0" draw:end-shape="id994" draw:end-glue-point="4" svg:d="m80401 62837v-8738h34699v-8738">
          <text:p/>
        </draw:connector>
        <draw:connector draw:style-name="inheritance_20__28_public_29_" draw:layer="layout" draw:line-skew="1.472cm" svg:x1="119.416cm" svg:y1="50.196cm" svg:x2="115.905cm" svg:y2="45.361cm" draw:start-shape="id996" draw:start-glue-point="0" draw:end-shape="id994" draw:end-glue-point="2" svg:d="m119416 50196v-945h-3511v-3890">
          <text:p/>
        </draw:connector>
        <draw:connector draw:style-name="inheritance_20__28_public_29_" draw:layer="layout" svg:x1="119.682cm" svg:y1="47.243cm" svg:x2="116.739cm" svg:y2="45.361cm" draw:start-shape="id997" draw:start-glue-point="0" draw:end-shape="id994" draw:end-glue-point="5" svg:d="m119682 47243v-941h-2943v-941">
          <text:p/>
        </draw:connector>
        <draw:custom-shape draw:style-name="gr1" draw:text-style-name="P1" draw:id="id998" draw:layer="layout" svg:width="2.963cm" svg:height="0.794cm" svg:x="116.321cm" svg:y="52.868cm">
          <text:p text:style-name="P3">XclImpNoteObj</text:p>
          <draw:enhanced-geometry svg:viewBox="0 0 21600 21600" draw:type="rectangle" draw:enhanced-path="M 0 0 L 21600 0 21600 21600 0 21600 0 0 Z N"/>
        </draw:custom-shape>
        <draw:custom-shape draw:style-name="gr1" draw:text-style-name="P1" draw:id="id999" draw:layer="layout" svg:width="3.359cm" svg:height="0.794cm" svg:x="120.211cm" svg:y="52.921cm">
          <text:p text:style-name="P3">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998" draw:start-glue-point="0" draw:end-shape="id996" draw:end-glue-point="4" svg:d="m117802 52868v-939h980v-939">
          <text:p/>
        </draw:connector>
        <draw:connector draw:style-name="inheritance_20__28_public_29_" draw:layer="layout" svg:x1="121.89cm" svg:y1="52.921cm" svg:x2="120.05cm" svg:y2="50.99cm" draw:start-shape="id999" draw:start-glue-point="0" draw:end-shape="id996" draw:end-glue-point="5" svg:d="m121890 52921v-965h-1840v-966">
          <text:p/>
        </draw:connector>
        <draw:custom-shape draw:style-name="gr1" draw:text-style-name="P1" draw:id="id962"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3">XclImpChGroupBase</text:p>
          <draw:enhanced-geometry svg:viewBox="0 0 21600 21600" draw:type="rectangle" draw:enhanced-path="M 0 0 L 21600 0 21600 21600 0 21600 0 0 Z N"/>
        </draw:custom-shape>
        <draw:custom-shape draw:style-name="gr1" draw:text-style-name="P3" draw:id="id1000"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3">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957" draw:start-glue-point="4" draw:end-shape="id962" draw:end-glue-point="4" svg:d="m89773 69107v-3904h12845v-3904">
          <text:p/>
        </draw:connector>
        <draw:connector draw:style-name="inheritance_20__28_public_29_" draw:layer="layout" svg:x1="90.936cm" svg:y1="69.107cm" svg:x2="119.089cm" svg:y2="65.216cm" draw:start-shape="id957" draw:start-glue-point="5" draw:end-shape="id1000" draw:end-glue-point="4" svg:d="m90936 69107v-1946h28153v-1945">
          <text:p/>
        </draw:connector>
        <draw:connector draw:style-name="inheritance_20__28_public_29_" draw:layer="layout" svg:x1="125.57cm" svg:y1="64.502cm" svg:x2="123.749cm" svg:y2="19.908cm" draw:start-shape="id1000" draw:start-glue-point="0" draw:end-shape="id966" draw:end-glue-point="15" svg:d="m125570 64502v-22297h-1821v-22297">
          <text:p/>
        </draw:connector>
        <draw:custom-shape draw:style-name="gr1" draw:text-style-name="P1" draw:id="id1004" draw:layer="layout" svg:width="3.755cm" svg:height="0.847cm" svg:x="108.931cm" svg:y="74.141cm">
          <draw:glue-point draw:id="4" svg:x="-2.385cm" svg:y="-5.005cm"/>
          <draw:glue-point draw:id="5" svg:x="2.117cm" svg:y="-5.005cm"/>
          <text:p text:style-name="P3">XclImpChEscherFormat</text:p>
          <draw:enhanced-geometry svg:viewBox="0 0 21600 21600" draw:type="rectangle" draw:enhanced-path="M 0 0 L 21600 0 21600 21600 0 21600 0 0 Z N"/>
        </draw:custom-shape>
        <draw:custom-shape draw:style-name="gr1" draw:text-style-name="P1" draw:id="id961" draw:layer="layout" svg:width="2.647cm" svg:height="0.847cm" svg:x="105.511cm" svg:y="77.563cm">
          <draw:glue-point draw:id="4" svg:x="-2.385cm" svg:y="-5.005cm"/>
          <draw:glue-point draw:id="5" svg:x="2.117cm" svg:y="-5.005cm"/>
          <text:p text:style-name="P3">XclImpChLegend</text:p>
          <draw:enhanced-geometry svg:viewBox="0 0 21600 21600" draw:type="rectangle" draw:enhanced-path="M 0 0 L 21600 0 21600 21600 0 21600 0 0 Z N"/>
        </draw:custom-shape>
        <draw:custom-shape draw:style-name="gr1" draw:text-style-name="P1" draw:id="id959" draw:layer="layout" svg:width="2.3cm" svg:height="0.651cm" svg:x="95.108cm" svg:y="76.677cm">
          <draw:glue-point draw:id="4" svg:x="-2.385cm" svg:y="-5.005cm"/>
          <draw:glue-point draw:id="5" svg:x="2.117cm" svg:y="-5.005cm"/>
          <text:p text:style-name="P3">XclImpChText</text:p>
          <draw:enhanced-geometry svg:viewBox="0 0 21600 21600" draw:type="rectangle" draw:enhanced-path="M 0 0 L 21600 0 21600 21600 0 21600 0 0 Z N"/>
        </draw:custom-shape>
        <draw:custom-shape draw:style-name="gr1" draw:text-style-name="P1" draw:id="id1006" draw:layer="layout" svg:width="3.254cm" svg:height="1.471cm" svg:x="113.243cm" svg:y="72.405cm">
          <draw:glue-point draw:id="4" svg:x="-2.385cm" svg:y="-5.005cm"/>
          <draw:glue-point draw:id="5" svg:x="2.117cm" svg:y="-5.005cm"/>
          <draw:glue-point draw:id="6" svg:x="5cm" svg:y="-2.746cm"/>
          <text:p text:style-name="P3">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1001" draw:start-glue-point="4" draw:end-shape="id962" draw:end-glue-point="5" svg:d="m101544 71399v-4408h2105v-5692">
          <text:p/>
        </draw:connector>
        <draw:connector draw:style-name="inheritance_20__28_public_29_" draw:layer="layout" svg:x1="106.502cm" svg:y1="75.075cm" svg:x2="108.886cm" svg:y2="61.299cm" draw:start-shape="id1002" draw:start-glue-point="4" draw:end-shape="id962" draw:end-glue-point="9" svg:d="m106502 75075v-6887h2384v-6889">
          <text:p/>
        </draw:connector>
        <draw:connector draw:style-name="inheritance_20__28_public_29_" draw:layer="layout" draw:line-skew="-0.609cm" svg:x1="94.539cm" svg:y1="79.534cm" svg:x2="105.714cm" svg:y2="61.299cm" draw:start-shape="id1003" draw:start-glue-point="4" draw:end-shape="id962" draw:end-glue-point="7" svg:d="m94539 79534v-9726h11175v-8509">
          <text:p/>
        </draw:connector>
        <draw:connector draw:style-name="inheritance_20__28_public_29_" draw:layer="layout" svg:x1="95.71cm" svg:y1="76.677cm" svg:x2="106.772cm" svg:y2="61.299cm" draw:start-shape="id959" draw:start-glue-point="4" draw:end-shape="id962" draw:end-glue-point="8" svg:d="m95710 76677v-7689h11062v-7689">
          <text:p/>
        </draw:connector>
        <draw:connector draw:style-name="inheritance_20__28_public_29_" draw:layer="layout" draw:line-skew="2.117cm" svg:x1="110.808cm" svg:y1="74.141cm" svg:x2="107.908cm" svg:y2="61.301cm" draw:start-shape="id1004" draw:start-glue-point="0" draw:end-shape="id962" draw:end-glue-point="2" svg:d="m110808 74141v-4304h-2900v-8536">
          <text:p/>
        </draw:connector>
        <draw:connector draw:style-name="inheritance_20__28_public_29_" draw:layer="layout" svg:x1="114.733cm" svg:y1="63.365cm" svg:x2="113.014cm" svg:y2="61.299cm" draw:start-shape="id1005" draw:start-glue-point="0" draw:end-shape="id962" draw:end-glue-point="13" svg:d="m114733 63365v-1033h-1719v-1033">
          <text:p/>
        </draw:connector>
        <draw:connector draw:style-name="inheritance_20__28_public_29_" draw:layer="layout" draw:line-skew="1.415cm" svg:x1="114.87cm" svg:y1="72.405cm" svg:x2="110.871cm" svg:y2="61.299cm" draw:start-shape="id1006" draw:start-glue-point="0" draw:end-shape="id962" draw:end-glue-point="11" svg:d="m114870 72405v-4138h-3999v-6968">
          <text:p/>
        </draw:connector>
        <draw:custom-shape draw:style-name="gr1" draw:text-style-name="P1" draw:id="id1007" draw:layer="layout" svg:width="3.625cm" svg:height="0.847cm" svg:x="130.023cm" svg:y="77.408cm">
          <draw:glue-point draw:id="4" svg:x="-2.385cm" svg:y="-5.005cm"/>
          <draw:glue-point draw:id="5" svg:x="2.117cm" svg:y="-5.005cm"/>
          <text:p text:style-name="P3">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1007" draw:start-glue-point="0" draw:end-shape="id1000" draw:end-glue-point="8" svg:d="m131835 77408v-6096h-7794v-6096">
          <text:p/>
        </draw:connector>
        <draw:connector draw:style-name="inheritance_20__28_public_29_" draw:layer="layout" svg:x1="102.841cm" svg:y1="71.399cm" svg:x2="120.436cm" svg:y2="65.216cm" draw:start-shape="id1001" draw:start-glue-point="5" draw:end-shape="id1000" draw:end-glue-point="5" svg:d="m102841 71399v-3092h17595v-3091">
          <text:p/>
        </draw:connector>
        <draw:connector draw:style-name="inheritance_20__28_public_29_" draw:layer="layout" svg:x1="96.949cm" svg:y1="73.886cm" svg:x2="122.198cm" svg:y2="65.216cm" draw:start-shape="id1008" draw:start-glue-point="5" draw:end-shape="id1000" draw:end-glue-point="19" svg:d="m96949 73886v-4335h25249v-4335">
          <text:p/>
        </draw:connector>
        <draw:custom-shape draw:style-name="gr1" draw:text-style-name="P1" draw:id="id1009" draw:layer="layout" svg:width="2.724cm" svg:height="0.603cm" svg:x="98.246cm" svg:y="74.385cm">
          <draw:glue-point draw:id="4" svg:x="-2.385cm" svg:y="-5.005cm"/>
          <draw:glue-point draw:id="5" svg:x="2.117cm" svg:y="-5.005cm"/>
          <text:p text:style-name="P3">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1009" draw:start-glue-point="5" draw:end-shape="id1000" draw:end-glue-point="7" svg:d="m100184 74385v-4585h22583v-4584">
          <text:p/>
        </draw:connector>
        <draw:custom-shape draw:style-name="gr1" draw:text-style-name="P1" draw:id="id1010" draw:layer="layout" svg:width="3.413cm" svg:height="0.847cm" svg:x="132.019cm" svg:y="76.087cm">
          <draw:glue-point draw:id="4" svg:x="-2.385cm" svg:y="-5.005cm"/>
          <draw:glue-point draw:id="5" svg:x="2.117cm" svg:y="-5.005cm"/>
          <text:p text:style-name="P3">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1010" draw:start-glue-point="0" draw:end-shape="id1000" draw:end-glue-point="18" svg:d="m133725 76087v-3201h-10388v-7670">
          <text:p/>
        </draw:connector>
        <draw:custom-shape draw:style-name="gr1" draw:text-style-name="P1" draw:id="id1011" draw:layer="layout" svg:width="3.413cm" svg:height="0.847cm" svg:x="134.031cm" svg:y="74.921cm">
          <draw:glue-point draw:id="4" svg:x="-2.385cm" svg:y="-5.005cm"/>
          <draw:glue-point draw:id="5" svg:x="2.117cm" svg:y="-5.005cm"/>
          <text:p text:style-name="P3">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1011" draw:start-glue-point="0" draw:end-shape="id1000" draw:end-glue-point="17" svg:d="m135737 74921v-4853h-10919v-4852">
          <text:p/>
        </draw:connector>
        <draw:custom-shape draw:style-name="gr1" draw:text-style-name="P1" draw:id="id1012" draw:layer="layout" svg:width="3.678cm" svg:height="0.847cm" svg:x="135.724cm" svg:y="76.06cm">
          <draw:glue-point draw:id="4" svg:x="-2.385cm" svg:y="-5.005cm"/>
          <draw:glue-point draw:id="5" svg:x="2.117cm" svg:y="-5.005cm"/>
          <text:p text:style-name="P3">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1012" draw:start-glue-point="0" draw:end-shape="id1000" draw:end-glue-point="9" svg:d="m137563 76060v-5422h-11001v-5422">
          <text:p/>
        </draw:connector>
        <draw:custom-shape draw:style-name="gr1" draw:text-style-name="P1" draw:id="id1013" draw:layer="layout" svg:width="3.334cm" svg:height="0.847cm" svg:x="137.814cm" svg:y="74.921cm">
          <draw:glue-point draw:id="4" svg:x="-2.385cm" svg:y="-5.005cm"/>
          <draw:glue-point draw:id="5" svg:x="2.117cm" svg:y="-5.005cm"/>
          <text:p text:style-name="P3">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1013" draw:start-glue-point="0" draw:end-shape="id1000" draw:end-glue-point="10" svg:d="m139481 74921v-4853h-11227v-4852">
          <text:p/>
        </draw:connector>
        <draw:custom-shape draw:style-name="gr1" draw:text-style-name="P1" draw:id="id1014" draw:layer="layout" svg:width="2.327cm" svg:height="0.847cm" svg:x="140.144cm" svg:y="76.059cm">
          <draw:glue-point draw:id="4" svg:x="-2.385cm" svg:y="-5.005cm"/>
          <draw:glue-point draw:id="5" svg:x="2.117cm" svg:y="-5.005cm"/>
          <text:p text:style-name="P3">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1014" draw:start-glue-point="0" draw:end-shape="id1000" draw:end-glue-point="12" svg:d="m141307 76059v-5422h-11279v-5421">
          <text:p/>
        </draw:connector>
        <draw:custom-shape draw:style-name="gr1" draw:text-style-name="P1" draw:id="id1132" draw:layer="layout" svg:width="2.429cm" svg:height="0.923cm" svg:x="118.22cm" svg:y="73.756cm">
          <draw:glue-point draw:id="4" svg:x="-2.385cm" svg:y="-5.005cm"/>
          <draw:glue-point draw:id="5" svg:x="2.117cm" svg:y="-5.005cm"/>
          <draw:glue-point draw:id="6" svg:x="4.997cm" svg:y="-2.015cm"/>
          <draw:glue-point draw:id="7" svg:x="4.997cm" svg:y="2.762cm"/>
          <text:p text:style-name="P3">XclImpChType</text:p>
          <draw:enhanced-geometry svg:viewBox="0 0 21600 21600" draw:type="rectangle" draw:enhanced-path="M 0 0 L 21600 0 21600 21600 0 21600 0 0 Z N"/>
        </draw:custom-shape>
        <draw:custom-shape draw:style-name="gr1" draw:text-style-name="P1" draw:id="id1134" draw:layer="layout" svg:width="3.546cm" svg:height="0.588cm" svg:x="115.004cm" svg:y="76.216cm">
          <draw:glue-point draw:id="4" svg:x="-2.385cm" svg:y="-5.005cm"/>
          <draw:glue-point draw:id="5" svg:x="2.117cm" svg:y="-5.005cm"/>
          <text:p text:style-name="P3">XclImpChValueRange</text:p>
          <draw:enhanced-geometry svg:viewBox="0 0 21600 21600" draw:type="rectangle" draw:enhanced-path="M 0 0 L 21600 0 21600 21600 0 21600 0 0 Z N"/>
        </draw:custom-shape>
        <draw:custom-shape draw:style-name="gr1" draw:text-style-name="P1" draw:id="id1015" draw:layer="layout" svg:width="2.937cm" svg:height="0.847cm" svg:x="111.494cm" svg:y="77.476cm">
          <draw:glue-point draw:id="4" svg:x="-2.385cm" svg:y="-5.005cm"/>
          <draw:glue-point draw:id="5" svg:x="2.117cm" svg:y="-5.005cm"/>
          <text:p text:style-name="P3">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1015" draw:start-glue-point="0" draw:end-shape="id1005" draw:end-glue-point="6" svg:d="m112962 77476v-7829h309v-5548">
          <text:p/>
        </draw:connector>
        <draw:custom-shape draw:style-name="gr1" draw:text-style-name="P1" draw:id="id1017" draw:layer="layout" svg:width="2.857cm" svg:height="0.767cm" svg:x="100.267cm" svg:y="12.127cm">
          <draw:glue-point draw:id="4" svg:x="-2.317cm" svg:y="4.993cm"/>
          <draw:glue-point draw:id="5" svg:x="2.59cm" svg:y="4.993cm"/>
          <text:p text:style-name="P3">XclImpDecrypter</text:p>
          <draw:enhanced-geometry svg:viewBox="0 0 21600 21600" draw:type="rectangle" draw:enhanced-path="M 0 0 L 21600 0 21600 21600 0 21600 0 0 Z N"/>
        </draw:custom-shape>
        <draw:custom-shape draw:style-name="gr1" draw:text-style-name="P1" draw:id="id1016" draw:layer="layout" svg:width="3.307cm" svg:height="0.767cm" svg:x="98.122cm" svg:y="14.032cm">
          <text:p text:style-name="P3">XclImpBiff5Decrypter</text:p>
          <draw:enhanced-geometry svg:viewBox="0 0 21600 21600" draw:type="rectangle" draw:enhanced-path="M 0 0 L 21600 0 21600 21600 0 21600 0 0 Z N"/>
        </draw:custom-shape>
        <draw:custom-shape draw:style-name="gr1" draw:text-style-name="P1" draw:id="id1018" draw:layer="layout" svg:width="3.307cm" svg:height="0.767cm" svg:x="102.197cm" svg:y="14.007cm">
          <text:p text:style-name="P3">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1016" draw:start-glue-point="0" draw:end-shape="id1017" draw:end-glue-point="4" svg:d="m99775 14032v-570h1259v-570">
          <text:p/>
        </draw:connector>
        <draw:connector draw:style-name="inheritance_20__28_public_29_" draw:layer="layout" svg:x1="103.85cm" svg:y1="14.007cm" svg:x2="102.434cm" svg:y2="12.892cm" draw:start-shape="id1018" draw:start-glue-point="0" draw:end-shape="id1017" draw:end-glue-point="5" svg:d="m103850 14007v-557h-1416v-558">
          <text:p/>
        </draw:connector>
        <draw:frame draw:style-name="annotation" draw:layer="layout" svg:width="5.715cm" svg:height="1.482cm" svg:x="100.24cm" svg:y="10.672cm">
          <draw:text-box>
            <text:p text:style-name="P2"><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2">XclImpDecryptHelper</text:p>
          <draw:enhanced-geometry svg:viewBox="0 0 21600 21600" draw:type="rectangle" draw:enhanced-path="M 0 0 L 21600 0 21600 21600 0 21600 0 0 Z N"/>
        </draw:custom-shape>
        <draw:custom-shape draw:style-name="gr1" draw:text-style-name="P1" draw:layer="layout" svg:width="2.804cm" svg:height="0.82cm" svg:x="103.786cm" svg:y="8.793cm">
          <text:p text:style-name="P3">XclCryptoHelper</text:p>
          <draw:enhanced-geometry svg:viewBox="0 0 21600 21600" draw:type="rectangle" draw:enhanced-path="M 0 0 L 21600 0 21600 21600 0 21600 0 0 Z N"/>
        </draw:custom-shape>
        <draw:custom-shape draw:style-name="gr1" draw:text-style-name="P1" draw:id="id1019" draw:layer="layout" svg:width="2.752cm" svg:height="0.556cm" svg:x="128.263cm" svg:y="22.483cm">
          <text:p text:style-name="P3">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1019" draw:start-glue-point="0" draw:end-shape="id966" draw:end-glue-point="4" svg:d="m129639 22483v-1287h-945v-1288">
          <text:p/>
        </draw:connector>
        <draw:custom-shape draw:style-name="gr1" draw:text-style-name="P1" draw:id="id1021" draw:layer="layout" svg:width="2.151cm" svg:height="0.564cm" svg:x="65.37cm" svg:y="23.225cm">
          <text:p text:style-name="P3">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993" draw:start-glue-point="5" draw:end-shape="id1020" draw:end-glue-point="4" svg:d="m64165 24074v-1735h346v-1736">
          <text:p/>
        </draw:connector>
        <draw:connector draw:style-name="inheritance_20__28_public_29_" draw:layer="layout" svg:x1="66.445cm" svg:y1="23.225cm" svg:x2="65.424cm" svg:y2="20.603cm" draw:start-shape="id1021" draw:start-glue-point="0" draw:end-shape="id1020" draw:end-glue-point="5" svg:d="m66445 23225v-1311h-1021v-1311">
          <text:p/>
        </draw:connector>
        <draw:custom-shape draw:style-name="gr1" draw:text-style-name="P1" draw:id="id989" draw:layer="layout" svg:width="2.98cm" svg:height="0.803cm" svg:x="34.766cm" svg:y="21.987cm">
          <text:p text:style-name="P3">XclExpWebQuery</text:p>
          <draw:enhanced-geometry svg:viewBox="0 0 21600 21600" draw:type="rectangle" draw:enhanced-path="M 0 0 L 21600 0 21600 21600 0 21600 0 0 Z N"/>
        </draw:custom-shape>
        <draw:connector draw:style-name="gr26" draw:text-style-name="P1" draw:layer="layout" svg:x1="48.212cm" svg:y1="26.602cm" svg:x2="50.049cm" svg:y2="26.38cm" draw:start-shape="id987" draw:start-glue-point="4" draw:end-shape="id988" draw:end-glue-point="3" svg:d="m48212 26602h919v-222h918">
          <text:p/>
        </draw:connector>
        <draw:custom-shape draw:style-name="typedef" draw:id="id1022" draw:layer="layout" svg:width="2.382cm" svg:height="0.529cm" svg:x="50.204cm" svg:y="27.144cm">
          <text:p text:style-name="P2">ExcTableList</text:p>
          <draw:enhanced-geometry svg:viewBox="0 0 21600 21600" draw:type="rectangle" draw:enhanced-path="M 0 0 L 21600 0 21600 21600 0 21600 0 0 Z N"/>
        </draw:custom-shape>
        <draw:connector draw:style-name="gr26" draw:text-style-name="P1" draw:layer="layout" svg:x1="48.212cm" svg:y1="27.185cm" svg:x2="50.204cm" svg:y2="27.408cm" draw:start-shape="id987" draw:start-glue-point="6" draw:end-shape="id1022" draw:end-glue-point="3" svg:d="m48212 27185h997v223h995">
          <text:p/>
        </draw:connector>
        <draw:custom-shape draw:style-name="typedef" draw:id="id1023" draw:layer="layout" svg:width="3.043cm" svg:height="0.556cm" svg:x="49.896cm" svg:y="28.003cm">
          <text:p text:style-name="P2">ExcBoundsheetList</text:p>
          <draw:enhanced-geometry svg:viewBox="0 0 21600 21600" draw:type="rectangle" draw:enhanced-path="M 0 0 L 21600 0 21600 21600 0 21600 0 0 Z N"/>
        </draw:custom-shape>
        <draw:connector draw:style-name="gr26" draw:text-style-name="P1" draw:layer="layout" svg:x1="48.214cm" svg:y1="27.735cm" svg:x2="49.896cm" svg:y2="28.281cm" draw:start-shape="id987" draw:start-glue-point="1" draw:end-shape="id1023" draw:end-glue-point="3" svg:d="m48214 27735h840v546h842">
          <text:p/>
        </draw:connector>
        <draw:custom-shape draw:style-name="gr1" draw:text-style-name="P1" draw:id="id1024" draw:layer="layout" svg:width="4.656cm" svg:height="0.662cm" svg:x="29.655cm" svg:y="38.193cm">
          <draw:glue-point draw:id="4" svg:x="-2.158cm" svg:y="5cm"/>
          <draw:glue-point draw:id="5" svg:x="2.16cm" svg:y="5cm"/>
          <text:p text:style-name="P3">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1024" draw:start-glue-point="0" draw:end-shape="id940" draw:end-glue-point="11" svg:d="m31983 38193v-9071h691v-9072">
          <text:p/>
        </draw:connector>
        <draw:custom-shape draw:style-name="gr1" draw:text-style-name="P1" draw:id="id944" draw:layer="layout" svg:width="2.937cm" svg:height="0.662cm" svg:x="26.454cm" svg:y="47.825cm">
          <text:p text:style-name="P3">XclExpSubStream</text:p>
          <draw:enhanced-geometry svg:viewBox="0 0 21600 21600" draw:type="rectangle" draw:enhanced-path="M 0 0 L 21600 0 21600 21600 0 21600 0 0 Z N"/>
        </draw:custom-shape>
        <draw:custom-shape draw:style-name="gr1" draw:text-style-name="P1" draw:id="id1025" draw:layer="layout" svg:width="3.703cm" svg:height="0.662cm" svg:x="32.328cm" svg:y="40.523cm">
          <text:p text:style-name="P3">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944" draw:start-glue-point="0" draw:end-shape="id1024" draw:end-glue-point="4" svg:d="m27922 47825v-4485h3057v-4485">
          <text:p/>
        </draw:connector>
        <draw:connector draw:style-name="inheritance_20__28_public_29_" draw:layer="layout" svg:x1="34.179cm" svg:y1="40.523cm" svg:x2="32.988cm" svg:y2="38.855cm" draw:start-shape="id1025" draw:start-glue-point="0" draw:end-shape="id1024" draw:end-glue-point="5" svg:d="m34179 40523v-834h-1191v-834">
          <text:p/>
        </draw:connector>
        <draw:custom-shape draw:style-name="gr1" draw:text-style-name="P1" draw:id="id1026" draw:layer="layout" svg:width="3.087cm" svg:height="0.586cm" svg:x="36.304cm" svg:y="54.085cm">
          <draw:glue-point draw:id="4" svg:x="-2.342cm" svg:y="4.993cm"/>
          <draw:glue-point draw:id="5" svg:x="2.453cm" svg:y="4.993cm"/>
          <text:p text:style-name="P3">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1026" draw:start-glue-point="0" draw:end-shape="id942" draw:end-glue-point="7" svg:d="m37847 54085v-1264h-2007v-2627">
          <text:p/>
        </draw:connector>
        <draw:custom-shape draw:style-name="gr1" draw:text-style-name="P1" draw:id="id1027" draw:layer="layout" svg:width="3.466cm" svg:height="0.557cm" svg:x="33.638cm" svg:y="55.722cm">
          <text:p text:style-name="P3">XclExpDocProtection</text:p>
          <draw:enhanced-geometry svg:viewBox="0 0 21600 21600" draw:type="rectangle" draw:enhanced-path="M 0 0 L 21600 0 21600 21600 0 21600 0 0 Z N"/>
        </draw:custom-shape>
        <draw:custom-shape draw:style-name="gr1" draw:text-style-name="P1" draw:id="id1029" draw:layer="layout" svg:width="3.862cm" svg:height="0.558cm" svg:x="35.587cm" svg:y="56.601cm">
          <text:p text:style-name="P3">XclExpWindowProtection</text:p>
          <draw:enhanced-geometry svg:viewBox="0 0 21600 21600" draw:type="rectangle" draw:enhanced-path="M 0 0 L 21600 0 21600 21600 0 21600 0 0 Z N"/>
        </draw:custom-shape>
        <draw:custom-shape draw:style-name="gr1" draw:text-style-name="P1" draw:id="id1028" draw:layer="layout" svg:width="2.143cm" svg:height="0.61cm" svg:x="38.363cm" svg:y="55.709cm">
          <text:p text:style-name="P3">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1027" draw:start-glue-point="0" draw:end-shape="id1026" draw:end-glue-point="4" svg:d="m35371 55722v-526h1754v-526">
          <text:p/>
        </draw:connector>
        <draw:connector draw:style-name="inheritance_20__28_public_29_" draw:layer="layout" svg:x1="39.434cm" svg:y1="55.709cm" svg:x2="38.604cm" svg:y2="54.67cm" draw:start-shape="id1028" draw:start-glue-point="0" draw:end-shape="id1026" draw:end-glue-point="5" svg:d="m39434 55709v-519h-830v-520">
          <text:p/>
        </draw:connector>
        <draw:connector draw:style-name="inheritance_20__28_public_29_" draw:layer="layout" svg:x1="37.518cm" svg:y1="56.601cm" svg:x2="37.847cm" svg:y2="54.671cm" draw:start-shape="id1029" draw:start-glue-point="0" draw:end-shape="id1026" draw:end-glue-point="2" svg:d="m37518 56601v-965h329v-965">
          <text:p/>
        </draw:connector>
        <draw:connector draw:style-name="data_20_member" draw:layer="layout" svg:x1="62.839cm" svg:y1="19.075cm" svg:x2="23.941cm" svg:y2="15.864cm" draw:start-shape="id964" draw:start-glue-point="1" draw:end-shape="id974" draw:end-glue-point="3" svg:d="m62839 19075h501v2480h-39900v-5691h501">
          <text:p/>
        </draw:connector>
        <draw:frame draw:style-name="annotation" draw:layer="layout" svg:width="10.271cm" svg:height="0.946cm" svg:x="34.774cm" svg:y="17.83cm">
          <draw:text-box>
            <text:p text:style-name="P2"><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2"><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draw:id="id1030" draw:layer="layout" svg:width="2.726cm" svg:height="0.635cm" svg:x="48.689cm" svg:y="69.271cm">
          <text:p text:style-name="P2">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1030" draw:start-glue-point="0" draw:end-shape="id954" draw:end-glue-point="6" svg:d="m50052 69271v-1328h-846v-1328">
          <text:p/>
        </draw:connector>
        <draw:custom-shape draw:style-name="gr3" draw:id="id1031" draw:layer="layout" svg:width="2.726cm" svg:height="0.635cm" svg:x="50.246cm" svg:y="70.613cm">
          <text:p text:style-name="P2">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1031" draw:start-glue-point="0" draw:end-shape="id954" draw:end-glue-point="7" svg:d="m51609 70613v-2192h-729v-1806">
          <text:p/>
        </draw:connector>
        <draw:custom-shape draw:style-name="gr3" draw:id="id1032" draw:layer="layout" svg:width="2.369cm" svg:height="0.635cm" svg:x="52.461cm" svg:y="74.878cm">
          <text:p text:style-name="P2">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1032" draw:start-glue-point="0" draw:end-shape="id954" draw:end-glue-point="2" svg:d="m53645 74878v-6212h-1169v-2051">
          <text:p/>
        </draw:connector>
        <draw:custom-shape draw:style-name="gr3" draw:id="id1033" draw:layer="layout" svg:width="2.499cm" svg:height="0.635cm" svg:x="52.463cm" svg:y="76.705cm">
          <draw:glue-point draw:id="4" svg:x="-2.373cm" svg:y="4.992cm"/>
          <draw:glue-point draw:id="5" svg:x="2.369cm" svg:y="4.992cm"/>
          <text:p text:style-name="P2">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1033" draw:start-glue-point="0" draw:end-shape="id1032" draw:end-glue-point="2" svg:d="m53712 76705v-597h-67v-595">
          <text:p/>
        </draw:connector>
        <draw:custom-shape draw:style-name="gr3" draw:id="id1036" draw:layer="layout" svg:width="1.973cm" svg:height="0.635cm" svg:x="55.252cm" svg:y="78.516cm">
          <text:p text:style-name="P2">ExcBofW8</text:p>
          <draw:enhanced-geometry svg:viewBox="0 0 21600 21600" draw:type="rectangle" draw:enhanced-path="M 0 0 L 21600 0 21600 21600 0 21600 0 0 Z N"/>
        </draw:custom-shape>
        <draw:custom-shape draw:style-name="gr3" draw:id="id1034" draw:layer="layout" svg:width="1.736cm" svg:height="0.635cm" svg:x="50.829cm" svg:y="78.516cm">
          <text:p text:style-name="P2">ExcBof8</text:p>
          <draw:enhanced-geometry svg:viewBox="0 0 21600 21600" draw:type="rectangle" draw:enhanced-path="M 0 0 L 21600 0 21600 21600 0 21600 0 0 Z N"/>
        </draw:custom-shape>
        <draw:custom-shape draw:style-name="gr3" draw:id="id1035" draw:layer="layout" svg:width="1.842cm" svg:height="0.635cm" svg:x="52.883cm" svg:y="78.516cm">
          <text:p text:style-name="P2">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1034" draw:start-glue-point="0" draw:end-shape="id1033" draw:end-glue-point="4" svg:d="m51697 78516v-589h1422v-589">
          <text:p/>
        </draw:connector>
        <draw:connector draw:style-name="inheritance_20__28_public_29_" draw:layer="layout" svg:x1="53.804cm" svg:y1="78.516cm" svg:x2="53.712cm" svg:y2="77.34cm" draw:start-shape="id1035" draw:start-glue-point="0" draw:end-shape="id1033" draw:end-glue-point="2" svg:d="m53804 78516v-589h-92v-587">
          <text:p/>
        </draw:connector>
        <draw:connector draw:style-name="inheritance_20__28_public_29_" draw:layer="layout" svg:x1="56.238cm" svg:y1="78.516cm" svg:x2="54.304cm" svg:y2="77.338cm" draw:start-shape="id1036" draw:start-glue-point="0" draw:end-shape="id1033" draw:end-glue-point="5" svg:d="m56238 78516v-589h-1934v-589">
          <text:p/>
        </draw:connector>
        <draw:frame draw:style-name="annotation" draw:layer="layout" svg:width="7.767cm" svg:height="1.219cm" svg:x="51.171cm" svg:y="79.488cm">
          <draw:text-box>
            <text:p text:style-name="P2"><text:span text:style-name="T1">ExcBof8</text:span> - BOF for sheet</text:p>
            <text:p text:style-name="P2"><text:span text:style-name="T1">ExcBofC8</text:span> - BOF for chart (not used at the moment)</text:p>
            <text:p text:style-name="P2"><text:span text:style-name="T1">ExcBofW8</text:span> - BOF for workbook</text:p>
          </draw:text-box>
        </draw:frame>
        <draw:custom-shape draw:style-name="class_20__28_external_20_module_29_" draw:id="id1037" draw:layer="layout" svg:width="2.063cm" svg:height="0.689cm" svg:x="76.907cm" svg:y="11.591cm">
          <text:p text:style-name="P2">SfxMedium</text:p>
          <draw:enhanced-geometry svg:viewBox="0 0 21600 21600" draw:type="rectangle" draw:enhanced-path="M 0 0 L 21600 0 21600 21600 0 21600 0 0 Z N"/>
        </draw:custom-shape>
        <draw:connector draw:style-name="gr30" draw:text-style-name="P3" draw:layer="layout" svg:x1="74.802cm" svg:y1="11.358cm" svg:x2="76.907cm" svg:y2="11.935cm" draw:start-shape="id965" draw:start-glue-point="6" draw:end-shape="id1037" draw:end-glue-point="3" svg:d="m74802 11358h1052v577h1053">
          <text:p text:style-name="P3">GetMedium()</text:p>
        </draw:connector>
        <draw:custom-shape draw:style-name="gr1" draw:text-style-name="P1" draw:layer="layout" svg:width="2.91cm" svg:height="0.635cm" svg:x="83.409cm" svg:y="3.843cm">
          <text:p text:style-name="P3">XclExpStream</text:p>
          <draw:enhanced-geometry svg:viewBox="0 0 21600 21600" draw:type="rectangle" draw:enhanced-path="M 0 0 L 21600 0 21600 21600 0 21600 0 0 Z N"/>
        </draw:custom-shape>
        <draw:custom-shape draw:style-name="gr1" draw:text-style-name="P1" draw:id="id1038" draw:layer="layout" svg:width="3.079cm" svg:height="0.577cm" svg:x="57.89cm" svg:y="70.568cm">
          <text:p text:style-name="P3">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1038" draw:start-glue-point="0" draw:end-shape="id954" draw:end-glue-point="9" svg:d="m59429 70568v-943h-3772v-3010">
          <text:p/>
        </draw:connector>
        <draw:custom-shape draw:style-name="gr1" draw:text-style-name="P1" draw:id="id1039" draw:layer="layout" svg:width="3.433cm" svg:height="0.677cm" svg:x="55.428cm" svg:y="71.552cm">
          <draw:glue-point draw:id="4" svg:x="-2.706cm" svg:y="4.992cm"/>
          <draw:glue-point draw:id="5" svg:x="2.773cm" svg:y="4.992cm"/>
          <text:p text:style-name="P3">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1039" draw:start-glue-point="0" draw:end-shape="id954" draw:end-glue-point="8" svg:d="m57144 71552v-1357h-3113v-3580">
          <text:p/>
        </draw:connector>
        <draw:custom-shape draw:style-name="gr1" draw:text-style-name="P1" draw:id="id1040" draw:layer="layout" svg:width="2.974cm" svg:height="0.589cm" svg:x="57.331cm" svg:y="73.718cm">
          <text:p text:style-name="P3">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1040" draw:start-glue-point="0" draw:end-shape="id1039" draw:end-glue-point="5" svg:d="m58818 73718v-745h-723v-746">
          <text:p/>
        </draw:connector>
        <draw:custom-shape draw:style-name="gr1" draw:text-style-name="P1" draw:id="id1041" draw:layer="layout" svg:width="2.668cm" svg:height="0.589cm" svg:x="54.165cm" svg:y="73.769cm">
          <text:p text:style-name="P3">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1041" draw:start-glue-point="0" draw:end-shape="id1039" draw:end-glue-point="4" svg:d="m55499 73769v-771h717v-771">
          <text:p/>
        </draw:connector>
        <draw:custom-shape draw:style-name="gr1" draw:text-style-name="P1" draw:id="id1042" draw:layer="layout" svg:width="3.545cm" svg:height="0.661cm" svg:x="36.176cm" svg:y="51.198cm">
          <draw:glue-point draw:id="4" svg:x="-2.342cm" svg:y="4.993cm"/>
          <draw:glue-point draw:id="5" svg:x="2.453cm" svg:y="4.993cm"/>
          <text:p text:style-name="P3">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1042" draw:start-glue-point="0" draw:end-shape="id942" draw:end-glue-point="5" svg:d="m37948 51198v-502h17690v-502">
          <text:p/>
        </draw:connector>
        <draw:custom-shape draw:style-name="gr1" draw:text-style-name="P1" draw:id="id1045" draw:layer="layout" svg:width="1.985cm" svg:height="0.58cm" svg:x="83.602cm" svg:y="54.654cm">
          <text:p text:style-name="P3">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1043" draw:start-glue-point="4" draw:end-shape="id1044" draw:end-glue-point="3" svg:d="m81825 53483h492v-217h491">
          <text:p/>
        </draw:connector>
        <draw:connector draw:style-name="data_20_member_20__28_multiple_20_pointers_29_" draw:layer="layout" svg:x1="81.825cm" svg:y1="54.26cm" svg:x2="83.602cm" svg:y2="54.944cm" draw:start-shape="id1043" draw:start-glue-point="5" draw:end-shape="id1045" draw:end-glue-point="3" svg:d="m81825 54260h889v684h888">
          <text:p/>
        </draw:connector>
        <draw:custom-shape draw:style-name="gr3" draw:id="id1046" draw:layer="layout" svg:width="3.519cm" svg:height="0.741cm" svg:x="114.484cm" svg:y="23.886cm">
          <text:p text:style-name="P2">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1046" draw:start-glue-point="0" draw:end-shape="id966" draw:end-glue-point="18" svg:d="m116243 23886v-1989h-9v-1989">
          <text:p/>
        </draw:connector>
        <draw:g>
          <draw:custom-shape draw:style-name="gr3" draw:id="id994" draw:layer="layout" svg:width="3.307cm" svg:height="0.874cm" svg:x="114.252cm" svg:y="44.487cm">
            <draw:glue-point draw:id="4" svg:x="-2.437cm" svg:y="5cm"/>
            <draw:glue-point draw:id="5" svg:x="2.524cm" svg:y="5cm"/>
            <draw:glue-point draw:id="6" svg:x="-2.18cm" svg:y="-5cm"/>
            <draw:glue-point draw:id="7" svg:x="2.113cm" svg:y="-5cm"/>
            <text:p text:style-name="P2">XclImpDrawObjBase</text:p>
            <draw:enhanced-geometry svg:viewBox="0 0 21600 21600" draw:type="rectangle" draw:enhanced-path="M 0 0 L 21600 0 21600 21600 0 21600 0 0 Z N"/>
          </draw:custom-shape>
          <draw:custom-shape draw:style-name="gr1" draw:text-style-name="P1" draw:id="id1047" draw:layer="layout" svg:width="1.997cm" svg:height="0.578cm" svg:x="115.617cm" svg:y="43.507cm">
            <text:p text:style-name="P3">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994" draw:start-glue-point="7" draw:end-shape="id1047" draw:end-glue-point="2" svg:d="m116603 44487v-201h12v-201">
            <text:p/>
          </draw:connector>
        </draw:g>
        <draw:custom-shape draw:style-name="gr1" draw:text-style-name="P1" draw:id="id995" draw:layer="layout" svg:width="2.699cm" svg:height="3.168cm" svg:x="79.052cm" svg:y="62.837cm">
          <draw:glue-point draw:id="4" svg:x="4.998cm" svg:y="-2.686cm"/>
          <draw:glue-point draw:id="5" svg:x="4.998cm" svg:y="2.91cm"/>
          <text:p text:style-name="P3">XclImpChartObj</text:p>
          <draw:enhanced-geometry svg:viewBox="0 0 21600 21600" draw:type="rectangle" draw:enhanced-path="M 0 0 L 21600 0 21600 21600 0 21600 0 0 Z N"/>
        </draw:custom-shape>
        <draw:custom-shape draw:style-name="gr1" draw:text-style-name="P3" draw:id="id1048" draw:layer="layout" svg:width="2.328cm" svg:height="0.585cm" svg:x="84.976cm" svg:y="67.774cm">
          <text:p text:style-name="P3">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995" draw:start-glue-point="5" draw:end-shape="id1048" draw:end-glue-point="3" svg:d="m81749 65342h1614v2724h1613">
          <text:p>mxChart</text:p>
        </draw:connector>
        <draw:custom-shape draw:style-name="gr5" draw:id="id1049" draw:layer="layout" svg:width="3.095cm" svg:height="0.556cm" svg:x="82.827cm" svg:y="63.888cm">
          <text:p text:style-name="P2">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995" draw:start-glue-point="1" draw:end-shape="id1049" draw:end-glue-point="3" svg:d="m81751 64421h537v-255h539">
          <text:p/>
        </draw:connector>
        <draw:custom-shape draw:style-name="gr5" draw:id="id1050" draw:layer="layout" svg:width="3.095cm" svg:height="0.556cm" svg:x="82.699cm" svg:y="63.009cm">
          <text:p text:style-name="P2">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995" draw:start-glue-point="4" draw:end-shape="id1050" draw:end-glue-point="3" svg:d="m81749 63571h475v-284h475">
          <text:p/>
        </draw:connector>
        <draw:custom-shape draw:style-name="gr1" draw:text-style-name="P1" draw:id="id1051" draw:layer="layout" svg:width="3.519cm" svg:height="2.037cm" svg:x="73.906cm" svg:y="57.221cm">
          <draw:glue-point draw:id="4" svg:x="4.998cm" svg:y="-3.545cm"/>
          <draw:glue-point draw:id="5" svg:x="4.998cm" svg:y="-1.545cm"/>
          <draw:glue-point draw:id="6" svg:x="4.998cm" svg:y="1.453cm"/>
          <draw:glue-point draw:id="7" svg:x="4.998cm" svg:y="3.363cm"/>
          <text:p text:style-name="P3">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1051" draw:start-glue-point="4" draw:end-shape="id995" draw:end-glue-point="3" svg:d="m77423 57517h815v6904h814">
          <text:p/>
        </draw:connector>
        <draw:connector draw:style-name="data_20_member_20__28_pointer_29_" draw:layer="layout" svg:x1="70.502cm" svg:y1="37.953cm" svg:x2="73.906cm" svg:y2="58.239cm" draw:start-shape="id972" draw:start-glue-point="13" draw:end-shape="id1051" draw:end-glue-point="3" svg:d="m70502 37953h1702v20286h1702">
          <text:p/>
        </draw:connector>
        <draw:connector draw:style-name="data_20_member_20__28_pointer_29_" draw:layer="layout" svg:x1="70.502cm" svg:y1="37.344cm" svg:x2="78.68cm" svg:y2="53.843cm" draw:start-shape="id972" draw:start-glue-point="12" draw:end-shape="id1043" draw:end-glue-point="3" svg:d="m70502 37344h4089v16499h4089">
          <text:p/>
        </draw:connector>
        <draw:custom-shape draw:style-name="gr1" draw:text-style-name="P1" draw:id="id1044" draw:layer="layout" svg:width="2.514cm" svg:height="1.131cm" svg:x="82.808cm" svg:y="52.701cm">
          <draw:glue-point draw:id="4" svg:x="5cm" svg:y="-2.475cm"/>
          <draw:glue-point draw:id="5" svg:x="5cm" svg:y="2.793cm"/>
          <text:p text:style-name="P3">XclImpSupbook</text:p>
          <draw:enhanced-geometry svg:viewBox="0 0 21600 21600" draw:type="rectangle" draw:enhanced-path="M 0 0 L 21600 0 21600 21600 0 21600 0 0 Z N"/>
        </draw:custom-shape>
        <draw:custom-shape draw:style-name="gr1" draw:text-style-name="P1" draw:id="id957" draw:layer="layout" svg:width="2.584cm" svg:height="8.221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3">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5.481cm" draw:start-shape="id1048" draw:start-glue-point="1" draw:end-shape="id957" draw:end-glue-point="17" svg:d="m87304 68066h897v7415h896">
          <text:p>mxChartData</text:p>
        </draw:connector>
        <draw:connector draw:style-name="data_20_member_20__28_multiple_20_pointers_29_" draw:layer="layout" draw:line-skew="0.304cm" svg:x1="91.681cm" svg:y1="71.042cm" svg:x2="100.789cm" svg:y2="71.963cm" draw:start-shape="id957" draw:start-glue-point="7" draw:end-shape="id1001" draw:end-glue-point="3" svg:d="m91681 71042h4858v921h4250">
          <text:p>mxPrimAxesSet<text:line-break/>mxSecnAxesSet</text:p>
        </draw:connector>
        <draw:custom-shape draw:style-name="gr15" draw:text-style-name="P6" draw:id="id980" draw:layer="layout" svg:width="2.867cm" svg:height="0.546cm" svg:x="107.555cm" svg:y="29.882cm">
          <text:p text:style-name="P2"><text:span text:style-name="T3">XclImpStream</text:span></text:p>
          <draw:enhanced-geometry svg:viewBox="0 0 21600 21600" draw:type="rectangle" draw:enhanced-path="M 0 0 L 21600 0 21600 21600 0 21600 0 0 Z N"/>
        </draw:custom-shape>
        <draw:custom-shape draw:style-name="gr1" draw:text-style-name="P1" draw:id="id981" draw:layer="layout" svg:width="3.784cm" svg:height="0.933cm" svg:x="94.456cm" svg:y="32.413cm">
          <text:p text:style-name="P3">XclImpWebQueryBuffer</text:p>
          <draw:enhanced-geometry svg:viewBox="0 0 21600 21600" draw:type="rectangle" draw:enhanced-path="M 0 0 L 21600 0 21600 21600 0 21600 0 0 Z N"/>
        </draw:custom-shape>
        <draw:connector draw:style-name="data_20_member" draw:layer="layout" svg:x1="91.681cm" svg:y1="69.54cm" svg:x2="93.784cm" svg:y2="68.383cm" draw:start-shape="id957" draw:start-glue-point="12" draw:end-shape="id1052" draw:end-glue-point="3" svg:d="m91681 69540h1052v-1157h1051">
          <text:p/>
        </draw:connector>
        <draw:connector draw:style-name="data_20_member_20__28_multiple_20_pointers_29_" draw:layer="layout" svg:x1="91.681cm" svg:y1="76.534cm" svg:x2="93.841cm" svg:y2="80.562cm" draw:start-shape="id957" draw:start-glue-point="11" draw:end-shape="id1003" draw:end-glue-point="3" svg:d="m91681 76534h1080v4028h1080">
          <text:p/>
        </draw:connector>
        <draw:connector draw:style-name="data_20_member_20__28_multiple_29_" draw:layer="layout" svg:x1="91.681cm" svg:y1="71.623cm" svg:x2="94.596cm" svg:y2="74.173cm" draw:start-shape="id957" draw:start-glue-point="14" draw:end-shape="id1008" draw:end-glue-point="3" svg:d="m91681 71623h1457v2550h1458">
          <text:p/>
        </draw:connector>
        <draw:custom-shape draw:style-name="gr1" draw:text-style-name="P1" draw:id="id1005"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1008" draw:start-glue-point="4" draw:end-shape="id1005" draw:end-glue-point="7" svg:d="m95461 73886v-4893h18573v-4894">
          <text:p/>
        </draw:connector>
        <draw:custom-shape draw:style-name="gr5" draw:id="id1052" draw:layer="layout" svg:width="2.54cm" svg:height="0.556cm" svg:x="93.784cm" svg:y="68.105cm">
          <text:p text:style-name="P2">XclChRectangle</text:p>
          <draw:enhanced-geometry svg:viewBox="0 0 21600 21600" draw:type="rectangle" draw:enhanced-path="M 0 0 L 21600 0 21600 21600 0 21600 0 0 Z N"/>
        </draw:custom-shape>
        <draw:connector draw:style-name="data_20_member_20__28_pointer_29_" draw:layer="layout" svg:x1="91.681cm" svg:y1="72.649cm" svg:x2="98.246cm" svg:y2="74.686cm" draw:start-shape="id957" draw:start-glue-point="15" draw:end-shape="id1009" draw:end-glue-point="3" svg:d="m91681 72649h3283v2037h3282">
          <text:p/>
        </draw:connector>
        <draw:connector draw:style-name="inheritance_20__28_public_29__20_3" draw:layer="layout" svg:x1="98.959cm" svg:y1="74.385cm" svg:x2="114.733cm" svg:y2="64.1cm" draw:start-shape="id1009" draw:start-glue-point="4" draw:end-shape="id1005" draw:end-glue-point="2" svg:d="m98959 74385v-5143h15774v-5142">
          <text:p/>
        </draw:connector>
        <draw:custom-shape draw:style-name="gr5" draw:id="id1053" draw:layer="layout" svg:width="2.54cm" svg:height="0.556cm" svg:x="94.578cm" svg:y="69.983cm">
          <text:p text:style-name="P2">XclChProperties</text:p>
          <draw:enhanced-geometry svg:viewBox="0 0 21600 21600" draw:type="rectangle" draw:enhanced-path="M 0 0 L 21600 0 21600 21600 0 21600 0 0 Z N"/>
        </draw:custom-shape>
        <draw:connector draw:style-name="data_20_member" draw:layer="layout" svg:x1="91.681cm" svg:y1="70.004cm" svg:x2="94.578cm" svg:y2="70.261cm" draw:start-shape="id957" draw:start-glue-point="6" draw:end-shape="id1053" draw:end-glue-point="3" svg:d="m91681 70004h1449v257h1448">
          <text:p>maProps</text:p>
        </draw:connector>
        <draw:connector draw:style-name="data_20_member_20__28_multiple_29_" draw:layer="layout" svg:x1="91.681cm" svg:y1="75.498cm" svg:x2="95.108cm" svg:y2="77.002cm" draw:start-shape="id957" draw:start-glue-point="10" draw:end-shape="id959" draw:end-glue-point="3" svg:d="m91681 75498h1714v1504h1713">
          <text:p/>
        </draw:connector>
        <draw:custom-shape draw:style-name="gr1" draw:text-style-name="P1" draw:id="id960"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959" draw:start-glue-point="5" draw:end-shape="id1000" draw:end-glue-point="6" svg:d="m96744 76677v-5731h24893v-5730">
          <text:p/>
        </draw:connector>
        <draw:custom-shape draw:style-name="gr1" draw:text-style-name="P1" draw:id="id1008" draw:layer="layout" svg:width="3.307cm" svg:height="0.574cm" svg:x="94.596cm" svg:y="73.886cm">
          <draw:glue-point draw:id="4" svg:x="-2.385cm" svg:y="-5.005cm"/>
          <draw:glue-point draw:id="5" svg:x="2.117cm" svg:y="-5.005cm"/>
          <text:p text:style-name="P3">XclImpChDataFormat</text:p>
          <draw:enhanced-geometry svg:viewBox="0 0 21600 21600" draw:type="rectangle" draw:enhanced-path="M 0 0 L 21600 0 21600 21600 0 21600 0 0 Z N"/>
        </draw:custom-shape>
        <draw:custom-shape draw:style-name="gr1" draw:text-style-name="P1" draw:id="id1003" draw:layer="layout" svg:width="2.671cm" svg:height="2.056cm" svg:x="93.841cm" svg:y="79.534cm">
          <draw:glue-point draw:id="4" svg:x="-2.385cm" svg:y="-5.005cm"/>
          <draw:glue-point draw:id="5" svg:x="2.117cm" svg:y="-5.005cm"/>
          <draw:glue-point draw:id="6" svg:x="4.998cm" svg:y="3.492cm"/>
          <draw:glue-point draw:id="7" svg:x="4.998cm" svg:y="-3.234cm"/>
          <draw:glue-point draw:id="8" svg:x="4.998cm" svg:y="1.707cm"/>
          <text:p text:style-name="P3">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1002" draw:start-glue-point="0" draw:end-shape="id960" draw:end-glue-point="9" svg:d="m107101 75075v-681h-3614v-682">
          <text:p/>
        </draw:connector>
        <draw:connector draw:style-name="inheritance_20__28_public_29_" draw:layer="layout" svg:x1="107.633cm" svg:y1="75.075cm" svg:x2="121.059cm" svg:y2="65.216cm" draw:start-shape="id1002" draw:start-glue-point="5" draw:end-shape="id1000" draw:end-glue-point="21" svg:d="m107633 75075v-4929h13426v-4930">
          <text:p/>
        </draw:connector>
        <draw:connector draw:style-name="inheritance_20__28_public_29_" draw:layer="layout" svg:x1="107.394cm" svg:y1="77.563cm" svg:x2="125.57cm" svg:y2="65.216cm" draw:start-shape="id961" draw:start-glue-point="5" draw:end-shape="id1000" draw:end-glue-point="2" svg:d="m107394 77563v-6174h18176v-6173">
          <text:p/>
        </draw:connector>
        <draw:connector draw:style-name="data_20_member_20__28_pointer_29_" draw:layer="layout" svg:x1="91.681cm" svg:y1="74.397cm" svg:x2="105.511cm" svg:y2="77.986cm" draw:start-shape="id957" draw:start-glue-point="9" draw:end-shape="id961" draw:end-glue-point="3" svg:d="m91681 74397h6915v3589h6915">
          <text:p/>
        </draw:connector>
        <draw:custom-shape draw:style-name="gr1" draw:text-style-name="P1" draw:id="id1001" draw:layer="layout" svg:width="2.884cm" svg:height="1.129cm" svg:x="100.789cm" svg:y="71.399cm">
          <draw:glue-point draw:id="4" svg:x="-2.385cm" svg:y="-5.005cm"/>
          <draw:glue-point draw:id="5" svg:x="2.117cm" svg:y="-5.005cm"/>
          <draw:glue-point draw:id="6" svg:x="5cm" svg:y="2.701cm"/>
          <draw:glue-point draw:id="7" svg:x="5cm" svg:y="-2.568cm"/>
          <text:p text:style-name="P3">XclImpChAxesSet</text:p>
          <draw:enhanced-geometry svg:viewBox="0 0 21600 21600" draw:type="rectangle" draw:enhanced-path="M 0 0 L 21600 0 21600 21600 0 21600 0 0 Z N"/>
        </draw:custom-shape>
        <draw:custom-shape draw:style-name="gr1" draw:text-style-name="P1" draw:id="id958" draw:layer="layout" svg:width="2.699cm" svg:height="0.582cm" svg:x="78.514cm" svg:y="6.076cm">
          <draw:glue-point draw:id="4" svg:x="-2.06cm" svg:y="5cm"/>
          <draw:glue-point draw:id="5" svg:x="2.252cm" svg:y="5cm"/>
          <text:p text:style-name="P3">XclChRootData</text:p>
          <draw:enhanced-geometry svg:viewBox="0 0 21600 21600" draw:type="rectangle" draw:enhanced-path="M 0 0 L 21600 0 21600 21600 0 21600 0 0 Z N"/>
        </draw:custom-shape>
        <draw:custom-shape draw:style-name="gr1" draw:text-style-name="P1" draw:id="id1054" draw:layer="layout" svg:width="3.068cm" svg:height="0.582cm" svg:x="79.502cm" svg:y="13.92cm">
          <text:p text:style-name="P3">XclExpChRootData</text:p>
          <draw:enhanced-geometry svg:viewBox="0 0 21600 21600" draw:type="rectangle" draw:enhanced-path="M 0 0 L 21600 0 21600 21600 0 21600 0 0 Z N"/>
        </draw:custom-shape>
        <draw:custom-shape draw:style-name="gr1" draw:text-style-name="P1" draw:id="id956" draw:layer="layout" svg:width="3.174cm" svg:height="0.582cm" svg:x="142.178cm" svg:y="64.666cm">
          <text:p text:style-name="P3">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1054" draw:end-shape="id958" draw:end-glue-point="4" svg:d="m81036 13920v-3631h-1728v-3631">
          <text:p/>
        </draw:connector>
        <draw:connector draw:style-name="data_20_member_20__28_pointer_29_" draw:layer="layout" svg:x1="132.966cm" svg:y1="64.859cm" svg:x2="142.178cm" svg:y2="64.957cm" draw:start-shape="id1000" draw:start-glue-point="1" draw:end-shape="id956" draw:end-glue-point="3" svg:d="m132966 64859h4606v98h4606">
          <text:p/>
        </draw:connector>
        <draw:custom-shape draw:style-name="gr1" draw:text-style-name="P1" draw:id="id1055" draw:layer="layout" svg:width="2.884cm" svg:height="0.688cm" svg:x="83.354cm" svg:y="6.5cm">
          <text:p text:style-name="P3">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958" draw:start-glue-point="1" draw:end-shape="id1055" draw:end-glue-point="3" svg:d="m81213 6367h1070v477h1071">
          <text:p/>
        </draw:connector>
        <draw:custom-shape draw:style-name="gr1" draw:text-style-name="P1" draw:id="id1056" draw:layer="layout" svg:width="2.007cm" svg:height="0.687cm" svg:x="36.677cm" svg:y="78.352cm">
          <draw:glue-point draw:id="4" svg:x="-2.081cm" svg:y="-5cm"/>
          <draw:glue-point draw:id="5" svg:x="2.166cm" svg:y="-5cm"/>
          <text:p text:style-name="P3">XclObjList</text:p>
          <draw:enhanced-geometry svg:viewBox="0 0 21600 21600" draw:type="rectangle" draw:enhanced-path="M 0 0 L 21600 0 21600 21600 0 21600 0 0 Z N"/>
        </draw:custom-shape>
        <draw:custom-shape draw:style-name="class_20__28_external_20_module_29_" draw:id="id1057" draw:layer="layout" svg:width="1.667cm" svg:height="0.502cm" svg:x="35.665cm" svg:y="77.064cm">
          <text:p text:style-name="P2">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1056" draw:start-glue-point="4" draw:end-shape="id1057" draw:end-glue-point="2" svg:d="m37263 78352v-393h-765v-393">
          <text:p/>
        </draw:connector>
        <draw:custom-shape draw:style-name="gr3" draw:id="id1058" draw:layer="layout" svg:width="2.726cm" svg:height="0.635cm" svg:x="40.095cm" svg:y="67.975cm">
          <text:p text:style-name="P2">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1058" draw:start-glue-point="0" draw:end-shape="id954" draw:end-glue-point="13" svg:d="m41458 67975v-680h4045v-680">
          <text:p/>
        </draw:connector>
        <draw:connector draw:style-name="inheritance_20__28_public_29_" draw:layer="layout" svg:x1="38.114cm" svg:y1="78.352cm" svg:x2="41.458cm" svg:y2="68.61cm" draw:start-shape="id1056" draw:start-glue-point="5" draw:end-shape="id1058" draw:end-glue-point="2" svg:d="m38114 78352v-4872h3344v-4870">
          <text:p/>
        </draw:connector>
        <draw:custom-shape draw:style-name="gr1" draw:text-style-name="P1" draw:id="id955" draw:layer="layout" svg:width="2.699cm" svg:height="1.575cm" svg:x="39.965cm" svg:y="76.115cm">
          <draw:glue-point draw:id="4" svg:x="-1.959cm" svg:y="-5.007cm"/>
          <draw:glue-point draw:id="5" svg:x="1.959cm" svg:y="-5.007cm"/>
          <draw:glue-point draw:id="6" svg:x="-5.001cm" svg:y="-2.304cm"/>
          <draw:glue-point draw:id="7" svg:x="-5.001cm" svg:y="2.609cm"/>
          <text:p text:style-name="P3">XclMsodrawing</text:p>
          <draw:enhanced-geometry svg:viewBox="0 0 21600 21600" draw:type="rectangle" draw:enhanced-path="M 0 0 L 21600 0 21600 21600 0 21600 0 0 Z N"/>
        </draw:custom-shape>
        <draw:custom-shape draw:style-name="gr1" draw:text-style-name="P1" draw:id="id1059" draw:layer="layout" svg:width="3.44cm" svg:height="0.689cm" svg:x="41.896cm" svg:y="72.798cm">
          <draw:glue-point draw:id="4" svg:x="-2.223cm" svg:y="4.992cm"/>
          <draw:glue-point draw:id="5" svg:x="2.005cm" svg:y="4.992cm"/>
          <text:p text:style-name="P3">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955" draw:start-glue-point="5" draw:end-shape="id1059" draw:end-glue-point="4" svg:d="m41842 76115v-1315h1010v-1315">
          <text:p/>
        </draw:connector>
        <draw:custom-shape draw:style-name="gr1" draw:text-style-name="P1" draw:id="id1060" draw:layer="layout" svg:width="2.036cm" svg:height="0.581cm" svg:x="46.228cm" svg:y="73.233cm">
          <draw:glue-point draw:id="4" svg:x="-1.959cm" svg:y="-5.007cm"/>
          <draw:glue-point draw:id="5" svg:x="1.959cm" svg:y="-5.007cm"/>
          <text:p text:style-name="P3">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1059" draw:start-glue-point="1" draw:end-shape="id1060" draw:end-glue-point="3" svg:d="m45336 73142h446v381h446">
          <text:p/>
        </draw:connector>
        <draw:custom-shape draw:style-name="gr1" draw:text-style-name="P1" draw:id="id953" draw:layer="layout" svg:width="3.333cm" svg:height="0.689cm" svg:x="46.342cm" svg:y="77.771cm">
          <draw:glue-point draw:id="4" svg:x="-1.959cm" svg:y="-5.007cm"/>
          <draw:glue-point draw:id="5" svg:x="1.959cm" svg:y="-5.007cm"/>
          <text:p text:style-name="P3">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953" draw:start-glue-point="4" draw:end-shape="id1059" draw:end-glue-point="5" svg:d="m47356 77771v-3283h-3051v-1003">
          <text:p/>
        </draw:connector>
        <draw:connector draw:style-name="data_20_member_20__28_multiple_20_pointers_29_" draw:layer="layout" svg:x1="38.684cm" svg:y1="78.695cm" svg:x2="39.965cm" svg:y2="77.312cm" draw:start-shape="id1056" draw:start-glue-point="1" draw:end-shape="id955" draw:end-glue-point="7" svg:d="m38684 78695h640v-1383h641">
          <text:p/>
        </draw:connector>
        <draw:custom-shape draw:style-name="gr1" draw:text-style-name="P1" draw:id="id1061" draw:layer="layout" svg:width="2.036cm" svg:height="0.581cm" svg:x="49.41cm" svg:y="73.484cm">
          <draw:glue-point draw:id="4" svg:x="-1.959cm" svg:y="-5.007cm"/>
          <draw:glue-point draw:id="5" svg:x="1.959cm" svg:y="-5.007cm"/>
          <text:p text:style-name="P3">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1060" draw:start-glue-point="1" draw:end-shape="id1061" draw:end-glue-point="3" svg:d="m48264 73523h573v251h573">
          <text:p/>
        </draw:connector>
        <draw:custom-shape draw:style-name="class_20__28_external_20_module_29_" draw:id="id1062" draw:layer="layout" svg:width="1.747cm" svg:height="0.581cm" svg:x="49.593cm" svg:y="72.374cm">
          <draw:glue-point draw:id="4" svg:x="-1.959cm" svg:y="-5.007cm"/>
          <draw:glue-point draw:id="5" svg:x="1.959cm" svg:y="-5.007cm"/>
          <text:p text:style-name="P2">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1061" draw:start-glue-point="0" draw:end-shape="id1062" draw:end-glue-point="2" svg:d="m50428 73484v-265h38v-264">
          <text:p/>
        </draw:connector>
        <draw:custom-shape draw:style-name="gr1" draw:text-style-name="P1" draw:id="id946"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3">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946" draw:start-glue-point="0" draw:end-shape="id942" draw:end-glue-point="20" svg:d="m29436 64298v-13047h5618v-1057">
          <text:p/>
        </draw:connector>
        <draw:connector draw:style-name="data_20_member_20__28_multiple_20_pointers_29_" draw:layer="layout" svg:x1="33.523cm" svg:y1="65.163cm" svg:x2="39.965cm" svg:y2="76.54cm" draw:start-shape="id946" draw:start-glue-point="5" draw:end-shape="id955" draw:end-glue-point="6" svg:d="m33523 65163h3223v11377h3219">
          <text:p/>
        </draw:connector>
        <draw:custom-shape draw:style-name="gr1" draw:text-style-name="P1" draw:id="id1063" draw:layer="layout" svg:width="1.523cm" svg:height="0.649cm" svg:x="42.755cm" svg:y="69.275cm">
          <text:p text:style-name="P3">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946" draw:start-glue-point="4" draw:end-shape="id1063" draw:end-glue-point="3" svg:d="m33527 64481h4614v5118h4614">
          <text:p/>
        </draw:connector>
        <draw:connector draw:style-name="inheritance_20__28_public_29_" draw:layer="layout" svg:x1="43.516cm" svg:y1="69.275cm" svg:x2="46.304cm" svg:y2="66.615cm" draw:start-shape="id1063" draw:start-glue-point="0" draw:end-shape="id954" draw:end-glue-point="4" svg:d="m43516 69275v-1330h2788v-1330">
          <text:p/>
        </draw:connector>
        <draw:custom-shape draw:style-name="gr1" draw:text-style-name="P1" draw:id="id947" draw:layer="layout" svg:width="2.683cm" svg:height="0.568cm" svg:x="14.981cm" svg:y="73.87cm">
          <text:p text:style-name="P3">XclExpChartObj</text:p>
          <draw:enhanced-geometry svg:viewBox="0 0 21600 21600" draw:type="rectangle" draw:enhanced-path="M 0 0 L 21600 0 21600 21600 0 21600 0 0 Z N"/>
        </draw:custom-shape>
        <draw:custom-shape draw:style-name="gr1" draw:text-style-name="P1" draw:id="id948" draw:layer="layout" svg:width="3.369cm" svg:height="0.518cm" svg:x="28.576cm" svg:y="70.236cm">
          <text:p text:style-name="P3">XclExpOcxControlObj</text:p>
          <draw:enhanced-geometry svg:viewBox="0 0 21600 21600" draw:type="rectangle" draw:enhanced-path="M 0 0 L 21600 0 21600 21600 0 21600 0 0 Z N"/>
        </draw:custom-shape>
        <draw:custom-shape draw:style-name="gr1" draw:text-style-name="P1" draw:id="id951" draw:layer="layout" svg:width="3.369cm" svg:height="0.507cm" svg:x="33.543cm" svg:y="67.641cm">
          <text:p text:style-name="P3">XclExpTbxControlObj</text:p>
          <draw:enhanced-geometry svg:viewBox="0 0 21600 21600" draw:type="rectangle" draw:enhanced-path="M 0 0 L 21600 0 21600 21600 0 21600 0 0 Z N"/>
        </draw:custom-shape>
        <draw:custom-shape draw:style-name="gr1" draw:text-style-name="P1" draw:id="id945" draw:layer="layout" svg:width="1.904cm" svg:height="0.54cm" svg:x="26.729cm" svg:y="67.51cm">
          <text:p text:style-name="P3">XclObjAny</text:p>
          <draw:enhanced-geometry svg:viewBox="0 0 21600 21600" draw:type="rectangle" draw:enhanced-path="M 0 0 L 21600 0 21600 21600 0 21600 0 0 Z N"/>
        </draw:custom-shape>
        <draw:custom-shape draw:style-name="gr1" draw:text-style-name="P1" draw:id="id949" draw:layer="layout" svg:width="2.54cm" svg:height="0.538cm" svg:x="30.555cm" svg:y="69.35cm">
          <text:p text:style-name="P3">XclObjComment</text:p>
          <draw:enhanced-geometry svg:viewBox="0 0 21600 21600" draw:type="rectangle" draw:enhanced-path="M 0 0 L 21600 0 21600 21600 0 21600 0 0 Z N"/>
        </draw:custom-shape>
        <draw:custom-shape draw:style-name="gr1" draw:text-style-name="P1" draw:id="id950" draw:layer="layout" svg:width="2.54cm" svg:height="0.542cm" svg:x="32.011cm" svg:y="68.476cm">
          <text:p text:style-name="P3">XclObjDropDown</text:p>
          <draw:enhanced-geometry svg:viewBox="0 0 21600 21600" draw:type="rectangle" draw:enhanced-path="M 0 0 L 21600 0 21600 21600 0 21600 0 0 Z N"/>
        </draw:custom-shape>
        <draw:custom-shape draw:style-name="gr1" draw:text-style-name="P1" draw:id="id952" draw:layer="layout" svg:width="1.773cm" svg:height="0.501cm" svg:x="34.657cm" svg:y="66.676cm">
          <text:p text:style-name="P3">XclObjOle</text:p>
          <draw:enhanced-geometry svg:viewBox="0 0 21600 21600" draw:type="rectangle" draw:enhanced-path="M 0 0 L 21600 0 21600 21600 0 21600 0 0 Z N"/>
        </draw:custom-shape>
        <draw:custom-shape draw:style-name="gr1" draw:text-style-name="P3" draw:id="id943" draw:layer="layout" svg:width="2.142cm" svg:height="2.422cm" svg:x="18.556cm" svg:y="73.045cm">
          <draw:glue-point draw:id="4" svg:x="5cm" svg:y="-3.27cm"/>
          <draw:glue-point draw:id="5" svg:x="5cm" svg:y="3.343cm"/>
          <draw:glue-point draw:id="6" svg:x="5cm" svg:y="-1.771cm"/>
          <draw:glue-point draw:id="7" svg:x="5cm" svg:y="1.614cm"/>
          <text:p text:style-name="P3">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947" draw:start-glue-point="1" draw:end-shape="id943" draw:end-glue-point="3" svg:d="m17664 74154h446v102h446">
          <text:p/>
        </draw:connector>
        <draw:frame draw:style-name="annotation" draw:layer="layout" svg:width="4.498cm" svg:height="1.579cm" svg:x="23.28cm" svg:y="45.842cm">
          <draw:text-box>
            <text:p text:style-name="P2"><text:span text:style-name="T1">XclExpSubStream </text:span>represents a complete substream starting and ending with BOF and EOF records, respectively.</text:p>
          </draw:text-box>
        </draw:frame>
        <draw:connector draw:style-name="gr31" draw:text-style-name="P1" draw:layer="layout" svg:x1="130.764cm" svg:y1="19.449cm" svg:x2="67.826cm" svg:y2="34.921cm" draw:start-shape="id966" draw:start-glue-point="1" draw:end-shape="id972" draw:end-glue-point="3" svg:d="m130764 19449h500v6189h-63939v9283h501">
          <text:p/>
        </draw:connector>
        <draw:custom-shape draw:style-name="gr1" draw:text-style-name="P1" draw:layer="layout" svg:width="2.111cm" svg:height="0.722cm" svg:x="23.554cm" svg:y="80.66cm">
          <text:p text:style-name="P3">TokenStack</text:p>
          <draw:enhanced-geometry svg:viewBox="0 0 21600 21600" draw:type="rectangle" draw:enhanced-path="M 0 0 L 21600 0 21600 21600 0 21600 0 0 Z N"/>
        </draw:custom-shape>
        <draw:custom-shape draw:style-name="gr1" draw:text-style-name="P1" draw:id="id1064" draw:layer="layout" svg:width="3.316cm" svg:height="0.752cm" svg:x="149.614cm" svg:y="24.486cm">
          <text:p text:style-name="P3">LotusConverterBase</text:p>
          <draw:enhanced-geometry svg:viewBox="0 0 21600 21600" draw:type="rectangle" draw:enhanced-path="M 0 0 L 21600 0 21600 21600 0 21600 0 0 Z N"/>
        </draw:custom-shape>
        <draw:custom-shape draw:style-name="gr1" draw:text-style-name="P1" draw:id="id1065" draw:layer="layout" svg:width="2.151cm" svg:height="0.752cm" svg:x="153.656cm" svg:y="22.595cm">
          <text:p text:style-name="P3">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1064" draw:start-glue-point="0" draw:end-shape="id985" draw:end-glue-point="2" svg:d="m151272 24486v-4423h-3406v-4424">
          <text:p/>
        </draw:connector>
        <draw:connector draw:style-name="inheritance_20__28_public_29_" draw:layer="layout" svg:x1="154.731cm" svg:y1="22.595cm" svg:x2="148.545cm" svg:y2="15.639cm" draw:start-shape="id1065" draw:start-glue-point="0" draw:end-shape="id985" draw:end-glue-point="5" svg:d="m154731 22595v-3478h-6186v-3478">
          <text:p/>
        </draw:connector>
        <draw:custom-shape draw:style-name="gr1" draw:text-style-name="P1" draw:id="id1066" draw:layer="layout" svg:width="4.018cm" svg:height="0.647cm" svg:x="142.771cm" svg:y="33.415cm">
          <text:p text:style-name="P3">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1066" draw:start-glue-point="0" draw:end-shape="id983" draw:end-glue-point="2" svg:d="m144780 33415v-790h91v-789">
          <text:p/>
        </draw:connector>
        <draw:rect draw:style-name="class" draw:id="id1067" draw:layer="layout" svg:width="2.073cm" svg:height="0.544cm" svg:x="151.966cm" svg:y="14.168cm">
          <text:p text:style-name="P2">TokenStack</text:p>
        </draw:rect>
        <draw:connector draw:style-name="data_20_member" draw:layer="layout" svg:x1="149.201cm" svg:y1="14.58cm" svg:x2="151.966cm" svg:y2="14.44cm" draw:start-shape="id985" draw:start-glue-point="1" draw:end-shape="id1067" draw:end-glue-point="3" svg:d="m149201 14580h1383v-140h1382">
          <text:p/>
        </draw:connector>
        <draw:connector draw:style-name="inheritance_20__28_public_29_" draw:layer="layout" svg:x1="56.786cm" svg:y1="51.52cm" svg:x2="56.594cm" svg:y2="50.194cm" draw:start-shape="id1068" draw:start-glue-point="4" draw:end-shape="id942" draw:end-glue-point="4" svg:d="m56786 51520v-663h-192v-663">
          <text:p/>
        </draw:connector>
        <draw:connector draw:style-name="inheritance_20__28_public_29_" draw:layer="layout" draw:line-skew="12.135cm" svg:x1="58.429cm" svg:y1="51.52cm" svg:x2="53.731cm" svg:y2="19.399cm" draw:start-shape="id1068" draw:start-glue-point="5" draw:end-shape="id964" draw:end-glue-point="7" svg:d="m58429 51520v-3926h-4698v-28195">
          <text:p/>
        </draw:connector>
        <draw:custom-shape draw:style-name="gr1" draw:text-style-name="P1" draw:id="id1070" draw:layer="layout" svg:width="2.722cm" svg:height="0.647cm" svg:x="60.361cm" svg:y="56.682cm">
          <draw:glue-point draw:id="4" svg:x="-2.23cm" svg:y="-5.007cm"/>
          <draw:glue-point draw:id="5" svg:x="1.92cm" svg:y="-5.007cm"/>
          <text:p text:style-name="P3">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1069" draw:start-glue-point="0" draw:end-shape="id1068" draw:end-glue-point="7" svg:d="m61555 53238v-536h-3085v-537">
          <text:p/>
        </draw:connector>
        <draw:connector draw:style-name="inheritance_20__28_public_29_" draw:layer="layout" svg:x1="61.722cm" svg:y1="56.682cm" svg:x2="56.814cm" svg:y2="52.165cm" draw:start-shape="id1070" draw:start-glue-point="0" draw:end-shape="id1068" draw:end-glue-point="6" svg:d="m61722 56682v-2258h-4908v-2259">
          <text:p/>
        </draw:connector>
        <draw:connector draw:style-name="inheritance_20__28_public_29_" draw:layer="layout" draw:line-skew="4.151cm" svg:x1="56.208cm" svg:y1="45.387cm" svg:x2="41.895cm" svg:y2="20.05cm" draw:start-shape="id1071" draw:start-glue-point="4" draw:end-shape="id940" draw:end-glue-point="7" svg:d="m56208 45387v-8517h-14313v-16820">
          <text:p/>
        </draw:connector>
        <draw:connector draw:style-name="inheritance_20__28_public_29_" draw:layer="layout" svg:x1="57.709cm" svg:y1="45.387cm" svg:x2="54.502cm" svg:y2="19.399cm" draw:start-shape="id1071" draw:start-glue-point="5" draw:end-shape="id964" draw:end-glue-point="8" svg:d="m57709 45387v-12994h-3207v-12994">
          <text:p/>
        </draw:connector>
        <draw:connector draw:style-name="data_20_member_20__28_multiple_29_" draw:layer="layout" svg:x1="58.67cm" svg:y1="46.268cm" svg:x2="60.361cm" svg:y2="57.005cm" draw:start-shape="id1071" draw:start-glue-point="7" draw:end-shape="id1070" draw:end-glue-point="3" svg:d="m58670 46268h846v10737h845">
          <text:p/>
        </draw:connector>
        <draw:connector draw:style-name="data_20_member_20__28_multiple_29_" draw:layer="layout" svg:x1="58.67cm" svg:y1="45.622cm" svg:x2="60.742cm" svg:y2="44.648cm" draw:start-shape="id1071" draw:start-glue-point="6" draw:end-shape="id1072" draw:end-glue-point="3" svg:d="m58670 45622h1036v-974h1036">
          <text:p/>
        </draw:connector>
        <draw:connector draw:style-name="inheritance_20__28_public_29_" draw:layer="layout" svg:x1="54.041cm" svg:y1="38.053cm" svg:x2="61.614cm" svg:y2="19.399cm" draw:start-shape="id1073" draw:start-glue-point="0" draw:end-shape="id964" draw:end-glue-point="16" svg:d="m54041 38053v-9327h7573v-9327">
          <text:p/>
        </draw:connector>
        <draw:connector draw:style-name="inheritance_20__28_public_29_" draw:layer="layout" svg:x1="62.673cm" svg:y1="38.416cm" svg:x2="54.935cm" svg:y2="38.753cm" draw:start-shape="id1074" draw:start-glue-point="0" draw:end-shape="id1073" draw:end-glue-point="5" svg:d="m62673 38416v-500h-4316v1337h-3422v-500">
          <text:p/>
        </draw:connector>
        <draw:connector draw:style-name="inheritance_20__28_public_29_" draw:layer="layout" svg:x1="51.244cm" svg:y1="42.046cm" svg:x2="53.201cm" svg:y2="38.753cm" draw:start-shape="id1075" draw:start-glue-point="0" draw:end-shape="id1073" draw:end-glue-point="4" svg:d="m51244 42046v-1647h1957v-1646">
          <text:p/>
        </draw:connector>
        <draw:connector draw:style-name="data_20_member" draw:layer="layout" svg:x1="53.251cm" svg:y1="42.823cm" svg:x2="55.172cm" svg:y2="45.957cm" draw:start-shape="id1075" draw:start-glue-point="4" draw:end-shape="id1071" draw:end-glue-point="3" svg:d="m53251 42823h961v3134h960">
          <text:p/>
        </draw:connector>
        <draw:connector draw:style-name="data_20_member_20__28_multiple_29_" draw:layer="layout" svg:x1="53.251cm" svg:y1="42.255cm" svg:x2="57.969cm" svg:y2="42.369cm" draw:start-shape="id1075" draw:start-glue-point="5" draw:end-shape="id1076" draw:end-glue-point="3" svg:d="m53251 42255h2360v114h2358">
          <text:p/>
        </draw:connector>
        <draw:custom-shape draw:style-name="gr1" draw:text-style-name="P1" draw:id="id1071" draw:layer="layout" svg:width="3.498cm" svg:height="1.141cm" svg:x="55.172cm" svg:y="45.387cm">
          <draw:glue-point draw:id="4" svg:x="-2.041cm" svg:y="-5cm"/>
          <draw:glue-point draw:id="5" svg:x="2.255cm" svg:y="-5cm"/>
          <draw:glue-point draw:id="6" svg:x="5cm" svg:y="-2.944cm"/>
          <draw:glue-point draw:id="7" svg:x="5cm" svg:y="2.734cm"/>
          <text:p text:style-name="P3">XclExpSupbookBuffer</text:p>
          <draw:enhanced-geometry svg:viewBox="0 0 21600 21600" draw:type="rectangle" draw:enhanced-path="M 0 0 L 21600 0 21600 21600 0 21600 0 0 Z N"/>
        </draw:custom-shape>
        <draw:custom-shape draw:style-name="gr5" draw:id="id1072" draw:layer="layout" svg:width="5.987cm" svg:height="0.596cm" svg:x="60.742cm" svg:y="44.35cm">
          <text:p text:style-name="P2">XclExpSupbookBuffer::XclExpSBIndex</text:p>
          <draw:enhanced-geometry svg:viewBox="0 0 21600 21600" draw:type="rectangle" draw:enhanced-path="M 0 0 L 21600 0 21600 21600 0 21600 0 0 Z N"/>
        </draw:custom-shape>
        <draw:custom-shape draw:style-name="gr1" draw:text-style-name="P1" draw:id="id1075" draw:layer="layout" svg:width="4.017cm" svg:height="1.037cm" svg:x="49.236cm" svg:y="42.046cm">
          <draw:glue-point draw:id="4" svg:x="4.998cm" svg:y="2.507cm"/>
          <draw:glue-point draw:id="5" svg:x="4.998cm" svg:y="-2.989cm"/>
          <text:p text:style-name="P3">XclExpLinkManagerImpl8</text:p>
          <draw:enhanced-geometry svg:viewBox="0 0 21600 21600" draw:type="rectangle" draw:enhanced-path="M 0 0 L 21600 0 21600 21600 0 21600 0 0 Z N"/>
        </draw:custom-shape>
        <draw:custom-shape draw:style-name="gr1" draw:text-style-name="P1" draw:id="id1073" draw:layer="layout" svg:width="4.017cm" svg:height="0.7cm" svg:x="52.033cm" svg:y="38.053cm">
          <draw:glue-point draw:id="4" svg:x="-2.093cm" svg:y="5cm"/>
          <draw:glue-point draw:id="5" svg:x="2.228cm" svg:y="5cm"/>
          <text:p text:style-name="P3">XclExpLinkManagerImpl</text:p>
          <draw:enhanced-geometry svg:viewBox="0 0 21600 21600" draw:type="rectangle" draw:enhanced-path="M 0 0 L 21600 0 21600 21600 0 21600 0 0 Z N"/>
        </draw:custom-shape>
        <draw:custom-shape draw:style-name="gr1" draw:text-style-name="P1" draw:id="id1074" draw:layer="layout" svg:width="4.017cm" svg:height="0.6cm" svg:x="60.665cm" svg:y="38.416cm">
          <text:p text:style-name="P3">XclExpLinkManagerImpl5</text:p>
          <draw:enhanced-geometry svg:viewBox="0 0 21600 21600" draw:type="rectangle" draw:enhanced-path="M 0 0 L 21600 0 21600 21600 0 21600 0 0 Z N"/>
        </draw:custom-shape>
        <draw:custom-shape draw:style-name="gr1" draw:text-style-name="P1" draw:id="id1076" draw:layer="layout" svg:width="1.892cm" svg:height="0.648cm" svg:x="57.969cm" svg:y="42.045cm">
          <text:p text:style-name="P3">XclExpXti</text:p>
          <draw:enhanced-geometry svg:viewBox="0 0 21600 21600" draw:type="rectangle" draw:enhanced-path="M 0 0 L 21600 0 21600 21600 0 21600 0 0 Z N"/>
        </draw:custom-shape>
        <draw:custom-shape draw:style-name="gr1" draw:text-style-name="P1" draw:id="id1077" draw:layer="layout" svg:width="3.265cm" svg:height="1.18cm" svg:x="46.463cm" svg:y="37.861cm">
          <draw:glue-point draw:id="4" svg:x="-2.093cm" svg:y="5cm"/>
          <draw:glue-point draw:id="5" svg:x="2.228cm" svg:y="5cm"/>
          <draw:glue-point draw:id="6" svg:x="-2.223cm" svg:y="-5cm"/>
          <draw:glue-point draw:id="7" svg:x="2.459cm" svg:y="-5cm"/>
          <text:p text:style-name="P3">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1077" draw:start-glue-point="6" draw:end-shape="id940" draw:end-glue-point="8" svg:d="m47370 37861v-3472h-3164v-14339">
          <text:p/>
        </draw:connector>
        <draw:connector draw:style-name="data_20_member_20__28_pointer_29_" draw:text-style-name="P2" draw:layer="layout" svg:x1="49.728cm" svg:y1="38.451cm" svg:x2="52.033cm" svg:y2="38.403cm" draw:start-shape="id1077" draw:start-glue-point="1" draw:end-shape="id1073" draw:end-glue-point="3" svg:d="m49728 38451h1152v-48h1153">
          <text:p text:style-name="P2">mxImpl</text:p>
        </draw:connector>
        <draw:custom-shape draw:style-name="gr1" draw:text-style-name="P1" draw:id="id1079" draw:layer="layout" svg:width="3.007cm" svg:height="2.078cm" svg:x="40.094cm" svg:y="8.816cm">
          <draw:glue-point draw:id="4" svg:x="4.998cm" svg:y="-3.484cm"/>
          <draw:glue-point draw:id="5" svg:x="4.998cm" svg:y="-1.612cm"/>
          <draw:glue-point draw:id="6" svg:x="4.998cm" svg:y="1.506cm"/>
          <draw:glue-point draw:id="7" svg:x="4.998cm" svg:y="3.503cm"/>
          <text:p text:style-name="P3">XclExpCompData</text:p>
          <draw:enhanced-geometry svg:viewBox="0 0 21600 21600" draw:type="rectangle" draw:enhanced-path="M 0 0 L 21600 0 21600 21600 0 21600 0 0 Z N"/>
        </draw:custom-shape>
        <draw:custom-shape draw:style-name="gr1" draw:text-style-name="P1" draw:id="id1078" draw:layer="layout" svg:width="3.784cm" svg:height="0.674cm" svg:x="34.37cm" svg:y="12.653cm">
          <text:p text:style-name="P3">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1078" draw:start-glue-point="1" draw:end-shape="id1079" draw:end-glue-point="3" svg:d="m38154 12990h970v-3135h970">
          <text:p/>
        </draw:connector>
        <draw:custom-shape draw:style-name="gr1" draw:text-style-name="P1" draw:id="id1080" draw:layer="layout" svg:width="3.836cm" svg:height="0.7cm" svg:x="29.003cm" svg:y="11.046cm">
          <text:p text:style-name="P3">XclExpFormulaCompiler</text:p>
          <draw:enhanced-geometry svg:viewBox="0 0 21600 21600" draw:type="rectangle" draw:enhanced-path="M 0 0 L 21600 0 21600 21600 0 21600 0 0 Z N"/>
        </draw:custom-shape>
        <draw:connector draw:style-name="data_20_member_20__28_pointer_29_" draw:text-style-name="P2" draw:layer="layout" svg:x1="32.839cm" svg:y1="11.396cm" svg:x2="34.37cm" svg:y2="12.99cm" draw:start-shape="id1080" draw:start-glue-point="1" draw:end-shape="id1078" draw:end-glue-point="3" svg:d="m32839 11396h766v1594h765">
          <text:p text:style-name="P2">mxImpl</text:p>
        </draw:connector>
        <draw:connector draw:style-name="data_20_member_20__28_pointer_29_" draw:layer="layout" svg:x1="26.617cm" svg:y1="11.258cm" svg:x2="29.003cm" svg:y2="11.396cm" draw:start-shape="id974" draw:start-glue-point="6" draw:end-shape="id1080" draw:end-glue-point="3" svg:d="m26617 11258h1193v138h1193">
          <text:p/>
        </draw:connector>
        <draw:custom-shape draw:style-name="gr1" draw:text-style-name="P1" draw:layer="layout" svg:width="3.007cm" svg:height="0.596cm" svg:x="45.071cm" svg:y="14.186cm">
          <text:p text:style-name="P3">XclExpTokenData</text:p>
          <draw:enhanced-geometry svg:viewBox="0 0 21600 21600" draw:type="rectangle" draw:enhanced-path="M 0 0 L 21600 0 21600 21600 0 21600 0 0 Z N"/>
        </draw:custom-shape>
        <draw:custom-shape draw:style-name="gr1" draw:text-style-name="P1" draw:layer="layout" svg:width="3.161cm" svg:height="0.596cm" svg:x="45.254cm" svg:y="15.171cm">
          <text:p text:style-name="P3">XclExpExtFuncData</text:p>
          <draw:enhanced-geometry svg:viewBox="0 0 21600 21600" draw:type="rectangle" draw:enhanced-path="M 0 0 L 21600 0 21600 21600 0 21600 0 0 Z N"/>
        </draw:custom-shape>
        <draw:custom-shape draw:style-name="gr1" draw:text-style-name="P1" draw:id="id1081" draw:layer="layout" svg:width="3.11cm" svg:height="0.648cm" svg:x="46.497cm" svg:y="8.95cm">
          <text:p text:style-name="P3">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1079" draw:start-glue-point="4" draw:end-shape="id1081" draw:end-glue-point="3" svg:d="m43099 9132h1700v142h1698">
          <text:p/>
        </draw:connector>
        <draw:custom-shape draw:style-name="gr1" draw:text-style-name="P1" draw:id="id1083" draw:layer="layout" svg:width="3.395cm" svg:height="0.57cm" svg:x="50.979cm" svg:y="10.168cm">
          <text:p text:style-name="P3">XclExpRefLogEntry</text:p>
          <draw:enhanced-geometry svg:viewBox="0 0 21600 21600" draw:type="rectangle" draw:enhanced-path="M 0 0 L 21600 0 21600 21600 0 21600 0 0 Z N"/>
        </draw:custom-shape>
        <draw:custom-shape draw:style-name="gr1" draw:text-style-name="P1" draw:layer="layout" svg:width="2.54cm" svg:height="0.544cm" svg:x="38.566cm" svg:y="7.655cm">
          <text:p text:style-name="P3">XclExpString</text:p>
          <draw:enhanced-geometry svg:viewBox="0 0 21600 21600" draw:type="rectangle" draw:enhanced-path="M 0 0 L 21600 0 21600 21600 0 21600 0 0 Z N"/>
        </draw:custom-shape>
        <draw:custom-shape draw:style-name="typedef" draw:id="id1082" draw:layer="layout" svg:width="2.59cm" svg:height="0.57cm" svg:x="46.679cm" svg:y="10.194cm">
          <text:p text:style-name="P2">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1079" draw:start-glue-point="7" draw:end-shape="id1082" draw:end-glue-point="3" svg:d="m43099 10582h1791v-103h1789">
          <text:p/>
        </draw:connector>
        <draw:connector draw:style-name="data_20_member_20__28_multiple_29_" draw:layer="layout" svg:x1="49.269cm" svg:y1="10.479cm" svg:x2="50.979cm" svg:y2="10.453cm" draw:start-shape="id1082" draw:start-glue-point="1" draw:end-shape="id1083" draw:end-glue-point="3" svg:d="m49269 10479h855v-26h855">
          <text:p/>
        </draw:connector>
        <draw:connector draw:style-name="inheritance_20__28_private_29_" draw:layer="layout" svg:x1="36.262cm" svg:y1="12.653cm" svg:x2="41.597cm" svg:y2="10.894cm" draw:start-shape="id1078" draw:start-glue-point="0" draw:end-shape="id1079" draw:end-glue-point="2" svg:d="m36262 12653v-879h5335v-880">
          <text:p/>
        </draw:connector>
        <draw:custom-shape draw:style-name="gr1" draw:text-style-name="P1" draw:id="id1084" draw:layer="layout" svg:width="2.773cm" svg:height="0.596cm" svg:x="40.717cm" svg:y="52.7cm">
          <draw:glue-point draw:id="4" svg:x="-2.102cm" svg:y="5cm"/>
          <draw:glue-point draw:id="5" svg:x="2.477cm" svg:y="5cm"/>
          <text:p text:style-name="P3">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1084" draw:start-glue-point="0" draw:end-shape="id942" draw:end-glue-point="16" svg:d="m42103 52700v-1253h-310v-1253">
          <text:p/>
        </draw:connector>
        <draw:custom-shape draw:style-name="gr1" draw:text-style-name="P3" draw:id="id1085" draw:layer="layout" svg:width="3.576cm" svg:height="0.596cm" svg:x="39.37cm" svg:y="57.443cm">
          <draw:glue-point draw:id="4" svg:x="-3.263cm" svg:y="5cm"/>
          <draw:glue-point draw:id="5" svg:x="-1.305cm" svg:y="5cm"/>
          <draw:glue-point draw:id="6" svg:x="1.809cm" svg:y="5cm"/>
          <draw:glue-point draw:id="7" svg:x="3.548cm" svg:y="5cm"/>
          <text:p text:style-name="P3">XclExpSingleCellBase</text:p>
          <draw:enhanced-geometry svg:viewBox="0 0 21600 21600" draw:mirror-horizontal="false" draw:mirror-vertical="false" draw:type="rectangle" draw:enhanced-path="M 0 0 L 21600 0 21600 21600 0 21600 0 0 Z N"/>
        </draw:custom-shape>
        <draw:custom-shape draw:style-name="gr1" draw:text-style-name="P1" draw:id="id1086" draw:layer="layout" svg:width="3.318cm" svg:height="0.596cm" svg:x="43.775cm" svg:y="54.437cm">
          <draw:glue-point draw:id="4" svg:x="-2.185cm" svg:y="5cm"/>
          <draw:glue-point draw:id="5" svg:x="2.344cm" svg:y="5cm"/>
          <text:p text:style-name="P3">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1085" draw:start-glue-point="0" draw:end-shape="id1084" draw:end-glue-point="4" svg:d="m41158 57443v-2073h363v-2074">
          <text:p/>
        </draw:connector>
        <draw:connector draw:style-name="inheritance_20__28_public_29_" draw:layer="layout" svg:x1="45.434cm" svg:y1="54.437cm" svg:x2="42.789cm" svg:y2="53.296cm" draw:start-shape="id1086" draw:start-glue-point="0" draw:end-shape="id1084" draw:end-glue-point="5" svg:d="m45434 54437v-570h-2645v-571">
          <text:p/>
        </draw:connector>
        <draw:custom-shape draw:style-name="gr1" draw:text-style-name="P1" draw:id="id1087" draw:layer="layout" svg:width="2.851cm" svg:height="0.596cm" svg:x="43.802cm" svg:y="57.521cm">
          <text:p text:style-name="P3">XclExpBlankCell</text:p>
          <draw:enhanced-geometry svg:viewBox="0 0 21600 21600" draw:type="rectangle" draw:enhanced-path="M 0 0 L 21600 0 21600 21600 0 21600 0 0 Z N"/>
        </draw:custom-shape>
        <draw:custom-shape draw:style-name="gr1" draw:text-style-name="P1" draw:id="id1088" draw:layer="layout" svg:width="2.488cm" svg:height="0.596cm" svg:x="45.591cm" svg:y="56.563cm">
          <text:p text:style-name="P3">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1087" draw:start-glue-point="0" draw:end-shape="id1086" draw:end-glue-point="4" svg:d="m45227 57521v-1244h-517v-1244">
          <text:p/>
        </draw:connector>
        <draw:connector draw:style-name="inheritance_20__28_public_29_" draw:layer="layout" svg:x1="46.835cm" svg:y1="56.563cm" svg:x2="46.211cm" svg:y2="55.033cm" draw:start-shape="id1088" draw:start-glue-point="0" draw:end-shape="id1086" draw:end-glue-point="5" svg:d="m46835 56563v-765h-624v-765">
          <text:p/>
        </draw:connector>
        <draw:custom-shape draw:style-name="gr1" draw:text-style-name="P1" draw:id="id1089" draw:layer="layout" svg:width="3.083cm" svg:height="0.596cm" svg:x="36.675cm" svg:y="59.544cm">
          <text:p text:style-name="P3">XclExpBooleanCell</text:p>
          <draw:enhanced-geometry svg:viewBox="0 0 21600 21600" draw:type="rectangle" draw:enhanced-path="M 0 0 L 21600 0 21600 21600 0 21600 0 0 Z N"/>
        </draw:custom-shape>
        <draw:custom-shape draw:style-name="gr1" draw:text-style-name="P1" draw:id="id1090" draw:layer="layout" svg:width="2.746cm" svg:height="0.596cm" svg:x="38.593cm" svg:y="60.426cm">
          <text:p text:style-name="P3">XclExpErrorCell</text:p>
          <draw:enhanced-geometry svg:viewBox="0 0 21600 21600" draw:type="rectangle" draw:enhanced-path="M 0 0 L 21600 0 21600 21600 0 21600 0 0 Z N"/>
        </draw:custom-shape>
        <draw:custom-shape draw:style-name="gr1" draw:text-style-name="P1" draw:id="id1091" draw:layer="layout" svg:width="3.162cm" svg:height="1.191cm" svg:x="40.042cm" svg:y="62.111cm">
          <draw:glue-point draw:id="4" svg:x="5cm" svg:y="-2.438cm"/>
          <draw:glue-point draw:id="5" svg:x="5cm" svg:y="2.438cm"/>
          <text:p text:style-name="P3">XclExpFormulaCell</text:p>
          <draw:enhanced-geometry svg:viewBox="0 0 21600 21600" draw:type="rectangle" draw:enhanced-path="M 0 0 L 21600 0 21600 21600 0 21600 0 0 Z N"/>
        </draw:custom-shape>
        <draw:custom-shape draw:style-name="gr1" draw:text-style-name="P1" draw:id="id1092" draw:layer="layout" svg:width="2.902cm" svg:height="0.596cm" svg:x="41.934cm" svg:y="60.4cm">
          <text:p text:style-name="P3">XclExpLabelCell</text:p>
          <draw:enhanced-geometry svg:viewBox="0 0 21600 21600" draw:type="rectangle" draw:enhanced-path="M 0 0 L 21600 0 21600 21600 0 21600 0 0 Z N"/>
        </draw:custom-shape>
        <draw:custom-shape draw:style-name="gr1" draw:text-style-name="P1" draw:id="id1093" draw:layer="layout" svg:width="3.085cm" svg:height="0.596cm" svg:x="43.697cm" svg:y="59.621cm">
          <text:p text:style-name="P3">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1089" draw:start-glue-point="0" draw:end-shape="id1085" draw:end-glue-point="4" svg:d="m38216 59544v-752h1776v-753">
          <text:p/>
        </draw:connector>
        <draw:connector draw:style-name="inheritance_20__28_public_29_" draw:layer="layout" svg:x1="39.966cm" svg:y1="60.426cm" svg:x2="40.692cm" svg:y2="58.039cm" draw:start-shape="id1090" draw:start-glue-point="0" draw:end-shape="id1085" draw:end-glue-point="5" svg:d="m39966 60426v-1193h726v-1194">
          <text:p/>
        </draw:connector>
        <draw:connector draw:style-name="inheritance_20__28_public_29_" draw:layer="layout" svg:x1="41.623cm" svg:y1="62.111cm" svg:x2="41.158cm" svg:y2="58.039cm" draw:start-shape="id1091" draw:start-glue-point="0" draw:end-shape="id1085" draw:end-glue-point="2" svg:d="m41623 62111v-2036h-465v-2036">
          <text:p/>
        </draw:connector>
        <draw:connector draw:style-name="inheritance_20__28_public_29_" draw:layer="layout" svg:x1="43.385cm" svg:y1="60.4cm" svg:x2="41.804cm" svg:y2="58.039cm" draw:start-shape="id1092" draw:start-glue-point="0" draw:end-shape="id1085" draw:end-glue-point="6" svg:d="m43385 60400v-1180h-1581v-1181">
          <text:p/>
        </draw:connector>
        <draw:connector draw:style-name="inheritance_20__28_public_29_" draw:layer="layout" svg:x1="45.239cm" svg:y1="59.621cm" svg:x2="42.426cm" svg:y2="58.039cm" draw:start-shape="id1093" draw:start-glue-point="0" draw:end-shape="id1085" draw:end-glue-point="7" svg:d="m45239 59621v-791h-2813v-791">
          <text:p/>
        </draw:connector>
        <draw:custom-shape draw:style-name="gr3" draw:id="id1094" draw:layer="layout" svg:width="2.514cm" svg:height="0.674cm" svg:x="45.408cm" svg:y="62.757cm">
          <text:p text:style-name="P2">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1091" draw:start-glue-point="5" draw:end-shape="id1094" draw:end-glue-point="3" svg:d="m43204 62996h1102v98h1102">
          <text:p/>
        </draw:connector>
        <draw:custom-shape draw:style-name="class_20__28_other_20_page_29_" draw:id="id1095" draw:layer="layout" svg:width="2.598cm" svg:height="0.607cm" svg:x="45.12cm" svg:y="61.482cm">
          <text:p text:style-name="P2">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1091" draw:start-glue-point="4" draw:end-shape="id1095" draw:end-glue-point="3" svg:d="m43204 62416h958v-631h958">
          <text:p/>
        </draw:connector>
        <draw:frame draw:style-name="annotation" draw:layer="layout" svg:width="8.579cm" svg:height="1.188cm" svg:x="40.329cm" svg:y="63.669cm">
          <draw:text-box>
            <text:p text:style-name="P2"><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ustom-shape draw:style-name="gr1" draw:text-style-name="P1" draw:id="id1096" draw:layer="layout" svg:width="3.499cm" svg:height="0.595cm" svg:x="31.542cm" svg:y="23.673cm">
          <text:p text:style-name="P3">XclExpTabInfo</text:p>
          <draw:enhanced-geometry svg:viewBox="0 0 21600 21600" draw:type="rectangle" draw:enhanced-path="M 0 0 L 21600 0 21600 21600 0 21600 0 0 Z N"/>
        </draw:custom-shape>
        <draw:connector draw:style-name="inheritance_20__28_protected_29_" draw:layer="layout" svg:x1="33.291cm" svg:y1="23.673cm" svg:x2="55.302cm" svg:y2="19.399cm" draw:start-shape="id1096" draw:start-glue-point="0" draw:end-shape="id964" draw:end-glue-point="9" svg:d="m33291 23673v-2137h22011v-2137">
          <text:p/>
        </draw:connector>
        <draw:connector draw:style-name="data_20_member_20__28_pointer_29_" draw:layer="layout" svg:x1="26.617cm" svg:y1="12.076cm" svg:x2="31.542cm" svg:y2="23.97cm" draw:start-shape="id974" draw:start-glue-point="4" draw:end-shape="id1096" draw:end-glue-point="3" svg:d="m26617 12076h2462v11894h2463">
          <text:p/>
        </draw:connector>
        <draw:connector draw:style-name="data_20_member_20__28_pointer_29_" draw:layer="layout" svg:x1="26.617cm" svg:y1="13.366cm" svg:x2="46.463cm" svg:y2="38.451cm" draw:start-shape="id974" draw:start-glue-point="5" draw:end-shape="id1077" draw:end-glue-point="3" svg:d="m26617 13366h9923v25085h9923">
          <text:p/>
        </draw:connector>
        <draw:frame draw:style-name="annotation" draw:layer="layout" svg:width="9.616cm" svg:height="7.201cm" svg:x="67.093cm" svg:y="60.462cm">
          <draw:text-box>
            <text:p text:style-name="P2"><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2"/>
            <text:p text:style-name="P2">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2"/>
            <text:p text:style-name="P2"><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1" draw:id="id1097" draw:layer="layout" svg:width="2.125cm" svg:height="0.57cm" svg:x="64.198cm" svg:y="56.769cm">
          <text:p text:style-name="P3">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1070" draw:start-glue-point="1" draw:end-shape="id1097" draw:end-glue-point="3" svg:d="m63083 57005h557v49h558">
          <text:p/>
        </draw:connector>
        <draw:connector draw:style-name="inheritance_20__28_public_29_" draw:layer="layout" svg:x1="65.26cm" svg:y1="56.769cm" svg:x2="53.177cm" svg:y2="50.194cm" draw:start-shape="id1097" draw:start-glue-point="0" draw:end-shape="id942" draw:end-glue-point="11" svg:d="m65260 56769v-3287h-12083v-3288">
          <text:p/>
        </draw:connector>
        <draw:custom-shape draw:style-name="gr1" draw:text-style-name="P1" draw:id="id1068" draw:layer="layout" svg:width="3.963cm" svg:height="0.647cm" svg:x="55.688cm" svg:y="51.52cm">
          <draw:glue-point draw:id="4" svg:x="-2.23cm" svg:y="-5.007cm"/>
          <draw:glue-point draw:id="5" svg:x="1.92cm" svg:y="-5.007cm"/>
          <draw:glue-point draw:id="6" svg:x="-2.159cm" svg:y="4.992cm"/>
          <draw:glue-point draw:id="7" svg:x="2.023cm" svg:y="4.992cm"/>
          <text:p text:style-name="P3">XclExpExternSheetBase</text:p>
          <draw:enhanced-geometry svg:viewBox="0 0 21600 21600" draw:type="rectangle" draw:enhanced-path="M 0 0 L 21600 0 21600 21600 0 21600 0 0 Z N"/>
        </draw:custom-shape>
        <draw:custom-shape draw:style-name="gr1" draw:text-style-name="P1" draw:id="id1069" draw:layer="layout" svg:width="3.218cm" svg:height="0.647cm" svg:x="59.946cm" svg:y="53.238cm">
          <draw:glue-point draw:id="4" svg:x="-2.23cm" svg:y="-5.007cm"/>
          <draw:glue-point draw:id="5" svg:x="1.92cm" svg:y="-5.007cm"/>
          <text:p text:style-name="P3">XclExpExternSheet</text:p>
          <draw:enhanced-geometry svg:viewBox="0 0 21600 21600" draw:type="rectangle" draw:enhanced-path="M 0 0 L 21600 0 21600 21600 0 21600 0 0 Z N"/>
        </draw:custom-shape>
        <draw:custom-shape draw:style-name="gr1" draw:text-style-name="P1" draw:id="id1098" draw:layer="layout" svg:width="2.125cm" svg:height="0.57cm" svg:x="68.399cm" svg:y="56.77cm">
          <draw:glue-point draw:id="4" svg:x="-2.32cm" svg:y="5cm"/>
          <draw:glue-point draw:id="5" svg:x="2.315cm" svg:y="5cm"/>
          <text:p text:style-name="P3">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1098" draw:start-glue-point="0" draw:end-shape="id942" draw:end-glue-point="6" svg:d="m69461 56770v-3288h-14890v-3288">
          <text:p/>
        </draw:connector>
        <draw:custom-shape draw:style-name="gr1" draw:text-style-name="P1" draw:id="id1099" draw:layer="layout" svg:width="2.539cm" svg:height="0.57cm" svg:x="66.689cm" svg:y="58.61cm">
          <text:p text:style-name="P3">XclExpCrnBool</text:p>
          <draw:enhanced-geometry svg:viewBox="0 0 21600 21600" draw:type="rectangle" draw:enhanced-path="M 0 0 L 21600 0 21600 21600 0 21600 0 0 Z N"/>
        </draw:custom-shape>
        <draw:custom-shape draw:style-name="gr1" draw:text-style-name="P1" draw:id="id1101" draw:layer="layout" svg:width="2.824cm" svg:height="0.57cm" svg:x="68.27cm" svg:y="59.596cm">
          <text:p text:style-name="P3">XclExpCrnDouble</text:p>
          <draw:enhanced-geometry svg:viewBox="0 0 21600 21600" draw:type="rectangle" draw:enhanced-path="M 0 0 L 21600 0 21600 21600 0 21600 0 0 Z N"/>
        </draw:custom-shape>
        <draw:custom-shape draw:style-name="gr1" draw:text-style-name="P1" draw:id="id1100" draw:layer="layout" svg:width="2.67cm" svg:height="0.57cm" svg:x="70.083cm" svg:y="58.636cm">
          <text:p text:style-name="P3">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1099" draw:start-glue-point="0" draw:end-shape="id1098" draw:end-glue-point="4" svg:d="m67958 58610v-635h1010v-635">
          <text:p/>
        </draw:connector>
        <draw:connector draw:style-name="inheritance_20__28_public_29_" draw:layer="layout" svg:x1="71.418cm" svg:y1="58.636cm" svg:x2="69.952cm" svg:y2="57.34cm" draw:start-shape="id1100" draw:start-glue-point="0" draw:end-shape="id1098" draw:end-glue-point="5" svg:d="m71418 58636v-648h-1466v-648">
          <text:p/>
        </draw:connector>
        <draw:connector draw:style-name="inheritance_20__28_public_29_" draw:layer="layout" svg:x1="69.682cm" svg:y1="59.596cm" svg:x2="69.461cm" svg:y2="57.34cm" draw:start-shape="id1101" draw:start-glue-point="0" draw:end-shape="id1098" draw:end-glue-point="2" svg:d="m69682 59596v-1128h-221v-1128">
          <text:p/>
        </draw:connector>
        <draw:connector draw:style-name="data_20_member_20__28_multiple_29_" draw:layer="layout" svg:x1="66.323cm" svg:y1="57.054cm" svg:x2="68.399cm" svg:y2="57.055cm" draw:start-shape="id1097" draw:start-glue-point="1" draw:end-shape="id1098" draw:end-glue-point="3" svg:d="m66323 57054h1037v1h1039">
          <text:p/>
        </draw:connector>
        <draw:frame draw:style-name="annotation" draw:layer="layout" svg:width="8.588cm" svg:height="1.354cm" svg:x="60.155cm" svg:y="42.176cm">
          <draw:text-box>
            <text:p text:style-name="P2"><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2"><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939" draw:start-glue-point="4" draw:end-shape="id964" draw:end-glue-point="10" svg:d="m64500 49796v-17475h-8455v-12922">
          <text:p/>
        </draw:connector>
        <draw:connector draw:style-name="inheritance_20__28_public_29_" draw:layer="layout" svg:x1="68.576cm" svg:y1="51.799cm" svg:x2="55.638cm" svg:y2="50.194cm" draw:start-shape="id1102" draw:start-glue-point="0" draw:end-shape="id942" draw:end-glue-point="5" svg:d="m68576 51799v-803h-12938v-802">
          <text:p/>
        </draw:connector>
        <draw:custom-shape draw:style-name="gr1" draw:text-style-name="P1" draw:id="id939" draw:layer="layout" svg:width="3.579cm" svg:height="0.748cm" svg:x="61.817cm" svg:y="49.796cm">
          <draw:glue-point draw:id="4" svg:x="2.498cm" svg:y="-5cm"/>
          <text:p text:style-name="P3">XclExpExtNameBuffer</text:p>
          <draw:enhanced-geometry svg:viewBox="0 0 21600 21600" draw:type="rectangle" draw:enhanced-path="M 0 0 L 21600 0 21600 21600 0 21600 0 0 Z N"/>
        </draw:custom-shape>
        <draw:custom-shape draw:style-name="gr1" draw:text-style-name="P1" draw:id="id1102" draw:layer="layout" svg:width="3.493cm" svg:height="0.623cm" svg:x="66.83cm" svg:y="51.799cm">
          <draw:glue-point draw:id="4" svg:x="-2.419cm" svg:y="4.991cm"/>
          <draw:glue-point draw:id="5" svg:x="2.39cm" svg:y="4.991cm"/>
          <text:p text:style-name="P3">XclExpExtNameBase</text:p>
          <draw:enhanced-geometry svg:viewBox="0 0 21600 21600" draw:type="rectangle" draw:enhanced-path="M 0 0 L 21600 0 21600 21600 0 21600 0 0 Z N"/>
        </draw:custom-shape>
        <draw:connector draw:style-name="gr32" draw:text-style-name="P1" draw:layer="layout" svg:x1="65.396cm" svg:y1="50.17cm" svg:x2="66.83cm" svg:y2="52.11cm" draw:start-shape="id939" draw:start-glue-point="1" draw:end-shape="id1102" draw:end-glue-point="3" svg:d="m65396 50170h716v1940h718">
          <text:p/>
        </draw:connector>
        <draw:custom-shape draw:style-name="gr1" draw:text-style-name="P1" draw:id="id1103" draw:layer="layout" svg:width="3.493cm" svg:height="0.623cm" svg:x="64.91cm" svg:y="54.203cm">
          <text:p text:style-name="P3">XclExpExtNameAddIn</text:p>
          <draw:enhanced-geometry svg:viewBox="0 0 21600 21600" draw:type="rectangle" draw:enhanced-path="M 0 0 L 21600 0 21600 21600 0 21600 0 0 Z N"/>
        </draw:custom-shape>
        <draw:custom-shape draw:style-name="gr1" draw:text-style-name="P1" draw:id="id1104" draw:layer="layout" svg:width="3.359cm" svg:height="0.623cm" svg:x="68.598cm" svg:y="54.216cm">
          <text:p text:style-name="P3">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1103" draw:start-glue-point="0" draw:end-shape="id1102" draw:end-glue-point="4" svg:d="m66656 54203v-891h1076v-892">
          <text:p/>
        </draw:connector>
        <draw:connector draw:style-name="inheritance_20__28_public_29_" draw:layer="layout" svg:x1="70.277cm" svg:y1="54.216cm" svg:x2="68.576cm" svg:y2="52.422cm" draw:start-shape="id1104" draw:start-glue-point="0" draw:end-shape="id1102" draw:end-glue-point="2" svg:d="m70277 54216v-898h-1701v-896">
          <text:p/>
        </draw:connector>
        <draw:connector draw:style-name="data_20_member_20__28_pointer_29_" draw:layer="layout" svg:x1="59.651cm" svg:y1="51.843cm" svg:x2="61.817cm" svg:y2="50.17cm" draw:start-shape="id1068" draw:start-glue-point="1" draw:end-shape="id939" draw:end-glue-point="3" svg:d="m59651 51843h1082v-1673h1084">
          <text:p/>
        </draw:connector>
        <draw:custom-shape draw:style-name="gr1" draw:text-style-name="P3" draw:id="id1105" draw:layer="layout" svg:width="2.513cm" svg:height="2.611cm" svg:x="21.957cm" svg:y="74.497cm">
          <draw:glue-point draw:id="4" svg:x="4.998cm" svg:y="2.723cm"/>
          <draw:glue-point draw:id="5" svg:x="4.998cm" svg:y="-2.508cm"/>
          <text:p text:style-name="P3">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943" draw:start-glue-point="5" draw:end-shape="id1105" draw:end-glue-point="3" svg:d="m20698 75065h629v737h630">
          <text:p/>
        </draw:connector>
        <draw:custom-shape draw:style-name="gr1" draw:text-style-name="P1" draw:id="id1106" draw:layer="layout" svg:width="4.021cm" svg:height="0.582cm" svg:x="22.811cm" svg:y="72.387cm">
          <text:p text:style-name="P3">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943" draw:start-glue-point="4" draw:end-shape="id1106" draw:end-glue-point="3" svg:d="m20698 73465h1056v-787h1057">
          <text:p/>
        </draw:connector>
        <draw:custom-shape draw:style-name="gr1" draw:text-style-name="P1" draw:id="id1107" draw:layer="layout" svg:width="2.355cm" svg:height="1.614cm" svg:x="27.209cm" svg:y="74.161cm">
          <draw:glue-point draw:id="4" svg:x="4.997cm" svg:y="-3.364cm"/>
          <draw:glue-point draw:id="5" svg:x="4.997cm" svg:y="-1.4cm"/>
          <draw:glue-point draw:id="6" svg:x="4.997cm" svg:y="1.796cm"/>
          <draw:glue-point draw:id="7" svg:x="4.997cm" svg:y="3.76cm"/>
          <text:p text:style-name="P3">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1105" draw:start-glue-point="5" draw:end-shape="id1107" draw:end-glue-point="3" svg:d="m24468 75148h1371v-180h1370">
          <text:p/>
        </draw:connector>
        <draw:custom-shape draw:style-name="gr1" draw:text-style-name="P1" draw:id="id1108" draw:layer="layout" svg:width="3.375cm" svg:height="0.529cm" svg:x="30.704cm" svg:y="73.047cm">
          <text:p text:style-name="P3">XclExpChSourceLink</text:p>
          <draw:enhanced-geometry svg:viewBox="0 0 21600 21600" draw:type="rectangle" draw:enhanced-path="M 0 0 L 21600 0 21600 21600 0 21600 0 0 Z N"/>
        </draw:custom-shape>
        <draw:custom-shape draw:style-name="gr1" draw:text-style-name="P1" draw:id="id1109" draw:layer="layout" svg:width="2.036cm" svg:height="0.529cm" svg:x="31.485cm" svg:y="73.918cm">
          <text:p text:style-name="P3">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1107" draw:start-glue-point="4" draw:end-shape="id1108" draw:end-glue-point="3" svg:d="m29562 74426h571v-1115h571">
          <text:p/>
        </draw:connector>
        <draw:connector draw:style-name="data_20_member_20__28_pointer_29_" draw:layer="layout" svg:x1="29.562cm" svg:y1="74.743cm" svg:x2="31.485cm" svg:y2="74.182cm" draw:start-shape="id1107" draw:start-glue-point="5" draw:end-shape="id1109" svg:d="m29562 74743h962v-561h961">
          <text:p/>
        </draw:connector>
        <draw:custom-shape draw:style-name="gr1" draw:text-style-name="P1" draw:id="id1110" draw:layer="layout" svg:width="2.54cm" svg:height="0.622cm" svg:x="87.077cm" svg:y="52.623cm">
          <text:p text:style-name="P3">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1044" draw:start-glue-point="4" draw:end-shape="id1110" draw:end-glue-point="3" svg:d="m85322 52987h878v-53h877">
          <text:p/>
        </draw:connector>
        <draw:custom-shape draw:style-name="gr1" draw:text-style-name="P1" draw:id="id1111" draw:layer="layout" svg:width="3.085cm" svg:height="0.57cm" svg:x="86.481cm" svg:y="53.738cm">
          <text:p text:style-name="P3">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1044" draw:start-glue-point="5" draw:end-shape="id1111" draw:end-glue-point="3" svg:d="m85322 53581h579v442h580">
          <text:p/>
        </draw:connector>
        <draw:custom-shape draw:style-name="gr1" draw:text-style-name="P1" draw:id="id1112" draw:layer="layout" svg:width="1.788cm" svg:height="0.596cm" svg:x="90.499cm" svg:y="53.763cm">
          <text:p text:style-name="P3">XclImpCrn</text:p>
          <draw:enhanced-geometry svg:viewBox="0 0 21600 21600" draw:type="rectangle" draw:enhanced-path="M 0 0 L 21600 0 21600 21600 0 21600 0 0 Z N"/>
        </draw:custom-shape>
        <draw:custom-shape draw:style-name="class_20__28_pimpl_29_" draw:id="id1043" draw:layer="layout" svg:width="3.147cm" svg:height="1.614cm" svg:x="78.68cm" svg:y="53.036cm">
          <draw:glue-point draw:id="4" svg:x="4.998cm" svg:y="-2.233cm"/>
          <draw:glue-point draw:id="5" svg:x="4.998cm" svg:y="2.588cm"/>
          <text:p text:style-name="P2">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1111" draw:start-glue-point="1" draw:end-shape="id1112" draw:end-glue-point="3" svg:d="m89566 54023h466v38h467">
          <text:p/>
        </draw:connector>
        <draw:custom-shape draw:style-name="gr5" draw:id="id1114" draw:layer="layout" svg:width="2.67cm" svg:height="0.648cm" svg:x="76.959cm" svg:y="73.92cm">
          <text:p text:style-name="P2">XclExpChTrData</text:p>
          <draw:enhanced-geometry svg:viewBox="0 0 21600 21600" draw:type="rectangle" draw:enhanced-path="M 0 0 L 21600 0 21600 21600 0 21600 0 0 Z N"/>
        </draw:custom-shape>
        <draw:custom-shape draw:style-name="gr1" draw:text-style-name="P1" draw:id="id1113" draw:layer="layout" svg:width="3.732cm" svg:height="2.307cm" svg:x="70.921cm" svg:y="74.671cm">
          <draw:glue-point draw:id="4" svg:x="5cm" svg:y="-3.424cm"/>
          <draw:glue-point draw:id="5" svg:x="5cm" svg:y="-1.291cm"/>
          <draw:glue-point draw:id="6" svg:x="5cm" svg:y="1.742cm"/>
          <draw:glue-point draw:id="7" svg:x="5cm" svg:y="3.766cm"/>
          <text:p text:style-name="P3">XclExpChTrCellContent</text:p>
          <draw:enhanced-geometry svg:viewBox="0 0 21600 21600" draw:type="rectangle" draw:enhanced-path="M 0 0 L 21600 0 21600 21600 0 21600 0 0 Z N"/>
        </draw:custom-shape>
        <draw:custom-shape draw:style-name="gr5" draw:id="id1115" draw:layer="layout" svg:width="2.67cm" svg:height="0.648cm" svg:x="76.959cm" svg:y="74.878cm">
          <text:p text:style-name="P2">XclExpChTrData</text:p>
          <draw:enhanced-geometry svg:viewBox="0 0 21600 21600" draw:type="rectangle" draw:enhanced-path="M 0 0 L 21600 0 21600 21600 0 21600 0 0 Z N"/>
        </draw:custom-shape>
        <draw:connector draw:style-name="data_20_member_20__28_pointer_29_" draw:text-style-name="P2" draw:layer="layout" draw:line-skew="-0.349cm" svg:x1="74.653cm" svg:y1="75.035cm" svg:x2="76.959cm" svg:y2="74.244cm" draw:start-shape="id1113" draw:start-glue-point="4" draw:end-shape="id1114" draw:end-glue-point="3" svg:d="m74653 75035h804v-791h1502">
          <text:p text:style-name="P2">pOldData</text:p>
        </draw:connector>
        <draw:connector draw:style-name="data_20_member_20__28_pointer_29_" draw:text-style-name="P2" draw:layer="layout" svg:x1="74.653cm" svg:y1="75.527cm" svg:x2="76.959cm" svg:y2="75.202cm" draw:start-shape="id1113" draw:start-glue-point="5" draw:end-shape="id1115" draw:end-glue-point="3" svg:d="m74653 75527h1153v-325h1153">
          <text:p text:style-name="P2">pNewData</text:p>
        </draw:connector>
        <draw:custom-shape draw:style-name="gr1" draw:text-style-name="P1" draw:id="id1116" draw:layer="layout" svg:width="9.227cm" svg:height="0.57cm" svg:x="65.956cm" svg:y="70.936cm">
          <draw:glue-point draw:id="4" svg:x="-3.476cm" svg:y="5cm"/>
          <draw:glue-point draw:id="5" svg:x="-1.51cm" svg:y="5cm"/>
          <draw:glue-point draw:id="6" svg:x="1.804cm" svg:y="5cm"/>
          <draw:glue-point draw:id="7" svg:x="3.517cm" svg:y="5cm"/>
          <text:p text:style-name="P3">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1116" draw:start-glue-point="0" draw:end-shape="id954" draw:end-glue-point="11" svg:d="m70569 70936v-2160h-11948v-2161">
          <text:p/>
        </draw:connector>
        <draw:connector draw:style-name="inheritance_20__28_public_29_" draw:layer="layout" svg:x1="72.787cm" svg:y1="74.671cm" svg:x2="73.814cm" svg:y2="71.506cm" draw:start-shape="id1113" draw:end-shape="id1116" draw:end-glue-point="7" svg:d="m72787 74671v-1583h1027v-1582">
          <text:p/>
        </draw:connector>
        <draw:custom-shape draw:style-name="gr1" draw:text-style-name="P1" draw:id="id1118" draw:layer="layout" svg:width="3.784cm" svg:height="0.648cm" svg:x="66.428cm" svg:y="74.628cm">
          <text:p text:style-name="P3">XclExpChTrMoveRange</text:p>
          <draw:enhanced-geometry svg:viewBox="0 0 21600 21600" draw:type="rectangle" draw:enhanced-path="M 0 0 L 21600 0 21600 21600 0 21600 0 0 Z N"/>
        </draw:custom-shape>
        <draw:custom-shape draw:style-name="gr1" draw:text-style-name="P1" draw:id="id1117" draw:layer="layout" svg:width="3.135cm" svg:height="0.569cm" svg:x="64.952cm" svg:y="73.281cm">
          <text:p text:style-name="P3">XclExpChTrInsert</text:p>
          <draw:enhanced-geometry svg:viewBox="0 0 21600 21600" draw:type="rectangle" draw:enhanced-path="M 0 0 L 21600 0 21600 21600 0 21600 0 0 Z N"/>
        </draw:custom-shape>
        <draw:custom-shape draw:style-name="gr1" draw:text-style-name="P1" draw:id="id1119" draw:layer="layout" svg:width="3.472cm" svg:height="0.647cm" svg:x="68.788cm" svg:y="73.411cm">
          <text:p text:style-name="P3">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1117" draw:start-glue-point="0" draw:end-shape="id1116" draw:end-glue-point="4" svg:d="m66519 73281v-888h843v-887">
          <text:p/>
        </draw:connector>
        <draw:connector draw:style-name="inheritance_20__28_public_29_" draw:layer="layout" svg:x1="68.32cm" svg:y1="74.628cm" svg:x2="69.176cm" svg:y2="71.506cm" draw:start-shape="id1118" draw:start-glue-point="0" draw:end-shape="id1116" draw:end-glue-point="5" svg:d="m68320 74628v-1561h856v-1561">
          <text:p/>
        </draw:connector>
        <draw:connector draw:style-name="inheritance_20__28_public_29_" draw:layer="layout" svg:x1="70.524cm" svg:y1="73.411cm" svg:x2="72.233cm" svg:y2="71.506cm" draw:start-shape="id1119" draw:start-glue-point="0" draw:end-shape="id1116" draw:end-glue-point="6" svg:d="m70524 73411v-953h1709v-952">
          <text:p/>
        </draw:connector>
        <draw:custom-shape draw:style-name="gr1" draw:text-style-name="P1" draw:id="id1120" draw:layer="layout" svg:width="3.965cm" svg:height="0.596cm" svg:x="62.696cm" svg:y="68.588cm">
          <text:p text:style-name="P3">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1120" draw:start-glue-point="1" draw:end-shape="id1116" draw:end-glue-point="3" svg:d="m66661 68886h499v1174h-1705v1161h501">
          <text:p/>
        </draw:connector>
        <draw:custom-shape draw:style-name="gr1" draw:text-style-name="P1" draw:id="id1121" draw:layer="layout" svg:width="3.473cm" svg:height="2.022cm" svg:x="57.33cm" svg:y="63.119cm">
          <draw:glue-point draw:id="4" svg:x="4.998cm" svg:y="-3.714cm"/>
          <draw:glue-point draw:id="5" svg:x="4.998cm" svg:y="-1.666cm"/>
          <draw:glue-point draw:id="6" svg:x="4.998cm" svg:y="1.409cm"/>
          <draw:glue-point draw:id="7" svg:x="4.998cm" svg:y="3.59cm"/>
          <text:p text:style-name="P3">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1121" draw:start-glue-point="7" draw:end-shape="id1120" draw:end-glue-point="3" svg:d="m60801 64855h948v4031h947">
          <text:p/>
        </draw:connector>
        <draw:connector draw:style-name="data_20_member_20__28_pointer_29_" draw:layer="layout" svg:x1="48.212cm" svg:y1="28.865cm" svg:x2="57.33cm" svg:y2="64.13cm" draw:start-shape="id987" draw:start-glue-point="7" draw:end-shape="id1121"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draw:id="id1123"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draw:id="id1122" draw:layer="layout" svg:width="2.385cm" svg:height="0.699cm" svg:x="74.334cm" svg:y="18.775cm">
          <text:p>XclImpPCItem</text:p>
          <draw:enhanced-geometry svg:viewBox="0 0 21600 21600" draw:type="rectangle" draw:enhanced-path="M 0 0 L 21600 0 21600 21600 0 21600 0 0 Z N"/>
        </draw:custom-shape>
        <draw:custom-shape draw:style-name="gr3" draw:id="id1124"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1122" draw:start-glue-point="0" draw:end-shape="id1123" draw:end-glue-point="4" svg:d="m75526 18775v-740h-1350v-741">
          <text:p/>
        </draw:connector>
        <draw:connector draw:style-name="inheritance_20__28_public_29_" draw:layer="layout" svg:x1="71.69cm" svg:y1="18.827cm" svg:x2="72.96cm" svg:y2="17.294cm" draw:start-shape="id1124" draw:start-glue-point="0" draw:end-shape="id1123" draw:end-glue-point="5" svg:d="m71690 18827v-766h1270v-767">
          <text:p/>
        </draw:connector>
        <draw:custom-shape draw:style-name="gr1" draw:text-style-name="P1" draw:id="id1126" draw:layer="layout" svg:width="2.436cm" svg:height="0.673cm" svg:x="72.26cm" svg:y="20.148cm">
          <draw:glue-point draw:id="4" svg:x="2.66cm" svg:y="4.992cm"/>
          <draw:glue-point draw:id="5" svg:x="-2.553cm" svg:y="4.992cm"/>
          <text:p text:style-name="P1">XclPCField</text:p>
          <draw:enhanced-geometry svg:viewBox="0 0 21600 21600" draw:type="rectangle" draw:enhanced-path="M 0 0 L 21600 0 21600 21600 0 21600 0 0 Z N"/>
        </draw:custom-shape>
        <draw:custom-shape draw:style-name="gr1" draw:text-style-name="P1" draw:id="id1125" draw:layer="layout" svg:width="2.436cm" svg:height="1.874cm" svg:x="94.29cm" svg:y="40.173cm">
          <draw:glue-point draw:id="4" svg:x="5cm" svg:y="-3.315cm"/>
          <draw:glue-point draw:id="5" svg:x="5cm" svg:y="-1.323cm"/>
          <draw:glue-point draw:id="6" svg:x="5cm" svg:y="1.43cm"/>
          <draw:glue-point draw:id="7" svg:x="5cm" svg:y="3.421cm"/>
          <text:p text:style-name="P1">XclImpPCField</text:p>
          <draw:enhanced-geometry svg:viewBox="0 0 21600 21600" draw:type="rectangle" draw:enhanced-path="M 0 0 L 21600 0 21600 21600 0 21600 0 0 Z N"/>
        </draw:custom-shape>
        <draw:custom-shape draw:style-name="gr1" draw:text-style-name="P1" draw:id="id1127" draw:layer="layout" svg:width="2.436cm" svg:height="0.673cm" svg:x="71.146cm" svg:y="22.014cm">
          <text:p text:style-name="P1">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1125" draw:start-glue-point="0" draw:end-shape="id1126" draw:end-glue-point="4" svg:d="m95508 40173v-9676h-21383v-9678">
          <text:p/>
        </draw:connector>
        <draw:connector draw:style-name="inheritance_20__28_public_29_" draw:layer="layout" svg:x1="72.364cm" svg:y1="22.014cm" svg:x2="72.857cm" svg:y2="20.819cm" draw:start-shape="id1127" draw:start-glue-point="0" draw:end-shape="id1126" draw:end-glue-point="5" svg:d="m72364 22014v-597h493v-598">
          <text:p/>
        </draw:connector>
        <draw:custom-shape draw:style-name="gr1" draw:text-style-name="P1" draw:id="id1128" draw:layer="layout" svg:width="2.902cm" svg:height="1.97cm" svg:x="89.028cm" svg:y="41.685cm">
          <draw:glue-point draw:id="4" svg:x="4.998cm" svg:y="-3.03cm"/>
          <draw:glue-point draw:id="5" svg:x="4.998cm" svg:y="3.68cm"/>
          <draw:glue-point draw:id="6" svg:x="-5cm" svg:y="2.898cm"/>
          <draw:glue-point draw:id="7" svg:x="-5cm" svg:y="-2.893cm"/>
          <text:p text:style-name="P1">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1128" draw:start-glue-point="4" draw:end-shape="id1125" draw:end-glue-point="3" svg:d="m91929 42074h1181v-964h1180">
          <text:p>maFields</text:p>
        </draw:connector>
        <draw:custom-shape draw:style-name="gr5" draw:id="id1129"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1128" draw:start-glue-point="5" draw:end-shape="id1129" svg:d="m91929 43394h1246v81h1245">
          <text:p>maPCInfo</text:p>
        </draw:connector>
        <draw:custom-shape draw:style-name="gr1" draw:text-style-name="P1" draw:id="id1130"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1">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1130" draw:start-glue-point="4" draw:end-shape="id1128" draw:end-glue-point="6" svg:d="m85426 45539h1801v-2299h1801">
          <text:p>mxPCache</text:p>
        </draw:connector>
        <draw:custom-shape draw:style-name="gr1" draw:text-style-name="P1" draw:id="id1131" draw:layer="layout" svg:width="4.172cm" svg:height="1.192cm" svg:x="76.899cm" svg:y="43.862cm">
          <draw:glue-point draw:id="4" svg:x="5cm" svg:y="-2.603cm"/>
          <draw:glue-point draw:id="5" svg:x="5cm" svg:y="2.75cm"/>
          <text:p text:style-name="P1">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1131" draw:start-glue-point="5" draw:end-shape="id1130" draw:end-glue-point="3" svg:d="m81071 44785h701v1303h702">
          <text:p/>
        </draw:connector>
        <draw:connector draw:style-name="data_20_member_20__28_multiple_20_pointers_29_" draw:layer="layout" svg:x1="81.071cm" svg:y1="44.148cm" svg:x2="89.028cm" svg:y2="42.101cm" draw:start-shape="id1131" draw:start-glue-point="4" draw:end-shape="id1128"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972" draw:start-glue-point="11" draw:end-shape="id1131" draw:end-glue-point="3" svg:d="m70502 36789h3199v7669h3198">
          <text:p/>
        </draw:connector>
        <draw:connector draw:style-name="data_20_member" draw:text-style-name="P1" draw:layer="layout" svg:x1="116.497cm" svg:y1="72.737cm" svg:x2="118.22cm" svg:y2="74.217cm" draw:start-shape="id1006" draw:start-glue-point="6" draw:end-shape="id1132" draw:end-glue-point="3" svg:d="m116497 72737h861v1480h862">
          <text:p/>
        </draw:connector>
        <draw:custom-shape draw:style-name="gr5" draw:id="id1133"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1" draw:layer="layout" svg:x1="120.647cm" svg:y1="74.032cm" svg:x2="123.242cm" svg:y2="73.888cm" draw:start-shape="id1132" draw:start-glue-point="6" draw:end-shape="id1133" draw:end-glue-point="3" svg:d="m120647 74032h1298v-144h1297">
          <text:p text:style-name="P1">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1" draw:layer="layout" svg:x1="103.673cm" svg:y1="71.674cm" svg:x2="113.243cm" svg:y2="73.14cm" draw:start-shape="id1001" draw:start-glue-point="7" draw:end-shape="id1006" svg:d="m103673 71674h4785v1466h4785">
          <text:p text:style-name="P1">GetTypeGroup()</text:p>
        </draw:connector>
        <draw:frame draw:style-name="annotation" draw:layer="layout" svg:width="7.464cm" svg:height="2.592cm" svg:x="106.703cm" svg:y="78.764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1002" draw:start-glue-point="6" draw:end-shape="id1134" draw:end-glue-point="3" svg:d="m108356 75914h3325v596h3323">
          <text:p>mxValueRange</text:p>
        </draw:connector>
        <draw:custom-shape draw:style-name="gr1" draw:text-style-name="P1" draw:id="id1002" draw:layer="layout" svg:width="2.513cm" svg:height="1.108cm" svg:x="105.845cm" svg:y="75.075cm">
          <draw:glue-point draw:id="4" svg:x="-2.385cm" svg:y="-5.005cm"/>
          <draw:glue-point draw:id="5" svg:x="2.117cm" svg:y="-5.005cm"/>
          <draw:glue-point draw:id="6" svg:x="4.998cm" svg:y="2.573cm"/>
          <text:p text:style-name="P3">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1001" draw:start-glue-point="6" draw:end-shape="id1002" draw:end-glue-point="3" svg:d="m103673 72267h1086v3362h1086">
          <text:p>mxXAxis</text:p>
          <text:p>mxYAxis</text:p>
          <text:p>mxZAxis</text:p>
        </draw:connector>
        <draw:custom-shape draw:style-name="gr1" draw:text-style-name="P3" draw:id="id1136" draw:layer="layout" svg:width="2.72cm" svg:height="0.751cm" svg:x="45.227cm" svg:y="83.649cm">
          <draw:glue-point draw:id="4" svg:x="4.998cm" svg:y="2.723cm"/>
          <draw:glue-point draw:id="5" svg:x="4.998cm" svg:y="-2.508cm"/>
          <text:p text:style-name="P3">XclExpChType</text:p>
          <draw:enhanced-geometry svg:viewBox="0 0 21600 21600" draw:mirror-horizontal="false" draw:mirror-vertical="false" draw:type="rectangle" draw:enhanced-path="M 0 0 L 21600 0 21600 21600 0 21600 0 0 Z N"/>
        </draw:custom-shape>
        <draw:custom-shape draw:style-name="gr1" draw:text-style-name="P3" draw:id="id1135" draw:layer="layout" svg:width="3.292cm" svg:height="1.269cm" svg:x="37.89cm" svg:y="83.57cm">
          <draw:glue-point draw:id="4" svg:x="4.998cm" svg:y="2.723cm"/>
          <draw:glue-point draw:id="5" svg:x="4.998cm" svg:y="-2.508cm"/>
          <text:p text:style-name="P3">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1135" draw:start-glue-point="4" draw:end-shape="id1136" draw:end-glue-point="3" svg:d="m41181 84549h2024v-525h2022">
          <text:p>maType</text:p>
        </draw:connector>
        <draw:custom-shape draw:style-name="gr1" draw:text-style-name="P3" draw:id="id1137" draw:layer="layout" svg:width="4.277cm" svg:height="0.777cm" svg:x="37.839cm" svg:y="81.756cm">
          <draw:glue-point draw:id="4" svg:x="4.998cm" svg:y="2.723cm"/>
          <draw:glue-point draw:id="5" svg:x="4.998cm" svg:y="-2.508cm"/>
          <draw:glue-point draw:id="6" svg:x="-3.967cm" svg:y="4.993cm"/>
          <text:p text:style-name="P3">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1135" draw:start-glue-point="0" draw:end-shape="id1137" draw:end-glue-point="6" svg:d="m39536 83570v-519h-1255v-520">
          <text:p/>
        </draw:connector>
        <draw:custom-shape draw:style-name="gr1" draw:text-style-name="P1" draw:id="id1138" draw:layer="layout" svg:width="3.058cm" svg:height="1.614cm" svg:x="28.043cm" svg:y="79.475cm">
          <draw:glue-point draw:id="4" svg:x="4.997cm" svg:y="-3.364cm"/>
          <draw:glue-point draw:id="5" svg:x="4.997cm" svg:y="-1.4cm"/>
          <draw:glue-point draw:id="6" svg:x="4.997cm" svg:y="1.796cm"/>
          <draw:glue-point draw:id="7" svg:x="4.997cm" svg:y="3.76cm"/>
          <text:p text:style-name="P3">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1105" draw:start-glue-point="4" draw:end-shape="id1138" svg:d="m24468 76512h1788v3770h1787">
          <text:p>mxPrimAxesSet</text:p>
          <text:p>mxSecnAxesSet</text:p>
        </draw:connector>
        <draw:connector draw:style-name="data_20_member_20__28_multiple_29_" draw:layer="layout" svg:x1="31.1cm" svg:y1="80.888cm" svg:x2="37.89cm" svg:y2="84.204cm" draw:start-shape="id1138" draw:start-glue-point="7" draw:end-shape="id1135"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5" draw:id="id1139"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1132" draw:start-glue-point="7" draw:end-shape="id1139" draw:end-glue-point="3" svg:d="m120647 74471h1298v576h1297">
          <text:p>maTypeInfo</text:p>
        </draw:connector>
        <draw:custom-shape draw:style-name="gr5" draw:id="id1141" draw:layer="layout" svg:width="3.344cm" svg:height="0.648cm" svg:x="84.96cm" svg:y="19.593cm">
          <text:p>XclPTCachedName</text:p>
          <draw:enhanced-geometry svg:viewBox="0 0 21600 21600" draw:type="rectangle" draw:enhanced-path="M 0 0 L 21600 0 21600 21600 0 21600 0 0 Z N"/>
        </draw:custom-shape>
        <draw:custom-shape draw:style-name="gr5" draw:id="id1140"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1140" draw:start-glue-point="1" draw:end-shape="id1141" draw:end-glue-point="3" svg:d="m81876 20177h1542v-260h1542">
          <text:p>maVisName</text:p>
        </draw:connector>
        <draw:custom-shape draw:style-name="gr5" draw:id="id1142"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5" draw:id="id1143"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5" draw:id="id1144"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1142" draw:start-glue-point="0" draw:end-shape="id1140" draw:end-glue-point="4" svg:d="m77950 21592v-558h1568v-560">
          <text:p/>
        </draw:connector>
        <draw:connector draw:style-name="inheritance_20__28_public_29_" draw:layer="layout" svg:x1="80.102cm" svg:y1="23.12cm" svg:x2="80.282cm" svg:y2="20.476cm" draw:start-shape="id1143" draw:start-glue-point="0" draw:end-shape="id1140" draw:end-glue-point="2" svg:d="m80102 23120v-1323h180v-1321">
          <text:p/>
        </draw:connector>
        <draw:connector draw:style-name="inheritance_20__28_public_29_" draw:layer="layout" svg:x1="82.485cm" svg:y1="24.441cm" svg:x2="81.123cm" svg:y2="20.474cm" draw:start-shape="id1144" draw:start-glue-point="0" draw:end-shape="id1140"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1145" draw:start-glue-point="4" draw:end-shape="id1143" draw:end-glue-point="5" svg:d="m84468 37326h501v-6795h-6600v-6687h501">
          <text:p/>
        </draw:connector>
        <draw:custom-shape draw:style-name="gr1" draw:text-style-name="P1" draw:id="id1146" draw:layer="layout" svg:width="2.306cm" svg:height="0.856cm" svg:x="87.112cm" svg:y="38.23cm">
          <draw:glue-point draw:id="4" svg:x="5cm" svg:y="-1.974cm"/>
          <draw:glue-point draw:id="5" svg:x="5cm" svg:y="2.873cm"/>
          <text:p text:style-name="P1">XclImpPTItem</text:p>
          <draw:enhanced-geometry svg:viewBox="0 0 21600 21600" draw:type="rectangle" draw:enhanced-path="M 0 0 L 21600 0 21600 21600 0 21600 0 0 Z N"/>
        </draw:custom-shape>
        <draw:connector draw:style-name="data_20_member" draw:layer="layout" svg:x1="89.418cm" svg:y1="38.49cm" svg:x2="81.332cm" svg:y2="25.218cm" draw:start-shape="id1146" draw:start-glue-point="4" draw:end-shape="id1144" draw:end-glue-point="5" svg:d="m89418 38490h501v-6662h-9089v-6610h502">
          <text:p/>
        </draw:connector>
        <draw:custom-shape draw:style-name="gr1" draw:text-style-name="P1" draw:id="id1145" draw:layer="layout" svg:width="2.436cm" svg:height="1.874cm" svg:x="82.032cm" svg:y="37.01cm">
          <draw:glue-point draw:id="4" svg:x="5cm" svg:y="-3.315cm"/>
          <draw:glue-point draw:id="5" svg:x="5cm" svg:y="-1.323cm"/>
          <draw:glue-point draw:id="6" svg:x="5cm" svg:y="1.43cm"/>
          <draw:glue-point draw:id="7" svg:x="5cm" svg:y="3.421cm"/>
          <text:p text:style-name="P1">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1145" draw:start-glue-point="7" draw:end-shape="id1146" draw:end-glue-point="3" svg:d="m84468 38588h1322v70h1322">
          <text:p>maItems</text:p>
        </draw:connector>
        <draw:connector draw:style-name="data_20_member_20__28_multiple_29_" draw:layer="layout" svg:x1="84.468cm" svg:y1="37.7cm" svg:x2="76.434cm" svg:y2="22.393cm" draw:start-shape="id1145" draw:start-glue-point="5" draw:end-shape="id1142" draw:end-glue-point="5" svg:d="m84468 37700h501v-7920h-9036v-7387h501">
          <text:p/>
        </draw:connector>
        <draw:connector draw:style-name="data_20_member_20__28_multiple_20_pointers_29_" draw:layer="layout" svg:x1="85.426cm" svg:y1="45.285cm" svg:x2="82.032cm" svg:y2="37.947cm" draw:start-shape="id1130" draw:start-glue-point="6" draw:end-shape="id1145" draw:end-glue-point="3" svg:d="m85426 45285h500v-3315h-4394v-4023h500">
          <text:p>maFields</text:p>
        </draw:connector>
        <draw:custom-shape draw:style-name="gr5" draw:id="id1147"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1145" draw:start-glue-point="6" draw:end-shape="id1147" draw:end-glue-point="3" svg:d="m84468 38214h1581v-1047h621">
          <text:p/>
        </draw:connector>
        <draw:custom-shape draw:style-name="gr5" draw:id="id1148"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1125" draw:start-glue-point="4" draw:end-shape="id1148" draw:end-glue-point="3" svg:d="m96726 40489h1413v-276h1413">
          <text:p>maFieldInfo</text:p>
        </draw:connector>
        <draw:custom-shape draw:style-name="gr1" draw:text-style-name="P1" draw:id="id1149" draw:layer="layout" svg:width="3.556cm" svg:height="0.621cm" svg:x="98.665cm" svg:y="82.662cm">
          <text:p text:style-name="P1">XclImpChSourceLink</text:p>
          <draw:enhanced-geometry svg:viewBox="0 0 21600 21600" draw:type="rectangle" draw:enhanced-path="M 0 0 L 21600 0 21600 21600 0 21600 0 0 Z N"/>
        </draw:custom-shape>
        <draw:connector draw:style-name="data_20_member_20__28_multiple_20_pointers_29_" draw:layer="layout" svg:x1="96.51cm" svg:y1="81.279cm" svg:x2="98.665cm" svg:y2="82.972cm" draw:start-shape="id1003" draw:start-glue-point="6" draw:end-shape="id1149" draw:end-glue-point="3" svg:d="m96510 81279h1078v1693h1077">
          <text:p/>
        </draw:connector>
        <draw:custom-shape draw:style-name="gr5" draw:id="id1150" draw:layer="layout" svg:width="2.258cm" svg:height="0.593cm" svg:x="98.918cm" svg:y="79.53cm">
          <text:p>XclChSeries</text:p>
          <draw:enhanced-geometry svg:viewBox="0 0 21600 21600" draw:type="rectangle" draw:enhanced-path="M 0 0 L 21600 0 21600 21600 0 21600 0 0 Z N"/>
        </draw:custom-shape>
        <draw:connector draw:style-name="data_20_member" draw:layer="layout" svg:x1="96.51cm" svg:y1="79.898cm" svg:x2="98.918cm" svg:y2="79.826cm" draw:start-shape="id1003" draw:start-glue-point="7" draw:end-shape="id1150" draw:end-glue-point="3" svg:d="m96510 79898h1205v-72h1203">
          <text:p/>
        </draw:connector>
        <draw:custom-shape draw:style-name="gr1" draw:text-style-name="P1" draw:id="id1151" draw:layer="layout" svg:width="3.697cm" svg:height="0.649cm" svg:x="99.512cm" svg:y="81.251cm">
          <text:p text:style-name="P1">XclImpChDataFormat</text:p>
          <draw:enhanced-geometry svg:viewBox="0 0 21600 21600" draw:type="rectangle" draw:enhanced-path="M 0 0 L 21600 0 21600 21600 0 21600 0 0 Z N"/>
        </draw:custom-shape>
        <draw:connector draw:style-name="data_20_member_20__28_multiple_20_pointers_29_" draw:layer="layout" svg:x1="96.51cm" svg:y1="80.912cm" svg:x2="99.512cm" svg:y2="81.575cm" draw:start-shape="id1003" draw:start-glue-point="8" draw:end-shape="id1151" draw:end-glue-point="3" svg:d="m96510 80912h1501v663h1501">
          <text:p/>
        </draw:connector>
        <draw:custom-shape draw:style-name="gr1" draw:text-style-name="P1" draw:id="id1152" draw:layer="layout" svg:width="3.754cm" svg:height="0.621cm" svg:x="85.031cm" svg:y="49.276cm">
          <text:p text:style-name="P1">XclImpFormulaCompiler</text:p>
          <draw:enhanced-geometry svg:viewBox="0 0 21600 21600" draw:type="rectangle" draw:enhanced-path="M 0 0 L 21600 0 21600 21600 0 21600 0 0 Z N"/>
        </draw:custom-shape>
        <draw:custom-shape draw:style-name="gr1" draw:text-style-name="P1" draw:id="id1153" draw:layer="layout" svg:width="3.781cm" svg:height="0.593cm" svg:x="90.985cm" svg:y="48.909cm">
          <text:p text:style-name="P1">XclImpFmlaCompImpl</text:p>
          <draw:enhanced-geometry svg:viewBox="0 0 21600 21600" draw:type="rectangle" draw:enhanced-path="M 0 0 L 21600 0 21600 21600 0 21600 0 0 Z N"/>
        </draw:custom-shape>
        <draw:connector draw:style-name="data_20_member_20__28_pointer_29_" draw:layer="layout" draw:line-skew="-2.243cm" svg:x1="70.502cm" svg:y1="36.154cm" svg:x2="85.031cm" svg:y2="49.586cm" draw:start-shape="id972" draw:start-glue-point="10" draw:end-shape="id1152" draw:end-glue-point="3" svg:d="m70502 36154h5022v13432h9507">
          <text:p>GetFormulaCompiler()</text:p>
        </draw:connector>
        <draw:connector draw:style-name="data_20_member_20__28_pointer_29_" draw:layer="layout" svg:x1="88.785cm" svg:y1="49.586cm" svg:x2="90.985cm" svg:y2="49.205cm" draw:start-shape="id1152" draw:start-glue-point="1" draw:end-shape="id1153" draw:end-glue-point="3" svg:d="m88785 49586h1100v-381h1100">
          <text:p>mxImpl</text:p>
        </draw:connector>
        <draw:custom-shape draw:style-name="gr1" draw:text-style-name="P1" draw:id="id1154" draw:layer="layout" svg:width="3.498cm" svg:height="1.557cm" svg:x="97.249cm" svg:y="48.39cm">
          <draw:glue-point draw:id="4" svg:x="-5cm" svg:y="-2.543cm"/>
          <draw:glue-point draw:id="5" svg:x="-5cm" svg:y="2.742cm"/>
          <text:p text:style-name="P1">XclFunctionProvider</text:p>
          <draw:enhanced-geometry svg:viewBox="0 0 21600 21600" draw:type="rectangle" draw:enhanced-path="M 0 0 L 21600 0 21600 21600 0 21600 0 0 Z N"/>
        </draw:custom-shape>
        <draw:connector draw:style-name="data_20_member" draw:layer="layout" svg:x1="94.766cm" svg:y1="49.205cm" svg:x2="97.249cm" svg:y2="49.594cm" draw:start-shape="id1153" draw:start-glue-point="1" draw:end-shape="id1154" draw:end-glue-point="5" svg:d="m94766 49205h1241v389h1242">
          <text:p/>
        </draw:connector>
        <draw:custom-shape draw:style-name="gr1" draw:text-style-name="P1" draw:id="id1157" draw:layer="layout" svg:width="2.825cm" svg:height="0.622cm" svg:x="90.273cm" svg:y="9.797cm">
          <text:p text:style-name="P1">ShrfmlaBuffer</text:p>
          <draw:enhanced-geometry svg:viewBox="0 0 21600 21600" draw:type="rectangle" draw:enhanced-path="M 0 0 L 21600 0 21600 21600 0 21600 0 0 Z N"/>
        </draw:custom-shape>
        <draw:custom-shape draw:style-name="gr1" draw:text-style-name="P1" draw:id="id1155" draw:layer="layout" svg:width="3.551cm" svg:height="0.648cm" svg:x="88.096cm" svg:y="7.025cm">
          <draw:glue-point draw:id="4" svg:x="-3.537cm" svg:y="5.015cm"/>
          <draw:glue-point draw:id="5" svg:x="-1.495cm" svg:y="5.015cm"/>
          <draw:glue-point draw:id="6" svg:x="1.351cm" svg:y="5.015cm"/>
          <draw:glue-point draw:id="7" svg:x="3.249cm" svg:y="5.015cm"/>
          <text:p text:style-name="P1">ExcRoot</text:p>
          <draw:enhanced-geometry svg:viewBox="0 0 21600 21600" draw:type="rectangle" draw:enhanced-path="M 0 0 L 21600 0 21600 21600 0 21600 0 0 Z N"/>
        </draw:custom-shape>
        <draw:custom-shape draw:style-name="gr5" draw:id="id1156" draw:layer="layout" svg:width="2.332cm" svg:height="0.752cm" svg:x="93.332cm" svg:y="6.35cm">
          <text:p>RootData</text:p>
          <draw:enhanced-geometry svg:viewBox="0 0 21600 21600" draw:type="rectangle" draw:enhanced-path="M 0 0 L 21600 0 21600 21600 0 21600 0 0 Z N"/>
        </draw:custom-shape>
        <draw:connector draw:style-name="data_20_member_20__28_pointer_29_" draw:layer="layout" svg:x1="91.647cm" svg:y1="7.349cm" svg:x2="93.332cm" svg:y2="6.726cm" draw:start-shape="id1155" draw:start-glue-point="1" draw:end-shape="id1156" draw:end-glue-point="3" svg:d="m91647 7349h842v-623h843">
          <text:p/>
        </draw:connector>
        <draw:connector draw:style-name="inheritance_20__28_public_29_" draw:layer="layout" svg:x1="91.685cm" svg:y1="9.797cm" svg:x2="91.024cm" svg:y2="7.673cm" draw:start-shape="id1157" draw:start-glue-point="0" draw:end-shape="id1155" draw:end-glue-point="7" svg:d="m91685 9797v-1062h-661v-1062">
          <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2"><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2"/>
            <text:p text:style-name="P2">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1" draw:id="id1158"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3">ScDPObject</text:p>
          <draw:enhanced-geometry svg:viewBox="0 0 21600 21600" draw:type="rectangle" draw:enhanced-path="M 0 0 L 21600 0 21600 21600 0 21600 0 0 Z N"/>
        </draw:custom-shape>
        <draw:custom-shape draw:style-name="gr1" draw:text-style-name="P1" draw:id="id1159" draw:layer="layout" svg:width="2.725cm" svg:height="3.285cm" svg:x="21.884cm" svg:y="15.68cm">
          <draw:glue-point draw:id="4" svg:x="4.998cm" svg:y="3.129cm"/>
          <draw:glue-point draw:id="5" svg:x="4.998cm" svg:y="-3.025cm"/>
          <text:p text:style-name="P3">ScDPSaveData</text:p>
          <draw:enhanced-geometry svg:viewBox="0 0 21600 21600" draw:type="rectangle" draw:enhanced-path="M 0 0 L 21600 0 21600 21600 0 21600 0 0 Z N"/>
        </draw:custom-shape>
        <draw:custom-shape draw:style-name="gr1" draw:text-style-name="P1" draw:id="id1161" draw:layer="layout" svg:width="4.153cm" svg:height="1.329cm" svg:x="30.27cm" svg:y="18.449cm">
          <draw:glue-point draw:id="4" svg:x="4.998cm" svg:y="-2.603cm"/>
          <draw:glue-point draw:id="5" svg:x="4.998cm" svg:y="2.663cm"/>
          <text:p text:style-name="P3">ScDPDimensionSaveData</text:p>
          <draw:enhanced-geometry svg:viewBox="0 0 21600 21600" draw:type="rectangle" draw:enhanced-path="M 0 0 L 21600 0 21600 21600 0 21600 0 0 Z N"/>
        </draw:custom-shape>
        <draw:custom-shape draw:style-name="gr1" draw:text-style-name="P1" draw:layer="layout" svg:width="3.756cm" svg:height="0.688cm" svg:x="111.715cm" svg:y="35.732cm">
          <text:p text:style-name="P3">ScDPColMembersOrder</text:p>
          <draw:enhanced-geometry svg:viewBox="0 0 21600 21600" draw:type="rectangle" draw:enhanced-path="M 0 0 L 21600 0 21600 21600 0 21600 0 0 Z N"/>
        </draw:custom-shape>
        <draw:custom-shape draw:style-name="gr1" draw:text-style-name="P1" draw:id="id1167" draw:layer="layout" svg:width="3.359cm" svg:height="1.919cm" svg:x="63.695cm" svg:y="29.069cm">
          <draw:glue-point draw:id="4" svg:x="4.998cm" svg:y="2.568cm"/>
          <draw:glue-point draw:id="5" svg:x="4.998cm" svg:y="-2.721cm"/>
          <draw:glue-point draw:id="6" svg:x="-5.001cm" svg:y="-2.595cm"/>
          <draw:glue-point draw:id="7" svg:x="-5.001cm" svg:y="2.782cm"/>
          <text:p text:style-name="P3">ScDPDataDimension</text:p>
          <draw:enhanced-geometry svg:viewBox="0 0 21600 21600" draw:type="rectangle" draw:enhanced-path="M 0 0 L 21600 0 21600 21600 0 21600 0 0 Z N"/>
        </draw:custom-shape>
        <draw:custom-shape draw:style-name="gr1" draw:text-style-name="P1" draw:id="id1171" draw:layer="layout" svg:width="3.042cm" svg:height="0.661cm" svg:x="74.715cm" svg:y="28.711cm">
          <text:p text:style-name="P3">ScDPDataMember</text:p>
          <draw:enhanced-geometry svg:viewBox="0 0 21600 21600" draw:type="rectangle" draw:enhanced-path="M 0 0 L 21600 0 21600 21600 0 21600 0 0 Z N"/>
        </draw:custom-shape>
        <draw:custom-shape draw:style-name="gr1" draw:text-style-name="P1" draw:layer="layout" svg:width="3.042cm" svg:height="0.661cm" svg:x="116.82cm" svg:y="34.198cm">
          <text:p text:style-name="P3">ScDPDateGroupDlg</text:p>
          <draw:enhanced-geometry svg:viewBox="0 0 21600 21600" draw:type="rectangle" draw:enhanced-path="M 0 0 L 21600 0 21600 21600 0 21600 0 0 Z N"/>
        </draw:custom-shape>
        <draw:custom-shape draw:style-name="gr1" draw:text-style-name="P1" draw:layer="layout" svg:width="4.259cm" svg:height="0.661cm" svg:x="121.068cm" svg:y="43.802cm">
          <text:p text:style-name="P3">ScDPDateGroupEditHelper</text:p>
          <draw:enhanced-geometry svg:viewBox="0 0 21600 21600" draw:type="rectangle" draw:enhanced-path="M 0 0 L 21600 0 21600 21600 0 21600 0 0 Z N"/>
        </draw:custom-shape>
        <draw:custom-shape draw:style-name="gr1" draw:text-style-name="P1" draw:id="id1204" draw:layer="layout" svg:width="3.624cm" svg:height="0.661cm" svg:x="71.281cm" svg:y="46.221cm">
          <text:p text:style-name="P3">ScDPDateGroupHelper</text:p>
          <draw:enhanced-geometry svg:viewBox="0 0 21600 21600" draw:type="rectangle" draw:enhanced-path="M 0 0 L 21600 0 21600 21600 0 21600 0 0 Z N"/>
        </draw:custom-shape>
        <draw:custom-shape draw:style-name="gr1" draw:text-style-name="P1" draw:id="id1182" draw:layer="layout" svg:width="2.725cm" svg:height="0.661cm" svg:x="30.487cm" svg:y="57.223cm">
          <text:p text:style-name="P3">ScDPDimension</text:p>
          <draw:enhanced-geometry svg:viewBox="0 0 21600 21600" draw:type="rectangle" draw:enhanced-path="M 0 0 L 21600 0 21600 21600 0 21600 0 0 Z N"/>
        </draw:custom-shape>
        <draw:custom-shape draw:style-name="gr1" draw:text-style-name="P1" draw:id="id1174" draw:layer="layout" svg:width="2.725cm" svg:height="0.661cm" svg:x="21.663cm" svg:y="54.629cm">
          <text:p text:style-name="P3">ScDPDimensions</text:p>
          <draw:enhanced-geometry svg:viewBox="0 0 21600 21600" draw:type="rectangle" draw:enhanced-path="M 0 0 L 21600 0 21600 21600 0 21600 0 0 Z N"/>
        </draw:custom-shape>
        <draw:custom-shape draw:style-name="gr1" draw:text-style-name="P1" draw:id="id1223" draw:layer="layout" svg:width="3.201cm" svg:height="0.584cm" svg:x="96.316cm" svg:y="35.157cm">
          <text:p text:style-name="P3">ScDPFieldWindow</text:p>
          <draw:enhanced-geometry svg:viewBox="0 0 21600 21600" draw:type="rectangle" draw:enhanced-path="M 0 0 L 21600 0 21600 21600 0 21600 0 0 Z N"/>
        </draw:custom-shape>
        <draw:custom-shape draw:style-name="gr5" draw:text-style-name="P2" draw:id="id1228" draw:layer="layout" svg:width="2.724cm" svg:height="0.662cm" svg:x="97.929cm" svg:y="38.129cm">
          <text:p text:style-name="P2">ScDPFuncData</text:p>
          <draw:enhanced-geometry svg:viewBox="0 0 21600 21600" draw:mirror-horizontal="false" draw:mirror-vertical="false" draw:type="rectangle" draw:enhanced-path="M 0 0 L 21600 0 21600 21600 0 21600 0 0 Z N"/>
        </draw:custom-shape>
        <draw:custom-shape draw:style-name="gr1" draw:text-style-name="P1" draw:layer="layout" svg:width="3.201cm" svg:height="0.661cm" svg:x="107.561cm" svg:y="35.6cm">
          <text:p text:style-name="P3">ScDPFunctionDlg</text:p>
          <draw:enhanced-geometry svg:viewBox="0 0 21600 21600" draw:type="rectangle" draw:enhanced-path="M 0 0 L 21600 0 21600 21600 0 21600 0 0 Z N"/>
        </draw:custom-shape>
        <draw:custom-shape draw:style-name="gr1" draw:text-style-name="P1" draw:layer="layout" svg:width="3.465cm" svg:height="0.661cm" svg:x="115.076cm" svg:y="37.955cm">
          <text:p text:style-name="P3">ScDPFunctionListBox</text:p>
          <draw:enhanced-geometry svg:viewBox="0 0 21600 21600" draw:type="rectangle" draw:enhanced-path="M 0 0 L 21600 0 21600 21600 0 21600 0 0 Z N"/>
        </draw:custom-shape>
        <draw:custom-shape draw:style-name="gr5" draw:layer="layout" svg:width="3.889cm" svg:height="0.662cm" svg:x="114.863cm" svg:y="40.679cm">
          <text:p text:style-name="P2">ScDPGetPivotDataField</text:p>
          <draw:enhanced-geometry svg:viewBox="0 0 21600 21600" draw:type="rectangle" draw:enhanced-path="M 0 0 L 21600 0 21600 21600 0 21600 0 0 Z N"/>
        </draw:custom-shape>
        <draw:custom-shape draw:style-name="gr1" draw:text-style-name="P1" draw:layer="layout" svg:width="4.18cm" svg:height="0.688cm" svg:x="119.599cm" svg:y="38.193cm">
          <text:p text:style-name="P3">ScDPGlobalMembersOrder</text:p>
          <draw:enhanced-geometry svg:viewBox="0 0 21600 21600" draw:type="rectangle" draw:enhanced-path="M 0 0 L 21600 0 21600 21600 0 21600 0 0 Z N"/>
        </draw:custom-shape>
        <draw:custom-shape draw:style-name="gr1" draw:text-style-name="P1" draw:layer="layout" svg:width="3.281cm" svg:height="0.688cm" svg:x="116.347cm" svg:y="46.71cm">
          <text:p text:style-name="P3">ScDPGroupCompare</text:p>
          <draw:enhanced-geometry svg:viewBox="0 0 21600 21600" draw:type="rectangle" draw:enhanced-path="M 0 0 L 21600 0 21600 21600 0 21600 0 0 Z N"/>
        </draw:custom-shape>
        <draw:custom-shape draw:style-name="gr1" draw:text-style-name="P1" draw:id="id1188" draw:layer="layout" svg:width="3.465cm" svg:height="1.308cm" svg:x="66.219cm" svg:y="44.848cm">
          <draw:glue-point draw:id="4" svg:x="4.998cm" svg:y="-2.889cm"/>
          <draw:glue-point draw:id="5" svg:x="4.998cm" svg:y="2.37cm"/>
          <text:p text:style-name="P3">ScDPGroupDimension</text:p>
          <draw:enhanced-geometry svg:viewBox="0 0 21600 21600" draw:type="rectangle" draw:enhanced-path="M 0 0 L 21600 0 21600 21600 0 21600 0 0 Z N"/>
        </draw:custom-shape>
        <draw:custom-shape draw:style-name="gr1" draw:text-style-name="P1" draw:layer="layout" svg:width="3.465cm" svg:height="0.688cm" svg:x="117.406cm" svg:y="45.149cm">
          <text:p text:style-name="P3">ScDPGroupEditHelper</text:p>
          <draw:enhanced-geometry svg:viewBox="0 0 21600 21600" draw:type="rectangle" draw:enhanced-path="M 0 0 L 21600 0 21600 21600 0 21600 0 0 Z N"/>
        </draw:custom-shape>
        <draw:custom-shape draw:style-name="gr1" draw:text-style-name="P1" draw:id="id1201" draw:layer="layout" svg:width="2.777cm" svg:height="0.868cm" svg:x="72.904cm" svg:y="44.698cm">
          <draw:glue-point draw:id="4" svg:x="4.998cm" svg:y="-2.278cm"/>
          <draw:glue-point draw:id="5" svg:x="4.998cm" svg:y="2.122cm"/>
          <text:p text:style-name="P3">ScDPGroupItem</text:p>
          <draw:enhanced-geometry svg:viewBox="0 0 21600 21600" draw:type="rectangle" draw:enhanced-path="M 0 0 L 21600 0 21600 21600 0 21600 0 0 Z N"/>
        </draw:custom-shape>
        <draw:custom-shape draw:style-name="gr1" draw:text-style-name="P1" draw:id="id1184" draw:layer="layout" svg:width="3.57cm" svg:height="2.037cm" svg:x="59.473cm" svg:y="43.816cm">
          <draw:glue-point draw:id="4" svg:x="5cm" svg:y="-2.533cm"/>
          <draw:glue-point draw:id="5" svg:x="5cm" svg:y="2.665cm"/>
          <text:p text:style-name="P3">ScDPGroupTableData</text:p>
          <draw:enhanced-geometry svg:viewBox="0 0 21600 21600" draw:type="rectangle" draw:enhanced-path="M 0 0 L 21600 0 21600 21600 0 21600 0 0 Z N"/>
        </draw:custom-shape>
        <draw:custom-shape draw:style-name="gr1" draw:text-style-name="P1" draw:id="id1176" draw:layer="layout" svg:width="2.804cm" svg:height="0.662cm" svg:x="36.829cm" svg:y="60.148cm">
          <text:p text:style-name="P3">ScDPHierarchies</text:p>
          <draw:enhanced-geometry svg:viewBox="0 0 21600 21600" draw:type="rectangle" draw:enhanced-path="M 0 0 L 21600 0 21600 21600 0 21600 0 0 Z N"/>
        </draw:custom-shape>
        <draw:custom-shape draw:style-name="gr1" draw:text-style-name="P3" draw:id="id1180" draw:layer="layout" svg:width="2.804cm" svg:height="0.662cm" svg:x="44.424cm" svg:y="63.496cm">
          <text:p text:style-name="P3">ScDPHierarchy</text:p>
          <draw:enhanced-geometry svg:viewBox="0 0 21600 21600" draw:mirror-horizontal="false" draw:mirror-vertical="false" draw:type="rectangle" draw:enhanced-path="M 0 0 L 21600 0 21600 21600 0 21600 0 0 Z N"/>
        </draw:custom-shape>
        <draw:custom-shape draw:style-name="gr1" draw:text-style-name="P1" draw:layer="layout" svg:width="2.804cm" svg:height="0.662cm" svg:x="110.772cm" svg:y="37.247cm">
          <text:p text:style-name="P3">ScDPInitState</text:p>
          <draw:enhanced-geometry svg:viewBox="0 0 21600 21600" draw:type="rectangle" draw:enhanced-path="M 0 0 L 21600 0 21600 21600 0 21600 0 0 Z N"/>
        </draw:custom-shape>
        <draw:custom-shape draw:style-name="gr1" draw:text-style-name="P1" draw:id="id1222" draw:layer="layout" svg:width="3.201cm" svg:height="3.038cm" svg:x="89.705cm" svg:y="35.528cm">
          <draw:glue-point draw:id="4" svg:x="4.998cm" svg:y="-2.302cm"/>
          <draw:glue-point draw:id="5" svg:x="4.998cm" svg:y="2.799cm"/>
          <draw:glue-point draw:id="6" svg:x="4.998cm" svg:y="4.025cm"/>
          <draw:glue-point draw:id="7" svg:x="4.998cm" svg:y="1.339cm"/>
          <draw:glue-point draw:id="8" svg:x="4.998cm" svg:y="-1.211cm"/>
          <draw:glue-point draw:id="9" svg:x="4.998cm" svg:y="-3.778cm"/>
          <text:p text:style-name="P3">ScDPLayoutDlg</text:p>
          <draw:enhanced-geometry svg:viewBox="0 0 21600 21600" draw:type="rectangle" draw:enhanced-path="M 0 0 L 21600 0 21600 21600 0 21600 0 0 Z N"/>
        </draw:custom-shape>
        <draw:custom-shape draw:style-name="gr1" draw:text-style-name="P1" draw:id="id1178" draw:layer="layout" svg:width="1.983cm" svg:height="0.661cm" svg:x="54.049cm" svg:y="64.028cm">
          <text:p text:style-name="P3">ScDPLevels</text:p>
          <draw:enhanced-geometry svg:viewBox="0 0 21600 21600" draw:type="rectangle" draw:enhanced-path="M 0 0 L 21600 0 21600 21600 0 21600 0 0 Z N"/>
        </draw:custom-shape>
        <draw:custom-shape draw:style-name="gr1" draw:text-style-name="P1" draw:id="id1190" draw:layer="layout" svg:width="2.328cm" svg:height="0.661cm" svg:x="80.11cm" svg:y="56.512cm">
          <text:p text:style-name="P3">ScDPMember</text:p>
          <draw:enhanced-geometry svg:viewBox="0 0 21600 21600" draw:type="rectangle" draw:enhanced-path="M 0 0 L 21600 0 21600 21600 0 21600 0 0 Z N"/>
        </draw:custom-shape>
        <draw:custom-shape draw:style-name="gr1" draw:text-style-name="P1" draw:id="id1192" draw:layer="layout" svg:width="2.461cm" svg:height="0.661cm" svg:x="73.283cm" svg:y="56.276cm">
          <text:p text:style-name="P3">ScDPMembers</text:p>
          <draw:enhanced-geometry svg:viewBox="0 0 21600 21600" draw:type="rectangle" draw:enhanced-path="M 0 0 L 21600 0 21600 21600 0 21600 0 0 Z N"/>
        </draw:custom-shape>
        <draw:custom-shape draw:style-name="gr1" draw:text-style-name="P1" draw:id="id1189" draw:layer="layout" svg:width="4.233cm" svg:height="1.258cm" svg:x="64.608cm" svg:y="47.015cm">
          <text:p text:style-name="P3">ScDPNumGroupDimension</text:p>
          <draw:enhanced-geometry svg:viewBox="0 0 21600 21600" draw:type="rectangle" draw:enhanced-path="M 0 0 L 21600 0 21600 21600 0 21600 0 0 Z N"/>
        </draw:custom-shape>
        <draw:custom-shape draw:style-name="gr1" draw:text-style-name="P1" draw:layer="layout" svg:width="3.279cm" svg:height="0.662cm" svg:x="122.646cm" svg:y="45.916cm">
          <text:p text:style-name="P3">ScDPNumGroupDlg</text:p>
          <draw:enhanced-geometry svg:viewBox="0 0 21600 21600" draw:type="rectangle" draw:enhanced-path="M 0 0 L 21600 0 21600 21600 0 21600 0 0 Z N"/>
        </draw:custom-shape>
        <draw:custom-shape draw:style-name="gr1" draw:text-style-name="P1" draw:layer="layout" svg:width="4.259cm" svg:height="0.662cm" svg:x="120.106cm" svg:y="47.028cm">
          <text:p text:style-name="P3">ScDPNumGroupEditHelper</text:p>
          <draw:enhanced-geometry svg:viewBox="0 0 21600 21600" draw:type="rectangle" draw:enhanced-path="M 0 0 L 21600 0 21600 21600 0 21600 0 0 Z N"/>
        </draw:custom-shape>
        <draw:custom-shape draw:style-name="gr5" draw:layer="layout" svg:width="3.385cm" svg:height="0.662cm" svg:x="120.172cm" svg:y="48.528cm">
          <text:p text:style-name="P2">ScDPNumGroupInfo</text:p>
          <draw:enhanced-geometry svg:viewBox="0 0 21600 21600" draw:type="rectangle" draw:enhanced-path="M 0 0 L 21600 0 21600 21600 0 21600 0 0 Z N"/>
        </draw:custom-shape>
        <draw:custom-shape draw:style-name="gr5" draw:id="id1194" draw:layer="layout" svg:width="3.385cm" svg:height="0.662cm" svg:x="26.509cm" svg:y="24.387cm">
          <text:p text:style-name="P2">ScDPOutLevelData</text:p>
          <draw:enhanced-geometry svg:viewBox="0 0 21600 21600" draw:type="rectangle" draw:enhanced-path="M 0 0 L 21600 0 21600 21600 0 21600 0 0 Z N"/>
        </draw:custom-shape>
        <draw:custom-shape draw:style-name="gr1" draw:text-style-name="P1" draw:id="id1160" draw:layer="layout" svg:width="2.419cm" svg:height="0.668cm" svg:x="22.68cm" svg:y="22.993cm">
          <text:p text:style-name="P3">ScDPOutput</text:p>
          <draw:enhanced-geometry svg:viewBox="0 0 21600 21600" draw:type="rectangle" draw:enhanced-path="M 0 0 L 21600 0 21600 21600 0 21600 0 0 Z N"/>
        </draw:custom-shape>
        <draw:custom-shape draw:style-name="gr5" draw:layer="layout" svg:width="3.385cm" svg:height="0.662cm" svg:x="113.673cm" svg:y="31.395cm">
          <text:p text:style-name="P2">ScDPPositionData</text:p>
          <draw:enhanced-geometry svg:viewBox="0 0 21600 21600" draw:type="rectangle" draw:enhanced-path="M 0 0 L 21600 0 21600 21600 0 21600 0 0 Z N"/>
        </draw:custom-shape>
        <draw:custom-shape draw:style-name="gr5" draw:layer="layout" svg:width="2.824cm" svg:height="0.662cm" svg:x="127.824cm" svg:y="39.934cm">
          <text:p text:style-name="P2">ScDPRelativePos</text:p>
          <draw:enhanced-geometry svg:viewBox="0 0 21600 21600" draw:type="rectangle" draw:enhanced-path="M 0 0 L 21600 0 21600 21600 0 21600 0 0 Z N"/>
        </draw:custom-shape>
        <draw:custom-shape draw:style-name="gr1" draw:text-style-name="P1" draw:id="id1168" draw:layer="layout" svg:width="2.695cm" svg:height="0.662cm" svg:x="71.808cm" svg:y="30.907cm">
          <text:p text:style-name="P3">ScDPResultData</text:p>
          <draw:enhanced-geometry svg:viewBox="0 0 21600 21600" draw:type="rectangle" draw:enhanced-path="M 0 0 L 21600 0 21600 21600 0 21600 0 0 Z N"/>
        </draw:custom-shape>
        <draw:custom-shape draw:style-name="gr1" draw:text-style-name="P1" draw:id="id1169" draw:layer="layout" svg:width="3.472cm" svg:height="0.662cm" svg:x="70.995cm" svg:y="31.893cm">
          <text:p text:style-name="P3">ScDPResultDimension</text:p>
          <draw:enhanced-geometry svg:viewBox="0 0 21600 21600" draw:type="rectangle" draw:enhanced-path="M 0 0 L 21600 0 21600 21600 0 21600 0 0 Z N"/>
        </draw:custom-shape>
        <draw:custom-shape draw:style-name="gr1" draw:text-style-name="P1" draw:id="id1197" draw:layer="layout" svg:width="3.472cm" svg:height="1.699cm" svg:x="50.731cm" svg:y="31.958cm">
          <draw:glue-point draw:id="4" svg:x="5cm" svg:y="-2.472cm"/>
          <draw:glue-point draw:id="5" svg:x="5cm" svg:y="2.666cm"/>
          <text:p text:style-name="P3">ScDPResultMember</text:p>
          <draw:enhanced-geometry svg:viewBox="0 0 21600 21600" draw:type="rectangle" draw:enhanced-path="M 0 0 L 21600 0 21600 21600 0 21600 0 0 Z N"/>
        </draw:custom-shape>
        <draw:custom-shape draw:style-name="gr1" draw:text-style-name="P1" draw:layer="layout" svg:width="3.836cm" svg:height="0.662cm" svg:x="130.686cm" svg:y="37.913cm">
          <text:p text:style-name="P3">ScDPRowMembersOrder</text:p>
          <draw:enhanced-geometry svg:viewBox="0 0 21600 21600" draw:type="rectangle" draw:enhanced-path="M 0 0 L 21600 0 21600 21600 0 21600 0 0 Z N"/>
        </draw:custom-shape>
        <draw:custom-shape draw:style-name="gr1" draw:text-style-name="P1" draw:layer="layout" svg:width="2.799cm" svg:height="0.662cm" svg:x="131.723cm" svg:y="39.286cm">
          <text:p text:style-name="P3">ScDPRowTotals</text:p>
          <draw:enhanced-geometry svg:viewBox="0 0 21600 21600" draw:type="rectangle" draw:enhanced-path="M 0 0 L 21600 0 21600 21600 0 21600 0 0 Z N"/>
        </draw:custom-shape>
        <draw:custom-shape draw:style-name="gr1" draw:text-style-name="P1" draw:layer="layout" svg:width="3.731cm" svg:height="0.662cm" svg:x="131.905cm" svg:y="40.375cm">
          <text:p text:style-name="P3">ScDPRunningTotalState</text:p>
          <draw:enhanced-geometry svg:viewBox="0 0 21600 21600" draw:type="rectangle" draw:enhanced-path="M 0 0 L 21600 0 21600 21600 0 21600 0 0 Z N"/>
        </draw:custom-shape>
        <draw:custom-shape draw:style-name="gr1" draw:text-style-name="P3" draw:id="id1210"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3">ScDPSaveDimension</text:p>
          <draw:enhanced-geometry svg:viewBox="0 0 21600 21600" draw:mirror-horizontal="false" draw:mirror-vertical="false" draw:type="rectangle" draw:enhanced-path="M 0 0 L 21600 0 21600 21600 0 21600 0 0 Z N"/>
        </draw:custom-shape>
        <draw:custom-shape draw:style-name="gr1" draw:text-style-name="P3" draw:id="id1162" draw:layer="layout" svg:width="4.251cm" svg:height="1.081cm" svg:x="36.741cm" svg:y="17.806cm">
          <draw:glue-point draw:id="4" svg:x="4.998cm" svg:y="-2.358cm"/>
          <draw:glue-point draw:id="5" svg:x="4.998cm" svg:y="3.163cm"/>
          <text:p text:style-name="P3">ScDPSaveGroupDimension</text:p>
          <draw:enhanced-geometry svg:viewBox="0 0 21600 21600" draw:mirror-horizontal="false" draw:mirror-vertical="false" draw:type="rectangle" draw:enhanced-path="M 0 0 L 21600 0 21600 21600 0 21600 0 0 Z N"/>
        </draw:custom-shape>
        <draw:custom-shape draw:style-name="gr1" draw:text-style-name="P3" draw:layer="layout" svg:width="3.498cm" svg:height="0.635cm" svg:x="32.886cm" svg:y="16.913cm">
          <text:p text:style-name="P3">ScDPSaveGroupItem</text:p>
          <draw:enhanced-geometry svg:viewBox="0 0 21600 21600" draw:mirror-horizontal="false" draw:mirror-vertical="false" draw:type="rectangle" draw:enhanced-path="M 0 0 L 21600 0 21600 21600 0 21600 0 0 Z N"/>
        </draw:custom-shape>
        <draw:custom-shape draw:style-name="gr1" draw:text-style-name="P1" draw:id="id1218" draw:layer="layout" svg:width="3.219cm" svg:height="0.635cm" svg:x="34.294cm" svg:y="10.657cm">
          <text:p text:style-name="P3">ScDPSaveMember</text:p>
          <draw:enhanced-geometry svg:viewBox="0 0 21600 21600" draw:type="rectangle" draw:enhanced-path="M 0 0 L 21600 0 21600 21600 0 21600 0 0 Z N"/>
        </draw:custom-shape>
        <draw:custom-shape draw:style-name="gr1" draw:text-style-name="P3" draw:id="id1163" draw:layer="layout" svg:width="5.002cm" svg:height="1.525cm" svg:x="36.535cm" svg:y="19.624cm">
          <draw:glue-point draw:id="4" svg:x="5cm" svg:y="-2.7cm"/>
          <draw:glue-point draw:id="5" svg:x="5cm" svg:y="2.907cm"/>
          <text:p text:style-name="P3">ScDPSaveNumGroupDimension</text:p>
          <draw:enhanced-geometry svg:viewBox="0 0 21600 21600" draw:mirror-horizontal="false" draw:mirror-vertical="false" draw:type="rectangle" draw:enhanced-path="M 0 0 L 21600 0 21600 21600 0 21600 0 0 Z N"/>
        </draw:custom-shape>
        <draw:custom-shape draw:style-name="gr5" draw:id="id1166" draw:layer="layout" svg:width="2.954cm" svg:height="0.662cm" svg:x="22.854cm" svg:y="19.401cm">
          <text:p text:style-name="P2">ScDPServiceDesc</text:p>
          <draw:enhanced-geometry svg:viewBox="0 0 21600 21600" draw:type="rectangle" draw:enhanced-path="M 0 0 L 21600 0 21600 21600 0 21600 0 0 Z N"/>
        </draw:custom-shape>
        <draw:custom-shape draw:style-name="gr1" draw:text-style-name="P1" draw:layer="layout" svg:width="3.042cm" svg:height="0.661cm" svg:x="122.898cm" svg:y="34.388cm">
          <text:p text:style-name="P3">ScDPShowDetailDlg</text:p>
          <draw:enhanced-geometry svg:viewBox="0 0 21600 21600" draw:type="rectangle" draw:enhanced-path="M 0 0 L 21600 0 21600 21600 0 21600 0 0 Z N"/>
        </draw:custom-shape>
        <draw:custom-shape draw:style-name="gr1" draw:text-style-name="P1" draw:id="id1172"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3">ScDPSource</text:p>
          <draw:enhanced-geometry svg:viewBox="0 0 21600 21600" draw:type="rectangle" draw:enhanced-path="M 0 0 L 21600 0 21600 21600 0 21600 0 0 Z N"/>
        </draw:custom-shape>
        <draw:custom-shape draw:style-name="gr5" draw:layer="layout" svg:width="3.111cm" svg:height="0.662cm" svg:x="122.846cm" svg:y="33.143cm">
          <text:p text:style-name="P2">ScDPSubTotalState</text:p>
          <draw:enhanced-geometry svg:viewBox="0 0 21600 21600" draw:type="rectangle" draw:enhanced-path="M 0 0 L 21600 0 21600 21600 0 21600 0 0 Z N"/>
        </draw:custom-shape>
        <draw:custom-shape draw:style-name="gr1" draw:text-style-name="P1" draw:id="id1226" draw:layer="layout" svg:width="3.042cm" svg:height="1.303cm" svg:x="95.673cm" svg:y="40.348cm">
          <draw:glue-point draw:id="4" svg:x="5cm" svg:y="-2.755cm"/>
          <draw:glue-point draw:id="5" svg:x="5cm" svg:y="3.016cm"/>
          <text:p text:style-name="P3">ScDPSubtotalDlg</text:p>
          <draw:enhanced-geometry svg:viewBox="0 0 21600 21600" draw:type="rectangle" draw:enhanced-path="M 0 0 L 21600 0 21600 21600 0 21600 0 0 Z N"/>
        </draw:custom-shape>
        <draw:custom-shape draw:style-name="gr1" draw:text-style-name="P1" draw:id="id1227" draw:layer="layout" svg:width="3.311cm" svg:height="1.304cm" svg:x="102.697cm" svg:y="40.088cm">
          <draw:glue-point draw:id="4" svg:x="4.998cm" svg:y="3.205cm"/>
          <text:p text:style-name="P3">ScDPSubtotalOptDlg</text:p>
          <draw:enhanced-geometry svg:viewBox="0 0 21600 21600" draw:type="rectangle" draw:enhanced-path="M 0 0 L 21600 0 21600 21600 0 21600 0 0 Z N"/>
        </draw:custom-shape>
        <draw:custom-shape draw:style-name="gr1" draw:text-style-name="P1" draw:id="id1185" draw:layer="layout" svg:width="3.042cm" svg:height="1.372cm" svg:x="65.68cm" svg:y="38.646cm">
          <draw:glue-point draw:id="4" svg:x="-2.613cm" svg:y="4.992cm"/>
          <draw:glue-point draw:id="5" svg:x="2.169cm" svg:y="4.992cm"/>
          <draw:glue-point draw:id="6" svg:x="-5cm" svg:y="2.368cm"/>
          <draw:glue-point draw:id="7" svg:x="-5cm" svg:y="-2.776cm"/>
          <text:p text:style-name="P3">ScDPTableData</text:p>
          <draw:enhanced-geometry svg:viewBox="0 0 21600 21600" draw:type="rectangle" draw:enhanced-path="M 0 0 L 21600 0 21600 21600 0 21600 0 0 Z N"/>
        </draw:custom-shape>
        <draw:custom-shape draw:style-name="gr5" draw:layer="layout" svg:width="3.913cm" svg:height="0.662cm" svg:x="124.817cm" svg:y="37.031cm">
          <text:p text:style-name="P2">ScDPTableIteratorParam</text:p>
          <draw:enhanced-geometry svg:viewBox="0 0 21600 21600" draw:type="rectangle" draw:enhanced-path="M 0 0 L 21600 0 21600 21600 0 21600 0 0 Z N"/>
        </draw:custom-shape>
        <draw:custom-shape draw:style-name="gr5" draw:layer="layout" svg:width="2.669cm" svg:height="0.662cm" svg:x="113.646cm" svg:y="30.072cm">
          <text:p text:style-name="P2">ScDPValueData</text:p>
          <draw:enhanced-geometry svg:viewBox="0 0 21600 21600" draw:type="rectangle" draw:enhanced-path="M 0 0 L 21600 0 21600 21600 0 21600 0 0 Z N"/>
        </draw:custom-shape>
        <draw:connector draw:style-name="data_20_member_20__28_pointer_29_" draw:text-style-name="P2" draw:layer="layout" svg:x1="17.896cm" svg:y1="18.874cm" svg:x2="21.884cm" svg:y2="17.322cm" draw:start-shape="id1158" draw:start-glue-point="7" draw:end-shape="id1159" draw:end-glue-point="3" svg:d="m17896 18874h1994v-1552h1994">
          <text:p text:style-name="P2">GetSaveData()</text:p>
        </draw:connector>
        <draw:connector draw:style-name="data_20_member_20__28_pointer_29_" draw:layer="layout" svg:x1="17.896cm" svg:y1="22.675cm" svg:x2="22.68cm" svg:y2="23.327cm" draw:start-shape="id1158" draw:start-glue-point="5" draw:end-shape="id1160" draw:end-glue-point="3" svg:d="m17896 22675h2392v652h2392">
          <text:p>pOutput</text:p>
        </draw:connector>
        <draw:connector draw:style-name="data_20_member_20__28_pointer_29_" draw:text-style-name="P2" draw:layer="layout" svg:x1="24.607cm" svg:y1="18.349cm" svg:x2="30.27cm" svg:y2="19.113cm" draw:start-shape="id1159" draw:start-glue-point="4" draw:end-shape="id1161" svg:d="m24607 18349h2832v764h2831">
          <text:p text:style-name="P2">GetExistingDimensionData()</text:p>
          <text:p text:style-name="P2">GetDimentionData()</text:p>
        </draw:connector>
        <draw:connector draw:style-name="data_20_member_20__28_multiple_29_" draw:layer="layout" svg:x1="34.421cm" svg:y1="18.768cm" svg:x2="36.741cm" svg:y2="18.346cm" draw:start-shape="id1161" draw:start-glue-point="4" draw:end-shape="id1162" draw:end-glue-point="3" svg:d="m34421 18768h1160v-422h1160">
          <text:p/>
        </draw:connector>
        <draw:connector draw:style-name="data_20_member_20__28_multiple_29_" draw:layer="layout" svg:x1="34.421cm" svg:y1="19.466cm" svg:x2="36.535cm" svg:y2="20.386cm" draw:start-shape="id1161" draw:start-glue-point="5" draw:end-shape="id1163" draw:end-glue-point="3" svg:d="m34421 19466h1058v920h1056">
          <text:p/>
        </draw:connector>
        <draw:custom-shape draw:style-name="gr5" draw:id="id1164" draw:layer="layout" svg:width="3.188cm" svg:height="0.662cm" svg:x="21.577cm" svg:y="20.504cm">
          <text:p text:style-name="P2">ScSheetSourceDesc</text:p>
          <draw:enhanced-geometry svg:viewBox="0 0 21600 21600" draw:type="rectangle" draw:enhanced-path="M 0 0 L 21600 0 21600 21600 0 21600 0 0 Z N"/>
        </draw:custom-shape>
        <draw:connector draw:style-name="data_20_member_20__28_pointer_29_" draw:text-style-name="P2" draw:layer="layout" svg:x1="17.896cm" svg:y1="21.273cm" svg:x2="21.577cm" svg:y2="20.835cm" draw:start-shape="id1158" draw:start-glue-point="1" draw:end-shape="id1164" draw:end-glue-point="3" svg:d="m17896 21273h1841v-438h1840">
          <text:p text:style-name="P2">GetSheetDesc()</text:p>
        </draw:connector>
        <draw:custom-shape draw:style-name="gr5" draw:id="id1165" draw:layer="layout" svg:width="3.188cm" svg:height="0.662cm" svg:x="22.691cm" svg:y="21.749cm">
          <text:p text:style-name="P2">ScImportSourceDesc</text:p>
          <draw:enhanced-geometry svg:viewBox="0 0 21600 21600" draw:type="rectangle" draw:enhanced-path="M 0 0 L 21600 0 21600 21600 0 21600 0 0 Z N"/>
        </draw:custom-shape>
        <draw:connector draw:style-name="data_20_member_20__28_pointer_29_" draw:text-style-name="P2" draw:layer="layout" svg:x1="17.896cm" svg:y1="21.967cm" svg:x2="22.691cm" svg:y2="22.08cm" draw:start-shape="id1158" draw:start-glue-point="8" draw:end-shape="id1165" draw:end-glue-point="3" svg:d="m17896 21967h2398v113h2397">
          <text:p text:style-name="P2">GetImportSourceDesc()</text:p>
        </draw:connector>
        <draw:connector draw:style-name="data_20_member_20__28_pointer_29_" draw:text-style-name="P2" draw:layer="layout" svg:x1="17.896cm" svg:y1="19.808cm" svg:x2="22.854cm" svg:y2="19.732cm" draw:start-shape="id1158" draw:start-glue-point="4" draw:end-shape="id1166" svg:d="m17896 19808h2479v-76h2479">
          <text:p text:style-name="P2">GetDPServiceDesc()</text:p>
        </draw:connector>
        <draw:frame draw:style-name="annotation" draw:layer="layout" svg:width="5.91cm" svg:height="1.061cm" svg:x="24.973cm" svg:y="20.299cm">
          <draw:text-box>
            <text:p text:style-name="P2"><text:span text:style-name="T1">ScSheetSourceDesc</text:span> has the source range and the query parameters.</text:p>
          </draw:text-box>
        </draw:frame>
        <draw:connector draw:style-name="data_20_member_20__28_pointer_29_" draw:layer="layout" svg:x1="67.054cm" svg:y1="30.028cm" svg:x2="71.808cm" svg:y2="31.238cm" draw:start-shape="id1167" draw:start-glue-point="1" draw:end-shape="id1168" draw:end-glue-point="3" svg:d="m67054 30028h2376v1210h2378">
          <text:p/>
        </draw:connector>
        <draw:connector draw:style-name="data_20_member_20__28_pointer_29_" draw:layer="layout" svg:x1="67.052cm" svg:y1="30.52cm" svg:x2="70.995cm" svg:y2="32.224cm" draw:start-shape="id1167" draw:start-glue-point="4" draw:end-shape="id1169" draw:end-glue-point="3" svg:d="m67052 30520h1972v1704h1971">
          <text:p/>
        </draw:connector>
        <draw:custom-shape draw:style-name="gr1" draw:text-style-name="P1" draw:id="id1170" draw:layer="layout" svg:width="3.042cm" svg:height="0.661cm" svg:x="70.53cm" svg:y="28.703cm">
          <text:p text:style-name="P3">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1167" draw:start-glue-point="5" draw:end-shape="id1170" draw:end-glue-point="3" svg:d="m67052 29506h1740v-473h1738">
          <text:p/>
        </draw:connector>
        <draw:connector draw:style-name="data_20_member_20__28_multiple_20_pointers_29_" draw:layer="layout" svg:x1="73.572cm" svg:y1="29.033cm" svg:x2="74.715cm" svg:y2="29.041cm" draw:start-shape="id1170" draw:start-glue-point="1" draw:end-shape="id1171" draw:end-glue-point="3" svg:d="m73572 29033h572v8h571">
          <text:p/>
        </draw:connector>
        <draw:frame draw:style-name="annotation" draw:layer="layout" svg:width="7.325cm" svg:height="1.392cm" svg:x="70.657cm" svg:y="27.22cm">
          <draw:text-box>
            <text:p text:style-name="P2"><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1172" draw:start-glue-point="0" draw:end-shape="id1173" draw:end-glue-point="2" svg:d="m25552 36209v-377h-61v-378">
          <text:p/>
        </draw:connector>
        <draw:frame draw:style-name="gr33" draw:id="id1173" draw:layer="layout" svg:width="6.627cm" svg:height="2.032cm" svg:x="22.178cm" svg:y="33.422cm">
          <draw:text-box>
            <text:p text:style-name="P2">com.sun.star.beans.XPropertySet</text:p>
            <text:p text:style-name="P2">com.sun.star.lang.XServiceInfo</text:p>
            <text:p text:style-name="P2">com.sun.star.sheet.XDataPilotResults</text:p>
            <text:p text:style-name="P2">com.sun.star.sheet.XDimensionsSupplier</text:p>
            <text:p text:style-name="P2">com.sun.star.util.XRefreshable</text:p>
          </draw:text-box>
        </draw:frame>
        <draw:connector draw:style-name="inheritance_20__28_public_29_" draw:layer="layout" svg:x1="23.025cm" svg:y1="54.629cm" svg:x2="24.949cm" svg:y2="53.315cm" draw:start-shape="id1174" draw:start-glue-point="0" draw:end-shape="id1175" svg:d="m23025 54629v-657h1924v-657">
          <text:p/>
        </draw:connector>
        <draw:frame draw:style-name="gr34" draw:id="id1177" draw:layer="layout" svg:width="5.979cm" svg:height="0.964cm" svg:x="35.781cm" svg:y="56.078cm">
          <draw:text-box>
            <text:p text:style-name="P2">com.sun.star.container.XNameAccess</text:p>
            <text:p text:style-name="P2">com.sun.star.lang.XServiceInfo</text:p>
          </draw:text-box>
        </draw:frame>
        <draw:connector draw:style-name="inheritance_20__28_public_29_" draw:layer="layout" draw:line-skew="0.002cm" svg:x1="38.231cm" svg:y1="60.148cm" svg:x2="38.77cm" svg:y2="57.042cm" draw:start-shape="id1176" draw:start-glue-point="0" draw:end-shape="id1177" draw:end-glue-point="2" svg:d="m38231 60148v-1551h539v-1555">
          <text:p/>
        </draw:connector>
        <draw:frame draw:style-name="gr34" draw:id="id1179" draw:layer="layout" svg:width="6.187cm" svg:height="0.964cm" svg:x="51.443cm" svg:y="61.547cm">
          <draw:text-box>
            <text:p text:style-name="P2">com.sun.star.container.XNameAccess</text:p>
            <text:p text:style-name="P2">com.sun.star.lang.XServiceInfo</text:p>
          </draw:text-box>
        </draw:frame>
        <draw:connector draw:style-name="inheritance_20__28_public_29_" draw:layer="layout" svg:x1="55.04cm" svg:y1="64.028cm" svg:x2="54.536cm" svg:y2="62.511cm" draw:start-shape="id1178" draw:start-glue-point="0" draw:end-shape="id1179" svg:d="m55040 64028v-759h-504v-758">
          <text:p/>
        </draw:connector>
        <draw:frame draw:style-name="gr35" draw:id="id1181" draw:layer="layout" svg:width="5.849cm" svg:height="1.32cm" svg:x="42.823cm" svg:y="59.471cm">
          <draw:text-box>
            <text:p text:style-name="P2">com.sun.star.sheet.XLevelsSupplier</text:p>
            <text:p text:style-name="P2">com.sun.star.container.XNamed</text:p>
            <text:p text:style-name="P2">com.sun.star.lang.XServiceInfo</text:p>
          </draw:text-box>
        </draw:frame>
        <draw:connector draw:style-name="inheritance_20__28_public_29_" draw:layer="layout" svg:x1="45.826cm" svg:y1="63.496cm" svg:x2="45.747cm" svg:y2="60.791cm" draw:start-shape="id1180" draw:start-glue-point="0" draw:end-shape="id1181" draw:end-glue-point="2" svg:d="m45826 63496v-1352h-79v-1353">
          <text:p/>
        </draw:connector>
        <draw:frame draw:style-name="gr33" draw:id="id1183" draw:layer="layout" svg:width="6.556cm" svg:height="2.032cm" svg:x="29.552cm" svg:y="53.271cm">
          <draw:text-box>
            <text:p text:style-name="P2">com.sun.star.sheet.XHierarchiesSupplier</text:p>
            <text:p text:style-name="P2">com.sun.star.container.XNamed</text:p>
            <text:p text:style-name="P2">com.sun.star.util.XCloneable</text:p>
            <text:p text:style-name="P2">com.sun.star.beans.XPropertySet</text:p>
            <text:p text:style-name="P2">com.sun.star.lang.XServiceInfo</text:p>
          </draw:text-box>
        </draw:frame>
        <draw:connector draw:style-name="inheritance_20__28_public_29_" draw:layer="layout" svg:x1="31.849cm" svg:y1="57.223cm" svg:x2="32.83cm" svg:y2="55.303cm" draw:start-shape="id1182" draw:start-glue-point="0" draw:end-shape="id1183" draw:end-glue-point="2" svg:d="m31849 57223v-960h981v-960">
          <text:p/>
        </draw:connector>
        <draw:frame draw:style-name="gr36" draw:text-style-name="P2" draw:layer="layout" svg:width="5.662cm" svg:height="1.572cm" svg:x="110.748cm" svg:y="28.536cm">
          <draw:text-box>
            <text:p/>
          </draw:text-box>
        </draw:frame>
        <draw:connector draw:style-name="inheritance_20__28_public_29_" draw:layer="layout" svg:x1="61.258cm" svg:y1="43.816cm" svg:x2="66.407cm" svg:y2="40.016cm" draw:start-shape="id1184" draw:start-glue-point="0" draw:end-shape="id1185" draw:end-glue-point="4" svg:d="m61258 43816v-1899h5149v-1901">
          <text:p/>
        </draw:connector>
        <draw:custom-shape draw:style-name="gr1" draw:text-style-name="P1" draw:id="id1186" draw:layer="layout" svg:width="2.989cm" svg:height="0.688cm" svg:x="65.744cm" svg:y="42.174cm">
          <text:p text:style-name="P3">ScSheetDPData</text:p>
          <draw:enhanced-geometry svg:viewBox="0 0 21600 21600" draw:type="rectangle" draw:enhanced-path="M 0 0 L 21600 0 21600 21600 0 21600 0 0 Z N"/>
        </draw:custom-shape>
        <draw:custom-shape draw:style-name="gr1" draw:text-style-name="P1" draw:id="id1187" draw:layer="layout" svg:width="3.255cm" svg:height="0.688cm" svg:x="69.288cm" svg:y="42.148cm">
          <text:p text:style-name="P3">ScDatabaseDPData</text:p>
          <draw:enhanced-geometry svg:viewBox="0 0 21600 21600" draw:type="rectangle" draw:enhanced-path="M 0 0 L 21600 0 21600 21600 0 21600 0 0 Z N"/>
        </draw:custom-shape>
        <draw:connector draw:style-name="inheritance_20__28_public_29_" draw:layer="layout" svg:x1="67.238cm" svg:y1="42.174cm" svg:x2="67.201cm" svg:y2="40.018cm" draw:start-shape="id1186" draw:start-glue-point="0" draw:end-shape="id1185" draw:end-glue-point="2" svg:d="m67238 42174v-1078h-37v-1078">
          <text:p/>
        </draw:connector>
        <draw:connector draw:style-name="inheritance_20__28_public_29_" draw:layer="layout" svg:x1="70.915cm" svg:y1="42.148cm" svg:x2="67.86cm" svg:y2="40.016cm" draw:start-shape="id1187" draw:start-glue-point="0" draw:end-shape="id1185" draw:end-glue-point="5" svg:d="m70915 42148v-1065h-3055v-1067">
          <text:p/>
        </draw:connector>
        <draw:connector draw:style-name="data_20_member_20__28_multiple_29_" draw:layer="layout" svg:x1="63.043cm" svg:y1="44.319cm" svg:x2="66.219cm" svg:y2="45.502cm" draw:start-shape="id1184" draw:start-glue-point="4" draw:end-shape="id1188" draw:end-glue-point="3" svg:d="m63043 44319h1588v1183h1588">
          <text:p/>
        </draw:connector>
        <draw:connector draw:style-name="data_20_member_20__28_multiple_20_pointers_29_" draw:layer="layout" svg:x1="63.043cm" svg:y1="45.376cm" svg:x2="64.608cm" svg:y2="47.644cm" draw:start-shape="id1184" draw:start-glue-point="5" draw:end-shape="id1189" draw:end-glue-point="3" svg:d="m63043 45376h782v2268h783">
          <text:p/>
        </draw:connector>
        <draw:frame draw:style-name="gr35" draw:id="id1191" draw:layer="layout" svg:width="5.493cm" svg:height="1.32cm" svg:x="78.588cm" svg:y="54.247cm">
          <draw:text-box>
            <text:p text:style-name="P2">com.sun.star.container.XNamed</text:p>
            <text:p text:style-name="P2">com.sun.star.beans.XPropertySet</text:p>
            <text:p text:style-name="P2">com.sun.star.lang.XServiceInfo</text:p>
          </draw:text-box>
        </draw:frame>
        <draw:connector draw:style-name="inheritance_20__28_public_29_" draw:layer="layout" svg:x1="81.274cm" svg:y1="56.512cm" svg:x2="81.334cm" svg:y2="55.567cm" draw:start-shape="id1190" draw:start-glue-point="0" draw:end-shape="id1191" draw:end-glue-point="2" svg:d="m81274 56512v-473h60v-472">
          <text:p/>
        </draw:connector>
        <draw:frame draw:style-name="gr34" draw:id="id1193" draw:layer="layout" svg:width="6.075cm" svg:height="0.964cm" svg:x="71.533cm" svg:y="54.219cm">
          <draw:text-box>
            <text:p text:style-name="P2">com.sun.star.container.XNameAccess</text:p>
            <text:p text:style-name="P2">com.sun.star.lang.XServiceInfo</text:p>
          </draw:text-box>
        </draw:frame>
        <draw:connector draw:style-name="inheritance_20__28_public_29_" draw:layer="layout" svg:x1="74.513cm" svg:y1="56.276cm" svg:x2="74.57cm" svg:y2="55.183cm" draw:start-shape="id1192" draw:start-glue-point="0" draw:end-shape="id1193" draw:end-glue-point="2" svg:d="m74513 56276v-547h57v-546">
          <text:p/>
        </draw:connector>
        <draw:connector draw:style-name="data_20_member_20__28_multiple_20_pointers_29_" draw:layer="layout" svg:x1="25.099cm" svg:y1="23.327cm" svg:x2="26.509cm" svg:y2="24.718cm" draw:start-shape="id1160" draw:start-glue-point="1" draw:end-shape="id1194" draw:end-glue-point="3" svg:d="m25099 23327h704v1391h706">
          <text:p/>
        </draw:connector>
        <draw:frame draw:style-name="annotation" draw:layer="layout" svg:width="6.958cm" svg:height="2.513cm" svg:x="26.181cm" svg:y="25.268cm">
          <draw:text-box>
            <text:p text:style-name="P2"><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draw:id="id1195" draw:layer="layout" svg:width="2.275cm" svg:height="0.873cm" svg:x="73.493cm" svg:y="17.991cm">
          <text:p text:style-name="P2">ScPivotShell</text:p>
          <draw:enhanced-geometry svg:viewBox="0 0 21600 21600" draw:type="rectangle" draw:enhanced-path="M 0 0 L 21600 0 21600 21600 0 21600 0 0 Z N"/>
        </draw:custom-shape>
        <draw:custom-shape draw:style-name="class_20__28_external_20_module_29_" draw:id="id1196" draw:layer="layout" svg:width="1.824cm" svg:height="0.74cm" svg:x="73.626cm" svg:y="15.188cm">
          <text:p text:style-name="P2">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1195" draw:start-glue-point="0" draw:end-shape="id1196" draw:end-glue-point="2" svg:d="m74630 17991v-1032h-92v-1031">
          <text:p/>
        </draw:connector>
        <draw:connector draw:style-name="data_20_member_20__28_pointer_29_" draw:text-style-name="P2" draw:layer="layout" draw:line-skew="-2.189cm" svg:x1="26.822cm" svg:y1="42.053cm" svg:x2="65.68cm" svg:y2="39.332cm" draw:start-shape="id1172" draw:start-glue-point="5" draw:end-shape="id1185" draw:end-glue-point="3" svg:d="m26822 42053h17240v-2721h21618">
          <text:p text:style-name="P2">pData</text:p>
        </draw:connector>
        <draw:connector draw:style-name="data_20_member_20__28_pointer_29_" draw:text-style-name="P2" draw:layer="layout" svg:x1="17.896cm" svg:y1="23.635cm" svg:x2="24.282cm" svg:y2="40.459cm" draw:start-shape="id1158" draw:start-glue-point="6" draw:end-shape="id1172" draw:end-glue-point="3" svg:d="m17896 23635h3193v16824h3193">
          <text:p text:style-name="P2">GetSource()</text:p>
        </draw:connector>
        <draw:connector draw:style-name="data_20_member_20__28_multiple_20_pointers_29_" draw:layer="layout" svg:x1="24.388cm" svg:y1="54.959cm" svg:x2="30.487cm" svg:y2="57.553cm" draw:start-shape="id1174" draw:start-glue-point="1" draw:end-shape="id1182" draw:end-glue-point="3" svg:d="m24388 54959h3049v2594h3050">
          <text:p/>
        </draw:connector>
        <draw:frame draw:style-name="annotation" draw:layer="layout" svg:width="11.719cm" svg:height="0.647cm" svg:x="29.335cm" svg:y="43.933cm">
          <draw:text-box>
            <text:p text:style-name="P2"><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1192" draw:start-glue-point="1" draw:end-shape="id1190" draw:end-glue-point="3" svg:d="m75744 56606h2183v236h2183">
          <text:p/>
        </draw:connector>
        <draw:connector draw:style-name="data_20_member_20__28_pointer_29_" draw:text-style-name="P4" draw:layer="layout" draw:line-skew="3.729cm" svg:x1="26.822cm" svg:y1="40.459cm" svg:x2="50.731cm" svg:y2="32.807cm" draw:start-shape="id1172" draw:start-glue-point="1" draw:end-shape="id1197" draw:end-glue-point="3" svg:d="m26822 40459h15684v-7652h8225">
          <text:p text:style-name="P4">pColResRoot<text:line-break/>pRowResRoot</text:p>
        </draw:connector>
        <draw:custom-shape draw:style-name="gr1" draw:text-style-name="P3" draw:id="id1198"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3">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1178" draw:start-glue-point="1" draw:end-shape="id1198" draw:end-glue-point="13" svg:d="m56032 64358h3053v-3555h3054">
          <text:p/>
        </draw:connector>
        <draw:frame draw:style-name="gr33" draw:id="id1199" draw:layer="layout" svg:width="7.262cm" svg:height="2.032cm" svg:x="60.483cm" svg:y="51.801cm">
          <draw:text-box>
            <text:p text:style-name="P2">com.sun.star.beans.XPropertySet</text:p>
            <text:p text:style-name="P2">com.sun.star.container.XNamed</text:p>
            <text:p text:style-name="P2">com.sun.star.lang.XServiceInfo</text:p>
            <text:p text:style-name="P2">com.sun.star.sheet.XDataPilotMemberResults</text:p>
            <text:p text:style-name="P2">com.sun.star.sheet.XMembersSupplier</text:p>
          </draw:text-box>
        </draw:frame>
        <draw:connector draw:style-name="inheritance_20__28_public_29_" draw:layer="layout" svg:x1="63.13cm" svg:y1="55.753cm" svg:x2="64.114cm" svg:y2="53.833cm" draw:start-shape="id1198" draw:start-glue-point="0" draw:end-shape="id1199" draw:end-glue-point="2" svg:d="m63130 55753v-960h984v-960">
          <text:p/>
        </draw:connector>
        <draw:connector draw:style-name="data_20_member_20__28_pointer_29_" draw:layer="layout" svg:x1="64.12cm" svg:y1="56.361cm" svg:x2="73.283cm" svg:y2="56.606cm" draw:start-shape="id1198" draw:start-glue-point="4" draw:end-shape="id1192" draw:end-glue-point="3" svg:d="m64120 56361h4582v245h4581">
          <text:p>GetMembersObject()</text:p>
        </draw:connector>
        <draw:connector draw:style-name="data_20_member_20__28_pointer_29_" draw:layer="layout" svg:x1="47.228cm" svg:y1="63.827cm" svg:x2="54.049cm" svg:y2="64.358cm" draw:start-shape="id1180" draw:start-glue-point="1" draw:end-shape="id1178" draw:end-glue-point="3" svg:d="m47228 63827h3410v531h3411">
          <text:p>GetLevelsObject()</text:p>
        </draw:connector>
        <draw:connector draw:style-name="data_20_member_20__28_multiple_20_pointers_29_" draw:layer="layout" svg:x1="39.633cm" svg:y1="60.479cm" svg:x2="44.424cm" svg:y2="63.827cm" draw:start-shape="id1176" draw:start-glue-point="1" draw:end-shape="id1180" draw:end-glue-point="3" svg:d="m39633 60479h2396v3348h2395">
          <text:p/>
        </draw:connector>
        <draw:connector draw:style-name="data_20_member_20__28_pointer_29_" draw:layer="layout" svg:x1="33.212cm" svg:y1="57.553cm" svg:x2="36.829cm" svg:y2="60.479cm" draw:start-shape="id1182" draw:start-glue-point="1" draw:end-shape="id1176" draw:end-glue-point="3" svg:d="m33212 57553h1808v2926h1809">
          <text:p>GetHierarchiesObject()</text:p>
        </draw:connector>
        <draw:custom-shape draw:style-name="gr1" draw:text-style-name="P1" draw:id="id1200" draw:layer="layout" svg:width="3.472cm" svg:height="1.138cm" svg:x="57.574cm" svg:y="33.367cm">
          <draw:glue-point draw:id="4" svg:x="-5cm" svg:y="2.562cm" draw:escape-direction="left"/>
          <draw:glue-point draw:id="5" svg:x="-5cm" svg:y="-2.552cm"/>
          <text:p text:style-name="P3">ScDPResultDimension</text:p>
          <draw:enhanced-geometry svg:viewBox="0 0 21600 21600" draw:type="rectangle" draw:enhanced-path="M 0 0 L 21600 0 21600 21600 0 21600 0 0 Z N"/>
        </draw:custom-shape>
        <draw:connector draw:style-name="data_20_member_20__28_pointer_29_" draw:text-style-name="P2" draw:layer="layout" svg:x1="54.203cm" svg:y1="33.259cm" svg:x2="57.574cm" svg:y2="34.227cm" draw:start-shape="id1197" draw:start-glue-point="5" draw:end-shape="id1200" draw:end-glue-point="4" svg:d="m54203 33259h1686v968h1685">
          <text:p text:style-name="P2">pChildDimension</text:p>
        </draw:connector>
        <draw:connector draw:style-name="data_20_member_20__28_pointer_29_" draw:layer="layout" svg:x1="59.473cm" svg:y1="44.834cm" svg:x2="65.68cm" svg:y2="39.656cm" draw:start-shape="id1184" draw:start-glue-point="3" draw:end-shape="id1185" draw:end-glue-point="6" svg:d="m59473 44834h-500v-5178h6707">
          <text:p/>
        </draw:connector>
        <draw:custom-shape draw:style-name="gr5" draw:id="id1202" draw:layer="layout" svg:width="2.777cm" svg:height="0.688cm" svg:x="77.149cm" svg:y="44.251cm">
          <text:p>ScDPItemData</text:p>
          <draw:enhanced-geometry svg:viewBox="0 0 21600 21600" draw:type="rectangle" draw:enhanced-path="M 0 0 L 21600 0 21600 21600 0 21600 0 0 Z N"/>
        </draw:custom-shape>
        <draw:custom-shape draw:style-name="gr5" draw:id="id1203" draw:layer="layout" svg:width="2.777cm" svg:height="0.688cm" svg:x="77.149cm" svg:y="45.654cm">
          <text:p>ScDPItemData</text:p>
          <draw:enhanced-geometry svg:viewBox="0 0 21600 21600" draw:type="rectangle" draw:enhanced-path="M 0 0 L 21600 0 21600 21600 0 21600 0 0 Z N"/>
        </draw:custom-shape>
        <draw:connector draw:style-name="gr26" draw:text-style-name="P1" draw:layer="layout" svg:x1="75.679cm" svg:y1="44.935cm" svg:x2="77.149cm" svg:y2="44.595cm" draw:start-shape="id1201" draw:start-glue-point="4" draw:end-shape="id1202" draw:end-glue-point="3" svg:d="m75679 44935h735v-340h735">
          <text:p/>
        </draw:connector>
        <draw:connector draw:style-name="gr37" draw:text-style-name="P1" draw:layer="layout" svg:x1="75.679cm" svg:y1="45.316cm" svg:x2="77.149cm" svg:y2="45.998cm" draw:start-shape="id1201" draw:start-glue-point="5" draw:end-shape="id1203" draw:end-glue-point="3" svg:d="m75679 45316h735v682h735">
          <text:p/>
        </draw:connector>
        <draw:connector draw:style-name="gr37" draw:text-style-name="P1" draw:layer="layout" svg:x1="69.682cm" svg:y1="45.125cm" svg:x2="72.904cm" svg:y2="45.132cm" draw:start-shape="id1188" draw:start-glue-point="4" draw:end-shape="id1201" draw:end-glue-point="3" svg:d="m69682 45125h1611v7h1611">
          <text:p/>
        </draw:connector>
        <draw:frame draw:style-name="annotation" draw:layer="layout" svg:width="5.186cm" svg:height="2.408cm" svg:x="80.217cm" svg:y="44.04cm">
          <draw:text-box>
            <text:p text:style-name="P2"><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8" draw:text-style-name="P2" draw:layer="layout" svg:width="6.006cm" svg:height="1.349cm" svg:x="66.142cm" svg:y="43.405cm">
          <draw:text-box>
            <text:p text:style-name="P2"><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1188" draw:start-glue-point="5" draw:end-shape="id1204" draw:end-glue-point="3" svg:d="m69682 45811h800v740h799">
          <text:p/>
        </draw:connector>
        <draw:custom-shape draw:style-name="gr1" draw:text-style-name="P1" draw:id="id1205" draw:layer="layout" svg:width="3.624cm" svg:height="0.661cm" svg:x="70.273cm" svg:y="47.679cm">
          <text:p text:style-name="P3">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1189" draw:start-glue-point="1" draw:end-shape="id1205" draw:end-glue-point="3" svg:d="m68841 47644h716v365h716">
          <text:p/>
        </draw:connector>
        <draw:frame draw:style-name="annotation" draw:layer="layout" svg:width="11.324cm" svg:height="2.223cm" svg:x="71.158cm" svg:y="32.679cm">
          <draw:text-box>
            <text:p text:style-name="P2"><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39" draw:text-style-name="P2" draw:layer="layout" svg:width="8.44cm" svg:height="1.058cm" svg:x="53.156cm" svg:y="35.263cm">
          <draw:text-box>
            <text:p text:style-name="P2">An instance of <text:span text:style-name="T1">ScDPResultDimension</text:span> is constructed when <text:span text:style-name="T1">ScDPResultMember::LateInitFrom()</text:span> gets called.</text:p>
          </draw:text-box>
        </draw:frame>
        <draw:custom-shape draw:style-name="gr1" draw:text-style-name="P1" draw:id="id1206"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3">ScDPResultData</text:p>
          <draw:enhanced-geometry svg:viewBox="0 0 21600 21600" draw:type="rectangle" draw:enhanced-path="M 0 0 L 21600 0 21600 21600 0 21600 0 0 Z N"/>
        </draw:custom-shape>
        <draw:connector draw:style-name="data_20_member_20__28_pointer_29_" draw:text-style-name="P2" draw:layer="layout" draw:line-skew="-0.39cm" svg:x1="26.822cm" svg:y1="39.241cm" svg:x2="51.091cm" svg:y2="29.9cm" draw:start-shape="id1172" draw:start-glue-point="6" draw:end-shape="id1206" draw:end-glue-point="3" svg:d="m26822 39241h11744v-9341h12525">
          <text:p text:style-name="P2">pResData</text:p>
        </draw:connector>
        <draw:custom-shape draw:style-name="gr1" draw:text-style-name="P3" draw:id="id1207" draw:layer="layout" svg:width="3.042cm" svg:height="1.217cm" svg:x="57.425cm" svg:y="30.933cm">
          <draw:glue-point draw:id="4" svg:x="5cm" svg:y="-2.604cm"/>
          <draw:glue-point draw:id="5" svg:x="5cm" svg:y="2.612cm"/>
          <text:p text:style-name="P3">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54.203cm" svg:y1="32.807cm" svg:x2="57.425cm" svg:y2="31.541cm" draw:start-shape="id1197" draw:start-glue-point="1" draw:end-shape="id1207" draw:end-glue-point="3" svg:d="m54203 32807h1611v-1266h1611">
          <text:p text:style-name="P2">pDataRoot</text:p>
        </draw:connector>
        <draw:connector draw:style-name="data_20_member_20__28_pointer_29_" draw:layer="layout" svg:x1="60.467cm" svg:y1="31.541cm" svg:x2="63.695cm" svg:y2="30.561cm" draw:start-shape="id1207" draw:start-glue-point="1" draw:end-shape="id1167" draw:end-glue-point="7" svg:d="m60467 31541h1614v-980h1614">
          <text:p/>
        </draw:connector>
        <draw:custom-shape draw:style-name="gr1" draw:text-style-name="P1" draw:id="id1208" draw:layer="layout" svg:width="2.512cm" svg:height="0.662cm" svg:x="62.367cm" svg:y="31.938cm">
          <text:p text:style-name="P3">ScDPAggData</text:p>
          <draw:enhanced-geometry svg:viewBox="0 0 21600 21600" draw:type="rectangle" draw:enhanced-path="M 0 0 L 21600 0 21600 21600 0 21600 0 0 Z N"/>
        </draw:custom-shape>
        <draw:connector draw:style-name="gr26" draw:text-style-name="P1" draw:layer="layout" svg:x1="60.467cm" svg:y1="31.858cm" svg:x2="62.367cm" svg:y2="32.269cm" draw:start-shape="id1207" draw:start-glue-point="5" draw:end-shape="id1208" draw:end-glue-point="3" svg:d="m60467 31858h950v411h950">
          <text:p/>
        </draw:connector>
        <draw:custom-shape draw:style-name="gr1" draw:text-style-name="P1" draw:id="id1209" draw:layer="layout" svg:width="3.472cm" svg:height="0.793cm" svg:x="64.024cm" svg:y="34.504cm">
          <draw:glue-point draw:id="4" svg:x="5cm" svg:y="-2.472cm"/>
          <draw:glue-point draw:id="5" svg:x="5cm" svg:y="2.666cm"/>
          <text:p text:style-name="P3">ScDPResultMember</text:p>
          <draw:enhanced-geometry svg:viewBox="0 0 21600 21600" draw:type="rectangle" draw:enhanced-path="M 0 0 L 21600 0 21600 21600 0 21600 0 0 Z N"/>
        </draw:custom-shape>
        <draw:connector draw:style-name="data_20_member_20__28_multiple_20_pointers_29_" draw:text-style-name="P2" draw:layer="layout" svg:x1="61.046cm" svg:y1="33.936cm" svg:x2="64.024cm" svg:y2="34.9cm" draw:start-shape="id1200" draw:start-glue-point="1" draw:end-shape="id1209" draw:end-glue-point="3" svg:d="m61046 33936h1489v964h1489">
          <text:p text:style-name="P2">maMemberArray</text:p>
        </draw:connector>
        <draw:connector draw:style-name="data_20_member_20__28_pointer_29_" draw:layer="layout" svg:x1="54.203cm" svg:y1="32.388cm" svg:x2="53.93cm" svg:y2="30.852cm" draw:start-shape="id1197" draw:start-glue-point="4" draw:end-shape="id1206" draw:end-glue-point="7" svg:d="m54203 32388h500v-1536h-773">
          <text:p/>
        </draw:connector>
        <draw:connector draw:style-name="data_20_member_20__28_pointer_29_" draw:layer="layout" draw:line-skew="0.958cm" svg:x1="57.574cm" svg:y1="33.646cm" svg:x2="53.93cm" svg:y2="30.35cm" draw:start-shape="id1200" draw:start-glue-point="5" draw:end-shape="id1206" draw:end-glue-point="6" svg:d="m57574 33646h-863v-3296h-2781">
          <text:p/>
        </draw:connector>
        <draw:connector draw:style-name="data_20_member_20__28_pointer_29_" draw:layer="layout" svg:x1="60.467cm" svg:y1="31.225cm" svg:x2="53.932cm" svg:y2="29.9cm" draw:start-shape="id1207" draw:start-glue-point="4" draw:end-shape="id1206" draw:end-glue-point="1" svg:d="m60467 31225h500v-1325h-7035">
          <text:p/>
        </draw:connector>
        <draw:connector draw:style-name="data_20_member_20__28_pointer_29_" draw:layer="layout" svg:x1="63.695cm" svg:y1="29.531cm" svg:x2="53.93cm" svg:y2="29.558cm" draw:start-shape="id1167" draw:start-glue-point="6" draw:end-shape="id1206" draw:end-glue-point="5" svg:d="m63695 29531h-4882v27h-4883">
          <text:p/>
        </draw:connector>
        <draw:connector draw:style-name="data_20_member_20__28_pointer_29_" draw:layer="layout" svg:x1="26.822cm" svg:y1="44.209cm" svg:x2="21.663cm" svg:y2="54.959cm" draw:start-shape="id1172" draw:start-glue-point="10" draw:end-shape="id1174" draw:end-glue-point="3" svg:d="m26822 44209h500v5460h-6160v5290h501">
          <text:p>getDimensions()</text:p>
          <text:p>GetDimensionsObject()</text:p>
        </draw:connector>
        <draw:frame draw:style-name="annotation" draw:layer="layout" svg:width="9.434cm" svg:height="4.353cm" svg:x="15.37cm" svg:y="10.758cm">
          <draw:text-box>
            <text:p text:style-name="P2"><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2"/>
            <text:p text:style-name="P2">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1" draw:layer="layout" svg:width="3.317cm" svg:height="0.7cm" svg:x="74.233cm" svg:y="40.986cm">
          <text:p text:style-name="P1">ScDPCacheTable</text:p>
          <draw:enhanced-geometry svg:viewBox="0 0 21600 21600" draw:type="rectangle" draw:enhanced-path="M 0 0 L 21600 0 21600 21600 0 21600 0 0 Z N"/>
        </draw:custom-shape>
        <draw:custom-shape draw:style-name="gr5" draw:id="id1211"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1210" draw:start-glue-point="1" draw:end-shape="id1211" draw:end-glue-point="3" svg:d="m30806 13481h1639v-684h1639">
          <text:p>pLayoutInfo</text:p>
        </draw:connector>
        <draw:custom-shape draw:style-name="gr5" draw:id="id1212"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1210" draw:start-glue-point="8" draw:end-shape="id1212" draw:end-glue-point="3" svg:d="m30806 13969h1639v-167h1639">
          <text:p>pAutoShowInfo</text:p>
        </draw:connector>
        <draw:custom-shape draw:style-name="gr5" draw:id="id1213"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1213" draw:end-glue-point="3" svg:d="m30946 14566h1319v241h1819">
          <text:p>pSortInfo</text:p>
        </draw:connector>
        <draw:custom-shape draw:style-name="gr5" draw:id="id1214"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1214" svg:d="m30817 15318h1383v494h1884">
          <text:p>pReferenceValue</text:p>
        </draw:connector>
        <draw:custom-shape draw:style-name="gr5" draw:id="id1215"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5" draw:id="id1216"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5" draw:id="id1217"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1198" draw:start-glue-point="5" draw:end-shape="id1215" draw:end-glue-point="3" svg:d="m64120 57063h2826v755h2825">
          <text:p/>
        </draw:connector>
        <draw:connector draw:style-name="data_20_member" draw:layer="layout" svg:x1="64.12cm" svg:y1="57.765cm" svg:x2="69.771cm" svg:y2="58.823cm" draw:start-shape="id1198" draw:start-glue-point="6" draw:end-shape="id1216" draw:end-glue-point="3" svg:d="m64120 57765h2826v1058h2825">
          <text:p>GetAutoShow()</text:p>
        </draw:connector>
        <draw:connector draw:style-name="data_20_member" draw:layer="layout" svg:x1="64.12cm" svg:y1="58.469cm" svg:x2="69.771cm" svg:y2="59.828cm" draw:start-shape="id1198" draw:start-glue-point="7" draw:end-shape="id1217" svg:d="m64120 58469h2826v1359h2825">
          <text:p>GetSortInfo()</text:p>
        </draw:connector>
        <draw:connector draw:style-name="data_20_member_20__28_multiple_20_pointers_29_" draw:layer="layout" svg:x1="24.607cm" svg:y1="16.329cm" svg:x2="27.438cm" svg:y2="13.481cm" draw:start-shape="id1159" draw:start-glue-point="5" draw:end-shape="id1210" svg:d="m24607 16329h1416v-2848h1415">
          <text:p>aDimList</text:p>
        </draw:connector>
        <draw:connector draw:style-name="data_20_member_20__28_multiple_20_pointers_29_" draw:layer="layout" svg:x1="30.806cm" svg:y1="11.664cm" svg:x2="34.294cm" svg:y2="10.974cm" draw:start-shape="id1210" draw:start-glue-point="9" draw:end-shape="id1218"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5" draw:layer="layout" svg:width="2.724cm" svg:height="0.662cm" svg:x="101.497cm" svg:y="24.495cm">
            <text:p text:style-name="P2">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1172" draw:start-glue-point="4" draw:end-shape="id1198" draw:end-glue-point="12" svg:d="m26822 43563h17550v13717h17767">
          <text:p>aColLevelList</text:p>
          <text:p>aRowLevelList</text:p>
        </draw:connector>
        <draw:frame draw:style-name="gr34" draw:id="id1175" draw:layer="layout" svg:width="6.307cm" svg:height="0.964cm" svg:x="21.796cm" svg:y="52.351cm">
          <draw:text-box>
            <text:p text:style-name="P2">com.sun.star.container.XNameAccess</text:p>
            <text:p text:style-name="P2">com.sun.star.lang.XServiceInfo</text:p>
          </draw:text-box>
        </draw:frame>
        <draw:custom-shape draw:style-name="gr5" draw:id="id1219"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1172" draw:start-glue-point="9" draw:end-shape="id1219" draw:end-glue-point="3" svg:d="m26822 42842h3332v-51h3333">
          <text:p>pColResults</text:p>
          <text:p>pRowResults</text:p>
        </draw:connector>
        <draw:custom-shape draw:style-name="gr1" draw:text-style-name="P1" draw:id="id1220" draw:layer="layout" svg:width="3.499cm" svg:height="0.648cm" svg:x="44.242cm" svg:y="17.288cm">
          <text:p text:style-name="P1">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1162" draw:start-glue-point="4" draw:end-shape="id1220" draw:end-glue-point="3" svg:d="m40990 18092h1626v-480h1626">
          <text:p/>
        </draw:connector>
        <draw:custom-shape draw:style-name="gr5" draw:id="id1221"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1162" draw:start-glue-point="5" draw:end-shape="id1221" draw:end-glue-point="4" svg:d="m40990 18687h2559v183h2559">
          <text:p/>
        </draw:connector>
        <draw:connector draw:style-name="data_20_member" draw:layer="layout" draw:line-skew="-0.578cm" svg:x1="41.537cm" svg:y1="19.975cm" svg:x2="46.108cm" svg:y2="19.335cm" draw:start-shape="id1163" draw:start-glue-point="4" draw:end-shape="id1221" draw:end-glue-point="3" svg:d="m41537 19975h1707v-640h2864">
          <text:p>GetInfo()</text:p>
        </draw:connector>
        <draw:connector draw:style-name="data_20_member" draw:layer="layout" draw:line-skew="0.329cm" svg:x1="41.537cm" svg:y1="20.829cm" svg:x2="46.108cm" svg:y2="19.749cm" draw:start-shape="id1163" draw:start-glue-point="5" draw:end-shape="id1221" draw:end-glue-point="5" svg:d="m41537 20829h2614v-1080h1957">
          <text:p>GetDateInfo()</text:p>
        </draw:connector>
        <draw:connector draw:style-name="data_20_member_20__28_multiple_29_" draw:text-style-name="P1" draw:layer="layout" svg:x1="92.904cm" svg:y1="36.348cm" svg:x2="96.316cm" svg:y2="35.449cm" draw:start-shape="id1222" draw:start-glue-point="4" draw:end-shape="id1223" draw:end-glue-point="3" svg:d="m92904 36348h1706v-899h1706">
          <text:p/>
        </draw:connector>
        <draw:frame draw:style-name="annotation" draw:layer="layout" svg:width="7.957cm" svg:height="2.799cm" svg:x="87.863cm" svg:y="30.246cm">
          <draw:text-box>
            <text:p><text:span text:style-name="T1">ScDPLayoutDlg</text:span> represents the main datapilot dialog where the users drag field buttons to row, column, page and data field boxes to define the overall layout of the table. <text:s/>It has four instances of <text:span text:style-name="T1">ScDPFieldWindow</text:span> class to draw each field box, and another instance to draw the area where all field names are displayed.</text:p>
          </draw:text-box>
        </draw:frame>
        <draw:custom-shape draw:style-name="gr40" draw:id="id1224" draw:layer="layout" svg:width="2.514cm" svg:height="0.648cm" svg:x="90.274cm" svg:y="33.642cm">
          <text:p>ScAnyRefDlg</text:p>
          <draw:enhanced-geometry svg:viewBox="0 0 21600 21600" draw:type="rectangle" draw:enhanced-path="M 0 0 L 21600 0 21600 21600 0 21600 0 0 Z N"/>
        </draw:custom-shape>
        <draw:connector draw:style-name="inheritance_20__28_public_29_" draw:layer="layout" svg:x1="91.305cm" svg:y1="35.528cm" svg:x2="91.531cm" svg:y2="34.29cm" draw:start-shape="id1222" draw:start-glue-point="0" draw:end-shape="id1224" draw:end-glue-point="2" svg:d="m91305 35528v-619h226v-619">
          <text:p/>
        </draw:connector>
        <draw:custom-shape draw:style-name="class_20__28_external_20_module_29_" draw:id="id1225" draw:layer="layout" svg:width="1.658cm" svg:height="0.596cm" svg:x="97.35cm" svg:y="32.943cm">
          <text:p>Control</text:p>
          <draw:enhanced-geometry svg:viewBox="0 0 21600 21600" draw:type="rectangle" draw:enhanced-path="M 0 0 L 21600 0 21600 21600 0 21600 0 0 Z N"/>
        </draw:custom-shape>
        <draw:connector draw:style-name="inheritance_20__28_public_29_" draw:layer="layout" svg:x1="97.916cm" svg:y1="35.157cm" svg:x2="98.179cm" svg:y2="33.539cm" draw:start-shape="id1223" draw:start-glue-point="0" draw:end-shape="id1225" draw:end-glue-point="2" svg:d="m97916 35157v-809h263v-809">
          <text:p/>
        </draw:connector>
        <draw:connector draw:style-name="local_20_usage_20__2f__20_return_20_type" draw:layer="layout" svg:x1="92.904cm" svg:y1="38.269cm" svg:x2="95.673cm" svg:y2="40.999cm" draw:start-shape="id1222" draw:start-glue-point="6" draw:end-shape="id1226" draw:end-glue-point="3" svg:d="m92904 38269h1385v2730h1384">
          <text:p>NotifyDoubleClick()</text:p>
        </draw:connector>
        <draw:connector draw:style-name="local_20_usage_20__2f__20_return_20_type" draw:layer="layout" svg:x1="98.715cm" svg:y1="40.999cm" svg:x2="102.697cm" svg:y2="40.74cm" draw:start-shape="id1226" draw:start-glue-point="1" draw:end-shape="id1227" draw:end-glue-point="3" svg:d="m98715 40999h1991v-259h1991">
          <text:p/>
        </draw:connector>
        <draw:connector draw:style-name="data_20_member_20__28_multiple_29_" draw:text-style-name="P1" draw:layer="layout" svg:x1="92.904cm" svg:y1="37.897cm" svg:x2="97.929cm" svg:y2="38.46cm" draw:start-shape="id1222" draw:start-glue-point="5" draw:end-shape="id1228" draw:end-glue-point="3" svg:d="m92904 37897h2513v563h2512">
          <text:p/>
        </draw:connector>
        <draw:custom-shape draw:style-name="typedef" draw:id="id1229" draw:layer="layout" svg:width="2.799cm" svg:height="1.219cm" svg:x="106.264cm" svg:y="43.128cm">
          <draw:glue-point draw:id="4" svg:x="-5.001cm" svg:y="-2.649cm"/>
          <draw:glue-point draw:id="5" svg:x="-5.001cm" svg:y="3.084cm"/>
          <text:p>ScDPLabelData</text:p>
          <draw:enhanced-geometry svg:viewBox="0 0 21600 21600" draw:type="rectangle" draw:enhanced-path="M 0 0 L 21600 0 21600 21600 0 21600 0 0 Z N"/>
        </draw:custom-shape>
        <draw:custom-shape draw:style-name="gr3" draw:id="id1230" draw:layer="layout" svg:width="1.97cm" svg:height="0.57cm" svg:x="110.749cm" svg:y="43.802cm">
          <text:p>LabelData</text:p>
          <draw:enhanced-geometry svg:viewBox="0 0 21600 21600" draw:type="rectangle" draw:enhanced-path="M 0 0 L 21600 0 21600 21600 0 21600 0 0 Z N"/>
        </draw:custom-shape>
        <draw:connector draw:style-name="typedef" draw:layer="layout" svg:x1="109.063cm" svg:y1="43.737cm" svg:x2="110.749cm" svg:y2="44.087cm" draw:start-shape="id1229" draw:start-glue-point="1" draw:end-shape="id1230" draw:end-glue-point="3" svg:d="m109063 43737h843v350h843">
          <text:p/>
        </draw:connector>
        <draw:connector draw:style-name="data_20_member" draw:text-style-name="P1" draw:layer="layout" svg:x1="106.006cm" svg:y1="41.157cm" svg:x2="106.264cm" svg:y2="43.415cm" draw:start-shape="id1227" draw:start-glue-point="4" draw:end-shape="id1229" draw:end-glue-point="4" svg:d="m106006 41157h502v1103h-746v1155h502">
          <text:p/>
        </draw:connector>
        <draw:connector draw:style-name="data_20_member" draw:text-style-name="P1" draw:layer="layout" draw:line-skew="-2.729cm" svg:x1="98.715cm" svg:y1="41.391cm" svg:x2="106.264cm" svg:y2="44.112cm" draw:start-shape="id1226" draw:start-glue-point="5" draw:end-shape="id1229" draw:end-glue-point="5" svg:d="m98715 41391h1045v2721h6504">
          <text:p/>
        </draw:connector>
      </draw:page>
      <draw:page draw:name="sc (uno)" draw:style-name="dp1" draw:master-page-name="Default">
        <office:forms form:automatic-focus="false" form:apply-design-mode="false"/>
        <draw:custom-shape draw:style-name="gr3" draw:id="id1231" draw:layer="layout" svg:width="3.447cm" svg:height="0.933cm" svg:x="72.376cm" svg:y="21.868cm">
          <text:p text:style-name="P2">ScNamedRangeObj</text:p>
          <draw:enhanced-geometry svg:viewBox="0 0 21600 21600" draw:type="rectangle" draw:enhanced-path="M 0 0 L 21600 0 21600 21600 0 21600 0 0 Z N"/>
        </draw:custom-shape>
        <draw:custom-shape draw:style-name="gr2" draw:id="id1232" draw:layer="layout" svg:width="6.168cm" svg:height="2.177cm" svg:x="72.247cm" svg:y="17.67cm">
          <text:p text:style-name="P2">com.sun.star.sheet.XNamedRange</text:p>
          <text:p text:style-name="P2">com.sun.star.sheet.XFormulaTokens</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1231" draw:start-glue-point="0" draw:end-shape="id1232" draw:end-glue-point="2" svg:d="m74099 21868v-1011h1232v-1010">
          <text:p/>
        </draw:connector>
        <draw:custom-shape draw:style-name="gr3" draw:id="id1233" draw:layer="layout" svg:width="2.5cm" svg:height="0.864cm" svg:x="63.579cm" svg:y="23.042cm">
          <text:p text:style-name="P2">ScModelObj</text:p>
          <draw:enhanced-geometry svg:viewBox="0 0 21600 21600" draw:type="rectangle" draw:enhanced-path="M 0 0 L 21600 0 21600 21600 0 21600 0 0 Z N"/>
        </draw:custom-shape>
        <draw:custom-shape draw:style-name="gr2" draw:id="id1234" draw:layer="layout" svg:width="6.911cm" svg:height="5.388cm" svg:x="62.009cm" svg:y="15.563cm">
          <text:p text:style-name="P2">com.sun.star.sheet.XSpreadsheetDocument</text:p>
          <text:p text:style-name="P2">com.sun.star.document.XActionLockable</text:p>
          <text:p text:style-name="P2">com.sun.star.sheet.XCalculatable</text:p>
          <text:p text:style-name="P2">com.sun.star.util.XProtectable</text:p>
          <text:p text:style-name="P2">com.sun.star.drawing.XDrawPagesSupplier</text:p>
          <text:p text:style-name="P2">com.sun.star.sheet.XGoalSeek</text:p>
          <text:p text:style-name="P2">com.sun.star.sheet.XConsolidatable</text:p>
          <text:p text:style-name="P2">com.sun.star.sheet.XDocumentAuditing</text:p>
          <text:p text:style-name="P2">com.sun.star.style.XStyleFamiliesSupplier</text:p>
          <text:p text:style-name="P2">com.sun.star.view.XRenderable</text:p>
          <text:p text:style-name="P2">com.sun.star.document.XLinkTargetSupplier</text:p>
          <text:p text:style-name="P2">com.sun.star.beans.XPropertySet</text:p>
          <text:p text:style-name="P2">com.sun.star.lang.XMultiServiceFactory</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1233" draw:start-glue-point="0" draw:end-shape="id1234" draw:end-glue-point="2" svg:d="m64829 23042v-1045h635v-1046">
          <text:p/>
        </draw:connector>
        <draw:custom-shape draw:style-name="gr1" draw:text-style-name="P1" draw:id="id1235" draw:layer="layout" svg:width="2.848cm" svg:height="0.726cm" svg:x="81.452cm" svg:y="56.909cm">
          <draw:glue-point draw:id="4" svg:x="-2.278cm" svg:y="-5cm"/>
          <draw:glue-point draw:id="5" svg:x="2.575cm" svg:y="-5cm"/>
          <text:p text:style-name="P3">ScTabViewObj</text:p>
          <draw:enhanced-geometry svg:viewBox="0 0 21600 21600" draw:type="rectangle" draw:enhanced-path="M 0 0 L 21600 0 21600 21600 0 21600 0 0 Z N"/>
        </draw:custom-shape>
        <draw:custom-shape draw:style-name="gr1" draw:text-style-name="P1" draw:id="id1236" draw:layer="layout" svg:width="3.006cm" svg:height="0.622cm" svg:x="77.821cm" svg:y="53.9cm">
          <draw:glue-point draw:id="4" svg:x="-2.232cm" svg:y="-5cm"/>
          <draw:glue-point draw:id="5" svg:x="2.079cm" svg:y="-5cm"/>
          <text:p text:style-name="P3">ScViewPaneBase</text:p>
          <draw:enhanced-geometry svg:viewBox="0 0 21600 21600" draw:type="rectangle" draw:enhanced-path="M 0 0 L 21600 0 21600 21600 0 21600 0 0 Z N"/>
        </draw:custom-shape>
        <draw:custom-shape draw:style-name="class_20__28_external_20_module_29_" draw:id="id1237" draw:layer="layout" svg:width="3.007cm" svg:height="0.544cm" svg:x="82.255cm" svg:y="54.16cm">
          <text:p text:style-name="P2">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1235" draw:start-glue-point="4" draw:end-shape="id1236" draw:end-glue-point="2" svg:d="m82228 56909v-1193h-2904v-1194">
          <text:p/>
        </draw:connector>
        <draw:connector draw:style-name="inheritance_20__28_public_29_" draw:layer="layout" svg:x1="82.876cm" svg:y1="56.909cm" svg:x2="83.758cm" svg:y2="54.704cm" draw:start-shape="id1235" draw:start-glue-point="0" draw:end-shape="id1237" draw:end-glue-point="2" svg:d="m82876 56909v-1102h882v-1103">
          <text:p/>
        </draw:connector>
        <draw:custom-shape draw:style-name="gr2" draw:id="id1238" draw:layer="layout" svg:width="8.32cm" svg:height="4.562cm" svg:x="84.871cm" svg:y="49.003cm">
          <text:p text:style-name="P2">com.sun.star.beans.XPropertySet</text:p>
          <text:p text:style-name="P2">com.sun.star.container.XEnumerationAccess</text:p>
          <text:p text:style-name="P2">com.sun.star.container.XIndexAccess</text:p>
          <text:p text:style-name="P2">com.sun.star.datatransfer.XTransferableSupplier <text:s/></text:p>
          <text:p text:style-name="P2">com.sun.star.lang.XUnoTunnel</text:p>
          <text:p text:style-name="P2">com.sun.star.sheet.XActivationBroadcaster</text:p>
          <text:p text:style-name="P2">com.sun.star.sheet.XEnhancedMouseClickBroadcaster</text:p>
          <text:p text:style-name="P2">com.sun.star.sheet.XRangeSelection</text:p>
          <text:p text:style-name="P2">com.sun.star.sheet.XSpreadsheetView</text:p>
          <text:p text:style-name="P2">com.sun.star.sheet.XViewFreezable</text:p>
          <text:p text:style-name="P2">com.sun.star.sheet.XViewSplitable</text:p>
          <text:p text:style-name="P2">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1235" draw:start-glue-point="5" draw:end-shape="id1238" svg:d="m83609 56909v-1672h5422v-1672">
          <text:p/>
        </draw:connector>
        <draw:custom-shape draw:style-name="class_20__28_external_20_module_29_" draw:id="id1239" draw:layer="layout" svg:width="2.229cm" svg:height="0.622cm" svg:x="75.23cm" svg:y="52.062cm">
          <text:p text:style-name="P2">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1236" draw:start-glue-point="4" draw:end-shape="id1239" draw:end-glue-point="2" svg:d="m78654 53900v-608h-2310v-608">
          <text:p/>
        </draw:connector>
        <draw:custom-shape draw:style-name="gr2" draw:id="id1240" draw:layer="layout" svg:width="6.142cm" svg:height="2.048cm" svg:x="77.852cm" svg:y="49.91cm">
          <text:p text:style-name="P2">com.sun.star.lang.XServiceInfo</text:p>
          <text:p text:style-name="P2">com.sun.star.lang.XTypeProvider</text:p>
          <text:p text:style-name="P2">com.sun.star.sheet.XCellRangeReferrer</text:p>
          <text:p text:style-name="P2">com.sun.star.sheet.XViewPane</text:p>
          <text:p text:style-name="P2">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1236" draw:start-glue-point="5" draw:end-shape="id1240" draw:end-glue-point="2" svg:d="m79948 53900v-971h975v-971">
          <text:p/>
        </draw:connector>
        <draw:custom-shape draw:style-name="gr1" draw:text-style-name="P1" draw:id="id1271" draw:layer="layout" svg:width="2.109cm" svg:height="0.71cm" svg:x="61.158cm" svg:y="68.83cm">
          <draw:glue-point draw:id="4" svg:x="-2.52cm" svg:y="-5cm"/>
          <draw:glue-point draw:id="5" svg:x="2.527cm" svg:y="-5cm"/>
          <text:p text:style-name="P3">ScModelObj</text:p>
          <draw:enhanced-geometry svg:viewBox="0 0 21600 21600" draw:type="rectangle" draw:enhanced-path="M 0 0 L 21600 0 21600 21600 0 21600 0 0 Z N"/>
        </draw:custom-shape>
        <draw:custom-shape draw:style-name="class_20__28_external_20_module_29_" draw:id="id1272" draw:layer="layout" svg:width="2.54cm" svg:height="0.552cm" svg:x="58.074cm" svg:y="66.448cm">
          <text:p text:style-name="P2">SfxBaseModel</text:p>
          <draw:enhanced-geometry svg:viewBox="0 0 21600 21600" draw:type="rectangle" draw:enhanced-path="M 0 0 L 21600 0 21600 21600 0 21600 0 0 Z N"/>
        </draw:custom-shape>
        <draw:custom-shape draw:style-name="class_20__28_external_20_module_29_" draw:id="id1273" draw:layer="layout" svg:width="2.799cm" svg:height="0.57cm" svg:x="59.991cm" svg:y="65.462cm">
          <text:p text:style-name="P2">SvxFmMSFactory</text:p>
          <draw:enhanced-geometry svg:viewBox="0 0 21600 21600" draw:type="rectangle" draw:enhanced-path="M 0 0 L 21600 0 21600 21600 0 21600 0 0 Z N"/>
        </draw:custom-shape>
        <draw:custom-shape draw:style-name="gr2" draw:id="id1274" draw:layer="layout" svg:width="9.071cm" svg:height="5.65cm" svg:x="63.439cm" svg:y="61.342cm">
          <text:p text:style-name="P2">com.sun.star.beans.XPropertySet</text:p>
          <text:p text:style-name="P2">com.sun.star.document.XActionLockable</text:p>
          <text:p text:style-name="P2">com.sun.star.document.XCodeNameQuery</text:p>
          <text:p text:style-name="P2">com.sun.star.document.XDocumentEventCompatibleHelper</text:p>
          <text:p text:style-name="P2">com.sun.star.document.XLinkTargetSupplier</text:p>
          <text:p text:style-name="P2">com.sun.star.drawing.XDrawPagesSupplier</text:p>
          <text:p text:style-name="P2">com.sun.star.lang.XServiceInfo <text:s text:c="21"/></text:p>
          <text:p text:style-name="P2">com.sun.star.sheet.XCalculatable</text:p>
          <text:p text:style-name="P2">com.sun.star.sheet.XConsolidatable</text:p>
          <text:p text:style-name="P2">com.sun.star.sheet.XDocumentAuditing</text:p>
          <text:p text:style-name="P2">com.sun.star.sheet.XGoalSeek</text:p>
          <text:p text:style-name="P2">com.sun.star.sheet.XSpreadsheetDocument</text:p>
          <text:p text:style-name="P2">com.sun.star.style.XStyleFamiliesSupplier</text:p>
          <text:p text:style-name="P2">com.sun.star.util.XProtectable</text:p>
          <text:p text:style-name="P2">com.sun.star.view.XRenderable</text:p>
          <draw:enhanced-geometry svg:viewBox="0 0 21600 21600" draw:type="rectangle" draw:enhanced-path="M 0 0 L 21600 0 21600 21600 0 21600 0 0 Z N"/>
        </draw:custom-shape>
        <draw:custom-shape draw:style-name="gr3" draw:id="id1241" draw:layer="layout" svg:width="2.617cm" svg:height="0.751cm" svg:x="42.547cm" svg:y="32.196cm">
          <text:p text:style-name="P2">ScAreaLinkObj</text:p>
          <draw:enhanced-geometry svg:viewBox="0 0 21600 21600" draw:type="rectangle" draw:enhanced-path="M 0 0 L 21600 0 21600 21600 0 21600 0 0 Z N"/>
        </draw:custom-shape>
        <draw:custom-shape draw:style-name="gr2" draw:id="id1242" draw:layer="layout" svg:width="5.158cm" svg:height="1.789cm" svg:x="42.131cm" svg:y="29.578cm">
          <text:p text:style-name="P2">com.sun.star.sheet.XAreaLink</text:p>
          <text:p text:style-name="P2">com.sun.star.util.XRefreshable</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1241" draw:start-glue-point="0" draw:end-shape="id1242" draw:end-glue-point="2" svg:d="m43855 32196v-415h855v-414">
          <text:p/>
        </draw:connector>
        <draw:custom-shape draw:style-name="gr3" draw:id="id1243" draw:layer="layout" svg:width="2.617cm" svg:height="0.751cm" svg:x="37.001cm" svg:y="34.322cm">
          <text:p text:style-name="P2">ScAreaLinksObj</text:p>
          <draw:enhanced-geometry svg:viewBox="0 0 21600 21600" draw:type="rectangle" draw:enhanced-path="M 0 0 L 21600 0 21600 21600 0 21600 0 0 Z N"/>
        </draw:custom-shape>
        <draw:custom-shape draw:style-name="gr2" draw:id="id1244" draw:layer="layout" svg:width="6.713cm" svg:height="1.374cm" svg:x="34.849cm" svg:y="31.574cm">
          <text:p text:style-name="P2">com.sun.star.sheet.XAreaLinks</text:p>
          <text:p text:style-name="P2">com.sun.star.container.XEnumerationAccess</text:p>
          <text:p text:style-name="P2">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1243" draw:start-glue-point="0" draw:end-shape="id1244" draw:end-glue-point="2" svg:d="m38309 34322v-687h-104v-687">
          <text:p/>
        </draw:connector>
        <draw:connector draw:style-name="inheritance_20__28_public_29_" draw:layer="layout" svg:x1="57.214cm" svg:y1="33.944cm" svg:x2="56.688cm" svg:y2="30.445cm" draw:start-shape="id1245" draw:start-glue-point="4" draw:end-shape="id1246" draw:end-glue-point="2" svg:d="m57214 33944v-1750h-526v-1749">
          <text:p/>
        </draw:connector>
        <draw:custom-shape draw:style-name="gr1" draw:text-style-name="P1" draw:id="id1248" draw:layer="layout" svg:width="3.784cm" svg:height="0.96cm" svg:x="46.656cm" svg:y="37.352cm">
          <draw:glue-point draw:id="4" svg:x="-2.262cm" svg:y="5cm"/>
          <draw:glue-point draw:id="5" svg:x="2.328cm" svg:y="5cm"/>
          <text:p text:style-name="P3">ScFilterDescriptorBase</text:p>
          <draw:enhanced-geometry svg:viewBox="0 0 21600 21600" draw:type="rectangle" draw:enhanced-path="M 0 0 L 21600 0 21600 21600 0 21600 0 0 Z N"/>
        </draw:custom-shape>
        <draw:custom-shape draw:style-name="gr1" draw:text-style-name="P1" draw:id="id1247" draw:layer="layout" svg:width="2.981cm" svg:height="0.714cm" svg:x="47.037cm" svg:y="40.112cm">
          <text:p text:style-name="P3">ScFilterDescriptor</text:p>
          <draw:enhanced-geometry svg:viewBox="0 0 21600 21600" draw:type="rectangle" draw:enhanced-path="M 0 0 L 21600 0 21600 21600 0 21600 0 0 Z N"/>
        </draw:custom-shape>
        <draw:custom-shape draw:style-name="gr1" draw:text-style-name="P1" draw:id="id1249" draw:layer="layout" svg:width="4.2cm" svg:height="0.688cm" svg:x="43.174cm" svg:y="47.743cm">
          <text:p text:style-name="P3">ScDataPilotFilterDescriptor</text:p>
          <draw:enhanced-geometry svg:viewBox="0 0 21600 21600" draw:type="rectangle" draw:enhanced-path="M 0 0 L 21600 0 21600 21600 0 21600 0 0 Z N"/>
        </draw:custom-shape>
        <draw:custom-shape draw:style-name="gr1" draw:text-style-name="P1" draw:id="id1250" draw:layer="layout" svg:width="3.784cm" svg:height="0.933cm" svg:x="52.669cm" svg:y="40.178cm">
          <text:p text:style-name="P3">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1247" draw:start-glue-point="0" draw:end-shape="id1248" draw:end-glue-point="2" svg:d="m48527 40112v-900h21v-900">
          <text:p/>
        </draw:connector>
        <draw:connector draw:style-name="inheritance_20__28_public_29_" draw:layer="layout" draw:line-skew="-3.29cm" svg:x1="45.274cm" svg:y1="47.743cm" svg:x2="47.693cm" svg:y2="38.312cm" draw:start-shape="id1249" draw:start-glue-point="0" draw:end-shape="id1248" draw:end-glue-point="4" svg:d="m45274 47743v-8005h2419v-1426">
          <text:p/>
        </draw:connector>
        <draw:connector draw:style-name="inheritance_20__28_public_29_" draw:layer="layout" svg:x1="54.561cm" svg:y1="40.178cm" svg:x2="49.428cm" svg:y2="38.312cm" draw:start-shape="id1250" draw:start-glue-point="0" draw:end-shape="id1248" draw:end-glue-point="5" svg:d="m54561 40178v-933h-5133v-933">
          <text:p/>
        </draw:connector>
        <draw:custom-shape draw:style-name="gr1" draw:text-style-name="P1" draw:id="id1263" draw:layer="layout" svg:width="3.655cm" svg:height="1.063cm" svg:x="58.782cm" svg:y="40.852cm">
          <text:p text:style-name="P3">ScDatabaseRangeObj</text:p>
          <draw:enhanced-geometry svg:viewBox="0 0 21600 21600" draw:type="rectangle" draw:enhanced-path="M 0 0 L 21600 0 21600 21600 0 21600 0 0 Z N"/>
        </draw:custom-shape>
        <draw:custom-shape draw:style-name="gr3" draw:id="id1252" draw:layer="layout" svg:width="3.24cm" svg:height="0.777cm" svg:x="64.786cm" svg:y="26.39cm">
          <draw:glue-point draw:id="4" svg:x="-1.882cm" svg:y="4.993cm"/>
          <draw:glue-point draw:id="5" svg:x="2.117cm" svg:y="4.993cm"/>
          <text:p text:style-name="P2">ScCellRangesBase</text:p>
          <draw:enhanced-geometry svg:viewBox="0 0 21600 21600" draw:type="rectangle" draw:enhanced-path="M 0 0 L 21600 0 21600 21600 0 21600 0 0 Z N"/>
        </draw:custom-shape>
        <draw:custom-shape draw:style-name="gr3" draw:id="id1251" draw:layer="layout" svg:width="4.537cm" svg:height="0.777cm" svg:x="61.623cm" svg:y="28.309cm">
          <draw:glue-point draw:id="4" svg:x="-3.57cm" svg:y="4.993cm"/>
          <draw:glue-point draw:id="5" svg:x="-1.514cm" svg:y="4.993cm"/>
          <draw:glue-point draw:id="6" svg:x="1.798cm" svg:y="4.993cm"/>
          <draw:glue-point draw:id="7" svg:x="3.398cm" svg:y="4.993cm"/>
          <text:p text:style-name="P2">ScCellRangeObj</text:p>
          <draw:enhanced-geometry svg:viewBox="0 0 21600 21600" draw:type="rectangle" draw:enhanced-path="M 0 0 L 21600 0 21600 21600 0 21600 0 0 Z N"/>
        </draw:custom-shape>
        <draw:custom-shape draw:style-name="gr3" draw:id="id1253" draw:layer="layout" svg:width="2.851cm" svg:height="0.777cm" svg:x="66.964cm" svg:y="28.284cm">
          <text:p text:style-name="P2">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1251" draw:start-glue-point="0" draw:end-shape="id1252" draw:end-glue-point="4" svg:d="m63891 28309v-572h1906v-572">
          <text:p/>
        </draw:connector>
        <draw:connector draw:style-name="inheritance_20__28_public_29_" draw:layer="layout" svg:x1="68.389cm" svg:y1="28.284cm" svg:x2="67.091cm" svg:y2="27.165cm" draw:start-shape="id1253" draw:start-glue-point="0" draw:end-shape="id1252" draw:end-glue-point="5" svg:d="m68389 28284v-559h-1298v-560">
          <text:p/>
        </draw:connector>
        <draw:custom-shape draw:style-name="gr1" draw:text-style-name="P1" draw:id="id1255" draw:layer="layout" svg:width="1.891cm" svg:height="0.778cm" svg:x="53.196cm" svg:y="34.442cm">
          <draw:glue-point draw:id="4" svg:x="-2.406cm" svg:y="-5cm"/>
          <draw:glue-point draw:id="5" svg:x="2.39cm" svg:y="-5cm"/>
          <text:p text:style-name="P3">ScCellObj</text:p>
          <draw:enhanced-geometry svg:viewBox="0 0 21600 21600" draw:type="rectangle" draw:enhanced-path="M 0 0 L 21600 0 21600 21600 0 21600 0 0 Z N"/>
        </draw:custom-shape>
        <draw:custom-shape draw:style-name="gr1" draw:text-style-name="P1" draw:id="id1256" draw:layer="layout" svg:width="3.135cm" svg:height="0.778cm" svg:x="60.586cm" svg:y="33.464cm">
          <text:p text:style-name="P3">ScTableColumnObj</text:p>
          <draw:enhanced-geometry svg:viewBox="0 0 21600 21600" draw:type="rectangle" draw:enhanced-path="M 0 0 L 21600 0 21600 21600 0 21600 0 0 Z N"/>
        </draw:custom-shape>
        <draw:custom-shape draw:style-name="gr1" draw:text-style-name="P1" draw:id="id1258" draw:layer="layout" svg:width="2.695cm" svg:height="0.778cm" svg:x="66.108cm" svg:y="31.288cm">
          <text:p text:style-name="P3">ScTableRowObj</text:p>
          <draw:enhanced-geometry svg:viewBox="0 0 21600 21600" draw:type="rectangle" draw:enhanced-path="M 0 0 L 21600 0 21600 21600 0 21600 0 0 Z N"/>
        </draw:custom-shape>
        <draw:custom-shape draw:style-name="gr1" draw:text-style-name="P1" draw:id="id1257" draw:layer="layout" svg:width="3.032cm" svg:height="0.778cm" svg:x="69.192cm" svg:y="40.413cm">
          <draw:glue-point draw:id="4" svg:x="-1.751cm" svg:y="-5cm"/>
          <draw:glue-point draw:id="5" svg:x="2.094cm" svg:y="-5cm"/>
          <text:p text:style-name="P3">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1254" draw:start-glue-point="0" draw:end-shape="id1251" draw:end-glue-point="2" svg:d="m63528 31727v-1321h363v-1320">
          <text:p/>
        </draw:connector>
        <draw:connector draw:style-name="inheritance_20__28_public_29_" draw:layer="layout" svg:x1="54.592cm" svg:y1="34.442cm" svg:x2="62.272cm" svg:y2="29.084cm" draw:start-shape="id1255" draw:start-glue-point="5" draw:end-shape="id1251" draw:end-glue-point="4" svg:d="m54592 34442v-2678h7680v-2680">
          <text:p/>
        </draw:connector>
        <draw:connector draw:style-name="inheritance_20__28_public_29_" draw:layer="layout" draw:line-skew="-1.049cm" svg:x1="62.153cm" svg:y1="33.464cm" svg:x2="63.205cm" svg:y2="29.084cm" draw:start-shape="id1256" draw:start-glue-point="0" draw:end-shape="id1251" draw:end-glue-point="5" svg:d="m62153 33464v-3238h1052v-1142">
          <text:p/>
        </draw:connector>
        <draw:connector draw:style-name="inheritance_20__28_public_29_" draw:layer="layout" draw:line-skew="-1.569cm" svg:x1="70.178cm" svg:y1="40.413cm" svg:x2="64.706cm" svg:y2="29.084cm" draw:start-shape="id1257" draw:start-glue-point="4" draw:end-shape="id1251" draw:end-glue-point="6" svg:d="m70178 40413v-7233h-5472v-4096">
          <text:p/>
        </draw:connector>
        <draw:connector draw:style-name="inheritance_20__28_public_29_" draw:layer="layout" svg:x1="67.455cm" svg:y1="31.288cm" svg:x2="65.432cm" svg:y2="29.084cm" draw:start-shape="id1258" draw:start-glue-point="0" draw:end-shape="id1251" draw:end-glue-point="7" svg:d="m67455 31288v-1101h-2023v-1103">
          <text:p/>
        </draw:connector>
        <draw:custom-shape draw:style-name="gr1" draw:text-style-name="P1" draw:layer="layout" svg:width="3.474cm" svg:height="0.726cm" svg:x="62.27cm" svg:y="34.865cm">
          <text:p text:style-name="P3">ScTableValidationObj</text:p>
          <draw:enhanced-geometry svg:viewBox="0 0 21600 21600" draw:type="rectangle" draw:enhanced-path="M 0 0 L 21600 0 21600 21600 0 21600 0 0 Z N"/>
        </draw:custom-shape>
        <draw:custom-shape draw:style-name="gr1" draw:text-style-name="P1" draw:id="id1260" draw:layer="layout" svg:width="3.344cm" svg:height="0.674cm" svg:x="62.842cm" svg:y="46.347cm">
          <text:p text:style-name="P3">ScFormulaParserObj</text:p>
          <draw:enhanced-geometry svg:viewBox="0 0 21600 21600" draw:type="rectangle" draw:enhanced-path="M 0 0 L 21600 0 21600 21600 0 21600 0 0 Z N"/>
        </draw:custom-shape>
        <draw:custom-shape draw:style-name="gr1" draw:text-style-name="P1" draw:layer="layout" svg:width="3.344cm" svg:height="0.674cm" svg:x="68.596cm" svg:y="42.148cm">
          <text:p text:style-name="P3">ScTokenConversion</text:p>
          <draw:enhanced-geometry svg:viewBox="0 0 21600 21600" draw:type="rectangle" draw:enhanced-path="M 0 0 L 21600 0 21600 21600 0 21600 0 0 Z N"/>
        </draw:custom-shape>
        <draw:custom-shape draw:style-name="gr2" draw:id="id1259" draw:layer="layout" svg:width="6.842cm" svg:height="3.084cm" svg:x="47.523cm" svg:y="29.032cm">
          <text:p text:style-name="P2">com.sun.star.text.XText</text:p>
          <text:p text:style-name="P2">com.sun.star.container.XEnumerationAccess</text:p>
          <text:p text:style-name="P2">com.sun.star.table.XCell</text:p>
          <text:p text:style-name="P2">com.sun.star.sheet.XFormulaTokens</text:p>
          <text:p text:style-name="P2">com.sun.star.sheet.XCellAddressable</text:p>
          <text:p text:style-name="P2">com.sun.star.sheet.XSheetAnnotationAnchor</text:p>
          <text:p text:style-name="P2">com.sun.star.text.XTextFieldsSupplier</text:p>
          <text:p text:style-name="P2">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1255" draw:start-glue-point="4" draw:end-shape="id1259" svg:d="m53687 34442v-1163h-2743v-1163">
          <text:p/>
        </draw:connector>
        <draw:custom-shape draw:style-name="gr2" draw:id="id1261" draw:layer="layout" svg:width="5.581cm" svg:height="1.4cm" svg:x="62.272cm" svg:y="43.237cm">
          <text:p text:style-name="P2">com.sun.star.sheet.XFormulaPars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1260" draw:start-glue-point="0" draw:end-shape="id1261" draw:end-glue-point="2" svg:d="m64514 46347v-855h548v-855">
          <text:p/>
        </draw:connector>
        <draw:custom-shape draw:style-name="gr2" draw:id="id1262" draw:layer="layout" svg:width="6.998cm" svg:height="6.117cm" svg:x="71.369cm" svg:y="32.948cm">
          <text:p text:style-name="P2">com.sun.star.container.XNamed</text:p>
          <text:p text:style-name="P2">com.sun.star.drawing.XDrawPageSupplier</text:p>
          <text:p text:style-name="P2">com.sun.star.sheet.XCellRangeMovement</text:p>
          <text:p text:style-name="P2">com.sun.star.sheet.XDataPilotTablesSupplier</text:p>
          <text:p text:style-name="P2">com.sun.star.sheet.XPrintAreas</text:p>
          <text:p text:style-name="P2">com.sun.star.sheet.XScenario</text:p>
          <text:p text:style-name="P2">com.sun.star.sheet.XScenarioEnhanced</text:p>
          <text:p text:style-name="P2">com.sun.star.sheet.XScenariosSupplier</text:p>
          <text:p text:style-name="P2">com.sun.star.sheet.XSheetAnnotationsSupplier</text:p>
          <text:p text:style-name="P2">com.sun.star.sheet.XSheetAuditing</text:p>
          <text:p text:style-name="P2">com.sun.star.sheet.XSheetLinkable</text:p>
          <text:p text:style-name="P2">com.sun.star.sheet.XSheetOutline</text:p>
          <text:p text:style-name="P2">com.sun.star.sheet.XSheetPageBreak</text:p>
          <text:p text:style-name="P2">com.sun.star.sheet.XSpreadsheet</text:p>
          <text:p text:style-name="P2">com.sun.star.table.XTableChartsSupplier</text:p>
          <text:p text:style-name="P2">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1257" draw:start-glue-point="5" draw:end-shape="id1262" draw:end-glue-point="2" svg:d="m71342 40413v-674h3526v-674">
          <text:p/>
        </draw:connector>
        <draw:custom-shape draw:style-name="gr2" draw:id="id1264" draw:layer="layout" svg:width="6.186cm" svg:height="2.566cm" svg:x="57.512cm" svg:y="36.603cm">
          <text:p text:style-name="P2">com.sun.star.sheet.XDatabaseRange</text:p>
          <text:p text:style-name="P2">com.sun.star.util.XRefreshable</text:p>
          <text:p text:style-name="P2">com.sun.star.container.XNamed</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1263" draw:start-glue-point="0" draw:end-shape="id1264" draw:end-glue-point="2" svg:d="m60609 40852v-842h-4v-841">
          <text:p/>
        </draw:connector>
        <draw:custom-shape draw:style-name="gr2" draw:text-style-name="P10" draw:id="id1265" draw:layer="layout" svg:width="6.504cm" svg:height="1.789cm" svg:x="45.458cm" svg:y="34.477cm">
          <text:p text:style-name="P2">com.sun.star.beans.XPropertySet</text:p>
          <text:p text:style-name="P2">com.sun.star.lang.XServiceInfo</text:p>
          <text:p text:style-name="P2">com.sun.star.sheet.XSheetFilterDescriptor</text:p>
          <text:p text:style-name="P2">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1248" draw:start-glue-point="0" draw:end-shape="id1265" draw:end-glue-point="2" svg:d="m48548 37352v-543h162v-543">
          <text:p/>
        </draw:connector>
        <draw:custom-shape draw:style-name="gr1" draw:text-style-name="P1" draw:id="id1267" draw:layer="layout" svg:width="4.2cm" svg:height="0.635cm" svg:x="48.793cm" svg:y="47.624cm">
          <draw:glue-point draw:id="4" svg:x="-2.185cm" svg:y="4.994cm"/>
          <draw:glue-point draw:id="5" svg:x="2.252cm" svg:y="4.994cm"/>
          <text:p text:style-name="P3">ScDataPilotDescriptorBase</text:p>
          <draw:enhanced-geometry svg:viewBox="0 0 21600 21600" draw:type="rectangle" draw:enhanced-path="M 0 0 L 21600 0 21600 21600 0 21600 0 0 Z N"/>
        </draw:custom-shape>
        <draw:custom-shape draw:style-name="gr1" draw:text-style-name="P1" draw:id="id1266" draw:layer="layout" svg:width="3.593cm" svg:height="0.681cm" svg:x="46.291cm" svg:y="50.671cm">
          <text:p text:style-name="P3">ScDataPilotDescriptor</text:p>
          <draw:enhanced-geometry svg:viewBox="0 0 21600 21600" draw:type="rectangle" draw:enhanced-path="M 0 0 L 21600 0 21600 21600 0 21600 0 0 Z N"/>
        </draw:custom-shape>
        <draw:custom-shape draw:style-name="gr1" draw:text-style-name="P1" draw:id="id1268" draw:layer="layout" svg:width="3.342cm" svg:height="0.704cm" svg:x="51.157cm" svg:y="50.648cm">
          <text:p text:style-name="P3">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1266" draw:start-glue-point="0" draw:end-shape="id1267" draw:end-glue-point="4" svg:d="m48087 50671v-1207h1889v-1206">
          <text:p/>
        </draw:connector>
        <draw:connector draw:style-name="inheritance_20__28_public_29_" draw:layer="layout" svg:x1="52.828cm" svg:y1="50.648cm" svg:x2="51.838cm" svg:y2="48.258cm" draw:start-shape="id1268" draw:start-glue-point="0" draw:end-shape="id1267" draw:end-glue-point="5" svg:d="m52828 50648v-1195h-990v-1195">
          <text:p/>
        </draw:connector>
        <draw:custom-shape draw:style-name="gr2" draw:id="id1269" draw:layer="layout" svg:width="6.07cm" svg:height="2.159cm" svg:x="49.748cm" svg:y="43.624cm">
          <text:p text:style-name="P2">com.sun.star.beans.XPropertySet</text:p>
          <text:p text:style-name="P2">com.sun.star.lang.XServiceInfo</text:p>
          <text:p text:style-name="P2">com.sun.star.lang.XTypeProvider</text:p>
          <text:p text:style-name="P2">com.sun.star.lang.XUnoTunnel</text:p>
          <text:p text:style-name="P2">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1267" draw:start-glue-point="0" draw:end-shape="id1269" draw:end-glue-point="2" svg:d="m50893 47624v-921h1890v-920">
          <text:p/>
        </draw:connector>
        <draw:connector draw:style-name="data_20_member_20__28_pointer_29_" draw:layer="layout" svg:x1="47.374cm" svg:y1="48.087cm" svg:x2="48.793cm" svg:y2="47.941cm" draw:start-shape="id1249" draw:start-glue-point="1" draw:end-shape="id1267" draw:end-glue-point="3" svg:d="m47374 48087h710v-146h709">
          <text:p/>
        </draw:connector>
        <draw:connector draw:style-name="local_20_usage_20__2f__20_return_20_type" draw:layer="layout" svg:x1="58.782cm" svg:y1="41.383cm" svg:x2="56.453cm" svg:y2="40.644cm" draw:start-shape="id1263" draw:start-glue-point="3" draw:end-shape="id1250" draw:end-glue-point="1" svg:d="m58782 41383h-1165v-739h-1164">
          <text:p/>
        </draw:connector>
        <draw:custom-shape draw:style-name="gr1" draw:text-style-name="P1" draw:id="id1245" draw:layer="layout" svg:width="2.355cm" svg:height="0.609cm" svg:x="56.605cm" svg:y="33.944cm">
          <draw:glue-point draw:id="4" svg:x="-2.416cm" svg:y="-5.008cm"/>
          <draw:glue-point draw:id="5" svg:x="2.416cm" svg:y="-5.008cm"/>
          <text:p text:style-name="P3">ScCellTextObj</text:p>
          <draw:enhanced-geometry svg:viewBox="0 0 21600 21600" draw:type="rectangle" draw:enhanced-path="M 0 0 L 21600 0 21600 21600 0 21600 0 0 Z N"/>
        </draw:custom-shape>
        <draw:custom-shape draw:style-name="gr1" draw:text-style-name="P1" draw:id="id1254" draw:layer="layout" svg:width="2.955cm" svg:height="0.778cm" svg:x="62.051cm" svg:y="31.727cm">
          <text:p text:style-name="P3">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1255" draw:start-glue-point="1" draw:end-shape="id1245" draw:end-glue-point="3" svg:d="m55087 34831h758v-583h760">
          <text:p/>
        </draw:connector>
        <draw:custom-shape draw:style-name="class_20__28_external_20_module_29_" draw:id="id1270" draw:layer="layout" svg:width="2.17cm" svg:height="0.556cm" svg:x="57.799cm" svg:y="32.327cm">
          <text:p text:style-name="P2">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1245" draw:start-glue-point="5" draw:end-shape="id1270" draw:end-glue-point="2" svg:d="m58350 33944v-531h534v-530">
          <text:p/>
        </draw:connector>
        <draw:custom-shape draw:style-name="gr40" draw:id="id1246" draw:layer="layout" svg:width="2.566cm" svg:height="0.726cm" svg:x="55.405cm" svg:y="29.719cm">
          <text:p text:style-name="P2">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1271" draw:start-glue-point="4" draw:end-shape="id1272" draw:end-glue-point="2" svg:d="m61681 68830v-915h-2337v-915">
          <text:p/>
        </draw:connector>
        <draw:connector draw:style-name="inheritance_20__28_public_29_" draw:layer="layout" svg:x1="62.212cm" svg:y1="68.83cm" svg:x2="61.39cm" svg:y2="66.032cm" draw:start-shape="id1271" draw:start-glue-point="0" draw:end-shape="id1273" draw:end-glue-point="2" svg:d="m62212 68830v-1399h-822v-1399">
          <text:p/>
        </draw:connector>
        <draw:connector draw:style-name="inheritance_20__28_public_29_" draw:layer="layout" svg:x1="62.744cm" svg:y1="68.83cm" svg:x2="67.974cm" svg:y2="66.992cm" draw:start-shape="id1271" draw:start-glue-point="5" draw:end-shape="id1274" draw:end-glue-point="2" svg:d="m62744 68830v-919h5230v-919">
          <text:p/>
        </draw:connector>
        <draw:custom-shape draw:style-name="gr1" draw:text-style-name="P1" draw:id="id1275" draw:layer="layout" svg:width="3.759cm" svg:height="0.622cm" svg:x="52.846cm" svg:y="56.321cm">
          <draw:glue-point draw:id="4" svg:x="-2.444cm" svg:y="-5cm"/>
          <draw:glue-point draw:id="5" svg:x="2.176cm" svg:y="-5cm"/>
          <text:p text:style-name="P1">ScDataPilotFieldObj</text:p>
          <draw:enhanced-geometry svg:viewBox="0 0 21600 21600" draw:type="rectangle" draw:enhanced-path="M 0 0 L 21600 0 21600 21600 0 21600 0 0 Z N"/>
        </draw:custom-shape>
        <draw:custom-shape draw:style-name="gr2" draw:id="id1276"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1275" draw:start-glue-point="5" draw:end-shape="id1276" svg:d="m55542 56321v-895h1089v-894">
          <text:p/>
        </draw:connector>
        <draw:rect draw:style-name="class_20__28_other_20_page_29_" draw:id="id1278"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draw:id="id1277" draw:layer="layout" svg:width="2.672cm" svg:height="0.812cm" svg:x="22.005cm" svg:y="33.479cm">
          <text:p text:style-name="P2">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1277" draw:start-glue-point="1" draw:end-shape="id1278" draw:end-glue-point="6" svg:d="m24677 33885h1781v4537h1780">
          <text:p/>
        </draw:connector>
        <draw:custom-shape draw:style-name="gr2" draw:id="id1279" draw:layer="layout" svg:width="5.623cm" svg:height="1.789cm" svg:x="20.6cm" svg:y="29.315cm">
          <text:p text:style-name="P2">com.sun.star.text.XTextField</text:p>
          <text:p text:style-name="P2">com.sun.star.beans.XPropertySet</text:p>
          <text:p text:style-name="P2">com.sun.star.lang.XUnoTunnel</text:p>
          <text:p text:style-name="P2">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1277" draw:start-glue-point="0" draw:end-shape="id1279" draw:end-glue-point="2" svg:d="m23341 33479v-1188h70v-1187">
          <text:p/>
        </draw:connector>
      </draw:page>
      <draw:page draw:name="sc (xml)" draw:style-name="dp1" draw:master-page-name="Default">
        <office:forms form:automatic-focus="false" form:apply-design-mode="false"/>
        <draw:custom-shape draw:style-name="gr1" draw:text-style-name="P1" draw:id="id1280"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3">ScXMLExport</text:p>
          <draw:enhanced-geometry svg:viewBox="0 0 21600 21600" draw:type="rectangle" draw:enhanced-path="M 0 0 L 21600 0 21600 21600 0 21600 0 0 Z N"/>
        </draw:custom-shape>
        <draw:custom-shape draw:style-name="class_20__28_external_20_module_29_" draw:id="id1281" draw:layer="layout" svg:width="2.542cm" svg:height="1.458cm" svg:x="55.351cm" svg:y="25.737cm">
          <draw:glue-point draw:id="4" svg:x="5cm" svg:y="3.175cm"/>
          <text:p text:style-name="P2">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1280" draw:start-glue-point="4" draw:end-shape="id1281" svg:d="m56878 32476v-2640h-256v-2641">
          <text:p/>
        </draw:connector>
        <draw:custom-shape draw:style-name="uno_20_service" draw:id="id1282" draw:layer="layout" svg:width="8.016cm" svg:height="1.992cm" svg:x="58.622cm" svg:y="28.298cm">
          <text:p text:style-name="P2">com.sun.star.comp.Calc.XMLOasisImporter</text:p>
          <text:p text:style-name="P2">com.sun.star.comp.Calc.XMLOasisMetaImporter</text:p>
          <text:p text:style-name="P2">com.sun.star.comp.Calc.XMLOasisStylesImporter</text:p>
          <text:p text:style-name="P2">com.sun.star.comp.Calc.XMLOasisContentImporter</text:p>
          <text:p text:style-name="P2">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1280" draw:start-glue-point="5" draw:end-shape="id1282" svg:d="m58003 32476v-1093h4627v-1093">
          <text:p/>
        </draw:connector>
        <draw:custom-shape draw:style-name="gr3" draw:layer="layout" svg:width="3.695cm" svg:height="0.576cm" svg:x="51.238cm" svg:y="39.262cm">
          <text:p text:style-name="P2">ScXMLImportWrapper</text:p>
          <draw:enhanced-geometry svg:viewBox="0 0 21600 21600" draw:type="rectangle" draw:enhanced-path="M 0 0 L 21600 0 21600 21600 0 21600 0 0 Z N"/>
        </draw:custom-shape>
        <draw:custom-shape draw:style-name="gr1" draw:text-style-name="P1" draw:id="id1283" draw:layer="layout" svg:width="2.879cm" svg:height="1.403cm" svg:x="64.899cm" svg:y="31.981cm">
          <draw:glue-point draw:id="4" svg:x="4.998cm" svg:y="-3.121cm"/>
          <draw:glue-point draw:id="5" svg:x="4.998cm" svg:y="2.594cm"/>
          <text:p text:style-name="P3">ScMyTables</text:p>
          <draw:enhanced-geometry svg:viewBox="0 0 21600 21600" draw:type="rectangle" draw:enhanced-path="M 0 0 L 21600 0 21600 21600 0 21600 0 0 Z N"/>
        </draw:custom-shape>
        <draw:custom-shape draw:style-name="gr1" draw:text-style-name="P1" draw:id="id1312" draw:layer="layout" svg:width="3.624cm" svg:height="1.531cm" svg:x="72.106cm" svg:y="33.045cm">
          <draw:glue-point draw:id="4" svg:x="5cm" svg:y="-3.533cm"/>
          <draw:glue-point draw:id="5" svg:x="5cm" svg:y="-1.463cm"/>
          <draw:glue-point draw:id="6" svg:x="5cm" svg:y="1.345cm"/>
          <draw:glue-point draw:id="7" svg:x="5cm" svg:y="3.422cm"/>
          <text:p text:style-name="P3">ScMyShapeResizer</text:p>
          <draw:enhanced-geometry svg:viewBox="0 0 21600 21600" draw:type="rectangle" draw:enhanced-path="M 0 0 L 21600 0 21600 21600 0 21600 0 0 Z N"/>
        </draw:custom-shape>
        <draw:connector draw:style-name="data_20_member" draw:layer="layout" svg:x1="58.665cm" svg:y1="33.437cm" svg:x2="64.899cm" svg:y2="32.682cm" draw:start-shape="id1280" draw:start-glue-point="6" draw:end-shape="id1283" svg:d="m58665 33437h3117v-755h3117">
          <text:p>GetTables()</text:p>
        </draw:connector>
        <draw:custom-shape draw:style-name="gr1" draw:text-style-name="P1" draw:id="id1284" draw:layer="layout" svg:width="3.527cm" svg:height="0.552cm" svg:x="49.204cm" svg:y="70.191cm">
          <text:p text:style-name="P3">ScXMLTableContext</text:p>
          <draw:enhanced-geometry svg:viewBox="0 0 21600 21600" draw:type="rectangle" draw:enhanced-path="M 0 0 L 21600 0 21600 21600 0 21600 0 0 Z N"/>
        </draw:custom-shape>
        <draw:custom-shape draw:style-name="class_20__28_external_20_module_29_" draw:id="id1285" draw:layer="layout" svg:width="60.673cm" svg:height="0.622cm" svg:x="49.068cm" svg:y="50.178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draw:glue-point draw:id="14" svg:x="4.744cm" svg:y="5cm"/>
          <draw:glue-point draw:id="15" svg:x="4.346cm" svg:y="5cm"/>
          <draw:glue-point draw:id="16" svg:x="3.923cm" svg:y="5cm"/>
          <draw:glue-point draw:id="17" svg:x="-4.886cm" svg:y="5cm"/>
          <draw:glue-point draw:id="18" svg:x="-4.48cm" svg:y="5cm"/>
          <draw:glue-point draw:id="19" svg:x="-4.026cm" svg:y="5cm"/>
          <text:p text:style-name="P2">SvXMLImportContext</text:p>
          <draw:enhanced-geometry svg:viewBox="0 0 21600 21600" draw:type="rectangle" draw:enhanced-path="M 0 0 L 21600 0 21600 21600 0 21600 0 0 Z N"/>
        </draw:custom-shape>
        <draw:connector draw:style-name="inheritance_20__28_public_29_" draw:layer="layout" draw:line-skew="2.156cm" svg:x1="50.967cm" svg:y1="70.191cm" svg:x2="50.961cm" svg:y2="50.8cm" draw:start-shape="id1284" draw:start-glue-point="0" draw:end-shape="id1285" draw:end-glue-point="4" svg:d="m50967 70191v-7539h-6v-11852">
          <text:p/>
        </draw:connector>
        <draw:custom-shape draw:style-name="gr1" draw:text-style-name="P1" draw:id="id1286" draw:layer="layout" svg:width="4.175cm" svg:height="0.6cm" svg:x="50.955cm" svg:y="71.343cm">
          <text:p text:style-name="P3">ScXMLTableColsContext</text:p>
          <draw:enhanced-geometry svg:viewBox="0 0 21600 21600" draw:type="rectangle" draw:enhanced-path="M 0 0 L 21600 0 21600 21600 0 21600 0 0 Z N"/>
        </draw:custom-shape>
        <draw:custom-shape draw:style-name="gr1" draw:text-style-name="P1" draw:id="id1287" draw:layer="layout" svg:width="4.175cm" svg:height="0.6cm" svg:x="53.379cm" svg:y="70.335cm">
          <text:p text:style-name="P3">ScXMLTableRowsContext</text:p>
          <draw:enhanced-geometry svg:viewBox="0 0 21600 21600" draw:type="rectangle" draw:enhanced-path="M 0 0 L 21600 0 21600 21600 0 21600 0 0 Z N"/>
        </draw:custom-shape>
        <draw:custom-shape draw:style-name="gr1" draw:text-style-name="P1" draw:id="id1288" draw:layer="layout" svg:width="4.343cm" svg:height="0.6cm" svg:x="55.922cm" svg:y="71.367cm">
          <text:p text:style-name="P3">ScXMLTableSourceContext</text:p>
          <draw:enhanced-geometry svg:viewBox="0 0 21600 21600" draw:type="rectangle" draw:enhanced-path="M 0 0 L 21600 0 21600 21600 0 21600 0 0 Z N"/>
        </draw:custom-shape>
        <draw:custom-shape draw:style-name="gr1" draw:text-style-name="P1" draw:id="id1289" draw:layer="layout" svg:width="4.535cm" svg:height="0.6cm" svg:x="58.418cm" svg:y="70.455cm">
          <text:p text:style-name="P3">ScXMLTableScenarioContext</text:p>
          <draw:enhanced-geometry svg:viewBox="0 0 21600 21600" draw:type="rectangle" draw:enhanced-path="M 0 0 L 21600 0 21600 21600 0 21600 0 0 Z N"/>
        </draw:custom-shape>
        <draw:custom-shape draw:style-name="gr1" draw:text-style-name="P1" draw:id="id1290" draw:layer="layout" svg:width="4.535cm" svg:height="0.6cm" svg:x="60.938cm" svg:y="71.343cm">
          <text:p text:style-name="P3">ScXMLTableShapesContext</text:p>
          <draw:enhanced-geometry svg:viewBox="0 0 21600 21600" draw:type="rectangle" draw:enhanced-path="M 0 0 L 21600 0 21600 21600 0 21600 0 0 Z N"/>
        </draw:custom-shape>
        <draw:connector draw:style-name="inheritance_20__28_public_29_" draw:layer="layout" draw:line-skew="2.047cm" svg:x1="53.042cm" svg:y1="71.343cm" svg:x2="53.667cm" svg:y2="50.8cm" draw:start-shape="id1286" draw:start-glue-point="0" draw:end-shape="id1285" draw:end-glue-point="5" svg:d="m53042 71343v-8224h625v-12319">
          <text:p/>
        </draw:connector>
        <draw:connector draw:style-name="inheritance_20__28_public_29_" draw:layer="layout" draw:line-skew="2.395cm" svg:x1="55.466cm" svg:y1="70.335cm" svg:x2="56.543cm" svg:y2="50.8cm" draw:start-shape="id1287" draw:start-glue-point="0" draw:end-shape="id1285" draw:end-glue-point="6" svg:d="m55466 70335v-7372h1077v-12163">
          <text:p/>
        </draw:connector>
        <draw:connector draw:style-name="inheritance_20__28_public_29_" draw:layer="layout" draw:line-skew="1.957cm" svg:x1="58.093cm" svg:y1="71.367cm" svg:x2="59.425cm" svg:y2="50.8cm" draw:start-shape="id1288" draw:start-glue-point="0" draw:end-shape="id1285" draw:end-glue-point="7" svg:d="m58093 71367v-8326h1332v-12241">
          <text:p/>
        </draw:connector>
        <draw:connector draw:style-name="inheritance_20__28_public_29_" draw:layer="layout" draw:line-skew="1.817cm" svg:x1="60.685cm" svg:y1="70.455cm" svg:x2="62.21cm" svg:y2="50.8cm" draw:start-shape="id1289" draw:start-glue-point="0" draw:end-shape="id1285" draw:end-glue-point="8" svg:d="m60685 70455v-8010h1525v-11645">
          <text:p/>
        </draw:connector>
        <draw:connector draw:style-name="inheritance_20__28_public_29_" draw:layer="layout" draw:line-skew="0.984cm" svg:x1="63.205cm" svg:y1="71.343cm" svg:x2="64.643cm" svg:y2="50.8cm" draw:start-shape="id1290" draw:start-glue-point="0" draw:end-shape="id1285" draw:end-glue-point="9" svg:d="m63205 71343v-9287h1438v-11256">
          <text:p/>
        </draw:connector>
        <draw:custom-shape draw:style-name="gr1" draw:text-style-name="P1" draw:id="id1291" draw:layer="layout" svg:width="2.825cm" svg:height="0.544cm" svg:x="71.223cm" svg:y="31.569cm">
          <text:p text:style-name="P3">ScMyTableData</text:p>
          <draw:enhanced-geometry svg:viewBox="0 0 21600 21600" draw:type="rectangle" draw:enhanced-path="M 0 0 L 21600 0 21600 21600 0 21600 0 0 Z N"/>
        </draw:custom-shape>
        <draw:connector draw:style-name="data_20_member_20__28_multiple_20_pointers_29_" draw:layer="layout" svg:x1="67.776cm" svg:y1="32.245cm" svg:x2="71.223cm" svg:y2="31.841cm" draw:start-shape="id1283" draw:start-glue-point="4" draw:end-shape="id1291" draw:end-glue-point="3" svg:d="m67776 32245h1724v-404h1723">
          <text:p/>
        </draw:connector>
        <draw:custom-shape draw:style-name="gr1" draw:text-style-name="P1" draw:id="id1292" draw:layer="layout" svg:width="4.175cm" svg:height="0.6cm" svg:x="63.509cm" svg:y="70.52cm">
          <text:p text:style-name="P3">ScXMLTableColContext</text:p>
          <draw:enhanced-geometry svg:viewBox="0 0 21600 21600" draw:type="rectangle" draw:enhanced-path="M 0 0 L 21600 0 21600 21600 0 21600 0 0 Z N"/>
        </draw:custom-shape>
        <draw:connector draw:style-name="inheritance_20__28_public_29_" draw:layer="layout" svg:x1="65.596cm" svg:y1="70.52cm" svg:x2="67.343cm" svg:y2="50.8cm" draw:start-shape="id1292" draw:start-glue-point="0" draw:end-shape="id1285" draw:end-glue-point="10" svg:d="m65596 70520v-9860h1747v-9860">
          <text:p/>
        </draw:connector>
        <draw:custom-shape draw:style-name="gr1" draw:text-style-name="P1" draw:id="id1293" draw:layer="layout" svg:width="4.175cm" svg:height="0.6cm" svg:x="65.79cm" svg:y="71.322cm">
          <text:p text:style-name="P3">ScXMLTableRowContext</text:p>
          <draw:enhanced-geometry svg:viewBox="0 0 21600 21600" draw:type="rectangle" draw:enhanced-path="M 0 0 L 21600 0 21600 21600 0 21600 0 0 Z N"/>
        </draw:custom-shape>
        <draw:connector draw:style-name="inheritance_20__28_public_29_" draw:layer="layout" svg:x1="67.877cm" svg:y1="71.322cm" svg:x2="70.061cm" svg:y2="50.8cm" draw:start-shape="id1293" draw:start-glue-point="0" draw:end-shape="id1285" draw:end-glue-point="11" svg:d="m67877 71322v-10261h2184v-10261">
          <text:p/>
        </draw:connector>
        <draw:custom-shape draw:style-name="gr1" draw:text-style-name="P1" draw:id="id1294" draw:layer="layout" svg:width="3.862cm" svg:height="0.571cm" svg:x="68.113cm" svg:y="28.873cm">
          <text:p text:style-name="P1">ScXMLAutoStylePoolP</text:p>
          <draw:enhanced-geometry svg:viewBox="0 0 21600 21600" draw:type="rectangle" draw:enhanced-path="M 0 0 L 21600 0 21600 21600 0 21600 0 0 Z N"/>
        </draw:custom-shape>
        <draw:custom-shape draw:style-name="class_20__28_external_20_module_29_" draw:id="id1295"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1294" draw:start-glue-point="0" draw:end-shape="id1295" draw:end-glue-point="2" svg:d="m70044 28873v-959h-39v-958">
          <text:p/>
        </draw:connector>
        <draw:connector draw:style-name="data_20_member_20__28_pointer_29_" draw:layer="layout" svg:x1="57.893cm" svg:y1="26.928cm" svg:x2="68.061cm" svg:y2="26.657cm" draw:start-shape="id1281" draw:start-glue-point="4" draw:end-shape="id1295" draw:end-glue-point="3" svg:d="m57893 26928h5084v-271h5084">
          <text:p>GetAutoStylePool()</text:p>
        </draw:connector>
        <draw:custom-shape draw:style-name="class_20__28_external_20_module_29_" draw:id="id1296"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draw:id="id1300"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draw:id="id1297"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draw:id="id1298"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draw:id="id1299"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1280" draw:start-glue-point="11" draw:end-shape="id1296" svg:d="m58665 34275h3234v105h3233">
          <text:p>xCellStylesPropertySetMapper</text:p>
        </draw:connector>
        <draw:connector draw:style-name="data_20_member_20__28_pointer_29_" draw:layer="layout" svg:x1="58.665cm" svg:y1="35.192cm" svg:x2="65.132cm" svg:y2="35.262cm" draw:start-shape="id1280" draw:start-glue-point="10" draw:end-shape="id1297" draw:end-glue-point="3" svg:d="m58665 35192h3234v70h3233">
          <text:p>xColumnStylesPropertySetMapper</text:p>
        </draw:connector>
        <draw:connector draw:style-name="data_20_member_20__28_pointer_29_" draw:layer="layout" svg:x1="58.665cm" svg:y1="36.176cm" svg:x2="65.132cm" svg:y2="36.143cm" draw:start-shape="id1280" draw:start-glue-point="12" draw:end-shape="id1298" draw:end-glue-point="3" svg:d="m58665 36176h3234v-33h3233">
          <text:p>xRowStylesPropertySetMapper</text:p>
        </draw:connector>
        <draw:connector draw:style-name="data_20_member_20__28_pointer_29_" draw:layer="layout" svg:x1="58.665cm" svg:y1="37.193cm" svg:x2="65.132cm" svg:y2="37.025cm" draw:start-shape="id1280" draw:start-glue-point="14" draw:end-shape="id1299" draw:end-glue-point="3" svg:d="m58665 37193h3234v-168h3233">
          <text:p>xTableStylesPropertySetMapper</text:p>
        </draw:connector>
        <draw:connector draw:style-name="data_20_member_20__28_pointer_29_" draw:layer="layout" svg:x1="58.665cm" svg:y1="38.293cm" svg:x2="67.076cm" svg:y2="40.444cm" draw:start-shape="id1280" draw:start-glue-point="1" draw:end-shape="id1300" svg:d="m58665 38293h4205v2151h4206">
          <text:p>xCellStylesExportPropertySetMapper</text:p>
        </draw:connector>
        <draw:custom-shape draw:style-name="class_20__28_external_20_module_29_" draw:id="id1301"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draw:id="id1302"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draw:id="id1303"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1280" draw:start-glue-point="9" draw:end-shape="id1301" draw:end-glue-point="3" svg:d="m58665 39235h4205v2038h4206">
          <text:p>xColumnStylesExportPropertySetMapper</text:p>
        </draw:connector>
        <draw:connector draw:style-name="data_20_member_20__28_pointer_29_" draw:layer="layout" svg:x1="58.665cm" svg:y1="40.355cm" svg:x2="67.076cm" svg:y2="42.103cm" draw:start-shape="id1280" draw:start-glue-point="8" draw:end-shape="id1302" draw:end-glue-point="3" svg:d="m58665 40355h4205v1748h4206">
          <text:p>xRowStylesExportPropertySetMapper</text:p>
        </draw:connector>
        <draw:connector draw:style-name="data_20_member_20__28_pointer_29_" draw:layer="layout" svg:x1="58.665cm" svg:y1="41.364cm" svg:x2="67.076cm" svg:y2="42.932cm" draw:start-shape="id1280" draw:start-glue-point="15" draw:end-shape="id1303" draw:end-glue-point="3" svg:d="m58665 41364h4205v1568h4206">
          <text:p>xTableStylesExportPropertySetMapper</text:p>
        </draw:connector>
        <draw:custom-shape draw:style-name="class_20__28_external_20_module_29_" draw:id="id1305" draw:layer="layout" svg:width="5.91cm" svg:height="0.596cm" svg:x="85.037cm" svg:y="24.88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1" draw:id="id1304" draw:layer="layout" svg:width="5.416cm" svg:height="0.57cm" svg:x="80.891cm" svg:y="30.403cm">
          <text:p text:style-name="P1">ScXMLCellExportPropertyMapper</text:p>
          <draw:enhanced-geometry svg:viewBox="0 0 21600 21600" draw:type="rectangle" draw:enhanced-path="M 0 0 L 21600 0 21600 21600 0 21600 0 0 Z N"/>
        </draw:custom-shape>
        <draw:connector draw:style-name="inheritance_20__28_public_29_" draw:layer="layout" svg:x1="83.599cm" svg:y1="30.403cm" svg:x2="85.661cm" svg:y2="25.476cm" draw:start-shape="id1304" draw:start-glue-point="0" draw:end-shape="id1305" draw:end-glue-point="4" svg:d="m83599 30403v-2463h2062v-2464">
          <text:p/>
        </draw:connector>
        <draw:custom-shape draw:style-name="gr1" draw:text-style-name="P1" draw:layer="layout" svg:width="4.017cm" svg:height="0.57cm" svg:x="62.749cm" svg:y="44.657cm">
          <text:p text:style-name="P1">ScFormatRangeStyles</text:p>
          <draw:enhanced-geometry svg:viewBox="0 0 21600 21600" draw:type="rectangle" draw:enhanced-path="M 0 0 L 21600 0 21600 21600 0 21600 0 0 Z N"/>
        </draw:custom-shape>
        <draw:custom-shape draw:style-name="gr1" draw:text-style-name="P1" draw:id="id1308" draw:layer="layout" svg:width="3.901cm" svg:height="2.019cm" svg:x="40.99cm" svg:y="30.508cm">
          <draw:glue-point draw:id="4" svg:x="4.998cm" svg:y="-3.209cm"/>
          <text:p text:style-name="P1">ScMyStylesImportHelper</text:p>
          <draw:enhanced-geometry svg:viewBox="0 0 21600 21600" draw:type="rectangle" draw:enhanced-path="M 0 0 L 21600 0 21600 21600 0 21600 0 0 Z N"/>
        </draw:custom-shape>
        <draw:custom-shape draw:style-name="gr1" draw:text-style-name="P1" draw:id="id1306" draw:layer="layout" svg:width="2.721cm" svg:height="3.914cm" svg:x="33.176cm" svg:y="30.247cm">
          <draw:glue-point draw:id="4" svg:x="4.998cm" svg:y="-3.942cm"/>
          <text:p text:style-name="P1">ScXMLImport</text:p>
          <draw:enhanced-geometry svg:viewBox="0 0 21600 21600" draw:type="rectangle" draw:enhanced-path="M 0 0 L 21600 0 21600 21600 0 21600 0 0 Z N"/>
        </draw:custom-shape>
        <draw:custom-shape draw:style-name="class_20__28_external_20_module_29_" draw:id="id1307" draw:layer="layout" svg:width="2.463cm" svg:height="1.037cm" svg:x="34.938cm" svg:y="26.436cm">
          <text:p>SvXMLImport</text:p>
          <draw:enhanced-geometry svg:viewBox="0 0 21600 21600" draw:type="rectangle" draw:enhanced-path="M 0 0 L 21600 0 21600 21600 0 21600 0 0 Z N"/>
        </draw:custom-shape>
        <draw:connector draw:style-name="inheritance_20__28_public_29_" draw:layer="layout" svg:x1="34.536cm" svg:y1="30.247cm" svg:x2="36.169cm" svg:y2="27.473cm" draw:start-shape="id1306" draw:start-glue-point="0" draw:end-shape="id1307" draw:end-glue-point="2" svg:d="m34536 30247v-1387h1633v-1387">
          <text:p/>
        </draw:connector>
        <draw:connector draw:style-name="data_20_member_20__28_pointer_29_" draw:layer="layout" svg:x1="35.895cm" svg:y1="30.662cm" svg:x2="40.99cm" svg:y2="31.517cm" draw:start-shape="id1306" draw:start-glue-point="4" draw:end-shape="id1308" svg:d="m35895 30662h2548v855h2547">
          <text:p>GetStylesImportHelper()</text:p>
        </draw:connector>
        <draw:custom-shape draw:style-name="gr5" draw:id="id1309" draw:layer="layout" svg:width="1.943cm" svg:height="0.622cm" svg:x="47.534cm" svg:y="30.325cm">
          <text:p>ScMyStyle</text:p>
          <draw:enhanced-geometry svg:viewBox="0 0 21600 21600" draw:type="rectangle" draw:enhanced-path="M 0 0 L 21600 0 21600 21600 0 21600 0 0 Z N"/>
        </draw:custom-shape>
        <draw:connector draw:style-name="data_20_member_20__28_multiple_29_" draw:layer="layout" svg:x1="44.889cm" svg:y1="30.87cm" svg:x2="47.534cm" svg:y2="30.636cm" draw:start-shape="id1308" draw:start-glue-point="4" draw:end-shape="id1309" draw:end-glue-point="3" svg:d="m44889 30870h1323v-234h1322">
          <text:p>aCellStyles</text:p>
        </draw:connector>
        <draw:custom-shape draw:style-name="gr1" draw:text-style-name="P1" draw:id="id1310" draw:layer="layout" svg:width="5.184cm" svg:height="0.544cm" svg:x="37.426cm" svg:y="37.529cm">
          <text:p text:style-name="P1">ScXMLCellImportPropertyMapper</text:p>
          <draw:enhanced-geometry svg:viewBox="0 0 21600 21600" draw:type="rectangle" draw:enhanced-path="M 0 0 L 21600 0 21600 21600 0 21600 0 0 Z N"/>
        </draw:custom-shape>
        <draw:custom-shape draw:style-name="class_20__28_external_20_module_29_" draw:id="id1311" draw:layer="layout" svg:width="4.717cm" svg:height="0.57cm" svg:x="37.944cm" svg:y="35.482cm">
          <text:p>SvXMLImportPropertyMapper</text:p>
          <draw:enhanced-geometry svg:viewBox="0 0 21600 21600" draw:type="rectangle" draw:enhanced-path="M 0 0 L 21600 0 21600 21600 0 21600 0 0 Z N"/>
        </draw:custom-shape>
        <draw:connector draw:style-name="inheritance_20__28_public_29_" draw:layer="layout" svg:x1="40.018cm" svg:y1="37.529cm" svg:x2="40.302cm" svg:y2="36.052cm" draw:start-shape="id1310" draw:start-glue-point="0" draw:end-shape="id1311" draw:end-glue-point="2" svg:d="m40018 37529v-738h284v-739">
          <text:p/>
        </draw:connector>
        <draw:custom-shape draw:style-name="gr40" draw:id="id1313" draw:layer="layout" svg:width="4.173cm" svg:height="0.674cm" svg:x="78.119cm" svg:y="32.684cm">
          <text:p>ScChartListenerCollection</text:p>
          <draw:enhanced-geometry svg:viewBox="0 0 21600 21600" draw:type="rectangle" draw:enhanced-path="M 0 0 L 21600 0 21600 21600 0 21600 0 0 Z N"/>
        </draw:custom-shape>
        <draw:connector draw:style-name="data_20_member_20__28_pointer_29_" draw:layer="layout" svg:x1="75.73cm" svg:y1="33.27cm" svg:x2="78.119cm" svg:y2="33.021cm" draw:start-shape="id1312" draw:start-glue-point="4" draw:end-shape="id1313" draw:end-glue-point="3" svg:d="m75730 33270h1194v-249h1195">
          <text:p/>
        </draw:connector>
        <draw:custom-shape draw:style-name="gr5" draw:id="id1314" draw:layer="layout" svg:width="3.654cm" svg:height="0.622cm" svg:x="78.378cm" svg:y="33.876cm">
          <text:p>ScMyToResizeShape</text:p>
          <draw:enhanced-geometry svg:viewBox="0 0 21600 21600" draw:type="rectangle" draw:enhanced-path="M 0 0 L 21600 0 21600 21600 0 21600 0 0 Z N"/>
        </draw:custom-shape>
        <draw:connector draw:style-name="data_20_member_20__28_multiple_29_" draw:layer="layout" svg:x1="75.73cm" svg:y1="33.587cm" svg:x2="78.378cm" svg:y2="34.187cm" draw:start-shape="id1312" draw:start-glue-point="5" draw:end-shape="id1314" draw:end-glue-point="3" svg:d="m75730 33587h1324v600h1324">
          <text:p/>
        </draw:connector>
        <draw:connector draw:style-name="class" draw:layer="layout" svg:x1="67.776cm" svg:y1="33.045cm" svg:x2="72.106cm" svg:y2="33.81cm" draw:start-shape="id1283" draw:start-glue-point="5" draw:end-shape="id1312" draw:end-glue-point="3" svg:d="m67776 33045h2166v765h2164">
          <text:p>aResizeShapes</text:p>
        </draw:connector>
        <draw:frame draw:style-name="annotation" draw:layer="layout" svg:width="9.175cm" svg:height="2.251cm" svg:x="74.671cm" svg:y="35.46cm">
          <draw:text-box>
            <text:p>Class <text:span text:style-name="T1">ScMyShapeResizer </text:span>has method <text:span text:style-name="T1">CreateChartListener()</text:span> that register all chart objects with specified listening ranges.</text:p>
          </draw:text-box>
        </draw:frame>
        <draw:custom-shape draw:style-name="gr1" draw:text-style-name="P1" draw:id="id1315" draw:layer="layout" svg:width="5.002cm" svg:height="0.88cm" svg:x="104.87cm" svg:y="63.346cm">
          <draw:glue-point draw:id="4" svg:x="5cm" svg:y="2.818cm"/>
          <draw:glue-point draw:id="5" svg:x="5cm" svg:y="-2.715cm"/>
          <text:p text:style-name="P1">ScXMLDataPilotMemberContext</text:p>
          <draw:enhanced-geometry svg:viewBox="0 0 21600 21600" draw:type="rectangle" draw:enhanced-path="M 0 0 L 21600 0 21600 21600 0 21600 0 0 Z N"/>
        </draw:custom-shape>
        <draw:connector draw:style-name="inheritance_20__28_public_29_" draw:layer="layout" draw:line-skew="-3.732cm" svg:x1="107.371cm" svg:y1="63.346cm" svg:x2="108.187cm" svg:y2="50.8cm" draw:start-shape="id1315" draw:start-glue-point="0" draw:end-shape="id1285" draw:end-glue-point="14" svg:d="m107371 63346v-10005h816v-2541">
          <text:p/>
        </draw:connector>
        <draw:custom-shape draw:style-name="gr1" draw:text-style-name="P1" draw:id="id1316" draw:layer="layout" svg:width="5.234cm" svg:height="0.622cm" svg:x="98.054cm" svg:y="61.741cm">
          <text:p text:style-name="P1">ScXMLDataPilotMembersContext</text:p>
          <draw:enhanced-geometry svg:viewBox="0 0 21600 21600" draw:type="rectangle" draw:enhanced-path="M 0 0 L 21600 0 21600 21600 0 21600 0 0 Z N"/>
        </draw:custom-shape>
        <draw:connector draw:style-name="inheritance_20__28_public_29_" draw:layer="layout" draw:line-skew="-2.761cm" svg:x1="100.671cm" svg:y1="61.741cm" svg:x2="105.772cm" svg:y2="50.8cm" draw:start-shape="id1316" draw:start-glue-point="0" draw:end-shape="id1285" draw:end-glue-point="15" svg:d="m100671 61741v-8231h5101v-2710">
          <text:p/>
        </draw:connector>
        <draw:connector draw:style-name="local_20_usage_20__2f__20_return_20_type" draw:layer="layout" svg:x1="103.288cm" svg:y1="62.052cm" svg:x2="104.87cm" svg:y2="63.786cm" draw:start-shape="id1316" draw:start-glue-point="1" draw:end-shape="id1315" draw:end-glue-point="3" svg:d="m103288 62052h791v1734h791">
          <text:p/>
        </draw:connector>
        <draw:custom-shape draw:style-name="gr1" draw:text-style-name="P1" draw:id="id1317" draw:layer="layout" svg:width="4.64cm" svg:height="2.255cm" svg:x="91.756cm" svg:y="62.129cm">
          <draw:glue-point draw:id="4" svg:x="5cm" svg:y="-3.503cm"/>
          <draw:glue-point draw:id="5" svg:x="5cm" svg:y="-1.432cm"/>
          <draw:glue-point draw:id="6" svg:x="5cm" svg:y="1.787cm"/>
          <draw:glue-point draw:id="7" svg:x="5cm" svg:y="3.623cm"/>
          <text:p text:style-name="P1">ScXMLDataPilotLevelContext</text:p>
          <draw:enhanced-geometry svg:viewBox="0 0 21600 21600" draw:type="rectangle" draw:enhanced-path="M 0 0 L 21600 0 21600 21600 0 21600 0 0 Z N"/>
        </draw:custom-shape>
        <draw:connector draw:style-name="local_20_usage_20__2f__20_return_20_type" draw:layer="layout" svg:x1="96.396cm" svg:y1="62.467cm" svg:x2="98.054cm" svg:y2="62.052cm" draw:start-shape="id1317" draw:start-glue-point="4" draw:end-shape="id1316" draw:end-glue-point="3" svg:d="m96396 62467h829v-415h829">
          <text:p/>
        </draw:connector>
        <draw:custom-shape draw:style-name="gr1" draw:text-style-name="P1" draw:id="id1318" draw:layer="layout" svg:width="4.485cm" svg:height="2.438cm" svg:x="84.81cm" svg:y="60.934cm">
          <draw:glue-point draw:id="4" svg:x="4.998cm" svg:y="-1.599cm"/>
          <draw:glue-point draw:id="5" svg:x="4.999cm" svg:y="2.721cm"/>
          <draw:glue-point draw:id="6" svg:x="-5.001cm" svg:y="2.708cm"/>
          <draw:glue-point draw:id="7" svg:x="4.998cm" svg:y="-3.724cm"/>
          <text:p text:style-name="P1">ScXMLDataPilotFieldContext</text:p>
          <draw:enhanced-geometry svg:viewBox="0 0 21600 21600" draw:type="rectangle" draw:enhanced-path="M 0 0 L 21600 0 21600 21600 0 21600 0 0 Z N"/>
        </draw:custom-shape>
        <draw:connector draw:style-name="local_20_usage_20__2f__20_return_20_type" draw:layer="layout" svg:x1="89.294cm" svg:y1="62.816cm" svg:x2="91.756cm" svg:y2="63.256cm" draw:start-shape="id1318" draw:start-glue-point="5" draw:end-shape="id1317" draw:end-glue-point="3" svg:d="m89294 62816h1231v440h1231">
          <text:p/>
        </draw:connector>
        <draw:custom-shape draw:style-name="gr1" draw:text-style-name="P1" draw:id="id1319" draw:layer="layout" svg:width="4.743cm" svg:height="3.11cm" svg:x="77.915cm" svg:y="62.311cm">
          <draw:glue-point draw:id="4" svg:x="4.998cm" svg:y="-3.675cm"/>
          <draw:glue-point draw:id="5" svg:x="4.998cm" svg:y="-2.257cm"/>
          <draw:glue-point draw:id="6" svg:x="4.998cm" svg:y="-0.926cm"/>
          <draw:glue-point draw:id="7" svg:x="4.998cm" svg:y="1.157cm"/>
          <draw:glue-point draw:id="8" svg:x="4.998cm" svg:y="2.659cm"/>
          <draw:glue-point draw:id="9" svg:x="4.998cm" svg:y="4.157cm"/>
          <draw:glue-point draw:id="10" svg:x="-5.001cm" svg:y="-3.842cm"/>
          <text:p text:style-name="P1">ScXMLDataPilotTableContext</text:p>
          <draw:enhanced-geometry svg:viewBox="0 0 21600 21600" draw:type="rectangle" draw:enhanced-path="M 0 0 L 21600 0 21600 21600 0 21600 0 0 Z N"/>
        </draw:custom-shape>
        <draw:connector draw:style-name="local_20_usage_20__2f__20_return_20_type" draw:layer="layout" svg:x1="82.656cm" svg:y1="62.724cm" svg:x2="84.81cm" svg:y2="62.153cm" draw:start-shape="id1319" draw:start-glue-point="4" draw:end-shape="id1318" draw:end-glue-point="3" svg:d="m82656 62724h1077v-571h1077">
          <text:p/>
        </draw:connector>
        <draw:custom-shape draw:style-name="gr1" draw:text-style-name="P1" draw:id="id1320" draw:layer="layout" svg:width="4.769cm" svg:height="0.778cm" svg:x="70.445cm" svg:y="62.878cm">
          <text:p text:style-name="P1">ScXMLDataPilotTablesContext</text:p>
          <draw:enhanced-geometry svg:viewBox="0 0 21600 21600" draw:type="rectangle" draw:enhanced-path="M 0 0 L 21600 0 21600 21600 0 21600 0 0 Z N"/>
        </draw:custom-shape>
        <draw:connector draw:style-name="local_20_usage_20__2f__20_return_20_type" draw:layer="layout" svg:x1="75.214cm" svg:y1="63.267cm" svg:x2="77.915cm" svg:y2="63.866cm" draw:start-shape="id1320" draw:start-glue-point="1" draw:end-shape="id1319" draw:end-glue-point="3" svg:d="m75214 63267h1350v599h1351">
          <text:p/>
        </draw:connector>
        <draw:custom-shape draw:style-name="gr1" draw:text-style-name="P1" draw:id="id1321" draw:layer="layout" svg:width="3.37cm" svg:height="7.724cm" svg:x="46.559cm" svg:y="56.843cm">
          <draw:glue-point draw:id="4" svg:x="5cm" svg:y="4.418cm"/>
          <text:p text:style-name="P1">ScXMLBodyContext</text:p>
          <draw:enhanced-geometry svg:viewBox="0 0 21600 21600" draw:type="rectangle" draw:enhanced-path="M 0 0 L 21600 0 21600 21600 0 21600 0 0 Z N"/>
        </draw:custom-shape>
        <draw:connector draw:style-name="inheritance_20__28_public_29_" draw:layer="layout" svg:x1="48.244cm" svg:y1="56.843cm" svg:x2="49.76cm" svg:y2="50.8cm" draw:start-shape="id1321" draw:start-glue-point="0" draw:end-shape="id1285" draw:end-glue-point="17" svg:d="m48244 56843v-3021h1516v-3022">
          <text:p/>
        </draw:connector>
        <draw:connector draw:style-name="local_20_usage_20__2f__20_return_20_type" draw:layer="layout" svg:x1="49.929cm" svg:y1="64.117cm" svg:x2="70.445cm" svg:y2="63.267cm" draw:start-shape="id1321" draw:start-glue-point="4" draw:end-shape="id1320" draw:end-glue-point="3" svg:d="m49929 64117h10258v-850h10258">
          <text:p/>
        </draw:connector>
        <draw:connector draw:style-name="data_20_member_20__28_pointer_29_" draw:layer="layout" draw:line-skew="0cm 1.029cm" svg:x1="109.872cm" svg:y1="64.033cm" svg:x2="84.81cm" svg:y2="62.813cm" draw:start-shape="id1315" draw:start-glue-point="4" draw:end-shape="id1318" draw:end-glue-point="6" svg:d="m109872 64033h500v1722h-26063v-2942h501">
          <text:p/>
        </draw:connector>
        <draw:frame draw:style-name="annotation" draw:layer="layout" svg:width="11.43cm" svg:height="1.81cm" svg:x="100.667cm" svg:y="66.511cm">
          <draw:text-box>
            <text:p><text:span text:style-name="T1">ScXMLDataPilotMemberContext</text:span> picks up the attributes of a field member from the XML, creates an instance of <text:span text:style-name="T1">ScDPSaveMember</text:span> with those attributes, and pass that instance to <text:span text:style-name="T1">ScXMLDataPilotFieldContext</text:span>.</text:p>
          </draw:text-box>
        </draw:frame>
        <draw:custom-shape draw:style-name="gr40" draw:id="id1322" draw:layer="layout" svg:width="3.602cm" svg:height="0.596cm" svg:x="92.296cm" svg:y="60.287cm">
          <text:p>ScDPSaveDimension</text:p>
          <draw:enhanced-geometry svg:viewBox="0 0 21600 21600" draw:type="rectangle" draw:enhanced-path="M 0 0 L 21600 0 21600 21600 0 21600 0 0 Z N"/>
        </draw:custom-shape>
        <draw:connector draw:style-name="data_20_member_20__28_pointer_29_" draw:layer="layout" svg:x1="89.293cm" svg:y1="61.764cm" svg:x2="92.296cm" svg:y2="60.585cm" draw:start-shape="id1318" draw:start-glue-point="4" draw:end-shape="id1322" draw:end-glue-point="3" svg:d="m89293 61764h1502v-1179h1501">
          <text:p/>
        </draw:connector>
        <draw:custom-shape draw:style-name="gr40" draw:id="id1323" draw:layer="layout" svg:width="3.265cm" svg:height="0.57cm" svg:x="111.035cm" svg:y="63.034cm">
          <text:p>ScDPSaveMember</text:p>
          <draw:enhanced-geometry svg:viewBox="0 0 21600 21600" draw:type="rectangle" draw:enhanced-path="M 0 0 L 21600 0 21600 21600 0 21600 0 0 Z N"/>
        </draw:custom-shape>
        <draw:connector draw:style-name="local_20_usage_20__2f__20_return_20_type" draw:layer="layout" svg:x1="109.872cm" svg:y1="63.548cm" svg:x2="111.035cm" svg:y2="63.319cm" draw:start-shape="id1315" draw:start-glue-point="5" draw:end-shape="id1323" draw:end-glue-point="3" svg:d="m109872 63548h581v-229h582">
          <text:p/>
        </draw:connector>
        <draw:connector draw:style-name="data_20_member_20__28_pointer_29_" draw:layer="layout" draw:line-skew="0cm -0.407cm" svg:x1="89.293cm" svg:y1="61.246cm" svg:x2="77.915cm" svg:y2="62.672cm" draw:start-shape="id1318" draw:start-glue-point="7" draw:end-shape="id1319" draw:end-glue-point="10" svg:d="m89293 61246h501v-1219h-12380v2645h501">
          <text:p/>
        </draw:connector>
      </draw:page>
      <draw:page draw:name="sfx2" draw:style-name="dp1" draw:master-page-name="Default">
        <office:forms form:automatic-focus="false" form:apply-design-mode="false"/>
        <draw:frame draw:style-name="annotation" draw:layer="layout" svg:width="9.258cm" svg:height="2.876cm" svg:x="57.767cm" svg:y="30.74cm">
          <draw:text-box>
            <text:p text:style-name="P2"><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1" draw:id="id1324" draw:layer="layout" svg:width="2.534cm" svg:height="4.056cm" svg:x="49.646cm" svg:y="35.971cm">
          <draw:glue-point draw:id="4" svg:x="5cm" svg:y="-2.572cm"/>
          <draw:glue-point draw:id="5" svg:x="5cm" svg:y="2.8cm"/>
          <draw:glue-point draw:id="6" svg:x="5cm" svg:y="4.1cm"/>
          <draw:glue-point draw:id="7" svg:x="5cm" svg:y="1.427cm"/>
          <text:p text:style-name="P3">SfxObjectShell</text:p>
          <draw:enhanced-geometry svg:viewBox="0 0 21600 21600" draw:type="rectangle" draw:enhanced-path="M 0 0 L 21600 0 21600 21600 0 21600 0 0 Z N"/>
        </draw:custom-shape>
        <draw:custom-shape draw:style-name="gr1" draw:text-style-name="P1" draw:id="id1325"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3">SfxMedium</text:p>
          <draw:enhanced-geometry svg:viewBox="0 0 21600 21600" draw:type="rectangle" draw:enhanced-path="M 0 0 L 21600 0 21600 21600 0 21600 0 0 Z N"/>
        </draw:custom-shape>
        <draw:custom-shape draw:style-name="gr1" draw:text-style-name="P1" draw:id="id1327"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3">SfxShell</text:p>
          <draw:enhanced-geometry svg:viewBox="0 0 21600 21600" draw:type="rectangle" draw:enhanced-path="M 0 0 L 21600 0 21600 21600 0 21600 0 0 Z N"/>
        </draw:custom-shape>
        <draw:custom-shape draw:style-name="gr1" draw:text-style-name="P1" draw:layer="layout" svg:width="2.686cm" svg:height="1.051cm" svg:x="62.702cm" svg:y="21.599cm">
          <text:p text:style-name="P3">SotObject</text:p>
          <draw:enhanced-geometry svg:viewBox="0 0 21600 21600" draw:type="rectangle" draw:enhanced-path="M 0 0 L 21600 0 21600 21600 0 21600 0 0 Z N"/>
        </draw:custom-shape>
        <draw:custom-shape draw:style-name="class_20__28_external_20_module_29_" draw:id="id1328" draw:layer="layout" svg:width="2.831cm" svg:height="0.591cm" svg:x="48.221cm" svg:y="26.85cm">
          <text:p text:style-name="P2">SfxBroadcaster</text:p>
          <draw:enhanced-geometry svg:viewBox="0 0 21600 21600" draw:type="rectangle" draw:enhanced-path="M 0 0 L 21600 0 21600 21600 0 21600 0 0 Z N"/>
        </draw:custom-shape>
        <draw:custom-shape draw:style-name="gr1" draw:text-style-name="P1" draw:id="id1326" draw:layer="layout" svg:width="3.794cm" svg:height="0.864cm" svg:x="55.617cm" svg:y="34.276cm">
          <text:p text:style-name="P3">SfxStyleSheetBasePool</text:p>
          <draw:enhanced-geometry svg:viewBox="0 0 21600 21600" draw:type="rectangle" draw:enhanced-path="M 0 0 L 21600 0 21600 21600 0 21600 0 0 Z N"/>
        </draw:custom-shape>
        <draw:connector draw:style-name="data_20_member_20__28_pointer_29_" draw:text-style-name="P2" draw:layer="layout" svg:x1="52.18cm" svg:y1="36.956cm" svg:x2="54.7cm" svg:y2="28.192cm" draw:start-shape="id1324" draw:start-glue-point="4" draw:end-shape="id1325" draw:end-glue-point="3" svg:d="m52180 36956h1260v-8764h1260">
          <text:p text:style-name="P2">GetMedium()</text:p>
        </draw:connector>
        <draw:connector draw:style-name="data_20_member_20__28_pointer_29_" draw:layer="layout" svg:x1="52.18cm" svg:y1="37.999cm" svg:x2="55.617cm" svg:y2="34.708cm" draw:start-shape="id1324" draw:start-glue-point="1" draw:end-shape="id1326" draw:end-glue-point="3" svg:d="m52180 37999h1719v-3291h1718">
          <text:p/>
        </draw:connector>
        <draw:connector draw:style-name="inheritance_20__28_public_29_" draw:layer="layout" svg:x1="50.913cm" svg:y1="35.971cm" svg:x2="48.993cm" svg:y2="32.66cm" draw:start-shape="id1324" draw:start-glue-point="0" draw:end-shape="id1327" draw:end-glue-point="8" svg:d="m50913 35971v-1655h-1920v-1656">
          <text:p/>
        </draw:connector>
        <draw:connector draw:style-name="inheritance_20__28_public_29_" draw:layer="layout" svg:x1="47.512cm" svg:y1="31.611cm" svg:x2="49.636cm" svg:y2="27.441cm" draw:start-shape="id1327" draw:start-glue-point="0" draw:end-shape="id1328" draw:end-glue-point="2" svg:d="m47512 31611v-2086h2124v-2084">
          <text:p/>
        </draw:connector>
        <draw:custom-shape draw:style-name="gr3" draw:layer="layout" svg:width="2.862cm" svg:height="1.058cm" svg:x="41.247cm" svg:y="29.577cm">
          <text:p text:style-name="P2">SfxFilter</text:p>
          <draw:enhanced-geometry svg:viewBox="0 0 21600 21600" draw:type="rectangle" draw:enhanced-path="M 0 0 L 21600 0 21600 21600 0 21600 0 0 Z N"/>
        </draw:custom-shape>
        <draw:custom-shape draw:style-name="gr1" draw:text-style-name="P1" draw:id="id1330" draw:layer="layout" svg:width="2.937cm" svg:height="0.675cm" svg:x="31.497cm" svg:y="32.891cm">
          <text:p text:style-name="P3">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2">SfxFilterMatcher</text:p>
          <draw:enhanced-geometry svg:viewBox="0 0 21600 21600" draw:type="rectangle" draw:enhanced-path="M 0 0 L 21600 0 21600 21600 0 21600 0 0 Z N"/>
        </draw:custom-shape>
        <draw:custom-shape draw:style-name="gr1" draw:text-style-name="P1" draw:id="id1329" draw:layer="layout" svg:width="2.852cm" svg:height="3.09cm" svg:x="27.267cm" svg:y="32.793cm">
          <draw:glue-point draw:id="4" svg:x="5cm" svg:y="2.637cm"/>
          <draw:glue-point draw:id="5" svg:x="5cm" svg:y="-2.699cm"/>
          <text:p text:style-name="P3">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1329" draw:start-glue-point="1" draw:end-shape="id1330" draw:end-glue-point="3" svg:d="m30119 34338h689v-1110h689">
          <text:p/>
        </draw:connector>
        <draw:custom-shape draw:style-name="gr3" draw:id="id1331" draw:layer="layout" svg:width="1.869cm" svg:height="0.623cm" svg:x="31.284cm" svg:y="35.734cm">
          <text:p text:style-name="P2">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1331" draw:start-glue-point="0" draw:end-shape="id1327" draw:end-glue-point="4" svg:d="m32218 35734v-1537h14200v-1537">
          <text:p/>
        </draw:connector>
        <draw:connector draw:style-name="data_20_member_20__28_pointer_29_" draw:layer="layout" svg:x1="30.119cm" svg:y1="35.152cm" svg:x2="31.284cm" svg:y2="36.045cm" draw:start-shape="id1329" draw:start-glue-point="4" draw:end-shape="id1331" svg:d="m30119 35152h582v893h583">
          <text:p/>
        </draw:connector>
        <draw:custom-shape draw:style-name="class_20__28_external_20_module_29_" draw:id="id1332" draw:layer="layout" svg:width="2.164cm" svg:height="0.678cm" svg:x="60.563cm" svg:y="29.725cm">
          <text:p text:style-name="P2">SfxItemSet</text:p>
          <draw:enhanced-geometry svg:viewBox="0 0 21600 21600" draw:type="rectangle" draw:enhanced-path="M 0 0 L 21600 0 21600 21600 0 21600 0 0 Z N"/>
        </draw:custom-shape>
        <draw:connector draw:style-name="data_20_member_20__28_pointer_29_" draw:text-style-name="P2" draw:layer="layout" svg:x1="57.431cm" svg:y1="30.07cm" svg:x2="60.563cm" svg:y2="30.064cm" draw:start-shape="id1325" draw:start-glue-point="11" draw:end-shape="id1332" draw:end-glue-point="3" svg:d="m57431 30070h1567v-6h1565">
          <text:p text:style-name="P2">GetItemSet()</text:p>
        </draw:connector>
        <draw:custom-shape draw:style-name="gr1" draw:text-style-name="P1" draw:id="id1333" draw:layer="layout" svg:width="4.303cm" svg:height="2.514cm" svg:x="57.33cm" svg:y="44.767cm">
          <draw:glue-point draw:id="4" svg:x="4.998cm" svg:y="-3.294cm"/>
          <draw:glue-point draw:id="5" svg:x="4.998cm" svg:y="-1.463cm"/>
          <draw:glue-point draw:id="6" svg:x="4.998cm" svg:y="1.595cm"/>
          <text:p text:style-name="P3">SfxApplication</text:p>
          <draw:enhanced-geometry svg:viewBox="0 0 21600 21600" draw:type="rectangle" draw:enhanced-path="M 0 0 L 21600 0 21600 21600 0 21600 0 0 Z N"/>
        </draw:custom-shape>
        <draw:custom-shape draw:style-name="gr1" draw:text-style-name="P1" draw:id="id1334" draw:layer="layout" svg:width="3.369cm" svg:height="1.011cm" svg:x="63.81cm" svg:y="45.622cm">
          <text:p text:style-name="P3">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1333" draw:start-glue-point="4" draw:end-shape="id1334" draw:end-glue-point="3" svg:d="m61631 45196h1090v931h1089">
          <text:p/>
        </draw:connector>
        <draw:custom-shape draw:style-name="class_20__28_external_20_module_29_" draw:id="id1351" draw:layer="layout" svg:width="2.096cm" svg:height="0.546cm" svg:x="59.515cm" svg:y="22.322cm">
          <text:p text:style-name="P2">SvStream</text:p>
          <draw:enhanced-geometry svg:viewBox="0 0 21600 21600" draw:type="rectangle" draw:enhanced-path="M 0 0 L 21600 0 21600 21600 0 21600 0 0 Z N"/>
        </draw:custom-shape>
        <draw:custom-shape draw:style-name="gr1" draw:text-style-name="P1" draw:id="id1335" draw:layer="layout" svg:width="2.488cm" svg:height="0.979cm" svg:x="43.018cm" svg:y="41.676cm">
          <draw:glue-point draw:id="4" svg:x="-2.339cm" svg:y="-5.005cm"/>
          <draw:glue-point draw:id="5" svg:x="2.234cm" svg:y="-5.005cm"/>
          <text:p text:style-name="P3">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1335" draw:start-glue-point="0" draw:end-shape="id1327" draw:end-glue-point="2" svg:d="m44262 41676v-1392h3250v-7622">
          <text:p/>
        </draw:connector>
        <draw:custom-shape draw:style-name="gr1" draw:text-style-name="P1" draw:id="id1336" draw:layer="layout" svg:width="2.937cm" svg:height="1.032cm" svg:x="39.976cm" svg:y="39.638cm">
          <draw:glue-point draw:id="4" svg:x="-2.557cm" svg:y="5cm"/>
          <draw:glue-point draw:id="5" svg:x="2.553cm" svg:y="5cm"/>
          <text:p text:style-name="P3">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1335" draw:start-glue-point="4" draw:end-shape="id1336" draw:end-glue-point="5" svg:d="m43681 41676v-503h-1488v-503">
          <text:p/>
        </draw:connector>
        <draw:custom-shape draw:style-name="gr1" draw:text-style-name="P1" draw:id="id1337" draw:layer="layout" svg:width="2.488cm" svg:height="0.979cm" svg:x="37.171cm" svg:y="42.709cm">
          <draw:glue-point draw:id="4" svg:x="-2.339cm" svg:y="-5.005cm"/>
          <draw:glue-point draw:id="5" svg:x="2.234cm" svg:y="-5.005cm"/>
          <text:p text:style-name="P3">SfxBaseModel</text:p>
          <draw:enhanced-geometry svg:viewBox="0 0 21600 21600" draw:type="rectangle" draw:enhanced-path="M 0 0 L 21600 0 21600 21600 0 21600 0 0 Z N"/>
        </draw:custom-shape>
        <draw:custom-shape draw:style-name="gr1" draw:text-style-name="P1" draw:id="id1338" draw:layer="layout" svg:width="2.488cm" svg:height="0.979cm" svg:x="40.214cm" svg:y="42.708cm">
          <draw:glue-point draw:id="4" svg:x="-2.339cm" svg:y="-5.005cm"/>
          <draw:glue-point draw:id="5" svg:x="2.234cm" svg:y="-5.005cm"/>
          <text:p text:style-name="P3">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1337" draw:start-glue-point="0" draw:end-shape="id1336" draw:end-glue-point="4" svg:d="m38415 42709v-1020h2279v-1019">
          <text:p/>
        </draw:connector>
        <draw:connector draw:style-name="inheritance_20__28_public_29_" draw:layer="layout" svg:x1="41.458cm" svg:y1="42.708cm" svg:x2="41.444cm" svg:y2="40.67cm" draw:start-shape="id1338" draw:start-glue-point="0" draw:end-shape="id1336" draw:end-glue-point="2" svg:d="m41458 42708v-1019h-14v-1019">
          <text:p/>
        </draw:connector>
        <draw:custom-shape draw:style-name="gr1" draw:text-style-name="P1" draw:id="id1339" draw:layer="layout" svg:width="3.037cm" svg:height="0.672cm" svg:x="37.027cm" svg:y="47.506cm">
          <draw:glue-point draw:id="4" svg:x="-2.173cm" svg:y="-5cm"/>
          <draw:glue-point draw:id="5" svg:x="2.097cm" svg:y="-5cm"/>
          <text:p text:style-name="P3">SfxOfficeDispatch</text:p>
          <draw:enhanced-geometry svg:viewBox="0 0 21600 21600" draw:type="rectangle" draw:enhanced-path="M 0 0 L 21600 0 21600 21600 0 21600 0 0 Z N"/>
        </draw:custom-shape>
        <draw:custom-shape draw:style-name="gr1" draw:text-style-name="P1" draw:id="id1342" draw:layer="layout" svg:width="4.338cm" svg:height="0.672cm" svg:x="41.617cm" svg:y="47.557cm">
          <text:p text:style-name="P3">SfxDispatchController_Impl</text:p>
          <draw:enhanced-geometry svg:viewBox="0 0 21600 21600" draw:type="rectangle" draw:enhanced-path="M 0 0 L 21600 0 21600 21600 0 21600 0 0 Z N"/>
        </draw:custom-shape>
        <draw:custom-shape draw:style-name="gr1" draw:text-style-name="P1" draw:id="id1355" draw:layer="layout" svg:width="2.116cm" svg:height="0.672cm" svg:x="44.953cm" svg:y="55.432cm">
          <text:p text:style-name="P3">SfxBindings</text:p>
          <draw:enhanced-geometry svg:viewBox="0 0 21600 21600" draw:type="rectangle" draw:enhanced-path="M 0 0 L 21600 0 21600 21600 0 21600 0 0 Z N"/>
        </draw:custom-shape>
        <draw:custom-shape draw:style-name="gr1" draw:text-style-name="P1" draw:id="id1343" draw:layer="layout" svg:width="2.355cm" svg:height="0.672cm" svg:x="48.424cm" svg:y="46.802cm">
          <text:p text:style-name="P3">SfxDispatcher</text:p>
          <draw:enhanced-geometry svg:viewBox="0 0 21600 21600" draw:type="rectangle" draw:enhanced-path="M 0 0 L 21600 0 21600 21600 0 21600 0 0 Z N"/>
        </draw:custom-shape>
        <draw:custom-shape draw:style-name="gr1" draw:text-style-name="P1" draw:id="id1340" draw:layer="layout" svg:width="3.306cm" svg:height="0.672cm" svg:x="35.374cm" svg:y="45.36cm">
          <text:p text:style-name="P3">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1339" draw:start-glue-point="4" draw:end-shape="id1340" draw:end-glue-point="2" svg:d="m37886 47506v-737h-859v-737">
          <text:p/>
        </draw:connector>
        <draw:custom-shape draw:style-name="gr2" draw:id="id1341" draw:layer="layout" svg:width="4.815cm" svg:height="0.634cm" svg:x="39.526cm" svg:y="45.308cm">
          <text:p text:style-name="P2">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1339" draw:start-glue-point="5" draw:end-shape="id1341" draw:end-glue-point="2" svg:d="m39181 47506v-782h2752v-782">
          <text:p/>
        </draw:connector>
        <draw:connector draw:style-name="data_20_member_20__28_pointer_29_" draw:layer="layout" svg:x1="40.064cm" svg:y1="47.842cm" svg:x2="41.617cm" svg:y2="47.893cm" draw:start-shape="id1339" draw:start-glue-point="1" draw:end-shape="id1342" draw:end-glue-point="3" svg:d="m40064 47842h776v51h777">
          <text:p/>
        </draw:connector>
        <draw:connector draw:style-name="data_20_member_20__28_pointer_29_" draw:layer="layout" svg:x1="45.955cm" svg:y1="47.893cm" svg:x2="48.424cm" svg:y2="47.138cm" draw:start-shape="id1342" draw:start-glue-point="1" draw:end-shape="id1343" draw:end-glue-point="3" svg:d="m45955 47893h1234v-755h1235">
          <text:p/>
        </draw:connector>
        <draw:custom-shape draw:style-name="gr1" draw:text-style-name="P1" draw:id="id1344" draw:layer="layout" svg:width="3.253cm" svg:height="2.857cm" svg:x="52.472cm" svg:y="46.034cm">
          <draw:glue-point draw:id="4" svg:x="4.998cm" svg:y="-3.703cm"/>
          <draw:glue-point draw:id="5" svg:x="4.998cm" svg:y="-1.851cm"/>
          <draw:glue-point draw:id="6" svg:x="4.998cm" svg:y="1.575cm"/>
          <draw:glue-point draw:id="7" svg:x="4.998cm" svg:y="3.241cm"/>
          <text:p text:style-name="P3">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1343" draw:start-glue-point="1" draw:end-shape="id1344" draw:end-glue-point="3" svg:d="m50779 47138h846v324h847">
          <text:p/>
        </draw:connector>
        <draw:custom-shape draw:style-name="gr1" draw:text-style-name="P1" draw:id="id1345" draw:layer="layout" svg:width="2.487cm" svg:height="0.608cm" svg:x="47.495cm" svg:y="43.175cm">
          <text:p text:style-name="P3">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1344" draw:start-glue-point="4" draw:end-shape="id1345" draw:end-glue-point="1" svg:d="m55723 46405h501v-2926h-6242">
          <text:p/>
        </draw:connector>
        <draw:connector draw:style-name="inheritance_20__28_public_29_" draw:layer="layout" svg:x1="48.738cm" svg:y1="43.175cm" svg:x2="48.516cm" svg:y2="32.66cm" draw:start-shape="id1345" draw:start-glue-point="0" draw:end-shape="id1327" draw:end-glue-point="5" svg:d="m48738 43175v-5257h-222v-5258">
          <text:p/>
        </draw:connector>
        <draw:custom-shape draw:style-name="gr1" draw:text-style-name="P1" draw:id="id1346" draw:layer="layout" svg:width="3.042cm" svg:height="0.608cm" svg:x="48.424cm" svg:y="44.869cm">
          <text:p text:style-name="P3">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1346" draw:start-glue-point="0" draw:end-shape="id1345" draw:end-glue-point="2" svg:d="m49945 44869v-543h-1207v-543">
          <text:p/>
        </draw:connector>
        <draw:custom-shape draw:style-name="gr1" draw:text-style-name="P1" draw:id="id1348" draw:layer="layout" svg:width="2.699cm" svg:height="0.793cm" svg:x="61.932cm" svg:y="42.317cm">
          <text:p text:style-name="P3">ModelData_Impl</text:p>
          <draw:enhanced-geometry svg:viewBox="0 0 21600 21600" draw:type="rectangle" draw:enhanced-path="M 0 0 L 21600 0 21600 21600 0 21600 0 0 Z N"/>
        </draw:custom-shape>
        <draw:custom-shape draw:style-name="gr1" draw:text-style-name="P1" draw:id="id1347" draw:layer="layout" svg:width="2.883cm" svg:height="0.715cm" svg:x="55.698cm" svg:y="41.453cm">
          <text:p text:style-name="P3">SfxStoringHelper</text:p>
          <draw:enhanced-geometry svg:viewBox="0 0 21600 21600" draw:type="rectangle" draw:enhanced-path="M 0 0 L 21600 0 21600 21600 0 21600 0 0 Z N"/>
        </draw:custom-shape>
        <draw:connector draw:style-name="local_20_usage_20__2f__20_return_20_type" draw:text-style-name="P2" draw:layer="layout" svg:x1="52.18cm" svg:y1="39.661cm" svg:x2="55.698cm" svg:y2="41.81cm" draw:start-shape="id1324" draw:start-glue-point="6" draw:end-shape="id1347" draw:end-glue-point="3" svg:d="m52180 39661h1759v2149h1759">
          <text:p text:style-name="P2">ExecFile_Impl()</text:p>
        </draw:connector>
        <draw:connector draw:style-name="local_20_usage_20__2f__20_return_20_type" draw:text-style-name="P2" draw:layer="layout" svg:x1="58.581cm" svg:y1="41.81cm" svg:x2="61.932cm" svg:y2="42.713cm" draw:start-shape="id1347" draw:start-glue-point="1" draw:end-shape="id1348" draw:end-glue-point="3" svg:d="m58581 41810h1675v903h1676">
          <text:p text:style-name="P2">GUIStoreModel()</text:p>
        </draw:connector>
        <draw:custom-shape draw:style-name="namespace" draw:layer="layout" svg:width="19.517cm" svg:height="7.886cm" svg:x="72.155cm" svg:y="39.578cm">
          <text:p text:style-name="P2">sfx2</text:p>
          <draw:enhanced-geometry svg:viewBox="0 0 21600 21600" draw:type="rectangle" draw:enhanced-path="M 0 0 L 21600 0 21600 21600 0 21600 0 0 Z N"/>
        </draw:custom-shape>
        <draw:custom-shape draw:style-name="gr1" draw:text-style-name="P1" draw:id="id1349" draw:layer="layout" svg:width="3.096cm" svg:height="1.761cm" svg:x="72.545cm" svg:y="40.522cm">
          <draw:glue-point draw:id="4" svg:x="5cm" svg:y="-2.583cm"/>
          <draw:glue-point draw:id="5" svg:x="5cm" svg:y="2.856cm"/>
          <draw:glue-point draw:id="6" svg:x="-5cm" svg:y="-2.867cm"/>
          <draw:glue-point draw:id="7" svg:x="-5cm" svg:y="2.856cm"/>
          <text:p text:style-name="P3">FileDialogHelper</text:p>
          <draw:enhanced-geometry svg:viewBox="0 0 21600 21600" draw:type="rectangle" draw:enhanced-path="M 0 0 L 21600 0 21600 21600 0 21600 0 0 Z N"/>
        </draw:custom-shape>
        <draw:custom-shape draw:style-name="gr1" draw:text-style-name="P1" draw:id="id1350" draw:layer="layout" svg:width="3.556cm" svg:height="3.737cm" svg:x="77.407cm" svg:y="40.133cm">
          <draw:glue-point draw:id="4" svg:x="5cm" svg:y="-3.628cm"/>
          <draw:glue-point draw:id="5" svg:x="5cm" svg:y="3.652cm"/>
          <draw:glue-point draw:id="6" svg:x="5cm" svg:y="-1.605cm"/>
          <draw:glue-point draw:id="7" svg:x="5cm" svg:y="1.629cm"/>
          <text:p text:style-name="P3">FileDialogHelper_Impl</text:p>
          <draw:enhanced-geometry svg:viewBox="0 0 21600 21600" draw:type="rectangle" draw:enhanced-path="M 0 0 L 21600 0 21600 21600 0 21600 0 0 Z N"/>
        </draw:custom-shape>
        <draw:connector draw:style-name="data_20_member_20__28_pointer_29_" draw:text-style-name="P2" draw:layer="layout" svg:x1="75.641cm" svg:y1="41.402cm" svg:x2="77.407cm" svg:y2="42.001cm" draw:start-shape="id1349" draw:start-glue-point="1" draw:end-shape="id1350" draw:end-glue-point="3" svg:d="m75641 41402h883v599h883">
          <text:p text:style-name="P2">mpImp</text:p>
        </draw:connector>
        <draw:custom-shape draw:style-name="class_20__28_external_20_module_29_" draw:id="id1352" draw:layer="layout" svg:width="2.621cm" svg:height="0.65cm" svg:x="59.426cm" svg:y="23.316cm">
          <text:p text:style-name="P2">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1325" draw:start-glue-point="4" draw:end-shape="id1351" draw:end-glue-point="3" svg:d="m57431 26288h1043v-3693h1041">
          <text:p/>
        </draw:connector>
        <draw:connector draw:style-name="data_20_member_20__28_pointer_29_" draw:layer="layout" svg:x1="57.431cm" svg:y1="26.728cm" svg:x2="59.426cm" svg:y2="23.641cm" draw:start-shape="id1325" draw:start-glue-point="5" draw:end-shape="id1352" draw:end-glue-point="3" svg:d="m57431 26728h998v-3087h997">
          <text:p/>
        </draw:connector>
        <draw:custom-shape draw:style-name="class_20__28_external_20_module_29_" draw:id="id1353" draw:layer="layout" svg:width="2.478cm" svg:height="0.546cm" svg:x="61.096cm" svg:y="24.321cm">
          <text:p text:style-name="P2">SvGlobalName</text:p>
          <draw:enhanced-geometry svg:viewBox="0 0 21600 21600" draw:type="rectangle" draw:enhanced-path="M 0 0 L 21600 0 21600 21600 0 21600 0 0 Z N"/>
        </draw:custom-shape>
        <draw:connector draw:style-name="gr26" draw:text-style-name="P1" draw:layer="layout" svg:x1="57.431cm" svg:y1="27.247cm" svg:x2="61.096cm" svg:y2="24.594cm" draw:start-shape="id1325" draw:start-glue-point="6" draw:end-shape="id1353" draw:end-glue-point="3" svg:d="m57431 27247h1833v-2653h1832">
          <text:p/>
        </draw:connector>
        <draw:custom-shape draw:style-name="gr3" draw:id="id1354" draw:layer="layout" svg:width="2.791cm" svg:height="1.3cm" svg:x="61.505cm" svg:y="26.851cm">
          <draw:glue-point draw:id="4" svg:x="4.998cm" svg:y="-2.562cm"/>
          <text:p text:style-name="P2">SfxMedium_Impl</text:p>
          <draw:enhanced-geometry svg:viewBox="0 0 21600 21600" draw:type="rectangle" draw:enhanced-path="M 0 0 L 21600 0 21600 21600 0 21600 0 0 Z N"/>
        </draw:custom-shape>
        <draw:connector draw:style-name="data_20_member_20__28_pointer_29_" draw:text-style-name="P2" draw:layer="layout" draw:line-skew="0.235cm" svg:x1="57.433cm" svg:y1="28.192cm" svg:x2="61.505cm" svg:y2="27.501cm" draw:start-shape="id1325" draw:start-glue-point="1" draw:end-shape="id1354" draw:end-glue-point="3" svg:d="m57433 28192h2270v-691h1802">
          <text:p text:style-name="P2">pImp</text:p>
        </draw:connector>
        <draw:custom-shape draw:style-name="gr1" draw:text-style-name="P1" draw:layer="layout" svg:width="2.498cm" svg:height="0.684cm" svg:x="47.55cm" svg:y="53.871cm">
          <text:p text:style-name="P3">SfxStateCache</text:p>
          <draw:enhanced-geometry svg:viewBox="0 0 21600 21600" draw:type="rectangle" draw:enhanced-path="M 0 0 L 21600 0 21600 21600 0 21600 0 0 Z N"/>
        </draw:custom-shape>
        <draw:custom-shape draw:style-name="gr1" draw:text-style-name="P1" draw:id="id1356" draw:layer="layout" svg:width="2.922cm" svg:height="0.672cm" svg:x="48.28cm" svg:y="55.308cm">
          <text:p text:style-name="P3">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1355" draw:start-glue-point="1" draw:end-shape="id1356" draw:end-glue-point="3" svg:d="m47069 55768h606v-124h605">
          <text:p/>
        </draw:connector>
        <draw:custom-shape draw:style-name="gr5" draw:layer="layout" svg:width="3.393cm" svg:height="0.66cm" svg:x="47.927cm" svg:y="57.971cm">
          <text:p text:style-name="P2">SfxFoundCache_Impl</text:p>
          <draw:enhanced-geometry svg:viewBox="0 0 21600 21600" draw:type="rectangle" draw:enhanced-path="M 0 0 L 21600 0 21600 21600 0 21600 0 0 Z N"/>
        </draw:custom-shape>
        <draw:custom-shape draw:style-name="gr1" draw:text-style-name="P1" draw:layer="layout" svg:width="1.508cm" svg:height="0.613cm" svg:x="44.322cm" svg:y="57.735cm">
          <text:p text:style-name="P3">SfxSlot</text:p>
          <draw:enhanced-geometry svg:viewBox="0 0 21600 21600" draw:type="rectangle" draw:enhanced-path="M 0 0 L 21600 0 21600 21600 0 21600 0 0 Z N"/>
        </draw:custom-shape>
        <draw:custom-shape draw:style-name="gr1" draw:text-style-name="P1" draw:layer="layout" svg:width="2.214cm" svg:height="0.565cm" svg:x="44.322cm" svg:y="59.597cm">
          <text:p text:style-name="P3">SfxRequest</text:p>
          <draw:enhanced-geometry svg:viewBox="0 0 21600 21600" draw:type="rectangle" draw:enhanced-path="M 0 0 L 21600 0 21600 21600 0 21600 0 0 Z N"/>
        </draw:custom-shape>
        <draw:custom-shape draw:style-name="gr3" draw:text-style-name="P2" draw:id="id1357" draw:layer="layout" svg:width="2.56cm" svg:height="0.623cm" svg:x="33.933cm" svg:y="35.859cm">
          <text:p text:style-name="P2">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1331" draw:start-glue-point="1" draw:end-shape="id1357" draw:end-glue-point="3" svg:d="m33153 36045h390v125h390">
          <text:p/>
        </draw:connector>
        <draw:custom-shape draw:style-name="gr1" draw:text-style-name="P1" draw:id="id1358"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3">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1357" draw:start-glue-point="1" draw:end-shape="id1358" draw:end-glue-point="3" svg:d="m36493 36170h531v1295h531">
          <text:p/>
        </draw:connector>
        <draw:custom-shape draw:style-name="gr1" draw:text-style-name="P1" draw:id="id1359" draw:layer="layout" svg:width="3.447cm" svg:height="0.622cm" svg:x="41.184cm" svg:y="35.793cm">
          <text:p text:style-name="P3">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1358" draw:start-glue-point="4" draw:end-shape="id1359" svg:d="m39499 36209h842v-105h843">
          <text:p/>
        </draw:connector>
        <draw:custom-shape draw:style-name="gr3" draw:id="id1362" draw:layer="layout" svg:width="4.303cm" svg:height="0.7cm" svg:x="34.963cm" svg:y="52.847cm">
          <text:p text:style-name="P2">SfxAcceleratorConfigPage</text:p>
          <draw:enhanced-geometry svg:viewBox="0 0 21600 21600" draw:type="rectangle" draw:enhanced-path="M 0 0 L 21600 0 21600 21600 0 21600 0 0 Z N"/>
        </draw:custom-shape>
        <draw:custom-shape draw:style-name="gr1" draw:text-style-name="P1" draw:id="id1360" draw:layer="layout" svg:width="4.406cm" svg:height="0.648cm" svg:x="29.107cm" svg:y="52.743cm">
          <text:p text:style-name="P3">SfxAccCfgTabListBox_Impl</text:p>
          <draw:enhanced-geometry svg:viewBox="0 0 21600 21600" draw:type="rectangle" draw:enhanced-path="M 0 0 L 21600 0 21600 21600 0 21600 0 0 Z N"/>
        </draw:custom-shape>
        <draw:custom-shape draw:style-name="class_20__28_external_20_module_29_" draw:id="id1361" draw:layer="layout" svg:width="2.8cm" svg:height="0.622cm" svg:x="30.065cm" svg:y="50.722cm">
          <text:p text:style-name="P2">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1360" draw:start-glue-point="0" draw:end-shape="id1361" draw:end-glue-point="2" svg:d="m31310 52743v-699h155v-700">
          <text:p/>
        </draw:connector>
        <draw:connector draw:style-name="data_20_member_20__28_pointer_29_" draw:layer="layout" svg:x1="33.513cm" svg:y1="53.067cm" svg:x2="34.963cm" svg:y2="53.197cm" draw:start-shape="id1360" draw:start-glue-point="1" draw:end-shape="id1362" draw:end-glue-point="3" svg:d="m33513 53067h725v130h725">
          <text:p/>
        </draw:connector>
        <draw:custom-shape draw:style-name="gr1" draw:text-style-name="P1" draw:id="id1363" draw:layer="layout" svg:width="4.328cm" svg:height="0.596cm" svg:x="22.237cm" svg:y="53.365cm">
          <text:p text:style-name="P3">SfxAcceleratorConfigPage</text:p>
          <draw:enhanced-geometry svg:viewBox="0 0 21600 21600" draw:type="rectangle" draw:enhanced-path="M 0 0 L 21600 0 21600 21600 0 21600 0 0 Z N"/>
        </draw:custom-shape>
        <draw:connector draw:style-name="data_20_member_20__28_multiple_29_" draw:text-style-name="P2" draw:layer="layout" svg:x1="26.565cm" svg:y1="53.663cm" svg:x2="29.107cm" svg:y2="53.067cm" draw:start-shape="id1363" draw:start-glue-point="1" draw:end-shape="id1360" draw:end-glue-point="3" svg:d="m26565 53663h1271v-596h1271">
          <text:p text:style-name="P2">aEntriesBox</text:p>
        </draw:connector>
        <draw:custom-shape draw:style-name="gr1" draw:text-style-name="P1" draw:id="id1364" draw:layer="layout" svg:width="2.254cm" svg:height="0.57cm" svg:x="23.197cm" svg:y="51.396cm">
          <text:p text:style-name="P3">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1363" draw:start-glue-point="0" draw:end-shape="id1364" draw:end-glue-point="2" svg:d="m24401 53365v-699h-77v-700">
          <text:p/>
        </draw:connector>
        <draw:custom-shape draw:style-name="gr1" draw:text-style-name="P1" draw:id="id1365" draw:layer="layout" svg:width="2.644cm" svg:height="0.57cm" svg:x="73.556cm" svg:y="28.641cm">
          <text:p text:style-name="P3">AboutDialog</text:p>
          <draw:enhanced-geometry svg:viewBox="0 0 21600 21600" draw:type="rectangle" draw:enhanced-path="M 0 0 L 21600 0 21600 21600 0 21600 0 0 Z N"/>
        </draw:custom-shape>
        <draw:custom-shape draw:style-name="class_20__28_external_20_module_29_" draw:id="id1366" draw:layer="layout" svg:width="3.007cm" svg:height="0.648cm" svg:x="73.841cm" svg:y="25.063cm">
          <text:p text:style-name="P2">SfxModalDialog</text:p>
          <draw:enhanced-geometry svg:viewBox="0 0 21600 21600" draw:type="rectangle" draw:enhanced-path="M 0 0 L 21600 0 21600 21600 0 21600 0 0 Z N"/>
        </draw:custom-shape>
        <draw:connector draw:style-name="inheritance_20__28_public_29_" draw:layer="layout" svg:x1="74.878cm" svg:y1="28.641cm" svg:x2="75.344cm" svg:y2="25.711cm" draw:start-shape="id1365" draw:start-glue-point="0" draw:end-shape="id1366" draw:end-glue-point="2" svg:d="m74878 28641v-1465h466v-1465">
          <text:p/>
        </draw:connector>
        <draw:custom-shape draw:style-name="gr2" draw:id="id1367" draw:layer="layout" svg:width="7.08cm" svg:height="1.008cm" svg:x="77.813cm" svg:y="36.991cm">
          <text:p text:style-name="P2">com.sun.star.ui.dialogs.XDialogClosedListener</text:p>
          <text:p text:style-name="P2">com.sun.star.ui.dialogs.XFilePickerListener</text:p>
          <draw:enhanced-geometry svg:viewBox="0 0 21600 21600" draw:type="rectangle" draw:enhanced-path="M 0 0 L 21600 0 21600 21600 0 21600 0 0 Z N"/>
        </draw:custom-shape>
        <draw:connector draw:style-name="inheritance_20__28_public_29_" draw:layer="layout" svg:x1="79.185cm" svg:y1="40.133cm" svg:x2="81.353cm" svg:y2="37.999cm" draw:start-shape="id1350" draw:start-glue-point="0" draw:end-shape="id1367" draw:end-glue-point="2" svg:d="m79185 40133v-1067h2168v-1067">
          <text:p/>
        </draw:connector>
        <draw:connector draw:style-name="local_20_usage_20__2f__20_return_20_type" draw:text-style-name="P2" draw:layer="layout" svg:x1="64.631cm" svg:y1="42.713cm" svg:x2="72.545cm" svg:y2="40.898cm" draw:start-shape="id1348" draw:start-glue-point="1" draw:end-shape="id1349" draw:end-glue-point="6" svg:d="m64631 42713h3957v-1815h3957">
          <text:p text:style-name="P2">OutputFileDialog()</text:p>
        </draw:connector>
        <draw:custom-shape draw:style-name="gr2" draw:id="id1368" draw:layer="layout" svg:width="5.392cm" svg:height="0.63cm" svg:x="83.836cm" svg:y="40.318cm">
          <text:p text:style-name="P2">com.sun.star.ui.dialogs.XFilePicker</text:p>
          <draw:enhanced-geometry svg:viewBox="0 0 21600 21600" draw:type="rectangle" draw:enhanced-path="M 0 0 L 21600 0 21600 21600 0 21600 0 0 Z N"/>
        </draw:custom-shape>
        <draw:connector draw:style-name="data_20_member_20__28_pointer_29_" draw:text-style-name="P2" draw:layer="layout" svg:x1="80.963cm" svg:y1="40.646cm" svg:x2="83.836cm" svg:y2="40.633cm" draw:start-shape="id1350" draw:start-glue-point="4" draw:end-shape="id1368" draw:end-glue-point="3" svg:d="m80963 40646h1437v-13h1436">
          <text:p text:style-name="P2">mxFileDlg</text:p>
        </draw:connector>
        <draw:custom-shape draw:style-name="gr1" draw:text-style-name="P1" draw:id="id1369" draw:layer="layout" svg:width="3.225cm" svg:height="3.477cm" svg:x="56.604cm" svg:y="36.131cm">
          <draw:glue-point draw:id="4" svg:x="5cm" svg:y="-2.572cm"/>
          <draw:glue-point draw:id="5" svg:x="5cm" svg:y="2.8cm"/>
          <text:p text:style-name="P3">SfxObjectShell_Impl</text:p>
          <draw:enhanced-geometry svg:viewBox="0 0 21600 21600" draw:type="rectangle" draw:enhanced-path="M 0 0 L 21600 0 21600 21600 0 21600 0 0 Z N"/>
        </draw:custom-shape>
        <draw:connector draw:style-name="data_20_member_20__28_pointer_29_" draw:text-style-name="P2" draw:layer="layout" svg:x1="52.18cm" svg:y1="39.134cm" svg:x2="56.604cm" svg:y2="37.869cm" draw:start-shape="id1324" draw:start-glue-point="5" draw:end-shape="id1369" svg:d="m52180 39134h2212v-1265h2212">
          <text:p text:style-name="P2">pImp</text:p>
        </draw:connector>
        <draw:custom-shape draw:style-name="gr2" draw:id="id1370" draw:layer="layout" svg:width="5.054cm" svg:height="0.622cm" svg:x="66.43cm" svg:y="25.737cm">
          <text:p text:style-name="P2">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1354" draw:start-glue-point="4" draw:end-shape="id1370" draw:end-glue-point="3" svg:d="m64294 27168h1069v-1120h1067">
          <text:p/>
        </draw:connector>
        <draw:custom-shape draw:style-name="gr1" draw:text-style-name="P1" draw:id="id1371" draw:layer="layout" svg:width="3.788cm" svg:height="0.598cm" svg:x="37.582cm" svg:y="57.045cm">
          <text:p text:style-name="P3">SfxDocumentInfoItem</text:p>
          <draw:enhanced-geometry svg:viewBox="0 0 21600 21600" draw:type="rectangle" draw:enhanced-path="M 0 0 L 21600 0 21600 21600 0 21600 0 0 Z N"/>
        </draw:custom-shape>
        <draw:custom-shape draw:style-name="class_20__28_external_20_module_29_" draw:id="id1372" draw:layer="layout" svg:width="2.367cm" svg:height="0.598cm" svg:x="38.404cm" svg:y="54.752cm">
          <text:p text:style-name="P2">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1371" draw:start-glue-point="0" draw:end-shape="id1372" draw:end-glue-point="2" svg:d="m39476 57045v-847h111v-848">
          <text:p/>
        </draw:connector>
        <draw:custom-shape draw:style-name="gr1" draw:text-style-name="P1" draw:id="id1374" draw:layer="layout" svg:width="5.233cm" svg:height="0.598cm" svg:x="28.461cm" svg:y="56.747cm">
          <draw:glue-point draw:id="4" svg:x="-4.095cm" svg:y="5cm"/>
          <text:p text:style-name="P3">SfxTabPage</text:p>
          <draw:enhanced-geometry svg:viewBox="0 0 21600 21600" draw:type="rectangle" draw:enhanced-path="M 0 0 L 21600 0 21600 21600 0 21600 0 0 Z N"/>
        </draw:custom-shape>
        <draw:custom-shape draw:style-name="gr1" draw:text-style-name="P1" draw:id="id1373" draw:layer="layout" svg:width="3.315cm" svg:height="0.598cm" svg:x="25.893cm" svg:y="60.235cm">
          <text:p text:style-name="P3">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1373" draw:start-glue-point="0" draw:end-shape="id1374" draw:end-glue-point="4" svg:d="m27550 60235v-1445h1385v-1445">
          <text:p/>
        </draw:connector>
        <draw:custom-shape draw:style-name="gr1" draw:text-style-name="P1" draw:id="id1375" draw:layer="layout" svg:width="3.963cm" svg:height="2.267cm" svg:x="19.09cm" svg:y="59.788cm">
          <draw:glue-point draw:id="4" svg:x="4.998cm" svg:y="-3.573cm"/>
          <draw:glue-point draw:id="5" svg:x="4.998cm" svg:y="-1.376cm"/>
          <text:p text:style-name="P3">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1375" draw:start-glue-point="4" draw:end-shape="id1373" draw:end-glue-point="3" svg:d="m23051 60112h1421v422h1421">
          <text:p/>
        </draw:connector>
        <draw:custom-shape draw:style-name="gr3" draw:id="id1380"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1" draw:id="id1381" draw:layer="layout" svg:width="3.888cm" svg:height="0.544cm" svg:x="68.334cm" svg:y="59.525cm">
          <text:p text:style-name="P1">SfxDocumentDescPage</text:p>
          <draw:enhanced-geometry svg:viewBox="0 0 21600 21600" draw:type="rectangle" draw:enhanced-path="M 0 0 L 21600 0 21600 21600 0 21600 0 0 Z N"/>
        </draw:custom-shape>
        <draw:custom-shape draw:style-name="gr1" draw:text-style-name="P1" draw:id="id1382" draw:layer="layout" svg:width="3.317cm" svg:height="0.596cm" svg:x="68.334cm" svg:y="60.754cm">
          <text:p text:style-name="P1">SfxDocumentPage</text:p>
          <draw:enhanced-geometry svg:viewBox="0 0 21600 21600" draw:type="rectangle" draw:enhanced-path="M 0 0 L 21600 0 21600 21600 0 21600 0 0 Z N"/>
        </draw:custom-shape>
        <draw:custom-shape draw:style-name="gr1" draw:text-style-name="P1" draw:id="id1376" draw:layer="layout" svg:width="3.758cm" svg:height="0.622cm" svg:x="56.529cm" svg:y="58.472cm">
          <text:p text:style-name="P1">SfxDocumentInfoItem</text:p>
          <draw:enhanced-geometry svg:viewBox="0 0 21600 21600" draw:type="rectangle" draw:enhanced-path="M 0 0 L 21600 0 21600 21600 0 21600 0 0 Z N"/>
        </draw:custom-shape>
        <draw:custom-shape draw:style-name="class_20__28_external_20_module_29_" draw:id="id1377"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1376" draw:start-glue-point="0" draw:end-shape="id1377" draw:end-glue-point="2" svg:d="m58408 58472v-959h-65v-959">
          <text:p/>
        </draw:connector>
        <draw:custom-shape draw:style-name="gr1" draw:text-style-name="P1" draw:id="id1383" draw:layer="layout" svg:width="3.265cm" svg:height="0.57cm" svg:x="68.334cm" svg:y="62.255cm">
          <text:p text:style-name="P1">SfxInternetPage</text:p>
          <draw:enhanced-geometry svg:viewBox="0 0 21600 21600" draw:type="rectangle" draw:enhanced-path="M 0 0 L 21600 0 21600 21600 0 21600 0 0 Z N"/>
        </draw:custom-shape>
        <draw:custom-shape draw:style-name="gr1" draw:text-style-name="P1" draw:id="id1378" draw:layer="layout" svg:width="3.81cm" svg:height="2.488cm" svg:x="62.411cm" svg:y="58.913cm">
          <draw:glue-point draw:id="4" svg:x="5cm" svg:y="-3.545cm"/>
          <draw:glue-point draw:id="5" svg:x="5cm" svg:y="-1.668cm"/>
          <draw:glue-point draw:id="6" svg:x="5cm" svg:y="1.663cm"/>
          <draw:glue-point draw:id="7" svg:x="5cm" svg:y="3.75cm"/>
          <text:p text:style-name="P1">SfxDocumentInfoDialog</text:p>
          <draw:enhanced-geometry svg:viewBox="0 0 21600 21600" draw:type="rectangle" draw:enhanced-path="M 0 0 L 21600 0 21600 21600 0 21600 0 0 Z N"/>
        </draw:custom-shape>
        <draw:custom-shape draw:style-name="class_20__28_external_20_module_29_" draw:id="id1379"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378" draw:start-glue-point="0" draw:end-shape="id1379" draw:end-glue-point="2" svg:d="m64316 58913v-596h92v-597">
          <text:p/>
        </draw:connector>
        <draw:connector draw:style-name="data_20_member_20__28_pointer_29_" draw:layer="layout" svg:x1="66.221cm" svg:y1="59.276cm" svg:x2="68.334cm" svg:y2="58.542cm" draw:start-shape="id1378" draw:start-glue-point="4" draw:end-shape="id1380" draw:end-glue-point="3" svg:d="m66221 59276h1056v-734h1057">
          <text:p/>
        </draw:connector>
        <draw:connector draw:style-name="data_20_member_20__28_pointer_29_" draw:layer="layout" svg:x1="66.221cm" svg:y1="59.743cm" svg:x2="68.334cm" svg:y2="59.797cm" draw:start-shape="id1378" draw:start-glue-point="5" draw:end-shape="id1381" draw:end-glue-point="3" svg:d="m66221 59743h1057v54h1056">
          <text:p/>
        </draw:connector>
        <draw:connector draw:style-name="data_20_member_20__28_pointer_29_" draw:layer="layout" svg:x1="66.221cm" svg:y1="60.57cm" svg:x2="68.334cm" svg:y2="61.052cm" draw:start-shape="id1378" draw:start-glue-point="6" draw:end-shape="id1382" draw:end-glue-point="3" svg:d="m66221 60570h1056v482h1057">
          <text:p/>
        </draw:connector>
        <draw:connector draw:style-name="data_20_member_20__28_pointer_29_" draw:layer="layout" draw:line-skew="-0.382cm" svg:x1="66.221cm" svg:y1="61.09cm" svg:x2="68.334cm" svg:y2="62.54cm" draw:start-shape="id1378" draw:start-glue-point="7" draw:end-shape="id1383" draw:end-glue-point="3" svg:d="m66221 61090h674v1450h1439">
          <text:p/>
        </draw:connector>
        <draw:custom-shape draw:style-name="function" draw:layer="layout" svg:width="5.184cm" svg:height="0.544cm" svg:x="47.689cm" svg:y="63.319cm">
          <text:p>SfxStatusBarControllerFactory</text:p>
          <draw:enhanced-geometry svg:viewBox="0 0 21600 21600" draw:type="rectangle" draw:enhanced-path="M 0 0 L 21600 0 21600 21600 0 21600 0 0 Z N"/>
        </draw:custom-shape>
        <draw:custom-shape draw:style-name="gr1" draw:text-style-name="P1" draw:id="id1384" draw:layer="layout" svg:width="2.488cm" svg:height="0.933cm" svg:x="19.387cm" svg:y="42.092cm">
          <text:p text:style-name="P1">SfxHelp</text:p>
          <draw:enhanced-geometry svg:viewBox="0 0 21600 21600" draw:type="rectangle" draw:enhanced-path="M 0 0 L 21600 0 21600 21600 0 21600 0 0 Z N"/>
        </draw:custom-shape>
        <draw:custom-shape draw:style-name="class_20__28_external_20_module_29_" draw:id="id1385" draw:layer="layout" svg:width="1.788cm" svg:height="0.726cm" svg:x="20.061cm" svg:y="39.811cm">
          <text:p>Help</text:p>
          <draw:enhanced-geometry svg:viewBox="0 0 21600 21600" draw:type="rectangle" draw:enhanced-path="M 0 0 L 21600 0 21600 21600 0 21600 0 0 Z N"/>
        </draw:custom-shape>
        <draw:connector draw:style-name="inheritance_20__28_public_29_" draw:layer="layout" svg:x1="20.631cm" svg:y1="42.092cm" svg:x2="20.955cm" svg:y2="40.537cm" draw:start-shape="id1384" draw:start-glue-point="0" draw:end-shape="id1385" draw:end-glue-point="2" svg:d="m20631 42092v-778h324v-777">
          <text:p/>
        </draw:connector>
      </draw:page>
      <draw:page draw:name="sot" draw:style-name="dp1" draw:master-page-name="Default">
        <office:forms form:automatic-focus="false" form:apply-design-mode="false"/>
        <draw:custom-shape draw:style-name="gr1" draw:text-style-name="P1" draw:id="id1386" draw:layer="layout" svg:width="2.116cm" svg:height="2.976cm" svg:x="16.912cm" svg:y="39.027cm">
          <draw:glue-point draw:id="4" svg:x="5cm" svg:y="-3.373cm"/>
          <draw:glue-point draw:id="5" svg:x="5cm" svg:y="1.737cm"/>
          <draw:glue-point draw:id="6" svg:x="5cm" svg:y="-1.596cm"/>
          <draw:glue-point draw:id="7" svg:x="5cm" svg:y="3.444cm"/>
          <text:p text:style-name="P3">SotStorage</text:p>
          <draw:enhanced-geometry svg:viewBox="0 0 21600 21600" draw:type="rectangle" draw:enhanced-path="M 0 0 L 21600 0 21600 21600 0 21600 0 0 Z N"/>
        </draw:custom-shape>
        <draw:custom-shape draw:style-name="gr1" draw:text-style-name="P1" draw:id="id1387"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3">SotObject</text:p>
          <draw:enhanced-geometry svg:viewBox="0 0 21600 21600" draw:type="rectangle" draw:enhanced-path="M 0 0 L 21600 0 21600 21600 0 21600 0 0 Z N"/>
        </draw:custom-shape>
        <draw:custom-shape draw:style-name="gr1" draw:text-style-name="P1" draw:id="id1388" draw:layer="layout" svg:width="2.902cm" svg:height="0.661cm" svg:x="20.188cm" svg:y="35.64cm">
          <text:p text:style-name="P3">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386" draw:start-glue-point="0" draw:end-shape="id1387" draw:end-glue-point="5" svg:d="m17970 39027v-4128h-30v-4129">
          <text:p/>
        </draw:connector>
        <draw:connector draw:style-name="inheritance_20__28_public_29_" draw:layer="layout" svg:x1="21.639cm" svg:y1="35.64cm" svg:x2="20.513cm" svg:y2="30.77cm" draw:start-shape="id1388" draw:start-glue-point="0" draw:end-shape="id1387" draw:end-glue-point="8" svg:d="m21639 35640v-2435h-1126v-2435">
          <text:p/>
        </draw:connector>
        <draw:custom-shape draw:style-name="class_20__28_external_20_module_29_" draw:id="id1389" draw:layer="layout" svg:width="2.24cm" svg:height="0.617cm" svg:x="18.133cm" svg:y="27.022cm">
          <text:p text:style-name="P2">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387" draw:start-glue-point="0" draw:end-shape="id1389" svg:d="m19240 30111v-1237h13v-1235">
          <text:p/>
        </draw:connector>
        <draw:custom-shape draw:style-name="gr1" draw:text-style-name="P1" draw:layer="layout" svg:width="2.469cm" svg:height="0.661cm" svg:x="14.2cm" svg:y="25.225cm">
          <text:p text:style-name="P3">SotDataObject</text:p>
          <draw:enhanced-geometry svg:viewBox="0 0 21600 21600" draw:type="rectangle" draw:enhanced-path="M 0 0 L 21600 0 21600 21600 0 21600 0 0 Z N"/>
        </draw:custom-shape>
        <draw:custom-shape draw:style-name="gr1" draw:text-style-name="P1" draw:layer="layout" svg:width="2.469cm" svg:height="0.661cm" svg:x="19.184cm" svg:y="25.027cm">
          <text:p text:style-name="P3">SotExchange</text:p>
          <draw:enhanced-geometry svg:viewBox="0 0 21600 21600" draw:type="rectangle" draw:enhanced-path="M 0 0 L 21600 0 21600 21600 0 21600 0 0 Z N"/>
        </draw:custom-shape>
        <draw:custom-shape draw:style-name="gr1" draw:text-style-name="P1" draw:layer="layout" svg:width="2.116cm" svg:height="0.661cm" svg:x="31.487cm" svg:y="22.469cm">
          <text:p text:style-name="P3">SotFactory</text:p>
          <draw:enhanced-geometry svg:viewBox="0 0 21600 21600" draw:type="rectangle" draw:enhanced-path="M 0 0 L 21600 0 21600 21600 0 21600 0 0 Z N"/>
        </draw:custom-shape>
        <draw:custom-shape draw:style-name="gr1" draw:text-style-name="P1" draw:layer="layout" svg:width="2.558cm" svg:height="0.661cm" svg:x="33.095cm" svg:y="23.946cm">
          <text:p text:style-name="P3">SotFactoryList</text:p>
          <draw:enhanced-geometry svg:viewBox="0 0 21600 21600" draw:type="rectangle" draw:enhanced-path="M 0 0 L 21600 0 21600 21600 0 21600 0 0 Z N"/>
        </draw:custom-shape>
        <draw:custom-shape draw:style-name="gr1" draw:text-style-name="P1" draw:layer="layout" svg:width="2.734cm" svg:height="0.661cm" svg:x="33.889cm" svg:y="25.115cm">
          <text:p text:style-name="P3">SotObjectFactory</text:p>
          <draw:enhanced-geometry svg:viewBox="0 0 21600 21600" draw:type="rectangle" draw:enhanced-path="M 0 0 L 21600 0 21600 21600 0 21600 0 0 Z N"/>
        </draw:custom-shape>
        <draw:custom-shape draw:style-name="gr1" draw:text-style-name="P1" draw:layer="layout" svg:width="2.734cm" svg:height="0.661cm" svg:x="35.146cm" svg:y="26.173cm">
          <text:p text:style-name="P3">SotObjectList</text:p>
          <draw:enhanced-geometry svg:viewBox="0 0 21600 21600" draw:type="rectangle" draw:enhanced-path="M 0 0 L 21600 0 21600 21600 0 21600 0 0 Z N"/>
        </draw:custom-shape>
        <draw:custom-shape draw:style-name="gr1" draw:text-style-name="P1" draw:layer="layout" svg:width="2.403cm" svg:height="0.661cm" svg:x="35.609cm" svg:y="27.562cm">
          <text:p text:style-name="P3">SotObjectRef</text:p>
          <draw:enhanced-geometry svg:viewBox="0 0 21600 21600" draw:type="rectangle" draw:enhanced-path="M 0 0 L 21600 0 21600 21600 0 21600 0 0 Z N"/>
        </draw:custom-shape>
        <draw:custom-shape draw:style-name="gr1" draw:text-style-name="P1" draw:layer="layout" svg:width="2.902cm" svg:height="0.661cm" svg:x="32.897cm" svg:y="31.178cm">
          <text:p text:style-name="P3">SotStorageFactory</text:p>
          <draw:enhanced-geometry svg:viewBox="0 0 21600 21600" draw:type="rectangle" draw:enhanced-path="M 0 0 L 21600 0 21600 21600 0 21600 0 0 Z N"/>
        </draw:custom-shape>
        <draw:custom-shape draw:style-name="gr1" draw:text-style-name="P1" draw:layer="layout" svg:width="3.991cm" svg:height="0.661cm" svg:x="33.338cm" svg:y="32.457cm">
          <text:p text:style-name="P3">SotStorageStreamFactory</text:p>
          <draw:enhanced-geometry svg:viewBox="0 0 21600 21600" draw:type="rectangle" draw:enhanced-path="M 0 0 L 21600 0 21600 21600 0 21600 0 0 Z N"/>
        </draw:custom-shape>
        <draw:custom-shape draw:style-name="gr5" draw:layer="layout" svg:width="2.47cm" svg:height="0.661cm" svg:x="32.279cm" svg:y="28.731cm">
          <text:p text:style-name="P2">SotAction_Impl</text:p>
          <draw:enhanced-geometry svg:viewBox="0 0 21600 21600" draw:type="rectangle" draw:enhanced-path="M 0 0 L 21600 0 21600 21600 0 21600 0 0 Z N"/>
        </draw:custom-shape>
        <draw:custom-shape draw:style-name="gr5" draw:layer="layout" svg:width="2.315cm" svg:height="0.661cm" svg:x="35.322cm" svg:y="28.664cm">
          <text:p text:style-name="P2">SotData_Impl</text:p>
          <draw:enhanced-geometry svg:viewBox="0 0 21600 21600" draw:type="rectangle" draw:enhanced-path="M 0 0 L 21600 0 21600 21600 0 21600 0 0 Z N"/>
        </draw:custom-shape>
        <draw:custom-shape draw:style-name="gr5" draw:layer="layout" svg:width="3.813cm" svg:height="0.661cm" svg:x="35.676cm" svg:y="29.9cm">
          <text:p text:style-name="P2">SotDestinationEntry_Impl</text:p>
          <draw:enhanced-geometry svg:viewBox="0 0 21600 21600" draw:type="rectangle" draw:enhanced-path="M 0 0 L 21600 0 21600 21600 0 21600 0 0 Z N"/>
        </draw:custom-shape>
        <draw:custom-shape draw:style-name="gr1" draw:text-style-name="P1" draw:id="id1390" draw:layer="layout" svg:width="4.079cm" svg:height="0.596cm" svg:x="23.946cm" svg:y="29.964cm">
          <text:p text:style-name="P3">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387" draw:start-glue-point="1" draw:end-shape="id1390" draw:end-glue-point="3" svg:d="m21590 30441h1178v-179h1178">
          <text:p/>
        </draw:connector>
        <draw:custom-shape draw:style-name="gr1" draw:text-style-name="P1" draw:id="id1393" draw:layer="layout" svg:width="1.764cm" svg:height="0.661cm" svg:x="17.423cm" svg:y="49.826cm">
          <draw:glue-point draw:id="4" svg:x="-2.375cm" svg:y="-5.007cm"/>
          <draw:glue-point draw:id="5" svg:x="2.25cm" svg:y="-5.007cm"/>
          <text:p text:style-name="P3">Storage</text:p>
          <draw:enhanced-geometry svg:viewBox="0 0 21600 21600" draw:type="rectangle" draw:enhanced-path="M 0 0 L 21600 0 21600 21600 0 21600 0 0 Z N"/>
        </draw:custom-shape>
        <draw:custom-shape draw:style-name="gr1" draw:text-style-name="P1" draw:id="id1394" draw:layer="layout" svg:width="2.072cm" svg:height="0.661cm" svg:x="22.909cm" svg:y="44.032cm">
          <text:p text:style-name="P3">UCBStorage</text:p>
          <draw:enhanced-geometry svg:viewBox="0 0 21600 21600" draw:type="rectangle" draw:enhanced-path="M 0 0 L 21600 0 21600 21600 0 21600 0 0 Z N"/>
        </draw:custom-shape>
        <draw:custom-shape draw:style-name="gr1" draw:text-style-name="P1" draw:id="id1391" draw:layer="layout" svg:width="2.072cm" svg:height="0.661cm" svg:x="21.255cm" svg:y="41.364cm">
          <draw:glue-point draw:id="4" svg:x="-2.446cm" svg:y="4.992cm"/>
          <draw:glue-point draw:id="5" svg:x="2.446cm" svg:y="4.992cm"/>
          <text:p text:style-name="P3">BaseStorage</text:p>
          <draw:enhanced-geometry svg:viewBox="0 0 21600 21600" draw:type="rectangle" draw:enhanced-path="M 0 0 L 21600 0 21600 21600 0 21600 0 0 Z N"/>
        </draw:custom-shape>
        <draw:custom-shape draw:style-name="gr1" draw:text-style-name="P1" draw:id="id1392" draw:layer="layout" svg:width="2.072cm" svg:height="0.661cm" svg:x="21.256cm" svg:y="40.02cm">
          <text:p text:style-name="P3">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391" draw:start-glue-point="0" draw:end-shape="id1392" draw:end-glue-point="2" svg:d="m22291 41364v-342h1v-341">
          <text:p/>
        </draw:connector>
        <draw:connector draw:style-name="inheritance_20__28_public_29_" draw:layer="layout" svg:x1="17.887cm" svg:y1="49.826cm" svg:x2="21.785cm" svg:y2="42.023cm" draw:start-shape="id1393" draw:start-glue-point="4" draw:end-shape="id1391" draw:end-glue-point="4" svg:d="m17887 49826v-3901h3898v-3902">
          <text:p/>
        </draw:connector>
        <draw:connector draw:style-name="inheritance_20__28_public_29_" draw:layer="layout" svg:x1="23.945cm" svg:y1="44.032cm" svg:x2="22.797cm" svg:y2="42.023cm" draw:start-shape="id1394" draw:start-glue-point="0" draw:end-shape="id1391" draw:end-glue-point="5" svg:d="m23945 44032v-1004h-1148v-1005">
          <text:p/>
        </draw:connector>
        <draw:custom-shape draw:style-name="gr1" draw:text-style-name="P1" draw:id="id1395" draw:layer="layout" svg:width="2.8cm" svg:height="1.53cm" svg:x="19.118cm" svg:y="46.703cm">
          <draw:glue-point draw:id="4" svg:x="2.396cm" svg:y="4.992cm"/>
          <draw:glue-point draw:id="5" svg:x="-2.564cm" svg:y="4.992cm"/>
          <draw:glue-point draw:id="6" svg:x="5cm" svg:y="3.098cm"/>
          <text:p text:style-name="P3">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393" draw:start-glue-point="5" draw:end-shape="id1395" draw:end-glue-point="5" svg:d="m18701 49826v-797h1100v-798">
          <text:p/>
        </draw:connector>
        <draw:connector draw:style-name="data_20_member_20__28_pointer_29_" draw:layer="layout" svg:x1="19.028cm" svg:y1="41.539cm" svg:x2="21.255cm" svg:y2="41.694cm" draw:start-shape="id1386" draw:start-glue-point="7" draw:end-shape="id1391" draw:end-glue-point="3" svg:d="m19028 41539h1114v155h1113">
          <text:p/>
        </draw:connector>
        <draw:custom-shape draw:style-name="gr1" draw:text-style-name="P1" draw:id="id1396" draw:layer="layout" svg:width="2.425cm" svg:height="0.661cm" svg:x="20.052cm" svg:y="50.597cm">
          <draw:glue-point draw:id="4" svg:x="-2.375cm" svg:y="-5.007cm"/>
          <draw:glue-point draw:id="5" svg:x="2.25cm" svg:y="-5.007cm"/>
          <text:p text:style-name="P3">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396" draw:start-glue-point="0" draw:end-shape="id1395" draw:end-glue-point="4" svg:d="m21264 50597v-1182h-76v-1184">
          <text:p/>
        </draw:connector>
        <draw:custom-shape draw:style-name="gr1" draw:text-style-name="P1" draw:id="id1397" draw:layer="layout" svg:width="1.345cm" svg:height="1.843cm" svg:x="24.434cm" svg:y="47.316cm">
          <draw:glue-point draw:id="4" svg:x="4.996cm" svg:y="2.566cm"/>
          <draw:glue-point draw:id="5" svg:x="4.996cm" svg:y="-3.033cm"/>
          <text:p text:style-name="P3">StgIo</text:p>
          <draw:enhanced-geometry svg:viewBox="0 0 21600 21600" draw:type="rectangle" draw:enhanced-path="M 0 0 L 21600 0 21600 21600 0 21600 0 0 Z N"/>
        </draw:custom-shape>
        <draw:custom-shape draw:style-name="gr1" draw:text-style-name="P1" draw:id="id1398" draw:layer="layout" svg:width="1.741cm" svg:height="0.617cm" svg:x="23.637cm" svg:y="45.372cm">
          <text:p text:style-name="P3">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397" draw:start-glue-point="0" draw:end-shape="id1398" draw:end-glue-point="2" svg:d="m25106 47316v-664h-599v-663">
          <text:p/>
        </draw:connector>
        <draw:custom-shape draw:style-name="class_20__28_external_20_module_29_" draw:id="id1399" draw:layer="layout" svg:width="1.83cm" svg:height="0.551cm" svg:x="21.144cm" svg:y="38.849cm">
          <text:p text:style-name="P2">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386" draw:start-glue-point="4" draw:end-shape="id1399" draw:end-glue-point="3" svg:d="m19028 39512h1058v-388h1058">
          <text:p/>
        </draw:connector>
        <draw:custom-shape draw:style-name="gr1" draw:text-style-name="P1" draw:id="id1401" draw:layer="layout" svg:width="2.138cm" svg:height="0.617cm" svg:x="33.022cm" svg:y="45.792cm">
          <text:p text:style-name="P3">StgDataStrm</text:p>
          <draw:enhanced-geometry svg:viewBox="0 0 21600 21600" draw:type="rectangle" draw:enhanced-path="M 0 0 L 21600 0 21600 21600 0 21600 0 0 Z N"/>
        </draw:custom-shape>
        <draw:custom-shape draw:style-name="gr1" draw:text-style-name="P1" draw:id="id1403" draw:layer="layout" svg:width="2.034cm" svg:height="1.764cm" svg:x="33.103cm" svg:y="40.587cm">
          <draw:glue-point draw:id="4" svg:x="-2.561cm" svg:y="4.991cm"/>
          <draw:glue-point draw:id="5" svg:x="2.209cm" svg:y="4.991cm"/>
          <draw:glue-point draw:id="6" svg:x="5cm" svg:y="3.1cm"/>
          <draw:glue-point draw:id="7" svg:x="5cm" svg:y="-3.049cm"/>
          <text:p text:style-name="P3">StgStrm</text:p>
          <draw:enhanced-geometry svg:viewBox="0 0 21600 21600" draw:type="rectangle" draw:enhanced-path="M 0 0 L 21600 0 21600 21600 0 21600 0 0 Z N"/>
        </draw:custom-shape>
        <draw:custom-shape draw:style-name="gr1" draw:text-style-name="P1" draw:id="id1402" draw:layer="layout" svg:width="2.138cm" svg:height="0.617cm" svg:x="30.664cm" svg:y="45.792cm">
          <text:p text:style-name="P3">StgFATStrm</text:p>
          <draw:enhanced-geometry svg:viewBox="0 0 21600 21600" draw:type="rectangle" draw:enhanced-path="M 0 0 L 21600 0 21600 21600 0 21600 0 0 Z N"/>
        </draw:custom-shape>
        <draw:custom-shape draw:style-name="gr1" draw:text-style-name="P1" draw:id="id1404" draw:layer="layout" svg:width="2.138cm" svg:height="0.617cm" svg:x="35.404cm" svg:y="45.814cm">
          <text:p text:style-name="P3">StgSmallStrm</text:p>
          <draw:enhanced-geometry svg:viewBox="0 0 21600 21600" draw:type="rectangle" draw:enhanced-path="M 0 0 L 21600 0 21600 21600 0 21600 0 0 Z N"/>
        </draw:custom-shape>
        <draw:custom-shape draw:style-name="gr1" draw:text-style-name="P1" draw:id="id1400" draw:layer="layout" svg:width="1.874cm" svg:height="0.617cm" svg:x="32.923cm" svg:y="48.389cm">
          <text:p text:style-name="P3">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400" draw:start-glue-point="0" draw:end-shape="id1401" draw:end-glue-point="2" svg:d="m33860 48389v-991h231v-989">
          <text:p/>
        </draw:connector>
        <draw:connector draw:style-name="inheritance_20__28_public_29_" draw:layer="layout" svg:x1="31.733cm" svg:y1="45.792cm" svg:x2="33.6cm" svg:y2="42.349cm" draw:start-shape="id1402" draw:start-glue-point="0" draw:end-shape="id1403" draw:end-glue-point="4" svg:d="m31733 45792v-1721h1867v-1722">
          <text:p/>
        </draw:connector>
        <draw:connector draw:style-name="inheritance_20__28_public_29_" draw:layer="layout" svg:x1="34.091cm" svg:y1="45.792cm" svg:x2="34.12cm" svg:y2="42.351cm" draw:start-shape="id1401" draw:start-glue-point="0" draw:end-shape="id1403" draw:end-glue-point="2" svg:d="m34091 45792v-1721h29v-1720">
          <text:p/>
        </draw:connector>
        <draw:connector draw:style-name="inheritance_20__28_public_29_" draw:layer="layout" svg:x1="36.473cm" svg:y1="45.814cm" svg:x2="34.569cm" svg:y2="42.349cm" draw:start-shape="id1404" draw:start-glue-point="0" draw:end-shape="id1403" draw:end-glue-point="5" svg:d="m36473 45814v-1732h-1904v-1733">
          <text:p/>
        </draw:connector>
        <draw:custom-shape draw:style-name="gr1" draw:text-style-name="P1" draw:id="id1406" draw:layer="layout" svg:width="1.433cm" svg:height="0.661cm" svg:x="37.589cm" svg:y="41.163cm">
          <text:p text:style-name="P3">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395" draw:start-glue-point="1" draw:end-shape="id1397" draw:end-glue-point="3" svg:d="m21918 47468h1258v769h1258">
          <text:p/>
        </draw:connector>
        <draw:frame draw:style-name="gr41" draw:text-style-name="P2" draw:layer="layout" svg:width="2.884cm" svg:height="0.714cm" svg:x="25.162cm" svg:y="46.224cm">
          <draw:text-box>
            <text:p text:style-name="P2">I/O subsystem</text:p>
          </draw:text-box>
        </draw:frame>
        <draw:custom-shape draw:style-name="gr1" draw:text-style-name="P1" draw:id="id1405" draw:layer="layout" svg:width="2.011cm" svg:height="0.714cm" svg:x="24.316cm" svg:y="50.959cm">
          <text:p text:style-name="P3">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395" draw:start-glue-point="6" draw:end-shape="id1405" draw:end-glue-point="3" svg:d="m21918 47941h1199v3375h1199">
          <text:p/>
        </draw:connector>
        <draw:connector draw:style-name="data_20_member_20__28_pointer_29_" draw:layer="layout" svg:x1="35.137cm" svg:y1="41.469cm" svg:x2="37.589cm" svg:y2="41.493cm" draw:start-shape="id1403" draw:start-glue-point="1" draw:end-shape="id1406" draw:end-glue-point="3" svg:d="m35137 41469h1226v24h1226">
          <text:p/>
        </draw:connector>
        <draw:frame draw:style-name="annotation" draw:layer="layout" svg:width="6.985cm" svg:height="1.554cm" svg:x="30.056cm" svg:y="39.033cm">
          <draw:text-box>
            <text:p text:style-name="P2">Base class <text:span text:style-name="T1">StgStrm</text:span> provides basic functionality for seeking and accessing the data on a physical medium. <text:s/>It uses its own FAT class for page allocations.</text:p>
          </draw:text-box>
        </draw:frame>
        <draw:custom-shape draw:style-name="gr1" draw:text-style-name="P1" draw:id="id1407" draw:layer="layout" svg:width="2.011cm" svg:height="0.714cm" svg:x="37.227cm" svg:y="42.335cm">
          <text:p text:style-name="P3">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403" draw:start-glue-point="6" draw:end-shape="id1407" draw:end-glue-point="3" svg:d="m35137 42015h1045v677h1045">
          <text:p/>
        </draw:connector>
        <draw:connector draw:style-name="data_20_member_20__28_pointer_29_" draw:layer="layout" svg:x1="25.777cm" svg:y1="48.709cm" svg:x2="32.923cm" svg:y2="48.697cm" draw:start-shape="id1397" draw:start-glue-point="4" draw:end-shape="id1400" draw:end-glue-point="3" svg:d="m25777 48709h3574v-12h3572">
          <text:p/>
        </draw:connector>
        <draw:custom-shape draw:style-name="gr1" draw:text-style-name="P1" draw:id="id1408" draw:layer="layout" svg:width="1.984cm" svg:height="0.819cm" svg:x="27.147cm" svg:y="47.123cm">
          <draw:glue-point draw:id="4" svg:x="4.996cm" svg:y="2.566cm"/>
          <draw:glue-point draw:id="5" svg:x="4.996cm" svg:y="-3.033cm"/>
          <text:p text:style-name="P3">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397" draw:start-glue-point="5" draw:end-shape="id1408" draw:end-glue-point="3" svg:d="m25777 47679h686v-147h684">
          <text:p/>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2">singleton</text:p>
          </draw:text-box>
        </draw:frame>
        <draw:custom-shape draw:style-name="gr1" draw:text-style-name="P1" draw:id="id1409" draw:layer="layout" svg:width="3.441cm" svg:height="0.804cm" svg:x="13.093cm" svg:y="10.077cm">
          <text:p text:style-name="P3">SvFilterOptionsDialog</text:p>
          <draw:enhanced-geometry svg:viewBox="0 0 21600 21600" draw:type="rectangle" draw:enhanced-path="M 0 0 L 21600 0 21600 21600 0 21600 0 0 Z N"/>
        </draw:custom-shape>
        <draw:custom-shape draw:style-name="gr2" draw:id="id1410" draw:layer="layout" svg:width="6.479cm" svg:height="2.078cm" svg:x="13.072cm" svg:y="5.765cm">
          <text:p text:style-name="P2">com.sun.star.document.XExporter</text:p>
          <text:p text:style-name="P2">com.sun.star.ui.dialogs.XExecutableDialog</text:p>
          <text:p text:style-name="P2">com.sun.star.beans.XPropertyAccess</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409" draw:start-glue-point="0" draw:end-shape="id1410" svg:d="m14813 10077v-1117h1498v-1117">
          <text:p/>
        </draw:connector>
        <draw:custom-shape draw:style-name="gr1" draw:text-style-name="P1" draw:layer="layout" svg:width="2.547cm" svg:height="0.849cm" svg:x="21.451cm" svg:y="8.558cm">
          <text:p text:style-name="P3">GraphicFilter</text:p>
          <draw:enhanced-geometry svg:viewBox="0 0 21600 21600" draw:type="rectangle" draw:enhanced-path="M 0 0 L 21600 0 21600 21600 0 21600 0 0 Z N"/>
        </draw:custom-shape>
        <draw:custom-shape draw:style-name="gr3" draw:id="id1411" draw:layer="layout" svg:width="2.721cm" svg:height="1.296cm" svg:x="20.113cm" svg:y="13.607cm">
          <draw:glue-point draw:id="4" svg:x="4.998cm" svg:y="-2.399cm" draw:escape-direction="right"/>
          <draw:glue-point draw:id="5" svg:x="4.998cm" svg:y="2.6cm"/>
          <text:p text:style-name="P2">SvtBroadcaster</text:p>
          <draw:enhanced-geometry svg:viewBox="0 0 21600 21600" draw:type="rectangle" draw:enhanced-path="M 0 0 L 21600 0 21600 21600 0 21600 0 0 Z N"/>
        </draw:custom-shape>
        <draw:custom-shape draw:style-name="gr3" draw:id="id1412" draw:layer="layout" svg:width="2.747cm" svg:height="1.736cm" svg:x="27.915cm" svg:y="12.13cm">
          <draw:glue-point draw:id="4" svg:x="-5.001cm" svg:y="-1.866cm"/>
          <draw:glue-point draw:id="5" svg:x="-5.001cm" svg:y="1.59cm"/>
          <draw:glue-point draw:id="6" svg:x="-5.001cm" svg:y="3.171cm" draw:escape-direction="left"/>
          <text:p text:style-name="P2">SvtListenerBase</text:p>
          <draw:enhanced-geometry svg:viewBox="0 0 21600 21600" draw:type="rectangle" draw:enhanced-path="M 0 0 L 21600 0 21600 21600 0 21600 0 0 Z N"/>
        </draw:custom-shape>
        <draw:custom-shape draw:style-name="gr3" draw:id="id1413" draw:layer="layout" svg:width="1.943cm" svg:height="1.321cm" svg:x="23.612cm" svg:y="15.189cm">
          <draw:glue-point draw:id="4" svg:x="4.997cm" svg:y="-2.452cm"/>
          <draw:glue-point draw:id="5" svg:x="4.997cm" svg:y="2.255cm"/>
          <text:p text:style-name="P2">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411" draw:start-glue-point="4" draw:end-shape="id1412" draw:end-glue-point="4" svg:d="m22832 13945h2542v-1270h2541">
          <text:p/>
        </draw:connector>
        <draw:connector draw:style-name="data_20_member_20__28_pointer_29_" draw:layer="layout" draw:line-skew="0.363cm" svg:x1="27.915cm" svg:y1="12.998cm" svg:x2="22.834cm" svg:y2="14.255cm" draw:start-shape="id1412" draw:start-glue-point="3" draw:end-shape="id1411" draw:end-glue-point="1" svg:d="m27915 12998h-2178v1257h-2903">
          <text:p/>
        </draw:connector>
        <draw:connector draw:style-name="data_20_member_20__28_pointer_29_" draw:layer="layout" svg:x1="27.915cm" svg:y1="13.274cm" svg:x2="25.553cm" svg:y2="15.526cm" draw:start-shape="id1412" draw:start-glue-point="5" draw:end-shape="id1413" draw:end-glue-point="4" svg:d="m27915 13274h-1181v2252h-1181">
          <text:p/>
        </draw:connector>
        <draw:connector draw:style-name="data_20_member_20__28_pointer_29_" draw:layer="layout" draw:line-skew="0.299cm" svg:x1="25.555cm" svg:y1="15.849cm" svg:x2="27.915cm" svg:y2="13.548cm" draw:start-shape="id1413" draw:start-glue-point="1" draw:end-shape="id1412"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2">SvtListenerIter</text:p>
          <draw:enhanced-geometry svg:viewBox="0 0 21600 21600" draw:type="rectangle" draw:enhanced-path="M 0 0 L 21600 0 21600 21600 0 21600 0 0 Z N"/>
        </draw:custom-shape>
        <draw:custom-shape draw:style-name="namespace" draw:layer="layout" svg:width="14.008cm" svg:height="10.236cm" svg:x="1.581cm" svg:y="12.337cm">
          <text:p text:style-name="P2">svt</text:p>
          <draw:enhanced-geometry svg:viewBox="0 0 21600 21600" draw:type="rectangle" draw:enhanced-path="M 0 0 L 21600 0 21600 21600 0 21600 0 0 Z N"/>
        </draw:custom-shape>
        <draw:custom-shape draw:style-name="gr1" draw:text-style-name="P1" draw:id="id1453" draw:layer="layout" svg:width="3.319cm" svg:height="0.657cm" svg:x="4.301cm" svg:y="19.145cm">
          <text:p text:style-name="P3">StatusBarController</text:p>
          <draw:enhanced-geometry svg:viewBox="0 0 21600 21600" draw:type="rectangle" draw:enhanced-path="M 0 0 L 21600 0 21600 21600 0 21600 0 0 Z N"/>
        </draw:custom-shape>
        <draw:custom-shape draw:style-name="gr1" draw:text-style-name="P1" draw:id="id1415" draw:layer="layout" svg:width="2.164cm" svg:height="2.04cm" svg:x="29.679cm" svg:y="20.985cm">
          <draw:glue-point draw:id="4" svg:x="4.998cm" svg:y="3.48cm"/>
          <draw:glue-point draw:id="5" svg:x="4.998cm" svg:y="1.615cm"/>
          <draw:glue-point draw:id="6" svg:x="4.998cm" svg:y="-1.691cm"/>
          <draw:glue-point draw:id="7" svg:x="4.998cm" svg:y="-3.303cm"/>
          <text:p text:style-name="P3">SfxItemSet</text:p>
          <draw:enhanced-geometry svg:viewBox="0 0 21600 21600" draw:type="rectangle" draw:enhanced-path="M 0 0 L 21600 0 21600 21600 0 21600 0 0 Z N"/>
        </draw:custom-shape>
        <draw:custom-shape draw:style-name="gr1" draw:text-style-name="P1" draw:id="id1414" draw:layer="layout" svg:width="2.556cm" svg:height="0.806cm" svg:x="29.481cm" svg:y="24.965cm">
          <text:p text:style-name="P3">SfxAllItemSet</text:p>
          <draw:enhanced-geometry svg:viewBox="0 0 21600 21600" draw:type="rectangle" draw:enhanced-path="M 0 0 L 21600 0 21600 21600 0 21600 0 0 Z N"/>
        </draw:custom-shape>
        <draw:custom-shape draw:style-name="gr1" draw:text-style-name="P1" draw:id="id1416" draw:layer="layout" svg:width="2.279cm" svg:height="2.365cm" svg:x="35.16cm" svg:y="18.775cm">
          <draw:glue-point draw:id="4" svg:x="4.997cm" svg:y="-3.61cm"/>
          <draw:glue-point draw:id="5" svg:x="4.997cm" svg:y="-1.708cm"/>
          <draw:glue-point draw:id="6" svg:x="4.997cm" svg:y="1.644cm"/>
          <draw:glue-point draw:id="7" svg:x="4.997cm" svg:y="3.323cm"/>
          <text:p text:style-name="P3">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414" draw:start-glue-point="0" draw:end-shape="id1415" draw:end-glue-point="2" svg:d="m30759 24965v-970h2v-970">
          <text:p/>
        </draw:connector>
        <draw:connector draw:style-name="data_20_member_20__28_pointer_29_" draw:text-style-name="P2" draw:layer="layout" svg:x1="31.843cm" svg:y1="22.005cm" svg:x2="35.16cm" svg:y2="19.957cm" draw:start-shape="id1415" draw:start-glue-point="1" draw:end-shape="id1416" draw:end-glue-point="3" svg:d="m31843 22005h1658v-2048h1659">
          <text:p text:style-name="P2">GetPool()</text:p>
        </draw:connector>
        <draw:custom-shape draw:style-name="gr1" draw:text-style-name="P1" draw:id="id1418" draw:layer="layout" svg:width="2.788cm" svg:height="0.609cm" svg:x="42.138cm" svg:y="21.696cm">
          <draw:glue-point draw:id="4" svg:x="-2.496cm" svg:y="4.991cm"/>
          <draw:glue-point draw:id="5" svg:x="2.435cm" svg:y="4.991cm"/>
          <text:p text:style-name="P3">SfxPoolItem</text:p>
          <draw:enhanced-geometry svg:viewBox="0 0 21600 21600" draw:type="rectangle" draw:enhanced-path="M 0 0 L 21600 0 21600 21600 0 21600 0 0 Z N"/>
        </draw:custom-shape>
        <draw:custom-shape draw:style-name="typedef" draw:id="id1417" draw:layer="layout" svg:width="2.436cm" svg:height="0.674cm" svg:x="33.586cm" svg:y="22.358cm">
          <text:p text:style-name="P2">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415" draw:start-glue-point="5" draw:end-shape="id1417" draw:end-glue-point="3" svg:d="m31842 22334h873v361h871">
          <text:p/>
        </draw:connector>
        <draw:connector draw:style-name="typedef" draw:layer="layout" svg:x1="36.022cm" svg:y1="22.695cm" svg:x2="42.138cm" svg:y2="22cm" draw:start-shape="id1417" draw:start-glue-point="1" draw:end-shape="id1418" draw:end-glue-point="3" svg:d="m36022 22695h3058v-695h3058">
          <text:p/>
        </draw:connector>
        <draw:custom-shape draw:style-name="gr42" draw:text-style-name="P2" draw:layer="layout" svg:width="6.244cm" svg:height="1.904cm" svg:x="33.602cm" svg:y="23.496cm">
          <text:p text:style-name="P2"><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2"><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2"/>
            <text:p text:style-name="P2">An instance of <text:span text:style-name="T2">SfxItemPool</text:span> within <text:span text:style-name="T2">SfxItemSet</text:span> is never NULL during the lifetime of the parent <text:span text:style-name="T1">SfxItemSet</text:span> instance.</text:p>
            <text:p text:style-name="P2"/>
            <text:p text:style-name="P2">An <text:span text:style-name="T1">SfxItemSet</text:span> instance can have a parent instance of the same type.</text:p>
            <text:p text:style-name="P2"/>
            <text:p text:style-name="P2"><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2"/>
            <text:p text:style-name="P2"/>
          </draw:text-box>
        </draw:frame>
        <draw:custom-shape draw:style-name="gr5" draw:id="id1419" draw:layer="layout" svg:width="3.149cm" svg:height="0.741cm" svg:x="39.635cm" svg:y="18.733cm">
          <text:p text:style-name="P2">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416" draw:start-glue-point="4" draw:end-shape="id1419" draw:end-glue-point="3" svg:d="m37437 19104h1099v-1h1099">
          <text:p/>
        </draw:connector>
        <draw:custom-shape draw:style-name="gr3" draw:id="id1420" draw:layer="layout" svg:width="1.983cm" svg:height="0.609cm" svg:x="25.693cm" svg:y="20.108cm">
          <draw:glue-point draw:id="4" svg:x="4.997cm" svg:y="-2.452cm"/>
          <draw:glue-point draw:id="5" svg:x="4.997cm" svg:y="2.255cm"/>
          <text:p text:style-name="P2">SfxItemIter</text:p>
          <draw:enhanced-geometry svg:viewBox="0 0 21600 21600" draw:type="rectangle" draw:enhanced-path="M 0 0 L 21600 0 21600 21600 0 21600 0 0 Z N"/>
        </draw:custom-shape>
        <draw:connector draw:style-name="gr26" draw:text-style-name="P1" draw:layer="layout" svg:x1="27.674cm" svg:y1="20.549cm" svg:x2="29.679cm" svg:y2="22.005cm" draw:start-shape="id1420" draw:start-glue-point="5" draw:end-shape="id1415" draw:end-glue-point="3" svg:d="m27674 20549h1003v1456h1002">
          <text:p/>
        </draw:connector>
        <draw:custom-shape draw:style-name="gr3" draw:id="id1424" draw:layer="layout" svg:width="3.836cm" svg:height="1.581cm" svg:x="22.704cm" svg:y="36.285cm">
          <draw:glue-point draw:id="4" svg:x="5cm" svg:y="-2.536cm"/>
          <draw:glue-point draw:id="5" svg:x="5cm" svg:y="2.542cm"/>
          <text:p text:style-name="P2">TransferableDataHelper</text:p>
          <draw:enhanced-geometry svg:viewBox="0 0 21600 21600" draw:type="rectangle" draw:enhanced-path="M 0 0 L 21600 0 21600 21600 0 21600 0 0 Z N"/>
        </draw:custom-shape>
        <draw:custom-shape draw:style-name="gr5" draw:id="id1421" draw:layer="layout" svg:width="3.447cm" svg:height="0.83cm" svg:x="28.951cm" svg:y="36.286cm">
          <text:p text:style-name="P2">DataFlavorExVector</text:p>
          <draw:enhanced-geometry svg:viewBox="0 0 21600 21600" draw:type="rectangle" draw:enhanced-path="M 0 0 L 21600 0 21600 21600 0 21600 0 0 Z N"/>
        </draw:custom-shape>
        <draw:custom-shape draw:style-name="typedef" draw:id="id1422" draw:layer="layout" svg:width="3.447cm" svg:height="0.674cm" svg:x="28.926cm" svg:y="34.626cm">
          <text:p text:style-name="P2">_DataFlavorExVector</text:p>
          <draw:enhanced-geometry svg:viewBox="0 0 21600 21600" draw:type="rectangle" draw:enhanced-path="M 0 0 L 21600 0 21600 21600 0 21600 0 0 Z N"/>
        </draw:custom-shape>
        <draw:connector draw:style-name="inheritance_20__28_public_29_" draw:layer="layout" svg:x1="30.674cm" svg:y1="36.286cm" svg:x2="30.649cm" svg:y2="35.3cm" draw:start-shape="id1421" draw:start-glue-point="0" draw:end-shape="id1422" draw:end-glue-point="2" svg:d="m30674 36286v-493h-25v-493">
          <text:p/>
        </draw:connector>
        <draw:custom-shape draw:style-name="gr5" draw:id="id1423" draw:layer="layout" svg:width="2.487cm" svg:height="0.622cm" svg:x="34.601cm" svg:y="34.652cm">
          <text:p text:style-name="P2">DataFlavorEx</text:p>
          <draw:enhanced-geometry svg:viewBox="0 0 21600 21600" draw:type="rectangle" draw:enhanced-path="M 0 0 L 21600 0 21600 21600 0 21600 0 0 Z N"/>
        </draw:custom-shape>
        <draw:connector draw:style-name="typedef" draw:text-style-name="P2" draw:layer="layout" svg:x1="32.373cm" svg:y1="34.963cm" svg:x2="34.601cm" svg:y2="34.963cm" draw:start-shape="id1422" draw:start-glue-point="1" draw:end-shape="id1423" draw:end-glue-point="3" svg:d="m32373 34963h2228">
          <text:p text:style-name="P2">vector</text:p>
        </draw:connector>
        <draw:connector draw:style-name="data_20_member_20__28_pointer_29_" draw:layer="layout" svg:x1="26.54cm" svg:y1="36.675cm" svg:x2="28.951cm" svg:y2="36.701cm" draw:start-shape="id1424" draw:start-glue-point="4" draw:end-shape="id1421" draw:end-glue-point="3" svg:d="m26540 36675h1205v26h1206">
          <text:p/>
        </draw:connector>
        <draw:custom-shape draw:style-name="gr2" draw:id="id1425" draw:layer="layout" svg:width="5.703cm" svg:height="0.752cm" svg:x="33.046cm" svg:y="32.89cm">
          <text:p text:style-name="P2">com.sun.star.datatransfer.DataFlavor</text:p>
          <draw:enhanced-geometry svg:viewBox="0 0 21600 21600" draw:type="rectangle" draw:enhanced-path="M 0 0 L 21600 0 21600 21600 0 21600 0 0 Z N"/>
        </draw:custom-shape>
        <draw:connector draw:style-name="inheritance_20__28_public_29_" draw:layer="layout" svg:x1="35.844cm" svg:y1="34.652cm" svg:x2="35.897cm" svg:y2="33.642cm" draw:start-shape="id1423" draw:start-glue-point="0" draw:end-shape="id1425" draw:end-glue-point="2" svg:d="m35844 34652v-505h53v-505">
          <text:p/>
        </draw:connector>
        <draw:custom-shape draw:style-name="gr3" draw:id="id1426" draw:layer="layout" svg:width="3.266cm" svg:height="0.906cm" svg:x="31.102cm" svg:y="43.077cm">
          <draw:glue-point draw:id="4" svg:x="5cm" svg:y="-2.536cm"/>
          <draw:glue-point draw:id="5" svg:x="5cm" svg:y="2.542cm"/>
          <text:p text:style-name="P2">TransferableHelper</text:p>
          <draw:enhanced-geometry svg:viewBox="0 0 21600 21600" draw:type="rectangle" draw:enhanced-path="M 0 0 L 21600 0 21600 21600 0 21600 0 0 Z N"/>
        </draw:custom-shape>
        <draw:custom-shape draw:style-name="gr2" draw:id="id1427" draw:layer="layout" svg:width="8.164cm" svg:height="1.762cm" svg:x="29.469cm" svg:y="38.178cm">
          <text:p text:style-name="P2">com.sun.star.datatransfer.XTransferable</text:p>
          <text:p text:style-name="P2">com.sun.star.datatransfer.clipboard.XClipboardOwner</text:p>
          <text:p text:style-name="P2">com.sun.star.datatransfer.dnd.XDragSourceListener</text:p>
          <text:p text:style-name="P2">com.sun.star.lang.XUnoTunnel</text:p>
          <draw:enhanced-geometry svg:viewBox="0 0 21600 21600" draw:type="rectangle" draw:enhanced-path="M 0 0 L 21600 0 21600 21600 0 21600 0 0 Z N"/>
        </draw:custom-shape>
        <draw:connector draw:style-name="inheritance_20__28_public_29_" draw:layer="layout" svg:x1="32.735cm" svg:y1="43.077cm" svg:x2="33.551cm" svg:y2="39.94cm" draw:start-shape="id1426" draw:start-glue-point="0" draw:end-shape="id1427" svg:d="m32735 43077v-1568h816v-1569">
          <text:p/>
        </draw:connector>
        <draw:custom-shape draw:style-name="gr43" draw:text-style-name="P2" draw:id="id1428" draw:layer="layout" svg:width="3.389cm" svg:height="1.769cm" svg:x="2.433cm" svg:y="36.57cm">
          <draw:glue-point draw:id="4" svg:x="-5cm" svg:y="-2.713cm"/>
          <draw:glue-point draw:id="5" svg:x="-5cm" svg:y="2.192cm"/>
          <draw:glue-point draw:id="6" svg:x="4.998cm" svg:y="-3.239cm"/>
          <text:p text:style-name="P2">SvNumberFormatter</text:p>
          <draw:enhanced-geometry svg:viewBox="0 0 21600 21600" draw:type="rectangle" draw:enhanced-path="M 0 0 L 21600 0 21600 21600 0 21600 0 0 Z N"/>
        </draw:custom-shape>
        <draw:custom-shape draw:style-name="class" draw:id="id1429" draw:layer="layout" svg:width="3.812cm" svg:height="0.607cm" svg:x="8.619cm" svg:y="39.016cm">
          <draw:glue-point draw:id="4" svg:x="-5cm" svg:y="2.778cm"/>
          <draw:glue-point draw:id="5" svg:x="-5cm" svg:y="-2.877cm"/>
          <text:p text:style-name="P2">SvNumberFormatTable</text:p>
          <draw:enhanced-geometry svg:viewBox="0 0 21600 21600" draw:type="rectangle" draw:enhanced-path="M 0 0 L 21600 0 21600 21600 0 21600 0 0 Z N"/>
        </draw:custom-shape>
        <draw:connector draw:style-name="gr26" draw:text-style-name="P1" draw:layer="layout" svg:x1="5.822cm" svg:y1="37.454cm" svg:x2="8.619cm" svg:y2="39.145cm" draw:start-shape="id1428" draw:start-glue-point="1" draw:end-shape="id1429" draw:end-glue-point="5" svg:d="m5822 37454h1398v1691h1399">
          <text:p/>
        </draw:connector>
        <draw:custom-shape draw:style-name="class_20__28_external_20_module_29_" draw:id="id1430" draw:layer="layout" svg:width="1.931cm" svg:height="0.582cm" svg:x="9.869cm" svg:y="37.239cm">
          <text:p text:style-name="P2">Table</text:p>
          <draw:enhanced-geometry svg:viewBox="0 0 21600 21600" draw:type="rectangle" draw:enhanced-path="M 0 0 L 21600 0 21600 21600 0 21600 0 0 Z N"/>
        </draw:custom-shape>
        <draw:connector draw:style-name="inheritance_20__28_private_29_" draw:layer="layout" svg:x1="10.525cm" svg:y1="39.016cm" svg:x2="10.834cm" svg:y2="37.821cm" draw:start-shape="id1429" draw:start-glue-point="0" draw:end-shape="id1430" draw:end-glue-point="2" svg:d="m10525 39016v-598h309v-597">
          <text:p/>
        </draw:connector>
        <draw:custom-shape draw:style-name="gr3" draw:id="id1431" draw:layer="layout" svg:width="2.884cm" svg:height="0.529cm" svg:x="13.97cm" svg:y="39.223cm">
          <text:p text:style-name="P2">SvNumberformat</text:p>
          <draw:enhanced-geometry svg:viewBox="0 0 21600 21600" draw:type="rectangle" draw:enhanced-path="M 0 0 L 21600 0 21600 21600 0 21600 0 0 Z N"/>
        </draw:custom-shape>
        <draw:connector draw:style-name="data_20_member_20__28_multiple_20_pointers_29_" draw:layer="layout" svg:x1="12.431cm" svg:y1="39.319cm" svg:x2="13.97cm" svg:y2="39.487cm" draw:start-shape="id1429" draw:start-glue-point="1" draw:end-shape="id1431" draw:end-glue-point="3" svg:d="m12431 39319h770v168h769">
          <text:p/>
        </draw:connector>
        <draw:frame draw:style-name="annotation" draw:layer="layout" svg:width="7.223cm" svg:height="1.01cm" svg:x="8.628cm" svg:y="40.199cm">
          <draw:text-box>
            <text:p text:style-name="P2">All builtin number format types are given in enum <text:span text:style-name="T1">NfIndexTableOffset</text:span>.</text:p>
          </draw:text-box>
        </draw:frame>
        <draw:custom-shape draw:style-name="class_20__28_external_20_module_29_" draw:id="id1432" draw:layer="layout" svg:width="2.778cm" svg:height="0.582cm" svg:x="40.64cm" svg:y="26.167cm">
          <text:p text:style-name="P2">SvxScriptSetItem</text:p>
          <draw:enhanced-geometry svg:viewBox="0 0 21600 21600" draw:type="rectangle" draw:enhanced-path="M 0 0 L 21600 0 21600 21600 0 21600 0 0 Z N"/>
        </draw:custom-shape>
        <draw:custom-shape draw:style-name="gr1" draw:text-style-name="P1" draw:id="id1433" draw:layer="layout" svg:width="2.037cm" svg:height="0.608cm" svg:x="40.958cm" svg:y="24.183cm">
          <text:p text:style-name="P3">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432" draw:start-glue-point="0" draw:end-shape="id1433" draw:end-glue-point="2" svg:d="m42029 26167v-688h-53v-688">
          <text:p/>
        </draw:connector>
        <draw:connector draw:style-name="inheritance_20__28_public_29_" draw:layer="layout" svg:x1="41.976cm" svg:y1="24.183cm" svg:x2="42.837cm" svg:y2="22.303cm" draw:start-shape="id1433" draw:start-glue-point="0" draw:end-shape="id1418" draw:end-glue-point="4" svg:d="m41976 24183v-939h861v-941">
          <text:p/>
        </draw:connector>
        <draw:custom-shape draw:style-name="gr1" draw:text-style-name="P1" draw:id="id1434" draw:layer="layout" svg:width="2.673cm" svg:height="0.609cm" svg:x="44.634cm" svg:y="23.971cm">
          <text:p text:style-name="P3">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434" draw:start-glue-point="0" draw:end-shape="id1418" draw:end-glue-point="5" svg:d="m45970 23971v-834h-1760v-834">
          <text:p/>
        </draw:connector>
        <draw:custom-shape draw:style-name="class_20__28_external_20_module_29_" draw:text-style-name="P2" draw:id="id1435" draw:layer="layout" svg:width="2.328cm" svg:height="0.53cm" svg:x="43.127cm" svg:y="25.242cm">
          <text:p text:style-name="P2">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435" draw:start-glue-point="0" draw:end-shape="id1418" draw:end-glue-point="2" svg:d="m44291 25242v-1469h-759v-1468">
          <text:p/>
        </draw:connector>
        <draw:custom-shape draw:style-name="namespace" draw:layer="layout" svg:width="21.953cm" svg:height="10.601cm" svg:x="4.846cm" svg:y="51.733cm">
          <text:p text:style-name="P2">svt</text:p>
          <draw:enhanced-geometry svg:viewBox="0 0 21600 21600" draw:type="rectangle" draw:enhanced-path="M 0 0 L 21600 0 21600 21600 0 21600 0 0 Z N"/>
        </draw:custom-shape>
        <draw:custom-shape draw:style-name="gr1" draw:text-style-name="P1" draw:id="id1436" draw:layer="layout" svg:width="2.955cm" svg:height="0.674cm" svg:x="6.556cm" svg:y="52.303cm">
          <text:p text:style-name="P3">FixedHyperlink</text:p>
          <draw:enhanced-geometry svg:viewBox="0 0 21600 21600" draw:type="rectangle" draw:enhanced-path="M 0 0 L 21600 0 21600 21600 0 21600 0 0 Z N"/>
        </draw:custom-shape>
        <draw:custom-shape draw:style-name="class_20__28_external_20_module_29_" draw:id="id1437" draw:layer="layout" svg:width="3.317cm" svg:height="0.674cm" svg:x="6.661cm" svg:y="49.193cm">
          <text:p text:style-name="P2">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2">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436" draw:start-glue-point="0" draw:end-shape="id1437" svg:d="m8033 52303v-1218h286v-1218">
          <text:p/>
        </draw:connector>
        <draw:rect draw:style-name="class" draw:id="id1438" draw:layer="layout" svg:width="1.67cm" svg:height="0.723cm" svg:x="5.158cm" svg:y="72.796cm">
          <text:p text:style-name="P2">TabBar</text:p>
        </draw:rect>
        <draw:rect draw:style-name="class_20__28_external_20_module_29_" draw:id="id1439" draw:layer="layout" svg:width="2.268cm" svg:height="0.673cm" svg:x="5.482cm" svg:y="70.578cm">
          <text:p text:style-name="P2">Window</text:p>
        </draw:rect>
        <draw:connector draw:style-name="inheritance_20__28_public_29_" draw:layer="layout" svg:x1="5.993cm" svg:y1="72.796cm" svg:x2="6.616cm" svg:y2="71.251cm" draw:start-shape="id1438" draw:start-glue-point="0" draw:end-shape="id1439" draw:end-glue-point="2" svg:d="m5993 72796v-772h623v-773">
          <text:p/>
        </draw:connector>
        <draw:frame draw:style-name="annotation" draw:layer="layout" svg:width="6.355cm" svg:height="1.047cm" svg:x="3.937cm" svg:y="73.791cm">
          <draw:text-box>
            <text:p text:style-name="P2"><text:span text:style-name="T1">TabBar</text:span> is a parent class of <text:span text:style-name="T1">ScTabControl</text:span> which implements Calc's sheet tabs.</text:p>
          </draw:text-box>
        </draw:frame>
        <draw:custom-shape draw:style-name="class" draw:id="id1440" draw:layer="layout" svg:width="2.564cm" svg:height="0.607cm" svg:x="36.804cm" svg:y="12.879cm">
          <text:p text:style-name="P2">SvTreeListBox</text:p>
          <draw:enhanced-geometry svg:viewBox="0 0 21600 21600" draw:type="rectangle" draw:enhanced-path="M 0 0 L 21600 0 21600 21600 0 21600 0 0 Z N"/>
        </draw:custom-shape>
        <draw:custom-shape draw:style-name="gr44" draw:text-style-name="P2" draw:id="id1441"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2">SvLBox</text:p>
          <draw:enhanced-geometry svg:viewBox="0 0 21600 21600" draw:type="rectangle" draw:enhanced-path="M 0 0 L 21600 0 21600 21600 0 21600 0 0 Z N"/>
        </draw:custom-shape>
        <draw:custom-shape draw:style-name="gr45" draw:text-style-name="P2" draw:id="id1442" draw:layer="layout" svg:width="2.564cm" svg:height="0.607cm" svg:x="41.01cm" svg:y="12.913cm">
          <text:p text:style-name="P2">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440" draw:start-glue-point="0" draw:end-shape="id1441" draw:end-glue-point="4" svg:d="m38086 12879v-1122h1062v-1123">
          <text:p/>
        </draw:connector>
        <draw:connector draw:style-name="inheritance_20__28_public_29_" draw:layer="layout" svg:x1="42.292cm" svg:y1="12.913cm" svg:x2="40.878cm" svg:y2="10.634cm" draw:start-shape="id1442" draw:start-glue-point="0" draw:end-shape="id1441" draw:end-glue-point="5" svg:d="m42292 12913v-1139h-1414v-1140">
          <text:p/>
        </draw:connector>
        <draw:custom-shape draw:style-name="gr46" draw:id="id1443" draw:layer="layout" svg:width="1.826cm" svg:height="0.607cm" svg:x="34.237cm" svg:y="7.712cm">
          <text:p text:style-name="P2">Control</text:p>
          <draw:enhanced-geometry svg:viewBox="0 0 21600 21600" draw:type="rectangle" draw:enhanced-path="M 0 0 L 21600 0 21600 21600 0 21600 0 0 Z N"/>
        </draw:custom-shape>
        <draw:custom-shape draw:style-name="gr47" draw:text-style-name="P2" draw:id="id1444" draw:layer="layout" svg:width="2.222cm" svg:height="0.607cm" svg:x="35.428cm" svg:y="6.52cm">
          <text:p text:style-name="P2">SvListView</text:p>
          <draw:enhanced-geometry svg:viewBox="0 0 21600 21600" draw:type="rectangle" draw:enhanced-path="M 0 0 L 21600 0 21600 21600 0 21600 0 0 Z N"/>
        </draw:custom-shape>
        <draw:custom-shape draw:style-name="gr47" draw:text-style-name="P2" draw:id="id1445" draw:layer="layout" svg:width="3.05cm" svg:height="0.607cm" svg:x="36.522cm" svg:y="5.516cm">
          <text:p text:style-name="P2">DropTargetHelper</text:p>
          <draw:enhanced-geometry svg:viewBox="0 0 21600 21600" draw:type="rectangle" draw:enhanced-path="M 0 0 L 21600 0 21600 21600 0 21600 0 0 Z N"/>
        </draw:custom-shape>
        <draw:custom-shape draw:style-name="gr48" draw:text-style-name="P2" draw:id="id1446" draw:layer="layout" svg:width="3.144cm" svg:height="0.607cm" svg:x="38.45cm" svg:y="6.521cm">
          <text:p text:style-name="P2">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441" draw:start-glue-point="6" draw:end-shape="id1443" draw:end-glue-point="2" svg:d="m38695 10029v-856h-3545v-854">
          <text:p/>
        </draw:connector>
        <draw:connector draw:style-name="inheritance_20__28_public_29_" draw:layer="layout" svg:x1="39.309cm" svg:y1="10.029cm" svg:x2="36.539cm" svg:y2="7.127cm" draw:start-shape="id1441" draw:start-glue-point="7" draw:end-shape="id1444" draw:end-glue-point="2" svg:d="m39309 10029v-1452h-2770v-1450">
          <text:p/>
        </draw:connector>
        <draw:connector draw:style-name="inheritance_20__28_public_29_" draw:layer="layout" svg:x1="39.978cm" svg:y1="10.029cm" svg:x2="38.047cm" svg:y2="6.123cm" draw:start-shape="id1441" draw:start-glue-point="0" draw:end-shape="id1445" draw:end-glue-point="2" svg:d="m39978 10029v-1954h-1931v-1952">
          <text:p/>
        </draw:connector>
        <draw:connector draw:style-name="inheritance_20__28_public_29_" draw:layer="layout" svg:x1="40.475cm" svg:y1="10.029cm" svg:x2="40.022cm" svg:y2="7.128cm" draw:start-shape="id1441" draw:start-glue-point="8" draw:end-shape="id1446" draw:end-glue-point="2" svg:d="m40475 10029v-1451h-453v-1450">
          <text:p/>
        </draw:connector>
        <draw:custom-shape draw:style-name="gr46" draw:id="id1447" draw:layer="layout" svg:width="3.3cm" svg:height="0.607cm" svg:x="43.555cm" svg:y="7.303cm">
          <text:p text:style-name="P2">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441" draw:start-glue-point="9" draw:end-shape="id1447" draw:end-glue-point="2" svg:d="m41165 10029v-1060h4040v-1059">
          <text:p/>
        </draw:connector>
        <draw:custom-shape draw:style-name="namespace" draw:layer="layout" svg:width="5.504cm" svg:height="3.308cm" svg:x="42.624cm" svg:y="5.979cm">
          <text:p text:style-name="P2">vcl</text:p>
          <draw:enhanced-geometry svg:viewBox="0 0 21600 21600" draw:type="rectangle" draw:enhanced-path="M 0 0 L 21600 0 21600 21600 0 21600 0 0 Z N"/>
        </draw:custom-shape>
        <draw:custom-shape draw:style-name="gr1" draw:text-style-name="P1" draw:id="id1449" draw:layer="layout" svg:width="2.281cm" svg:height="0.648cm" svg:x="55.698cm" svg:y="7.075cm">
          <draw:glue-point draw:id="4" svg:x="-2.156cm" svg:y="5cm"/>
          <draw:glue-point draw:id="5" svg:x="2.275cm" svg:y="5cm"/>
          <text:p text:style-name="P1">SvParser</text:p>
          <draw:enhanced-geometry svg:viewBox="0 0 21600 21600" draw:type="rectangle" draw:enhanced-path="M 0 0 L 21600 0 21600 21600 0 21600 0 0 Z N"/>
        </draw:custom-shape>
        <draw:custom-shape draw:style-name="gr1" draw:text-style-name="P1" draw:id="id1448" draw:layer="layout" svg:width="2.359cm" svg:height="0.57cm" svg:x="53.522cm" svg:y="10.056cm">
          <text:p text:style-name="P1">HTMLParser</text:p>
          <draw:enhanced-geometry svg:viewBox="0 0 21600 21600" draw:type="rectangle" draw:enhanced-path="M 0 0 L 21600 0 21600 21600 0 21600 0 0 Z N"/>
        </draw:custom-shape>
        <draw:custom-shape draw:style-name="gr1" draw:text-style-name="P1" draw:id="id1450" draw:layer="layout" svg:width="2.359cm" svg:height="0.57cm" svg:x="57.59cm" svg:y="9.979cm">
          <text:p text:style-name="P1">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448" draw:start-glue-point="0" draw:end-shape="id1449" draw:end-glue-point="4" svg:d="m54701 10056v-1166h1646v-1167">
          <text:p/>
        </draw:connector>
        <draw:connector draw:style-name="inheritance_20__28_public_29_" draw:layer="layout" svg:x1="58.769cm" svg:y1="9.979cm" svg:x2="57.356cm" svg:y2="7.723cm" draw:start-shape="id1450" draw:start-glue-point="0" draw:end-shape="id1449" draw:end-glue-point="5" svg:d="m58769 9979v-1128h-1413v-1128">
          <text:p/>
        </draw:connector>
        <draw:custom-shape draw:style-name="class_20__28_external_20_module_29_" draw:id="id1451"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451" draw:start-glue-point="0" draw:end-shape="id1448" draw:end-glue-point="2" svg:d="m53313 12104v-739h1388v-739">
          <text:p/>
        </draw:connector>
        <draw:custom-shape draw:style-name="gr1" draw:text-style-name="P1" draw:id="id1452" draw:layer="layout" svg:width="3.862cm" svg:height="0.596cm" svg:x="8.708cm" svg:y="34.911cm">
          <text:p text:style-name="P1">ImpSvNumberInputScan</text:p>
          <draw:enhanced-geometry svg:viewBox="0 0 21600 21600" draw:type="rectangle" draw:enhanced-path="M 0 0 L 21600 0 21600 21600 0 21600 0 0 Z N"/>
        </draw:custom-shape>
        <draw:connector draw:style-name="data_20_member_20__28_pointer_29_" draw:layer="layout" svg:x1="5.82cm" svg:y1="36.882cm" svg:x2="8.708cm" svg:y2="35.209cm" draw:start-shape="id1428" draw:start-glue-point="6" draw:end-shape="id1452" draw:end-glue-point="3" svg:d="m5820 36882h1445v-1673h1443">
          <text:p>pStringScanner</text:p>
        </draw:connector>
        <draw:custom-shape draw:style-name="gr2" draw:id="id1454" draw:layer="layout" svg:width="6.376cm" svg:height="2.125cm" svg:x="2.747cm" svg:y="13.451cm">
          <text:p>com.sun.star.frame.XStatusListener</text:p>
          <text:p>com.sun.star.frame.XStatusbarController</text:p>
          <text:p>com.sun.star.lang.XComponent</text:p>
          <text:p>com.sun.star.lang.XInitialization</text:p>
          <text:p>com.sun.star.util.XUpdatable</text:p>
          <draw:enhanced-geometry svg:viewBox="0 0 21600 21600" draw:type="rectangle" draw:enhanced-path="M 0 0 L 21600 0 21600 21600 0 21600 0 0 Z N"/>
        </draw:custom-shape>
        <draw:connector draw:style-name="inheritance_20__28_public_29_" draw:layer="layout" svg:x1="5.96cm" svg:y1="19.145cm" svg:x2="5.935cm" svg:y2="15.576cm" draw:start-shape="id1453" draw:start-glue-point="0" draw:end-shape="id1454" draw:end-glue-point="2" svg:d="m5960 19145v-1785h-25v-1784">
          <text:p/>
        </draw:connector>
        <draw:custom-shape draw:style-name="gr1" draw:text-style-name="P1" draw:id="id1455" draw:layer="layout" svg:width="4.225cm" svg:height="1.658cm" svg:x="15.37cm" svg:y="66.455cm">
          <draw:glue-point draw:id="4" svg:x="5.001cm" svg:y="-3.57cm"/>
          <draw:glue-point draw:id="5" svg:x="5.001cm" svg:y="3.739cm"/>
          <draw:glue-point draw:id="6" svg:x="5.001cm" svg:y="1.453cm"/>
          <draw:glue-point draw:id="7" svg:x="5.001cm" svg:y="-1.67cm"/>
          <text:p text:style-name="P1">TransferableDataHelper</text:p>
          <draw:enhanced-geometry svg:viewBox="0 0 21600 21600" draw:type="rectangle" draw:enhanced-path="M 0 0 L 21600 0 21600 21600 0 21600 0 0 Z N"/>
        </draw:custom-shape>
        <draw:frame draw:style-name="annotation" draw:layer="layout" svg:width="10.135cm" svg:height="6.476cm" svg:x="15.37cm" svg:y="69.725cm">
          <draw:text-box>
            <text:p><text:span text:style-name="T1">TransferableDataHelper</text:span> manages system clipboard formats. <text:s/>It has a static method <text:span text:style-name="T1">CreateFromSystemClipboard()</text:span>, which creates an instance of itself from the passed Window instance. <text:s/>The Window instance, if it's the topmost frame window instance, stores the system clipboard instance which can be retrived by calling the <text:span text:style-name="T1">Window::GetClipboard()</text:span> method.</text:p>
          </draw:text-box>
        </draw:frame>
        <draw:custom-shape draw:style-name="gr5" draw:id="id1456" draw:layer="layout" svg:width="4.613cm" svg:height="0.648cm" svg:x="27.992cm" svg:y="68.503cm">
          <text:p>TransferableDataHelper_Impl</text:p>
          <draw:enhanced-geometry svg:viewBox="0 0 21600 21600" draw:type="rectangle" draw:enhanced-path="M 0 0 L 21600 0 21600 21600 0 21600 0 0 Z N"/>
        </draw:custom-shape>
        <draw:connector draw:style-name="data_20_member_20__28_pointer_29_" draw:layer="layout" svg:x1="19.594cm" svg:y1="67.903cm" svg:x2="27.992cm" svg:y2="68.827cm" draw:start-shape="id1455" draw:start-glue-point="5" draw:end-shape="id1456" draw:end-glue-point="3" svg:d="m19594 67903h4199v924h4199">
          <text:p>mpImpl</text:p>
        </draw:connector>
        <draw:custom-shape draw:style-name="gr2" draw:id="id1457" draw:layer="layout" svg:width="6.117cm" svg:height="0.648cm" svg:x="25.505cm" svg:y="62.984cm">
          <text:p>com.sun.star.datatransfer.XTransferable</text:p>
          <draw:enhanced-geometry svg:viewBox="0 0 21600 21600" draw:type="rectangle" draw:enhanced-path="M 0 0 L 21600 0 21600 21600 0 21600 0 0 Z N"/>
        </draw:custom-shape>
        <draw:custom-shape draw:style-name="gr2" draw:id="id1458" draw:layer="layout" svg:width="7.255cm" svg:height="0.648cm" svg:x="24.884cm" svg:y="65.704cm">
          <text:p>com.sun.star.datatransfer.clipboard.XClipboard</text:p>
          <draw:enhanced-geometry svg:viewBox="0 0 21600 21600" draw:type="rectangle" draw:enhanced-path="M 0 0 L 21600 0 21600 21600 0 21600 0 0 Z N"/>
        </draw:custom-shape>
        <draw:connector draw:style-name="data_20_member_20__28_pointer_29_" draw:layer="layout" draw:line-skew="-0.713cm" svg:x1="19.594cm" svg:y1="66.693cm" svg:x2="25.505cm" svg:y2="63.308cm" draw:start-shape="id1455" draw:start-glue-point="4" draw:end-shape="id1457" draw:end-glue-point="3" svg:d="m19594 66693h2242v-3385h3669">
          <text:p>GetTransferable()</text:p>
        </draw:connector>
        <draw:connector draw:style-name="data_20_member_20__28_pointer_29_" draw:layer="layout" svg:x1="19.594cm" svg:y1="67.008cm" svg:x2="24.884cm" svg:y2="66.028cm" draw:start-shape="id1455" draw:start-glue-point="7" draw:end-shape="id1458" draw:end-glue-point="3" svg:d="m19594 67008h2645v-980h2645">
          <text:p/>
        </draw:connector>
        <draw:custom-shape draw:style-name="gr5" draw:id="id1459" draw:layer="layout" svg:width="2.851cm" svg:height="0.699cm" svg:x="32.089cm" svg:y="66.689cm">
          <text:p>DataFlavorEx</text:p>
          <draw:enhanced-geometry svg:viewBox="0 0 21600 21600" draw:type="rectangle" draw:enhanced-path="M 0 0 L 21600 0 21600 21600 0 21600 0 0 Z N"/>
        </draw:custom-shape>
        <draw:connector draw:style-name="data_20_member_20__28_multiple_29_" draw:layer="layout" svg:x1="19.594cm" svg:y1="67.524cm" svg:x2="32.089cm" svg:y2="67.038cm" draw:start-shape="id1455" draw:start-glue-point="6" draw:end-shape="id1459" draw:end-glue-point="3" svg:d="m19594 67524h6247v-486h6248">
          <text:p/>
        </draw:connector>
        <draw:custom-shape draw:style-name="gr5" draw:id="id1460" draw:layer="layout" svg:width="5.857cm" svg:height="0.804cm" svg:x="32.917cm" svg:y="64.563cm">
          <text:p>com.sun.star.datatransfer.DataFlavor</text:p>
          <draw:enhanced-geometry svg:viewBox="0 0 21600 21600" draw:type="rectangle" draw:enhanced-path="M 0 0 L 21600 0 21600 21600 0 21600 0 0 Z N"/>
        </draw:custom-shape>
        <draw:connector draw:style-name="inheritance_20__28_public_29_" draw:layer="layout" svg:x1="33.514cm" svg:y1="66.689cm" svg:x2="35.845cm" svg:y2="65.367cm" draw:start-shape="id1459" draw:start-glue-point="0" draw:end-shape="id1460" draw:end-glue-point="2" svg:d="m33514 66689v-661h2331v-661">
          <text:p/>
        </draw:connector>
        <draw:custom-shape draw:style-name="gr1" draw:text-style-name="P1" draw:id="id1461" draw:layer="layout" svg:width="4.794cm" svg:height="0.726cm" svg:x="35.197cm" svg:y="68.528cm">
          <text:p text:style-name="P1">TransferableClipboardNotifier</text:p>
          <draw:enhanced-geometry svg:viewBox="0 0 21600 21600" draw:type="rectangle" draw:enhanced-path="M 0 0 L 21600 0 21600 21600 0 21600 0 0 Z N"/>
        </draw:custom-shape>
        <draw:connector draw:style-name="data_20_member_20__28_pointer_29_" draw:layer="layout" svg:x1="32.605cm" svg:y1="68.827cm" svg:x2="35.197cm" svg:y2="68.891cm" draw:start-shape="id1456" draw:start-glue-point="1" draw:end-shape="id1461" draw:end-glue-point="3" svg:d="m32605 68827h1296v64h1296">
          <text:p/>
        </draw:connector>
        <draw:custom-shape draw:style-name="gr2" draw:id="id1462" draw:layer="layout" svg:width="8.423cm" svg:height="0.674cm" svg:x="36.208cm" svg:y="66.585cm">
          <text:p>com.sun.star.datatransfer.clipboard.XClipboardListener</text:p>
          <draw:enhanced-geometry svg:viewBox="0 0 21600 21600" draw:type="rectangle" draw:enhanced-path="M 0 0 L 21600 0 21600 21600 0 21600 0 0 Z N"/>
        </draw:custom-shape>
        <draw:connector draw:style-name="inheritance_20__28_public_29_" draw:layer="layout" svg:x1="37.594cm" svg:y1="68.528cm" svg:x2="40.419cm" svg:y2="67.259cm" draw:start-shape="id1461" draw:start-glue-point="0" draw:end-shape="id1462" draw:end-glue-point="2" svg:d="m37594 68528v-634h2825v-635">
          <text:p/>
        </draw:connector>
        <draw:custom-shape draw:style-name="gr2" draw:id="id1463" draw:layer="layout" svg:width="8.423cm" svg:height="0.674cm" svg:x="41.886cm" svg:y="68.555cm">
          <text:p>com.sun.star.datatransfer.clipboard.XClipboardNotifier</text:p>
          <draw:enhanced-geometry svg:viewBox="0 0 21600 21600" draw:type="rectangle" draw:enhanced-path="M 0 0 L 21600 0 21600 21600 0 21600 0 0 Z N"/>
        </draw:custom-shape>
        <draw:connector draw:style-name="data_20_member_20__28_pointer_29_" draw:layer="layout" svg:x1="39.991cm" svg:y1="68.891cm" svg:x2="41.886cm" svg:y2="68.892cm" draw:start-shape="id1461" draw:start-glue-point="1" draw:end-shape="id1463" draw:end-glue-point="3" svg:d="m39991 68891h947v1h948">
          <text:p/>
        </draw:connector>
        <draw:custom-shape draw:style-name="class_20__28_external_20_module_29_" draw:id="id1464" draw:layer="layout" svg:width="3.562cm" svg:height="1.221cm" svg:x="58.133cm" svg:y="18.597cm">
          <draw:glue-point draw:id="4" svg:x="5.002cm" svg:y="-2.497cm"/>
          <draw:glue-point draw:id="5" svg:x="5.002cm" svg:y="2.71cm"/>
          <text:p>LanguageConfig_Impl</text:p>
          <draw:enhanced-geometry svg:viewBox="0 0 21600 21600" draw:type="rectangle" draw:enhanced-path="M 0 0 L 21600 0 21600 21600 0 21600 0 0 Z N"/>
        </draw:custom-shape>
        <draw:custom-shape draw:style-name="class" draw:id="id1465" draw:layer="layout" svg:width="3.482cm" svg:height="0.607cm" svg:x="63.35cm" svg:y="17.823cm">
          <text:p>SvtLanguageOptions</text:p>
          <draw:enhanced-geometry svg:viewBox="0 0 21600 21600" draw:type="rectangle" draw:enhanced-path="M 0 0 L 21600 0 21600 21600 0 21600 0 0 Z N"/>
        </draw:custom-shape>
        <draw:connector draw:style-name="data_20_member" draw:layer="layout" svg:x1="61.695cm" svg:y1="18.903cm" svg:x2="63.35cm" svg:y2="18.126cm" draw:start-shape="id1464" draw:start-glue-point="4" draw:end-shape="id1465" draw:end-glue-point="3" svg:d="m61695 18903h828v-777h827">
          <text:p/>
        </draw:connector>
        <draw:custom-shape draw:style-name="class" draw:id="id1466" draw:layer="layout" svg:width="3.533cm" svg:height="0.607cm" svg:x="63.363cm" svg:y="18.815cm">
          <text:p>SvtSysLocaleOptions</text:p>
          <draw:enhanced-geometry svg:viewBox="0 0 21600 21600" draw:type="rectangle" draw:enhanced-path="M 0 0 L 21600 0 21600 21600 0 21600 0 0 Z N"/>
        </draw:custom-shape>
        <draw:connector draw:style-name="data_20_member" draw:layer="layout" svg:x1="61.695cm" svg:y1="19.207cm" svg:x2="63.363cm" svg:y2="19.118cm" draw:start-shape="id1464" draw:start-glue-point="1" draw:end-shape="id1466" draw:end-glue-point="3" svg:d="m61695 19207h834v-89h834">
          <text:p/>
        </draw:connector>
        <draw:custom-shape draw:style-name="class" draw:id="id1467" draw:layer="layout" svg:width="2.665cm" svg:height="0.607cm" svg:x="63.465cm" svg:y="19.756cm">
          <text:p>SvtLinguConfig</text:p>
          <draw:enhanced-geometry svg:viewBox="0 0 21600 21600" draw:type="rectangle" draw:enhanced-path="M 0 0 L 21600 0 21600 21600 0 21600 0 0 Z N"/>
        </draw:custom-shape>
        <draw:connector draw:style-name="data_20_member" draw:layer="layout" svg:x1="61.695cm" svg:y1="19.537cm" svg:x2="63.465cm" svg:y2="20.059cm" draw:start-shape="id1464" draw:start-glue-point="5" draw:end-shape="id1467" draw:end-glue-point="3" svg:d="m61695 19537h885v522h885">
          <text:p/>
        </draw:connector>
        <draw:custom-shape draw:style-name="gr1" draw:text-style-name="P1" draw:id="id1468" draw:layer="layout" svg:width="4.274cm" svg:height="0.56cm" svg:x="68.512cm" svg:y="18.801cm">
          <text:p text:style-name="P1">SvtSysLocaleOptions_Impl</text:p>
          <draw:enhanced-geometry svg:viewBox="0 0 21600 21600" draw:type="rectangle" draw:enhanced-path="M 0 0 L 21600 0 21600 21600 0 21600 0 0 Z N"/>
        </draw:custom-shape>
        <draw:connector draw:style-name="data_20_member_20__28_pointer_29_" draw:layer="layout" svg:x1="66.896cm" svg:y1="19.118cm" svg:x2="68.512cm" svg:y2="19.081cm" draw:start-shape="id1466" draw:start-glue-point="1" draw:end-shape="id1468" draw:end-glue-point="3" svg:d="m66896 19118h808v-37h808">
          <text:p/>
        </draw:connector>
        <draw:custom-shape draw:style-name="class_20__28_external_20_module_29_" draw:id="id1469" draw:layer="layout" svg:width="2.162cm" svg:height="0.534cm" svg:x="69.912cm" svg:y="16.69cm">
          <text:p>ConfigItem</text:p>
          <draw:enhanced-geometry svg:viewBox="0 0 21600 21600" draw:type="rectangle" draw:enhanced-path="M 0 0 L 21600 0 21600 21600 0 21600 0 0 Z N"/>
        </draw:custom-shape>
        <draw:connector draw:style-name="inheritance_20__28_public_29_" draw:layer="layout" svg:x1="70.649cm" svg:y1="18.801cm" svg:x2="70.993cm" svg:y2="17.224cm" draw:start-shape="id1468" draw:start-glue-point="0" draw:end-shape="id1469" draw:end-glue-point="2" svg:d="m70649 18801v-788h344v-789">
          <text:p/>
        </draw:connector>
        <draw:custom-shape draw:style-name="namespace" draw:layer="layout" svg:width="3.587cm" svg:height="1.527cm" svg:x="69.25cm" svg:y="16.257cm">
          <text:p>utl</text:p>
          <draw:enhanced-geometry svg:viewBox="0 0 21600 21600" draw:type="rectangle" draw:enhanced-path="M 0 0 L 21600 0 21600 21600 0 21600 0 0 Z N"/>
        </draw:custom-shape>
      </draw:page>
      <draw:page draw:name="svx" draw:style-name="dp1" draw:master-page-name="Default">
        <office:forms form:automatic-focus="false" form:apply-design-mode="false"/>
        <draw:custom-shape draw:style-name="namespace" draw:layer="layout" svg:width="3.862cm" svg:height="2.307cm" svg:x="2.281cm" svg:y="7.905cm">
          <text:p text:style-name="P2">utl</text:p>
          <draw:enhanced-geometry svg:viewBox="0 0 21600 21600" draw:type="rectangle" draw:enhanced-path="M 0 0 L 21600 0 21600 21600 0 21600 0 0 Z N"/>
        </draw:custom-shape>
        <draw:custom-shape draw:style-name="gr3" draw:id="id1470" draw:layer="layout" svg:width="3.124cm" svg:height="0.962cm" svg:x="7.114cm" svg:y="34.52cm">
          <text:p text:style-name="P2">SvxHyperlinkItem</text:p>
          <draw:enhanced-geometry svg:viewBox="0 0 21600 21600" draw:type="rectangle" draw:enhanced-path="M 0 0 L 21600 0 21600 21600 0 21600 0 0 Z N"/>
        </draw:custom-shape>
        <draw:custom-shape draw:style-name="class_20__28_external_20_module_29_" draw:id="id1471" draw:layer="layout" svg:width="2.618cm" svg:height="0.907cm" svg:x="7.62cm" svg:y="26.903cm">
          <text:p text:style-name="P2">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470" draw:start-glue-point="0" draw:end-shape="id1471" draw:end-glue-point="2" svg:d="m8676 34520v-3355h253v-3355">
          <text:p/>
        </draw:connector>
        <draw:custom-shape draw:style-name="gr1" draw:text-style-name="P1" draw:layer="layout" svg:width="2.86cm" svg:height="0.917cm" svg:x="3.218cm" svg:y="35.212cm">
          <text:p text:style-name="P3">SvxFieldItem</text:p>
          <draw:enhanced-geometry svg:viewBox="0 0 21600 21600" draw:type="rectangle" draw:enhanced-path="M 0 0 L 21600 0 21600 21600 0 21600 0 0 Z N"/>
        </draw:custom-shape>
        <draw:custom-shape draw:style-name="gr1" draw:text-style-name="P1" draw:id="id1473" draw:layer="layout" svg:width="2.592cm" svg:height="0.985cm" svg:x="9.468cm" svg:y="37.378cm">
          <text:p text:style-name="P3">SvxFieldData</text:p>
          <draw:enhanced-geometry svg:viewBox="0 0 21600 21600" draw:type="rectangle" draw:enhanced-path="M 0 0 L 21600 0 21600 21600 0 21600 0 0 Z N"/>
        </draw:custom-shape>
        <draw:custom-shape draw:style-name="gr1" draw:text-style-name="P1" draw:id="id1472" draw:layer="layout" svg:width="2.442cm" svg:height="0.942cm" svg:x="9.125cm" svg:y="39.906cm">
          <text:p text:style-name="P3">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472" draw:start-glue-point="0" draw:end-shape="id1473" draw:end-glue-point="2" svg:d="m10346 39906v-772h418v-771">
          <text:p/>
        </draw:connector>
        <draw:custom-shape draw:style-name="gr1" draw:text-style-name="P1" draw:id="id1475"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3">ImpEditEngine</text:p>
          <draw:enhanced-geometry svg:viewBox="0 0 21600 21600" draw:type="rectangle" draw:enhanced-path="M 0 0 L 21600 0 21600 21600 0 21600 0 0 Z N"/>
        </draw:custom-shape>
        <draw:custom-shape draw:style-name="gr1" draw:text-style-name="P1" draw:id="id1474" draw:layer="layout" svg:width="2.592cm" svg:height="0.959cm" svg:x="33.617cm" svg:y="41.903cm">
          <text:p text:style-name="P3">EditEngine</text:p>
          <draw:enhanced-geometry svg:viewBox="0 0 21600 21600" draw:type="rectangle" draw:enhanced-path="M 0 0 L 21600 0 21600 21600 0 21600 0 0 Z N"/>
        </draw:custom-shape>
        <draw:connector draw:style-name="data_20_member_20__28_pointer_29_" draw:layer="layout" svg:x1="36.209cm" svg:y1="42.382cm" svg:x2="38.114cm" svg:y2="39.767cm" draw:start-shape="id1474" draw:start-glue-point="1" draw:end-shape="id1475" draw:end-glue-point="3" svg:d="m36209 42382h952v-2615h953">
          <text:p/>
        </draw:connector>
        <draw:frame draw:style-name="annotation" draw:layer="layout" svg:width="5.39cm" svg:height="1.378cm" svg:x="36.128cm" svg:y="43.465cm">
          <draw:text-box>
            <text:p text:style-name="P2"><text:span text:style-name="T2">ImpEditEngine</text:span> has the <text:span text:style-name="T2">Paint</text:span> method that draws string while in cell input mode.</text:p>
          </draw:text-box>
        </draw:frame>
        <draw:custom-shape draw:style-name="gr3" draw:id="id1476" draw:layer="layout" svg:width="2.41cm" svg:height="0.959cm" svg:x="21.397cm" svg:y="44.26cm">
          <text:p text:style-name="P2">EditView</text:p>
          <draw:enhanced-geometry svg:viewBox="0 0 21600 21600" draw:type="rectangle" draw:enhanced-path="M 0 0 L 21600 0 21600 21600 0 21600 0 0 Z N"/>
        </draw:custom-shape>
        <draw:custom-shape draw:style-name="gr3" draw:id="id1477" draw:layer="layout" svg:width="2.41cm" svg:height="0.959cm" svg:x="27.698cm" svg:y="43.581cm">
          <text:p text:style-name="P2">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476" draw:start-glue-point="1" draw:end-shape="id1477" draw:end-glue-point="3" svg:d="m23807 44739h1946v-679h1945">
          <text:p/>
        </draw:connector>
        <draw:custom-shape draw:style-name="gr3" draw:id="id1506" draw:layer="layout" svg:width="1.546cm" svg:height="0.584cm" svg:x="50.371cm" svg:y="43.126cm">
          <text:p text:style-name="P2">EditPaM</text:p>
          <draw:enhanced-geometry svg:viewBox="0 0 21600 21600" draw:type="rectangle" draw:enhanced-path="M 0 0 L 21600 0 21600 21600 0 21600 0 0 Z N"/>
        </draw:custom-shape>
        <draw:custom-shape draw:style-name="gr1" draw:text-style-name="P1" draw:id="id1478" draw:layer="layout" svg:width="4.005cm" svg:height="0.81cm" svg:x="44.972cm" svg:y="74.374cm">
          <text:p text:style-name="P3">SvxSelectionModeControl</text:p>
          <draw:enhanced-geometry svg:viewBox="0 0 21600 21600" draw:type="rectangle" draw:enhanced-path="M 0 0 L 21600 0 21600 21600 0 21600 0 0 Z N"/>
        </draw:custom-shape>
        <draw:custom-shape draw:style-name="class_20__28_external_20_module_29_" draw:id="id1479" draw:layer="layout" svg:width="10.298cm" svg:height="0.81cm" svg:x="51.88cm" svg:y="69.339cm">
          <draw:glue-point draw:id="4" svg:x="-4.538cm" svg:y="5.012cm"/>
          <draw:glue-point draw:id="5" svg:x="-3.758cm" svg:y="5.012cm"/>
          <draw:glue-point draw:id="6" svg:x="-2.978cm" svg:y="5.012cm"/>
          <draw:glue-point draw:id="7" svg:x="-2.273cm" svg:y="5.012cm"/>
          <draw:glue-point draw:id="8" svg:x="-1.417cm" svg:y="5.012cm"/>
          <draw:glue-point draw:id="9" svg:x="-0.637cm" svg:y="5.012cm"/>
          <draw:glue-point draw:id="10" svg:x="0.645cm" svg:y="5.012cm"/>
          <text:p text:style-name="P2">SfxStatusBarControl</text:p>
          <draw:enhanced-geometry svg:viewBox="0 0 21600 21600" draw:type="rectangle" draw:enhanced-path="M 0 0 L 21600 0 21600 21600 0 21600 0 0 Z N"/>
        </draw:custom-shape>
        <draw:connector draw:style-name="inheritance_20__28_public_29_" draw:layer="layout" svg:x1="46.974cm" svg:y1="74.374cm" svg:x2="52.356cm" svg:y2="70.149cm" draw:start-shape="id1478" draw:start-glue-point="0" draw:end-shape="id1479" draw:end-glue-point="4" svg:d="m46974 74374v-2112h5382v-2113">
          <text:p/>
        </draw:connector>
        <draw:custom-shape draw:style-name="namespace" draw:layer="layout" svg:width="25.439cm" svg:height="18.636cm" svg:x="59.633cm" svg:y="8.363cm">
          <text:p text:style-name="P2">svx</text:p>
          <draw:enhanced-geometry svg:viewBox="0 0 21600 21600" draw:type="rectangle" draw:enhanced-path="M 0 0 L 21600 0 21600 21600 0 21600 0 0 Z N"/>
        </draw:custom-shape>
        <draw:custom-shape draw:style-name="gr3" draw:id="id1481" draw:layer="layout" svg:width="2.725cm" svg:height="0.608cm" svg:x="65.51cm" svg:y="9.611cm">
          <draw:glue-point draw:id="4" svg:x="-2.084cm" svg:y="5cm"/>
          <draw:glue-point draw:id="5" svg:x="2.091cm" svg:y="5cm"/>
          <text:p text:style-name="P2">MSCodec_Xor95</text:p>
          <draw:enhanced-geometry svg:viewBox="0 0 21600 21600" draw:type="rectangle" draw:enhanced-path="M 0 0 L 21600 0 21600 21600 0 21600 0 0 Z N"/>
        </draw:custom-shape>
        <draw:custom-shape draw:style-name="gr3" draw:id="id1480" draw:layer="layout" svg:width="3.572cm" svg:height="0.581cm" svg:x="62.627cm" svg:y="11.306cm">
          <text:p text:style-name="P2">MSCodec_XorWord95</text:p>
          <draw:enhanced-geometry svg:viewBox="0 0 21600 21600" draw:type="rectangle" draw:enhanced-path="M 0 0 L 21600 0 21600 21600 0 21600 0 0 Z N"/>
        </draw:custom-shape>
        <draw:custom-shape draw:style-name="gr3" draw:id="id1482" draw:layer="layout" svg:width="3.305cm" svg:height="0.608cm" svg:x="67.312cm" svg:y="11.279cm">
          <text:p text:style-name="P2">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480" draw:start-glue-point="0" draw:end-shape="id1481" draw:end-glue-point="4" svg:d="m64413 11306v-544h1892v-543">
          <text:p/>
        </draw:connector>
        <draw:connector draw:style-name="inheritance_20__28_public_29_" draw:layer="layout" svg:x1="68.964cm" svg:y1="11.279cm" svg:x2="67.441cm" svg:y2="10.219cm" draw:start-shape="id1482" draw:start-glue-point="0" draw:end-shape="id1481" draw:end-glue-point="5" svg:d="m68964 11279v-530h-1523v-530">
          <text:p/>
        </draw:connector>
        <draw:custom-shape draw:style-name="gr3" draw:layer="layout" svg:width="2.911cm" svg:height="0.582cm" svg:x="69.743cm" svg:y="13.21cm">
          <text:p text:style-name="P2">MSCodec_Std97</text:p>
          <draw:enhanced-geometry svg:viewBox="0 0 21600 21600" draw:type="rectangle" draw:enhanced-path="M 0 0 L 21600 0 21600 21600 0 21600 0 0 Z N"/>
        </draw:custom-shape>
        <draw:custom-shape draw:style-name="gr1" draw:text-style-name="P1" draw:id="id1484" draw:layer="layout" svg:width="4.407cm" svg:height="2.006cm" svg:x="71.433cm" svg:y="16.841cm">
          <draw:glue-point draw:id="4" svg:x="-5.001cm" svg:y="1.65cm"/>
          <draw:glue-point draw:id="5" svg:x="-5.001cm" svg:y="3.325cm"/>
          <draw:glue-point draw:id="6" svg:x="-5.001cm" svg:y="-1.58cm"/>
          <draw:glue-point draw:id="7" svg:x="-5.001cm" svg:y="-3.614cm"/>
          <text:p text:style-name="P3">ToolboxButtonColorUpdater</text:p>
          <draw:enhanced-geometry svg:viewBox="0 0 21600 21600" draw:type="rectangle" draw:enhanced-path="M 0 0 L 21600 0 21600 21600 0 21600 0 0 Z N"/>
        </draw:custom-shape>
        <draw:custom-shape draw:style-name="gr1" draw:text-style-name="P1" draw:id="id1483" draw:layer="layout" svg:width="3.48cm" svg:height="0.648cm" svg:x="65.663cm" svg:y="16.759cm">
          <text:p text:style-name="P3">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483" draw:start-glue-point="1" draw:end-shape="id1484" draw:end-glue-point="3" svg:d="m69143 17083h1145v761h1145">
          <text:p/>
        </draw:connector>
        <draw:custom-shape draw:style-name="class_20__28_external_20_module_29_" draw:id="id1485" draw:layer="layout" svg:width="3.096cm" svg:height="0.576cm" svg:x="63.095cm" svg:y="14.551cm">
          <draw:glue-point draw:id="4" svg:x="-3.449cm" svg:y="5cm"/>
          <draw:glue-point draw:id="5" svg:x="-1.666cm" svg:y="5cm"/>
          <draw:glue-point draw:id="6" svg:x="1.589cm" svg:y="5cm"/>
          <draw:glue-point draw:id="7" svg:x="3.294cm" svg:y="5cm"/>
          <text:p text:style-name="P2">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483" draw:start-glue-point="0" draw:end-shape="id1485" svg:d="m67403 16759v-816h-2760v-816">
          <text:p/>
        </draw:connector>
        <draw:custom-shape draw:style-name="gr1" draw:text-style-name="P1" draw:id="id1486" draw:layer="layout" svg:width="4.392cm" svg:height="0.6cm" svg:x="60.791cm" svg:y="18.007cm">
          <text:p text:style-name="P3">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486" draw:start-glue-point="1" draw:end-shape="id1484" draw:end-glue-point="5" svg:d="m65183 18307h3125v203h3125">
          <text:p/>
        </draw:connector>
        <draw:connector draw:style-name="inheritance_20__28_public_29_" draw:layer="layout" svg:x1="62.987cm" svg:y1="18.007cm" svg:x2="63.576cm" svg:y2="15.127cm" draw:start-shape="id1486" draw:start-glue-point="0" draw:end-shape="id1485" draw:end-glue-point="4" svg:d="m62987 18007v-1440h589v-1440">
          <text:p/>
        </draw:connector>
        <draw:custom-shape draw:style-name="gr3" draw:layer="layout" svg:width="3.035cm" svg:height="0.642cm" svg:x="15.025cm" svg:y="42.599cm">
          <text:p text:style-name="P2">ToolbarMenuEntry</text:p>
          <draw:enhanced-geometry svg:viewBox="0 0 21600 21600" draw:type="rectangle" draw:enhanced-path="M 0 0 L 21600 0 21600 21600 0 21600 0 0 Z N"/>
        </draw:custom-shape>
        <draw:custom-shape draw:style-name="gr1" draw:text-style-name="P1" draw:id="id1487" draw:layer="layout" svg:width="2.048cm" svg:height="0.7cm" svg:x="5.21cm" svg:y="4.925cm">
          <draw:glue-point draw:id="4" svg:x="-2.216cm" svg:y="-5cm"/>
          <draw:glue-point draw:id="5" svg:x="2.084cm" svg:y="-5cm"/>
          <text:p text:style-name="P3">SvxShape</text:p>
          <draw:enhanced-geometry svg:viewBox="0 0 21600 21600" draw:type="rectangle" draw:enhanced-path="M 0 0 L 21600 0 21600 21600 0 21600 0 0 Z N"/>
        </draw:custom-shape>
        <draw:custom-shape draw:style-name="gr1" draw:text-style-name="P1" draw:id="id1489" draw:layer="layout" svg:width="2.747cm" svg:height="0.7cm" svg:x="14.748cm" svg:y="5.236cm">
          <draw:glue-point draw:id="4" svg:x="-2.449cm" svg:y="-5cm"/>
          <draw:glue-point draw:id="5" svg:x="2.362cm" svg:y="-5cm"/>
          <text:p text:style-name="P3">SvxShapeGroup</text:p>
          <draw:enhanced-geometry svg:viewBox="0 0 21600 21600" draw:type="rectangle" draw:enhanced-path="M 0 0 L 21600 0 21600 21600 0 21600 0 0 Z N"/>
        </draw:custom-shape>
        <draw:custom-shape draw:style-name="gr2" draw:id="id1488" draw:layer="layout" svg:width="6.506cm" svg:height="1.115cm" svg:x="2.903cm" svg:y="1.97cm">
          <text:p text:style-name="P2">com.sun.star.drawing.XShape</text:p>
          <text:p text:style-name="P2">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487" draw:start-glue-point="4" draw:end-shape="id1488" draw:end-glue-point="2" svg:d="m5781 4925v-920h375v-920">
          <text:p/>
        </draw:connector>
        <draw:custom-shape draw:style-name="gr2" draw:id="id1490" draw:layer="layout" svg:width="5.598cm" svg:height="1.061cm" svg:x="13.452cm" svg:y="2.982cm">
          <text:p text:style-name="P2">com.sun.star.drawing.XShapeGroup</text:p>
          <text:p text:style-name="P2">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489" draw:start-glue-point="4" draw:end-shape="id1490" svg:d="m15449 5236v-597h802v-596">
          <text:p/>
        </draw:connector>
        <draw:custom-shape draw:style-name="gr3" draw:id="id1491" draw:layer="layout" svg:width="2.765cm" svg:height="0.64cm" svg:x="49.799cm" svg:y="6.805cm">
          <text:p text:style-name="P2">OfaAutoCorrDlg</text:p>
          <draw:enhanced-geometry svg:viewBox="0 0 21600 21600" draw:type="rectangle" draw:enhanced-path="M 0 0 L 21600 0 21600 21600 0 21600 0 0 Z N"/>
        </draw:custom-shape>
        <draw:custom-shape draw:style-name="class_20__28_external_20_module_29_" draw:id="id1492" draw:layer="layout" svg:width="2.518cm" svg:height="0.642cm" svg:x="50.193cm" svg:y="4.88cm">
          <text:p text:style-name="P2">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491" draw:start-glue-point="0" draw:end-shape="id1492" draw:end-glue-point="2" svg:d="m51181 6805v-641h271v-642">
          <text:p/>
        </draw:connector>
        <draw:custom-shape draw:style-name="gr1" draw:text-style-name="P1" draw:id="id1493" draw:layer="layout" svg:width="3.9cm" svg:height="1.23cm" svg:x="30.381cm" svg:y="14.27cm">
          <draw:glue-point draw:id="4" svg:x="5cm" svg:y="-2.585cm"/>
          <text:p text:style-name="P3">OfaAutocorrOptionsPage</text:p>
          <draw:enhanced-geometry svg:viewBox="0 0 21600 21600" draw:type="rectangle" draw:enhanced-path="M 0 0 L 21600 0 21600 21600 0 21600 0 0 Z N"/>
        </draw:custom-shape>
        <draw:custom-shape draw:style-name="gr1" draw:text-style-name="P1" draw:layer="layout" svg:width="4.566cm" svg:height="0.544cm" svg:x="49.538cm" svg:y="9.547cm">
          <text:p text:style-name="P3">OfaSwAutoFmtOptionsPage</text:p>
          <draw:enhanced-geometry svg:viewBox="0 0 21600 21600" draw:type="rectangle" draw:enhanced-path="M 0 0 L 21600 0 21600 21600 0 21600 0 0 Z N"/>
        </draw:custom-shape>
        <draw:custom-shape draw:style-name="gr1" draw:text-style-name="P1" draw:layer="layout" svg:width="4.394cm" svg:height="0.666cm" svg:x="49.488cm" svg:y="10.757cm">
          <text:p text:style-name="P3">OfaAutoCompleteTabPage</text:p>
          <draw:enhanced-geometry svg:viewBox="0 0 21600 21600" draw:type="rectangle" draw:enhanced-path="M 0 0 L 21600 0 21600 21600 0 21600 0 0 Z N"/>
        </draw:custom-shape>
        <draw:custom-shape draw:style-name="gr1" draw:text-style-name="P1" draw:layer="layout" svg:width="4.665cm" svg:height="0.666cm" svg:x="49.735cm" svg:y="11.695cm">
          <text:p text:style-name="P3">OfaSmartTagOptionsTabPage</text:p>
          <draw:enhanced-geometry svg:viewBox="0 0 21600 21600" draw:type="rectangle" draw:enhanced-path="M 0 0 L 21600 0 21600 21600 0 21600 0 0 Z N"/>
        </draw:custom-shape>
        <draw:custom-shape draw:style-name="gr1" draw:text-style-name="P1" draw:layer="layout" svg:width="4.355cm" svg:height="0.621cm" svg:x="49.89cm" svg:y="12.839cm">
          <text:p text:style-name="P3">OfaAutocorrReplacePage</text:p>
          <draw:enhanced-geometry svg:viewBox="0 0 21600 21600" draw:type="rectangle" draw:enhanced-path="M 0 0 L 21600 0 21600 21600 0 21600 0 0 Z N"/>
        </draw:custom-shape>
        <draw:custom-shape draw:style-name="gr1" draw:text-style-name="P1" draw:layer="layout" svg:width="3.888cm" svg:height="0.621cm" svg:x="49.813cm" svg:y="13.85cm">
          <text:p text:style-name="P3">OfaAutocorrExceptPage</text:p>
          <draw:enhanced-geometry svg:viewBox="0 0 21600 21600" draw:type="rectangle" draw:enhanced-path="M 0 0 L 21600 0 21600 21600 0 21600 0 0 Z N"/>
        </draw:custom-shape>
        <draw:custom-shape draw:style-name="gr1" draw:text-style-name="P1" draw:layer="layout" svg:width="3.136cm" svg:height="0.621cm" svg:x="50.435cm" svg:y="15.094cm">
          <text:p text:style-name="P3">OfaQuoteTabPage</text:p>
          <draw:enhanced-geometry svg:viewBox="0 0 21600 21600" draw:type="rectangle" draw:enhanced-path="M 0 0 L 21600 0 21600 21600 0 21600 0 0 Z N"/>
        </draw:custom-shape>
        <draw:custom-shape draw:style-name="class_20__28_external_20_module_29_" draw:id="id1494" draw:layer="layout" svg:width="5.857cm" svg:height="0.596cm" svg:x="34.257cm" svg:y="4.611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2">SfxTabPage</text:p>
          <draw:enhanced-geometry svg:viewBox="0 0 21600 21600" draw:type="rectangle" draw:enhanced-path="M 0 0 L 21600 0 21600 21600 0 21600 0 0 Z N"/>
        </draw:custom-shape>
        <draw:connector draw:style-name="inheritance_20__28_public_29_" draw:layer="layout" svg:x1="32.331cm" svg:y1="14.27cm" svg:x2="34.75cm" svg:y2="5.207cm" draw:start-shape="id1493" draw:start-glue-point="0" draw:end-shape="id1494" draw:end-glue-point="4" svg:d="m32331 14270v-4531h2419v-4532">
          <text:p/>
        </draw:connector>
        <draw:custom-shape draw:style-name="gr1" draw:text-style-name="P1" draw:id="id1495" draw:layer="layout" svg:width="4.069cm" svg:height="0.621cm" svg:x="44.963cm" svg:y="6.064cm">
          <text:p text:style-name="P3">OfaACorrCheckListBox</text:p>
          <draw:enhanced-geometry svg:viewBox="0 0 21600 21600" draw:type="rectangle" draw:enhanced-path="M 0 0 L 21600 0 21600 21600 0 21600 0 0 Z N"/>
        </draw:custom-shape>
        <draw:custom-shape draw:style-name="gr1" draw:text-style-name="P1" draw:id="id1496" draw:layer="layout" svg:width="3.136cm" svg:height="0.57cm" svg:x="45.456cm" svg:y="4.069cm">
          <text:p text:style-name="P3">SvxSimpleTable</text:p>
          <draw:enhanced-geometry svg:viewBox="0 0 21600 21600" draw:type="rectangle" draw:enhanced-path="M 0 0 L 21600 0 21600 21600 0 21600 0 0 Z N"/>
        </draw:custom-shape>
        <draw:connector draw:style-name="inheritance_20__28_public_29_" draw:layer="layout" svg:x1="46.997cm" svg:y1="6.064cm" svg:x2="47.024cm" svg:y2="4.639cm" draw:start-shape="id1495" draw:start-glue-point="0" draw:end-shape="id1496" draw:end-glue-point="2" svg:d="m46997 6064v-713h27v-712">
          <text:p/>
        </draw:connector>
        <draw:custom-shape draw:style-name="gr1" draw:text-style-name="P1" draw:id="id1497" draw:layer="layout" svg:width="3.084cm" svg:height="1.423cm" svg:x="12.901cm" svg:y="12.236cm">
          <draw:glue-point draw:id="4" svg:x="-5cm" svg:y="-2.466cm"/>
          <draw:glue-point draw:id="5" svg:x="-5cm" svg:y="2.452cm"/>
          <text:p text:style-name="P3">SvxAutoCorrCfg</text:p>
          <draw:enhanced-geometry svg:viewBox="0 0 21600 21600" draw:type="rectangle" draw:enhanced-path="M 0 0 L 21600 0 21600 21600 0 21600 0 0 Z N"/>
        </draw:custom-shape>
        <draw:custom-shape draw:style-name="gr1" draw:text-style-name="P1" draw:id="id1498" draw:layer="layout" svg:width="3.084cm" svg:height="0.648cm" svg:x="17.437cm" svg:y="12.288cm">
          <text:p text:style-name="P3">SvxAutoCorrect</text:p>
          <draw:enhanced-geometry svg:viewBox="0 0 21600 21600" draw:type="rectangle" draw:enhanced-path="M 0 0 L 21600 0 21600 21600 0 21600 0 0 Z N"/>
        </draw:custom-shape>
        <draw:custom-shape draw:style-name="gr1" draw:text-style-name="P1" draw:id="id1499" draw:layer="layout" svg:width="3.551cm" svg:height="0.648cm" svg:x="2.903cm" svg:y="12.724cm">
          <text:p text:style-name="P3">SvxBaseAutoCorrCfg</text:p>
          <draw:enhanced-geometry svg:viewBox="0 0 21600 21600" draw:type="rectangle" draw:enhanced-path="M 0 0 L 21600 0 21600 21600 0 21600 0 0 Z N"/>
        </draw:custom-shape>
        <draw:custom-shape draw:style-name="gr1" draw:text-style-name="P1" draw:id="id1501" draw:layer="layout" svg:width="3.551cm" svg:height="0.648cm" svg:x="5.081cm" svg:y="11.689cm">
          <text:p text:style-name="P3">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497" draw:start-glue-point="1" draw:end-shape="id1498" draw:end-glue-point="3" svg:d="m15985 12947h726v-335h726">
          <text:p/>
        </draw:connector>
        <draw:custom-shape draw:style-name="class_20__28_external_20_module_29_" draw:id="id1500" draw:layer="layout" svg:width="2.178cm" svg:height="0.7cm" svg:x="3.266cm" svg:y="8.656cm">
          <draw:glue-point draw:id="4" svg:x="-2.263cm" svg:y="5cm"/>
          <draw:glue-point draw:id="5" svg:x="2.378cm" svg:y="5cm"/>
          <text:p text:style-name="P2">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499" draw:start-glue-point="0" draw:end-shape="id1500" draw:end-glue-point="4" svg:d="m4678 12724v-1684h-815v-1684">
          <text:p/>
        </draw:connector>
        <draw:connector draw:style-name="inheritance_20__28_public_29_" draw:layer="layout" svg:x1="6.856cm" svg:y1="11.689cm" svg:x2="4.872cm" svg:y2="9.356cm" draw:start-shape="id1501" draw:start-glue-point="0" draw:end-shape="id1500" draw:end-glue-point="5" svg:d="m6856 11689v-1166h-1984v-1167">
          <text:p/>
        </draw:connector>
        <draw:connector draw:style-name="data_20_member_20__28_reference_29_" draw:layer="layout" svg:x1="8.632cm" svg:y1="12.013cm" svg:x2="12.901cm" svg:y2="12.597cm" draw:start-shape="id1501" draw:start-glue-point="1" draw:end-shape="id1497" draw:end-glue-point="4" svg:d="m8632 12013h2134v584h2135">
          <text:p/>
        </draw:connector>
        <draw:connector draw:style-name="data_20_member_20__28_reference_29_" draw:layer="layout" svg:x1="6.454cm" svg:y1="13.048cm" svg:x2="12.901cm" svg:y2="13.295cm" draw:start-shape="id1499" draw:start-glue-point="1" draw:end-shape="id1497" draw:end-glue-point="5" svg:d="m6454 13048h3223v247h3224">
          <text:p/>
        </draw:connector>
        <draw:custom-shape draw:style-name="gr1" draw:text-style-name="P1" draw:id="id1502" draw:layer="layout" svg:width="2.721cm" svg:height="0.674cm" svg:x="22.238cm" svg:y="11.689cm">
          <text:p text:style-name="P3">EdtAutoCorrDoc</text:p>
          <draw:enhanced-geometry svg:viewBox="0 0 21600 21600" draw:type="rectangle" draw:enhanced-path="M 0 0 L 21600 0 21600 21600 0 21600 0 0 Z N"/>
        </draw:custom-shape>
        <draw:custom-shape draw:style-name="gr1" draw:text-style-name="P1" draw:id="id1503" draw:layer="layout" svg:width="2.721cm" svg:height="0.674cm" svg:x="22.291cm" svg:y="9.978cm">
          <text:p text:style-name="P3">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502" draw:start-glue-point="0" draw:end-shape="id1503" draw:end-glue-point="2" svg:d="m23598 11689v-518h53v-519">
          <text:p/>
        </draw:connector>
        <draw:custom-shape draw:style-name="gr1" draw:text-style-name="P1" draw:id="id1504" draw:layer="layout" svg:width="3.317cm" svg:height="0.596cm" svg:x="36.04cm" svg:y="15.194cm">
          <text:p text:style-name="P3">SvxCheckListBox</text:p>
          <draw:enhanced-geometry svg:viewBox="0 0 21600 21600" draw:type="rectangle" draw:enhanced-path="M 0 0 L 21600 0 21600 21600 0 21600 0 0 Z N"/>
        </draw:custom-shape>
        <draw:connector draw:style-name="data_20_member" draw:layer="layout" svg:x1="34.281cm" svg:y1="14.568cm" svg:x2="36.04cm" svg:y2="15.492cm" draw:start-shape="id1493" draw:start-glue-point="4" draw:end-shape="id1504" draw:end-glue-point="3" svg:d="m34281 14568h879v924h880">
          <text:p/>
        </draw:connector>
        <draw:custom-shape draw:style-name="gr1" draw:text-style-name="P1" draw:id="id1505" draw:layer="layout" svg:width="2.261cm" svg:height="0.68cm" svg:x="46.139cm" svg:y="43.152cm">
          <text:p text:style-name="P3">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505" draw:start-glue-point="1" draw:end-shape="id1506" draw:end-glue-point="3" svg:d="m48400 43492h985v-74h986">
          <text:p/>
        </draw:connector>
        <draw:custom-shape draw:style-name="gr1" draw:text-style-name="P1" draw:id="id1508" draw:layer="layout" svg:width="2.214cm" svg:height="0.543cm" svg:x="22.963cm" svg:y="40.336cm">
          <text:p text:style-name="P3">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506" draw:start-glue-point="1" draw:end-shape="id1507" draw:end-glue-point="7" svg:d="m51917 43418h1497v-6292h1496">
          <text:p/>
        </draw:connector>
        <draw:custom-shape draw:style-name="class_20__28_external_20_module_29_" draw:id="id1509" draw:layer="layout" svg:width="1.885cm" svg:height="0.542cm" svg:x="23.456cm" svg:y="37.721cm">
          <text:p text:style-name="P2">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508" draw:start-glue-point="0" draw:end-shape="id1509" draw:end-glue-point="2" svg:d="m24070 40336v-1037h328v-1036">
          <text:p/>
        </draw:connector>
        <draw:custom-shape draw:style-name="gr1" draw:text-style-name="P1" draw:id="id1512" draw:layer="layout" svg:width="4.51cm" svg:height="2.695cm" svg:x="1.996cm" svg:y="51.448cm">
          <draw:glue-point draw:id="4" svg:x="5cm" svg:y="-3.554cm"/>
          <draw:glue-point draw:id="5" svg:x="5cm" svg:y="-1.922cm"/>
          <draw:glue-point draw:id="6" svg:x="5cm" svg:y="1.925cm"/>
          <text:p text:style-name="P3">SvxNumberFormatTabPage</text:p>
          <draw:enhanced-geometry svg:viewBox="0 0 21600 21600" draw:type="rectangle" draw:enhanced-path="M 0 0 L 21600 0 21600 21600 0 21600 0 0 Z N"/>
        </draw:custom-shape>
        <draw:custom-shape draw:style-name="gr1" draw:text-style-name="P1" draw:id="id1510" draw:layer="layout" svg:width="4.018cm" svg:height="0.7cm" svg:x="14.851cm" svg:y="51.06cm">
          <text:p text:style-name="P3">SvxNumberPreviewImpl</text:p>
          <draw:enhanced-geometry svg:viewBox="0 0 21600 21600" draw:type="rectangle" draw:enhanced-path="M 0 0 L 21600 0 21600 21600 0 21600 0 0 Z N"/>
        </draw:custom-shape>
        <draw:custom-shape draw:style-name="class_20__28_external_20_module_29_" draw:id="id1511" draw:layer="layout" svg:width="1.917cm" svg:height="0.57cm" svg:x="15.085cm" svg:y="49.297cm">
          <text:p text:style-name="P2">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1510" draw:start-glue-point="0" draw:end-shape="id1511" draw:end-glue-point="2" svg:d="m16860 51060v-596h-817v-597">
          <text:p/>
        </draw:connector>
        <draw:connector draw:style-name="data_20_member" draw:layer="layout" svg:x1="6.506cm" svg:y1="51.838cm" svg:x2="14.851cm" svg:y2="51.41cm" draw:start-shape="id1512" draw:start-glue-point="4" draw:end-shape="id1510" draw:end-glue-point="3" svg:d="m6506 51838h4173v-428h4172">
          <text:p/>
        </draw:connector>
        <draw:custom-shape draw:style-name="gr1" draw:text-style-name="P1" draw:id="id1513" draw:layer="layout" svg:width="3.214cm" svg:height="0.596cm" svg:x="16.303cm" svg:y="53.989cm">
          <text:p text:style-name="P3">SvxNumberInfoItem</text:p>
          <draw:enhanced-geometry svg:viewBox="0 0 21600 21600" draw:type="rectangle" draw:enhanced-path="M 0 0 L 21600 0 21600 21600 0 21600 0 0 Z N"/>
        </draw:custom-shape>
        <draw:custom-shape draw:style-name="gr1" draw:text-style-name="P1" draw:id="id1514" draw:layer="layout" svg:width="3.809cm" svg:height="1.271cm" svg:x="14.283cm" svg:y="56.009cm">
          <draw:glue-point draw:id="4" svg:x="4.998cm" svg:y="-2.541cm"/>
          <draw:glue-point draw:id="5" svg:x="4.998cm" svg:y="2.958cm"/>
          <text:p text:style-name="P3">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1512" draw:start-glue-point="5" draw:end-shape="id1513" draw:end-glue-point="3" svg:d="m6506 52278h7853v2009h1944">
          <text:p/>
        </draw:connector>
        <draw:connector draw:style-name="data_20_member_20__28_pointer_29_" draw:layer="layout" draw:line-skew="2.824cm" svg:x1="6.506cm" svg:y1="52.795cm" svg:x2="14.283cm" svg:y2="56.644cm" draw:start-shape="id1512" draw:start-glue-point="1" draw:end-shape="id1514" draw:end-glue-point="3" svg:d="m6506 52795h6712v3849h1065">
          <text:p/>
        </draw:connector>
        <draw:custom-shape draw:style-name="class_20__28_external_20_module_29_" draw:id="id1515" draw:layer="layout" svg:width="3.396cm" svg:height="1.478cm" svg:x="21.823cm" svg:y="53.573cm">
          <draw:glue-point draw:id="4" svg:x="-5cm" svg:y="-2.713cm"/>
          <draw:glue-point draw:id="5" svg:x="-5cm" svg:y="2.192cm"/>
          <text:p text:style-name="P2">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1513" draw:start-glue-point="1" draw:end-shape="id1515" draw:end-glue-point="4" svg:d="m19517 54287h1153v-375h1153">
          <text:p/>
        </draw:connector>
        <draw:custom-shape draw:style-name="class_20__28_external_20_module_29_" draw:id="id1516" draw:layer="layout" svg:width="2.281cm" svg:height="0.622cm" svg:x="16.691cm" svg:y="52.096cm">
          <text:p text:style-name="P2">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1513" draw:start-glue-point="0" draw:end-shape="id1516" draw:end-glue-point="2" svg:d="m17910 53989v-635h-79v-636">
          <text:p/>
        </draw:connector>
        <draw:connector draw:style-name="data_20_member_20__28_pointer_29_" draw:layer="layout" svg:x1="18.09cm" svg:y1="56.322cm" svg:x2="21.823cm" svg:y2="54.635cm" draw:start-shape="id1514" draw:start-glue-point="4" draw:end-shape="id1515" draw:end-glue-point="5" svg:d="m18090 56322h1867v-1687h1866">
          <text:p/>
        </draw:connector>
        <draw:custom-shape draw:style-name="class_20__28_external_20_module_29_" draw:id="id1517" draw:layer="layout" svg:width="3.758cm" svg:height="1.31cm" svg:x="28.038cm" svg:y="54.941cm">
          <draw:glue-point draw:id="4" svg:x="-5cm" svg:y="2.778cm"/>
          <draw:glue-point draw:id="5" svg:x="-5cm" svg:y="-2.877cm"/>
          <text:p text:style-name="P2">SvNumberFormatTable</text:p>
          <draw:enhanced-geometry svg:viewBox="0 0 21600 21600" draw:type="rectangle" draw:enhanced-path="M 0 0 L 21600 0 21600 21600 0 21600 0 0 Z N"/>
        </draw:custom-shape>
        <draw:custom-shape draw:style-name="gr1" draw:text-style-name="P1" draw:layer="layout" svg:width="4.847cm" svg:height="0.752cm" svg:x="22.16cm" svg:y="50.775cm">
          <text:p text:style-name="P3">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1514" draw:start-glue-point="5" draw:end-shape="id1517" draw:end-glue-point="4" svg:d="m18090 57019h4975v-1060h4973">
          <text:p/>
        </draw:connector>
        <draw:custom-shape draw:style-name="gr1" draw:text-style-name="P1" draw:id="id1518" draw:layer="layout" svg:width="4.121cm" svg:height="4.717cm" svg:x="5.703cm" svg:y="66.948cm">
          <draw:glue-point draw:id="4" svg:x="4.998cm" svg:y="-4.066cm"/>
          <draw:glue-point draw:id="5" svg:x="4.998cm" svg:y="-2.802cm"/>
          <text:p text:style-name="P3">SfxAbstractDialogFactory</text:p>
          <draw:enhanced-geometry svg:viewBox="0 0 21600 21600" draw:type="rectangle" draw:enhanced-path="M 0 0 L 21600 0 21600 21600 0 21600 0 0 Z N"/>
        </draw:custom-shape>
        <draw:custom-shape draw:style-name="class_20__28_external_20_module_29_" draw:id="id1519" draw:layer="layout" svg:width="4.041cm" svg:height="0.777cm" svg:x="5.912cm" svg:y="64.875cm">
          <text:p text:style-name="P2">VclAbstractDialogFactory</text:p>
          <draw:enhanced-geometry svg:viewBox="0 0 21600 21600" draw:type="rectangle" draw:enhanced-path="M 0 0 L 21600 0 21600 21600 0 21600 0 0 Z N"/>
        </draw:custom-shape>
        <draw:connector draw:style-name="inheritance_20__28_public_29_" draw:layer="layout" svg:x1="7.763cm" svg:y1="66.948cm" svg:x2="7.932cm" svg:y2="65.652cm" draw:start-shape="id1518" draw:start-glue-point="0" draw:end-shape="id1519" draw:end-glue-point="2" svg:d="m7763 66948v-649h169v-647">
          <text:p/>
        </draw:connector>
        <draw:custom-shape draw:style-name="class_20__28_external_20_module_29_" draw:id="id1520" draw:layer="layout" svg:width="3.473cm" svg:height="0.83cm" svg:x="11.845cm" svg:y="67.596cm">
          <text:p text:style-name="P2">SfxAbstractTabDialog</text:p>
          <draw:enhanced-geometry svg:viewBox="0 0 21600 21600" draw:type="rectangle" draw:enhanced-path="M 0 0 L 21600 0 21600 21600 0 21600 0 0 Z N"/>
        </draw:custom-shape>
        <draw:connector draw:style-name="local_20_usage_20__2f__20_return_20_type" draw:layer="layout" svg:x1="9.822cm" svg:y1="67.985cm" svg:x2="11.845cm" svg:y2="68.011cm" draw:start-shape="id1518" draw:start-glue-point="5" draw:end-shape="id1520" draw:end-glue-point="3" svg:d="m9822 67985h1012v26h1011">
          <text:p/>
        </draw:connector>
        <draw:custom-shape draw:style-name="class_20__28_external_20_module_29_" draw:id="id1521" draw:layer="layout" svg:width="3.16cm" svg:height="0.777cm" svg:x="11.95cm" svg:y="66.223cm">
          <text:p text:style-name="P2">VclAbstractDialog</text:p>
          <draw:enhanced-geometry svg:viewBox="0 0 21600 21600" draw:type="rectangle" draw:enhanced-path="M 0 0 L 21600 0 21600 21600 0 21600 0 0 Z N"/>
        </draw:custom-shape>
        <draw:connector draw:style-name="inheritance_20__28_public_29_" draw:layer="layout" svg:x1="13.581cm" svg:y1="67.596cm" svg:x2="13.53cm" svg:y2="67cm" draw:start-shape="id1520" draw:start-glue-point="0" draw:end-shape="id1521" draw:end-glue-point="2" svg:d="m13581 67596v-298h-51v-298">
          <text:p/>
        </draw:connector>
        <draw:connector draw:style-name="local_20_usage_20__2f__20_return_20_type" draw:layer="layout" svg:x1="9.822cm" svg:y1="67.389cm" svg:x2="11.95cm" svg:y2="66.611cm" draw:start-shape="id1518" draw:start-glue-point="4" draw:end-shape="id1521" draw:end-glue-point="3" svg:d="m9822 67389h1065v-778h1063">
          <text:p/>
        </draw:connector>
        <draw:custom-shape draw:style-name="class_20__28_external_20_module_29_" draw:id="id1522" draw:layer="layout" svg:width="2.1cm" svg:height="0.7cm" svg:x="5.028cm" svg:y="49.219cm">
          <text:p text:style-name="P2">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1512" draw:start-glue-point="0" draw:end-shape="id1522" draw:end-glue-point="2" svg:d="m4251 51448v-765h1827v-764">
          <text:p/>
        </draw:connector>
        <draw:custom-shape draw:style-name="gr1" draw:text-style-name="P1" draw:id="id1523" draw:layer="layout" svg:width="2.359cm" svg:height="0.648cm" svg:x="10.134cm" svg:y="54.351cm">
          <text:p text:style-name="P3">SvxDelStrgs</text:p>
          <draw:enhanced-geometry svg:viewBox="0 0 21600 21600" draw:type="rectangle" draw:enhanced-path="M 0 0 L 21600 0 21600 21600 0 21600 0 0 Z N"/>
        </draw:custom-shape>
        <draw:connector draw:style-name="local_20_usage_20__2f__20_return_20_type" draw:text-style-name="P2" draw:layer="layout" svg:x1="6.506cm" svg:y1="53.313cm" svg:x2="10.134cm" svg:y2="54.675cm" draw:start-shape="id1512" draw:start-glue-point="6" draw:end-shape="id1523" draw:end-glue-point="3" svg:d="m6506 53313h1814v1362h1814">
          <text:p text:style-name="P2">aEntryList</text:p>
        </draw:connector>
        <draw:connector draw:style-name="gr26" draw:text-style-name="P1" draw:layer="layout" svg:x1="25.219cm" svg:y1="54.312cm" svg:x2="28.038cm" svg:y2="55.22cm" draw:start-shape="id1515" draw:start-glue-point="1" draw:end-shape="id1517" draw:end-glue-point="5" svg:d="m25219 54312h1410v908h1409">
          <text:p/>
        </draw:connector>
        <draw:custom-shape draw:style-name="gr1" draw:text-style-name="P1" draw:layer="layout" svg:width="2.328cm" svg:height="0.635cm" svg:x="17.49cm" svg:y="29.264cm">
          <text:p text:style-name="P3">TextPortion</text:p>
          <draw:enhanced-geometry svg:viewBox="0 0 21600 21600" draw:type="rectangle" draw:enhanced-path="M 0 0 L 21600 0 21600 21600 0 21600 0 0 Z N"/>
        </draw:custom-shape>
        <draw:custom-shape draw:style-name="gr1" draw:text-style-name="P3" draw:layer="layout" svg:width="2.294cm" svg:height="0.601cm" svg:x="53.991cm" svg:y="49.011cm">
          <text:p text:style-name="P3">EditLine</text:p>
          <draw:enhanced-geometry svg:viewBox="0 0 21600 21600" draw:mirror-horizontal="false" draw:mirror-vertical="false" draw:type="rectangle" draw:enhanced-path="M 0 0 L 21600 0 21600 21600 0 21600 0 0 Z N"/>
        </draw:custom-shape>
        <draw:custom-shape draw:style-name="gr5" draw:layer="layout" svg:width="1.561cm" svg:height="0.608cm" svg:x="18.891cm" svg:y="23.972cm">
          <text:p text:style-name="P2">EPaM</text:p>
          <draw:enhanced-geometry svg:viewBox="0 0 21600 21600" draw:type="rectangle" draw:enhanced-path="M 0 0 L 21600 0 21600 21600 0 21600 0 0 Z N"/>
        </draw:custom-shape>
        <draw:custom-shape draw:style-name="gr5" draw:id="id1534" draw:layer="layout" svg:width="2.964cm" svg:height="0.609cm" svg:x="61.787cm" svg:y="33.946cm">
          <text:p text:style-name="P2">ScriptTypePosInfo</text:p>
          <draw:enhanced-geometry svg:viewBox="0 0 21600 21600" draw:type="rectangle" draw:enhanced-path="M 0 0 L 21600 0 21600 21600 0 21600 0 0 Z N"/>
        </draw:custom-shape>
        <draw:custom-shape draw:style-name="gr5" draw:id="id1535" draw:layer="layout" svg:width="3.175cm" svg:height="0.582cm" svg:x="57.315cm" svg:y="34.687cm">
          <text:p text:style-name="P2">WritingDirectionInfo</text:p>
          <draw:enhanced-geometry svg:viewBox="0 0 21600 21600" draw:type="rectangle" draw:enhanced-path="M 0 0 L 21600 0 21600 21600 0 21600 0 0 Z N"/>
        </draw:custom-shape>
        <draw:custom-shape draw:style-name="gr1" draw:text-style-name="P1" draw:id="id1526" draw:layer="layout" svg:width="3.201cm" svg:height="0.635cm" svg:x="51.383cm" svg:y="47.19cm">
          <text:p text:style-name="P3">ContentAttribsInfo</text:p>
          <draw:enhanced-geometry svg:viewBox="0 0 21600 21600" draw:type="rectangle" draw:enhanced-path="M 0 0 L 21600 0 21600 21600 0 21600 0 0 Z N"/>
        </draw:custom-shape>
        <draw:custom-shape draw:style-name="gr1" draw:text-style-name="P3" draw:id="id1524"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3">EditCharAttrib</text:p>
          <draw:enhanced-geometry svg:viewBox="0 0 21600 21600" draw:mirror-horizontal="false" draw:mirror-vertical="false" draw:type="rectangle" draw:enhanced-path="M 0 0 L 21600 0 21600 21600 0 21600 0 0 Z N"/>
        </draw:custom-shape>
        <draw:custom-shape draw:style-name="gr1" draw:text-style-name="P3" draw:id="id1525" draw:layer="layout" svg:width="1.851cm" svg:height="0.529cm" svg:x="69.224cm" svg:y="36.221cm">
          <text:p text:style-name="P3">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524" draw:start-glue-point="0" draw:end-shape="id1525" draw:end-glue-point="2" svg:d="m72764 38285v-768h-2615v-767">
          <text:p/>
        </draw:connector>
        <draw:connector draw:style-name="data_20_member_20__28_multiple_20_pointers_29_" draw:layer="layout" svg:x1="54.584cm" svg:y1="47.507cm" svg:x2="68.455cm" svg:y2="38.988cm" draw:start-shape="id1526" draw:start-glue-point="1" draw:end-shape="id1524" draw:end-glue-point="4" svg:d="m54584 47507h6935v-8519h6936">
          <text:p/>
        </draw:connector>
        <draw:custom-shape draw:style-name="gr1" draw:text-style-name="P1" draw:id="id1527" draw:layer="layout" svg:width="3.122cm" svg:height="0.609cm" svg:x="46.328cm" svg:y="47.085cm">
          <text:p text:style-name="P3">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527" draw:start-glue-point="1" draw:end-shape="id1526" draw:end-glue-point="3" svg:d="m49450 47389h966v118h967">
          <text:p/>
        </draw:connector>
        <draw:custom-shape draw:style-name="gr1" draw:text-style-name="P3" draw:id="id1528" draw:layer="layout" svg:width="1.826cm" svg:height="0.582cm" svg:x="47.068cm" svg:y="45.682cm">
          <text:p text:style-name="P3">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527" draw:start-glue-point="0" draw:end-shape="id1528" draw:end-glue-point="2" svg:d="m47889 47085v-411h92v-410">
          <text:p/>
        </draw:connector>
        <draw:custom-shape draw:style-name="class_20__28_external_20_module_29_" draw:id="id1529" draw:layer="layout" svg:width="2.672cm" svg:height="0.503cm" svg:x="46.62cm" svg:y="44.439cm">
          <text:p text:style-name="P2">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528" draw:start-glue-point="0" draw:end-shape="id1529" draw:end-glue-point="2" svg:d="m47981 45682v-370h-25v-370">
          <text:p/>
        </draw:connector>
        <draw:connector draw:style-name="local_20_usage_20__2f__20_return_20_type" draw:text-style-name="P2" draw:layer="layout" svg:x1="40.781cm" svg:y1="42.623cm" svg:x2="46.328cm" svg:y2="47.389cm" draw:start-shape="id1475" draw:start-glue-point="8" draw:end-shape="id1527" draw:end-glue-point="3" svg:d="m40781 42623h2774v4766h2773">
          <text:p text:style-name="P2">CreateAttribUndo()</text:p>
        </draw:connector>
        <draw:custom-shape draw:style-name="gr1" draw:text-style-name="P1" draw:id="id1530" draw:layer="layout" svg:width="2.831cm" svg:height="0.529cm" svg:x="45.991cm" svg:y="36.538cm">
          <text:p text:style-name="P3">ParaPortionList</text:p>
          <draw:enhanced-geometry svg:viewBox="0 0 21600 21600" draw:type="rectangle" draw:enhanced-path="M 0 0 L 21600 0 21600 21600 0 21600 0 0 Z N"/>
        </draw:custom-shape>
        <draw:connector draw:style-name="data_20_member" draw:text-style-name="P2" draw:layer="layout" svg:x1="40.781cm" svg:y1="37.358cm" svg:x2="45.991cm" svg:y2="36.802cm" draw:start-shape="id1475" draw:start-glue-point="7" draw:end-shape="id1530" draw:end-glue-point="3" svg:d="m40781 37358h2605v-556h2605">
          <text:p text:style-name="P2">GetParaPortions()</text:p>
        </draw:connector>
        <draw:custom-shape draw:style-name="gr1" draw:text-style-name="P1" draw:id="id1531"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3">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530" draw:start-glue-point="1" draw:end-shape="id1531" draw:end-glue-point="3" svg:d="m48822 36802h661v-3043h662">
          <text:p/>
        </draw:connector>
        <draw:custom-shape draw:style-name="gr1" draw:text-style-name="P1" draw:id="id1532" draw:layer="layout" svg:width="2.434cm" svg:height="0.582cm" svg:x="54.273cm" svg:y="31.273cm">
          <text:p text:style-name="P3">EditLineList</text:p>
          <draw:enhanced-geometry svg:viewBox="0 0 21600 21600" draw:type="rectangle" draw:enhanced-path="M 0 0 L 21600 0 21600 21600 0 21600 0 0 Z N"/>
        </draw:custom-shape>
        <draw:custom-shape draw:style-name="gr1" draw:text-style-name="P1" draw:id="id1533" draw:layer="layout" svg:width="2.487cm" svg:height="0.556cm" svg:x="57.607cm" svg:y="32.305cm">
          <text:p text:style-name="P3">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531" draw:start-glue-point="4" draw:end-shape="id1532" draw:end-glue-point="3" svg:d="m52315 31988h979v-424h979">
          <text:p/>
        </draw:connector>
        <draw:connector draw:style-name="data_20_member" draw:layer="layout" svg:x1="52.315cm" svg:y1="32.544cm" svg:x2="57.607cm" svg:y2="32.583cm" draw:start-shape="id1531" draw:start-glue-point="5" draw:end-shape="id1533" draw:end-glue-point="3" svg:d="m52315 32544h2646v39h2646">
          <text:p/>
        </draw:connector>
        <draw:custom-shape draw:style-name="gr1" draw:text-style-name="P1" draw:id="id1507" draw:layer="layout" svg:width="2.54cm" svg:height="1.162cm" svg:x="54.91cm" svg:y="36.249cm">
          <draw:glue-point draw:id="4" svg:x="5cm" svg:y="-2.056cm"/>
          <draw:glue-point draw:id="5" svg:x="5cm" svg:y="2.495cm"/>
          <draw:glue-point draw:id="6" svg:x="-5cm" svg:y="-2.857cm"/>
          <draw:glue-point draw:id="7" svg:x="-5cm" svg:y="2.555cm"/>
          <text:p text:style-name="P3">ContentNode</text:p>
          <draw:enhanced-geometry svg:viewBox="0 0 21600 21600" draw:type="rectangle" draw:enhanced-path="M 0 0 L 21600 0 21600 21600 0 21600 0 0 Z N"/>
        </draw:custom-shape>
        <draw:connector draw:style-name="data_20_member_20__28_pointer_29_" draw:text-style-name="P2" draw:layer="layout" svg:x1="52.315cm" svg:y1="35.452cm" svg:x2="54.91cm" svg:y2="36.499cm" draw:start-shape="id1531" draw:start-glue-point="9" draw:end-shape="id1507" draw:end-glue-point="6" svg:d="m52315 35452h1298v1047h1297">
          <text:p text:style-name="P2">GetNode()</text:p>
        </draw:connector>
        <draw:connector draw:style-name="data_20_member_20__28_multiple_20_pointers_29_" draw:layer="layout" svg:x1="52.315cm" svg:y1="33.759cm" svg:x2="61.787cm" svg:y2="34.25cm" draw:start-shape="id1531" draw:start-glue-point="1" draw:end-shape="id1534" draw:end-glue-point="3" svg:d="m52315 33759h4736v491h4736">
          <text:p/>
        </draw:connector>
        <draw:connector draw:style-name="data_20_member_20__28_multiple_20_pointers_29_" draw:layer="layout" svg:x1="52.315cm" svg:y1="34.315cm" svg:x2="57.315cm" svg:y2="34.978cm" draw:start-shape="id1531" draw:start-glue-point="7" draw:end-shape="id1535" draw:end-glue-point="3" svg:d="m52315 34315h2500v663h2500">
          <text:p/>
        </draw:connector>
        <draw:custom-shape draw:style-name="gr1" draw:text-style-name="P1" draw:id="id1536" draw:layer="layout" svg:width="2.144cm" svg:height="0.608cm" svg:x="61.496cm" svg:y="32.173cm">
          <text:p text:style-name="P3">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533" draw:start-glue-point="1" draw:end-shape="id1536" draw:end-glue-point="3" svg:d="m60094 32583h701v-106h701">
          <text:p/>
        </draw:connector>
        <draw:custom-shape draw:style-name="gr1" draw:text-style-name="P1" draw:id="id1537" draw:layer="layout" svg:width="1.932cm" svg:height="0.529cm" svg:x="58.347cm" svg:y="31.035cm">
          <text:p text:style-name="P3">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532" draw:start-glue-point="1" draw:end-shape="id1537" draw:end-glue-point="3" svg:d="m56707 31564h820v-265h820">
          <text:p/>
        </draw:connector>
        <draw:custom-shape draw:style-name="gr5" draw:id="id1538" draw:layer="layout" svg:width="2.646cm" svg:height="0.555cm" svg:x="65.226cm" svg:y="32.067cm">
          <text:p text:style-name="P2">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536" draw:start-glue-point="1" draw:end-shape="id1538" draw:end-glue-point="3" svg:d="m63640 32477h793v-133h793">
          <text:p/>
        </draw:connector>
        <draw:custom-shape draw:style-name="gr1" draw:text-style-name="P1" draw:id="id1539" draw:layer="layout" svg:width="2.673cm" svg:height="0.662cm" svg:x="59.696cm" svg:y="35.93cm">
          <text:p text:style-name="P3">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507" draw:start-glue-point="4" draw:end-shape="id1539" draw:end-glue-point="3" svg:d="m57450 36592h1123v-331h1123">
          <text:p/>
        </draw:connector>
        <draw:custom-shape draw:style-name="gr1" draw:text-style-name="P1" draw:id="id1540" draw:layer="layout" svg:width="2.38cm" svg:height="1.138cm" svg:x="60.73cm" svg:y="37.49cm">
          <draw:glue-point draw:id="4" svg:x="5cm" svg:y="1.977cm"/>
          <draw:glue-point draw:id="5" svg:x="5cm" svg:y="-2.671cm"/>
          <text:p text:style-name="P3">CharAttribList</text:p>
          <draw:enhanced-geometry svg:viewBox="0 0 21600 21600" draw:type="rectangle" draw:enhanced-path="M 0 0 L 21600 0 21600 21600 0 21600 0 0 Z N"/>
        </draw:custom-shape>
        <draw:connector draw:style-name="data_20_member" draw:text-style-name="P2" draw:layer="layout" svg:x1="57.45cm" svg:y1="37.119cm" svg:x2="60.73cm" svg:y2="38.059cm" draw:start-shape="id1507" draw:start-glue-point="5" draw:end-shape="id1540" draw:end-glue-point="3" svg:d="m57450 37119h1640v940h1640">
          <text:p text:style-name="P2">GetCharAttribs()</text:p>
        </draw:connector>
        <draw:connector draw:style-name="data_20_member_20__28_multiple_20_pointers_29_" draw:layer="layout" svg:x1="63.11cm" svg:y1="38.283cm" svg:x2="68.455cm" svg:y2="38.508cm" draw:start-shape="id1540" draw:start-glue-point="4" draw:end-shape="id1524" draw:end-glue-point="5" svg:d="m63110 38283h2673v225h2672">
          <text:p/>
        </draw:connector>
        <draw:custom-shape draw:style-name="gr1" draw:text-style-name="P1" draw:id="id1541" draw:layer="layout" svg:width="1.694cm" svg:height="0.555cm" svg:x="66.179cm" svg:y="36.857cm">
          <text:p text:style-name="P3">SvxFont</text:p>
          <draw:enhanced-geometry svg:viewBox="0 0 21600 21600" draw:type="rectangle" draw:enhanced-path="M 0 0 L 21600 0 21600 21600 0 21600 0 0 Z N"/>
        </draw:custom-shape>
        <draw:connector draw:style-name="data_20_member" draw:text-style-name="P2" draw:layer="layout" svg:x1="63.11cm" svg:y1="37.756cm" svg:x2="66.179cm" svg:y2="37.134cm" draw:start-shape="id1540" draw:start-glue-point="5" draw:end-shape="id1541" draw:end-glue-point="3" svg:d="m63110 37756h1535v-622h1534">
          <text:p text:style-name="P2">GetDefFont()</text:p>
        </draw:connector>
        <draw:custom-shape draw:style-name="class_20__28_external_20_module_29_" draw:id="id1542" draw:layer="layout" svg:width="1.349cm" svg:height="0.529cm" svg:x="66.63cm" svg:y="35.19cm">
          <text:p text:style-name="P2">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541" draw:start-glue-point="0" draw:end-shape="id1542" draw:end-glue-point="2" svg:d="m67026 36857v-570h278v-568">
          <text:p/>
        </draw:connector>
        <draw:custom-shape draw:style-name="gr1" draw:text-style-name="P1" draw:id="id1544" draw:layer="layout" svg:width="2.514cm" svg:height="0.582cm" svg:x="63.506cm" svg:y="43.497cm">
          <text:p text:style-name="P3">EditTextObject</text:p>
          <draw:enhanced-geometry svg:viewBox="0 0 21600 21600" draw:type="rectangle" draw:enhanced-path="M 0 0 L 21600 0 21600 21600 0 21600 0 0 Z N"/>
        </draw:custom-shape>
        <draw:custom-shape draw:style-name="gr1" draw:text-style-name="P1" draw:id="id1543" draw:layer="layout" svg:width="2.514cm" svg:height="1.588cm" svg:x="63.506cm" svg:y="45.164cm">
          <draw:glue-point draw:id="4" svg:x="5cm" svg:y="-2.663cm"/>
          <draw:glue-point draw:id="5" svg:x="5cm" svg:y="2.833cm"/>
          <text:p text:style-name="P3">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543" draw:start-glue-point="0" draw:end-shape="id1544" draw:end-glue-point="2" svg:d="m64763 45164v-1085">
          <text:p/>
        </draw:connector>
        <draw:custom-shape draw:style-name="gr1" draw:text-style-name="P1" draw:id="id1545" draw:layer="layout" svg:width="3.148cm" svg:height="0.688cm" svg:x="67.575cm" svg:y="41.514cm">
          <text:p text:style-name="P3">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545" draw:start-glue-point="0" draw:end-shape="id1524" draw:end-glue-point="6" svg:d="m69149 41514v-1151h14v-1152">
          <text:p/>
        </draw:connector>
        <draw:connector draw:style-name="data_20_member_20__28_pointer_29_" draw:layer="layout" svg:x1="30.108cm" svg:y1="44.06cm" svg:x2="33.617cm" svg:y2="42.382cm" draw:start-shape="id1477" draw:start-glue-point="1" draw:end-shape="id1474" draw:end-glue-point="3" svg:d="m30108 44060h1755v-1678h1754">
          <text:p/>
        </draw:connector>
        <draw:connector draw:style-name="inheritance_20__28_public_29_" draw:layer="layout" svg:x1="28.903cm" svg:y1="43.581cm" svg:x2="29.66cm" svg:y2="39.079cm" draw:start-shape="id1477" draw:start-glue-point="0" draw:end-shape="id1546" draw:end-glue-point="2" svg:d="m28903 43581v-2252h757v-2250">
          <text:p/>
        </draw:connector>
        <draw:g>
          <draw:custom-shape draw:style-name="namespace" draw:layer="layout" svg:width="5.767cm" svg:height="2.989cm" svg:x="26.697cm" svg:y="36.989cm">
            <text:p text:style-name="P2">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2">unohelper</text:p>
            <draw:enhanced-geometry svg:viewBox="0 0 21600 21600" draw:type="rectangle" draw:enhanced-path="M 0 0 L 21600 0 21600 21600 0 21600 0 0 Z N"/>
          </draw:custom-shape>
          <draw:custom-shape draw:style-name="class_20__28_external_20_module_29_" draw:id="id1546" draw:layer="layout" svg:width="3.334cm" svg:height="0.635cm" svg:x="27.993cm" svg:y="38.444cm">
            <text:p text:style-name="P2">DragAndDropClient</text:p>
            <draw:enhanced-geometry svg:viewBox="0 0 21600 21600" draw:type="rectangle" draw:enhanced-path="M 0 0 L 21600 0 21600 21600 0 21600 0 0 Z N"/>
          </draw:custom-shape>
        </draw:g>
        <draw:custom-shape draw:style-name="gr1" draw:text-style-name="P1" draw:id="id1547" draw:layer="layout" svg:width="2.249cm" svg:height="1.986cm" svg:x="68.367cm" svg:y="43.417cm">
          <draw:glue-point draw:id="4" svg:x="4.997cm" svg:y="-3.529cm"/>
          <draw:glue-point draw:id="5" svg:x="4.997cm" svg:y="-1.661cm"/>
          <draw:glue-point draw:id="6" svg:x="4.997cm" svg:y="1.933cm"/>
          <draw:glue-point draw:id="7" svg:x="4.997cm" svg:y="3.534cm"/>
          <text:p text:style-name="P3">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543" draw:start-glue-point="4" draw:end-shape="id1547" draw:end-glue-point="3" svg:d="m66020 45536h1173v-1126h1174">
          <text:p/>
        </draw:connector>
        <draw:custom-shape draw:style-name="gr1" draw:text-style-name="P1" draw:id="id1548" draw:layer="layout" svg:width="3.148cm" svg:height="0.582cm" svg:x="68.103cm" svg:y="46.143cm">
          <text:p text:style-name="P3">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543" draw:start-glue-point="5" draw:end-shape="id1548" draw:end-glue-point="3" svg:d="m66020 46407h1042v27h1041">
          <text:p/>
        </draw:connector>
        <draw:custom-shape draw:style-name="gr5" draw:id="id1549" draw:layer="layout" svg:width="2.434cm" svg:height="0.476cm" svg:x="72.735cm" svg:y="46.17cm">
          <text:p text:style-name="P2">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548" draw:start-glue-point="1" draw:end-shape="id1549" draw:end-glue-point="3" svg:d="m71251 46434h742v-26h742">
          <text:p/>
        </draw:connector>
        <draw:custom-shape draw:style-name="gr1" draw:text-style-name="P1" draw:id="id1550" draw:layer="layout" svg:width="2.911cm" svg:height="0.608cm" svg:x="72.072cm" svg:y="42.995cm">
          <text:p text:style-name="P3">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547" draw:start-glue-point="4" draw:end-shape="id1550" draw:end-glue-point="3" svg:d="m70614 43710h729v-411h729">
          <text:p/>
        </draw:connector>
        <draw:custom-shape draw:style-name="gr1" draw:text-style-name="P1" draw:id="id1551" draw:layer="layout" svg:width="2.646cm" svg:height="0.529cm" svg:x="76.65cm" svg:y="42.916cm">
          <text:p text:style-name="P3">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550" draw:start-glue-point="1" draw:end-shape="id1551" draw:end-glue-point="3" svg:d="m74983 43299h833v-119h834">
          <text:p/>
        </draw:connector>
        <draw:frame draw:style-name="annotation" draw:layer="layout" svg:width="5.768cm" svg:height="1.263cm" svg:x="76.81cm" svg:y="43.637cm">
          <draw:text-box>
            <text:p text:style-name="P2"><text:span text:style-name="T1">XEditAttribute</text:span> stores the start and end positions and one <text:span text:style-name="T1">SfxPoolItem</text:span> instance that stores attributes.</text:p>
          </draw:text-box>
        </draw:frame>
        <draw:custom-shape draw:style-name="gr1" draw:text-style-name="P1" draw:id="id1552" draw:layer="layout" svg:width="1.667cm" svg:height="1.057cm" svg:x="43.55cm" svg:y="39.106cm">
          <draw:glue-point draw:id="4" svg:x="4.997cm" svg:y="-2.516cm"/>
          <draw:glue-point draw:id="5" svg:x="4.997cm" svg:y="2.544cm"/>
          <text:p text:style-name="P3">EditDoc</text:p>
          <draw:enhanced-geometry svg:viewBox="0 0 21600 21600" draw:type="rectangle" draw:enhanced-path="M 0 0 L 21600 0 21600 21600 0 21600 0 0 Z N"/>
        </draw:custom-shape>
        <draw:connector draw:style-name="data_20_member" draw:text-style-name="P2" draw:layer="layout" svg:x1="40.781cm" svg:y1="39.185cm" svg:x2="43.55cm" svg:y2="39.634cm" draw:start-shape="id1475" draw:start-glue-point="11" draw:end-shape="id1552" draw:end-glue-point="3" svg:d="m40781 39185h1385v449h1384">
          <text:p text:style-name="P2">GetEditDoc()</text:p>
        </draw:connector>
        <draw:connector draw:style-name="data_20_member_20__28_multiple_20_pointers_29_" draw:layer="layout" svg:x1="45.215cm" svg:y1="39.902cm" svg:x2="54.91cm" svg:y2="36.83cm" draw:start-shape="id1552" draw:start-glue-point="5" draw:end-shape="id1507" draw:end-glue-point="3" svg:d="m45215 39902h4848v-3072h4847">
          <text:p/>
        </draw:connector>
        <draw:custom-shape draw:style-name="class_20__28_external_20_module_29_" draw:id="id1553" draw:layer="layout" svg:width="1.535cm" svg:height="0.582cm" svg:x="47.387cm" svg:y="37.915cm">
          <text:p text:style-name="P2">SvxFont</text:p>
          <draw:enhanced-geometry svg:viewBox="0 0 21600 21600" draw:type="rectangle" draw:enhanced-path="M 0 0 L 21600 0 21600 21600 0 21600 0 0 Z N"/>
        </draw:custom-shape>
        <draw:connector draw:style-name="data_20_member" draw:text-style-name="P2" draw:layer="layout" svg:x1="45.215cm" svg:y1="39.369cm" svg:x2="47.387cm" svg:y2="38.206cm" draw:start-shape="id1552" draw:start-glue-point="4" draw:end-shape="id1553" draw:end-glue-point="3" svg:d="m45215 39369h1086v-1163h1086">
          <text:p text:style-name="P2">GetDefFont()</text:p>
        </draw:connector>
        <draw:custom-shape draw:style-name="gr1" draw:text-style-name="P1" draw:id="id1554" draw:layer="layout" svg:width="2.09cm" svg:height="0.503cm" svg:x="6.614cm" svg:y="19.447cm">
          <draw:glue-point draw:id="4" svg:x="-2.464cm" svg:y="-5.009cm"/>
          <draw:glue-point draw:id="5" svg:x="2.22cm" svg:y="-5.009cm"/>
          <text:p text:style-name="P3">SvxUnoText</text:p>
          <draw:enhanced-geometry svg:viewBox="0 0 21600 21600" draw:type="rectangle" draw:enhanced-path="M 0 0 L 21600 0 21600 21600 0 21600 0 0 Z N"/>
        </draw:custom-shape>
        <draw:custom-shape draw:style-name="gr1" draw:text-style-name="P1" draw:id="id1555" draw:layer="layout" svg:width="2.884cm" svg:height="0.555cm" svg:x="4.524cm" svg:y="16.59cm">
          <text:p text:style-name="P3">SvxUnoTextBase</text:p>
          <draw:enhanced-geometry svg:viewBox="0 0 21600 21600" draw:type="rectangle" draw:enhanced-path="M 0 0 L 21600 0 21600 21600 0 21600 0 0 Z N"/>
        </draw:custom-shape>
        <draw:custom-shape draw:style-name="gr1" draw:text-style-name="P1" draw:id="id1556" draw:layer="layout" svg:width="2.884cm" svg:height="0.555cm" svg:x="9.393cm" svg:y="17.067cm">
          <text:p text:style-name="P3">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554" draw:start-glue-point="4" draw:end-shape="id1555" draw:end-glue-point="2" svg:d="m7145 19447v-1152h-1179v-1150">
          <text:p/>
        </draw:connector>
        <draw:connector draw:style-name="inheritance_20__28_public_29_" draw:layer="layout" svg:x1="8.122cm" svg:y1="19.447cm" svg:x2="10.835cm" svg:y2="17.622cm" draw:start-shape="id1554" draw:start-glue-point="5" draw:end-shape="id1556" draw:end-glue-point="2" svg:d="m8122 19447v-913h2713v-912">
          <text:p/>
        </draw:connector>
        <draw:custom-shape draw:style-name="namespace" draw:layer="layout" svg:width="4.022cm" svg:height="1.693cm" svg:x="8.969cm" svg:y="16.431cm">
          <text:p text:style-name="P2">cppu</text:p>
          <draw:enhanced-geometry svg:viewBox="0 0 21600 21600" draw:type="rectangle" draw:enhanced-path="M 0 0 L 21600 0 21600 21600 0 21600 0 0 Z N"/>
        </draw:custom-shape>
        <draw:custom-shape draw:style-name="class" draw:id="id1557" draw:layer="layout" svg:width="2.94cm" svg:height="0.607cm" svg:x="15.609cm" svg:y="39.04cm">
          <text:p text:style-name="P2">SvxScriptSetItem</text:p>
          <draw:enhanced-geometry svg:viewBox="0 0 21600 21600" draw:type="rectangle" draw:enhanced-path="M 0 0 L 21600 0 21600 21600 0 21600 0 0 Z N"/>
        </draw:custom-shape>
        <draw:custom-shape draw:style-name="class_20__28_external_20_module_29_" draw:id="id1558" draw:layer="layout" svg:width="2.037cm" svg:height="0.608cm" svg:x="16.008cm" svg:y="37.068cm">
          <text:p text:style-name="P2">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557" draw:start-glue-point="0" draw:end-shape="id1558" draw:end-glue-point="2" svg:d="m17079 39040v-682h-53v-682">
          <text:p/>
        </draw:connector>
        <draw:custom-shape draw:style-name="gr5" draw:layer="layout" svg:width="2.355cm" svg:height="0.635cm" svg:x="65.458cm" svg:y="48.816cm">
          <text:p text:style-name="P2">EECharAttrib</text:p>
          <draw:enhanced-geometry svg:viewBox="0 0 21600 21600" draw:type="rectangle" draw:enhanced-path="M 0 0 L 21600 0 21600 21600 0 21600 0 0 Z N"/>
        </draw:custom-shape>
        <draw:custom-shape draw:style-name="namespace" draw:layer="layout" svg:width="41.002cm" svg:height="60.763cm" svg:x="114.352cm" svg:y="26.126cm">
          <text:p text:style-name="P2">sdr</text:p>
          <draw:enhanced-geometry svg:viewBox="0 0 21600 21600" draw:type="rectangle" draw:enhanced-path="M 0 0 L 21600 0 21600 21600 0 21600 0 0 Z N"/>
        </draw:custom-shape>
        <draw:custom-shape draw:style-name="namespace" draw:layer="layout" svg:width="25.486cm" svg:height="16.531cm" svg:x="128.728cm" svg:y="50.333cm">
          <text:p text:style-name="P2">overlay</text:p>
          <draw:enhanced-geometry svg:viewBox="0 0 21600 21600" draw:type="rectangle" draw:enhanced-path="M 0 0 L 21600 0 21600 21600 0 21600 0 0 Z N"/>
        </draw:custom-shape>
        <draw:custom-shape draw:style-name="gr1" draw:text-style-name="P1" draw:id="id1560" draw:layer="layout" svg:width="4.551cm" svg:height="1.114cm" svg:x="144.361cm" svg:y="52.718cm">
          <draw:glue-point draw:id="4" svg:x="-4.01cm" svg:y="5cm"/>
          <draw:glue-point draw:id="5" svg:x="-2.671cm" svg:y="5cm"/>
          <draw:glue-point draw:id="6" svg:x="-1.276cm" svg:y="5cm"/>
          <draw:glue-point draw:id="7" svg:x="1.281cm" svg:y="5cm"/>
          <draw:glue-point draw:id="8" svg:x="2.676cm" svg:y="5cm"/>
          <draw:glue-point draw:id="9" svg:x="3.955cm" svg:y="5cm"/>
          <draw:glue-point draw:id="10" svg:x="-5.003cm" svg:y="-2.208cm"/>
          <draw:glue-point draw:id="11" svg:x="-5.003cm" svg:y="2.675cm"/>
          <text:p text:style-name="P3">OverlayObject</text:p>
          <draw:enhanced-geometry svg:viewBox="0 0 21600 21600" draw:type="rectangle" draw:enhanced-path="M 0 0 L 21600 0 21600 21600 0 21600 0 0 Z N"/>
        </draw:custom-shape>
        <draw:custom-shape draw:style-name="class_20__28_external_20_module_29_" draw:id="id1559" draw:layer="layout" svg:width="3.413cm" svg:height="0.688cm" svg:x="139.397cm" svg:y="64.629cm">
          <text:p>OverlayObjectCell</text:p>
          <draw:enhanced-geometry svg:viewBox="0 0 21600 21600" draw:type="rectangle" draw:enhanced-path="M 0 0 L 21600 0 21600 21600 0 21600 0 0 Z N"/>
        </draw:custom-shape>
        <draw:connector draw:style-name="inheritance_20__28_public_29_" draw:layer="layout" svg:x1="141.103cm" svg:y1="64.629cm" svg:x2="144.812cm" svg:y2="53.832cm" draw:start-shape="id1559" draw:start-glue-point="0" draw:end-shape="id1560" draw:end-glue-point="4" svg:d="m141103 64629v-5398h3709v-5399">
          <text:p/>
        </draw:connector>
        <draw:custom-shape draw:style-name="namespace" draw:layer="layout" svg:width="21.527cm" svg:height="5.194cm" svg:x="132.946cm" svg:y="41.511cm">
          <text:p text:style-name="P2">animation</text:p>
          <draw:enhanced-geometry svg:viewBox="0 0 21600 21600" draw:type="rectangle" draw:enhanced-path="M 0 0 L 21600 0 21600 21600 0 21600 0 0 Z N"/>
        </draw:custom-shape>
        <draw:custom-shape draw:style-name="gr1" draw:text-style-name="P1" draw:id="id1561" draw:layer="layout" svg:width="1.874cm" svg:height="0.798cm" svg:x="149.288cm" svg:y="43.387cm">
          <draw:glue-point draw:id="4" svg:x="-1.786cm" svg:y="5cm"/>
          <draw:glue-point draw:id="5" svg:x="2.736cm" svg:y="5cm"/>
          <draw:glue-point draw:id="6" svg:x="-5.005cm" svg:y="-2.468cm"/>
          <draw:glue-point draw:id="7" svg:x="-5.005cm" svg:y="2.08cm"/>
          <text:p text:style-name="P3">Event</text:p>
          <draw:enhanced-geometry svg:viewBox="0 0 21600 21600" draw:type="rectangle" draw:enhanced-path="M 0 0 L 21600 0 21600 21600 0 21600 0 0 Z N"/>
        </draw:custom-shape>
        <draw:connector draw:style-name="inheritance_20__28_public_29_" draw:layer="layout" svg:x1="146.636cm" svg:y1="52.718cm" svg:x2="150.737cm" svg:y2="44.185cm" draw:start-shape="id1560" draw:end-shape="id1561" draw:end-glue-point="5" svg:d="m146636 52718v-4266h4101v-4267">
          <text:p/>
        </draw:connector>
        <draw:custom-shape draw:style-name="gr1" draw:text-style-name="P1" draw:id="id1562" draw:layer="layout" svg:width="2.328cm" svg:height="0.688cm" svg:x="90.676cm" svg:y="56.041cm">
          <text:p text:style-name="P3">FmFormView</text:p>
          <draw:enhanced-geometry svg:viewBox="0 0 21600 21600" draw:type="rectangle" draw:enhanced-path="M 0 0 L 21600 0 21600 21600 0 21600 0 0 Z N"/>
        </draw:custom-shape>
        <draw:custom-shape draw:style-name="gr1" draw:text-style-name="P1" draw:id="id1563" draw:layer="layout" svg:width="2.011cm" svg:height="0.688cm" svg:x="90.889cm" svg:y="54.372cm">
          <text:p text:style-name="P3">E3dView</text:p>
          <draw:enhanced-geometry svg:viewBox="0 0 21600 21600" draw:type="rectangle" draw:enhanced-path="M 0 0 L 21600 0 21600 21600 0 21600 0 0 Z N"/>
        </draw:custom-shape>
        <draw:custom-shape draw:style-name="gr1" draw:text-style-name="P1" draw:id="id1564" draw:layer="layout" svg:width="1.772cm" svg:height="0.688cm" svg:x="91.259cm" svg:y="52.548cm">
          <text:p text:style-name="P3">SdrView</text:p>
          <draw:enhanced-geometry svg:viewBox="0 0 21600 21600" draw:type="rectangle" draw:enhanced-path="M 0 0 L 21600 0 21600 21600 0 21600 0 0 Z N"/>
        </draw:custom-shape>
        <draw:connector draw:style-name="inheritance_20__28_public_29_" draw:layer="layout" svg:x1="91.84cm" svg:y1="56.041cm" svg:x2="91.894cm" svg:y2="55.06cm" draw:start-shape="id1562" draw:start-glue-point="0" draw:end-shape="id1563" draw:end-glue-point="2" svg:d="m91840 56041v-490h54v-491">
          <text:p/>
        </draw:connector>
        <draw:connector draw:style-name="inheritance_20__28_public_29_" draw:layer="layout" svg:x1="91.894cm" svg:y1="54.372cm" svg:x2="92.145cm" svg:y2="53.236cm" draw:start-shape="id1563" draw:start-glue-point="0" draw:end-shape="id1564" draw:end-glue-point="2" svg:d="m91894 54372v-568h251v-568">
          <text:p/>
        </draw:connector>
        <draw:custom-shape draw:style-name="gr1" draw:text-style-name="P1" draw:id="id1565" draw:layer="layout" svg:width="2.646cm" svg:height="0.688cm" svg:x="91.232cm" svg:y="50.299cm">
          <text:p text:style-name="P3">SdrCreateView</text:p>
          <draw:enhanced-geometry svg:viewBox="0 0 21600 21600" draw:type="rectangle" draw:enhanced-path="M 0 0 L 21600 0 21600 21600 0 21600 0 0 Z N"/>
        </draw:custom-shape>
        <draw:connector draw:style-name="inheritance_20__28_public_29_" draw:layer="layout" svg:x1="92.145cm" svg:y1="52.548cm" svg:x2="92.555cm" svg:y2="50.987cm" draw:start-shape="id1564" draw:start-glue-point="0" draw:end-shape="id1565" draw:end-glue-point="2" svg:d="m92145 52548v-780h410v-781">
          <text:p/>
        </draw:connector>
        <draw:custom-shape draw:style-name="gr1" draw:text-style-name="P1" draw:id="id1566" draw:layer="layout" svg:width="2.646cm" svg:height="0.688cm" svg:x="91.999cm" svg:y="48.13cm">
          <text:p text:style-name="P3">SdrDragView</text:p>
          <draw:enhanced-geometry svg:viewBox="0 0 21600 21600" draw:type="rectangle" draw:enhanced-path="M 0 0 L 21600 0 21600 21600 0 21600 0 0 Z N"/>
        </draw:custom-shape>
        <draw:connector draw:style-name="inheritance_20__28_public_29_" draw:layer="layout" svg:x1="92.555cm" svg:y1="50.299cm" svg:x2="93.322cm" svg:y2="48.818cm" draw:start-shape="id1565" draw:start-glue-point="0" draw:end-shape="id1566" draw:end-glue-point="2" svg:d="m92555 50299v-740h767v-741">
          <text:p/>
        </draw:connector>
        <draw:custom-shape draw:style-name="gr1" draw:text-style-name="P1" draw:id="id1567" draw:layer="layout" svg:width="3.148cm" svg:height="0.688cm" svg:x="91.967cm" svg:y="46.248cm">
          <text:p text:style-name="P3">SdrExchangeView</text:p>
          <draw:enhanced-geometry svg:viewBox="0 0 21600 21600" draw:type="rectangle" draw:enhanced-path="M 0 0 L 21600 0 21600 21600 0 21600 0 0 Z N"/>
        </draw:custom-shape>
        <draw:connector draw:style-name="inheritance_20__28_public_29_" draw:layer="layout" svg:x1="93.322cm" svg:y1="48.13cm" svg:x2="93.541cm" svg:y2="46.936cm" draw:start-shape="id1566" draw:start-glue-point="0" draw:end-shape="id1567" draw:end-glue-point="2" svg:d="m93322 48130v-597h219v-597">
          <text:p/>
        </draw:connector>
        <draw:custom-shape draw:style-name="gr1" draw:text-style-name="P1" draw:id="id1568" draw:layer="layout" svg:width="2.857cm" svg:height="0.688cm" svg:x="92.22cm" svg:y="44.653cm">
          <text:p text:style-name="P3">SdrObjEditView</text:p>
          <draw:enhanced-geometry svg:viewBox="0 0 21600 21600" draw:type="rectangle" draw:enhanced-path="M 0 0 L 21600 0 21600 21600 0 21600 0 0 Z N"/>
        </draw:custom-shape>
        <draw:connector draw:style-name="inheritance_20__28_public_29_" draw:layer="layout" svg:x1="93.541cm" svg:y1="46.248cm" svg:x2="93.648cm" svg:y2="45.341cm" draw:start-shape="id1567" draw:start-glue-point="0" draw:end-shape="id1568" draw:end-glue-point="2" svg:d="m93541 46248v-453h107v-454">
          <text:p/>
        </draw:connector>
        <draw:custom-shape draw:style-name="gr1" draw:text-style-name="P1" draw:id="id1569" draw:layer="layout" svg:width="2.857cm" svg:height="0.688cm" svg:x="93.403cm" svg:y="42.865cm">
          <text:p text:style-name="P3">SdrGlueEditView</text:p>
          <draw:enhanced-geometry svg:viewBox="0 0 21600 21600" draw:type="rectangle" draw:enhanced-path="M 0 0 L 21600 0 21600 21600 0 21600 0 0 Z N"/>
        </draw:custom-shape>
        <draw:connector draw:style-name="inheritance_20__28_public_29_" draw:layer="layout" svg:x1="93.648cm" svg:y1="44.653cm" svg:x2="94.831cm" svg:y2="43.553cm" draw:start-shape="id1568" draw:start-glue-point="0" draw:end-shape="id1569" draw:end-glue-point="2" svg:d="m93648 44653v-550h1183v-550">
          <text:p/>
        </draw:connector>
        <draw:custom-shape draw:style-name="gr1" draw:text-style-name="P1" draw:id="id1570" draw:layer="layout" svg:width="2.857cm" svg:height="0.688cm" svg:x="93.404cm" svg:y="41.278cm">
          <draw:glue-point draw:id="4" svg:x="-2.04cm" svg:y="-5cm"/>
          <draw:glue-point draw:id="5" svg:x="2.404cm" svg:y="-5cm"/>
          <text:p text:style-name="P3">SdrPolyEditView</text:p>
          <draw:enhanced-geometry svg:viewBox="0 0 21600 21600" draw:type="rectangle" draw:enhanced-path="M 0 0 L 21600 0 21600 21600 0 21600 0 0 Z N"/>
        </draw:custom-shape>
        <draw:connector draw:style-name="inheritance_20__28_public_29_" draw:layer="layout" svg:x1="94.831cm" svg:y1="42.865cm" svg:x2="94.832cm" svg:y2="41.966cm" draw:start-shape="id1569" draw:start-glue-point="0" draw:end-shape="id1570" draw:end-glue-point="2" svg:d="m94831 42865v-449h1v-450">
          <text:p/>
        </draw:connector>
        <draw:custom-shape draw:style-name="gr1" draw:text-style-name="P1" draw:id="id1571" draw:layer="layout" svg:width="2.037cm" svg:height="0.688cm" svg:x="92.45cm" svg:y="39.24cm">
          <text:p text:style-name="P3">SdrEditView</text:p>
          <draw:enhanced-geometry svg:viewBox="0 0 21600 21600" draw:type="rectangle" draw:enhanced-path="M 0 0 L 21600 0 21600 21600 0 21600 0 0 Z N"/>
        </draw:custom-shape>
        <draw:connector draw:style-name="inheritance_20__28_public_29_" draw:layer="layout" svg:x1="94.25cm" svg:y1="41.278cm" svg:x2="93.468cm" svg:y2="39.928cm" draw:start-shape="id1570" draw:start-glue-point="4" draw:end-shape="id1571" draw:end-glue-point="2" svg:d="m94250 41278v-675h-782v-675">
          <text:p/>
        </draw:connector>
        <draw:custom-shape draw:style-name="gr1" draw:text-style-name="P1" draw:id="id1572" draw:layer="layout" svg:width="4.286cm" svg:height="0.608cm" svg:x="95.757cm" svg:y="39.267cm">
          <text:p text:style-name="P3">IPolyPolygonEditorController</text:p>
          <draw:enhanced-geometry svg:viewBox="0 0 21600 21600" draw:type="rectangle" draw:enhanced-path="M 0 0 L 21600 0 21600 21600 0 21600 0 0 Z N"/>
        </draw:custom-shape>
        <draw:connector draw:style-name="inheritance_20__28_public_29_" draw:layer="layout" svg:x1="95.518cm" svg:y1="41.278cm" svg:x2="97.9cm" svg:y2="39.875cm" draw:start-shape="id1570" draw:start-glue-point="5" draw:end-shape="id1572" draw:end-glue-point="2" svg:d="m95518 41278v-701h2382v-702">
          <text:p/>
        </draw:connector>
        <draw:custom-shape draw:style-name="gr1" draw:text-style-name="P1" draw:id="id1573" draw:layer="layout" svg:width="2.248cm" svg:height="0.688cm" svg:x="91.578cm" svg:y="37.546cm">
          <text:p text:style-name="P3">SdrMarkView</text:p>
          <draw:enhanced-geometry svg:viewBox="0 0 21600 21600" draw:type="rectangle" draw:enhanced-path="M 0 0 L 21600 0 21600 21600 0 21600 0 0 Z N"/>
        </draw:custom-shape>
        <draw:connector draw:style-name="inheritance_20__28_public_29_" draw:layer="layout" svg:x1="93.468cm" svg:y1="39.24cm" svg:x2="92.702cm" svg:y2="38.234cm" draw:start-shape="id1571" draw:start-glue-point="0" draw:end-shape="id1573" draw:end-glue-point="2" svg:d="m93468 39240v-503h-766v-503">
          <text:p/>
        </draw:connector>
        <draw:custom-shape draw:style-name="gr1" draw:text-style-name="P1" draw:id="id1574" draw:layer="layout" svg:width="2.248cm" svg:height="0.688cm" svg:x="91.577cm" svg:y="35.947cm">
          <text:p text:style-name="P3">SdrSnapView</text:p>
          <draw:enhanced-geometry svg:viewBox="0 0 21600 21600" draw:type="rectangle" draw:enhanced-path="M 0 0 L 21600 0 21600 21600 0 21600 0 0 Z N"/>
        </draw:custom-shape>
        <draw:custom-shape draw:style-name="gr1" draw:text-style-name="P1" draw:id="id1575" draw:layer="layout" svg:width="2.248cm" svg:height="0.688cm" svg:x="91.339cm" svg:y="34.239cm">
          <draw:glue-point draw:id="4" svg:x="-2.695cm" svg:y="-5cm"/>
          <draw:glue-point draw:id="5" svg:x="2.895cm" svg:y="-5cm"/>
          <text:p text:style-name="P3">SdrPaintView</text:p>
          <draw:enhanced-geometry svg:viewBox="0 0 21600 21600" draw:type="rectangle" draw:enhanced-path="M 0 0 L 21600 0 21600 21600 0 21600 0 0 Z N"/>
        </draw:custom-shape>
        <draw:connector draw:style-name="inheritance_20__28_public_29_" draw:layer="layout" svg:x1="92.702cm" svg:y1="37.546cm" svg:x2="92.701cm" svg:y2="36.635cm" draw:start-shape="id1573" draw:start-glue-point="0" draw:end-shape="id1574" draw:end-glue-point="2" svg:d="m92702 37546v-455h-1v-456">
          <text:p/>
        </draw:connector>
        <draw:connector draw:style-name="inheritance_20__28_public_29_" draw:layer="layout" svg:x1="92.701cm" svg:y1="35.947cm" svg:x2="92.463cm" svg:y2="34.927cm" draw:start-shape="id1574" draw:start-glue-point="0" draw:end-shape="id1575" draw:end-glue-point="2" svg:d="m92701 35947v-510h-238v-510">
          <text:p/>
        </draw:connector>
        <draw:custom-shape draw:style-name="class_20__28_external_20_module_29_" draw:id="id1576" draw:layer="layout" svg:width="2.461cm" svg:height="0.582cm" svg:x="87.714cm" svg:y="32.407cm">
          <text:p text:style-name="P2">SfxListener</text:p>
          <draw:enhanced-geometry svg:viewBox="0 0 21600 21600" draw:type="rectangle" draw:enhanced-path="M 0 0 L 21600 0 21600 21600 0 21600 0 0 Z N"/>
        </draw:custom-shape>
        <draw:custom-shape draw:style-name="class_20__28_external_20_module_29_" draw:id="id1577" draw:layer="layout" svg:width="2.724cm" svg:height="0.582cm" svg:x="91.128cm" svg:y="32.46cm">
          <text:p text:style-name="P2">SfxRepeatTarget</text:p>
          <draw:enhanced-geometry svg:viewBox="0 0 21600 21600" draw:type="rectangle" draw:enhanced-path="M 0 0 L 21600 0 21600 21600 0 21600 0 0 Z N"/>
        </draw:custom-shape>
        <draw:custom-shape draw:style-name="class_20__28_external_20_module_29_" draw:id="id1578" draw:layer="layout" svg:width="2.724cm" svg:height="0.582cm" svg:x="94.964cm" svg:y="32.46cm">
          <text:p text:style-name="P2">SfxBroadcaster</text:p>
          <draw:enhanced-geometry svg:viewBox="0 0 21600 21600" draw:type="rectangle" draw:enhanced-path="M 0 0 L 21600 0 21600 21600 0 21600 0 0 Z N"/>
        </draw:custom-shape>
        <draw:connector draw:style-name="inheritance_20__28_public_29_" draw:layer="layout" svg:x1="91.858cm" svg:y1="34.239cm" svg:x2="88.944cm" svg:y2="32.989cm" draw:start-shape="id1575" draw:start-glue-point="4" draw:end-shape="id1576" draw:end-glue-point="2" svg:d="m91858 34239v-625h-2914v-625">
          <text:p/>
        </draw:connector>
        <draw:connector draw:style-name="inheritance_20__28_public_29_" draw:layer="layout" svg:x1="92.463cm" svg:y1="34.239cm" svg:x2="92.49cm" svg:y2="33.042cm" draw:start-shape="id1575" draw:start-glue-point="0" draw:end-shape="id1577" svg:d="m92463 34239v-598h27v-599">
          <text:p/>
        </draw:connector>
        <draw:connector draw:style-name="inheritance_20__28_public_29_" draw:layer="layout" svg:x1="93.113cm" svg:y1="34.239cm" svg:x2="96.326cm" svg:y2="33.042cm" draw:start-shape="id1575" draw:start-glue-point="5" draw:end-shape="id1578" svg:d="m93113 34239v-598h3213v-599">
          <text:p/>
        </draw:connector>
        <draw:custom-shape draw:style-name="gr3" draw:id="id1579" draw:layer="layout" svg:width="3.386cm" svg:height="0.648cm" svg:x="138.244cm" svg:y="51.007cm">
          <text:p text:style-name="P2">OverlayObjectList</text:p>
          <draw:enhanced-geometry svg:viewBox="0 0 21600 21600" draw:type="rectangle" draw:enhanced-path="M 0 0 L 21600 0 21600 21600 0 21600 0 0 Z N"/>
        </draw:custom-shape>
        <draw:connector draw:style-name="data_20_member_20__28_multiple_20_pointers_29_" draw:layer="layout" svg:x1="141.63cm" svg:y1="51.331cm" svg:x2="144.361cm" svg:y2="53.03cm" draw:start-shape="id1579" draw:start-glue-point="1" draw:end-shape="id1560" draw:end-glue-point="10" svg:d="m141630 51331h1365v1699h1366">
          <text:p/>
        </draw:connector>
        <draw:custom-shape draw:style-name="gr1" draw:text-style-name="P1" draw:id="id1580" draw:layer="layout" svg:width="3.043cm" svg:height="3.731cm" svg:x="133.814cm" svg:y="54.745cm">
          <draw:glue-point draw:id="4" svg:x="4.998cm" svg:y="-3.578cm"/>
          <draw:glue-point draw:id="5" svg:x="4.998cm" svg:y="-1.806cm"/>
          <draw:glue-point draw:id="6" svg:x="4.998cm" svg:y="1.597cm"/>
          <draw:glue-point draw:id="7" svg:x="4.998cm" svg:y="3.583cm"/>
          <text:p text:style-name="P3">OverlayManager</text:p>
          <draw:enhanced-geometry svg:viewBox="0 0 21600 21600" draw:type="rectangle" draw:enhanced-path="M 0 0 L 21600 0 21600 21600 0 21600 0 0 Z N"/>
        </draw:custom-shape>
        <draw:custom-shape draw:style-name="class_20__28_external_20_module_29_" draw:id="id1581" draw:layer="layout" svg:width="2.434cm" svg:height="0.608cm" svg:x="156.138cm" svg:y="55.295cm">
          <text:p text:style-name="P2">OutputDevice</text:p>
          <draw:enhanced-geometry svg:viewBox="0 0 21600 21600" draw:type="rectangle" draw:enhanced-path="M 0 0 L 21600 0 21600 21600 0 21600 0 0 Z N"/>
        </draw:custom-shape>
        <draw:connector draw:style-name="data_20_member_20__28_reference_29_" draw:layer="layout" svg:x1="136.855cm" svg:y1="57.205cm" svg:x2="156.138cm" svg:y2="55.599cm" draw:start-shape="id1580" draw:start-glue-point="6" draw:end-shape="id1581" draw:end-glue-point="3" svg:d="m136855 57205h9642v-1606h9641">
          <text:p/>
        </draw:connector>
        <draw:custom-shape draw:style-name="class_20__28_external_20_module_29_" draw:id="id1582" draw:layer="layout" svg:width="2.011cm" svg:height="0.582cm" svg:x="156.323cm" svg:y="56.644cm">
          <text:p text:style-name="P2">MapMode</text:p>
          <draw:enhanced-geometry svg:viewBox="0 0 21600 21600" draw:type="rectangle" draw:enhanced-path="M 0 0 L 21600 0 21600 21600 0 21600 0 0 Z N"/>
        </draw:custom-shape>
        <draw:connector draw:style-name="data_20_member" draw:layer="layout" draw:line-skew="1.716cm" svg:x1="136.855cm" svg:y1="57.946cm" svg:x2="156.323cm" svg:y2="56.935cm" draw:start-shape="id1580" draw:start-glue-point="7" draw:end-shape="id1582" draw:end-glue-point="3" svg:d="m136855 57946h11450v-1011h8018">
          <text:p/>
        </draw:connector>
        <draw:custom-shape draw:style-name="gr1" draw:text-style-name="P1" draw:id="id1583" draw:layer="layout" svg:width="2.487cm" svg:height="0.635cm" svg:x="133.583cm" svg:y="42.336cm">
          <draw:glue-point draw:id="4" svg:x="-2.496cm" svg:y="5.007cm"/>
          <draw:glue-point draw:id="5" svg:x="2.195cm" svg:y="5.007cm"/>
          <text:p text:style-name="P3">Scheduler</text:p>
          <draw:enhanced-geometry svg:viewBox="0 0 21600 21600" draw:type="rectangle" draw:enhanced-path="M 0 0 L 21600 0 21600 21600 0 21600 0 0 Z N"/>
        </draw:custom-shape>
        <draw:connector draw:style-name="inheritance_20__28_public_29_" draw:layer="layout" svg:x1="135.335cm" svg:y1="54.745cm" svg:x2="134.206cm" svg:y2="42.97cm" draw:start-shape="id1580" draw:start-glue-point="0" draw:end-shape="id1583" draw:end-glue-point="4" svg:d="m135335 54745v-5888h-1129v-5887">
          <text:p/>
        </draw:connector>
        <draw:custom-shape draw:style-name="gr3" draw:id="id1584" draw:layer="layout" svg:width="3.254cm" svg:height="0.688cm" svg:x="34.052cm" svg:y="56.594cm">
          <text:p text:style-name="P2">SvxTextEncodingBox</text:p>
          <draw:enhanced-geometry svg:viewBox="0 0 21600 21600" draw:type="rectangle" draw:enhanced-path="M 0 0 L 21600 0 21600 21600 0 21600 0 0 Z N"/>
        </draw:custom-shape>
        <draw:custom-shape draw:style-name="class_20__28_external_20_module_29_" draw:id="id1585" draw:layer="layout" svg:width="1.825cm" svg:height="0.581cm" svg:x="34.635cm" svg:y="54.426cm">
          <text:p text:style-name="P2">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584" draw:start-glue-point="0" draw:end-shape="id1585" draw:end-glue-point="2" svg:d="m35679 56594v-794h-132v-793">
          <text:p/>
        </draw:connector>
        <draw:custom-shape draw:style-name="class_20__28_external_20_module_29_" draw:id="id1586" draw:layer="layout" svg:width="2.778cm" svg:height="0.596cm" svg:x="35.948cm" svg:y="12.987cm">
          <text:p text:style-name="P2">SvTreeListBox</text:p>
          <draw:enhanced-geometry svg:viewBox="0 0 21600 21600" draw:type="rectangle" draw:enhanced-path="M 0 0 L 21600 0 21600 21600 0 21600 0 0 Z N"/>
        </draw:custom-shape>
        <draw:connector draw:style-name="inheritance_20__28_public_29_" draw:layer="layout" svg:x1="37.698cm" svg:y1="15.194cm" svg:x2="37.337cm" svg:y2="13.583cm" draw:start-shape="id1504" draw:start-glue-point="0" draw:end-shape="id1586" draw:end-glue-point="2" svg:d="m37698 15194v-805h-361v-806">
          <text:p/>
        </draw:connector>
        <draw:custom-shape draw:style-name="gr1" draw:text-style-name="P1" draw:id="id1587" draw:layer="layout" svg:width="2.669cm" svg:height="0.57cm" svg:x="41.497cm" svg:y="54.948cm">
          <text:p text:style-name="P1">EditHTMLParser</text:p>
          <draw:enhanced-geometry svg:viewBox="0 0 21600 21600" draw:type="rectangle" draw:enhanced-path="M 0 0 L 21600 0 21600 21600 0 21600 0 0 Z N"/>
        </draw:custom-shape>
        <draw:custom-shape draw:style-name="class_20__28_external_20_module_29_" draw:id="id1588"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587" draw:start-glue-point="0" draw:end-shape="id1588" draw:end-glue-point="2" svg:d="m42831 54948v-493h-66v-493">
          <text:p/>
        </draw:connector>
        <draw:custom-shape draw:style-name="class_20__28_external_20_module_29_" draw:id="id1589"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588" draw:start-glue-point="0" draw:end-shape="id1589" draw:end-glue-point="2" svg:d="m42765 53366v-506h336v-506">
          <text:p/>
        </draw:connector>
        <draw:custom-shape draw:style-name="class_20__28_external_20_module_29_" draw:id="id1590"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589" draw:start-glue-point="0" draw:end-shape="id1590" draw:end-glue-point="2" svg:d="m43101 51758v-453h221v-453">
          <text:p/>
        </draw:connector>
        <draw:custom-shape draw:style-name="gr1" draw:text-style-name="P1" draw:id="id1591" draw:layer="layout" svg:width="3.654cm" svg:height="1.685cm" svg:x="32.294cm" svg:y="21.901cm">
          <draw:glue-point draw:id="4" svg:x="5cm" svg:y="-3.305cm"/>
          <text:p text:style-name="P1">OfaTreeOptionsDialog</text:p>
          <draw:enhanced-geometry svg:viewBox="0 0 21600 21600" draw:type="rectangle" draw:enhanced-path="M 0 0 L 21600 0 21600 21600 0 21600 0 0 Z N"/>
        </draw:custom-shape>
        <draw:custom-shape draw:style-name="class_20__28_external_20_module_29_" draw:id="id1592"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591" draw:start-glue-point="0" draw:end-shape="id1592" draw:end-glue-point="2" svg:d="m34121 21901v-1076h1555v-1075">
          <text:p/>
        </draw:connector>
        <draw:custom-shape draw:style-name="gr1" draw:text-style-name="P1" draw:id="id1593" draw:layer="layout" svg:width="3.94cm" svg:height="0.648cm" svg:x="38.877cm" svg:y="21.719cm">
          <text:p text:style-name="P1">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591" draw:start-glue-point="4" draw:end-shape="id1593" draw:end-glue-point="3" svg:d="m35948 22187h1465v-144h1464">
          <text:p>aTreeLB</text:p>
        </draw:connector>
        <draw:custom-shape draw:style-name="class_20__28_external_20_module_29_" draw:id="id1594" draw:layer="layout" svg:width="2.778cm" svg:height="0.596cm" svg:x="39.707cm" svg:y="19.594cm">
          <text:p text:style-name="P2">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593" draw:start-glue-point="0" draw:end-shape="id1594" draw:end-glue-point="2" svg:d="m40847 21719v-764h249v-765">
          <text:p/>
        </draw:connector>
        <draw:frame draw:style-name="annotation" draw:layer="layout" svg:width="13.738cm" svg:height="4.958cm" svg:x="23.838cm" svg:y="24.757cm">
          <draw:text-box>
            <text:p><text:span text:style-name="T1">OfaTreeOptionsDialog</text:span> implements the Options dialog in Tools – Options. <text:s/>In its <text:span text:style-name="T1">Initialize()</text:span> method it instantiates all tab pages that are in the dialog.</text:p>
            <text:p/>
            <text:p>Tab entries in this Options dialog are controlled by the resource file (svx/source/dialog/treeiopt.src). <text:s/>So, to add a new tab page in this dialog, you need to add a new string item in this reource file.</text:p>
            <text:p/>
            <text:p>When an option tab page is activated, the values of options in that page are fetched by calling <text:span text:style-name="T1">CreateItemSet()</text:span> of the appropriate application module.</text:p>
            <text:p/>
            <text:p>If you need to see where the Options dialog is launched, hunt for the <text:span text:style-name="T1">SID_OPTIONS_TREEDIALOG</text:span> slot ID.</text:p>
          </draw:text-box>
        </draw:frame>
        <draw:custom-shape draw:style-name="gr1" draw:text-style-name="P1" draw:id="id1595" draw:layer="layout" svg:width="3.11cm" svg:height="0.726cm" svg:x="37.944cm" svg:y="25.581cm">
          <text:p text:style-name="P1">OfaPageResource</text:p>
          <draw:enhanced-geometry svg:viewBox="0 0 21600 21600" draw:type="rectangle" draw:enhanced-path="M 0 0 L 21600 0 21600 21600 0 21600 0 0 Z N"/>
        </draw:custom-shape>
        <draw:custom-shape draw:style-name="class_20__28_external_20_module_29_" draw:id="id1596"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595" draw:start-glue-point="0" draw:end-shape="id1596" draw:end-glue-point="2" svg:d="m39499 25581v-635h285v-635">
          <text:p/>
        </draw:connector>
        <draw:custom-shape draw:style-name="class_20__28_external_20_module_29_" draw:id="id1597"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595" draw:start-glue-point="1" draw:end-shape="id1597" draw:end-glue-point="3" svg:d="m41054 25944h998v-129h998">
          <text:p/>
        </draw:connector>
        <draw:custom-shape draw:style-name="gr1" draw:text-style-name="P1" draw:id="id1598" draw:layer="layout" svg:width="2.518cm" svg:height="3.241cm" svg:x="97.283cm" svg:y="57.957cm">
          <draw:glue-point draw:id="4" svg:x="5cm" svg:y="-3.529cm"/>
          <draw:glue-point draw:id="5" svg:x="5cm" svg:y="3.444cm"/>
          <draw:glue-point draw:id="6" svg:x="5cm" svg:y="1.699cm"/>
          <draw:glue-point draw:id="7" svg:x="5cm" svg:y="-1.603cm"/>
          <draw:glue-point draw:id="8" svg:x="-5cm" svg:y="3.812cm"/>
          <draw:glue-point draw:id="9" svg:x="-5cm" svg:y="1.886cm"/>
          <draw:glue-point draw:id="10" svg:x="-3.3cm" svg:y="5.001cm"/>
          <draw:glue-point draw:id="11" svg:x="-1.092cm" svg:y="5.001cm"/>
          <draw:glue-point draw:id="12" svg:x="1.532cm" svg:y="5.001cm"/>
          <draw:glue-point draw:id="13" svg:x="3.633cm" svg:y="5.001cm"/>
          <text:p text:style-name="P1">SdrObject</text:p>
          <draw:enhanced-geometry svg:viewBox="0 0 21600 21600" draw:type="rectangle" draw:enhanced-path="M 0 0 L 21600 0 21600 21600 0 21600 0 0 Z N"/>
        </draw:custom-shape>
        <draw:custom-shape draw:style-name="gr1" draw:text-style-name="P1" draw:id="id1599" draw:layer="layout" svg:width="2.099cm" svg:height="0.752cm" svg:x="115.294cm" svg:y="58.037cm">
          <text:p text:style-name="P1">ObjectUser</text:p>
          <draw:enhanced-geometry svg:viewBox="0 0 21600 21600" draw:type="rectangle" draw:enhanced-path="M 0 0 L 21600 0 21600 21600 0 21600 0 0 Z N"/>
        </draw:custom-shape>
        <draw:connector draw:style-name="data_20_member_20__28_multiple_20_pointers_29_" draw:layer="layout" svg:x1="99.801cm" svg:y1="59.058cm" svg:x2="115.294cm" svg:y2="58.413cm" draw:start-shape="id1598" draw:start-glue-point="7" draw:end-shape="id1599" draw:end-glue-point="3" svg:d="m99801 59058h7746v-645h7747">
          <text:p/>
        </draw:connector>
        <draw:custom-shape draw:style-name="gr1" draw:text-style-name="P1" draw:id="id1600" draw:layer="layout" svg:width="2.696cm" svg:height="0.57cm" svg:x="102.437cm" svg:y="53.677cm">
          <text:p text:style-name="P1">SdrObjPlusData</text:p>
          <draw:enhanced-geometry svg:viewBox="0 0 21600 21600" draw:type="rectangle" draw:enhanced-path="M 0 0 L 21600 0 21600 21600 0 21600 0 0 Z N"/>
        </draw:custom-shape>
        <draw:connector draw:style-name="data_20_member_20__28_pointer_29_" draw:layer="layout" svg:x1="99.801cm" svg:y1="58.434cm" svg:x2="102.437cm" svg:y2="53.962cm" draw:start-shape="id1598" draw:start-glue-point="4" draw:end-shape="id1600" draw:end-glue-point="3" svg:d="m99801 58434h1318v-4472h1318">
          <text:p/>
        </draw:connector>
        <draw:frame draw:style-name="annotation" draw:layer="layout" svg:width="10.781cm" svg:height="3.108cm" svg:x="102.771cm" svg:y="54.588cm">
          <draw:text-box>
            <text:p><text:span text:style-name="T1">SdrObjPlusData</text:span> has the object name, title and description, which can be accessed by SdrObject's <text:span text:style-name="T1">GetName()</text:span>, <text:span text:style-name="T1">GetTitle()</text:span>, <text:span text:style-name="T1">GetDescription()</text:span> and their respective setter methods. <text:s/>It also has a HTML name which is used by the application. <text:s/>SdrObject also has accessers for the HTML name, <text:span text:style-name="T1">GetHTMLName()</text:span> and <text:span text:style-name="T1">SetHTMLName()</text:span>.</text:p>
            <text:p/>
            <text:p><text:span text:style-name="T1">SdrObjList</text:span> contains a list of pointers to <text:span text:style-name="T1">SdrObject</text:span> instances, and a pointer to the owner <text:span text:style-name="T1">SdrObject</text:span> instance.</text:p>
          </draw:text-box>
        </draw:frame>
        <draw:custom-shape draw:style-name="gr1" draw:text-style-name="P1" draw:id="id1601" draw:layer="layout" svg:width="2.073cm" svg:height="1.245cm" svg:x="90.345cm" svg:y="60.133cm">
          <draw:glue-point draw:id="4" svg:x="4.997cm" svg:y="2.714cm"/>
          <draw:glue-point draw:id="5" svg:x="4.997cm" svg:y="-2.08cm"/>
          <text:p text:style-name="P1">SdrObjList</text:p>
          <draw:enhanced-geometry svg:viewBox="0 0 21600 21600" draw:type="rectangle" draw:enhanced-path="M 0 0 L 21600 0 21600 21600 0 21600 0 0 Z N"/>
        </draw:custom-shape>
        <draw:connector draw:style-name="data_20_member_20__28_pointer_29_" draw:layer="layout" svg:x1="99.801cm" svg:y1="60.693cm" svg:x2="90.345cm" svg:y2="60.755cm" draw:start-shape="id1598" draw:start-glue-point="5" draw:end-shape="id1601" draw:end-glue-point="3" svg:d="m99801 60693h501v1185h-10459v-1123h502">
          <text:p>GetObjList()</text:p>
        </draw:connector>
        <draw:connector draw:style-name="gr49" draw:layer="layout" draw:line-skew="1.392cm" svg:x1="92.416cm" svg:y1="61.092cm" svg:x2="97.283cm" svg:y2="60.812cm" draw:start-shape="id1601" draw:start-glue-point="4" draw:end-shape="id1598" draw:end-glue-point="8" svg:d="m92416 61092h3826v-280h1041">
          <text:p>maList</text:p>
        </draw:connector>
        <draw:connector draw:style-name="gr9" draw:layer="layout" draw:line-skew="-1.77cm" svg:x1="92.416cm" svg:y1="60.497cm" svg:x2="97.283cm" svg:y2="60.188cm" draw:start-shape="id1601" draw:start-glue-point="5" draw:end-shape="id1598" draw:end-glue-point="9" svg:d="m92416 60497h664v-309h4203">
          <text:p>GetOwnerObj()</text:p>
        </draw:connector>
        <draw:custom-shape draw:style-name="gr3" draw:id="id1602" draw:layer="layout" svg:width="3.758cm" svg:height="3.086cm" svg:x="99.396cm" svg:y="12.051cm">
          <draw:glue-point draw:id="4" svg:x="-5cm" svg:y="-3.784cm"/>
          <draw:glue-point draw:id="5" svg:x="-5cm" svg:y="3.412cm"/>
          <draw:glue-point draw:id="6" svg:x="-5cm" svg:y="-1.775cm"/>
          <draw:glue-point draw:id="7" svg:x="-5cm" svg:y="1.649cm"/>
          <text:p>SvxColorWindow_Impl</text:p>
          <draw:enhanced-geometry svg:viewBox="0 0 21600 21600" draw:type="rectangle" draw:enhanced-path="M 0 0 L 21600 0 21600 21600 0 21600 0 0 Z N"/>
        </draw:custom-shape>
        <draw:custom-shape draw:style-name="class_20__28_external_20_module_29_" draw:id="id1603" draw:layer="layout" svg:width="3.473cm" svg:height="0.648cm" svg:x="101.263cm" svg:y="9.979cm">
          <draw:glue-point draw:id="4" svg:x="-2.833cm" svg:y="5cm"/>
          <text:p>SfxPopupWindow</text:p>
          <draw:enhanced-geometry svg:viewBox="0 0 21600 21600" draw:type="rectangle" draw:enhanced-path="M 0 0 L 21600 0 21600 21600 0 21600 0 0 Z N"/>
        </draw:custom-shape>
        <draw:connector draw:style-name="inheritance_20__28_public_29_" draw:layer="layout" svg:x1="101.275cm" svg:y1="12.051cm" svg:x2="102.016cm" svg:y2="10.627cm" draw:start-shape="id1602" draw:start-glue-point="0" draw:end-shape="id1603" draw:end-glue-point="4" svg:d="m101275 12051v-712h741v-712">
          <text:p/>
        </draw:connector>
        <draw:custom-shape draw:style-name="gr1" draw:text-style-name="P1" draw:id="id1604" draw:layer="layout" svg:width="3.835cm" svg:height="0.7cm" svg:x="91.208cm" svg:y="11.301cm">
          <text:p text:style-name="P1">ExtrusionColorControl</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95.043cm" svg:y1="11.651cm" svg:x2="99.396cm" svg:y2="12.427cm" draw:start-shape="id1604" draw:start-glue-point="1" draw:end-shape="id1602" draw:end-glue-point="4" svg:d="m95043 11651h2176v776h2177">
          <text:p/>
        </draw:connector>
        <draw:custom-shape draw:style-name="gr1" draw:text-style-name="P1" draw:id="id1605" draw:layer="layout" svg:width="4.562cm" svg:height="0.648cm" svg:x="90.533cm" svg:y="12.519cm">
          <text:p text:style-name="P1">SvxFontColorToolBoxControl</text:p>
          <draw:enhanced-geometry svg:viewBox="0 0 21600 21600" draw:type="rectangle" draw:enhanced-path="M 0 0 L 21600 0 21600 21600 0 21600 0 0 Z N"/>
        </draw:custom-shape>
        <draw:connector draw:style-name="local_20_usage_20__2f__20_return_20_type" draw:layer="layout" svg:x1="95.095cm" svg:y1="12.843cm" svg:x2="99.396cm" svg:y2="13.047cm" draw:start-shape="id1605" draw:start-glue-point="1" draw:end-shape="id1602" draw:end-glue-point="6" svg:d="m95095 12843h2151v204h2150">
          <text:p/>
        </draw:connector>
        <draw:custom-shape draw:style-name="gr1" draw:text-style-name="P1" draw:id="id1606" draw:layer="layout" svg:width="4.199cm" svg:height="0.648cm" svg:x="91.077cm" svg:y="13.711cm">
          <text:p text:style-name="P1">SvxColorToolBoxControl</text:p>
          <draw:enhanced-geometry svg:viewBox="0 0 21600 21600" draw:type="rectangle" draw:enhanced-path="M 0 0 L 21600 0 21600 21600 0 21600 0 0 Z N"/>
        </draw:custom-shape>
        <draw:connector draw:style-name="local_20_usage_20__2f__20_return_20_type" draw:layer="layout" svg:x1="95.276cm" svg:y1="14.035cm" svg:x2="99.396cm" svg:y2="13.594cm" draw:start-shape="id1606" draw:start-glue-point="1" draw:end-shape="id1602" draw:end-glue-point="3" svg:d="m95276 14035h2060v-441h2060">
          <text:p/>
        </draw:connector>
        <draw:custom-shape draw:style-name="gr1" draw:text-style-name="P1" draw:id="id1607" draw:layer="layout" svg:width="5.157cm" svg:height="0.622cm" svg:x="90.275cm" svg:y="14.851cm">
          <text:p text:style-name="P1">SvxFontColorExtToolBoxControl</text:p>
          <draw:enhanced-geometry svg:viewBox="0 0 21600 21600" draw:type="rectangle" draw:enhanced-path="M 0 0 L 21600 0 21600 21600 0 21600 0 0 Z N"/>
        </draw:custom-shape>
        <draw:connector draw:style-name="local_20_usage_20__2f__20_return_20_type" draw:layer="layout" draw:line-skew="0.61cm" svg:x1="95.432cm" svg:y1="15.162cm" svg:x2="99.396cm" svg:y2="14.102cm" draw:start-shape="id1607" draw:start-glue-point="1" draw:end-shape="id1602" draw:end-glue-point="7" svg:d="m95432 15162h2592v-1060h1372">
          <text:p/>
        </draw:connector>
        <draw:custom-shape draw:style-name="gr1" draw:text-style-name="P1" draw:id="id1608" draw:layer="layout" svg:width="5.547cm" svg:height="0.648cm" svg:x="89.911cm" svg:y="15.966cm">
          <text:p text:style-name="P1">SvxFrameLineColorToolBoxControl</text:p>
          <draw:enhanced-geometry svg:viewBox="0 0 21600 21600" draw:type="rectangle" draw:enhanced-path="M 0 0 L 21600 0 21600 21600 0 21600 0 0 Z N"/>
        </draw:custom-shape>
        <draw:connector draw:style-name="local_20_usage_20__2f__20_return_20_type" draw:layer="layout" draw:line-skew="1.129cm" svg:x1="95.458cm" svg:y1="16.29cm" svg:x2="99.396cm" svg:y2="14.646cm" draw:start-shape="id1608" draw:start-glue-point="1" draw:end-shape="id1602" draw:end-glue-point="5" svg:d="m95458 16290h3098v-1644h840">
          <text:p/>
        </draw:connector>
        <draw:frame draw:style-name="annotation" draw:layer="layout" svg:width="6.35cm" svg:height="1.602cm" svg:x="100.305cm" svg:y="15.737cm">
          <draw:text-box>
            <text:p><text:span text:style-name="T1">SvxColorWindow_Impl</text:span> implements the popup color shooser window.</text:p>
          </draw:text-box>
        </draw:frame>
        <draw:custom-shape draw:style-name="gr5" draw:layer="layout" svg:width="2.929cm" svg:height="0.751cm" svg:x="23.793cm" svg:y="21.798cm">
          <text:p>OptionsGroupInfo</text:p>
          <draw:enhanced-geometry svg:viewBox="0 0 21600 21600" draw:type="rectangle" draw:enhanced-path="M 0 0 L 21600 0 21600 21600 0 21600 0 0 Z N"/>
        </draw:custom-shape>
        <draw:custom-shape draw:style-name="gr1" draw:text-style-name="P1" draw:id="id1609" draw:layer="layout" svg:width="2.592cm" svg:height="0.751cm" svg:x="97.589cm" svg:y="34.602cm">
          <text:p text:style-name="P1">SdrPageView</text:p>
          <draw:enhanced-geometry svg:viewBox="0 0 21600 21600" draw:type="rectangle" draw:enhanced-path="M 0 0 L 21600 0 21600 21600 0 21600 0 0 Z N"/>
        </draw:custom-shape>
        <draw:connector draw:style-name="data_20_member_20__28_pointer_29_" draw:layer="layout" svg:x1="93.587cm" svg:y1="34.583cm" svg:x2="97.589cm" svg:y2="34.977cm" draw:start-shape="id1575" draw:start-glue-point="1" draw:end-shape="id1609" draw:end-glue-point="3" svg:d="m93587 34583h2001v394h2001">
          <text:p>GetSdrPageView()</text:p>
        </draw:connector>
        <draw:custom-shape draw:style-name="gr1" draw:text-style-name="P1" draw:id="id1619" draw:layer="layout" svg:width="2.98cm" svg:height="1.751cm" svg:x="103.69cm" svg:y="37.1cm">
          <draw:glue-point draw:id="4" svg:x="5.003cm" svg:y="2.758cm"/>
          <draw:glue-point draw:id="5" svg:x="5.003cm" svg:y="-3.072cm"/>
          <text:p text:style-name="P1">SdrPageWindow</text:p>
          <draw:enhanced-geometry svg:viewBox="0 0 21600 21600" draw:type="rectangle" draw:enhanced-path="M 0 0 L 21600 0 21600 21600 0 21600 0 0 Z N"/>
        </draw:custom-shape>
        <draw:custom-shape draw:style-name="namespace" draw:layer="layout" svg:width="23.267cm" svg:height="10.342cm" svg:x="120.65cm" svg:y="27.007cm">
          <text:p>contact</text:p>
          <draw:enhanced-geometry svg:viewBox="0 0 21600 21600" draw:type="rectangle" draw:enhanced-path="M 0 0 L 21600 0 21600 21600 0 21600 0 0 Z N"/>
        </draw:custom-shape>
        <draw:custom-shape draw:style-name="gr1" draw:text-style-name="P1" draw:id="id1611" draw:layer="layout" svg:width="5.036cm" svg:height="0.622cm" svg:x="124.219cm" svg:y="27.967cm">
          <draw:glue-point draw:id="4" svg:x="-2.408cm" svg:y="5.016cm"/>
          <draw:glue-point draw:id="5" svg:x="2.408cm" svg:y="5.016cm"/>
          <draw:glue-point draw:id="6" svg:x="-3.697cm" svg:y="5.016cm"/>
          <draw:glue-point draw:id="7" svg:x="-1.175cm" svg:y="5.016cm"/>
          <draw:glue-point draw:id="8" svg:x="1.243cm" svg:y="5.016cm"/>
          <draw:glue-point draw:id="9" svg:x="3.713cm" svg:y="5.016cm"/>
          <text:p text:style-name="P1">ObjectContact</text:p>
          <draw:enhanced-geometry svg:viewBox="0 0 21600 21600" draw:type="rectangle" draw:enhanced-path="M 0 0 L 21600 0 21600 21600 0 21600 0 0 Z N"/>
        </draw:custom-shape>
        <draw:custom-shape draw:style-name="gr1" draw:text-style-name="P1" draw:id="id1610" draw:layer="layout" svg:width="3.471cm" svg:height="0.622cm" svg:x="121.757cm" svg:y="29.574cm">
          <text:p text:style-name="P1">ObjectContactPainter</text:p>
          <draw:enhanced-geometry svg:viewBox="0 0 21600 21600" draw:type="rectangle" draw:enhanced-path="M 0 0 L 21600 0 21600 21600 0 21600 0 0 Z N"/>
        </draw:custom-shape>
        <draw:custom-shape draw:style-name="gr1" draw:text-style-name="P1" draw:id="id1612" draw:layer="layout" svg:width="4.508cm" svg:height="0.622cm" svg:x="124.299cm" svg:y="30.455cm">
          <text:p text:style-name="P1">ObjectContactOfPageView</text:p>
          <draw:enhanced-geometry svg:viewBox="0 0 21600 21600" draw:type="rectangle" draw:enhanced-path="M 0 0 L 21600 0 21600 21600 0 21600 0 0 Z N"/>
        </draw:custom-shape>
        <draw:connector draw:style-name="inheritance_20__28_public_29_" draw:layer="layout" svg:x1="123.492cm" svg:y1="29.574cm" svg:x2="125.525cm" svg:y2="28.589cm" draw:start-shape="id1610" draw:start-glue-point="0" draw:end-shape="id1611" draw:end-glue-point="4" svg:d="m123492 29574v-492h2033v-493">
          <text:p/>
        </draw:connector>
        <draw:connector draw:style-name="inheritance_20__28_public_29_" draw:layer="layout" svg:x1="126.553cm" svg:y1="30.455cm" svg:x2="127.949cm" svg:y2="28.589cm" draw:start-shape="id1612" draw:start-glue-point="0" draw:end-shape="id1611" draw:end-glue-point="5" svg:d="m126553 30455v-933h1396v-933">
          <text:p/>
        </draw:connector>
        <draw:custom-shape draw:style-name="gr1" draw:text-style-name="P1" draw:id="id1615" draw:layer="layout" svg:width="2.228cm" svg:height="5.651cm" svg:x="133.834cm" svg:y="27.888cm">
          <draw:glue-point draw:id="4" svg:x="5.004cm" svg:y="-3.896cm"/>
          <draw:glue-point draw:id="5" svg:x="5.004cm" svg:y="-2.567cm"/>
          <draw:glue-point draw:id="6" svg:x="5.004cm" svg:y="-1.144cm"/>
          <draw:glue-point draw:id="7" svg:x="5.004cm" svg:y="1.102cm"/>
          <draw:glue-point draw:id="8" svg:x="5.004cm" svg:y="2.615cm"/>
          <draw:glue-point draw:id="9" svg:x="5.004cm" svg:y="3.99cm"/>
          <text:p text:style-name="P1">DisplayInfo</text:p>
          <draw:enhanced-geometry svg:viewBox="0 0 21600 21600" draw:type="rectangle" draw:enhanced-path="M 0 0 L 21600 0 21600 21600 0 21600 0 0 Z N"/>
        </draw:custom-shape>
        <draw:custom-shape draw:style-name="gr1" draw:text-style-name="P1" draw:id="id1613" draw:layer="layout" svg:width="2.126cm" svg:height="0.674cm" svg:x="91.201cm" svg:y="65.37cm">
          <text:p text:style-name="P1">SdrPage</text:p>
          <draw:enhanced-geometry svg:viewBox="0 0 21600 21600" draw:type="rectangle" draw:enhanced-path="M 0 0 L 21600 0 21600 21600 0 21600 0 0 Z N"/>
        </draw:custom-shape>
        <draw:connector draw:style-name="inheritance_20__28_public_29_" draw:layer="layout" svg:x1="92.264cm" svg:y1="65.37cm" svg:x2="91.381cm" svg:y2="61.378cm" draw:start-shape="id1613" draw:start-glue-point="0" draw:end-shape="id1601" draw:end-glue-point="2" svg:d="m92264 65370v-1996h-883v-1996">
          <text:p/>
        </draw:connector>
        <draw:custom-shape draw:style-name="gr1" draw:text-style-name="P1" draw:id="id1614" draw:layer="layout" svg:width="3.887cm" svg:height="0.622cm" svg:x="128.815cm" svg:y="31.44cm">
          <text:p text:style-name="P1">ObjectContactOfSdrObj</text:p>
          <draw:enhanced-geometry svg:viewBox="0 0 21600 21600" draw:type="rectangle" draw:enhanced-path="M 0 0 L 21600 0 21600 21600 0 21600 0 0 Z N"/>
        </draw:custom-shape>
        <draw:connector draw:style-name="inheritance_20__28_public_29_" draw:layer="layout" svg:x1="130.758cm" svg:y1="31.44cm" svg:x2="128.606cm" svg:y2="28.589cm" draw:start-shape="id1614" draw:start-glue-point="0" draw:end-shape="id1611" draw:end-glue-point="9" svg:d="m130758 31440v-1425h-2152v-1426">
          <text:p/>
        </draw:connector>
        <draw:custom-shape draw:style-name="gr3" draw:id="id1616" draw:layer="layout" svg:width="1.918cm" svg:height="0.752cm" svg:x="158.649cm" svg:y="28.199cm">
          <text:p>SetOfByte</text:p>
          <draw:enhanced-geometry svg:viewBox="0 0 21600 21600" draw:type="rectangle" draw:enhanced-path="M 0 0 L 21600 0 21600 21600 0 21600 0 0 Z N"/>
        </draw:custom-shape>
        <draw:connector draw:style-name="data_20_member" draw:layer="layout" svg:x1="136.062cm" svg:y1="28.512cm" svg:x2="158.649cm" svg:y2="28.575cm" draw:start-shape="id1615" draw:start-glue-point="4" draw:end-shape="id1616" draw:end-glue-point="3" svg:d="m136062 28512h11294v63h11293">
          <text:p>GetProcessLayers()</text:p>
        </draw:connector>
        <draw:custom-shape draw:style-name="gr3" draw:id="id1617" draw:layer="layout" svg:width="2.851cm" svg:height="0.648cm" svg:x="135.191cm" svg:y="44.371cm">
          <text:p>primitiveAnimator</text:p>
          <draw:enhanced-geometry svg:viewBox="0 0 21600 21600" draw:type="rectangle" draw:enhanced-path="M 0 0 L 21600 0 21600 21600 0 21600 0 0 Z N"/>
        </draw:custom-shape>
        <draw:connector draw:style-name="inheritance_20__28_public_29_" draw:layer="layout" svg:x1="136.616cm" svg:y1="44.371cm" svg:x2="135.371cm" svg:y2="42.97cm" draw:start-shape="id1617" draw:start-glue-point="0" draw:end-shape="id1583" draw:end-glue-point="5" svg:d="m136616 44371v-700h-1245v-701">
          <text:p/>
        </draw:connector>
        <draw:custom-shape draw:style-name="gr1" draw:text-style-name="P1" draw:id="id1618" draw:layer="layout" svg:width="1.944cm" svg:height="0.623cm" svg:x="143.765cm" svg:y="43.815cm">
          <text:p text:style-name="P1">EventList</text:p>
          <draw:enhanced-geometry svg:viewBox="0 0 21600 21600" draw:type="rectangle" draw:enhanced-path="M 0 0 L 21600 0 21600 21600 0 21600 0 0 Z N"/>
        </draw:custom-shape>
        <draw:connector draw:style-name="data_20_member_20__28_pointer_29_" draw:layer="layout" svg:x1="145.709cm" svg:y1="44.126cm" svg:x2="149.288cm" svg:y2="43.951cm" draw:start-shape="id1618" draw:start-glue-point="1" draw:end-shape="id1561" draw:end-glue-point="7" svg:d="m145709 44126h1790v-175h1789">
          <text:p>GetFirst()</text:p>
        </draw:connector>
        <draw:connector draw:style-name="gr9" draw:layer="layout" draw:line-skew="0cm -0.178cm" svg:x1="151.162cm" svg:y1="43.786cm" svg:x2="149.288cm" svg:y2="43.59cm" draw:start-shape="id1561" draw:start-glue-point="1" draw:end-shape="id1561" draw:end-glue-point="6" svg:d="m151162 43786h501v-1078h-2876v882h501">
          <text:p>GetNext()</text:p>
        </draw:connector>
        <draw:custom-shape draw:style-name="namespace" draw:layer="layout" svg:width="12.208cm" svg:height="6.755cm" svg:x="117.526cm" svg:y="38.773cm">
          <text:p>contact</text:p>
          <draw:enhanced-geometry svg:viewBox="0 0 21600 21600" draw:type="rectangle" draw:enhanced-path="M 0 0 L 21600 0 21600 21600 0 21600 0 0 Z N"/>
        </draw:custom-shape>
        <draw:custom-shape draw:style-name="gr1" draw:text-style-name="P1" draw:id="id1623" draw:layer="layout" svg:width="3.317cm" svg:height="1.734cm" svg:x="125.172cm" svg:y="41.472cm">
          <draw:glue-point draw:id="4" svg:x="5.001cm" svg:y="2.555cm"/>
          <text:p text:style-name="P1">ViewObjectContact</text:p>
          <draw:enhanced-geometry svg:viewBox="0 0 21600 21600" draw:type="rectangle" draw:enhanced-path="M 0 0 L 21600 0 21600 21600 0 21600 0 0 Z N"/>
        </draw:custom-shape>
        <draw:custom-shape draw:style-name="gr1" draw:text-style-name="P1" draw:layer="layout" svg:width="2.644cm" svg:height="0.842cm" svg:x="119.711cm" svg:y="39.533cm">
          <text:p text:style-name="P1">ViewContact</text:p>
          <draw:enhanced-geometry svg:viewBox="0 0 21600 21600" draw:type="rectangle" draw:enhanced-path="M 0 0 L 21600 0 21600 21600 0 21600 0 0 Z N"/>
        </draw:custom-shape>
        <draw:connector draw:style-name="data_20_member_20__28_multiple_20_pointers_29_" draw:layer="layout" svg:x1="136.857cm" svg:y1="56.61cm" svg:x2="144.361cm" svg:y2="53.572cm" draw:start-shape="id1580" draw:start-glue-point="1" draw:end-shape="id1560" draw:end-glue-point="11" svg:d="m136857 56610h3751v-3038h3753">
          <text:p>mpOverlayObjectStart</text:p>
          <text:p>mpOverlayObjectEnd</text:p>
        </draw:connector>
        <draw:frame draw:style-name="annotation" draw:layer="layout" svg:width="5.806cm" svg:height="0.85cm" svg:x="140.273cm" svg:y="65.574cm">
          <draw:text-box>
            <text:p><text:span text:style-name="T1">OverlayObjectCell</text:span> is implemented in sc for use in Calc.</text:p>
          </draw:text-box>
        </draw:frame>
        <draw:frame draw:style-name="annotation" draw:layer="layout" svg:width="8.346cm" svg:height="1.888cm" svg:x="129.925cm" svg:y="52.108cm">
          <draw:text-box>
            <text:p>Each <text:span text:style-name="T1">OverlayObject </text:span>instance implements <text:span text:style-name="T1">drawGeometry()</text:span> method to draw. <text:s/><text:span text:style-name="T1">OverlayManager </text:span>calls <text:span text:style-name="T1">drawGeometry()</text:span> of all of its overlay objects in method called <text:span text:style-name="T1">ImplDrawMembers()</text:span>.</text:p>
          </draw:text-box>
        </draw:frame>
        <draw:custom-shape draw:style-name="gr1" draw:text-style-name="P1" draw:id="id1620" draw:layer="layout" svg:width="2.981cm" svg:height="2.093cm" svg:x="109.316cm" svg:y="44.089cm">
          <draw:glue-point draw:id="4" svg:x="5.001cm" svg:y="3.502cm"/>
          <text:p text:style-name="P1">SdrPaintWindow</text:p>
          <draw:enhanced-geometry svg:viewBox="0 0 21600 21600" draw:type="rectangle" draw:enhanced-path="M 0 0 L 21600 0 21600 21600 0 21600 0 0 Z N"/>
        </draw:custom-shape>
        <draw:connector draw:style-name="data_20_member_20__28_pointer_29_" draw:layer="layout" svg:x1="106.67cm" svg:y1="38.457cm" svg:x2="109.316cm" svg:y2="45.135cm" draw:start-shape="id1619" draw:start-glue-point="4" draw:end-shape="id1620" draw:end-glue-point="3" svg:d="m106670 38457h1323v6678h1323">
          <text:p>GetPaintWindow()</text:p>
        </draw:connector>
        <draw:connector draw:style-name="gr25" draw:layer="layout" draw:line-skew="-8.254cm" svg:x1="112.296cm" svg:y1="45.867cm" svg:x2="133.814cm" svg:y2="56.61cm" draw:start-shape="id1620" draw:start-glue-point="4" draw:end-shape="id1580" draw:end-glue-point="3" svg:d="m112296 45867h2505v10743h19013">
          <text:p>GetOverlayManager()</text:p>
        </draw:connector>
        <draw:connector draw:style-name="data_20_member_20__28_multiple_20_pointers_29_" draw:layer="layout" svg:x1="100.181cm" svg:y1="34.977cm" svg:x2="103.69cm" svg:y2="37.975cm" draw:start-shape="id1609" draw:start-glue-point="1" draw:end-shape="id1619" draw:end-glue-point="3" svg:d="m100181 34977h1755v2998h1754">
          <text:p>FindPageWindow()</text:p>
        </draw:connector>
        <draw:custom-shape draw:style-name="gr1" draw:text-style-name="P1" draw:id="id1621" draw:layer="layout" svg:width="4.11cm" svg:height="0.759cm" svg:x="133.939cm" svg:y="60.895cm">
          <text:p text:style-name="P1">OverlayManagerBuffered</text:p>
          <draw:enhanced-geometry svg:viewBox="0 0 21600 21600" draw:type="rectangle" draw:enhanced-path="M 0 0 L 21600 0 21600 21600 0 21600 0 0 Z N"/>
        </draw:custom-shape>
        <draw:connector draw:style-name="inheritance_20__28_public_29_" draw:layer="layout" svg:x1="135.994cm" svg:y1="60.895cm" svg:x2="135.335cm" svg:y2="58.476cm" draw:start-shape="id1621" draw:start-glue-point="0" draw:end-shape="id1580" draw:end-glue-point="2" svg:d="m135994 60895v-1210h-659v-1209">
          <text:p/>
        </draw:connector>
        <draw:custom-shape draw:style-name="gr1" draw:text-style-name="P1" draw:id="id1622" draw:layer="layout" svg:width="3.43cm" svg:height="0.576cm" svg:x="144.488cm" svg:y="45.685cm">
          <text:p text:style-name="P1">PrimitiveAnimation</text:p>
          <draw:enhanced-geometry svg:viewBox="0 0 21600 21600" draw:type="rectangle" draw:enhanced-path="M 0 0 L 21600 0 21600 21600 0 21600 0 0 Z N"/>
        </draw:custom-shape>
        <draw:connector draw:style-name="inheritance_20__28_public_29_" draw:layer="layout" svg:x1="146.203cm" svg:y1="45.685cm" svg:x2="149.891cm" svg:y2="44.185cm" draw:start-shape="id1622" draw:start-glue-point="0" draw:end-shape="id1561" draw:end-glue-point="4" svg:d="m146203 45685v-750h3688v-750">
          <text:p/>
        </draw:connector>
        <draw:connector draw:style-name="data_20_member_20__28_pointer_29_" draw:layer="layout" svg:x1="128.488cm" svg:y1="42.782cm" svg:x2="144.488cm" svg:y2="45.973cm" draw:start-shape="id1623" draw:start-glue-point="4" draw:end-shape="id1622" draw:end-glue-point="3" svg:d="m128488 42782h8000v3191h8000">
          <text:p/>
        </draw:connector>
        <draw:custom-shape draw:style-name="gr1" draw:text-style-name="P1" draw:id="id1624" draw:layer="layout" svg:width="3.011cm" svg:height="0.981cm" svg:x="118.152cm" svg:y="41.092cm">
          <text:p text:style-name="P1">ObjectContact</text:p>
          <draw:enhanced-geometry svg:viewBox="0 0 21600 21600" draw:type="rectangle" draw:enhanced-path="M 0 0 L 21600 0 21600 21600 0 21600 0 0 Z N"/>
        </draw:custom-shape>
        <draw:connector draw:style-name="data_20_member_20__28_multiple_20_pointers_29_" draw:layer="layout" svg:x1="121.163cm" svg:y1="41.582cm" svg:x2="125.172cm" svg:y2="42.339cm" draw:start-shape="id1624" draw:start-glue-point="1" draw:end-shape="id1623" draw:end-glue-point="3" svg:d="m121163 41582h2004v757h2005">
          <text:p/>
        </draw:connector>
        <draw:connector draw:style-name="data_20_member_20__28_pointer_29_" draw:layer="layout" svg:x1="106.67cm" svg:y1="37.438cm" svg:x2="118.152cm" svg:y2="41.582cm" draw:start-shape="id1619" draw:start-glue-point="5" draw:end-shape="id1624" svg:d="m106670 37438h5741v4144h5741">
          <text:p/>
        </draw:connector>
        <draw:custom-shape draw:style-name="gr1" draw:text-style-name="P1" draw:id="id1625" draw:layer="layout" svg:width="4.241cm" svg:height="0.681cm" svg:x="118.334cm" svg:y="44.166cm">
          <text:p text:style-name="P1">ObjectContactOfPageView</text:p>
          <draw:enhanced-geometry svg:viewBox="0 0 21600 21600" draw:type="rectangle" draw:enhanced-path="M 0 0 L 21600 0 21600 21600 0 21600 0 0 Z N"/>
        </draw:custom-shape>
        <draw:connector draw:style-name="inheritance_20__28_public_29_" draw:layer="layout" svg:x1="120.454cm" svg:y1="44.166cm" svg:x2="119.657cm" svg:y2="42.073cm" draw:start-shape="id1625" draw:start-glue-point="0" draw:end-shape="id1624" svg:d="m120454 44166v-1047h-797v-1046">
          <text:p/>
        </draw:connector>
        <draw:custom-shape draw:style-name="gr1" draw:text-style-name="P1" draw:id="id1626" draw:layer="layout" svg:width="5.183cm" svg:height="0.785cm" svg:x="148.589cm" svg:y="58.861cm">
          <draw:glue-point draw:id="4" svg:x="-3.534cm" svg:y="5.006cm"/>
          <text:p text:style-name="P1">OverlayObjectWithBasePosition</text:p>
          <draw:enhanced-geometry svg:viewBox="0 0 21600 21600" draw:type="rectangle" draw:enhanced-path="M 0 0 L 21600 0 21600 21600 0 21600 0 0 Z N"/>
        </draw:custom-shape>
        <draw:connector draw:style-name="inheritance_20__28_public_29_" draw:layer="layout" svg:x1="151.18cm" svg:y1="58.861cm" svg:x2="148.435cm" svg:y2="53.832cm" draw:start-shape="id1626" draw:start-glue-point="0" draw:end-shape="id1560" draw:end-glue-point="9" svg:d="m151180 58861v-2515h-2745v-2514">
          <text:p/>
        </draw:connector>
        <draw:custom-shape draw:style-name="gr1" draw:text-style-name="P1" draw:id="id1627" draw:layer="layout" svg:width="4.242cm" svg:height="0.68cm" svg:x="146.834cm" svg:y="62.054cm">
          <text:p text:style-name="P1">OverlayAnimatedBitmapEx</text:p>
          <draw:enhanced-geometry svg:viewBox="0 0 21600 21600" draw:type="rectangle" draw:enhanced-path="M 0 0 L 21600 0 21600 21600 0 21600 0 0 Z N"/>
        </draw:custom-shape>
        <draw:connector draw:style-name="inheritance_20__28_public_29_" draw:layer="layout" svg:x1="148.955cm" svg:y1="62.054cm" svg:x2="149.349cm" svg:y2="59.645cm" draw:start-shape="id1627" draw:start-glue-point="0" draw:end-shape="id1626" draw:end-glue-point="4" svg:d="m148955 62054v-1204h394v-1205">
          <text:p/>
        </draw:connector>
        <draw:custom-shape draw:style-name="gr1" draw:text-style-name="P1" draw:id="id1628" draw:layer="layout" svg:width="4.005cm" svg:height="0.81cm" svg:x="47.864cm" svg:y="75.57cm">
          <text:p text:style-name="P3">SvxModifyControl</text:p>
          <draw:enhanced-geometry svg:viewBox="0 0 21600 21600" draw:type="rectangle" draw:enhanced-path="M 0 0 L 21600 0 21600 21600 0 21600 0 0 Z N"/>
        </draw:custom-shape>
        <draw:connector draw:style-name="inheritance_20__28_public_29_" draw:layer="layout" svg:x1="49.866cm" svg:y1="75.57cm" svg:x2="53.16cm" svg:y2="70.149cm" draw:start-shape="id1628" draw:start-glue-point="0" draw:end-shape="id1479" draw:end-glue-point="5" svg:d="m49866 75570v-2710h3294v-2711">
          <text:p/>
        </draw:connector>
        <draw:custom-shape draw:style-name="gr1" draw:text-style-name="P1" draw:id="id1629" draw:layer="layout" svg:width="4.005cm" svg:height="0.81cm" svg:x="50.491cm" svg:y="74.387cm">
          <text:p text:style-name="P3">SvxZoomSliderControl</text:p>
          <draw:enhanced-geometry svg:viewBox="0 0 21600 21600" draw:type="rectangle" draw:enhanced-path="M 0 0 L 21600 0 21600 21600 0 21600 0 0 Z N"/>
        </draw:custom-shape>
        <draw:connector draw:style-name="inheritance_20__28_public_29_" draw:layer="layout" svg:x1="52.493cm" svg:y1="74.387cm" svg:x2="53.963cm" svg:y2="70.149cm" draw:start-shape="id1629" draw:start-glue-point="0" draw:end-shape="id1479" draw:end-glue-point="6" svg:d="m52493 74387v-2119h1470v-2119">
          <text:p/>
        </draw:connector>
        <draw:custom-shape draw:style-name="gr1" draw:text-style-name="P1" draw:id="id1631" draw:layer="layout" svg:width="4.353cm" svg:height="0.81cm" svg:x="56.037cm" svg:y="74.439cm">
          <text:p text:style-name="P3">SvxInsertStatusBarControl</text:p>
          <draw:enhanced-geometry svg:viewBox="0 0 21600 21600" draw:type="rectangle" draw:enhanced-path="M 0 0 L 21600 0 21600 21600 0 21600 0 0 Z N"/>
        </draw:custom-shape>
        <draw:custom-shape draw:style-name="gr1" draw:text-style-name="P1" draw:id="id1632" draw:layer="layout" svg:width="4.508cm" svg:height="0.81cm" svg:x="58.733cm" svg:y="73.298cm">
          <text:p text:style-name="P3">SvxPosSizeStatusBarControl</text:p>
          <draw:enhanced-geometry svg:viewBox="0 0 21600 21600" draw:type="rectangle" draw:enhanced-path="M 0 0 L 21600 0 21600 21600 0 21600 0 0 Z N"/>
        </draw:custom-shape>
        <draw:custom-shape draw:style-name="gr1" draw:text-style-name="P1" draw:id="id1630" draw:layer="layout" svg:width="4.005cm" svg:height="0.81cm" svg:x="53.68cm" svg:y="73.272cm">
          <text:p text:style-name="P3">SvxZoomStatusBarControl</text:p>
          <draw:enhanced-geometry svg:viewBox="0 0 21600 21600" draw:type="rectangle" draw:enhanced-path="M 0 0 L 21600 0 21600 21600 0 21600 0 0 Z N"/>
        </draw:custom-shape>
        <draw:connector draw:style-name="inheritance_20__28_public_29_" draw:layer="layout" svg:x1="55.682cm" svg:y1="73.272cm" svg:x2="54.689cm" svg:y2="70.149cm" draw:start-shape="id1630" draw:start-glue-point="0" draw:end-shape="id1479" draw:end-glue-point="7" svg:d="m55682 73272v-1561h-993v-1562">
          <text:p/>
        </draw:connector>
        <draw:connector draw:style-name="inheritance_20__28_public_29_" draw:layer="layout" svg:x1="58.213cm" svg:y1="74.439cm" svg:x2="55.57cm" svg:y2="70.149cm" draw:start-shape="id1631" draw:start-glue-point="0" draw:end-shape="id1479" draw:end-glue-point="8" svg:d="m58213 74439v-2145h-2643v-2145">
          <text:p/>
        </draw:connector>
        <draw:connector draw:style-name="inheritance_20__28_public_29_" draw:layer="layout" svg:x1="60.987cm" svg:y1="73.298cm" svg:x2="56.374cm" svg:y2="70.149cm" draw:start-shape="id1632" draw:start-glue-point="0" draw:end-shape="id1479" draw:end-glue-point="9" svg:d="m60987 73298v-1574h-4613v-1575">
          <text:p/>
        </draw:connector>
        <draw:custom-shape draw:style-name="gr1" draw:text-style-name="P1" draw:id="id1634" draw:layer="layout" svg:width="4.302cm" svg:height="0.7cm" svg:x="30.791cm" svg:y="82.706cm">
          <draw:glue-point draw:id="4" svg:x="-2.289cm" svg:y="5.014cm"/>
          <draw:glue-point draw:id="5" svg:x="2.35cm" svg:y="5.014cm"/>
          <text:p text:style-name="P1">AccessibleStaticTextBase</text:p>
          <draw:enhanced-geometry svg:viewBox="0 0 21600 21600" draw:type="rectangle" draw:enhanced-path="M 0 0 L 21600 0 21600 21600 0 21600 0 0 Z N"/>
        </draw:custom-shape>
        <draw:custom-shape draw:style-name="class_20__28_external_20_module_29_" draw:id="id1633" draw:layer="layout" svg:width="3.24cm" svg:height="0.699cm" svg:x="28.199cm" svg:y="85.247cm">
          <text:p>ScAccessibleCell</text:p>
          <draw:enhanced-geometry svg:viewBox="0 0 21600 21600" draw:type="rectangle" draw:enhanced-path="M 0 0 L 21600 0 21600 21600 0 21600 0 0 Z N"/>
        </draw:custom-shape>
        <draw:custom-shape draw:style-name="class_20__28_external_20_module_29_" draw:id="id1635" draw:layer="layout" svg:width="3.498cm" svg:height="0.699cm" svg:x="33.799cm" svg:y="85.274cm">
          <text:p>ScAccessibleCsvCell</text:p>
          <draw:enhanced-geometry svg:viewBox="0 0 21600 21600" draw:type="rectangle" draw:enhanced-path="M 0 0 L 21600 0 21600 21600 0 21600 0 0 Z N"/>
        </draw:custom-shape>
        <draw:connector draw:style-name="inheritance_20__28_public_29_" draw:layer="layout" svg:x1="29.819cm" svg:y1="85.247cm" svg:x2="31.958cm" svg:y2="83.406cm" draw:start-shape="id1633" draw:start-glue-point="0" draw:end-shape="id1634" draw:end-glue-point="4" svg:d="m29819 85247v-921h2139v-920">
          <text:p/>
        </draw:connector>
        <draw:connector draw:style-name="inheritance_20__28_public_29_" draw:layer="layout" svg:x1="35.548cm" svg:y1="85.274cm" svg:x2="33.952cm" svg:y2="83.406cm" draw:start-shape="id1635" draw:start-glue-point="0" draw:end-shape="id1634" draw:end-glue-point="5" svg:d="m35548 85274v-934h-1596v-934">
          <text:p/>
        </draw:connector>
        <draw:custom-shape draw:style-name="gr2" draw:id="id1636" draw:layer="layout" svg:width="7.931cm" svg:height="1.089cm" svg:x="33.875cm" svg:y="79.699cm">
          <text:p>com.sun.star.accessibility.XAccessibleText</text:p>
          <text:p>com.sun.star.accessibility.XAccessibleTextAttributes</text:p>
          <draw:enhanced-geometry svg:viewBox="0 0 21600 21600" draw:type="rectangle" draw:enhanced-path="M 0 0 L 21600 0 21600 21600 0 21600 0 0 Z N"/>
        </draw:custom-shape>
        <draw:connector draw:style-name="inheritance_20__28_public_29_" draw:layer="layout" svg:x1="32.942cm" svg:y1="82.706cm" svg:x2="37.84cm" svg:y2="80.788cm" draw:start-shape="id1634" draw:start-glue-point="0" draw:end-shape="id1636" draw:end-glue-point="2" svg:d="m32942 82706v-959h4898v-959">
          <text:p/>
        </draw:connector>
        <draw:custom-shape draw:style-name="gr1" draw:text-style-name="P1" draw:id="id1637" draw:layer="layout" svg:width="5.132cm" svg:height="1.01cm" svg:x="38.333cm" svg:y="82.499cm">
          <draw:glue-point draw:id="4" svg:x="5.001cm" svg:y="-2.693cm"/>
          <draw:glue-point draw:id="5" svg:x="5.001cm" svg:y="2.425cm"/>
          <text:p text:style-name="P1">AccessibleStaticTextBase_Impl</text:p>
          <draw:enhanced-geometry svg:viewBox="0 0 21600 21600" draw:type="rectangle" draw:enhanced-path="M 0 0 L 21600 0 21600 21600 0 21600 0 0 Z N"/>
        </draw:custom-shape>
        <draw:connector draw:style-name="data_20_member_20__28_pointer_29_" draw:layer="layout" svg:x1="35.093cm" svg:y1="83.056cm" svg:x2="38.333cm" svg:y2="83.004cm" draw:start-shape="id1634" draw:start-glue-point="1" draw:end-shape="id1637" draw:end-glue-point="3" svg:d="m35093 83056h1620v-52h1620">
          <text:p>mpImpl</text:p>
        </draw:connector>
        <draw:custom-shape draw:style-name="gr1" draw:text-style-name="P1" draw:id="id1638" draw:layer="layout" svg:width="4.588cm" svg:height="0.726cm" svg:x="47.483cm" svg:y="81.797cm">
          <draw:glue-point draw:id="4" svg:x="-2.175cm" svg:y="-5.013cm"/>
          <draw:glue-point draw:id="5" svg:x="2.229cm" svg:y="-5.013cm"/>
          <text:p text:style-name="P1">AccessibleEditableTextPara</text:p>
          <draw:enhanced-geometry svg:viewBox="0 0 21600 21600" draw:type="rectangle" draw:enhanced-path="M 0 0 L 21600 0 21600 21600 0 21600 0 0 Z N"/>
        </draw:custom-shape>
        <draw:connector draw:style-name="data_20_member_20__28_pointer_29_" draw:layer="layout" svg:x1="43.465cm" svg:y1="82.733cm" svg:x2="47.483cm" svg:y2="82.16cm" draw:start-shape="id1637" draw:start-glue-point="4" draw:end-shape="id1638" draw:end-glue-point="3" svg:d="m43465 82733h2009v-573h2009">
          <text:p>mpTextParagraph</text:p>
          <text:p>mxParagraph</text:p>
        </draw:connector>
        <draw:custom-shape draw:style-name="class_20__28_external_20_module_29_" draw:id="id1639" draw:layer="layout" svg:width="4.147cm" svg:height="0.752cm" svg:x="44.579cm" svg:y="79.233cm">
          <text:p>OCommonAccessibleText</text:p>
          <draw:enhanced-geometry svg:viewBox="0 0 21600 21600" draw:type="rectangle" draw:enhanced-path="M 0 0 L 21600 0 21600 21600 0 21600 0 0 Z N"/>
        </draw:custom-shape>
        <draw:connector draw:style-name="inheritance_20__28_public_29_" draw:layer="layout" svg:x1="48.78cm" svg:y1="81.797cm" svg:x2="46.652cm" svg:y2="79.985cm" draw:start-shape="id1638" draw:start-glue-point="4" draw:end-shape="id1639" draw:end-glue-point="2" svg:d="m48780 81797v-906h-2128v-906">
          <text:p/>
        </draw:connector>
        <draw:custom-shape draw:style-name="namespace" draw:layer="layout" svg:width="6.557cm" svg:height="1.84cm" svg:x="43.258cm" svg:y="78.689cm">
          <text:p>comphelper</text:p>
          <draw:enhanced-geometry svg:viewBox="0 0 21600 21600" draw:type="rectangle" draw:enhanced-path="M 0 0 L 21600 0 21600 21600 0 21600 0 0 Z N"/>
        </draw:custom-shape>
        <draw:custom-shape draw:style-name="gr1" draw:text-style-name="P1" draw:id="id1641" draw:layer="layout" svg:width="5.806cm" svg:height="0.648cm" svg:x="65.547cm" svg:y="77.444cm">
          <draw:glue-point draw:id="4" svg:x="-3.794cm" svg:y="5.015cm"/>
          <draw:glue-point draw:id="5" svg:x="-2.142cm" svg:y="5.015cm"/>
          <text:p text:style-name="P1">SvxTextForwarder</text:p>
          <draw:enhanced-geometry svg:viewBox="0 0 21600 21600" draw:type="rectangle" draw:enhanced-path="M 0 0 L 21600 0 21600 21600 0 21600 0 0 Z N"/>
        </draw:custom-shape>
        <draw:custom-shape draw:style-name="gr1" draw:text-style-name="P1" draw:id="id1640" draw:layer="layout" svg:width="4.381cm" svg:height="0.726cm" svg:x="62.54cm" svg:y="82.161cm">
          <text:p text:style-name="P1">SvxAccessibleTextAdapter</text:p>
          <draw:enhanced-geometry svg:viewBox="0 0 21600 21600" draw:type="rectangle" draw:enhanced-path="M 0 0 L 21600 0 21600 21600 0 21600 0 0 Z N"/>
        </draw:custom-shape>
        <draw:connector draw:style-name="inheritance_20__28_public_29_" draw:layer="layout" svg:x1="64.73cm" svg:y1="82.161cm" svg:x2="66.248cm" svg:y2="78.092cm" draw:start-shape="id1640" draw:start-glue-point="0" draw:end-shape="id1641" draw:end-glue-point="4" svg:d="m64730 82161v-2034h1518v-2035">
          <text:p/>
        </draw:connector>
        <draw:custom-shape draw:style-name="gr1" draw:text-style-name="P1" draw:id="id1642" draw:layer="layout" svg:width="4.458cm" svg:height="0.7cm" svg:x="67.674cm" svg:y="81.358cm">
          <draw:glue-point draw:id="4" svg:x="-2.445cm" svg:y="-5.014cm"/>
          <draw:glue-point draw:id="5" svg:x="2.496cm" svg:y="-5.014cm"/>
          <text:p text:style-name="P1">SvxDummyTextSource</text:p>
          <draw:enhanced-geometry svg:viewBox="0 0 21600 21600" draw:type="rectangle" draw:enhanced-path="M 0 0 L 21600 0 21600 21600 0 21600 0 0 Z N"/>
        </draw:custom-shape>
        <draw:connector draw:style-name="inheritance_20__28_public_29_" draw:layer="layout" svg:x1="71.015cm" svg:y1="81.358cm" svg:x2="67.207cm" svg:y2="78.092cm" draw:start-shape="id1642" draw:start-glue-point="5" draw:end-shape="id1641" draw:end-glue-point="5" svg:d="m71015 81358v-1633h-3808v-1633">
          <text:p/>
        </draw:connector>
        <draw:custom-shape draw:style-name="gr1" draw:text-style-name="P1" draw:id="id1643" draw:layer="layout" svg:width="3.785cm" svg:height="0.675cm" svg:x="60.052cm" svg:y="77.212cm">
          <draw:glue-point draw:id="4" svg:x="-3.49cm" svg:y="5.008cm"/>
          <draw:glue-point draw:id="5" svg:x="3.495cm" svg:y="5.007cm"/>
          <draw:glue-point draw:id="6" svg:x="1.302cm" svg:y="5.007cm"/>
          <draw:glue-point draw:id="7" svg:x="-1.571cm" svg:y="5.007cm"/>
          <text:p text:style-name="P1">SvxEditSource</text:p>
          <draw:enhanced-geometry svg:viewBox="0 0 21600 21600" draw:type="rectangle" draw:enhanced-path="M 0 0 L 21600 0 21600 21600 0 21600 0 0 Z N"/>
        </draw:custom-shape>
        <draw:connector draw:style-name="inheritance_20__28_public_29_" draw:layer="layout" svg:x1="68.814cm" svg:y1="81.358cm" svg:x2="63.266cm" svg:y2="77.886cm" draw:start-shape="id1642" draw:start-glue-point="4" draw:end-shape="id1643" draw:end-glue-point="5" svg:d="m68814 81358v-1736h-5548v-1736">
          <text:p/>
        </draw:connector>
        <draw:custom-shape draw:style-name="gr1" draw:text-style-name="P1" draw:id="id1644" draw:layer="layout" svg:width="4.147cm" svg:height="1.425cm" svg:x="55.39cm" svg:y="81.695cm">
          <draw:glue-point draw:id="4" svg:x="5.001cm" svg:y="-2.767cm"/>
          <draw:glue-point draw:id="5" svg:x="5.001cm" svg:y="2.776cm"/>
          <draw:glue-point draw:id="6" svg:x="-5.003cm" svg:y="-2.638cm"/>
          <draw:glue-point draw:id="7" svg:x="-5.003cm" svg:y="2.456cm"/>
          <text:p text:style-name="P1">SvxEditSourceAdapter</text:p>
          <draw:enhanced-geometry svg:viewBox="0 0 21600 21600" draw:type="rectangle" draw:enhanced-path="M 0 0 L 21600 0 21600 21600 0 21600 0 0 Z N"/>
        </draw:custom-shape>
        <draw:connector draw:style-name="inheritance_20__28_public_29_" draw:layer="layout" draw:line-skew="-0.817cm" svg:x1="57.463cm" svg:y1="81.695cm" svg:x2="60.624cm" svg:y2="77.887cm" draw:start-shape="id1644" draw:start-glue-point="0" draw:end-shape="id1643" draw:end-glue-point="4" svg:d="m57463 81695v-2722h3161v-1086">
          <text:p/>
        </draw:connector>
        <draw:connector draw:style-name="inheritance_20__28_public_29_" draw:layer="layout" svg:x1="59.536cm" svg:y1="82.802cm" svg:x2="62.54cm" svg:y2="82.524cm" draw:start-shape="id1644" draw:start-glue-point="5" draw:end-shape="id1640" draw:end-glue-point="3" svg:d="m59536 82802h1502v-278h1502">
          <text:p/>
        </draw:connector>
        <draw:connector draw:style-name="data_20_member_20__28_pointer_29_" draw:layer="layout" svg:x1="52.071cm" svg:y1="82.16cm" svg:x2="55.39cm" svg:y2="82.032cm" draw:start-shape="id1638" draw:start-glue-point="1" draw:end-shape="id1644" draw:end-glue-point="6" svg:d="m52071 82160h1659v-128h1660">
          <text:p/>
        </draw:connector>
        <draw:connector draw:style-name="data_20_member" draw:layer="layout" svg:x1="43.465cm" svg:y1="83.248cm" svg:x2="55.39cm" svg:y2="82.756cm" draw:start-shape="id1637" draw:start-glue-point="5" draw:end-shape="id1644" draw:end-glue-point="7" svg:d="m43465 83248h5962v-492h5963">
          <text:p>GetEditSource()</text:p>
        </draw:connector>
        <draw:connector draw:style-name="data_20_member_20__28_pointer_29_" draw:layer="layout" svg:x1="59.536cm" svg:y1="82.013cm" svg:x2="60.052cm" svg:y2="77.549cm" draw:start-shape="id1644" draw:start-glue-point="4" draw:end-shape="id1643" draw:end-glue-point="3" svg:d="m59536 82013h501v-2223h-487v-2241h502">
          <text:p>mpAdaptee</text:p>
        </draw:connector>
        <draw:custom-shape draw:style-name="gr1" draw:text-style-name="P1" draw:layer="layout" svg:width="3.758cm" svg:height="0.7cm" svg:x="12.026cm" svg:y="76.511cm">
          <text:p text:style-name="P1">SvPasteObjectDialog</text:p>
          <draw:enhanced-geometry svg:viewBox="0 0 21600 21600" draw:type="rectangle" draw:enhanced-path="M 0 0 L 21600 0 21600 21600 0 21600 0 0 Z N"/>
        </draw:custom-shape>
        <draw:frame draw:style-name="annotation" draw:layer="layout" svg:width="7.204cm" svg:height="1.396cm" svg:x="11.923cm" svg:y="77.68cm">
          <draw:text-box>
            <text:p><text:span text:style-name="T1">SvPasteObjectDialog</text:span> implements the system Paste Special dialog.</text:p>
          </draw:text-box>
        </draw:frame>
        <draw:custom-shape draw:style-name="gr1" draw:text-style-name="P1" draw:id="id1645" draw:layer="layout" svg:width="4.462cm" svg:height="0.909cm" svg:x="143.486cm" svg:y="60.361cm">
          <text:p text:style-name="P1">OverlayPolyPolygonStriped</text:p>
          <draw:enhanced-geometry svg:viewBox="0 0 21600 21600" draw:type="rectangle" draw:enhanced-path="M 0 0 L 21600 0 21600 21600 0 21600 0 0 Z N"/>
        </draw:custom-shape>
        <draw:connector draw:style-name="inheritance_20__28_public_29_" draw:layer="layout" svg:x1="145.717cm" svg:y1="60.361cm" svg:x2="147.853cm" svg:y2="53.832cm" draw:start-shape="id1645" draw:start-glue-point="0" draw:end-shape="id1560" draw:end-glue-point="8" svg:d="m145717 60361v-3265h2136v-3264">
          <text:p/>
        </draw:connector>
        <draw:custom-shape draw:style-name="gr1" draw:text-style-name="P1" draw:id="id1646" draw:layer="layout" svg:width="3.994cm" svg:height="1.017cm" svg:x="33.709cm" svg:y="10.176cm">
          <draw:glue-point draw:id="4" svg:x="5.002cm" svg:y="-2.241cm"/>
          <text:p text:style-name="P1">OfaLanguagesTabPage</text:p>
          <draw:enhanced-geometry svg:viewBox="0 0 21600 21600" draw:type="rectangle" draw:enhanced-path="M 0 0 L 21600 0 21600 21600 0 21600 0 0 Z N"/>
        </draw:custom-shape>
        <draw:connector draw:style-name="inheritance_20__28_public_29_" draw:layer="layout" svg:x1="35.706cm" svg:y1="10.176cm" svg:x2="35.372cm" svg:y2="5.207cm" draw:start-shape="id1646" draw:start-glue-point="0" draw:end-shape="id1494" draw:end-glue-point="5" svg:d="m35706 10176v-2485h-334v-2484">
          <text:p/>
        </draw:connector>
        <draw:frame draw:style-name="gr50" draw:layer="layout" svg:width="8.7cm" svg:height="3.812cm" svg:x="39.892cm" svg:y="12.671cm">
          <draw:text-box>
            <text:p>These tab pages implement various pages in the Options dialog.</text:p>
            <text:p/>
            <text:list text:style-name="L3">
              <text:list-item>
                <text:p>OpenOffice.org</text:p>
              </text:list-item>
              <text:list-item>
                <text:p>Load/Save</text:p>
              </text:list-item>
              <text:list-item>
                <text:p>Language Settings</text:p>
                <text:list>
                  <text:list-item>
                    <text:p>Languages - <text:span text:style-name="T1">OfaLanguagesTabPage</text:span></text:p>
                  </text:list-item>
                </text:list>
              </text:list-item>
            </text:list>
          </draw:text-box>
        </draw:frame>
        <draw:custom-shape draw:style-name="gr5" draw:id="id1647" draw:layer="layout" svg:width="3.562cm" svg:height="1.221cm" svg:x="39.23cm" svg:y="9.998cm">
          <draw:glue-point draw:id="4" svg:x="5.002cm" svg:y="-2.497cm"/>
          <draw:glue-point draw:id="5" svg:x="5.002cm" svg:y="2.71cm"/>
          <text:p>LanguageConfig_Impl</text:p>
          <draw:enhanced-geometry svg:viewBox="0 0 21600 21600" draw:type="rectangle" draw:enhanced-path="M 0 0 L 21600 0 21600 21600 0 21600 0 0 Z N"/>
        </draw:custom-shape>
        <draw:connector draw:style-name="data_20_member_20__28_pointer_29_" draw:layer="layout" svg:x1="37.703cm" svg:y1="10.457cm" svg:x2="39.23cm" svg:y2="10.608cm" draw:start-shape="id1646" draw:start-glue-point="4" draw:end-shape="id1647" draw:end-glue-point="3" svg:d="m37703 10457h764v151h763">
          <text:p/>
        </draw:connector>
        <draw:custom-shape draw:style-name="class_20__28_external_20_module_29_" draw:id="id1648" draw:layer="layout" svg:width="3.383cm" svg:height="0.585cm" svg:x="44.496cm" svg:y="9.235cm">
          <text:p>SvtLanguageOptions</text:p>
          <draw:enhanced-geometry svg:viewBox="0 0 21600 21600" draw:type="rectangle" draw:enhanced-path="M 0 0 L 21600 0 21600 21600 0 21600 0 0 Z N"/>
        </draw:custom-shape>
        <draw:connector draw:style-name="data_20_member" draw:layer="layout" svg:x1="42.792cm" svg:y1="10.304cm" svg:x2="44.496cm" svg:y2="9.527cm" draw:start-shape="id1647" draw:start-glue-point="4" draw:end-shape="id1648" draw:end-glue-point="3" svg:d="m42792 10304h852v-777h852">
          <text:p/>
        </draw:connector>
        <draw:custom-shape draw:style-name="class_20__28_external_20_module_29_" draw:id="id1649" draw:layer="layout" svg:width="3.46cm" svg:height="0.636cm" svg:x="44.496cm" svg:y="10.202cm">
          <text:p>SvtSysLocaleOptions</text:p>
          <draw:enhanced-geometry svg:viewBox="0 0 21600 21600" draw:type="rectangle" draw:enhanced-path="M 0 0 L 21600 0 21600 21600 0 21600 0 0 Z N"/>
        </draw:custom-shape>
        <draw:connector draw:style-name="data_20_member" draw:layer="layout" svg:x1="42.792cm" svg:y1="10.608cm" svg:x2="44.496cm" svg:y2="10.52cm" draw:start-shape="id1647" draw:start-glue-point="1" draw:end-shape="id1649" draw:end-glue-point="3" svg:d="m42792 10608h852v-88h852">
          <text:p/>
        </draw:connector>
        <draw:custom-shape draw:style-name="class_20__28_external_20_module_29_" draw:id="id1650" draw:layer="layout" svg:width="2.797cm" svg:height="0.636cm" svg:x="44.496cm" svg:y="11.143cm">
          <text:p>SvtLinguConfig</text:p>
          <draw:enhanced-geometry svg:viewBox="0 0 21600 21600" draw:type="rectangle" draw:enhanced-path="M 0 0 L 21600 0 21600 21600 0 21600 0 0 Z N"/>
        </draw:custom-shape>
        <draw:connector draw:style-name="data_20_member" draw:layer="layout" svg:x1="42.792cm" svg:y1="10.938cm" svg:x2="44.496cm" svg:y2="11.461cm" draw:start-shape="id1647" draw:start-glue-point="5" draw:end-shape="id1650" draw:end-glue-point="3" svg:d="m42792 10938h852v523h852">
          <text:p/>
        </draw:connector>
        <draw:custom-shape draw:style-name="gr1" draw:text-style-name="P1" draw:id="id1657" draw:layer="layout" svg:width="2.037cm" svg:height="1.536cm" svg:x="101.441cm" svg:y="73.156cm">
          <draw:glue-point draw:id="4" svg:x="5.002cm" svg:y="-2.408cm"/>
          <text:p text:style-name="P1">SdrEdgeObj</text:p>
          <draw:enhanced-geometry svg:viewBox="0 0 21600 21600" draw:type="rectangle" draw:enhanced-path="M 0 0 L 21600 0 21600 21600 0 21600 0 0 Z N"/>
        </draw:custom-shape>
        <draw:custom-shape draw:style-name="gr1" draw:text-style-name="P1" draw:id="id1651" draw:layer="layout" svg:width="2.036cm" svg:height="0.715cm" svg:x="100.65cm" svg:y="63.713cm">
          <draw:glue-point draw:id="4" svg:x="-2.411cm" svg:y="5.006cm"/>
          <draw:glue-point draw:id="5" svg:x="2.269cm" svg:y="5.006cm"/>
          <text:p text:style-name="P1">SdrAttrObj</text:p>
          <draw:enhanced-geometry svg:viewBox="0 0 21600 21600" draw:type="rectangle" draw:enhanced-path="M 0 0 L 21600 0 21600 21600 0 21600 0 0 Z N"/>
        </draw:custom-shape>
        <draw:custom-shape draw:style-name="gr1" draw:text-style-name="P1" draw:id="id1652" draw:layer="layout" svg:width="2.46cm" svg:height="0.715cm" svg:x="96.653cm" svg:y="64.956cm">
          <text:p text:style-name="P1">SdrObjGroup</text:p>
          <draw:enhanced-geometry svg:viewBox="0 0 21600 21600" draw:type="rectangle" draw:enhanced-path="M 0 0 L 21600 0 21600 21600 0 21600 0 0 Z N"/>
        </draw:custom-shape>
        <draw:custom-shape draw:style-name="gr1" draw:text-style-name="P1" draw:id="id1653" draw:layer="layout" svg:width="2.036cm" svg:height="0.715cm" svg:x="98.161cm" svg:y="63.343cm">
          <text:p text:style-name="P1">SdrPageObj</text:p>
          <draw:enhanced-geometry svg:viewBox="0 0 21600 21600" draw:type="rectangle" draw:enhanced-path="M 0 0 L 21600 0 21600 21600 0 21600 0 0 Z N"/>
        </draw:custom-shape>
        <draw:custom-shape draw:style-name="gr1" draw:text-style-name="P1" draw:id="id1654" draw:layer="layout" svg:width="2.036cm" svg:height="0.715cm" svg:x="93.268cm" svg:y="62.919cm">
          <text:p text:style-name="P1">SdrVirtObj</text:p>
          <draw:enhanced-geometry svg:viewBox="0 0 21600 21600" draw:type="rectangle" draw:enhanced-path="M 0 0 L 21600 0 21600 21600 0 21600 0 0 Z N"/>
        </draw:custom-shape>
        <draw:connector draw:style-name="inheritance_20__28_public_29_" draw:layer="layout" svg:x1="101.668cm" svg:y1="63.713cm" svg:x2="99.456cm" svg:y2="61.197cm" draw:start-shape="id1651" draw:start-glue-point="0" draw:end-shape="id1598" draw:end-glue-point="13" svg:d="m101668 63713v-1258h-2212v-1258">
          <text:p/>
        </draw:connector>
        <draw:connector draw:style-name="inheritance_20__28_public_29_" draw:layer="layout" svg:x1="97.883cm" svg:y1="64.956cm" svg:x2="98.268cm" svg:y2="61.197cm" draw:start-shape="id1652" draw:start-glue-point="0" draw:end-shape="id1598" draw:end-glue-point="11" svg:d="m97883 64956v-1880h385v-1879">
          <text:p/>
        </draw:connector>
        <draw:connector draw:style-name="inheritance_20__28_public_29_" draw:layer="layout" svg:x1="99.179cm" svg:y1="63.343cm" svg:x2="98.927cm" svg:y2="61.197cm" draw:start-shape="id1653" draw:start-glue-point="0" draw:end-shape="id1598" draw:end-glue-point="12" svg:d="m99179 63343v-1073h-252v-1073">
          <text:p/>
        </draw:connector>
        <draw:connector draw:style-name="inheritance_20__28_public_29_" draw:layer="layout" svg:x1="94.286cm" svg:y1="62.919cm" svg:x2="97.712cm" svg:y2="61.197cm" draw:start-shape="id1654" draw:start-glue-point="0" draw:end-shape="id1598" draw:end-glue-point="10" svg:d="m94286 62919v-861h3426v-861">
          <text:p/>
        </draw:connector>
        <draw:custom-shape draw:style-name="gr1" draw:text-style-name="P1" draw:id="id1655" draw:layer="layout" svg:width="3.889cm" svg:height="0.633cm" svg:x="104.802cm" svg:y="65.884cm">
          <draw:glue-point draw:id="4" svg:x="-3.774cm" svg:y="5.007cm"/>
          <draw:glue-point draw:id="5" svg:x="-2.345cm" svg:y="5.007cm"/>
          <draw:glue-point draw:id="6" svg:x="-0.848cm" svg:y="5.007cm"/>
          <draw:glue-point draw:id="7" svg:x="1.193cm" svg:y="5.007cm"/>
          <draw:glue-point draw:id="8" svg:x="2.689cm" svg:y="5.007cm"/>
          <draw:glue-point draw:id="9" svg:x="4.049cm" svg:y="5.007cm"/>
          <text:p text:style-name="P1">SdrTextObj</text:p>
          <draw:enhanced-geometry svg:viewBox="0 0 21600 21600" draw:type="rectangle" draw:enhanced-path="M 0 0 L 21600 0 21600 21600 0 21600 0 0 Z N"/>
        </draw:custom-shape>
        <draw:custom-shape draw:style-name="gr1" draw:text-style-name="P1" draw:id="id1656" draw:layer="layout" svg:width="2.036cm" svg:height="0.633cm" svg:x="99.008cm" svg:y="66.201cm">
          <text:p text:style-name="P1">E3dObject</text:p>
          <draw:enhanced-geometry svg:viewBox="0 0 21600 21600" draw:type="rectangle" draw:enhanced-path="M 0 0 L 21600 0 21600 21600 0 21600 0 0 Z N"/>
        </draw:custom-shape>
        <draw:connector draw:style-name="inheritance_20__28_public_29_" draw:layer="layout" svg:x1="106.746cm" svg:y1="65.884cm" svg:x2="102.129cm" svg:y2="64.427cm" draw:start-shape="id1655" draw:start-glue-point="0" draw:end-shape="id1651" draw:end-glue-point="5" svg:d="m106746 65884v-729h-4617v-728">
          <text:p/>
        </draw:connector>
        <draw:connector draw:style-name="inheritance_20__28_public_29_" draw:layer="layout" svg:x1="100.026cm" svg:y1="66.201cm" svg:x2="101.178cm" svg:y2="64.427cm" draw:start-shape="id1656" draw:start-glue-point="0" draw:end-shape="id1651" draw:end-glue-point="4" svg:d="m100026 66201v-887h1152v-887">
          <text:p/>
        </draw:connector>
        <draw:custom-shape draw:style-name="gr1" draw:text-style-name="P1" draw:id="id1658" draw:layer="layout" svg:width="2.829cm" svg:height="0.715cm" svg:x="102.897cm" svg:y="71.413cm">
          <text:p text:style-name="P1">SdrMeasureObj</text:p>
          <draw:enhanced-geometry svg:viewBox="0 0 21600 21600" draw:type="rectangle" draw:enhanced-path="M 0 0 L 21600 0 21600 21600 0 21600 0 0 Z N"/>
        </draw:custom-shape>
        <draw:custom-shape draw:style-name="gr1" draw:text-style-name="P1" draw:id="id1659" draw:layer="layout" svg:width="3.754cm" svg:height="0.715cm" svg:x="104.777cm" svg:y="70.276cm">
          <text:p text:style-name="P1">SdrObjCustomeShape</text:p>
          <draw:enhanced-geometry svg:viewBox="0 0 21600 21600" draw:type="rectangle" draw:enhanced-path="M 0 0 L 21600 0 21600 21600 0 21600 0 0 Z N"/>
        </draw:custom-shape>
        <draw:custom-shape draw:style-name="gr1" draw:text-style-name="P1" draw:id="id1660" draw:layer="layout" svg:width="2.274cm" svg:height="0.715cm" svg:x="107.632cm" svg:y="71.387cm">
          <text:p text:style-name="P1">SdrPathObj</text:p>
          <draw:enhanced-geometry svg:viewBox="0 0 21600 21600" draw:type="rectangle" draw:enhanced-path="M 0 0 L 21600 0 21600 21600 0 21600 0 0 Z N"/>
        </draw:custom-shape>
        <draw:custom-shape draw:style-name="gr1" draw:text-style-name="P1" draw:id="id1661" draw:layer="layout" svg:width="2.274cm" svg:height="0.715cm" svg:x="109.378cm" svg:y="70.435cm">
          <text:p text:style-name="P1">SdrRectObj</text:p>
          <draw:enhanced-geometry svg:viewBox="0 0 21600 21600" draw:type="rectangle" draw:enhanced-path="M 0 0 L 21600 0 21600 21600 0 21600 0 0 Z N"/>
        </draw:custom-shape>
        <draw:custom-shape draw:style-name="gr1" draw:text-style-name="P1" draw:id="id1662" draw:layer="layout" svg:width="2.274cm" svg:height="0.715cm" svg:x="124.223cm" svg:y="74.14cm">
          <text:p text:style-name="P1">SdrTableObj</text:p>
          <draw:enhanced-geometry svg:viewBox="0 0 21600 21600" draw:type="rectangle" draw:enhanced-path="M 0 0 L 21600 0 21600 21600 0 21600 0 0 Z N"/>
        </draw:custom-shape>
        <draw:connector draw:style-name="inheritance_20__28_public_29_" draw:layer="layout" svg:x1="102.459cm" svg:y1="73.156cm" svg:x2="105.279cm" svg:y2="66.516cm" draw:start-shape="id1657" draw:start-glue-point="0" draw:end-shape="id1655" draw:end-glue-point="4" svg:d="m102459 73156v-3320h2820v-3320">
          <text:p/>
        </draw:connector>
        <draw:connector draw:style-name="inheritance_20__28_public_29_" draw:layer="layout" svg:x1="104.311cm" svg:y1="71.413cm" svg:x2="105.835cm" svg:y2="66.516cm" draw:start-shape="id1658" draw:start-glue-point="0" draw:end-shape="id1655" draw:end-glue-point="5" svg:d="m104311 71413v-2449h1524v-2448">
          <text:p/>
        </draw:connector>
        <draw:connector draw:style-name="inheritance_20__28_public_29_" draw:layer="layout" svg:x1="106.654cm" svg:y1="70.276cm" svg:x2="106.417cm" svg:y2="66.516cm" draw:start-shape="id1659" draw:start-glue-point="0" draw:end-shape="id1655" draw:end-glue-point="6" svg:d="m106654 70276v-1880h-237v-1880">
          <text:p/>
        </draw:connector>
        <draw:connector draw:style-name="inheritance_20__28_public_29_" draw:layer="layout" svg:x1="108.769cm" svg:y1="71.387cm" svg:x2="107.209cm" svg:y2="66.516cm" draw:start-shape="id1660" draw:start-glue-point="0" draw:end-shape="id1655" draw:end-glue-point="7" svg:d="m108769 71387v-2436h-1560v-2435">
          <text:p/>
        </draw:connector>
        <draw:connector draw:style-name="inheritance_20__28_public_29_" draw:layer="layout" svg:x1="110.515cm" svg:y1="70.435cm" svg:x2="107.791cm" svg:y2="66.516cm" draw:start-shape="id1661" draw:start-glue-point="0" draw:end-shape="id1655" draw:end-glue-point="8" svg:d="m110515 70435v-1960h-2724v-1959">
          <text:p/>
        </draw:connector>
        <draw:connector draw:style-name="inheritance_20__28_public_29_" draw:layer="layout" draw:line-skew="-2.754cm" svg:x1="125.36cm" svg:y1="74.14cm" svg:x2="108.32cm" svg:y2="66.516cm" draw:start-shape="id1662" draw:start-glue-point="0" draw:end-shape="id1655" draw:end-glue-point="9" svg:d="m125360 74140v-6566h-17040v-1058">
          <text:p/>
        </draw:connector>
        <draw:custom-shape draw:style-name="namespace" draw:layer="layout" svg:width="7.144cm" svg:height="2.223cm" svg:x="119.724cm" svg:y="73.608cm">
          <text:p>table</text:p>
          <draw:enhanced-geometry svg:viewBox="0 0 21600 21600" draw:type="rectangle" draw:enhanced-path="M 0 0 L 21600 0 21600 21600 0 21600 0 0 Z N"/>
        </draw:custom-shape>
        <draw:custom-shape draw:style-name="namespace" draw:layer="layout" svg:width="11.88cm" svg:height="13.388cm" svg:x="115.068cm" svg:y="59.346cm">
          <text:p>properties</text:p>
          <draw:enhanced-geometry svg:viewBox="0 0 21600 21600" draw:type="rectangle" draw:enhanced-path="M 0 0 L 21600 0 21600 21600 0 21600 0 0 Z N"/>
        </draw:custom-shape>
        <draw:custom-shape draw:style-name="gr3" draw:id="id1663" draw:layer="layout" svg:width="2.725cm" svg:height="0.635cm" svg:x="119.645cm" svg:y="59.98cm">
          <draw:glue-point draw:id="4" svg:x="-2.183cm" svg:y="5.007cm"/>
          <draw:glue-point draw:id="5" svg:x="2.381cm" svg:y="5.007cm"/>
          <text:p>BaseProperties</text:p>
          <draw:enhanced-geometry svg:viewBox="0 0 21600 21600" draw:type="rectangle" draw:enhanced-path="M 0 0 L 21600 0 21600 21600 0 21600 0 0 Z N"/>
        </draw:custom-shape>
        <draw:connector draw:style-name="data_20_member_20__28_pointer_29_" draw:layer="layout" svg:x1="99.801cm" svg:y1="59.577cm" svg:x2="119.645cm" svg:y2="60.297cm" draw:start-shape="id1598" draw:start-glue-point="1" draw:end-shape="id1663" draw:end-glue-point="3" svg:d="m99801 59577h9922v720h9922">
          <text:p/>
        </draw:connector>
        <draw:custom-shape draw:style-name="gr3" draw:id="id1664" draw:layer="layout" svg:width="2.725cm" svg:height="0.635cm" svg:x="117.768cm" svg:y="61.703cm">
          <draw:glue-point draw:id="4" svg:x="-2.183cm" svg:y="5.007cm"/>
          <draw:glue-point draw:id="5" svg:x="2.381cm" svg:y="5.007cm"/>
          <text:p>DefaultProperties</text:p>
          <draw:enhanced-geometry svg:viewBox="0 0 21600 21600" draw:type="rectangle" draw:enhanced-path="M 0 0 L 21600 0 21600 21600 0 21600 0 0 Z N"/>
        </draw:custom-shape>
        <draw:custom-shape draw:style-name="gr3" draw:id="id1665" draw:layer="layout" svg:width="2.725cm" svg:height="0.635cm" svg:x="122.001cm" svg:y="61.888cm">
          <draw:glue-point draw:id="4" svg:x="-2.183cm" svg:y="5.007cm"/>
          <draw:glue-point draw:id="5" svg:x="2.381cm" svg:y="5.007cm"/>
          <text:p>EmptyProperties</text:p>
          <draw:enhanced-geometry svg:viewBox="0 0 21600 21600" draw:type="rectangle" draw:enhanced-path="M 0 0 L 21600 0 21600 21600 0 21600 0 0 Z N"/>
        </draw:custom-shape>
        <draw:connector draw:style-name="inheritance_20__28_public_29_" draw:layer="layout" svg:x1="119.13cm" svg:y1="61.703cm" svg:x2="120.413cm" svg:y2="60.614cm" draw:start-shape="id1664" draw:start-glue-point="0" draw:end-shape="id1663" draw:end-glue-point="4" svg:d="m119130 61703v-545h1283v-544">
          <text:p/>
        </draw:connector>
        <draw:connector draw:style-name="inheritance_20__28_public_29_" draw:layer="layout" svg:x1="123.363cm" svg:y1="61.888cm" svg:x2="121.655cm" svg:y2="60.614cm" draw:start-shape="id1665" draw:start-glue-point="0" draw:end-shape="id1663" draw:end-glue-point="5" svg:d="m123363 61888v-637h-1708v-637">
          <text:p/>
        </draw:connector>
        <draw:custom-shape draw:style-name="gr3" draw:id="id1666" draw:layer="layout" svg:width="2.987cm" svg:height="0.635cm" svg:x="116.287cm" svg:y="63.422cm">
          <draw:glue-point draw:id="4" svg:x="-2.183cm" svg:y="5.007cm"/>
          <draw:glue-point draw:id="5" svg:x="2.381cm" svg:y="5.007cm"/>
          <text:p>AttributeProperties</text:p>
          <draw:enhanced-geometry svg:viewBox="0 0 21600 21600" draw:type="rectangle" draw:enhanced-path="M 0 0 L 21600 0 21600 21600 0 21600 0 0 Z N"/>
        </draw:custom-shape>
        <draw:custom-shape draw:style-name="gr3" draw:id="id1667" draw:layer="layout" svg:width="2.987cm" svg:height="0.635cm" svg:x="119.886cm" svg:y="63.369cm">
          <draw:glue-point draw:id="4" svg:x="-2.183cm" svg:y="5.007cm"/>
          <draw:glue-point draw:id="5" svg:x="2.381cm" svg:y="5.007cm"/>
          <text:p>GroupProperties</text:p>
          <draw:enhanced-geometry svg:viewBox="0 0 21600 21600" draw:type="rectangle" draw:enhanced-path="M 0 0 L 21600 0 21600 21600 0 21600 0 0 Z N"/>
        </draw:custom-shape>
        <draw:connector draw:style-name="inheritance_20__28_public_29_" draw:layer="layout" svg:x1="117.78cm" svg:y1="63.422cm" svg:x2="118.536cm" svg:y2="62.337cm" draw:start-shape="id1666" draw:start-glue-point="0" draw:end-shape="id1664" draw:end-glue-point="4" svg:d="m117780 63422v-543h756v-542">
          <text:p/>
        </draw:connector>
        <draw:connector draw:style-name="inheritance_20__28_public_29_" draw:layer="layout" svg:x1="121.379cm" svg:y1="63.369cm" svg:x2="119.778cm" svg:y2="62.337cm" draw:start-shape="id1667" draw:start-glue-point="0" draw:end-shape="id1664" draw:end-glue-point="5" svg:d="m121379 63369v-516h-1601v-516">
          <text:p/>
        </draw:connector>
        <draw:custom-shape draw:style-name="gr3" draw:id="id1669" draw:layer="layout" svg:width="2.591cm" svg:height="0.635cm" svg:x="117.901cm" svg:y="64.718cm">
          <draw:glue-point draw:id="4" svg:x="-2.183cm" svg:y="5.007cm"/>
          <draw:glue-point draw:id="5" svg:x="2.381cm" svg:y="5.007cm"/>
          <text:p>E3dProperties</text:p>
          <draw:enhanced-geometry svg:viewBox="0 0 21600 21600" draw:type="rectangle" draw:enhanced-path="M 0 0 L 21600 0 21600 21600 0 21600 0 0 Z N"/>
        </draw:custom-shape>
        <draw:custom-shape draw:style-name="gr3" draw:id="id1668" draw:layer="layout" svg:width="4.416cm" svg:height="0.635cm" svg:x="115.917cm" svg:y="65.855cm">
          <draw:glue-point draw:id="4" svg:x="-2.183cm" svg:y="5.007cm"/>
          <draw:glue-point draw:id="5" svg:x="2.381cm" svg:y="5.007cm"/>
          <draw:glue-point draw:id="6" svg:x="-3.926cm" svg:y="5.007cm"/>
          <text:p>TextProperties</text:p>
          <draw:enhanced-geometry svg:viewBox="0 0 21600 21600" draw:type="rectangle" draw:enhanced-path="M 0 0 L 21600 0 21600 21600 0 21600 0 0 Z N"/>
        </draw:custom-shape>
        <draw:connector draw:style-name="inheritance_20__28_public_29_" draw:layer="layout" svg:x1="118.125cm" svg:y1="65.855cm" svg:x2="117.128cm" svg:y2="64.056cm" draw:start-shape="id1668" draw:start-glue-point="0" draw:end-shape="id1666" draw:end-glue-point="4" svg:d="m118125 65855v-900h-997v-899">
          <text:p/>
        </draw:connector>
        <draw:connector draw:style-name="inheritance_20__28_public_29_" draw:layer="layout" svg:x1="119.196cm" svg:y1="64.718cm" svg:x2="118.491cm" svg:y2="64.056cm" draw:start-shape="id1669" draw:start-glue-point="0" draw:end-shape="id1666" draw:end-glue-point="5" svg:d="m119196 64718v-331h-705v-331">
          <text:p/>
        </draw:connector>
        <draw:custom-shape draw:style-name="gr3" draw:id="id1670" draw:layer="layout" svg:width="3.411cm" svg:height="0.635cm" svg:x="115.414cm" svg:y="68.397cm">
          <draw:glue-point draw:id="4" svg:x="-2.183cm" svg:y="5.007cm"/>
          <draw:glue-point draw:id="5" svg:x="2.381cm" svg:y="5.007cm"/>
          <text:p>ConnectorProperties</text:p>
          <draw:enhanced-geometry svg:viewBox="0 0 21600 21600" draw:type="rectangle" draw:enhanced-path="M 0 0 L 21600 0 21600 21600 0 21600 0 0 Z N"/>
        </draw:custom-shape>
        <draw:connector draw:style-name="inheritance_20__28_public_29_" draw:layer="layout" svg:x1="117.119cm" svg:y1="68.397cm" svg:x2="116.392cm" svg:y2="66.489cm" draw:start-shape="id1670" draw:start-glue-point="0" draw:end-shape="id1668" draw:end-glue-point="6" svg:d="m117119 68397v-954h-727v-954">
          <text:p/>
        </draw:connector>
        <draw:connector draw:style-name="data_20_member_20__28_pointer_29_" draw:layer="layout" draw:line-skew="4.114cm" svg:x1="103.477cm" svg:y1="73.555cm" svg:x2="115.414cm" svg:y2="68.714cm" draw:start-shape="id1657" draw:start-glue-point="4" draw:end-shape="id1670" draw:end-glue-point="3" svg:d="m103477 73555h10082v-4841h1855">
          <text:p/>
        </draw:connector>
      </draw:page>
      <draw:page draw:name="sw" draw:style-name="dp1" draw:master-page-name="Default">
        <office:forms form:automatic-focus="false" form:apply-design-mode="false"/>
        <draw:custom-shape draw:style-name="gr3" draw:id="id1671" draw:layer="layout" svg:width="4.381cm" svg:height="1.011cm" svg:x="43.793cm" svg:y="30.429cm">
          <draw:glue-point draw:id="4" svg:x="-3.339cm" svg:y="4.995cm"/>
          <draw:glue-point draw:id="5" svg:x="-1.387cm" svg:y="4.995cm"/>
          <draw:glue-point draw:id="6" svg:x="1.451cm" svg:y="4.995cm"/>
          <draw:glue-point draw:id="7" svg:x="3.403cm" svg:y="4.995cm"/>
          <text:p text:style-name="P2">Writer</text:p>
          <draw:enhanced-geometry svg:viewBox="0 0 21600 21600" draw:type="rectangle" draw:enhanced-path="M 0 0 L 21600 0 21600 21600 0 21600 0 0 Z N"/>
        </draw:custom-shape>
        <draw:custom-shape draw:style-name="gr3" draw:id="id1672" draw:layer="layout" svg:width="2.204cm" svg:height="1.011cm" svg:x="44.287cm" svg:y="27.579cm">
          <text:p text:style-name="P2">SvRefBase</text:p>
          <draw:enhanced-geometry svg:viewBox="0 0 21600 21600" draw:type="rectangle" draw:enhanced-path="M 0 0 L 21600 0 21600 21600 0 21600 0 0 Z N"/>
        </draw:custom-shape>
        <draw:custom-shape draw:style-name="gr1" draw:text-style-name="P1" draw:id="id1673" draw:layer="layout" svg:width="2.773cm" svg:height="1.011cm" svg:x="40.917cm" svg:y="32.866cm">
          <text:p text:style-name="P3">SwASCWriter</text:p>
          <draw:enhanced-geometry svg:viewBox="0 0 21600 21600" draw:type="rectangle" draw:enhanced-path="M 0 0 L 21600 0 21600 21600 0 21600 0 0 Z N"/>
        </draw:custom-shape>
        <draw:custom-shape draw:style-name="gr1" draw:text-style-name="P1" draw:id="id1674" draw:layer="layout" svg:width="2.773cm" svg:height="1.011cm" svg:x="44.495cm" svg:y="32.866cm">
          <text:p text:style-name="P3">SwHTMLWriter</text:p>
          <draw:enhanced-geometry svg:viewBox="0 0 21600 21600" draw:type="rectangle" draw:enhanced-path="M 0 0 L 21600 0 21600 21600 0 21600 0 0 Z N"/>
        </draw:custom-shape>
        <draw:custom-shape draw:style-name="gr1" draw:text-style-name="P1" draw:id="id1675" draw:layer="layout" svg:width="2.773cm" svg:height="1.011cm" svg:x="48.019cm" svg:y="32.892cm">
          <text:p text:style-name="P3">SwRTFWriter</text:p>
          <draw:enhanced-geometry svg:viewBox="0 0 21600 21600" draw:type="rectangle" draw:enhanced-path="M 0 0 L 21600 0 21600 21600 0 21600 0 0 Z N"/>
        </draw:custom-shape>
        <draw:custom-shape draw:style-name="gr1" draw:text-style-name="P1" draw:id="id1676" draw:layer="layout" svg:width="2.773cm" svg:height="1.011cm" svg:x="51.622cm" svg:y="32.893cm">
          <text:p text:style-name="P3">SwW4WWriter</text:p>
          <draw:enhanced-geometry svg:viewBox="0 0 21600 21600" draw:type="rectangle" draw:enhanced-path="M 0 0 L 21600 0 21600 21600 0 21600 0 0 Z N"/>
        </draw:custom-shape>
        <draw:connector draw:style-name="inheritance_20__28_public_29_" draw:layer="layout" svg:x1="45.983cm" svg:y1="30.429cm" svg:x2="45.389cm" svg:y2="28.59cm" draw:start-shape="id1671" draw:start-glue-point="0" draw:end-shape="id1672" draw:end-glue-point="2" svg:d="m45983 30429v-920h-594v-919">
          <text:p/>
        </draw:connector>
        <draw:connector draw:style-name="inheritance_20__28_public_29_" draw:layer="layout" svg:x1="42.303cm" svg:y1="32.866cm" svg:x2="44.521cm" svg:y2="31.438cm" draw:start-shape="id1673" draw:start-glue-point="0" draw:end-shape="id1671" draw:end-glue-point="4" svg:d="m42303 32866v-714h2218v-714">
          <text:p/>
        </draw:connector>
        <draw:connector draw:style-name="inheritance_20__28_public_29_" draw:layer="layout" svg:x1="45.881cm" svg:y1="32.866cm" svg:x2="45.376cm" svg:y2="31.438cm" draw:start-shape="id1674" draw:start-glue-point="0" draw:end-shape="id1671" draw:end-glue-point="5" svg:d="m45881 32866v-714h-505v-714">
          <text:p/>
        </draw:connector>
        <draw:connector draw:style-name="inheritance_20__28_public_29_" draw:layer="layout" svg:x1="49.405cm" svg:y1="32.892cm" svg:x2="46.618cm" svg:y2="31.438cm" draw:start-shape="id1675" draw:start-glue-point="0" draw:end-shape="id1671" draw:end-glue-point="6" svg:d="m49405 32892v-727h-2787v-727">
          <text:p/>
        </draw:connector>
        <draw:connector draw:style-name="inheritance_20__28_public_29_" draw:layer="layout" draw:line-skew="-0.13cm" svg:x1="53.008cm" svg:y1="32.893cm" svg:x2="47.473cm" svg:y2="31.438cm" draw:start-shape="id1676" draw:start-glue-point="0" draw:end-shape="id1671" draw:end-glue-point="7" svg:d="m53008 32893v-727h-5535v-728">
          <text:p/>
        </draw:connector>
        <draw:custom-shape draw:style-name="gr3" draw:layer="layout" svg:width="3.007cm" svg:height="0.804cm" svg:x="51.699cm" svg:y="29.884cm">
          <text:p text:style-name="P2">SwIoSystem</text:p>
          <draw:enhanced-geometry svg:viewBox="0 0 21600 21600" draw:type="rectangle" draw:enhanced-path="M 0 0 L 21600 0 21600 21600 0 21600 0 0 Z N"/>
        </draw:custom-shape>
        <draw:custom-shape draw:style-name="gr1" draw:text-style-name="P1" draw:layer="layout" svg:width="2.799cm" svg:height="0.881cm" svg:x="53.799cm" svg:y="27.45cm">
          <text:p text:style-name="P3">SwDocShell</text:p>
          <draw:enhanced-geometry svg:viewBox="0 0 21600 21600" draw:type="rectangle" draw:enhanced-path="M 0 0 L 21600 0 21600 21600 0 21600 0 0 Z N"/>
        </draw:custom-shape>
        <draw:custom-shape draw:style-name="gr1" draw:text-style-name="P1" draw:id="id1678" draw:layer="layout" svg:width="2.106cm" svg:height="0.856cm" svg:x="60.008cm" svg:y="36.21cm">
          <text:p text:style-name="P3">SwTxtAttr</text:p>
          <draw:enhanced-geometry svg:viewBox="0 0 21600 21600" draw:type="rectangle" draw:enhanced-path="M 0 0 L 21600 0 21600 21600 0 21600 0 0 Z N"/>
        </draw:custom-shape>
        <draw:custom-shape draw:style-name="gr1" draw:text-style-name="P1" draw:id="id1677" draw:layer="layout" svg:width="2.269cm" svg:height="0.763cm" svg:x="60.008cm" svg:y="38.247cm">
          <text:p text:style-name="P3">SwTxtAttrEnd</text:p>
          <draw:enhanced-geometry svg:viewBox="0 0 21600 21600" draw:type="rectangle" draw:enhanced-path="M 0 0 L 21600 0 21600 21600 0 21600 0 0 Z N"/>
        </draw:custom-shape>
        <draw:connector draw:style-name="inheritance_20__28_public_29_" draw:layer="layout" svg:x1="61.142cm" svg:y1="38.247cm" svg:x2="61.061cm" svg:y2="37.066cm" draw:start-shape="id1677" draw:start-glue-point="0" draw:end-shape="id1678" draw:end-glue-point="2" svg:d="m61142 38247v-591h-81v-590">
          <text:p/>
        </draw:connector>
        <draw:custom-shape draw:style-name="gr1" draw:text-style-name="P1" draw:id="id1680" draw:layer="layout" svg:width="11.745cm" svg:height="1.246cm" svg:x="63.203cm" svg:y="37.712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text:p text:style-name="P3">SwClient</text:p>
          <draw:enhanced-geometry svg:viewBox="0 0 21600 21600" draw:type="rectangle" draw:enhanced-path="M 0 0 L 21600 0 21600 21600 0 21600 0 0 Z N"/>
        </draw:custom-shape>
        <draw:custom-shape draw:style-name="gr1" draw:text-style-name="P1" draw:id="id1679" draw:layer="layout" svg:width="2.063cm" svg:height="0.659cm" svg:x="61.556cm" svg:y="40.07cm">
          <draw:glue-point draw:id="4" svg:x="-2.177cm" svg:y="-5.005cm"/>
          <draw:glue-point draw:id="5" svg:x="2.013cm" svg:y="-5.005cm"/>
          <text:p text:style-name="P3">SwTxtRuby</text:p>
          <draw:enhanced-geometry svg:viewBox="0 0 21600 21600" draw:type="rectangle" draw:enhanced-path="M 0 0 L 21600 0 21600 21600 0 21600 0 0 Z N"/>
        </draw:custom-shape>
        <draw:connector draw:style-name="inheritance_20__28_public_29_" draw:layer="layout" svg:x1="62.138cm" svg:y1="40.07cm" svg:x2="61.142cm" svg:y2="39.01cm" draw:start-shape="id1679" draw:start-glue-point="4" draw:end-shape="id1677" draw:end-glue-point="2" svg:d="m62138 40070v-531h-996v-529">
          <text:p/>
        </draw:connector>
        <draw:connector draw:style-name="inheritance_20__28_public_29_" draw:layer="layout" svg:x1="63.002cm" svg:y1="40.07cm" svg:x2="63.674cm" svg:y2="38.958cm" draw:start-shape="id1679" draw:start-glue-point="5" draw:end-shape="id1680" draw:end-glue-point="4" svg:d="m63002 40070v-556h672v-556">
          <text:p/>
        </draw:connector>
        <draw:custom-shape draw:style-name="gr1" draw:text-style-name="P1" draw:id="id1681" draw:layer="layout" svg:width="2.569cm" svg:height="0.855cm" svg:x="65.497cm" svg:y="48.206cm">
          <text:p text:style-name="P3">SwRubyPortion</text:p>
          <draw:enhanced-geometry svg:viewBox="0 0 21600 21600" draw:type="rectangle" draw:enhanced-path="M 0 0 L 21600 0 21600 21600 0 21600 0 0 Z N"/>
        </draw:custom-shape>
        <draw:custom-shape draw:style-name="gr1" draw:text-style-name="P1" draw:id="id1682" draw:layer="layout" svg:width="2.569cm" svg:height="0.832cm" svg:x="65.565cm" svg:y="45.961cm">
          <text:p text:style-name="P3">SwMultiPortion</text:p>
          <draw:enhanced-geometry svg:viewBox="0 0 21600 21600" draw:type="rectangle" draw:enhanced-path="M 0 0 L 21600 0 21600 21600 0 21600 0 0 Z N"/>
        </draw:custom-shape>
        <draw:custom-shape draw:style-name="gr1" draw:text-style-name="P1" draw:id="id1683" draw:layer="layout" svg:width="2.569cm" svg:height="0.763cm" svg:x="65.566cm" svg:y="44.294cm">
          <text:p text:style-name="P3">SwLinePortion</text:p>
          <draw:enhanced-geometry svg:viewBox="0 0 21600 21600" draw:type="rectangle" draw:enhanced-path="M 0 0 L 21600 0 21600 21600 0 21600 0 0 Z N"/>
        </draw:custom-shape>
        <draw:connector draw:style-name="inheritance_20__28_public_29_" draw:layer="layout" svg:x1="66.781cm" svg:y1="48.206cm" svg:x2="66.849cm" svg:y2="46.793cm" draw:start-shape="id1681" draw:start-glue-point="0" draw:end-shape="id1682" draw:end-glue-point="2" svg:d="m66781 48206v-707h68v-706">
          <text:p/>
        </draw:connector>
        <draw:connector draw:style-name="inheritance_20__28_public_29_" draw:layer="layout" svg:x1="66.849cm" svg:y1="45.961cm" svg:x2="66.85cm" svg:y2="45.057cm" draw:start-shape="id1682" draw:start-glue-point="0" draw:end-shape="id1683" draw:end-glue-point="2" svg:d="m66849 45961v-452h1v-452">
          <text:p/>
        </draw:connector>
        <draw:custom-shape draw:style-name="gr1" draw:text-style-name="P1" draw:id="id1684" draw:layer="layout" svg:width="2.198cm" svg:height="0.647cm" svg:x="65.635cm" svg:y="42.697cm">
          <text:p text:style-name="P3">SwPosSize</text:p>
          <draw:enhanced-geometry svg:viewBox="0 0 21600 21600" draw:type="rectangle" draw:enhanced-path="M 0 0 L 21600 0 21600 21600 0 21600 0 0 Z N"/>
        </draw:custom-shape>
        <draw:connector draw:style-name="inheritance_20__28_public_29_" draw:layer="layout" svg:x1="66.85cm" svg:y1="44.294cm" svg:x2="66.734cm" svg:y2="43.344cm" draw:start-shape="id1683" draw:start-glue-point="0" draw:end-shape="id1684" draw:end-glue-point="2" svg:d="m66850 44294v-476h-116v-474">
          <text:p/>
        </draw:connector>
        <draw:custom-shape draw:style-name="gr1" draw:text-style-name="P1" draw:id="id1685" draw:layer="layout" svg:width="2.433cm" svg:height="0.952cm" svg:x="67.815cm" svg:y="31.728cm">
          <text:p text:style-name="P3">SwFmtRuby</text:p>
          <draw:enhanced-geometry svg:viewBox="0 0 21600 21600" draw:type="rectangle" draw:enhanced-path="M 0 0 L 21600 0 21600 21600 0 21600 0 0 Z N"/>
        </draw:custom-shape>
        <draw:custom-shape draw:style-name="class_20__28_external_20_module_29_" draw:id="id1686" draw:layer="layout" svg:width="2.175cm" svg:height="0.665cm" svg:x="67.831cm" svg:y="27.871cm">
          <text:p text:style-name="P2">SfxPoolItem</text:p>
          <draw:enhanced-geometry svg:viewBox="0 0 21600 21600" draw:type="rectangle" draw:enhanced-path="M 0 0 L 21600 0 21600 21600 0 21600 0 0 Z N"/>
        </draw:custom-shape>
        <draw:connector draw:style-name="inheritance_20__28_public_29_" draw:layer="layout" svg:x1="69.031cm" svg:y1="31.728cm" svg:x2="68.918cm" svg:y2="28.536cm" draw:start-shape="id1685" draw:start-glue-point="0" draw:end-shape="id1686" draw:end-glue-point="2" svg:d="m69031 31728v-1596h-113v-1596">
          <text:p/>
        </draw:connector>
        <draw:custom-shape draw:style-name="gr1" draw:text-style-name="P1" draw:id="id1687" draw:layer="layout" svg:width="2.903cm" svg:height="0.959cm" svg:x="62.377cm" svg:y="31.672cm">
          <text:p text:style-name="P3">SwRubyListEntry</text:p>
          <draw:enhanced-geometry svg:viewBox="0 0 21600 21600" draw:type="rectangle" draw:enhanced-path="M 0 0 L 21600 0 21600 21600 0 21600 0 0 Z N"/>
        </draw:custom-shape>
        <draw:connector draw:style-name="data_20_member" draw:layer="layout" svg:x1="65.28cm" svg:y1="32.151cm" svg:x2="67.815cm" svg:y2="32.204cm" draw:start-shape="id1687" draw:start-glue-point="1" draw:end-shape="id1685" svg:d="m65280 32151h1267v53h1268">
          <text:p/>
        </draw:connector>
        <draw:custom-shape draw:style-name="gr1" draw:text-style-name="P1" draw:id="id1688" draw:layer="layout" svg:width="2.747cm" svg:height="4.484cm" svg:x="56.546cm" svg:y="31.154cm">
          <text:p text:style-name="P3">SwDoc</text:p>
          <draw:enhanced-geometry svg:viewBox="0 0 21600 21600" draw:type="rectangle" draw:enhanced-path="M 0 0 L 21600 0 21600 21600 0 21600 0 0 Z N"/>
        </draw:custom-shape>
        <draw:connector draw:style-name="local_20_usage_20__2f__20_return_20_type" draw:layer="layout" svg:x1="59.293cm" svg:y1="33.396cm" svg:x2="62.377cm" svg:y2="32.151cm" draw:start-shape="id1688" draw:start-glue-point="1" draw:end-shape="id1687" svg:d="m59293 33396h1541v-1245h1543">
          <text:p/>
        </draw:connector>
        <draw:frame draw:style-name="annotation" draw:layer="layout" svg:width="3.705cm" svg:height="1.137cm" svg:x="67.951cm" svg:y="32.765cm">
          <draw:text-box>
            <text:p text:style-name="P2"><text:span text:style-name="T2">SwFmtRuby</text:span> owns ruby string data.</text:p>
          </draw:text-box>
        </draw:frame>
        <draw:custom-shape draw:style-name="gr3" draw:id="id1689" draw:layer="layout" svg:width="2.099cm" svg:height="0.751cm" svg:x="56.365cm" svg:y="45.824cm">
          <text:p text:style-name="P2">SwEditShell</text:p>
          <draw:enhanced-geometry svg:viewBox="0 0 21600 21600" draw:type="rectangle" draw:enhanced-path="M 0 0 L 21600 0 21600 21600 0 21600 0 0 Z N"/>
        </draw:custom-shape>
        <draw:custom-shape draw:style-name="gr3" draw:id="id1690" draw:layer="layout" svg:width="2.099cm" svg:height="0.751cm" svg:x="56.91cm" svg:y="44.089cm">
          <draw:glue-point draw:id="4" svg:x="-2.539cm" svg:y="-5.006cm"/>
          <draw:glue-point draw:id="5" svg:x="2.525cm" svg:y="-5.006cm"/>
          <text:p text:style-name="P2">SwCrsrShell</text:p>
          <draw:enhanced-geometry svg:viewBox="0 0 21600 21600" draw:type="rectangle" draw:enhanced-path="M 0 0 L 21600 0 21600 21600 0 21600 0 0 Z N"/>
        </draw:custom-shape>
        <draw:connector draw:style-name="inheritance_20__28_public_29_" draw:layer="layout" svg:x1="57.414cm" svg:y1="45.824cm" svg:x2="57.959cm" svg:y2="44.84cm" draw:start-shape="id1689" draw:start-glue-point="0" draw:end-shape="id1690" draw:end-glue-point="2" svg:d="m57414 45824v-493h545v-491">
          <text:p/>
        </draw:connector>
        <draw:custom-shape draw:style-name="gr1" draw:text-style-name="P1" draw:id="id1691" draw:layer="layout" svg:width="2.125cm" svg:height="0.648cm" svg:x="53.59cm" svg:y="41.935cm">
          <text:p text:style-name="P3">ViewShell</text:p>
          <draw:enhanced-geometry svg:viewBox="0 0 21600 21600" draw:type="rectangle" draw:enhanced-path="M 0 0 L 21600 0 21600 21600 0 21600 0 0 Z N"/>
        </draw:custom-shape>
        <draw:custom-shape draw:style-name="gr1" draw:text-style-name="P1" draw:id="id1692" draw:layer="layout" svg:width="2.125cm" svg:height="0.648cm" svg:x="63.338cm" svg:y="41.548cm">
          <text:p text:style-name="P3">SwModify</text:p>
          <draw:enhanced-geometry svg:viewBox="0 0 21600 21600" draw:type="rectangle" draw:enhanced-path="M 0 0 L 21600 0 21600 21600 0 21600 0 0 Z N"/>
        </draw:custom-shape>
        <draw:connector draw:style-name="inheritance_20__28_public_29_" draw:layer="layout" svg:x1="57.427cm" svg:y1="44.089cm" svg:x2="54.652cm" svg:y2="42.583cm" draw:start-shape="id1690" draw:start-glue-point="4" draw:end-shape="id1691" draw:end-glue-point="2" svg:d="m57427 44089v-753h-2775v-753">
          <text:p/>
        </draw:connector>
        <draw:connector draw:style-name="inheritance_20__28_public_29_" draw:layer="layout" svg:x1="58.488cm" svg:y1="44.089cm" svg:x2="64.4cm" svg:y2="42.196cm" draw:start-shape="id1690" draw:start-glue-point="5" draw:end-shape="id1692" draw:end-glue-point="2" svg:d="m58488 44089v-947h5912v-946">
          <text:p/>
        </draw:connector>
        <draw:connector draw:style-name="inheritance_20__28_public_29_" draw:layer="layout" svg:x1="64.4cm" svg:y1="41.548cm" svg:x2="64.322cm" svg:y2="38.958cm" draw:start-shape="id1692" draw:start-glue-point="0" draw:end-shape="id1680" draw:end-glue-point="5" svg:d="m64400 41548v-1295h-78v-1295">
          <text:p/>
        </draw:connector>
        <draw:custom-shape draw:style-name="gr1" draw:text-style-name="P1" draw:id="id1693" draw:layer="layout" svg:width="1.348cm" svg:height="0.726cm" svg:x="53.902cm" svg:y="40.511cm">
          <text:p text:style-name="P3">Ring</text:p>
          <draw:enhanced-geometry svg:viewBox="0 0 21600 21600" draw:type="rectangle" draw:enhanced-path="M 0 0 L 21600 0 21600 21600 0 21600 0 0 Z N"/>
        </draw:custom-shape>
        <draw:connector draw:style-name="inheritance_20__28_public_29_" draw:layer="layout" svg:x1="54.652cm" svg:y1="41.935cm" svg:x2="54.576cm" svg:y2="41.237cm" draw:start-shape="id1691" draw:start-glue-point="0" draw:end-shape="id1693" draw:end-glue-point="2" svg:d="m54652 41935v-349h-76v-349">
          <text:p/>
        </draw:connector>
        <draw:custom-shape draw:style-name="gr3" draw:id="id1694" draw:layer="layout" svg:width="2.099cm" svg:height="0.751cm" svg:x="56.443cm" svg:y="48.08cm">
          <text:p text:style-name="P2">SwFeShell</text:p>
          <draw:enhanced-geometry svg:viewBox="0 0 21600 21600" draw:type="rectangle" draw:enhanced-path="M 0 0 L 21600 0 21600 21600 0 21600 0 0 Z N"/>
        </draw:custom-shape>
        <draw:connector draw:style-name="inheritance_20__28_public_29_" draw:layer="layout" svg:x1="57.492cm" svg:y1="48.08cm" svg:x2="57.414cm" svg:y2="46.575cm" draw:start-shape="id1694" draw:start-glue-point="0" draw:end-shape="id1689" draw:end-glue-point="2" svg:d="m57492 48080v-753h-78v-752">
          <text:p/>
        </draw:connector>
        <draw:custom-shape draw:style-name="gr3" draw:id="id1695" draw:layer="layout" svg:width="2.099cm" svg:height="0.751cm" svg:x="56.676cm" svg:y="49.92cm">
          <text:p text:style-name="P2">SwWrtShell</text:p>
          <draw:enhanced-geometry svg:viewBox="0 0 21600 21600" draw:type="rectangle" draw:enhanced-path="M 0 0 L 21600 0 21600 21600 0 21600 0 0 Z N"/>
        </draw:custom-shape>
        <draw:connector draw:style-name="inheritance_20__28_public_29_" draw:layer="layout" svg:x1="57.725cm" svg:y1="49.92cm" svg:x2="57.492cm" svg:y2="48.831cm" draw:start-shape="id1695" draw:start-glue-point="0" draw:end-shape="id1694" draw:end-glue-point="2" svg:d="m57725 49920v-545h-233v-544">
          <text:p/>
        </draw:connector>
        <draw:custom-shape draw:style-name="gr1" draw:text-style-name="P1" draw:id="id1696" draw:layer="layout" svg:width="2.41cm" svg:height="2.307cm" svg:x="58.645cm" svg:y="52.718cm">
          <draw:glue-point draw:id="4" svg:x="-2.634cm" svg:y="-5.006cm"/>
          <draw:glue-point draw:id="5" svg:x="2.419cm" svg:y="-5.006cm"/>
          <draw:glue-point draw:id="6" svg:x="-5cm" svg:y="-1.742cm"/>
          <draw:glue-point draw:id="7" svg:x="-5cm" svg:y="1.855cm"/>
          <text:p text:style-name="P3">SwEditWin</text:p>
          <draw:enhanced-geometry svg:viewBox="0 0 21600 21600" draw:type="rectangle" draw:enhanced-path="M 0 0 L 21600 0 21600 21600 0 21600 0 0 Z N"/>
        </draw:custom-shape>
        <draw:custom-shape draw:style-name="class_20__28_external_20_module_29_" draw:id="id1697" draw:layer="layout" svg:width="1.84cm" svg:height="0.622cm" svg:x="61.158cm" svg:y="43.984cm">
          <text:p text:style-name="P2">Window</text:p>
          <draw:enhanced-geometry svg:viewBox="0 0 21600 21600" draw:type="rectangle" draw:enhanced-path="M 0 0 L 21600 0 21600 21600 0 21600 0 0 Z N"/>
        </draw:custom-shape>
        <draw:custom-shape draw:style-name="class_20__28_external_20_module_29_" draw:id="id1698" draw:layer="layout" svg:width="2.903cm" svg:height="0.622cm" svg:x="61.003cm" svg:y="49.142cm">
          <text:p text:style-name="P2">DropTargetHelper</text:p>
          <draw:enhanced-geometry svg:viewBox="0 0 21600 21600" draw:type="rectangle" draw:enhanced-path="M 0 0 L 21600 0 21600 21600 0 21600 0 0 Z N"/>
        </draw:custom-shape>
        <draw:custom-shape draw:style-name="class_20__28_external_20_module_29_" draw:id="id1699" draw:layer="layout" svg:width="2.903cm" svg:height="0.622cm" svg:x="62.844cm" svg:y="50.23cm">
          <text:p text:style-name="P2">DragSourceHelper</text:p>
          <draw:enhanced-geometry svg:viewBox="0 0 21600 21600" draw:type="rectangle" draw:enhanced-path="M 0 0 L 21600 0 21600 21600 0 21600 0 0 Z N"/>
        </draw:custom-shape>
        <draw:connector draw:style-name="inheritance_20__28_public_29_" draw:layer="layout" svg:x1="59.216cm" svg:y1="52.718cm" svg:x2="62.078cm" svg:y2="44.606cm" draw:start-shape="id1696" draw:start-glue-point="4" draw:end-shape="id1697" draw:end-glue-point="2" svg:d="m59216 52718v-4056h2862v-4056">
          <text:p/>
        </draw:connector>
        <draw:connector draw:style-name="inheritance_20__28_public_29_" draw:layer="layout" svg:x1="59.85cm" svg:y1="52.718cm" svg:x2="62.454cm" svg:y2="49.764cm" draw:start-shape="id1696" draw:start-glue-point="0" draw:end-shape="id1698" draw:end-glue-point="2" svg:d="m59850 52718v-1477h2604v-1477">
          <text:p/>
        </draw:connector>
        <draw:connector draw:style-name="inheritance_20__28_public_29_" draw:layer="layout" svg:x1="60.432cm" svg:y1="52.718cm" svg:x2="64.295cm" svg:y2="50.852cm" draw:start-shape="id1696" draw:start-glue-point="5" draw:end-shape="id1699" draw:end-glue-point="2" svg:d="m60432 52718v-933h3863v-933">
          <text:p/>
        </draw:connector>
        <draw:custom-shape draw:style-name="gr1" draw:text-style-name="P1" draw:id="id1700" draw:layer="layout" svg:width="2.333cm" svg:height="0.7cm" svg:x="52.606cm" svg:y="53.418cm">
          <text:p text:style-name="P3">SwDrawBase</text:p>
          <draw:enhanced-geometry svg:viewBox="0 0 21600 21600" draw:type="rectangle" draw:enhanced-path="M 0 0 L 21600 0 21600 21600 0 21600 0 0 Z N"/>
        </draw:custom-shape>
        <draw:connector draw:style-name="data_20_member_20__28_pointer_29_" draw:layer="layout" svg:x1="54.939cm" svg:y1="53.768cm" svg:x2="58.645cm" svg:y2="54.298cm" draw:start-shape="id1700" draw:start-glue-point="1" draw:end-shape="id1696" draw:end-glue-point="7" svg:d="m54939 53768h1853v530h1853">
          <text:p/>
        </draw:connector>
        <draw:custom-shape draw:style-name="gr1" draw:text-style-name="P1" draw:id="id1701" draw:layer="layout" svg:width="1.71cm" svg:height="0.7cm" svg:x="52.217cm" svg:y="50.282cm">
          <text:p text:style-name="P3">SwView</text:p>
          <draw:enhanced-geometry svg:viewBox="0 0 21600 21600" draw:type="rectangle" draw:enhanced-path="M 0 0 L 21600 0 21600 21600 0 21600 0 0 Z N"/>
        </draw:custom-shape>
        <draw:connector draw:style-name="data_20_member_20__28_pointer_29_" draw:text-style-name="P2" draw:layer="layout" svg:x1="53.927cm" svg:y1="50.632cm" svg:x2="58.645cm" svg:y2="53.47cm" draw:start-shape="id1701" draw:start-glue-point="1" draw:end-shape="id1696" draw:end-glue-point="6" svg:d="m53927 50632h2359v2838h2359">
          <text:p text:style-name="P2">GetEditWin()</text:p>
        </draw:connector>
        <draw:custom-shape draw:style-name="class_20__28_external_20_module_29_" draw:id="id1702" draw:layer="layout" svg:width="2.281cm" svg:height="0.648cm" svg:x="52.113cm" svg:y="48.39cm">
          <text:p text:style-name="P2">SfxViewShell</text:p>
          <draw:enhanced-geometry svg:viewBox="0 0 21600 21600" draw:type="rectangle" draw:enhanced-path="M 0 0 L 21600 0 21600 21600 0 21600 0 0 Z N"/>
        </draw:custom-shape>
        <draw:connector draw:style-name="inheritance_20__28_public_29_" draw:layer="layout" svg:x1="53.072cm" svg:y1="50.282cm" svg:x2="53.253cm" svg:y2="49.038cm" draw:start-shape="id1701" draw:start-glue-point="0" draw:end-shape="id1702" draw:end-glue-point="2" svg:d="m53072 50282v-622h181v-622">
          <text:p/>
        </draw:connector>
        <draw:custom-shape draw:style-name="gr1" draw:text-style-name="P1" draw:id="id1703" draw:layer="layout" svg:width="2.307cm" svg:height="0.7cm" svg:x="51.88cm" svg:y="51.915cm">
          <text:p text:style-name="P3">SwWebView</text:p>
          <draw:enhanced-geometry svg:viewBox="0 0 21600 21600" draw:type="rectangle" draw:enhanced-path="M 0 0 L 21600 0 21600 21600 0 21600 0 0 Z N"/>
        </draw:custom-shape>
        <draw:connector draw:style-name="inheritance_20__28_public_29_" draw:layer="layout" svg:x1="53.033cm" svg:y1="51.915cm" svg:x2="53.072cm" svg:y2="50.982cm" draw:start-shape="id1703" draw:start-glue-point="0" draw:end-shape="id1701" draw:end-glue-point="2" svg:d="m53033 51915v-466h39v-467">
          <text:p/>
        </draw:connector>
        <draw:custom-shape draw:style-name="class_20__28_external_20_module_29_" draw:id="id1705" draw:layer="layout" svg:width="1.711cm" svg:height="0.699cm" svg:x="48.198cm" svg:y="45.98cm">
          <text:p text:style-name="P2">SfxShell</text:p>
          <draw:enhanced-geometry svg:viewBox="0 0 21600 21600" draw:type="rectangle" draw:enhanced-path="M 0 0 L 21600 0 21600 21600 0 21600 0 0 Z N"/>
        </draw:custom-shape>
        <draw:custom-shape draw:style-name="gr1" draw:text-style-name="P1" draw:id="id1704" draw:layer="layout" svg:width="9.511cm" svg:height="0.7cm" svg:x="40.58cm" svg:y="48.622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3">SwBaseShell</text:p>
          <draw:enhanced-geometry svg:viewBox="0 0 21600 21600" draw:type="rectangle" draw:enhanced-path="M 0 0 L 21600 0 21600 21600 0 21600 0 0 Z N"/>
        </draw:custom-shape>
        <draw:connector draw:style-name="inheritance_20__28_public_29_" draw:layer="layout" svg:x1="45.335cm" svg:y1="48.622cm" svg:x2="49.053cm" svg:y2="46.679cm" draw:start-shape="id1704" draw:start-glue-point="0" draw:end-shape="id1705" draw:end-glue-point="2" svg:d="m45335 48622v-972h3718v-971">
          <text:p/>
        </draw:connector>
        <draw:connector draw:style-name="data_20_member_20__28_reference_29_" draw:text-style-name="P2" draw:layer="layout" svg:x1="50.091cm" svg:y1="48.972cm" svg:x2="52.217cm" svg:y2="50.632cm" draw:start-shape="id1704" draw:start-glue-point="1" draw:end-shape="id1701" draw:end-glue-point="3" svg:d="m50091 48972h1063v1660h1063">
          <text:p text:style-name="P2">GetView()</text:p>
        </draw:connector>
        <draw:custom-shape draw:style-name="gr1" draw:text-style-name="P1" draw:id="id1706" draw:layer="layout" svg:width="2.566cm" svg:height="0.674cm" svg:x="39.621cm" svg:y="53.625cm">
          <text:p text:style-name="P3">SwBezierShell</text:p>
          <draw:enhanced-geometry svg:viewBox="0 0 21600 21600" draw:type="rectangle" draw:enhanced-path="M 0 0 L 21600 0 21600 21600 0 21600 0 0 Z N"/>
        </draw:custom-shape>
        <draw:custom-shape draw:style-name="gr1" draw:text-style-name="P1" draw:id="id1707" draw:layer="layout" svg:width="2.928cm" svg:height="0.674cm" svg:x="40.968cm" svg:y="55.725cm">
          <text:p text:style-name="P3">SwDrawBaseShell</text:p>
          <draw:enhanced-geometry svg:viewBox="0 0 21600 21600" draw:type="rectangle" draw:enhanced-path="M 0 0 L 21600 0 21600 21600 0 21600 0 0 Z N"/>
        </draw:custom-shape>
        <draw:custom-shape draw:style-name="gr1" draw:text-style-name="P1" draw:id="id1708" draw:layer="layout" svg:width="2.462cm" svg:height="0.674cm" svg:x="42.758cm" svg:y="54.584cm">
          <text:p text:style-name="P3">SwFrameShell</text:p>
          <draw:enhanced-geometry svg:viewBox="0 0 21600 21600" draw:type="rectangle" draw:enhanced-path="M 0 0 L 21600 0 21600 21600 0 21600 0 0 Z N"/>
        </draw:custom-shape>
        <draw:custom-shape draw:style-name="gr1" draw:text-style-name="P1" draw:id="id1709" draw:layer="layout" svg:width="2.125cm" svg:height="0.674cm" svg:x="44.519cm" svg:y="55.648cm">
          <text:p text:style-name="P3">SwGrfShell</text:p>
          <draw:enhanced-geometry svg:viewBox="0 0 21600 21600" draw:type="rectangle" draw:enhanced-path="M 0 0 L 21600 0 21600 21600 0 21600 0 0 Z N"/>
        </draw:custom-shape>
        <draw:custom-shape draw:style-name="gr1" draw:text-style-name="P1" draw:id="id1710" draw:layer="layout" svg:width="2.125cm" svg:height="0.674cm" svg:x="45.92cm" svg:y="54.688cm">
          <text:p text:style-name="P3">SwListShell</text:p>
          <draw:enhanced-geometry svg:viewBox="0 0 21600 21600" draw:type="rectangle" draw:enhanced-path="M 0 0 L 21600 0 21600 21600 0 21600 0 0 Z N"/>
        </draw:custom-shape>
        <draw:custom-shape draw:style-name="gr1" draw:text-style-name="P1" draw:id="id1713" draw:layer="layout" svg:width="2.332cm" svg:height="0.674cm" svg:x="49.781cm" svg:y="55.647cm">
          <text:p text:style-name="P3">SwMediaShell</text:p>
          <draw:enhanced-geometry svg:viewBox="0 0 21600 21600" draw:type="rectangle" draw:enhanced-path="M 0 0 L 21600 0 21600 21600 0 21600 0 0 Z N"/>
        </draw:custom-shape>
        <draw:custom-shape draw:style-name="gr1" draw:text-style-name="P1" draw:id="id1711" draw:layer="layout" svg:width="2.332cm" svg:height="0.674cm" svg:x="47.137cm" svg:y="55.622cm">
          <text:p text:style-name="P3">SwTableShell</text:p>
          <draw:enhanced-geometry svg:viewBox="0 0 21600 21600" draw:type="rectangle" draw:enhanced-path="M 0 0 L 21600 0 21600 21600 0 21600 0 0 Z N"/>
        </draw:custom-shape>
        <draw:custom-shape draw:style-name="gr1" draw:text-style-name="P1" draw:id="id1712" draw:layer="layout" svg:width="2.099cm" svg:height="0.674cm" svg:x="48.51cm" svg:y="54.352cm">
          <text:p text:style-name="P3">SwTextShell</text:p>
          <draw:enhanced-geometry svg:viewBox="0 0 21600 21600" draw:type="rectangle" draw:enhanced-path="M 0 0 L 21600 0 21600 21600 0 21600 0 0 Z N"/>
        </draw:custom-shape>
        <draw:connector draw:style-name="inheritance_20__28_public_29_" draw:layer="layout" svg:x1="40.904cm" svg:y1="53.625cm" svg:x2="41.544cm" svg:y2="49.322cm" draw:start-shape="id1706" draw:start-glue-point="0" draw:end-shape="id1704" draw:end-glue-point="4" svg:d="m40904 53625v-2151h640v-2152">
          <text:p/>
        </draw:connector>
        <draw:connector draw:style-name="inheritance_20__28_public_29_" draw:layer="layout" svg:x1="42.432cm" svg:y1="55.725cm" svg:x2="42.43cm" svg:y2="49.322cm" draw:start-shape="id1707" draw:start-glue-point="0" draw:end-shape="id1704" draw:end-glue-point="5" svg:d="m42432 55725v-3201h-2v-3202">
          <text:p/>
        </draw:connector>
        <draw:connector draw:style-name="inheritance_20__28_public_29_" draw:layer="layout" svg:x1="43.989cm" svg:y1="54.584cm" svg:x2="43.431cm" svg:y2="49.322cm" draw:start-shape="id1708" draw:start-glue-point="0" draw:end-shape="id1704" draw:end-glue-point="8" svg:d="m43989 54584v-2631h-558v-2631">
          <text:p/>
        </draw:connector>
        <draw:connector draw:style-name="inheritance_20__28_public_29_" draw:layer="layout" svg:x1="45.581cm" svg:y1="55.648cm" svg:x2="44.394cm" svg:y2="49.322cm" draw:start-shape="id1709" draw:start-glue-point="0" draw:end-shape="id1704" draw:end-glue-point="9" svg:d="m45581 55648v-3163h-1187v-3163">
          <text:p/>
        </draw:connector>
        <draw:connector draw:style-name="inheritance_20__28_public_29_" draw:layer="layout" svg:x1="46.982cm" svg:y1="54.688cm" svg:x2="45.335cm" svg:y2="49.322cm" draw:start-shape="id1710" draw:start-glue-point="0" draw:end-shape="id1704" draw:end-glue-point="2" svg:d="m46982 54688v-2683h-1647v-2683">
          <text:p/>
        </draw:connector>
        <draw:connector draw:style-name="inheritance_20__28_public_29_" draw:layer="layout" draw:line-skew="-0.92cm" svg:x1="48.303cm" svg:y1="55.622cm" svg:x2="46.934cm" svg:y2="49.322cm" draw:start-shape="id1711" draw:start-glue-point="0" draw:end-shape="id1704" draw:end-glue-point="6" svg:d="m48303 55622v-4070h-1369v-2230">
          <text:p/>
        </draw:connector>
        <draw:connector draw:style-name="inheritance_20__28_public_29_" draw:layer="layout" draw:line-skew="-0.648cm" svg:x1="49.559cm" svg:y1="54.352cm" svg:x2="47.934cm" svg:y2="49.322cm" draw:start-shape="id1712" draw:start-glue-point="0" draw:end-shape="id1704" draw:end-glue-point="10" svg:d="m49559 54352v-3163h-1625v-1867">
          <text:p/>
        </draw:connector>
        <draw:connector draw:style-name="inheritance_20__28_public_29_" draw:layer="layout" draw:line-skew="-1.658cm" svg:x1="50.947cm" svg:y1="55.647cm" svg:x2="49.09cm" svg:y2="49.322cm" draw:start-shape="id1713" draw:start-glue-point="0" draw:end-shape="id1704" draw:end-glue-point="7" svg:d="m50947 55647v-4820h-1857v-1505">
          <text:p/>
        </draw:connector>
        <draw:connector draw:style-name="data_20_member_20__28_pointer_29_" draw:text-style-name="P2" draw:layer="layout" draw:line-skew="1.435cm" svg:x1="55.715cm" svg:y1="42.259cm" svg:x2="61.158cm" svg:y2="44.295cm" draw:start-shape="id1691" draw:start-glue-point="1" draw:end-shape="id1697" draw:end-glue-point="3" svg:d="m55715 42259h4156v2036h1287">
          <text:p text:style-name="P2">GetWin()</text:p>
        </draw:connector>
      </draw:page>
      <draw:page draw:name="toolkit" draw:style-name="dp1" draw:master-page-name="Default">
        <office:forms form:automatic-focus="false" form:apply-design-mode="false"/>
        <draw:connector draw:style-name="inheritance_20__28_public_29_" draw:layer="layout" svg:x1="56.892cm" svg:y1="67.587cm" svg:x2="103.879cm" svg:y2="39.337cm" draw:start-shape="id1714" draw:start-glue-point="4" draw:end-shape="id1715" draw:end-glue-point="5" svg:d="m56892 67587v-14125h46987v-14125">
          <text:p/>
        </draw:connector>
        <draw:connector draw:style-name="inheritance_20__28_public_29_" draw:layer="layout" svg:x1="75.429cm" svg:y1="66.242cm" svg:x2="69.176cm" svg:y2="11.292cm" draw:start-shape="id1716" draw:start-glue-point="5" draw:end-shape="id1717" draw:end-glue-point="16" svg:d="m75429 66242v-27475h-6253v-27475">
          <text:p/>
        </draw:connector>
        <draw:custom-shape draw:style-name="gr1" draw:text-style-name="P1" draw:id="id1718" draw:layer="layout" svg:width="2.98cm" svg:height="0.7cm" svg:x="36.361cm" svg:y="46.69cm">
          <draw:glue-point draw:id="4" svg:x="-2.124cm" svg:y="-5cm"/>
          <draw:glue-point draw:id="5" svg:x="2.243cm" svg:y="-5cm"/>
          <text:p text:style-name="P3">VCLXToolkit</text:p>
          <draw:enhanced-geometry svg:viewBox="0 0 21600 21600" draw:type="rectangle" draw:enhanced-path="M 0 0 L 21600 0 21600 21600 0 21600 0 0 Z N"/>
        </draw:custom-shape>
        <draw:custom-shape draw:style-name="gr2" draw:id="id1719" draw:layer="layout" svg:width="7.18cm" svg:height="2.955cm" svg:x="30.011cm" svg:y="41.221cm">
          <text:p text:style-name="P2">com.sun.star.awt.XToolkit</text:p>
          <text:p text:style-name="P2">com.sun.star.lang.XServiceInfo</text:p>
          <text:p text:style-name="P2">com.sun.star.awt.XSystemChildFactory</text:p>
          <text:p text:style-name="P2">com.sun.star.awt.XMessageBoxFactory</text:p>
          <text:p text:style-name="P2">com.sun.star.awt.XDataTransferProviderAccess</text:p>
          <text:p text:style-name="P2">com.sun.star.awt.XExtendedToolkit</text:p>
          <text:p text:style-name="P2">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718" draw:start-glue-point="4" draw:end-shape="id1719" svg:d="m37219 46690v-1257h-3618v-1257">
          <text:p/>
        </draw:connector>
        <draw:custom-shape draw:style-name="gr1" draw:text-style-name="P1" draw:id="id1720" draw:layer="layout" svg:width="2.955cm" svg:height="0.674cm" svg:x="39.939cm" svg:y="44.564cm">
          <text:p text:style-name="P3">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718" draw:start-glue-point="5" draw:end-shape="id1720" draw:end-glue-point="2" svg:d="m38519 46690v-726h2897v-726">
          <text:p/>
        </draw:connector>
        <draw:custom-shape draw:style-name="uno_20_service" draw:id="id1721" draw:layer="layout" svg:width="4.095cm" svg:height="0.622cm" svg:x="38.563cm" svg:y="41.972cm">
          <text:p text:style-name="P2">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718" draw:start-glue-point="0" draw:end-shape="id1721" draw:end-glue-point="2" svg:d="m37851 46690v-2929h2759v-1167">
          <text:p/>
        </draw:connector>
        <draw:custom-shape draw:style-name="gr1" draw:text-style-name="P1" draw:id="id1725" draw:layer="layout" svg:width="2.177cm" svg:height="0.673cm" svg:x="80.619cm" svg:y="29.1cm">
          <draw:glue-point draw:id="4" svg:x="-2.145cm" svg:y="-5.007cm"/>
          <draw:glue-point draw:id="5" svg:x="2.14cm" svg:y="-5.007cm"/>
          <text:p text:style-name="P3">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2"><text:span text:style-name="T2">aComponentInfos</text:span> array contains widget names that can be created.</text:p>
          </draw:text-box>
        </draw:frame>
        <draw:custom-shape draw:style-name="gr1" draw:text-style-name="P1" draw:id="id1726"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3">VCLXImageConsumer</text:p>
          <draw:enhanced-geometry svg:viewBox="0 0 21600 21600" draw:type="rectangle" draw:enhanced-path="M 0 0 L 21600 0 21600 21600 0 21600 0 0 Z N"/>
        </draw:custom-shape>
        <draw:custom-shape draw:style-name="gr1" draw:text-style-name="P1" draw:id="id1717"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3">VCLXWindow</text:p>
          <draw:enhanced-geometry svg:viewBox="0 0 21600 21600" draw:type="rectangle" draw:enhanced-path="M 0 0 L 21600 0 21600 21600 0 21600 0 0 Z N"/>
        </draw:custom-shape>
        <draw:custom-shape draw:style-name="gr1" draw:text-style-name="P1" draw:id="id1722" draw:layer="layout" svg:width="2.229cm" svg:height="0.571cm" svg:x="70.606cm" svg:y="5.909cm">
          <draw:glue-point draw:id="4" svg:x="2.31cm" svg:y="4.991cm"/>
          <draw:glue-point draw:id="5" svg:x="-2.57cm" svg:y="4.991cm"/>
          <text:p text:style-name="P3">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717" draw:start-glue-point="4" draw:end-shape="id1722" draw:end-glue-point="5" svg:d="m71597 10644v-2082h-449v-2084">
          <text:p/>
        </draw:connector>
        <draw:custom-shape draw:style-name="gr2" draw:id="id1723" draw:layer="layout" svg:width="5.314cm" svg:height="1.425cm" svg:x="68.688cm" svg:y="2.956cm">
          <text:p text:style-name="P2">com.sun.star.awt.XDevice</text:p>
          <text:p text:style-name="P2">com.sun.star.lang.XTypeProvider</text:p>
          <text:p text:style-name="P2">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722" draw:start-glue-point="0" draw:end-shape="id1723" draw:end-glue-point="2" svg:d="m71720 5909v-765h-375v-763">
          <text:p/>
        </draw:connector>
        <draw:custom-shape draw:style-name="gr2" draw:id="id1724" draw:layer="layout" svg:width="6.194cm" svg:height="3.11cm" svg:x="92.256cm" svg:y="4.064cm">
          <text:p text:style-name="P2">com.sun.star.accessibility.XAccessible</text:p>
          <text:p text:style-name="P2">com.sun.star.awt.XDockableWindow</text:p>
          <text:p text:style-name="P2">com.sun.star.awt.XLayoutConstrains</text:p>
          <text:p text:style-name="P2">com.sun.star.awt.XVclWindowPeer</text:p>
          <text:p text:style-name="P2">com.sun.star.awt.XView</text:p>
          <text:p text:style-name="P2">com.sun.star.awt.XWindow2</text:p>
          <text:p text:style-name="P2">com.sun.star.beans.XPropertySetInfo</text:p>
          <text:p text:style-name="P2">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717" draw:start-glue-point="5" draw:end-shape="id1724" draw:end-glue-point="2" svg:d="m85020 10644v-1735h10333v-1735">
          <text:p/>
        </draw:connector>
        <draw:connector draw:style-name="inheritance_20__28_public_29_" draw:layer="layout" svg:x1="82.172cm" svg:y1="29.1cm" svg:x2="82.952cm" svg:y2="26.738cm" draw:start-shape="id1725" draw:start-glue-point="5" draw:end-shape="id1726" draw:end-glue-point="4" svg:d="m82172 29100v-1181h780v-1181">
          <text:p/>
        </draw:connector>
        <draw:custom-shape draw:style-name="gr2" draw:id="id1727" draw:layer="layout" svg:width="5.262cm" svg:height="0.907cm" svg:x="76.575cm" svg:y="26.794cm">
          <text:p text:style-name="P2">com.sun.star.awt.XButton</text:p>
          <text:p text:style-name="P2">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725" draw:start-glue-point="4" draw:end-shape="id1727" draw:end-glue-point="2" svg:d="m81241 29100v-700h-2035v-699">
          <text:p/>
        </draw:connector>
        <draw:connector draw:style-name="inheritance_20__28_public_29_" draw:layer="layout" svg:x1="84.533cm" svg:y1="26.093cm" svg:x2="85.313cm" svg:y2="11.292cm" draw:start-shape="id1726" draw:start-glue-point="5" draw:end-shape="id1717" draw:end-glue-point="11" svg:d="m84533 26093v-7401h780v-7400">
          <text:p/>
        </draw:connector>
        <draw:custom-shape draw:style-name="gr2" draw:id="id1728" draw:layer="layout" svg:width="5.547cm" svg:height="0.622cm" svg:x="85.593cm" svg:y="23.891cm">
          <text:p text:style-name="P2">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726" draw:start-glue-point="6" draw:end-shape="id1728" draw:end-glue-point="2" svg:d="m88237 26093v-790h129v-790">
          <text:p/>
        </draw:connector>
        <draw:custom-shape draw:style-name="gr1" draw:text-style-name="P1" draw:id="id1729" draw:layer="layout" svg:width="3.084cm" svg:height="0.596cm" svg:x="81.627cm" svg:y="32.599cm">
          <text:p text:style-name="P3">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729" draw:start-glue-point="0" draw:end-shape="id1726" draw:end-glue-point="7" svg:d="m83169 32599v-2930h508v-2931">
          <text:p/>
        </draw:connector>
        <draw:custom-shape draw:style-name="gr1" draw:text-style-name="P1" draw:id="id1730" draw:layer="layout" svg:width="2.747cm" svg:height="0.57cm" svg:x="84.248cm" svg:y="34.854cm">
          <draw:glue-point draw:id="4" svg:x="-1.983cm" svg:y="-5cm"/>
          <draw:glue-point draw:id="5" svg:x="2.544cm" svg:y="-5cm"/>
          <text:p text:style-name="P3">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730" draw:start-glue-point="4" draw:end-shape="id1726" draw:end-glue-point="8" svg:d="m85077 34854v-4057h-778v-4059">
          <text:p/>
        </draw:connector>
        <draw:custom-shape draw:style-name="gr2" draw:id="id1731" draw:layer="layout" svg:width="4.769cm" svg:height="0.96cm" svg:x="85.231cm" svg:y="32.572cm">
          <text:p text:style-name="P2">com.sun.star.awt.XCheckBox</text:p>
          <text:p text:style-name="P2">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730" draw:start-glue-point="5" draw:end-shape="id1731" draw:end-glue-point="2" svg:d="m86319 34854v-661h1296v-661">
          <text:p/>
        </draw:connector>
        <draw:custom-shape draw:style-name="gr1" draw:text-style-name="P1" draw:id="id1732" draw:layer="layout" svg:width="3.084cm" svg:height="0.57cm" svg:x="86.087cm" svg:y="31.2cm">
          <draw:glue-point draw:id="4" svg:x="-1.974cm" svg:y="-5cm"/>
          <draw:glue-point draw:id="5" svg:x="1.974cm" svg:y="-5cm"/>
          <text:p text:style-name="P3">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732" draw:start-glue-point="4" draw:end-shape="id1726" draw:end-glue-point="9" svg:d="m87021 31200v-1348h-2151v-3114">
          <text:p/>
        </draw:connector>
        <draw:custom-shape draw:style-name="gr2" draw:id="id1733" draw:layer="layout" svg:width="4.873cm" svg:height="0.882cm" svg:x="87.279cm" svg:y="29.203cm">
          <text:p text:style-name="P2">com.sun.star.awt.XButton</text:p>
          <text:p text:style-name="P2">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732" draw:start-glue-point="5" draw:end-shape="id1733" draw:end-glue-point="2" svg:d="m88237 31200v-557h1478v-558">
          <text:p/>
        </draw:connector>
        <draw:custom-shape draw:style-name="gr1" draw:text-style-name="P1" draw:id="id1734" draw:layer="layout" svg:width="3.111cm" svg:height="0.621cm" svg:x="99.669cm" svg:y="40.349cm">
          <draw:glue-point draw:id="4" svg:x="-2.333cm" svg:y="-5cm"/>
          <draw:glue-point draw:id="5" svg:x="2.166cm" svg:y="-5cm"/>
          <draw:glue-point draw:id="6" svg:x="-2.166cm" svg:y="4.991cm"/>
          <draw:glue-point draw:id="7" svg:x="2.414cm" svg:y="4.991cm"/>
          <text:p text:style-name="P3">VCLXTopWindow</text:p>
          <draw:enhanced-geometry svg:viewBox="0 0 21600 21600" draw:type="rectangle" draw:enhanced-path="M 0 0 L 21600 0 21600 21600 0 21600 0 0 Z N"/>
        </draw:custom-shape>
        <draw:custom-shape draw:style-name="gr1" draw:text-style-name="P1" draw:id="id1715" draw:layer="layout" svg:width="3.888cm" svg:height="0.622cm" svg:x="101.014cm" svg:y="38.715cm">
          <draw:glue-point draw:id="4" svg:x="-2.893cm" svg:y="5cm"/>
          <draw:glue-point draw:id="5" svg:x="2.371cm" svg:y="5cm"/>
          <text:p text:style-name="P3">VCLXTopWindow_Base</text:p>
          <draw:enhanced-geometry svg:viewBox="0 0 21600 21600" draw:type="rectangle" draw:enhanced-path="M 0 0 L 21600 0 21600 21600 0 21600 0 0 Z N"/>
        </draw:custom-shape>
        <draw:custom-shape draw:style-name="gr1" draw:text-style-name="P1" draw:id="id1735" draw:layer="layout" svg:width="2.644cm" svg:height="0.596cm" svg:x="93.137cm" svg:y="35.502cm">
          <draw:glue-point draw:id="4" svg:x="-2.45cm" svg:y="-5cm"/>
          <draw:glue-point draw:id="5" svg:x="2.061cm" svg:y="-5cm"/>
          <draw:glue-point draw:id="6" svg:x="-2.447cm" svg:y="5cm"/>
          <draw:glue-point draw:id="7" svg:x="2.454cm" svg:y="5cm"/>
          <text:p text:style-name="P3">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734" draw:start-glue-point="5" draw:end-shape="id1715" draw:end-glue-point="2" svg:d="m101897 40349v-506h1061v-506">
          <text:p/>
        </draw:connector>
        <draw:connector draw:style-name="inheritance_20__28_public_29_" draw:layer="layout" svg:x1="100.499cm" svg:y1="40.349cm" svg:x2="95.107cm" svg:y2="36.098cm" draw:start-shape="id1734" draw:start-glue-point="4" draw:end-shape="id1735" draw:end-glue-point="7" svg:d="m100499 40349v-2126h-5392v-2125">
          <text:p/>
        </draw:connector>
        <draw:custom-shape draw:style-name="gr1" draw:text-style-name="P1" draw:id="id1736" draw:layer="layout" svg:width="2.462cm" svg:height="0.544cm" svg:x="99.279cm" svg:y="46.491cm">
          <draw:glue-point draw:id="4" svg:x="-1.945cm" svg:y="-5cm"/>
          <draw:glue-point draw:id="5" svg:x="1.632cm" svg:y="-5cm"/>
          <text:p text:style-name="P3">VCLXDialog</text:p>
          <draw:enhanced-geometry svg:viewBox="0 0 21600 21600" draw:type="rectangle" draw:enhanced-path="M 0 0 L 21600 0 21600 21600 0 21600 0 0 Z N"/>
        </draw:custom-shape>
        <draw:custom-shape draw:style-name="gr1" draw:text-style-name="P1" draw:id="id1737" draw:layer="layout" svg:width="3.136cm" svg:height="0.544cm" svg:x="101.249cm" svg:y="45.246cm">
          <draw:glue-point draw:id="4" svg:x="-2.107cm" svg:y="-5cm"/>
          <draw:glue-point draw:id="5" svg:x="2.19cm" svg:y="-5cm"/>
          <text:p text:style-name="P3">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736" draw:start-glue-point="5" draw:end-shape="id1734" draw:end-glue-point="6" svg:d="m100911 46491v-2761h-360v-2762">
          <text:p/>
        </draw:connector>
        <draw:connector draw:style-name="inheritance_20__28_public_29_" draw:layer="layout" svg:x1="102.157cm" svg:y1="45.246cm" svg:x2="101.974cm" svg:y2="40.968cm" draw:start-shape="id1737" draw:start-glue-point="4" draw:end-shape="id1734" draw:end-glue-point="7" svg:d="m102157 45246v-2138h-183v-2140">
          <text:p/>
        </draw:connector>
        <draw:custom-shape draw:style-name="gr2" draw:id="id1738" draw:layer="layout" svg:width="7.596cm" svg:height="1.036cm" svg:x="100.911cm" svg:y="36.772cm">
          <text:p text:style-name="P2">com.sun.star.awt.XSystemDependentWindowPeer</text:p>
          <text:p text:style-name="P2">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715" draw:start-glue-point="0" draw:end-shape="id1738" draw:end-glue-point="2" svg:d="m102958 38715v-453h1751v-454">
          <text:p/>
        </draw:connector>
        <draw:custom-shape draw:style-name="gr2" draw:id="id1739" draw:layer="layout" svg:width="4.043cm" svg:height="0.597cm" svg:x="96.637cm" svg:y="44.753cm">
          <text:p text:style-name="P2">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736" draw:start-glue-point="4" draw:end-shape="id1739" draw:end-glue-point="2" svg:d="m100032 46491v-571h-1374v-570">
          <text:p/>
        </draw:connector>
        <draw:custom-shape draw:style-name="gr2" draw:id="id1740" draw:layer="layout" svg:width="4.975cm" svg:height="0.597cm" svg:x="102.235cm" svg:y="42.346cm">
          <text:p text:style-name="P2">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737" draw:start-glue-point="5" draw:end-shape="id1740" draw:end-glue-point="2" svg:d="m103503 45246v-1152h1219v-1151">
          <text:p/>
        </draw:connector>
        <draw:connector draw:style-name="inheritance_20__28_public_29_" draw:layer="layout" svg:x1="93.812cm" svg:y1="35.502cm" svg:x2="94.923cm" svg:y2="11.292cm" draw:start-shape="id1735" draw:start-glue-point="4" draw:end-shape="id1717" draw:end-glue-point="8" svg:d="m93812 35502v-12105h1111v-12105">
          <text:p/>
        </draw:connector>
        <draw:custom-shape draw:style-name="gr2" draw:id="id1741" draw:layer="layout" svg:width="5.754cm" svg:height="1.011cm" svg:x="94.304cm" svg:y="32.754cm">
          <text:p text:style-name="P2">com.sun.star.awt.XVclContainer</text:p>
          <text:p text:style-name="P2">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735" draw:start-glue-point="5" draw:end-shape="id1741" draw:end-glue-point="2" svg:d="m95003 35502v-869h2178v-868">
          <text:p/>
        </draw:connector>
        <draw:custom-shape draw:style-name="gr1" draw:text-style-name="P1" draw:id="id1742" draw:layer="layout" svg:width="2.514cm" svg:height="0.648cm" svg:x="92.049cm" svg:y="39.854cm">
          <draw:glue-point draw:id="4" svg:x="-2.525cm" svg:y="-5cm"/>
          <draw:glue-point draw:id="5" svg:x="2.219cm" svg:y="-5cm"/>
          <text:p text:style-name="P3">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742" draw:start-glue-point="0" draw:end-shape="id1735" draw:end-glue-point="6" svg:d="m93306 39854v-1878h507v-1878">
          <text:p/>
        </draw:connector>
        <draw:custom-shape draw:style-name="gr2" draw:id="id1744" draw:layer="layout" svg:width="5.262cm" svg:height="0.647cm" svg:x="73.878cm" svg:y="14.793cm">
          <text:p text:style-name="P2">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743" draw:start-glue-point="4" draw:end-shape="id1744" svg:d="m77811 16632v-596h-1302v-596">
          <text:p/>
        </draw:connector>
        <draw:connector draw:style-name="inheritance_20__28_public_29_" draw:layer="layout" svg:x1="79.507cm" svg:y1="16.632cm" svg:x2="80.107cm" svg:y2="11.292cm" draw:start-shape="id1743" draw:start-glue-point="5" draw:end-shape="id1717" draw:end-glue-point="2" svg:d="m79507 16632v-2670h600v-2670">
          <text:p/>
        </draw:connector>
        <draw:custom-shape draw:style-name="gr1" draw:text-style-name="P1" draw:id="id1745" draw:layer="layout" svg:width="2.644cm" svg:height="0.596cm" svg:x="76.757cm" svg:y="23.5cm">
          <draw:glue-point draw:id="4" svg:x="-2.45cm" svg:y="-5cm"/>
          <draw:glue-point draw:id="5" svg:x="2.061cm" svg:y="-5cm"/>
          <draw:glue-point draw:id="6" svg:x="-2.447cm" svg:y="5cm"/>
          <draw:glue-point draw:id="7" svg:x="2.454cm" svg:y="5cm"/>
          <text:p text:style-name="P3">VCLXFixedText</text:p>
          <draw:enhanced-geometry svg:viewBox="0 0 21600 21600" draw:type="rectangle" draw:enhanced-path="M 0 0 L 21600 0 21600 21600 0 21600 0 0 Z N"/>
        </draw:custom-shape>
        <draw:custom-shape draw:style-name="gr2" draw:id="id1746" draw:layer="layout" svg:width="4.665cm" svg:height="0.622cm" svg:x="77.924cm" svg:y="22.021cm">
          <text:p text:style-name="P2">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745" draw:start-glue-point="5" draw:end-shape="id1746" draw:end-glue-point="2" svg:d="m78623 23500v-428h1633v-429">
          <text:p/>
        </draw:connector>
        <draw:custom-shape draw:style-name="gr1" draw:text-style-name="P3" draw:id="id1747" draw:layer="layout" svg:width="2.644cm" svg:height="0.596cm" svg:x="80.049cm" svg:y="20.493cm">
          <draw:glue-point draw:id="4" svg:x="-2.45cm" svg:y="-5cm"/>
          <draw:glue-point draw:id="5" svg:x="2.061cm" svg:y="-5cm"/>
          <draw:glue-point draw:id="6" svg:x="-2.447cm" svg:y="5cm"/>
          <draw:glue-point draw:id="7" svg:x="2.454cm" svg:y="5cm"/>
          <text:p text:style-name="P3">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747" draw:start-glue-point="4" draw:end-shape="id1748" draw:end-glue-point="2" svg:d="m80724 20493v-646h-1646v-647">
          <text:p/>
        </draw:connector>
        <draw:connector draw:style-name="inheritance_20__28_public_29_" draw:layer="layout" svg:x1="81.915cm" svg:y1="20.493cm" svg:x2="82.231cm" svg:y2="11.292cm" draw:start-shape="id1747" draw:start-glue-point="5" draw:end-shape="id1717" draw:end-glue-point="12" svg:d="m81915 20493v-4600h316v-4601">
          <text:p/>
        </draw:connector>
        <draw:custom-shape draw:style-name="gr1" draw:text-style-name="P1" draw:id="id1749" draw:layer="layout" svg:width="2.67cm" svg:height="0.596cm" svg:x="100.86cm" svg:y="15.778cm">
          <draw:glue-point draw:id="4" svg:x="-2.45cm" svg:y="-5cm"/>
          <draw:glue-point draw:id="5" svg:x="2.061cm" svg:y="-5cm"/>
          <draw:glue-point draw:id="6" svg:x="-2.447cm" svg:y="5cm"/>
          <draw:glue-point draw:id="7" svg:x="2.454cm" svg:y="5cm"/>
          <text:p text:style-name="P3">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749" draw:start-glue-point="4" draw:end-shape="id1717" draw:end-glue-point="7" svg:d="m101541 15778v-2243h-2875v-2243">
          <text:p/>
        </draw:connector>
        <draw:custom-shape draw:style-name="gr2" draw:id="id1750" draw:layer="layout" svg:width="6.35cm" svg:height="1.425cm" svg:x="102.336cm" svg:y="12.408cm">
          <text:p text:style-name="P2">com.sun.star.awt.XTextComponent</text:p>
          <text:p text:style-name="P2">com.sun.star.awt.XTextEditField</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749" draw:start-glue-point="5" draw:end-shape="id1750" draw:end-glue-point="2" svg:d="m102745 15778v-973h2766v-972">
          <text:p/>
        </draw:connector>
        <draw:custom-shape draw:style-name="gr1" draw:text-style-name="P1" draw:id="id1751" draw:layer="layout" svg:width="2.333cm" svg:height="0.596cm" svg:x="87.279cm" svg:y="21.272cm">
          <draw:glue-point draw:id="4" svg:x="-2.45cm" svg:y="-5cm"/>
          <draw:glue-point draw:id="5" svg:x="2.061cm" svg:y="-5cm"/>
          <draw:glue-point draw:id="6" svg:x="-2.447cm" svg:y="5cm"/>
          <draw:glue-point draw:id="7" svg:x="2.454cm" svg:y="5cm"/>
          <text:p text:style-name="P3">VCLXListBox</text:p>
          <draw:enhanced-geometry svg:viewBox="0 0 21600 21600" draw:type="rectangle" draw:enhanced-path="M 0 0 L 21600 0 21600 21600 0 21600 0 0 Z N"/>
        </draw:custom-shape>
        <draw:custom-shape draw:style-name="gr2" draw:id="id1748" draw:layer="layout" svg:width="4.274cm" svg:height="0.622cm" svg:x="76.941cm" svg:y="18.578cm">
          <text:p text:style-name="P2">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751" draw:start-glue-point="4" draw:end-shape="id1717" draw:end-glue-point="10" svg:d="m87874 21272v-6715h300v-3265">
          <text:p/>
        </draw:connector>
        <draw:custom-shape draw:style-name="gr2" draw:id="id1752" draw:layer="layout" svg:width="6.168cm" svg:height="0.907cm" svg:x="88.108cm" svg:y="19.275cm">
          <text:p text:style-name="P2">com.sun.star.awt.XListBox</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751" draw:start-glue-point="5" draw:end-shape="id1752" draw:end-glue-point="2" svg:d="m88925 21272v-545h2267v-545">
          <text:p/>
        </draw:connector>
        <draw:custom-shape draw:style-name="gr1" draw:text-style-name="P1" draw:id="id1753" draw:layer="layout" svg:width="2.747cm" svg:height="0.596cm" svg:x="98.166cm" svg:y="23.631cm">
          <draw:glue-point draw:id="4" svg:x="-2.45cm" svg:y="-5cm"/>
          <draw:glue-point draw:id="5" svg:x="2.061cm" svg:y="-5cm"/>
          <draw:glue-point draw:id="6" svg:x="-2.447cm" svg:y="5cm"/>
          <draw:glue-point draw:id="7" svg:x="2.454cm" svg:y="5cm"/>
          <text:p text:style-name="P3">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753" draw:start-glue-point="4" draw:end-shape="id1749" draw:end-glue-point="6" svg:d="m98866 23631v-4665h2676v-2592">
          <text:p/>
        </draw:connector>
        <draw:custom-shape draw:style-name="gr2" draw:id="id1754" draw:layer="layout" svg:width="4.614cm" svg:height="0.622cm" svg:x="99.175cm" svg:y="22.205cm">
          <text:p text:style-name="P2">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753" draw:start-glue-point="5" draw:end-shape="id1754" draw:end-glue-point="2" svg:d="m100105 23631v-402h1377v-402">
          <text:p/>
        </draw:connector>
        <draw:custom-shape draw:style-name="gr1" draw:text-style-name="P1" draw:id="id1755" draw:layer="layout" svg:width="2.669cm" svg:height="0.596cm" svg:x="103.557cm" svg:y="18.94cm">
          <draw:glue-point draw:id="4" svg:x="-2.45cm" svg:y="-5cm"/>
          <draw:glue-point draw:id="5" svg:x="2.061cm" svg:y="-5cm"/>
          <draw:glue-point draw:id="6" svg:x="-2.447cm" svg:y="5cm"/>
          <draw:glue-point draw:id="7" svg:x="2.454cm" svg:y="5cm"/>
          <text:p text:style-name="P3">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755" draw:start-glue-point="4" draw:end-shape="id1749" draw:end-glue-point="2" svg:d="m104238 18940v-1283h-2043v-1283">
          <text:p/>
        </draw:connector>
        <draw:custom-shape draw:style-name="gr2" draw:id="id1756" draw:layer="layout" svg:width="4.38cm" svg:height="0.622cm" svg:x="104.463cm" svg:y="16.529cm">
          <text:p text:style-name="P2">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755" draw:start-glue-point="5" draw:end-shape="id1756" draw:end-glue-point="2" svg:d="m105441 18940v-894h1212v-895">
          <text:p/>
        </draw:connector>
        <draw:custom-shape draw:style-name="gr1" draw:text-style-name="P1" draw:id="id1757"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3">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757" draw:start-glue-point="0" draw:end-shape="id1755" draw:end-glue-point="2" svg:d="m109025 21013v-738h-4134v-739">
          <text:p/>
        </draw:connector>
        <draw:custom-shape draw:style-name="gr1" draw:text-style-name="P1" draw:id="id1758" draw:layer="layout" svg:width="2.669cm" svg:height="0.596cm" svg:x="99.204cm" svg:y="31.354cm">
          <draw:glue-point draw:id="4" svg:x="-4.451cm" svg:y="-5cm"/>
          <draw:glue-point draw:id="5" svg:x="4.042cm" svg:y="-5cm"/>
          <draw:glue-point draw:id="6" svg:x="-2.447cm" svg:y="5cm"/>
          <draw:glue-point draw:id="7" svg:x="2.454cm" svg:y="5cm"/>
          <text:p text:style-name="P3">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758" draw:start-glue-point="4" draw:end-shape="id1757" draw:end-glue-point="8" svg:d="m99351 31354v-5858h5716v-3887">
          <text:p/>
        </draw:connector>
        <draw:custom-shape draw:style-name="gr2" draw:id="id1759" draw:layer="layout" svg:width="4.614cm" svg:height="0.622cm" svg:x="99.523cm" svg:y="30.194cm">
          <text:p text:style-name="P2">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758" draw:start-glue-point="5" draw:end-shape="id1759" draw:end-glue-point="2" svg:d="m101616 31354v-269h214v-269">
          <text:p/>
        </draw:connector>
        <draw:custom-shape draw:style-name="gr1" draw:text-style-name="P1" draw:id="id1760" draw:layer="layout" svg:width="2.669cm" svg:height="0.596cm" svg:x="101.511cm" svg:y="29.065cm">
          <draw:glue-point draw:id="4" svg:x="-4.451cm" svg:y="-5cm"/>
          <draw:glue-point draw:id="5" svg:x="4.042cm" svg:y="-5cm"/>
          <draw:glue-point draw:id="6" svg:x="-2.447cm" svg:y="5cm"/>
          <draw:glue-point draw:id="7" svg:x="2.454cm" svg:y="5cm"/>
          <text:p text:style-name="P3">VCLXTimeField</text:p>
          <draw:enhanced-geometry svg:viewBox="0 0 21600 21600" draw:type="rectangle" draw:enhanced-path="M 0 0 L 21600 0 21600 21600 0 21600 0 0 Z N"/>
        </draw:custom-shape>
        <draw:custom-shape draw:style-name="gr2" draw:id="id1761" draw:layer="layout" svg:width="4.614cm" svg:height="0.622cm" svg:x="101.856cm" svg:y="28.01cm">
          <text:p text:style-name="P2">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760" draw:start-glue-point="5" draw:end-shape="id1761" draw:end-glue-point="2" svg:d="m103923 29065v-216h240v-217">
          <text:p/>
        </draw:connector>
        <draw:connector draw:style-name="inheritance_20__28_public_29_" draw:layer="layout" draw:line-skew="1.326cm" svg:x1="101.658cm" svg:y1="29.065cm" svg:x2="106.489cm" svg:y2="21.609cm" draw:start-shape="id1760" draw:start-glue-point="4" draw:end-shape="id1757" draw:end-glue-point="6" svg:d="m101658 29065v-2402h4831v-5054">
          <text:p/>
        </draw:connector>
        <draw:custom-shape draw:style-name="gr1" draw:text-style-name="P1" draw:id="id1762" draw:layer="layout" svg:width="3.213cm" svg:height="0.596cm" svg:x="107.056cm" svg:y="34.328cm">
          <draw:glue-point draw:id="4" svg:x="-4.451cm" svg:y="-5cm"/>
          <draw:glue-point draw:id="5" svg:x="4.042cm" svg:y="-5cm"/>
          <draw:glue-point draw:id="6" svg:x="-2.447cm" svg:y="5cm"/>
          <draw:glue-point draw:id="7" svg:x="2.454cm" svg:y="5cm"/>
          <text:p text:style-name="P3">VCLXNumericField</text:p>
          <draw:enhanced-geometry svg:viewBox="0 0 21600 21600" draw:type="rectangle" draw:enhanced-path="M 0 0 L 21600 0 21600 21600 0 21600 0 0 Z N"/>
        </draw:custom-shape>
        <draw:custom-shape draw:style-name="gr2" draw:id="id1763" draw:layer="layout" svg:width="5.02cm" svg:height="0.622cm" svg:x="107.401cm" svg:y="33.273cm">
          <text:p text:style-name="P2">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762" draw:start-glue-point="5" draw:end-shape="id1763" draw:end-glue-point="2" svg:d="m109960 34328v-216h-49v-217">
          <text:p/>
        </draw:connector>
        <draw:connector draw:style-name="inheritance_20__28_public_29_" draw:layer="layout" draw:line-skew="-1.072cm" svg:x1="107.232cm" svg:y1="34.328cm" svg:x2="107.86cm" svg:y2="21.609cm" draw:start-shape="id1762" draw:start-glue-point="4" draw:end-shape="id1757" draw:end-glue-point="9" svg:d="m107232 34328v-7431h628v-5288">
          <text:p/>
        </draw:connector>
        <draw:custom-shape draw:style-name="gr1" draw:text-style-name="P1" draw:id="id1764" draw:layer="layout" svg:width="3.213cm" svg:height="0.596cm" svg:x="109.102cm" svg:y="31.787cm">
          <draw:glue-point draw:id="4" svg:x="-4.451cm" svg:y="-5cm"/>
          <draw:glue-point draw:id="5" svg:x="4.042cm" svg:y="-5cm"/>
          <draw:glue-point draw:id="6" svg:x="-2.447cm" svg:y="5cm"/>
          <draw:glue-point draw:id="7" svg:x="2.454cm" svg:y="5cm"/>
          <text:p text:style-name="P3">VCLXMetricField</text:p>
          <draw:enhanced-geometry svg:viewBox="0 0 21600 21600" draw:type="rectangle" draw:enhanced-path="M 0 0 L 21600 0 21600 21600 0 21600 0 0 Z N"/>
        </draw:custom-shape>
        <draw:custom-shape draw:style-name="gr2" draw:id="id1765" draw:layer="layout" svg:width="4.605cm" svg:height="0.622cm" svg:x="109.68cm" svg:y="30.629cm">
          <text:p text:style-name="P2">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764" draw:start-glue-point="5" draw:end-shape="id1765" draw:end-glue-point="2" svg:d="m112006 31787v-268h-24v-268">
          <text:p/>
        </draw:connector>
        <draw:connector draw:style-name="inheritance_20__28_public_29_" draw:layer="layout" draw:line-skew="-0.696cm" svg:x1="109.278cm" svg:y1="31.787cm" svg:x2="109.025cm" svg:y2="21.609cm" draw:start-shape="id1764" draw:start-glue-point="4" draw:end-shape="id1757" draw:end-glue-point="2" svg:d="m109278 31787v-5785h-253v-4393">
          <text:p/>
        </draw:connector>
        <draw:custom-shape draw:style-name="gr1" draw:text-style-name="P1" draw:id="id1766" draw:layer="layout" svg:width="3.213cm" svg:height="0.596cm" svg:x="110.866cm" svg:y="28.986cm">
          <draw:glue-point draw:id="4" svg:x="-4.451cm" svg:y="-5cm"/>
          <draw:glue-point draw:id="5" svg:x="4.042cm" svg:y="-5cm"/>
          <draw:glue-point draw:id="6" svg:x="-2.447cm" svg:y="5cm"/>
          <draw:glue-point draw:id="7" svg:x="2.454cm" svg:y="5cm"/>
          <text:p text:style-name="P3">VCLXCurrencyField</text:p>
          <draw:enhanced-geometry svg:viewBox="0 0 21600 21600" draw:type="rectangle" draw:enhanced-path="M 0 0 L 21600 0 21600 21600 0 21600 0 0 Z N"/>
        </draw:custom-shape>
        <draw:custom-shape draw:style-name="gr2" draw:id="id1767" draw:layer="layout" svg:width="5.002cm" svg:height="0.622cm" svg:x="111.383cm" svg:y="27.802cm">
          <text:p text:style-name="P2">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766" draw:start-glue-point="5" draw:end-shape="id1767" draw:end-glue-point="2" svg:d="m113770 28986v-281h114v-281">
          <text:p/>
        </draw:connector>
        <draw:connector draw:style-name="inheritance_20__28_public_29_" draw:layer="layout" draw:line-skew="-0.19cm" svg:x1="111.042cm" svg:y1="28.986cm" svg:x2="110.343cm" svg:y2="21.609cm" draw:start-shape="id1766" draw:start-glue-point="4" draw:end-shape="id1757" draw:end-glue-point="10" svg:d="m111042 28986v-3878h-699v-3499">
          <text:p/>
        </draw:connector>
        <draw:custom-shape draw:style-name="gr1" draw:text-style-name="P1" draw:id="id1768" draw:layer="layout" svg:width="3.213cm" svg:height="0.596cm" svg:x="113.562cm" svg:y="26.499cm">
          <draw:glue-point draw:id="4" svg:x="-4.451cm" svg:y="-5cm"/>
          <draw:glue-point draw:id="5" svg:x="4.042cm" svg:y="-5cm"/>
          <draw:glue-point draw:id="6" svg:x="-2.447cm" svg:y="5cm"/>
          <draw:glue-point draw:id="7" svg:x="2.454cm" svg:y="5cm"/>
          <text:p text:style-name="P3">VCLXPatternField</text:p>
          <draw:enhanced-geometry svg:viewBox="0 0 21600 21600" draw:type="rectangle" draw:enhanced-path="M 0 0 L 21600 0 21600 21600 0 21600 0 0 Z N"/>
        </draw:custom-shape>
        <draw:custom-shape draw:style-name="gr2" draw:id="id1769" draw:layer="layout" svg:width="4.821cm" svg:height="0.622cm" svg:x="114.079cm" svg:y="25.315cm">
          <text:p text:style-name="P2">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768" draw:start-glue-point="5" draw:end-shape="id1769" draw:end-glue-point="2" svg:d="m116466 26499v-281h23v-281">
          <text:p/>
        </draw:connector>
        <draw:connector draw:style-name="inheritance_20__28_public_29_" draw:layer="layout" svg:x1="113.738cm" svg:y1="26.499cm" svg:x2="112.831cm" svg:y2="21.609cm" draw:start-shape="id1768" draw:start-glue-point="4" draw:end-shape="id1757" draw:end-glue-point="11" svg:d="m113738 26499v-2445h-907v-2445">
          <text:p/>
        </draw:connector>
        <draw:custom-shape draw:style-name="gr1" draw:text-style-name="P1" draw:id="id1770" draw:layer="layout" svg:width="2.489cm" svg:height="0.57cm" svg:x="92.747cm" svg:y="15.155cm">
          <text:p text:style-name="P3">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770" draw:start-glue-point="0" draw:end-shape="id1717" draw:end-glue-point="9" svg:d="m93991 15155v-1931h-2003v-1932">
          <text:p/>
        </draw:connector>
        <draw:custom-shape draw:style-name="namespace" draw:text-style-name="P2" draw:layer="layout" svg:width="45.953cm" svg:height="37.219cm" svg:x="2.644cm" svg:y="1.555cm">
          <text:p text:style-name="P2">layout</text:p>
          <draw:enhanced-geometry svg:viewBox="0 0 21600 21600" draw:mirror-horizontal="false" draw:mirror-vertical="false" draw:type="rectangle" draw:enhanced-path="M 0 0 L 21600 0 21600 21600 0 21600 0 0 Z N"/>
        </draw:custom-shape>
        <draw:custom-shape draw:style-name="gr1" draw:text-style-name="P1" draw:id="id1803" draw:layer="layout" svg:width="2.436cm" svg:height="0.623cm" svg:x="13.896cm" svg:y="4.348cm">
          <text:p text:style-name="P3">Context</text:p>
          <draw:enhanced-geometry svg:viewBox="0 0 21600 21600" draw:type="rectangle" draw:enhanced-path="M 0 0 L 21600 0 21600 21600 0 21600 0 0 Z N"/>
        </draw:custom-shape>
        <draw:custom-shape draw:style-name="gr1" draw:text-style-name="P1" draw:id="id1772" draw:layer="layout" svg:width="2.1cm" svg:height="0.596cm" svg:x="17.031cm" svg:y="7.772cm">
          <draw:glue-point draw:id="4" svg:x="-2.685cm" svg:y="5cm"/>
          <draw:glue-point draw:id="5" svg:x="2.676cm" svg:y="5cm"/>
          <text:p text:style-name="P3">Window</text:p>
          <draw:enhanced-geometry svg:viewBox="0 0 21600 21600" draw:type="rectangle" draw:enhanced-path="M 0 0 L 21600 0 21600 21600 0 21600 0 0 Z N"/>
        </draw:custom-shape>
        <draw:custom-shape draw:style-name="gr1" draw:text-style-name="P1" draw:id="id1771"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3">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771" draw:start-glue-point="0" draw:end-shape="id1772" draw:end-glue-point="2" svg:d="m17705 19149v-5390h376v-5391">
          <text:p/>
        </draw:connector>
        <draw:custom-shape draw:style-name="gr1" draw:text-style-name="P1" draw:id="id1773" draw:layer="layout" svg:width="1.944cm" svg:height="0.596cm" svg:x="10.656cm" svg:y="20.886cm">
          <text:p text:style-name="P3">FixedLine</text:p>
          <draw:enhanced-geometry svg:viewBox="0 0 21600 21600" draw:type="rectangle" draw:enhanced-path="M 0 0 L 21600 0 21600 21600 0 21600 0 0 Z N"/>
        </draw:custom-shape>
        <draw:custom-shape draw:style-name="gr1" draw:text-style-name="P1" draw:id="id1774" draw:layer="layout" svg:width="1.944cm" svg:height="0.596cm" svg:x="16.902cm" svg:y="24.8cm">
          <text:p text:style-name="P3">FixedText</text:p>
          <draw:enhanced-geometry svg:viewBox="0 0 21600 21600" draw:type="rectangle" draw:enhanced-path="M 0 0 L 21600 0 21600 21600 0 21600 0 0 Z N"/>
        </draw:custom-shape>
        <draw:custom-shape draw:style-name="gr1" draw:text-style-name="P1" draw:id="id1775" draw:layer="layout" svg:width="1.944cm" svg:height="0.596cm" svg:x="20.66cm" svg:y="23.375cm">
          <text:p text:style-name="P3">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773" draw:start-glue-point="0" draw:end-shape="id1771" draw:end-glue-point="9" svg:d="m11628 20886v-570h3979v-571">
          <text:p/>
        </draw:connector>
        <draw:connector draw:style-name="inheritance_20__28_public_29_" draw:layer="layout" svg:x1="17.874cm" svg:y1="24.8cm" svg:x2="17.705cm" svg:y2="19.745cm" draw:start-shape="id1774" draw:start-glue-point="0" draw:end-shape="id1771" draw:end-glue-point="2" svg:d="m17874 24800v-2527h-169v-2528">
          <text:p/>
        </draw:connector>
        <draw:connector draw:style-name="inheritance_20__28_public_29_" draw:layer="layout" svg:x1="21.632cm" svg:y1="23.375cm" svg:x2="18.921cm" svg:y2="19.745cm" draw:start-shape="id1775" draw:start-glue-point="0" draw:end-shape="id1771" draw:end-glue-point="5" svg:d="m21632 23375v-1815h-2711v-1815">
          <text:p/>
        </draw:connector>
        <draw:custom-shape draw:style-name="gr1" draw:text-style-name="P1" draw:id="id1776" draw:layer="layout" svg:width="1.944cm" svg:height="0.596cm" svg:x="16.927cm" svg:y="26.51cm">
          <text:p text:style-name="P3">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776" draw:start-glue-point="0" draw:end-shape="id1774" draw:end-glue-point="2" svg:d="m17899 26510v-557h-25v-557">
          <text:p/>
        </draw:connector>
        <draw:custom-shape draw:style-name="gr1" draw:text-style-name="P1" draw:id="id1830" draw:layer="layout" svg:width="1.432cm" svg:height="0.596cm" svg:x="28.226cm" svg:y="21.828cm">
          <text:p text:style-name="P3">Image</text:p>
          <draw:enhanced-geometry svg:viewBox="0 0 21600 21600" draw:type="rectangle" draw:enhanced-path="M 0 0 L 21600 0 21600 21600 0 21600 0 0 Z N"/>
        </draw:custom-shape>
        <draw:custom-shape draw:style-name="gr1" draw:text-style-name="P1" draw:id="id1777" draw:layer="layout" svg:width="1.892cm" svg:height="0.519cm" svg:x="22.604cm" svg:y="21.922cm">
          <draw:glue-point draw:id="4" svg:x="-2.536cm" svg:y="4.99cm"/>
          <draw:glue-point draw:id="5" svg:x="2.669cm" svg:y="4.99cm"/>
          <text:p text:style-name="P3">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777" draw:start-glue-point="0" draw:end-shape="id1771" draw:end-glue-point="6" svg:d="m23550 21922v-1089h-4083v-1088">
          <text:p/>
        </draw:connector>
        <draw:custom-shape draw:style-name="gr1" draw:text-style-name="P1" draw:id="id1778"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3">PushButton</text:p>
          <draw:enhanced-geometry svg:viewBox="0 0 21600 21600" draw:type="rectangle" draw:enhanced-path="M 0 0 L 21600 0 21600 21600 0 21600 0 0 Z N"/>
        </draw:custom-shape>
        <draw:custom-shape draw:style-name="gr1" draw:text-style-name="P1" draw:id="id1779" draw:layer="layout" svg:width="1.917cm" svg:height="0.469cm" svg:x="24.679cm" svg:y="25.059cm">
          <text:p text:style-name="P3">CheckBox</text:p>
          <draw:enhanced-geometry svg:viewBox="0 0 21600 21600" draw:type="rectangle" draw:enhanced-path="M 0 0 L 21600 0 21600 21600 0 21600 0 0 Z N"/>
        </draw:custom-shape>
        <draw:custom-shape draw:style-name="gr1" draw:text-style-name="P1" draw:id="id1780" draw:layer="layout" svg:width="1.917cm" svg:height="0.519cm" svg:x="26.078cm" svg:y="23.79cm">
          <text:p text:style-name="P3">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778" draw:start-glue-point="0" draw:end-shape="id1777" draw:end-glue-point="4" svg:d="m24224 26485v-2023h-1153v-2023">
          <text:p/>
        </draw:connector>
        <draw:connector draw:style-name="inheritance_20__28_public_29_" draw:layer="layout" svg:x1="25.637cm" svg:y1="25.059cm" svg:x2="23.55cm" svg:y2="22.441cm" draw:start-shape="id1779" draw:start-glue-point="0" draw:end-shape="id1777" draw:end-glue-point="2" svg:d="m25637 25059v-1310h-2087v-1308">
          <text:p/>
        </draw:connector>
        <draw:connector draw:style-name="inheritance_20__28_public_29_" draw:layer="layout" svg:x1="27.036cm" svg:y1="23.79cm" svg:x2="24.054cm" svg:y2="22.439cm" draw:start-shape="id1780" draw:start-glue-point="0" draw:end-shape="id1777" draw:end-glue-point="5" svg:d="m27036 23790v-675h-2982v-676">
          <text:p/>
        </draw:connector>
        <draw:custom-shape draw:style-name="gr1" draw:text-style-name="P1" draw:id="id1781" draw:layer="layout" svg:width="2.851cm" svg:height="0.492cm" svg:x="17.592cm" svg:y="31.48cm">
          <text:p text:style-name="P3">AdvancedButton</text:p>
          <draw:enhanced-geometry svg:viewBox="0 0 21600 21600" draw:type="rectangle" draw:enhanced-path="M 0 0 L 21600 0 21600 21600 0 21600 0 0 Z N"/>
        </draw:custom-shape>
        <draw:custom-shape draw:style-name="gr1" draw:text-style-name="P1" draw:id="id1782" draw:layer="layout" svg:width="2.176cm" svg:height="0.492cm" svg:x="19.628cm" svg:y="32.439cm">
          <text:p text:style-name="P3">ApplyButton</text:p>
          <draw:enhanced-geometry svg:viewBox="0 0 21600 21600" draw:type="rectangle" draw:enhanced-path="M 0 0 L 21600 0 21600 21600 0 21600 0 0 Z N"/>
        </draw:custom-shape>
        <draw:custom-shape draw:style-name="gr1" draw:text-style-name="P1" draw:id="id1783" draw:layer="layout" svg:width="2.176cm" svg:height="0.492cm" svg:x="20.996cm" svg:y="31.503cm">
          <text:p text:style-name="P3">CancelButton</text:p>
          <draw:enhanced-geometry svg:viewBox="0 0 21600 21600" draw:type="rectangle" draw:enhanced-path="M 0 0 L 21600 0 21600 21600 0 21600 0 0 Z N"/>
        </draw:custom-shape>
        <draw:custom-shape draw:style-name="gr1" draw:text-style-name="P1" draw:id="id1785" draw:layer="layout" svg:width="1.919cm" svg:height="0.492cm" svg:x="23.632cm" svg:y="31.727cm">
          <text:p text:style-name="P3">HelpButton</text:p>
          <draw:enhanced-geometry svg:viewBox="0 0 21600 21600" draw:type="rectangle" draw:enhanced-path="M 0 0 L 21600 0 21600 21600 0 21600 0 0 Z N"/>
        </draw:custom-shape>
        <draw:custom-shape draw:style-name="gr1" draw:text-style-name="P1" draw:id="id1784" draw:layer="layout" svg:width="2.073cm" svg:height="0.492cm" svg:x="22.412cm" svg:y="32.548cm">
          <text:p text:style-name="P3">IgnoreButton</text:p>
          <draw:enhanced-geometry svg:viewBox="0 0 21600 21600" draw:type="rectangle" draw:enhanced-path="M 0 0 L 21600 0 21600 21600 0 21600 0 0 Z N"/>
        </draw:custom-shape>
        <draw:custom-shape draw:style-name="gr1" draw:text-style-name="P1" draw:id="id1787" draw:layer="layout" svg:width="1.632cm" svg:height="0.492cm" svg:x="26.998cm" svg:y="30.437cm">
          <text:p text:style-name="P3">NoButton</text:p>
          <draw:enhanced-geometry svg:viewBox="0 0 21600 21600" draw:type="rectangle" draw:enhanced-path="M 0 0 L 21600 0 21600 21600 0 21600 0 0 Z N"/>
        </draw:custom-shape>
        <draw:custom-shape draw:style-name="gr1" draw:text-style-name="P1" draw:id="id1788" draw:layer="layout" svg:width="1.632cm" svg:height="0.492cm" svg:x="28.079cm" svg:y="29.453cm">
          <text:p text:style-name="P3">OKButton</text:p>
          <draw:enhanced-geometry svg:viewBox="0 0 21600 21600" draw:type="rectangle" draw:enhanced-path="M 0 0 L 21600 0 21600 21600 0 21600 0 0 Z N"/>
        </draw:custom-shape>
        <draw:custom-shape draw:style-name="gr1" draw:text-style-name="P1" draw:id="id1786" draw:layer="layout" svg:width="1.944cm" svg:height="0.492cm" svg:x="25.733cm" svg:y="31.288cm">
          <text:p text:style-name="P3">ResetButton</text:p>
          <draw:enhanced-geometry svg:viewBox="0 0 21600 21600" draw:type="rectangle" draw:enhanced-path="M 0 0 L 21600 0 21600 21600 0 21600 0 0 Z N"/>
        </draw:custom-shape>
        <draw:custom-shape draw:style-name="gr1" draw:text-style-name="P3" draw:id="id1789" draw:layer="layout" svg:width="1.944cm" svg:height="0.492cm" svg:x="28.978cm" svg:y="31.063cm">
          <text:p text:style-name="P3">RetryButton</text:p>
          <draw:enhanced-geometry svg:viewBox="0 0 21600 21600" draw:mirror-horizontal="false" draw:mirror-vertical="false" draw:type="rectangle" draw:enhanced-path="M 0 0 L 21600 0 21600 21600 0 21600 0 0 Z N"/>
        </draw:custom-shape>
        <draw:frame draw:style-name="gr51" draw:text-style-name="P2" draw:layer="layout" svg:width="0.052cm" svg:height="1.187cm" svg:x="34.548cm" svg:y="32.138cm">
          <draw:text-box>
            <text:p/>
          </draw:text-box>
        </draw:frame>
        <draw:custom-shape draw:style-name="gr1" draw:text-style-name="P1" draw:id="id1790" draw:layer="layout" svg:width="1.944cm" svg:height="0.492cm" svg:x="30.205cm" svg:y="29.42cm">
          <text:p text:style-name="P3">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781" draw:start-glue-point="0" draw:end-shape="id1778" draw:end-glue-point="4" svg:d="m19017 31480v-2238h2440v-2240">
          <text:p/>
        </draw:connector>
        <draw:connector draw:style-name="inheritance_20__28_public_29_" draw:layer="layout" svg:x1="20.716cm" svg:y1="32.439cm" svg:x2="21.937cm" svg:y2="27.002cm" draw:start-shape="id1782" draw:start-glue-point="0" draw:end-shape="id1778" draw:end-glue-point="5" svg:d="m20716 32439v-2718h1221v-2719">
          <text:p/>
        </draw:connector>
        <draw:connector draw:style-name="inheritance_20__28_public_29_" draw:layer="layout" svg:x1="22.084cm" svg:y1="31.503cm" svg:x2="22.369cm" svg:y2="27.002cm" draw:start-shape="id1783" draw:start-glue-point="0" draw:end-shape="id1778" draw:end-glue-point="6" svg:d="m22084 31503v-2250h285v-2251">
          <text:p/>
        </draw:connector>
        <draw:connector draw:style-name="inheritance_20__28_public_29_" draw:layer="layout" svg:x1="23.448cm" svg:y1="32.548cm" svg:x2="22.795cm" svg:y2="27.002cm" draw:start-shape="id1784" draw:start-glue-point="0" draw:end-shape="id1778" draw:end-glue-point="7" svg:d="m23448 32548v-2772h-653v-2774">
          <text:p/>
        </draw:connector>
        <draw:connector draw:style-name="inheritance_20__28_public_29_" draw:layer="layout" svg:x1="24.591cm" svg:y1="31.727cm" svg:x2="23.245cm" svg:y2="27.002cm" draw:start-shape="id1785" draw:start-glue-point="0" draw:end-shape="id1778" draw:end-glue-point="8" svg:d="m24591 31727v-2362h-1346v-2363">
          <text:p/>
        </draw:connector>
        <draw:connector draw:style-name="inheritance_20__28_public_29_" draw:layer="layout" svg:x1="26.705cm" svg:y1="31.288cm" svg:x2="23.743cm" svg:y2="27.002cm" draw:start-shape="id1786" draw:start-glue-point="0" draw:end-shape="id1778" draw:end-glue-point="9" svg:d="m26705 31288v-2142h-2962v-2144">
          <text:p/>
        </draw:connector>
        <draw:connector draw:style-name="inheritance_20__28_public_29_" draw:layer="layout" svg:x1="27.814cm" svg:y1="30.437cm" svg:x2="24.224cm" svg:y2="27.004cm" draw:start-shape="id1787" draw:start-glue-point="0" draw:end-shape="id1778" draw:end-glue-point="2" svg:d="m27814 30437v-1717h-3590v-1716">
          <text:p/>
        </draw:connector>
        <draw:connector draw:style-name="inheritance_20__28_public_29_" draw:layer="layout" svg:x1="28.895cm" svg:y1="29.453cm" svg:x2="24.629cm" svg:y2="27.002cm" draw:start-shape="id1788" draw:end-shape="id1778" draw:end-glue-point="10" svg:d="m28895 29453v-1225h-4266v-1226">
          <text:p/>
        </draw:connector>
        <draw:connector draw:style-name="inheritance_20__28_public_29_" draw:layer="layout" svg:x1="29.95cm" svg:y1="31.063cm" svg:x2="25.067cm" svg:y2="27.002cm" draw:start-shape="id1789" draw:start-glue-point="0" draw:end-shape="id1778" draw:end-glue-point="11" svg:d="m29950 31063v-2030h-4883v-2031">
          <text:p/>
        </draw:connector>
        <draw:connector draw:style-name="inheritance_20__28_public_29_" draw:layer="layout" svg:x1="31.177cm" svg:y1="29.42cm" svg:x2="25.523cm" svg:y2="27.002cm" draw:start-shape="id1790" draw:start-glue-point="0" draw:end-shape="id1778" draw:end-glue-point="12" svg:d="m31177 29420v-1208h-5654v-1210">
          <text:p/>
        </draw:connector>
        <draw:custom-shape draw:style-name="gr1" draw:text-style-name="P1" draw:id="id1791" draw:layer="layout" svg:width="2.073cm" svg:height="0.493cm" svg:x="17.598cm" svg:y="33.793cm">
          <text:p text:style-name="P3">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791" draw:start-glue-point="0" draw:end-shape="id1781" draw:end-glue-point="2" svg:d="m18634 33793v-911h383v-910">
          <text:p/>
        </draw:connector>
        <draw:custom-shape draw:style-name="gr1" draw:text-style-name="P1" draw:id="id1792" draw:layer="layout" svg:width="2.022cm" svg:height="0.518cm" svg:x="12.466cm" svg:y="22.83cm">
          <draw:glue-point draw:id="4" svg:x="-2.561cm" svg:y="5cm"/>
          <draw:glue-point draw:id="5" svg:x="2.566cm" svg:y="5cm"/>
          <text:p text:style-name="P3">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792" draw:start-glue-point="0" draw:end-shape="id1771" draw:end-glue-point="4" svg:d="m13477 22830v-1542h2828v-1543">
          <text:p/>
        </draw:connector>
        <draw:custom-shape draw:style-name="gr1" draw:text-style-name="P1" draw:id="id1795" draw:layer="layout" svg:width="2.074cm" svg:height="0.545cm" svg:x="10.34cm" svg:y="24.825cm">
          <text:p text:style-name="P3">MultiLineEdit</text:p>
          <draw:enhanced-geometry svg:viewBox="0 0 21600 21600" draw:type="rectangle" draw:enhanced-path="M 0 0 L 21600 0 21600 21600 0 21600 0 0 Z N"/>
        </draw:custom-shape>
        <draw:custom-shape draw:style-name="gr1" draw:text-style-name="P1" draw:id="id1794" draw:layer="layout" svg:width="2.074cm" svg:height="0.545cm" svg:x="11.714cm" svg:y="25.837cm">
          <text:p text:style-name="P3">ComboBox</text:p>
          <draw:enhanced-geometry svg:viewBox="0 0 21600 21600" draw:type="rectangle" draw:enhanced-path="M 0 0 L 21600 0 21600 21600 0 21600 0 0 Z N"/>
        </draw:custom-shape>
        <draw:custom-shape draw:style-name="gr1" draw:text-style-name="P3" draw:id="id1793" draw:layer="layout" svg:width="2.074cm" svg:height="0.545cm" svg:x="14.022cm" svg:y="25.137cm">
          <draw:glue-point draw:id="4" svg:x="-2.251cm" svg:y="4.99cm"/>
          <draw:glue-point draw:id="5" svg:x="2.372cm" svg:y="4.99cm"/>
          <text:p text:style-name="P3">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793" draw:start-glue-point="0" draw:end-shape="id1792" draw:end-glue-point="5" svg:d="m15059 25137v-895h-1064v-894">
          <text:p/>
        </draw:connector>
        <draw:connector draw:style-name="inheritance_20__28_public_29_" draw:layer="layout" svg:x1="12.751cm" svg:y1="25.837cm" svg:x2="13.477cm" svg:y2="23.348cm" draw:start-shape="id1794" draw:start-glue-point="0" draw:end-shape="id1792" draw:end-glue-point="2" svg:d="m12751 25837v-1245h726v-1244">
          <text:p/>
        </draw:connector>
        <draw:connector draw:style-name="inheritance_20__28_public_29_" draw:layer="layout" svg:x1="11.377cm" svg:y1="24.825cm" svg:x2="12.96cm" svg:y2="23.348cm" draw:start-shape="id1795" draw:start-glue-point="0" draw:end-shape="id1792" draw:end-glue-point="4" svg:d="m11377 24825v-739h1583v-738">
          <text:p/>
        </draw:connector>
        <draw:custom-shape draw:style-name="gr1" draw:text-style-name="P1" draw:id="id1796" draw:layer="layout" svg:width="2.074cm" svg:height="0.545cm" svg:x="8.968cm" svg:y="31.489cm">
          <draw:glue-point draw:id="4" svg:x="1.996cm" svg:y="-5.009cm"/>
          <draw:glue-point draw:id="5" svg:x="-2.502cm" svg:y="-5.009cm"/>
          <text:p text:style-name="P3">MetricField</text:p>
          <draw:enhanced-geometry svg:viewBox="0 0 21600 21600" draw:type="rectangle" draw:enhanced-path="M 0 0 L 21600 0 21600 21600 0 21600 0 0 Z N"/>
        </draw:custom-shape>
        <draw:custom-shape draw:style-name="gr1" draw:text-style-name="P1" draw:id="id1797" draw:layer="layout" svg:width="2.074cm" svg:height="0.545cm" svg:x="12.467cm" svg:y="31.539cm">
          <draw:glue-point draw:id="4" svg:x="2.622cm" svg:y="-5.009cm"/>
          <draw:glue-point draw:id="5" svg:x="-2.748cm" svg:y="-5.009cm"/>
          <text:p text:style-name="P3">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796" draw:start-glue-point="4" draw:end-shape="id1793" draw:end-glue-point="4" svg:d="m10418 31489v-1777h4175v-4032">
          <text:p/>
        </draw:connector>
        <draw:connector draw:style-name="inheritance_20__28_public_29_" draw:layer="layout" draw:line-skew="1.71cm" svg:x1="14.047cm" svg:y1="31.539cm" svg:x2="15.55cm" svg:y2="25.68cm" draw:start-shape="id1797" draw:start-glue-point="4" draw:end-shape="id1793" draw:end-glue-point="5" svg:d="m14047 31539v-1219h1503v-4640">
          <text:p/>
        </draw:connector>
        <draw:custom-shape draw:style-name="gr1" draw:text-style-name="P1" draw:id="id1799" draw:layer="layout" svg:width="2.669cm" svg:height="0.596cm" svg:x="8.217cm" svg:y="25.992cm">
          <draw:glue-point draw:id="4" svg:x="-2.379cm" svg:y="5cm"/>
          <draw:glue-point draw:id="5" svg:x="2.476cm" svg:y="5cm"/>
          <text:p text:style-name="P3">FormatterBase</text:p>
          <draw:enhanced-geometry svg:viewBox="0 0 21600 21600" draw:type="rectangle" draw:enhanced-path="M 0 0 L 21600 0 21600 21600 0 21600 0 0 Z N"/>
        </draw:custom-shape>
        <draw:custom-shape draw:style-name="gr1" draw:text-style-name="P1" draw:id="id1798" draw:layer="layout" svg:width="2.669cm" svg:height="0.596cm" svg:x="6.843cm" svg:y="27.702cm">
          <text:p text:style-name="P3">MetricFormatter</text:p>
          <draw:enhanced-geometry svg:viewBox="0 0 21600 21600" draw:type="rectangle" draw:enhanced-path="M 0 0 L 21600 0 21600 21600 0 21600 0 0 Z N"/>
        </draw:custom-shape>
        <draw:custom-shape draw:style-name="gr1" draw:text-style-name="P1" draw:id="id1800" draw:layer="layout" svg:width="2.799cm" svg:height="0.596cm" svg:x="9.979cm" svg:y="27.702cm">
          <text:p text:style-name="P3">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798" draw:start-glue-point="0" draw:end-shape="id1799" draw:end-glue-point="4" svg:d="m8177 27702v-557h740v-557">
          <text:p/>
        </draw:connector>
        <draw:connector draw:style-name="inheritance_20__28_public_29_" draw:layer="layout" svg:x1="11.378cm" svg:y1="27.702cm" svg:x2="10.211cm" svg:y2="26.588cm" draw:start-shape="id1800" draw:start-glue-point="0" draw:end-shape="id1799" draw:end-glue-point="5" svg:d="m11378 27702v-557h-1167v-557">
          <text:p/>
        </draw:connector>
        <draw:connector draw:style-name="inheritance_20__28_public_29_" draw:layer="layout" svg:x1="9.487cm" svg:y1="31.489cm" svg:x2="8.177cm" svg:y2="28.298cm" draw:start-shape="id1796" draw:start-glue-point="5" draw:end-shape="id1798" draw:end-glue-point="2" svg:d="m9487 31489v-1596h-1310v-1595">
          <text:p/>
        </draw:connector>
        <draw:connector draw:style-name="inheritance_20__28_public_29_" draw:layer="layout" draw:line-skew="-0.583cm" svg:x1="12.935cm" svg:y1="31.539cm" svg:x2="11.378cm" svg:y2="28.298cm" draw:start-shape="id1797" draw:start-glue-point="5" draw:end-shape="id1800" draw:end-glue-point="2" svg:d="m12935 31539v-2204h-1557v-1037">
          <text:p/>
        </draw:connector>
        <draw:custom-shape draw:style-name="gr1" draw:text-style-name="P1" draw:id="id1801" draw:layer="layout" svg:width="1.399cm" svg:height="0.57cm" svg:x="15.63cm" svg:y="22.208cm">
          <text:p text:style-name="P3">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801" draw:start-glue-point="0" draw:end-shape="id1771" draw:end-glue-point="8" svg:d="m16329 22208v-389h548v-2074">
          <text:p/>
        </draw:connector>
        <draw:custom-shape draw:style-name="gr1" draw:text-style-name="P1" draw:id="id1802" draw:layer="layout" svg:width="1.399cm" svg:height="0.571cm" svg:x="9.822cm" svg:y="11.762cm">
          <draw:glue-point draw:id="4" svg:x="-2.609cm" svg:y="-5.008cm"/>
          <draw:glue-point draw:id="5" svg:x="2.43cm" svg:y="-5.008cm"/>
          <text:p text:style-name="P3">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802" draw:start-glue-point="4" draw:end-shape="id1803" draw:end-glue-point="2" svg:d="m10157 11762v-3396h4957v-3395">
          <text:p/>
        </draw:connector>
        <draw:connector draw:style-name="inheritance_20__28_public_29_" draw:layer="layout" svg:x1="10.86cm" svg:y1="11.762cm" svg:x2="17.518cm" svg:y2="8.368cm" draw:start-shape="id1802" draw:start-glue-point="5" draw:end-shape="id1772" draw:end-glue-point="4" svg:d="m10860 11762v-1697h6658v-1697">
          <text:p/>
        </draw:connector>
        <draw:custom-shape draw:style-name="gr1" draw:text-style-name="P1" draw:id="id1804" draw:layer="layout" svg:width="2.152cm" svg:height="0.519cm" svg:x="18.246cm" svg:y="22.492cm">
          <text:p text:style-name="P3">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804" draw:start-glue-point="0" draw:end-shape="id1771" draw:end-glue-point="7" svg:d="m19322 22492v-467h-1073v-2280">
          <text:p/>
        </draw:connector>
        <draw:custom-shape draw:style-name="gr1" draw:text-style-name="P1" draw:id="id1806" draw:layer="layout" svg:width="1.892cm" svg:height="0.544cm" svg:x="42.9cm" svg:y="23.965cm">
          <draw:glue-point draw:id="4" svg:x="-2.399cm" svg:y="5cm"/>
          <draw:glue-point draw:id="5" svg:x="2.256cm" svg:y="5cm"/>
          <text:p text:style-name="P3">Container</text:p>
          <draw:enhanced-geometry svg:viewBox="0 0 21600 21600" draw:type="rectangle" draw:enhanced-path="M 0 0 L 21600 0 21600 21600 0 21600 0 0 Z N"/>
        </draw:custom-shape>
        <draw:custom-shape draw:style-name="gr1" draw:text-style-name="P1" draw:id="id1805" draw:layer="layout" svg:width="1.426cm" svg:height="0.57cm" svg:x="41.94cm" svg:y="25.83cm">
          <text:p text:style-name="P3">Table</text:p>
          <draw:enhanced-geometry svg:viewBox="0 0 21600 21600" draw:type="rectangle" draw:enhanced-path="M 0 0 L 21600 0 21600 21600 0 21600 0 0 Z N"/>
        </draw:custom-shape>
        <draw:custom-shape draw:style-name="gr1" draw:text-style-name="P1" draw:id="id1807" draw:layer="layout" svg:width="1.114cm" svg:height="0.57cm" svg:x="44.481cm" svg:y="25.779cm">
          <draw:glue-point draw:id="4" svg:x="-2.432cm" svg:y="5cm"/>
          <draw:glue-point draw:id="5" svg:x="2.486cm" svg:y="5cm"/>
          <text:p text:style-name="P3">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805" draw:start-glue-point="0" draw:end-shape="id1806" draw:end-glue-point="4" svg:d="m42653 25830v-660h740v-661">
          <text:p/>
        </draw:connector>
        <draw:connector draw:style-name="inheritance_20__28_public_29_" draw:layer="layout" svg:x1="45.038cm" svg:y1="25.779cm" svg:x2="44.272cm" svg:y2="24.509cm" draw:start-shape="id1807" draw:start-glue-point="0" draw:end-shape="id1806" draw:end-glue-point="5" svg:d="m45038 25779v-635h-766v-635">
          <text:p/>
        </draw:connector>
        <draw:custom-shape draw:style-name="gr1" draw:text-style-name="P1" draw:id="id1808" draw:layer="layout" svg:width="1.114cm" svg:height="0.57cm" svg:x="43.749cm" svg:y="27.442cm">
          <text:p text:style-name="P3">HBox</text:p>
          <draw:enhanced-geometry svg:viewBox="0 0 21600 21600" draw:type="rectangle" draw:enhanced-path="M 0 0 L 21600 0 21600 21600 0 21600 0 0 Z N"/>
        </draw:custom-shape>
        <draw:custom-shape draw:style-name="gr1" draw:text-style-name="P1" draw:id="id1809" draw:layer="layout" svg:width="1.114cm" svg:height="0.57cm" svg:x="45.465cm" svg:y="27.464cm">
          <text:p text:style-name="P3">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808" draw:start-glue-point="0" draw:end-shape="id1807" draw:end-glue-point="4" svg:d="m44306 27442v-546h462v-547">
          <text:p/>
        </draw:connector>
        <draw:connector draw:style-name="inheritance_20__28_public_29_" draw:layer="layout" svg:x1="46.022cm" svg:y1="27.464cm" svg:x2="45.314cm" svg:y2="26.349cm" draw:start-shape="id1809" draw:start-glue-point="0" draw:end-shape="id1807" draw:end-glue-point="5" svg:d="m46022 27464v-557h-708v-558">
          <text:p/>
        </draw:connector>
        <draw:custom-shape draw:style-name="namespace" draw:layer="layout" svg:width="69.461cm" svg:height="29.639cm" svg:x="45.781cm" svg:y="50.542cm">
          <text:p text:style-name="P2">layoutimpl</text:p>
          <draw:enhanced-geometry svg:viewBox="0 0 21600 21600" draw:type="rectangle" draw:enhanced-path="M 0 0 L 21600 0 21600 21600 0 21600 0 0 Z N"/>
        </draw:custom-shape>
        <draw:custom-shape draw:style-name="gr1" draw:text-style-name="P1" draw:id="id1812"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3">Container</text:p>
          <draw:enhanced-geometry svg:viewBox="0 0 21600 21600" draw:type="rectangle" draw:enhanced-path="M 0 0 L 21600 0 21600 21600 0 21600 0 0 Z N"/>
        </draw:custom-shape>
        <draw:custom-shape draw:style-name="gr1" draw:text-style-name="P1" draw:id="id1811" draw:layer="layout" svg:width="2.678cm" svg:height="0.648cm" svg:x="61.737cm" svg:y="62.69cm">
          <draw:glue-point draw:id="4" svg:x="-2.753cm" svg:y="5cm"/>
          <draw:glue-point draw:id="5" svg:x="2.493cm" svg:y="5cm"/>
          <text:p text:style-name="P3">Bin</text:p>
          <draw:enhanced-geometry svg:viewBox="0 0 21600 21600" draw:type="rectangle" draw:enhanced-path="M 0 0 L 21600 0 21600 21600 0 21600 0 0 Z N"/>
        </draw:custom-shape>
        <draw:custom-shape draw:style-name="gr1" draw:text-style-name="P1" draw:id="id1810" draw:layer="layout" svg:width="1.191cm" svg:height="0.648cm" svg:x="62.266cm" svg:y="66.834cm">
          <text:p text:style-name="P3">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1810" draw:start-glue-point="0" draw:end-shape="id1811" draw:end-glue-point="2" svg:d="m62861 66834v-1748h215v-1748">
          <text:p/>
        </draw:connector>
        <draw:connector draw:style-name="inheritance_20__28_public_29_" draw:layer="layout" draw:line-skew="-0.401cm" svg:x1="63.076cm" svg:y1="62.69cm" svg:x2="69.785cm" svg:y2="59.897cm" draw:start-shape="id1811" draw:start-glue-point="0" draw:end-shape="id1812" draw:end-glue-point="6" svg:d="m63076 62690v-1396h6709v-1397">
          <text:p/>
        </draw:connector>
        <draw:custom-shape draw:style-name="gr2" draw:id="id1813" draw:layer="layout" svg:width="5.702cm" svg:height="0.907cm" svg:x="65.366cm" svg:y="54.761cm">
          <text:p text:style-name="P2">com.sun.star.awt.XLayoutContainer</text:p>
          <text:p text:style-name="P2">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1812" draw:start-glue-point="4" draw:end-shape="id1813" svg:d="m69798 58415v-1374h-1581v-1373">
          <text:p/>
        </draw:connector>
        <draw:custom-shape draw:style-name="gr1" draw:text-style-name="P1" draw:id="id1814" draw:layer="layout" svg:width="2.151cm" svg:height="0.544cm" svg:x="72.208cm" svg:y="54.579cm">
          <text:p text:style-name="P3">PropHelper</text:p>
          <draw:enhanced-geometry svg:viewBox="0 0 21600 21600" draw:type="rectangle" draw:enhanced-path="M 0 0 L 21600 0 21600 21600 0 21600 0 0 Z N"/>
        </draw:custom-shape>
        <draw:custom-shape draw:style-name="gr1" draw:text-style-name="P1" draw:id="id1815" draw:layer="layout" svg:width="2.047cm" svg:height="0.544cm" svg:x="73.738cm" svg:y="52.816cm">
          <text:p text:style-name="P3">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1814" draw:start-glue-point="0" draw:end-shape="id1815" draw:end-glue-point="2" svg:d="m73283 54579v-609h1478v-610">
          <text:p/>
        </draw:connector>
        <draw:connector draw:style-name="inheritance_20__28_public_29_" draw:layer="layout" draw:line-skew="-0.687cm" svg:x1="70.392cm" svg:y1="58.415cm" svg:x2="73.283cm" svg:y2="55.123cm" draw:start-shape="id1812" draw:start-glue-point="0" draw:end-shape="id1814" draw:end-glue-point="2" svg:d="m70392 58415v-2333h2891v-959">
          <text:p/>
        </draw:connector>
        <draw:custom-shape draw:style-name="gr5" draw:id="id1816" draw:layer="layout" svg:width="3.317cm" svg:height="0.544cm" svg:x="71.198cm" svg:y="56.627cm">
          <text:p text:style-name="P2">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1812" draw:start-glue-point="5" draw:end-shape="id1816" draw:end-glue-point="2" svg:d="m70937 58415v-622h1919v-622">
          <text:p/>
        </draw:connector>
        <draw:custom-shape draw:style-name="gr1" draw:text-style-name="P3" draw:id="id1817" draw:layer="layout" svg:width="2.1cm" svg:height="0.648cm" svg:x="69.85cm" svg:y="62.406cm">
          <draw:glue-point draw:id="4" svg:x="-3.642cm" svg:y="5cm"/>
          <draw:glue-point draw:id="5" svg:x="-1.723cm" svg:y="5cm"/>
          <draw:glue-point draw:id="6" svg:x="1.342cm" svg:y="5cm"/>
          <draw:glue-point draw:id="7" svg:x="3.338cm" svg:y="5cm"/>
          <text:p text:style-name="P3">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1817" draw:start-glue-point="0" draw:end-shape="id1812" draw:end-glue-point="2" svg:d="m70900 62406v-891h-508v-1618">
          <text:p/>
        </draw:connector>
        <draw:custom-shape draw:style-name="gr1" draw:text-style-name="P1" draw:id="id1818" draw:layer="layout" svg:width="1.244cm" svg:height="0.648cm" svg:x="73.376cm" svg:y="62.381cm">
          <text:p text:style-name="P3">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1818" draw:start-glue-point="0" draw:end-shape="id1812" draw:end-glue-point="7" svg:d="m73998 62381v-1242h-2945v-1242">
          <text:p/>
        </draw:connector>
        <draw:custom-shape draw:style-name="gr1" draw:text-style-name="P1" draw:id="id1819" draw:layer="layout" svg:width="1.062cm" svg:height="0.648cm" svg:x="68.502cm" svg:y="66.501cm">
          <draw:glue-point draw:id="4" svg:x="-2.137cm" svg:y="5cm"/>
          <draw:glue-point draw:id="5" svg:x="2.128cm" svg:y="5cm"/>
          <text:p text:style-name="P3">Box</text:p>
          <draw:enhanced-geometry svg:viewBox="0 0 21600 21600" draw:type="rectangle" draw:enhanced-path="M 0 0 L 21600 0 21600 21600 0 21600 0 0 Z N"/>
        </draw:custom-shape>
        <draw:custom-shape draw:style-name="gr1" draw:text-style-name="P1" draw:id="id1820" draw:layer="layout" svg:width="1.191cm" svg:height="0.648cm" svg:x="69.565cm" svg:y="65.18cm">
          <text:p text:style-name="P3">Table</text:p>
          <draw:enhanced-geometry svg:viewBox="0 0 21600 21600" draw:type="rectangle" draw:enhanced-path="M 0 0 L 21600 0 21600 21600 0 21600 0 0 Z N"/>
        </draw:custom-shape>
        <draw:custom-shape draw:style-name="gr1" draw:text-style-name="P1" draw:id="id1716" draw:layer="layout" svg:width="2.202cm" svg:height="0.648cm" svg:x="73.842cm" svg:y="66.242cm">
          <draw:glue-point draw:id="4" svg:x="-2.379cm" svg:y="-5cm"/>
          <draw:glue-point draw:id="5" svg:x="2.211cm" svg:y="-5cm"/>
          <text:p text:style-name="P3">VCLXSplitter</text:p>
          <draw:enhanced-geometry svg:viewBox="0 0 21600 21600" draw:type="rectangle" draw:enhanced-path="M 0 0 L 21600 0 21600 21600 0 21600 0 0 Z N"/>
        </draw:custom-shape>
        <draw:custom-shape draw:style-name="gr1" draw:text-style-name="P1" draw:id="id1821" draw:layer="layout" svg:width="2.721cm" svg:height="0.648cm" svg:x="76.337cm" svg:y="64.422cm">
          <draw:glue-point draw:id="4" svg:x="-2.396cm" svg:y="-5cm"/>
          <draw:glue-point draw:id="5" svg:x="2.08cm" svg:y="-5cm"/>
          <text:p text:style-name="P3">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1819" draw:start-glue-point="0" draw:end-shape="id1817" draw:end-glue-point="4" svg:d="m69033 66501v-2733h1103v-714">
          <text:p/>
        </draw:connector>
        <draw:connector draw:style-name="inheritance_20__28_public_29_" draw:layer="layout" svg:x1="70.16cm" svg:y1="65.18cm" svg:x2="70.539cm" svg:y2="63.054cm" draw:start-shape="id1820" draw:start-glue-point="0" draw:end-shape="id1817" draw:end-glue-point="5" svg:d="m70160 65180v-1063h379v-1063">
          <text:p/>
        </draw:connector>
        <draw:connector draw:style-name="inheritance_20__28_public_29_" draw:layer="layout" svg:x1="74.42cm" svg:y1="66.242cm" svg:x2="71.181cm" svg:y2="63.054cm" draw:start-shape="id1716" draw:start-glue-point="4" draw:end-shape="id1817" draw:end-glue-point="6" svg:d="m74420 66242v-1594h-3239v-1594">
          <text:p/>
        </draw:connector>
        <draw:connector draw:style-name="inheritance_20__28_public_29_" draw:layer="layout" svg:x1="77.046cm" svg:y1="64.422cm" svg:x2="71.6cm" svg:y2="63.054cm" draw:start-shape="id1821" draw:start-glue-point="4" draw:end-shape="id1817" draw:end-glue-point="7" svg:d="m77046 64422v-684h-5446v-684">
          <text:p/>
        </draw:connector>
        <draw:custom-shape draw:style-name="gr5" draw:id="id1822" draw:layer="layout" svg:width="1.063cm" svg:height="0.648cm" svg:x="67.776cm" svg:y="68.083cm">
          <text:p text:style-name="P2">HBox</text:p>
          <draw:enhanced-geometry svg:viewBox="0 0 21600 21600" draw:type="rectangle" draw:enhanced-path="M 0 0 L 21600 0 21600 21600 0 21600 0 0 Z N"/>
        </draw:custom-shape>
        <draw:custom-shape draw:style-name="gr5" draw:id="id1823" draw:layer="layout" svg:width="1.036cm" svg:height="0.648cm" svg:x="69.202cm" svg:y="68.082cm">
          <text:p text:style-name="P2">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1822" draw:start-glue-point="0" draw:end-shape="id1819" draw:end-glue-point="4" svg:d="m68307 68083v-467h500v-467">
          <text:p/>
        </draw:connector>
        <draw:connector draw:style-name="inheritance_20__28_public_29_" draw:layer="layout" svg:x1="69.72cm" svg:y1="68.082cm" svg:x2="69.258cm" svg:y2="67.149cm" draw:start-shape="id1823" draw:start-glue-point="0" draw:end-shape="id1819" draw:end-glue-point="5" svg:d="m69720 68082v-466h-462v-467">
          <text:p/>
        </draw:connector>
        <draw:custom-shape draw:style-name="gr1" draw:text-style-name="P1" draw:id="id1824" draw:layer="layout" svg:width="2.799cm" svg:height="0.622cm" svg:x="66.273cm" svg:y="70.389cm">
          <text:p text:style-name="P3">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1824" draw:start-glue-point="0" draw:end-shape="id1822" draw:end-glue-point="2" svg:d="m67672 70389v-829h635v-829">
          <text:p/>
        </draw:connector>
        <draw:custom-shape draw:style-name="gr1" draw:text-style-name="P3" draw:id="id1743" draw:layer="layout" svg:width="3.577cm" svg:height="0.648cm" svg:x="76.926cm" svg:y="16.632cm">
          <draw:glue-point draw:id="4" svg:x="-2.525cm" svg:y="-5cm"/>
          <draw:glue-point draw:id="5" svg:x="2.219cm" svg:y="-5cm"/>
          <text:p text:style-name="P3">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1821" draw:start-glue-point="0" draw:end-shape="id1717" draw:end-glue-point="15" svg:d="m77697 64422v-26565h-6393v-26565">
          <text:p/>
        </draw:connector>
        <draw:custom-shape draw:style-name="gr2" draw:id="id1825" draw:layer="layout" svg:width="6.013cm" svg:height="0.673cm" svg:x="78.03cm" svg:y="62.346cm">
          <text:p text:style-name="P2">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1821" draw:start-glue-point="5" draw:end-shape="id1825" draw:end-glue-point="2" svg:d="m78262 64422v-702h2774v-701">
          <text:p/>
        </draw:connector>
        <draw:custom-shape draw:style-name="gr1" draw:text-style-name="P1" draw:id="id1826" draw:layer="layout" svg:width="2.436cm" svg:height="0.623cm" svg:x="18.405cm" svg:y="4.1cm">
          <text:p text:style-name="P3">ContextImpl</text:p>
          <draw:enhanced-geometry svg:viewBox="0 0 21600 21600" draw:type="rectangle" draw:enhanced-path="M 0 0 L 21600 0 21600 21600 0 21600 0 0 Z N"/>
        </draw:custom-shape>
        <draw:connector draw:style-name="data_20_member_20__28_pointer_29_" draw:text-style-name="P2" draw:layer="layout" svg:x1="16.332cm" svg:y1="4.659cm" svg:x2="18.405cm" svg:y2="4.411cm" draw:start-shape="id1803" draw:start-glue-point="1" draw:end-shape="id1826" draw:end-glue-point="3" svg:d="m16332 4659h1037v-248h1036">
          <text:p text:style-name="P2">pImpl</text:p>
        </draw:connector>
        <draw:custom-shape draw:style-name="gr1" draw:text-style-name="P1" draw:id="id1827"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3">WindowImpl</text:p>
          <draw:enhanced-geometry svg:viewBox="0 0 21600 21600" draw:type="rectangle" draw:enhanced-path="M 0 0 L 21600 0 21600 21600 0 21600 0 0 Z N"/>
        </draw:custom-shape>
        <draw:connector draw:style-name="data_20_member_20__28_pointer_29_" draw:text-style-name="P2" draw:layer="layout" svg:x1="19.131cm" svg:y1="8.07cm" svg:x2="21.794cm" svg:y2="6.727cm" draw:start-shape="id1772" draw:start-glue-point="1" draw:end-shape="id1827" draw:end-glue-point="3" svg:d="m19131 8070h1332v-1343h1331">
          <text:p text:style-name="P2">mpImpl</text:p>
        </draw:connector>
        <draw:custom-shape draw:style-name="gr1" draw:text-style-name="P1" draw:id="id1828" draw:layer="layout" svg:width="1.851cm" svg:height="0.571cm" svg:x="20.761cm" svg:y="8.733cm">
          <draw:glue-point draw:id="4" svg:x="-2.609cm" svg:y="-5.008cm"/>
          <draw:glue-point draw:id="5" svg:x="2.43cm" svg:y="-5.008cm"/>
          <text:p text:style-name="P3">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1828" draw:start-glue-point="0" draw:end-shape="id1827" draw:end-glue-point="4" svg:d="m21686 8733v-569h595v-568">
          <text:p/>
        </draw:connector>
        <draw:custom-shape draw:style-name="gr1" draw:text-style-name="P1" draw:id="id1829" draw:layer="layout" svg:width="1.851cm" svg:height="0.571cm" svg:x="23.31cm" svg:y="8.733cm">
          <draw:glue-point draw:id="4" svg:x="-2.609cm" svg:y="-5.008cm"/>
          <draw:glue-point draw:id="5" svg:x="2.43cm" svg:y="-5.008cm"/>
          <draw:glue-point draw:id="6" svg:x="2.922cm" svg:y="4.991cm"/>
          <text:p text:style-name="P3">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1829" draw:start-glue-point="0" draw:end-shape="id1827" draw:end-glue-point="5" svg:d="m24235 8733v-569h-830v-568">
          <text:p/>
        </draw:connector>
        <draw:custom-shape draw:style-name="gr1" draw:text-style-name="P1" draw:id="id1831" draw:layer="layout" svg:width="1.732cm" svg:height="0.596cm" svg:x="31.318cm" svg:y="21.492cm">
          <text:p text:style-name="P3">ImageImpl</text:p>
          <draw:enhanced-geometry svg:viewBox="0 0 21600 21600" draw:type="rectangle" draw:enhanced-path="M 0 0 L 21600 0 21600 21600 0 21600 0 0 Z N"/>
        </draw:custom-shape>
        <draw:connector draw:style-name="data_20_member_20__28_pointer_29_" draw:text-style-name="P2" draw:layer="layout" svg:x1="29.658cm" svg:y1="22.126cm" svg:x2="31.318cm" svg:y2="21.79cm" draw:start-shape="id1830" draw:start-glue-point="1" draw:end-shape="id1831" draw:end-glue-point="3" svg:d="m29658 22126h830v-336h830">
          <text:p text:style-name="P2">pImpl</text:p>
        </draw:connector>
        <draw:connector draw:style-name="local_20_usage_20__2f__20_return_20_type" draw:text-style-name="P2" draw:layer="layout" svg:x1="24.496cm" svg:y1="22.181cm" svg:x2="28.226cm" svg:y2="22.126cm" draw:start-shape="id1777" draw:start-glue-point="1" draw:end-shape="id1830" draw:end-glue-point="3" svg:d="m24496 22181h1865v-55h1865">
          <text:p text:style-name="P2">SetModeImage()</text:p>
        </draw:connector>
        <draw:custom-shape draw:style-name="gr2" draw:id="id1832" draw:layer="layout" svg:width="4.835cm" svg:height="0.601cm" svg:x="35.43cm" svg:y="21.276cm">
          <text:p text:style-name="P2">com.sun.star.graphic.XGraphic</text:p>
          <draw:enhanced-geometry svg:viewBox="0 0 21600 21600" draw:type="rectangle" draw:enhanced-path="M 0 0 L 21600 0 21600 21600 0 21600 0 0 Z N"/>
        </draw:custom-shape>
        <draw:connector draw:style-name="data_20_member_20__28_pointer_29_" draw:text-style-name="P2" draw:layer="layout" svg:x1="33.05cm" svg:y1="21.79cm" svg:x2="35.43cm" svg:y2="21.576cm" draw:start-shape="id1831" draw:start-glue-point="1" draw:end-shape="id1832" draw:end-glue-point="3" svg:d="m33050 21790h1190v-214h1190">
          <text:p text:style-name="P2">mxGraphic</text:p>
        </draw:connector>
        <draw:custom-shape draw:style-name="gr1" draw:text-style-name="P1" draw:id="id1833" draw:layer="layout" svg:width="1.876cm" svg:height="0.577cm" svg:x="24.871cm" svg:y="10.513cm">
          <draw:glue-point draw:id="4" svg:x="-2.558cm" svg:y="-5.008cm"/>
          <draw:glue-point draw:id="5" svg:x="2.185cm" svg:y="-5.008cm"/>
          <draw:glue-point draw:id="6" svg:x="-2.595cm" svg:y="4.991cm"/>
          <draw:glue-point draw:id="7" svg:x="2.377cm" svg:y="4.991cm"/>
          <text:p text:style-name="P3">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1833" draw:start-glue-point="4" draw:end-shape="id1829" draw:end-glue-point="6" svg:d="m25330 10513v-605h-555v-606">
          <text:p/>
        </draw:connector>
        <draw:custom-shape draw:style-name="gr2" draw:id="id1834" draw:layer="layout" svg:width="5.183cm" svg:height="1.011cm" svg:x="26.153cm" svg:y="7.751cm">
          <text:p text:style-name="P2">com.sun.star.awt.XActionListener</text:p>
          <text:p text:style-name="P2">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1833" draw:start-glue-point="5" draw:end-shape="id1834" draw:end-glue-point="2" svg:d="m26218 10513v-876h2526v-875">
          <text:p/>
        </draw:connector>
        <draw:custom-shape draw:style-name="gr1" draw:text-style-name="P1" draw:id="id1835" draw:layer="layout" svg:width="2.851cm" svg:height="0.577cm" svg:x="28.07cm" svg:y="13.713cm">
          <draw:glue-point draw:id="4" svg:x="-2.558cm" svg:y="-5.008cm"/>
          <draw:glue-point draw:id="5" svg:x="2.185cm" svg:y="-5.008cm"/>
          <text:p text:style-name="P3">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1835" draw:start-glue-point="0" draw:end-shape="id1833" draw:end-glue-point="7" svg:d="m29495 13713v-1312h-3241v-1313">
          <text:p/>
        </draw:connector>
        <draw:custom-shape draw:style-name="gr2" draw:id="id1836" draw:layer="layout" svg:width="4.835cm" svg:height="0.601cm" svg:x="34.212cm" svg:y="13.582cm">
          <text:p text:style-name="P2">com.sun.star.awt.XRadioButton</text:p>
          <draw:enhanced-geometry svg:viewBox="0 0 21600 21600" draw:type="rectangle" draw:enhanced-path="M 0 0 L 21600 0 21600 21600 0 21600 0 0 Z N"/>
        </draw:custom-shape>
        <draw:connector draw:style-name="data_20_member_20__28_pointer_29_" draw:text-style-name="P2" draw:layer="layout" svg:x1="30.921cm" svg:y1="14.001cm" svg:x2="34.212cm" svg:y2="13.882cm" draw:start-shape="id1835" draw:start-glue-point="1" draw:end-shape="id1836" draw:end-glue-point="3" svg:d="m30921 14001h1645v-119h1646">
          <text:p text:style-name="P2">mxRadioButton</text:p>
        </draw:connector>
        <draw:custom-shape draw:style-name="gr1" draw:text-style-name="P1" draw:id="id1837" draw:layer="layout" svg:width="2.669cm" svg:height="0.577cm" svg:x="22.264cm" svg:y="13.66cm">
          <draw:glue-point draw:id="4" svg:x="-2.558cm" svg:y="-5.008cm"/>
          <draw:glue-point draw:id="5" svg:x="2.185cm" svg:y="-5.008cm"/>
          <text:p text:style-name="P3">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1837" draw:start-glue-point="0" draw:end-shape="id1833" draw:end-glue-point="6" svg:d="m23598 13660v-1286h1725v-1286">
          <text:p/>
        </draw:connector>
        <draw:custom-shape draw:style-name="gr1" draw:text-style-name="P1" draw:id="id1838" draw:layer="layout" svg:width="2.669cm" svg:height="0.577cm" svg:x="25.193cm" svg:y="15.137cm">
          <draw:glue-point draw:id="4" svg:x="-2.558cm" svg:y="-5.008cm"/>
          <draw:glue-point draw:id="5" svg:x="2.185cm" svg:y="-5.008cm"/>
          <text:p text:style-name="P3">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1838" draw:start-glue-point="0" draw:end-shape="id1833" draw:end-glue-point="2" svg:d="m26527 15137v-2024h-718v-2023">
          <text:p/>
        </draw:connector>
        <draw:custom-shape draw:style-name="gr2" draw:id="id1839" draw:layer="layout" svg:width="4.638cm" svg:height="0.601cm" svg:x="30.352cm" svg:y="15.268cm">
          <text:p text:style-name="P2">com.sun.star.awt.XCheckBox</text:p>
          <draw:enhanced-geometry svg:viewBox="0 0 21600 21600" draw:type="rectangle" draw:enhanced-path="M 0 0 L 21600 0 21600 21600 0 21600 0 0 Z N"/>
        </draw:custom-shape>
        <draw:connector draw:style-name="data_20_member_20__28_pointer_29_" draw:text-style-name="P2" draw:layer="layout" svg:x1="27.862cm" svg:y1="15.425cm" svg:x2="30.352cm" svg:y2="15.568cm" draw:start-shape="id1838" draw:start-glue-point="1" draw:end-shape="id1839" draw:end-glue-point="3" svg:d="m27862 15425h1245v143h1245">
          <text:p text:style-name="P2">mxCheckBox</text:p>
        </draw:connector>
        <draw:custom-shape draw:style-name="gr2" draw:id="id1840" draw:layer="layout" svg:width="4.09cm" svg:height="0.601cm" svg:x="28.903cm" svg:y="10.653cm">
          <text:p text:style-name="P2">com.sun.star.awt.XButton</text:p>
          <draw:enhanced-geometry svg:viewBox="0 0 21600 21600" draw:type="rectangle" draw:enhanced-path="M 0 0 L 21600 0 21600 21600 0 21600 0 0 Z N"/>
        </draw:custom-shape>
        <draw:connector draw:style-name="data_20_member_20__28_pointer_29_" draw:text-style-name="P2" draw:layer="layout" svg:x1="26.747cm" svg:y1="10.801cm" svg:x2="28.903cm" svg:y2="10.953cm" draw:start-shape="id1833" draw:start-glue-point="1" draw:end-shape="id1840" draw:end-glue-point="3" svg:d="m26747 10801h1078v152h1078">
          <text:p text:style-name="P2">mxButton</text:p>
        </draw:connector>
        <draw:frame draw:style-name="annotation" draw:layer="layout" svg:width="6.323cm" svg:height="1.504cm" svg:x="3.111cm" svg:y="11.507cm">
          <draw:text-box>
            <text:p text:style-name="P2">The <text:span text:style-name="T1">Dialog</text:span> class impersonates <text:span text:style-name="T1">SfxModalDialog</text:span> via a preprocessing macro defined in the layout-pre.hxx header file.</text:p>
          </draw:text-box>
        </draw:frame>
        <draw:custom-shape draw:style-name="typedef" draw:id="id1841" draw:layer="layout" svg:width="2.463cm" svg:height="0.596cm" svg:x="4.976cm" svg:y="14.929cm">
          <text:p text:style-name="P2">PeerHandle</text:p>
          <draw:enhanced-geometry svg:viewBox="0 0 21600 21600" draw:type="rectangle" draw:enhanced-path="M 0 0 L 21600 0 21600 21600 0 21600 0 0 Z N"/>
        </draw:custom-shape>
        <draw:custom-shape draw:style-name="gr2" draw:id="id1842" draw:layer="layout" svg:width="4.458cm" svg:height="0.622cm" svg:x="8.605cm" svg:y="14.773cm">
          <text:p text:style-name="P2">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1841" draw:start-glue-point="1" draw:end-shape="id1842" draw:end-glue-point="3" svg:d="m7439 15227h583v-143h583">
          <text:p/>
        </draw:connector>
        <draw:custom-shape draw:style-name="gr1" draw:text-style-name="P1" draw:id="id1843" draw:layer="layout" svg:width="2.592cm" svg:height="0.622cm" svg:x="24.305cm" svg:y="48.268cm">
          <draw:glue-point draw:id="4" svg:x="-2.299cm" svg:y="-5cm"/>
          <draw:glue-point draw:id="5" svg:x="2.098cm" svg:y="-5cm"/>
          <text:p text:style-name="P3">LayoutFactory</text:p>
          <draw:enhanced-geometry svg:viewBox="0 0 21600 21600" draw:type="rectangle" draw:enhanced-path="M 0 0 L 21600 0 21600 21600 0 21600 0 0 Z N"/>
        </draw:custom-shape>
        <draw:custom-shape draw:style-name="uno_20_service" draw:id="id1844" draw:layer="layout" svg:width="4.095cm" svg:height="0.622cm" svg:x="26.534cm" svg:y="46.74cm">
          <text:p text:style-name="P2">com.sun.star.awt.Layout</text:p>
          <draw:enhanced-geometry svg:viewBox="0 0 21600 21600" draw:type="rectangle" draw:enhanced-path="M 0 0 L 21600 0 21600 21600 0 21600 0 0 Z N"/>
        </draw:custom-shape>
        <draw:custom-shape draw:style-name="gr2" draw:id="id1845" draw:layer="layout" svg:width="6.221cm" svg:height="0.985cm" svg:x="21.298cm" svg:y="44.614cm">
          <text:p text:style-name="P2">com.sun.star.lang.XServiceInfo</text:p>
          <text:p text:style-name="P2">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1843" draw:start-glue-point="5" draw:end-shape="id1844" draw:end-glue-point="2" svg:d="m26144 48268v-453h2437v-453">
          <text:p/>
        </draw:connector>
        <draw:connector draw:style-name="inheritance_20__28_public_29_" draw:layer="layout" svg:x1="25.006cm" svg:y1="48.268cm" svg:x2="24.408cm" svg:y2="45.599cm" draw:start-shape="id1843" draw:start-glue-point="4" draw:end-shape="id1845" svg:d="m25006 48268v-1335h-598v-1334">
          <text:p/>
        </draw:connector>
        <draw:custom-shape draw:style-name="gr1" draw:text-style-name="P1" draw:id="id1846"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3">LayoutRoot</text:p>
          <draw:enhanced-geometry svg:viewBox="0 0 21600 21600" draw:type="rectangle" draw:enhanced-path="M 0 0 L 21600 0 21600 21600 0 21600 0 0 Z N"/>
        </draw:custom-shape>
        <draw:custom-shape draw:style-name="gr2" draw:id="id1847" draw:layer="layout" svg:width="5.314cm" svg:height="1.27cm" svg:x="84.298cm" svg:y="58.362cm">
          <text:p text:style-name="P2">com.sun.star.awt.XLayoutRoot</text:p>
          <text:p text:style-name="P2">com.sun.star.lang.XComponent</text:p>
          <text:p text:style-name="P2">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1846" draw:start-glue-point="0" draw:end-shape="id1847" svg:d="m87719 60748v-558h-764v-558">
          <text:p/>
        </draw:connector>
        <draw:custom-shape draw:style-name="gr1" draw:text-style-name="P1" draw:id="id1848" draw:layer="layout" svg:width="2.333cm" svg:height="1.061cm" svg:x="92.678cm" svg:y="59.412cm">
          <draw:glue-point draw:id="4" svg:x="4.997cm" svg:y="-2.477cm"/>
          <draw:glue-point draw:id="5" svg:x="4.997cm" svg:y="2.544cm"/>
          <draw:glue-point draw:id="6" svg:x="-5.002cm" svg:y="2.987cm"/>
          <draw:glue-point draw:id="7" svg:x="-5.002cm" svg:y="-2.648cm"/>
          <text:p text:style-name="P3">LayoutWidget</text:p>
          <draw:enhanced-geometry svg:viewBox="0 0 21600 21600" draw:type="rectangle" draw:enhanced-path="M 0 0 L 21600 0 21600 21600 0 21600 0 0 Z N"/>
        </draw:custom-shape>
        <draw:connector draw:style-name="data_20_member_20__28_pointer_29_" draw:text-style-name="P2" draw:layer="layout" svg:x1="88.884cm" svg:y1="61.624cm" svg:x2="92.678cm" svg:y2="59.662cm" draw:start-shape="id1846" draw:start-glue-point="4" draw:end-shape="id1848" draw:end-glue-point="7" svg:d="m88884 61624h1897v-1962h1897">
          <text:p text:style-name="P2">mpTopLevel</text:p>
        </draw:connector>
        <draw:custom-shape draw:style-name="gr2" draw:id="id1849" draw:layer="layout" svg:width="5.34cm" svg:height="0.908cm" svg:x="97.705cm" svg:y="60.227cm">
          <draw:glue-point draw:id="4" svg:x="-5cm" svg:y="-2.422cm"/>
          <draw:glue-point draw:id="5" svg:x="-5cm" svg:y="2.422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88.884cm" svg:y1="61.995cm" svg:x2="97.705cm" svg:y2="60.9cm" draw:start-shape="id1846" draw:start-glue-point="7" draw:end-shape="id1849" draw:end-glue-point="5" svg:d="m88884 61995h4411v-1095h4410">
          <text:p text:style-name="P2">mxContainer</text:p>
        </draw:connector>
        <draw:connector draw:style-name="data_20_member_20__28_pointer_29_" draw:text-style-name="P2" draw:layer="layout" svg:x1="95.009cm" svg:y1="60.211cm" svg:x2="97.705cm" svg:y2="60.462cm" draw:start-shape="id1848" draw:start-glue-point="5" draw:end-shape="id1849" draw:end-glue-point="4" svg:d="m95009 60211h1349v251h1347">
          <text:p text:style-name="P2">mxContainer</text:p>
        </draw:connector>
        <draw:frame draw:style-name="annotation" draw:layer="layout" svg:width="8.968cm" svg:height="3.011cm" svg:x="105.526cm" svg:y="52.117cm">
          <draw:text-box>
            <text:p text:style-name="P2">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2"/>
            <text:p text:style-name="P2"><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1" draw:id="id1850" draw:layer="layout" svg:width="1.503cm" svg:height="0.57cm" svg:x="64.494cm" svg:y="64.549cm">
          <text:p text:style-name="P3">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1850" draw:start-glue-point="0" draw:end-shape="id1811" draw:end-glue-point="5" svg:d="m65245 64549v-605h-1502v-606">
          <text:p/>
        </draw:connector>
        <draw:frame draw:style-name="annotation" draw:layer="layout" svg:width="6.714cm" svg:height="1.732cm" svg:x="65.167cm" svg:y="52.705cm">
          <draw:text-box>
            <text:p text:style-name="P2"><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draw:id="id1851" draw:layer="layout" svg:width="5.494cm" svg:height="0.57cm" svg:x="97.552cm" svg:y="58.985cm">
          <text:p text:style-name="P2">com.sun.star.awt.XLayoutConstrains</text:p>
        </draw:rect>
        <draw:connector draw:style-name="data_20_member_20__28_pointer_29_" draw:text-style-name="P2" draw:layer="layout" svg:x1="95.009cm" svg:y1="59.68cm" svg:x2="97.552cm" svg:y2="59.27cm" draw:start-shape="id1848" draw:start-glue-point="4" draw:end-shape="id1851" draw:end-glue-point="3" svg:d="m95009 59680h1272v-410h1271">
          <text:p text:style-name="P2">mxWidget</text:p>
        </draw:connector>
        <draw:frame draw:style-name="annotation" draw:layer="layout" svg:width="8.243cm" svg:height="2.121cm" svg:x="10.159cm" svg:y="2.181cm">
          <draw:text-box>
            <text:p text:style-name="P2"><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2" draw:id="id1852" draw:layer="layout" svg:width="4.873cm" svg:height="0.622cm" svg:x="22.835cm" svg:y="3.99cm">
          <text:p text:style-name="P2">com.sun.star.awt.XLayoutRoot</text:p>
          <draw:enhanced-geometry svg:viewBox="0 0 21600 21600" draw:type="rectangle" draw:enhanced-path="M 0 0 L 21600 0 21600 21600 0 21600 0 0 Z N"/>
        </draw:custom-shape>
        <draw:connector draw:style-name="data_20_member_20__28_pointer_29_" draw:text-style-name="P2" draw:layer="layout" svg:x1="20.841cm" svg:y1="4.411cm" svg:x2="22.835cm" svg:y2="4.301cm" draw:start-shape="id1826" draw:start-glue-point="1" draw:end-shape="id1852" draw:end-glue-point="3" svg:d="m20841 4411h997v-110h997">
          <text:p text:style-name="P2">mxRoot</text:p>
        </draw:connector>
        <draw:rect draw:style-name="uno_20_interface" draw:id="id1853" draw:layer="layout" svg:width="4.095cm" svg:height="0.57cm" svg:x="96.274cm" svg:y="61.706cm">
          <text:p text:style-name="P2">com.sun.star.awt.XToolkit</text:p>
        </draw:rect>
        <draw:connector draw:style-name="data_20_member_20__28_pointer_29_" draw:text-style-name="P2" draw:layer="layout" svg:x1="88.886cm" svg:y1="62.419cm" svg:x2="96.274cm" svg:y2="61.991cm" draw:start-shape="id1846" draw:end-shape="id1853" draw:end-glue-point="3" svg:d="m88886 62419h3694v-428h3694">
          <text:p text:style-name="P2">mxToolkit</text:p>
        </draw:connector>
        <draw:rect draw:style-name="class" draw:id="id1854" draw:layer="layout" svg:width="2.514cm" svg:height="1.299cm" svg:x="97.053cm" svg:y="71.062cm">
          <draw:glue-point draw:id="4" svg:x="-5cm" svg:y="-2.478cm"/>
          <draw:glue-point draw:id="5" svg:x="-5cm" svg:y="2.894cm"/>
          <draw:glue-point draw:id="6" svg:x="5cm" svg:y="-2.286cm"/>
          <draw:glue-point draw:id="7" svg:x="5cm" svg:y="2.509cm"/>
          <text:p text:style-name="P2">ImportContext</text:p>
        </draw:rect>
        <draw:connector draw:style-name="local_20_usage_20__2f__20_return_20_type" draw:text-style-name="P2" draw:layer="layout" svg:x1="88.884cm" svg:y1="63.754cm" svg:x2="97.053cm" svg:y2="72.086cm" draw:start-shape="id1846" draw:start-glue-point="9" draw:end-shape="id1854" draw:end-glue-point="5" svg:d="m88884 63754h4085v8332h4084">
          <text:p text:style-name="P2">initialize()</text:p>
        </draw:connector>
        <draw:rect draw:style-name="uno_20_interface" draw:id="id1855" draw:layer="layout" svg:width="4.51cm" svg:height="0.57cm" svg:x="95.96cm" svg:y="67.927cm">
          <text:p text:style-name="P2">com.sun.star.xml.input.XRoot</text:p>
        </draw:rect>
        <draw:connector draw:style-name="inheritance_20__28_public_29_" draw:layer="layout" svg:x1="98.31cm" svg:y1="71.062cm" svg:x2="98.215cm" svg:y2="68.497cm" draw:start-shape="id1854" draw:start-glue-point="0" draw:end-shape="id1855" draw:end-glue-point="2" svg:d="m98310 71062v-1282h-95v-1283">
          <text:p/>
        </draw:connector>
        <draw:custom-shape draw:style-name="gr3" draw:id="id1859" draw:layer="layout" svg:width="2.8cm" svg:height="0.648cm" svg:x="103.858cm" svg:y="72.717cm">
          <text:p text:style-name="P2">ToplevelElement</text:p>
          <draw:enhanced-geometry svg:viewBox="0 0 21600 21600" draw:type="rectangle" draw:enhanced-path="M 0 0 L 21600 0 21600 21600 0 21600 0 0 Z N"/>
        </draw:custom-shape>
        <draw:custom-shape draw:style-name="gr3" draw:id="id1858" draw:layer="layout" svg:width="2.566cm" svg:height="0.648cm" svg:x="104.011cm" svg:y="70.514cm">
          <text:p text:style-name="P2">WidgetElement</text:p>
          <draw:enhanced-geometry svg:viewBox="0 0 21600 21600" draw:type="rectangle" draw:enhanced-path="M 0 0 L 21600 0 21600 21600 0 21600 0 0 Z N"/>
        </draw:custom-shape>
        <draw:custom-shape draw:style-name="gr3" draw:id="id1856" draw:layer="layout" svg:width="2.281cm" svg:height="1.217cm" svg:x="104.659cm" svg:y="68.053cm">
          <draw:glue-point draw:id="4" svg:x="4.997cm" svg:y="-2.399cm"/>
          <draw:glue-point draw:id="5" svg:x="4.997cm" svg:y="2.588cm"/>
          <text:p text:style-name="P2">ElementBase</text:p>
          <draw:enhanced-geometry svg:viewBox="0 0 21600 21600" draw:type="rectangle" draw:enhanced-path="M 0 0 L 21600 0 21600 21600 0 21600 0 0 Z N"/>
        </draw:custom-shape>
        <draw:rect draw:style-name="uno_20_interface" draw:id="id1857" draw:layer="layout" svg:width="5.132cm" svg:height="0.57cm" svg:x="102.328cm" svg:y="66.314cm">
          <text:p text:style-name="P2">com.sun.star.xml.input.XElement</text:p>
        </draw:rect>
        <draw:connector draw:style-name="inheritance_20__28_public_29_" draw:layer="layout" svg:x1="105.799cm" svg:y1="68.053cm" svg:x2="104.894cm" svg:y2="66.884cm" draw:start-shape="id1856" draw:start-glue-point="0" draw:end-shape="id1857" draw:end-glue-point="2" svg:d="m105799 68053v-585h-905v-584">
          <text:p/>
        </draw:connector>
        <draw:connector draw:style-name="inheritance_20__28_public_29_" draw:layer="layout" svg:x1="105.294cm" svg:y1="70.514cm" svg:x2="105.799cm" svg:y2="69.27cm" draw:start-shape="id1858" draw:start-glue-point="0" draw:end-shape="id1856" draw:end-glue-point="2" svg:d="m105294 70514v-622h505v-622">
          <text:p/>
        </draw:connector>
        <draw:connector draw:style-name="inheritance_20__28_public_29_" draw:layer="layout" svg:x1="105.258cm" svg:y1="72.717cm" svg:x2="105.294cm" svg:y2="71.162cm" draw:start-shape="id1859" draw:start-glue-point="0" draw:end-shape="id1858" draw:end-glue-point="2" svg:d="m105258 72717v-777h36v-778">
          <text:p/>
        </draw:connector>
        <draw:connector draw:style-name="local_20_usage_20__2f__20_return_20_type" draw:text-style-name="P2" draw:layer="layout" svg:x1="99.567cm" svg:y1="71.415cm" svg:x2="103.858cm" svg:y2="73.041cm" draw:start-shape="id1854" draw:start-glue-point="6" draw:end-shape="id1859" draw:end-glue-point="3" svg:d="m99567 71415h2146v1626h2145">
          <text:p text:style-name="P2">startRootElement()</text:p>
        </draw:connector>
        <draw:connector draw:style-name="data_20_member_20__28_pointer_29_" draw:text-style-name="P2" draw:layer="layout" svg:x1="106.938cm" svg:y1="68.975cm" svg:x2="97.053cm" svg:y2="71.39cm" draw:start-shape="id1856" draw:start-glue-point="5" draw:end-shape="id1854" draw:end-glue-point="4" svg:d="m106938 68975h501v1191h-10886v1224h500">
          <text:p text:style-name="P2">mpImport</text:p>
        </draw:connector>
        <draw:connector draw:style-name="data_20_member_20__28_pointer_29_" draw:layer="layout" svg:x1="106.577cm" svg:y1="70.838cm" svg:x2="92.678cm" svg:y2="60.258cm" draw:start-shape="id1858" draw:start-glue-point="1" draw:end-shape="id1848" draw:end-glue-point="6" svg:d="m106577 70838h500v-5345h-14900v-5235h501">
          <text:p/>
        </draw:connector>
        <draw:frame draw:style-name="gr52" draw:text-style-name="P2" draw:layer="layout" svg:width="12.834cm" svg:height="5.072cm" svg:x="95.714cm" svg:y="74.619cm">
          <draw:text-box>
            <text:p text:style-name="P2"><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2"><text:span text:style-name="T5"/></text:p>
            <text:p text:style-name="P2"><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2"/>
            <text:p text:style-name="P2"/>
          </draw:text-box>
        </draw:frame>
        <draw:connector draw:style-name="data_20_member_20__28_reference_29_" draw:text-style-name="P2" draw:layer="layout" svg:x1="99.567cm" svg:y1="72.036cm" svg:x2="86.553cm" svg:y2="63.673cm" draw:start-shape="id1854" draw:start-glue-point="7" draw:end-shape="id1846" draw:end-glue-point="10" svg:d="m99567 72036h501v-4460h-14017v-3903h502">
          <text:p text:style-name="P2">mrRoot</text:p>
        </draw:connector>
        <draw:custom-shape draw:style-name="gr2" draw:id="id1860" draw:layer="layout" svg:width="5.184cm" svg:height="0.648cm" svg:x="108.734cm" svg:y="68.026cm">
          <text:p text:style-name="P2">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1856" draw:start-glue-point="4" draw:end-shape="id1860" draw:end-glue-point="3" svg:d="m106938 68370h899v-20h897">
          <text:p/>
        </draw:connector>
        <draw:custom-shape draw:style-name="gr1" draw:text-style-name="P1" draw:id="id1714" draw:layer="layout" svg:width="2.202cm" svg:height="0.648cm" svg:x="56.148cm" svg:y="67.587cm">
          <draw:glue-point draw:id="4" svg:x="-1.625cm" svg:y="-5cm"/>
          <draw:glue-point draw:id="5" svg:x="3.487cm" svg:y="-5cm"/>
          <draw:glue-point draw:id="6" svg:x="-3.469cm" svg:y="-5cm"/>
          <draw:glue-point draw:id="7" svg:x="1.53cm" svg:y="-5cm"/>
          <text:p text:style-name="P3">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714" draw:start-glue-point="7" draw:end-shape="id1811" draw:end-glue-point="4" svg:d="m57585 67587v-2124h4754v-2125">
          <text:p/>
        </draw:connector>
        <draw:custom-shape draw:style-name="gr2" draw:id="id1861" draw:layer="layout" svg:width="4.199cm" svg:height="0.57cm" svg:x="57.806cm" svg:y="65.745cm">
          <text:p text:style-name="P2">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714" draw:start-glue-point="5" draw:end-shape="id1861" svg:d="m58016 67587v-636h1889v-636">
          <text:p/>
        </draw:connector>
        <draw:connector draw:style-name="inheritance_20__28_public_29_" draw:layer="layout" svg:x1="56.486cm" svg:y1="67.587cm" svg:x2="60.164cm" svg:y2="11.292cm" draw:start-shape="id1714" draw:start-glue-point="6" draw:end-shape="id1717" draw:end-glue-point="19" svg:d="m56486 67587v-28147h3678v-28148">
          <text:p/>
        </draw:connector>
        <draw:custom-shape draw:style-name="class_20__28_external_20_module_29_" draw:id="id1862" draw:layer="layout" svg:width="2.333cm" svg:height="0.623cm" svg:x="77.781cm" svg:y="6.091cm">
          <text:p text:style-name="P2">OutputDevice</text:p>
          <draw:enhanced-geometry svg:viewBox="0 0 21600 21600" draw:type="rectangle" draw:enhanced-path="M 0 0 L 21600 0 21600 21600 0 21600 0 0 Z N"/>
        </draw:custom-shape>
        <draw:connector draw:style-name="data_20_member_20__28_pointer_29_" draw:text-style-name="P2" draw:layer="layout" svg:x1="72.835cm" svg:y1="6.194cm" svg:x2="77.781cm" svg:y2="6.402cm" draw:start-shape="id1722" draw:start-glue-point="1" draw:end-shape="id1862" draw:end-glue-point="3" svg:d="m72835 6194h2472v208h2474">
          <text:p text:style-name="P2">GetOutputDevice()</text:p>
        </draw:connector>
        <draw:frame draw:style-name="annotation" draw:layer="layout" svg:width="7.491cm" svg:height="0.514cm" svg:x="77.056cm" svg:y="5.474cm">
          <draw:text-box>
            <text:p text:style-name="P2">The actual <text:span text:style-name="T1">OutputDevice</text:span> instance in vcl module.</text:p>
          </draw:text-box>
        </draw:frame>
        <draw:custom-shape draw:style-name="gr1" draw:text-style-name="P1" draw:id="id1863" draw:layer="layout" svg:width="3.291cm" svg:height="0.57cm" svg:x="72.027cm" svg:y="8.527cm">
          <text:p text:style-name="P3">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1863" draw:start-glue-point="0" draw:end-shape="id1722" draw:end-glue-point="4" svg:d="m73672 8527v-1024h-1438v-1025">
          <text:p/>
        </draw:connector>
        <draw:custom-shape draw:style-name="class_20__28_external_20_module_29_" draw:id="id1864" draw:layer="layout" svg:width="2.333cm" svg:height="0.623cm" svg:x="76.953cm" svg:y="8.579cm">
          <text:p text:style-name="P2">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1863" draw:start-glue-point="1" draw:end-shape="id1864" draw:end-glue-point="3" svg:d="m75318 8812h817v78h818">
          <text:p/>
        </draw:connector>
        <draw:connector draw:style-name="inheritance_20__28_public_29_" draw:layer="layout" svg:x1="78.119cm" svg:y1="8.579cm" svg:x2="78.947cm" svg:y2="6.714cm" draw:start-shape="id1864" draw:start-glue-point="0" draw:end-shape="id1862" draw:end-glue-point="2" svg:d="m78119 8579v-933h828v-932">
          <text:p/>
        </draw:connector>
        <draw:custom-shape draw:style-name="gr1" draw:text-style-name="P1" draw:id="id1865" draw:layer="layout" svg:width="2.307cm" svg:height="0.622cm" svg:x="105.617cm" svg:y="8.501cm">
          <text:p text:style-name="P3">UnoWrapper</text:p>
          <draw:enhanced-geometry svg:viewBox="0 0 21600 21600" draw:type="rectangle" draw:enhanced-path="M 0 0 L 21600 0 21600 21600 0 21600 0 0 Z N"/>
        </draw:custom-shape>
        <draw:custom-shape draw:style-name="class_20__28_external_20_module_29_" draw:id="id1866" draw:layer="layout" svg:width="2.876cm" svg:height="0.622cm" svg:x="105.437cm" svg:y="6.169cm">
          <text:p text:style-name="P2">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1865" draw:start-glue-point="0" draw:end-shape="id1866" draw:end-glue-point="2" svg:d="m106770 8501v-855h105v-855">
          <text:p/>
        </draw:connector>
        <draw:frame draw:style-name="annotation" draw:layer="layout" svg:width="7.983cm" svg:height="1.187cm" svg:x="100.719cm" svg:y="61.588cm">
          <draw:text-box>
            <text:p text:style-name="P2"><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2" draw:layer="layout" svg:x1="88.884cm" svg:y1="61.165cm" svg:x2="92.4cm" svg:y2="53.547cm" draw:start-shape="id1846" draw:start-glue-point="6" draw:end-shape="id1867" draw:end-glue-point="4" svg:d="m88884 61165h1758v-7618h1758">
          <text:p text:style-name="P2">mxLayoutUnit</text:p>
        </draw:connector>
        <draw:rect draw:style-name="uno_20_interface" draw:id="id1867" draw:layer="layout" svg:width="4.743cm" svg:height="1.398cm" svg:x="92.399cm" svg:y="52.485cm">
          <draw:glue-point draw:id="4" svg:x="-4.998cm" svg:y="2.603cm"/>
          <draw:glue-point draw:id="5" svg:x="-4.998cm" svg:y="-2.961cm"/>
          <text:p text:style-name="P2">com.sun.star.awt.XLayoutUnit</text:p>
        </draw:rect>
        <draw:custom-shape draw:style-name="gr1" draw:text-style-name="P1" draw:id="id1868" draw:layer="layout" svg:width="2.1cm" svg:height="0.622cm" svg:x="93.72cm" svg:y="54.843cm">
          <text:p text:style-name="P3">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1868" draw:start-glue-point="0" draw:end-shape="id1867" draw:end-glue-point="2" svg:d="m94770 54843v-960">
          <text:p/>
        </draw:connector>
        <draw:connector draw:style-name="data_20_member_20__28_pointer_29_" draw:text-style-name="P2" draw:layer="layout" svg:x1="71.507cm" svg:y1="59.156cm" svg:x2="92.4cm" svg:y2="52.771cm" draw:start-shape="id1812" draw:start-glue-point="1" draw:end-shape="id1867" draw:end-glue-point="5" svg:d="m71507 59156h10446v-6385h10447">
          <text:p text:style-name="P2">mxLayoutUnit</text:p>
        </draw:connector>
        <draw:connector draw:style-name="data_20_member_20__28_pointer_29_" draw:layer="layout" svg:x1="23.894cm" svg:y1="6.133cm" svg:x2="13.896cm" svg:y2="4.659cm" draw:start-shape="id1827" draw:start-glue-point="6" draw:end-shape="id1803" draw:end-glue-point="3" svg:d="m23894 6133h500v-2286h-10998v812h500">
          <text:p/>
        </draw:connector>
        <draw:connector draw:style-name="data_20_member_20__28_pointer_29_" draw:layer="layout" svg:x1="23.894cm" svg:y1="6.449cm" svg:x2="17.031cm" svg:y2="8.07cm" draw:start-shape="id1827" draw:start-glue-point="7" draw:end-shape="id1772" draw:end-glue-point="3" svg:d="m23894 6449h500v2419h-7863v-798h500">
          <text:p/>
        </draw:connector>
        <draw:custom-shape draw:style-name="gr2" draw:id="id1869" draw:layer="layout" svg:width="4.56cm" svg:height="0.622cm" svg:x="27.009cm" svg:y="5.754cm">
          <text:p text:style-name="P2">com.sun.star.awt.XWindow</text:p>
          <draw:enhanced-geometry svg:viewBox="0 0 21600 21600" draw:type="rectangle" draw:enhanced-path="M 0 0 L 21600 0 21600 21600 0 21600 0 0 Z N"/>
        </draw:custom-shape>
        <draw:custom-shape draw:style-name="gr2" draw:id="id1870" draw:layer="layout" svg:width="5.494cm" svg:height="0.622cm" svg:x="27.007cm" svg:y="6.609cm">
          <text:p text:style-name="P2">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1827" draw:start-glue-point="8" draw:end-shape="id1869" draw:end-glue-point="3" svg:d="m23894 6973h1558v-908h1557">
          <text:p/>
        </draw:connector>
        <draw:connector draw:style-name="data_20_member_20__28_pointer_29_" draw:layer="layout" draw:line-skew="0.727cm" svg:x1="23.894cm" svg:y1="7.316cm" svg:x2="27.007cm" svg:y2="6.92cm" draw:start-shape="id1827" draw:start-glue-point="9" draw:end-shape="id1870" draw:end-glue-point="3" svg:d="m23894 7316h2284v-396h829">
          <text:p/>
        </draw:connector>
        <draw:custom-shape draw:style-name="gr3" draw:id="id1871" draw:layer="layout" svg:width="2.54cm" svg:height="0.57cm" svg:x="58.394cm" svg:y="53.185cm">
          <text:p text:style-name="P2">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1871" draw:start-glue-point="0" draw:end-shape="id1717" draw:end-glue-point="6" svg:d="m59664 53185v-20946h1587v-20947">
          <text:p/>
        </draw:connector>
        <draw:custom-shape draw:style-name="gr1" draw:text-style-name="P1" draw:id="id1872" draw:layer="layout" svg:width="2.877cm" svg:height="0.648cm" svg:x="13.996cm" svg:y="45.952cm">
          <draw:glue-point draw:id="4" svg:x="2.478cm" svg:y="-5cm"/>
          <draw:glue-point draw:id="5" svg:x="-2.745cm" svg:y="-5cm"/>
          <text:p text:style-name="P3">UnoControlModel</text:p>
          <draw:enhanced-geometry svg:viewBox="0 0 21600 21600" draw:type="rectangle" draw:enhanced-path="M 0 0 L 21600 0 21600 21600 0 21600 0 0 Z N"/>
        </draw:custom-shape>
        <draw:custom-shape draw:style-name="gr2" draw:id="id1873" draw:layer="layout" svg:width="5.65cm" svg:height="3.188cm" svg:x="13.296cm" svg:y="40.199cm">
          <text:p text:style-name="P2">com.sun.star.awt.XControlModel <text:s/></text:p>
          <text:p text:style-name="P2">com.sun.star.beans.XPropertyState</text:p>
          <text:p text:style-name="P2">com.sun.star.io.XPersistObject <text:s/></text:p>
          <text:p text:style-name="P2">com.sun.star.lang.XComponent <text:s text:c="3"/></text:p>
          <text:p text:style-name="P2">com.sun.star.lang.XServiceInfo <text:s/></text:p>
          <text:p text:style-name="P2">com.sun.star.lang.XTypeProvider </text:p>
          <text:p text:style-name="P2">com.sun.star.lang.XUnoTunnel <text:s text:c="3"/></text:p>
          <text:p text:style-name="P2">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1872" draw:start-glue-point="4" draw:end-shape="id1873" draw:end-glue-point="2" svg:d="m16146 45952v-1282h-25v-1283">
          <text:p/>
        </draw:connector>
        <draw:custom-shape draw:style-name="gr1" draw:text-style-name="P1" draw:id="id1874" draw:layer="layout" svg:width="2.281cm" svg:height="0.648cm" svg:x="3.577cm" svg:y="46.549cm">
          <draw:glue-point draw:id="4" svg:x="2.478cm" svg:y="-5cm"/>
          <draw:glue-point draw:id="5" svg:x="-2.745cm" svg:y="-5cm"/>
          <text:p text:style-name="P3">UnoControl</text:p>
          <draw:enhanced-geometry svg:viewBox="0 0 21600 21600" draw:type="rectangle" draw:enhanced-path="M 0 0 L 21600 0 21600 21600 0 21600 0 0 Z N"/>
        </draw:custom-shape>
        <draw:custom-shape draw:style-name="gr2" draw:id="id1875" draw:layer="layout" svg:width="7.335cm" svg:height="2.929cm" svg:x="2.617cm" svg:y="40.665cm">
          <text:p text:style-name="P2">com.sun.star.accessibility.XAccessible <text:s text:c="5"/></text:p>
          <text:p text:style-name="P2">com.sun.star.awt.XControl <text:s text:c="18"/></text:p>
          <text:p text:style-name="P2">com.sun.star.awt.XView <text:s text:c="21"/></text:p>
          <text:p text:style-name="P2">com.sun.star.awt.XWindow2 <text:s text:c="18"/></text:p>
          <text:p text:style-name="P2">com.sun.star.beans.XPropertiesChangeListener</text:p>
          <text:p text:style-name="P2">com.sun.star.lang.XServiceInfo <text:s text:c="13"/></text:p>
          <text:p text:style-name="P2">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1874" draw:start-glue-point="0" draw:end-shape="id1875" svg:d="m4717 46549v-1478h1567v-1477">
          <text:p/>
        </draw:connector>
        <draw:custom-shape draw:style-name="gr2" draw:id="id1876" draw:layer="layout" svg:width="5.157cm" svg:height="0.596cm" svg:x="7.672cm" svg:y="46.705cm">
          <text:p text:style-name="P2">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1874" draw:start-glue-point="1" draw:end-shape="id1876" draw:end-glue-point="3" svg:d="m5858 46873h906v130h908">
          <text:p/>
        </draw:connector>
        <draw:custom-shape draw:style-name="gr2" draw:id="id1877" draw:layer="layout" svg:width="5.391cm" svg:height="0.569cm" svg:x="73.867cm" svg:y="59.613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71.505cm" svg:y1="59.559cm" svg:x2="73.867cm" svg:y2="59.897cm" draw:start-shape="id1812" draw:start-glue-point="9" draw:end-shape="id1877" draw:end-glue-point="3" svg:d="m71505 59559h1181v338h1181">
          <text:p text:style-name="P2">mxParent</text:p>
        </draw:connector>
        <draw:custom-shape draw:style-name="gr1" draw:text-style-name="P1" draw:id="id1878" draw:layer="layout" svg:width="2.463cm" svg:height="0.571cm" svg:x="98.49cm" svg:y="55.879cm">
          <text:p text:style-name="P3">AllocateTimer</text:p>
          <draw:enhanced-geometry svg:viewBox="0 0 21600 21600" draw:type="rectangle" draw:enhanced-path="M 0 0 L 21600 0 21600 21600 0 21600 0 0 Z N"/>
        </draw:custom-shape>
        <draw:custom-shape draw:style-name="class_20__28_external_20_module_29_" draw:id="id1879" draw:layer="layout" svg:width="1.476cm" svg:height="0.622cm" svg:x="98.854cm" svg:y="53.598cm">
          <text:p text:style-name="P2">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1878" draw:start-glue-point="0" draw:end-shape="id1879" draw:end-glue-point="2" svg:d="m99721 55879v-830h-129v-829">
          <text:p/>
        </draw:connector>
        <draw:custom-shape draw:style-name="gr2" draw:id="id1880" draw:layer="layout" svg:width="5.391cm" svg:height="0.569cm" svg:x="102.846cm" svg:y="56.009cm">
          <text:p text:style-name="P2">com.sun.star.awt.XLayoutContainer</text:p>
          <draw:enhanced-geometry svg:viewBox="0 0 21600 21600" draw:type="rectangle" draw:enhanced-path="M 0 0 L 21600 0 21600 21600 0 21600 0 0 Z N"/>
        </draw:custom-shape>
        <draw:connector draw:style-name="data_20_member_20__28_multiple_20_pointers_29_" draw:text-style-name="P2" draw:layer="layout" svg:x1="100.953cm" svg:y1="56.164cm" svg:x2="102.846cm" svg:y2="56.293cm" draw:start-shape="id1878" draw:start-glue-point="1" draw:end-shape="id1880" draw:end-glue-point="3" svg:d="m100953 56164h946v129h947">
          <text:p text:style-name="P2">mxContainers</text:p>
        </draw:connector>
        <draw:connector draw:style-name="local_20_usage_20__2f__20_return_20_type" draw:layer="layout" svg:x1="95.82cm" svg:y1="55.154cm" svg:x2="98.49cm" svg:y2="56.164cm" draw:start-shape="id1868" draw:start-glue-point="1" draw:end-shape="id1878" svg:d="m95820 55154h1335v1010h1335">
          <text:p/>
        </draw:connector>
        <draw:custom-shape draw:style-name="gr1" draw:text-style-name="P1" draw:id="id1881" draw:layer="layout" svg:width="2.488cm" svg:height="0.932cm" svg:x="115.753cm" svg:y="6.316cm">
          <draw:glue-point draw:id="4" svg:x="5.004cm" svg:y="2.778cm"/>
          <draw:glue-point draw:id="5" svg:x="5.004cm" svg:y="-2.51cm"/>
          <text:p text:style-name="P1">UnoWrapper</text:p>
          <draw:enhanced-geometry svg:viewBox="0 0 21600 21600" draw:type="rectangle" draw:enhanced-path="M 0 0 L 21600 0 21600 21600 0 21600 0 0 Z N"/>
        </draw:custom-shape>
        <draw:custom-shape draw:style-name="class_20__28_external_20_module_29_" draw:id="id1882" draw:layer="layout" svg:width="3.11cm" svg:height="0.829cm" svg:x="114.327cm" svg:y="2.923cm">
          <text:p>UnoWrapperBase</text:p>
          <draw:enhanced-geometry svg:viewBox="0 0 21600 21600" draw:type="rectangle" draw:enhanced-path="M 0 0 L 21600 0 21600 21600 0 21600 0 0 Z N"/>
        </draw:custom-shape>
        <draw:connector draw:style-name="inheritance_20__28_public_29_" draw:layer="layout" svg:x1="116.997cm" svg:y1="6.316cm" svg:x2="115.882cm" svg:y2="3.752cm" draw:start-shape="id1881" draw:start-glue-point="0" draw:end-shape="id1882" draw:end-glue-point="2" svg:d="m116997 6316v-1282h-1115v-1282">
          <text:p/>
        </draw:connector>
        <draw:frame draw:style-name="annotation" draw:layer="layout" svg:width="4.666cm" svg:height="0.57cm" svg:x="114.533cm" svg:y="2.22cm">
          <draw:text-box>
            <text:p><text:span text:style-name="T1">UnoWrapperBase</text:span> is in vcl.</text:p>
          </draw:text-box>
        </draw:frame>
        <draw:custom-shape draw:style-name="namespace" draw:layer="layout" svg:width="15.966cm" svg:height="6.739cm" svg:x="119.328cm" svg:y="8cm">
          <text:p>toolkit</text:p>
          <draw:enhanced-geometry svg:viewBox="0 0 21600 21600" draw:type="rectangle" draw:enhanced-path="M 0 0 L 21600 0 21600 21600 0 21600 0 0 Z N"/>
        </draw:custom-shape>
        <draw:custom-shape draw:style-name="gr1" draw:text-style-name="P1" draw:id="id1883" draw:layer="layout" svg:width="3.033cm" svg:height="1.177cm" svg:x="122.724cm" svg:y="10.305cm">
          <draw:glue-point draw:id="4" svg:x="-5.004cm" svg:y="-2.922cm"/>
          <draw:glue-point draw:id="5" svg:x="-5.004cm" svg:y="3.016cm"/>
          <text:p text:style-name="P1">AccessibilityClient</text:p>
          <draw:enhanced-geometry svg:viewBox="0 0 21600 21600" draw:type="rectangle" draw:enhanced-path="M 0 0 L 21600 0 21600 21600 0 21600 0 0 Z N"/>
        </draw:custom-shape>
        <draw:connector draw:style-name="data_20_member" draw:layer="layout" svg:x1="118.241cm" svg:y1="7.04cm" svg:x2="122.724cm" svg:y2="10.55cm" draw:start-shape="id1881" draw:start-glue-point="4" draw:end-shape="id1883" draw:end-glue-point="4" svg:d="m118241 7040h2241v3510h2242">
          <text:p><text:span text:style-name="T10">maAccessibleFactoryAccess</text:span></text:p>
        </draw:connector>
        <draw:custom-shape draw:style-name="gr1" draw:text-style-name="P1" draw:id="id1884" draw:layer="layout" svg:width="3.059cm" svg:height="0.7cm" svg:x="130.033cm" svg:y="10.255cm">
          <draw:glue-point draw:id="4" svg:x="-2.121cm" svg:y="5.014cm"/>
          <draw:glue-point draw:id="5" svg:x="2.625cm" svg:y="5.014cm"/>
          <text:p text:style-name="P1">IAccessibleFactory</text:p>
          <draw:enhanced-geometry svg:viewBox="0 0 21600 21600" draw:type="rectangle" draw:enhanced-path="M 0 0 L 21600 0 21600 21600 0 21600 0 0 Z N"/>
        </draw:custom-shape>
        <draw:connector draw:style-name="local_20_usage_20__2f__20_return_20_type" draw:text-style-name="P11" draw:layer="layout" svg:x1="125.757cm" svg:y1="10.893cm" svg:x2="130.033cm" svg:y2="10.605cm" draw:start-shape="id1883" draw:start-glue-point="1" draw:end-shape="id1884" draw:end-glue-point="3" svg:d="m125757 10893h2137v-288h2139">
          <text:p><text:span text:style-name="T10">getFactory()</text:span></text:p>
        </draw:connector>
        <draw:custom-shape draw:style-name="class_20__28_external_20_module_29_" draw:id="id1886" draw:layer="layout" svg:width="3.188cm" svg:height="0.7cm" svg:x="132.028cm" svg:y="16.553cm">
          <text:p>AccessibleFactory</text:p>
          <draw:enhanced-geometry svg:viewBox="0 0 21600 21600" draw:type="rectangle" draw:enhanced-path="M 0 0 L 21600 0 21600 21600 0 21600 0 0 Z N"/>
        </draw:custom-shape>
        <draw:custom-shape draw:style-name="namespace" draw:layer="layout" svg:width="4.795cm" svg:height="1.995cm" svg:x="131.095cm" svg:y="15.724cm">
          <text:p>accessibility</text:p>
          <draw:enhanced-geometry svg:viewBox="0 0 21600 21600" draw:type="rectangle" draw:enhanced-path="M 0 0 L 21600 0 21600 21600 0 21600 0 0 Z N"/>
        </draw:custom-shape>
        <draw:custom-shape draw:style-name="gr1" draw:text-style-name="P1" draw:id="id1885" draw:layer="layout" svg:width="4.3cm" svg:height="0.7cm" svg:x="126.095cm" svg:y="12.64cm">
          <draw:glue-point draw:id="4" svg:x="-2.121cm" svg:y="5.014cm"/>
          <draw:glue-point draw:id="5" svg:x="2.625cm" svg:y="5.014cm"/>
          <text:p text:style-name="P1">AccessibleDummyFactory</text:p>
          <draw:enhanced-geometry svg:viewBox="0 0 21600 21600" draw:mirror-vertical="false" draw:mirror-horizontal="false" draw:type="rectangle" draw:enhanced-path="M 0 0 L 21600 0 21600 21600 0 21600 0 0 Z N"/>
        </draw:custom-shape>
        <draw:connector draw:style-name="inheritance_20__28_public_29_" draw:layer="layout" svg:x1="128.245cm" svg:y1="12.64cm" svg:x2="130.914cm" svg:y2="10.955cm" draw:start-shape="id1885" draw:start-glue-point="0" draw:end-shape="id1884" draw:end-glue-point="4" svg:d="m128245 12640v-842h2669v-843">
          <text:p/>
        </draw:connector>
        <draw:connector draw:style-name="inheritance_20__28_public_29_" draw:layer="layout" svg:x1="133.622cm" svg:y1="16.553cm" svg:x2="132.364cm" svg:y2="10.955cm" draw:start-shape="id1886" draw:start-glue-point="0" draw:end-shape="id1884" draw:end-glue-point="5" svg:d="m133622 16553v-2799h-1258v-2799">
          <text:p/>
        </draw:connector>
        <draw:frame draw:style-name="annotation" draw:layer="layout" svg:width="8.111cm" svg:height="2.303cm" svg:x="11.716cm" svg:y="64.825cm">
          <draw:text-box>
            <text:p><text:span text:style-name="T1">UnoWrapper</text:span>'s <text:span text:style-name="T1">CreateAccessible()</text:span> method returns an <text:span text:style-name="T1">XAccessible</text:span> object for the instance of <text:span text:style-name="T1">Menu</text:span> whose pointer is passed to the method. <text:s/>Internally, the <text:span text:style-name="T1">XAccessible</text:span> object is created by <text:span text:style-name="T1">AccessibleFactory</text:span> which is implemented in the <text:span text:style-name="T1">accessibility</text:span> module.</text:p>
          </draw:text-box>
        </draw:frame>
        <draw:custom-shape draw:style-name="gr1" draw:text-style-name="P1" draw:id="id1888" draw:layer="layout" svg:width="5.468cm" svg:height="0.726cm" svg:x="139.778cm" svg:y="24.615cm">
          <draw:glue-point draw:id="4" svg:x="-4.052cm" svg:y="5.013cm"/>
          <draw:glue-point draw:id="5" svg:x="-2.867cm" svg:y="5.013cm"/>
          <draw:glue-point draw:id="6" svg:x="-1.777cm" svg:y="5.013cm"/>
          <draw:glue-point draw:id="7" svg:x="-0.687cm" svg:y="5.013cm"/>
          <draw:glue-point draw:id="8" svg:x="0.83cm" svg:y="5.013cm"/>
          <draw:glue-point draw:id="9" svg:x="1.967cm" svg:y="5.013cm"/>
          <draw:glue-point draw:id="10" svg:x="3.057cm" svg:y="5.013cm"/>
          <draw:glue-point draw:id="11" svg:x="4.1cm" svg:y="5.013cm"/>
          <text:p text:style-name="P1">VCLXAccessibleComponent</text:p>
          <draw:enhanced-geometry svg:viewBox="0 0 21600 21600" draw:type="rectangle" draw:enhanced-path="M 0 0 L 21600 0 21600 21600 0 21600 0 0 Z N"/>
        </draw:custom-shape>
        <draw:custom-shape draw:style-name="class_20__28_external_20_module_29_" draw:id="id1887" draw:layer="layout" svg:width="3.629cm" svg:height="0.622cm" svg:x="132.883cm" svg:y="28.58cm">
          <text:p>VCLXAccessibleBox</text:p>
          <draw:enhanced-geometry svg:viewBox="0 0 21600 21600" draw:type="rectangle" draw:enhanced-path="M 0 0 L 21600 0 21600 21600 0 21600 0 0 Z N"/>
        </draw:custom-shape>
        <draw:custom-shape draw:style-name="class_20__28_external_20_module_29_" draw:id="id1889" draw:layer="layout" svg:width="3.629cm" svg:height="0.622cm" svg:x="135.425cm" svg:y="29.902cm">
          <text:p>VCLXAccessibleList</text:p>
          <draw:enhanced-geometry svg:viewBox="0 0 21600 21600" draw:type="rectangle" draw:enhanced-path="M 0 0 L 21600 0 21600 21600 0 21600 0 0 Z N"/>
        </draw:custom-shape>
        <draw:custom-shape draw:style-name="class_20__28_external_20_module_29_" draw:id="id1890" draw:layer="layout" svg:width="4.041cm" svg:height="0.622cm" svg:x="137.499cm" svg:y="28.632cm">
          <text:p>VCLXAccessibleScrollBar</text:p>
          <draw:enhanced-geometry svg:viewBox="0 0 21600 21600" draw:type="rectangle" draw:enhanced-path="M 0 0 L 21600 0 21600 21600 0 21600 0 0 Z N"/>
        </draw:custom-shape>
        <draw:custom-shape draw:style-name="class_20__28_external_20_module_29_" draw:id="id1891" draw:layer="layout" svg:width="4.274cm" svg:height="0.622cm" svg:x="140.428cm" svg:y="29.85cm">
          <text:p>VCLXAccessibleStatusBar</text:p>
          <draw:enhanced-geometry svg:viewBox="0 0 21600 21600" draw:type="rectangle" draw:enhanced-path="M 0 0 L 21600 0 21600 21600 0 21600 0 0 Z N"/>
        </draw:custom-shape>
        <draw:custom-shape draw:style-name="class_20__28_external_20_module_29_" draw:id="id1892" draw:layer="layout" svg:width="4.274cm" svg:height="0.622cm" svg:x="142.968cm" svg:y="28.684cm">
          <text:p>VCLXAccessibleTabControl</text:p>
          <draw:enhanced-geometry svg:viewBox="0 0 21600 21600" draw:type="rectangle" draw:enhanced-path="M 0 0 L 21600 0 21600 21600 0 21600 0 0 Z N"/>
        </draw:custom-shape>
        <draw:custom-shape draw:style-name="class_20__28_external_20_module_29_" draw:id="id1893" draw:layer="layout" svg:width="5.416cm" svg:height="0.622cm" svg:x="145.895cm" svg:y="29.798cm">
          <text:p>VCLXAccessibleTabPageWindow</text:p>
          <draw:enhanced-geometry svg:viewBox="0 0 21600 21600" draw:type="rectangle" draw:enhanced-path="M 0 0 L 21600 0 21600 21600 0 21600 0 0 Z N"/>
        </draw:custom-shape>
        <draw:custom-shape draw:style-name="class_20__28_external_20_module_29_" draw:id="id1894" draw:layer="layout" svg:width="4.171cm" svg:height="0.622cm" svg:x="149.395cm" svg:y="28.737cm">
          <text:p>VCLXAccessibleToolBox</text:p>
          <draw:enhanced-geometry svg:viewBox="0 0 21600 21600" draw:type="rectangle" draw:enhanced-path="M 0 0 L 21600 0 21600 21600 0 21600 0 0 Z N"/>
        </draw:custom-shape>
        <draw:connector draw:style-name="inheritance_20__28_public_29_" draw:layer="layout" svg:x1="134.697cm" svg:y1="28.58cm" svg:x2="140.297cm" svg:y2="25.341cm" draw:start-shape="id1887" draw:start-glue-point="0" draw:end-shape="id1888" draw:end-glue-point="4" svg:d="m134697 28580v-1619h5600v-1620">
          <text:p/>
        </draw:connector>
        <draw:connector draw:style-name="inheritance_20__28_public_29_" draw:layer="layout" svg:x1="137.239cm" svg:y1="29.902cm" svg:x2="140.945cm" svg:y2="25.341cm" draw:start-shape="id1889" draw:start-glue-point="0" draw:end-shape="id1888" draw:end-glue-point="5" svg:d="m137239 29902v-2280h3706v-2281">
          <text:p/>
        </draw:connector>
        <draw:connector draw:style-name="inheritance_20__28_public_29_" draw:layer="layout" svg:x1="139.519cm" svg:y1="28.632cm" svg:x2="141.541cm" svg:y2="25.341cm" draw:start-shape="id1890" draw:start-glue-point="0" draw:end-shape="id1888" draw:end-glue-point="6" svg:d="m139519 28632v-1645h2022v-1646">
          <text:p/>
        </draw:connector>
        <draw:connector draw:style-name="inheritance_20__28_public_29_" draw:layer="layout" svg:x1="142.565cm" svg:y1="29.85cm" svg:x2="142.137cm" svg:y2="25.341cm" draw:start-shape="id1891" draw:start-glue-point="0" draw:end-shape="id1888" draw:end-glue-point="7" svg:d="m142565 29850v-2254h-428v-2255">
          <text:p/>
        </draw:connector>
        <draw:connector draw:style-name="inheritance_20__28_public_29_" draw:layer="layout" svg:x1="145.105cm" svg:y1="28.684cm" svg:x2="142.512cm" svg:y2="25.341cm" draw:start-shape="id1892" draw:start-glue-point="0" draw:end-shape="id1888" draw:end-glue-point="2" svg:d="m145105 28684v-1671h-2593v-1672">
          <text:p/>
        </draw:connector>
        <draw:connector draw:style-name="inheritance_20__28_public_29_" draw:layer="layout" svg:x1="148.603cm" svg:y1="29.798cm" svg:x2="142.965cm" svg:y2="25.341cm" draw:start-shape="id1893" draw:start-glue-point="0" draw:end-shape="id1888" draw:end-glue-point="8" svg:d="m148603 29798v-2228h-5638v-2229">
          <text:p/>
        </draw:connector>
        <draw:connector draw:style-name="inheritance_20__28_public_29_" draw:layer="layout" svg:x1="151.48cm" svg:y1="28.737cm" svg:x2="143.587cm" svg:y2="25.341cm" draw:start-shape="id1894" draw:start-glue-point="0" draw:end-shape="id1888" draw:end-glue-point="9" svg:d="m151480 28737v-1698h-7893v-1698">
          <text:p/>
        </draw:connector>
        <draw:custom-shape draw:style-name="gr1" draw:text-style-name="P1" draw:id="id1895" draw:layer="layout" svg:width="3.317cm" svg:height="2.228cm" svg:x="106.136cm" svg:y="9.694cm">
          <draw:glue-point draw:id="4" svg:x="5.001cm" svg:y="3.604cm"/>
          <text:p text:style-name="P1">VCLXWindowImpl</text:p>
          <draw:enhanced-geometry svg:viewBox="0 0 21600 21600" draw:type="rectangle" draw:enhanced-path="M 0 0 L 21600 0 21600 21600 0 21600 0 0 Z N"/>
        </draw:custom-shape>
        <draw:connector draw:style-name="data_20_member_20__28_pointer_29_" draw:layer="layout" svg:x1="101.017cm" svg:y1="10.968cm" svg:x2="106.136cm" svg:y2="10.808cm" draw:start-shape="id1717" draw:start-glue-point="1" draw:end-shape="id1895" draw:end-glue-point="3" svg:d="m101017 10968h2559v-160h2560">
          <text:p>mpImpl</text:p>
        </draw:connector>
        <draw:connector draw:style-name="data_20_member" draw:layer="layout" svg:x1="109.452cm" svg:y1="11.61cm" svg:x2="122.724cm" svg:y2="11.247cm" draw:start-shape="id1895" draw:start-glue-point="4" draw:end-shape="id1883" draw:end-glue-point="5" svg:d="m109452 11610h6636v-363h6636">
          <text:p>getAccessibleFactory()</text:p>
        </draw:connector>
      </draw:page>
      <draw:page draw:name="tools" draw:style-name="dp1" draw:master-page-name="Default">
        <office:forms form:automatic-focus="false" form:apply-design-mode="false"/>
        <draw:custom-shape draw:style-name="gr1" draw:text-style-name="P1" draw:layer="layout" svg:width="1.106cm" svg:height="0.555cm" svg:x="3.577cm" svg:y="3.731cm">
          <text:p text:style-name="P3">Link</text:p>
          <draw:enhanced-geometry svg:viewBox="0 0 21600 21600" draw:type="rectangle" draw:enhanced-path="M 0 0 L 21600 0 21600 21600 0 21600 0 0 Z N"/>
        </draw:custom-shape>
        <draw:custom-shape draw:style-name="gr3" draw:layer="layout" svg:width="1.905cm" svg:height="0.556cm" svg:x="5.054cm" svg:y="6.747cm">
          <text:p text:style-name="P2">Resource</text:p>
          <draw:enhanced-geometry svg:viewBox="0 0 21600 21600" draw:type="rectangle" draw:enhanced-path="M 0 0 L 21600 0 21600 21600 0 21600 0 0 Z N"/>
        </draw:custom-shape>
        <draw:custom-shape draw:style-name="gr1" draw:text-style-name="P1" draw:layer="layout" svg:width="1.217cm" svg:height="0.582cm" svg:x="6.377cm" svg:y="3.704cm">
          <text:p text:style-name="P3">ResId</text:p>
          <draw:enhanced-geometry svg:viewBox="0 0 21600 21600" draw:type="rectangle" draw:enhanced-path="M 0 0 L 21600 0 21600 21600 0 21600 0 0 Z N"/>
        </draw:custom-shape>
        <draw:custom-shape draw:style-name="gr1" draw:text-style-name="P1" draw:id="id1896" draw:layer="layout" svg:width="1.561cm" svg:height="0.661cm" svg:x="4.366cm" svg:y="8.361cm">
          <text:p text:style-name="P3">ResMgr</text:p>
          <draw:enhanced-geometry svg:viewBox="0 0 21600 21600" draw:type="rectangle" draw:enhanced-path="M 0 0 L 21600 0 21600 21600 0 21600 0 0 Z N"/>
        </draw:custom-shape>
        <draw:custom-shape draw:style-name="gr1" draw:text-style-name="P1" draw:id="id1897" draw:layer="layout" svg:width="2.592cm" svg:height="0.661cm" svg:x="7.515cm" svg:y="8.441cm">
          <text:p text:style-name="P3">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1896" draw:start-glue-point="1" draw:end-shape="id1897" draw:end-glue-point="3" svg:d="m5927 8691h794v80h794">
          <text:p/>
        </draw:connector>
        <draw:custom-shape draw:style-name="class" draw:id="id1898" draw:layer="layout" svg:width="2.661cm" svg:height="0.607cm" svg:x="4.836cm" svg:y="14.325cm">
          <text:p>ResStringArray</text:p>
          <draw:enhanced-geometry svg:viewBox="0 0 21600 21600" draw:type="rectangle" draw:enhanced-path="M 0 0 L 21600 0 21600 21600 0 21600 0 0 Z N"/>
        </draw:custom-shape>
        <draw:custom-shape draw:style-name="gr5" draw:id="id1899"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1898" draw:start-glue-point="1" draw:end-shape="id1899" draw:end-glue-point="3" svg:d="m7497 14628h1746v-37h1746">
          <text:p/>
        </draw:connector>
      </draw:page>
      <draw:page draw:name="ucbhelper" draw:style-name="dp1" draw:master-page-name="Default">
        <office:forms form:automatic-focus="false" form:apply-design-mode="false"/>
        <draw:custom-shape draw:style-name="namespace" draw:layer="layout" svg:width="17.287cm" svg:height="12.856cm" svg:x="15.836cm" svg:y="10.911cm">
          <text:p text:style-name="P2">ucb</text:p>
          <draw:enhanced-geometry svg:viewBox="0 0 21600 21600" draw:type="rectangle" draw:enhanced-path="M 0 0 L 21600 0 21600 21600 0 21600 0 0 Z N"/>
        </draw:custom-shape>
        <draw:custom-shape draw:style-name="gr1" draw:text-style-name="P1" draw:id="id1900" draw:layer="layout" svg:width="1.633cm" svg:height="0.804cm" svg:x="18.246cm" svg:y="14.047cm">
          <text:p text:style-name="P3">Content</text:p>
          <draw:enhanced-geometry svg:viewBox="0 0 21600 21600" draw:type="rectangle" draw:enhanced-path="M 0 0 L 21600 0 21600 21600 0 21600 0 0 Z N"/>
        </draw:custom-shape>
        <draw:custom-shape draw:style-name="gr1" draw:text-style-name="P1" draw:id="id1901" draw:layer="layout" svg:width="2.099cm" svg:height="1.063cm" svg:x="21.928cm" svg:y="14.204cm">
          <text:p text:style-name="P3">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1900" draw:start-glue-point="1" draw:end-shape="id1901" draw:end-glue-point="3" svg:d="m19879 14449h1024v286h1025">
          <text:p/>
        </draw:connector>
      </draw:page>
      <draw:page draw:name="unotools" draw:style-name="dp1" draw:master-page-name="Default">
        <office:forms form:automatic-focus="false" form:apply-design-mode="false"/>
        <draw:custom-shape draw:style-name="namespace" draw:layer="layout" svg:width="24.779cm" svg:height="19.387cm" svg:x="13.969cm" svg:y="11.3cm">
          <text:p text:style-name="P2">utl</text:p>
          <draw:enhanced-geometry svg:viewBox="0 0 21600 21600" draw:type="rectangle" draw:enhanced-path="M 0 0 L 21600 0 21600 21600 0 21600 0 0 Z N"/>
        </draw:custom-shape>
        <draw:custom-shape draw:style-name="gr1" draw:text-style-name="P1" draw:id="id1902" draw:layer="layout" svg:width="4.043cm" svg:height="1.192cm" svg:x="15.706cm" svg:y="14.255cm">
          <text:p text:style-name="P3">OOutputStreamWrapper</text:p>
          <draw:enhanced-geometry svg:viewBox="0 0 21600 21600" draw:type="rectangle" draw:enhanced-path="M 0 0 L 21600 0 21600 21600 0 21600 0 0 Z N"/>
        </draw:custom-shape>
        <draw:custom-shape draw:style-name="gr2" draw:id="id1903" draw:layer="layout" svg:width="5.313cm" svg:height="0.933cm" svg:x="16.354cm" svg:y="12.13cm">
          <text:p text:style-name="P2">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1902" draw:end-shape="id1903" draw:end-glue-point="2" svg:d="m17727 14255v-596h1283v-596">
          <text:p/>
        </draw:connector>
        <draw:custom-shape draw:style-name="gr1" draw:text-style-name="P1" draw:id="id1910" draw:layer="layout" svg:width="2.851cm" svg:height="2.531cm" svg:x="30.713cm" svg:y="17.78cm">
          <draw:glue-point draw:id="4" svg:x="4.998cm" svg:y="-2.633cm"/>
          <draw:glue-point draw:id="5" svg:x="4.998cm" svg:y="2.36cm"/>
          <draw:glue-point draw:id="6" svg:x="4.998cm" svg:y="-3.947cm"/>
          <draw:glue-point draw:id="7" svg:x="4.998cm" svg:y="-1.37cm"/>
          <draw:glue-point draw:id="8" svg:x="4.998cm" svg:y="1.074cm"/>
          <draw:glue-point draw:id="9" svg:x="4.998cm" svg:y="3.69cm"/>
          <text:p text:style-name="P3">ConfigManager</text:p>
          <draw:enhanced-geometry svg:viewBox="0 0 21600 21600" draw:type="rectangle" draw:enhanced-path="M 0 0 L 21600 0 21600 21600 0 21600 0 0 Z N"/>
        </draw:custom-shape>
        <draw:custom-shape draw:style-name="gr1" draw:text-style-name="P1" draw:id="id1908" draw:layer="layout" svg:width="1.97cm" svg:height="1.426cm" svg:x="21.694cm" svg:y="18.038cm">
          <draw:glue-point draw:id="4" svg:x="5cm" svg:y="-2.447cm"/>
          <draw:glue-point draw:id="5" svg:x="5cm" svg:y="2.819cm"/>
          <text:p text:style-name="P3">ConfigItem</text:p>
          <draw:enhanced-geometry svg:viewBox="0 0 21600 21600" draw:type="rectangle" draw:enhanced-path="M 0 0 L 21600 0 21600 21600 0 21600 0 0 Z N"/>
        </draw:custom-shape>
        <draw:custom-shape draw:style-name="gr1" draw:text-style-name="P1" draw:id="id1904" draw:layer="layout" svg:width="4.587cm" svg:height="0.777cm" svg:x="17.132cm" svg:y="22.938cm">
          <text:p text:style-name="P3">ConfigChangeListener_Impl</text:p>
          <draw:enhanced-geometry svg:viewBox="0 0 21600 21600" draw:type="rectangle" draw:enhanced-path="M 0 0 L 21600 0 21600 21600 0 21600 0 0 Z N"/>
        </draw:custom-shape>
        <draw:custom-shape draw:style-name="gr2" draw:id="id1905" draw:layer="layout" svg:width="5.624cm" svg:height="0.7cm" svg:x="16.977cm" svg:y="20.942cm">
          <text:p text:style-name="P2">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1904" draw:start-glue-point="0" draw:end-shape="id1905" draw:end-glue-point="2" svg:d="m19425 22938v-648h364v-648">
          <text:p/>
        </draw:connector>
        <draw:custom-shape draw:style-name="gr3" draw:layer="layout" svg:width="2.047cm" svg:height="0.571cm" svg:x="24.571cm" svg:y="23.119cm">
          <text:p text:style-name="P2">Bootstrap</text:p>
          <draw:enhanced-geometry svg:viewBox="0 0 21600 21600" draw:type="rectangle" draw:enhanced-path="M 0 0 L 21600 0 21600 21600 0 21600 0 0 Z N"/>
        </draw:custom-shape>
        <draw:custom-shape draw:style-name="gr1" draw:text-style-name="P1" draw:id="id1906" draw:layer="layout" svg:width="3.165cm" svg:height="0.722cm" svg:x="14.18cm" svg:y="35.937cm">
          <text:p text:style-name="P3">LocaleDataWrapper</text:p>
          <draw:enhanced-geometry svg:viewBox="0 0 21600 21600" draw:type="rectangle" draw:enhanced-path="M 0 0 L 21600 0 21600 21600 0 21600 0 0 Z N"/>
        </draw:custom-shape>
        <draw:custom-shape draw:style-name="gr2" draw:id="id1907" draw:layer="layout" svg:width="5.308cm" svg:height="0.623cm" svg:x="20.137cm" svg:y="35.986cm">
          <text:p text:style-name="P2">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1906" draw:start-glue-point="1" draw:end-shape="id1907" draw:end-glue-point="3" svg:d="m17345 36298h1396v-1h1396">
          <text:p/>
        </draw:connector>
        <draw:custom-shape draw:style-name="gr5" draw:id="id1909" draw:layer="layout" svg:width="2.747cm" svg:height="1.789cm" svg:x="25.945cm" svg:y="17.909cm">
          <draw:glue-point draw:id="4" svg:x="4.998cm" svg:y="-3.543cm"/>
          <draw:glue-point draw:id="5" svg:x="4.998cm" svg:y="3.7cm"/>
          <draw:glue-point draw:id="6" svg:x="4.998cm" svg:y="1.525cm"/>
          <draw:glue-point draw:id="7" svg:x="4.998cm" svg:y="-1.369cm"/>
          <text:p>ConfigItem_Impl</text:p>
          <draw:enhanced-geometry svg:viewBox="0 0 21600 21600" draw:type="rectangle" draw:enhanced-path="M 0 0 L 21600 0 21600 21600 0 21600 0 0 Z N"/>
        </draw:custom-shape>
        <draw:connector draw:style-name="data_20_member_20__28_pointer_29_" draw:layer="layout" svg:x1="23.664cm" svg:y1="18.403cm" svg:x2="25.945cm" svg:y2="18.803cm" draw:start-shape="id1908" draw:start-glue-point="4" draw:end-shape="id1909" draw:end-glue-point="3" svg:d="m23664 18403h1140v400h1141">
          <text:p/>
        </draw:connector>
        <draw:connector draw:style-name="data_20_member_20__28_pointer_29_" draw:layer="layout" svg:x1="28.69cm" svg:y1="18.17cm" svg:x2="30.713cm" svg:y2="19.045cm" draw:start-shape="id1909" draw:start-glue-point="4" draw:end-shape="id1910" draw:end-glue-point="3" svg:d="m28690 18170h1012v875h1011">
          <text:p/>
        </draw:connector>
        <draw:custom-shape draw:style-name="gr5" draw:id="id1911" draw:layer="layout" svg:width="2.566cm" svg:height="0.597cm" svg:x="35.509cm" svg:y="16.925cm">
          <text:p>ConfigMgr_Impl</text:p>
          <draw:enhanced-geometry svg:viewBox="0 0 21600 21600" draw:type="rectangle" draw:enhanced-path="M 0 0 L 21600 0 21600 21600 0 21600 0 0 Z N"/>
        </draw:custom-shape>
        <draw:connector draw:style-name="data_20_member_20__28_pointer_29_" draw:layer="layout" svg:x1="33.562cm" svg:y1="18.047cm" svg:x2="35.509cm" svg:y2="17.223cm" draw:start-shape="id1910" draw:start-glue-point="6" draw:end-shape="id1911" draw:end-glue-point="3" svg:d="m33562 18047h974v-824h973">
          <text:p/>
        </draw:connector>
        <draw:custom-shape draw:style-name="gr5" draw:id="id1912" draw:layer="layout" svg:width="4.096cm" svg:height="0.622cm" svg:x="40.198cm" svg:y="16.069cm">
          <text:p>ConfigItemListEntry_Impl</text:p>
          <draw:enhanced-geometry svg:viewBox="0 0 21600 21600" draw:type="rectangle" draw:enhanced-path="M 0 0 L 21600 0 21600 21600 0 21600 0 0 Z N"/>
        </draw:custom-shape>
        <draw:connector draw:style-name="data_20_member_20__28_multiple_29_" draw:layer="layout" svg:x1="38.075cm" svg:y1="17.223cm" svg:x2="40.198cm" svg:y2="16.38cm" draw:start-shape="id1911" draw:start-glue-point="1" draw:end-shape="id1912" draw:end-glue-point="3" svg:d="m38075 17223h1062v-843h1061">
          <text:p/>
        </draw:connector>
        <draw:connector draw:style-name="data_20_member_20__28_pointer_29_" draw:layer="layout" draw:line-skew="0cm -2.54cm" svg:x1="44.294cm" svg:y1="16.38cm" svg:x2="21.694cm" svg:y2="18.751cm" draw:start-shape="id1912" draw:start-glue-point="1" draw:end-shape="id1908" draw:end-glue-point="3" svg:d="m44294 16380h500v985h-23600v1386h500">
          <text:p/>
        </draw:connector>
        <draw:custom-shape draw:style-name="gr2" draw:id="id1913" draw:layer="layout" svg:width="6.195cm" svg:height="0.674cm" svg:x="39.24cm" svg:y="18.377cm">
          <text:p>com.sun.star.lang.XMultiServiceFactory</text:p>
          <draw:enhanced-geometry svg:viewBox="0 0 21600 21600" draw:type="rectangle" draw:enhanced-path="M 0 0 L 21600 0 21600 21600 0 21600 0 0 Z N"/>
        </draw:custom-shape>
        <draw:connector draw:style-name="data_20_member_20__28_pointer_29_" draw:layer="layout" svg:x1="33.562cm" svg:y1="18.379cm" svg:x2="39.24cm" svg:y2="18.714cm" draw:start-shape="id1910" draw:start-glue-point="4" draw:end-shape="id1913" draw:end-glue-point="3" svg:d="m33562 18379h2839v335h2839">
          <text:p>xConfigurationProvider</text:p>
          <text:p>GetConfigurationProvider()</text:p>
        </draw:connector>
        <draw:custom-shape draw:style-name="uno_20_service" draw:id="id1914" draw:layer="layout" svg:width="7.386cm" svg:height="0.596cm" svg:x="47.586cm" svg:y="18.48cm">
          <text:p>com.sun.star.configuration.ConfigurationProvider</text:p>
          <draw:enhanced-geometry svg:viewBox="0 0 21600 21600" draw:type="rectangle" draw:enhanced-path="M 0 0 L 21600 0 21600 21600 0 21600 0 0 Z N"/>
        </draw:custom-shape>
        <draw:connector draw:style-name="uno_20_implementation" draw:layer="layout" svg:x1="45.435cm" svg:y1="18.714cm" svg:x2="47.586cm" svg:y2="18.778cm" draw:start-shape="id1913" draw:start-glue-point="1" draw:end-shape="id1914" draw:end-glue-point="3" svg:d="m45435 18714h1075v64h1076">
          <text:p/>
        </draw:connector>
        <draw:custom-shape draw:style-name="uno_20_service" draw:id="id1916" draw:layer="layout" svg:width="8.308cm" svg:height="0.714cm" svg:x="46.285cm" svg:y="20.519cm">
          <text:p>com.sun.star.configuration.ConfigurationUpdateAccess</text:p>
          <draw:enhanced-geometry svg:viewBox="0 0 21600 21600" draw:type="rectangle" draw:enhanced-path="M 0 0 L 21600 0 21600 21600 0 21600 0 0 Z N"/>
        </draw:custom-shape>
        <draw:connector draw:style-name="local_20_usage_20__2f__20_return_20_type" draw:layer="layout" svg:x1="33.562cm" svg:y1="19.978cm" svg:x2="36.664cm" svg:y2="20.903cm" draw:start-shape="id1910" draw:start-glue-point="9" draw:end-shape="id1915" svg:d="m33562 19978h1552v925h1550">
          <text:p>AcquireTree()</text:p>
        </draw:connector>
        <draw:custom-shape draw:style-name="gr2" draw:id="id1915" draw:layer="layout" svg:width="7.47cm" svg:height="0.674cm" svg:x="36.664cm" svg:y="20.566cm">
          <text:p>com.sun.star.container.XHierarchicalNameAccess</text:p>
          <draw:enhanced-geometry svg:viewBox="0 0 21600 21600" draw:type="rectangle" draw:enhanced-path="M 0 0 L 21600 0 21600 21600 0 21600 0 0 Z N"/>
        </draw:custom-shape>
        <draw:connector draw:style-name="gr8" draw:text-style-name="P1" draw:layer="layout" svg:x1="44.134cm" svg:y1="20.903cm" svg:x2="46.285cm" svg:y2="20.876cm" draw:start-shape="id1915" draw:start-glue-point="1" draw:end-shape="id1916" draw:end-glue-point="3" svg:d="m44134 20903h1076v-27h1075">
          <text:p/>
        </draw:connector>
      </draw:page>
      <draw:page draw:name="unoxml" draw:style-name="dp1" draw:master-page-name="Default">
        <office:forms form:automatic-focus="false" form:apply-design-mode="false"/>
      </draw:page>
      <draw:page draw:name="uui" draw:style-name="dp1" draw:master-page-name="Default">
        <office:forms form:automatic-focus="false" form:apply-design-mode="false"/>
        <draw:custom-shape draw:style-name="gr1" draw:text-style-name="P1" draw:id="id1917" draw:layer="layout" svg:width="3.706cm" svg:height="1.141cm" svg:x="121.117cm" svg:y="43.205cm">
          <draw:glue-point draw:id="4" svg:x="2.412cm" svg:y="-5cm"/>
          <draw:glue-point draw:id="5" svg:x="-2.622cm" svg:y="-5cm"/>
          <draw:glue-point draw:id="6" svg:x="5cm" svg:y="2.962cm"/>
          <text:p text:style-name="P1">UUIInteractionHandler</text:p>
          <draw:enhanced-geometry svg:viewBox="0 0 21600 21600" draw:type="rectangle" draw:enhanced-path="M 0 0 L 21600 0 21600 21600 0 21600 0 0 Z N"/>
        </draw:custom-shape>
        <draw:custom-shape draw:style-name="uno_20_service" draw:id="id1918" draw:layer="layout" svg:width="6.972cm" svg:height="0.7cm" svg:x="123.243cm" svg:y="41.495cm">
          <text:p>com.sun.star.comp.uui.UUIInteractionHandler</text:p>
          <draw:enhanced-geometry svg:viewBox="0 0 21600 21600" draw:type="rectangle" draw:enhanced-path="M 0 0 L 21600 0 21600 21600 0 21600 0 0 Z N"/>
        </draw:custom-shape>
        <draw:connector draw:style-name="inheritance_20__28_public_29_" draw:layer="layout" svg:x1="123.863cm" svg:y1="43.205cm" svg:x2="126.729cm" svg:y2="42.195cm" draw:start-shape="id1917" draw:start-glue-point="4" draw:end-shape="id1918" draw:end-glue-point="2" svg:d="m123863 43205v-505h2866v-505">
          <text:p/>
        </draw:connector>
        <draw:custom-shape draw:style-name="gr2" draw:id="id1919" draw:layer="layout" svg:width="6.013cm" svg:height="1.426cm" svg:x="116.167cm" svg:y="40.251cm">
          <text:p>com.sun.star.lang.XInitialization</text:p>
          <text:p>com.sun.star.lang.XServiceInfo</text:p>
          <text:p>com.sun.star.task.XInteractionHandler</text:p>
          <draw:enhanced-geometry svg:viewBox="0 0 21600 21600" draw:type="rectangle" draw:enhanced-path="M 0 0 L 21600 0 21600 21600 0 21600 0 0 Z N"/>
        </draw:custom-shape>
        <draw:connector draw:style-name="inheritance_20__28_public_29_" draw:layer="layout" svg:x1="121.999cm" svg:y1="43.205cm" svg:x2="119.173cm" svg:y2="41.677cm" draw:start-shape="id1917" draw:start-glue-point="5" draw:end-shape="id1919" draw:end-glue-point="2" svg:d="m121999 43205v-764h-2826v-764">
          <text:p/>
        </draw:connector>
        <draw:custom-shape draw:style-name="gr1" draw:text-style-name="P1" draw:id="id1920" draw:layer="layout" svg:width="3.525cm" svg:height="0.622cm" svg:x="127.078cm" svg:y="44.165cm">
          <text:p text:style-name="P1">UUIInteractionHelper</text:p>
          <draw:enhanced-geometry svg:viewBox="0 0 21600 21600" draw:type="rectangle" draw:enhanced-path="M 0 0 L 21600 0 21600 21600 0 21600 0 0 Z N"/>
        </draw:custom-shape>
        <draw:connector draw:style-name="data_20_member_20__28_pointer_29_" draw:layer="layout" svg:x1="124.823cm" svg:y1="44.112cm" svg:x2="127.078cm" svg:y2="44.476cm" draw:start-shape="id1917" draw:start-glue-point="6" draw:end-shape="id1920" draw:end-glue-point="3" svg:d="m124823 44112h1127v364h1128">
          <text:p>m_pImpl</text:p>
        </draw:connector>
        <draw:custom-shape draw:style-name="gr1" draw:text-style-name="P1" draw:id="id1921" draw:layer="layout" svg:width="3.706cm" svg:height="0.674cm" svg:x="132.106cm" svg:y="44.269cm">
          <text:p text:style-name="P1">PasswordCreateDialog</text:p>
          <draw:enhanced-geometry svg:viewBox="0 0 21600 21600" draw:type="rectangle" draw:enhanced-path="M 0 0 L 21600 0 21600 21600 0 21600 0 0 Z N"/>
        </draw:custom-shape>
        <draw:custom-shape draw:style-name="class_20__28_external_20_module_29_" draw:id="id1922" draw:layer="layout" svg:width="3.317cm" svg:height="0.622cm" svg:x="134.232cm" svg:y="40.537cm">
          <draw:glue-point draw:id="4" svg:x="-2.577cm" svg:y="5cm"/>
          <draw:glue-point draw:id="5" svg:x="2.345cm" svg:y="5cm"/>
          <text:p>ModalDialog</text:p>
          <draw:enhanced-geometry svg:viewBox="0 0 21600 21600" draw:type="rectangle" draw:enhanced-path="M 0 0 L 21600 0 21600 21600 0 21600 0 0 Z N"/>
        </draw:custom-shape>
        <draw:connector draw:style-name="inheritance_20__28_public_29_" draw:layer="layout" svg:x1="133.959cm" svg:y1="44.269cm" svg:x2="135.036cm" svg:y2="41.159cm" draw:start-shape="id1921" draw:start-glue-point="0" draw:end-shape="id1922" draw:end-glue-point="4" svg:d="m133959 44269v-1555h1077v-1555">
          <text:p/>
        </draw:connector>
        <draw:custom-shape draw:style-name="gr1" draw:text-style-name="P1" draw:id="id1923" draw:layer="layout" svg:width="3.007cm" svg:height="0.725cm" svg:x="136.304cm" svg:y="44.243cm">
          <text:p text:style-name="P1">PasswordDialog</text:p>
          <draw:enhanced-geometry svg:viewBox="0 0 21600 21600" draw:type="rectangle" draw:enhanced-path="M 0 0 L 21600 0 21600 21600 0 21600 0 0 Z N"/>
        </draw:custom-shape>
        <draw:connector draw:style-name="inheritance_20__28_public_29_" draw:layer="layout" svg:x1="137.807cm" svg:y1="44.243cm" svg:x2="136.667cm" svg:y2="41.159cm" draw:start-shape="id1923" draw:start-glue-point="0" draw:end-shape="id1922" draw:end-glue-point="5" svg:d="m137807 44243v-1542h-1140v-1542">
          <text:p/>
        </draw:connector>
      </draw:page>
      <draw:page draw:name="vcl" draw:style-name="dp1" draw:master-page-name="Default">
        <office:forms form:automatic-focus="false" form:apply-design-mode="false"/>
        <draw:custom-shape draw:style-name="namespace" draw:layer="layout" svg:width="9.755cm" svg:height="3.323cm" svg:x="68.743cm" svg:y="19.436cm">
          <text:p text:style-name="P2">vcl</text:p>
          <draw:enhanced-geometry svg:viewBox="0 0 21600 21600" draw:type="rectangle" draw:enhanced-path="M 0 0 L 21600 0 21600 21600 0 21600 0 0 Z N"/>
        </draw:custom-shape>
        <draw:custom-shape draw:style-name="gr1" draw:text-style-name="P1" draw:id="id1924" draw:layer="layout" svg:width="6.402cm" svg:height="1.992cm" svg:x="38.751cm" svg:y="21.64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3">Window</text:p>
          <draw:enhanced-geometry svg:viewBox="0 0 21600 21600" draw:type="rectangle" draw:enhanced-path="M 0 0 L 21600 0 21600 21600 0 21600 0 0 Z N"/>
        </draw:custom-shape>
        <draw:custom-shape draw:style-name="gr1" draw:text-style-name="P1" draw:id="id1925" draw:layer="layout" svg:width="2.41cm" svg:height="7.673cm" svg:x="40.527cm" svg:y="8.981cm">
          <draw:glue-point draw:id="4" svg:x="-2.091cm" svg:y="4.995cm"/>
          <draw:glue-point draw:id="5" svg:x="2.531cm" svg:y="4.995cm"/>
          <draw:glue-point draw:id="6" svg:x="5cm" svg:y="-3.865cm"/>
          <draw:glue-point draw:id="7" svg:x="5cm" svg:y="3.657cm"/>
          <draw:glue-point draw:id="8" svg:x="5cm" svg:y="1.73cm"/>
          <draw:glue-point draw:id="9" svg:x="5cm" svg:y="-1.93cm"/>
          <text:p text:style-name="P3">OutputDevice</text:p>
          <draw:enhanced-geometry svg:viewBox="0 0 21600 21600" draw:type="rectangle" draw:enhanced-path="M 0 0 L 21600 0 21600 21600 0 21600 0 0 Z N"/>
        </draw:custom-shape>
        <draw:custom-shape draw:style-name="gr1" draw:text-style-name="P1" draw:id="id1926" draw:layer="layout" svg:width="3.355cm" svg:height="0.7cm" svg:x="55.661cm" svg:y="5.284cm">
          <draw:glue-point draw:id="4" svg:x="-2.248cm" svg:y="5cm"/>
          <draw:glue-point draw:id="5" svg:x="2.269cm" svg:y="5cm"/>
          <text:p text:style-name="P3">Resource</text:p>
          <draw:enhanced-geometry svg:viewBox="0 0 21600 21600" draw:type="rectangle" draw:enhanced-path="M 0 0 L 21600 0 21600 21600 0 21600 0 0 Z N"/>
        </draw:custom-shape>
        <draw:connector draw:style-name="inheritance_20__28_public_29_" draw:layer="layout" draw:line-skew="1.191cm" svg:x1="41.952cm" svg:y1="21.642cm" svg:x2="41.732cm" svg:y2="16.654cm" draw:start-shape="id1924" draw:start-glue-point="0" draw:end-shape="id1925" draw:end-glue-point="2" svg:d="m41952 21642v-1303h-220v-3685">
          <text:p/>
        </draw:connector>
        <draw:connector draw:style-name="inheritance_20__28_public_29_" draw:layer="layout" svg:x1="41.732cm" svg:y1="8.981cm" svg:x2="56.584cm" svg:y2="5.984cm" draw:start-shape="id1925" draw:start-glue-point="0" draw:end-shape="id1926" draw:end-glue-point="4" svg:d="m41732 8981v-1499h14852v-1498">
          <text:p/>
        </draw:connector>
        <draw:custom-shape draw:style-name="gr1" draw:text-style-name="P3" draw:id="id1927" draw:layer="layout" svg:width="2.281cm" svg:height="0.623cm" svg:x="45.233cm" svg:y="20.103cm">
          <text:p text:style-name="P3">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6.373cm" svg:y1="20.103cm" svg:x2="42.341cm" svg:y2="16.649cm" draw:start-shape="id1927" draw:start-glue-point="0" draw:end-shape="id1925" draw:end-glue-point="5" svg:d="m46373 20103v-1725h-4032v-1729">
          <text:p/>
        </draw:connector>
        <draw:custom-shape draw:style-name="gr1" draw:text-style-name="P1" draw:id="id1928" draw:layer="layout" svg:width="7.883cm" svg:height="0.698cm" svg:x="35.483cm" svg:y="49.127cm">
          <draw:glue-point draw:id="4" svg:x="-3.56cm" svg:y="5cm"/>
          <draw:glue-point draw:id="5" svg:x="-1.59cm" svg:y="5cm"/>
          <draw:glue-point draw:id="6" svg:x="1.669cm" svg:y="5cm"/>
          <draw:glue-point draw:id="7" svg:x="3.335cm" svg:y="5cm"/>
          <text:p text:style-name="P3">Control</text:p>
          <draw:enhanced-geometry svg:viewBox="0 0 21600 21600" draw:type="rectangle" draw:enhanced-path="M 0 0 L 21600 0 21600 21600 0 21600 0 0 Z N"/>
        </draw:custom-shape>
        <draw:connector draw:style-name="inheritance_20__28_public_29_" draw:layer="layout" svg:x1="39.424cm" svg:y1="49.127cm" svg:x2="40.129cm" svg:y2="23.632cm" draw:start-shape="id1928" draw:start-glue-point="0" draw:end-shape="id1924" draw:end-glue-point="5" svg:d="m39424 49127v-12746h705v-12749">
          <text:p/>
        </draw:connector>
        <draw:custom-shape draw:style-name="gr1" draw:text-style-name="P1" draw:id="id1929" draw:layer="layout" svg:width="1.424cm" svg:height="0.698cm" svg:x="41.407cm" svg:y="53.907cm">
          <text:p text:style-name="P3">ListBox</text:p>
          <draw:enhanced-geometry svg:viewBox="0 0 21600 21600" draw:type="rectangle" draw:enhanced-path="M 0 0 L 21600 0 21600 21600 0 21600 0 0 Z N"/>
        </draw:custom-shape>
        <draw:connector draw:style-name="inheritance_20__28_public_29_" draw:layer="layout" draw:line-skew="0.762cm" svg:x1="42.119cm" svg:y1="53.907cm" svg:x2="39.424cm" svg:y2="49.825cm" draw:start-shape="id1929" draw:start-glue-point="0" draw:end-shape="id1928" draw:end-glue-point="2" svg:d="m42119 53907v-1279h-2695v-2803">
          <text:p/>
        </draw:connector>
        <draw:custom-shape draw:style-name="gr1" draw:text-style-name="P1" draw:id="id1930" draw:layer="layout" svg:width="2.099cm" svg:height="0.698cm" svg:x="43.22cm" svg:y="53.907cm">
          <draw:glue-point draw:id="4" svg:x="-2.653cm" svg:y="5cm"/>
          <draw:glue-point draw:id="5" svg:x="2.41cm" svg:y="5cm"/>
          <text:p text:style-name="P3">Button</text:p>
          <draw:enhanced-geometry svg:viewBox="0 0 21600 21600" draw:type="rectangle" draw:enhanced-path="M 0 0 L 21600 0 21600 21600 0 21600 0 0 Z N"/>
        </draw:custom-shape>
        <draw:connector draw:style-name="inheritance_20__28_public_29_" draw:layer="layout" svg:x1="44.269cm" svg:y1="53.907cm" svg:x2="40.739cm" svg:y2="49.825cm" draw:start-shape="id1930" draw:start-glue-point="0" draw:end-shape="id1928" draw:end-glue-point="6" svg:d="m44269 53907v-2041h-3530v-2041">
          <text:p/>
        </draw:connector>
        <draw:custom-shape draw:style-name="gr1" draw:text-style-name="P1" draw:id="id1931" draw:layer="layout" svg:width="1.763cm" svg:height="0.698cm" svg:x="44.801cm" svg:y="58.884cm">
          <text:p text:style-name="P3">CheckBox</text:p>
          <draw:enhanced-geometry svg:viewBox="0 0 21600 21600" draw:type="rectangle" draw:enhanced-path="M 0 0 L 21600 0 21600 21600 0 21600 0 0 Z N"/>
        </draw:custom-shape>
        <draw:connector draw:style-name="inheritance_20__28_public_29_" draw:layer="layout" svg:x1="45.682cm" svg:y1="58.884cm" svg:x2="44.269cm" svg:y2="54.605cm" draw:start-shape="id1931" draw:start-glue-point="0" draw:end-shape="id1930" draw:end-glue-point="2" svg:d="m45682 58884v-2139h-1413v-2140">
          <text:p/>
        </draw:connector>
        <draw:custom-shape draw:style-name="gr1" draw:text-style-name="P1" draw:id="id1932" draw:layer="layout" svg:width="11.496cm" svg:height="0.548cm" svg:x="32.942cm" svg:y="58.91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3">PushButton</text:p>
          <draw:enhanced-geometry svg:viewBox="0 0 21600 21600" draw:type="rectangle" draw:enhanced-path="M 0 0 L 21600 0 21600 21600 0 21600 0 0 Z N"/>
        </draw:custom-shape>
        <draw:custom-shape draw:style-name="gr1" draw:text-style-name="P1" draw:id="id1933" draw:layer="layout" svg:width="1.995cm" svg:height="0.698cm" svg:x="47.005cm" svg:y="58.884cm">
          <text:p text:style-name="P3">RadioButton</text:p>
          <draw:enhanced-geometry svg:viewBox="0 0 21600 21600" draw:type="rectangle" draw:enhanced-path="M 0 0 L 21600 0 21600 21600 0 21600 0 0 Z N"/>
        </draw:custom-shape>
        <draw:connector draw:style-name="inheritance_20__28_public_29_" draw:layer="layout" svg:x1="38.69cm" svg:y1="58.91cm" svg:x2="43.713cm" svg:y2="54.605cm" draw:start-shape="id1932" draw:start-glue-point="0" draw:end-shape="id1930" draw:end-glue-point="4" svg:d="m38690 58910v-2152h5023v-2153">
          <text:p/>
        </draw:connector>
        <draw:connector draw:style-name="inheritance_20__28_public_29_" draw:layer="layout" draw:line-skew="-0.865cm" svg:x1="48.002cm" svg:y1="58.884cm" svg:x2="44.774cm" svg:y2="54.605cm" draw:start-shape="id1933" draw:start-glue-point="0" draw:end-shape="id1930" draw:end-glue-point="5" svg:d="m48002 58884v-3004h-3228v-1275">
          <text:p/>
        </draw:connector>
        <draw:custom-shape draw:style-name="gr1" draw:text-style-name="P1" draw:id="id1934" draw:layer="layout" svg:width="1.826cm" svg:height="0.715cm" svg:x="94.981cm" svg:y="13.702cm">
          <text:p text:style-name="P3">Region</text:p>
          <draw:enhanced-geometry svg:viewBox="0 0 21600 21600" draw:type="rectangle" draw:enhanced-path="M 0 0 L 21600 0 21600 21600 0 21600 0 0 Z N"/>
        </draw:custom-shape>
        <draw:custom-shape draw:style-name="gr1" draw:text-style-name="P1" draw:id="id1935" draw:layer="layout" svg:width="2.011cm" svg:height="0.715cm" svg:x="97.892cm" svg:y="13.889cm">
          <text:p text:style-name="P3">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1934" draw:start-glue-point="1" draw:end-shape="id1935" draw:end-glue-point="3" svg:d="m96807 14059h542v187h543">
          <text:p/>
        </draw:connector>
        <draw:custom-shape draw:style-name="gr5" draw:id="id1936" draw:layer="layout" svg:width="2.91cm" svg:height="0.583cm" svg:x="97.521cm" svg:y="12.194cm">
          <text:p text:style-name="P2">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1935" draw:start-glue-point="0" draw:end-shape="id1936" draw:end-glue-point="2" svg:d="m98897 13889v-557h79v-555">
          <text:p/>
        </draw:connector>
        <draw:custom-shape draw:style-name="gr1" draw:text-style-name="P1" draw:id="id1937" draw:layer="layout" svg:width="2.752cm" svg:height="0.609cm" svg:x="101.199cm" svg:y="14.073cm">
          <text:p text:style-name="P3">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1935" draw:start-glue-point="1" draw:end-shape="id1937" draw:end-glue-point="3" svg:d="m99903 14246h648v131h648">
          <text:p/>
        </draw:connector>
        <draw:custom-shape draw:style-name="gr1" draw:text-style-name="P1" draw:id="id1938" draw:layer="layout" svg:width="2.777cm" svg:height="0.698cm" svg:x="44.608cm" svg:y="25.054cm">
          <draw:glue-point draw:id="4" svg:x="-3.56cm" svg:y="5cm"/>
          <draw:glue-point draw:id="5" svg:x="-1.59cm" svg:y="5cm"/>
          <draw:glue-point draw:id="6" svg:x="1.669cm" svg:y="5cm"/>
          <draw:glue-point draw:id="7" svg:x="3.335cm" svg:y="5cm"/>
          <text:p text:style-name="P3">SystemWindow</text:p>
          <draw:enhanced-geometry svg:viewBox="0 0 21600 21600" draw:type="rectangle" draw:enhanced-path="M 0 0 L 21600 0 21600 21600 0 21600 0 0 Z N"/>
        </draw:custom-shape>
        <draw:connector draw:style-name="inheritance_20__28_public_29_" draw:layer="layout" svg:x1="45.996cm" svg:y1="25.054cm" svg:x2="44.302cm" svg:y2="23.632cm" draw:start-shape="id1938" draw:start-glue-point="0" draw:end-shape="id1924" draw:end-glue-point="11" svg:d="m45996 25054v-710h-1694v-712">
          <text:p/>
        </draw:connector>
        <draw:custom-shape draw:style-name="gr3" draw:text-style-name="P3" draw:id="id1939" draw:layer="layout" svg:width="2.073cm" svg:height="1.31cm" svg:x="28.983cm" svg:y="29.884cm">
          <draw:glue-point draw:id="4" svg:x="5.002cm" svg:y="-2.427cm"/>
          <text:p text:style-name="P3">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30.019cm" svg:y1="29.884cm" svg:x2="39.404cm" svg:y2="23.632cm" draw:start-shape="id1939" draw:start-glue-point="0" draw:end-shape="id1924" draw:end-glue-point="6" svg:d="m30019 29884v-3125h9385v-3127">
          <text:p/>
        </draw:connector>
        <draw:custom-shape draw:style-name="gr1" draw:text-style-name="P1" draw:id="id1940" draw:layer="layout" svg:width="3.122cm" svg:height="0.619cm" svg:x="105.884cm" svg:y="13.99cm">
          <text:p text:style-name="P3">VclEventListeners</text:p>
          <draw:enhanced-geometry svg:viewBox="0 0 21600 21600" draw:type="rectangle" draw:enhanced-path="M 0 0 L 21600 0 21600 21600 0 21600 0 0 Z N"/>
        </draw:custom-shape>
        <draw:custom-shape draw:style-name="class_20__28_external_20_module_29_" draw:id="id1941" draw:layer="layout" svg:width="2.36cm" svg:height="0.597cm" svg:x="106.743cm" svg:y="12.368cm">
          <text:p text:style-name="P2">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1940" draw:start-glue-point="0" draw:end-shape="id1941" draw:end-glue-point="2" svg:d="m107445 13990v-513h478v-512">
          <text:p/>
        </draw:connector>
        <draw:custom-shape draw:style-name="gr1" draw:text-style-name="P1" draw:id="id1942" draw:layer="layout" svg:width="3.419cm" svg:height="0.698cm" svg:x="59.773cm" svg:y="48.207cm">
          <draw:glue-point draw:id="4" svg:x="-3.56cm" svg:y="5cm"/>
          <draw:glue-point draw:id="5" svg:x="-1.59cm" svg:y="5cm"/>
          <draw:glue-point draw:id="6" svg:x="1.669cm" svg:y="5cm"/>
          <draw:glue-point draw:id="7" svg:x="3.335cm" svg:y="5cm"/>
          <text:p text:style-name="P3">DockingWindow</text:p>
          <draw:enhanced-geometry svg:viewBox="0 0 21600 21600" draw:type="rectangle" draw:enhanced-path="M 0 0 L 21600 0 21600 21600 0 21600 0 0 Z N"/>
        </draw:custom-shape>
        <draw:connector draw:style-name="inheritance_20__28_public_29_" draw:layer="layout" draw:line-skew="9.229cm" svg:x1="61.482cm" svg:y1="48.207cm" svg:x2="43.093cm" svg:y2="23.632cm" draw:start-shape="id1942" draw:start-glue-point="0" draw:end-shape="id1924" draw:end-glue-point="10" svg:d="m61482 48207v-3057h-18389v-21518">
          <text:p/>
        </draw:connector>
        <draw:custom-shape draw:style-name="class_20__28_external_20_module_29_" draw:id="id1943" draw:layer="layout" svg:width="3.137cm" svg:height="0.545cm" svg:x="57.801cm" svg:y="54.399cm">
          <text:p text:style-name="P2">SfxDockingWindow</text:p>
          <draw:enhanced-geometry svg:viewBox="0 0 21600 21600" draw:type="rectangle" draw:enhanced-path="M 0 0 L 21600 0 21600 21600 0 21600 0 0 Z N"/>
        </draw:custom-shape>
        <draw:connector draw:style-name="inheritance_20__28_public_29_" draw:layer="layout" svg:x1="59.369cm" svg:y1="54.399cm" svg:x2="60.265cm" svg:y2="48.905cm" draw:start-shape="id1943" draw:start-glue-point="0" draw:end-shape="id1942" draw:end-glue-point="4" svg:d="m59369 54399v-2747h896v-2747">
          <text:p/>
        </draw:connector>
        <draw:custom-shape draw:style-name="gr1" draw:text-style-name="P1" draw:id="id1944" draw:layer="layout" svg:width="2.358cm" svg:height="0.595cm" svg:x="59.746cm" svg:y="52.923cm">
          <text:p text:style-name="P3">SplitWindow</text:p>
          <draw:enhanced-geometry svg:viewBox="0 0 21600 21600" draw:type="rectangle" draw:enhanced-path="M 0 0 L 21600 0 21600 21600 0 21600 0 0 Z N"/>
        </draw:custom-shape>
        <draw:connector draw:style-name="inheritance_20__28_public_29_" draw:layer="layout" draw:line-skew="0.817cm" svg:x1="60.925cm" svg:y1="52.923cm" svg:x2="60.939cm" svg:y2="48.905cm" draw:start-shape="id1944" draw:start-glue-point="0" draw:end-shape="id1942" draw:end-glue-point="5" svg:d="m60925 52923v-1192h14v-2826">
          <text:p/>
        </draw:connector>
        <draw:connector draw:style-name="inheritance_20__28_public_29_" draw:layer="layout" svg:x1="62.312cm" svg:y1="54.271cm" svg:x2="61.482cm" svg:y2="48.905cm" draw:start-shape="id1945" draw:start-glue-point="0" draw:end-shape="id1942" draw:end-glue-point="2" svg:d="m62312 54271v-2683h-830v-2683">
          <text:p/>
        </draw:connector>
        <draw:connector draw:style-name="inheritance_20__28_public_29_" draw:layer="layout" svg:x1="63.749cm" svg:y1="53.31cm" svg:x2="62.052cm" svg:y2="48.905cm" draw:start-shape="id1946" draw:start-glue-point="0" draw:end-shape="id1942" draw:end-glue-point="6" svg:d="m63749 53310v-2203h-1697v-2202">
          <text:p/>
        </draw:connector>
        <draw:connector draw:style-name="inheritance_20__28_public_29_" draw:layer="layout" svg:x1="70.916cm" svg:y1="51.705cm" svg:x2="62.622cm" svg:y2="48.905cm" draw:start-shape="id1947" draw:start-glue-point="0" draw:end-shape="id1942" draw:end-glue-point="7" svg:d="m70916 51705v-1400h-8294v-1400">
          <text:p/>
        </draw:connector>
        <draw:custom-shape draw:style-name="class_20__28_external_20_module_29_" draw:id="id1945" draw:layer="layout" svg:width="2.074cm" svg:height="0.517cm" svg:x="61.275cm" svg:y="54.271cm">
          <text:p text:style-name="P2">SvSection</text:p>
          <draw:enhanced-geometry svg:viewBox="0 0 21600 21600" draw:type="rectangle" draw:enhanced-path="M 0 0 L 21600 0 21600 21600 0 21600 0 0 Z N"/>
        </draw:custom-shape>
        <draw:custom-shape draw:style-name="class_20__28_external_20_module_29_" draw:id="id1946" draw:layer="layout" svg:width="2.307cm" svg:height="0.545cm" svg:x="62.596cm" svg:y="53.31cm">
          <text:p text:style-name="P2">TextWin_Impl</text:p>
          <draw:enhanced-geometry svg:viewBox="0 0 21600 21600" draw:type="rectangle" draw:enhanced-path="M 0 0 L 21600 0 21600 21600 0 21600 0 0 Z N"/>
        </draw:custom-shape>
        <draw:custom-shape draw:style-name="gr1" draw:text-style-name="P1" draw:id="id1947" draw:layer="layout" svg:width="8.709cm" svg:height="1.97cm" svg:x="66.562cm" svg:y="51.705cm">
          <draw:glue-point draw:id="4" svg:x="-4.344cm" svg:y="5cm"/>
          <draw:glue-point draw:id="5" svg:x="-3.511cm" svg:y="5cm"/>
          <draw:glue-point draw:id="6" svg:x="4.999cm" svg:y="-3.685cm"/>
          <draw:glue-point draw:id="7" svg:x="4.999cm" svg:y="-1.842cm"/>
          <text:p text:style-name="P3">ToolBox</text:p>
          <draw:enhanced-geometry svg:viewBox="0 0 21600 21600" draw:type="rectangle" draw:enhanced-path="M 0 0 L 21600 0 21600 21600 0 21600 0 0 Z N"/>
        </draw:custom-shape>
        <draw:custom-shape draw:style-name="class_20__28_external_20_module_29_" draw:id="id1948" draw:layer="layout" svg:width="3.033cm" svg:height="0.648cm" svg:x="68.661cm" svg:y="58.623cm">
          <text:p text:style-name="P2">CommandToolBox</text:p>
          <draw:enhanced-geometry svg:viewBox="0 0 21600 21600" draw:type="rectangle" draw:enhanced-path="M 0 0 L 21600 0 21600 21600 0 21600 0 0 Z N"/>
        </draw:custom-shape>
        <draw:connector draw:style-name="inheritance_20__28_public_29_" draw:layer="layout" svg:x1="70.177cm" svg:y1="58.623cm" svg:x2="67.859cm" svg:y2="53.675cm" draw:start-shape="id1948" draw:start-glue-point="0" draw:end-shape="id1947" draw:end-glue-point="5" svg:d="m70177 58623v-2474h-2318v-2474">
          <text:p/>
        </draw:connector>
        <draw:custom-shape draw:style-name="gr1" draw:text-style-name="P1" draw:id="id1949" draw:layer="layout" svg:width="2.229cm" svg:height="0.572cm" svg:x="65.759cm" svg:y="58.649cm">
          <text:p text:style-name="P3">DecoToolBox</text:p>
          <draw:enhanced-geometry svg:viewBox="0 0 21600 21600" draw:type="rectangle" draw:enhanced-path="M 0 0 L 21600 0 21600 21600 0 21600 0 0 Z N"/>
        </draw:custom-shape>
        <draw:connector draw:style-name="inheritance_20__28_public_29_" draw:layer="layout" svg:x1="66.873cm" svg:y1="58.649cm" svg:x2="67.133cm" svg:y2="53.675cm" draw:start-shape="id1949" draw:start-glue-point="0" draw:end-shape="id1947" draw:end-glue-point="4" svg:d="m66873 58649v-2487h260v-2487">
          <text:p/>
        </draw:connector>
        <draw:custom-shape draw:style-name="gr1" draw:text-style-name="P1" draw:id="id1950" draw:layer="layout" svg:width="2.929cm" svg:height="1.215cm" svg:x="43.444cm" svg:y="41.936cm">
          <draw:glue-point draw:id="4" svg:x="4.998cm" svg:y="-2.436cm"/>
          <draw:glue-point draw:id="5" svg:x="4.998cm" svg:y="3.111cm"/>
          <text:p text:style-name="P3">MenuBarWindow</text:p>
          <draw:enhanced-geometry svg:viewBox="0 0 21600 21600" draw:type="rectangle" draw:enhanced-path="M 0 0 L 21600 0 21600 21600 0 21600 0 0 Z N"/>
        </draw:custom-shape>
        <draw:connector draw:style-name="inheritance_20__28_public_29_" draw:layer="layout" draw:line-skew="0.73cm" svg:x1="44.908cm" svg:y1="41.936cm" svg:x2="41.326cm" svg:y2="23.632cm" draw:start-shape="id1950" draw:end-shape="id1924" draw:end-glue-point="8" svg:d="m44908 41936v-8421h-3582v-9883">
          <text:p/>
        </draw:connector>
        <draw:connector draw:style-name="data_20_member" draw:layer="layout" draw:line-skew="-2.864cm" svg:x1="46.373cm" svg:y1="42.543cm" svg:x2="65.759cm" svg:y2="58.935cm" draw:start-shape="id1950" draw:start-glue-point="1" draw:end-shape="id1949" draw:end-glue-point="3" svg:d="m46373 42543h6828v16392h12558">
          <text:p/>
        </draw:connector>
        <draw:custom-shape draw:style-name="gr1" draw:text-style-name="P1" draw:id="id1951" draw:layer="layout" svg:width="2.41cm" svg:height="2.773cm" svg:x="54.196cm" svg:y="30.714cm">
          <draw:glue-point draw:id="4" svg:x="-2.06cm" svg:y="5cm"/>
          <draw:glue-point draw:id="5" svg:x="2.207cm" svg:y="5cm"/>
          <draw:glue-point draw:id="6" svg:x="5cm" svg:y="-3.472cm"/>
          <draw:glue-point draw:id="7" svg:x="5cm" svg:y="-1.527cm"/>
          <draw:glue-point draw:id="8" svg:x="5cm" svg:y="1.527cm"/>
          <draw:glue-point draw:id="9" svg:x="5cm" svg:y="3.751cm"/>
          <text:p text:style-name="P3">Menu</text:p>
          <draw:enhanced-geometry svg:viewBox="0 0 21600 21600" draw:type="rectangle" draw:enhanced-path="M 0 0 L 21600 0 21600 21600 0 21600 0 0 Z N"/>
        </draw:custom-shape>
        <draw:connector draw:style-name="inheritance_20__28_public_29_" draw:layer="layout" svg:x1="55.401cm" svg:y1="30.714cm" svg:x2="57.338cm" svg:y2="5.984cm" draw:start-shape="id1951" draw:start-glue-point="0" draw:end-shape="id1926" draw:end-glue-point="2" svg:d="m55401 30714v-12365h1937v-12365">
          <text:p/>
        </draw:connector>
        <draw:custom-shape draw:style-name="gr1" draw:text-style-name="P1" draw:id="id1952" draw:layer="layout" svg:width="1.815cm" svg:height="0.674cm" svg:x="55.361cm" svg:y="38.979cm">
          <text:p text:style-name="P3">MenuBar</text:p>
          <draw:enhanced-geometry svg:viewBox="0 0 21600 21600" draw:type="rectangle" draw:enhanced-path="M 0 0 L 21600 0 21600 21600 0 21600 0 0 Z N"/>
        </draw:custom-shape>
        <draw:custom-shape draw:style-name="gr1" draw:text-style-name="P1" draw:id="id1953" draw:layer="layout" svg:width="2.177cm" svg:height="1.248cm" svg:x="52.54cm" svg:y="36.126cm">
          <draw:glue-point draw:id="4" svg:x="-5.002cm" svg:y="-2.684cm"/>
          <draw:glue-point draw:id="5" svg:x="-5.002cm" svg:y="2.299cm"/>
          <text:p text:style-name="P3">PopupMenu</text:p>
          <draw:enhanced-geometry svg:viewBox="0 0 21600 21600" draw:type="rectangle" draw:enhanced-path="M 0 0 L 21600 0 21600 21600 0 21600 0 0 Z N"/>
        </draw:custom-shape>
        <draw:connector draw:style-name="inheritance_20__28_public_29_" draw:layer="layout" svg:x1="56.268cm" svg:y1="38.979cm" svg:x2="55.932cm" svg:y2="33.486cm" draw:start-shape="id1952" draw:start-glue-point="0" draw:end-shape="id1951" draw:end-glue-point="5" svg:d="m56268 38979v-2746h-336v-2747">
          <text:p/>
        </draw:connector>
        <draw:connector draw:style-name="inheritance_20__28_public_29_" draw:layer="layout" svg:x1="53.628cm" svg:y1="36.126cm" svg:x2="54.905cm" svg:y2="33.486cm" draw:start-shape="id1953" draw:start-glue-point="0" draw:end-shape="id1951" draw:end-glue-point="4" svg:d="m53628 36126v-1320h1277v-1320">
          <text:p/>
        </draw:connector>
        <draw:custom-shape draw:style-name="gr1" draw:text-style-name="P1" draw:id="id1954" draw:layer="layout" svg:width="2.022cm" svg:height="0.751cm" svg:x="76.618cm" svg:y="51.447cm">
          <text:p text:style-name="P3">ImageList</text:p>
          <draw:enhanced-geometry svg:viewBox="0 0 21600 21600" draw:type="rectangle" draw:enhanced-path="M 0 0 L 21600 0 21600 21600 0 21600 0 0 Z N"/>
        </draw:custom-shape>
        <draw:connector draw:style-name="data_20_member" draw:layer="layout" svg:x1="75.269cm" svg:y1="51.965cm" svg:x2="76.618cm" svg:y2="51.822cm" draw:start-shape="id1947" draw:start-glue-point="6" draw:end-shape="id1954" draw:end-glue-point="3" svg:d="m75269 51965h675v-143h674">
          <text:p/>
        </draw:connector>
        <draw:custom-shape draw:style-name="gr1" draw:text-style-name="P1" draw:id="id1955" draw:layer="layout" svg:width="1.633cm" svg:height="0.674cm" svg:x="46.034cm" svg:y="53.96cm">
          <text:p text:style-name="P3">ImplWin</text:p>
          <draw:enhanced-geometry svg:viewBox="0 0 21600 21600" draw:type="rectangle" draw:enhanced-path="M 0 0 L 21600 0 21600 21600 0 21600 0 0 Z N"/>
        </draw:custom-shape>
        <draw:connector draw:style-name="inheritance_20__28_public_29_" draw:layer="layout" draw:line-skew="-1.092cm" svg:x1="46.85cm" svg:y1="53.96cm" svg:x2="42.052cm" svg:y2="49.825cm" draw:start-shape="id1955" draw:start-glue-point="0" draw:end-shape="id1928" draw:end-glue-point="7" svg:d="m46850 53960v-3159h-4798v-976">
          <text:p/>
        </draw:connector>
        <draw:custom-shape draw:style-name="gr1" draw:text-style-name="P1" draw:layer="layout" svg:width="3.888cm" svg:height="0.778cm" svg:x="58.06cm" svg:y="57.562cm">
          <text:p text:style-name="P3">ImplCommonButtonData</text:p>
          <draw:enhanced-geometry svg:viewBox="0 0 21600 21600" draw:type="rectangle" draw:enhanced-path="M 0 0 L 21600 0 21600 21600 0 21600 0 0 Z N"/>
        </draw:custom-shape>
        <draw:custom-shape draw:style-name="gr1" draw:text-style-name="P1" draw:layer="layout" svg:width="3.266cm" svg:height="0.7cm" svg:x="57.879cm" svg:y="59.74cm">
          <text:p text:style-name="P3">ToolbarMenuEntry</text:p>
          <draw:enhanced-geometry svg:viewBox="0 0 21600 21600" draw:type="rectangle" draw:enhanced-path="M 0 0 L 21600 0 21600 21600 0 21600 0 0 Z N"/>
        </draw:custom-shape>
        <draw:custom-shape draw:style-name="gr1" draw:text-style-name="P1" draw:id="id1956" draw:layer="layout" svg:width="1.788cm" svg:height="0.596cm" svg:x="31.675cm" svg:y="63.007cm">
          <text:p text:style-name="P3">OKButton</text:p>
          <draw:enhanced-geometry svg:viewBox="0 0 21600 21600" draw:type="rectangle" draw:enhanced-path="M 0 0 L 21600 0 21600 21600 0 21600 0 0 Z N"/>
        </draw:custom-shape>
        <draw:custom-shape draw:style-name="gr1" draw:text-style-name="P1" draw:id="id1957" draw:layer="layout" svg:width="2.203cm" svg:height="0.596cm" svg:x="33.849cm" svg:y="63.006cm">
          <text:p text:style-name="P3">CancelButton</text:p>
          <draw:enhanced-geometry svg:viewBox="0 0 21600 21600" draw:type="rectangle" draw:enhanced-path="M 0 0 L 21600 0 21600 21600 0 21600 0 0 Z N"/>
        </draw:custom-shape>
        <draw:custom-shape draw:style-name="gr1" draw:text-style-name="P1" draw:id="id1958" draw:layer="layout" svg:width="2.046cm" svg:height="0.596cm" svg:x="36.52cm" svg:y="63.032cm">
          <text:p text:style-name="P3">MoreButton</text:p>
          <draw:enhanced-geometry svg:viewBox="0 0 21600 21600" draw:type="rectangle" draw:enhanced-path="M 0 0 L 21600 0 21600 21600 0 21600 0 0 Z N"/>
        </draw:custom-shape>
        <draw:custom-shape draw:style-name="gr1" draw:text-style-name="P1" draw:id="id1959" draw:layer="layout" svg:width="2.046cm" svg:height="0.596cm" svg:x="39.266cm" svg:y="63.136cm">
          <text:p text:style-name="P3">MenuButton</text:p>
          <draw:enhanced-geometry svg:viewBox="0 0 21600 21600" draw:type="rectangle" draw:enhanced-path="M 0 0 L 21600 0 21600 21600 0 21600 0 0 Z N"/>
        </draw:custom-shape>
        <draw:custom-shape draw:style-name="gr1" draw:text-style-name="P1" draw:id="id1960" draw:layer="layout" svg:width="2.046cm" svg:height="0.596cm" svg:x="41.988cm" svg:y="62.799cm">
          <text:p text:style-name="P3">ImageButton</text:p>
          <draw:enhanced-geometry svg:viewBox="0 0 21600 21600" draw:type="rectangle" draw:enhanced-path="M 0 0 L 21600 0 21600 21600 0 21600 0 0 Z N"/>
        </draw:custom-shape>
        <draw:custom-shape draw:style-name="gr1" draw:text-style-name="P1" draw:id="id1961" draw:layer="layout" svg:width="2.046cm" svg:height="0.596cm" svg:x="44.372cm" svg:y="62.825cm">
          <text:p text:style-name="P3">HelpButton</text:p>
          <draw:enhanced-geometry svg:viewBox="0 0 21600 21600" draw:type="rectangle" draw:enhanced-path="M 0 0 L 21600 0 21600 21600 0 21600 0 0 Z N"/>
        </draw:custom-shape>
        <draw:custom-shape draw:style-name="gr1" draw:text-style-name="P1" draw:id="id1962" draw:layer="layout" svg:width="2.281cm" svg:height="0.596cm" svg:x="46.731cm" svg:y="62.851cm">
          <text:p text:style-name="P3">GalleryButton</text:p>
          <draw:enhanced-geometry svg:viewBox="0 0 21600 21600" draw:type="rectangle" draw:enhanced-path="M 0 0 L 21600 0 21600 21600 0 21600 0 0 Z N"/>
        </draw:custom-shape>
        <draw:connector draw:style-name="inheritance_20__28_public_29_" draw:layer="layout" svg:x1="32.569cm" svg:y1="63.007cm" svg:x2="33.592cm" svg:y2="59.458cm" draw:start-shape="id1956" draw:start-glue-point="0" draw:end-shape="id1932" draw:end-glue-point="4" svg:d="m32569 63007v-1774h1023v-1775">
          <text:p/>
        </draw:connector>
        <draw:connector draw:style-name="inheritance_20__28_public_29_" draw:layer="layout" draw:line-skew="0.959cm" svg:x1="34.95cm" svg:y1="63.006cm" svg:x2="34.343cm" svg:y2="59.458cm" draw:start-shape="id1957" draw:start-glue-point="0" draw:end-shape="id1932" draw:end-glue-point="5" svg:d="m34950 63006v-815h-607v-2733">
          <text:p/>
        </draw:connector>
        <draw:connector draw:style-name="inheritance_20__28_public_29_" draw:layer="layout" draw:line-skew="0.7cm" svg:x1="37.543cm" svg:y1="63.032cm" svg:x2="35.198cm" svg:y2="59.458cm" draw:start-shape="id1958" draw:start-glue-point="0" draw:end-shape="id1932" draw:end-glue-point="6" svg:d="m37543 63032v-1087h-2345v-2487">
          <text:p/>
        </draw:connector>
        <draw:connector draw:style-name="inheritance_20__28_public_29_" draw:layer="layout" svg:x1="40.289cm" svg:y1="63.136cm" svg:x2="36.133cm" svg:y2="59.458cm" draw:start-shape="id1959" draw:start-glue-point="0" draw:end-shape="id1932" draw:end-glue-point="7" svg:d="m40289 63136v-1839h-4156v-1839">
          <text:p/>
        </draw:connector>
        <draw:connector draw:style-name="inheritance_20__28_public_29_" draw:layer="layout" svg:x1="43.011cm" svg:y1="62.799cm" svg:x2="37.065cm" svg:y2="59.458cm" draw:start-shape="id1960" draw:start-glue-point="0" draw:end-shape="id1932" draw:end-glue-point="8" svg:d="m43011 62799v-1670h-5946v-1671">
          <text:p/>
        </draw:connector>
        <draw:connector draw:style-name="inheritance_20__28_public_29_" draw:layer="layout" draw:line-skew="-0.415cm" svg:x1="45.395cm" svg:y1="62.825cm" svg:x2="37.79cm" svg:y2="59.458cm" draw:start-shape="id1961" draw:start-glue-point="0" draw:end-shape="id1932" draw:end-glue-point="9" svg:d="m45395 62825v-2098h-7605v-1269">
          <text:p/>
        </draw:connector>
        <draw:connector draw:style-name="inheritance_20__28_public_29_" draw:layer="layout" draw:line-skew="-0.998cm" svg:x1="47.871cm" svg:y1="62.851cm" svg:x2="38.69cm" svg:y2="59.458cm" draw:start-shape="id1962" draw:start-glue-point="0" draw:end-shape="id1932" draw:end-glue-point="2" svg:d="m47871 62851v-2694h-9181v-699">
          <text:p/>
        </draw:connector>
        <draw:custom-shape draw:style-name="gr1" draw:text-style-name="P1" draw:id="id1963" draw:layer="layout" svg:width="2.851cm" svg:height="0.674cm" svg:x="46.005cm" svg:y="27.785cm">
          <text:p text:style-name="P3">FloatingWindow</text:p>
          <draw:enhanced-geometry svg:viewBox="0 0 21600 21600" draw:type="rectangle" draw:enhanced-path="M 0 0 L 21600 0 21600 21600 0 21600 0 0 Z N"/>
        </draw:custom-shape>
        <draw:connector draw:style-name="inheritance_20__28_public_29_" draw:layer="layout" svg:x1="47.43cm" svg:y1="27.785cm" svg:x2="46.922cm" svg:y2="25.752cm" draw:start-shape="id1963" draw:start-glue-point="0" draw:end-shape="id1938" draw:end-glue-point="7" svg:d="m47430 27785v-1016h-508v-1017">
          <text:p/>
        </draw:connector>
        <draw:custom-shape draw:style-name="gr1" draw:text-style-name="P1" draw:layer="layout" svg:width="4.588cm" svg:height="0.726cm" svg:x="53.081cm" svg:y="61.375cm">
          <text:p text:style-name="P3">ImplDockingWindowWrapper</text:p>
          <draw:enhanced-geometry svg:viewBox="0 0 21600 21600" draw:type="rectangle" draw:enhanced-path="M 0 0 L 21600 0 21600 21600 0 21600 0 0 Z N"/>
        </draw:custom-shape>
        <draw:custom-shape draw:style-name="gr1" draw:text-style-name="P1" draw:id="id1968" draw:layer="layout" svg:width="1.728cm" svg:height="0.648cm" svg:x="85.177cm" svg:y="23.196cm">
          <text:p text:style-name="P3">KeyCode</text:p>
          <draw:enhanced-geometry svg:viewBox="0 0 21600 21600" draw:type="rectangle" draw:enhanced-path="M 0 0 L 21600 0 21600 21600 0 21600 0 0 Z N"/>
        </draw:custom-shape>
        <draw:custom-shape draw:style-name="gr3" draw:layer="layout" svg:width="3.752cm" svg:height="0.691cm" svg:x="82.906cm" svg:y="20.852cm">
          <text:p text:style-name="P2">CommandModKeyData</text:p>
          <draw:enhanced-geometry svg:viewBox="0 0 21600 21600" draw:type="rectangle" draw:enhanced-path="M 0 0 L 21600 0 21600 21600 0 21600 0 0 Z N"/>
        </draw:custom-shape>
        <draw:custom-shape draw:style-name="gr1" draw:text-style-name="P1" draw:layer="layout" svg:width="2.814cm" svg:height="0.716cm" svg:x="81.104cm" svg:y="19.272cm">
          <text:p text:style-name="P3">CommandEvent</text:p>
          <draw:enhanced-geometry svg:viewBox="0 0 21600 21600" draw:type="rectangle" draw:enhanced-path="M 0 0 L 21600 0 21600 21600 0 21600 0 0 Z N"/>
        </draw:custom-shape>
        <draw:custom-shape draw:style-name="gr1" draw:text-style-name="P1" draw:id="id1964" draw:layer="layout" svg:width="2.444cm" svg:height="0.622cm" svg:x="75.856cm" svg:y="27.061cm">
          <text:p text:style-name="P3">GtkSalFrame</text:p>
          <draw:enhanced-geometry svg:viewBox="0 0 21600 21600" draw:type="rectangle" draw:enhanced-path="M 0 0 L 21600 0 21600 21600 0 21600 0 0 Z N"/>
        </draw:custom-shape>
        <draw:custom-shape draw:style-name="gr1" draw:text-style-name="P1" draw:id="id1965"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3">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1964" draw:start-glue-point="0" draw:end-shape="id1965" draw:end-glue-point="7" svg:d="m77078 27061v-1097h-2757v-1097">
          <text:p/>
        </draw:connector>
        <draw:custom-shape draw:style-name="gr5" draw:layer="layout" svg:width="2.938cm" svg:height="0.6cm" svg:x="76.653cm" svg:y="29.674cm">
          <text:p text:style-name="P2">SalKeyModEvent</text:p>
          <draw:enhanced-geometry svg:viewBox="0 0 21600 21600" draw:type="rectangle" draw:enhanced-path="M 0 0 L 21600 0 21600 21600 0 21600 0 0 Z N"/>
        </draw:custom-shape>
        <draw:custom-shape draw:style-name="gr1" draw:text-style-name="P1" draw:id="id1966" draw:layer="layout" svg:width="2.444cm" svg:height="0.598cm" svg:x="74.03cm" svg:y="28.122cm">
          <text:p text:style-name="P3">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1966" draw:end-shape="id1965" draw:end-glue-point="6" svg:d="m75252 28122v-1627h-1679v-1628">
          <text:p/>
        </draw:connector>
        <draw:custom-shape draw:style-name="gr1" draw:text-style-name="P1" draw:id="id1967" draw:layer="layout" svg:width="1.901cm" svg:height="0.691cm" svg:x="81.697cm" svg:y="23.148cm">
          <text:p text:style-name="P3">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1967" draw:start-glue-point="1" draw:end-shape="id1968" draw:end-glue-point="3" svg:d="m83598 23493h789v27h790">
          <text:p/>
        </draw:connector>
        <draw:custom-shape draw:style-name="gr3" draw:id="id1969" draw:layer="layout" svg:width="2.733cm" svg:height="0.659cm" svg:x="72.09cm" svg:y="21.699cm">
          <text:p text:style-name="P2">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1965" draw:start-glue-point="0" draw:end-shape="id1969" draw:end-glue-point="2" svg:d="m72866 24151v-897h590v-896">
          <text:p/>
        </draw:connector>
        <draw:custom-shape draw:style-name="gr1" draw:text-style-name="P1" draw:id="id1970" draw:layer="layout" svg:width="2.444cm" svg:height="0.635cm" svg:x="65.893cm" svg:y="26.978cm">
          <text:p text:style-name="P3">AquaSalFrame</text:p>
          <draw:enhanced-geometry svg:viewBox="0 0 21600 21600" draw:type="rectangle" draw:enhanced-path="M 0 0 L 21600 0 21600 21600 0 21600 0 0 Z N"/>
        </draw:custom-shape>
        <draw:custom-shape draw:style-name="gr1" draw:text-style-name="P1" draw:id="id1971" draw:layer="layout" svg:width="2.444cm" svg:height="0.635cm" svg:x="70.464cm" svg:y="28.132cm">
          <text:p text:style-name="P3">Os2SalFrame</text:p>
          <draw:enhanced-geometry svg:viewBox="0 0 21600 21600" draw:type="rectangle" draw:enhanced-path="M 0 0 L 21600 0 21600 21600 0 21600 0 0 Z N"/>
        </draw:custom-shape>
        <draw:custom-shape draw:style-name="gr1" draw:text-style-name="P1" draw:id="id1972" draw:layer="layout" svg:width="2.444cm" svg:height="0.587cm" svg:x="72.23cm" svg:y="29.311cm">
          <text:p text:style-name="P3">SvpSalFrame</text:p>
          <draw:enhanced-geometry svg:viewBox="0 0 21600 21600" draw:type="rectangle" draw:enhanced-path="M 0 0 L 21600 0 21600 21600 0 21600 0 0 Z N"/>
        </draw:custom-shape>
        <draw:custom-shape draw:style-name="gr1" draw:text-style-name="P1" draw:id="id1973" draw:layer="layout" svg:width="2.444cm" svg:height="0.611cm" svg:x="67.706cm" svg:y="28.156cm">
          <text:p text:style-name="P3">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1970" draw:start-glue-point="0" draw:end-shape="id1965" draw:end-glue-point="4" svg:d="m67115 26978v-1056h3784v-1055">
          <text:p/>
        </draw:connector>
        <draw:connector draw:style-name="inheritance_20__28_public_29_" draw:layer="layout" draw:line-skew="0.737cm" svg:x1="71.686cm" svg:y1="28.132cm" svg:x2="72.32cm" svg:y2="24.867cm" draw:start-shape="id1971" draw:start-glue-point="0" draw:end-shape="id1965" draw:end-glue-point="5" svg:d="m71686 28132v-896h634v-2369">
          <text:p/>
        </draw:connector>
        <draw:connector draw:style-name="inheritance_20__28_public_29_" draw:layer="layout" svg:x1="73.452cm" svg:y1="29.311cm" svg:x2="72.866cm" svg:y2="24.867cm" draw:start-shape="id1972" draw:start-glue-point="0" draw:end-shape="id1965" draw:end-glue-point="2" svg:d="m73452 29311v-2222h-586v-2222">
          <text:p/>
        </draw:connector>
        <draw:connector draw:style-name="inheritance_20__28_public_29_" draw:layer="layout" svg:x1="68.928cm" svg:y1="28.156cm" svg:x2="71.653cm" svg:y2="24.867cm" draw:start-shape="id1973" draw:start-glue-point="0" draw:end-shape="id1965" draw:end-glue-point="8" svg:d="m68928 28156v-1645h2725v-1644">
          <text:p/>
        </draw:connector>
        <draw:custom-shape draw:style-name="gr1" draw:text-style-name="P1" draw:id="id1975" draw:layer="layout" svg:width="2.592cm" svg:height="0.613cm" svg:x="92.399cm" svg:y="28cm">
          <draw:glue-point draw:id="4" svg:x="-2.091cm" svg:y="4.991cm"/>
          <draw:glue-point draw:id="5" svg:x="2.272cm" svg:y="4.991cm"/>
          <text:p text:style-name="P3">SalDisplay</text:p>
          <draw:enhanced-geometry svg:viewBox="0 0 21600 21600" draw:type="rectangle" draw:enhanced-path="M 0 0 L 21600 0 21600 21600 0 21600 0 0 Z N"/>
        </draw:custom-shape>
        <draw:custom-shape draw:style-name="gr1" draw:text-style-name="P1" draw:id="id1974" draw:layer="layout" svg:width="2.592cm" svg:height="0.613cm" svg:x="90.867cm" svg:y="30.051cm">
          <text:p text:style-name="P3">GtkSalDisplay</text:p>
          <draw:enhanced-geometry svg:viewBox="0 0 21600 21600" draw:type="rectangle" draw:enhanced-path="M 0 0 L 21600 0 21600 21600 0 21600 0 0 Z N"/>
        </draw:custom-shape>
        <draw:custom-shape draw:style-name="gr1" draw:text-style-name="P1" draw:id="id1976" draw:layer="layout" svg:width="2.592cm" svg:height="0.613cm" svg:x="94.166cm" svg:y="30.028cm">
          <text:p text:style-name="P3">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1974" draw:start-glue-point="0" draw:end-shape="id1975" draw:end-glue-point="4" svg:d="m92163 30051v-720h991v-720">
          <text:p/>
        </draw:connector>
        <draw:connector draw:style-name="inheritance_20__28_public_29_" draw:layer="layout" svg:x1="95.462cm" svg:y1="30.028cm" svg:x2="94.283cm" svg:y2="28.611cm" draw:start-shape="id1976" draw:start-glue-point="0" draw:end-shape="id1975" draw:end-glue-point="5" svg:d="m95462 30028v-708h-1179v-709">
          <text:p/>
        </draw:connector>
        <draw:custom-shape draw:style-name="gr1" draw:text-style-name="P1" draw:id="id1977" draw:layer="layout" svg:width="2.662cm" svg:height="0.613cm" svg:x="94.142cm" svg:y="31.559cm">
          <text:p text:style-name="P3">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1977" draw:start-glue-point="0" draw:end-shape="id1976" draw:end-glue-point="2" svg:d="m95473 31559v-460h-11v-458">
          <text:p/>
        </draw:connector>
        <draw:custom-shape draw:style-name="gr1" draw:text-style-name="P1" draw:id="id1978" draw:layer="layout" svg:width="2.255cm" svg:height="4.51cm" svg:x="58.42cm" svg:y="23.172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3">WindowImpl</text:p>
          <draw:enhanced-geometry svg:viewBox="0 0 21600 21600" draw:type="rectangle" draw:enhanced-path="M 0 0 L 21600 0 21600 21600 0 21600 0 0 Z N"/>
        </draw:custom-shape>
        <draw:connector draw:style-name="data_20_member_20__28_pointer_29_" draw:text-style-name="P2" draw:layer="layout" draw:line-skew="-0.079cm" svg:x1="45.153cm" svg:y1="22.638cm" svg:x2="58.42cm" svg:y2="25.427cm" draw:start-shape="id1924" draw:start-glue-point="1" draw:end-shape="id1978" draw:end-glue-point="3" svg:d="m45153 22638h6554v2789h6713">
          <text:p text:style-name="P2">mpWindowImpl</text:p>
        </draw:connector>
        <draw:connector draw:style-name="data_20_member_20__28_pointer_29_" draw:text-style-name="P2" draw:layer="layout" svg:x1="60.673cm" svg:y1="27.316cm" svg:x2="70.463cm" svg:y2="24.509cm" draw:start-shape="id1978" draw:start-glue-point="12" draw:end-shape="id1965" draw:end-glue-point="3" svg:d="m60673 27316h4895v-2807h4895">
          <text:p text:style-name="P2">mpFrame</text:p>
        </draw:connector>
        <draw:custom-shape draw:style-name="gr1" draw:text-style-name="P1" draw:id="id1979" draw:layer="layout" svg:width="2.954cm" svg:height="0.7cm" svg:x="70.574cm" svg:y="11.699cm">
          <text:p text:style-name="P3">KeyboardSettings</text:p>
          <draw:enhanced-geometry svg:viewBox="0 0 21600 21600" draw:type="rectangle" draw:enhanced-path="M 0 0 L 21600 0 21600 21600 0 21600 0 0 Z N"/>
        </draw:custom-shape>
        <draw:custom-shape draw:style-name="gr1" draw:text-style-name="P1" draw:id="id1980" draw:layer="layout" svg:width="3.214cm" svg:height="0.674cm" svg:x="75.576cm" svg:y="10.923cm">
          <text:p text:style-name="P3">ImplKeyboardData</text:p>
          <draw:enhanced-geometry svg:viewBox="0 0 21600 21600" draw:type="rectangle" draw:enhanced-path="M 0 0 L 21600 0 21600 21600 0 21600 0 0 Z N"/>
        </draw:custom-shape>
        <draw:connector draw:style-name="data_20_member_20__28_pointer_29_" draw:layer="layout" svg:x1="73.528cm" svg:y1="12.049cm" svg:x2="75.576cm" svg:y2="11.26cm" draw:start-shape="id1979" draw:start-glue-point="1" draw:end-shape="id1980" draw:end-glue-point="3" svg:d="m73528 12049h1024v-789h1024">
          <text:p/>
        </draw:connector>
        <draw:custom-shape draw:style-name="gr1" draw:text-style-name="P1" draw:id="id1981" draw:layer="layout" svg:width="1.97cm" svg:height="0.596cm" svg:x="80.915cm" svg:y="9.913cm">
          <text:p text:style-name="P3">Accelerator</text:p>
          <draw:enhanced-geometry svg:viewBox="0 0 21600 21600" draw:type="rectangle" draw:enhanced-path="M 0 0 L 21600 0 21600 21600 0 21600 0 0 Z N"/>
        </draw:custom-shape>
        <draw:connector draw:style-name="inheritance_20__28_public_29_" draw:layer="layout" svg:x1="81.9cm" svg:y1="9.913cm" svg:x2="58.099cm" svg:y2="5.984cm" draw:start-shape="id1981" draw:start-glue-point="0" draw:end-shape="id1926" draw:end-glue-point="5" svg:d="m81900 9913v-1964h-23801v-1965">
          <text:p/>
        </draw:connector>
        <draw:connector draw:style-name="data_20_member" draw:layer="layout" svg:x1="78.79cm" svg:y1="11.26cm" svg:x2="80.915cm" svg:y2="10.211cm" draw:start-shape="id1980" draw:start-glue-point="1" draw:end-shape="id1981" draw:end-glue-point="3" svg:d="m78790 11260h1063v-1049h1062">
          <text:p/>
        </draw:connector>
        <draw:custom-shape draw:style-name="gr1" draw:text-style-name="P1" draw:id="id1982" draw:layer="layout" svg:width="3.318cm" svg:height="3.93cm" svg:x="64.91cm" svg:y="11.829cm">
          <draw:glue-point draw:id="4" svg:x="5cm" svg:y="-4.226cm"/>
          <text:p text:style-name="P3">ImplAllSettingsData</text:p>
          <draw:enhanced-geometry svg:viewBox="0 0 21600 21600" draw:type="rectangle" draw:enhanced-path="M 0 0 L 21600 0 21600 21600 0 21600 0 0 Z N"/>
        </draw:custom-shape>
        <draw:connector draw:style-name="data_20_member" draw:layer="layout" svg:x1="68.228cm" svg:y1="12.134cm" svg:x2="70.574cm" svg:y2="12.049cm" draw:start-shape="id1982" draw:start-glue-point="4" draw:end-shape="id1979" draw:end-glue-point="3" svg:d="m68228 12134h1173v-85h1173">
          <text:p/>
        </draw:connector>
        <draw:custom-shape draw:style-name="gr1" draw:text-style-name="P1" draw:id="id1983" draw:layer="layout" svg:width="2.1cm" svg:height="0.726cm" svg:x="58.868cm" svg:y="14.958cm">
          <text:p text:style-name="P3">AllSettings</text:p>
          <draw:enhanced-geometry svg:viewBox="0 0 21600 21600" draw:type="rectangle" draw:enhanced-path="M 0 0 L 21600 0 21600 21600 0 21600 0 0 Z N"/>
        </draw:custom-shape>
        <draw:connector draw:style-name="data_20_member_20__28_pointer_29_" draw:layer="layout" svg:x1="60.968cm" svg:y1="15.321cm" svg:x2="64.91cm" svg:y2="13.794cm" draw:start-shape="id1983" draw:start-glue-point="1" draw:end-shape="id1982" draw:end-glue-point="3" svg:d="m60968 15321h1971v-1527h1971">
          <text:p/>
        </draw:connector>
        <draw:connector draw:style-name="data_20_member" draw:layer="layout" svg:x1="42.937cm" svg:y1="9.852cm" svg:x2="58.868cm" svg:y2="15.321cm" draw:start-shape="id1925" draw:start-glue-point="6" draw:end-shape="id1983" draw:end-glue-point="3" svg:d="m42937 9852h7966v5469h7965">
          <text:p/>
        </draw:connector>
        <draw:custom-shape draw:style-name="gr1" draw:text-style-name="P1" draw:layer="layout" svg:width="2.385cm" svg:height="0.674cm" svg:x="81.306cm" svg:y="14.954cm">
          <text:p text:style-name="P3">DtIntegrator</text:p>
          <draw:enhanced-geometry svg:viewBox="0 0 21600 21600" draw:type="rectangle" draw:enhanced-path="M 0 0 L 21600 0 21600 21600 0 21600 0 0 Z N"/>
        </draw:custom-shape>
        <draw:custom-shape draw:style-name="gr1" draw:text-style-name="P1" draw:id="id1997" draw:layer="layout" svg:width="1.867cm" svg:height="0.726cm" svg:x="13.787cm" svg:y="4.245cm">
          <text:p text:style-name="P3">SalData</text:p>
          <draw:enhanced-geometry svg:viewBox="0 0 21600 21600" draw:type="rectangle" draw:enhanced-path="M 0 0 L 21600 0 21600 21600 0 21600 0 0 Z N"/>
        </draw:custom-shape>
        <draw:custom-shape draw:style-name="gr1" draw:text-style-name="P1" draw:id="id1996" draw:layer="layout" svg:width="2.307cm" svg:height="0.726cm" svg:x="12.311cm" svg:y="6.422cm">
          <text:p text:style-name="P3">X11SalData</text:p>
          <draw:enhanced-geometry svg:viewBox="0 0 21600 21600" draw:type="rectangle" draw:enhanced-path="M 0 0 L 21600 0 21600 21600 0 21600 0 0 Z N"/>
        </draw:custom-shape>
        <draw:custom-shape draw:style-name="gr1" draw:text-style-name="P1" draw:id="id1985" draw:layer="layout" svg:width="4.149cm" svg:height="0.622cm" svg:x="104.527cm" svg:y="28.581cm">
          <draw:glue-point draw:id="4" svg:x="-3.494cm" svg:y="5cm"/>
          <draw:glue-point draw:id="5" svg:x="-1.87cm" svg:y="5cm"/>
          <draw:glue-point draw:id="6" svg:x="1.752cm" svg:y="5cm"/>
          <draw:glue-point draw:id="7" svg:x="3.502cm" svg:y="5cm"/>
          <text:p text:style-name="P3">SalVirtualDevice</text:p>
          <draw:enhanced-geometry svg:viewBox="0 0 21600 21600" draw:type="rectangle" draw:enhanced-path="M 0 0 L 21600 0 21600 21600 0 21600 0 0 Z N"/>
        </draw:custom-shape>
        <draw:custom-shape draw:style-name="gr1" draw:text-style-name="P1" draw:id="id1984" draw:layer="layout" svg:width="3.37cm" svg:height="0.622cm" svg:x="101.704cm" svg:y="30.757cm">
          <text:p text:style-name="P3">X11SalVirtualDevice</text:p>
          <draw:enhanced-geometry svg:viewBox="0 0 21600 21600" draw:type="rectangle" draw:enhanced-path="M 0 0 L 21600 0 21600 21600 0 21600 0 0 Z N"/>
        </draw:custom-shape>
        <draw:custom-shape draw:style-name="gr1" draw:text-style-name="P1" draw:id="id1986" draw:layer="layout" svg:width="3.37cm" svg:height="0.622cm" svg:x="102.792cm" svg:y="32.389cm">
          <text:p text:style-name="P3">Os2SalVirtualDevice</text:p>
          <draw:enhanced-geometry svg:viewBox="0 0 21600 21600" draw:type="rectangle" draw:enhanced-path="M 0 0 L 21600 0 21600 21600 0 21600 0 0 Z N"/>
        </draw:custom-shape>
        <draw:custom-shape draw:style-name="gr1" draw:text-style-name="P1" draw:id="id1988" draw:layer="layout" svg:width="3.37cm" svg:height="0.622cm" svg:x="107.043cm" svg:y="32.208cm">
          <text:p text:style-name="P3">AquaSalVirtualDevice</text:p>
          <draw:enhanced-geometry svg:viewBox="0 0 21600 21600" draw:type="rectangle" draw:enhanced-path="M 0 0 L 21600 0 21600 21600 0 21600 0 0 Z N"/>
        </draw:custom-shape>
        <draw:custom-shape draw:style-name="gr1" draw:text-style-name="P1" draw:id="id1989" draw:layer="layout" svg:width="3.37cm" svg:height="0.622cm" svg:x="104.995cm" svg:y="33.374cm">
          <text:p text:style-name="P3">SvpSalVirtualDevice</text:p>
          <draw:enhanced-geometry svg:viewBox="0 0 21600 21600" draw:type="rectangle" draw:enhanced-path="M 0 0 L 21600 0 21600 21600 0 21600 0 0 Z N"/>
        </draw:custom-shape>
        <draw:custom-shape draw:style-name="gr1" draw:text-style-name="P1" draw:id="id1987" draw:layer="layout" svg:width="3.37cm" svg:height="0.622cm" svg:x="109.193cm" svg:y="30.862cm">
          <text:p text:style-name="P3">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1984" draw:start-glue-point="0" draw:end-shape="id1985" draw:end-glue-point="4" svg:d="m103389 30757v-777h1763v-777">
          <text:p/>
        </draw:connector>
        <draw:connector draw:style-name="inheritance_20__28_public_29_" draw:layer="layout" draw:line-skew="1.114cm" svg:x1="104.477cm" svg:y1="32.389cm" svg:x2="105.826cm" svg:y2="29.203cm" draw:start-shape="id1986" draw:start-glue-point="0" draw:end-shape="id1985" draw:end-glue-point="5" svg:d="m104477 32389v-479h1349v-2707">
          <text:p/>
        </draw:connector>
        <draw:connector draw:style-name="inheritance_20__28_public_29_" draw:layer="layout" svg:x1="110.878cm" svg:y1="30.862cm" svg:x2="108.053cm" svg:y2="29.203cm" draw:start-shape="id1987" draw:start-glue-point="0" draw:end-shape="id1985" draw:end-glue-point="7" svg:d="m110878 30862v-829h-2825v-830">
          <text:p/>
        </draw:connector>
        <draw:connector draw:style-name="inheritance_20__28_public_29_" draw:layer="layout" svg:x1="108.728cm" svg:y1="32.208cm" svg:x2="107.327cm" svg:y2="29.203cm" draw:start-shape="id1988" draw:start-glue-point="0" draw:end-shape="id1985" draw:end-glue-point="6" svg:d="m108728 32208v-1502h-1401v-1503">
          <text:p/>
        </draw:connector>
        <draw:connector draw:style-name="inheritance_20__28_public_29_" draw:layer="layout" svg:x1="106.68cm" svg:y1="33.374cm" svg:x2="106.601cm" svg:y2="29.203cm" draw:start-shape="id1989" draw:start-glue-point="0" draw:end-shape="id1985" draw:end-glue-point="2" svg:d="m106680 33374v-2085h-79v-2086">
          <text:p/>
        </draw:connector>
        <draw:custom-shape draw:style-name="gr1" draw:text-style-name="P1" draw:id="id1991" draw:layer="layout" svg:width="3.939cm" svg:height="0.674cm" svg:x="18.427cm" svg:y="4.193cm">
          <draw:glue-point draw:id="4" svg:x="-3.353cm" svg:y="5cm"/>
          <draw:glue-point draw:id="5" svg:x="-1.708cm" svg:y="5cm"/>
          <draw:glue-point draw:id="6" svg:x="1.843cm" svg:y="5cm"/>
          <draw:glue-point draw:id="7" svg:x="3.554cm" svg:y="5cm"/>
          <text:p text:style-name="P3">SalInstance</text:p>
          <draw:enhanced-geometry svg:viewBox="0 0 21600 21600" draw:type="rectangle" draw:enhanced-path="M 0 0 L 21600 0 21600 21600 0 21600 0 0 Z N"/>
        </draw:custom-shape>
        <draw:custom-shape draw:style-name="gr1" draw:text-style-name="P1" draw:id="id1990" draw:layer="layout" svg:width="2.85cm" svg:height="0.674cm" svg:x="16.277cm" svg:y="9.271cm">
          <text:p text:style-name="P3">AquaSalInstance</text:p>
          <draw:enhanced-geometry svg:viewBox="0 0 21600 21600" draw:type="rectangle" draw:enhanced-path="M 0 0 L 21600 0 21600 21600 0 21600 0 0 Z N"/>
        </draw:custom-shape>
        <draw:custom-shape draw:style-name="gr1" draw:text-style-name="P1" draw:id="id1992" draw:layer="layout" svg:width="2.772cm" svg:height="0.674cm" svg:x="19.049cm" svg:y="10.88cm">
          <text:p text:style-name="P3">Os2SalInstance</text:p>
          <draw:enhanced-geometry svg:viewBox="0 0 21600 21600" draw:type="rectangle" draw:enhanced-path="M 0 0 L 21600 0 21600 21600 0 21600 0 0 Z N"/>
        </draw:custom-shape>
        <draw:custom-shape draw:style-name="gr1" draw:text-style-name="P1" draw:id="id1993" draw:layer="layout" svg:width="2.695cm" svg:height="0.674cm" svg:x="21.019cm" svg:y="9.765cm">
          <text:p text:style-name="P3">WinSalInstance</text:p>
          <draw:enhanced-geometry svg:viewBox="0 0 21600 21600" draw:type="rectangle" draw:enhanced-path="M 0 0 L 21600 0 21600 21600 0 21600 0 0 Z N"/>
        </draw:custom-shape>
        <draw:custom-shape draw:style-name="gr1" draw:text-style-name="P3" draw:id="id1994" draw:layer="layout" svg:width="2.746cm" svg:height="0.674cm" svg:x="22.859cm" svg:y="8.624cm">
          <text:p text:style-name="P3">SvpSalInstance</text:p>
          <draw:enhanced-geometry svg:viewBox="0 0 21600 21600" draw:mirror-vertical="false" draw:mirror-horizontal="false" draw:type="rectangle" draw:enhanced-path="M 0 0 L 21600 0 21600 21600 0 21600 0 0 Z N"/>
        </draw:custom-shape>
        <draw:custom-shape draw:style-name="gr1" draw:text-style-name="P3" draw:id="id1995" draw:layer="layout" svg:width="2.669cm" svg:height="0.674cm" svg:x="27.811cm" svg:y="7.537cm">
          <draw:glue-point draw:id="4" svg:x="-2.184cm" svg:y="5cm"/>
          <draw:glue-point draw:id="5" svg:x="2.379cm" svg:y="5cm"/>
          <text:p text:style-name="P3">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1990" draw:start-glue-point="0" draw:end-shape="id1991" draw:end-glue-point="4" svg:d="m17702 9271v-2202h1374v-2202">
          <text:p/>
        </draw:connector>
        <draw:connector draw:style-name="inheritance_20__28_public_29_" draw:layer="layout" svg:x1="20.435cm" svg:y1="10.88cm" svg:x2="19.724cm" svg:y2="4.867cm" draw:start-shape="id1992" draw:start-glue-point="0" draw:end-shape="id1991" draw:end-glue-point="5" svg:d="m20435 10880v-3006h-711v-3007">
          <text:p/>
        </draw:connector>
        <draw:connector draw:style-name="inheritance_20__28_public_29_" draw:layer="layout" svg:x1="22.366cm" svg:y1="9.765cm" svg:x2="20.396cm" svg:y2="4.867cm" draw:start-shape="id1993" draw:start-glue-point="0" draw:end-shape="id1991" draw:end-glue-point="2" svg:d="m22366 9765v-2449h-1970v-2449">
          <text:p/>
        </draw:connector>
        <draw:connector draw:style-name="inheritance_20__28_public_29_" draw:layer="layout" svg:x1="24.232cm" svg:y1="8.624cm" svg:x2="21.121cm" svg:y2="4.867cm" draw:start-shape="id1994" draw:start-glue-point="0" draw:end-shape="id1991" draw:end-glue-point="6" svg:d="m24232 8624v-1878h-3111v-1879">
          <text:p/>
        </draw:connector>
        <draw:connector draw:style-name="inheritance_20__28_public_29_" draw:layer="layout" svg:x1="29.145cm" svg:y1="7.537cm" svg:x2="21.795cm" svg:y2="4.867cm" draw:start-shape="id1995" draw:start-glue-point="0" draw:end-shape="id1991" draw:end-glue-point="7" svg:d="m29145 7537v-1335h-7350v-1335">
          <text:p/>
        </draw:connector>
        <draw:connector draw:style-name="inheritance_20__28_public_29_" draw:layer="layout" svg:x1="13.464cm" svg:y1="6.422cm" svg:x2="14.72cm" svg:y2="4.971cm" draw:start-shape="id1996" draw:start-glue-point="0" draw:end-shape="id1997" draw:end-glue-point="2" svg:d="m13464 6422v-725h1256v-726">
          <text:p/>
        </draw:connector>
        <draw:connector draw:style-name="data_20_member_20__28_pointer_29_" draw:text-style-name="P2" draw:layer="layout" svg:x1="15.654cm" svg:y1="4.608cm" svg:x2="18.427cm" svg:y2="4.53cm" draw:start-shape="id1997" draw:start-glue-point="1" draw:end-shape="id1991" draw:end-glue-point="3" svg:d="m15654 4608h1386v-78h1387">
          <text:p text:style-name="P2">m_pInstance</text:p>
        </draw:connector>
        <draw:custom-shape draw:style-name="gr5" draw:id="id1998"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2">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1998" draw:start-glue-point="4" draw:end-shape="id1997" draw:end-glue-point="3" svg:d="m5143 4542h4322v66h4322">
          <text:p/>
        </draw:connector>
        <draw:custom-shape draw:style-name="gr5" draw:id="id1999" draw:layer="layout" svg:width="2.618cm" svg:height="0.752cm" svg:x="8.104cm" svg:y="4.956cm">
          <text:p text:style-name="P2">ImplSVAppData</text:p>
          <draw:enhanced-geometry svg:viewBox="0 0 21600 21600" draw:type="rectangle" draw:enhanced-path="M 0 0 L 21600 0 21600 21600 0 21600 0 0 Z N"/>
        </draw:custom-shape>
        <draw:custom-shape draw:style-name="gr5" draw:id="id2000" draw:layer="layout" svg:width="2.618cm" svg:height="0.752cm" svg:x="8.105cm" svg:y="6.019cm">
          <text:p text:style-name="P2">ImplSVGDIData</text:p>
          <draw:enhanced-geometry svg:viewBox="0 0 21600 21600" draw:type="rectangle" draw:enhanced-path="M 0 0 L 21600 0 21600 21600 0 21600 0 0 Z N"/>
        </draw:custom-shape>
        <draw:custom-shape draw:style-name="gr5" draw:id="id2001" draw:layer="layout" svg:width="2.618cm" svg:height="0.752cm" svg:x="8.13cm" svg:y="7.107cm">
          <text:p text:style-name="P2">ImplSVWinData</text:p>
          <draw:enhanced-geometry svg:viewBox="0 0 21600 21600" draw:type="rectangle" draw:enhanced-path="M 0 0 L 21600 0 21600 21600 0 21600 0 0 Z N"/>
        </draw:custom-shape>
        <draw:custom-shape draw:style-name="gr5" draw:id="id2002" draw:layer="layout" svg:width="2.618cm" svg:height="0.752cm" svg:x="8.182cm" svg:y="8.091cm">
          <text:p text:style-name="P2">ImplSVCtrlData</text:p>
          <draw:enhanced-geometry svg:viewBox="0 0 21600 21600" draw:type="rectangle" draw:enhanced-path="M 0 0 L 21600 0 21600 21600 0 21600 0 0 Z N"/>
        </draw:custom-shape>
        <draw:custom-shape draw:style-name="gr5" draw:id="id2003" draw:layer="layout" svg:width="2.618cm" svg:height="0.752cm" svg:x="8.208cm" svg:y="9.129cm">
          <text:p text:style-name="P2">ImplSVHelpData</text:p>
          <draw:enhanced-geometry svg:viewBox="0 0 21600 21600" draw:type="rectangle" draw:enhanced-path="M 0 0 L 21600 0 21600 21600 0 21600 0 0 Z N"/>
        </draw:custom-shape>
        <draw:custom-shape draw:style-name="gr5" draw:id="id2004" draw:layer="layout" svg:width="2.825cm" svg:height="0.752cm" svg:x="8.182cm" svg:y="10.114cm">
          <text:p text:style-name="P2">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1998" draw:start-glue-point="5" draw:end-shape="id1999" draw:end-glue-point="3" svg:d="m5143 5035h1976v297h985">
          <text:p/>
        </draw:connector>
        <draw:connector draw:style-name="data_20_member" draw:layer="layout" draw:line-skew="0.624cm" svg:x1="5.143cm" svg:y1="5.605cm" svg:x2="8.105cm" svg:y2="6.395cm" draw:start-shape="id1998" draw:start-glue-point="6" draw:end-shape="id2000" draw:end-glue-point="3" svg:d="m5143 5605h2106v790h856">
          <text:p/>
        </draw:connector>
        <draw:connector draw:style-name="data_20_member" draw:layer="layout" draw:line-skew="0.352cm" svg:x1="5.143cm" svg:y1="6.149cm" svg:x2="8.13cm" svg:y2="7.483cm" draw:start-shape="id1998" draw:start-glue-point="7" draw:end-shape="id2001" draw:end-glue-point="3" svg:d="m5143 6149h1846v1334h1141">
          <text:p/>
        </draw:connector>
        <draw:connector draw:style-name="data_20_member" draw:layer="layout" svg:x1="5.143cm" svg:y1="6.642cm" svg:x2="8.182cm" svg:y2="8.467cm" draw:start-shape="id1998" draw:start-glue-point="8" draw:end-shape="id2002" draw:end-glue-point="3" svg:d="m5143 6642h1520v1825h1519">
          <text:p/>
        </draw:connector>
        <draw:connector draw:style-name="data_20_member" draw:layer="layout" draw:line-skew="-0.438cm" svg:x1="5.143cm" svg:y1="7.212cm" svg:x2="8.208cm" svg:y2="9.505cm" draw:start-shape="id1998" draw:start-glue-point="9" draw:end-shape="id2003" draw:end-glue-point="3" svg:d="m5143 7212h1095v2293h1970">
          <text:p/>
        </draw:connector>
        <draw:connector draw:style-name="data_20_member" draw:layer="layout" draw:line-skew="-0.814cm" svg:x1="5.145cm" svg:y1="7.71cm" svg:x2="8.182cm" svg:y2="10.49cm" draw:start-shape="id1998" draw:start-glue-point="1" draw:end-shape="id2004" draw:end-glue-point="3" svg:d="m5145 7710h704v2780h2333">
          <text:p/>
        </draw:connector>
        <draw:frame draw:style-name="annotation" draw:layer="layout" svg:width="8.398cm" svg:height="2.07cm" svg:x="2.143cm" svg:y="1.59cm">
          <draw:text-box>
            <text:p text:style-name="P2">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2"><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2">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2"/>
            <text:p text:style-name="P2"/>
          </draw:text-box>
        </draw:frame>
        <draw:custom-shape draw:style-name="gr1" draw:text-style-name="P1" draw:id="id2006" draw:layer="layout" svg:width="1.788cm" svg:height="0.726cm" svg:x="85.846cm" svg:y="26.18cm">
          <draw:glue-point draw:id="4" svg:x="-2.242cm" svg:y="5cm"/>
          <draw:glue-point draw:id="5" svg:x="2.393cm" svg:y="5cm"/>
          <text:p text:style-name="P3">SalXLib</text:p>
          <draw:enhanced-geometry svg:viewBox="0 0 21600 21600" draw:type="rectangle" draw:enhanced-path="M 0 0 L 21600 0 21600 21600 0 21600 0 0 Z N"/>
        </draw:custom-shape>
        <draw:custom-shape draw:style-name="gr1" draw:text-style-name="P1" draw:id="id2005" draw:layer="layout" svg:width="1.788cm" svg:height="0.726cm" svg:x="84.473cm" svg:y="30.12cm">
          <text:p text:style-name="P3">GtkXLib</text:p>
          <draw:enhanced-geometry svg:viewBox="0 0 21600 21600" draw:type="rectangle" draw:enhanced-path="M 0 0 L 21600 0 21600 21600 0 21600 0 0 Z N"/>
        </draw:custom-shape>
        <draw:custom-shape draw:style-name="gr1" draw:text-style-name="P1" draw:id="id2007" draw:layer="layout" svg:width="1.788cm" svg:height="0.726cm" svg:x="87.194cm" svg:y="28.15cm">
          <text:p text:style-name="P3">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2005" draw:start-glue-point="0" draw:end-shape="id2006" draw:end-glue-point="4" svg:d="m85367 30120v-1607h973v-1607">
          <text:p/>
        </draw:connector>
        <draw:connector draw:style-name="inheritance_20__28_public_29_" draw:layer="layout" svg:x1="88.088cm" svg:y1="28.15cm" svg:x2="87.167cm" svg:y2="26.906cm" draw:start-shape="id2007" draw:start-glue-point="0" draw:end-shape="id2006" draw:end-glue-point="5" svg:d="m88088 28150v-622h-921v-622">
          <text:p/>
        </draw:connector>
        <draw:connector draw:style-name="data_20_member_20__28_pointer_29_" draw:text-style-name="P2" draw:layer="layout" svg:x1="86.261cm" svg:y1="30.483cm" svg:x2="90.867cm" svg:y2="30.357cm" draw:start-shape="id2005" draw:start-glue-point="1" draw:end-shape="id1974" draw:end-glue-point="3" svg:d="m86261 30483h2303v-126h2303">
          <text:p text:style-name="P2">m_pGtkSalDisplay</text:p>
        </draw:connector>
        <draw:custom-shape draw:style-name="gr1" draw:text-style-name="P3" draw:id="id2009" draw:layer="layout" svg:width="2.695cm" svg:height="0.674cm" svg:x="29.211cm" svg:y="9.486cm">
          <text:p text:style-name="P3">KDESalInstance</text:p>
          <draw:enhanced-geometry svg:viewBox="0 0 21600 21600" draw:mirror-horizontal="false" draw:mirror-vertical="false" draw:type="rectangle" draw:enhanced-path="M 0 0 L 21600 0 21600 21600 0 21600 0 0 Z N"/>
        </draw:custom-shape>
        <draw:custom-shape draw:style-name="gr1" draw:text-style-name="P3" draw:id="id2008" draw:layer="layout" svg:width="2.228cm" svg:height="0.674cm" svg:x="26.256cm" svg:y="9.46cm">
          <text:p text:style-name="P3">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2008" draw:start-glue-point="0" draw:end-shape="id1995" draw:end-glue-point="4" svg:d="m27370 9460v-624h1193v-625">
          <text:p/>
        </draw:connector>
        <draw:connector draw:style-name="inheritance_20__28_public_29_" draw:layer="layout" svg:x1="30.558cm" svg:y1="9.486cm" svg:x2="29.779cm" svg:y2="8.211cm" draw:start-shape="id2009" draw:start-glue-point="0" draw:end-shape="id1995" draw:end-glue-point="5" svg:d="m30558 9486v-637h-779v-638">
          <text:p/>
        </draw:connector>
        <draw:custom-shape draw:style-name="gr1" draw:text-style-name="P1" draw:id="id2010" draw:layer="layout" svg:width="2.435cm" svg:height="0.635cm" svg:x="48.243cm" svg:y="17.448cm">
          <text:p text:style-name="P3">ImplObjStack</text:p>
          <draw:enhanced-geometry svg:viewBox="0 0 21600 21600" draw:type="rectangle" draw:enhanced-path="M 0 0 L 21600 0 21600 21600 0 21600 0 0 Z N"/>
        </draw:custom-shape>
        <draw:connector draw:style-name="data_20_member_20__28_pointer_29_" draw:layer="layout" svg:x1="42.937cm" svg:y1="15.623cm" svg:x2="48.243cm" svg:y2="17.765cm" draw:start-shape="id1925" draw:start-glue-point="7" draw:end-shape="id2010" draw:end-glue-point="3" svg:d="m42937 15623h2653v2142h2653">
          <text:p/>
        </draw:connector>
        <draw:rect draw:style-name="class" draw:id="id2011" draw:layer="layout" svg:width="2.667cm" svg:height="0.698cm" svg:x="4.424cm" svg:y="18.517cm">
          <text:p text:style-name="P2">StyleSettings</text:p>
        </draw:rect>
        <draw:rect draw:style-name="class" draw:id="id2012" draw:layer="layout" svg:width="2.243cm" svg:height="0.673cm" svg:x="8.96cm" svg:y="18.616cm">
          <text:p text:style-name="P2">ImplStyleData</text:p>
        </draw:rect>
        <draw:connector draw:style-name="data_20_member_20__28_pointer_29_" draw:layer="layout" svg:x1="7.091cm" svg:y1="18.866cm" svg:x2="8.96cm" svg:y2="18.952cm" draw:start-shape="id2011" draw:start-glue-point="1" draw:end-shape="id2012" svg:d="m7091 18866h935v86h934">
          <text:p/>
        </draw:connector>
        <draw:rect draw:style-name="class" draw:id="id2013" draw:layer="layout" svg:width="2.018cm" svg:height="0.573cm" svg:x="33.212cm" svg:y="53.654cm">
          <text:p text:style-name="P2">ScrollBar</text:p>
        </draw:rect>
        <draw:connector draw:style-name="inheritance_20__28_public_29_" draw:layer="layout" svg:x1="34.221cm" svg:y1="53.654cm" svg:x2="36.618cm" svg:y2="49.825cm" draw:start-shape="id2013" draw:start-glue-point="0" draw:end-shape="id1928" draw:end-glue-point="4" svg:d="m34221 53654v-1914h2397v-1915">
          <text:p/>
        </draw:connector>
        <draw:rect draw:style-name="class" draw:id="id2014" draw:layer="layout" svg:width="2.877cm" svg:height="0.622cm" svg:x="36cm" svg:y="53.704cm">
          <text:p text:style-name="P2">ImplScrollBarData</text:p>
        </draw:rect>
        <draw:connector draw:style-name="data_20_member_20__28_pointer_29_" draw:layer="layout" svg:x1="35.23cm" svg:y1="53.94cm" svg:x2="36cm" svg:y2="54.015cm" draw:start-shape="id2013" draw:start-glue-point="1" draw:end-shape="id2014" draw:end-glue-point="3" svg:d="m35230 53940h385v75h385">
          <text:p/>
        </draw:connector>
        <draw:custom-shape draw:style-name="gr3" draw:id="id2016" draw:layer="layout" svg:width="2.877cm" svg:height="0.7cm" svg:x="10.756cm" svg:y="11.947cm">
          <text:p text:style-name="P2">UnoWrapperBase</text:p>
          <draw:enhanced-geometry svg:viewBox="0 0 21600 21600" draw:type="rectangle" draw:enhanced-path="M 0 0 L 21600 0 21600 21600 0 21600 0 0 Z N"/>
        </draw:custom-shape>
        <draw:custom-shape draw:style-name="class_20__28_external_20_module_29_" draw:id="id2015" draw:layer="layout" svg:width="2.461cm" svg:height="0.7cm" svg:x="11.457cm" svg:y="14.047cm">
          <text:p text:style-name="P2">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2015" draw:start-glue-point="0" draw:end-shape="id2016" draw:end-glue-point="2" svg:d="m12687 14047v-700h-493v-700">
          <text:p/>
        </draw:connector>
        <draw:connector draw:style-name="data_20_member_20__28_pointer_29_" draw:layer="layout" draw:line-skew="-2.3cm" svg:x1="5.143cm" svg:y1="8.221cm" svg:x2="10.756cm" svg:y2="12.297cm" draw:start-shape="id1998" draw:start-glue-point="10" draw:end-shape="id2016" draw:end-glue-point="3" svg:d="m5143 8221h507v4076h5106">
          <text:p/>
        </draw:connector>
        <draw:frame draw:style-name="annotation" draw:layer="layout" svg:width="4.406cm" svg:height="0.955cm" svg:x="11.638cm" svg:y="14.907cm">
          <draw:text-box>
            <text:p text:style-name="P2"><text:span text:style-name="T1">UnoWraper</text:span> is implemented in toolkit.</text:p>
          </draw:text-box>
        </draw:frame>
        <draw:custom-shape draw:style-name="gr1" draw:text-style-name="P1" draw:id="id2017" draw:layer="layout" svg:width="2.643cm" svg:height="0.674cm" svg:x="64.563cm" svg:y="22.134cm">
          <text:p text:style-name="P3">VCLXWindow</text:p>
          <draw:enhanced-geometry svg:viewBox="0 0 21600 21600" draw:type="rectangle" draw:enhanced-path="M 0 0 L 21600 0 21600 21600 0 21600 0 0 Z N"/>
        </draw:custom-shape>
        <draw:connector draw:style-name="data_20_member_20__28_pointer_29_" draw:text-style-name="P2" draw:layer="layout" svg:x1="60.673cm" svg:y1="23.691cm" svg:x2="64.563cm" svg:y2="22.471cm" draw:start-shape="id1978" draw:start-glue-point="5" draw:end-shape="id2017" draw:end-glue-point="3" svg:d="m60673 23691h1945v-1220h1945">
          <text:p text:style-name="P2">mpVCLXWindow</text:p>
        </draw:connector>
        <draw:custom-shape draw:style-name="gr2" draw:id="id2018" draw:layer="layout" svg:width="4.925cm" svg:height="0.596cm" svg:x="64.302cm" svg:y="23.325cm">
          <text:p text:style-name="P2">com.sun.star.awt.XWindowPeer</text:p>
          <draw:enhanced-geometry svg:viewBox="0 0 21600 21600" draw:type="rectangle" draw:enhanced-path="M 0 0 L 21600 0 21600 21600 0 21600 0 0 Z N"/>
        </draw:custom-shape>
        <draw:connector draw:style-name="data_20_member_20__28_pointer_29_" draw:text-style-name="P2" draw:layer="layout" svg:x1="60.673cm" svg:y1="24.197cm" svg:x2="64.302cm" svg:y2="23.623cm" draw:start-shape="id1978" draw:start-glue-point="4" draw:end-shape="id2018" draw:end-glue-point="3" svg:d="m60673 24197h1815v-574h1814">
          <text:p text:style-name="P2">mxWindowPeer</text:p>
        </draw:connector>
        <draw:custom-shape draw:style-name="gr1" draw:text-style-name="P1" draw:id="id2020" draw:layer="layout" svg:width="2.047cm" svg:height="1.815cm" svg:x="17.21cm" svg:y="25.866cm">
          <draw:glue-point draw:id="4" svg:x="-5.002cm" svg:y="-2.314cm"/>
          <draw:glue-point draw:id="5" svg:x="-5.002cm" svg:y="2.323cm"/>
          <text:p text:style-name="P1">BitmapEx</text:p>
          <draw:enhanced-geometry svg:viewBox="0 0 21600 21600" draw:type="rectangle" draw:enhanced-path="M 0 0 L 21600 0 21600 21600 0 21600 0 0 Z N"/>
        </draw:custom-shape>
        <draw:custom-shape draw:style-name="gr1" draw:text-style-name="P1" draw:id="id2019" draw:layer="layout" svg:width="2.929cm" svg:height="0.673cm" svg:x="12.232cm" svg:y="25.971cm">
          <text:p text:style-name="P1">AnimationBitmap</text:p>
          <draw:enhanced-geometry svg:viewBox="0 0 21600 21600" draw:type="rectangle" draw:enhanced-path="M 0 0 L 21600 0 21600 21600 0 21600 0 0 Z N"/>
        </draw:custom-shape>
        <draw:connector draw:style-name="data_20_member" draw:layer="layout" svg:x1="15.161cm" svg:y1="26.307cm" svg:x2="17.21cm" svg:y2="26.354cm" draw:start-shape="id2019" draw:start-glue-point="1" draw:end-shape="id2020" draw:end-glue-point="4" svg:d="m15161 26307h1024v47h1025">
          <text:p/>
        </draw:connector>
        <draw:custom-shape draw:style-name="gr1" draw:text-style-name="P1" draw:id="id2021" draw:layer="layout" svg:width="2.177cm" svg:height="0.596cm" svg:x="12.544cm" svg:y="27.265cm">
          <text:p text:style-name="P1">Animation</text:p>
          <draw:enhanced-geometry svg:viewBox="0 0 21600 21600" draw:type="rectangle" draw:enhanced-path="M 0 0 L 21600 0 21600 21600 0 21600 0 0 Z N"/>
        </draw:custom-shape>
        <draw:connector draw:style-name="data_20_member" draw:layer="layout" svg:x1="14.721cm" svg:y1="27.563cm" svg:x2="17.21cm" svg:y2="26.773cm" draw:start-shape="id2021" draw:start-glue-point="1" draw:end-shape="id2020" draw:end-glue-point="3" svg:d="m14721 27563h1244v-790h1245">
          <text:p/>
        </draw:connector>
        <draw:custom-shape draw:style-name="namespace" draw:layer="layout" svg:width="12.234cm" svg:height="6.894cm" svg:x="5.337cm" svg:y="30.429cm">
          <text:p>vclcanvas</text:p>
          <draw:enhanced-geometry svg:viewBox="0 0 21600 21600" draw:type="rectangle" draw:enhanced-path="M 0 0 L 21600 0 21600 21600 0 21600 0 0 Z N"/>
        </draw:custom-shape>
        <draw:custom-shape draw:style-name="gr1" draw:text-style-name="P1" draw:id="id2022" draw:layer="layout" svg:width="2.955cm" svg:height="0.674cm" svg:x="12.466cm" svg:y="33.436cm">
          <text:p text:style-name="P1">BitmapBackBuffer</text:p>
          <draw:enhanced-geometry svg:viewBox="0 0 21600 21600" draw:type="rectangle" draw:enhanced-path="M 0 0 L 21600 0 21600 21600 0 21600 0 0 Z N"/>
        </draw:custom-shape>
        <draw:connector draw:style-name="data_20_member" draw:layer="layout" svg:x1="15.421cm" svg:y1="33.773cm" svg:x2="17.21cm" svg:y2="27.194cm" draw:start-shape="id2022" draw:start-glue-point="1" draw:end-shape="id2020" draw:end-glue-point="5" svg:d="m15421 33773h894v-6579h895">
          <text:p/>
        </draw:connector>
        <draw:custom-shape draw:style-name="gr1" draw:text-style-name="P1" draw:id="id2024" draw:layer="layout" svg:width="3.706cm" svg:height="0.7cm" svg:x="9.512cm" svg:y="30.999cm">
          <draw:glue-point draw:id="4" svg:x="-2.134cm" svg:y="5cm"/>
          <draw:glue-point draw:id="5" svg:x="2.412cm" svg:y="5cm"/>
          <text:p text:style-name="P1">OutDevProvider</text:p>
          <draw:enhanced-geometry svg:viewBox="0 0 21600 21600" draw:type="rectangle" draw:enhanced-path="M 0 0 L 21600 0 21600 21600 0 21600 0 0 Z N"/>
        </draw:custom-shape>
        <draw:custom-shape draw:style-name="gr1" draw:text-style-name="P1" draw:id="id2023" draw:layer="layout" svg:width="2.488cm" svg:height="0.648cm" svg:x="8.449cm" svg:y="33.461cm">
          <text:p text:style-name="P1">BackBuffer</text:p>
          <draw:enhanced-geometry svg:viewBox="0 0 21600 21600" draw:type="rectangle" draw:enhanced-path="M 0 0 L 21600 0 21600 21600 0 21600 0 0 Z N"/>
        </draw:custom-shape>
        <draw:connector draw:style-name="inheritance_20__28_public_29_" draw:layer="layout" svg:x1="9.693cm" svg:y1="33.461cm" svg:x2="10.575cm" svg:y2="31.699cm" draw:start-shape="id2023" draw:start-glue-point="0" draw:end-shape="id2024" draw:end-glue-point="4" svg:d="m9693 33461v-881h882v-881">
          <text:p/>
        </draw:connector>
        <draw:connector draw:style-name="inheritance_20__28_public_29_" draw:layer="layout" svg:x1="13.943cm" svg:y1="33.436cm" svg:x2="12.258cm" svg:y2="31.699cm" draw:start-shape="id2022" draw:start-glue-point="0" draw:end-shape="id2024" draw:end-glue-point="5" svg:d="m13943 33436v-868h-1685v-869">
          <text:p/>
        </draw:connector>
        <draw:custom-shape draw:style-name="gr1" draw:text-style-name="P1" draw:id="id2025" draw:layer="layout" svg:width="3.576cm" svg:height="1.633cm" svg:x="46.212cm" svg:y="31.699cm">
          <draw:glue-point draw:id="4" svg:x="5cm" svg:y="-3.563cm"/>
          <draw:glue-point draw:id="5" svg:x="5cm" svg:y="-1.659cm"/>
          <draw:glue-point draw:id="6" svg:x="5cm" svg:y="1.671cm"/>
          <draw:glue-point draw:id="7" svg:x="5cm" svg:y="3.576cm"/>
          <text:p text:style-name="P3">MenuFloatingWindow</text:p>
          <draw:enhanced-geometry svg:viewBox="0 0 21600 21600" draw:type="rectangle" draw:enhanced-path="M 0 0 L 21600 0 21600 21600 0 21600 0 0 Z N"/>
        </draw:custom-shape>
        <draw:connector draw:style-name="inheritance_20__28_public_29_" draw:layer="layout" svg:x1="48cm" svg:y1="31.699cm" svg:x2="47.43cm" svg:y2="28.459cm" draw:start-shape="id2025" draw:start-glue-point="0" draw:end-shape="id1963" draw:end-glue-point="2" svg:d="m48000 31699v-1620h-570v-1620">
          <text:p/>
        </draw:connector>
        <draw:connector draw:style-name="data_20_member_20__28_pointer_29_" draw:layer="layout" svg:x1="49.788cm" svg:y1="33.098cm" svg:x2="52.54cm" svg:y2="36.416cm" draw:start-shape="id2025" draw:start-glue-point="7" draw:end-shape="id1953" draw:end-glue-point="4" svg:d="m49788 33098h1376v3318h1376">
          <text:p>pActivePopup</text:p>
        </draw:connector>
        <draw:connector draw:style-name="data_20_member_20__28_pointer_29_" draw:layer="layout" svg:x1="49.788cm" svg:y1="31.934cm" svg:x2="54.196cm" svg:y2="32.1cm" draw:start-shape="id2025" draw:start-glue-point="4" draw:end-shape="id1951" draw:end-glue-point="3" svg:d="m49788 31934h2204v166h2204">
          <text:p>pMenu</text:p>
        </draw:connector>
        <draw:custom-shape draw:style-name="gr1" draw:text-style-name="P1" draw:id="id2026" draw:layer="layout" svg:width="2.281cm" svg:height="0.674cm" svg:x="59.974cm" svg:y="29.261cm">
          <text:p text:style-name="P1">MenuItemList</text:p>
          <draw:enhanced-geometry svg:viewBox="0 0 21600 21600" draw:type="rectangle" draw:enhanced-path="M 0 0 L 21600 0 21600 21600 0 21600 0 0 Z N"/>
        </draw:custom-shape>
        <draw:connector draw:style-name="data_20_member_20__28_pointer_29_" draw:layer="layout" svg:x1="56.606cm" svg:y1="31.138cm" svg:x2="59.974cm" svg:y2="29.598cm" draw:start-shape="id1951" draw:start-glue-point="6" draw:end-shape="id2026" draw:end-glue-point="3" svg:d="m56606 31138h1684v-1540h1684">
          <text:p>pItemList</text:p>
        </draw:connector>
        <draw:custom-shape draw:style-name="gr5" draw:id="id2027" draw:layer="layout" svg:width="2.022cm" svg:height="0.674cm" svg:x="60.286cm" svg:y="30.998cm">
          <text:p>MenuLogo</text:p>
          <draw:enhanced-geometry svg:viewBox="0 0 21600 21600" draw:type="rectangle" draw:enhanced-path="M 0 0 L 21600 0 21600 21600 0 21600 0 0 Z N"/>
        </draw:custom-shape>
        <draw:connector draw:style-name="data_20_member_20__28_pointer_29_" draw:layer="layout" svg:x1="56.606cm" svg:y1="31.677cm" svg:x2="60.286cm" svg:y2="31.335cm" draw:start-shape="id1951" draw:start-glue-point="7" draw:end-shape="id2027" draw:end-glue-point="3" svg:d="m56606 31677h1840v-342h1840">
          <text:p>pLogo</text:p>
        </draw:connector>
        <draw:custom-shape draw:style-name="gr5" draw:id="id2028" draw:layer="layout" svg:width="2.488cm" svg:height="0.596cm" svg:x="63.474cm" svg:y="29.365cm">
          <text:p>MenuItemData</text:p>
          <draw:enhanced-geometry svg:viewBox="0 0 21600 21600" draw:type="rectangle" draw:enhanced-path="M 0 0 L 21600 0 21600 21600 0 21600 0 0 Z N"/>
        </draw:custom-shape>
        <draw:connector draw:style-name="data_20_member_20__28_multiple_20_pointers_29_" draw:layer="layout" svg:x1="62.255cm" svg:y1="29.598cm" svg:x2="63.474cm" svg:y2="29.663cm" draw:start-shape="id2026" draw:start-glue-point="1" draw:end-shape="id2028" draw:end-glue-point="3" svg:d="m62255 29598h609v65h610">
          <text:p/>
        </draw:connector>
        <draw:frame draw:style-name="annotation" draw:layer="layout" svg:width="7.204cm" svg:height="1.343cm" svg:x="63.837cm" svg:y="30.381cm">
          <draw:text-box>
            <text:p><text:span text:style-name="T1">MenuItemData</text:span> stores data for individual menu items. <text:s/>Data such as menu item string, help string are stored in this class.</text:p>
          </draw:text-box>
        </draw:frame>
        <draw:connector draw:style-name="data_20_member_20__28_pointer_29_" draw:layer="layout" svg:x1="46.371cm" svg:y1="42.248cm" svg:x2="52.54cm" svg:y2="37.036cm" draw:start-shape="id1950" draw:start-glue-point="4" draw:end-shape="id1953" draw:end-glue-point="5" svg:d="m46371 42248h3085v-5212h3084">
          <text:p>pActivePopup</text:p>
        </draw:connector>
        <draw:connector draw:style-name="gr7" draw:layer="layout" svg:x1="54.717cm" svg:y1="36.75cm" svg:x2="46.212cm" svg:y2="32.515cm" draw:start-shape="id1953" draw:start-glue-point="1" draw:end-shape="id2025" draw:end-glue-point="3" svg:d="m54717 36750h500v-2021h-9506v-2214h501">
          <text:p>pWindow</text:p>
        </draw:connector>
        <draw:frame draw:style-name="annotation" draw:layer="layout" svg:width="4.303cm" svg:height="1.84cm" svg:x="50.566cm" svg:y="28.484cm">
          <draw:text-box>
            <text:p><text:span text:style-name="T1">Menu::ImplPaint()</text:span> physically draws the menu texts, icons, highlight box, submenu marker etc.</text:p>
            <text:p/>
            <text:p/>
          </draw:text-box>
        </draw:frame>
        <draw:custom-shape draw:style-name="gr1" draw:text-style-name="P1" draw:layer="layout" svg:width="2.695cm" svg:height="0.622cm" svg:x="73.089cm" svg:y="33.046cm">
          <text:p text:style-name="P1">DecorationView</text:p>
          <draw:enhanced-geometry svg:viewBox="0 0 21600 21600" draw:type="rectangle" draw:enhanced-path="M 0 0 L 21600 0 21600 21600 0 21600 0 0 Z N"/>
        </draw:custom-shape>
        <draw:frame draw:style-name="annotation" draw:layer="layout" svg:width="10.264cm" svg:height="2.588cm" svg:x="72.959cm" svg:y="34.061cm">
          <draw:text-box>
            <text:p><text:span text:style-name="T1">DecorationView</text:span> is used to draw various symbols on the menu windows. <text:s/>It is always instantiated as a local variable, is never used as a data member of a class.</text:p>
            <text:p/>
            <text:p>It is, for example, used to draw the right submenu markers in <text:span text:style-name="T1">Menu::ImplPaint()</text:span>.</text:p>
          </draw:text-box>
        </draw:frame>
        <draw:connector draw:style-name="inheritance_20__28_public_29_" draw:layer="layout" svg:x1="27.28cm" svg:y1="33.773cm" svg:x2="30.019cm" svg:y2="31.194cm" draw:start-shape="id2029" draw:start-glue-point="0" draw:end-shape="id1939" svg:d="m27280 33773v-1289h2739v-1290">
          <text:p/>
        </draw:connector>
        <draw:g>
          <draw:custom-shape draw:style-name="class_20__28_external_20_module_29_" draw:id="id2029" draw:layer="layout" svg:width="3.498cm" svg:height="0.7cm" svg:x="25.531cm" svg:y="33.773cm">
            <text:p>FrameworkStatusBar</text:p>
            <draw:enhanced-geometry svg:viewBox="0 0 21600 21600" draw:type="rectangle" draw:enhanced-path="M 0 0 L 21600 0 21600 21600 0 21600 0 0 Z N"/>
          </draw:custom-shape>
          <draw:custom-shape draw:style-name="namespace" draw:layer="layout" svg:width="4.821cm" svg:height="1.944cm" svg:x="24.778cm" svg:y="33.098cm">
            <text:p>framework</text:p>
            <draw:enhanced-geometry svg:viewBox="0 0 21600 21600" draw:type="rectangle" draw:enhanced-path="M 0 0 L 21600 0 21600 21600 0 21600 0 0 Z N"/>
          </draw:custom-shape>
        </draw:g>
        <draw:custom-shape draw:style-name="gr5" draw:id="id2030" draw:layer="layout" svg:width="3.006cm" svg:height="0.648cm" svg:x="33.461cm" svg:y="29.47cm">
          <text:p>ImplStatusItem</text:p>
          <draw:enhanced-geometry svg:viewBox="0 0 21600 21600" draw:type="rectangle" draw:enhanced-path="M 0 0 L 21600 0 21600 21600 0 21600 0 0 Z N"/>
        </draw:custom-shape>
        <draw:connector draw:style-name="data_20_member_20__28_multiple_20_pointers_29_" draw:layer="layout" svg:x1="31.055cm" svg:y1="30.222cm" svg:x2="33.461cm" svg:y2="29.794cm" draw:start-shape="id1939" draw:start-glue-point="4" draw:end-shape="id2030" draw:end-glue-point="3" svg:d="m31055 30222h1203v-428h1203">
          <text:p/>
        </draw:connector>
        <draw:frame draw:style-name="annotation" draw:layer="layout" svg:width="7.024cm" svg:height="1.317cm" svg:x="31.646cm" svg:y="30.719cm">
          <draw:text-box>
            <text:p><text:span text:style-name="T1">StatusBar</text:span> represents the entire row of the status bar. <text:s/>It has multiple instances of <text:span text:style-name="T1">ImplStatusItem</text:span> which represents each individual status area.</text:p>
          </draw:text-box>
        </draw:frame>
        <draw:custom-shape draw:style-name="gr1" draw:text-style-name="P1" draw:id="id2032" draw:layer="layout" svg:width="1.27cm" svg:height="0.726cm" svg:x="24.752cm" svg:y="39.111cm">
          <text:p text:style-name="P1">Help</text:p>
          <draw:enhanced-geometry svg:viewBox="0 0 21600 21600" draw:type="rectangle" draw:enhanced-path="M 0 0 L 21600 0 21600 21600 0 21600 0 0 Z N"/>
        </draw:custom-shape>
        <draw:custom-shape draw:style-name="class_20__28_external_20_module_29_" draw:id="id2031" draw:layer="layout" svg:width="1.66cm" svg:height="0.907cm" svg:x="24.595cm" svg:y="42.092cm">
          <text:p>SfxHelp</text:p>
          <draw:enhanced-geometry svg:viewBox="0 0 21600 21600" draw:type="rectangle" draw:enhanced-path="M 0 0 L 21600 0 21600 21600 0 21600 0 0 Z N"/>
        </draw:custom-shape>
        <draw:connector draw:style-name="inheritance_20__28_public_29_" draw:layer="layout" svg:x1="25.425cm" svg:y1="42.092cm" svg:x2="25.387cm" svg:y2="39.837cm" draw:start-shape="id2031" draw:start-glue-point="0" draw:end-shape="id2032" draw:end-glue-point="2" svg:d="m25425 42092v-1128h-38v-1127">
          <text:p/>
        </draw:connector>
        <draw:custom-shape draw:style-name="gr2" draw:id="id2033" draw:layer="layout" svg:width="6.091cm" svg:height="0.673cm" svg:x="60.468cm" svg:y="33.15cm">
          <draw:glue-point draw:id="4" svg:x="-2.403cm" svg:y="5.007cm"/>
          <draw:glue-point draw:id="5" svg:x="2.446cm" svg:y="5.007cm"/>
          <text:p>com.sun.star.accessibility.XAccessible</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56.606cm" svg:y1="32.523cm" svg:x2="60.468cm" svg:y2="33.486cm" draw:start-shape="id1951" draw:start-glue-point="8" draw:end-shape="id2033" draw:end-glue-point="3" svg:d="m56606 32523h1931v963h1931">
          <text:p>GetAccessible()</text:p>
          <text:p>mxAccessible</text:p>
        </draw:connector>
        <draw:custom-shape draw:style-name="class_20__28_external_20_module_29_" draw:id="id2034" draw:layer="layout" svg:width="4.069cm" svg:height="0.596cm" svg:x="58.964cm" svg:y="35.327cm">
          <text:p>VCLXAccessibleMenuBar</text:p>
          <draw:enhanced-geometry svg:viewBox="0 0 21600 21600" draw:type="rectangle" draw:enhanced-path="M 0 0 L 21600 0 21600 21600 0 21600 0 0 Z N"/>
        </draw:custom-shape>
        <draw:custom-shape draw:style-name="class_20__28_external_20_module_29_" draw:id="id2035" draw:layer="layout" svg:width="4.717cm" svg:height="0.648cm" svg:x="63.579cm" svg:y="35.432cm">
          <text:p>VCLXAccessiblePopupMenu</text:p>
          <draw:enhanced-geometry svg:viewBox="0 0 21600 21600" draw:type="rectangle" draw:enhanced-path="M 0 0 L 21600 0 21600 21600 0 21600 0 0 Z N"/>
        </draw:custom-shape>
        <draw:connector draw:style-name="inheritance_20__28_public_29_" draw:layer="layout" svg:x1="60.998cm" svg:y1="35.327cm" svg:x2="62.05cm" svg:y2="33.822cm" draw:start-shape="id2034" draw:start-glue-point="0" draw:end-shape="id2033" draw:end-glue-point="4" svg:d="m60998 35327v-752h1052v-753">
          <text:p/>
        </draw:connector>
        <draw:connector draw:style-name="inheritance_20__28_public_29_" draw:layer="layout" svg:x1="65.937cm" svg:y1="35.432cm" svg:x2="65.002cm" svg:y2="33.822cm" draw:start-shape="id2035" draw:start-glue-point="0" draw:end-shape="id2033" draw:end-glue-point="5" svg:d="m65937 35432v-805h-935v-805">
          <text:p/>
        </draw:connector>
        <draw:frame draw:style-name="annotation" draw:layer="layout" svg:width="9.641cm" svg:height="3.205cm" svg:x="60.001cm" svg:y="36.99cm">
          <draw:text-box>
            <text:p><text:span text:style-name="T1">Menu::GetAccessible()</text:span> returns an <text:span text:style-name="T1">XAccessible</text:span> object for the menu instance. <text:s/>The <text:span text:style-name="T1">XAccessible</text:span> instance is internally created by <text:span text:style-name="T1">AccessibleFactory</text:span> which is implemented in the <text:span text:style-name="T1">accessibility</text:span> module.</text:p>
            <text:p/>
            <text:p><text:span text:style-name="T1">VCLXAccessibleMenuBar</text:span> and <text:span text:style-name="T1">VCLXAccessiblePopupMenu</text:span> implements the accessible object for <text:span text:style-name="T1">MenuBar</text:span> and <text:span text:style-name="T1">PopupMenu</text:span>, respectively.</text:p>
          </draw:text-box>
        </draw:frame>
        <draw:custom-shape draw:style-name="gr1" draw:text-style-name="P1" draw:id="id2036" draw:layer="layout" svg:width="3.033cm" svg:height="0.674cm" svg:x="13.504cm" svg:y="59.535cm">
          <text:p text:style-name="P1">ImplFontCache</text:p>
          <draw:enhanced-geometry svg:viewBox="0 0 21600 21600" draw:type="rectangle" draw:enhanced-path="M 0 0 L 21600 0 21600 21600 0 21600 0 0 Z N"/>
        </draw:custom-shape>
        <draw:custom-shape draw:style-name="gr1" draw:text-style-name="P1" draw:id="id2037" draw:layer="layout" svg:width="2.851cm" svg:height="0.752cm" svg:x="20.528cm" svg:y="59.379cm">
          <text:p text:style-name="P1">ImplFontEntry</text:p>
          <draw:enhanced-geometry svg:viewBox="0 0 21600 21600" draw:type="rectangle" draw:enhanced-path="M 0 0 L 21600 0 21600 21600 0 21600 0 0 Z N"/>
        </draw:custom-shape>
        <draw:connector draw:style-name="data_20_member_20__28_pointer_29_" draw:layer="layout" svg:x1="16.537cm" svg:y1="59.872cm" svg:x2="20.528cm" svg:y2="59.755cm" draw:start-shape="id2036" draw:start-glue-point="1" draw:end-shape="id2037" draw:end-glue-point="3" svg:d="m16537 59872h1995v-117h1996">
          <text:p>mpFirstEntry</text:p>
        </draw:connector>
        <draw:custom-shape draw:style-name="gr1" draw:text-style-name="P1" draw:id="id2038" draw:layer="layout" svg:width="3.266cm" svg:height="1.141cm" svg:x="14.645cm" svg:y="62.671cm">
          <draw:glue-point draw:id="4" svg:x="5.003cm" svg:y="-2.725cm"/>
          <draw:glue-point draw:id="5" svg:x="5.003cm" svg:y="2.953cm"/>
          <text:p text:style-name="P1">ImplDevFontList</text:p>
          <draw:enhanced-geometry svg:viewBox="0 0 21600 21600" draw:type="rectangle" draw:enhanced-path="M 0 0 L 21600 0 21600 21600 0 21600 0 0 Z N"/>
        </draw:custom-shape>
        <draw:custom-shape draw:style-name="gr1" draw:text-style-name="P1" draw:id="id2039" draw:layer="layout" svg:width="3.37cm" svg:height="0.648cm" svg:x="20.061cm" svg:y="61.946cm">
          <text:p text:style-name="P1">ImplDevFontListData</text:p>
          <draw:enhanced-geometry svg:viewBox="0 0 21600 21600" draw:type="rectangle" draw:enhanced-path="M 0 0 L 21600 0 21600 21600 0 21600 0 0 Z N"/>
        </draw:custom-shape>
        <draw:connector draw:style-name="data_20_member_20__28_multiple_20_pointers_29_" draw:layer="layout" svg:x1="17.911cm" svg:y1="62.931cm" svg:x2="20.061cm" svg:y2="62.27cm" draw:start-shape="id2038" draw:start-glue-point="4" draw:end-shape="id2039" draw:end-glue-point="3" svg:d="m17911 62931h1075v-661h1075">
          <text:p/>
        </draw:connector>
        <draw:custom-shape draw:style-name="gr1" draw:text-style-name="P1" draw:id="id2040" draw:layer="layout" svg:width="4.665cm" svg:height="0.596cm" svg:x="22.186cm" svg:y="63.137cm">
          <text:p text:style-name="P1">ImplPreMatchFontSubstitution</text:p>
          <draw:enhanced-geometry svg:viewBox="0 0 21600 21600" draw:type="rectangle" draw:enhanced-path="M 0 0 L 21600 0 21600 21600 0 21600 0 0 Z N"/>
        </draw:custom-shape>
        <draw:connector draw:style-name="data_20_member_20__28_pointer_29_" draw:layer="layout" svg:x1="17.911cm" svg:y1="63.241cm" svg:x2="22.186cm" svg:y2="63.435cm" draw:start-shape="id2038" draw:start-glue-point="1" draw:end-shape="id2040" draw:end-glue-point="3" svg:d="m17911 63241h2137v194h2138">
          <text:p/>
        </draw:connector>
        <draw:custom-shape draw:style-name="gr1" draw:text-style-name="P1" draw:id="id2041" draw:layer="layout" svg:width="5.417cm" svg:height="0.648cm" svg:x="25.79cm" svg:y="64.538cm">
          <text:p text:style-name="P1">ImplGlyphFallbackFontSubstitution</text:p>
          <draw:enhanced-geometry svg:viewBox="0 0 21600 21600" draw:type="rectangle" draw:enhanced-path="M 0 0 L 21600 0 21600 21600 0 21600 0 0 Z N"/>
        </draw:custom-shape>
        <draw:connector draw:style-name="data_20_member_20__28_pointer_29_" draw:layer="layout" draw:line-skew="-2.774cm" svg:x1="17.911cm" svg:y1="63.577cm" svg:x2="25.79cm" svg:y2="64.862cm" draw:start-shape="id2038" draw:start-glue-point="5" draw:end-shape="id2041" draw:end-glue-point="3" svg:d="m17911 63577h1165v1285h6714">
          <text:p/>
        </draw:connector>
        <draw:custom-shape draw:style-name="gr1" draw:text-style-name="P1" draw:id="id2042" draw:layer="layout" svg:width="3.291cm" svg:height="0.544cm" svg:x="25.763cm" svg:y="60.779cm">
          <draw:glue-point draw:id="4" svg:x="-2.005cm" svg:y="0.716cm"/>
          <draw:glue-point draw:id="5" svg:x="-2.476cm" svg:y="5.018cm"/>
          <draw:glue-point draw:id="6" svg:x="2.482cm" svg:y="5.018cm"/>
          <text:p text:style-name="P1">ImplFontSubstitution</text:p>
          <draw:enhanced-geometry svg:viewBox="0 0 21600 21600" draw:type="rectangle" draw:enhanced-path="M 0 0 L 21600 0 21600 21600 0 21600 0 0 Z N"/>
        </draw:custom-shape>
        <draw:connector draw:style-name="inheritance_20__28_public_29_" draw:layer="layout" svg:x1="24.518cm" svg:y1="63.137cm" svg:x2="26.594cm" svg:y2="61.323cm" draw:start-shape="id2040" draw:start-glue-point="0" draw:end-shape="id2042" draw:end-glue-point="5" svg:d="m24518 63137v-907h2076v-907">
          <text:p/>
        </draw:connector>
        <draw:connector draw:style-name="inheritance_20__28_public_29_" draw:layer="layout" svg:x1="28.498cm" svg:y1="64.538cm" svg:x2="28.224cm" svg:y2="61.323cm" draw:start-shape="id2041" draw:start-glue-point="0" draw:end-shape="id2042" draw:end-glue-point="6" svg:d="m28498 64538v-1607h-274v-1608">
          <text:p/>
        </draw:connector>
        <draw:custom-shape draw:style-name="gr1" draw:text-style-name="P1" draw:id="id2043" draw:layer="layout" svg:width="5.288cm" svg:height="0.596cm" svg:x="26.514cm" svg:y="66.766cm">
          <text:p text:style-name="P1">FcGlyphFallbackSubstititution</text:p>
          <draw:enhanced-geometry svg:viewBox="0 0 21600 21600" draw:type="rectangle" draw:enhanced-path="M 0 0 L 21600 0 21600 21600 0 21600 0 0 Z N"/>
        </draw:custom-shape>
        <draw:connector draw:style-name="inheritance_20__28_public_29_" draw:layer="layout" svg:x1="29.158cm" svg:y1="66.766cm" svg:x2="28.498cm" svg:y2="65.186cm" draw:start-shape="id2043" draw:start-glue-point="0" draw:end-shape="id2041" draw:end-glue-point="2" svg:d="m29158 66766v-790h-660v-790">
          <text:p/>
        </draw:connector>
        <draw:custom-shape draw:style-name="gr1" draw:text-style-name="P1" draw:id="id2044" draw:layer="layout" svg:width="4.821cm" svg:height="0.622cm" svg:x="20.267cm" svg:y="65.573cm">
          <text:p text:style-name="P1">FcPreMatchSubstititution</text:p>
          <draw:enhanced-geometry svg:viewBox="0 0 21600 21600" draw:type="rectangle" draw:enhanced-path="M 0 0 L 21600 0 21600 21600 0 21600 0 0 Z N"/>
        </draw:custom-shape>
        <draw:connector draw:style-name="inheritance_20__28_public_29_" draw:layer="layout" svg:x1="22.677cm" svg:y1="65.573cm" svg:x2="24.518cm" svg:y2="63.733cm" draw:start-shape="id2044" draw:start-glue-point="0" draw:end-shape="id2040" draw:end-glue-point="2" svg:d="m22677 65573v-920h1841v-920">
          <text:p/>
        </draw:connector>
        <draw:custom-shape draw:style-name="gr1" draw:text-style-name="P1" draw:id="id2045" draw:layer="layout" svg:width="3.447cm" svg:height="0.622cm" svg:x="10.782cm" svg:y="72.027cm">
          <text:p text:style-name="P1">ImplFontSelectData</text:p>
          <draw:enhanced-geometry svg:viewBox="0 0 21600 21600" draw:type="rectangle" draw:enhanced-path="M 0 0 L 21600 0 21600 21600 0 21600 0 0 Z N"/>
        </draw:custom-shape>
        <draw:custom-shape draw:style-name="gr1" draw:text-style-name="P1" draw:id="id2046" draw:layer="layout" svg:width="3.42cm" svg:height="0.596cm" svg:x="15.682cm" svg:y="69.903cm">
          <draw:glue-point draw:id="4" svg:x="-2.35cm" svg:y="5.016cm"/>
          <draw:glue-point draw:id="5" svg:x="2.5cm" svg:y="5.016cm"/>
          <text:p text:style-name="P1">ImplFontAttributes</text:p>
          <draw:enhanced-geometry svg:viewBox="0 0 21600 21600" draw:type="rectangle" draw:enhanced-path="M 0 0 L 21600 0 21600 21600 0 21600 0 0 Z N"/>
        </draw:custom-shape>
        <draw:custom-shape draw:style-name="gr1" draw:text-style-name="P1" draw:id="id2047" draw:layer="layout" svg:width="3.447cm" svg:height="0.622cm" svg:x="15.242cm" svg:y="72.158cm">
          <text:p text:style-name="P1">ImplFontMatricData</text:p>
          <draw:enhanced-geometry svg:viewBox="0 0 21600 21600" draw:type="rectangle" draw:enhanced-path="M 0 0 L 21600 0 21600 21600 0 21600 0 0 Z N"/>
        </draw:custom-shape>
        <draw:custom-shape draw:style-name="gr1" draw:text-style-name="P1" draw:id="id2048" draw:layer="layout" svg:width="3.652cm" svg:height="0.622cm" svg:x="19.493cm" svg:y="72.184cm">
          <text:p text:style-name="P1">ImplDevFontAttributes</text:p>
          <draw:enhanced-geometry svg:viewBox="0 0 21600 21600" draw:type="rectangle" draw:enhanced-path="M 0 0 L 21600 0 21600 21600 0 21600 0 0 Z N"/>
        </draw:custom-shape>
        <draw:connector draw:style-name="inheritance_20__28_public_29_" draw:layer="layout" svg:x1="12.505cm" svg:y1="72.027cm" svg:x2="16.589cm" svg:y2="70.499cm" draw:start-shape="id2045" draw:start-glue-point="0" draw:end-shape="id2046" draw:end-glue-point="4" svg:d="m12505 72027v-764h4084v-764">
          <text:p/>
        </draw:connector>
        <draw:connector draw:style-name="inheritance_20__28_public_29_" draw:layer="layout" svg:x1="16.965cm" svg:y1="72.158cm" svg:x2="17.392cm" svg:y2="70.499cm" draw:start-shape="id2047" draw:start-glue-point="0" draw:end-shape="id2046" draw:end-glue-point="2" svg:d="m16965 72158v-829h427v-830">
          <text:p/>
        </draw:connector>
        <draw:connector draw:style-name="inheritance_20__28_public_29_" draw:layer="layout" svg:x1="21.319cm" svg:y1="72.184cm" svg:x2="18.247cm" svg:y2="70.499cm" draw:start-shape="id2048" draw:start-glue-point="0" draw:end-shape="id2046" draw:end-glue-point="5" svg:d="m21319 72184v-842h-3072v-843">
          <text:p/>
        </draw:connector>
        <draw:custom-shape draw:style-name="gr3" draw:layer="layout" svg:width="2.747cm" svg:height="0.648cm" svg:x="22.291cm" svg:y="85.971cm">
          <text:p>AtkListener</text:p>
          <draw:enhanced-geometry svg:viewBox="0 0 21600 21600" draw:type="rectangle" draw:enhanced-path="M 0 0 L 21600 0 21600 21600 0 21600 0 0 Z N"/>
        </draw:custom-shape>
        <draw:custom-shape draw:style-name="gr1" draw:text-style-name="P1" draw:id="id2049" draw:layer="layout" svg:width="3.006cm" svg:height="0.648cm" svg:x="103.544cm" svg:y="18.531cm">
          <text:p text:style-name="P1">VclWindowEvent</text:p>
          <draw:enhanced-geometry svg:viewBox="0 0 21600 21600" draw:type="rectangle" draw:enhanced-path="M 0 0 L 21600 0 21600 21600 0 21600 0 0 Z N"/>
        </draw:custom-shape>
        <draw:custom-shape draw:style-name="gr1" draw:text-style-name="P1" draw:id="id2050" draw:layer="layout" svg:width="3.24cm" svg:height="0.622cm" svg:x="104.916cm" svg:y="16.225cm">
          <draw:glue-point draw:id="4" svg:x="-2.197cm" svg:y="5.016cm"/>
          <draw:glue-point draw:id="5" svg:x="2.601cm" svg:y="5.016cm"/>
          <text:p text:style-name="P1">VclSimpleEvent</text:p>
          <draw:enhanced-geometry svg:viewBox="0 0 21600 21600" draw:type="rectangle" draw:enhanced-path="M 0 0 L 21600 0 21600 21600 0 21600 0 0 Z N"/>
        </draw:custom-shape>
        <draw:custom-shape draw:style-name="gr1" draw:text-style-name="P1" draw:id="id2051" draw:layer="layout" svg:width="2.615cm" svg:height="0.648cm" svg:x="107.071cm" svg:y="18.558cm">
          <text:p text:style-name="P1">VclMenuEvent</text:p>
          <draw:enhanced-geometry svg:viewBox="0 0 21600 21600" draw:type="rectangle" draw:enhanced-path="M 0 0 L 21600 0 21600 21600 0 21600 0 0 Z N"/>
        </draw:custom-shape>
        <draw:connector draw:style-name="inheritance_20__28_public_29_" draw:layer="layout" svg:x1="105.047cm" svg:y1="18.531cm" svg:x2="105.825cm" svg:y2="16.847cm" draw:start-shape="id2049" draw:start-glue-point="0" draw:end-shape="id2050" draw:end-glue-point="4" svg:d="m105047 18531v-842h778v-842">
          <text:p/>
        </draw:connector>
        <draw:connector draw:style-name="inheritance_20__28_public_29_" draw:layer="layout" svg:x1="108.378cm" svg:y1="18.558cm" svg:x2="107.378cm" svg:y2="16.847cm" draw:start-shape="id2051" draw:start-glue-point="0" draw:end-shape="id2050" draw:end-glue-point="5" svg:d="m108378 18558v-855h-1000v-856">
          <text:p/>
        </draw:connector>
        <draw:custom-shape draw:style-name="gr1" draw:text-style-name="P1" draw:id="id2052" draw:layer="layout" svg:width="2.229cm" svg:height="0.621cm" svg:x="42.403cm" svg:y="27.759cm">
          <text:p text:style-name="P1">Dialog</text:p>
          <draw:enhanced-geometry svg:viewBox="0 0 21600 21600" draw:type="rectangle" draw:enhanced-path="M 0 0 L 21600 0 21600 21600 0 21600 0 0 Z N"/>
        </draw:custom-shape>
        <draw:connector draw:style-name="inheritance_20__28_public_29_" draw:layer="layout" svg:x1="43.517cm" svg:y1="27.759cm" svg:x2="45.008cm" svg:y2="25.752cm" draw:start-shape="id2052" draw:start-glue-point="0" draw:end-shape="id1938" draw:end-glue-point="4" svg:d="m43517 27759v-1004h1491v-1003">
          <text:p/>
        </draw:connector>
      </draw:page>
      <draw:page draw:name="xmloff" draw:style-name="dp1" draw:master-page-name="Default">
        <office:forms form:automatic-focus="false" form:apply-design-mode="false"/>
        <draw:connector draw:style-name="inheritance_20__28_public_29_" draw:layer="layout" draw:line-skew="4.574cm" svg:x1="86.381cm" svg:y1="56.416cm" svg:x2="90.858cm" svg:y2="32.494cm" draw:start-shape="id2053" draw:start-glue-point="0" draw:end-shape="id2054" draw:end-glue-point="8" svg:d="m86381 56416v-7387h4477v-16535">
          <text:p/>
        </draw:connector>
        <draw:custom-shape draw:style-name="gr1" draw:text-style-name="P1" draw:layer="layout" svg:width="3.572cm" svg:height="0.635cm" svg:x="62.605cm" svg:y="57.253cm">
          <text:p text:style-name="P3">XMLTextImportHelper</text:p>
          <draw:enhanced-geometry svg:viewBox="0 0 21600 21600" draw:type="rectangle" draw:enhanced-path="M 0 0 L 21600 0 21600 21600 0 21600 0 0 Z N"/>
        </draw:custom-shape>
        <draw:custom-shape draw:style-name="gr1" draw:text-style-name="P1" draw:id="id2055" draw:layer="layout" svg:width="4.233cm" svg:height="0.609cm" svg:x="16.318cm" svg:y="20.398cm">
          <text:p text:style-name="P3">XMLImpSpanContext_Impl</text:p>
          <draw:enhanced-geometry svg:viewBox="0 0 21600 21600" draw:type="rectangle" draw:enhanced-path="M 0 0 L 21600 0 21600 21600 0 21600 0 0 Z N"/>
        </draw:custom-shape>
        <draw:connector draw:style-name="inheritance_20__28_public_29_" draw:layer="layout" draw:line-skew="0.505cm" svg:x1="18.434cm" svg:y1="20.398cm" svg:x2="18.701cm" svg:y2="15.809cm" draw:start-shape="id2055" draw:start-glue-point="0" draw:end-shape="id2056" draw:end-glue-point="5" svg:d="m18434 20398v-1789h267v-2800">
          <text:p/>
        </draw:connector>
        <draw:custom-shape draw:style-name="gr1" draw:text-style-name="P1" draw:id="id2057" draw:layer="layout" svg:width="3.493cm" svg:height="0.529cm" svg:x="59.88cm" svg:y="61.432cm">
          <text:p text:style-name="P3">XMLTextStyleContext</text:p>
          <draw:enhanced-geometry svg:viewBox="0 0 21600 21600" draw:type="rectangle" draw:enhanced-path="M 0 0 L 21600 0 21600 21600 0 21600 0 0 Z N"/>
        </draw:custom-shape>
        <draw:custom-shape draw:style-name="class" draw:id="id2058" draw:layer="layout" svg:width="3.618cm" svg:height="0.607cm" svg:x="59.766cm" svg:y="59.569cm">
          <text:p text:style-name="P2">XMLPropStyleContext</text:p>
          <draw:enhanced-geometry svg:viewBox="0 0 21600 21600" draw:type="rectangle" draw:enhanced-path="M 0 0 L 21600 0 21600 21600 0 21600 0 0 Z N"/>
        </draw:custom-shape>
        <draw:connector draw:style-name="inheritance_20__28_public_29_" draw:layer="layout" svg:x1="61.626cm" svg:y1="61.432cm" svg:x2="61.575cm" svg:y2="60.176cm" draw:start-shape="id2057" draw:start-glue-point="0" draw:end-shape="id2058" draw:end-glue-point="2" svg:d="m61626 61432v-629h-51v-627">
          <text:p/>
        </draw:connector>
        <draw:custom-shape draw:style-name="gr3" draw:layer="layout" svg:width="3.663cm" svg:height="0.598cm" svg:x="67.327cm" svg:y="61.201cm">
          <text:p text:style-name="P2">SvXMLElementExport</text:p>
          <draw:enhanced-geometry svg:viewBox="0 0 21600 21600" draw:type="rectangle" draw:enhanced-path="M 0 0 L 21600 0 21600 21600 0 21600 0 0 Z N"/>
        </draw:custom-shape>
        <draw:custom-shape draw:style-name="gr1" draw:text-style-name="P1" draw:id="id2059" draw:layer="layout" svg:width="3.09cm" svg:height="3.179cm" svg:x="78.345cm" svg:y="55.18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3">SvXMLExport</text:p>
          <draw:enhanced-geometry svg:viewBox="0 0 21600 21600" draw:type="rectangle" draw:enhanced-path="M 0 0 L 21600 0 21600 21600 0 21600 0 0 Z N"/>
        </draw:custom-shape>
        <draw:custom-shape draw:style-name="gr2" draw:id="id2060" draw:layer="layout" svg:width="5.365cm" svg:height="2.514cm" svg:x="75.222cm" svg:y="49.96cm">
          <text:p text:style-name="P2">com.sun.star.container.XNamed</text:p>
          <text:p text:style-name="P2">com.sun.star.document.XExporter</text:p>
          <text:p text:style-name="P2">com.sun.star.document.XFilter</text:p>
          <text:p text:style-name="P2">com.sun.star.lang.XInitialization</text:p>
          <text:p text:style-name="P2">com.sun.star.lang.XServiceInfo</text:p>
          <text:p text:style-name="P2">com.sun.star.lang.XUnoTunnel</text:p>
          <draw:enhanced-geometry svg:viewBox="0 0 21600 21600" draw:type="rectangle" draw:enhanced-path="M 0 0 L 21600 0 21600 21600 0 21600 0 0 Z N"/>
        </draw:custom-shape>
        <draw:connector draw:style-name="inheritance_20__28_public_29_" draw:layer="layout" svg:x1="79.268cm" svg:y1="55.18cm" svg:x2="77.904cm" svg:y2="52.474cm" draw:start-shape="id2059" draw:start-glue-point="4" draw:end-shape="id2060" draw:end-glue-point="2" svg:d="m79268 55180v-1353h-1364v-1353">
          <text:p/>
        </draw:connector>
        <draw:custom-shape draw:style-name="gr1" draw:text-style-name="P1" draw:id="id2054" draw:layer="layout" svg:width="23.301cm" svg:height="0.57cm" svg:x="76.804cm" svg:y="31.924cm">
          <draw:glue-point draw:id="4" svg:x="-4.22cm" svg:y="5cm"/>
          <draw:glue-point draw:id="5" svg:x="4.322cm" svg:y="5cm"/>
          <draw:glue-point draw:id="6" svg:x="3.17cm" svg:y="5cm"/>
          <draw:glue-point draw:id="7" svg:x="2.175cm" svg:y="5cm"/>
          <draw:glue-point draw:id="8" svg:x="1.032cm" svg:y="5cm"/>
          <draw:glue-point draw:id="9" svg:x="-3.295cm" svg:y="5cm"/>
          <text:p text:style-name="P3">UniRefBase</text:p>
          <draw:enhanced-geometry svg:viewBox="0 0 21600 21600" draw:type="rectangle" draw:enhanced-path="M 0 0 L 21600 0 21600 21600 0 21600 0 0 Z N"/>
        </draw:custom-shape>
        <draw:custom-shape draw:style-name="gr1" draw:text-style-name="P3" draw:id="id2062" draw:layer="layout" svg:width="4.51cm" svg:height="5.106cm" svg:x="91.783cm" svg:y="48.356cm">
          <draw:glue-point draw:id="4" svg:x="5cm" svg:y="-3.58cm"/>
          <draw:glue-point draw:id="5" svg:x="5cm" svg:y="-1.752cm"/>
          <draw:glue-point draw:id="6" svg:x="5cm" svg:y="1.547cm"/>
          <draw:glue-point draw:id="7" svg:x="5cm" svg:y="3.425cm"/>
          <text:p text:style-name="P3">SvXMLAutoStylePoolP_Impl</text:p>
          <draw:enhanced-geometry svg:viewBox="0 0 21600 21600" draw:mirror-vertical="false" draw:mirror-horizontal="false" draw:type="rectangle" draw:enhanced-path="M 0 0 L 21600 0 21600 21600 0 21600 0 0 Z N"/>
        </draw:custom-shape>
        <draw:custom-shape draw:style-name="gr1" draw:text-style-name="P1" draw:id="id2061" draw:layer="layout" svg:width="3.784cm" svg:height="0.57cm" svg:x="84.761cm" svg:y="49.833cm">
          <text:p text:style-name="P3">SvXMLAutoStylePoolP</text:p>
          <draw:enhanced-geometry svg:viewBox="0 0 21600 21600" draw:type="rectangle" draw:enhanced-path="M 0 0 L 21600 0 21600 21600 0 21600 0 0 Z N"/>
        </draw:custom-shape>
        <draw:connector draw:style-name="data_20_member_20__28_pointer_29_" draw:text-style-name="P2" draw:layer="layout" svg:x1="88.545cm" svg:y1="50.118cm" svg:x2="91.783cm" svg:y2="50.909cm" draw:start-shape="id2061" draw:start-glue-point="1" draw:end-shape="id2062" draw:end-glue-point="3" svg:d="m88545 50118h1619v791h1619">
          <text:p text:style-name="P2">pImpl</text:p>
        </draw:connector>
        <draw:connector draw:style-name="inheritance_20__28_public_29_" draw:layer="layout" svg:x1="86.653cm" svg:y1="49.833cm" svg:x2="93.521cm" svg:y2="32.494cm" draw:start-shape="id2061" draw:start-glue-point="0" draw:end-shape="id2054" draw:end-glue-point="7" svg:d="m86653 49833v-8669h6868v-8670">
          <text:p/>
        </draw:connector>
        <draw:connector draw:style-name="data_20_member_20__28_pointer_29_" draw:layer="layout" svg:x1="81.435cm" svg:y1="55.561cm" svg:x2="84.761cm" svg:y2="50.118cm" draw:start-shape="id2059" draw:start-glue-point="6" draw:end-shape="id2061" draw:end-glue-point="3" svg:d="m81435 55561h1663v-5443h1663">
          <text:p>GetAutoStylePool()</text:p>
        </draw:connector>
        <draw:custom-shape draw:style-name="gr1" draw:text-style-name="P1" draw:id="id2063" draw:layer="layout" svg:width="4.199cm" svg:height="1.478cm" svg:x="97.072cm" svg:y="48.718cm">
          <draw:glue-point draw:id="4" svg:x="4.998cm" svg:y="-3.291cm"/>
          <draw:glue-point draw:id="5" svg:x="4.998cm" svg:y="-1.494cm"/>
          <draw:glue-point draw:id="6" svg:x="4.998cm" svg:y="1.497cm"/>
          <draw:glue-point draw:id="7" svg:x="4.998cm" svg:y="3.291cm"/>
          <text:p text:style-name="P1">XMLFamilyDataList_Impl</text:p>
          <draw:enhanced-geometry svg:viewBox="0 0 21600 21600" draw:type="rectangle" draw:enhanced-path="M 0 0 L 21600 0 21600 21600 0 21600 0 0 Z N"/>
        </draw:custom-shape>
        <draw:connector draw:style-name="data_20_member" draw:layer="layout" svg:x1="96.293cm" svg:y1="49.082cm" svg:x2="97.072cm" svg:y2="49.457cm" draw:start-shape="id2062" draw:start-glue-point="4" draw:end-shape="id2063" draw:end-glue-point="3" svg:d="m96293 49082h389v375h390">
          <text:p/>
        </draw:connector>
        <draw:custom-shape draw:style-name="gr1" draw:text-style-name="P1" draw:id="id2064" draw:layer="layout" svg:width="5.287cm" svg:height="0.519cm" svg:x="103.578cm" svg:y="51.103cm">
          <text:p text:style-name="P1">SvXMLAutoStylePoolCache_Impl</text:p>
          <draw:enhanced-geometry svg:viewBox="0 0 21600 21600" draw:type="rectangle" draw:enhanced-path="M 0 0 L 21600 0 21600 21600 0 21600 0 0 Z N"/>
        </draw:custom-shape>
        <draw:connector draw:style-name="data_20_member_20__28_pointer_29_" draw:layer="layout" svg:x1="101.271cm" svg:y1="49.457cm" svg:x2="103.578cm" svg:y2="51.362cm" draw:start-shape="id2063" draw:start-glue-point="1" draw:end-shape="id2064" draw:end-glue-point="3" svg:d="m101271 49457h1153v1905h1154">
          <text:p>pCache</text:p>
        </draw:connector>
        <draw:custom-shape draw:style-name="gr1" draw:text-style-name="P1" draw:id="id2065" draw:layer="layout" svg:width="5.78cm" svg:height="0.519cm" svg:x="103.032cm" svg:y="52.295cm">
          <text:p text:style-name="P1">SvXMLAutoStylePoolParentP_Impl</text:p>
          <draw:enhanced-geometry svg:viewBox="0 0 21600 21600" draw:type="rectangle" draw:enhanced-path="M 0 0 L 21600 0 21600 21600 0 21600 0 0 Z N"/>
        </draw:custom-shape>
        <draw:custom-shape draw:style-name="gr1" draw:text-style-name="P1" draw:layer="layout" svg:width="5.779cm" svg:height="0.519cm" svg:x="103.033cm" svg:y="53.176cm">
          <text:p text:style-name="P1">SvXMLAutoStylePoolNamesP_Impl</text:p>
          <draw:enhanced-geometry svg:viewBox="0 0 21600 21600" draw:type="rectangle" draw:enhanced-path="M 0 0 L 21600 0 21600 21600 0 21600 0 0 Z N"/>
        </draw:custom-shape>
        <draw:custom-shape draw:style-name="gr1" draw:text-style-name="P1" draw:id="id2066" draw:layer="layout" svg:width="6.402cm" svg:height="0.596cm" svg:x="110.834cm" svg:y="51.803cm">
          <text:p text:style-name="P1">SvXMLAutoStylePoolPropertiesP_Impl</text:p>
          <draw:enhanced-geometry svg:viewBox="0 0 21600 21600" draw:type="rectangle" draw:enhanced-path="M 0 0 L 21600 0 21600 21600 0 21600 0 0 Z N"/>
        </draw:custom-shape>
        <draw:connector draw:style-name="data_20_member_20__28_multiple_20_pointers_29_" draw:layer="layout" svg:x1="108.812cm" svg:y1="52.554cm" svg:x2="110.834cm" svg:y2="52.101cm" draw:start-shape="id2065" draw:start-glue-point="1" draw:end-shape="id2066" draw:end-glue-point="3" svg:d="m108812 52554h1011v-453h1011">
          <text:p/>
        </draw:connector>
        <draw:connector draw:style-name="data_20_member_20__28_multiple_29_" draw:layer="layout" svg:x1="101.269cm" svg:y1="49.678cm" svg:x2="103.032cm" svg:y2="52.554cm" draw:start-shape="id2063" draw:start-glue-point="6" draw:end-shape="id2065" draw:end-glue-point="3" svg:d="m101269 49678h882v2876h881">
          <text:p/>
        </draw:connector>
        <draw:custom-shape draw:style-name="gr5" draw:id="id2067" draw:layer="layout" svg:width="5.235cm" svg:height="0.544cm" svg:x="97.28cm" svg:y="55.043cm">
          <text:p>SvXMLAutoStylePoolPExport_Impl</text:p>
          <draw:enhanced-geometry svg:viewBox="0 0 21600 21600" draw:type="rectangle" draw:enhanced-path="M 0 0 L 21600 0 21600 21600 0 21600 0 0 Z N"/>
        </draw:custom-shape>
        <draw:custom-shape draw:style-name="gr1" draw:text-style-name="P1" draw:id="id2068" draw:layer="layout" svg:width="6.194cm" svg:height="0.519cm" svg:x="103.423cm" svg:y="55.276cm">
          <text:p text:style-name="P1">SvXMLAutoStylePoolPropertiesP_Impl</text:p>
          <draw:enhanced-geometry svg:viewBox="0 0 21600 21600" draw:type="rectangle" draw:enhanced-path="M 0 0 L 21600 0 21600 21600 0 21600 0 0 Z N"/>
        </draw:custom-shape>
        <draw:connector draw:style-name="data_20_member_20__28_pointer_29_" draw:layer="layout" svg:x1="102.515cm" svg:y1="55.315cm" svg:x2="103.423cm" svg:y2="55.535cm" draw:start-shape="id2067" draw:start-glue-point="1" draw:end-shape="id2068" draw:end-glue-point="3" svg:d="m102515 55315h454v220h454">
          <text:p/>
        </draw:connector>
        <draw:custom-shape draw:style-name="gr1" draw:text-style-name="P1" draw:id="id2069" draw:layer="layout" svg:width="3.084cm" svg:height="0.518cm" svg:x="114.127cm" svg:y="55.405cm">
          <text:p text:style-name="P1">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109.617cm" svg:y1="55.535cm" svg:x2="114.127cm" svg:y2="55.664cm" draw:start-shape="id2068" draw:start-glue-point="1" draw:end-shape="id2069" draw:end-glue-point="3" svg:d="m109617 55535h2255v129h2255">
          <text:p>GetProperties()</text:p>
        </draw:connector>
        <draw:connector draw:style-name="local_20_usage_20__2f__20_return_20_type" draw:layer="layout" svg:x1="96.293cm" svg:y1="52.657cm" svg:x2="97.28cm" svg:y2="55.315cm" draw:start-shape="id2062" draw:start-glue-point="7" draw:end-shape="id2067" draw:end-glue-point="3" svg:d="m96293 52657h501v1596h-16v1062h502">
          <text:p>exportXML()</text:p>
        </draw:connector>
        <draw:custom-shape draw:style-name="gr1" draw:text-style-name="P1" draw:id="id2053" draw:layer="layout" svg:width="2.928cm" svg:height="1.426cm" svg:x="84.917cm" svg:y="56.416cm">
          <draw:glue-point draw:id="4" svg:x="5cm" svg:y="3.001cm"/>
          <draw:glue-point draw:id="5" svg:x="5cm" svg:y="-2.819cm"/>
          <text:p text:style-name="P1">XMLPageExport</text:p>
          <draw:enhanced-geometry svg:viewBox="0 0 21600 21600" draw:type="rectangle" draw:enhanced-path="M 0 0 L 21600 0 21600 21600 0 21600 0 0 Z N"/>
        </draw:custom-shape>
        <draw:connector draw:style-name="data_20_member_20__28_pointer_29_" draw:layer="layout" svg:x1="81.435cm" svg:y1="56.002cm" svg:x2="84.917cm" svg:y2="57.129cm" draw:start-shape="id2059" draw:start-glue-point="7" draw:end-shape="id2053" draw:end-glue-point="3" svg:d="m81435 56002h1741v1127h1741">
          <text:p>GetPageExport()</text:p>
        </draw:connector>
        <draw:custom-shape draw:style-name="gr5" draw:id="id2070" draw:layer="layout" svg:width="4.302cm" svg:height="0.622cm" svg:x="92.252cm" svg:y="57.945cm">
          <text:p>XMLPageExportNameEntry</text:p>
          <draw:enhanced-geometry svg:viewBox="0 0 21600 21600" draw:type="rectangle" draw:enhanced-path="M 0 0 L 21600 0 21600 21600 0 21600 0 0 Z N"/>
        </draw:custom-shape>
        <draw:connector draw:style-name="data_20_member_20__28_multiple_29_" draw:layer="layout" svg:x1="87.845cm" svg:y1="57.556cm" svg:x2="92.252cm" svg:y2="58.256cm" draw:start-shape="id2053" draw:start-glue-point="4" draw:end-shape="id2070" draw:end-glue-point="3" svg:d="m87845 57556h2204v700h2203">
          <text:p/>
        </draw:connector>
        <draw:custom-shape draw:style-name="gr2" draw:id="id2071" draw:layer="layout" svg:width="5.832cm" svg:height="0.622cm" svg:x="90.903cm" svg:y="56.182cm">
          <text:p>com.sun.star.container.XNameAccess</text:p>
          <draw:enhanced-geometry svg:viewBox="0 0 21600 21600" draw:type="rectangle" draw:enhanced-path="M 0 0 L 21600 0 21600 21600 0 21600 0 0 Z N"/>
        </draw:custom-shape>
        <draw:connector draw:style-name="data_20_member_20__28_pointer_29_" draw:layer="layout" svg:x1="87.845cm" svg:y1="56.728cm" svg:x2="90.903cm" svg:y2="56.493cm" draw:start-shape="id2053" draw:start-glue-point="5" draw:end-shape="id2071" draw:end-glue-point="3" svg:d="m87845 56728h1529v-235h1529">
          <text:p>xPageStyles</text:p>
        </draw:connector>
        <draw:custom-shape draw:style-name="gr1" draw:text-style-name="P1" draw:id="id2072" draw:layer="layout" svg:width="12.053cm" svg:height="1.192cm" svg:x="116.251cm" svg:y="45.737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827cm"/>
          <text:p text:style-name="P1">SvXMLExportPropertyMapper</text:p>
          <draw:enhanced-geometry svg:viewBox="0 0 21600 21600" draw:type="rectangle" draw:enhanced-path="M 0 0 L 21600 0 21600 21600 0 21600 0 0 Z N"/>
        </draw:custom-shape>
        <draw:connector draw:style-name="inheritance_20__28_public_29_" draw:layer="layout" svg:x1="122.277cm" svg:y1="45.737cm" svg:x2="98.524cm" svg:y2="32.494cm" draw:start-shape="id2072" draw:start-glue-point="0" draw:end-shape="id2054" draw:end-glue-point="5" svg:d="m122277 45737v-6621h-23753v-6622">
          <text:p/>
        </draw:connector>
        <draw:connector draw:style-name="data_20_member_20__28_pointer_29_" draw:layer="layout" svg:x1="101.269cm" svg:y1="48.971cm" svg:x2="116.251cm" svg:y2="45.997cm" draw:start-shape="id2063" draw:start-glue-point="4" draw:end-shape="id2072" draw:end-glue-point="12" svg:d="m101269 48971h7491v-2974h7491">
          <text:p/>
        </draw:connector>
        <draw:custom-shape draw:style-name="gr1" draw:text-style-name="P1" draw:id="id2073" draw:layer="layout" svg:width="3.914cm" svg:height="1.011cm" svg:x="79.655cm" svg:y="40.165cm">
          <draw:glue-point draw:id="4" svg:x="5cm" svg:y="-2.423cm"/>
          <draw:glue-point draw:id="5" svg:x="-3.939cm" svg:y="4.995cm"/>
          <text:p text:style-name="P1">XMLPropertySetMapper</text:p>
          <draw:enhanced-geometry svg:viewBox="0 0 21600 21600" draw:type="rectangle" draw:enhanced-path="M 0 0 L 21600 0 21600 21600 0 21600 0 0 Z N"/>
        </draw:custom-shape>
        <draw:connector draw:style-name="inheritance_20__28_public_29_" draw:layer="layout" svg:x1="81.612cm" svg:y1="40.165cm" svg:x2="80.777cm" svg:y2="32.494cm" draw:start-shape="id2073" draw:start-glue-point="0" draw:end-shape="id2054" draw:end-glue-point="9" svg:d="m81612 40165v-3836h-835v-3835">
          <text:p/>
        </draw:connector>
        <draw:custom-shape draw:style-name="gr5" draw:id="id2074" draw:layer="layout" svg:width="5.547cm" svg:height="0.544cm" svg:x="85.538cm" svg:y="41.566cm">
          <text:p>XMLPropertySetMapperEntry_Impl</text:p>
          <draw:enhanced-geometry svg:viewBox="0 0 21600 21600" draw:type="rectangle" draw:enhanced-path="M 0 0 L 21600 0 21600 21600 0 21600 0 0 Z N"/>
        </draw:custom-shape>
        <draw:connector draw:style-name="data_20_member_20__28_multiple_29_" draw:layer="layout" svg:x1="83.569cm" svg:y1="40.426cm" svg:x2="85.538cm" svg:y2="41.838cm" draw:start-shape="id2073" draw:start-glue-point="4" draw:end-shape="id2074" draw:end-glue-point="3" svg:d="m83569 40426h984v1412h985">
          <text:p>aMapEntries</text:p>
        </draw:connector>
        <draw:custom-shape draw:style-name="gr1" draw:text-style-name="P1" draw:layer="layout" svg:width="3.759cm" svg:height="0.674cm" svg:x="82.92cm" svg:y="35.344cm">
          <text:p text:style-name="P1">XMLPropertyMapEntry</text:p>
          <draw:enhanced-geometry svg:viewBox="0 0 21600 21600" draw:type="rectangle" draw:enhanced-path="M 0 0 L 21600 0 21600 21600 0 21600 0 0 Z N"/>
        </draw:custom-shape>
        <draw:custom-shape draw:style-name="gr1" draw:text-style-name="P1" draw:id="id2075" draw:layer="layout" svg:width="3.654cm" svg:height="2.566cm" svg:x="83.673cm" svg:y="60.977cm">
          <draw:glue-point draw:id="4" svg:x="5cm" svg:y="-3.585cm"/>
          <text:p text:style-name="P1">SvXMLNumFmtExport</text:p>
          <draw:enhanced-geometry svg:viewBox="0 0 21600 21600" draw:type="rectangle" draw:enhanced-path="M 0 0 L 21600 0 21600 21600 0 21600 0 0 Z N"/>
        </draw:custom-shape>
        <draw:connector draw:style-name="data_20_member_20__28_pointer_29_" draw:layer="layout" svg:x1="81.435cm" svg:y1="58.021cm" svg:x2="83.673cm" svg:y2="62.26cm" draw:start-shape="id2059" draw:start-glue-point="11" draw:end-shape="id2075" draw:end-glue-point="3" svg:d="m81435 58021h1119v4239h1119">
          <text:p>mpNumExport</text:p>
        </draw:connector>
        <draw:custom-shape draw:style-name="gr1" draw:text-style-name="P1" draw:id="id2076" draw:layer="layout" svg:width="4.146cm" svg:height="0.674cm" svg:x="90.232cm" svg:y="61.39cm">
          <text:p text:style-name="P1">SvXMLNumUsedList_Impl</text:p>
          <draw:enhanced-geometry svg:viewBox="0 0 21600 21600" draw:type="rectangle" draw:enhanced-path="M 0 0 L 21600 0 21600 21600 0 21600 0 0 Z N"/>
        </draw:custom-shape>
        <draw:connector draw:style-name="data_20_member_20__28_pointer_29_" draw:layer="layout" svg:x1="87.327cm" svg:y1="61.341cm" svg:x2="90.232cm" svg:y2="61.727cm" draw:start-shape="id2075" draw:start-glue-point="4" draw:end-shape="id2076" draw:end-glue-point="3" svg:d="m87327 61341h1453v386h1452">
          <text:p>pUsedList</text:p>
        </draw:connector>
        <draw:frame draw:style-name="annotation" draw:layer="layout" svg:width="6.35cm" svg:height="1.135cm" svg:x="74.185cm" svg:y="58.96cm">
          <draw:text-box>
            <text:p><text:span text:style-name="T1">SvXMLExport</text:span> must be inherited by each application's own XML exporter filter.</text:p>
          </draw:text-box>
        </draw:frame>
        <draw:custom-shape draw:style-name="gr1" draw:text-style-name="P1" draw:id="id2077" draw:layer="layout" svg:width="4.976cm" svg:height="0.57cm" svg:x="111.223cm" svg:y="48.175cm">
          <text:p text:style-name="P1">XMLChartExportPropertyMapper</text:p>
          <draw:enhanced-geometry svg:viewBox="0 0 21600 21600" draw:type="rectangle" draw:enhanced-path="M 0 0 L 21600 0 21600 21600 0 21600 0 0 Z N"/>
        </draw:custom-shape>
        <draw:connector draw:style-name="inheritance_20__28_public_29_" draw:layer="layout" svg:x1="113.711cm" svg:y1="48.175cm" svg:x2="117.374cm" svg:y2="46.929cm" draw:start-shape="id2077" draw:start-glue-point="0" draw:end-shape="id2072" draw:end-glue-point="4" svg:d="m113711 48175v-623h3663v-623">
          <text:p/>
        </draw:connector>
        <draw:custom-shape draw:style-name="namespace" draw:layer="layout" svg:width="18.35cm" svg:height="15.62cm" svg:x="10.687cm" svg:y="22.143cm">
          <text:p>xmloff</text:p>
          <draw:enhanced-geometry svg:viewBox="0 0 21600 21600" draw:type="rectangle" draw:enhanced-path="M 0 0 L 21600 0 21600 21600 0 21600 0 0 Z N"/>
        </draw:custom-shape>
        <draw:custom-shape draw:style-name="gr1" draw:text-style-name="P1" draw:id="id2078" draw:layer="layout" svg:width="3.318cm" svg:height="0.804cm" svg:x="15.87cm" svg:y="27.161cm">
          <draw:glue-point draw:id="4" svg:x="2.658cm" svg:y="-5cm"/>
          <draw:glue-point draw:id="5" svg:x="-2.811cm" svg:y="-5cm"/>
          <text:p text:style-name="P1">OElementImport</text:p>
          <draw:enhanced-geometry svg:viewBox="0 0 21600 21600" draw:type="rectangle" draw:enhanced-path="M 0 0 L 21600 0 21600 21600 0 21600 0 0 Z N"/>
        </draw:custom-shape>
        <draw:custom-shape draw:style-name="gr1" draw:text-style-name="P1" draw:id="id2079" draw:layer="layout" svg:width="2.904cm" svg:height="0.804cm" svg:x="14.314cm" svg:y="23.844cm">
          <text:p text:style-name="P1">OPropertyImport</text:p>
          <draw:enhanced-geometry svg:viewBox="0 0 21600 21600" draw:type="rectangle" draw:enhanced-path="M 0 0 L 21600 0 21600 21600 0 21600 0 0 Z N"/>
        </draw:custom-shape>
        <draw:connector draw:style-name="inheritance_20__28_public_29_" draw:layer="layout" svg:x1="16.597cm" svg:y1="27.161cm" svg:x2="15.766cm" svg:y2="24.648cm" draw:start-shape="id2078" draw:start-glue-point="5" draw:end-shape="id2079" draw:end-glue-point="2" svg:d="m16597 27161v-1256h-831v-1257">
          <text:p/>
        </draw:connector>
        <draw:custom-shape draw:style-name="gr53" draw:id="id2056" draw:layer="layout" svg:width="15.292cm" svg:height="0.808cm" svg:x="15.508cm" svg:y="15.002cm">
          <draw:glue-point draw:id="4" svg:x="2.717cm" svg:y="4.993cm"/>
          <draw:glue-point draw:id="5" svg:x="-2.912cm" svg:y="4.993cm"/>
          <draw:glue-point draw:id="6" svg:x="1.35cm" svg:y="5cm"/>
          <draw:glue-point draw:id="7" svg:x="-1.523cm" svg:y="5cm"/>
          <draw:glue-point draw:id="8" svg:x="-4.249cm" svg:y="5cm"/>
          <draw:glue-point draw:id="9" svg:x="4.125cm" svg:y="5cm"/>
          <draw:glue-point draw:id="10" svg:x="3.407cm" svg:y="5cm"/>
          <draw:glue-point draw:id="11" svg:x="2.016cm" svg:y="5cm"/>
          <draw:glue-point draw:id="12" svg:x="0.627cm" svg:y="5cm"/>
          <draw:glue-point draw:id="13" svg:x="-0.813cm" svg:y="5cm"/>
          <draw:glue-point draw:id="14" svg:x="-2.186cm" svg:y="5cm"/>
          <draw:glue-point draw:id="15" svg:x="-3.61cm" svg:y="5cm"/>
          <text:p>SvXMLImportContext</text:p>
          <draw:enhanced-geometry svg:viewBox="0 0 21600 21600" draw:type="rectangle" draw:enhanced-path="M 0 0 L 21600 0 21600 21600 0 21600 0 0 Z N"/>
        </draw:custom-shape>
        <draw:connector draw:style-name="inheritance_20__28_public_29_" draw:layer="layout" svg:x1="15.766cm" svg:y1="23.844cm" svg:x2="16.657cm" svg:y2="15.81cm" draw:start-shape="id2079" draw:start-glue-point="0" draw:end-shape="id2056" draw:end-glue-point="8" svg:d="m15766 23844v-4017h891v-4017">
          <text:p/>
        </draw:connector>
        <draw:custom-shape draw:style-name="gr3" draw:id="id2080" draw:layer="layout" svg:width="3.698cm" svg:height="0.691cm" svg:x="15.439cm" svg:y="34.825cm">
          <text:p>OURLReferenceImport</text:p>
          <draw:enhanced-geometry svg:viewBox="0 0 21600 21600" draw:type="rectangle" draw:enhanced-path="M 0 0 L 21600 0 21600 21600 0 21600 0 0 Z N"/>
        </draw:custom-shape>
        <draw:custom-shape draw:style-name="gr1" draw:text-style-name="P1" draw:id="id2081" draw:layer="layout" svg:width="3.784cm" svg:height="0.648cm" svg:x="17.141cm" svg:y="32.243cm">
          <text:p text:style-name="P1">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17.288cm" svg:y1="34.825cm" svg:x2="19.033cm" svg:y2="32.891cm" draw:start-shape="id2080" draw:start-glue-point="0" draw:end-shape="id2081" draw:end-glue-point="2" svg:d="m17288 34825v-967h1745v-967">
          <text:p/>
        </draw:connector>
        <draw:custom-shape draw:style-name="gr1" draw:text-style-name="P1" draw:id="id2082" draw:layer="layout" svg:width="3.265cm" svg:height="0.7cm" svg:x="18.126cm" svg:y="29.884cm">
          <draw:glue-point draw:id="4" svg:x="2.306cm" svg:y="-5cm"/>
          <draw:glue-point draw:id="5" svg:x="-2.695cm" svg:y="-5cm"/>
          <text:p text:style-name="P1">OControlImport</text:p>
          <draw:enhanced-geometry svg:viewBox="0 0 21600 21600" draw:type="rectangle" draw:enhanced-path="M 0 0 L 21600 0 21600 21600 0 21600 0 0 Z N"/>
        </draw:custom-shape>
        <draw:connector draw:style-name="inheritance_20__28_public_29_" draw:layer="layout" svg:x1="19.033cm" svg:y1="32.243cm" svg:x2="19.758cm" svg:y2="30.584cm" draw:start-shape="id2081" draw:start-glue-point="0" draw:end-shape="id2082" draw:end-glue-point="2" svg:d="m19033 32243v-829h725v-830">
          <text:p/>
        </draw:connector>
        <draw:connector draw:style-name="inheritance_20__28_public_29_" draw:layer="layout" svg:x1="18.879cm" svg:y1="29.884cm" svg:x2="17.529cm" svg:y2="27.965cm" draw:start-shape="id2082" draw:start-glue-point="5" draw:end-shape="id2078" draw:end-glue-point="2" svg:d="m18879 29884v-959h-1350v-960">
          <text:p/>
        </draw:connector>
        <draw:custom-shape draw:style-name="gr1" draw:text-style-name="P1" draw:id="id2083" draw:layer="layout" svg:width="3.11cm" svg:height="2.281cm" svg:x="95.648cm" svg:y="61.729cm">
          <draw:glue-point draw:id="4" svg:x="5cm" svg:y="-2.957cm"/>
          <draw:glue-point draw:id="5" svg:x="5cm" svg:y="3.296cm"/>
          <text:p text:style-name="P1">XMLShapeExport</text:p>
          <draw:enhanced-geometry svg:viewBox="0 0 21600 21600" draw:type="rectangle" draw:enhanced-path="M 0 0 L 21600 0 21600 21600 0 21600 0 0 Z N"/>
        </draw:custom-shape>
        <draw:custom-shape draw:style-name="gr1" draw:text-style-name="P1" draw:id="id2084" draw:layer="layout" svg:width="4.949cm" svg:height="0.673cm" svg:x="102.335cm" svg:y="64.063cm">
          <draw:glue-point draw:id="4" svg:x="-3.796cm" svg:y="4.992cm"/>
          <draw:glue-point draw:id="5" svg:x="-2.277cm" svg:y="4.992cm"/>
          <draw:glue-point draw:id="6" svg:x="-0.915cm" svg:y="4.992cm"/>
          <draw:glue-point draw:id="7" svg:x="1.178cm" svg:y="4.992cm"/>
          <draw:glue-point draw:id="8" svg:x="2.697cm" svg:y="4.992cm"/>
          <draw:glue-point draw:id="9" svg:x="3.901cm" svg:y="4.992cm"/>
          <text:p text:style-name="P1">XMLPropertyHandlerFactory</text:p>
          <draw:enhanced-geometry svg:viewBox="0 0 21600 21600" draw:type="rectangle" draw:enhanced-path="M 0 0 L 21600 0 21600 21600 0 21600 0 0 Z N"/>
        </draw:custom-shape>
        <draw:connector draw:style-name="data_20_member_20__28_pointer_29_" draw:layer="layout" svg:x1="98.758cm" svg:y1="62.869cm" svg:x2="102.335cm" svg:y2="64.399cm" draw:start-shape="id2083" draw:start-glue-point="1" draw:end-shape="id2084" draw:end-glue-point="3" svg:d="m98758 62869h1788v1530h1789">
          <text:p/>
        </draw:connector>
        <draw:custom-shape draw:style-name="gr1" draw:text-style-name="P1" draw:id="id2085" draw:layer="layout" svg:width="3.707cm" svg:height="0.648cm" svg:x="100.908cm" svg:y="66.343cm">
          <text:p text:style-name="P1">XMLSdPropHdlFactory</text:p>
          <draw:enhanced-geometry svg:viewBox="0 0 21600 21600" draw:type="rectangle" draw:enhanced-path="M 0 0 L 21600 0 21600 21600 0 21600 0 0 Z N"/>
        </draw:custom-shape>
        <draw:connector draw:style-name="inheritance_20__28_public_29_" draw:layer="layout" svg:x1="102.761cm" svg:y1="66.343cm" svg:x2="102.931cm" svg:y2="64.734cm" draw:start-shape="id2085" draw:start-glue-point="0" draw:end-shape="id2084" draw:end-glue-point="4" svg:d="m102761 66343v-804h170v-805">
          <text:p/>
        </draw:connector>
        <draw:custom-shape draw:style-name="gr1" draw:text-style-name="P1" draw:id="id2086" draw:layer="layout" svg:width="4.07cm" svg:height="0.7cm" svg:x="102.93cm" svg:y="67.302cm">
          <text:p text:style-name="P1">XMLChartPropHdlFactory</text:p>
          <draw:enhanced-geometry svg:viewBox="0 0 21600 21600" draw:type="rectangle" draw:enhanced-path="M 0 0 L 21600 0 21600 21600 0 21600 0 0 Z N"/>
        </draw:custom-shape>
        <draw:connector draw:style-name="inheritance_20__28_public_29_" draw:layer="layout" svg:x1="104.965cm" svg:y1="67.302cm" svg:x2="103.683cm" svg:y2="64.734cm" draw:start-shape="id2086" draw:start-glue-point="0" draw:end-shape="id2084" draw:end-glue-point="5" svg:d="m104965 67302v-1283h-1282v-1285">
          <text:p/>
        </draw:connector>
        <draw:connector draw:style-name="data_20_member_20__28_pointer_29_" draw:layer="layout" draw:line-skew="2.618cm" svg:x1="98.758cm" svg:y1="62.195cm" svg:x2="116.251cm" svg:y2="46.669cm" draw:start-shape="id2083" draw:start-glue-point="4" draw:end-shape="id2072" draw:end-glue-point="13" svg:d="m98758 62195h11364v-15526h6129">
          <text:p/>
        </draw:connector>
        <draw:custom-shape draw:style-name="gr1" draw:text-style-name="P1" draw:id="id2087" draw:layer="layout" svg:width="4.976cm" svg:height="0.57cm" svg:x="114.101cm" svg:y="49.106cm">
          <text:p text:style-name="P1">XMLPageExportPropertyMapper</text:p>
          <draw:enhanced-geometry svg:viewBox="0 0 21600 21600" draw:mirror-vertical="false" draw:mirror-horizontal="false" draw:type="rectangle" draw:enhanced-path="M 0 0 L 21600 0 21600 21600 0 21600 0 0 Z N"/>
        </draw:custom-shape>
        <draw:custom-shape draw:style-name="gr1" draw:text-style-name="P1" draw:id="id2088" draw:layer="layout" svg:width="6.116cm" svg:height="0.57cm" svg:x="116.952cm" svg:y="48.173cm">
          <text:p text:style-name="P1">XMLPageMasterExportPropertyMapper</text:p>
          <draw:enhanced-geometry svg:viewBox="0 0 21600 21600" draw:type="rectangle" draw:enhanced-path="M 0 0 L 21600 0 21600 21600 0 21600 0 0 Z N"/>
        </draw:custom-shape>
        <draw:custom-shape draw:style-name="gr1" draw:text-style-name="P1" draw:id="id2089" draw:layer="layout" svg:width="5.106cm" svg:height="0.57cm" svg:x="120.71cm" svg:y="49.028cm">
          <text:p text:style-name="P1">XMLShapeExportPropertyMapper</text:p>
          <draw:enhanced-geometry svg:viewBox="0 0 21600 21600" draw:type="rectangle" draw:enhanced-path="M 0 0 L 21600 0 21600 21600 0 21600 0 0 Z N"/>
        </draw:custom-shape>
        <draw:connector draw:style-name="inheritance_20__28_public_29_" draw:layer="layout" svg:x1="116.589cm" svg:y1="49.106cm" svg:x2="118.757cm" svg:y2="46.929cm" draw:start-shape="id2087" draw:start-glue-point="0" draw:end-shape="id2072" draw:end-glue-point="5" svg:d="m116589 49106v-1088h2168v-1089">
          <text:p/>
        </draw:connector>
        <draw:connector draw:style-name="inheritance_20__28_public_29_" draw:layer="layout" svg:x1="120.01cm" svg:y1="48.173cm" svg:x2="120.204cm" svg:y2="46.929cm" draw:start-shape="id2088" draw:start-glue-point="0" draw:end-shape="id2072" draw:end-glue-point="6" svg:d="m120010 48173v-622h194v-622">
          <text:p/>
        </draw:connector>
        <draw:connector draw:style-name="inheritance_20__28_public_29_" draw:layer="layout" svg:x1="123.263cm" svg:y1="49.028cm" svg:x2="121.392cm" svg:y2="46.929cm" draw:start-shape="id2089" draw:start-glue-point="0" draw:end-shape="id2072" draw:end-glue-point="7" svg:d="m123263 49028v-1049h-1871v-1050">
          <text:p/>
        </draw:connector>
        <draw:custom-shape draw:style-name="gr1" draw:text-style-name="P1" draw:id="id2090" draw:layer="layout" svg:width="5.313cm" svg:height="0.57cm" svg:x="123.586cm" svg:y="48.225cm">
          <text:p text:style-name="P1">XMLTextExportPropertySetMapper</text:p>
          <draw:enhanced-geometry svg:viewBox="0 0 21600 21600" draw:type="rectangle" draw:enhanced-path="M 0 0 L 21600 0 21600 21600 0 21600 0 0 Z N"/>
        </draw:custom-shape>
        <draw:connector draw:style-name="inheritance_20__28_public_29_" draw:layer="layout" svg:x1="126.242cm" svg:y1="48.225cm" svg:x2="122.277cm" svg:y2="46.929cm" draw:start-shape="id2090" draw:start-glue-point="0" draw:end-shape="id2072" draw:end-glue-point="2" svg:d="m126242 48225v-648h-3965v-648">
          <text:p/>
        </draw:connector>
        <draw:custom-shape draw:style-name="gr1" draw:text-style-name="P1" draw:id="id2091" draw:layer="layout" svg:width="3.499cm" svg:height="0.597cm" svg:x="95.439cm" svg:y="43.276cm">
          <text:p text:style-name="P1">SchXMLExportHelper</text:p>
          <draw:enhanced-geometry svg:viewBox="0 0 21600 21600" draw:type="rectangle" draw:enhanced-path="M 0 0 L 21600 0 21600 21600 0 21600 0 0 Z N"/>
        </draw:custom-shape>
        <draw:connector draw:style-name="inheritance_20__28_public_29_" draw:layer="layout" svg:x1="97.188cm" svg:y1="43.276cm" svg:x2="95.84cm" svg:y2="32.494cm" draw:start-shape="id2091" draw:start-glue-point="0" draw:end-shape="id2054" draw:end-glue-point="6" svg:d="m97188 43276v-5391h-1348v-5391">
          <text:p/>
        </draw:connector>
        <draw:frame draw:style-name="annotation" draw:layer="layout" svg:width="8.009cm" svg:height="2.25cm" svg:x="95.025cm" svg:y="44.239cm">
          <draw:text-box>
            <text:p><text:span text:style-name="T1">SchXMLExportHelper</text:span> handles export of &lt;chart:chart&gt; elements.</text:p>
          </draw:text-box>
        </draw:frame>
        <draw:custom-shape draw:style-name="gr1" draw:text-style-name="P1" draw:id="id2092" draw:layer="layout" svg:width="4.017cm" svg:height="0.648cm" svg:x="29.814cm" svg:y="18.584cm">
          <text:p text:style-name="P1">SchXMLPlotAreaContext</text:p>
          <draw:enhanced-geometry svg:viewBox="0 0 21600 21600" draw:type="rectangle" draw:enhanced-path="M 0 0 L 21600 0 21600 21600 0 21600 0 0 Z N"/>
        </draw:custom-shape>
        <draw:connector draw:style-name="inheritance_20__28_public_29_" draw:layer="layout" svg:x1="31.822cm" svg:y1="18.584cm" svg:x2="28.363cm" svg:y2="15.81cm" draw:start-shape="id2092" draw:start-glue-point="0" draw:end-shape="id2056" draw:end-glue-point="10" svg:d="m31822 18584v-1387h-3459v-1387">
          <text:p/>
        </draw:connector>
        <draw:custom-shape draw:style-name="gr1" draw:text-style-name="P1" draw:id="id2093" draw:layer="layout" svg:width="3.576cm" svg:height="2.02cm" svg:x="24.165cm" svg:y="18.688cm">
          <draw:glue-point draw:id="4" svg:x="5cm" svg:y="-3.532cm"/>
          <draw:glue-point draw:id="5" svg:x="5cm" svg:y="-1.47cm"/>
          <draw:glue-point draw:id="6" svg:x="5cm" svg:y="1.47cm"/>
          <draw:glue-point draw:id="7" svg:x="5cm" svg:y="3.532cm"/>
          <text:p text:style-name="P1">SchXMLChartContext</text:p>
          <draw:enhanced-geometry svg:viewBox="0 0 21600 21600" draw:type="rectangle" draw:enhanced-path="M 0 0 L 21600 0 21600 21600 0 21600 0 0 Z N"/>
        </draw:custom-shape>
        <draw:connector draw:style-name="inheritance_20__28_public_29_" draw:layer="layout" svg:x1="25.953cm" svg:y1="18.688cm" svg:x2="27.308cm" svg:y2="15.809cm" draw:start-shape="id2093" draw:start-glue-point="0" draw:end-shape="id2056" draw:end-glue-point="4" svg:d="m25953 18688v-1439h1355v-1440">
          <text:p/>
        </draw:connector>
        <draw:connector draw:style-name="local_20_usage_20__2f__20_return_20_type" draw:layer="layout" svg:x1="27.741cm" svg:y1="18.985cm" svg:x2="29.814cm" svg:y2="18.908cm" draw:start-shape="id2093" draw:start-glue-point="4" draw:end-shape="id2092" draw:end-glue-point="3" svg:d="m27741 18985h1036v-77h1037">
          <text:p/>
        </draw:connector>
        <draw:custom-shape draw:style-name="gr1" draw:text-style-name="P1" draw:id="id2094" draw:layer="layout" svg:width="4.95cm" svg:height="0.699cm" svg:x="76.311cm" svg:y="43.691cm">
          <draw:glue-point draw:id="4" svg:x="5cm" svg:y="-2.423cm"/>
          <text:p text:style-name="P1">XMLChartPropertySetMapper</text:p>
          <draw:enhanced-geometry svg:viewBox="0 0 21600 21600" draw:type="rectangle" draw:enhanced-path="M 0 0 L 21600 0 21600 21600 0 21600 0 0 Z N"/>
        </draw:custom-shape>
        <draw:connector draw:style-name="inheritance_20__28_public_29_" draw:layer="layout" svg:x1="78.786cm" svg:y1="43.691cm" svg:x2="80.071cm" svg:y2="41.174cm" draw:start-shape="id2094" draw:start-glue-point="0" draw:end-shape="id2073" draw:end-glue-point="5" svg:d="m78786 43691v-1258h1285v-1259">
          <text:p/>
        </draw:connector>
        <draw:custom-shape draw:style-name="gr1" draw:text-style-name="P1" draw:id="id2095" draw:layer="layout" svg:width="5.054cm" svg:height="0.7cm" svg:x="68.174cm" svg:y="45.012cm">
          <text:p text:style-name="P1">XMLChartImportPropertyMapper</text:p>
          <draw:enhanced-geometry svg:viewBox="0 0 21600 21600" draw:type="rectangle" draw:enhanced-path="M 0 0 L 21600 0 21600 21600 0 21600 0 0 Z N"/>
        </draw:custom-shape>
        <draw:custom-shape draw:style-name="gr1" draw:text-style-name="P1" draw:id="id2096" draw:layer="layout" svg:width="6.507cm" svg:height="0.898cm" svg:x="64.752cm" svg:y="36.13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903cm"/>
          <text:p text:style-name="P1">SvXMLImportPropertyMapper</text:p>
          <draw:enhanced-geometry svg:viewBox="0 0 21600 21600" draw:type="rectangle" draw:enhanced-path="M 0 0 L 21600 0 21600 21600 0 21600 0 0 Z N"/>
        </draw:custom-shape>
        <draw:connector draw:style-name="inheritance_20__28_public_29_" draw:layer="layout" svg:x1="70.701cm" svg:y1="45.012cm" svg:x2="70.654cm" svg:y2="37.029cm" draw:start-shape="id2095" draw:start-glue-point="0" draw:end-shape="id2096" draw:end-glue-point="11" svg:d="m70701 45012v-3991h-47v-3992">
          <text:p/>
        </draw:connector>
        <draw:connector draw:style-name="inheritance_20__28_public_29_" draw:layer="layout" draw:line-skew="-1.412cm" svg:x1="68.005cm" svg:y1="36.131cm" svg:x2="78.621cm" svg:y2="32.494cm" draw:start-shape="id2096" draw:start-glue-point="0" draw:end-shape="id2054" draw:end-glue-point="4" svg:d="m68005 36131v-1818h10616v-1819">
          <text:p/>
        </draw:connector>
        <draw:connector draw:style-name="data_20_member_20__28_pointer_29_" draw:layer="layout" svg:x1="71.259cm" svg:y1="36.58cm" svg:x2="79.655cm" svg:y2="40.67cm" draw:start-shape="id2096" draw:start-glue-point="1" draw:end-shape="id2073" draw:end-glue-point="3" svg:d="m71259 36580h4198v4090h4198">
          <text:p>getPropertySetMapper()</text:p>
        </draw:connector>
        <draw:custom-shape draw:style-name="gr1" draw:text-style-name="P1" draw:id="id2097" draw:layer="layout" svg:width="3.81cm" svg:height="3.974cm" svg:x="54.075cm" svg:y="39.439cm">
          <draw:glue-point draw:id="4" svg:x="5cm" svg:y="-3.955cm"/>
          <draw:glue-point draw:id="5" svg:x="5cm" svg:y="-2.108cm"/>
          <text:p text:style-name="P1">SvXMLStylesContext</text:p>
          <draw:enhanced-geometry svg:viewBox="0 0 21600 21600" draw:type="rectangle" draw:enhanced-path="M 0 0 L 21600 0 21600 21600 0 21600 0 0 Z N"/>
        </draw:custom-shape>
        <draw:connector draw:style-name="data_20_member_20__28_pointer_29_" draw:layer="layout" svg:x1="57.885cm" svg:y1="39.855cm" svg:x2="68.174cm" svg:y2="45.362cm" draw:start-shape="id2097" draw:start-glue-point="4" draw:end-shape="id2095" draw:end-glue-point="3" svg:d="m57885 39855h5145v5507h5144">
          <text:p>mxChartImpPropMapper</text:p>
        </draw:connector>
        <draw:connector draw:style-name="data_20_member_20__28_pointer_29_" draw:layer="layout" svg:x1="57.885cm" svg:y1="40.589cm" svg:x2="60.987cm" svg:y2="47.172cm" draw:start-shape="id2097" draw:start-glue-point="5" draw:end-shape="id2098" draw:end-glue-point="3" svg:d="m57885 40589h1551v6583h1551">
          <text:p>mxPageImpPropMapper</text:p>
        </draw:connector>
        <draw:custom-shape draw:style-name="gr1" draw:text-style-name="P1" draw:id="id2098" draw:layer="layout" svg:width="5.365cm" svg:height="0.726cm" svg:x="60.987cm" svg:y="46.809cm">
          <text:p text:style-name="P1">PageMasterImportPropertyMapper</text:p>
          <draw:enhanced-geometry svg:viewBox="0 0 21600 21600" draw:type="rectangle" draw:enhanced-path="M 0 0 L 21600 0 21600 21600 0 21600 0 0 Z N"/>
        </draw:custom-shape>
        <draw:connector draw:style-name="inheritance_20__28_public_29_" draw:layer="layout" svg:x1="63.669cm" svg:y1="46.809cm" svg:x2="65.358cm" svg:y2="37.029cm" draw:start-shape="id2098" draw:start-glue-point="0" draw:end-shape="id2096" draw:end-glue-point="4" svg:d="m63669 46809v-4890h1689v-4890">
          <text:p/>
        </draw:connector>
      </draw:page>
      <draw:page draw:name="xmlscript" draw:style-name="dp1" draw:master-page-name="Default">
        <office:forms form:automatic-focus="false" form:apply-design-mode="false"/>
        <draw:custom-shape draw:style-name="namespace" draw:layer="layout" svg:width="31.824cm" svg:height="18.99cm" svg:x="12.735cm" svg:y="2.517cm">
          <text:p text:style-name="P2">xmlscript</text:p>
          <draw:enhanced-geometry svg:viewBox="0 0 21600 21600" draw:type="rectangle" draw:enhanced-path="M 0 0 L 21600 0 21600 21600 0 21600 0 0 Z N"/>
        </draw:custom-shape>
        <draw:custom-shape draw:style-name="gr1" draw:text-style-name="P1" draw:id="id2099"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3">DocumentHandlerImpl</text:p>
          <draw:enhanced-geometry svg:viewBox="0 0 21600 21600" draw:type="rectangle" draw:enhanced-path="M 0 0 L 21600 0 21600 21600 0 21600 0 0 Z N"/>
        </draw:custom-shape>
        <draw:custom-shape draw:style-name="gr2" draw:id="id2100" draw:layer="layout" svg:width="6.903cm" svg:height="1.345cm" svg:x="27.986cm" svg:y="3.64cm">
          <text:p text:style-name="P2">com.sun.star.lang.XInitialization</text:p>
          <text:p text:style-name="P2">com.sun.star.xml.input.XNamespaceMapping</text:p>
          <text:p text:style-name="P2">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2099" draw:start-glue-point="5" draw:end-shape="id2100" draw:end-glue-point="2" svg:d="m27238 8025v-1521h4199v-1519">
          <text:p/>
        </draw:connector>
        <draw:custom-shape draw:style-name="gr1" draw:text-style-name="P1" draw:id="id2101" draw:layer="layout" svg:width="3.34cm" svg:height="0.598cm" svg:x="27.064cm" svg:y="16.598cm">
          <text:p text:style-name="P3">ExtendedAttributes</text:p>
          <draw:enhanced-geometry svg:viewBox="0 0 21600 21600" draw:type="rectangle" draw:enhanced-path="M 0 0 L 21600 0 21600 21600 0 21600 0 0 Z N"/>
        </draw:custom-shape>
        <draw:custom-shape draw:style-name="gr2" draw:id="id2102" draw:layer="layout" svg:width="5.308cm" svg:height="0.597cm" svg:x="27.115cm" svg:y="14.679cm">
          <text:p text:style-name="P2">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2101" draw:start-glue-point="0" draw:end-shape="id2102" draw:end-glue-point="2" svg:d="m28734 16598v-661h1035v-661">
          <text:p/>
        </draw:connector>
        <draw:custom-shape draw:style-name="uno_20_service" draw:id="id2103" draw:layer="layout" svg:width="6.854cm" svg:height="0.623cm" svg:x="19.489cm" svg:y="3.415cm">
          <text:p text:style-name="P2">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2099" draw:start-glue-point="4" draw:end-shape="id2103" svg:d="m25695 8025v-1994h-2779v-1993">
          <text:p/>
        </draw:connector>
        <draw:custom-shape draw:style-name="gr5" draw:id="id2104" draw:layer="layout" svg:width="2.567cm" svg:height="0.623cm" svg:x="31.401cm" svg:y="7.775cm">
          <text:p text:style-name="P2">ElementEntry</text:p>
          <draw:enhanced-geometry svg:viewBox="0 0 21600 21600" draw:type="rectangle" draw:enhanced-path="M 0 0 L 21600 0 21600 21600 0 21600 0 0 Z N"/>
        </draw:custom-shape>
        <draw:connector draw:style-name="data_20_member_20__28_multiple_20_pointers_29_" draw:text-style-name="P2" draw:layer="layout" svg:x1="28.209cm" svg:y1="8.43cm" svg:x2="31.401cm" svg:y2="8.086cm" draw:start-shape="id2099" draw:start-glue-point="6" draw:end-shape="id2104" svg:d="m28209 8430h1596v-344h1596">
          <text:p text:style-name="P2">m_elements</text:p>
        </draw:connector>
        <draw:custom-shape draw:style-name="gr2" draw:id="id2105" draw:layer="layout" svg:width="5.11cm" svg:height="0.599cm" svg:x="36.285cm" svg:y="6.852cm">
          <text:p text:style-name="P2">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2104" draw:start-glue-point="1" draw:end-shape="id2105" draw:end-glue-point="3" svg:d="m33968 8086h1158v-935h1159">
          <text:p/>
        </draw:connector>
        <draw:frame draw:style-name="annotation" draw:layer="layout" svg:width="8.424cm" svg:height="9.768cm" svg:x="15.277cm" svg:y="7.826cm">
          <draw:text-box>
            <text:p text:style-name="P2"><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2"/>
            <text:p text:style-name="P2">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2"/>
            <text:p text:style-name="P2">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2"/>
            <text:p text:style-name="P2">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2" draw:id="id2106" draw:layer="layout" svg:width="4.486cm" svg:height="0.599cm" svg:x="31.477cm" svg:y="8.698cm">
          <text:p text:style-name="P2">com.sun.star.xml.input.XRoot</text:p>
          <draw:enhanced-geometry svg:viewBox="0 0 21600 21600" draw:type="rectangle" draw:enhanced-path="M 0 0 L 21600 0 21600 21600 0 21600 0 0 Z N"/>
        </draw:custom-shape>
        <draw:connector draw:style-name="data_20_member_20__28_pointer_29_" draw:text-style-name="P2" draw:layer="layout" svg:x1="28.209cm" svg:y1="8.951cm" svg:x2="31.477cm" svg:y2="8.997cm" draw:start-shape="id2099" draw:start-glue-point="7" draw:end-shape="id2106" draw:end-glue-point="3" svg:d="m28209 8951h1635v46h1633">
          <text:p text:style-name="P2">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2" draw:display-name="Transparency 2" draw:style="linear" draw:start="100%" draw:end="3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text-properties fo:font-weight="bold"/>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fo:color="#666666" style:text-outline="false" fo:font-weight="bold"/>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style:style style:name="template_20_typename" style:display-name="template typename" style:family="graphic" style:parent-style-name="class">
      <style:graphic-properties svg:stroke-color="#0000ff" draw:fill-color="#83caff" draw:textarea-horizontal-align="justify" draw:textarea-vertical-align="middle" draw:auto-grow-height="false"/>
      <style:paragraph-properties fo:text-align="center"/>
      <style:text-properties fo:color="#0000ff"/>
    </style:style>
    <style:style style:name="enum" style:family="graphic" style:parent-style-name="class">
      <style:graphic-properties svg:stroke-color="#800080" draw:fill-color="#9999ff" draw:textarea-horizontal-align="justify" draw:textarea-vertical-align="middle" draw:auto-grow-height="false"/>
      <style:paragraph-properties fo:text-align="center"/>
    </style:style>
    <style:style style:name="function_20_pointer" style:display-name="function pointer" style:family="graphic" style:parent-style-name="function">
      <style:graphic-properties draw:stroke="none" draw:stroke-dash="Line_20_Style_20_9" svg:stroke-color="#9966cc" draw:opacity="100%" draw:opacity-name="Transparency_20_2" draw:shadow-opacity="100%"/>
      <style:text-properties fo:color="#ffffff"/>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21$Build-9319</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date>2009-12-18T17:59:47</dc:date>
    <meta:editing-cycles>1402</meta:editing-cycles>
    <meta:editing-duration>PT1023H20M37S</meta:editing-duration>
    <dc:creator>Kohei Yoshida</dc:creator>
    <meta:document-statistic meta:object-count="4579"/>
    <meta:user-defined meta:name="Info 1"/>
    <meta:user-defined meta:name="Info 2"/>
    <meta:user-defined meta:name="Info 3"/>
    <meta:user-defined meta:name="Info 4"/>
  </office:meta>
</office:document-meta>
</file>